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5273" officeooo:paragraph-rsid="00135273"/>
    </style:style>
    <style:style style:name="P2" style:family="paragraph" style:parent-style-name="Standard">
      <style:text-properties officeooo:rsid="0023ead1" officeooo:paragraph-rsid="0023ead1"/>
    </style:style>
    <style:style style:name="P3" style:family="paragraph" style:parent-style-name="Standard">
      <style:text-properties style:font-name="Liberation Serif" fo:font-size="12pt"/>
    </style:style>
    <style:style style:name="P4" style:family="paragraph" style:parent-style-name="Text_20_body">
      <style:text-properties officeooo:rsid="0018be1d" officeooo:paragraph-rsid="0018be1d"/>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bold" officeooo:rsid="001d8e3f" officeooo:paragraph-rsid="001d8e3f" style:font-weight-asian="bold" style:font-weight-complex="bold"/>
    </style:style>
    <style:style style:name="P7" style:family="paragraph" style:parent-style-name="Text_20_body">
      <style:text-properties fo:font-weight="bold" officeooo:rsid="0043090e" officeooo:paragraph-rsid="0043090e" style:font-weight-asian="bold" style:font-weight-complex="bold"/>
    </style:style>
    <style:style style:name="P8" style:family="paragraph" style:parent-style-name="Text_20_body">
      <style:text-properties fo:font-weight="bold" officeooo:rsid="001c4901" officeooo:paragraph-rsid="001c4901" style:font-weight-asian="bold" style:font-weight-complex="bold"/>
    </style:style>
    <style:style style:name="P9" style:family="paragraph" style:parent-style-name="Text_20_body">
      <style:text-properties fo:font-weight="bold" officeooo:rsid="007963b6" officeooo:paragraph-rsid="003f12f8" style:font-weight-asian="bold" style:font-weight-complex="bold"/>
    </style:style>
    <style:style style:name="P10" style:family="paragraph" style:parent-style-name="Text_20_body">
      <style:text-properties fo:font-weight="bold" officeooo:rsid="00bb7749" officeooo:paragraph-rsid="00bb7749" style:font-weight-asian="bold" style:font-weight-complex="bold"/>
    </style:style>
    <style:style style:name="P11" style:family="paragraph" style:parent-style-name="Text_20_body">
      <style:text-properties fo:font-weight="bold" officeooo:rsid="00136473" officeooo:paragraph-rsid="00136473" style:font-weight-asian="bold" style:font-weight-complex="bold"/>
    </style:style>
    <style:style style:name="P12" style:family="paragraph" style:parent-style-name="Text_20_body">
      <style:text-properties fo:font-weight="bold" officeooo:rsid="00bd663f" officeooo:paragraph-rsid="00bd663f" style:font-weight-asian="bold" style:font-weight-complex="bold"/>
    </style:style>
    <style:style style:name="P13" style:family="paragraph" style:parent-style-name="Text_20_body">
      <style:text-properties fo:font-weight="normal" officeooo:rsid="001f5657" officeooo:paragraph-rsid="00b036e2" style:font-weight-asian="normal" style:font-weight-complex="normal"/>
    </style:style>
    <style:style style:name="P14" style:family="paragraph" style:parent-style-name="Text_20_body">
      <style:text-properties fo:font-weight="normal" officeooo:rsid="00baae3e" officeooo:paragraph-rsid="00bd663f" style:font-weight-asian="normal" style:font-weight-complex="normal"/>
    </style:style>
    <style:style style:name="P15" style:family="paragraph" style:parent-style-name="Text_20_body">
      <style:text-properties fo:font-weight="normal" officeooo:rsid="00bce871" officeooo:paragraph-rsid="00bd663f" style:font-weight-asian="normal" style:font-weight-complex="normal"/>
    </style:style>
    <style:style style:name="P16" style:family="paragraph" style:parent-style-name="Text_20_body">
      <style:text-properties fo:font-weight="normal" officeooo:rsid="00baae3e" officeooo:paragraph-rsid="0112cff4" fo:background-color="transparent" style:font-weight-asian="normal" style:font-weight-complex="normal"/>
    </style:style>
    <style:style style:name="P17" style:family="paragraph" style:parent-style-name="Text_20_body">
      <style:text-properties officeooo:paragraph-rsid="0047200d"/>
    </style:style>
    <style:style style:name="P18" style:family="paragraph" style:parent-style-name="Text_20_body">
      <style:text-properties officeooo:rsid="004dcec5" officeooo:paragraph-rsid="004dcec5"/>
    </style:style>
    <style:style style:name="P19" style:family="paragraph" style:parent-style-name="Text_20_body">
      <style:text-properties officeooo:rsid="004dcec5" officeooo:paragraph-rsid="00c24c2d"/>
    </style:style>
    <style:style style:name="P20" style:family="paragraph" style:parent-style-name="Text_20_body">
      <style:text-properties officeooo:paragraph-rsid="0051f490"/>
    </style:style>
    <style:style style:name="P21" style:family="paragraph" style:parent-style-name="Text_20_body">
      <style:text-properties officeooo:paragraph-rsid="0053e39a"/>
    </style:style>
    <style:style style:name="P22" style:family="paragraph" style:parent-style-name="Text_20_body">
      <style:text-properties officeooo:rsid="006096d0" officeooo:paragraph-rsid="007743e2"/>
    </style:style>
    <style:style style:name="P23" style:family="paragraph" style:parent-style-name="Text_20_body">
      <style:text-properties officeooo:rsid="006096d0" officeooo:paragraph-rsid="00659bc5"/>
    </style:style>
    <style:style style:name="P24" style:family="paragraph" style:parent-style-name="Text_20_body">
      <style:text-properties officeooo:paragraph-rsid="0073c089"/>
    </style:style>
    <style:style style:name="P25" style:family="paragraph" style:parent-style-name="Text_20_body">
      <style:text-properties fo:background-color="#ffff00"/>
    </style:style>
    <style:style style:name="P26" style:family="paragraph" style:parent-style-name="Text_20_body">
      <style:text-properties officeooo:paragraph-rsid="001d8e3f" fo:background-color="#ffff00"/>
    </style:style>
    <style:style style:name="P27" style:family="paragraph" style:parent-style-name="Text_20_body">
      <style:text-properties officeooo:rsid="0101fc60" officeooo:paragraph-rsid="0101fc60" fo:background-color="#ffff00"/>
    </style:style>
    <style:style style:name="P28" style:family="paragraph" style:parent-style-name="Text_20_body">
      <style:text-properties officeooo:paragraph-rsid="0051f490" fo:background-color="#ffffff"/>
    </style:style>
    <style:style style:name="P29" style:family="paragraph" style:parent-style-name="Text_20_body">
      <style:text-properties officeooo:paragraph-rsid="009e796d"/>
    </style:style>
    <style:style style:name="P30" style:family="paragraph" style:parent-style-name="Text_20_body">
      <style:text-properties officeooo:rsid="001e92db" officeooo:paragraph-rsid="00af1af1"/>
    </style:style>
    <style:style style:name="P31" style:family="paragraph" style:parent-style-name="Text_20_body">
      <style:text-properties officeooo:paragraph-rsid="00afe841"/>
    </style:style>
    <style:style style:name="P32" style:family="paragraph" style:parent-style-name="Text_20_body">
      <style:text-properties officeooo:paragraph-rsid="00b3ea01"/>
    </style:style>
    <style:style style:name="P33" style:family="paragraph" style:parent-style-name="Text_20_body">
      <style:text-properties officeooo:paragraph-rsid="00b60c43"/>
    </style:style>
    <style:style style:name="P34" style:family="paragraph" style:parent-style-name="Text_20_body">
      <style:text-properties officeooo:rsid="00b9c89b" officeooo:paragraph-rsid="00b9c89b"/>
    </style:style>
    <style:style style:name="P35" style:family="paragraph" style:parent-style-name="Text_20_body">
      <style:text-properties officeooo:rsid="00b9f9b2" officeooo:paragraph-rsid="00b9f9b2"/>
    </style:style>
    <style:style style:name="P36" style:family="paragraph" style:parent-style-name="Text_20_body">
      <style:text-properties officeooo:paragraph-rsid="00bb4863"/>
    </style:style>
    <style:style style:name="P37" style:family="paragraph" style:parent-style-name="Text_20_body">
      <style:text-properties officeooo:paragraph-rsid="006392da"/>
    </style:style>
    <style:style style:name="P38" style:family="paragraph" style:parent-style-name="Text_20_body">
      <style:text-properties officeooo:paragraph-rsid="00be55db"/>
    </style:style>
    <style:style style:name="P39" style:family="paragraph" style:parent-style-name="Text_20_body">
      <style:text-properties officeooo:rsid="00844676" officeooo:paragraph-rsid="00b9f9b2"/>
    </style:style>
    <style:style style:name="P40" style:family="paragraph" style:parent-style-name="Text_20_body">
      <style:text-properties officeooo:paragraph-rsid="0026bef2"/>
    </style:style>
    <style:style style:name="P41" style:family="paragraph" style:parent-style-name="Text_20_body">
      <style:text-properties officeooo:paragraph-rsid="00c24c2d"/>
    </style:style>
    <style:style style:name="P42" style:family="paragraph" style:parent-style-name="Text_20_body">
      <style:text-properties officeooo:rsid="004c3e6b" officeooo:paragraph-rsid="0043090e"/>
    </style:style>
    <style:style style:name="P43" style:family="paragraph" style:parent-style-name="Text_20_body">
      <style:text-properties officeooo:rsid="004c3e6b" officeooo:paragraph-rsid="00c24c2d"/>
    </style:style>
    <style:style style:name="P44" style:family="paragraph" style:parent-style-name="Text_20_body">
      <style:text-properties officeooo:rsid="0085d13b" officeooo:paragraph-rsid="00c24c2d"/>
    </style:style>
    <style:style style:name="P45" style:family="paragraph" style:parent-style-name="Text_20_body">
      <style:text-properties officeooo:paragraph-rsid="00c4f229"/>
    </style:style>
    <style:style style:name="P46" style:family="paragraph" style:parent-style-name="Text_20_body">
      <style:text-properties officeooo:paragraph-rsid="00d0b476"/>
    </style:style>
    <style:style style:name="P47" style:family="paragraph" style:parent-style-name="Text_20_body">
      <style:text-properties officeooo:paragraph-rsid="00d4990e"/>
    </style:style>
    <style:style style:name="P48" style:family="paragraph" style:parent-style-name="Text_20_body">
      <style:text-properties officeooo:rsid="00d6cc2c" officeooo:paragraph-rsid="00d6ce88"/>
    </style:style>
    <style:style style:name="P49" style:family="paragraph" style:parent-style-name="Text_20_body">
      <style:text-properties officeooo:paragraph-rsid="00dc3105"/>
    </style:style>
    <style:style style:name="P50" style:family="paragraph" style:parent-style-name="Text_20_body">
      <style:text-properties officeooo:paragraph-rsid="00e2a7d7"/>
    </style:style>
    <style:style style:name="P51" style:family="paragraph" style:parent-style-name="Text_20_body">
      <style:text-properties officeooo:paragraph-rsid="00eb273b"/>
    </style:style>
    <style:style style:name="P52" style:family="paragraph" style:parent-style-name="Text_20_body">
      <style:text-properties officeooo:rsid="0091c738" officeooo:paragraph-rsid="00ece7a4"/>
    </style:style>
    <style:style style:name="P53" style:family="paragraph" style:parent-style-name="Text_20_body">
      <style:text-properties officeooo:rsid="0091c738" officeooo:paragraph-rsid="00f14f7d"/>
    </style:style>
    <style:style style:name="P54" style:family="paragraph" style:parent-style-name="Text_20_body">
      <style:text-properties officeooo:paragraph-rsid="00fecd81"/>
    </style:style>
    <style:style style:name="P55" style:family="paragraph" style:parent-style-name="Text_20_body">
      <style:text-properties officeooo:paragraph-rsid="0103d335"/>
    </style:style>
    <style:style style:name="P56" style:family="paragraph" style:parent-style-name="Text_20_body">
      <style:text-properties officeooo:paragraph-rsid="010915c0"/>
    </style:style>
    <style:style style:name="P57" style:family="paragraph" style:parent-style-name="Text_20_body">
      <style:text-properties officeooo:rsid="0109797a" officeooo:paragraph-rsid="0109797a"/>
    </style:style>
    <style:style style:name="P58" style:family="paragraph" style:parent-style-name="Text_20_body">
      <style:text-properties officeooo:rsid="010b89f5" officeooo:paragraph-rsid="010b89f5"/>
    </style:style>
    <style:style style:name="P59" style:family="paragraph" style:parent-style-name="Text_20_body">
      <style:text-properties officeooo:paragraph-rsid="01108149"/>
    </style:style>
    <style:style style:name="P60" style:family="paragraph" style:parent-style-name="Text_20_body">
      <style:text-properties officeooo:paragraph-rsid="00b9f9b2" fo:background-color="transparent"/>
    </style:style>
    <style:style style:name="P61" style:family="paragraph" style:parent-style-name="Text_20_body">
      <style:text-properties officeooo:rsid="00be55db" officeooo:paragraph-rsid="00be55db" fo:background-color="transparent"/>
    </style:style>
    <style:style style:name="P62" style:family="paragraph" style:parent-style-name="Text_20_body">
      <style:text-properties fo:font-variant="normal" fo:text-transform="none" fo:color="#000000" style:font-name="Liberation Serif" fo:letter-spacing="normal" fo:font-style="normal" fo:font-weight="normal" officeooo:rsid="01214287" officeooo:paragraph-rsid="01214287" fo:background-color="#ffffff" style:font-weight-asian="normal" style:font-weight-complex="normal"/>
    </style:style>
    <style:style style:name="P63" style:family="paragraph" style:parent-style-name="Standard">
      <style:paragraph-properties fo:break-before="page"/>
      <style:text-properties officeooo:rsid="00135273" officeooo:paragraph-rsid="0026bef2"/>
    </style:style>
    <style:style style:name="P64" style:family="paragraph" style:parent-style-name="Heading_20_2">
      <style:paragraph-properties fo:break-before="page"/>
    </style:style>
    <style:style style:name="P65" style:family="paragraph" style:parent-style-name="Heading_20_2">
      <style:paragraph-properties fo:break-before="page"/>
      <style:text-properties officeooo:rsid="00b9c89b" officeooo:paragraph-rsid="00b9c89b"/>
    </style:style>
    <style:style style:name="P66" style:family="paragraph" style:parent-style-name="Heading_20_2">
      <style:text-properties officeooo:rsid="00135273" officeooo:paragraph-rsid="00135273"/>
    </style:style>
    <style:style style:name="P67" style:family="paragraph" style:parent-style-name="Heading_20_2">
      <style:text-properties officeooo:rsid="00135273" officeooo:paragraph-rsid="0026bef2"/>
    </style:style>
    <style:style style:name="P68" style:family="paragraph" style:parent-style-name="Heading_20_2">
      <style:text-properties officeooo:paragraph-rsid="0026bef2"/>
    </style:style>
    <style:style style:name="P69"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rsid="00135273" officeooo:paragraph-rsid="00b9c89b"/>
    </style:style>
    <style:style style:name="P70" style:family="paragraph" style:parent-style-name="Heading_20_3">
      <style:paragraph-properties fo:margin-left="0in" fo:margin-right="0in" fo:margin-top="0in" fo:margin-bottom="0.0972in" loext:contextual-spacing="false" fo:line-height="140%" fo:orphans="2" fo:widows="2" fo:text-indent="0in" style:auto-text-indent="false"/>
      <style:text-properties fo:font-variant="normal" fo:text-transform="none" fo:color="#1b3051" style:font-name="Liberation Serif" fo:font-size="12pt" fo:letter-spacing="normal" fo:font-style="normal" style:font-size-asian="12pt" style:font-size-complex="12pt"/>
    </style:style>
    <style:style style:name="P71" style:family="paragraph" style:parent-style-name="Text_20_body">
      <style:paragraph-properties fo:margin-top="0in" fo:margin-bottom="0in" loext:contextual-spacing="false"/>
    </style:style>
    <style:style style:name="P72" style:family="paragraph" style:parent-style-name="Text_20_body">
      <style:paragraph-properties fo:margin-top="0in" fo:margin-bottom="0in" loext:contextual-spacing="false"/>
      <style:text-properties officeooo:rsid="00135273" officeooo:paragraph-rsid="0026bef2"/>
    </style:style>
    <style:style style:name="P73" style:family="paragraph" style:parent-style-name="Illustration">
      <style:text-properties fo:font-style="normal" officeooo:rsid="00c24c2d" officeooo:paragraph-rsid="00c24c2d" style:font-style-asian="normal" style:font-style-complex="normal"/>
    </style:style>
    <style:style style:name="P74" style:family="paragraph" style:parent-style-name="Illustration">
      <style:text-properties fo:font-style="normal" officeooo:rsid="004dcec5" officeooo:paragraph-rsid="00c24c2d" style:font-style-asian="normal" style:font-style-complex="normal"/>
    </style:style>
    <style:style style:name="P75" style:family="paragraph" style:parent-style-name="Illustration">
      <style:text-properties fo:font-style="normal" officeooo:rsid="0107b9cd" officeooo:paragraph-rsid="0109797a" style:font-style-asian="normal" style:font-style-complex="normal"/>
    </style:style>
    <style:style style:name="P76" style:family="paragraph" style:parent-style-name="Illustration">
      <style:text-properties officeooo:rsid="00c24c2d" officeooo:paragraph-rsid="00c24c2d"/>
    </style:style>
    <style:style style:name="P77" style:family="paragraph" style:parent-style-name="Standard">
      <style:paragraph-properties fo:margin-left="0.3335in" fo:margin-right="0in" fo:margin-top="0in" fo:margin-bottom="0.0972in" loext:contextual-spacing="false" fo:line-height="120%" fo:text-indent="-0.3335in" style:auto-text-indent="false"/>
      <style:text-properties style:font-name="Liberation Serif" fo:font-size="12pt"/>
    </style:style>
    <style:style style:name="P78" style:family="paragraph" style:parent-style-name="Text_20_body">
      <style:text-properties style:use-window-font-color="true" style:font-name="Liberation Serif" fo:font-size="12pt" officeooo:paragraph-rsid="00b9f9b2" fo:background-color="transparent" style:font-size-asian="12pt" style:font-size-complex="12pt"/>
    </style:style>
    <style:style style:name="P7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style:text-position="super 58%" officeooo:rsid="00b9c89b"/>
    </style:style>
    <style:style style:name="T3" style:family="text">
      <style:text-properties officeooo:rsid="00138f25"/>
    </style:style>
    <style:style style:name="T4" style:family="text">
      <style:text-properties officeooo:rsid="000fcca4"/>
    </style:style>
    <style:style style:name="T5" style:family="text">
      <style:text-properties officeooo:rsid="000bc444"/>
    </style:style>
    <style:style style:name="T6" style:family="text">
      <style:text-properties officeooo:rsid="00127132"/>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173f58" style:font-style-asian="italic" style:font-style-complex="italic"/>
    </style:style>
    <style:style style:name="T10" style:family="text">
      <style:text-properties fo:font-style="italic" officeooo:rsid="00136473" style:font-style-asian="italic" style:font-style-complex="italic"/>
    </style:style>
    <style:style style:name="T11" style:family="text">
      <style:text-properties fo:font-style="italic" officeooo:rsid="00188bab" style:font-style-asian="italic" style:font-style-complex="italic"/>
    </style:style>
    <style:style style:name="T12" style:family="text">
      <style:text-properties fo:font-style="italic" officeooo:rsid="001a2996" style:font-style-asian="italic" style:font-style-complex="italic"/>
    </style:style>
    <style:style style:name="T13" style:family="text">
      <style:text-properties fo:font-style="italic" officeooo:rsid="001d8e3f" style:font-style-asian="italic" style:font-style-complex="italic"/>
    </style:style>
    <style:style style:name="T14" style:family="text">
      <style:text-properties fo:font-style="italic" officeooo:rsid="001e92db" style:font-style-asian="italic" style:font-style-complex="italic"/>
    </style:style>
    <style:style style:name="T15" style:family="text">
      <style:text-properties fo:font-style="italic" officeooo:rsid="00337945" style:font-style-asian="italic" style:font-style-complex="italic"/>
    </style:style>
    <style:style style:name="T16" style:family="text">
      <style:text-properties fo:font-style="italic" officeooo:rsid="003f12f8" style:font-style-asian="italic" style:font-style-complex="italic"/>
    </style:style>
    <style:style style:name="T17" style:family="text">
      <style:text-properties fo:font-style="italic" officeooo:rsid="00af00f1" style:font-style-asian="italic" style:font-style-complex="italic"/>
    </style:style>
    <style:style style:name="T18" style:family="text">
      <style:text-properties fo:font-style="italic" officeooo:rsid="00c24c2d" style:font-style-asian="italic" style:font-style-complex="italic"/>
    </style:style>
    <style:style style:name="T19" style:family="text">
      <style:text-properties fo:font-style="italic" officeooo:rsid="0039f698" style:font-style-asian="italic" style:font-style-complex="italic"/>
    </style:style>
    <style:style style:name="T20" style:family="text">
      <style:text-properties fo:font-style="italic" officeooo:rsid="007cde70" fo:background-color="transparent" loext:char-shading-value="0" style:font-style-asian="italic" style:font-style-complex="italic"/>
    </style:style>
    <style:style style:name="T21" style:family="text">
      <style:text-properties officeooo:rsid="0014572c"/>
    </style:style>
    <style:style style:name="T22" style:family="text">
      <style:text-properties officeooo:rsid="001593ba"/>
    </style:style>
    <style:style style:name="T23" style:family="text">
      <style:text-properties fo:font-weight="bold" style:font-weight-asian="bold" style:font-weight-complex="bold"/>
    </style:style>
    <style:style style:name="T24" style:family="text">
      <style:text-properties fo:font-weight="bold" officeooo:rsid="001593ba" style:font-weight-asian="bold" style:font-weight-complex="bold"/>
    </style:style>
    <style:style style:name="T25" style:family="text">
      <style:text-properties fo:font-weight="bold" officeooo:rsid="001c1f05" style:font-weight-asian="bold" style:font-weight-complex="bold"/>
    </style:style>
    <style:style style:name="T26" style:family="text">
      <style:text-properties fo:font-weight="bold" officeooo:rsid="001c4901" style:font-weight-asian="bold" style:font-weight-complex="bold"/>
    </style:style>
    <style:style style:name="T27" style:family="text">
      <style:text-properties fo:font-weight="bold" officeooo:rsid="00b9c89b" style:font-weight-asian="bold" style:font-weight-complex="bold"/>
    </style:style>
    <style:style style:name="T28" style:family="text">
      <style:text-properties fo:font-weight="bold" officeooo:rsid="00c24c2d" style:font-weight-asian="bold" style:font-weight-complex="bold"/>
    </style:style>
    <style:style style:name="T29" style:family="text">
      <style:text-properties fo:font-weight="bold" officeooo:rsid="0085d13b" style:font-weight-asian="bold" style:font-weight-complex="bold"/>
    </style:style>
    <style:style style:name="T30" style:family="text">
      <style:text-properties fo:font-weight="bold" officeooo:rsid="0125037b" style:font-weight-asian="bold" style:font-weight-complex="bold"/>
    </style:style>
    <style:style style:name="T31" style:family="text">
      <style:text-properties officeooo:rsid="00136473"/>
    </style:style>
    <style:style style:name="T32" style:family="text">
      <style:text-properties officeooo:rsid="001a2996"/>
    </style:style>
    <style:style style:name="T33" style:family="text">
      <style:text-properties fo:background-color="#ffff00" loext:char-shading-value="0"/>
    </style:style>
    <style:style style:name="T34" style:family="text">
      <style:text-properties officeooo:rsid="001a2996" fo:background-color="#ffff00" loext:char-shading-value="0"/>
    </style:style>
    <style:style style:name="T35" style:family="text">
      <style:text-properties officeooo:rsid="001d8e3f" fo:background-color="#ffff00" loext:char-shading-value="0"/>
    </style:style>
    <style:style style:name="T36" style:family="text">
      <style:text-properties officeooo:rsid="001fae99" fo:background-color="#ffff00" loext:char-shading-value="0"/>
    </style:style>
    <style:style style:name="T37" style:family="text">
      <style:text-properties officeooo:rsid="00136473" fo:background-color="#ffff00" loext:char-shading-value="0"/>
    </style:style>
    <style:style style:name="T38" style:family="text">
      <style:text-properties officeooo:rsid="00617430" fo:background-color="#ffff00" loext:char-shading-value="0"/>
    </style:style>
    <style:style style:name="T39" style:family="text">
      <style:text-properties officeooo:rsid="007743e2" fo:background-color="#ffff00" loext:char-shading-value="0"/>
    </style:style>
    <style:style style:name="T40" style:family="text">
      <style:text-properties officeooo:rsid="008d24ee" fo:background-color="#ffff00" loext:char-shading-value="0"/>
    </style:style>
    <style:style style:name="T41" style:family="text">
      <style:text-properties officeooo:rsid="009329b5" fo:background-color="#ffff00" loext:char-shading-value="0"/>
    </style:style>
    <style:style style:name="T42" style:family="text">
      <style:text-properties officeooo:rsid="00a251e5" fo:background-color="#ffff00" loext:char-shading-value="0"/>
    </style:style>
    <style:style style:name="T43" style:family="text">
      <style:text-properties officeooo:rsid="00a301c9" fo:background-color="#ffff00" loext:char-shading-value="0"/>
    </style:style>
    <style:style style:name="T44" style:family="text">
      <style:text-properties officeooo:rsid="00305a71" fo:background-color="#ffff00" loext:char-shading-value="0"/>
    </style:style>
    <style:style style:name="T45" style:family="text">
      <style:text-properties officeooo:rsid="00a8ea18" fo:background-color="#ffff00" loext:char-shading-value="0"/>
    </style:style>
    <style:style style:name="T46" style:family="text">
      <style:text-properties officeooo:rsid="00af00f1" fo:background-color="#ffff00" loext:char-shading-value="0"/>
    </style:style>
    <style:style style:name="T47" style:family="text">
      <style:text-properties officeooo:rsid="001bbd92" fo:background-color="#ffff00" loext:char-shading-value="0"/>
    </style:style>
    <style:style style:name="T48" style:family="text">
      <style:text-properties officeooo:rsid="001f5657" fo:background-color="#ffff00" loext:char-shading-value="0"/>
    </style:style>
    <style:style style:name="T49" style:family="text">
      <style:text-properties officeooo:rsid="00f57aa2" fo:background-color="#ffff00" loext:char-shading-value="0"/>
    </style:style>
    <style:style style:name="T50" style:family="text">
      <style:text-properties officeooo:rsid="00f581a4" fo:background-color="#ffff00" loext:char-shading-value="0"/>
    </style:style>
    <style:style style:name="T51" style:family="text">
      <style:text-properties officeooo:rsid="00baae3e" fo:background-color="#ffff00" loext:char-shading-value="0"/>
    </style:style>
    <style:style style:name="T52" style:family="text">
      <style:text-properties officeooo:rsid="0039f698" fo:background-color="#ffff00" loext:char-shading-value="0"/>
    </style:style>
    <style:style style:name="T53" style:family="text">
      <style:text-properties officeooo:rsid="00487e11" fo:background-color="#ffff00" loext:char-shading-value="0"/>
    </style:style>
    <style:style style:name="T54" style:family="text">
      <style:text-properties officeooo:rsid="001bbd92"/>
    </style:style>
    <style:style style:name="T55" style:family="text">
      <style:text-properties officeooo:rsid="001c1f05"/>
    </style:style>
    <style:style style:name="T56" style:family="text">
      <style:text-properties officeooo:rsid="001c4901"/>
    </style:style>
    <style:style style:name="T57" style:family="text">
      <style:text-properties officeooo:rsid="001d8e3f"/>
    </style:style>
    <style:style style:name="T58" style:family="text">
      <style:text-properties officeooo:rsid="001e92db"/>
    </style:style>
    <style:style style:name="T59" style:family="text">
      <style:text-properties officeooo:rsid="001fae99"/>
    </style:style>
    <style:style style:name="T60" style:family="text">
      <style:text-properties style:text-position="0% 100%"/>
    </style:style>
    <style:style style:name="T61" style:family="text">
      <style:text-properties style:text-position="0% 100%" fo:font-style="italic" officeooo:rsid="001d8e3f" style:font-style-asian="italic" style:font-style-complex="italic"/>
    </style:style>
    <style:style style:name="T62" style:family="text">
      <style:text-properties style:text-position="0% 100%" officeooo:rsid="00136473"/>
    </style:style>
    <style:style style:name="T63" style:family="text">
      <style:text-properties style:text-position="0% 100%" officeooo:rsid="001a2996"/>
    </style:style>
    <style:style style:name="T64" style:family="text">
      <style:text-properties style:text-position="0% 100%" officeooo:rsid="00293a63"/>
    </style:style>
    <style:style style:name="T65" style:family="text">
      <style:text-properties style:text-position="0% 100%" officeooo:rsid="0018be1d"/>
    </style:style>
    <style:style style:name="T66" style:family="text">
      <style:text-properties style:text-position="0% 100%" officeooo:rsid="0034719c"/>
    </style:style>
    <style:style style:name="T67" style:family="text">
      <style:text-properties style:text-position="0% 100%" fo:font-weight="normal" officeooo:rsid="00356cd6" style:font-weight-asian="normal" style:font-weight-complex="normal"/>
    </style:style>
    <style:style style:name="T68" style:family="text">
      <style:text-properties style:text-position="0% 100%" officeooo:rsid="00460f11"/>
    </style:style>
    <style:style style:name="T69" style:family="text">
      <style:text-properties style:text-position="0% 100%" officeooo:rsid="001c4901" fo:background-color="transparent" loext:char-shading-value="0"/>
    </style:style>
    <style:style style:name="T70" style:family="text">
      <style:text-properties style:text-position="0% 100%" officeooo:rsid="00293a63" fo:background-color="transparent" loext:char-shading-value="0"/>
    </style:style>
    <style:style style:name="T71" style:family="text">
      <style:text-properties style:text-position="0% 100%" officeooo:rsid="007fa6e9" fo:background-color="transparent" loext:char-shading-value="0"/>
    </style:style>
    <style:style style:name="T72" style:family="text">
      <style:text-properties style:text-position="0% 100%" officeooo:rsid="002cbb98" fo:background-color="transparent" loext:char-shading-value="0"/>
    </style:style>
    <style:style style:name="T73" style:family="text">
      <style:text-properties style:text-position="0% 100%" officeooo:rsid="00acd9c8" fo:background-color="transparent" loext:char-shading-value="0"/>
    </style:style>
    <style:style style:name="T74" style:family="text">
      <style:text-properties style:text-position="0% 100%" officeooo:rsid="00442e2f" fo:background-color="transparent" loext:char-shading-value="0"/>
    </style:style>
    <style:style style:name="T75" style:family="text">
      <style:text-properties style:text-position="0% 100%" officeooo:rsid="0083831e" fo:background-color="transparent" loext:char-shading-value="0"/>
    </style:style>
    <style:style style:name="T76" style:family="text">
      <style:text-properties style:text-position="0% 100%" officeooo:rsid="00305a71" fo:background-color="transparent" loext:char-shading-value="0"/>
    </style:style>
    <style:style style:name="T77" style:family="text">
      <style:text-properties style:text-position="0% 100%" officeooo:rsid="007143a8"/>
    </style:style>
    <style:style style:name="T78" style:family="text">
      <style:text-properties style:text-position="0% 100%" officeooo:rsid="00305a71"/>
    </style:style>
    <style:style style:name="T79" style:family="text">
      <style:text-properties style:text-position="0% 100%" officeooo:rsid="009329b5"/>
    </style:style>
    <style:style style:name="T80" style:family="text">
      <style:text-properties style:text-position="0% 100%" officeooo:rsid="00a463c2"/>
    </style:style>
    <style:style style:name="T81" style:family="text">
      <style:text-properties style:text-position="0% 100%" officeooo:rsid="0030183c"/>
    </style:style>
    <style:style style:name="T82" style:family="text">
      <style:text-properties style:text-position="0% 100%" officeooo:rsid="00af00f1"/>
    </style:style>
    <style:style style:name="T83" style:family="text">
      <style:text-properties style:text-position="0% 100%" fo:font-style="normal" officeooo:rsid="00afe841" style:font-style-asian="normal" style:font-style-complex="normal"/>
    </style:style>
    <style:style style:name="T84" style:family="text">
      <style:text-properties style:text-position="0% 100%" fo:font-style="normal" officeooo:rsid="00af00f1" style:font-style-asian="normal" style:font-style-complex="normal"/>
    </style:style>
    <style:style style:name="T85" style:family="text">
      <style:text-properties style:text-position="0% 100%" fo:font-style="normal" officeooo:rsid="00305a71" style:font-style-asian="normal" style:font-style-complex="normal"/>
    </style:style>
    <style:style style:name="T86" style:family="text">
      <style:text-properties style:text-position="0% 100%" officeooo:rsid="003648fb"/>
    </style:style>
    <style:style style:name="T87" style:family="text">
      <style:text-properties style:text-position="0% 100%" officeooo:rsid="00cece12"/>
    </style:style>
    <style:style style:name="T88" style:family="text">
      <style:text-properties style:text-position="0% 100%" officeooo:rsid="00442e2f"/>
    </style:style>
    <style:style style:name="T89" style:family="text">
      <style:text-properties fo:background-color="transparent" loext:char-shading-value="0"/>
    </style:style>
    <style:style style:name="T90" style:family="text">
      <style:text-properties officeooo:rsid="00293a63" fo:background-color="transparent" loext:char-shading-value="0"/>
    </style:style>
    <style:style style:name="T91" style:family="text">
      <style:text-properties officeooo:rsid="002cbb98" fo:background-color="transparent" loext:char-shading-value="0"/>
    </style:style>
    <style:style style:name="T92" style:family="text">
      <style:text-properties officeooo:rsid="002e6aa5" fo:background-color="transparent" loext:char-shading-value="0"/>
    </style:style>
    <style:style style:name="T93" style:family="text">
      <style:text-properties officeooo:rsid="0030183c" fo:background-color="transparent" loext:char-shading-value="0"/>
    </style:style>
    <style:style style:name="T94" style:family="text">
      <style:text-properties officeooo:rsid="00442e2f" fo:background-color="transparent" loext:char-shading-value="0"/>
    </style:style>
    <style:style style:name="T95" style:family="text">
      <style:text-properties officeooo:rsid="0044bbea" fo:background-color="transparent" loext:char-shading-value="0"/>
    </style:style>
    <style:style style:name="T96" style:family="text">
      <style:text-properties officeooo:rsid="001bbd92" fo:background-color="transparent" loext:char-shading-value="0"/>
    </style:style>
    <style:style style:name="T97" style:family="text">
      <style:text-properties officeooo:rsid="004e3bdd" fo:background-color="transparent" loext:char-shading-value="0"/>
    </style:style>
    <style:style style:name="T98" style:family="text">
      <style:text-properties officeooo:rsid="001c4901" fo:background-color="transparent" loext:char-shading-value="0"/>
    </style:style>
    <style:style style:name="T99" style:family="text">
      <style:text-properties officeooo:rsid="004f4740" fo:background-color="transparent" loext:char-shading-value="0"/>
    </style:style>
    <style:style style:name="T100" style:family="text">
      <style:text-properties officeooo:rsid="0050d32e" fo:background-color="transparent" loext:char-shading-value="0"/>
    </style:style>
    <style:style style:name="T101" style:family="text">
      <style:text-properties officeooo:rsid="00517779" fo:background-color="transparent" loext:char-shading-value="0"/>
    </style:style>
    <style:style style:name="T102" style:family="text">
      <style:text-properties officeooo:rsid="0051f490" fo:background-color="transparent" loext:char-shading-value="0"/>
    </style:style>
    <style:style style:name="T103" style:family="text">
      <style:text-properties officeooo:rsid="006b7ffe" fo:background-color="transparent" loext:char-shading-value="0"/>
    </style:style>
    <style:style style:name="T104" style:family="text">
      <style:text-properties officeooo:rsid="00305a71" fo:background-color="transparent" loext:char-shading-value="0"/>
    </style:style>
    <style:style style:name="T105" style:family="text">
      <style:text-properties officeooo:rsid="007bb920" fo:background-color="transparent" loext:char-shading-value="0"/>
    </style:style>
    <style:style style:name="T106" style:family="text">
      <style:text-properties officeooo:rsid="007cde70" fo:background-color="transparent" loext:char-shading-value="0"/>
    </style:style>
    <style:style style:name="T107" style:family="text">
      <style:text-properties officeooo:rsid="007fa6e9" fo:background-color="transparent" loext:char-shading-value="0"/>
    </style:style>
    <style:style style:name="T108" style:family="text">
      <style:text-properties officeooo:rsid="00822ad7" fo:background-color="transparent" loext:char-shading-value="0"/>
    </style:style>
    <style:style style:name="T109" style:family="text">
      <style:text-properties officeooo:rsid="0083831e" fo:background-color="transparent" loext:char-shading-value="0"/>
    </style:style>
    <style:style style:name="T110" style:family="text">
      <style:text-properties officeooo:rsid="0085acc9" fo:background-color="transparent" loext:char-shading-value="0"/>
    </style:style>
    <style:style style:name="T111" style:family="text">
      <style:text-properties officeooo:rsid="0098577e" fo:background-color="transparent" loext:char-shading-value="0"/>
    </style:style>
    <style:style style:name="T112" style:family="text">
      <style:text-properties officeooo:rsid="00a8ea18" fo:background-color="transparent" loext:char-shading-value="0"/>
    </style:style>
    <style:style style:name="T113" style:family="text">
      <style:text-properties officeooo:rsid="00aae4bf" fo:background-color="transparent" loext:char-shading-value="0"/>
    </style:style>
    <style:style style:name="T114" style:family="text">
      <style:text-properties officeooo:rsid="00acd9c8" fo:background-color="transparent" loext:char-shading-value="0"/>
    </style:style>
    <style:style style:name="T115" style:family="text">
      <style:text-properties officeooo:rsid="00487e11" fo:background-color="transparent" loext:char-shading-value="0"/>
    </style:style>
    <style:style style:name="T116" style:family="text">
      <style:text-properties officeooo:rsid="00b3ea01" fo:background-color="transparent" loext:char-shading-value="0"/>
    </style:style>
    <style:style style:name="T117" style:family="text">
      <style:text-properties officeooo:rsid="003ca405" fo:background-color="transparent" loext:char-shading-value="0"/>
    </style:style>
    <style:style style:name="T118" style:family="text">
      <style:text-properties officeooo:rsid="00ccee3c" fo:background-color="transparent" loext:char-shading-value="0"/>
    </style:style>
    <style:style style:name="T119" style:family="text">
      <style:text-properties officeooo:rsid="00cece12" fo:background-color="transparent" loext:char-shading-value="0"/>
    </style:style>
    <style:style style:name="T120" style:family="text">
      <style:text-properties officeooo:rsid="00d0b476" fo:background-color="transparent" loext:char-shading-value="0"/>
    </style:style>
    <style:style style:name="T121" style:family="text">
      <style:text-properties officeooo:rsid="00d293c2" fo:background-color="transparent" loext:char-shading-value="0"/>
    </style:style>
    <style:style style:name="T122" style:family="text">
      <style:text-properties officeooo:rsid="00d3790d" fo:background-color="transparent" loext:char-shading-value="0"/>
    </style:style>
    <style:style style:name="T123" style:family="text">
      <style:text-properties officeooo:rsid="00d4990e" fo:background-color="transparent" loext:char-shading-value="0"/>
    </style:style>
    <style:style style:name="T124" style:family="text">
      <style:text-properties officeooo:rsid="00d5402c" fo:background-color="transparent" loext:char-shading-value="0"/>
    </style:style>
    <style:style style:name="T125" style:family="text">
      <style:text-properties officeooo:rsid="00d6cc2c" fo:background-color="transparent" loext:char-shading-value="0"/>
    </style:style>
    <style:style style:name="T126" style:family="text">
      <style:text-properties officeooo:rsid="00d948a6" fo:background-color="transparent" loext:char-shading-value="0"/>
    </style:style>
    <style:style style:name="T127" style:family="text">
      <style:text-properties officeooo:rsid="00da29b3" fo:background-color="transparent" loext:char-shading-value="0"/>
    </style:style>
    <style:style style:name="T128" style:family="text">
      <style:text-properties officeooo:rsid="00dc3105" fo:background-color="transparent" loext:char-shading-value="0"/>
    </style:style>
    <style:style style:name="T129" style:family="text">
      <style:text-properties officeooo:rsid="00617430" fo:background-color="transparent" loext:char-shading-value="0"/>
    </style:style>
    <style:style style:name="T130" style:family="text">
      <style:text-properties officeooo:rsid="00debcf4" fo:background-color="transparent" loext:char-shading-value="0"/>
    </style:style>
    <style:style style:name="T131" style:family="text">
      <style:text-properties officeooo:rsid="001fae99" fo:background-color="transparent" loext:char-shading-value="0"/>
    </style:style>
    <style:style style:name="T132" style:family="text">
      <style:text-properties officeooo:rsid="00edb075" fo:background-color="transparent" loext:char-shading-value="0"/>
    </style:style>
    <style:style style:name="T133" style:family="text">
      <style:text-properties officeooo:rsid="00ef5d83" fo:background-color="transparent" loext:char-shading-value="0"/>
    </style:style>
    <style:style style:name="T134" style:family="text">
      <style:text-properties officeooo:rsid="00fe85e3" fo:background-color="transparent" loext:char-shading-value="0"/>
    </style:style>
    <style:style style:name="T135" style:family="text">
      <style:text-properties officeooo:rsid="010dc306" fo:background-color="transparent" loext:char-shading-value="0"/>
    </style:style>
    <style:style style:name="T136" style:family="text">
      <style:text-properties officeooo:rsid="010f2842" fo:background-color="transparent" loext:char-shading-value="0"/>
    </style:style>
    <style:style style:name="T137" style:family="text">
      <style:text-properties officeooo:rsid="01108149" fo:background-color="transparent" loext:char-shading-value="0"/>
    </style:style>
    <style:style style:name="T138" style:family="text">
      <style:text-properties officeooo:rsid="0110bfd2" fo:background-color="transparent" loext:char-shading-value="0"/>
    </style:style>
    <style:style style:name="T139" style:family="text">
      <style:text-properties officeooo:rsid="001f9bce" fo:background-color="#ffff99" loext:char-shading-value="0"/>
    </style:style>
    <style:style style:name="T140" style:family="text">
      <style:text-properties officeooo:rsid="00b9f9b2" fo:background-color="#ffff99" loext:char-shading-value="0"/>
    </style:style>
    <style:style style:name="T141" style:family="text">
      <style:text-properties officeooo:rsid="0099896f" fo:background-color="#ffff99" loext:char-shading-value="0"/>
    </style:style>
    <style:style style:name="T142" style:family="text">
      <style:text-properties officeooo:rsid="009aa116" fo:background-color="#ffff99" loext:char-shading-value="0"/>
    </style:style>
    <style:style style:name="T143" style:family="text">
      <style:text-properties officeooo:rsid="00be55db" fo:background-color="#ffff99" loext:char-shading-value="0"/>
    </style:style>
    <style:style style:name="T144" style:family="text">
      <style:text-properties officeooo:rsid="00305a71"/>
    </style:style>
    <style:style style:name="T145" style:family="text">
      <style:text-properties fo:font-style="normal" style:font-style-asian="normal" style:font-style-complex="normal"/>
    </style:style>
    <style:style style:name="T146" style:family="text">
      <style:text-properties fo:font-style="normal" officeooo:rsid="00136473" style:font-style-asian="normal" style:font-style-complex="normal"/>
    </style:style>
    <style:style style:name="T147" style:family="text">
      <style:text-properties fo:font-style="normal" officeooo:rsid="00337945" style:font-style-asian="normal" style:font-style-complex="normal"/>
    </style:style>
    <style:style style:name="T148" style:family="text">
      <style:text-properties fo:font-style="normal" officeooo:rsid="009329b5" style:font-style-asian="normal" style:font-style-complex="normal"/>
    </style:style>
    <style:style style:name="T149" style:family="text">
      <style:text-properties fo:font-style="normal" officeooo:rsid="00af00f1" style:font-style-asian="normal" style:font-style-complex="normal"/>
    </style:style>
    <style:style style:name="T150" style:family="text">
      <style:text-properties fo:font-style="normal" officeooo:rsid="00afe841" style:font-style-asian="normal" style:font-style-complex="normal"/>
    </style:style>
    <style:style style:name="T151" style:family="text">
      <style:text-properties fo:font-style="normal" officeooo:rsid="00305a71" style:font-style-asian="normal" style:font-style-complex="normal"/>
    </style:style>
    <style:style style:name="T152" style:family="text">
      <style:text-properties fo:font-style="normal" officeooo:rsid="00b036e2" style:font-style-asian="normal" style:font-style-complex="normal"/>
    </style:style>
    <style:style style:name="T153" style:family="text">
      <style:text-properties fo:font-style="normal" officeooo:rsid="00c787a1" style:font-style-asian="normal" style:font-style-complex="normal"/>
    </style:style>
    <style:style style:name="T154" style:family="text">
      <style:text-properties fo:font-style="normal" officeooo:rsid="00eb273b" style:font-style-asian="normal" style:font-style-complex="normal"/>
    </style:style>
    <style:style style:name="T155" style:family="text">
      <style:text-properties fo:font-style="normal" fo:font-weight="bold" officeooo:rsid="00c24c2d" style:font-style-asian="normal" style:font-weight-asian="bold" style:font-style-complex="normal" style:font-weight-complex="bold"/>
    </style:style>
    <style:style style:name="T156" style:family="text">
      <style:text-properties fo:font-style="normal" fo:font-weight="normal" officeooo:rsid="00c787a1" style:font-style-asian="normal" style:font-weight-asian="normal" style:font-style-complex="normal" style:font-weight-complex="normal"/>
    </style:style>
    <style:style style:name="T157" style:family="text">
      <style:text-properties fo:font-style="normal" fo:font-weight="normal" officeooo:rsid="00c24c2d" style:font-style-asian="normal" style:font-weight-asian="normal" style:font-style-complex="normal" style:font-weight-complex="normal"/>
    </style:style>
    <style:style style:name="T158" style:family="text">
      <style:text-properties officeooo:rsid="0034719c"/>
    </style:style>
    <style:style style:name="T159" style:family="text">
      <style:text-properties officeooo:rsid="003f12f8"/>
    </style:style>
    <style:style style:name="T160" style:family="text">
      <style:text-properties officeooo:rsid="00442e2f"/>
    </style:style>
    <style:style style:name="T161" style:family="text">
      <style:text-properties fo:font-weight="normal" style:font-weight-asian="normal" style:font-weight-complex="normal"/>
    </style:style>
    <style:style style:name="T162" style:family="text">
      <style:text-properties fo:font-weight="normal" officeooo:rsid="0053e39a" style:font-weight-asian="normal" style:font-weight-complex="normal"/>
    </style:style>
    <style:style style:name="T163" style:family="text">
      <style:text-properties fo:font-weight="normal" officeooo:rsid="00556132" style:font-weight-asian="normal" style:font-weight-complex="normal"/>
    </style:style>
    <style:style style:name="T164" style:family="text">
      <style:text-properties fo:font-weight="normal" officeooo:rsid="005a1253" style:font-weight-asian="normal" style:font-weight-complex="normal"/>
    </style:style>
    <style:style style:name="T165" style:family="text">
      <style:text-properties fo:font-weight="normal" officeooo:rsid="005a5aa7" style:font-weight-asian="normal" style:font-weight-complex="normal"/>
    </style:style>
    <style:style style:name="T166" style:family="text">
      <style:text-properties fo:font-weight="normal" officeooo:rsid="005c67ac" style:font-weight-asian="normal" style:font-weight-complex="normal"/>
    </style:style>
    <style:style style:name="T167" style:family="text">
      <style:text-properties fo:font-weight="normal" officeooo:rsid="005d6edb" style:font-weight-asian="normal" style:font-weight-complex="normal"/>
    </style:style>
    <style:style style:name="T168" style:family="text">
      <style:text-properties fo:font-weight="normal" officeooo:rsid="005ed07c" style:font-weight-asian="normal" style:font-weight-complex="normal"/>
    </style:style>
    <style:style style:name="T169" style:family="text">
      <style:text-properties fo:font-weight="normal" officeooo:rsid="00617430" style:font-weight-asian="normal" style:font-weight-complex="normal"/>
    </style:style>
    <style:style style:name="T170" style:family="text">
      <style:text-properties fo:font-weight="normal" officeooo:rsid="006b7ffe" style:font-weight-asian="normal" style:font-weight-complex="normal"/>
    </style:style>
    <style:style style:name="T171" style:family="text">
      <style:text-properties fo:font-weight="normal" officeooo:rsid="00b60c43" style:font-weight-asian="normal" style:font-weight-complex="normal"/>
    </style:style>
    <style:style style:name="T172" style:family="text">
      <style:text-properties fo:font-weight="normal" officeooo:rsid="00b9c89b" style:font-weight-asian="normal" style:font-weight-complex="normal"/>
    </style:style>
    <style:style style:name="T173" style:family="text">
      <style:text-properties fo:font-weight="normal" officeooo:rsid="00baae3e" style:font-weight-asian="normal" style:font-weight-complex="normal"/>
    </style:style>
    <style:style style:name="T174" style:family="text">
      <style:text-properties fo:font-weight="normal" officeooo:rsid="00356cd6" style:font-weight-asian="normal" style:font-weight-complex="normal"/>
    </style:style>
    <style:style style:name="T175" style:family="text">
      <style:text-properties fo:font-weight="normal" officeooo:rsid="00bb4863" style:font-weight-asian="normal" style:font-weight-complex="normal"/>
    </style:style>
    <style:style style:name="T176" style:family="text">
      <style:text-properties fo:font-weight="normal" officeooo:rsid="00bd663f" style:font-weight-asian="normal" style:font-weight-complex="normal"/>
    </style:style>
    <style:style style:name="T177" style:family="text">
      <style:text-properties fo:font-weight="normal" officeooo:rsid="00e0c519" style:font-weight-asian="normal" style:font-weight-complex="normal"/>
    </style:style>
    <style:style style:name="T178" style:family="text">
      <style:text-properties fo:font-weight="normal" officeooo:rsid="00e2a7d7" style:font-weight-asian="normal" style:font-weight-complex="normal"/>
    </style:style>
    <style:style style:name="T179" style:family="text">
      <style:text-properties fo:font-weight="normal" officeooo:rsid="00e49d39" style:font-weight-asian="normal" style:font-weight-complex="normal"/>
    </style:style>
    <style:style style:name="T180" style:family="text">
      <style:text-properties fo:font-weight="normal" officeooo:rsid="00e66911" style:font-weight-asian="normal" style:font-weight-complex="normal"/>
    </style:style>
    <style:style style:name="T181" style:family="text">
      <style:text-properties fo:font-weight="normal" officeooo:rsid="00e6f41d" style:font-weight-asian="normal" style:font-weight-complex="normal"/>
    </style:style>
    <style:style style:name="T182" style:family="text">
      <style:text-properties fo:font-weight="normal" officeooo:rsid="00e86521" style:font-weight-asian="normal" style:font-weight-complex="normal"/>
    </style:style>
    <style:style style:name="T183" style:family="text">
      <style:text-properties fo:font-weight="normal" officeooo:rsid="00f39cac" style:font-weight-asian="normal" style:font-weight-complex="normal"/>
    </style:style>
    <style:style style:name="T184" style:family="text">
      <style:text-properties fo:font-weight="normal" officeooo:rsid="00b9f9b2" style:font-weight-asian="normal" style:font-weight-complex="normal"/>
    </style:style>
    <style:style style:name="T185" style:family="text">
      <style:text-properties fo:font-weight="normal" officeooo:rsid="00ff2db9" style:font-weight-asian="normal" style:font-weight-complex="normal"/>
    </style:style>
    <style:style style:name="T186" style:family="text">
      <style:text-properties fo:font-weight="normal" officeooo:rsid="0125037b" style:font-weight-asian="normal" style:font-weight-complex="normal"/>
    </style:style>
    <style:style style:name="T187" style:family="text">
      <style:text-properties fo:font-weight="normal" officeooo:rsid="0125ae96" style:font-weight-asian="normal" style:font-weight-complex="normal"/>
    </style:style>
    <style:style style:name="T188" style:family="text">
      <style:text-properties fo:font-weight="normal" officeooo:rsid="005a1253" fo:background-color="#ffff00" loext:char-shading-value="0" style:font-weight-asian="normal" style:font-weight-complex="normal"/>
    </style:style>
    <style:style style:name="T189" style:family="text">
      <style:text-properties fo:font-weight="normal" officeooo:rsid="00556132" fo:background-color="#ffff00" loext:char-shading-value="0" style:font-weight-asian="normal" style:font-weight-complex="normal"/>
    </style:style>
    <style:style style:name="T190" style:family="text">
      <style:text-properties fo:font-weight="normal" officeooo:rsid="005ed07c" fo:background-color="#ffff00" loext:char-shading-value="0" style:font-weight-asian="normal" style:font-weight-complex="normal"/>
    </style:style>
    <style:style style:name="T191" style:family="text">
      <style:text-properties fo:font-weight="normal" officeooo:rsid="005d6edb" fo:background-color="#ffff00" loext:char-shading-value="0" style:font-weight-asian="normal" style:font-weight-complex="normal"/>
    </style:style>
    <style:style style:name="T192" style:family="text">
      <style:text-properties fo:font-weight="normal" officeooo:rsid="00e0c519" fo:background-color="#ffff66" loext:char-shading-value="0" style:font-weight-asian="normal" style:font-weight-complex="normal"/>
    </style:style>
    <style:style style:name="T193" style:family="text">
      <style:text-properties officeooo:rsid="00487e11"/>
    </style:style>
    <style:style style:name="T194" style:family="text">
      <style:text-properties officeooo:rsid="004dcec5"/>
    </style:style>
    <style:style style:name="T195" style:family="text">
      <style:text-properties officeooo:rsid="0050d32e"/>
    </style:style>
    <style:style style:name="T196" style:family="text">
      <style:text-properties officeooo:rsid="0050d32e" fo:background-color="#ffff66" loext:char-shading-value="0"/>
    </style:style>
    <style:style style:name="T197" style:family="text">
      <style:text-properties style:use-window-font-color="true" officeooo:rsid="0051f490" fo:background-color="transparent" loext:char-shading-value="0"/>
    </style:style>
    <style:style style:name="T198" style:family="text">
      <style:text-properties style:use-window-font-color="true" officeooo:rsid="0039f698" fo:background-color="transparent" loext:char-shading-value="0"/>
    </style:style>
    <style:style style:name="T199" style:family="text">
      <style:text-properties style:use-window-font-color="true" officeooo:rsid="001fae99" fo:background-color="transparent" loext:char-shading-value="0"/>
    </style:style>
    <style:style style:name="T200" style:family="text">
      <style:text-properties style:use-window-font-color="true" officeooo:rsid="00ef5d83" fo:background-color="transparent" loext:char-shading-value="0"/>
    </style:style>
    <style:style style:name="T201" style:family="text">
      <style:text-properties style:use-window-font-color="true" officeooo:rsid="00f10f4c" fo:background-color="transparent" loext:char-shading-value="0"/>
    </style:style>
    <style:style style:name="T202" style:family="text">
      <style:text-properties style:use-window-font-color="true" officeooo:rsid="00f14f7d" fo:background-color="transparent" loext:char-shading-value="0"/>
    </style:style>
    <style:style style:name="T203" style:family="text">
      <style:text-properties style:use-window-font-color="true" fo:font-style="italic" officeooo:rsid="001c4901" style:font-style-asian="italic" style:font-style-complex="italic"/>
    </style:style>
    <style:style style:name="T204" style:family="text">
      <style:text-properties style:use-window-font-color="true" officeooo:rsid="001bbd92"/>
    </style:style>
    <style:style style:name="T205" style:family="text">
      <style:text-properties style:use-window-font-color="true" officeooo:rsid="0039f698"/>
    </style:style>
    <style:style style:name="T206" style:family="text">
      <style:text-properties style:use-window-font-color="true" officeooo:rsid="003ab9cc"/>
    </style:style>
    <style:style style:name="T207" style:family="text">
      <style:text-properties style:use-window-font-color="true" officeooo:rsid="0051f490" fo:background-color="#ffff99" loext:char-shading-value="0"/>
    </style:style>
    <style:style style:name="T208" style:family="text">
      <style:text-properties style:use-window-font-color="true" officeooo:rsid="0039f698" fo:background-color="#ffff99" loext:char-shading-value="0"/>
    </style:style>
    <style:style style:name="T209" style:family="text">
      <style:text-properties style:use-window-font-color="true" officeooo:rsid="0098577e"/>
    </style:style>
    <style:style style:name="T210" style:family="text">
      <style:text-properties style:use-window-font-color="true" officeooo:rsid="0051f490"/>
    </style:style>
    <style:style style:name="T211" style:family="text">
      <style:text-properties style:use-window-font-color="true" officeooo:rsid="001c4901"/>
    </style:style>
    <style:style style:name="T212" style:family="text">
      <style:text-properties style:use-window-font-color="true" officeooo:rsid="003ca405"/>
    </style:style>
    <style:style style:name="T213" style:family="text">
      <style:text-properties style:use-window-font-color="true" officeooo:rsid="00d91375"/>
    </style:style>
    <style:style style:name="T214" style:family="text">
      <style:text-properties style:use-window-font-color="true" officeooo:rsid="00d91375" fo:background-color="#ffff00" loext:char-shading-value="0"/>
    </style:style>
    <style:style style:name="T215" style:family="text">
      <style:text-properties style:use-window-font-color="true" officeooo:rsid="0034719c"/>
    </style:style>
    <style:style style:name="T216" style:family="text">
      <style:text-properties style:use-window-font-color="true" officeooo:rsid="00e01bc4"/>
    </style:style>
    <style:style style:name="T217" style:family="text">
      <style:text-properties style:use-window-font-color="true" officeooo:rsid="001fae99" fo:background-color="#ffff66" loext:char-shading-value="0"/>
    </style:style>
    <style:style style:name="T218" style:family="text">
      <style:text-properties style:use-window-font-color="true" fo:font-weight="normal" officeooo:rsid="00baae3e" style:font-weight-asian="normal" style:font-weight-complex="normal"/>
    </style:style>
    <style:style style:name="T219" style:family="text">
      <style:text-properties style:use-window-font-color="true" fo:font-weight="normal" officeooo:rsid="00e6f41d" style:font-weight-asian="normal" style:font-weight-complex="normal"/>
    </style:style>
    <style:style style:name="T220" style:family="text">
      <style:text-properties officeooo:rsid="0055c5b2"/>
    </style:style>
    <style:style style:name="T221" style:family="text">
      <style:text-properties officeooo:rsid="00617430"/>
    </style:style>
    <style:style style:name="T222" style:family="text">
      <style:text-properties officeooo:rsid="00617c6a"/>
    </style:style>
    <style:style style:name="T223" style:family="text">
      <style:text-properties fo:font-variant="normal" fo:text-transform="none" fo:color="#000000" fo:letter-spacing="normal" fo:font-style="normal" fo:font-weight="normal"/>
    </style:style>
    <style:style style:name="T224" style:family="text">
      <style:text-properties fo:font-variant="normal" fo:text-transform="none" fo:color="#000000" fo:letter-spacing="normal" fo:font-style="normal" fo:font-weight="normal" officeooo:rsid="006392da"/>
    </style:style>
    <style:style style:name="T225" style:family="text">
      <style:text-properties fo:font-variant="normal" fo:text-transform="none" fo:color="#000000" fo:letter-spacing="normal" fo:font-style="normal" fo:font-weight="normal" officeooo:rsid="00f9c412"/>
    </style:style>
    <style:style style:name="T226" style:family="text">
      <style:text-properties fo:font-variant="normal" fo:text-transform="none" fo:color="#000000" style:font-name="Liberation Serif" fo:letter-spacing="normal" fo:font-style="normal" fo:font-weight="normal" style:font-weight-asian="normal" style:font-weight-complex="normal"/>
    </style:style>
    <style:style style:name="T227" style:family="text">
      <style:text-properties fo:font-variant="normal" fo:text-transform="none" fo:color="#333333" style:font-name="Liberation Serif" fo:font-size="12pt" fo:letter-spacing="normal" fo:font-style="normal" fo:font-weight="normal" style:font-size-asian="12pt" style:font-weight-asian="normal" style:font-size-complex="12pt" style:font-weight-complex="normal"/>
    </style:style>
    <style:style style:name="T228" style:family="text">
      <style:text-properties fo:font-variant="normal" fo:text-transform="none" fo:color="#333333" style:font-name="Liberation Serif" fo:font-size="12pt" fo:letter-spacing="normal" fo:font-style="normal" fo:font-weight="normal" officeooo:rsid="00b9c89b" style:font-size-asian="12pt" style:font-weight-asian="normal" style:font-size-complex="12pt" style:font-weight-complex="normal"/>
    </style:style>
    <style:style style:name="T229" style:family="text">
      <style:text-properties fo:font-variant="normal" fo:text-transform="none" fo:color="#333333" style:font-name="Liberation Serif" fo:font-size="12pt" fo:letter-spacing="normal" fo:font-style="normal" fo:font-weight="bold" style:font-size-asian="12pt" style:font-weight-asian="bold" style:font-size-complex="12pt" style:font-weight-complex="bold"/>
    </style:style>
    <style:style style:name="T230" style:family="text">
      <style:text-properties fo:font-variant="normal" fo:text-transform="none" fo:color="#333333" style:font-name="Liberation Serif" fo:font-size="12pt" fo:letter-spacing="normal" fo:font-style="normal" fo:font-weight="bold" officeooo:rsid="00b9f9b2" style:font-size-asian="12pt" style:font-weight-asian="bold" style:font-size-complex="12pt" style:font-weight-complex="bold"/>
    </style:style>
    <style:style style:name="T231" style:family="text">
      <style:text-properties fo:font-variant="normal" fo:text-transform="none" fo:color="#333333"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232" style:family="text">
      <style:text-properties fo:font-variant="normal" fo:text-transform="none" fo:color="#333333" style:font-name="Liberation Serif" fo:font-size="12pt" fo:letter-spacing="normal" fo:font-style="normal" fo:font-weight="bold" officeooo:rsid="00b9f9b2" style:font-size-asian="12pt" style:font-style-asian="normal" style:font-weight-asian="bold" style:font-size-complex="12pt" style:font-style-complex="normal" style:font-weight-complex="bold"/>
    </style:style>
    <style:style style:name="T233"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e6f41d" style:text-blinking="false" fo:background-color="transparent" loext:char-shading-value="0" style:font-weight-asian="normal" style:font-weight-complex="normal" loext:padding="0in" loext:border="none"/>
    </style:style>
    <style:style style:name="T234" style:family="text">
      <style:text-properties fo:font-variant="normal" fo:text-transform="none" style:use-window-font-color="true" style:font-name="Liberation Serif" fo:font-size="12pt" fo:letter-spacing="normal" fo:font-style="normal" fo:font-weight="normal" officeooo:rsid="001fae99" fo:background-color="#ffff66" loext:char-shading-value="0"/>
    </style:style>
    <style:style style:name="T235" style:family="text">
      <style:text-properties fo:font-variant="normal" fo:text-transform="none" style:use-window-font-color="true" style:font-name="Liberation Serif" fo:font-size="12pt" fo:letter-spacing="normal" fo:font-style="normal" fo:font-weight="normal" officeooo:rsid="0103d335" fo:background-color="#ffff66" loext:char-shading-value="0"/>
    </style:style>
    <style:style style:name="T236" style:family="text">
      <style:text-properties fo:font-variant="normal" fo:text-transform="none" style:use-window-font-color="true" style:font-name="Liberation Serif" fo:font-size="12pt" fo:letter-spacing="normal" fo:font-style="normal" fo:font-weight="normal" officeooo:rsid="0105bbfa" fo:background-color="#ffff66" loext:char-shading-value="0"/>
    </style:style>
    <style:style style:name="T237" style:family="text">
      <style:text-properties fo:font-variant="normal" fo:text-transform="none" fo:color="#3c4043" fo:letter-spacing="normal" fo:font-style="normal" fo:font-weight="normal"/>
    </style:style>
    <style:style style:name="T238" style:family="text">
      <style:text-properties fo:font-variant="normal" fo:text-transform="none" fo:letter-spacing="normal" fo:font-style="normal" fo:font-weight="normal"/>
    </style:style>
    <style:style style:name="T239" style:family="text">
      <style:text-properties officeooo:rsid="00642f2b"/>
    </style:style>
    <style:style style:name="T240" style:family="text">
      <style:text-properties fo:color="#ff3333" officeooo:rsid="0034719c"/>
    </style:style>
    <style:style style:name="T241" style:family="text">
      <style:text-properties officeooo:rsid="006b7ffe"/>
    </style:style>
    <style:style style:name="T242" style:family="text">
      <style:text-properties officeooo:rsid="007143a8"/>
    </style:style>
    <style:style style:name="T243" style:family="text">
      <style:text-properties officeooo:rsid="007743e2"/>
    </style:style>
    <style:style style:name="T244" style:family="text">
      <style:text-properties officeooo:rsid="0085d13b"/>
    </style:style>
    <style:style style:name="T245" style:family="text">
      <style:text-properties officeooo:rsid="008d24ee"/>
    </style:style>
    <style:style style:name="T246" style:family="text">
      <style:text-properties officeooo:rsid="008ecec4"/>
    </style:style>
    <style:style style:name="T247" style:family="text">
      <style:text-properties officeooo:rsid="0091c738"/>
    </style:style>
    <style:style style:name="T248" style:family="text">
      <style:text-properties officeooo:rsid="009329b5"/>
    </style:style>
    <style:style style:name="T249" style:family="text">
      <style:text-properties officeooo:rsid="0099896f"/>
    </style:style>
    <style:style style:name="T250" style:family="text">
      <style:text-properties officeooo:rsid="009aa116"/>
    </style:style>
    <style:style style:name="T251" style:family="text">
      <style:text-properties officeooo:rsid="009e796d"/>
    </style:style>
    <style:style style:name="T252" style:family="text">
      <style:text-properties officeooo:rsid="00a301c9"/>
    </style:style>
    <style:style style:name="T253" style:family="text">
      <style:text-properties officeooo:rsid="00a463c2"/>
    </style:style>
    <style:style style:name="T254" style:family="text">
      <style:text-properties officeooo:rsid="00a8ea18"/>
    </style:style>
    <style:style style:name="T255" style:family="text">
      <style:text-properties officeooo:rsid="00adef53"/>
    </style:style>
    <style:style style:name="T256" style:family="text">
      <style:text-properties officeooo:rsid="00af00f1"/>
    </style:style>
    <style:style style:name="T257" style:family="text">
      <style:text-properties officeooo:rsid="00b036e2"/>
    </style:style>
    <style:style style:name="T258" style:family="text">
      <style:text-properties officeooo:rsid="00b3ea01"/>
    </style:style>
    <style:style style:name="T259" style:family="text">
      <style:text-properties officeooo:rsid="00b62d2c"/>
    </style:style>
    <style:style style:name="T260" style:family="text">
      <style:text-properties officeooo:rsid="001f9bce"/>
    </style:style>
    <style:style style:name="T261" style:family="text">
      <style:text-properties officeooo:rsid="00b9c89b"/>
    </style:style>
    <style:style style:name="T262" style:family="text">
      <style:text-properties officeooo:rsid="00baae3e"/>
    </style:style>
    <style:style style:name="T263" style:family="text">
      <style:text-properties officeooo:rsid="0039f698"/>
    </style:style>
    <style:style style:name="T264" style:family="text">
      <style:text-properties officeooo:rsid="003ca405"/>
    </style:style>
    <style:style style:name="T265" style:family="text">
      <style:text-properties officeooo:rsid="00bd663f"/>
    </style:style>
    <style:style style:name="T266" style:family="text">
      <style:text-properties officeooo:rsid="00be55db"/>
    </style:style>
    <style:style style:name="T267" style:family="text">
      <style:text-properties officeooo:rsid="00c24c2d"/>
    </style:style>
    <style:style style:name="T268" style:family="text">
      <style:text-properties officeooo:rsid="00cece12"/>
    </style:style>
    <style:style style:name="T269" style:family="text">
      <style:text-properties officeooo:rsid="00d293c2"/>
    </style:style>
    <style:style style:name="T270" style:family="text">
      <style:text-properties officeooo:rsid="00dd98d3"/>
    </style:style>
    <style:style style:name="T271" style:family="text">
      <style:text-properties officeooo:rsid="00eb273b"/>
    </style:style>
    <style:style style:name="T272" style:family="text">
      <style:text-properties officeooo:rsid="001f5657"/>
    </style:style>
    <style:style style:name="T273" style:family="text">
      <style:text-properties officeooo:rsid="00f581a4"/>
    </style:style>
    <style:style style:name="T274" style:family="text">
      <style:text-properties officeooo:rsid="00f9c412"/>
    </style:style>
    <style:style style:name="T275" style:family="text">
      <style:text-properties officeooo:rsid="0102dc55"/>
    </style:style>
    <style:style style:name="T276" style:family="text">
      <style:text-properties style:font-name="Liberation Serif" officeooo:rsid="001fae99"/>
    </style:style>
    <style:style style:name="T277" style:family="text">
      <style:text-properties officeooo:rsid="010915c0"/>
    </style:style>
    <style:style style:name="T278" style:family="text">
      <style:text-properties officeooo:rsid="0109f467"/>
    </style:style>
    <style:style style:name="T279" style:family="text">
      <style:text-properties officeooo:rsid="010b22d8"/>
    </style:style>
    <style:style style:name="T280" style:family="text">
      <style:text-properties officeooo:rsid="010b96c4"/>
    </style:style>
    <style:style style:name="T281" style:family="text">
      <style:text-properties officeooo:rsid="01108149"/>
    </style:style>
    <style:style style:name="T282" style:family="text">
      <style:text-properties officeooo:rsid="0112cff4"/>
    </style:style>
    <style:style style:name="T283" style:family="text">
      <style:text-properties officeooo:rsid="01160bd3"/>
    </style:style>
    <style:style style:name="T284" style:family="text">
      <style:text-properties officeooo:rsid="0117e9d7"/>
    </style:style>
    <style:style style:name="T285" style:family="text">
      <style:text-properties officeooo:rsid="0118895f"/>
    </style:style>
    <style:style style:name="T286" style:family="text">
      <style:text-properties officeooo:rsid="00f9aceb"/>
    </style:style>
    <style:style style:name="T287" style:family="text">
      <style:text-properties officeooo:rsid="00b9f9b2"/>
    </style:style>
    <style:style style:name="T288" style:family="text">
      <style:text-properties officeooo:rsid="0125037b"/>
    </style:style>
    <style:style style:name="T28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mus: a web application for prioritization of regulatory variants in monogenic diseases</text:h>
      <text:p text:style-name="Text_20_body"/>
      <text:p text:style-name="Text_20_body">Paweł Sztromwasser<text:span text:style-name="T1">1*</text:span>, Damian Skrzypczak<text:span text:style-name="T1">1,</text:span><text:span text:style-name="T2">4</text:span>, Arkadiusz Michalak<text:span text:style-name="T1">1,</text:span><text:span text:style-name="T2">2</text:span>, Wojciech Fendler<text:span text:style-name="T1">1,</text:span><text:span text:style-name="T2">3</text:span></text:p>
      <text:p text:style-name="Text_20_body"/>
      <text:p text:style-name="Text_20_body">1. Department of Biostatistics and Translational Medicine, Medical University of Lodz, Łódź, Poland</text:p>
      <text:p text:style-name="P34">2. Department of Pediatrics, Diabetology, Endocrinology and Nephrology, Medical University of Lodz, Łódź, Poland</text:p>
      <text:p text:style-name="Text_20_body"><text:span text:style-name="T261">3</text:span>. Department of Radiation Oncology, Dana-Farber Cancer Institute, Harvard Medical School, Boston, USA</text:p>
      <text:p text:style-name="Text_20_body"><text:span text:style-name="T261">4</text:span>. Wroclaw University of Enviro<text:span text:style-name="T255">n</text:span>mental and Life Sciences, Wrocław, Poland</text:p>
      <text:p text:style-name="Text_20_body">(*) <text:a xlink:type="simple" xlink:href="mailto:pawel.sztromwasser@umed.lodz.pl" text:style-name="Internet_20_link" text:visited-style-name="Visited_20_Internet_20_Link">pawel.sztromwasser@umed.lodz.pl</text:a></text:p>
      <text:p text:style-name="Text_20_body"/>
      <text:p text:style-name="P66">Abstract</text:p>
      <text:p text:style-name="Text_20_body"><text:span text:style-name="T27">Background</text:span><text:span text:style-name="T24"> </text:span>Analysis of <text:span text:style-name="T3">variants in</text:span> distant regulatory elements could improve current <text:span text:style-name="T4">2</text:span>5-5<text:span text:style-name="T4">0</text:span>% yield of genetic testing for monogenic diseases. However, the vast size of the <text:span text:style-name="T5">regulome</text:span>, great number of variants, and difficulty in predicting their phenotypic impact make search<text:span text:style-name="T5">ing</text:span> pathogenic variants in the regulatory genome challenging. New tools for identification of regulatory variants based on their relevance to the phenotype are needed.</text:p>
      <text:p text:style-name="Text_20_body"><text:span text:style-name="T27">Results</text:span><text:span text:style-name="T24"> </text:span><text:span text:style-name="T22">We used tissue-specific regulatory </text:span><text:span text:style-name="T8">loci</text:span><text:span text:style-name="T6"> mapped by ENCODE and FANTOM5, together with miRNA – gene interactions from miRTarBase and miRWalk, to develop Remus – a Web application for identification of tissue-specific regulatory regions. Remus combines regulatory features linked to known disease-associated genes, and filters them using activity status in target tissues. For user convenience, Remus provides a web interface and facilitates in-browser filtering of variant files, making it suitable for sensitive data. To evaluate our approach, we used a set of distal regulatory mutations reported causative for 23 distinct monogenic disorders, and a manually curated list of tissues affected by these disorders. Out of 23 enhancers and promoters located 100bp-120,000bp away from the regulated genes, Remus correctly identified 19 regulatory </text:span><text:span text:style-name="T9">loci</text:span><text:span text:style-name="T6">.</text:span></text:p>
      <text:p text:style-name="Text_20_body"><text:span text:style-name="T24">Conclusion </text:span><text:span text:style-name="T22">Remus facilitates identification of regulatory regions potentially associated with a monogenic disease, and can supplement classical analysis of coding variation with an aim of improving</text:span> <text:span text:style-name="T21">diagnostic yield of WGS experiments.</text:span></text:p>
      <text:p text:style-name="P5"/>
      <text:p text:style-name="P5">Keywords (3-10): <text:span text:style-name="T172">regulatory variants, rare disease, whole-genome sequencing</text:span></text:p>
      <text:p text:style-name="P64">Background</text:p>
      <text:p text:style-name="P46"><text:span text:style-name="T92">Generation and analysis of sequencing data in </text:span><text:span text:style-name="T121">a</text:span><text:span text:style-name="T92"> </text:span><text:span text:style-name="T120">clinical setting </text:span><text:span text:style-name="T92">has </text:span><text:span text:style-name="T120">been</text:span><text:span text:style-name="T92"> </text:span><text:span text:style-name="T91">mainly </text:span><text:span text:style-name="T90">focus</text:span><text:span text:style-name="T91">ed</text:span><text:span text:style-name="T90"> on protein-coding genes. </text:span><text:span text:style-name="T108">Besides being </text:span><text:span text:style-name="T92">economically </text:span><text:span text:style-name="T109">and computationally more accessible </text:span><text:reference-mark-start text:name="ADDIN CSL_CITATION {&quot;properties&quot;: {&quot;noteIndex&quot;: 0}, &quot;mendeley&quot;: {&quot;previouslyFormattedCitation&quot;: &quot;(Escaram\u00eds, Docampo, and Rabionet 2015)&quot;, &quot;formattedCitation&quot;: &quot;(Escaram\u00eds, Docampo, and Rabionet 2015)&quot;, &quot;plainTextFormattedCitation&quot;: &quot;(Escaram\u00eds, Docampo, and Rabionet 2015)&quot;}, &quot;citationItems&quot;: [{&quot;uris&quot;: [&quot;http://www.mendeley.com/documents/?uuid=408d1675-46ce-47e7-8b6b-5bd7ba1db18d&quot;], &quot;id&quot;: &quot;ITEM-1&quot;, &quot;itemData&quot;: {&quot;volume&quot;: &quot;14&quot;, &quot;DOI&quot;: &quot;10.1093/bfgp/elv014&quot;, &quot;ISSN&quot;: &quot;20412657&quot;, &quot;container-title&quot;: &quot;Briefings in Functional Genomics&quot;, &quot;id&quot;: &quot;ITEM-1&quot;, &quot;type&quot;: &quot;article-journal&quot;, &quot;title&quot;: &quot;A decade of structural variants: Description, history and methods to detect structural variation&quot;, &quot;author&quot;: [{&quot;dropping-particle&quot;: &quot;&quot;, &quot;given&quot;: &quot;Ge\u00f3rgia&quot;, &quot;suffix&quot;: &quot;&quot;, &quot;family&quot;: &quot;Escaram\u00eds&quot;, &quot;parse-names&quot;: false, &quot;non-dropping-particle&quot;: &quot;&quot;}, {&quot;dropping-particle&quot;: &quot;&quot;, &quot;given&quot;: &quot;Elisa&quot;, &quot;suffix&quot;: &quot;&quot;, &quot;family&quot;: &quot;Docampo&quot;, &quot;parse-names&quot;: false, &quot;non-dropping-particle&quot;: &quot;&quot;}, {&quot;dropping-particle&quot;: &quot;&quot;, &quot;given&quot;: &quot;Raquel&quot;, &quot;suffix&quot;: &quot;&quot;, &quot;family&quot;: &quot;Rabionet&quot;, &quot;parse-names&quot;: false, &quot;non-dropping-particle&quot;: &quot;&quot;}], &quot;page&quot;: &quot;305-314&quot;, &quot;issued&quot;: {&quot;date-parts&quot;: [[&quot;2015&quot;]]}, &quot;abstract&quot;: &quot;In the past decade, the view on genomic structural variation (SV) has been changed completely. SVs, previously considered rare events, are now recognized as the largest source of interindividual genetic variation affecting more bases than single nucleotide polymorphisms, variable number of tandem repeats and other small genetic variants. They have also been shown to play a role in phenotypic variation and in disease. In this review, the authors will provide an introduction to SV; a short historical perspective on the research of this source of genomic variation; a description of the types of structural variants, and on how they may have arisen; and an overview on methods of detecting structural variants, focusing on the analysis of high-throughput sequencing data.&quot;, &quot;issue&quot;: &quot;5&quot;}}], &quot;schema&quot;: &quot;https://github.com/citation-style-language/schema/raw/master/csl-citation.json&quot;} RNDE4ezyEEDiZ"/><text:span text:style-name="T75">(Escaramís, Docampo, and Rabionet 2015)</text:span><text:reference-mark-end text:name="ADDIN CSL_CITATION {&quot;properties&quot;: {&quot;noteIndex&quot;: 0}, &quot;mendeley&quot;: {&quot;previouslyFormattedCitation&quot;: &quot;(Escaram\u00eds, Docampo, and Rabionet 2015)&quot;, &quot;formattedCitation&quot;: &quot;(Escaram\u00eds, Docampo, and Rabionet 2015)&quot;, &quot;plainTextFormattedCitation&quot;: &quot;(Escaram\u00eds, Docampo, and Rabionet 2015)&quot;}, &quot;citationItems&quot;: [{&quot;uris&quot;: [&quot;http://www.mendeley.com/documents/?uuid=408d1675-46ce-47e7-8b6b-5bd7ba1db18d&quot;], &quot;id&quot;: &quot;ITEM-1&quot;, &quot;itemData&quot;: {&quot;volume&quot;: &quot;14&quot;, &quot;DOI&quot;: &quot;10.1093/bfgp/elv014&quot;, &quot;ISSN&quot;: &quot;20412657&quot;, &quot;container-title&quot;: &quot;Briefings in Functional Genomics&quot;, &quot;id&quot;: &quot;ITEM-1&quot;, &quot;type&quot;: &quot;article-journal&quot;, &quot;title&quot;: &quot;A decade of structural variants: Description, history and methods to detect structural variation&quot;, &quot;author&quot;: [{&quot;dropping-particle&quot;: &quot;&quot;, &quot;given&quot;: &quot;Ge\u00f3rgia&quot;, &quot;suffix&quot;: &quot;&quot;, &quot;family&quot;: &quot;Escaram\u00eds&quot;, &quot;parse-names&quot;: false, &quot;non-dropping-particle&quot;: &quot;&quot;}, {&quot;dropping-particle&quot;: &quot;&quot;, &quot;given&quot;: &quot;Elisa&quot;, &quot;suffix&quot;: &quot;&quot;, &quot;family&quot;: &quot;Docampo&quot;, &quot;parse-names&quot;: false, &quot;non-dropping-particle&quot;: &quot;&quot;}, {&quot;dropping-particle&quot;: &quot;&quot;, &quot;given&quot;: &quot;Raquel&quot;, &quot;suffix&quot;: &quot;&quot;, &quot;family&quot;: &quot;Rabionet&quot;, &quot;parse-names&quot;: false, &quot;non-dropping-particle&quot;: &quot;&quot;}], &quot;page&quot;: &quot;305-314&quot;, &quot;issued&quot;: {&quot;date-parts&quot;: [[&quot;2015&quot;]]}, &quot;abstract&quot;: &quot;In the past decade, the view on genomic structural variation (SV) has been changed completely. SVs, previously considered rare events, are now recognized as the largest source of interindividual genetic variation affecting more bases than single nucleotide polymorphisms, variable number of tandem repeats and other small genetic variants. They have also been shown to play a role in phenotypic variation and in disease. In this review, the authors will provide an introduction to SV; a short historical perspective on the research of this source of genomic variation; a description of the types of structural variants, and on how they may have arisen; and an overview on methods of detecting structural variants, focusing on the analysis of high-throughput sequencing data.&quot;, &quot;issue&quot;: &quot;5&quot;}}], &quot;schema&quot;: &quot;https://github.com/citation-style-language/schema/raw/master/csl-citation.json&quot;} RNDE4ezyEEDiZ"/><text:span text:style-name="T109">⁠, </text:span><text:span text:style-name="T92">genic variant interpretation </text:span><text:span text:style-name="T120">supported</text:span><text:span text:style-name="T92"> by rich functional annotations make</text:span><text:span text:style-name="T107">s</text:span><text:span text:style-name="T92"> it </text:span><text:span text:style-name="T107">easier </text:span><text:span text:style-name="T92">to </text:span><text:span text:style-name="T120">shortlist </text:span><text:span text:style-name="T93">relevant variant</text:span><text:span text:style-name="T120">s, link candidate hits </text:span><text:span text:style-name="T107">to</text:span><text:span text:style-name="T92"> a biological process, </text:span><text:span text:style-name="T110">and </text:span><text:span text:style-name="T124">eventually to the disease </text:span><text:span text:style-name="T110">phenotype</text:span><text:span text:style-name="T92">. </text:span><text:span text:style-name="T119">Lowering costs of sequencing </text:span><text:span text:style-name="T121">enable </text:span><text:span text:style-name="T119">a shift </text:span><text:span text:style-name="T121">from targetted assays to whole-genome sequencing (WGS), </text:span><text:span text:style-name="T124">a </text:span><text:span text:style-name="T121">technique that </text:span>offers unparalleled diagnostic rates for monogenic disorders <text:reference-mark-start text:name="ADDIN CSL_CITATION {&quot;properties&quot;: {&quot;noteIndex&quot;: 0}, &quot;mendeley&quot;: {&quot;previouslyFormattedCitation&quot;: &quot;(Lionel et al. 2018; Gilissen et al. 2014)&quot;, &quot;formattedCitation&quot;: &quot;(Lionel et al. 2018; Gilissen et al. 2014)&quot;, &quot;plainTextFormattedCitation&quot;: &quot;(Lionel et al. 2018; Gilissen et al. 2014)&quot;}, &quot;citationItems&quot;: [{&quot;uris&quot;: [&quot;http://www.mendeley.com/documents/?uuid=b8a2b8fe-fd39-3330-a3f3-8a79aaf341ba&quot;], &quot;id&quot;: &quot;ITEM-1&quot;, &quot;itemData&quot;: {&quot;volume&quot;: &quot;20&quot;, &quot;PMID&quot;: &quot;28771251&quot;, &quot;DOI&quot;: &quot;10.1038/gim.2017.119&quot;, &quot;publisher&quot;: &quot;Nature Publishing Group&quot;, &quot;container-title&quot;: &quot;Genetics in medicine : official journal of the American College of Medical Genetics&quot;, &quot;issued&quot;: {&quot;date-parts&quot;: [[&quot;2018&quot;]]}, &quot;id&quot;: &quot;ITEM-1&quot;, &quot;type&quot;: &quot;article-journal&quot;, &quot;title&quot;: &quot;Improved diagnostic yield compared with targeted gene sequencing panels suggests a role for whole-genome sequencing as a first-tier genetic test.&quot;, &quot;author&quot;: [{&quot;dropping-particle&quot;: &quot;&quot;, &quot;given&quot;: &quot;Anath C&quot;, &quot;suffix&quot;: &quot;&quot;, &quot;family&quot;: &quot;Lionel&quot;, &quot;parse-names&quot;: false, &quot;non-dropping-particle&quot;: &quot;&quot;}, {&quot;dropping-particle&quot;: &quot;&quot;, &quot;given&quot;: &quot;Gregory&quot;, &quot;suffix&quot;: &quot;&quot;, &quot;family&quot;: &quot;Costain&quot;, &quot;parse-names&quot;: false, &quot;non-dropping-particle&quot;: &quot;&quot;}, {&quot;dropping-particle&quot;: &quot;&quot;, &quot;given&quot;: &quot;Nasim&quot;, &quot;suffix&quot;: &quot;&quot;, &quot;family&quot;: &quot;Monfared&quot;, &quot;parse-names&quot;: false, &quot;non-dropping-particle&quot;: &quot;&quot;}, {&quot;dropping-particle&quot;: &quot;&quot;, &quot;given&quot;: &quot;Susan&quot;, &quot;suffix&quot;: &quot;&quot;, &quot;family&quot;: &quot;Walker&quot;, &quot;parse-names&quot;: false, &quot;non-dropping-particle&quot;: &quot;&quot;}, {&quot;dropping-particle&quot;: &quot;&quot;, &quot;given&quot;: &quot;Miriam S&quot;, &quot;suffix&quot;: &quot;&quot;, &quot;family&quot;: &quot;Reuter&quot;, &quot;parse-names&quot;: false, &quot;non-dropping-particle&quot;: &quot;&quot;}, {&quot;dropping-particle&quot;: &quot;&quot;, &quot;given&quot;: &quot;S Mohsen&quot;, &quot;suffix&quot;: &quot;&quot;, &quot;family&quot;: &quot;Hosseini&quot;, &quot;parse-names&quot;: false, &quot;non-dropping-particle&quot;: &quot;&quot;}, {&quot;dropping-particle&quot;: &quot;&quot;, &quot;given&quot;: &quot;Bhooma&quot;, &quot;suffix&quot;: &quot;&quot;, &quot;family&quot;: &quot;Thiruvahindrapuram&quot;, &quot;parse-names&quot;: false, &quot;non-dropping-particle&quot;: &quot;&quot;}, {&quot;dropping-particle&quot;: &quot;&quot;, &quot;given&quot;: &quot;Daniele&quot;, &quot;suffix&quot;: &quot;&quot;, &quot;family&quot;: &quot;Merico&quot;, &quot;parse-names&quot;: false, &quot;non-dropping-particle&quot;: &quot;&quot;}, {&quot;dropping-particle&quot;: &quot;&quot;, &quot;given&quot;: &quot;Rebekah&quot;, &quot;suffix&quot;: &quot;&quot;, &quot;family&quot;: &quot;Jobling&quot;, &quot;parse-names&quot;: false, &quot;non-dropping-particle&quot;: &quot;&quot;}, {&quot;dropping-particle&quot;: &quot;&quot;, &quot;given&quot;: &quot;Thomas&quot;, &quot;suffix&quot;: &quot;&quot;, &quot;family&quot;: &quot;Nalpathamkalam&quot;, &quot;parse-names&quot;: false, &quot;non-dropping-particle&quot;: &quot;&quot;}, {&quot;dropping-particle&quot;: &quot;&quot;, &quot;given&quot;: &quot;Giovanna&quot;, &quot;suffix&quot;: &quot;&quot;, &quot;family&quot;: &quot;Pellecchia&quot;, &quot;parse-names&quot;: false, &quot;non-dropping-particle&quot;: &quot;&quot;}, {&quot;dropping-particle&quot;: &quot;&quot;, &quot;given&quot;: &quot;Wilson W L&quot;, &quot;suffix&quot;: &quot;&quot;, &quot;family&quot;: &quot;Sung&quot;, &quot;parse-names&quot;: false, &quot;non-dropping-particle&quot;: &quot;&quot;}, {&quot;dropping-particle&quot;: &quot;&quot;, &quot;given&quot;: &quot;Zhuozhi&quot;, &quot;suffix&quot;: &quot;&quot;, &quot;family&quot;: &quot;Wang&quot;, &quot;parse-names&quot;: false, &quot;non-dropping-particle&quot;: &quot;&quot;}, {&quot;dropping-particle&quot;: &quot;&quot;, &quot;given&quot;: &quot;Peter&quot;, &quot;suffix&quot;: &quot;&quot;, &quot;family&quot;: &quot;Bikangaga&quot;, &quot;parse-names&quot;: false, &quot;non-dropping-particle&quot;: &quot;&quot;}, {&quot;dropping-particle&quot;: &quot;&quot;, &quot;given&quot;: &quot;Cyrus&quot;, &quot;suffix&quot;: &quot;&quot;, &quot;family&quot;: &quot;Boelman&quot;, &quot;parse-names&quot;: false, &quot;non-dropping-particle&quot;: &quot;&quot;}, {&quot;dropping-particle&quot;: &quot;&quot;, &quot;given&quot;: &quot;Melissa T&quot;, &quot;suffix&quot;: &quot;&quot;, &quot;family&quot;: &quot;Carter&quot;, &quot;parse-names&quot;: false, &quot;non-dropping-particle&quot;: &quot;&quot;}, {&quot;dropping-particle&quot;: &quot;&quot;, &quot;given&quot;: &quot;Dawn&quot;, &quot;suffix&quot;: &quot;&quot;, &quot;family&quot;: &quot;Cordeiro&quot;, &quot;parse-names&quot;: false, &quot;non-dropping-particle&quot;: &quot;&quot;}, {&quot;dropping-particle&quot;: &quot;&quot;, &quot;given&quot;: &quot;Cheryl&quot;, &quot;suffix&quot;: &quot;&quot;, &quot;family&quot;: &quot;Cytrynbaum&quot;, &quot;parse-names&quot;: false, &quot;non-dropping-particle&quot;: &quot;&quot;}, {&quot;dropping-particle&quot;: &quot;&quot;, &quot;given&quot;: &quot;Sharon D&quot;, &quot;suffix&quot;: &quot;&quot;, &quot;family&quot;: &quot;Dell&quot;, &quot;parse-names&quot;: false, &quot;non-dropping-particle&quot;: &quot;&quot;}, {&quot;dropping-particle&quot;: &quot;&quot;, &quot;given&quot;: &quot;Priya&quot;, &quot;suffix&quot;: &quot;&quot;, &quot;family&quot;: &quot;Dhir&quot;, &quot;parse-names&quot;: false, &quot;non-dropping-particle&quot;: &quot;&quot;}, {&quot;dropping-particle&quot;: &quot;&quot;, &quot;given&quot;: &quot;James J&quot;, &quot;suffix&quot;: &quot;&quot;, &quot;family&quot;: &quot;Dowling&quot;, &quot;parse-names&quot;: false, &quot;non-dropping-particle&quot;: &quot;&quot;}, {&quot;dropping-particle&quot;: &quot;&quot;, &quot;given&quot;: &quot;Elise&quot;, &quot;suffix&quot;: &quot;&quot;, &quot;family&quot;: &quot;Heon&quot;, &quot;parse-names&quot;: false, &quot;non-dropping-particle&quot;: &quot;&quot;}, {&quot;dropping-particle&quot;: &quot;&quot;, &quot;given&quot;: &quot;Stacy&quot;, &quot;suffix&quot;: &quot;&quot;, &quot;family&quot;: &quot;Hewson&quot;, &quot;parse-names&quot;: false, &quot;non-dropping-particle&quot;: &quot;&quot;}, {&quot;dropping-particle&quot;: &quot;&quot;, &quot;given&quot;: &quot;Linda&quot;, &quot;suffix&quot;: &quot;&quot;, &quot;family&quot;: &quot;Hiraki&quot;, &quot;parse-names&quot;: false, &quot;non-dropping-particle&quot;: &quot;&quot;}, {&quot;dropping-particle&quot;: &quot;&quot;, &quot;given&quot;: &quot;Michal&quot;, &quot;suffix&quot;: &quot;&quot;, &quot;family&quot;: &quot;Inbar-Feigenberg&quot;, &quot;parse-names&quot;: false, &quot;non-dropping-particle&quot;: &quot;&quot;}, {&quot;dropping-particle&quot;: &quot;&quot;, &quot;given&quot;: &quot;Regan&quot;, &quot;suffix&quot;: &quot;&quot;, &quot;family&quot;: &quot;Klatt&quot;, &quot;parse-names&quot;: false, &quot;non-dropping-particle&quot;: &quot;&quot;}, {&quot;dropping-particle&quot;: &quot;&quot;, &quot;given&quot;: &quot;Jonathan&quot;, &quot;suffix&quot;: &quot;&quot;, &quot;family&quot;: &quot;Kronick&quot;, &quot;parse-names&quot;: false, &quot;non-dropping-particle&quot;: &quot;&quot;}, {&quot;dropping-particle&quot;: &quot;&quot;, &quot;given&quot;: &quot;Ronald M&quot;, &quot;suffix&quot;: &quot;&quot;, &quot;family&quot;: &quot;Laxer&quot;, &quot;parse-names&quot;: false, &quot;non-dropping-particle&quot;: &quot;&quot;}, {&quot;dropping-particle&quot;: &quot;&quot;, &quot;given&quot;: &quot;Christoph&quot;, &quot;suffix&quot;: &quot;&quot;, &quot;family&quot;: &quot;Licht&quot;, &quot;parse-names&quot;: false, &quot;non-dropping-particle&quot;: &quot;&quot;}, {&quot;dropping-particle&quot;: &quot;&quot;, &quot;given&quot;: &quot;Heather&quot;, &quot;suffix&quot;: &quot;&quot;, &quot;family&quot;: &quot;MacDonald&quot;, &quot;parse-names&quot;: false, &quot;non-dropping-particle&quot;: &quot;&quot;}, {&quot;dropping-particle&quot;: &quot;&quot;, &quot;given&quot;: &quot;Saadet&quot;, &quot;suffix&quot;: &quot;&quot;, &quot;family&quot;: &quot;Mercimek-Andrews&quot;, &quot;parse-names&quot;: false, &quot;non-dropping-particle&quot;: &quot;&quot;}, {&quot;dropping-particle&quot;: &quot;&quot;, &quot;given&quot;: &quot;Roberto&quot;, &quot;suffix&quot;: &quot;&quot;, &quot;family&quot;: &quot;Mendoza-Londono&quot;, &quot;parse-names&quot;: false, &quot;non-dropping-particle&quot;: &quot;&quot;}, {&quot;dropping-particle&quot;: &quot;&quot;, &quot;given&quot;: &quot;Tino&quot;, &quot;suffix&quot;: &quot;&quot;, &quot;family&quot;: &quot;Piscione&quot;, &quot;parse-names&quot;: false, &quot;non-dropping-particle&quot;: &quot;&quot;}, {&quot;dropping-particle&quot;: &quot;&quot;, &quot;given&quot;: &quot;Rayfel&quot;, &quot;suffix&quot;: &quot;&quot;, &quot;family&quot;: &quot;Schneider&quot;, &quot;parse-names&quot;: false, &quot;non-dropping-particle&quot;: &quot;&quot;}, {&quot;dropping-particle&quot;: &quot;&quot;, &quot;given&quot;: &quot;Andreas&quot;, &quot;suffix&quot;: &quot;&quot;, &quot;family&quot;: &quot;Schulze&quot;, &quot;parse-names&quot;: false, &quot;non-dropping-particle&quot;: &quot;&quot;}, {&quot;dropping-particle&quot;: &quot;&quot;, &quot;given&quot;: &quot;Earl&quot;, &quot;suffix&quot;: &quot;&quot;, &quot;family&quot;: &quot;Silverman&quot;, &quot;parse-names&quot;: false, &quot;non-dropping-particle&quot;: &quot;&quot;}, {&quot;dropping-particle&quot;: &quot;&quot;, &quot;given&quot;: &quot;Komudi&quot;, &quot;suffix&quot;: &quot;&quot;, &quot;family&quot;: &quot;Siriwardena&quot;, &quot;parse-names&quot;: false, &quot;non-dropping-particle&quot;: &quot;&quot;}, {&quot;dropping-particle&quot;: &quot;&quot;, &quot;given&quot;: &quot;O Carter&quot;, &quot;suffix&quot;: &quot;&quot;, &quot;family&quot;: &quot;Snead&quot;, &quot;parse-names&quot;: false, &quot;non-dropping-particle&quot;: &quot;&quot;}, {&quot;dropping-particle&quot;: &quot;&quot;, &quot;given&quot;: &quot;Neal&quot;, &quot;suffix&quot;: &quot;&quot;, &quot;family&quot;: &quot;Sondheimer&quot;, &quot;parse-names&quot;: false, &quot;non-dropping-particle&quot;: &quot;&quot;}, {&quot;dropping-particle&quot;: &quot;&quot;, &quot;given&quot;: &quot;Joanne&quot;, &quot;suffix&quot;: &quot;&quot;, &quot;family&quot;: &quot;Sutherland&quot;, &quot;parse-names&quot;: false, &quot;non-dropping-particle&quot;: &quot;&quot;}, {&quot;dropping-particle&quot;: &quot;&quot;, &quot;given&quot;: &quot;Ajoy&quot;, &quot;suffix&quot;: &quot;&quot;, &quot;family&quot;: &quot;Vincent&quot;, &quot;parse-names&quot;: false, &quot;non-dropping-particle&quot;: &quot;&quot;}, {&quot;dropping-particle&quot;: &quot;&quot;, &quot;given&quot;: &quot;Jonathan D&quot;, &quot;suffix&quot;: &quot;&quot;, &quot;family&quot;: &quot;Wasserman&quot;, &quot;parse-names&quot;: false, &quot;non-dropping-particle&quot;: &quot;&quot;}, {&quot;dropping-particle&quot;: &quot;&quot;, &quot;given&quot;: &quot;Rosanna&quot;, &quot;suffix&quot;: &quot;&quot;, &quot;family&quot;: &quot;Weksberg&quot;, &quot;parse-names&quot;: false, &quot;non-dropping-particle&quot;: &quot;&quot;}, {&quot;dropping-particle&quot;: &quot;&quot;, &quot;given&quot;: &quot;Cheryl&quot;, &quot;suffix&quot;: &quot;&quot;, &quot;family&quot;: &quot;Shuman&quot;, &quot;parse-names&quot;: false, &quot;non-dropping-particle&quot;: &quot;&quot;}, {&quot;dropping-particle&quot;: &quot;&quot;, &quot;given&quot;: &quot;Chris&quot;, &quot;suffix&quot;: &quot;&quot;, &quot;family&quot;: &quot;Carew&quot;, &quot;parse-names&quot;: false, &quot;non-dropping-particle&quot;: &quot;&quot;}, {&quot;dropping-particle&quot;: &quot;&quot;, &quot;given&quot;: &quot;Michael J&quot;, &quot;suffix&quot;: &quot;&quot;, &quot;family&quot;: &quot;Szego&quot;, &quot;parse-names&quot;: false, &quot;non-dropping-particle&quot;: &quot;&quot;}, {&quot;dropping-particle&quot;: &quot;&quot;, &quot;given&quot;: &quot;Robin Z&quot;, &quot;suffix&quot;: &quot;&quot;, &quot;family&quot;: &quot;Hayeems&quot;, &quot;parse-names&quot;: false, &quot;non-dropping-particle&quot;: &quot;&quot;}, {&quot;dropping-particle&quot;: &quot;&quot;, &quot;given&quot;: &quot;Raveen&quot;, &quot;suffix&quot;: &quot;&quot;, &quot;family&quot;: &quot;Basran&quot;, &quot;parse-names&quot;: false, &quot;non-dropping-particle&quot;: &quot;&quot;}, {&quot;dropping-particle&quot;: &quot;&quot;, &quot;given&quot;: &quot;Dimitri J&quot;, &quot;suffix&quot;: &quot;&quot;, &quot;family&quot;: &quot;Stavropoulos&quot;, &quot;parse-names&quot;: false, &quot;non-dropping-particle&quot;: &quot;&quot;}, {&quot;dropping-particle&quot;: &quot;&quot;, &quot;given&quot;: &quot;Peter N&quot;, &quot;suffix&quot;: &quot;&quot;, &quot;family&quot;: &quot;Ray&quot;, &quot;parse-names&quot;: false, &quot;non-dropping-particle&quot;: &quot;&quot;}, {&quot;dropping-particle&quot;: &quot;&quot;, &quot;given&quot;: &quot;Sarah&quot;, &quot;suffix&quot;: &quot;&quot;, &quot;family&quot;: &quot;Bowdin&quot;, &quot;parse-names&quot;: false, &quot;non-dropping-particle&quot;: &quot;&quot;}, {&quot;dropping-particle&quot;: &quot;&quot;, &quot;given&quot;: &quot;M Stephen&quot;, &quot;suffix&quot;: &quot;&quot;, &quot;family&quot;: &quot;Meyn&quot;, &quot;parse-names&quot;: false, &quot;non-dropping-particle&quot;: &quot;&quot;}, {&quot;dropping-particle&quot;: &quot;&quot;, &quot;given&quot;: &quot;Ronald D&quot;, &quot;suffix&quot;: &quot;&quot;, &quot;family&quot;: &quot;Cohn&quot;, &quot;parse-names&quot;: false, &quot;non-dropping-particle&quot;: &quot;&quot;}, {&quot;dropping-particle&quot;: &quot;&quot;, &quot;given&quot;: &quot;Stephen W&quot;, &quot;suffix&quot;: &quot;&quot;, &quot;family&quot;: &quot;Scherer&quot;, &quot;parse-names&quot;: false, &quot;non-dropping-particle&quot;: &quot;&quot;}, {&quot;dropping-particle&quot;: &quot;&quot;, &quot;given&quot;: &quot;Christian R&quot;, &quot;suffix&quot;: &quot;&quot;, &quot;family&quot;: &quot;Marshall&quot;, &quot;parse-names&quot;: false, &quot;non-dropping-particle&quot;: &quot;&quot;}], &quot;page&quot;: &quot;435-443&quot;, &quot;ISSN&quot;: &quot;1530-0366&quot;, &quot;abstract&quot;: &quot;PurposeGenetic testing is an integral diagnostic component of pediatric medicine. Standard of care is often a time-consuming stepwise approach involving chromosomal microarray analysis and targeted gene sequencing panels, which can be costly and inconclusive. Whole-genome sequencing (WGS) provides a comprehensive testing platform that has the potential to streamline genetic assessments, but there are limited comparative data to guide its clinical use.MethodsWe prospectively recruited 103 patients from pediatric non-genetic subspecialty clinics, each with a clinical phenotype suggestive of an underlying genetic disorder, and compared the diagnostic yield and coverage of WGS with those of conventional genetic testing.ResultsWGS identified diagnostic variants in 41% of individuals, representing a significant increase over conventional testing results (24%; P\u2009=\u20090.01). Genes clinically sequenced in the cohort (n\u2009=\u20091,226) were well covered by WGS, with a median exonic coverage of 40 \u00d7 \u00b18 \u00d7 (mean \u00b1SD). All the molecular diagnoses made by conventional methods were captured by WGS. The 18 new diagnoses made with WGS included structural and non-exonic sequence variants not detectable with whole-exome sequencing, and confirmed recent disease associations with the genes PIGG, RNU4ATAC, TRIO, and UNC13A.ConclusionWGS as a primary clinical test provided a higher diagnostic yield than conventional genetic testing in a clinically heterogeneous cohort.&quot;, &quot;issue&quot;: &quot;4&quot;}}, {&quot;uris&quot;: [&quot;http://www.mendeley.com/documents/?uuid=3c25ab43-4986-4702-acb0-6c7aa286e2ed&quot;], &quot;id&quot;: &quot;ITEM-2&quot;, &quot;itemData&quot;: {&quot;volume&quot;: &quot;511&quot;, &quot;DOI&quot;: &quot;10.1038/nature13394&quot;, &quot;publisher&quot;: &quot;Nature Publishing Group&quot;, &quot;container-title&quot;: &quot;Nature&quot;, &quot;issued&quot;: {&quot;date-parts&quot;: [[&quot;2014&quot;]]}, &quot;id&quot;: &quot;ITEM-2&quot;, &quot;type&quot;: &quot;article-journal&quot;, &quot;title&quot;: &quot;Genome sequencing identifies major causes of severe intellectual disability&quot;, &quot;author&quot;: [{&quot;dropping-particle&quot;: &quot;&quot;, &quot;given&quot;: &quot;Christian&quot;, &quot;suffix&quot;: &quot;&quot;, &quot;family&quot;: &quot;Gilissen&quot;, &quot;parse-names&quot;: false, &quot;non-dropping-particle&quot;: &quot;&quot;}, {&quot;dropping-particle&quot;: &quot;&quot;, &quot;given&quot;: &quot;Jayne Y.&quot;, &quot;suffix&quot;: &quot;&quot;, &quot;family&quot;: &quot;Hehir-Kwa&quot;, &quot;parse-names&quot;: false, &quot;non-dropping-particle&quot;: &quot;&quot;}, {&quot;dropping-particle&quot;: &quot;&quot;, &quot;given&quot;: &quot;Djie Tjwan&quot;, &quot;suffix&quot;: &quot;&quot;, &quot;family&quot;: &quot;Thung&quot;, &quot;parse-names&quot;: false, &quot;non-dropping-particle&quot;: &quot;&quot;}, {&quot;dropping-particle&quot;: &quot;&quot;, &quot;given&quot;: &quot;Maartje&quot;, &quot;suffix&quot;: &quot;&quot;, &quot;family&quot;: &quot;Vorst&quot;, &quot;parse-names&quot;: false, &quot;non-dropping-particle&quot;: &quot;van de&quot;}, {&quot;dropping-particle&quot;: &quot;&quot;, &quot;given&quot;: &quot;Bregje W. M.&quot;, &quot;suffix&quot;: &quot;&quot;, &quot;family&quot;: &quot;Bon&quot;, &quot;parse-names&quot;: false, &quot;non-dropping-particle&quot;: &quot;van&quot;}, {&quot;dropping-particle&quot;: &quot;&quot;, &quot;given&quot;: &quot;Marjolein H.&quot;, &quot;suffix&quot;: &quot;&quot;, &quot;family&quot;: &quot;Willemsen&quot;, &quot;parse-names&quot;: false, &quot;non-dropping-particle&quot;: &quot;&quot;}, {&quot;dropping-particle&quot;: &quot;&quot;, &quot;given&quot;: &quot;Michael&quot;, &quot;suffix&quot;: &quot;&quot;, &quot;family&quot;: &quot;Kwint&quot;, &quot;parse-names&quot;: false, &quot;non-dropping-particle&quot;: &quot;&quot;}, {&quot;dropping-particle&quot;: &quot;&quot;, &quot;given&quot;: &quot;Irene M.&quot;, &quot;suffix&quot;: &quot;&quot;, &quot;family&quot;: &quot;Janssen&quot;, &quot;parse-names&quot;: false, &quot;non-dropping-particle&quot;: &quot;&quot;}, {&quot;dropping-particle&quot;: &quot;&quot;, &quot;given&quot;: &quot;Alexander&quot;, &quot;suffix&quot;: &quot;&quot;, &quot;family&quot;: &quot;Hoischen&quot;, &quot;parse-names&quot;: false, &quot;non-dropping-particle&quot;: &quot;&quot;}, {&quot;dropping-particle&quot;: &quot;&quot;, &quot;given&quot;: &quot;Annette&quot;, &quot;suffix&quot;: &quot;&quot;, &quot;family&quot;: &quot;Schenck&quot;, &quot;parse-names&quot;: false, &quot;non-dropping-particle&quot;: &quot;&quot;}, {&quot;dropping-particle&quot;: &quot;&quot;, &quot;given&quot;: &quot;Richard&quot;, &quot;suffix&quot;: &quot;&quot;, &quot;family&quot;: &quot;Leach&quot;, &quot;parse-names&quot;: false, &quot;non-dropping-particle&quot;: &quot;&quot;}, {&quot;dropping-particle&quot;: &quot;&quot;, &quot;given&quot;: &quot;Robert&quot;, &quot;suffix&quot;: &quot;&quot;, &quot;family&quot;: &quot;Klein&quot;, &quot;parse-names&quot;: false, &quot;non-dropping-particle&quot;: &quot;&quot;}, {&quot;dropping-particle&quot;: &quot;&quot;, &quot;given&quot;: &quot;Rick&quot;, &quot;suffix&quot;: &quot;&quot;, &quot;family&quot;: &quot;Tearle&quot;, &quot;parse-names&quot;: false, &quot;non-dropping-particle&quot;: &quot;&quot;}, {&quot;dropping-particle&quot;: &quot;&quot;, &quot;given&quot;: &quot;Tan&quot;, &quot;suffix&quot;: &quot;&quot;, &quot;family&quot;: &quot;Bo&quot;, &quot;parse-names&quot;: false, &quot;non-dropping-particle&quot;: &quot;&quot;}, {&quot;dropping-particle&quot;: &quot;&quot;, &quot;given&quot;: &quot;Rolph&quot;, &quot;suffix&quot;: &quot;&quot;, &quot;family&quot;: &quot;Pfundt&quot;, &quot;parse-names&quot;: false, &quot;non-dropping-particle&quot;: &quot;&quot;}, {&quot;dropping-particle&quot;: &quot;&quot;, &quot;given&quot;: &quot;Helger G.&quot;, &quot;suffix&quot;: &quot;&quot;, &quot;family&quot;: &quot;Yntema&quot;, &quot;parse-names&quot;: false, &quot;non-dropping-particle&quot;: &quot;&quot;}, {&quot;dropping-particle&quot;: &quot;&quot;, &quot;given&quot;: &quot;Bert B. A.&quot;, &quot;suffix&quot;: &quot;&quot;, &quot;family&quot;: &quot;Vries&quot;, &quot;parse-names&quot;: false, &quot;non-dropping-particle&quot;: &quot;de&quot;}, {&quot;dropping-particle&quot;: &quot;&quot;, &quot;given&quot;: &quot;Tjitske&quot;, &quot;suffix&quot;: &quot;&quot;, &quot;family&quot;: &quot;Kleefstra&quot;, &quot;parse-names&quot;: false, &quot;non-dropping-particle&quot;: &quot;&quot;}, {&quot;dropping-particle&quot;: &quot;&quot;, &quot;given&quot;: &quot;Han G.&quot;, &quot;suffix&quot;: &quot;&quot;, &quot;family&quot;: &quot;Brunner&quot;, &quot;parse-names&quot;: false, &quot;non-dropping-particle&quot;: &quot;&quot;}, {&quot;dropping-particle&quot;: &quot;&quot;, &quot;given&quot;: &quot;Lisenka E. L. M.&quot;, &quot;suffix&quot;: &quot;&quot;, &quot;family&quot;: &quot;Vissers&quot;, &quot;parse-names&quot;: false, &quot;non-dropping-particle&quot;: &quot;&quot;}, {&quot;dropping-particle&quot;: &quot;&quot;, &quot;given&quot;: &quot;Joris A.&quot;, &quot;suffix&quot;: &quot;&quot;, &quot;family&quot;: &quot;Veltman&quot;, &quot;parse-names&quot;: false, &quot;non-dropping-particle&quot;: &quot;&quot;}], &quot;page&quot;: &quot;344-347&quot;, &quot;ISSN&quot;: &quot;0028-0836&quot;, &quot;issue&quot;: &quot;7509&quot;}}], &quot;schema&quot;: &quot;https://github.com/citation-style-language/schema/raw/master/csl-citation.json&quot;} RNDN6eQwCMZXJ"/>(Lionel et al. 2018; Gilissen et al. 2014)<text:reference-mark-end text:name="ADDIN CSL_CITATION {&quot;properties&quot;: {&quot;noteIndex&quot;: 0}, &quot;mendeley&quot;: {&quot;previouslyFormattedCitation&quot;: &quot;(Lionel et al. 2018; Gilissen et al. 2014)&quot;, &quot;formattedCitation&quot;: &quot;(Lionel et al. 2018; Gilissen et al. 2014)&quot;, &quot;plainTextFormattedCitation&quot;: &quot;(Lionel et al. 2018; Gilissen et al. 2014)&quot;}, &quot;citationItems&quot;: [{&quot;uris&quot;: [&quot;http://www.mendeley.com/documents/?uuid=b8a2b8fe-fd39-3330-a3f3-8a79aaf341ba&quot;], &quot;id&quot;: &quot;ITEM-1&quot;, &quot;itemData&quot;: {&quot;volume&quot;: &quot;20&quot;, &quot;PMID&quot;: &quot;28771251&quot;, &quot;DOI&quot;: &quot;10.1038/gim.2017.119&quot;, &quot;publisher&quot;: &quot;Nature Publishing Group&quot;, &quot;container-title&quot;: &quot;Genetics in medicine : official journal of the American College of Medical Genetics&quot;, &quot;issued&quot;: {&quot;date-parts&quot;: [[&quot;2018&quot;]]}, &quot;id&quot;: &quot;ITEM-1&quot;, &quot;type&quot;: &quot;article-journal&quot;, &quot;title&quot;: &quot;Improved diagnostic yield compared with targeted gene sequencing panels suggests a role for whole-genome sequencing as a first-tier genetic test.&quot;, &quot;author&quot;: [{&quot;dropping-particle&quot;: &quot;&quot;, &quot;given&quot;: &quot;Anath C&quot;, &quot;suffix&quot;: &quot;&quot;, &quot;family&quot;: &quot;Lionel&quot;, &quot;parse-names&quot;: false, &quot;non-dropping-particle&quot;: &quot;&quot;}, {&quot;dropping-particle&quot;: &quot;&quot;, &quot;given&quot;: &quot;Gregory&quot;, &quot;suffix&quot;: &quot;&quot;, &quot;family&quot;: &quot;Costain&quot;, &quot;parse-names&quot;: false, &quot;non-dropping-particle&quot;: &quot;&quot;}, {&quot;dropping-particle&quot;: &quot;&quot;, &quot;given&quot;: &quot;Nasim&quot;, &quot;suffix&quot;: &quot;&quot;, &quot;family&quot;: &quot;Monfared&quot;, &quot;parse-names&quot;: false, &quot;non-dropping-particle&quot;: &quot;&quot;}, {&quot;dropping-particle&quot;: &quot;&quot;, &quot;given&quot;: &quot;Susan&quot;, &quot;suffix&quot;: &quot;&quot;, &quot;family&quot;: &quot;Walker&quot;, &quot;parse-names&quot;: false, &quot;non-dropping-particle&quot;: &quot;&quot;}, {&quot;dropping-particle&quot;: &quot;&quot;, &quot;given&quot;: &quot;Miriam S&quot;, &quot;suffix&quot;: &quot;&quot;, &quot;family&quot;: &quot;Reuter&quot;, &quot;parse-names&quot;: false, &quot;non-dropping-particle&quot;: &quot;&quot;}, {&quot;dropping-particle&quot;: &quot;&quot;, &quot;given&quot;: &quot;S Mohsen&quot;, &quot;suffix&quot;: &quot;&quot;, &quot;family&quot;: &quot;Hosseini&quot;, &quot;parse-names&quot;: false, &quot;non-dropping-particle&quot;: &quot;&quot;}, {&quot;dropping-particle&quot;: &quot;&quot;, &quot;given&quot;: &quot;Bhooma&quot;, &quot;suffix&quot;: &quot;&quot;, &quot;family&quot;: &quot;Thiruvahindrapuram&quot;, &quot;parse-names&quot;: false, &quot;non-dropping-particle&quot;: &quot;&quot;}, {&quot;dropping-particle&quot;: &quot;&quot;, &quot;given&quot;: &quot;Daniele&quot;, &quot;suffix&quot;: &quot;&quot;, &quot;family&quot;: &quot;Merico&quot;, &quot;parse-names&quot;: false, &quot;non-dropping-particle&quot;: &quot;&quot;}, {&quot;dropping-particle&quot;: &quot;&quot;, &quot;given&quot;: &quot;Rebekah&quot;, &quot;suffix&quot;: &quot;&quot;, &quot;family&quot;: &quot;Jobling&quot;, &quot;parse-names&quot;: false, &quot;non-dropping-particle&quot;: &quot;&quot;}, {&quot;dropping-particle&quot;: &quot;&quot;, &quot;given&quot;: &quot;Thomas&quot;, &quot;suffix&quot;: &quot;&quot;, &quot;family&quot;: &quot;Nalpathamkalam&quot;, &quot;parse-names&quot;: false, &quot;non-dropping-particle&quot;: &quot;&quot;}, {&quot;dropping-particle&quot;: &quot;&quot;, &quot;given&quot;: &quot;Giovanna&quot;, &quot;suffix&quot;: &quot;&quot;, &quot;family&quot;: &quot;Pellecchia&quot;, &quot;parse-names&quot;: false, &quot;non-dropping-particle&quot;: &quot;&quot;}, {&quot;dropping-particle&quot;: &quot;&quot;, &quot;given&quot;: &quot;Wilson W L&quot;, &quot;suffix&quot;: &quot;&quot;, &quot;family&quot;: &quot;Sung&quot;, &quot;parse-names&quot;: false, &quot;non-dropping-particle&quot;: &quot;&quot;}, {&quot;dropping-particle&quot;: &quot;&quot;, &quot;given&quot;: &quot;Zhuozhi&quot;, &quot;suffix&quot;: &quot;&quot;, &quot;family&quot;: &quot;Wang&quot;, &quot;parse-names&quot;: false, &quot;non-dropping-particle&quot;: &quot;&quot;}, {&quot;dropping-particle&quot;: &quot;&quot;, &quot;given&quot;: &quot;Peter&quot;, &quot;suffix&quot;: &quot;&quot;, &quot;family&quot;: &quot;Bikangaga&quot;, &quot;parse-names&quot;: false, &quot;non-dropping-particle&quot;: &quot;&quot;}, {&quot;dropping-particle&quot;: &quot;&quot;, &quot;given&quot;: &quot;Cyrus&quot;, &quot;suffix&quot;: &quot;&quot;, &quot;family&quot;: &quot;Boelman&quot;, &quot;parse-names&quot;: false, &quot;non-dropping-particle&quot;: &quot;&quot;}, {&quot;dropping-particle&quot;: &quot;&quot;, &quot;given&quot;: &quot;Melissa T&quot;, &quot;suffix&quot;: &quot;&quot;, &quot;family&quot;: &quot;Carter&quot;, &quot;parse-names&quot;: false, &quot;non-dropping-particle&quot;: &quot;&quot;}, {&quot;dropping-particle&quot;: &quot;&quot;, &quot;given&quot;: &quot;Dawn&quot;, &quot;suffix&quot;: &quot;&quot;, &quot;family&quot;: &quot;Cordeiro&quot;, &quot;parse-names&quot;: false, &quot;non-dropping-particle&quot;: &quot;&quot;}, {&quot;dropping-particle&quot;: &quot;&quot;, &quot;given&quot;: &quot;Cheryl&quot;, &quot;suffix&quot;: &quot;&quot;, &quot;family&quot;: &quot;Cytrynbaum&quot;, &quot;parse-names&quot;: false, &quot;non-dropping-particle&quot;: &quot;&quot;}, {&quot;dropping-particle&quot;: &quot;&quot;, &quot;given&quot;: &quot;Sharon D&quot;, &quot;suffix&quot;: &quot;&quot;, &quot;family&quot;: &quot;Dell&quot;, &quot;parse-names&quot;: false, &quot;non-dropping-particle&quot;: &quot;&quot;}, {&quot;dropping-particle&quot;: &quot;&quot;, &quot;given&quot;: &quot;Priya&quot;, &quot;suffix&quot;: &quot;&quot;, &quot;family&quot;: &quot;Dhir&quot;, &quot;parse-names&quot;: false, &quot;non-dropping-particle&quot;: &quot;&quot;}, {&quot;dropping-particle&quot;: &quot;&quot;, &quot;given&quot;: &quot;James J&quot;, &quot;suffix&quot;: &quot;&quot;, &quot;family&quot;: &quot;Dowling&quot;, &quot;parse-names&quot;: false, &quot;non-dropping-particle&quot;: &quot;&quot;}, {&quot;dropping-particle&quot;: &quot;&quot;, &quot;given&quot;: &quot;Elise&quot;, &quot;suffix&quot;: &quot;&quot;, &quot;family&quot;: &quot;Heon&quot;, &quot;parse-names&quot;: false, &quot;non-dropping-particle&quot;: &quot;&quot;}, {&quot;dropping-particle&quot;: &quot;&quot;, &quot;given&quot;: &quot;Stacy&quot;, &quot;suffix&quot;: &quot;&quot;, &quot;family&quot;: &quot;Hewson&quot;, &quot;parse-names&quot;: false, &quot;non-dropping-particle&quot;: &quot;&quot;}, {&quot;dropping-particle&quot;: &quot;&quot;, &quot;given&quot;: &quot;Linda&quot;, &quot;suffix&quot;: &quot;&quot;, &quot;family&quot;: &quot;Hiraki&quot;, &quot;parse-names&quot;: false, &quot;non-dropping-particle&quot;: &quot;&quot;}, {&quot;dropping-particle&quot;: &quot;&quot;, &quot;given&quot;: &quot;Michal&quot;, &quot;suffix&quot;: &quot;&quot;, &quot;family&quot;: &quot;Inbar-Feigenberg&quot;, &quot;parse-names&quot;: false, &quot;non-dropping-particle&quot;: &quot;&quot;}, {&quot;dropping-particle&quot;: &quot;&quot;, &quot;given&quot;: &quot;Regan&quot;, &quot;suffix&quot;: &quot;&quot;, &quot;family&quot;: &quot;Klatt&quot;, &quot;parse-names&quot;: false, &quot;non-dropping-particle&quot;: &quot;&quot;}, {&quot;dropping-particle&quot;: &quot;&quot;, &quot;given&quot;: &quot;Jonathan&quot;, &quot;suffix&quot;: &quot;&quot;, &quot;family&quot;: &quot;Kronick&quot;, &quot;parse-names&quot;: false, &quot;non-dropping-particle&quot;: &quot;&quot;}, {&quot;dropping-particle&quot;: &quot;&quot;, &quot;given&quot;: &quot;Ronald M&quot;, &quot;suffix&quot;: &quot;&quot;, &quot;family&quot;: &quot;Laxer&quot;, &quot;parse-names&quot;: false, &quot;non-dropping-particle&quot;: &quot;&quot;}, {&quot;dropping-particle&quot;: &quot;&quot;, &quot;given&quot;: &quot;Christoph&quot;, &quot;suffix&quot;: &quot;&quot;, &quot;family&quot;: &quot;Licht&quot;, &quot;parse-names&quot;: false, &quot;non-dropping-particle&quot;: &quot;&quot;}, {&quot;dropping-particle&quot;: &quot;&quot;, &quot;given&quot;: &quot;Heather&quot;, &quot;suffix&quot;: &quot;&quot;, &quot;family&quot;: &quot;MacDonald&quot;, &quot;parse-names&quot;: false, &quot;non-dropping-particle&quot;: &quot;&quot;}, {&quot;dropping-particle&quot;: &quot;&quot;, &quot;given&quot;: &quot;Saadet&quot;, &quot;suffix&quot;: &quot;&quot;, &quot;family&quot;: &quot;Mercimek-Andrews&quot;, &quot;parse-names&quot;: false, &quot;non-dropping-particle&quot;: &quot;&quot;}, {&quot;dropping-particle&quot;: &quot;&quot;, &quot;given&quot;: &quot;Roberto&quot;, &quot;suffix&quot;: &quot;&quot;, &quot;family&quot;: &quot;Mendoza-Londono&quot;, &quot;parse-names&quot;: false, &quot;non-dropping-particle&quot;: &quot;&quot;}, {&quot;dropping-particle&quot;: &quot;&quot;, &quot;given&quot;: &quot;Tino&quot;, &quot;suffix&quot;: &quot;&quot;, &quot;family&quot;: &quot;Piscione&quot;, &quot;parse-names&quot;: false, &quot;non-dropping-particle&quot;: &quot;&quot;}, {&quot;dropping-particle&quot;: &quot;&quot;, &quot;given&quot;: &quot;Rayfel&quot;, &quot;suffix&quot;: &quot;&quot;, &quot;family&quot;: &quot;Schneider&quot;, &quot;parse-names&quot;: false, &quot;non-dropping-particle&quot;: &quot;&quot;}, {&quot;dropping-particle&quot;: &quot;&quot;, &quot;given&quot;: &quot;Andreas&quot;, &quot;suffix&quot;: &quot;&quot;, &quot;family&quot;: &quot;Schulze&quot;, &quot;parse-names&quot;: false, &quot;non-dropping-particle&quot;: &quot;&quot;}, {&quot;dropping-particle&quot;: &quot;&quot;, &quot;given&quot;: &quot;Earl&quot;, &quot;suffix&quot;: &quot;&quot;, &quot;family&quot;: &quot;Silverman&quot;, &quot;parse-names&quot;: false, &quot;non-dropping-particle&quot;: &quot;&quot;}, {&quot;dropping-particle&quot;: &quot;&quot;, &quot;given&quot;: &quot;Komudi&quot;, &quot;suffix&quot;: &quot;&quot;, &quot;family&quot;: &quot;Siriwardena&quot;, &quot;parse-names&quot;: false, &quot;non-dropping-particle&quot;: &quot;&quot;}, {&quot;dropping-particle&quot;: &quot;&quot;, &quot;given&quot;: &quot;O Carter&quot;, &quot;suffix&quot;: &quot;&quot;, &quot;family&quot;: &quot;Snead&quot;, &quot;parse-names&quot;: false, &quot;non-dropping-particle&quot;: &quot;&quot;}, {&quot;dropping-particle&quot;: &quot;&quot;, &quot;given&quot;: &quot;Neal&quot;, &quot;suffix&quot;: &quot;&quot;, &quot;family&quot;: &quot;Sondheimer&quot;, &quot;parse-names&quot;: false, &quot;non-dropping-particle&quot;: &quot;&quot;}, {&quot;dropping-particle&quot;: &quot;&quot;, &quot;given&quot;: &quot;Joanne&quot;, &quot;suffix&quot;: &quot;&quot;, &quot;family&quot;: &quot;Sutherland&quot;, &quot;parse-names&quot;: false, &quot;non-dropping-particle&quot;: &quot;&quot;}, {&quot;dropping-particle&quot;: &quot;&quot;, &quot;given&quot;: &quot;Ajoy&quot;, &quot;suffix&quot;: &quot;&quot;, &quot;family&quot;: &quot;Vincent&quot;, &quot;parse-names&quot;: false, &quot;non-dropping-particle&quot;: &quot;&quot;}, {&quot;dropping-particle&quot;: &quot;&quot;, &quot;given&quot;: &quot;Jonathan D&quot;, &quot;suffix&quot;: &quot;&quot;, &quot;family&quot;: &quot;Wasserman&quot;, &quot;parse-names&quot;: false, &quot;non-dropping-particle&quot;: &quot;&quot;}, {&quot;dropping-particle&quot;: &quot;&quot;, &quot;given&quot;: &quot;Rosanna&quot;, &quot;suffix&quot;: &quot;&quot;, &quot;family&quot;: &quot;Weksberg&quot;, &quot;parse-names&quot;: false, &quot;non-dropping-particle&quot;: &quot;&quot;}, {&quot;dropping-particle&quot;: &quot;&quot;, &quot;given&quot;: &quot;Cheryl&quot;, &quot;suffix&quot;: &quot;&quot;, &quot;family&quot;: &quot;Shuman&quot;, &quot;parse-names&quot;: false, &quot;non-dropping-particle&quot;: &quot;&quot;}, {&quot;dropping-particle&quot;: &quot;&quot;, &quot;given&quot;: &quot;Chris&quot;, &quot;suffix&quot;: &quot;&quot;, &quot;family&quot;: &quot;Carew&quot;, &quot;parse-names&quot;: false, &quot;non-dropping-particle&quot;: &quot;&quot;}, {&quot;dropping-particle&quot;: &quot;&quot;, &quot;given&quot;: &quot;Michael J&quot;, &quot;suffix&quot;: &quot;&quot;, &quot;family&quot;: &quot;Szego&quot;, &quot;parse-names&quot;: false, &quot;non-dropping-particle&quot;: &quot;&quot;}, {&quot;dropping-particle&quot;: &quot;&quot;, &quot;given&quot;: &quot;Robin Z&quot;, &quot;suffix&quot;: &quot;&quot;, &quot;family&quot;: &quot;Hayeems&quot;, &quot;parse-names&quot;: false, &quot;non-dropping-particle&quot;: &quot;&quot;}, {&quot;dropping-particle&quot;: &quot;&quot;, &quot;given&quot;: &quot;Raveen&quot;, &quot;suffix&quot;: &quot;&quot;, &quot;family&quot;: &quot;Basran&quot;, &quot;parse-names&quot;: false, &quot;non-dropping-particle&quot;: &quot;&quot;}, {&quot;dropping-particle&quot;: &quot;&quot;, &quot;given&quot;: &quot;Dimitri J&quot;, &quot;suffix&quot;: &quot;&quot;, &quot;family&quot;: &quot;Stavropoulos&quot;, &quot;parse-names&quot;: false, &quot;non-dropping-particle&quot;: &quot;&quot;}, {&quot;dropping-particle&quot;: &quot;&quot;, &quot;given&quot;: &quot;Peter N&quot;, &quot;suffix&quot;: &quot;&quot;, &quot;family&quot;: &quot;Ray&quot;, &quot;parse-names&quot;: false, &quot;non-dropping-particle&quot;: &quot;&quot;}, {&quot;dropping-particle&quot;: &quot;&quot;, &quot;given&quot;: &quot;Sarah&quot;, &quot;suffix&quot;: &quot;&quot;, &quot;family&quot;: &quot;Bowdin&quot;, &quot;parse-names&quot;: false, &quot;non-dropping-particle&quot;: &quot;&quot;}, {&quot;dropping-particle&quot;: &quot;&quot;, &quot;given&quot;: &quot;M Stephen&quot;, &quot;suffix&quot;: &quot;&quot;, &quot;family&quot;: &quot;Meyn&quot;, &quot;parse-names&quot;: false, &quot;non-dropping-particle&quot;: &quot;&quot;}, {&quot;dropping-particle&quot;: &quot;&quot;, &quot;given&quot;: &quot;Ronald D&quot;, &quot;suffix&quot;: &quot;&quot;, &quot;family&quot;: &quot;Cohn&quot;, &quot;parse-names&quot;: false, &quot;non-dropping-particle&quot;: &quot;&quot;}, {&quot;dropping-particle&quot;: &quot;&quot;, &quot;given&quot;: &quot;Stephen W&quot;, &quot;suffix&quot;: &quot;&quot;, &quot;family&quot;: &quot;Scherer&quot;, &quot;parse-names&quot;: false, &quot;non-dropping-particle&quot;: &quot;&quot;}, {&quot;dropping-particle&quot;: &quot;&quot;, &quot;given&quot;: &quot;Christian R&quot;, &quot;suffix&quot;: &quot;&quot;, &quot;family&quot;: &quot;Marshall&quot;, &quot;parse-names&quot;: false, &quot;non-dropping-particle&quot;: &quot;&quot;}], &quot;page&quot;: &quot;435-443&quot;, &quot;ISSN&quot;: &quot;1530-0366&quot;, &quot;abstract&quot;: &quot;PurposeGenetic testing is an integral diagnostic component of pediatric medicine. Standard of care is often a time-consuming stepwise approach involving chromosomal microarray analysis and targeted gene sequencing panels, which can be costly and inconclusive. Whole-genome sequencing (WGS) provides a comprehensive testing platform that has the potential to streamline genetic assessments, but there are limited comparative data to guide its clinical use.MethodsWe prospectively recruited 103 patients from pediatric non-genetic subspecialty clinics, each with a clinical phenotype suggestive of an underlying genetic disorder, and compared the diagnostic yield and coverage of WGS with those of conventional genetic testing.ResultsWGS identified diagnostic variants in 41% of individuals, representing a significant increase over conventional testing results (24%; P\u2009=\u20090.01). Genes clinically sequenced in the cohort (n\u2009=\u20091,226) were well covered by WGS, with a median exonic coverage of 40 \u00d7 \u00b18 \u00d7 (mean \u00b1SD). All the molecular diagnoses made by conventional methods were captured by WGS. The 18 new diagnoses made with WGS included structural and non-exonic sequence variants not detectable with whole-exome sequencing, and confirmed recent disease associations with the genes PIGG, RNU4ATAC, TRIO, and UNC13A.ConclusionWGS as a primary clinical test provided a higher diagnostic yield than conventional genetic testing in a clinically heterogeneous cohort.&quot;, &quot;issue&quot;: &quot;4&quot;}}, {&quot;uris&quot;: [&quot;http://www.mendeley.com/documents/?uuid=3c25ab43-4986-4702-acb0-6c7aa286e2ed&quot;], &quot;id&quot;: &quot;ITEM-2&quot;, &quot;itemData&quot;: {&quot;volume&quot;: &quot;511&quot;, &quot;DOI&quot;: &quot;10.1038/nature13394&quot;, &quot;publisher&quot;: &quot;Nature Publishing Group&quot;, &quot;container-title&quot;: &quot;Nature&quot;, &quot;issued&quot;: {&quot;date-parts&quot;: [[&quot;2014&quot;]]}, &quot;id&quot;: &quot;ITEM-2&quot;, &quot;type&quot;: &quot;article-journal&quot;, &quot;title&quot;: &quot;Genome sequencing identifies major causes of severe intellectual disability&quot;, &quot;author&quot;: [{&quot;dropping-particle&quot;: &quot;&quot;, &quot;given&quot;: &quot;Christian&quot;, &quot;suffix&quot;: &quot;&quot;, &quot;family&quot;: &quot;Gilissen&quot;, &quot;parse-names&quot;: false, &quot;non-dropping-particle&quot;: &quot;&quot;}, {&quot;dropping-particle&quot;: &quot;&quot;, &quot;given&quot;: &quot;Jayne Y.&quot;, &quot;suffix&quot;: &quot;&quot;, &quot;family&quot;: &quot;Hehir-Kwa&quot;, &quot;parse-names&quot;: false, &quot;non-dropping-particle&quot;: &quot;&quot;}, {&quot;dropping-particle&quot;: &quot;&quot;, &quot;given&quot;: &quot;Djie Tjwan&quot;, &quot;suffix&quot;: &quot;&quot;, &quot;family&quot;: &quot;Thung&quot;, &quot;parse-names&quot;: false, &quot;non-dropping-particle&quot;: &quot;&quot;}, {&quot;dropping-particle&quot;: &quot;&quot;, &quot;given&quot;: &quot;Maartje&quot;, &quot;suffix&quot;: &quot;&quot;, &quot;family&quot;: &quot;Vorst&quot;, &quot;parse-names&quot;: false, &quot;non-dropping-particle&quot;: &quot;van de&quot;}, {&quot;dropping-particle&quot;: &quot;&quot;, &quot;given&quot;: &quot;Bregje W. M.&quot;, &quot;suffix&quot;: &quot;&quot;, &quot;family&quot;: &quot;Bon&quot;, &quot;parse-names&quot;: false, &quot;non-dropping-particle&quot;: &quot;van&quot;}, {&quot;dropping-particle&quot;: &quot;&quot;, &quot;given&quot;: &quot;Marjolein H.&quot;, &quot;suffix&quot;: &quot;&quot;, &quot;family&quot;: &quot;Willemsen&quot;, &quot;parse-names&quot;: false, &quot;non-dropping-particle&quot;: &quot;&quot;}, {&quot;dropping-particle&quot;: &quot;&quot;, &quot;given&quot;: &quot;Michael&quot;, &quot;suffix&quot;: &quot;&quot;, &quot;family&quot;: &quot;Kwint&quot;, &quot;parse-names&quot;: false, &quot;non-dropping-particle&quot;: &quot;&quot;}, {&quot;dropping-particle&quot;: &quot;&quot;, &quot;given&quot;: &quot;Irene M.&quot;, &quot;suffix&quot;: &quot;&quot;, &quot;family&quot;: &quot;Janssen&quot;, &quot;parse-names&quot;: false, &quot;non-dropping-particle&quot;: &quot;&quot;}, {&quot;dropping-particle&quot;: &quot;&quot;, &quot;given&quot;: &quot;Alexander&quot;, &quot;suffix&quot;: &quot;&quot;, &quot;family&quot;: &quot;Hoischen&quot;, &quot;parse-names&quot;: false, &quot;non-dropping-particle&quot;: &quot;&quot;}, {&quot;dropping-particle&quot;: &quot;&quot;, &quot;given&quot;: &quot;Annette&quot;, &quot;suffix&quot;: &quot;&quot;, &quot;family&quot;: &quot;Schenck&quot;, &quot;parse-names&quot;: false, &quot;non-dropping-particle&quot;: &quot;&quot;}, {&quot;dropping-particle&quot;: &quot;&quot;, &quot;given&quot;: &quot;Richard&quot;, &quot;suffix&quot;: &quot;&quot;, &quot;family&quot;: &quot;Leach&quot;, &quot;parse-names&quot;: false, &quot;non-dropping-particle&quot;: &quot;&quot;}, {&quot;dropping-particle&quot;: &quot;&quot;, &quot;given&quot;: &quot;Robert&quot;, &quot;suffix&quot;: &quot;&quot;, &quot;family&quot;: &quot;Klein&quot;, &quot;parse-names&quot;: false, &quot;non-dropping-particle&quot;: &quot;&quot;}, {&quot;dropping-particle&quot;: &quot;&quot;, &quot;given&quot;: &quot;Rick&quot;, &quot;suffix&quot;: &quot;&quot;, &quot;family&quot;: &quot;Tearle&quot;, &quot;parse-names&quot;: false, &quot;non-dropping-particle&quot;: &quot;&quot;}, {&quot;dropping-particle&quot;: &quot;&quot;, &quot;given&quot;: &quot;Tan&quot;, &quot;suffix&quot;: &quot;&quot;, &quot;family&quot;: &quot;Bo&quot;, &quot;parse-names&quot;: false, &quot;non-dropping-particle&quot;: &quot;&quot;}, {&quot;dropping-particle&quot;: &quot;&quot;, &quot;given&quot;: &quot;Rolph&quot;, &quot;suffix&quot;: &quot;&quot;, &quot;family&quot;: &quot;Pfundt&quot;, &quot;parse-names&quot;: false, &quot;non-dropping-particle&quot;: &quot;&quot;}, {&quot;dropping-particle&quot;: &quot;&quot;, &quot;given&quot;: &quot;Helger G.&quot;, &quot;suffix&quot;: &quot;&quot;, &quot;family&quot;: &quot;Yntema&quot;, &quot;parse-names&quot;: false, &quot;non-dropping-particle&quot;: &quot;&quot;}, {&quot;dropping-particle&quot;: &quot;&quot;, &quot;given&quot;: &quot;Bert B. A.&quot;, &quot;suffix&quot;: &quot;&quot;, &quot;family&quot;: &quot;Vries&quot;, &quot;parse-names&quot;: false, &quot;non-dropping-particle&quot;: &quot;de&quot;}, {&quot;dropping-particle&quot;: &quot;&quot;, &quot;given&quot;: &quot;Tjitske&quot;, &quot;suffix&quot;: &quot;&quot;, &quot;family&quot;: &quot;Kleefstra&quot;, &quot;parse-names&quot;: false, &quot;non-dropping-particle&quot;: &quot;&quot;}, {&quot;dropping-particle&quot;: &quot;&quot;, &quot;given&quot;: &quot;Han G.&quot;, &quot;suffix&quot;: &quot;&quot;, &quot;family&quot;: &quot;Brunner&quot;, &quot;parse-names&quot;: false, &quot;non-dropping-particle&quot;: &quot;&quot;}, {&quot;dropping-particle&quot;: &quot;&quot;, &quot;given&quot;: &quot;Lisenka E. L. M.&quot;, &quot;suffix&quot;: &quot;&quot;, &quot;family&quot;: &quot;Vissers&quot;, &quot;parse-names&quot;: false, &quot;non-dropping-particle&quot;: &quot;&quot;}, {&quot;dropping-particle&quot;: &quot;&quot;, &quot;given&quot;: &quot;Joris A.&quot;, &quot;suffix&quot;: &quot;&quot;, &quot;family&quot;: &quot;Veltman&quot;, &quot;parse-names&quot;: false, &quot;non-dropping-particle&quot;: &quot;&quot;}], &quot;page&quot;: &quot;344-347&quot;, &quot;ISSN&quot;: &quot;0028-0836&quot;, &quot;issue&quot;: &quot;7509&quot;}}], &quot;schema&quot;: &quot;https://github.com/citation-style-language/schema/raw/master/csl-citation.json&quot;} RNDN6eQwCMZXJ"/><text:span text:style-name="T60">⁠</text:span>⁠ . <text:span text:style-name="T269">WGS produces data </text:span><text:span text:style-name="T94">with least </text:span><text:span text:style-name="T125">technical</text:span><text:span text:style-name="T94"> bias </text:span><text:reference-mark-start text:name="ADDIN CSL_CITATION {&quot;properties&quot;: {&quot;noteIndex&quot;: 0}, &quot;mendeley&quot;: {&quot;previouslyFormattedCitation&quot;: &quot;(Meienberg et al. 2016)&quot;, &quot;formattedCitation&quot;: &quot;(Meienberg et al. 2016)&quot;, &quot;plainTextFormattedCitation&quot;: &quot;(Meienberg et al. 2016)&quot;}, &quot;citationItems&quot;: [{&quot;uris&quot;: [&quot;http://www.mendeley.com/documents/?uuid=8a5e6140-082a-455a-a872-d1eb46b6ee5f&quot;], &quot;id&quot;: &quot;ITEM-1&quot;, &quot;itemData&quot;: {&quot;volume&quot;: &quot;135&quot;, &quot;DOI&quot;: &quot;10.1007/s00439-015-1631-9&quot;, &quot;publisher&quot;: &quot;Springer Berlin Heidelberg&quot;, &quot;container-title&quot;: &quot;Human Genetics&quot;, &quot;issued&quot;: {&quot;date-parts&quot;: [[&quot;2016&quot;]]}, &quot;id&quot;: &quot;ITEM-1&quot;, &quot;type&quot;: &quot;article-journal&quot;, &quot;title&quot;: &quot;Clinical sequencing : is WGS the better WES ?&quot;, &quot;author&quot;: [{&quot;dropping-particle&quot;: &quot;&quot;, &quot;given&quot;: &quot;Janine&quot;, &quot;suffix&quot;: &quot;&quot;, &quot;family&quot;: &quot;Meienberg&quot;, &quot;parse-names&quot;: false, &quot;non-dropping-particle&quot;: &quot;&quot;}, {&quot;dropping-particle&quot;: &quot;&quot;, &quot;given&quot;: &quot;R\u00e9my&quot;, &quot;suffix&quot;: &quot;&quot;, &quot;family&quot;: &quot;Bruggmann&quot;, &quot;parse-names&quot;: false, &quot;non-dropping-particle&quot;: &quot;&quot;}, {&quot;dropping-particle&quot;: &quot;&quot;, &quot;given&quot;: &quot;Konrad&quot;, &quot;suffix&quot;: &quot;&quot;, &quot;family&quot;: &quot;Oexle&quot;, &quot;parse-names&quot;: false, &quot;non-dropping-particle&quot;: &quot;&quot;}, {&quot;dropping-particle&quot;: &quot;&quot;, &quot;given&quot;: &quot;Gabor&quot;, &quot;suffix&quot;: &quot;&quot;, &quot;family&quot;: &quot;Matyas&quot;, &quot;parse-names&quot;: false, &quot;non-dropping-particle&quot;: &quot;&quot;}], &quot;page&quot;: &quot;359-362&quot;, &quot;ISSN&quot;: &quot;1432-1203&quot;, &quot;issue&quot;: &quot;3&quot;}}], &quot;schema&quot;: &quot;https://github.com/citation-style-language/schema/raw/master/csl-citation.json&quot;} RNDH27WuGeR8F"/><text:span text:style-name="T74">(Meienberg et al. 2016)</text:span><text:reference-mark-end text:name="ADDIN CSL_CITATION {&quot;properties&quot;: {&quot;noteIndex&quot;: 0}, &quot;mendeley&quot;: {&quot;previouslyFormattedCitation&quot;: &quot;(Meienberg et al. 2016)&quot;, &quot;formattedCitation&quot;: &quot;(Meienberg et al. 2016)&quot;, &quot;plainTextFormattedCitation&quot;: &quot;(Meienberg et al. 2016)&quot;}, &quot;citationItems&quot;: [{&quot;uris&quot;: [&quot;http://www.mendeley.com/documents/?uuid=8a5e6140-082a-455a-a872-d1eb46b6ee5f&quot;], &quot;id&quot;: &quot;ITEM-1&quot;, &quot;itemData&quot;: {&quot;volume&quot;: &quot;135&quot;, &quot;DOI&quot;: &quot;10.1007/s00439-015-1631-9&quot;, &quot;publisher&quot;: &quot;Springer Berlin Heidelberg&quot;, &quot;container-title&quot;: &quot;Human Genetics&quot;, &quot;issued&quot;: {&quot;date-parts&quot;: [[&quot;2016&quot;]]}, &quot;id&quot;: &quot;ITEM-1&quot;, &quot;type&quot;: &quot;article-journal&quot;, &quot;title&quot;: &quot;Clinical sequencing : is WGS the better WES ?&quot;, &quot;author&quot;: [{&quot;dropping-particle&quot;: &quot;&quot;, &quot;given&quot;: &quot;Janine&quot;, &quot;suffix&quot;: &quot;&quot;, &quot;family&quot;: &quot;Meienberg&quot;, &quot;parse-names&quot;: false, &quot;non-dropping-particle&quot;: &quot;&quot;}, {&quot;dropping-particle&quot;: &quot;&quot;, &quot;given&quot;: &quot;R\u00e9my&quot;, &quot;suffix&quot;: &quot;&quot;, &quot;family&quot;: &quot;Bruggmann&quot;, &quot;parse-names&quot;: false, &quot;non-dropping-particle&quot;: &quot;&quot;}, {&quot;dropping-particle&quot;: &quot;&quot;, &quot;given&quot;: &quot;Konrad&quot;, &quot;suffix&quot;: &quot;&quot;, &quot;family&quot;: &quot;Oexle&quot;, &quot;parse-names&quot;: false, &quot;non-dropping-particle&quot;: &quot;&quot;}, {&quot;dropping-particle&quot;: &quot;&quot;, &quot;given&quot;: &quot;Gabor&quot;, &quot;suffix&quot;: &quot;&quot;, &quot;family&quot;: &quot;Matyas&quot;, &quot;parse-names&quot;: false, &quot;non-dropping-particle&quot;: &quot;&quot;}], &quot;page&quot;: &quot;359-362&quot;, &quot;ISSN&quot;: &quot;1432-1203&quot;, &quot;issue&quot;: &quot;3&quot;}}], &quot;schema&quot;: &quot;https://github.com/citation-style-language/schema/raw/master/csl-citation.json&quot;} RNDH27WuGeR8F"/><text:span text:style-name="T94">⁠, </text:span><text:span text:style-name="T95">enable</text:span><text:span text:style-name="T118">s</text:span><text:span text:style-name="T95"> </text:span><text:span text:style-name="T160">detection of structural variants </text:span><text:reference-mark-start text:name="ADDIN CSL_CITATION {&quot;properties&quot;: {&quot;noteIndex&quot;: 0}, &quot;mendeley&quot;: {&quot;previouslyFormattedCitation&quot;: &quot;(Escaram\u00eds, Docampo, and Rabionet 2015)&quot;, &quot;formattedCitation&quot;: &quot;(Escaram\u00eds, Docampo, and Rabionet 2015)&quot;, &quot;plainTextFormattedCitation&quot;: &quot;(Escaram\u00eds, Docampo, and Rabionet 2015)&quot;}, &quot;citationItems&quot;: [{&quot;uris&quot;: [&quot;http://www.mendeley.com/documents/?uuid=408d1675-46ce-47e7-8b6b-5bd7ba1db18d&quot;], &quot;id&quot;: &quot;ITEM-1&quot;, &quot;itemData&quot;: {&quot;volume&quot;: &quot;14&quot;, &quot;DOI&quot;: &quot;10.1093/bfgp/elv014&quot;, &quot;ISSN&quot;: &quot;20412657&quot;, &quot;container-title&quot;: &quot;Briefings in Functional Genomics&quot;, &quot;id&quot;: &quot;ITEM-1&quot;, &quot;type&quot;: &quot;article-journal&quot;, &quot;title&quot;: &quot;A decade of structural variants: Description, history and methods to detect structural variation&quot;, &quot;author&quot;: [{&quot;dropping-particle&quot;: &quot;&quot;, &quot;given&quot;: &quot;Ge\u00f3rgia&quot;, &quot;suffix&quot;: &quot;&quot;, &quot;family&quot;: &quot;Escaram\u00eds&quot;, &quot;parse-names&quot;: false, &quot;non-dropping-particle&quot;: &quot;&quot;}, {&quot;dropping-particle&quot;: &quot;&quot;, &quot;given&quot;: &quot;Elisa&quot;, &quot;suffix&quot;: &quot;&quot;, &quot;family&quot;: &quot;Docampo&quot;, &quot;parse-names&quot;: false, &quot;non-dropping-particle&quot;: &quot;&quot;}, {&quot;dropping-particle&quot;: &quot;&quot;, &quot;given&quot;: &quot;Raquel&quot;, &quot;suffix&quot;: &quot;&quot;, &quot;family&quot;: &quot;Rabionet&quot;, &quot;parse-names&quot;: false, &quot;non-dropping-particle&quot;: &quot;&quot;}], &quot;page&quot;: &quot;305-314&quot;, &quot;issued&quot;: {&quot;date-parts&quot;: [[&quot;2015&quot;]]}, &quot;abstract&quot;: &quot;In the past decade, the view on genomic structural variation (SV) has been changed completely. SVs, previously considered rare events, are now recognized as the largest source of interindividual genetic variation affecting more bases than single nucleotide polymorphisms, variable number of tandem repeats and other small genetic variants. They have also been shown to play a role in phenotypic variation and in disease. In this review, the authors will provide an introduction to SV; a short historical perspective on the research of this source of genomic variation; a description of the types of structural variants, and on how they may have arisen; and an overview on methods of detecting structural variants, focusing on the analysis of high-throughput sequencing data.&quot;, &quot;issue&quot;: &quot;5&quot;}}], &quot;schema&quot;: &quot;https://github.com/citation-style-language/schema/raw/master/csl-citation.json&quot;} RNDNojZ91kW5g"/><text:span text:style-name="T88">(Escaramís, Docampo, and Rabionet 2015)</text:span><text:reference-mark-end text:name="ADDIN CSL_CITATION {&quot;properties&quot;: {&quot;noteIndex&quot;: 0}, &quot;mendeley&quot;: {&quot;previouslyFormattedCitation&quot;: &quot;(Escaram\u00eds, Docampo, and Rabionet 2015)&quot;, &quot;formattedCitation&quot;: &quot;(Escaram\u00eds, Docampo, and Rabionet 2015)&quot;, &quot;plainTextFormattedCitation&quot;: &quot;(Escaram\u00eds, Docampo, and Rabionet 2015)&quot;}, &quot;citationItems&quot;: [{&quot;uris&quot;: [&quot;http://www.mendeley.com/documents/?uuid=408d1675-46ce-47e7-8b6b-5bd7ba1db18d&quot;], &quot;id&quot;: &quot;ITEM-1&quot;, &quot;itemData&quot;: {&quot;volume&quot;: &quot;14&quot;, &quot;DOI&quot;: &quot;10.1093/bfgp/elv014&quot;, &quot;ISSN&quot;: &quot;20412657&quot;, &quot;container-title&quot;: &quot;Briefings in Functional Genomics&quot;, &quot;id&quot;: &quot;ITEM-1&quot;, &quot;type&quot;: &quot;article-journal&quot;, &quot;title&quot;: &quot;A decade of structural variants: Description, history and methods to detect structural variation&quot;, &quot;author&quot;: [{&quot;dropping-particle&quot;: &quot;&quot;, &quot;given&quot;: &quot;Ge\u00f3rgia&quot;, &quot;suffix&quot;: &quot;&quot;, &quot;family&quot;: &quot;Escaram\u00eds&quot;, &quot;parse-names&quot;: false, &quot;non-dropping-particle&quot;: &quot;&quot;}, {&quot;dropping-particle&quot;: &quot;&quot;, &quot;given&quot;: &quot;Elisa&quot;, &quot;suffix&quot;: &quot;&quot;, &quot;family&quot;: &quot;Docampo&quot;, &quot;parse-names&quot;: false, &quot;non-dropping-particle&quot;: &quot;&quot;}, {&quot;dropping-particle&quot;: &quot;&quot;, &quot;given&quot;: &quot;Raquel&quot;, &quot;suffix&quot;: &quot;&quot;, &quot;family&quot;: &quot;Rabionet&quot;, &quot;parse-names&quot;: false, &quot;non-dropping-particle&quot;: &quot;&quot;}], &quot;page&quot;: &quot;305-314&quot;, &quot;issued&quot;: {&quot;date-parts&quot;: [[&quot;2015&quot;]]}, &quot;abstract&quot;: &quot;In the past decade, the view on genomic structural variation (SV) has been changed completely. SVs, previously considered rare events, are now recognized as the largest source of interindividual genetic variation affecting more bases than single nucleotide polymorphisms, variable number of tandem repeats and other small genetic variants. They have also been shown to play a role in phenotypic variation and in disease. In this review, the authors will provide an introduction to SV; a short historical perspective on the research of this source of genomic variation; a description of the types of structural variants, and on how they may have arisen; and an overview on methods of detecting structural variants, focusing on the analysis of high-throughput sequencing data.&quot;, &quot;issue&quot;: &quot;5&quot;}}], &quot;schema&quot;: &quot;https://github.com/citation-style-language/schema/raw/master/csl-citation.json&quot;} RNDNojZ91kW5g"/><text:span text:style-name="T160">⁠, and </text:span>provid<text:span text:style-name="T160">es</text:span> an opportunity to interrogate <text:span text:style-name="T160">non-coding regions of the genome</text:span> <text:reference-mark-start text:name="ADDIN CSL_CITATION {&quot;properties&quot;: {&quot;noteIndex&quot;: 0}, &quot;mendeley&quot;: {&quot;previouslyFormattedCitation&quot;: &quot;(Smedley et al. 2016)&quot;, &quot;formattedCitation&quot;: &quot;(Smedley et al. 2016)&quot;, &quot;plainTextFormattedCitation&quot;: &quot;(Smedley et al. 2016)&quot;}, &quot;citationItems&quot;: [{&quot;uris&quot;: [&quot;http://www.mendeley.com/documents/?uuid=f954af3c-2bc7-4509-9f29-ddf2051e9f5c&quot;], &quot;id&quot;: &quot;ITEM-1&quot;, &quot;itemData&quot;: {&quot;volume&quot;: &quot;99&quot;, &quot;ISBN&quot;: &quot;1537-6605; 0002-9297&quot;, &quot;PMID&quot;: &quot;27569544&quot;, &quot;DOI&quot;: &quot;10.1016/j.ajhg.2016.07.005&quot;, &quot;ISSN&quot;: &quot;15376605&quot;, &quot;container-title&quot;: &quot;American Journal of Human Genetics&quot;, &quot;id&quot;: &quot;ITEM-1&quot;, &quot;type&quot;: &quot;article-journal&quot;, &quot;title&quot;: &quot;A Whole-Genome Analysis Framework for Effective Identification of Pathogenic Regulatory Variants in Mendelian Disease&quot;, &quot;author&quot;: [{&quot;dropping-particle&quot;: &quot;&quot;, &quot;given&quot;: &quot;Damian&quot;, &quot;suffix&quot;: &quot;&quot;, &quot;family&quot;: &quot;Smedley&quot;, &quot;parse-names&quot;: false, &quot;non-dropping-particle&quot;: &quot;&quot;}, {&quot;dropping-particle&quot;: &quot;&quot;, &quot;given&quot;: &quot;Max&quot;, &quot;suffix&quot;: &quot;&quot;, &quot;family&quot;: &quot;Schubach&quot;, &quot;parse-names&quot;: false, &quot;non-dropping-particle&quot;: &quot;&quot;}, {&quot;dropping-particle&quot;: &quot;&quot;, &quot;given&quot;: &quot;Julius\u00a0O O.B.&quot;, &quot;suffix&quot;: &quot;&quot;, &quot;family&quot;: &quot;Jacobsen&quot;, &quot;parse-names&quot;: false, &quot;non-dropping-particle&quot;: &quot;&quot;}, {&quot;dropping-particle&quot;: &quot;&quot;, &quot;given&quot;: &quot;Sebastian&quot;, &quot;suffix&quot;: &quot;&quot;, &quot;family&quot;: &quot;K\u00f6hler&quot;, &quot;parse-names&quot;: false, &quot;non-dropping-particle&quot;: &quot;&quot;}, {&quot;dropping-particle&quot;: &quot;&quot;, &quot;given&quot;: &quot;Tomasz&quot;, &quot;suffix&quot;: &quot;&quot;, &quot;family&quot;: &quot;Zemojtel&quot;, &quot;parse-names&quot;: false, &quot;non-dropping-particle&quot;: &quot;&quot;}, {&quot;dropping-particle&quot;: &quot;&quot;, &quot;given&quot;: &quot;Malte&quot;, &quot;suffix&quot;: &quot;&quot;, &quot;family&quot;: &quot;Spielmann&quot;, &quot;parse-names&quot;: false, &quot;non-dropping-particle&quot;: &quot;&quot;}, {&quot;dropping-particle&quot;: &quot;&quot;, &quot;given&quot;: &quot;Marten&quot;, &quot;suffix&quot;: &quot;&quot;, &quot;family&quot;: &quot;J\u00e4ger&quot;, &quot;parse-names&quot;: false, &quot;non-dropping-particle&quot;: &quot;&quot;}, {&quot;dropping-particle&quot;: &quot;&quot;, &quot;given&quot;: &quot;Harry&quot;, &quot;suffix&quot;: &quot;&quot;, &quot;family&quot;: &quot;Hochheiser&quot;, &quot;parse-names&quot;: false, &quot;non-dropping-particle&quot;: &quot;&quot;}, {&quot;dropping-particle&quot;: &quot;&quot;, &quot;given&quot;: &quot;Nicole\u00a0L L.&quot;, &quot;suffix&quot;: &quot;&quot;, &quot;family&quot;: &quot;Washington&quot;, &quot;parse-names&quot;: false, &quot;non-dropping-particle&quot;: &quot;&quot;}, {&quot;dropping-particle&quot;: &quot;&quot;, &quot;given&quot;: &quot;Julie\u00a0A A.&quot;, &quot;suffix&quot;: &quot;&quot;, &quot;family&quot;: &quot;McMurry&quot;, &quot;parse-names&quot;: false, &quot;non-dropping-particle&quot;: &quot;&quot;}, {&quot;dropping-particle&quot;: &quot;&quot;, &quot;given&quot;: &quot;Melissa\u00a0A A.&quot;, &quot;suffix&quot;: &quot;&quot;, &quot;family&quot;: &quot;Haendel&quot;, &quot;parse-names&quot;: false, &quot;non-dropping-particle&quot;: &quot;&quot;}, {&quot;dropping-particle&quot;: &quot;&quot;, &quot;given&quot;: &quot;Christopher\u00a0J J.&quot;, &quot;suffix&quot;: &quot;&quot;, &quot;family&quot;: &quot;Mungall&quot;, &quot;parse-names&quot;: false, &quot;non-dropping-particle&quot;: &quot;&quot;}, {&quot;dropping-particle&quot;: &quot;&quot;, &quot;given&quot;: &quot;Suzanna\u00a0E E.&quot;, &quot;suffix&quot;: &quot;&quot;, &quot;family&quot;: &quot;Lewis&quot;, &quot;parse-names&quot;: false, &quot;non-dropping-particle&quot;: &quot;&quot;}, {&quot;dropping-particle&quot;: &quot;&quot;, &quot;given&quot;: &quot;Tudor&quot;, &quot;suffix&quot;: &quot;&quot;, &quot;family&quot;: &quot;Groza&quot;, &quot;parse-names&quot;: false, &quot;non-dropping-particle&quot;: &quot;&quot;}, {&quot;dropping-particle&quot;: &quot;&quot;, &quot;given&quot;: &quot;Giorgio&quot;, &quot;suffix&quot;: &quot;&quot;, &quot;family&quot;: &quot;Valentini&quot;, &quot;parse-names&quot;: false, &quot;non-dropping-particle&quot;: &quot;&quot;}, {&quot;dropping-particle&quot;: &quot;&quot;, &quot;given&quot;: &quot;Peter\u00a0N N.&quot;, &quot;suffix&quot;: &quot;&quot;, &quot;family&quot;: &quot;Robinson&quot;, &quot;parse-names&quot;: false, &quot;non-dropping-particle&quot;: &quot;&quot;}], &quot;page&quot;: &quot;595-606&quot;, &quot;issued&quot;: {&quot;date-parts&quot;: [[&quot;2016&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quot;: &quot;3&quot;}}], &quot;schema&quot;: &quot;https://github.com/citation-style-language/schema/raw/master/csl-citation.json&quot;} RNDWrKoI02Ttj"/><text:span text:style-name="T60">(Smedley et al. 2016)</text:span><text:reference-mark-end text:name="ADDIN CSL_CITATION {&quot;properties&quot;: {&quot;noteIndex&quot;: 0}, &quot;mendeley&quot;: {&quot;previouslyFormattedCitation&quot;: &quot;(Smedley et al. 2016)&quot;, &quot;formattedCitation&quot;: &quot;(Smedley et al. 2016)&quot;, &quot;plainTextFormattedCitation&quot;: &quot;(Smedley et al. 2016)&quot;}, &quot;citationItems&quot;: [{&quot;uris&quot;: [&quot;http://www.mendeley.com/documents/?uuid=f954af3c-2bc7-4509-9f29-ddf2051e9f5c&quot;], &quot;id&quot;: &quot;ITEM-1&quot;, &quot;itemData&quot;: {&quot;volume&quot;: &quot;99&quot;, &quot;ISBN&quot;: &quot;1537-6605; 0002-9297&quot;, &quot;PMID&quot;: &quot;27569544&quot;, &quot;DOI&quot;: &quot;10.1016/j.ajhg.2016.07.005&quot;, &quot;ISSN&quot;: &quot;15376605&quot;, &quot;container-title&quot;: &quot;American Journal of Human Genetics&quot;, &quot;id&quot;: &quot;ITEM-1&quot;, &quot;type&quot;: &quot;article-journal&quot;, &quot;title&quot;: &quot;A Whole-Genome Analysis Framework for Effective Identification of Pathogenic Regulatory Variants in Mendelian Disease&quot;, &quot;author&quot;: [{&quot;dropping-particle&quot;: &quot;&quot;, &quot;given&quot;: &quot;Damian&quot;, &quot;suffix&quot;: &quot;&quot;, &quot;family&quot;: &quot;Smedley&quot;, &quot;parse-names&quot;: false, &quot;non-dropping-particle&quot;: &quot;&quot;}, {&quot;dropping-particle&quot;: &quot;&quot;, &quot;given&quot;: &quot;Max&quot;, &quot;suffix&quot;: &quot;&quot;, &quot;family&quot;: &quot;Schubach&quot;, &quot;parse-names&quot;: false, &quot;non-dropping-particle&quot;: &quot;&quot;}, {&quot;dropping-particle&quot;: &quot;&quot;, &quot;given&quot;: &quot;Julius\u00a0O O.B.&quot;, &quot;suffix&quot;: &quot;&quot;, &quot;family&quot;: &quot;Jacobsen&quot;, &quot;parse-names&quot;: false, &quot;non-dropping-particle&quot;: &quot;&quot;}, {&quot;dropping-particle&quot;: &quot;&quot;, &quot;given&quot;: &quot;Sebastian&quot;, &quot;suffix&quot;: &quot;&quot;, &quot;family&quot;: &quot;K\u00f6hler&quot;, &quot;parse-names&quot;: false, &quot;non-dropping-particle&quot;: &quot;&quot;}, {&quot;dropping-particle&quot;: &quot;&quot;, &quot;given&quot;: &quot;Tomasz&quot;, &quot;suffix&quot;: &quot;&quot;, &quot;family&quot;: &quot;Zemojtel&quot;, &quot;parse-names&quot;: false, &quot;non-dropping-particle&quot;: &quot;&quot;}, {&quot;dropping-particle&quot;: &quot;&quot;, &quot;given&quot;: &quot;Malte&quot;, &quot;suffix&quot;: &quot;&quot;, &quot;family&quot;: &quot;Spielmann&quot;, &quot;parse-names&quot;: false, &quot;non-dropping-particle&quot;: &quot;&quot;}, {&quot;dropping-particle&quot;: &quot;&quot;, &quot;given&quot;: &quot;Marten&quot;, &quot;suffix&quot;: &quot;&quot;, &quot;family&quot;: &quot;J\u00e4ger&quot;, &quot;parse-names&quot;: false, &quot;non-dropping-particle&quot;: &quot;&quot;}, {&quot;dropping-particle&quot;: &quot;&quot;, &quot;given&quot;: &quot;Harry&quot;, &quot;suffix&quot;: &quot;&quot;, &quot;family&quot;: &quot;Hochheiser&quot;, &quot;parse-names&quot;: false, &quot;non-dropping-particle&quot;: &quot;&quot;}, {&quot;dropping-particle&quot;: &quot;&quot;, &quot;given&quot;: &quot;Nicole\u00a0L L.&quot;, &quot;suffix&quot;: &quot;&quot;, &quot;family&quot;: &quot;Washington&quot;, &quot;parse-names&quot;: false, &quot;non-dropping-particle&quot;: &quot;&quot;}, {&quot;dropping-particle&quot;: &quot;&quot;, &quot;given&quot;: &quot;Julie\u00a0A A.&quot;, &quot;suffix&quot;: &quot;&quot;, &quot;family&quot;: &quot;McMurry&quot;, &quot;parse-names&quot;: false, &quot;non-dropping-particle&quot;: &quot;&quot;}, {&quot;dropping-particle&quot;: &quot;&quot;, &quot;given&quot;: &quot;Melissa\u00a0A A.&quot;, &quot;suffix&quot;: &quot;&quot;, &quot;family&quot;: &quot;Haendel&quot;, &quot;parse-names&quot;: false, &quot;non-dropping-particle&quot;: &quot;&quot;}, {&quot;dropping-particle&quot;: &quot;&quot;, &quot;given&quot;: &quot;Christopher\u00a0J J.&quot;, &quot;suffix&quot;: &quot;&quot;, &quot;family&quot;: &quot;Mungall&quot;, &quot;parse-names&quot;: false, &quot;non-dropping-particle&quot;: &quot;&quot;}, {&quot;dropping-particle&quot;: &quot;&quot;, &quot;given&quot;: &quot;Suzanna\u00a0E E.&quot;, &quot;suffix&quot;: &quot;&quot;, &quot;family&quot;: &quot;Lewis&quot;, &quot;parse-names&quot;: false, &quot;non-dropping-particle&quot;: &quot;&quot;}, {&quot;dropping-particle&quot;: &quot;&quot;, &quot;given&quot;: &quot;Tudor&quot;, &quot;suffix&quot;: &quot;&quot;, &quot;family&quot;: &quot;Groza&quot;, &quot;parse-names&quot;: false, &quot;non-dropping-particle&quot;: &quot;&quot;}, {&quot;dropping-particle&quot;: &quot;&quot;, &quot;given&quot;: &quot;Giorgio&quot;, &quot;suffix&quot;: &quot;&quot;, &quot;family&quot;: &quot;Valentini&quot;, &quot;parse-names&quot;: false, &quot;non-dropping-particle&quot;: &quot;&quot;}, {&quot;dropping-particle&quot;: &quot;&quot;, &quot;given&quot;: &quot;Peter\u00a0N N.&quot;, &quot;suffix&quot;: &quot;&quot;, &quot;family&quot;: &quot;Robinson&quot;, &quot;parse-names&quot;: false, &quot;non-dropping-particle&quot;: &quot;&quot;}], &quot;page&quot;: &quot;595-606&quot;, &quot;issued&quot;: {&quot;date-parts&quot;: [[&quot;2016&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quot;: &quot;3&quot;}}], &quot;schema&quot;: &quot;https://github.com/citation-style-language/schema/raw/master/csl-citation.json&quot;} RNDWrKoI02Ttj"/>⁠. <text:span text:style-name="T268">The increase in conclusive diagnoses (as compared to targetted approaches) stems often from structural variants, deep intronic variants, and mutations previosuly missed </text:span><text:reference-mark-start text:name="ADDIN CSL_CITATION {&quot;properties&quot;: {&quot;noteIndex&quot;: 0}, &quot;mendeley&quot;: {&quot;previouslyFormattedCitation&quot;: &quot;(Lionel et al. 2018)&quot;, &quot;formattedCitation&quot;: &quot;(Lionel et al. 2018)&quot;, &quot;plainTextFormattedCitation&quot;: &quot;(Lionel et al. 2018)&quot;}, &quot;citationItems&quot;: [{&quot;uris&quot;: [&quot;http://www.mendeley.com/documents/?uuid=b8a2b8fe-fd39-3330-a3f3-8a79aaf341ba&quot;], &quot;id&quot;: &quot;ITEM-1&quot;, &quot;itemData&quot;: {&quot;volume&quot;: &quot;20&quot;, &quot;PMID&quot;: &quot;28771251&quot;, &quot;DOI&quot;: &quot;10.1038/gim.2017.119&quot;, &quot;publisher&quot;: &quot;Nature Publishing Group&quot;, &quot;container-title&quot;: &quot;Genetics in medicine : official journal of the American College of Medical Genetics&quot;, &quot;issued&quot;: {&quot;date-parts&quot;: [[&quot;2018&quot;]]}, &quot;id&quot;: &quot;ITEM-1&quot;, &quot;type&quot;: &quot;article-journal&quot;, &quot;title&quot;: &quot;Improved diagnostic yield compared with targeted gene sequencing panels suggests a role for whole-genome sequencing as a first-tier genetic test.&quot;, &quot;author&quot;: [{&quot;dropping-particle&quot;: &quot;&quot;, &quot;given&quot;: &quot;Anath C&quot;, &quot;suffix&quot;: &quot;&quot;, &quot;family&quot;: &quot;Lionel&quot;, &quot;parse-names&quot;: false, &quot;non-dropping-particle&quot;: &quot;&quot;}, {&quot;dropping-particle&quot;: &quot;&quot;, &quot;given&quot;: &quot;Gregory&quot;, &quot;suffix&quot;: &quot;&quot;, &quot;family&quot;: &quot;Costain&quot;, &quot;parse-names&quot;: false, &quot;non-dropping-particle&quot;: &quot;&quot;}, {&quot;dropping-particle&quot;: &quot;&quot;, &quot;given&quot;: &quot;Nasim&quot;, &quot;suffix&quot;: &quot;&quot;, &quot;family&quot;: &quot;Monfared&quot;, &quot;parse-names&quot;: false, &quot;non-dropping-particle&quot;: &quot;&quot;}, {&quot;dropping-particle&quot;: &quot;&quot;, &quot;given&quot;: &quot;Susan&quot;, &quot;suffix&quot;: &quot;&quot;, &quot;family&quot;: &quot;Walker&quot;, &quot;parse-names&quot;: false, &quot;non-dropping-particle&quot;: &quot;&quot;}, {&quot;dropping-particle&quot;: &quot;&quot;, &quot;given&quot;: &quot;Miriam S&quot;, &quot;suffix&quot;: &quot;&quot;, &quot;family&quot;: &quot;Reuter&quot;, &quot;parse-names&quot;: false, &quot;non-dropping-particle&quot;: &quot;&quot;}, {&quot;dropping-particle&quot;: &quot;&quot;, &quot;given&quot;: &quot;S Mohsen&quot;, &quot;suffix&quot;: &quot;&quot;, &quot;family&quot;: &quot;Hosseini&quot;, &quot;parse-names&quot;: false, &quot;non-dropping-particle&quot;: &quot;&quot;}, {&quot;dropping-particle&quot;: &quot;&quot;, &quot;given&quot;: &quot;Bhooma&quot;, &quot;suffix&quot;: &quot;&quot;, &quot;family&quot;: &quot;Thiruvahindrapuram&quot;, &quot;parse-names&quot;: false, &quot;non-dropping-particle&quot;: &quot;&quot;}, {&quot;dropping-particle&quot;: &quot;&quot;, &quot;given&quot;: &quot;Daniele&quot;, &quot;suffix&quot;: &quot;&quot;, &quot;family&quot;: &quot;Merico&quot;, &quot;parse-names&quot;: false, &quot;non-dropping-particle&quot;: &quot;&quot;}, {&quot;dropping-particle&quot;: &quot;&quot;, &quot;given&quot;: &quot;Rebekah&quot;, &quot;suffix&quot;: &quot;&quot;, &quot;family&quot;: &quot;Jobling&quot;, &quot;parse-names&quot;: false, &quot;non-dropping-particle&quot;: &quot;&quot;}, {&quot;dropping-particle&quot;: &quot;&quot;, &quot;given&quot;: &quot;Thomas&quot;, &quot;suffix&quot;: &quot;&quot;, &quot;family&quot;: &quot;Nalpathamkalam&quot;, &quot;parse-names&quot;: false, &quot;non-dropping-particle&quot;: &quot;&quot;}, {&quot;dropping-particle&quot;: &quot;&quot;, &quot;given&quot;: &quot;Giovanna&quot;, &quot;suffix&quot;: &quot;&quot;, &quot;family&quot;: &quot;Pellecchia&quot;, &quot;parse-names&quot;: false, &quot;non-dropping-particle&quot;: &quot;&quot;}, {&quot;dropping-particle&quot;: &quot;&quot;, &quot;given&quot;: &quot;Wilson W L&quot;, &quot;suffix&quot;: &quot;&quot;, &quot;family&quot;: &quot;Sung&quot;, &quot;parse-names&quot;: false, &quot;non-dropping-particle&quot;: &quot;&quot;}, {&quot;dropping-particle&quot;: &quot;&quot;, &quot;given&quot;: &quot;Zhuozhi&quot;, &quot;suffix&quot;: &quot;&quot;, &quot;family&quot;: &quot;Wang&quot;, &quot;parse-names&quot;: false, &quot;non-dropping-particle&quot;: &quot;&quot;}, {&quot;dropping-particle&quot;: &quot;&quot;, &quot;given&quot;: &quot;Peter&quot;, &quot;suffix&quot;: &quot;&quot;, &quot;family&quot;: &quot;Bikangaga&quot;, &quot;parse-names&quot;: false, &quot;non-dropping-particle&quot;: &quot;&quot;}, {&quot;dropping-particle&quot;: &quot;&quot;, &quot;given&quot;: &quot;Cyrus&quot;, &quot;suffix&quot;: &quot;&quot;, &quot;family&quot;: &quot;Boelman&quot;, &quot;parse-names&quot;: false, &quot;non-dropping-particle&quot;: &quot;&quot;}, {&quot;dropping-particle&quot;: &quot;&quot;, &quot;given&quot;: &quot;Melissa T&quot;, &quot;suffix&quot;: &quot;&quot;, &quot;family&quot;: &quot;Carter&quot;, &quot;parse-names&quot;: false, &quot;non-dropping-particle&quot;: &quot;&quot;}, {&quot;dropping-particle&quot;: &quot;&quot;, &quot;given&quot;: &quot;Dawn&quot;, &quot;suffix&quot;: &quot;&quot;, &quot;family&quot;: &quot;Cordeiro&quot;, &quot;parse-names&quot;: false, &quot;non-dropping-particle&quot;: &quot;&quot;}, {&quot;dropping-particle&quot;: &quot;&quot;, &quot;given&quot;: &quot;Cheryl&quot;, &quot;suffix&quot;: &quot;&quot;, &quot;family&quot;: &quot;Cytrynbaum&quot;, &quot;parse-names&quot;: false, &quot;non-dropping-particle&quot;: &quot;&quot;}, {&quot;dropping-particle&quot;: &quot;&quot;, &quot;given&quot;: &quot;Sharon D&quot;, &quot;suffix&quot;: &quot;&quot;, &quot;family&quot;: &quot;Dell&quot;, &quot;parse-names&quot;: false, &quot;non-dropping-particle&quot;: &quot;&quot;}, {&quot;dropping-particle&quot;: &quot;&quot;, &quot;given&quot;: &quot;Priya&quot;, &quot;suffix&quot;: &quot;&quot;, &quot;family&quot;: &quot;Dhir&quot;, &quot;parse-names&quot;: false, &quot;non-dropping-particle&quot;: &quot;&quot;}, {&quot;dropping-particle&quot;: &quot;&quot;, &quot;given&quot;: &quot;James J&quot;, &quot;suffix&quot;: &quot;&quot;, &quot;family&quot;: &quot;Dowling&quot;, &quot;parse-names&quot;: false, &quot;non-dropping-particle&quot;: &quot;&quot;}, {&quot;dropping-particle&quot;: &quot;&quot;, &quot;given&quot;: &quot;Elise&quot;, &quot;suffix&quot;: &quot;&quot;, &quot;family&quot;: &quot;Heon&quot;, &quot;parse-names&quot;: false, &quot;non-dropping-particle&quot;: &quot;&quot;}, {&quot;dropping-particle&quot;: &quot;&quot;, &quot;given&quot;: &quot;Stacy&quot;, &quot;suffix&quot;: &quot;&quot;, &quot;family&quot;: &quot;Hewson&quot;, &quot;parse-names&quot;: false, &quot;non-dropping-particle&quot;: &quot;&quot;}, {&quot;dropping-particle&quot;: &quot;&quot;, &quot;given&quot;: &quot;Linda&quot;, &quot;suffix&quot;: &quot;&quot;, &quot;family&quot;: &quot;Hiraki&quot;, &quot;parse-names&quot;: false, &quot;non-dropping-particle&quot;: &quot;&quot;}, {&quot;dropping-particle&quot;: &quot;&quot;, &quot;given&quot;: &quot;Michal&quot;, &quot;suffix&quot;: &quot;&quot;, &quot;family&quot;: &quot;Inbar-Feigenberg&quot;, &quot;parse-names&quot;: false, &quot;non-dropping-particle&quot;: &quot;&quot;}, {&quot;dropping-particle&quot;: &quot;&quot;, &quot;given&quot;: &quot;Regan&quot;, &quot;suffix&quot;: &quot;&quot;, &quot;family&quot;: &quot;Klatt&quot;, &quot;parse-names&quot;: false, &quot;non-dropping-particle&quot;: &quot;&quot;}, {&quot;dropping-particle&quot;: &quot;&quot;, &quot;given&quot;: &quot;Jonathan&quot;, &quot;suffix&quot;: &quot;&quot;, &quot;family&quot;: &quot;Kronick&quot;, &quot;parse-names&quot;: false, &quot;non-dropping-particle&quot;: &quot;&quot;}, {&quot;dropping-particle&quot;: &quot;&quot;, &quot;given&quot;: &quot;Ronald M&quot;, &quot;suffix&quot;: &quot;&quot;, &quot;family&quot;: &quot;Laxer&quot;, &quot;parse-names&quot;: false, &quot;non-dropping-particle&quot;: &quot;&quot;}, {&quot;dropping-particle&quot;: &quot;&quot;, &quot;given&quot;: &quot;Christoph&quot;, &quot;suffix&quot;: &quot;&quot;, &quot;family&quot;: &quot;Licht&quot;, &quot;parse-names&quot;: false, &quot;non-dropping-particle&quot;: &quot;&quot;}, {&quot;dropping-particle&quot;: &quot;&quot;, &quot;given&quot;: &quot;Heather&quot;, &quot;suffix&quot;: &quot;&quot;, &quot;family&quot;: &quot;MacDonald&quot;, &quot;parse-names&quot;: false, &quot;non-dropping-particle&quot;: &quot;&quot;}, {&quot;dropping-particle&quot;: &quot;&quot;, &quot;given&quot;: &quot;Saadet&quot;, &quot;suffix&quot;: &quot;&quot;, &quot;family&quot;: &quot;Mercimek-Andrews&quot;, &quot;parse-names&quot;: false, &quot;non-dropping-particle&quot;: &quot;&quot;}, {&quot;dropping-particle&quot;: &quot;&quot;, &quot;given&quot;: &quot;Roberto&quot;, &quot;suffix&quot;: &quot;&quot;, &quot;family&quot;: &quot;Mendoza-Londono&quot;, &quot;parse-names&quot;: false, &quot;non-dropping-particle&quot;: &quot;&quot;}, {&quot;dropping-particle&quot;: &quot;&quot;, &quot;given&quot;: &quot;Tino&quot;, &quot;suffix&quot;: &quot;&quot;, &quot;family&quot;: &quot;Piscione&quot;, &quot;parse-names&quot;: false, &quot;non-dropping-particle&quot;: &quot;&quot;}, {&quot;dropping-particle&quot;: &quot;&quot;, &quot;given&quot;: &quot;Rayfel&quot;, &quot;suffix&quot;: &quot;&quot;, &quot;family&quot;: &quot;Schneider&quot;, &quot;parse-names&quot;: false, &quot;non-dropping-particle&quot;: &quot;&quot;}, {&quot;dropping-particle&quot;: &quot;&quot;, &quot;given&quot;: &quot;Andreas&quot;, &quot;suffix&quot;: &quot;&quot;, &quot;family&quot;: &quot;Schulze&quot;, &quot;parse-names&quot;: false, &quot;non-dropping-particle&quot;: &quot;&quot;}, {&quot;dropping-particle&quot;: &quot;&quot;, &quot;given&quot;: &quot;Earl&quot;, &quot;suffix&quot;: &quot;&quot;, &quot;family&quot;: &quot;Silverman&quot;, &quot;parse-names&quot;: false, &quot;non-dropping-particle&quot;: &quot;&quot;}, {&quot;dropping-particle&quot;: &quot;&quot;, &quot;given&quot;: &quot;Komudi&quot;, &quot;suffix&quot;: &quot;&quot;, &quot;family&quot;: &quot;Siriwardena&quot;, &quot;parse-names&quot;: false, &quot;non-dropping-particle&quot;: &quot;&quot;}, {&quot;dropping-particle&quot;: &quot;&quot;, &quot;given&quot;: &quot;O Carter&quot;, &quot;suffix&quot;: &quot;&quot;, &quot;family&quot;: &quot;Snead&quot;, &quot;parse-names&quot;: false, &quot;non-dropping-particle&quot;: &quot;&quot;}, {&quot;dropping-particle&quot;: &quot;&quot;, &quot;given&quot;: &quot;Neal&quot;, &quot;suffix&quot;: &quot;&quot;, &quot;family&quot;: &quot;Sondheimer&quot;, &quot;parse-names&quot;: false, &quot;non-dropping-particle&quot;: &quot;&quot;}, {&quot;dropping-particle&quot;: &quot;&quot;, &quot;given&quot;: &quot;Joanne&quot;, &quot;suffix&quot;: &quot;&quot;, &quot;family&quot;: &quot;Sutherland&quot;, &quot;parse-names&quot;: false, &quot;non-dropping-particle&quot;: &quot;&quot;}, {&quot;dropping-particle&quot;: &quot;&quot;, &quot;given&quot;: &quot;Ajoy&quot;, &quot;suffix&quot;: &quot;&quot;, &quot;family&quot;: &quot;Vincent&quot;, &quot;parse-names&quot;: false, &quot;non-dropping-particle&quot;: &quot;&quot;}, {&quot;dropping-particle&quot;: &quot;&quot;, &quot;given&quot;: &quot;Jonathan D&quot;, &quot;suffix&quot;: &quot;&quot;, &quot;family&quot;: &quot;Wasserman&quot;, &quot;parse-names&quot;: false, &quot;non-dropping-particle&quot;: &quot;&quot;}, {&quot;dropping-particle&quot;: &quot;&quot;, &quot;given&quot;: &quot;Rosanna&quot;, &quot;suffix&quot;: &quot;&quot;, &quot;family&quot;: &quot;Weksberg&quot;, &quot;parse-names&quot;: false, &quot;non-dropping-particle&quot;: &quot;&quot;}, {&quot;dropping-particle&quot;: &quot;&quot;, &quot;given&quot;: &quot;Cheryl&quot;, &quot;suffix&quot;: &quot;&quot;, &quot;family&quot;: &quot;Shuman&quot;, &quot;parse-names&quot;: false, &quot;non-dropping-particle&quot;: &quot;&quot;}, {&quot;dropping-particle&quot;: &quot;&quot;, &quot;given&quot;: &quot;Chris&quot;, &quot;suffix&quot;: &quot;&quot;, &quot;family&quot;: &quot;Carew&quot;, &quot;parse-names&quot;: false, &quot;non-dropping-particle&quot;: &quot;&quot;}, {&quot;dropping-particle&quot;: &quot;&quot;, &quot;given&quot;: &quot;Michael J&quot;, &quot;suffix&quot;: &quot;&quot;, &quot;family&quot;: &quot;Szego&quot;, &quot;parse-names&quot;: false, &quot;non-dropping-particle&quot;: &quot;&quot;}, {&quot;dropping-particle&quot;: &quot;&quot;, &quot;given&quot;: &quot;Robin Z&quot;, &quot;suffix&quot;: &quot;&quot;, &quot;family&quot;: &quot;Hayeems&quot;, &quot;parse-names&quot;: false, &quot;non-dropping-particle&quot;: &quot;&quot;}, {&quot;dropping-particle&quot;: &quot;&quot;, &quot;given&quot;: &quot;Raveen&quot;, &quot;suffix&quot;: &quot;&quot;, &quot;family&quot;: &quot;Basran&quot;, &quot;parse-names&quot;: false, &quot;non-dropping-particle&quot;: &quot;&quot;}, {&quot;dropping-particle&quot;: &quot;&quot;, &quot;given&quot;: &quot;Dimitri J&quot;, &quot;suffix&quot;: &quot;&quot;, &quot;family&quot;: &quot;Stavropoulos&quot;, &quot;parse-names&quot;: false, &quot;non-dropping-particle&quot;: &quot;&quot;}, {&quot;dropping-particle&quot;: &quot;&quot;, &quot;given&quot;: &quot;Peter N&quot;, &quot;suffix&quot;: &quot;&quot;, &quot;family&quot;: &quot;Ray&quot;, &quot;parse-names&quot;: false, &quot;non-dropping-particle&quot;: &quot;&quot;}, {&quot;dropping-particle&quot;: &quot;&quot;, &quot;given&quot;: &quot;Sarah&quot;, &quot;suffix&quot;: &quot;&quot;, &quot;family&quot;: &quot;Bowdin&quot;, &quot;parse-names&quot;: false, &quot;non-dropping-particle&quot;: &quot;&quot;}, {&quot;dropping-particle&quot;: &quot;&quot;, &quot;given&quot;: &quot;M Stephen&quot;, &quot;suffix&quot;: &quot;&quot;, &quot;family&quot;: &quot;Meyn&quot;, &quot;parse-names&quot;: false, &quot;non-dropping-particle&quot;: &quot;&quot;}, {&quot;dropping-particle&quot;: &quot;&quot;, &quot;given&quot;: &quot;Ronald D&quot;, &quot;suffix&quot;: &quot;&quot;, &quot;family&quot;: &quot;Cohn&quot;, &quot;parse-names&quot;: false, &quot;non-dropping-particle&quot;: &quot;&quot;}, {&quot;dropping-particle&quot;: &quot;&quot;, &quot;given&quot;: &quot;Stephen W&quot;, &quot;suffix&quot;: &quot;&quot;, &quot;family&quot;: &quot;Scherer&quot;, &quot;parse-names&quot;: false, &quot;non-dropping-particle&quot;: &quot;&quot;}, {&quot;dropping-particle&quot;: &quot;&quot;, &quot;given&quot;: &quot;Christian R&quot;, &quot;suffix&quot;: &quot;&quot;, &quot;family&quot;: &quot;Marshall&quot;, &quot;parse-names&quot;: false, &quot;non-dropping-particle&quot;: &quot;&quot;}], &quot;page&quot;: &quot;435-443&quot;, &quot;ISSN&quot;: &quot;1530-0366&quot;, &quot;abstract&quot;: &quot;PurposeGenetic testing is an integral diagnostic component of pediatric medicine. Standard of care is often a time-consuming stepwise approach involving chromosomal microarray analysis and targeted gene sequencing panels, which can be costly and inconclusive. Whole-genome sequencing (WGS) provides a comprehensive testing platform that has the potential to streamline genetic assessments, but there are limited comparative data to guide its clinical use.MethodsWe prospectively recruited 103 patients from pediatric non-genetic subspecialty clinics, each with a clinical phenotype suggestive of an underlying genetic disorder, and compared the diagnostic yield and coverage of WGS with those of conventional genetic testing.ResultsWGS identified diagnostic variants in 41% of individuals, representing a significant increase over conventional testing results (24%; P\u2009=\u20090.01). Genes clinically sequenced in the cohort (n\u2009=\u20091,226) were well covered by WGS, with a median exonic coverage of 40 \u00d7 \u00b18 \u00d7 (mean \u00b1SD). All the molecular diagnoses made by conventional methods were captured by WGS. The 18 new diagnoses made with WGS included structural and non-exonic sequence variants not detectable with whole-exome sequencing, and confirmed recent disease associations with the genes PIGG, RNU4ATAC, TRIO, and UNC13A.ConclusionWGS as a primary clinical test provided a higher diagnostic yield than conventional genetic testing in a clinically heterogeneous cohort.&quot;, &quot;issue&quot;: &quot;4&quot;}}], &quot;schema&quot;: &quot;https://github.com/citation-style-language/schema/raw/master/csl-citation.json&quot;} RNDqk5URO08s9"/><text:span text:style-name="T87">(Lionel et al. 2018)</text:span><text:reference-mark-end text:name="ADDIN CSL_CITATION {&quot;properties&quot;: {&quot;noteIndex&quot;: 0}, &quot;mendeley&quot;: {&quot;previouslyFormattedCitation&quot;: &quot;(Lionel et al. 2018)&quot;, &quot;formattedCitation&quot;: &quot;(Lionel et al. 2018)&quot;, &quot;plainTextFormattedCitation&quot;: &quot;(Lionel et al. 2018)&quot;}, &quot;citationItems&quot;: [{&quot;uris&quot;: [&quot;http://www.mendeley.com/documents/?uuid=b8a2b8fe-fd39-3330-a3f3-8a79aaf341ba&quot;], &quot;id&quot;: &quot;ITEM-1&quot;, &quot;itemData&quot;: {&quot;volume&quot;: &quot;20&quot;, &quot;PMID&quot;: &quot;28771251&quot;, &quot;DOI&quot;: &quot;10.1038/gim.2017.119&quot;, &quot;publisher&quot;: &quot;Nature Publishing Group&quot;, &quot;container-title&quot;: &quot;Genetics in medicine : official journal of the American College of Medical Genetics&quot;, &quot;issued&quot;: {&quot;date-parts&quot;: [[&quot;2018&quot;]]}, &quot;id&quot;: &quot;ITEM-1&quot;, &quot;type&quot;: &quot;article-journal&quot;, &quot;title&quot;: &quot;Improved diagnostic yield compared with targeted gene sequencing panels suggests a role for whole-genome sequencing as a first-tier genetic test.&quot;, &quot;author&quot;: [{&quot;dropping-particle&quot;: &quot;&quot;, &quot;given&quot;: &quot;Anath C&quot;, &quot;suffix&quot;: &quot;&quot;, &quot;family&quot;: &quot;Lionel&quot;, &quot;parse-names&quot;: false, &quot;non-dropping-particle&quot;: &quot;&quot;}, {&quot;dropping-particle&quot;: &quot;&quot;, &quot;given&quot;: &quot;Gregory&quot;, &quot;suffix&quot;: &quot;&quot;, &quot;family&quot;: &quot;Costain&quot;, &quot;parse-names&quot;: false, &quot;non-dropping-particle&quot;: &quot;&quot;}, {&quot;dropping-particle&quot;: &quot;&quot;, &quot;given&quot;: &quot;Nasim&quot;, &quot;suffix&quot;: &quot;&quot;, &quot;family&quot;: &quot;Monfared&quot;, &quot;parse-names&quot;: false, &quot;non-dropping-particle&quot;: &quot;&quot;}, {&quot;dropping-particle&quot;: &quot;&quot;, &quot;given&quot;: &quot;Susan&quot;, &quot;suffix&quot;: &quot;&quot;, &quot;family&quot;: &quot;Walker&quot;, &quot;parse-names&quot;: false, &quot;non-dropping-particle&quot;: &quot;&quot;}, {&quot;dropping-particle&quot;: &quot;&quot;, &quot;given&quot;: &quot;Miriam S&quot;, &quot;suffix&quot;: &quot;&quot;, &quot;family&quot;: &quot;Reuter&quot;, &quot;parse-names&quot;: false, &quot;non-dropping-particle&quot;: &quot;&quot;}, {&quot;dropping-particle&quot;: &quot;&quot;, &quot;given&quot;: &quot;S Mohsen&quot;, &quot;suffix&quot;: &quot;&quot;, &quot;family&quot;: &quot;Hosseini&quot;, &quot;parse-names&quot;: false, &quot;non-dropping-particle&quot;: &quot;&quot;}, {&quot;dropping-particle&quot;: &quot;&quot;, &quot;given&quot;: &quot;Bhooma&quot;, &quot;suffix&quot;: &quot;&quot;, &quot;family&quot;: &quot;Thiruvahindrapuram&quot;, &quot;parse-names&quot;: false, &quot;non-dropping-particle&quot;: &quot;&quot;}, {&quot;dropping-particle&quot;: &quot;&quot;, &quot;given&quot;: &quot;Daniele&quot;, &quot;suffix&quot;: &quot;&quot;, &quot;family&quot;: &quot;Merico&quot;, &quot;parse-names&quot;: false, &quot;non-dropping-particle&quot;: &quot;&quot;}, {&quot;dropping-particle&quot;: &quot;&quot;, &quot;given&quot;: &quot;Rebekah&quot;, &quot;suffix&quot;: &quot;&quot;, &quot;family&quot;: &quot;Jobling&quot;, &quot;parse-names&quot;: false, &quot;non-dropping-particle&quot;: &quot;&quot;}, {&quot;dropping-particle&quot;: &quot;&quot;, &quot;given&quot;: &quot;Thomas&quot;, &quot;suffix&quot;: &quot;&quot;, &quot;family&quot;: &quot;Nalpathamkalam&quot;, &quot;parse-names&quot;: false, &quot;non-dropping-particle&quot;: &quot;&quot;}, {&quot;dropping-particle&quot;: &quot;&quot;, &quot;given&quot;: &quot;Giovanna&quot;, &quot;suffix&quot;: &quot;&quot;, &quot;family&quot;: &quot;Pellecchia&quot;, &quot;parse-names&quot;: false, &quot;non-dropping-particle&quot;: &quot;&quot;}, {&quot;dropping-particle&quot;: &quot;&quot;, &quot;given&quot;: &quot;Wilson W L&quot;, &quot;suffix&quot;: &quot;&quot;, &quot;family&quot;: &quot;Sung&quot;, &quot;parse-names&quot;: false, &quot;non-dropping-particle&quot;: &quot;&quot;}, {&quot;dropping-particle&quot;: &quot;&quot;, &quot;given&quot;: &quot;Zhuozhi&quot;, &quot;suffix&quot;: &quot;&quot;, &quot;family&quot;: &quot;Wang&quot;, &quot;parse-names&quot;: false, &quot;non-dropping-particle&quot;: &quot;&quot;}, {&quot;dropping-particle&quot;: &quot;&quot;, &quot;given&quot;: &quot;Peter&quot;, &quot;suffix&quot;: &quot;&quot;, &quot;family&quot;: &quot;Bikangaga&quot;, &quot;parse-names&quot;: false, &quot;non-dropping-particle&quot;: &quot;&quot;}, {&quot;dropping-particle&quot;: &quot;&quot;, &quot;given&quot;: &quot;Cyrus&quot;, &quot;suffix&quot;: &quot;&quot;, &quot;family&quot;: &quot;Boelman&quot;, &quot;parse-names&quot;: false, &quot;non-dropping-particle&quot;: &quot;&quot;}, {&quot;dropping-particle&quot;: &quot;&quot;, &quot;given&quot;: &quot;Melissa T&quot;, &quot;suffix&quot;: &quot;&quot;, &quot;family&quot;: &quot;Carter&quot;, &quot;parse-names&quot;: false, &quot;non-dropping-particle&quot;: &quot;&quot;}, {&quot;dropping-particle&quot;: &quot;&quot;, &quot;given&quot;: &quot;Dawn&quot;, &quot;suffix&quot;: &quot;&quot;, &quot;family&quot;: &quot;Cordeiro&quot;, &quot;parse-names&quot;: false, &quot;non-dropping-particle&quot;: &quot;&quot;}, {&quot;dropping-particle&quot;: &quot;&quot;, &quot;given&quot;: &quot;Cheryl&quot;, &quot;suffix&quot;: &quot;&quot;, &quot;family&quot;: &quot;Cytrynbaum&quot;, &quot;parse-names&quot;: false, &quot;non-dropping-particle&quot;: &quot;&quot;}, {&quot;dropping-particle&quot;: &quot;&quot;, &quot;given&quot;: &quot;Sharon D&quot;, &quot;suffix&quot;: &quot;&quot;, &quot;family&quot;: &quot;Dell&quot;, &quot;parse-names&quot;: false, &quot;non-dropping-particle&quot;: &quot;&quot;}, {&quot;dropping-particle&quot;: &quot;&quot;, &quot;given&quot;: &quot;Priya&quot;, &quot;suffix&quot;: &quot;&quot;, &quot;family&quot;: &quot;Dhir&quot;, &quot;parse-names&quot;: false, &quot;non-dropping-particle&quot;: &quot;&quot;}, {&quot;dropping-particle&quot;: &quot;&quot;, &quot;given&quot;: &quot;James J&quot;, &quot;suffix&quot;: &quot;&quot;, &quot;family&quot;: &quot;Dowling&quot;, &quot;parse-names&quot;: false, &quot;non-dropping-particle&quot;: &quot;&quot;}, {&quot;dropping-particle&quot;: &quot;&quot;, &quot;given&quot;: &quot;Elise&quot;, &quot;suffix&quot;: &quot;&quot;, &quot;family&quot;: &quot;Heon&quot;, &quot;parse-names&quot;: false, &quot;non-dropping-particle&quot;: &quot;&quot;}, {&quot;dropping-particle&quot;: &quot;&quot;, &quot;given&quot;: &quot;Stacy&quot;, &quot;suffix&quot;: &quot;&quot;, &quot;family&quot;: &quot;Hewson&quot;, &quot;parse-names&quot;: false, &quot;non-dropping-particle&quot;: &quot;&quot;}, {&quot;dropping-particle&quot;: &quot;&quot;, &quot;given&quot;: &quot;Linda&quot;, &quot;suffix&quot;: &quot;&quot;, &quot;family&quot;: &quot;Hiraki&quot;, &quot;parse-names&quot;: false, &quot;non-dropping-particle&quot;: &quot;&quot;}, {&quot;dropping-particle&quot;: &quot;&quot;, &quot;given&quot;: &quot;Michal&quot;, &quot;suffix&quot;: &quot;&quot;, &quot;family&quot;: &quot;Inbar-Feigenberg&quot;, &quot;parse-names&quot;: false, &quot;non-dropping-particle&quot;: &quot;&quot;}, {&quot;dropping-particle&quot;: &quot;&quot;, &quot;given&quot;: &quot;Regan&quot;, &quot;suffix&quot;: &quot;&quot;, &quot;family&quot;: &quot;Klatt&quot;, &quot;parse-names&quot;: false, &quot;non-dropping-particle&quot;: &quot;&quot;}, {&quot;dropping-particle&quot;: &quot;&quot;, &quot;given&quot;: &quot;Jonathan&quot;, &quot;suffix&quot;: &quot;&quot;, &quot;family&quot;: &quot;Kronick&quot;, &quot;parse-names&quot;: false, &quot;non-dropping-particle&quot;: &quot;&quot;}, {&quot;dropping-particle&quot;: &quot;&quot;, &quot;given&quot;: &quot;Ronald M&quot;, &quot;suffix&quot;: &quot;&quot;, &quot;family&quot;: &quot;Laxer&quot;, &quot;parse-names&quot;: false, &quot;non-dropping-particle&quot;: &quot;&quot;}, {&quot;dropping-particle&quot;: &quot;&quot;, &quot;given&quot;: &quot;Christoph&quot;, &quot;suffix&quot;: &quot;&quot;, &quot;family&quot;: &quot;Licht&quot;, &quot;parse-names&quot;: false, &quot;non-dropping-particle&quot;: &quot;&quot;}, {&quot;dropping-particle&quot;: &quot;&quot;, &quot;given&quot;: &quot;Heather&quot;, &quot;suffix&quot;: &quot;&quot;, &quot;family&quot;: &quot;MacDonald&quot;, &quot;parse-names&quot;: false, &quot;non-dropping-particle&quot;: &quot;&quot;}, {&quot;dropping-particle&quot;: &quot;&quot;, &quot;given&quot;: &quot;Saadet&quot;, &quot;suffix&quot;: &quot;&quot;, &quot;family&quot;: &quot;Mercimek-Andrews&quot;, &quot;parse-names&quot;: false, &quot;non-dropping-particle&quot;: &quot;&quot;}, {&quot;dropping-particle&quot;: &quot;&quot;, &quot;given&quot;: &quot;Roberto&quot;, &quot;suffix&quot;: &quot;&quot;, &quot;family&quot;: &quot;Mendoza-Londono&quot;, &quot;parse-names&quot;: false, &quot;non-dropping-particle&quot;: &quot;&quot;}, {&quot;dropping-particle&quot;: &quot;&quot;, &quot;given&quot;: &quot;Tino&quot;, &quot;suffix&quot;: &quot;&quot;, &quot;family&quot;: &quot;Piscione&quot;, &quot;parse-names&quot;: false, &quot;non-dropping-particle&quot;: &quot;&quot;}, {&quot;dropping-particle&quot;: &quot;&quot;, &quot;given&quot;: &quot;Rayfel&quot;, &quot;suffix&quot;: &quot;&quot;, &quot;family&quot;: &quot;Schneider&quot;, &quot;parse-names&quot;: false, &quot;non-dropping-particle&quot;: &quot;&quot;}, {&quot;dropping-particle&quot;: &quot;&quot;, &quot;given&quot;: &quot;Andreas&quot;, &quot;suffix&quot;: &quot;&quot;, &quot;family&quot;: &quot;Schulze&quot;, &quot;parse-names&quot;: false, &quot;non-dropping-particle&quot;: &quot;&quot;}, {&quot;dropping-particle&quot;: &quot;&quot;, &quot;given&quot;: &quot;Earl&quot;, &quot;suffix&quot;: &quot;&quot;, &quot;family&quot;: &quot;Silverman&quot;, &quot;parse-names&quot;: false, &quot;non-dropping-particle&quot;: &quot;&quot;}, {&quot;dropping-particle&quot;: &quot;&quot;, &quot;given&quot;: &quot;Komudi&quot;, &quot;suffix&quot;: &quot;&quot;, &quot;family&quot;: &quot;Siriwardena&quot;, &quot;parse-names&quot;: false, &quot;non-dropping-particle&quot;: &quot;&quot;}, {&quot;dropping-particle&quot;: &quot;&quot;, &quot;given&quot;: &quot;O Carter&quot;, &quot;suffix&quot;: &quot;&quot;, &quot;family&quot;: &quot;Snead&quot;, &quot;parse-names&quot;: false, &quot;non-dropping-particle&quot;: &quot;&quot;}, {&quot;dropping-particle&quot;: &quot;&quot;, &quot;given&quot;: &quot;Neal&quot;, &quot;suffix&quot;: &quot;&quot;, &quot;family&quot;: &quot;Sondheimer&quot;, &quot;parse-names&quot;: false, &quot;non-dropping-particle&quot;: &quot;&quot;}, {&quot;dropping-particle&quot;: &quot;&quot;, &quot;given&quot;: &quot;Joanne&quot;, &quot;suffix&quot;: &quot;&quot;, &quot;family&quot;: &quot;Sutherland&quot;, &quot;parse-names&quot;: false, &quot;non-dropping-particle&quot;: &quot;&quot;}, {&quot;dropping-particle&quot;: &quot;&quot;, &quot;given&quot;: &quot;Ajoy&quot;, &quot;suffix&quot;: &quot;&quot;, &quot;family&quot;: &quot;Vincent&quot;, &quot;parse-names&quot;: false, &quot;non-dropping-particle&quot;: &quot;&quot;}, {&quot;dropping-particle&quot;: &quot;&quot;, &quot;given&quot;: &quot;Jonathan D&quot;, &quot;suffix&quot;: &quot;&quot;, &quot;family&quot;: &quot;Wasserman&quot;, &quot;parse-names&quot;: false, &quot;non-dropping-particle&quot;: &quot;&quot;}, {&quot;dropping-particle&quot;: &quot;&quot;, &quot;given&quot;: &quot;Rosanna&quot;, &quot;suffix&quot;: &quot;&quot;, &quot;family&quot;: &quot;Weksberg&quot;, &quot;parse-names&quot;: false, &quot;non-dropping-particle&quot;: &quot;&quot;}, {&quot;dropping-particle&quot;: &quot;&quot;, &quot;given&quot;: &quot;Cheryl&quot;, &quot;suffix&quot;: &quot;&quot;, &quot;family&quot;: &quot;Shuman&quot;, &quot;parse-names&quot;: false, &quot;non-dropping-particle&quot;: &quot;&quot;}, {&quot;dropping-particle&quot;: &quot;&quot;, &quot;given&quot;: &quot;Chris&quot;, &quot;suffix&quot;: &quot;&quot;, &quot;family&quot;: &quot;Carew&quot;, &quot;parse-names&quot;: false, &quot;non-dropping-particle&quot;: &quot;&quot;}, {&quot;dropping-particle&quot;: &quot;&quot;, &quot;given&quot;: &quot;Michael J&quot;, &quot;suffix&quot;: &quot;&quot;, &quot;family&quot;: &quot;Szego&quot;, &quot;parse-names&quot;: false, &quot;non-dropping-particle&quot;: &quot;&quot;}, {&quot;dropping-particle&quot;: &quot;&quot;, &quot;given&quot;: &quot;Robin Z&quot;, &quot;suffix&quot;: &quot;&quot;, &quot;family&quot;: &quot;Hayeems&quot;, &quot;parse-names&quot;: false, &quot;non-dropping-particle&quot;: &quot;&quot;}, {&quot;dropping-particle&quot;: &quot;&quot;, &quot;given&quot;: &quot;Raveen&quot;, &quot;suffix&quot;: &quot;&quot;, &quot;family&quot;: &quot;Basran&quot;, &quot;parse-names&quot;: false, &quot;non-dropping-particle&quot;: &quot;&quot;}, {&quot;dropping-particle&quot;: &quot;&quot;, &quot;given&quot;: &quot;Dimitri J&quot;, &quot;suffix&quot;: &quot;&quot;, &quot;family&quot;: &quot;Stavropoulos&quot;, &quot;parse-names&quot;: false, &quot;non-dropping-particle&quot;: &quot;&quot;}, {&quot;dropping-particle&quot;: &quot;&quot;, &quot;given&quot;: &quot;Peter N&quot;, &quot;suffix&quot;: &quot;&quot;, &quot;family&quot;: &quot;Ray&quot;, &quot;parse-names&quot;: false, &quot;non-dropping-particle&quot;: &quot;&quot;}, {&quot;dropping-particle&quot;: &quot;&quot;, &quot;given&quot;: &quot;Sarah&quot;, &quot;suffix&quot;: &quot;&quot;, &quot;family&quot;: &quot;Bowdin&quot;, &quot;parse-names&quot;: false, &quot;non-dropping-particle&quot;: &quot;&quot;}, {&quot;dropping-particle&quot;: &quot;&quot;, &quot;given&quot;: &quot;M Stephen&quot;, &quot;suffix&quot;: &quot;&quot;, &quot;family&quot;: &quot;Meyn&quot;, &quot;parse-names&quot;: false, &quot;non-dropping-particle&quot;: &quot;&quot;}, {&quot;dropping-particle&quot;: &quot;&quot;, &quot;given&quot;: &quot;Ronald D&quot;, &quot;suffix&quot;: &quot;&quot;, &quot;family&quot;: &quot;Cohn&quot;, &quot;parse-names&quot;: false, &quot;non-dropping-particle&quot;: &quot;&quot;}, {&quot;dropping-particle&quot;: &quot;&quot;, &quot;given&quot;: &quot;Stephen W&quot;, &quot;suffix&quot;: &quot;&quot;, &quot;family&quot;: &quot;Scherer&quot;, &quot;parse-names&quot;: false, &quot;non-dropping-particle&quot;: &quot;&quot;}, {&quot;dropping-particle&quot;: &quot;&quot;, &quot;given&quot;: &quot;Christian R&quot;, &quot;suffix&quot;: &quot;&quot;, &quot;family&quot;: &quot;Marshall&quot;, &quot;parse-names&quot;: false, &quot;non-dropping-particle&quot;: &quot;&quot;}], &quot;page&quot;: &quot;435-443&quot;, &quot;ISSN&quot;: &quot;1530-0366&quot;, &quot;abstract&quot;: &quot;PurposeGenetic testing is an integral diagnostic component of pediatric medicine. Standard of care is often a time-consuming stepwise approach involving chromosomal microarray analysis and targeted gene sequencing panels, which can be costly and inconclusive. Whole-genome sequencing (WGS) provides a comprehensive testing platform that has the potential to streamline genetic assessments, but there are limited comparative data to guide its clinical use.MethodsWe prospectively recruited 103 patients from pediatric non-genetic subspecialty clinics, each with a clinical phenotype suggestive of an underlying genetic disorder, and compared the diagnostic yield and coverage of WGS with those of conventional genetic testing.ResultsWGS identified diagnostic variants in 41% of individuals, representing a significant increase over conventional testing results (24%; P\u2009=\u20090.01). Genes clinically sequenced in the cohort (n\u2009=\u20091,226) were well covered by WGS, with a median exonic coverage of 40 \u00d7 \u00b18 \u00d7 (mean \u00b1SD). All the molecular diagnoses made by conventional methods were captured by WGS. The 18 new diagnoses made with WGS included structural and non-exonic sequence variants not detectable with whole-exome sequencing, and confirmed recent disease associations with the genes PIGG, RNU4ATAC, TRIO, and UNC13A.ConclusionWGS as a primary clinical test provided a higher diagnostic yield than conventional genetic testing in a clinically heterogeneous cohort.&quot;, &quot;issue&quot;: &quot;4&quot;}}], &quot;schema&quot;: &quot;https://github.com/citation-style-language/schema/raw/master/csl-citation.json&quot;} RNDqk5URO08s9"/><text:span text:style-name="T268">⁠, and seldom from non-coding variation.</text:span></text:p>
      <text:p text:style-name="P47"><text:span text:style-name="T268">Searching pathogenic variants in the non-coding genome remains challenging, both due to their number and difficulty of variant interpretation </text:span><text:reference-mark-start text:name="ADDIN CSL_CITATION {&quot;properties&quot;: {&quot;noteIndex&quot;: 0}, &quot;mendeley&quot;: {&quot;previouslyFormattedCitation&quot;: &quot;(Gilissen et al. 2014)&quot;, &quot;formattedCitation&quot;: &quot;(Gilissen et al. 2014)&quot;, &quot;plainTextFormattedCitation&quot;: &quot;(Gilissen et al. 2014)&quot;}, &quot;citationItems&quot;: [{&quot;uris&quot;: [&quot;http://www.mendeley.com/documents/?uuid=3c25ab43-4986-4702-acb0-6c7aa286e2ed&quot;], &quot;id&quot;: &quot;ITEM-1&quot;, &quot;itemData&quot;: {&quot;volume&quot;: &quot;511&quot;, &quot;DOI&quot;: &quot;10.1038/nature13394&quot;, &quot;publisher&quot;: &quot;Nature Publishing Group&quot;, &quot;container-title&quot;: &quot;Nature&quot;, &quot;issued&quot;: {&quot;date-parts&quot;: [[&quot;2014&quot;]]}, &quot;id&quot;: &quot;ITEM-1&quot;, &quot;type&quot;: &quot;article-journal&quot;, &quot;title&quot;: &quot;Genome sequencing identifies major causes of severe intellectual disability&quot;, &quot;author&quot;: [{&quot;dropping-particle&quot;: &quot;&quot;, &quot;given&quot;: &quot;Christian&quot;, &quot;suffix&quot;: &quot;&quot;, &quot;family&quot;: &quot;Gilissen&quot;, &quot;parse-names&quot;: false, &quot;non-dropping-particle&quot;: &quot;&quot;}, {&quot;dropping-particle&quot;: &quot;&quot;, &quot;given&quot;: &quot;Jayne Y.&quot;, &quot;suffix&quot;: &quot;&quot;, &quot;family&quot;: &quot;Hehir-Kwa&quot;, &quot;parse-names&quot;: false, &quot;non-dropping-particle&quot;: &quot;&quot;}, {&quot;dropping-particle&quot;: &quot;&quot;, &quot;given&quot;: &quot;Djie Tjwan&quot;, &quot;suffix&quot;: &quot;&quot;, &quot;family&quot;: &quot;Thung&quot;, &quot;parse-names&quot;: false, &quot;non-dropping-particle&quot;: &quot;&quot;}, {&quot;dropping-particle&quot;: &quot;&quot;, &quot;given&quot;: &quot;Maartje&quot;, &quot;suffix&quot;: &quot;&quot;, &quot;family&quot;: &quot;Vorst&quot;, &quot;parse-names&quot;: false, &quot;non-dropping-particle&quot;: &quot;van de&quot;}, {&quot;dropping-particle&quot;: &quot;&quot;, &quot;given&quot;: &quot;Bregje W. M.&quot;, &quot;suffix&quot;: &quot;&quot;, &quot;family&quot;: &quot;Bon&quot;, &quot;parse-names&quot;: false, &quot;non-dropping-particle&quot;: &quot;van&quot;}, {&quot;dropping-particle&quot;: &quot;&quot;, &quot;given&quot;: &quot;Marjolein H.&quot;, &quot;suffix&quot;: &quot;&quot;, &quot;family&quot;: &quot;Willemsen&quot;, &quot;parse-names&quot;: false, &quot;non-dropping-particle&quot;: &quot;&quot;}, {&quot;dropping-particle&quot;: &quot;&quot;, &quot;given&quot;: &quot;Michael&quot;, &quot;suffix&quot;: &quot;&quot;, &quot;family&quot;: &quot;Kwint&quot;, &quot;parse-names&quot;: false, &quot;non-dropping-particle&quot;: &quot;&quot;}, {&quot;dropping-particle&quot;: &quot;&quot;, &quot;given&quot;: &quot;Irene M.&quot;, &quot;suffix&quot;: &quot;&quot;, &quot;family&quot;: &quot;Janssen&quot;, &quot;parse-names&quot;: false, &quot;non-dropping-particle&quot;: &quot;&quot;}, {&quot;dropping-particle&quot;: &quot;&quot;, &quot;given&quot;: &quot;Alexander&quot;, &quot;suffix&quot;: &quot;&quot;, &quot;family&quot;: &quot;Hoischen&quot;, &quot;parse-names&quot;: false, &quot;non-dropping-particle&quot;: &quot;&quot;}, {&quot;dropping-particle&quot;: &quot;&quot;, &quot;given&quot;: &quot;Annette&quot;, &quot;suffix&quot;: &quot;&quot;, &quot;family&quot;: &quot;Schenck&quot;, &quot;parse-names&quot;: false, &quot;non-dropping-particle&quot;: &quot;&quot;}, {&quot;dropping-particle&quot;: &quot;&quot;, &quot;given&quot;: &quot;Richard&quot;, &quot;suffix&quot;: &quot;&quot;, &quot;family&quot;: &quot;Leach&quot;, &quot;parse-names&quot;: false, &quot;non-dropping-particle&quot;: &quot;&quot;}, {&quot;dropping-particle&quot;: &quot;&quot;, &quot;given&quot;: &quot;Robert&quot;, &quot;suffix&quot;: &quot;&quot;, &quot;family&quot;: &quot;Klein&quot;, &quot;parse-names&quot;: false, &quot;non-dropping-particle&quot;: &quot;&quot;}, {&quot;dropping-particle&quot;: &quot;&quot;, &quot;given&quot;: &quot;Rick&quot;, &quot;suffix&quot;: &quot;&quot;, &quot;family&quot;: &quot;Tearle&quot;, &quot;parse-names&quot;: false, &quot;non-dropping-particle&quot;: &quot;&quot;}, {&quot;dropping-particle&quot;: &quot;&quot;, &quot;given&quot;: &quot;Tan&quot;, &quot;suffix&quot;: &quot;&quot;, &quot;family&quot;: &quot;Bo&quot;, &quot;parse-names&quot;: false, &quot;non-dropping-particle&quot;: &quot;&quot;}, {&quot;dropping-particle&quot;: &quot;&quot;, &quot;given&quot;: &quot;Rolph&quot;, &quot;suffix&quot;: &quot;&quot;, &quot;family&quot;: &quot;Pfundt&quot;, &quot;parse-names&quot;: false, &quot;non-dropping-particle&quot;: &quot;&quot;}, {&quot;dropping-particle&quot;: &quot;&quot;, &quot;given&quot;: &quot;Helger G.&quot;, &quot;suffix&quot;: &quot;&quot;, &quot;family&quot;: &quot;Yntema&quot;, &quot;parse-names&quot;: false, &quot;non-dropping-particle&quot;: &quot;&quot;}, {&quot;dropping-particle&quot;: &quot;&quot;, &quot;given&quot;: &quot;Bert B. A.&quot;, &quot;suffix&quot;: &quot;&quot;, &quot;family&quot;: &quot;Vries&quot;, &quot;parse-names&quot;: false, &quot;non-dropping-particle&quot;: &quot;de&quot;}, {&quot;dropping-particle&quot;: &quot;&quot;, &quot;given&quot;: &quot;Tjitske&quot;, &quot;suffix&quot;: &quot;&quot;, &quot;family&quot;: &quot;Kleefstra&quot;, &quot;parse-names&quot;: false, &quot;non-dropping-particle&quot;: &quot;&quot;}, {&quot;dropping-particle&quot;: &quot;&quot;, &quot;given&quot;: &quot;Han G.&quot;, &quot;suffix&quot;: &quot;&quot;, &quot;family&quot;: &quot;Brunner&quot;, &quot;parse-names&quot;: false, &quot;non-dropping-particle&quot;: &quot;&quot;}, {&quot;dropping-particle&quot;: &quot;&quot;, &quot;given&quot;: &quot;Lisenka E. L. M.&quot;, &quot;suffix&quot;: &quot;&quot;, &quot;family&quot;: &quot;Vissers&quot;, &quot;parse-names&quot;: false, &quot;non-dropping-particle&quot;: &quot;&quot;}, {&quot;dropping-particle&quot;: &quot;&quot;, &quot;given&quot;: &quot;Joris A.&quot;, &quot;suffix&quot;: &quot;&quot;, &quot;family&quot;: &quot;Veltman&quot;, &quot;parse-names&quot;: false, &quot;non-dropping-particle&quot;: &quot;&quot;}], &quot;page&quot;: &quot;344-347&quot;, &quot;ISSN&quot;: &quot;0028-0836&quot;, &quot;issue&quot;: &quot;7509&quot;}}], &quot;schema&quot;: &quot;https://github.com/citation-style-language/schema/raw/master/csl-citation.json&quot;} RNDE6Xf3pRjH8"/><text:span text:style-name="T80">(Gilissen et al. 2014)</text:span><text:reference-mark-end text:name="ADDIN CSL_CITATION {&quot;properties&quot;: {&quot;noteIndex&quot;: 0}, &quot;mendeley&quot;: {&quot;previouslyFormattedCitation&quot;: &quot;(Gilissen et al. 2014)&quot;, &quot;formattedCitation&quot;: &quot;(Gilissen et al. 2014)&quot;, &quot;plainTextFormattedCitation&quot;: &quot;(Gilissen et al. 2014)&quot;}, &quot;citationItems&quot;: [{&quot;uris&quot;: [&quot;http://www.mendeley.com/documents/?uuid=3c25ab43-4986-4702-acb0-6c7aa286e2ed&quot;], &quot;id&quot;: &quot;ITEM-1&quot;, &quot;itemData&quot;: {&quot;volume&quot;: &quot;511&quot;, &quot;DOI&quot;: &quot;10.1038/nature13394&quot;, &quot;publisher&quot;: &quot;Nature Publishing Group&quot;, &quot;container-title&quot;: &quot;Nature&quot;, &quot;issued&quot;: {&quot;date-parts&quot;: [[&quot;2014&quot;]]}, &quot;id&quot;: &quot;ITEM-1&quot;, &quot;type&quot;: &quot;article-journal&quot;, &quot;title&quot;: &quot;Genome sequencing identifies major causes of severe intellectual disability&quot;, &quot;author&quot;: [{&quot;dropping-particle&quot;: &quot;&quot;, &quot;given&quot;: &quot;Christian&quot;, &quot;suffix&quot;: &quot;&quot;, &quot;family&quot;: &quot;Gilissen&quot;, &quot;parse-names&quot;: false, &quot;non-dropping-particle&quot;: &quot;&quot;}, {&quot;dropping-particle&quot;: &quot;&quot;, &quot;given&quot;: &quot;Jayne Y.&quot;, &quot;suffix&quot;: &quot;&quot;, &quot;family&quot;: &quot;Hehir-Kwa&quot;, &quot;parse-names&quot;: false, &quot;non-dropping-particle&quot;: &quot;&quot;}, {&quot;dropping-particle&quot;: &quot;&quot;, &quot;given&quot;: &quot;Djie Tjwan&quot;, &quot;suffix&quot;: &quot;&quot;, &quot;family&quot;: &quot;Thung&quot;, &quot;parse-names&quot;: false, &quot;non-dropping-particle&quot;: &quot;&quot;}, {&quot;dropping-particle&quot;: &quot;&quot;, &quot;given&quot;: &quot;Maartje&quot;, &quot;suffix&quot;: &quot;&quot;, &quot;family&quot;: &quot;Vorst&quot;, &quot;parse-names&quot;: false, &quot;non-dropping-particle&quot;: &quot;van de&quot;}, {&quot;dropping-particle&quot;: &quot;&quot;, &quot;given&quot;: &quot;Bregje W. M.&quot;, &quot;suffix&quot;: &quot;&quot;, &quot;family&quot;: &quot;Bon&quot;, &quot;parse-names&quot;: false, &quot;non-dropping-particle&quot;: &quot;van&quot;}, {&quot;dropping-particle&quot;: &quot;&quot;, &quot;given&quot;: &quot;Marjolein H.&quot;, &quot;suffix&quot;: &quot;&quot;, &quot;family&quot;: &quot;Willemsen&quot;, &quot;parse-names&quot;: false, &quot;non-dropping-particle&quot;: &quot;&quot;}, {&quot;dropping-particle&quot;: &quot;&quot;, &quot;given&quot;: &quot;Michael&quot;, &quot;suffix&quot;: &quot;&quot;, &quot;family&quot;: &quot;Kwint&quot;, &quot;parse-names&quot;: false, &quot;non-dropping-particle&quot;: &quot;&quot;}, {&quot;dropping-particle&quot;: &quot;&quot;, &quot;given&quot;: &quot;Irene M.&quot;, &quot;suffix&quot;: &quot;&quot;, &quot;family&quot;: &quot;Janssen&quot;, &quot;parse-names&quot;: false, &quot;non-dropping-particle&quot;: &quot;&quot;}, {&quot;dropping-particle&quot;: &quot;&quot;, &quot;given&quot;: &quot;Alexander&quot;, &quot;suffix&quot;: &quot;&quot;, &quot;family&quot;: &quot;Hoischen&quot;, &quot;parse-names&quot;: false, &quot;non-dropping-particle&quot;: &quot;&quot;}, {&quot;dropping-particle&quot;: &quot;&quot;, &quot;given&quot;: &quot;Annette&quot;, &quot;suffix&quot;: &quot;&quot;, &quot;family&quot;: &quot;Schenck&quot;, &quot;parse-names&quot;: false, &quot;non-dropping-particle&quot;: &quot;&quot;}, {&quot;dropping-particle&quot;: &quot;&quot;, &quot;given&quot;: &quot;Richard&quot;, &quot;suffix&quot;: &quot;&quot;, &quot;family&quot;: &quot;Leach&quot;, &quot;parse-names&quot;: false, &quot;non-dropping-particle&quot;: &quot;&quot;}, {&quot;dropping-particle&quot;: &quot;&quot;, &quot;given&quot;: &quot;Robert&quot;, &quot;suffix&quot;: &quot;&quot;, &quot;family&quot;: &quot;Klein&quot;, &quot;parse-names&quot;: false, &quot;non-dropping-particle&quot;: &quot;&quot;}, {&quot;dropping-particle&quot;: &quot;&quot;, &quot;given&quot;: &quot;Rick&quot;, &quot;suffix&quot;: &quot;&quot;, &quot;family&quot;: &quot;Tearle&quot;, &quot;parse-names&quot;: false, &quot;non-dropping-particle&quot;: &quot;&quot;}, {&quot;dropping-particle&quot;: &quot;&quot;, &quot;given&quot;: &quot;Tan&quot;, &quot;suffix&quot;: &quot;&quot;, &quot;family&quot;: &quot;Bo&quot;, &quot;parse-names&quot;: false, &quot;non-dropping-particle&quot;: &quot;&quot;}, {&quot;dropping-particle&quot;: &quot;&quot;, &quot;given&quot;: &quot;Rolph&quot;, &quot;suffix&quot;: &quot;&quot;, &quot;family&quot;: &quot;Pfundt&quot;, &quot;parse-names&quot;: false, &quot;non-dropping-particle&quot;: &quot;&quot;}, {&quot;dropping-particle&quot;: &quot;&quot;, &quot;given&quot;: &quot;Helger G.&quot;, &quot;suffix&quot;: &quot;&quot;, &quot;family&quot;: &quot;Yntema&quot;, &quot;parse-names&quot;: false, &quot;non-dropping-particle&quot;: &quot;&quot;}, {&quot;dropping-particle&quot;: &quot;&quot;, &quot;given&quot;: &quot;Bert B. A.&quot;, &quot;suffix&quot;: &quot;&quot;, &quot;family&quot;: &quot;Vries&quot;, &quot;parse-names&quot;: false, &quot;non-dropping-particle&quot;: &quot;de&quot;}, {&quot;dropping-particle&quot;: &quot;&quot;, &quot;given&quot;: &quot;Tjitske&quot;, &quot;suffix&quot;: &quot;&quot;, &quot;family&quot;: &quot;Kleefstra&quot;, &quot;parse-names&quot;: false, &quot;non-dropping-particle&quot;: &quot;&quot;}, {&quot;dropping-particle&quot;: &quot;&quot;, &quot;given&quot;: &quot;Han G.&quot;, &quot;suffix&quot;: &quot;&quot;, &quot;family&quot;: &quot;Brunner&quot;, &quot;parse-names&quot;: false, &quot;non-dropping-particle&quot;: &quot;&quot;}, {&quot;dropping-particle&quot;: &quot;&quot;, &quot;given&quot;: &quot;Lisenka E. L. M.&quot;, &quot;suffix&quot;: &quot;&quot;, &quot;family&quot;: &quot;Vissers&quot;, &quot;parse-names&quot;: false, &quot;non-dropping-particle&quot;: &quot;&quot;}, {&quot;dropping-particle&quot;: &quot;&quot;, &quot;given&quot;: &quot;Joris A.&quot;, &quot;suffix&quot;: &quot;&quot;, &quot;family&quot;: &quot;Veltman&quot;, &quot;parse-names&quot;: false, &quot;non-dropping-particle&quot;: &quot;&quot;}], &quot;page&quot;: &quot;344-347&quot;, &quot;ISSN&quot;: &quot;0028-0836&quot;, &quot;issue&quot;: &quot;7509&quot;}}], &quot;schema&quot;: &quot;https://github.com/citation-style-language/schema/raw/master/csl-citation.json&quot;} RNDE6Xf3pRjH8"/><text:span text:style-name="T268">⁠⁠. A conservative estimation of the human regulome is 8.5% of the genome</text:span>,<text:span text:style-name="T253"> making it over four times larger than the protein-coding sequence </text:span><text:reference-mark-start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citationItems&quot;: [{&quot;uris&quot;: [&quot;http://www.mendeley.com/documents/?uuid=34772b6d-3562-4ed3-92f8-c9f90080c8e0&quot;], &quot;id&quot;: &quot;ITEM-1&quot;, &quot;itemData&quot;: {&quot;volume&quot;: &quot;489&quot;, &quot;ISBN&quot;: &quot;1476-4687&quot;, &quot;PMID&quot;: &quot;22955616&quot;, &quot;DOI&quot;: &quot;10.1038/nature11247&quot;, &quot;ISSN&quot;: &quot;1476-4687&quot;, &quot;container-title&quot;: &quot;Nature&quot;, &quot;id&quot;: &quot;ITEM-1&quot;, &quot;type&quot;: &quot;article-journal&quot;, &quot;title&quot;: &quot;An integrated encyclopedia of DNA elements in the human genome.&quot;, &quot;author&quot;: [{&quot;dropping-particle&quot;: &quot;&quot;, &quot;given&quot;: &quot;&quot;, &quot;suffix&quot;: &quot;&quot;, &quot;family&quot;: &quot;The ENCODE Project Consortium&quot;, &quot;parse-names&quot;: false, &quot;non-dropping-particle&quot;: &quot;&quot;}, {&quot;dropping-particle&quot;: &quot;&quot;, &quot;given&quot;: &quot;Ian&quot;, &quot;suffix&quot;: &quot;&quot;, &quot;family&quot;: &quot;Dunham&quot;, &quot;parse-names&quot;: false, &quot;non-dropping-particle&quot;: &quot;&quot;}, {&quot;dropping-particle&quot;: &quot;&quot;, &quot;given&quot;: &quot;Anshul&quot;, &quot;suffix&quot;: &quot;&quot;, &quot;family&quot;: &quot;Kundaje&quot;, &quot;parse-names&quot;: false, &quot;non-dropping-particle&quot;: &quot;&quot;}, {&quot;dropping-particle&quot;: &quot;&quot;, &quot;given&quot;: &quot;Shelley F&quot;, &quot;suffix&quot;: &quot;&quot;, &quot;family&quot;: &quot;Aldred&quot;, &quot;parse-names&quot;: false, &quot;non-dropping-particle&quot;: &quot;&quot;}, {&quot;dropping-particle&quot;: &quot;&quot;, &quot;given&quot;: &quot;Patrick J&quot;, &quot;suffix&quot;: &quot;&quot;, &quot;family&quot;: &quot;Collins&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Francis&quot;, &quot;suffix&quot;: &quot;&quot;, &quot;family&quot;: &quot;Doyle&quot;, &quot;parse-names&quot;: false, &quot;non-dropping-particle&quot;: &quot;&quot;}, {&quot;dropping-particle&quot;: &quot;&quot;, &quot;given&quot;: &quot;Charles B&quot;, &quot;suffix&quot;: &quot;&quot;, &quot;family&quot;: &quot;Epstein&quot;, &quot;parse-names&quot;: false, &quot;non-dropping-particle&quot;: &quot;&quot;}, {&quot;dropping-particle&quot;: &quot;&quot;, &quot;given&quot;: &quot;Seth&quot;, &quot;suffix&quot;: &quot;&quot;, &quot;family&quot;: &quot;Frietze&quot;, &quot;parse-names&quot;: false, &quot;non-dropping-particle&quot;: &quot;&quot;}, {&quot;dropping-particle&quot;: &quot;&quot;, &quot;given&quot;: &quot;Jennifer&quot;, &quot;suffix&quot;: &quot;&quot;, &quot;family&quot;: &quot;Harrow&quot;, &quot;parse-names&quot;: false, &quot;non-dropping-particle&quot;: &quot;&quot;}, {&quot;dropping-particle&quot;: &quot;&quot;, &quot;given&quot;: &quot;Rajinder&quot;, &quot;suffix&quot;: &quot;&quot;, &quot;family&quot;: &quot;Kaul&quot;, &quot;parse-names&quot;: false, &quot;non-dropping-particle&quot;: &quot;&quot;}, {&quot;dropping-particle&quot;: &quot;&quot;, &quot;given&quot;: &quot;Jainab&quot;, &quot;suffix&quot;: &quot;&quot;, &quot;family&quot;: &quot;Khatun&quot;, &quot;parse-names&quot;: false, &quot;non-dropping-particle&quot;: &quot;&quot;}, {&quot;dropping-particle&quot;: &quot;&quot;, &quot;given&quot;: &quot;Bryan R&quot;, &quot;suffix&quot;: &quot;&quot;, &quot;family&quot;: &quot;Lajoie&quot;, &quot;parse-names&quot;: false, &quot;non-dropping-particle&quot;: &quot;&quot;}, {&quot;dropping-particle&quot;: &quot;&quot;, &quot;given&quot;: &quot;Stephen G&quot;, &quot;suffix&quot;: &quot;&quot;, &quot;family&quot;: &quot;Landt&quot;, &quot;parse-names&quot;: false, &quot;non-dropping-particle&quot;: &quot;&quot;}, {&quot;dropping-particle&quot;: &quot;&quot;, &quot;given&quot;: &quot;Burn-Kyu Bum-Kyu&quot;, &quot;suffix&quot;: &quot;&quot;, &quot;family&quot;: &quot;Lee&quot;, &quot;parse-names&quot;: false, &quot;non-dropping-particle&quot;: &quot;&quot;}, {&quot;dropping-particle&quot;: &quot;&quot;, &quot;given&quot;: &quot;Florencia&quot;, &quot;suffix&quot;: &quot;&quot;, &quot;family&quot;: &quot;Pauli&quot;, &quot;parse-names&quot;: false, &quot;non-dropping-particle&quot;: &quot;&quot;}, {&quot;dropping-particle&quot;: &quot;&quot;, &quot;given&quot;: &quot;Kate R&quot;, &quot;suffix&quot;: &quot;&quot;, &quot;family&quot;: &quot;Rosenbloom&quot;, &quot;parse-names&quot;: false, &quot;non-dropping-particle&quot;: &quot;&quot;}, {&quot;dropping-particle&quot;: &quot;&quot;, &quot;given&quot;: &quot;Peter&quot;, &quot;suffix&quot;: &quot;&quot;, &quot;family&quot;: &quot;Sabo&quot;, &quot;parse-names&quot;: false, &quot;non-dropping-particle&quot;: &quot;&quot;}, {&quot;dropping-particle&quot;: &quot;&quot;, &quot;given&quot;: &quot;Alexias&quot;, &quot;suffix&quot;: &quot;&quot;, &quot;family&quot;: &quot;Safi&quot;, &quot;parse-names&quot;: false, &quot;non-dropping-particle&quot;: &quot;&quot;}, {&quot;dropping-particle&quot;: &quot;&quot;, &quot;given&quot;: &quot;Amartya&quot;, &quot;suffix&quot;: &quot;&quot;, &quot;family&quot;: &quot;Sanyal&quot;, &quot;parse-names&quot;: false, &quot;non-dropping-particle&quot;: &quot;&quot;}, {&quot;dropping-particle&quot;: &quot;&quot;, &quot;given&quot;: &quot;Noam&quot;, &quot;suffix&quot;: &quot;&quot;, &quot;family&quot;: &quot;Shoresh&quot;, &quot;parse-names&quot;: false, &quot;non-dropping-particle&quot;: &quot;&quot;}, {&quot;dropping-particle&quot;: &quot;&quot;, &quot;given&quot;: &quot;Jeremy M&quot;, &quot;suffix&quot;: &quot;&quot;, &quot;family&quot;: &quot;Simon&quot;, &quot;parse-names&quot;: false, &quot;non-dropping-particle&quot;: &quot;&quot;}, {&quot;dropping-particle&quot;: &quot;&quot;, &quot;given&quot;: &quot;Lingyun&quot;, &quot;suffix&quot;: &quot;&quot;, &quot;family&quot;: &quot;Song&quot;, &quot;parse-names&quot;: false, &quot;non-dropping-particle&quot;: &quot;&quot;}, {&quot;dropping-particle&quot;: &quot;&quot;, &quot;given&quot;: &quot;Nathan D&quot;, &quot;suffix&quot;: &quot;&quot;, &quot;family&quot;: &quot;Trinklein&quot;, &quot;parse-names&quot;: false, &quot;non-dropping-particle&quot;: &quot;&quot;}, {&quot;dropping-particle&quot;: &quot;&quot;, &quot;given&quot;: &quot;Robert C&quot;, &quot;suffix&quot;: &quot;&quot;, &quot;family&quot;: &quot;Altshuler&quot;, &quot;parse-names&quot;: false, &quot;non-dropping-particle&quot;: &quot;&quot;}, {&quot;dropping-particle&quot;: &quot;&quot;, &quot;given&quot;: &quot;Ewan&quot;, &quot;suffix&quot;: &quot;&quot;, &quot;family&quot;: &quot;Birney&quot;, &quot;parse-names&quot;: false, &quot;non-dropping-particle&quot;: &quot;&quot;}, {&quot;dropping-particle&quot;: &quot;&quot;, &quot;given&quot;: &quot;James B&quot;, &quot;suffix&quot;: &quot;&quot;, &quot;family&quot;: &quot;Brown&quot;, &quot;parse-names&quot;: false, &quot;non-dropping-particle&quot;: &quot;&quot;}, {&quot;dropping-particle&quot;: &quot;&quot;, &quot;given&quot;: &quot;Chao&quot;, &quot;suffix&quot;: &quot;&quot;, &quot;family&quot;: &quot;Cheng&quot;, &quot;parse-names&quot;: false, &quot;non-dropping-particle&quot;: &quot;&quot;}, {&quot;dropping-particle&quot;: &quot;&quot;, &quot;given&quot;: &quot;Sarah&quot;, &quot;suffix&quot;: &quot;&quot;, &quot;family&quot;: &quot;Djebali&quot;, &quot;parse-names&quot;: false, &quot;non-dropping-particle&quot;: &quot;&quot;}, {&quot;dropping-particle&quot;: &quot;&quot;, &quot;given&quot;: &quot;Xianjun&quot;, &quot;suffix&quot;: &quot;&quot;, &quot;family&quot;: &quot;Dong&quot;, &quot;parse-names&quot;: false, &quot;non-dropping-particle&quot;: &quot;&quot;}, {&quot;dropping-particle&quot;: &quot;&quot;, &quot;given&quot;: &quot;Jason&quot;, &quot;suffix&quot;: &quot;&quot;, &quot;family&quot;: &quot;Ernst&quot;, &quot;parse-names&quot;: false, &quot;non-dropping-particle&quot;: &quot;&quot;}, {&quot;dropping-particle&quot;: &quot;&quot;, &quot;given&quot;: &quot;Terrence S&quot;, &quot;suffix&quot;: &quot;&quot;, &quot;family&quot;: &quot;Furey&quot;, &quot;parse-names&quot;: false, &quot;non-dropping-particle&quot;: &quot;&quot;}, {&quot;dropping-particle&quot;: &quot;&quot;, &quot;given&quot;: &quot;Mark&quot;, &quot;suffix&quot;: &quot;&quot;, &quot;family&quot;: &quot;Gerstein&quot;, &quot;parse-names&quot;: false, &quot;non-dropping-particle&quot;: &quot;&quot;}, {&quot;dropping-particle&quot;: &quot;&quot;, &quot;given&quot;: &quot;Belinda&quot;, &quot;suffix&quot;: &quot;&quot;, &quot;family&quot;: &quot;Giardine&quot;, &quot;parse-names&quot;: false, &quot;non-dropping-particle&quot;: &quot;&quot;}, {&quot;dropping-particle&quot;: &quot;&quot;, &quot;given&quot;: &quot;Melissa&quot;, &quot;suffix&quot;: &quot;&quot;, &quot;family&quot;: &quot;Greven&quot;, &quot;parse-names&quot;: false, &quot;non-dropping-particle&quot;: &quot;&quot;}, {&quot;dropping-particle&quot;: &quot;&quot;, &quot;given&quot;: &quot;Ross C&quot;, &quot;suffix&quot;: &quot;&quot;, &quot;family&quot;: &quot;Hardison&quot;, &quot;parse-names&quot;: false, &quot;non-dropping-particle&quot;: &quot;&quot;}, {&quot;dropping-particle&quot;: &quot;&quot;, &quot;given&quot;: &quot;Robert S&quot;, &quot;suffix&quot;: &quot;&quot;, &quot;family&quot;: &quot;Harris&quot;, &quot;parse-names&quot;: false, &quot;non-dropping-particle&quot;: &quot;&quot;}, {&quot;dropping-particle&quot;: &quot;&quot;, &quot;given&quot;: &quot;Javier&quot;, &quot;suffix&quot;: &quot;&quot;, &quot;family&quot;: &quot;Herrero&quot;, &quot;parse-names&quot;: false, &quot;non-dropping-particle&quot;: &quot;&quot;}, {&quot;dropping-particle&quot;: &quot;&quot;, &quot;given&quot;: &quot;Michael M&quot;, &quot;suffix&quot;: &quot;&quot;, &quot;family&quot;: &quot;Hoffman&quot;, &quot;parse-names&quot;: false, &quot;non-dropping-particle&quot;: &quot;&quot;}, {&quot;dropping-particle&quot;: &quot;&quot;, &quot;given&quot;: &quot;Sowmya&quot;, &quot;suffix&quot;: &quot;&quot;, &quot;family&quot;: &quot;Iyer&quot;, &quot;parse-names&quot;: false, &quot;non-dropping-particle&quot;: &quot;&quot;}, {&quot;dropping-particle&quot;: &quot;&quot;, &quot;given&quot;: &quot;Manolis&quot;, &quot;suffix&quot;: &quot;&quot;, &quot;family&quot;: &quot;Kelllis&quot;, &quot;parse-names&quot;: false, &quot;non-dropping-particle&quot;: &quot;&quot;}, {&quot;dropping-particle&quot;: &quot;&quot;, &quot;given&quot;: &quot;Pouya&quot;, &quot;suffix&quot;: &quot;&quot;, &quot;family&quot;: &quot;Kheradpour&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Qunhua&quot;, &quot;suffix&quot;: &quot;&quot;, &quot;family&quot;: &quot;Li&quot;, &quot;parse-names&quot;: false, &quot;non-dropping-particle&quot;: &quot;&quot;}, {&quot;dropping-particle&quot;: &quot;&quot;, &quot;given&quot;: &quot;Xinying&quot;, &quot;suffix&quot;: &quot;&quot;, &quot;family&quot;: &quot;Lin&quot;, &quot;parse-names&quot;: false, &quot;non-dropping-particle&quot;: &quot;&quot;}, {&quot;dropping-particle&quot;: &quot;&quot;, &quot;given&quot;: &quot;Georgi K&quot;, &quot;suffix&quot;: &quot;&quot;, &quot;family&quot;: &quot;Marinov&quot;, &quot;parse-names&quot;: false, &quot;non-dropping-particle&quot;: &quot;&quot;}, {&quot;dropping-particle&quot;: &quot;&quot;, &quot;given&quot;: &quot;Angelika&quot;, &quot;suffix&quot;: &quot;&quot;, &quot;family&quot;: &quot;Merkel&quot;, &quot;parse-names&quot;: false, &quot;non-dropping-particle&quot;: &quot;&quot;}, {&quot;dropping-particle&quot;: &quot;&quot;, &quot;given&quot;: &quot;Ali&quot;, &quot;suffix&quot;: &quot;&quot;, &quot;family&quot;: &quot;Mortazavi&quot;, &quot;parse-names&quot;: false, &quot;non-dropping-particle&quot;: &quot;&quot;}, {&quot;dropping-particle&quot;: &quot;&quot;, &quot;given&quot;: &quot;Stephen C J Stephanie L&quot;, &quot;suffix&quot;: &quot;&quot;, &quot;family&quot;: &quot;Parker&quot;, &quot;parse-names&quot;: false, &quot;non-dropping-particle&quot;: &quot;&quot;}, {&quot;dropping-particle&quot;: &quot;&quot;, &quot;given&quot;: &quot;Timothy E&quot;, &quot;suffix&quot;: &quot;&quot;, &quot;family&quot;: &quot;Reddy&quot;, &quot;parse-names&quot;: false, &quot;non-dropping-particle&quot;: &quot;&quot;}, {&quot;dropping-particle&quot;: &quot;&quot;, &quot;given&quot;: &quot;Joel&quot;, &quot;suffix&quot;: &quot;&quot;, &quot;family&quot;: &quot;Rozowsky&quot;, &quot;parse-names&quot;: false, &quot;non-dropping-particle&quot;: &quot;&quot;}, {&quot;dropping-particle&quot;: &quot;&quot;, &quot;given&quot;: &quot;Felix&quot;, &quot;suffix&quot;: &quot;&quot;, &quot;family&quot;: &quot;Schlesinger&quot;, &quot;parse-names&quot;: false, &quot;non-dropping-particle&quot;: &quot;&quot;}, {&quot;dropping-particle&quot;: &quot;&quot;, &quot;given&quot;: &quot;Robert E&quot;, &quot;suffix&quot;: &quot;&quot;, &quot;family&quot;: &quot;Thurman&quot;, &quot;parse-names&quot;: false, &quot;non-dropping-particle&quot;: &quot;&quot;}, {&quot;dropping-particle&quot;: &quot;&quot;, &quot;given&quot;: &quot;Jie&quot;, &quot;suffix&quot;: &quot;&quot;, &quot;family&quot;: &quot;Wang&quot;, &quot;parse-names&quot;: false, &quot;non-dropping-particle&quot;: &quot;&quot;}, {&quot;dropping-particle&quot;: &quot;&quot;, &quot;given&quot;: &quot;Lucas D&quot;, &quot;suffix&quot;: &quot;&quot;, &quot;family&quot;: &quot;Ward&quot;, &quot;parse-names&quot;: false, &quot;non-dropping-particle&quot;: &quot;&quot;}, {&quot;dropping-particle&quot;: &quot;&quot;, &quot;given&quot;: &quot;Troy W&quot;, &quot;suffix&quot;: &quot;&quot;, &quot;family&quot;: &quot;Whitfield&quot;, &quot;parse-names&quot;: false, &quot;non-dropping-particle&quot;: &quot;&quot;}, {&quot;dropping-particle&quot;: &quot;&quot;, &quot;given&quot;: &quot;Steven P&quot;, &quot;suffix&quot;: &quot;&quot;, &quot;family&quot;: &quot;Wilder&quot;, &quot;parse-names&quot;: false, &quot;non-dropping-particle&quot;: &quot;&quot;}, {&quot;dropping-particle&quot;: &quot;&quot;, &quot;given&quot;: &quot;Weisheng&quot;, &quot;suffix&quot;: &quot;&quot;, &quot;family&quot;: &quot;Wu&quot;, &quot;parse-names&quot;: false, &quot;non-dropping-particle&quot;: &quot;&quot;}, {&quot;dropping-particle&quot;: &quot;&quot;, &quot;given&quot;: &quot;Hualin S&quot;, &quot;suffix&quot;: &quot;&quot;, &quot;family&quot;: &quot;Xi&quot;, &quot;parse-names&quot;: false, &quot;non-dropping-particle&quot;: &quot;&quot;}, {&quot;dropping-particle&quot;: &quot;&quot;, &quot;given&quot;: &quot;Kevin Y&quot;, &quot;suffix&quot;: &quot;&quot;, &quot;family&quot;: &quot;Yip&quot;, &quot;parse-names&quot;: false, &quot;non-dropping-particle&quot;: &quot;&quot;}, {&quot;dropping-particle&quot;: &quot;&quot;, &quot;given&quot;: &quot;Jiali&quot;, &quot;suffix&quot;: &quot;&quot;, &quot;family&quot;: &quot;Zhuang&quot;, &quot;parse-names&quot;: false, &quot;non-dropping-particle&quot;: &quot;&quot;}, {&quot;dropping-particle&quot;: &quot;&quot;, &quot;given&quot;: &quot;Bradley E&quot;, &quot;suffix&quot;: &quot;&quot;, &quot;family&quot;: &quot;Bernstein&quot;, &quot;parse-names&quot;: false, &quot;non-dropping-particle&quot;: &quot;&quot;}, {&quot;dropping-particle&quot;: &quot;&quot;, &quot;given&quot;: &quot;Eric D&quot;, &quot;suffix&quot;: &quot;&quot;, &quot;family&quot;: &quot;Green&quot;, &quot;parse-names&quot;: false, &quot;non-dropping-particle&quot;: &quot;&quot;}, {&quot;dropping-particle&quot;: &quot;&quot;, &quot;given&quot;: &quot;Chris&quot;, &quot;suffix&quot;: &quot;&quot;, &quot;family&quot;: &quot;Gunter&quot;, &quot;parse-names&quot;: false, &quot;non-dropping-particle&quot;: &quot;&quot;}, {&quot;dropping-particle&quot;: &quot;&quot;, &quot;given&quot;: &quot;Michael&quot;, &quot;suffix&quot;: &quot;&quot;, &quot;family&quot;: &quot;Snyder&quot;, &quot;parse-names&quot;: false, &quot;non-dropping-particle&quot;: &quot;&quot;}, {&quot;dropping-particle&quot;: &quot;&quot;, &quot;given&quot;: &quot;Michael J&quot;, &quot;suffix&quot;: &quot;&quot;, &quot;family&quot;: &quot;Pazin&quot;, &quot;parse-names&quot;: false, &quot;non-dropping-particle&quot;: &quot;&quot;}, {&quot;dropping-particle&quot;: &quot;&quot;, &quot;given&quot;: &quot;Rebecca F&quot;, &quot;suffix&quot;: &quot;&quot;, &quot;family&quot;: &quot;Lowdon&quot;, &quot;parse-names&quot;: false, &quot;non-dropping-particle&quot;: &quot;&quot;}, {&quot;dropping-particle&quot;: &quot;&quot;, &quot;given&quot;: &quot;Laura a L&quot;, &quot;suffix&quot;: &quot;&quot;, &quot;family&quot;: &quot;Dillon&quot;, &quot;parse-names&quot;: false, &quot;non-dropping-particle&quot;: &quot;&quot;}, {&quot;dropping-particle&quot;: &quot;&quot;, &quot;given&quot;: &quot;Leslie B&quot;, &quot;suffix&quot;: &quot;&quot;, &quot;family&quot;: &quot;Adams&quot;, &quot;parse-names&quot;: false, &quot;non-dropping-particle&quot;: &quot;&quot;}, {&quot;dropping-particle&quot;: &quot;&quot;, &quot;given&quot;: &quot;Caroline J&quot;, &quot;suffix&quot;: &quot;&quot;, &quot;family&quot;: &quot;Kelly&quot;, &quot;parse-names&quot;: false, &quot;non-dropping-particle&quot;: &quot;&quot;}, {&quot;dropping-particle&quot;: &quot;&quot;, &quot;given&quot;: &quot;Julia&quot;, &quot;suffix&quot;: &quot;&quot;, &quot;family&quot;: &quot;Zhang&quot;, &quot;parse-names&quot;: false, &quot;non-dropping-particle&quot;: &quot;&quot;}, {&quot;dropping-particle&quot;: &quot;&quot;, &quot;given&quot;: &quot;Judith R&quot;, &quot;suffix&quot;: &quot;&quot;, &quot;family&quot;: &quot;Wexler&quot;, &quot;parse-names&quot;: false, &quot;non-dropping-particle&quot;: &quot;&quot;}, {&quot;dropping-particle&quot;: &quot;&quot;, &quot;given&quot;: &quot;Peter J&quot;, &quot;suffix&quot;: &quot;&quot;, &quot;family&quot;: &quot;Good&quot;, &quot;parse-names&quot;: false, &quot;non-dropping-particle&quot;: &quot;&quot;}, {&quot;dropping-particle&quot;: &quot;&quot;, &quot;given&quot;: &quot;Elise a&quot;, &quot;suffix&quot;: &quot;&quot;, &quot;family&quot;: &quot;Feingold&quot;, &quot;parse-names&quot;: false, &quot;non-dropping-particle&quot;: &quot;&quot;}, {&quot;dropping-particle&quot;: &quot;&quot;, &quot;given&quot;: &quot;Gregory E&quot;, &quot;suffix&quot;: &quot;&quot;, &quot;family&quot;: &quot;Crawford&quot;, &quot;parse-names&quot;: false, &quot;non-dropping-particle&quot;: &quot;&quot;}, {&quot;dropping-particle&quot;: &quot;&quot;, &quot;given&quot;: &quot;Job&quot;, &quot;suffix&quot;: &quot;&quot;, &quot;family&quot;: &quot;Dekker&quot;, &quot;parse-names&quot;: false, &quot;non-dropping-particle&quot;: &quot;&quot;}, {&quot;dropping-particle&quot;: &quot;&quot;, &quot;given&quot;: &quot;Laura&quot;, &quot;suffix&quot;: &quot;&quot;, &quot;family&quot;: &quot;Elinitski&quot;, &quot;parse-names&quot;: false, &quot;non-dropping-particle&quot;: &quot;&quot;}, {&quot;dropping-particle&quot;: &quot;&quot;, &quot;given&quot;: &quot;Peggy J&quot;, &quot;suffix&quot;: &quot;&quot;, &quot;family&quot;: &quot;Farnham&quot;, &quot;parse-names&quot;: false, &quot;non-dropping-particle&quot;: &quot;&quot;}, {&quot;dropping-particle&quot;: &quot;&quot;, &quot;given&quot;: &quot;Morgan C&quot;, &quot;suffix&quot;: &quot;&quot;, &quot;family&quot;: &quot;Giddings&quot;, &quot;parse-names&quot;: false, &quot;non-dropping-particle&quot;: &quot;&quot;}, {&quot;dropping-particle&quot;: &quot;&quot;, &quot;given&quot;: &quot;Thomas R&quot;, &quot;suffix&quot;: &quot;&quot;, &quot;family&quot;: &quot;Gingeras&quot;, &quot;parse-names&quot;: false, &quot;non-dropping-particle&quot;: &quot;&quot;}, {&quot;dropping-particle&quot;: &quot;&quot;, &quot;given&quot;: &quot;Roderic&quot;, &quot;suffix&quot;: &quot;&quot;, &quot;family&quot;: &quot;Guig\u00f3&quot;, &quot;parse-names&quot;: false, &quot;non-dropping-particle&quot;: &quot;&quot;}, {&quot;dropping-particle&quot;: &quot;&quot;, &quot;given&quot;: &quot;Timothy J Tomothy J&quot;, &quot;suffix&quot;: &quot;&quot;, &quot;family&quot;: &quot;Hubbard&quot;, &quot;parse-names&quot;: false, &quot;non-dropping-particle&quot;: &quot;&quot;}, {&quot;dropping-particle&quot;: &quot;&quot;, &quot;given&quot;: &quot;Manolis&quot;, &quot;suffix&quot;: &quot;&quot;, &quot;family&quot;: &quot;Kellis&quot;, &quot;parse-names&quot;: false, &quot;non-dropping-particle&quot;: &quot;&quot;}, {&quot;dropping-particle&quot;: &quot;&quot;, &quot;given&quot;: &quot;W James&quot;, &quot;suffix&quot;: &quot;&quot;, &quot;family&quot;: &quot;Kent&quot;, &quot;parse-names&quot;: false, &quot;non-dropping-particle&quot;: &quot;&quot;}, {&quot;dropping-particle&quot;: &quot;&quot;, &quot;given&quot;: &quot;Jason D&quot;, &quot;suffix&quot;: &quot;&quot;, &quot;family&quot;: &quot;Lieb&quot;, &quot;parse-names&quot;: false, &quot;non-dropping-particle&quot;: &quot;&quot;}, {&quot;dropping-particle&quot;: &quot;&quot;, &quot;given&quot;: &quot;Elliott H&quot;, &quot;suffix&quot;: &quot;&quot;, &quot;family&quot;: &quot;Margulies&quot;, &quot;parse-names&quot;: false, &quot;non-dropping-particle&quot;: &quot;&quot;}, {&quot;dropping-particle&quot;: &quot;&quot;, &quot;given&quot;: &quot;Richard M&quot;, &quot;suffix&quot;: &quot;&quot;, &quot;family&quot;: &quot;Myers&quot;, &quot;parse-names&quot;: false, &quot;non-dropping-particle&quot;: &quot;&quot;}, {&quot;dropping-particle&quot;: &quot;&quot;, &quot;given&quot;: &quot;John a&quot;, &quot;suffix&quot;: &quot;&quot;, &quot;family&quot;: &quot;Starnatoyannopoulos&quot;, &quot;parse-names&quot;: false, &quot;non-dropping-particle&quot;: &quot;&quot;}, {&quot;dropping-particle&quot;: &quot;&quot;, &quot;given&quot;: &quot;Scott a&quot;, &quot;suffix&quot;: &quot;&quot;, &quot;family&quot;: &quot;Tennebaum&quot;, &quot;parse-names&quot;: false, &quot;non-dropping-particle&quot;: &quot;&quot;}, {&quot;dropping-particle&quot;: &quot;&quot;, &quot;given&quot;: &quot;Zhiping&quot;, &quot;suffix&quot;: &quot;&quot;, &quot;family&quot;: &quot;Weng&quot;, &quot;parse-names&quot;: false, &quot;non-dropping-particle&quot;: &quot;&quot;}, {&quot;dropping-particle&quot;: &quot;&quot;, &quot;given&quot;: &quot;Kevin P&quot;, &quot;suffix&quot;: &quot;&quot;, &quot;family&quot;: &quot;White&quot;, &quot;parse-names&quot;: false, &quot;non-dropping-particle&quot;: &quot;&quot;}, {&quot;dropping-particle&quot;: &quot;&quot;, &quot;given&quot;: &quot;Barbara&quot;, &quot;suffix&quot;: &quot;&quot;, &quot;family&quot;: &quot;Wold&quot;, &quot;parse-names&quot;: false, &quot;non-dropping-particle&quot;: &quot;&quot;}, {&quot;dropping-particle&quot;: &quot;&quot;, &quot;given&quot;: &quot;Yanbao&quot;, &quot;suffix&quot;: &quot;&quot;, &quot;family&quot;: &quot;Yu&quot;, &quot;parse-names&quot;: false, &quot;non-dropping-particle&quot;: &quot;&quot;}, {&quot;dropping-particle&quot;: &quot;&quot;, &quot;given&quot;: &quot;John&quot;, &quot;suffix&quot;: &quot;&quot;, &quot;family&quot;: &quot;Wrobel&quot;, &quot;parse-names&quot;: false, &quot;non-dropping-particle&quot;: &quot;&quot;}, {&quot;dropping-particle&quot;: &quot;&quot;, &quot;given&quot;: &quot;Brian a&quot;, &quot;suffix&quot;: &quot;&quot;, &quot;family&quot;: &quot;Risk&quot;, &quot;parse-names&quot;: false, &quot;non-dropping-particle&quot;: &quot;&quot;}, {&quot;dropping-particle&quot;: &quot;&quot;, &quot;given&quot;: &quot;Harsha P&quot;, &quot;suffix&quot;: &quot;&quot;, &quot;family&quot;: &quot;Gunawardena&quot;, &quot;parse-names&quot;: false, &quot;non-dropping-particle&quot;: &quot;&quot;}, {&quot;dropping-particle&quot;: &quot;&quot;, &quot;given&quot;: &quot;Heather C&quot;, &quot;suffix&quot;: &quot;&quot;, &quot;family&quot;: &quot;Kuiper&quot;, &quot;parse-names&quot;: false, &quot;non-dropping-particle&quot;: &quot;&quot;}, {&quot;dropping-particle&quot;: &quot;&quot;, &quot;given&quot;: &quot;Christopher W&quot;, &quot;suffix&quot;: &quot;&quot;, &quot;family&quot;: &quot;Maier&quot;, &quot;parse-names&quot;: false, &quot;non-dropping-particle&quot;: &quot;&quot;}, {&quot;dropping-particle&quot;: &quot;&quot;, &quot;given&quot;: &quot;Ling&quot;, &quot;suffix&quot;: &quot;&quot;, &quot;family&quot;: &quot;Xie&quot;, &quot;parse-names&quot;: false, &quot;non-dropping-particle&quot;: &quot;&quot;}, {&quot;dropping-particle&quot;: &quot;&quot;, &quot;given&quot;: &quot;Xian&quot;, &quot;suffix&quot;: &quot;&quot;, &quot;family&quot;: &quot;Chen&quot;, &quot;parse-names&quot;: false, &quot;non-dropping-particle&quot;: &quot;&quot;}, {&quot;dropping-particle&quot;: &quot;&quot;, &quot;given&quot;: &quot;Tarjei S&quot;, &quot;suffix&quot;: &quot;&quot;, &quot;family&quot;: &quot;Mikkelsen&quot;, &quot;parse-names&quot;: false, &quot;non-dropping-particle&quot;: &quot;&quot;}, {&quot;dropping-particle&quot;: &quot;&quot;, &quot;given&quot;: &quot;Shawn&quot;, &quot;suffix&quot;: &quot;&quot;, &quot;family&quot;: &quot;Gillespie&quot;, &quot;parse-names&quot;: false, &quot;non-dropping-particle&quot;: &quot;&quot;}, {&quot;dropping-particle&quot;: &quot;&quot;, &quot;given&quot;: &quot;Alon&quot;, &quot;suffix&quot;: &quot;&quot;, &quot;family&quot;: &quot;Goren&quot;, &quot;parse-names&quot;: false, &quot;non-dropping-particle&quot;: &quot;&quot;}, {&quot;dropping-particle&quot;: &quot;&quot;, &quot;given&quot;: &quot;Oren&quot;, &quot;suffix&quot;: &quot;&quot;, &quot;family&quot;: &quot;Ram&quot;, &quot;parse-names&quot;: false, &quot;non-dropping-particle&quot;: &quot;&quot;}, {&quot;dropping-particle&quot;: &quot;&quot;, &quot;given&quot;: &quot;Xiaolan&quot;, &quot;suffix&quot;: &quot;&quot;, &quot;family&quot;: &quot;Zhang&quot;, &quot;parse-names&quot;: false, &quot;non-dropping-particle&quot;: &quot;&quot;}, {&quot;dropping-particle&quot;: &quot;&quot;, &quot;given&quot;: &quot;Li&quot;, &quot;suffix&quot;: &quot;&quot;, &quot;family&quot;: &quot;Wang&quot;, &quot;parse-names&quot;: false, &quot;non-dropping-particle&quot;: &quot;&quot;}, {&quot;dropping-particle&quot;: &quot;&quot;, &quot;given&quot;: &quot;Robbyn&quot;, &quot;suffix&quot;: &quot;&quot;, &quot;family&quot;: &quot;Issner&quot;, &quot;parse-names&quot;: false, &quot;non-dropping-particle&quot;: &quot;&quot;}, {&quot;dropping-particle&quot;: &quot;&quot;, &quot;given&quot;: &quot;Michael J&quot;, &quot;suffix&quot;: &quot;&quot;, &quot;family&quot;: &quot;Coyne&quot;, &quot;parse-names&quot;: false, &quot;non-dropping-particle&quot;: &quot;&quot;}, {&quot;dropping-particle&quot;: &quot;&quot;, &quot;given&quot;: &quot;Timothy&quot;, &quot;suffix&quot;: &quot;&quot;, &quot;family&quot;: &quot;Durham&quot;, &quot;parse-names&quot;: false, &quot;non-dropping-particle&quot;: &quot;&quot;}, {&quot;dropping-particle&quot;: &quot;&quot;, &quot;given&quot;: &quot;Manching&quot;, &quot;suffix&quot;: &quot;&quot;, &quot;family&quot;: &quot;Ku&quot;, &quot;parse-names&quot;: false, &quot;non-dropping-particle&quot;: &quot;&quot;}, {&quot;dropping-particle&quot;: &quot;&quot;, &quot;given&quot;: &quot;Thanh&quot;, &quot;suffix&quot;: &quot;&quot;, &quot;family&quot;: &quot;Truong&quot;, &quot;parse-names&quot;: false, &quot;non-dropping-particle&quot;: &quot;&quot;}, {&quot;dropping-particle&quot;: &quot;&quot;, &quot;given&quot;: &quot;Matthew L&quot;, &quot;suffix&quot;: &quot;&quot;, &quot;family&quot;: &quot;Eaton&quot;, &quot;parse-names&quot;: false, &quot;non-dropping-particle&quot;: &quot;&quot;}, {&quot;dropping-particle&quot;: &quot;&quot;, &quot;given&quot;: &quot;Alex&quot;, &quot;suffix&quot;: &quot;&quot;, &quot;family&quot;: &quot;Dobin&quot;, &quot;parse-names&quot;: false, &quot;non-dropping-particle&quot;: &quot;&quot;}, {&quot;dropping-particle&quot;: &quot;&quot;, &quot;given&quot;: &quot;Andrea&quot;, &quot;suffix&quot;: &quot;&quot;, &quot;family&quot;: &quot;Tanzer&quot;, &quot;parse-names&quot;: false, &quot;non-dropping-particle&quot;: &quot;&quot;}, {&quot;dropping-particle&quot;: &quot;&quot;, &quot;given&quot;: &quot;Julien&quot;, &quot;suffix&quot;: &quot;&quot;, &quot;family&quot;: &quot;Lagarde&quot;, &quot;parse-names&quot;: false, &quot;non-dropping-particle&quot;: &quot;&quot;}, {&quot;dropping-particle&quot;: &quot;&quot;, &quot;given&quot;: &quot;Wei&quot;, &quot;suffix&quot;: &quot;&quot;, &quot;family&quot;: &quot;Lin&quot;, &quot;parse-names&quot;: false, &quot;non-dropping-particle&quot;: &quot;&quot;}, {&quot;dropping-particle&quot;: &quot;&quot;, &quot;given&quot;: &quot;Chenghai&quot;, &quot;suffix&quot;: &quot;&quot;, &quot;family&quot;: &quot;Xue&quot;, &quot;parse-names&quot;: false, &quot;non-dropping-particle&quot;: &quot;&quot;}, {&quot;dropping-particle&quot;: &quot;&quot;, &quot;given&quot;: &quot;Brian a&quot;, &quot;suffix&quot;: &quot;&quot;, &quot;family&quot;: &quot;Williams&quot;, &quot;parse-names&quot;: false, &quot;non-dropping-particle&quot;: &quot;&quot;}, {&quot;dropping-particle&quot;: &quot;&quot;, &quot;given&quot;: &quot;Chris&quot;, &quot;suffix&quot;: &quot;&quot;, &quot;family&quot;: &quot;Zaleski&quot;, &quot;parse-names&quot;: false, &quot;non-dropping-particle&quot;: &quot;&quot;}, {&quot;dropping-particle&quot;: &quot;&quot;, &quot;given&quot;: &quot;Maik&quot;, &quot;suffix&quot;: &quot;&quot;, &quot;family&quot;: &quot;R\u00f6der&quot;, &quot;parse-names&quot;: false, &quot;non-dropping-particle&quot;: &quot;&quot;}, {&quot;dropping-particle&quot;: &quot;&quot;, &quot;given&quot;: &quot;Felix&quot;, &quot;suffix&quot;: &quot;&quot;, &quot;family&quot;: &quot;Kokocinski&quot;, &quot;parse-names&quot;: false, &quot;non-dropping-particle&quot;: &quot;&quot;}, {&quot;dropping-particle&quot;: &quot;&quot;, &quot;given&quot;: &quot;Rehab F&quot;, &quot;suffix&quot;: &quot;&quot;, &quot;family&quot;: &quot;Abdelhamid&quot;, &quot;parse-names&quot;: false, &quot;non-dropping-particle&quot;: &quot;&quot;}, {&quot;dropping-particle&quot;: &quot;&quot;, &quot;given&quot;: &quot;Tyler&quot;, &quot;suffix&quot;: &quot;&quot;, &quot;family&quot;: &quot;Alioto&quot;, &quot;parse-names&quot;: false, &quot;non-dropping-particle&quot;: &quot;&quot;}, {&quot;dropping-particle&quot;: &quot;&quot;, &quot;given&quot;: &quot;Igor&quot;, &quot;suffix&quot;: &quot;&quot;, &quot;family&quot;: &quot;Antoshechkin&quot;, &quot;parse-names&quot;: false, &quot;non-dropping-particle&quot;: &quot;&quot;}, {&quot;dropping-particle&quot;: &quot;&quot;, &quot;given&quot;: &quot;Michael T&quot;, &quot;suffix&quot;: &quot;&quot;, &quot;family&quot;: &quot;Baer&quot;, &quot;parse-names&quot;: false, &quot;non-dropping-particle&quot;: &quot;&quot;}, {&quot;dropping-particle&quot;: &quot;&quot;, &quot;given&quot;: &quot;Philippe&quot;, &quot;suffix&quot;: &quot;&quot;, &quot;family&quot;: &quot;Batut&quot;, &quot;parse-names&quot;: false, &quot;non-dropping-particle&quot;: &quot;&quot;}, {&quot;dropping-particle&quot;: &quot;&quot;, &quot;given&quot;: &quot;Ian&quot;, &quot;suffix&quot;: &quot;&quot;, &quot;family&quot;: &quot;Bell&quot;, &quot;parse-names&quot;: false, &quot;non-dropping-particle&quot;: &quot;&quot;}, {&quot;dropping-particle&quot;: &quot;&quot;, &quot;given&quot;: &quot;Kimberly&quot;, &quot;suffix&quot;: &quot;&quot;, &quot;family&quot;: &quot;Bell&quot;, &quot;parse-names&quot;: false, &quot;non-dropping-particle&quot;: &quot;&quot;}, {&quot;dropping-particle&quot;: &quot;&quot;, &quot;given&quot;: &quot;Sudipto&quot;, &quot;suffix&quot;: &quot;&quot;, &quot;family&quot;: &quot;Chakrabortty&quot;, &quot;parse-names&quot;: false, &quot;non-dropping-particle&quot;: &quot;&quot;}, {&quot;dropping-particle&quot;: &quot;&quot;, &quot;given&quot;: &quot;Jacqueline&quot;, &quot;suffix&quot;: &quot;&quot;, &quot;family&quot;: &quot;Chrast&quot;, &quot;parse-names&quot;: false, &quot;non-dropping-particle&quot;: &quot;&quot;}, {&quot;dropping-particle&quot;: &quot;&quot;, &quot;given&quot;: &quot;Joao&quot;, &quot;suffix&quot;: &quot;&quot;, &quot;family&quot;: &quot;Curado&quot;, &quot;parse-names&quot;: false, &quot;non-dropping-particle&quot;: &quot;&quot;}, {&quot;dropping-particle&quot;: &quot;&quot;, &quot;given&quot;: &quot;Thomas&quot;, &quot;suffix&quot;: &quot;&quot;, &quot;family&quot;: &quot;Derrien&quot;, &quot;parse-names&quot;: false, &quot;non-dropping-particle&quot;: &quot;&quot;}, {&quot;dropping-particle&quot;: &quot;&quot;, &quot;given&quot;: &quot;Jorg&quot;, &quot;suffix&quot;: &quot;&quot;, &quot;family&quot;: &quot;Drenkow&quot;, &quot;parse-names&quot;: false, &quot;non-dropping-particle&quot;: &quot;&quot;}, {&quot;dropping-particle&quot;: &quot;&quot;, &quot;given&quot;: &quot;Erica&quot;, &quot;suffix&quot;: &quot;&quot;, &quot;family&quot;: &quot;Dumais&quot;, &quot;parse-names&quot;: false, &quot;non-dropping-particle&quot;: &quot;&quot;}, {&quot;dropping-particle&quot;: &quot;&quot;, &quot;given&quot;: &quot;Jackie&quot;, &quot;suffix&quot;: &quot;&quot;, &quot;family&quot;: &quot;Dumais&quot;, &quot;parse-names&quot;: false, &quot;non-dropping-particle&quot;: &quot;&quot;}, {&quot;dropping-particle&quot;: &quot;&quot;, &quot;given&quot;: &quot;Radha&quot;, &quot;suffix&quot;: &quot;&quot;, &quot;family&quot;: &quot;Duttagupta&quot;, &quot;parse-names&quot;: false, &quot;non-dropping-particle&quot;: &quot;&quot;}, {&quot;dropping-particle&quot;: &quot;&quot;, &quot;given&quot;: &quot;Megan&quot;, &quot;suffix&quot;: &quot;&quot;, &quot;family&quot;: &quot;Fastuca&quot;, &quot;parse-names&quot;: false, &quot;non-dropping-particle&quot;: &quot;&quot;}, {&quot;dropping-particle&quot;: &quot;&quot;, &quot;given&quot;: &quot;Kata&quot;, &quot;suffix&quot;: &quot;&quot;, &quot;family&quot;: &quot;Fejes-Toth&quot;, &quot;parse-names&quot;: false, &quot;non-dropping-particle&quot;: &quot;&quot;}, {&quot;dropping-particle&quot;: &quot;&quot;, &quot;given&quot;: &quot;Pedro&quot;, &quot;suffix&quot;: &quot;&quot;, &quot;family&quot;: &quot;Ferreira&quot;, &quot;parse-names&quot;: false, &quot;non-dropping-particle&quot;: &quot;&quot;}, {&quot;dropping-particle&quot;: &quot;&quot;, &quot;given&quot;: &quot;Sylvain&quot;, &quot;suffix&quot;: &quot;&quot;, &quot;family&quot;: &quot;Foissac&quot;, &quot;parse-names&quot;: false, &quot;non-dropping-particle&quot;: &quot;&quot;}, {&quot;dropping-particle&quot;: &quot;&quot;, &quot;given&quot;: &quot;Melissa J&quot;, &quot;suffix&quot;: &quot;&quot;, &quot;family&quot;: &quot;Fullwood&quot;, &quot;parse-names&quot;: false, &quot;non-dropping-particle&quot;: &quot;&quot;}, {&quot;dropping-particle&quot;: &quot;&quot;, &quot;given&quot;: &quot;Hui&quot;, &quot;suffix&quot;: &quot;&quot;, &quot;family&quot;: &quot;Gao&quot;, &quot;parse-names&quot;: false, &quot;non-dropping-particle&quot;: &quot;&quot;}, {&quot;dropping-particle&quot;: &quot;&quot;, &quot;given&quot;: &quot;David&quot;, &quot;suffix&quot;: &quot;&quot;, &quot;family&quot;: &quot;Gonzalez&quot;, &quot;parse-names&quot;: false, &quot;non-dropping-particle&quot;: &quot;&quot;}, {&quot;dropping-particle&quot;: &quot;&quot;, &quot;given&quot;: &quot;Assaf&quot;, &quot;suffix&quot;: &quot;&quot;, &quot;family&quot;: &quot;Gordon&quot;, &quot;parse-names&quot;: false, &quot;non-dropping-particle&quot;: &quot;&quot;}, {&quot;dropping-particle&quot;: &quot;&quot;, &quot;given&quot;: &quot;C\u00e9dric&quot;, &quot;suffix&quot;: &quot;&quot;, &quot;family&quot;: &quot;Howald&quot;, &quot;parse-names&quot;: false, &quot;non-dropping-particle&quot;: &quot;&quot;}, {&quot;dropping-particle&quot;: &quot;&quot;, &quot;given&quot;: &quot;Sonali&quot;, &quot;suffix&quot;: &quot;&quot;, &quot;family&quot;: &quot;Jha&quot;, &quot;parse-names&quot;: false, &quot;non-dropping-particle&quot;: &quot;&quot;}, {&quot;dropping-particle&quot;: &quot;&quot;, &quot;given&quot;: &quot;Rory&quot;, &quot;suffix&quot;: &quot;&quot;, &quot;family&quot;: &quot;Johnson&quot;, &quot;parse-names&quot;: false, &quot;non-dropping-particle&quot;: &quot;&quot;}, {&quot;dropping-particle&quot;: &quot;&quot;, &quot;given&quot;: &quot;Philipp&quot;, &quot;suffix&quot;: &quot;&quot;, &quot;family&quot;: &quot;Kapranov&quot;, &quot;parse-names&quot;: false, &quot;non-dropping-particle&quot;: &quot;&quot;}, {&quot;dropping-particle&quot;: &quot;&quot;, &quot;given&quot;: &quot;Brandon&quot;, &quot;suffix&quot;: &quot;&quot;, &quot;family&quot;: &quot;King&quot;, &quot;parse-names&quot;: false, &quot;non-dropping-particle&quot;: &quot;&quot;}, {&quot;dropping-particle&quot;: &quot;&quot;, &quot;given&quot;: &quot;Colin&quot;, &quot;suffix&quot;: &quot;&quot;, &quot;family&quot;: &quot;Kingswood&quot;, &quot;parse-names&quot;: false, &quot;non-dropping-particle&quot;: &quot;&quot;}, {&quot;dropping-particle&quot;: &quot;&quot;, &quot;given&quot;: &quot;Guoliang&quot;, &quot;suffix&quot;: &quot;&quot;, &quot;family&quot;: &quot;Li&quot;, &quot;parse-names&quot;: false, &quot;non-dropping-particle&quot;: &quot;&quot;}, {&quot;dropping-particle&quot;: &quot;&quot;, &quot;given&quot;: &quot;Oscar J&quot;, &quot;suffix&quot;: &quot;&quot;, &quot;family&quot;: &quot;Luo&quot;, &quot;parse-names&quot;: false, &quot;non-dropping-particle&quot;: &quot;&quot;}, {&quot;dropping-particle&quot;: &quot;&quot;, &quot;given&quot;: &quot;Eddie&quot;, &quot;suffix&quot;: &quot;&quot;, &quot;family&quot;: &quot;Park&quot;, &quot;parse-names&quot;: false, &quot;non-dropping-particle&quot;: &quot;&quot;}, {&quot;dropping-particle&quot;: &quot;&quot;, &quot;given&quot;: &quot;Jonathan B&quot;, &quot;suffix&quot;: &quot;&quot;, &quot;family&quot;: &quot;Preall&quot;, &quot;parse-names&quot;: false, &quot;non-dropping-particle&quot;: &quot;&quot;}, {&quot;dropping-particle&quot;: &quot;&quot;, &quot;given&quot;: &quot;Kimberly&quot;, &quot;suffix&quot;: &quot;&quot;, &quot;family&quot;: &quot;Presaud&quot;, &quot;parse-names&quot;: false, &quot;non-dropping-particle&quot;: &quot;&quot;}, {&quot;dropping-particle&quot;: &quot;&quot;, &quot;given&quot;: &quot;Paolo&quot;, &quot;suffix&quot;: &quot;&quot;, &quot;family&quot;: &quot;Ribeca&quot;, &quot;parse-names&quot;: false, &quot;non-dropping-particle&quot;: &quot;&quot;}, {&quot;dropping-particle&quot;: &quot;&quot;, &quot;given&quot;: &quot;Daniel&quot;, &quot;suffix&quot;: &quot;&quot;, &quot;family&quot;: &quot;Robyr&quot;, &quot;parse-names&quot;: false, &quot;non-dropping-particle&quot;: &quot;&quot;}, {&quot;dropping-particle&quot;: &quot;&quot;, &quot;given&quot;: &quot;Xiaoan&quot;, &quot;suffix&quot;: &quot;&quot;, &quot;family&quot;: &quot;Ruan&quot;, &quot;parse-names&quot;: false, &quot;non-dropping-particle&quot;: &quot;&quot;}, {&quot;dropping-particle&quot;: &quot;&quot;, &quot;given&quot;: &quot;Michael&quot;, &quot;suffix&quot;: &quot;&quot;, &quot;family&quot;: &quot;Sammeth&quot;, &quot;parse-names&quot;: false, &quot;non-dropping-particle&quot;: &quot;&quot;}, {&quot;dropping-particle&quot;: &quot;&quot;, &quot;given&quot;: &quot;Kuljeet Singh&quot;, &quot;suffix&quot;: &quot;&quot;, &quot;family&quot;: &quot;Sandu&quot;, &quot;parse-names&quot;: false, &quot;non-dropping-particle&quot;: &quot;&quot;}, {&quot;dropping-particle&quot;: &quot;&quot;, &quot;given&quot;: &quot;Lorain&quot;, &quot;suffix&quot;: &quot;&quot;, &quot;family&quot;: &quot;Schaeffer&quot;, &quot;parse-names&quot;: false, &quot;non-dropping-particle&quot;: &quot;&quot;}, {&quot;dropping-particle&quot;: &quot;&quot;, &quot;given&quot;: &quot;Lei-Hoon&quot;, &quot;suffix&quot;: &quot;&quot;, &quot;family&quot;: &quot;See&quot;, &quot;parse-names&quot;: false, &quot;non-dropping-particle&quot;: &quot;&quot;}, {&quot;dropping-particle&quot;: &quot;&quot;, &quot;given&quot;: &quot;Atif&quot;, &quot;suffix&quot;: &quot;&quot;, &quot;family&quot;: &quot;Shahab&quot;, &quot;parse-names&quot;: false, &quot;non-dropping-particle&quot;: &quot;&quot;}, {&quot;dropping-particle&quot;: &quot;&quot;, &quot;given&quot;: &quot;Jorgen&quot;, &quot;suffix&quot;: &quot;&quot;, &quot;family&quot;: &quot;Skancke&quot;, &quot;parse-names&quot;: false, &quot;non-dropping-particle&quot;: &quot;&quot;}, {&quot;dropping-particle&quot;: &quot;&quot;, &quot;given&quot;: &quot;Ana Maria&quot;, &quot;suffix&quot;: &quot;&quot;, &quot;family&quot;: &quot;Suzuki&quot;, &quot;parse-names&quot;: false, &quot;non-dropping-particle&quot;: &quot;&quot;}, {&quot;dropping-particle&quot;: &quot;&quot;, &quot;given&quot;: &quot;Hazuki&quot;, &quot;suffix&quot;: &quot;&quot;, &quot;family&quot;: &quot;Takahashi&quot;, &quot;parse-names&quot;: false, &quot;non-dropping-particle&quot;: &quot;&quot;}, {&quot;dropping-particle&quot;: &quot;&quot;, &quot;given&quot;: &quot;Hagen&quot;, &quot;suffix&quot;: &quot;&quot;, &quot;family&quot;: &quot;Tilgner&quot;, &quot;parse-names&quot;: false, &quot;non-dropping-particle&quot;: &quot;&quot;}, {&quot;dropping-particle&quot;: &quot;&quot;, &quot;given&quot;: &quot;Diane&quot;, &quot;suffix&quot;: &quot;&quot;, &quot;family&quot;: &quot;Trout&quot;, &quot;parse-names&quot;: false, &quot;non-dropping-particle&quot;: &quot;&quot;}, {&quot;dropping-particle&quot;: &quot;&quot;, &quot;given&quot;: &quot;Nathalie&quot;, &quot;suffix&quot;: &quot;&quot;, &quot;family&quot;: &quot;Walters&quot;, &quot;parse-names&quot;: false, &quot;non-dropping-particle&quot;: &quot;&quot;}, {&quot;dropping-particle&quot;: &quot;&quot;, &quot;given&quot;: &quot;Huaien Hao&quot;, &quot;suffix&quot;: &quot;&quot;, &quot;family&quot;: &quot;Wang&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exandre&quot;, &quot;suffix&quot;: &quot;&quot;, &quot;family&quot;: &quot;Reymond&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Gregory J&quot;, &quot;suffix&quot;: &quot;&quot;, &quot;family&quot;: &quot;Hannon&quot;, &quot;parse-names&quot;: false, &quot;non-dropping-particle&quot;: &quot;&quot;}, {&quot;dropping-particle&quot;: &quot;&quot;, &quot;given&quot;: &quot;Yijun&quot;, &quot;suffix&quot;: &quot;&quot;, &quot;family&quot;: &quot;Ruan&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Cricket a&quot;, &quot;suffix&quot;: &quot;&quot;, &quot;family&quot;: &quot;Sloan&quot;, &quot;parse-names&quot;: false, &quot;non-dropping-particle&quot;: &quot;&quot;}, {&quot;dropping-particle&quot;: &quot;&quot;, &quot;given&quot;: &quot;Katrina&quot;, &quot;suffix&quot;: &quot;&quot;, &quot;family&quot;: &quot;Learned&quot;, &quot;parse-names&quot;: false, &quot;non-dropping-particle&quot;: &quot;&quot;}, {&quot;dropping-particle&quot;: &quot;&quot;, &quot;given&quot;: &quot;Venkat S&quot;, &quot;suffix&quot;: &quot;&quot;, &quot;family&quot;: &quot;Malladi&quot;, &quot;parse-names&quot;: false, &quot;non-dropping-particle&quot;: &quot;&quot;}, {&quot;dropping-particle&quot;: &quot;&quot;, &quot;given&quot;: &quot;Matthew C&quot;, &quot;suffix&quot;: &quot;&quot;, &quot;family&quot;: &quot;Wong&quot;, &quot;parse-names&quot;: false, &quot;non-dropping-particle&quot;: &quot;&quot;}, {&quot;dropping-particle&quot;: &quot;&quot;, &quot;given&quot;: &quot;Galt P&quot;, &quot;suffix&quot;: &quot;&quot;, &quot;family&quot;: &quot;Barber&quot;, &quot;parse-names&quot;: false, &quot;non-dropping-particle&quot;: &quot;&quot;}, {&quot;dropping-particle&quot;: &quot;&quot;, &quot;given&quot;: &quot;Melissa S&quot;, &quot;suffix&quot;: &quot;&quot;, &quot;family&quot;: &quot;Cline&quot;, &quot;parse-names&quot;: false, &quot;non-dropping-particle&quot;: &quot;&quot;}, {&quot;dropping-particle&quot;: &quot;&quot;, &quot;given&quot;: &quot;Timothy R&quot;, &quot;suffix&quot;: &quot;&quot;, &quot;family&quot;: &quot;Dreszer&quot;, &quot;parse-names&quot;: false, &quot;non-dropping-particle&quot;: &quot;&quot;}, {&quot;dropping-particle&quot;: &quot;&quot;, &quot;given&quot;: &quot;Steven G&quot;, &quot;suffix&quot;: &quot;&quot;, &quot;family&quot;: &quot;Heitner&quot;, &quot;parse-names&quot;: false, &quot;non-dropping-particle&quot;: &quot;&quot;}, {&quot;dropping-particle&quot;: &quot;&quot;, &quot;given&quot;: &quot;Donna&quot;, &quot;suffix&quot;: &quot;&quot;, &quot;family&quot;: &quot;Karolchik&quot;, &quot;parse-names&quot;: false, &quot;non-dropping-particle&quot;: &quot;&quot;}, {&quot;dropping-particle&quot;: &quot;&quot;, &quot;given&quot;: &quot;Vaness M&quot;, &quot;suffix&quot;: &quot;&quot;, &quot;family&quot;: &quot;Kirkup&quot;, &quot;parse-names&quot;: false, &quot;non-dropping-particle&quot;: &quot;&quot;}, {&quot;dropping-particle&quot;: &quot;&quot;, &quot;given&quot;: &quot;Laurence R&quot;, &quot;suffix&quot;: &quot;&quot;, &quot;family&quot;: &quot;Meyer&quot;, &quot;parse-names&quot;: false, &quot;non-dropping-particle&quot;: &quot;&quot;}, {&quot;dropping-particle&quot;: &quot;&quot;, &quot;given&quot;: &quot;Jeffrey C&quot;, &quot;suffix&quot;: &quot;&quot;, &quot;family&quot;: &quot;Long&quot;, &quot;parse-names&quot;: false, &quot;non-dropping-particle&quot;: &quot;&quot;}, {&quot;dropping-particle&quot;: &quot;&quot;, &quot;given&quot;: &quot;Morgan&quot;, &quot;suffix&quot;: &quot;&quot;, &quot;family&quot;: &quot;Maddren&quot;, &quot;parse-names&quot;: false, &quot;non-dropping-particle&quot;: &quot;&quot;}, {&quot;dropping-particle&quot;: &quot;&quot;, &quot;given&quot;: &quot;Brian J&quot;, &quot;suffix&quot;: &quot;&quot;, &quot;family&quot;: &quot;Raney&quot;, &quot;parse-names&quot;: false, &quot;non-dropping-particle&quot;: &quot;&quot;}, {&quot;dropping-particle&quot;: &quot;&quot;, &quot;given&quot;: &quot;Linda L&quot;, &quot;suffix&quot;: &quot;&quot;, &quot;family&quot;: &quot;Grasfeder&quot;, &quot;parse-names&quot;: false, &quot;non-dropping-particle&quot;: &quot;&quot;}, {&quot;dropping-particle&quot;: &quot;&quot;, &quot;given&quot;: &quot;Paul G&quot;, &quot;suffix&quot;: &quot;&quot;, &quot;family&quot;: &quot;Giresi&quot;, &quot;parse-names&quot;: false, &quot;non-dropping-particle&quot;: &quot;&quot;}, {&quot;dropping-particle&quot;: &quot;&quot;, &quot;given&quot;: &quot;Anna&quot;, &quot;suffix&quot;: &quot;&quot;, &quot;family&quot;: &quot;Battenhouse&quot;, &quot;parse-names&quot;: false, &quot;non-dropping-particle&quot;: &quot;&quot;}, {&quot;dropping-particle&quot;: &quot;&quot;, &quot;given&quot;: &quot;Nathan C&quot;, &quot;suffix&quot;: &quot;&quot;, &quot;family&quot;: &quot;Sheffield&quot;, &quot;parse-names&quot;: false, &quot;non-dropping-particle&quot;: &quot;&quot;}, {&quot;dropping-particle&quot;: &quot;&quot;, &quot;given&quot;: &quot;Kimberly a&quot;, &quot;suffix&quot;: &quot;&quot;, &quot;family&quot;: &quot;Showers&quot;, &quot;parse-names&quot;: false, &quot;non-dropping-particle&quot;: &quot;&quot;}, {&quot;dropping-particle&quot;: &quot;&quot;, &quot;given&quot;: &quot;Darin&quot;, &quot;suffix&quot;: &quot;&quot;, &quot;family&quot;: &quot;London&quot;, &quot;parse-names&quot;: false, &quot;non-dropping-particle&quot;: &quot;&quot;}, {&quot;dropping-particle&quot;: &quot;&quot;, &quot;given&quot;: &quot;Akshay a&quot;, &quot;suffix&quot;: &quot;&quot;, &quot;family&quot;: &quot;Bhinge&quot;, &quot;parse-names&quot;: false, &quot;non-dropping-particle&quot;: &quot;&quot;}, {&quot;dropping-particle&quot;: &quot;&quot;, &quot;given&quot;: &quot;Christopher&quot;, &quot;suffix&quot;: &quot;&quot;, &quot;family&quot;: &quot;Shestak&quot;, &quot;parse-names&quot;: false, &quot;non-dropping-particle&quot;: &quot;&quot;}, {&quot;dropping-particle&quot;: &quot;&quot;, &quot;given&quot;: &quot;Matthew R&quot;, &quot;suffix&quot;: &quot;&quot;, &quot;family&quot;: &quot;Schaner&quot;, &quot;parse-names&quot;: false, &quot;non-dropping-particle&quot;: &quot;&quot;}, {&quot;dropping-particle&quot;: &quot;&quot;, &quot;given&quot;: &quot;Seul Ki&quot;, &quot;suffix&quot;: &quot;&quot;, &quot;family&quot;: &quot;Kim&quot;, &quot;parse-names&quot;: false, &quot;non-dropping-particle&quot;: &quot;&quot;}, {&quot;dropping-particle&quot;: &quot;&quot;, &quot;given&quot;: &quot;Zhuzhu Zhancheng Zhengdong&quot;, &quot;suffix&quot;: &quot;&quot;, &quot;family&quot;: &quot;Zhang&quot;, &quot;parse-names&quot;: false, &quot;non-dropping-particle&quot;: &quot;&quot;}, {&quot;dropping-particle&quot;: &quot;&quot;, &quot;given&quot;: &quot;Piotr a&quot;, &quot;suffix&quot;: &quot;&quot;, &quot;family&quot;: &quot;Mieczkowski&quot;, &quot;parse-names&quot;: false, &quot;non-dropping-particle&quot;: &quot;&quot;}, {&quot;dropping-particle&quot;: &quot;&quot;, &quot;given&quot;: &quot;Joanna O&quot;, &quot;suffix&quot;: &quot;&quot;, &quot;family&quot;: &quot;Mieczkowska&quot;, &quot;parse-names&quot;: false, &quot;non-dropping-particle&quot;: &quot;&quot;}, {&quot;dropping-particle&quot;: &quot;&quot;, &quot;given&quot;: &quot;Zheng&quot;, &quot;suffix&quot;: &quot;&quot;, &quot;family&quot;: &quot;Liu&quot;, &quot;parse-names&quot;: false, &quot;non-dropping-particle&quot;: &quot;&quot;}, {&quot;dropping-particle&quot;: &quot;&quot;, &quot;given&quot;: &quot;Ryan M&quot;, &quot;suffix&quot;: &quot;&quot;, &quot;family&quot;: &quot;McDaniell&quot;, &quot;parse-names&quot;: false, &quot;non-dropping-particle&quot;: &quot;&quot;}, {&quot;dropping-particle&quot;: &quot;&quot;, &quot;given&quot;: &quot;Yunyun&quot;, &quot;suffix&quot;: &quot;&quot;, &quot;family&quot;: &quot;Ni&quot;, &quot;parse-names&quot;: false, &quot;non-dropping-particle&quot;: &quot;&quot;}, {&quot;dropping-particle&quot;: &quot;&quot;, &quot;given&quot;: &quot;Naim U&quot;, &quot;suffix&quot;: &quot;&quot;, &quot;family&quot;: &quot;Rashid&quot;, &quot;parse-names&quot;: false, &quot;non-dropping-particle&quot;: &quot;&quot;}, {&quot;dropping-particle&quot;: &quot;&quot;, &quot;given&quot;: &quot;Min Jae&quot;, &quot;suffix&quot;: &quot;&quot;, &quot;family&quot;: &quot;Kim&quot;, &quot;parse-names&quot;: false, &quot;non-dropping-particle&quot;: &quot;&quot;}, {&quot;dropping-particle&quot;: &quot;&quot;, &quot;given&quot;: &quot;Sheera&quot;, &quot;suffix&quot;: &quot;&quot;, &quot;family&quot;: &quot;Adar&quot;, &quot;parse-names&quot;: false, &quot;non-dropping-particle&quot;: &quot;&quot;}, {&quot;dropping-particle&quot;: &quot;&quot;, &quot;given&quot;: &quot;Tianyuan&quot;, &quot;suffix&quot;: &quot;&quot;, &quot;family&quot;: &quot;Wang&quot;, &quot;parse-names&quot;: false, &quot;non-dropping-particle&quot;: &quot;&quot;}, {&quot;dropping-particle&quot;: &quot;&quot;, &quot;given&quot;: &quot;Deborah&quot;, &quot;suffix&quot;: &quot;&quot;, &quot;family&quot;: &quot;Winter&quot;, &quot;parse-names&quot;: false, &quot;non-dropping-particle&quot;: &quot;&quot;}, {&quot;dropping-particle&quot;: &quot;&quot;, &quot;given&quot;: &quot;Damian&quot;, &quot;suffix&quot;: &quot;&quot;, &quot;family&quot;: &quot;Keefe&quot;, &quot;parse-names&quot;: false, &quot;non-dropping-particle&quot;: &quot;&quot;}, {&quot;dropping-particle&quot;: &quot;&quot;, &quot;given&quot;: &quot;Vishwanath R&quot;, &quot;suffix&quot;: &quot;&quot;, &quot;family&quot;: &quot;Iyer&quot;, &quot;parse-names&quot;: false, &quot;non-dropping-particle&quot;: &quot;&quot;}, {&quot;dropping-particle&quot;: &quot;&quot;, &quot;given&quot;: &quot;Kljeet Singh&quot;, &quot;suffix&quot;: &quot;&quot;, &quot;family&quot;: &quot;Sandhu&quot;, &quot;parse-names&quot;: false, &quot;non-dropping-particle&quot;: &quot;&quot;}, {&quot;dropping-particle&quot;: &quot;&quot;, &quot;given&quot;: &quot;Meizhen&quot;, &quot;suffix&quot;: &quot;&quot;, &quot;family&quot;: &quot;Zheng&quot;, &quot;parse-names&quot;: false, &quot;non-dropping-particle&quot;: &quot;&quot;}, {&quot;dropping-particle&quot;: &quot;&quot;, &quot;given&quot;: &quot;Ping&quot;, &quot;suffix&quot;: &quot;&quot;, &quot;family&quot;: &quot;Wang&quot;, &quot;parse-names&quot;: false, &quot;non-dropping-particle&quot;: &quot;&quot;}, {&quot;dropping-particle&quot;: &quot;&quot;, &quot;given&quot;: &quot;Jason&quot;, &quot;suffix&quot;: &quot;&quot;, &quot;family&quot;: &quot;Gertz&quot;, &quot;parse-names&quot;: false, &quot;non-dropping-particle&quot;: &quot;&quot;}, {&quot;dropping-particle&quot;: &quot;&quot;, &quot;given&quot;: &quot;Jost&quot;, &quot;suffix&quot;: &quot;&quot;, &quot;family&quot;: &quot;Vielmetter&quot;, &quot;parse-names&quot;: false, &quot;non-dropping-particle&quot;: &quot;&quot;}, {&quot;dropping-particle&quot;: &quot;&quot;, &quot;given&quot;: &quot;E Christopher&quot;, &quot;suffix&quot;: &quot;&quot;, &quot;family&quot;: &quot;Partridge&quot;, &quot;parse-names&quot;: false, &quot;non-dropping-particle&quot;: &quot;&quot;}, {&quot;dropping-particle&quot;: &quot;&quot;, &quot;given&quot;: &quot;Katherine E&quot;, &quot;suffix&quot;: &quot;&quot;, &quot;family&quot;: &quot;Varley&quot;, &quot;parse-names&quot;: false, &quot;non-dropping-particle&quot;: &quot;&quot;}, {&quot;dropping-particle&quot;: &quot;&quot;, &quot;given&quot;: &quot;Clarke&quot;, &quot;suffix&quot;: &quot;&quot;, &quot;family&quot;: &quot;Gasper&quot;, &quot;parse-names&quot;: false, &quot;non-dropping-particle&quot;: &quot;&quot;}, {&quot;dropping-particle&quot;: &quot;&quot;, &quot;given&quot;: &quot;Anita&quot;, &quot;suffix&quot;: &quot;&quot;, &quot;family&quot;: &quot;Bansal&quot;, &quot;parse-names&quot;: false, &quot;non-dropping-particle&quot;: &quot;&quot;}, {&quot;dropping-particle&quot;: &quot;&quot;, &quot;given&quot;: &quot;Shirley&quot;, &quot;suffix&quot;: &quot;&quot;, &quot;family&quot;: &quot;Pepke&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Henry&quot;, &quot;suffix&quot;: &quot;&quot;, &quot;family&quot;: &quot;Amrhein&quot;, &quot;parse-names&quot;: false, &quot;non-dropping-particle&quot;: &quot;&quot;}, {&quot;dropping-particle&quot;: &quot;&quot;, &quot;given&quot;: &quot;Kevin M&quot;, &quot;suffix&quot;: &quot;&quot;, &quot;family&quot;: &quot;Bowling&quot;, &quot;parse-names&quot;: false, &quot;non-dropping-particle&quot;: &quot;&quot;}, {&quot;dropping-particle&quot;: &quot;&quot;, &quot;given&quot;: &quot;Michael&quot;, &quot;suffix&quot;: &quot;&quot;, &quot;family&quot;: &quot;Anaya&quot;, &quot;parse-names&quot;: false, &quot;non-dropping-particle&quot;: &quot;&quot;}, {&quot;dropping-particle&quot;: &quot;&quot;, &quot;given&quot;: &quot;Marie K&quot;, &quot;suffix&quot;: &quot;&quot;, &quot;family&quot;: &quot;Cross&quot;, &quot;parse-names&quot;: false, &quot;non-dropping-particle&quot;: &quot;&quot;}, {&quot;dropping-particle&quot;: &quot;&quot;, &quot;given&quot;: &quot;Michael a&quot;, &quot;suffix&quot;: &quot;&quot;, &quot;family&quot;: &quot;Muratet&quot;, &quot;parse-names&quot;: false, &quot;non-dropping-particle&quot;: &quot;&quot;}, {&quot;dropping-particle&quot;: &quot;&quot;, &quot;given&quot;: &quot;Kimberly M&quot;, &quot;suffix&quot;: &quot;&quot;, &quot;family&quot;: &quot;Newberry&quot;, &quot;parse-names&quot;: false, &quot;non-dropping-particle&quot;: &quot;&quot;}, {&quot;dropping-particle&quot;: &quot;&quot;, &quot;given&quot;: &quot;Kenneth&quot;, &quot;suffix&quot;: &quot;&quot;, &quot;family&quot;: &quot;McCue&quot;, &quot;parse-names&quot;: false, &quot;non-dropping-particle&quot;: &quot;&quot;}, {&quot;dropping-particle&quot;: &quot;&quot;, &quot;given&quot;: &quot;Amy S&quot;, &quot;suffix&quot;: &quot;&quot;, &quot;family&quot;: &quot;Nesmith&quot;, &quot;parse-names&quot;: false, &quot;non-dropping-particle&quot;: &quot;&quot;}, {&quot;dropping-particle&quot;: &quot;&quot;, &quot;given&quot;: &quot;Katherine I&quot;, &quot;suffix&quot;: &quot;&quot;, &quot;family&quot;: &quot;Fisher-Aylor&quot;, &quot;parse-names&quot;: false, &quot;non-dropping-particle&quot;: &quot;&quot;}, {&quot;dropping-particle&quot;: &quot;&quot;, &quot;given&quot;: &quot;Barbara&quot;, &quot;suffix&quot;: &quot;&quot;, &quot;family&quot;: &quot;Pusey&quot;, &quot;parse-names&quot;: false, &quot;non-dropping-particle&quot;: &quot;&quot;}, {&quot;dropping-particle&quot;: &quot;&quot;, &quot;given&quot;: &quot;Gilberto&quot;, &quot;suffix&quot;: &quot;&quot;, &quot;family&quot;: &quot;DeSalvo&quot;, &quot;parse-names&quot;: false, &quot;non-dropping-particle&quot;: &quot;&quot;}, {&quot;dropping-particle&quot;: &quot;&quot;, &quot;given&quot;: &quot;Suganthi Sreeram&quot;, &quot;suffix&quot;: &quot;&quot;, &quot;family&quot;: &quot;Balasubramanian&quot;, &quot;parse-names&quot;: false, &quot;non-dropping-particle&quot;: &quot;&quot;}, {&quot;dropping-particle&quot;: &quot;&quot;, &quot;given&quot;: &quot;Nicholas S&quot;, &quot;suffix&quot;: &quot;&quot;, &quot;family&quot;: &quot;Davis&quot;, &quot;parse-names&quot;: false, &quot;non-dropping-particle&quot;: &quot;&quot;}, {&quot;dropping-particle&quot;: &quot;&quot;, &quot;given&quot;: &quot;Sarah K&quot;, &quot;suffix&quot;: &quot;&quot;, &quot;family&quot;: &quot;Meadows&quot;, &quot;parse-names&quot;: false, &quot;non-dropping-particle&quot;: &quot;&quot;}, {&quot;dropping-particle&quot;: &quot;&quot;, &quot;given&quot;: &quot;Tracy&quot;, &quot;suffix&quot;: &quot;&quot;, &quot;family&quot;: &quot;Eggleston&quot;, &quot;parse-names&quot;: false, &quot;non-dropping-particle&quot;: &quot;&quot;}, {&quot;dropping-particle&quot;: &quot;&quot;, &quot;given&quot;: &quot;J Scott&quot;, &quot;suffix&quot;: &quot;&quot;, &quot;family&quot;: &quot;Newberry&quot;, &quot;parse-names&quot;: false, &quot;non-dropping-particle&quot;: &quot;&quot;}, {&quot;dropping-particle&quot;: &quot;&quot;, &quot;given&quot;: &quot;Shawn E&quot;, &quot;suffix&quot;: &quot;&quot;, &quot;family&quot;: &quot;Levy&quot;, &quot;parse-names&quot;: false, &quot;non-dropping-particle&quot;: &quot;&quot;}, {&quot;dropping-particle&quot;: &quot;&quot;, &quot;given&quot;: &quot;Devin M&quot;, &quot;suffix&quot;: &quot;&quot;, &quot;family&quot;: &quot;Absher&quot;, &quot;parse-names&quot;: false, &quot;non-dropping-particle&quot;: &quot;&quot;}, {&quot;dropping-particle&quot;: &quot;&quot;, &quot;given&quot;: &quot;Wing H&quot;, &quot;suffix&quot;: &quot;&quot;, &quot;family&quot;: &quot;Wong&quot;, &quot;parse-names&quot;: false, &quot;non-dropping-particle&quot;: &quot;&quot;}, {&quot;dropping-particle&quot;: &quot;&quot;, &quot;given&quot;: &quot;Matthew J&quot;, &quot;suffix&quot;: &quot;&quot;, &quot;family&quot;: &quot;Blow&quot;, &quot;parse-names&quot;: false, &quot;non-dropping-particle&quot;: &quot;&quot;}, {&quot;dropping-particle&quot;: &quot;&quot;, &quot;given&quot;: &quot;Axel&quot;, &quot;suffix&quot;: &quot;&quot;, &quot;family&quot;: &quot;Visel&quot;, &quot;parse-names&quot;: false, &quot;non-dropping-particle&quot;: &quot;&quot;}, {&quot;dropping-particle&quot;: &quot;&quot;, &quot;given&quot;: &quot;Len a&quot;, &quot;suffix&quot;: &quot;&quot;, &quot;family&quot;: &quot;Pennachio&quot;, &quot;parse-names&quot;: false, &quot;non-dropping-particle&quot;: &quot;&quot;}, {&quot;dropping-particle&quot;: &quot;&quot;, &quot;given&quot;: &quot;Laura&quot;, &quot;suffix&quot;: &quot;&quot;, &quot;family&quot;: &quot;Elnitski&quot;, &quot;parse-names&quot;: false, &quot;non-dropping-particle&quot;: &quot;&quot;}, {&quot;dropping-particle&quot;: &quot;&quot;, &quot;given&quot;: &quot;Hanna M&quot;, &quot;suffix&quot;: &quot;&quot;, &quot;family&quot;: &quot;Petrykowska&quot;, &quot;parse-names&quot;: false, &quot;non-dropping-particle&quot;: &quot;&quot;}, {&quot;dropping-particle&quot;: &quot;&quot;, &quot;given&quot;: &quot;Alexej&quot;, &quot;suffix&quot;: &quot;&quot;, &quot;family&quot;: &quot;Abyzov&quot;, &quot;parse-names&quot;: false, &quot;non-dropping-particle&quot;: &quot;&quot;}, {&quot;dropping-particle&quot;: &quot;&quot;, &quot;given&quot;: &quot;Bronwen&quot;, &quot;suffix&quot;: &quot;&quot;, &quot;family&quot;: &quot;Aken&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Gemma&quot;, &quot;suffix&quot;: &quot;&quot;, &quot;family&quot;: &quot;Barson&quot;, &quot;parse-names&quot;: false, &quot;non-dropping-particle&quot;: &quot;&quot;}, {&quot;dropping-particle&quot;: &quot;&quot;, &quot;given&quot;: &quot;Andrew&quot;, &quot;suffix&quot;: &quot;&quot;, &quot;family&quot;: &quot;Berry&quot;, &quot;parse-names&quot;: false, &quot;non-dropping-particle&quot;: &quot;&quot;}, {&quot;dropping-particle&quot;: &quot;&quot;, &quot;given&quot;: &quot;Alexandra&quot;, &quot;suffix&quot;: &quot;&quot;, &quot;family&quot;: &quot;Bignell&quot;, &quot;parse-names&quot;: false, &quot;non-dropping-particle&quot;: &quot;&quot;}, {&quot;dropping-particle&quot;: &quot;&quot;, &quot;given&quot;: &quot;Veronika&quot;, &quot;suffix&quot;: &quot;&quot;, &quot;family&quot;: &quot;Boychenko&quot;, &quot;parse-names&quot;: false, &quot;non-dropping-particle&quot;: &quot;&quot;}, {&quot;dropping-particle&quot;: &quot;&quot;, &quot;given&quot;: &quot;Govanni&quot;, &quot;suffix&quot;: &quot;&quot;, &quot;family&quot;: &quot;Bussotti&quot;, &quot;parse-names&quot;: false, &quot;non-dropping-particle&quot;: &quot;&quot;}, {&quot;dropping-particle&quot;: &quot;&quot;, &quot;given&quot;: &quot;Claire&quot;, &quot;suffix&quot;: &quot;&quot;, &quot;family&quot;: &quot;Davidson&quot;, &quot;parse-names&quot;: false, &quot;non-dropping-particle&quot;: &quot;&quot;}, {&quot;dropping-particle&quot;: &quot;&quot;, &quot;given&quot;: &quot;Gloria&quot;, &quot;suffix&quot;: &quot;&quot;, &quot;family&quot;: &quot;Despacio-Reyes&quot;, &quot;parse-names&quot;: false, &quot;non-dropping-particle&quot;: &quot;&quot;}, {&quot;dropping-particle&quot;: &quot;&quot;, &quot;given&quot;: &quot;Mark&quot;, &quot;suffix&quot;: &quot;&quot;, &quot;family&quot;: &quot;Diekhans&quot;, &quot;parse-names&quot;: false, &quot;non-dropping-particle&quot;: &quot;&quot;}, {&quot;dropping-particle&quot;: &quot;&quot;, &quot;given&quot;: &quot;Iakes&quot;, &quot;suffix&quot;: &quot;&quot;, &quot;family&quot;: &quot;Ezkurdi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James&quot;, &quot;suffix&quot;: &quot;&quot;, &quot;family&quot;: &quot;Gilbert&quot;, &quot;parse-names&quot;: false, &quot;non-dropping-particle&quot;: &quot;&quot;}, {&quot;dropping-particle&quot;: &quot;&quot;, &quot;given&quot;: &quot;Jose Manuel&quot;, &quot;suffix&quot;: &quot;&quot;, &quot;family&quot;: &quot;Gonzalez&quot;, &quot;parse-names&quot;: false, &quot;non-dropping-particle&quot;: &quot;&quot;}, {&quot;dropping-particle&quot;: &quot;&quot;, &quot;given&quot;: &quot;Ed&quot;, &quot;suffix&quot;: &quot;&quot;, &quot;family&quot;: &quot;Griffiths&quot;, &quot;parse-names&quot;: false, &quot;non-dropping-particle&quot;: &quot;&quot;}, {&quot;dropping-particle&quot;: &quot;&quot;, &quot;given&quot;: &quot;Rachel&quot;, &quot;suffix&quot;: &quot;&quot;, &quot;family&quot;: &quot;Harte&quot;, &quot;parse-names&quot;: false, &quot;non-dropping-particle&quot;: &quot;&quot;}, {&quot;dropping-particle&quot;: &quot;&quot;, &quot;given&quot;: &quot;David a&quot;, &quot;suffix&quot;: &quot;&quot;, &quot;family&quot;: &quot;Hendrix&quot;, &quot;parse-names&quot;: false, &quot;non-dropping-particle&quot;: &quot;&quot;}, {&quot;dropping-particle&quot;: &quot;&quot;, &quot;given&quot;: &quot;Toby&quot;, &quot;suffix&quot;: &quot;&quot;, &quot;family&quot;: &quot;Hunt&quot;, &quot;parse-names&quot;: false, &quot;non-dropping-particle&quot;: &quot;&quot;}, {&quot;dropping-particle&quot;: &quot;&quot;, &quot;given&quot;: &quot;Irwin&quot;, &quot;suffix&quot;: &quot;&quot;, &quot;family&quot;: &quot;Jungreis&quot;, &quot;parse-names&quot;: false, &quot;non-dropping-particle&quot;: &quot;&quot;}, {&quot;dropping-particle&quot;: &quot;&quot;, &quot;given&quot;: &quot;Mike&quot;, &quot;suffix&quot;: &quot;&quot;, &quot;family&quot;: &quot;Kay&quot;, &quot;parse-names&quot;: false, &quot;non-dropping-particle&quot;: &quot;&quot;}, {&quot;dropping-particle&quot;: &quot;&quot;, &quot;given&quot;: &quot;Ekta&quot;, &quot;suffix&quot;: &quot;&quot;, &quot;family&quot;: &quot;Khurana&quot;, &quot;parse-names&quot;: false, &quot;non-dropping-particle&quot;: &quot;&quot;}, {&quot;dropping-particle&quot;: &quot;&quot;, &quot;given&quot;: &quot;Jing&quot;, &quot;suffix&quot;: &quot;&quot;, &quot;family&quot;: &quot;Leng&quot;, &quot;parse-names&quot;: false, &quot;non-dropping-particle&quot;: &quot;&quot;}, {&quot;dropping-particle&quot;: &quot;&quot;, &quot;given&quot;: &quot;Michael F&quot;, &quot;suffix&quot;: &quot;&quot;, &quot;family&quot;: &quot;Lin&quot;, &quot;parse-names&quot;: false, &quot;non-dropping-particle&quot;: &quot;&quot;}, {&quot;dropping-particle&quot;: &quot;&quot;, &quot;given&quot;: &quot;Jane&quot;, &quot;suffix&quot;: &quot;&quot;, &quot;family&quot;: &quot;Loveland&quot;, &quot;parse-names&quot;: false, &quot;non-dropping-particle&quot;: &quot;&quot;}, {&quot;dropping-particle&quot;: &quot;&quot;, &quot;given&quot;: &quot;Zhi&quot;, &quot;suffix&quot;: &quot;&quot;, &quot;family&quot;: &quot;Lu&quot;, &quot;parse-names&quot;: false, &quot;non-dropping-particle&quot;: &quot;&quot;}, {&quot;dropping-particle&quot;: &quot;&quot;, &quot;given&quot;: &quot;Deepa&quot;, &quot;suffix&quot;: &quot;&quot;, &quot;family&quot;: &quot;Manthravadi&quot;, &quot;parse-names&quot;: false, &quot;non-dropping-particle&quot;: &quot;&quot;}, {&quot;dropping-particle&quot;: &quot;&quot;, &quot;given&quot;: &quot;Marco&quot;, &quot;suffix&quot;: &quot;&quot;, &quot;family&quot;: &quot;Mariotti&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Gaurab&quot;, &quot;suffix&quot;: &quot;&quot;, &quot;family&quot;: &quot;Mukherjee&quot;, &quot;parse-names&quot;: false, &quot;non-dropping-particle&quot;: &quot;&quot;}, {&quot;dropping-particle&quot;: &quot;&quot;, &quot;given&quot;: &quot;Cedric&quot;, &quot;suffix&quot;: &quot;&quot;, &quot;family&quot;: &quot;Notredame&quot;, &quot;parse-names&quot;: false, &quot;non-dropping-particle&quot;: &quot;&quot;}, {&quot;dropping-particle&quot;: &quot;&quot;, &quot;given&quot;: &quot;Baikang&quot;, &quot;suffix&quot;: &quot;&quot;, &quot;family&quot;: &quot;Pei&quot;, &quot;parse-names&quot;: false, &quot;non-dropping-particle&quot;: &quot;&quot;}, {&quot;dropping-particle&quot;: &quot;&quot;, &quot;given&quot;: &quot;Jose Manuel&quot;, &quot;suffix&quot;: &quot;&quot;, &quot;family&quot;: &quot;Rodriguez&quot;, &quot;parse-names&quot;: false, &quot;non-dropping-particle&quot;: &quot;&quot;}, {&quot;dropping-particle&quot;: &quot;&quot;, &quot;given&quot;: &quot;Gary&quot;, &quot;suffix&quot;: &quot;&quot;, &quot;family&quot;: &quot;Saunders&quot;, &quot;parse-names&quot;: false, &quot;non-dropping-particle&quot;: &quot;&quot;}, {&quot;dropping-particle&quot;: &quot;&quot;, &quot;given&quot;: &quot;Andrea&quot;, &quot;suffix&quot;: &quot;&quot;, &quot;family&quot;: &quot;Sboner&quot;, &quot;parse-names&quot;: false, &quot;non-dropping-particle&quot;: &quot;&quot;}, {&quot;dropping-particle&quot;: &quot;&quot;, &quot;given&quot;: &quot;Stephen&quot;, &quot;suffix&quot;: &quot;&quot;, &quot;family&quot;: &quot;Searle&quot;, &quot;parse-names&quot;: false, &quot;non-dropping-particle&quot;: &quot;&quot;}, {&quot;dropping-particle&quot;: &quot;&quot;, &quot;given&quot;: &quot;Cristina&quot;, &quot;suffix&quot;: &quot;&quot;, &quot;family&quot;: &quot;Sisu&quot;, &quot;parse-names&quot;: false, &quot;non-dropping-particle&quot;: &quot;&quot;}, {&quot;dropping-particle&quot;: &quot;&quot;, &quot;given&quot;: &quot;Catherine&quot;, &quot;suffix&quot;: &quot;&quot;, &quot;family&quot;: &quot;Snow&quot;, &quot;parse-names&quot;: false, &quot;non-dropping-particle&quot;: &quot;&quot;}, {&quot;dropping-particle&quot;: &quot;&quot;, &quot;given&quot;: &quot;Charlie&quot;, &quot;suffix&quot;: &quot;&quot;, &quot;family&quot;: &quot;Steward&quot;, &quot;parse-names&quot;: false, &quot;non-dropping-particle&quot;: &quot;&quot;}, {&quot;dropping-particle&quot;: &quot;&quot;, &quot;given&quot;: &quot;Electra&quot;, &quot;suffix&quot;: &quot;&quot;, &quot;family&quot;: &quot;Tapanari&quot;, &quot;parse-names&quot;: false, &quot;non-dropping-particle&quot;: &quot;&quot;}, {&quot;dropping-particle&quot;: &quot;&quot;, &quot;given&quot;: &quot;Michael L&quot;, &quot;suffix&quot;: &quot;&quot;, &quot;family&quot;: &quot;Tress&quot;, &quot;parse-names&quot;: false, &quot;non-dropping-particle&quot;: &quot;&quot;}, {&quot;dropping-particle&quot;: &quot;&quot;, &quot;given&quot;: &quot;Marijke J&quot;, &quot;suffix&quot;: &quot;&quot;, &quot;family&quot;: &quot;Baren&quot;, &quot;parse-names&quot;: false, &quot;non-dropping-particle&quot;: &quot;van&quot;}, {&quot;dropping-particle&quot;: &quot;&quot;, &quot;given&quot;: &quot;Stefan&quot;, &quot;suffix&quot;: &quot;&quot;, &quot;family&quot;: &quot;Washieti&quot;, &quot;parse-names&quot;: false, &quot;non-dropping-particle&quot;: &quot;&quot;}, {&quot;dropping-particle&quot;: &quot;&quot;, &quot;given&quot;: &quot;Laurens&quot;, &quot;suffix&quot;: &quot;&quot;, &quot;family&quot;: &quot;Wilming&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Zhang&quot;, &quot;suffix&quot;: &quot;&quot;, &quot;family&quot;: &quot;Zhengdong&quot;, &quot;parse-names&quot;: false, &quot;non-dropping-particle&quot;: &quot;&quot;}, {&quot;dropping-particle&quot;: &quot;&quot;, &quot;given&quot;: &quot;Michael&quot;, &quot;suffix&quot;: &quot;&quot;, &quot;family&quot;: &quot;Brent&quot;, &quot;parse-names&quot;: false, &quot;non-dropping-particle&quot;: &quot;&quot;}, {&quot;dropping-particle&quot;: &quot;&quot;, &quot;given&quot;: &quot;David&quot;, &quot;suffix&quot;: &quot;&quot;, &quot;family&quot;: &quot;Haussler&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Alexandre&quot;, &quot;suffix&quot;: &quot;&quot;, &quot;family&quot;: &quot;Raymond&quot;, &quot;parse-names&quot;: false, &quot;non-dropping-particle&quot;: &quot;&quot;}, {&quot;dropping-particle&quot;: &quot;&quot;, &quot;given&quot;: &quot;Nick&quot;, &quot;suffix&quot;: &quot;&quot;, &quot;family&quot;: &quot;Addleman&quot;, &quot;parse-names&quot;: false, &quot;non-dropping-particle&quot;: &quot;&quot;}, {&quot;dropping-particle&quot;: &quot;&quot;, &quot;given&quot;: &quot;Roger P&quot;, &quot;suffix&quot;: &quot;&quot;, &quot;family&quot;: &quot;Alexander&quot;, &quot;parse-names&quot;: false, &quot;non-dropping-particle&quot;: &quot;&quot;}, {&quot;dropping-particle&quot;: &quot;&quot;, &quot;given&quot;: &quot;Raymond K&quot;, &quot;suffix&quot;: &quot;&quot;, &quot;family&quot;: &quot;Auerbach&quot;, &quot;parse-names&quot;: false, &quot;non-dropping-particle&quot;: &quot;&quot;}, {&quot;dropping-particle&quot;: &quot;&quot;, &quot;given&quot;: &quot;Keith&quot;, &quot;suffix&quot;: &quot;&quot;, &quot;family&quot;: &quot;Bettinger&quot;, &quot;parse-names&quot;: false, &quot;non-dropping-particle&quot;: &quot;&quot;}, {&quot;dropping-particle&quot;: &quot;&quot;, &quot;given&quot;: &quot;Nitin&quot;, &quot;suffix&quot;: &quot;&quot;, &quot;family&quot;: &quot;Bhardwaj&quot;, &quot;parse-names&quot;: false, &quot;non-dropping-particle&quot;: &quot;&quot;}, {&quot;dropping-particle&quot;: &quot;&quot;, &quot;given&quot;: &quot;Alan P&quot;, &quot;suffix&quot;: &quot;&quot;, &quot;family&quot;: &quot;Boyle&quot;, &quot;parse-names&quot;: false, &quot;non-dropping-particle&quot;: &quot;&quot;}, {&quot;dropping-particle&quot;: &quot;&quot;, &quot;given&quot;: &quot;Alina R&quot;, &quot;suffix&quot;: &quot;&quot;, &quot;family&quot;: &quot;Cao&quot;, &quot;parse-names&quot;: false, &quot;non-dropping-particle&quot;: &quot;&quot;}, {&quot;dropping-particle&quot;: &quot;&quot;, &quot;given&quot;: &quot;Philip&quot;, &quot;suffix&quot;: &quot;&quot;, &quot;family&quot;: &quot;Cayting&quot;, &quot;parse-names&quot;: false, &quot;non-dropping-particle&quot;: &quot;&quot;}, {&quot;dropping-particle&quot;: &quot;&quot;, &quot;given&quot;: &quot;Alexandra&quot;, &quot;suffix&quot;: &quot;&quot;, &quot;family&quot;: &quot;Charos&quot;, &quot;parse-names&quot;: false, &quot;non-dropping-particle&quot;: &quot;&quot;}, {&quot;dropping-particle&quot;: &quot;&quot;, &quot;given&quot;: &quot;Yong&quot;, &quot;suffix&quot;: &quot;&quot;, &quot;family&quot;: &quot;Cheng&quot;, &quot;parse-names&quot;: false, &quot;non-dropping-particle&quot;: &quot;&quot;}, {&quot;dropping-particle&quot;: &quot;&quot;, &quot;given&quot;: &quot;Catharine&quot;, &quot;suffix&quot;: &quot;&quot;, &quot;family&quot;: &quot;Eastman&quot;, &quot;parse-names&quot;: false, &quot;non-dropping-particle&quot;: &quot;&quot;}, {&quot;dropping-particle&quot;: &quot;&quot;, &quot;given&quot;: &quot;Ghia&quot;, &quot;suffix&quot;: &quot;&quot;, &quot;family&quot;: &quot;Euskirchen&quot;, &quot;parse-names&quot;: false, &quot;non-dropping-particle&quot;: &quot;&quot;}, {&quot;dropping-particle&quot;: &quot;&quot;, &quot;given&quot;: &quot;Joseph D&quot;, &quot;suffix&quot;: &quot;&quot;, &quot;family&quot;: &quot;Fleming&quot;, &quot;parse-names&quot;: false, &quot;non-dropping-particle&quot;: &quot;&quot;}, {&quot;dropping-particle&quot;: &quot;&quot;, &quot;given&quot;: &quot;Fabian&quot;, &quot;suffix&quot;: &quot;&quot;, &quot;family&quot;: &quot;Grubert&quot;, &quot;parse-names&quot;: false, &quot;non-dropping-particle&quot;: &quot;&quot;}, {&quot;dropping-particle&quot;: &quot;&quot;, &quot;given&quot;: &quot;Lukas&quot;, &quot;suffix&quot;: &quot;&quot;, &quot;family&quot;: &quot;Habegger&quot;, &quot;parse-names&quot;: false, &quot;non-dropping-particle&quot;: &quot;&quot;}, {&quot;dropping-particle&quot;: &quot;&quot;, &quot;given&quot;: &quot;Manoj&quot;, &quot;suffix&quot;: &quot;&quot;, &quot;family&quot;: &quot;Hariharan&quot;, &quot;parse-names&quot;: false, &quot;non-dropping-particle&quot;: &quot;&quot;}, {&quot;dropping-particle&quot;: &quot;&quot;, &quot;given&quot;: &quot;Arif&quot;, &quot;suffix&quot;: &quot;&quot;, &quot;family&quot;: &quot;Harmanci&quot;, &quot;parse-names&quot;: false, &quot;non-dropping-particle&quot;: &quot;&quot;}, {&quot;dropping-particle&quot;: &quot;&quot;, &quot;given&quot;: &quot;Susma&quot;, &quot;suffix&quot;: &quot;&quot;, &quot;family&quot;: &quot;Iyenger&quot;, &quot;parse-names&quot;: false, &quot;non-dropping-particle&quot;: &quot;&quot;}, {&quot;dropping-particle&quot;: &quot;&quot;, &quot;given&quot;: &quot;Victor X&quot;, &quot;suffix&quot;: &quot;&quot;, &quot;family&quot;: &quot;Jin&quot;, &quot;parse-names&quot;: false, &quot;non-dropping-particle&quot;: &quot;&quot;}, {&quot;dropping-particle&quot;: &quot;&quot;, &quot;given&quot;: &quot;Konrad J&quot;, &quot;suffix&quot;: &quot;&quot;, &quot;family&quot;: &quot;Karczewski&quot;, &quot;parse-names&quot;: false, &quot;non-dropping-particle&quot;: &quot;&quot;}, {&quot;dropping-particle&quot;: &quot;&quot;, &quot;given&quot;: &quot;Maya&quot;, &quot;suffix&quot;: &quot;&quot;, &quot;family&quot;: &quot;Kasowski&quot;, &quot;parse-names&quot;: false, &quot;non-dropping-particle&quot;: &quot;&quot;}, {&quot;dropping-particle&quot;: &quot;&quot;, &quot;given&quot;: &quot;Phil&quot;, &quot;suffix&quot;: &quot;&quot;, &quot;family&quot;: &quot;Lacroute&quot;, &quot;parse-names&quot;: false, &quot;non-dropping-particle&quot;: &quot;&quot;}, {&quot;dropping-particle&quot;: &quot;&quot;, &quot;given&quot;: &quot;Hugo&quot;, &quot;suffix&quot;: &quot;&quot;, &quot;family&quot;: &quot;Lam&quot;, &quot;parse-names&quot;: false, &quot;non-dropping-particle&quot;: &quot;&quot;}, {&quot;dropping-particle&quot;: &quot;&quot;, &quot;given&quot;: &quot;Nathan&quot;, &quot;suffix&quot;: &quot;&quot;, &quot;family&quot;: &quot;Larnarre-Vincent&quot;, &quot;parse-names&quot;: false, &quot;non-dropping-particle&quot;: &quot;&quot;}, {&quot;dropping-particle&quot;: &quot;&quot;, &quot;given&quot;: &quot;Jin&quot;, &quot;suffix&quot;: &quot;&quot;, &quot;family&quot;: &quot;Lian&quot;, &quot;parse-names&quot;: false, &quot;non-dropping-particle&quot;: &quot;&quot;}, {&quot;dropping-particle&quot;: &quot;&quot;, &quot;given&quot;: &quot;Marianne&quot;, &quot;suffix&quot;: &quot;&quot;, &quot;family&quot;: &quot;Lindahl-Allen&quot;, &quot;parse-names&quot;: false, &quot;non-dropping-particle&quot;: &quot;&quot;}, {&quot;dropping-particle&quot;: &quot;&quot;, &quot;given&quot;: &quot;Renqiang&quot;, &quot;suffix&quot;: &quot;&quot;, &quot;family&quot;: &quot;Min&quot;, &quot;parse-names&quot;: false, &quot;non-dropping-particle&quot;: &quot;&quot;}, {&quot;dropping-particle&quot;: &quot;&quot;, &quot;given&quot;: &quot;Benoit&quot;, &quot;suffix&quot;: &quot;&quot;, &quot;family&quot;: &quot;Miotto&quot;, &quot;parse-names&quot;: false, &quot;non-dropping-particle&quot;: &quot;&quot;}, {&quot;dropping-particle&quot;: &quot;&quot;, &quot;given&quot;: &quot;Hannah&quot;, &quot;suffix&quot;: &quot;&quot;, &quot;family&quot;: &quot;Monahan&quot;, &quot;parse-names&quot;: false, &quot;non-dropping-particle&quot;: &quot;&quot;}, {&quot;dropping-particle&quot;: &quot;&quot;, &quot;given&quot;: &quot;Zarmik&quot;, &quot;suffix&quot;: &quot;&quot;, &quot;family&quot;: &quot;Moqtaderi&quot;, &quot;parse-names&quot;: false, &quot;non-dropping-particle&quot;: &quot;&quot;}, {&quot;dropping-particle&quot;: &quot;&quot;, &quot;given&quot;: &quot;Xinmeng J&quot;, &quot;suffix&quot;: &quot;&quot;, &quot;family&quot;: &quot;Mu&quot;, &quot;parse-names&quot;: false, &quot;non-dropping-particle&quot;: &quot;&quot;}, {&quot;dropping-particle&quot;: &quot;&quot;, &quot;given&quot;: &quot;Henriette&quot;, &quot;suffix&quot;: &quot;&quot;, &quot;family&quot;: &quot;O'Geen&quot;, &quot;parse-names&quot;: false, &quot;non-dropping-particle&quot;: &quot;&quot;}, {&quot;dropping-particle&quot;: &quot;&quot;, &quot;given&quot;: &quot;Zhengqing&quot;, &quot;suffix&quot;: &quot;&quot;, &quot;family&quot;: &quot;Ouyang&quot;, &quot;parse-names&quot;: false, &quot;non-dropping-particle&quot;: &quot;&quot;}, {&quot;dropping-particle&quot;: &quot;&quot;, &quot;given&quot;: &quot;Dorrelyn&quot;, &quot;suffix&quot;: &quot;&quot;, &quot;family&quot;: &quot;Patacsil&quot;, &quot;parse-names&quot;: false, &quot;non-dropping-particle&quot;: &quot;&quot;}, {&quot;dropping-particle&quot;: &quot;&quot;, &quot;given&quot;: &quot;Debasish&quot;, &quot;suffix&quot;: &quot;&quot;, &quot;family&quot;: &quot;Raha&quot;, &quot;parse-names&quot;: false, &quot;non-dropping-particle&quot;: &quot;&quot;}, {&quot;dropping-particle&quot;: &quot;&quot;, &quot;given&quot;: &quot;Lucia&quot;, &quot;suffix&quot;: &quot;&quot;, &quot;family&quot;: &quot;Ramirez&quot;, &quot;parse-names&quot;: false, &quot;non-dropping-particle&quot;: &quot;&quot;}, {&quot;dropping-particle&quot;: &quot;&quot;, &quot;given&quot;: &quot;Brian&quot;, &quot;suffix&quot;: &quot;&quot;, &quot;family&quot;: &quot;Reed&quot;, &quot;parse-names&quot;: false, &quot;non-dropping-particle&quot;: &quot;&quot;}, {&quot;dropping-particle&quot;: &quot;&quot;, &quot;given&quot;: &quot;Minyi&quot;, &quot;suffix&quot;: &quot;&quot;, &quot;family&quot;: &quot;Shi&quot;, &quot;parse-names&quot;: false, &quot;non-dropping-particle&quot;: &quot;&quot;}, {&quot;dropping-particle&quot;: &quot;&quot;, &quot;given&quot;: &quot;Teri&quot;, &quot;suffix&quot;: &quot;&quot;, &quot;family&quot;: &quot;Slifer&quot;, &quot;parse-names&quot;: false, &quot;non-dropping-particle&quot;: &quot;&quot;}, {&quot;dropping-particle&quot;: &quot;&quot;, &quot;given&quot;: &quot;Heather&quot;, &quot;suffix&quot;: &quot;&quot;, &quot;family&quot;: &quot;Witt&quot;, &quot;parse-names&quot;: false, &quot;non-dropping-particle&quot;: &quot;&quot;}, {&quot;dropping-particle&quot;: &quot;&quot;, &quot;given&quot;: &quot;Linfeng&quot;, &quot;suffix&quot;: &quot;&quot;, &quot;family&quot;: &quot;Wu&quot;, &quot;parse-names&quot;: false, &quot;non-dropping-particle&quot;: &quot;&quot;}, {&quot;dropping-particle&quot;: &quot;&quot;, &quot;given&quot;: &quot;Xiaoqin&quot;, &quot;suffix&quot;: &quot;&quot;, &quot;family&quot;: &quot;Xu&quot;, &quot;parse-names&quot;: false, &quot;non-dropping-particle&quot;: &quot;&quot;}, {&quot;dropping-particle&quot;: &quot;&quot;, &quot;given&quot;: &quot;Koon-Kiu&quot;, &quot;suffix&quot;: &quot;&quot;, &quot;family&quot;: &quot;Yan&quot;, &quot;parse-names&quot;: false, &quot;non-dropping-particle&quot;: &quot;&quot;}, {&quot;dropping-particle&quot;: &quot;&quot;, &quot;given&quot;: &quot;Xinqiong&quot;, &quot;suffix&quot;: &quot;&quot;, &quot;family&quot;: &quot;Yang&quot;, &quot;parse-names&quot;: false, &quot;non-dropping-particle&quot;: &quot;&quot;}, {&quot;dropping-particle&quot;: &quot;&quot;, &quot;given&quot;: &quot;Kevin&quot;, &quot;suffix&quot;: &quot;&quot;, &quot;family&quot;: &quot;Struhl&quot;, &quot;parse-names&quot;: false, &quot;non-dropping-particle&quot;: &quot;&quot;}, {&quot;dropping-particle&quot;: &quot;&quot;, &quot;given&quot;: &quot;Sherman M&quot;, &quot;suffix&quot;: &quot;&quot;, &quot;family&quot;: &quot;Weissman&quot;, &quot;parse-names&quot;: false, &quot;non-dropping-particle&quot;: &quot;&quot;}, {&quot;dropping-particle&quot;: &quot;&quot;, &quot;given&quot;: &quot;Scott a&quot;, &quot;suffix&quot;: &quot;&quot;, &quot;family&quot;: &quot;Tenebaum&quot;, &quot;parse-names&quot;: false, &quot;non-dropping-particle&quot;: &quot;&quot;}, {&quot;dropping-particle&quot;: &quot;&quot;, &quot;given&quot;: &quot;Luiz O&quot;, &quot;suffix&quot;: &quot;&quot;, &quot;family&quot;: &quot;Penalva&quot;, &quot;parse-names&quot;: false, &quot;non-dropping-particle&quot;: &quot;&quot;}, {&quot;dropping-particle&quot;: &quot;&quot;, &quot;given&quot;: &quot;Subhradip&quot;, &quot;suffix&quot;: &quot;&quot;, &quot;family&quot;: &quot;Karmakar&quot;, &quot;parse-names&quot;: false, &quot;non-dropping-particle&quot;: &quot;&quot;}, {&quot;dropping-particle&quot;: &quot;&quot;, &quot;given&quot;: &quot;Raj R&quot;, &quot;suffix&quot;: &quot;&quot;, &quot;family&quot;: &quot;Bhanvadia&quot;, &quot;parse-names&quot;: false, &quot;non-dropping-particle&quot;: &quot;&quot;}, {&quot;dropping-particle&quot;: &quot;&quot;, &quot;given&quot;: &quot;Alina&quot;, &quot;suffix&quot;: &quot;&quot;, &quot;family&quot;: &quot;Choudhury&quot;, &quot;parse-names&quot;: false, &quot;non-dropping-particle&quot;: &quot;&quot;}, {&quot;dropping-particle&quot;: &quot;&quot;, &quot;given&quot;: &quot;Marc&quot;, &quot;suffix&quot;: &quot;&quot;, &quot;family&quot;: &quot;Domanus&quot;, &quot;parse-names&quot;: false, &quot;non-dropping-particle&quot;: &quot;&quot;}, {&quot;dropping-particle&quot;: &quot;&quot;, &quot;given&quot;: &quot;Lijia&quot;, &quot;suffix&quot;: &quot;&quot;, &quot;family&quot;: &quot;Ma&quot;, &quot;parse-names&quot;: false, &quot;non-dropping-particle&quot;: &quot;&quot;}, {&quot;dropping-particle&quot;: &quot;&quot;, &quot;given&quot;: &quot;Jennifer&quot;, &quot;suffix&quot;: &quot;&quot;, &quot;family&quot;: &quot;Moran&quot;, &quot;parse-names&quot;: false, &quot;non-dropping-particle&quot;: &quot;&quot;}, {&quot;dropping-particle&quot;: &quot;&quot;, &quot;given&quot;: &quot;Alec&quot;, &quot;suffix&quot;: &quot;&quot;, &quot;family&quot;: &quot;Victorsen&quot;, &quot;parse-names&quot;: false, &quot;non-dropping-particle&quot;: &quot;&quot;}, {&quot;dropping-particle&quot;: &quot;&quot;, &quot;given&quot;: &quot;Thomas&quot;, &quot;suffix&quot;: &quot;&quot;, &quot;family&quot;: &quot;Auer&quot;, &quot;parse-names&quot;: false, &quot;non-dropping-particle&quot;: &quot;&quot;}, {&quot;dropping-particle&quot;: &quot;&quot;, &quot;given&quot;: &quot;Lazaro&quot;, &quot;suffix&quot;: &quot;&quot;, &quot;family&quot;: &quot;Centarin&quot;, &quot;parse-names&quot;: false, &quot;non-dropping-particle&quot;: &quot;&quot;}, {&quot;dropping-particle&quot;: &quot;&quot;, &quot;given&quot;: &quot;Michael&quot;, &quot;suffix&quot;: &quot;&quot;, &quot;family&quot;: &quot;Eichenlaub&quot;, &quot;parse-names&quot;: false, &quot;non-dropping-particle&quot;: &quot;&quot;}, {&quot;dropping-particle&quot;: &quot;&quot;, &quot;given&quot;: &quot;Franziska&quot;, &quot;suffix&quot;: &quot;&quot;, &quot;family&quot;: &quot;Gruhl&quot;, &quot;parse-names&quot;: false, &quot;non-dropping-particle&quot;: &quot;&quot;}, {&quot;dropping-particle&quot;: &quot;&quot;, &quot;given&quot;: &quot;Stephan&quot;, &quot;suffix&quot;: &quot;&quot;, &quot;family&quot;: &quot;Heerman&quot;, &quot;parse-names&quot;: false, &quot;non-dropping-particle&quot;: &quot;&quot;}, {&quot;dropping-particle&quot;: &quot;&quot;, &quot;given&quot;: &quot;Burkard&quot;, &quot;suffix&quot;: &quot;&quot;, &quot;family&quot;: &quot;Hoeckendorf&quot;, &quot;parse-names&quot;: false, &quot;non-dropping-particle&quot;: &quot;&quot;}, {&quot;dropping-particle&quot;: &quot;&quot;, &quot;given&quot;: &quot;Daigo&quot;, &quot;suffix&quot;: &quot;&quot;, &quot;family&quot;: &quot;Inoue&quot;, &quot;parse-names&quot;: false, &quot;non-dropping-particle&quot;: &quot;&quot;}, {&quot;dropping-particle&quot;: &quot;&quot;, &quot;given&quot;: &quot;Tanja&quot;, &quot;suffix&quot;: &quot;&quot;, &quot;family&quot;: &quot;Kellner&quot;, &quot;parse-names&quot;: false, &quot;non-dropping-particle&quot;: &quot;&quot;}, {&quot;dropping-particle&quot;: &quot;&quot;, &quot;given&quot;: &quot;Stephan&quot;, &quot;suffix&quot;: &quot;&quot;, &quot;family&quot;: &quot;Kirchmaier&quot;, &quot;parse-names&quot;: false, &quot;non-dropping-particle&quot;: &quot;&quot;}, {&quot;dropping-particle&quot;: &quot;&quot;, &quot;given&quot;: &quot;Claudia&quot;, &quot;suffix&quot;: &quot;&quot;, &quot;family&quot;: &quot;Mueller&quot;, &quot;parse-names&quot;: false, &quot;non-dropping-particle&quot;: &quot;&quot;}, {&quot;dropping-particle&quot;: &quot;&quot;, &quot;given&quot;: &quot;Robert&quot;, &quot;suffix&quot;: &quot;&quot;, &quot;family&quot;: &quot;Reinhardt&quot;, &quot;parse-names&quot;: false, &quot;non-dropping-particle&quot;: &quot;&quot;}, {&quot;dropping-particle&quot;: &quot;&quot;, &quot;given&quot;: &quot;Lea&quot;, &quot;suffix&quot;: &quot;&quot;, &quot;family&quot;: &quot;Schertel&quot;, &quot;parse-names&quot;: false, &quot;non-dropping-particle&quot;: &quot;&quot;}, {&quot;dropping-particle&quot;: &quot;&quot;, &quot;given&quot;: &quot;Stephanie&quot;, &quot;suffix&quot;: &quot;&quot;, &quot;family&quot;: &quot;Schneider&quot;, &quot;parse-names&quot;: false, &quot;non-dropping-particle&quot;: &quot;&quot;}, {&quot;dropping-particle&quot;: &quot;&quot;, &quot;given&quot;: &quot;Rebecca&quot;, &quot;suffix&quot;: &quot;&quot;, &quot;family&quot;: &quot;Sinn&quot;, &quot;parse-names&quot;: false, &quot;non-dropping-particle&quot;: &quot;&quot;}, {&quot;dropping-particle&quot;: &quot;&quot;, &quot;given&quot;: &quot;Beate&quot;, &quot;suffix&quot;: &quot;&quot;, &quot;family&quot;: &quot;Wittbrodt&quot;, &quot;parse-names&quot;: false, &quot;non-dropping-particle&quot;: &quot;&quot;}, {&quot;dropping-particle&quot;: &quot;&quot;, &quot;given&quot;: &quot;Jochen&quot;, &quot;suffix&quot;: &quot;&quot;, &quot;family&quot;: &quot;Wittbrodt&quot;, &quot;parse-names&quot;: false, &quot;non-dropping-particle&quot;: &quot;&quot;}, {&quot;dropping-particle&quot;: &quot;&quot;, &quot;given&quot;: &quot;Gaurav&quot;, &quot;suffix&quot;: &quot;&quot;, &quot;family&quot;: &quot;Jain&quot;, &quot;parse-names&quot;: false, &quot;non-dropping-particle&quot;: &quot;&quot;}, {&quot;dropping-particle&quot;: &quot;&quot;, &quot;given&quot;: &quot;Gayathri&quot;, &quot;suffix&quot;: &quot;&quot;, &quot;family&quot;: &quot;Balasundaram&quot;, &quot;parse-names&quot;: false, &quot;non-dropping-particle&quot;: &quot;&quot;}, {&quot;dropping-particle&quot;: &quot;&quot;, &quot;given&quot;: &quot;Daniel L&quot;, &quot;suffix&quot;: &quot;&quot;, &quot;family&quot;: &quot;Bates&quot;, &quot;parse-names&quot;: false, &quot;non-dropping-particle&quot;: &quot;&quot;}, {&quot;dropping-particle&quot;: &quot;&quot;, &quot;given&quot;: &quot;Rachel&quot;, &quot;suffix&quot;: &quot;&quot;, &quot;family&quot;: &quot;Byron&quot;, &quot;parse-names&quot;: false, &quot;non-dropping-particle&quot;: &quot;&quot;}, {&quot;dropping-particle&quot;: &quot;&quot;, &quot;given&quot;: &quot;Theresa K&quot;, &quot;suffix&quot;: &quot;&quot;, &quot;family&quot;: &quot;Canfield&quot;, &quot;parse-names&quot;: false, &quot;non-dropping-particle&quot;: &quot;&quot;}, {&quot;dropping-particle&quot;: &quot;&quot;, &quot;given&quot;: &quot;Morgan J&quot;, &quot;suffix&quot;: &quot;&quot;, &quot;family&quot;: &quot;Diegel&quot;, &quot;parse-names&quot;: false, &quot;non-dropping-particle&quot;: &quot;&quot;}, {&quot;dropping-particle&quot;: &quot;&quot;, &quot;given&quot;: &quot;Douglas&quot;, &quot;suffix&quot;: &quot;&quot;, &quot;family&quot;: &quot;Dunn&quot;, &quot;parse-names&quot;: false, &quot;non-dropping-particle&quot;: &quot;&quot;}, {&quot;dropping-particle&quot;: &quot;&quot;, &quot;given&quot;: &quot;Abigail K&quot;, &quot;suffix&quot;: &quot;&quot;, &quot;family&quot;: &quot;Ebersol&quot;, &quot;parse-names&quot;: false, &quot;non-dropping-particle&quot;: &quot;&quot;}, {&quot;dropping-particle&quot;: &quot;&quot;, &quot;given&quot;: &quot;Tristan&quot;, &quot;suffix&quot;: &quot;&quot;, &quot;family&quot;: &quot;Frum&quot;, &quot;parse-names&quot;: false, &quot;non-dropping-particle&quot;: &quot;&quot;}, {&quot;dropping-particle&quot;: &quot;&quot;, &quot;given&quot;: &quot;Kavita&quot;, &quot;suffix&quot;: &quot;&quot;, &quot;family&quot;: &quot;Garg&quot;, &quot;parse-names&quot;: false, &quot;non-dropping-particle&quot;: &quot;&quot;}, {&quot;dropping-particle&quot;: &quot;&quot;, &quot;given&quot;: &quot;Erica&quot;, &quot;suffix&quot;: &quot;&quot;, &quot;family&quot;: &quot;Gist&quot;, &quot;parse-names&quot;: false, &quot;non-dropping-particle&quot;: &quot;&quot;}, {&quot;dropping-particle&quot;: &quot;&quot;, &quot;given&quot;: &quot;R Scott&quot;, &quot;suffix&quot;: &quot;&quot;, &quot;family&quot;: &quot;Hansen&quot;, &quot;parse-names&quot;: false, &quot;non-dropping-particle&quot;: &quot;&quot;}, {&quot;dropping-particle&quot;: &quot;&quot;, &quot;given&quot;: &quot;Lisa&quot;, &quot;suffix&quot;: &quot;&quot;, &quot;family&quot;: &quot;Boatman&quot;, &quot;parse-names&quot;: false, &quot;non-dropping-particle&quot;: &quot;&quot;}, {&quot;dropping-particle&quot;: &quot;&quot;, &quot;given&quot;: &quot;Eric&quot;, &quot;suffix&quot;: &quot;&quot;, &quot;family&quot;: &quot;Haugen&quot;, &quot;parse-names&quot;: false, &quot;non-dropping-particle&quot;: &quot;&quot;}, {&quot;dropping-particle&quot;: &quot;&quot;, &quot;given&quot;: &quot;Richard&quot;, &quot;suffix&quot;: &quot;&quot;, &quot;family&quot;: &quot;Humbert&quot;, &quot;parse-names&quot;: false, &quot;non-dropping-particle&quot;: &quot;&quot;}, {&quot;dropping-particle&quot;: &quot;&quot;, &quot;given&quot;: &quot;Audra K&quot;, &quot;suffix&quot;: &quot;&quot;, &quot;family&quot;: &quot;Johnson&quot;, &quot;parse-names&quot;: false, &quot;non-dropping-particle&quot;: &quot;&quot;}, {&quot;dropping-particle&quot;: &quot;&quot;, &quot;given&quot;: &quot;Ericka M&quot;, &quot;suffix&quot;: &quot;&quot;, &quot;family&quot;: &quot;Johnson&quot;, &quot;parse-names&quot;: false, &quot;non-dropping-particle&quot;: &quot;&quot;}, {&quot;dropping-particle&quot;: &quot;&quot;, &quot;given&quot;: &quot;Tattayana M&quot;, &quot;suffix&quot;: &quot;&quot;, &quot;family&quot;: &quot;Kutyavin&quot;, &quot;parse-names&quot;: false, &quot;non-dropping-particle&quot;: &quot;&quot;}, {&quot;dropping-particle&quot;: &quot;&quot;, &quot;given&quot;: &quot;Kristin&quot;, &quot;suffix&quot;: &quot;&quot;, &quot;family&quot;: &quot;Lee&quot;, &quot;parse-names&quot;: false, &quot;non-dropping-particle&quot;: &quot;&quot;}, {&quot;dropping-particle&quot;: &quot;&quot;, &quot;given&quot;: &quot;Dimitra&quot;, &quot;suffix&quot;: &quot;&quot;, &quot;family&quot;: &quot;Lotakis&quot;, &quot;parse-names&quot;: false, &quot;non-dropping-particle&quot;: &quot;&quot;}, {&quot;dropping-particle&quot;: &quot;&quot;, &quot;given&quot;: &quot;Matthew T&quot;, &quot;suffix&quot;: &quot;&quot;, &quot;family&quot;: &quot;Maurano&quot;, &quot;parse-names&quot;: false, &quot;non-dropping-particle&quot;: &quot;&quot;}, {&quot;dropping-particle&quot;: &quot;&quot;, &quot;given&quot;: &quot;Shane J&quot;, &quot;suffix&quot;: &quot;&quot;, &quot;family&quot;: &quot;Neph&quot;, &quot;parse-names&quot;: false, &quot;non-dropping-particle&quot;: &quot;&quot;}, {&quot;dropping-particle&quot;: &quot;V&quot;, &quot;given&quot;: &quot;Fiedencio&quot;, &quot;suffix&quot;: &quot;&quot;, &quot;family&quot;: &quot;Neri&quot;, &quot;parse-names&quot;: false, &quot;non-dropping-particle&quot;: &quot;&quot;}, {&quot;dropping-particle&quot;: &quot;&quot;, &quot;given&quot;: &quot;Eric D&quot;, &quot;suffix&quot;: &quot;&quot;, &quot;family&quot;: &quot;Nguyen&quot;, &quot;parse-names&quot;: false, &quot;non-dropping-particle&quot;: &quot;&quot;}, {&quot;dropping-particle&quot;: &quot;&quot;, &quot;given&quot;: &quot;Hongzhu&quot;, &quot;suffix&quot;: &quot;&quot;, &quot;family&quot;: &quot;Qu&quot;, &quot;parse-names&quot;: false, &quot;non-dropping-particle&quot;: &quot;&quot;}, {&quot;dropping-particle&quot;: &quot;&quot;, &quot;given&quot;: &quot;Alex P&quot;, &quot;suffix&quot;: &quot;&quot;, &quot;family&quot;: &quot;Reynolds&quot;, &quot;parse-names&quot;: false, &quot;non-dropping-particle&quot;: &quot;&quot;}, {&quot;dropping-particle&quot;: &quot;&quot;, &quot;given&quot;: &quot;Vaughn&quot;, &quot;suffix&quot;: &quot;&quot;, &quot;family&quot;: &quot;Roach&quot;, &quot;parse-names&quot;: false, &quot;non-dropping-particle&quot;: &quot;&quot;}, {&quot;dropping-particle&quot;: &quot;&quot;, &quot;given&quot;: &quot;Eric&quot;, &quot;suffix&quot;: &quot;&quot;, &quot;family&quot;: &quot;Rynes&quot;, &quot;parse-names&quot;: false, &quot;non-dropping-particle&quot;: &quot;&quot;}, {&quot;dropping-particle&quot;: &quot;&quot;, &quot;given&quot;: &quot;Minerva E&quot;, &quot;suffix&quot;: &quot;&quot;, &quot;family&quot;: &quot;Sanchez&quot;, &quot;parse-names&quot;: false, &quot;non-dropping-particle&quot;: &quot;&quot;}, {&quot;dropping-particle&quot;: &quot;&quot;, &quot;given&quot;: &quot;Richard S&quot;, &quot;suffix&quot;: &quot;&quot;, &quot;family&quot;: &quot;Sandstrom&quot;, &quot;parse-names&quot;: false, &quot;non-dropping-particle&quot;: &quot;&quot;}, {&quot;dropping-particle&quot;: &quot;&quot;, &quot;given&quot;: &quot;Anthony O&quot;, &quot;suffix&quot;: &quot;&quot;, &quot;family&quot;: &quot;Shafer&quot;, &quot;parse-names&quot;: false, &quot;non-dropping-particle&quot;: &quot;&quot;}, {&quot;dropping-particle&quot;: &quot;&quot;, &quot;given&quot;: &quot;Andrew B&quot;, &quot;suffix&quot;: &quot;&quot;, &quot;family&quot;: &quot;Stergachis&quot;, &quot;parse-names&quot;: false, &quot;non-dropping-particle&quot;: &quot;&quot;}, {&quot;dropping-particle&quot;: &quot;&quot;, &quot;given&quot;: &quot;Sean&quot;, &quot;suffix&quot;: &quot;&quot;, &quot;family&quot;: &quot;Thomas&quot;, &quot;parse-names&quot;: false, &quot;non-dropping-particle&quot;: &quot;&quot;}, {&quot;dropping-particle&quot;: &quot;&quot;, &quot;given&quot;: &quot;Benjamin&quot;, &quot;suffix&quot;: &quot;&quot;, &quot;family&quot;: &quot;Vernot&quot;, &quot;parse-names&quot;: false, &quot;non-dropping-particle&quot;: &quot;&quot;}, {&quot;dropping-particle&quot;: &quot;&quot;, &quot;given&quot;: &quot;Jeff&quot;, &quot;suffix&quot;: &quot;&quot;, &quot;family&quot;: &quot;Vierstra&quot;, &quot;parse-names&quot;: false, &quot;non-dropping-particle&quot;: &quot;&quot;}, {&quot;dropping-particle&quot;: &quot;&quot;, &quot;given&quot;: &quot;Shinny&quot;, &quot;suffix&quot;: &quot;&quot;, &quot;family&quot;: &quot;Vong&quot;, &quot;parse-names&quot;: false, &quot;non-dropping-particle&quot;: &quot;&quot;}, {&quot;dropping-particle&quot;: &quot;&quot;, &quot;given&quot;: &quot;Molly a&quot;, &quot;suffix&quot;: &quot;&quot;, &quot;family&quot;: &quot;Weaver&quot;, &quot;parse-names&quot;: false, &quot;non-dropping-particle&quot;: &quot;&quot;}, {&quot;dropping-particle&quot;: &quot;&quot;, &quot;given&quot;: &quot;Yongqi&quot;, &quot;suffix&quot;: &quot;&quot;, &quot;family&quot;: &quot;Yan&quot;, &quot;parse-names&quot;: false, &quot;non-dropping-particle&quot;: &quot;&quot;}, {&quot;dropping-particle&quot;: &quot;&quot;, &quot;given&quot;: &quot;Miaohua&quot;, &quot;suffix&quot;: &quot;&quot;, &quot;family&quot;: &quot;Zhang&quot;, &quot;parse-names&quot;: false, &quot;non-dropping-particle&quot;: &quot;&quot;}, {&quot;dropping-particle&quot;: &quot;&quot;, &quot;given&quot;: &quot;Joshua a&quot;, &quot;suffix&quot;: &quot;&quot;, &quot;family&quot;: &quot;Akey&quot;, &quot;parse-names&quot;: false, &quot;non-dropping-particle&quot;: &quot;&quot;}, {&quot;dropping-particle&quot;: &quot;&quot;, &quot;given&quot;: &quot;Michael&quot;, &quot;suffix&quot;: &quot;&quot;, &quot;family&quot;: &quot;Bender&quot;, &quot;parse-names&quot;: false, &quot;non-dropping-particle&quot;: &quot;&quot;}, {&quot;dropping-particle&quot;: &quot;&quot;, &quot;given&quot;: &quot;Michael O&quot;, &quot;suffix&quot;: &quot;&quot;, &quot;family&quot;: &quot;Dorschner&quot;, &quot;parse-names&quot;: false, &quot;non-dropping-particle&quot;: &quot;&quot;}, {&quot;dropping-particle&quot;: &quot;&quot;, &quot;given&quot;: &quot;Mark&quot;, &quot;suffix&quot;: &quot;&quot;, &quot;family&quot;: &quot;Groudine&quot;, &quot;parse-names&quot;: false, &quot;non-dropping-particle&quot;: &quot;&quot;}, {&quot;dropping-particle&quot;: &quot;&quot;, &quot;given&quot;: &quot;Michael J&quot;, &quot;suffix&quot;: &quot;&quot;, &quot;family&quot;: &quot;MacCoss&quot;, &quot;parse-names&quot;: false, &quot;non-dropping-particle&quot;: &quot;&quot;}, {&quot;dropping-particle&quot;: &quot;&quot;, &quot;given&quot;: &quot;Patrick&quot;, &quot;suffix&quot;: &quot;&quot;, &quot;family&quot;: &quot;Navas&quot;, &quot;parse-names&quot;: false, &quot;non-dropping-particle&quot;: &quot;&quot;}, {&quot;dropping-particle&quot;: &quot;&quot;, &quot;given&quot;: &quot;George&quot;, &quot;suffix&quot;: &quot;&quot;, &quot;family&quot;: &quot;Stamatoyannopoulos&quot;, &quot;parse-names&quot;: false, &quot;non-dropping-particle&quot;: &quot;&quot;}, {&quot;dropping-particle&quot;: &quot;&quot;, &quot;given&quot;: &quot;John a&quot;, &quot;suffix&quot;: &quot;&quot;, &quot;family&quot;: &quot;Stamatoyannopoulos&quot;, &quot;parse-names&quot;: false, &quot;non-dropping-particle&quot;: &quot;&quot;}, {&quot;dropping-particle&quot;: &quot;&quot;, &quot;given&quot;: &quot;Kathryn&quot;, &quot;suffix&quot;: &quot;&quot;, &quot;family&quot;: &quot;Beal&quot;, &quot;parse-names&quot;: false, &quot;non-dropping-particle&quot;: &quot;&quot;}, {&quot;dropping-particle&quot;: &quot;&quot;, &quot;given&quot;: &quot;Alvis&quot;, &quot;suffix&quot;: &quot;&quot;, &quot;family&quot;: &quot;Brazma&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Nathan&quot;, &quot;suffix&quot;: &quot;&quot;, &quot;family&quot;: &quot;Johnson&quot;, &quot;parse-names&quot;: false, &quot;non-dropping-particle&quot;: &quot;&quot;}, {&quot;dropping-particle&quot;: &quot;&quot;, &quot;given&quot;: &quot;Margus&quot;, &quot;suffix&quot;: &quot;&quot;, &quot;family&quot;: &quot;Lukk&quot;, &quot;parse-names&quot;: false, &quot;non-dropping-particle&quot;: &quot;&quot;}, {&quot;dropping-particle&quot;: &quot;&quot;, &quot;given&quot;: &quot;Nicholas M&quot;, &quot;suffix&quot;: &quot;&quot;, &quot;family&quot;: &quot;Luscombe&quot;, &quot;parse-names&quot;: false, &quot;non-dropping-particle&quot;: &quot;&quot;}, {&quot;dropping-particle&quot;: &quot;&quot;, &quot;given&quot;: &quot;Daniel&quot;, &quot;suffix&quot;: &quot;&quot;, &quot;family&quot;: &quot;Sobral&quot;, &quot;parse-names&quot;: false, &quot;non-dropping-particle&quot;: &quot;&quot;}, {&quot;dropping-particle&quot;: &quot;&quot;, &quot;given&quot;: &quot;Juan M&quot;, &quot;suffix&quot;: &quot;&quot;, &quot;family&quot;: &quot;Vaquerizas&quot;, &quot;parse-names&quot;: false, &quot;non-dropping-particle&quot;: &quot;&quot;}, {&quot;dropping-particle&quot;: &quot;&quot;, &quot;given&quot;: &quot;Serafim&quot;, &quot;suffix&quot;: &quot;&quot;, &quot;family&quot;: &quot;Batzoglou&quot;, &quot;parse-names&quot;: false, &quot;non-dropping-particle&quot;: &quot;&quot;}, {&quot;dropping-particle&quot;: &quot;&quot;, &quot;given&quot;: &quot;Arend&quot;, &quot;suffix&quot;: &quot;&quot;, &quot;family&quot;: &quot;Sidow&quot;, &quot;parse-names&quot;: false, &quot;non-dropping-particle&quot;: &quot;&quot;}, {&quot;dropping-particle&quot;: &quot;&quot;, &quot;given&quot;: &quot;Nadine&quot;, &quot;suffix&quot;: &quot;&quot;, &quot;family&quot;: &quot;Hussami&quot;, &quot;parse-names&quot;: false, &quot;non-dropping-particle&quot;: &quot;&quot;}, {&quot;dropping-particle&quot;: &quot;&quot;, &quot;given&quot;: &quot;Sofia&quot;, &quot;suffix&quot;: &quot;&quot;, &quot;family&quot;: &quot;Kyriazopoulou-Panagiotopoulou&quot;, &quot;parse-names&quot;: false, &quot;non-dropping-particle&quot;: &quot;&quot;}, {&quot;dropping-particle&quot;: &quot;&quot;, &quot;given&quot;: &quot;Max W&quot;, &quot;suffix&quot;: &quot;&quot;, &quot;family&quot;: &quot;Libbrecht&quot;, &quot;parse-names&quot;: false, &quot;non-dropping-particle&quot;: &quot;&quot;}, {&quot;dropping-particle&quot;: &quot;&quot;, &quot;given&quot;: &quot;Marc a&quot;, &quot;suffix&quot;: &quot;&quot;, &quot;family&quot;: &quot;Schaub&quot;, &quot;parse-names&quot;: false, &quot;non-dropping-particle&quot;: &quot;&quot;}, {&quot;dropping-particle&quot;: &quot;&quot;, &quot;given&quot;: &quot;Webb&quot;, &quot;suffix&quot;: &quot;&quot;, &quot;family&quot;: &quot;Miller&quot;, &quot;parse-names&quot;: false, &quot;non-dropping-particle&quot;: &quot;&quot;}, {&quot;dropping-particle&quot;: &quot;&quot;, &quot;given&quot;: &quot;Peter J&quot;, &quot;suffix&quot;: &quot;&quot;, &quot;family&quot;: &quot;Bickel&quot;, &quot;parse-names&quot;: false, &quot;non-dropping-particle&quot;: &quot;&quot;}, {&quot;dropping-particle&quot;: &quot;&quot;, &quot;given&quot;: &quot;Balazs&quot;, &quot;suffix&quot;: &quot;&quot;, &quot;family&quot;: &quot;Banfai&quot;, &quot;parse-names&quot;: false, &quot;non-dropping-particle&quot;: &quot;&quot;}, {&quot;dropping-particle&quot;: &quot;&quot;, &quot;given&quot;: &quot;Nathan P&quot;, &quot;suffix&quot;: &quot;&quot;, &quot;family&quot;: &quot;Boley&quot;, &quot;parse-names&quot;: false, &quot;non-dropping-particle&quot;: &quot;&quot;}, {&quot;dropping-particle&quot;: &quot;&quot;, &quot;given&quot;: &quot;Haiyan&quot;, &quot;suffix&quot;: &quot;&quot;, &quot;family&quot;: &quot;Huang&quot;, &quot;parse-names&quot;: false, &quot;non-dropping-particle&quot;: &quot;&quot;}, {&quot;dropping-particle&quot;: &quot;&quot;, &quot;given&quot;: &quot;Jingyi Jessica&quot;, &quot;suffix&quot;: &quot;&quot;, &quot;family&quot;: &quot;Li&quot;, &quot;parse-names&quot;: false, &quot;non-dropping-particle&quot;: &quot;&quot;}, {&quot;dropping-particle&quot;: &quot;&quot;, &quot;given&quot;: &quot;William Stafford&quot;, &quot;suffix&quot;: &quot;&quot;, &quot;family&quot;: &quot;Noble&quot;, &quot;parse-names&quot;: false, &quot;non-dropping-particle&quot;: &quot;&quot;}, {&quot;dropping-particle&quot;: &quot;&quot;, &quot;given&quot;: &quot;Jeffrey a&quot;, &quot;suffix&quot;: &quot;&quot;, &quot;family&quot;: &quot;Bilmes&quot;, &quot;parse-names&quot;: false, &quot;non-dropping-particle&quot;: &quot;&quot;}, {&quot;dropping-particle&quot;: &quot;&quot;, &quot;given&quot;: &quot;Orion J&quot;, &quot;suffix&quot;: &quot;&quot;, &quot;family&quot;: &quot;Buske&quot;, &quot;parse-names&quot;: false, &quot;non-dropping-particle&quot;: &quot;&quot;}, {&quot;dropping-particle&quot;: &quot;&quot;, &quot;given&quot;: &quot;Avinash O&quot;, &quot;suffix&quot;: &quot;&quot;, &quot;family&quot;: &quot;Sahu&quot;, &quot;parse-names&quot;: false, &quot;non-dropping-particle&quot;: &quot;&quot;}, {&quot;dropping-particle&quot;: &quot;V&quot;, &quot;given&quot;: &quot;Peter&quot;, &quot;suffix&quot;: &quot;&quot;, &quot;family&quot;: &quot;Kharchenko&quot;, &quot;parse-names&quot;: false, &quot;non-dropping-particle&quot;: &quot;&quot;}, {&quot;dropping-particle&quot;: &quot;&quot;, &quot;given&quot;: &quot;Peter J&quot;, &quot;suffix&quot;: &quot;&quot;, &quot;family&quot;: &quot;Park&quot;, &quot;parse-names&quot;: false, &quot;non-dropping-particle&quot;: &quot;&quot;}, {&quot;dropping-particle&quot;: &quot;&quot;, &quot;given&quot;: &quot;Dannon&quot;, &quot;suffix&quot;: &quot;&quot;, &quot;family&quot;: &quot;Baker&quot;, &quot;parse-names&quot;: false, &quot;non-dropping-particle&quot;: &quot;&quot;}, {&quot;dropping-particle&quot;: &quot;&quot;, &quot;given&quot;: &quot;James&quot;, &quot;suffix&quot;: &quot;&quot;, &quot;family&quot;: &quot;Taylor&quot;, &quot;parse-names&quot;: false, &quot;non-dropping-particle&quot;: &quot;&quot;}, {&quot;dropping-particle&quot;: &quot;&quot;, &quot;given&quot;: &quot;Lucas&quot;, &quot;suffix&quot;: &quot;&quot;, &quot;family&quot;: &quot;Lochovsky&quot;, &quot;parse-names&quot;: false, &quot;non-dropping-particle&quot;: &quot;&quot;}], &quot;page&quot;: &quot;57-74&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schema&quot;: &quot;https://github.com/citation-style-language/schema/raw/master/csl-citation.json&quot;} RNDUBUdQUDgqT"/><text:span text:style-name="T80">(The ENCODE Project Consortium et al. 2012)</text:span><text:reference-mark-end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citationItems&quot;: [{&quot;uris&quot;: [&quot;http://www.mendeley.com/documents/?uuid=34772b6d-3562-4ed3-92f8-c9f90080c8e0&quot;], &quot;id&quot;: &quot;ITEM-1&quot;, &quot;itemData&quot;: {&quot;volume&quot;: &quot;489&quot;, &quot;ISBN&quot;: &quot;1476-4687&quot;, &quot;PMID&quot;: &quot;22955616&quot;, &quot;DOI&quot;: &quot;10.1038/nature11247&quot;, &quot;ISSN&quot;: &quot;1476-4687&quot;, &quot;container-title&quot;: &quot;Nature&quot;, &quot;id&quot;: &quot;ITEM-1&quot;, &quot;type&quot;: &quot;article-journal&quot;, &quot;title&quot;: &quot;An integrated encyclopedia of DNA elements in the human genome.&quot;, &quot;author&quot;: [{&quot;dropping-particle&quot;: &quot;&quot;, &quot;given&quot;: &quot;&quot;, &quot;suffix&quot;: &quot;&quot;, &quot;family&quot;: &quot;The ENCODE Project Consortium&quot;, &quot;parse-names&quot;: false, &quot;non-dropping-particle&quot;: &quot;&quot;}, {&quot;dropping-particle&quot;: &quot;&quot;, &quot;given&quot;: &quot;Ian&quot;, &quot;suffix&quot;: &quot;&quot;, &quot;family&quot;: &quot;Dunham&quot;, &quot;parse-names&quot;: false, &quot;non-dropping-particle&quot;: &quot;&quot;}, {&quot;dropping-particle&quot;: &quot;&quot;, &quot;given&quot;: &quot;Anshul&quot;, &quot;suffix&quot;: &quot;&quot;, &quot;family&quot;: &quot;Kundaje&quot;, &quot;parse-names&quot;: false, &quot;non-dropping-particle&quot;: &quot;&quot;}, {&quot;dropping-particle&quot;: &quot;&quot;, &quot;given&quot;: &quot;Shelley F&quot;, &quot;suffix&quot;: &quot;&quot;, &quot;family&quot;: &quot;Aldred&quot;, &quot;parse-names&quot;: false, &quot;non-dropping-particle&quot;: &quot;&quot;}, {&quot;dropping-particle&quot;: &quot;&quot;, &quot;given&quot;: &quot;Patrick J&quot;, &quot;suffix&quot;: &quot;&quot;, &quot;family&quot;: &quot;Collins&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Francis&quot;, &quot;suffix&quot;: &quot;&quot;, &quot;family&quot;: &quot;Doyle&quot;, &quot;parse-names&quot;: false, &quot;non-dropping-particle&quot;: &quot;&quot;}, {&quot;dropping-particle&quot;: &quot;&quot;, &quot;given&quot;: &quot;Charles B&quot;, &quot;suffix&quot;: &quot;&quot;, &quot;family&quot;: &quot;Epstein&quot;, &quot;parse-names&quot;: false, &quot;non-dropping-particle&quot;: &quot;&quot;}, {&quot;dropping-particle&quot;: &quot;&quot;, &quot;given&quot;: &quot;Seth&quot;, &quot;suffix&quot;: &quot;&quot;, &quot;family&quot;: &quot;Frietze&quot;, &quot;parse-names&quot;: false, &quot;non-dropping-particle&quot;: &quot;&quot;}, {&quot;dropping-particle&quot;: &quot;&quot;, &quot;given&quot;: &quot;Jennifer&quot;, &quot;suffix&quot;: &quot;&quot;, &quot;family&quot;: &quot;Harrow&quot;, &quot;parse-names&quot;: false, &quot;non-dropping-particle&quot;: &quot;&quot;}, {&quot;dropping-particle&quot;: &quot;&quot;, &quot;given&quot;: &quot;Rajinder&quot;, &quot;suffix&quot;: &quot;&quot;, &quot;family&quot;: &quot;Kaul&quot;, &quot;parse-names&quot;: false, &quot;non-dropping-particle&quot;: &quot;&quot;}, {&quot;dropping-particle&quot;: &quot;&quot;, &quot;given&quot;: &quot;Jainab&quot;, &quot;suffix&quot;: &quot;&quot;, &quot;family&quot;: &quot;Khatun&quot;, &quot;parse-names&quot;: false, &quot;non-dropping-particle&quot;: &quot;&quot;}, {&quot;dropping-particle&quot;: &quot;&quot;, &quot;given&quot;: &quot;Bryan R&quot;, &quot;suffix&quot;: &quot;&quot;, &quot;family&quot;: &quot;Lajoie&quot;, &quot;parse-names&quot;: false, &quot;non-dropping-particle&quot;: &quot;&quot;}, {&quot;dropping-particle&quot;: &quot;&quot;, &quot;given&quot;: &quot;Stephen G&quot;, &quot;suffix&quot;: &quot;&quot;, &quot;family&quot;: &quot;Landt&quot;, &quot;parse-names&quot;: false, &quot;non-dropping-particle&quot;: &quot;&quot;}, {&quot;dropping-particle&quot;: &quot;&quot;, &quot;given&quot;: &quot;Burn-Kyu Bum-Kyu&quot;, &quot;suffix&quot;: &quot;&quot;, &quot;family&quot;: &quot;Lee&quot;, &quot;parse-names&quot;: false, &quot;non-dropping-particle&quot;: &quot;&quot;}, {&quot;dropping-particle&quot;: &quot;&quot;, &quot;given&quot;: &quot;Florencia&quot;, &quot;suffix&quot;: &quot;&quot;, &quot;family&quot;: &quot;Pauli&quot;, &quot;parse-names&quot;: false, &quot;non-dropping-particle&quot;: &quot;&quot;}, {&quot;dropping-particle&quot;: &quot;&quot;, &quot;given&quot;: &quot;Kate R&quot;, &quot;suffix&quot;: &quot;&quot;, &quot;family&quot;: &quot;Rosenbloom&quot;, &quot;parse-names&quot;: false, &quot;non-dropping-particle&quot;: &quot;&quot;}, {&quot;dropping-particle&quot;: &quot;&quot;, &quot;given&quot;: &quot;Peter&quot;, &quot;suffix&quot;: &quot;&quot;, &quot;family&quot;: &quot;Sabo&quot;, &quot;parse-names&quot;: false, &quot;non-dropping-particle&quot;: &quot;&quot;}, {&quot;dropping-particle&quot;: &quot;&quot;, &quot;given&quot;: &quot;Alexias&quot;, &quot;suffix&quot;: &quot;&quot;, &quot;family&quot;: &quot;Safi&quot;, &quot;parse-names&quot;: false, &quot;non-dropping-particle&quot;: &quot;&quot;}, {&quot;dropping-particle&quot;: &quot;&quot;, &quot;given&quot;: &quot;Amartya&quot;, &quot;suffix&quot;: &quot;&quot;, &quot;family&quot;: &quot;Sanyal&quot;, &quot;parse-names&quot;: false, &quot;non-dropping-particle&quot;: &quot;&quot;}, {&quot;dropping-particle&quot;: &quot;&quot;, &quot;given&quot;: &quot;Noam&quot;, &quot;suffix&quot;: &quot;&quot;, &quot;family&quot;: &quot;Shoresh&quot;, &quot;parse-names&quot;: false, &quot;non-dropping-particle&quot;: &quot;&quot;}, {&quot;dropping-particle&quot;: &quot;&quot;, &quot;given&quot;: &quot;Jeremy M&quot;, &quot;suffix&quot;: &quot;&quot;, &quot;family&quot;: &quot;Simon&quot;, &quot;parse-names&quot;: false, &quot;non-dropping-particle&quot;: &quot;&quot;}, {&quot;dropping-particle&quot;: &quot;&quot;, &quot;given&quot;: &quot;Lingyun&quot;, &quot;suffix&quot;: &quot;&quot;, &quot;family&quot;: &quot;Song&quot;, &quot;parse-names&quot;: false, &quot;non-dropping-particle&quot;: &quot;&quot;}, {&quot;dropping-particle&quot;: &quot;&quot;, &quot;given&quot;: &quot;Nathan D&quot;, &quot;suffix&quot;: &quot;&quot;, &quot;family&quot;: &quot;Trinklein&quot;, &quot;parse-names&quot;: false, &quot;non-dropping-particle&quot;: &quot;&quot;}, {&quot;dropping-particle&quot;: &quot;&quot;, &quot;given&quot;: &quot;Robert C&quot;, &quot;suffix&quot;: &quot;&quot;, &quot;family&quot;: &quot;Altshuler&quot;, &quot;parse-names&quot;: false, &quot;non-dropping-particle&quot;: &quot;&quot;}, {&quot;dropping-particle&quot;: &quot;&quot;, &quot;given&quot;: &quot;Ewan&quot;, &quot;suffix&quot;: &quot;&quot;, &quot;family&quot;: &quot;Birney&quot;, &quot;parse-names&quot;: false, &quot;non-dropping-particle&quot;: &quot;&quot;}, {&quot;dropping-particle&quot;: &quot;&quot;, &quot;given&quot;: &quot;James B&quot;, &quot;suffix&quot;: &quot;&quot;, &quot;family&quot;: &quot;Brown&quot;, &quot;parse-names&quot;: false, &quot;non-dropping-particle&quot;: &quot;&quot;}, {&quot;dropping-particle&quot;: &quot;&quot;, &quot;given&quot;: &quot;Chao&quot;, &quot;suffix&quot;: &quot;&quot;, &quot;family&quot;: &quot;Cheng&quot;, &quot;parse-names&quot;: false, &quot;non-dropping-particle&quot;: &quot;&quot;}, {&quot;dropping-particle&quot;: &quot;&quot;, &quot;given&quot;: &quot;Sarah&quot;, &quot;suffix&quot;: &quot;&quot;, &quot;family&quot;: &quot;Djebali&quot;, &quot;parse-names&quot;: false, &quot;non-dropping-particle&quot;: &quot;&quot;}, {&quot;dropping-particle&quot;: &quot;&quot;, &quot;given&quot;: &quot;Xianjun&quot;, &quot;suffix&quot;: &quot;&quot;, &quot;family&quot;: &quot;Dong&quot;, &quot;parse-names&quot;: false, &quot;non-dropping-particle&quot;: &quot;&quot;}, {&quot;dropping-particle&quot;: &quot;&quot;, &quot;given&quot;: &quot;Jason&quot;, &quot;suffix&quot;: &quot;&quot;, &quot;family&quot;: &quot;Ernst&quot;, &quot;parse-names&quot;: false, &quot;non-dropping-particle&quot;: &quot;&quot;}, {&quot;dropping-particle&quot;: &quot;&quot;, &quot;given&quot;: &quot;Terrence S&quot;, &quot;suffix&quot;: &quot;&quot;, &quot;family&quot;: &quot;Furey&quot;, &quot;parse-names&quot;: false, &quot;non-dropping-particle&quot;: &quot;&quot;}, {&quot;dropping-particle&quot;: &quot;&quot;, &quot;given&quot;: &quot;Mark&quot;, &quot;suffix&quot;: &quot;&quot;, &quot;family&quot;: &quot;Gerstein&quot;, &quot;parse-names&quot;: false, &quot;non-dropping-particle&quot;: &quot;&quot;}, {&quot;dropping-particle&quot;: &quot;&quot;, &quot;given&quot;: &quot;Belinda&quot;, &quot;suffix&quot;: &quot;&quot;, &quot;family&quot;: &quot;Giardine&quot;, &quot;parse-names&quot;: false, &quot;non-dropping-particle&quot;: &quot;&quot;}, {&quot;dropping-particle&quot;: &quot;&quot;, &quot;given&quot;: &quot;Melissa&quot;, &quot;suffix&quot;: &quot;&quot;, &quot;family&quot;: &quot;Greven&quot;, &quot;parse-names&quot;: false, &quot;non-dropping-particle&quot;: &quot;&quot;}, {&quot;dropping-particle&quot;: &quot;&quot;, &quot;given&quot;: &quot;Ross C&quot;, &quot;suffix&quot;: &quot;&quot;, &quot;family&quot;: &quot;Hardison&quot;, &quot;parse-names&quot;: false, &quot;non-dropping-particle&quot;: &quot;&quot;}, {&quot;dropping-particle&quot;: &quot;&quot;, &quot;given&quot;: &quot;Robert S&quot;, &quot;suffix&quot;: &quot;&quot;, &quot;family&quot;: &quot;Harris&quot;, &quot;parse-names&quot;: false, &quot;non-dropping-particle&quot;: &quot;&quot;}, {&quot;dropping-particle&quot;: &quot;&quot;, &quot;given&quot;: &quot;Javier&quot;, &quot;suffix&quot;: &quot;&quot;, &quot;family&quot;: &quot;Herrero&quot;, &quot;parse-names&quot;: false, &quot;non-dropping-particle&quot;: &quot;&quot;}, {&quot;dropping-particle&quot;: &quot;&quot;, &quot;given&quot;: &quot;Michael M&quot;, &quot;suffix&quot;: &quot;&quot;, &quot;family&quot;: &quot;Hoffman&quot;, &quot;parse-names&quot;: false, &quot;non-dropping-particle&quot;: &quot;&quot;}, {&quot;dropping-particle&quot;: &quot;&quot;, &quot;given&quot;: &quot;Sowmya&quot;, &quot;suffix&quot;: &quot;&quot;, &quot;family&quot;: &quot;Iyer&quot;, &quot;parse-names&quot;: false, &quot;non-dropping-particle&quot;: &quot;&quot;}, {&quot;dropping-particle&quot;: &quot;&quot;, &quot;given&quot;: &quot;Manolis&quot;, &quot;suffix&quot;: &quot;&quot;, &quot;family&quot;: &quot;Kelllis&quot;, &quot;parse-names&quot;: false, &quot;non-dropping-particle&quot;: &quot;&quot;}, {&quot;dropping-particle&quot;: &quot;&quot;, &quot;given&quot;: &quot;Pouya&quot;, &quot;suffix&quot;: &quot;&quot;, &quot;family&quot;: &quot;Kheradpour&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Qunhua&quot;, &quot;suffix&quot;: &quot;&quot;, &quot;family&quot;: &quot;Li&quot;, &quot;parse-names&quot;: false, &quot;non-dropping-particle&quot;: &quot;&quot;}, {&quot;dropping-particle&quot;: &quot;&quot;, &quot;given&quot;: &quot;Xinying&quot;, &quot;suffix&quot;: &quot;&quot;, &quot;family&quot;: &quot;Lin&quot;, &quot;parse-names&quot;: false, &quot;non-dropping-particle&quot;: &quot;&quot;}, {&quot;dropping-particle&quot;: &quot;&quot;, &quot;given&quot;: &quot;Georgi K&quot;, &quot;suffix&quot;: &quot;&quot;, &quot;family&quot;: &quot;Marinov&quot;, &quot;parse-names&quot;: false, &quot;non-dropping-particle&quot;: &quot;&quot;}, {&quot;dropping-particle&quot;: &quot;&quot;, &quot;given&quot;: &quot;Angelika&quot;, &quot;suffix&quot;: &quot;&quot;, &quot;family&quot;: &quot;Merkel&quot;, &quot;parse-names&quot;: false, &quot;non-dropping-particle&quot;: &quot;&quot;}, {&quot;dropping-particle&quot;: &quot;&quot;, &quot;given&quot;: &quot;Ali&quot;, &quot;suffix&quot;: &quot;&quot;, &quot;family&quot;: &quot;Mortazavi&quot;, &quot;parse-names&quot;: false, &quot;non-dropping-particle&quot;: &quot;&quot;}, {&quot;dropping-particle&quot;: &quot;&quot;, &quot;given&quot;: &quot;Stephen C J Stephanie L&quot;, &quot;suffix&quot;: &quot;&quot;, &quot;family&quot;: &quot;Parker&quot;, &quot;parse-names&quot;: false, &quot;non-dropping-particle&quot;: &quot;&quot;}, {&quot;dropping-particle&quot;: &quot;&quot;, &quot;given&quot;: &quot;Timothy E&quot;, &quot;suffix&quot;: &quot;&quot;, &quot;family&quot;: &quot;Reddy&quot;, &quot;parse-names&quot;: false, &quot;non-dropping-particle&quot;: &quot;&quot;}, {&quot;dropping-particle&quot;: &quot;&quot;, &quot;given&quot;: &quot;Joel&quot;, &quot;suffix&quot;: &quot;&quot;, &quot;family&quot;: &quot;Rozowsky&quot;, &quot;parse-names&quot;: false, &quot;non-dropping-particle&quot;: &quot;&quot;}, {&quot;dropping-particle&quot;: &quot;&quot;, &quot;given&quot;: &quot;Felix&quot;, &quot;suffix&quot;: &quot;&quot;, &quot;family&quot;: &quot;Schlesinger&quot;, &quot;parse-names&quot;: false, &quot;non-dropping-particle&quot;: &quot;&quot;}, {&quot;dropping-particle&quot;: &quot;&quot;, &quot;given&quot;: &quot;Robert E&quot;, &quot;suffix&quot;: &quot;&quot;, &quot;family&quot;: &quot;Thurman&quot;, &quot;parse-names&quot;: false, &quot;non-dropping-particle&quot;: &quot;&quot;}, {&quot;dropping-particle&quot;: &quot;&quot;, &quot;given&quot;: &quot;Jie&quot;, &quot;suffix&quot;: &quot;&quot;, &quot;family&quot;: &quot;Wang&quot;, &quot;parse-names&quot;: false, &quot;non-dropping-particle&quot;: &quot;&quot;}, {&quot;dropping-particle&quot;: &quot;&quot;, &quot;given&quot;: &quot;Lucas D&quot;, &quot;suffix&quot;: &quot;&quot;, &quot;family&quot;: &quot;Ward&quot;, &quot;parse-names&quot;: false, &quot;non-dropping-particle&quot;: &quot;&quot;}, {&quot;dropping-particle&quot;: &quot;&quot;, &quot;given&quot;: &quot;Troy W&quot;, &quot;suffix&quot;: &quot;&quot;, &quot;family&quot;: &quot;Whitfield&quot;, &quot;parse-names&quot;: false, &quot;non-dropping-particle&quot;: &quot;&quot;}, {&quot;dropping-particle&quot;: &quot;&quot;, &quot;given&quot;: &quot;Steven P&quot;, &quot;suffix&quot;: &quot;&quot;, &quot;family&quot;: &quot;Wilder&quot;, &quot;parse-names&quot;: false, &quot;non-dropping-particle&quot;: &quot;&quot;}, {&quot;dropping-particle&quot;: &quot;&quot;, &quot;given&quot;: &quot;Weisheng&quot;, &quot;suffix&quot;: &quot;&quot;, &quot;family&quot;: &quot;Wu&quot;, &quot;parse-names&quot;: false, &quot;non-dropping-particle&quot;: &quot;&quot;}, {&quot;dropping-particle&quot;: &quot;&quot;, &quot;given&quot;: &quot;Hualin S&quot;, &quot;suffix&quot;: &quot;&quot;, &quot;family&quot;: &quot;Xi&quot;, &quot;parse-names&quot;: false, &quot;non-dropping-particle&quot;: &quot;&quot;}, {&quot;dropping-particle&quot;: &quot;&quot;, &quot;given&quot;: &quot;Kevin Y&quot;, &quot;suffix&quot;: &quot;&quot;, &quot;family&quot;: &quot;Yip&quot;, &quot;parse-names&quot;: false, &quot;non-dropping-particle&quot;: &quot;&quot;}, {&quot;dropping-particle&quot;: &quot;&quot;, &quot;given&quot;: &quot;Jiali&quot;, &quot;suffix&quot;: &quot;&quot;, &quot;family&quot;: &quot;Zhuang&quot;, &quot;parse-names&quot;: false, &quot;non-dropping-particle&quot;: &quot;&quot;}, {&quot;dropping-particle&quot;: &quot;&quot;, &quot;given&quot;: &quot;Bradley E&quot;, &quot;suffix&quot;: &quot;&quot;, &quot;family&quot;: &quot;Bernstein&quot;, &quot;parse-names&quot;: false, &quot;non-dropping-particle&quot;: &quot;&quot;}, {&quot;dropping-particle&quot;: &quot;&quot;, &quot;given&quot;: &quot;Eric D&quot;, &quot;suffix&quot;: &quot;&quot;, &quot;family&quot;: &quot;Green&quot;, &quot;parse-names&quot;: false, &quot;non-dropping-particle&quot;: &quot;&quot;}, {&quot;dropping-particle&quot;: &quot;&quot;, &quot;given&quot;: &quot;Chris&quot;, &quot;suffix&quot;: &quot;&quot;, &quot;family&quot;: &quot;Gunter&quot;, &quot;parse-names&quot;: false, &quot;non-dropping-particle&quot;: &quot;&quot;}, {&quot;dropping-particle&quot;: &quot;&quot;, &quot;given&quot;: &quot;Michael&quot;, &quot;suffix&quot;: &quot;&quot;, &quot;family&quot;: &quot;Snyder&quot;, &quot;parse-names&quot;: false, &quot;non-dropping-particle&quot;: &quot;&quot;}, {&quot;dropping-particle&quot;: &quot;&quot;, &quot;given&quot;: &quot;Michael J&quot;, &quot;suffix&quot;: &quot;&quot;, &quot;family&quot;: &quot;Pazin&quot;, &quot;parse-names&quot;: false, &quot;non-dropping-particle&quot;: &quot;&quot;}, {&quot;dropping-particle&quot;: &quot;&quot;, &quot;given&quot;: &quot;Rebecca F&quot;, &quot;suffix&quot;: &quot;&quot;, &quot;family&quot;: &quot;Lowdon&quot;, &quot;parse-names&quot;: false, &quot;non-dropping-particle&quot;: &quot;&quot;}, {&quot;dropping-particle&quot;: &quot;&quot;, &quot;given&quot;: &quot;Laura a L&quot;, &quot;suffix&quot;: &quot;&quot;, &quot;family&quot;: &quot;Dillon&quot;, &quot;parse-names&quot;: false, &quot;non-dropping-particle&quot;: &quot;&quot;}, {&quot;dropping-particle&quot;: &quot;&quot;, &quot;given&quot;: &quot;Leslie B&quot;, &quot;suffix&quot;: &quot;&quot;, &quot;family&quot;: &quot;Adams&quot;, &quot;parse-names&quot;: false, &quot;non-dropping-particle&quot;: &quot;&quot;}, {&quot;dropping-particle&quot;: &quot;&quot;, &quot;given&quot;: &quot;Caroline J&quot;, &quot;suffix&quot;: &quot;&quot;, &quot;family&quot;: &quot;Kelly&quot;, &quot;parse-names&quot;: false, &quot;non-dropping-particle&quot;: &quot;&quot;}, {&quot;dropping-particle&quot;: &quot;&quot;, &quot;given&quot;: &quot;Julia&quot;, &quot;suffix&quot;: &quot;&quot;, &quot;family&quot;: &quot;Zhang&quot;, &quot;parse-names&quot;: false, &quot;non-dropping-particle&quot;: &quot;&quot;}, {&quot;dropping-particle&quot;: &quot;&quot;, &quot;given&quot;: &quot;Judith R&quot;, &quot;suffix&quot;: &quot;&quot;, &quot;family&quot;: &quot;Wexler&quot;, &quot;parse-names&quot;: false, &quot;non-dropping-particle&quot;: &quot;&quot;}, {&quot;dropping-particle&quot;: &quot;&quot;, &quot;given&quot;: &quot;Peter J&quot;, &quot;suffix&quot;: &quot;&quot;, &quot;family&quot;: &quot;Good&quot;, &quot;parse-names&quot;: false, &quot;non-dropping-particle&quot;: &quot;&quot;}, {&quot;dropping-particle&quot;: &quot;&quot;, &quot;given&quot;: &quot;Elise a&quot;, &quot;suffix&quot;: &quot;&quot;, &quot;family&quot;: &quot;Feingold&quot;, &quot;parse-names&quot;: false, &quot;non-dropping-particle&quot;: &quot;&quot;}, {&quot;dropping-particle&quot;: &quot;&quot;, &quot;given&quot;: &quot;Gregory E&quot;, &quot;suffix&quot;: &quot;&quot;, &quot;family&quot;: &quot;Crawford&quot;, &quot;parse-names&quot;: false, &quot;non-dropping-particle&quot;: &quot;&quot;}, {&quot;dropping-particle&quot;: &quot;&quot;, &quot;given&quot;: &quot;Job&quot;, &quot;suffix&quot;: &quot;&quot;, &quot;family&quot;: &quot;Dekker&quot;, &quot;parse-names&quot;: false, &quot;non-dropping-particle&quot;: &quot;&quot;}, {&quot;dropping-particle&quot;: &quot;&quot;, &quot;given&quot;: &quot;Laura&quot;, &quot;suffix&quot;: &quot;&quot;, &quot;family&quot;: &quot;Elinitski&quot;, &quot;parse-names&quot;: false, &quot;non-dropping-particle&quot;: &quot;&quot;}, {&quot;dropping-particle&quot;: &quot;&quot;, &quot;given&quot;: &quot;Peggy J&quot;, &quot;suffix&quot;: &quot;&quot;, &quot;family&quot;: &quot;Farnham&quot;, &quot;parse-names&quot;: false, &quot;non-dropping-particle&quot;: &quot;&quot;}, {&quot;dropping-particle&quot;: &quot;&quot;, &quot;given&quot;: &quot;Morgan C&quot;, &quot;suffix&quot;: &quot;&quot;, &quot;family&quot;: &quot;Giddings&quot;, &quot;parse-names&quot;: false, &quot;non-dropping-particle&quot;: &quot;&quot;}, {&quot;dropping-particle&quot;: &quot;&quot;, &quot;given&quot;: &quot;Thomas R&quot;, &quot;suffix&quot;: &quot;&quot;, &quot;family&quot;: &quot;Gingeras&quot;, &quot;parse-names&quot;: false, &quot;non-dropping-particle&quot;: &quot;&quot;}, {&quot;dropping-particle&quot;: &quot;&quot;, &quot;given&quot;: &quot;Roderic&quot;, &quot;suffix&quot;: &quot;&quot;, &quot;family&quot;: &quot;Guig\u00f3&quot;, &quot;parse-names&quot;: false, &quot;non-dropping-particle&quot;: &quot;&quot;}, {&quot;dropping-particle&quot;: &quot;&quot;, &quot;given&quot;: &quot;Timothy J Tomothy J&quot;, &quot;suffix&quot;: &quot;&quot;, &quot;family&quot;: &quot;Hubbard&quot;, &quot;parse-names&quot;: false, &quot;non-dropping-particle&quot;: &quot;&quot;}, {&quot;dropping-particle&quot;: &quot;&quot;, &quot;given&quot;: &quot;Manolis&quot;, &quot;suffix&quot;: &quot;&quot;, &quot;family&quot;: &quot;Kellis&quot;, &quot;parse-names&quot;: false, &quot;non-dropping-particle&quot;: &quot;&quot;}, {&quot;dropping-particle&quot;: &quot;&quot;, &quot;given&quot;: &quot;W James&quot;, &quot;suffix&quot;: &quot;&quot;, &quot;family&quot;: &quot;Kent&quot;, &quot;parse-names&quot;: false, &quot;non-dropping-particle&quot;: &quot;&quot;}, {&quot;dropping-particle&quot;: &quot;&quot;, &quot;given&quot;: &quot;Jason D&quot;, &quot;suffix&quot;: &quot;&quot;, &quot;family&quot;: &quot;Lieb&quot;, &quot;parse-names&quot;: false, &quot;non-dropping-particle&quot;: &quot;&quot;}, {&quot;dropping-particle&quot;: &quot;&quot;, &quot;given&quot;: &quot;Elliott H&quot;, &quot;suffix&quot;: &quot;&quot;, &quot;family&quot;: &quot;Margulies&quot;, &quot;parse-names&quot;: false, &quot;non-dropping-particle&quot;: &quot;&quot;}, {&quot;dropping-particle&quot;: &quot;&quot;, &quot;given&quot;: &quot;Richard M&quot;, &quot;suffix&quot;: &quot;&quot;, &quot;family&quot;: &quot;Myers&quot;, &quot;parse-names&quot;: false, &quot;non-dropping-particle&quot;: &quot;&quot;}, {&quot;dropping-particle&quot;: &quot;&quot;, &quot;given&quot;: &quot;John a&quot;, &quot;suffix&quot;: &quot;&quot;, &quot;family&quot;: &quot;Starnatoyannopoulos&quot;, &quot;parse-names&quot;: false, &quot;non-dropping-particle&quot;: &quot;&quot;}, {&quot;dropping-particle&quot;: &quot;&quot;, &quot;given&quot;: &quot;Scott a&quot;, &quot;suffix&quot;: &quot;&quot;, &quot;family&quot;: &quot;Tennebaum&quot;, &quot;parse-names&quot;: false, &quot;non-dropping-particle&quot;: &quot;&quot;}, {&quot;dropping-particle&quot;: &quot;&quot;, &quot;given&quot;: &quot;Zhiping&quot;, &quot;suffix&quot;: &quot;&quot;, &quot;family&quot;: &quot;Weng&quot;, &quot;parse-names&quot;: false, &quot;non-dropping-particle&quot;: &quot;&quot;}, {&quot;dropping-particle&quot;: &quot;&quot;, &quot;given&quot;: &quot;Kevin P&quot;, &quot;suffix&quot;: &quot;&quot;, &quot;family&quot;: &quot;White&quot;, &quot;parse-names&quot;: false, &quot;non-dropping-particle&quot;: &quot;&quot;}, {&quot;dropping-particle&quot;: &quot;&quot;, &quot;given&quot;: &quot;Barbara&quot;, &quot;suffix&quot;: &quot;&quot;, &quot;family&quot;: &quot;Wold&quot;, &quot;parse-names&quot;: false, &quot;non-dropping-particle&quot;: &quot;&quot;}, {&quot;dropping-particle&quot;: &quot;&quot;, &quot;given&quot;: &quot;Yanbao&quot;, &quot;suffix&quot;: &quot;&quot;, &quot;family&quot;: &quot;Yu&quot;, &quot;parse-names&quot;: false, &quot;non-dropping-particle&quot;: &quot;&quot;}, {&quot;dropping-particle&quot;: &quot;&quot;, &quot;given&quot;: &quot;John&quot;, &quot;suffix&quot;: &quot;&quot;, &quot;family&quot;: &quot;Wrobel&quot;, &quot;parse-names&quot;: false, &quot;non-dropping-particle&quot;: &quot;&quot;}, {&quot;dropping-particle&quot;: &quot;&quot;, &quot;given&quot;: &quot;Brian a&quot;, &quot;suffix&quot;: &quot;&quot;, &quot;family&quot;: &quot;Risk&quot;, &quot;parse-names&quot;: false, &quot;non-dropping-particle&quot;: &quot;&quot;}, {&quot;dropping-particle&quot;: &quot;&quot;, &quot;given&quot;: &quot;Harsha P&quot;, &quot;suffix&quot;: &quot;&quot;, &quot;family&quot;: &quot;Gunawardena&quot;, &quot;parse-names&quot;: false, &quot;non-dropping-particle&quot;: &quot;&quot;}, {&quot;dropping-particle&quot;: &quot;&quot;, &quot;given&quot;: &quot;Heather C&quot;, &quot;suffix&quot;: &quot;&quot;, &quot;family&quot;: &quot;Kuiper&quot;, &quot;parse-names&quot;: false, &quot;non-dropping-particle&quot;: &quot;&quot;}, {&quot;dropping-particle&quot;: &quot;&quot;, &quot;given&quot;: &quot;Christopher W&quot;, &quot;suffix&quot;: &quot;&quot;, &quot;family&quot;: &quot;Maier&quot;, &quot;parse-names&quot;: false, &quot;non-dropping-particle&quot;: &quot;&quot;}, {&quot;dropping-particle&quot;: &quot;&quot;, &quot;given&quot;: &quot;Ling&quot;, &quot;suffix&quot;: &quot;&quot;, &quot;family&quot;: &quot;Xie&quot;, &quot;parse-names&quot;: false, &quot;non-dropping-particle&quot;: &quot;&quot;}, {&quot;dropping-particle&quot;: &quot;&quot;, &quot;given&quot;: &quot;Xian&quot;, &quot;suffix&quot;: &quot;&quot;, &quot;family&quot;: &quot;Chen&quot;, &quot;parse-names&quot;: false, &quot;non-dropping-particle&quot;: &quot;&quot;}, {&quot;dropping-particle&quot;: &quot;&quot;, &quot;given&quot;: &quot;Tarjei S&quot;, &quot;suffix&quot;: &quot;&quot;, &quot;family&quot;: &quot;Mikkelsen&quot;, &quot;parse-names&quot;: false, &quot;non-dropping-particle&quot;: &quot;&quot;}, {&quot;dropping-particle&quot;: &quot;&quot;, &quot;given&quot;: &quot;Shawn&quot;, &quot;suffix&quot;: &quot;&quot;, &quot;family&quot;: &quot;Gillespie&quot;, &quot;parse-names&quot;: false, &quot;non-dropping-particle&quot;: &quot;&quot;}, {&quot;dropping-particle&quot;: &quot;&quot;, &quot;given&quot;: &quot;Alon&quot;, &quot;suffix&quot;: &quot;&quot;, &quot;family&quot;: &quot;Goren&quot;, &quot;parse-names&quot;: false, &quot;non-dropping-particle&quot;: &quot;&quot;}, {&quot;dropping-particle&quot;: &quot;&quot;, &quot;given&quot;: &quot;Oren&quot;, &quot;suffix&quot;: &quot;&quot;, &quot;family&quot;: &quot;Ram&quot;, &quot;parse-names&quot;: false, &quot;non-dropping-particle&quot;: &quot;&quot;}, {&quot;dropping-particle&quot;: &quot;&quot;, &quot;given&quot;: &quot;Xiaolan&quot;, &quot;suffix&quot;: &quot;&quot;, &quot;family&quot;: &quot;Zhang&quot;, &quot;parse-names&quot;: false, &quot;non-dropping-particle&quot;: &quot;&quot;}, {&quot;dropping-particle&quot;: &quot;&quot;, &quot;given&quot;: &quot;Li&quot;, &quot;suffix&quot;: &quot;&quot;, &quot;family&quot;: &quot;Wang&quot;, &quot;parse-names&quot;: false, &quot;non-dropping-particle&quot;: &quot;&quot;}, {&quot;dropping-particle&quot;: &quot;&quot;, &quot;given&quot;: &quot;Robbyn&quot;, &quot;suffix&quot;: &quot;&quot;, &quot;family&quot;: &quot;Issner&quot;, &quot;parse-names&quot;: false, &quot;non-dropping-particle&quot;: &quot;&quot;}, {&quot;dropping-particle&quot;: &quot;&quot;, &quot;given&quot;: &quot;Michael J&quot;, &quot;suffix&quot;: &quot;&quot;, &quot;family&quot;: &quot;Coyne&quot;, &quot;parse-names&quot;: false, &quot;non-dropping-particle&quot;: &quot;&quot;}, {&quot;dropping-particle&quot;: &quot;&quot;, &quot;given&quot;: &quot;Timothy&quot;, &quot;suffix&quot;: &quot;&quot;, &quot;family&quot;: &quot;Durham&quot;, &quot;parse-names&quot;: false, &quot;non-dropping-particle&quot;: &quot;&quot;}, {&quot;dropping-particle&quot;: &quot;&quot;, &quot;given&quot;: &quot;Manching&quot;, &quot;suffix&quot;: &quot;&quot;, &quot;family&quot;: &quot;Ku&quot;, &quot;parse-names&quot;: false, &quot;non-dropping-particle&quot;: &quot;&quot;}, {&quot;dropping-particle&quot;: &quot;&quot;, &quot;given&quot;: &quot;Thanh&quot;, &quot;suffix&quot;: &quot;&quot;, &quot;family&quot;: &quot;Truong&quot;, &quot;parse-names&quot;: false, &quot;non-dropping-particle&quot;: &quot;&quot;}, {&quot;dropping-particle&quot;: &quot;&quot;, &quot;given&quot;: &quot;Matthew L&quot;, &quot;suffix&quot;: &quot;&quot;, &quot;family&quot;: &quot;Eaton&quot;, &quot;parse-names&quot;: false, &quot;non-dropping-particle&quot;: &quot;&quot;}, {&quot;dropping-particle&quot;: &quot;&quot;, &quot;given&quot;: &quot;Alex&quot;, &quot;suffix&quot;: &quot;&quot;, &quot;family&quot;: &quot;Dobin&quot;, &quot;parse-names&quot;: false, &quot;non-dropping-particle&quot;: &quot;&quot;}, {&quot;dropping-particle&quot;: &quot;&quot;, &quot;given&quot;: &quot;Andrea&quot;, &quot;suffix&quot;: &quot;&quot;, &quot;family&quot;: &quot;Tanzer&quot;, &quot;parse-names&quot;: false, &quot;non-dropping-particle&quot;: &quot;&quot;}, {&quot;dropping-particle&quot;: &quot;&quot;, &quot;given&quot;: &quot;Julien&quot;, &quot;suffix&quot;: &quot;&quot;, &quot;family&quot;: &quot;Lagarde&quot;, &quot;parse-names&quot;: false, &quot;non-dropping-particle&quot;: &quot;&quot;}, {&quot;dropping-particle&quot;: &quot;&quot;, &quot;given&quot;: &quot;Wei&quot;, &quot;suffix&quot;: &quot;&quot;, &quot;family&quot;: &quot;Lin&quot;, &quot;parse-names&quot;: false, &quot;non-dropping-particle&quot;: &quot;&quot;}, {&quot;dropping-particle&quot;: &quot;&quot;, &quot;given&quot;: &quot;Chenghai&quot;, &quot;suffix&quot;: &quot;&quot;, &quot;family&quot;: &quot;Xue&quot;, &quot;parse-names&quot;: false, &quot;non-dropping-particle&quot;: &quot;&quot;}, {&quot;dropping-particle&quot;: &quot;&quot;, &quot;given&quot;: &quot;Brian a&quot;, &quot;suffix&quot;: &quot;&quot;, &quot;family&quot;: &quot;Williams&quot;, &quot;parse-names&quot;: false, &quot;non-dropping-particle&quot;: &quot;&quot;}, {&quot;dropping-particle&quot;: &quot;&quot;, &quot;given&quot;: &quot;Chris&quot;, &quot;suffix&quot;: &quot;&quot;, &quot;family&quot;: &quot;Zaleski&quot;, &quot;parse-names&quot;: false, &quot;non-dropping-particle&quot;: &quot;&quot;}, {&quot;dropping-particle&quot;: &quot;&quot;, &quot;given&quot;: &quot;Maik&quot;, &quot;suffix&quot;: &quot;&quot;, &quot;family&quot;: &quot;R\u00f6der&quot;, &quot;parse-names&quot;: false, &quot;non-dropping-particle&quot;: &quot;&quot;}, {&quot;dropping-particle&quot;: &quot;&quot;, &quot;given&quot;: &quot;Felix&quot;, &quot;suffix&quot;: &quot;&quot;, &quot;family&quot;: &quot;Kokocinski&quot;, &quot;parse-names&quot;: false, &quot;non-dropping-particle&quot;: &quot;&quot;}, {&quot;dropping-particle&quot;: &quot;&quot;, &quot;given&quot;: &quot;Rehab F&quot;, &quot;suffix&quot;: &quot;&quot;, &quot;family&quot;: &quot;Abdelhamid&quot;, &quot;parse-names&quot;: false, &quot;non-dropping-particle&quot;: &quot;&quot;}, {&quot;dropping-particle&quot;: &quot;&quot;, &quot;given&quot;: &quot;Tyler&quot;, &quot;suffix&quot;: &quot;&quot;, &quot;family&quot;: &quot;Alioto&quot;, &quot;parse-names&quot;: false, &quot;non-dropping-particle&quot;: &quot;&quot;}, {&quot;dropping-particle&quot;: &quot;&quot;, &quot;given&quot;: &quot;Igor&quot;, &quot;suffix&quot;: &quot;&quot;, &quot;family&quot;: &quot;Antoshechkin&quot;, &quot;parse-names&quot;: false, &quot;non-dropping-particle&quot;: &quot;&quot;}, {&quot;dropping-particle&quot;: &quot;&quot;, &quot;given&quot;: &quot;Michael T&quot;, &quot;suffix&quot;: &quot;&quot;, &quot;family&quot;: &quot;Baer&quot;, &quot;parse-names&quot;: false, &quot;non-dropping-particle&quot;: &quot;&quot;}, {&quot;dropping-particle&quot;: &quot;&quot;, &quot;given&quot;: &quot;Philippe&quot;, &quot;suffix&quot;: &quot;&quot;, &quot;family&quot;: &quot;Batut&quot;, &quot;parse-names&quot;: false, &quot;non-dropping-particle&quot;: &quot;&quot;}, {&quot;dropping-particle&quot;: &quot;&quot;, &quot;given&quot;: &quot;Ian&quot;, &quot;suffix&quot;: &quot;&quot;, &quot;family&quot;: &quot;Bell&quot;, &quot;parse-names&quot;: false, &quot;non-dropping-particle&quot;: &quot;&quot;}, {&quot;dropping-particle&quot;: &quot;&quot;, &quot;given&quot;: &quot;Kimberly&quot;, &quot;suffix&quot;: &quot;&quot;, &quot;family&quot;: &quot;Bell&quot;, &quot;parse-names&quot;: false, &quot;non-dropping-particle&quot;: &quot;&quot;}, {&quot;dropping-particle&quot;: &quot;&quot;, &quot;given&quot;: &quot;Sudipto&quot;, &quot;suffix&quot;: &quot;&quot;, &quot;family&quot;: &quot;Chakrabortty&quot;, &quot;parse-names&quot;: false, &quot;non-dropping-particle&quot;: &quot;&quot;}, {&quot;dropping-particle&quot;: &quot;&quot;, &quot;given&quot;: &quot;Jacqueline&quot;, &quot;suffix&quot;: &quot;&quot;, &quot;family&quot;: &quot;Chrast&quot;, &quot;parse-names&quot;: false, &quot;non-dropping-particle&quot;: &quot;&quot;}, {&quot;dropping-particle&quot;: &quot;&quot;, &quot;given&quot;: &quot;Joao&quot;, &quot;suffix&quot;: &quot;&quot;, &quot;family&quot;: &quot;Curado&quot;, &quot;parse-names&quot;: false, &quot;non-dropping-particle&quot;: &quot;&quot;}, {&quot;dropping-particle&quot;: &quot;&quot;, &quot;given&quot;: &quot;Thomas&quot;, &quot;suffix&quot;: &quot;&quot;, &quot;family&quot;: &quot;Derrien&quot;, &quot;parse-names&quot;: false, &quot;non-dropping-particle&quot;: &quot;&quot;}, {&quot;dropping-particle&quot;: &quot;&quot;, &quot;given&quot;: &quot;Jorg&quot;, &quot;suffix&quot;: &quot;&quot;, &quot;family&quot;: &quot;Drenkow&quot;, &quot;parse-names&quot;: false, &quot;non-dropping-particle&quot;: &quot;&quot;}, {&quot;dropping-particle&quot;: &quot;&quot;, &quot;given&quot;: &quot;Erica&quot;, &quot;suffix&quot;: &quot;&quot;, &quot;family&quot;: &quot;Dumais&quot;, &quot;parse-names&quot;: false, &quot;non-dropping-particle&quot;: &quot;&quot;}, {&quot;dropping-particle&quot;: &quot;&quot;, &quot;given&quot;: &quot;Jackie&quot;, &quot;suffix&quot;: &quot;&quot;, &quot;family&quot;: &quot;Dumais&quot;, &quot;parse-names&quot;: false, &quot;non-dropping-particle&quot;: &quot;&quot;}, {&quot;dropping-particle&quot;: &quot;&quot;, &quot;given&quot;: &quot;Radha&quot;, &quot;suffix&quot;: &quot;&quot;, &quot;family&quot;: &quot;Duttagupta&quot;, &quot;parse-names&quot;: false, &quot;non-dropping-particle&quot;: &quot;&quot;}, {&quot;dropping-particle&quot;: &quot;&quot;, &quot;given&quot;: &quot;Megan&quot;, &quot;suffix&quot;: &quot;&quot;, &quot;family&quot;: &quot;Fastuca&quot;, &quot;parse-names&quot;: false, &quot;non-dropping-particle&quot;: &quot;&quot;}, {&quot;dropping-particle&quot;: &quot;&quot;, &quot;given&quot;: &quot;Kata&quot;, &quot;suffix&quot;: &quot;&quot;, &quot;family&quot;: &quot;Fejes-Toth&quot;, &quot;parse-names&quot;: false, &quot;non-dropping-particle&quot;: &quot;&quot;}, {&quot;dropping-particle&quot;: &quot;&quot;, &quot;given&quot;: &quot;Pedro&quot;, &quot;suffix&quot;: &quot;&quot;, &quot;family&quot;: &quot;Ferreira&quot;, &quot;parse-names&quot;: false, &quot;non-dropping-particle&quot;: &quot;&quot;}, {&quot;dropping-particle&quot;: &quot;&quot;, &quot;given&quot;: &quot;Sylvain&quot;, &quot;suffix&quot;: &quot;&quot;, &quot;family&quot;: &quot;Foissac&quot;, &quot;parse-names&quot;: false, &quot;non-dropping-particle&quot;: &quot;&quot;}, {&quot;dropping-particle&quot;: &quot;&quot;, &quot;given&quot;: &quot;Melissa J&quot;, &quot;suffix&quot;: &quot;&quot;, &quot;family&quot;: &quot;Fullwood&quot;, &quot;parse-names&quot;: false, &quot;non-dropping-particle&quot;: &quot;&quot;}, {&quot;dropping-particle&quot;: &quot;&quot;, &quot;given&quot;: &quot;Hui&quot;, &quot;suffix&quot;: &quot;&quot;, &quot;family&quot;: &quot;Gao&quot;, &quot;parse-names&quot;: false, &quot;non-dropping-particle&quot;: &quot;&quot;}, {&quot;dropping-particle&quot;: &quot;&quot;, &quot;given&quot;: &quot;David&quot;, &quot;suffix&quot;: &quot;&quot;, &quot;family&quot;: &quot;Gonzalez&quot;, &quot;parse-names&quot;: false, &quot;non-dropping-particle&quot;: &quot;&quot;}, {&quot;dropping-particle&quot;: &quot;&quot;, &quot;given&quot;: &quot;Assaf&quot;, &quot;suffix&quot;: &quot;&quot;, &quot;family&quot;: &quot;Gordon&quot;, &quot;parse-names&quot;: false, &quot;non-dropping-particle&quot;: &quot;&quot;}, {&quot;dropping-particle&quot;: &quot;&quot;, &quot;given&quot;: &quot;C\u00e9dric&quot;, &quot;suffix&quot;: &quot;&quot;, &quot;family&quot;: &quot;Howald&quot;, &quot;parse-names&quot;: false, &quot;non-dropping-particle&quot;: &quot;&quot;}, {&quot;dropping-particle&quot;: &quot;&quot;, &quot;given&quot;: &quot;Sonali&quot;, &quot;suffix&quot;: &quot;&quot;, &quot;family&quot;: &quot;Jha&quot;, &quot;parse-names&quot;: false, &quot;non-dropping-particle&quot;: &quot;&quot;}, {&quot;dropping-particle&quot;: &quot;&quot;, &quot;given&quot;: &quot;Rory&quot;, &quot;suffix&quot;: &quot;&quot;, &quot;family&quot;: &quot;Johnson&quot;, &quot;parse-names&quot;: false, &quot;non-dropping-particle&quot;: &quot;&quot;}, {&quot;dropping-particle&quot;: &quot;&quot;, &quot;given&quot;: &quot;Philipp&quot;, &quot;suffix&quot;: &quot;&quot;, &quot;family&quot;: &quot;Kapranov&quot;, &quot;parse-names&quot;: false, &quot;non-dropping-particle&quot;: &quot;&quot;}, {&quot;dropping-particle&quot;: &quot;&quot;, &quot;given&quot;: &quot;Brandon&quot;, &quot;suffix&quot;: &quot;&quot;, &quot;family&quot;: &quot;King&quot;, &quot;parse-names&quot;: false, &quot;non-dropping-particle&quot;: &quot;&quot;}, {&quot;dropping-particle&quot;: &quot;&quot;, &quot;given&quot;: &quot;Colin&quot;, &quot;suffix&quot;: &quot;&quot;, &quot;family&quot;: &quot;Kingswood&quot;, &quot;parse-names&quot;: false, &quot;non-dropping-particle&quot;: &quot;&quot;}, {&quot;dropping-particle&quot;: &quot;&quot;, &quot;given&quot;: &quot;Guoliang&quot;, &quot;suffix&quot;: &quot;&quot;, &quot;family&quot;: &quot;Li&quot;, &quot;parse-names&quot;: false, &quot;non-dropping-particle&quot;: &quot;&quot;}, {&quot;dropping-particle&quot;: &quot;&quot;, &quot;given&quot;: &quot;Oscar J&quot;, &quot;suffix&quot;: &quot;&quot;, &quot;family&quot;: &quot;Luo&quot;, &quot;parse-names&quot;: false, &quot;non-dropping-particle&quot;: &quot;&quot;}, {&quot;dropping-particle&quot;: &quot;&quot;, &quot;given&quot;: &quot;Eddie&quot;, &quot;suffix&quot;: &quot;&quot;, &quot;family&quot;: &quot;Park&quot;, &quot;parse-names&quot;: false, &quot;non-dropping-particle&quot;: &quot;&quot;}, {&quot;dropping-particle&quot;: &quot;&quot;, &quot;given&quot;: &quot;Jonathan B&quot;, &quot;suffix&quot;: &quot;&quot;, &quot;family&quot;: &quot;Preall&quot;, &quot;parse-names&quot;: false, &quot;non-dropping-particle&quot;: &quot;&quot;}, {&quot;dropping-particle&quot;: &quot;&quot;, &quot;given&quot;: &quot;Kimberly&quot;, &quot;suffix&quot;: &quot;&quot;, &quot;family&quot;: &quot;Presaud&quot;, &quot;parse-names&quot;: false, &quot;non-dropping-particle&quot;: &quot;&quot;}, {&quot;dropping-particle&quot;: &quot;&quot;, &quot;given&quot;: &quot;Paolo&quot;, &quot;suffix&quot;: &quot;&quot;, &quot;family&quot;: &quot;Ribeca&quot;, &quot;parse-names&quot;: false, &quot;non-dropping-particle&quot;: &quot;&quot;}, {&quot;dropping-particle&quot;: &quot;&quot;, &quot;given&quot;: &quot;Daniel&quot;, &quot;suffix&quot;: &quot;&quot;, &quot;family&quot;: &quot;Robyr&quot;, &quot;parse-names&quot;: false, &quot;non-dropping-particle&quot;: &quot;&quot;}, {&quot;dropping-particle&quot;: &quot;&quot;, &quot;given&quot;: &quot;Xiaoan&quot;, &quot;suffix&quot;: &quot;&quot;, &quot;family&quot;: &quot;Ruan&quot;, &quot;parse-names&quot;: false, &quot;non-dropping-particle&quot;: &quot;&quot;}, {&quot;dropping-particle&quot;: &quot;&quot;, &quot;given&quot;: &quot;Michael&quot;, &quot;suffix&quot;: &quot;&quot;, &quot;family&quot;: &quot;Sammeth&quot;, &quot;parse-names&quot;: false, &quot;non-dropping-particle&quot;: &quot;&quot;}, {&quot;dropping-particle&quot;: &quot;&quot;, &quot;given&quot;: &quot;Kuljeet Singh&quot;, &quot;suffix&quot;: &quot;&quot;, &quot;family&quot;: &quot;Sandu&quot;, &quot;parse-names&quot;: false, &quot;non-dropping-particle&quot;: &quot;&quot;}, {&quot;dropping-particle&quot;: &quot;&quot;, &quot;given&quot;: &quot;Lorain&quot;, &quot;suffix&quot;: &quot;&quot;, &quot;family&quot;: &quot;Schaeffer&quot;, &quot;parse-names&quot;: false, &quot;non-dropping-particle&quot;: &quot;&quot;}, {&quot;dropping-particle&quot;: &quot;&quot;, &quot;given&quot;: &quot;Lei-Hoon&quot;, &quot;suffix&quot;: &quot;&quot;, &quot;family&quot;: &quot;See&quot;, &quot;parse-names&quot;: false, &quot;non-dropping-particle&quot;: &quot;&quot;}, {&quot;dropping-particle&quot;: &quot;&quot;, &quot;given&quot;: &quot;Atif&quot;, &quot;suffix&quot;: &quot;&quot;, &quot;family&quot;: &quot;Shahab&quot;, &quot;parse-names&quot;: false, &quot;non-dropping-particle&quot;: &quot;&quot;}, {&quot;dropping-particle&quot;: &quot;&quot;, &quot;given&quot;: &quot;Jorgen&quot;, &quot;suffix&quot;: &quot;&quot;, &quot;family&quot;: &quot;Skancke&quot;, &quot;parse-names&quot;: false, &quot;non-dropping-particle&quot;: &quot;&quot;}, {&quot;dropping-particle&quot;: &quot;&quot;, &quot;given&quot;: &quot;Ana Maria&quot;, &quot;suffix&quot;: &quot;&quot;, &quot;family&quot;: &quot;Suzuki&quot;, &quot;parse-names&quot;: false, &quot;non-dropping-particle&quot;: &quot;&quot;}, {&quot;dropping-particle&quot;: &quot;&quot;, &quot;given&quot;: &quot;Hazuki&quot;, &quot;suffix&quot;: &quot;&quot;, &quot;family&quot;: &quot;Takahashi&quot;, &quot;parse-names&quot;: false, &quot;non-dropping-particle&quot;: &quot;&quot;}, {&quot;dropping-particle&quot;: &quot;&quot;, &quot;given&quot;: &quot;Hagen&quot;, &quot;suffix&quot;: &quot;&quot;, &quot;family&quot;: &quot;Tilgner&quot;, &quot;parse-names&quot;: false, &quot;non-dropping-particle&quot;: &quot;&quot;}, {&quot;dropping-particle&quot;: &quot;&quot;, &quot;given&quot;: &quot;Diane&quot;, &quot;suffix&quot;: &quot;&quot;, &quot;family&quot;: &quot;Trout&quot;, &quot;parse-names&quot;: false, &quot;non-dropping-particle&quot;: &quot;&quot;}, {&quot;dropping-particle&quot;: &quot;&quot;, &quot;given&quot;: &quot;Nathalie&quot;, &quot;suffix&quot;: &quot;&quot;, &quot;family&quot;: &quot;Walters&quot;, &quot;parse-names&quot;: false, &quot;non-dropping-particle&quot;: &quot;&quot;}, {&quot;dropping-particle&quot;: &quot;&quot;, &quot;given&quot;: &quot;Huaien Hao&quot;, &quot;suffix&quot;: &quot;&quot;, &quot;family&quot;: &quot;Wang&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exandre&quot;, &quot;suffix&quot;: &quot;&quot;, &quot;family&quot;: &quot;Reymond&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Gregory J&quot;, &quot;suffix&quot;: &quot;&quot;, &quot;family&quot;: &quot;Hannon&quot;, &quot;parse-names&quot;: false, &quot;non-dropping-particle&quot;: &quot;&quot;}, {&quot;dropping-particle&quot;: &quot;&quot;, &quot;given&quot;: &quot;Yijun&quot;, &quot;suffix&quot;: &quot;&quot;, &quot;family&quot;: &quot;Ruan&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Cricket a&quot;, &quot;suffix&quot;: &quot;&quot;, &quot;family&quot;: &quot;Sloan&quot;, &quot;parse-names&quot;: false, &quot;non-dropping-particle&quot;: &quot;&quot;}, {&quot;dropping-particle&quot;: &quot;&quot;, &quot;given&quot;: &quot;Katrina&quot;, &quot;suffix&quot;: &quot;&quot;, &quot;family&quot;: &quot;Learned&quot;, &quot;parse-names&quot;: false, &quot;non-dropping-particle&quot;: &quot;&quot;}, {&quot;dropping-particle&quot;: &quot;&quot;, &quot;given&quot;: &quot;Venkat S&quot;, &quot;suffix&quot;: &quot;&quot;, &quot;family&quot;: &quot;Malladi&quot;, &quot;parse-names&quot;: false, &quot;non-dropping-particle&quot;: &quot;&quot;}, {&quot;dropping-particle&quot;: &quot;&quot;, &quot;given&quot;: &quot;Matthew C&quot;, &quot;suffix&quot;: &quot;&quot;, &quot;family&quot;: &quot;Wong&quot;, &quot;parse-names&quot;: false, &quot;non-dropping-particle&quot;: &quot;&quot;}, {&quot;dropping-particle&quot;: &quot;&quot;, &quot;given&quot;: &quot;Galt P&quot;, &quot;suffix&quot;: &quot;&quot;, &quot;family&quot;: &quot;Barber&quot;, &quot;parse-names&quot;: false, &quot;non-dropping-particle&quot;: &quot;&quot;}, {&quot;dropping-particle&quot;: &quot;&quot;, &quot;given&quot;: &quot;Melissa S&quot;, &quot;suffix&quot;: &quot;&quot;, &quot;family&quot;: &quot;Cline&quot;, &quot;parse-names&quot;: false, &quot;non-dropping-particle&quot;: &quot;&quot;}, {&quot;dropping-particle&quot;: &quot;&quot;, &quot;given&quot;: &quot;Timothy R&quot;, &quot;suffix&quot;: &quot;&quot;, &quot;family&quot;: &quot;Dreszer&quot;, &quot;parse-names&quot;: false, &quot;non-dropping-particle&quot;: &quot;&quot;}, {&quot;dropping-particle&quot;: &quot;&quot;, &quot;given&quot;: &quot;Steven G&quot;, &quot;suffix&quot;: &quot;&quot;, &quot;family&quot;: &quot;Heitner&quot;, &quot;parse-names&quot;: false, &quot;non-dropping-particle&quot;: &quot;&quot;}, {&quot;dropping-particle&quot;: &quot;&quot;, &quot;given&quot;: &quot;Donna&quot;, &quot;suffix&quot;: &quot;&quot;, &quot;family&quot;: &quot;Karolchik&quot;, &quot;parse-names&quot;: false, &quot;non-dropping-particle&quot;: &quot;&quot;}, {&quot;dropping-particle&quot;: &quot;&quot;, &quot;given&quot;: &quot;Vaness M&quot;, &quot;suffix&quot;: &quot;&quot;, &quot;family&quot;: &quot;Kirkup&quot;, &quot;parse-names&quot;: false, &quot;non-dropping-particle&quot;: &quot;&quot;}, {&quot;dropping-particle&quot;: &quot;&quot;, &quot;given&quot;: &quot;Laurence R&quot;, &quot;suffix&quot;: &quot;&quot;, &quot;family&quot;: &quot;Meyer&quot;, &quot;parse-names&quot;: false, &quot;non-dropping-particle&quot;: &quot;&quot;}, {&quot;dropping-particle&quot;: &quot;&quot;, &quot;given&quot;: &quot;Jeffrey C&quot;, &quot;suffix&quot;: &quot;&quot;, &quot;family&quot;: &quot;Long&quot;, &quot;parse-names&quot;: false, &quot;non-dropping-particle&quot;: &quot;&quot;}, {&quot;dropping-particle&quot;: &quot;&quot;, &quot;given&quot;: &quot;Morgan&quot;, &quot;suffix&quot;: &quot;&quot;, &quot;family&quot;: &quot;Maddren&quot;, &quot;parse-names&quot;: false, &quot;non-dropping-particle&quot;: &quot;&quot;}, {&quot;dropping-particle&quot;: &quot;&quot;, &quot;given&quot;: &quot;Brian J&quot;, &quot;suffix&quot;: &quot;&quot;, &quot;family&quot;: &quot;Raney&quot;, &quot;parse-names&quot;: false, &quot;non-dropping-particle&quot;: &quot;&quot;}, {&quot;dropping-particle&quot;: &quot;&quot;, &quot;given&quot;: &quot;Linda L&quot;, &quot;suffix&quot;: &quot;&quot;, &quot;family&quot;: &quot;Grasfeder&quot;, &quot;parse-names&quot;: false, &quot;non-dropping-particle&quot;: &quot;&quot;}, {&quot;dropping-particle&quot;: &quot;&quot;, &quot;given&quot;: &quot;Paul G&quot;, &quot;suffix&quot;: &quot;&quot;, &quot;family&quot;: &quot;Giresi&quot;, &quot;parse-names&quot;: false, &quot;non-dropping-particle&quot;: &quot;&quot;}, {&quot;dropping-particle&quot;: &quot;&quot;, &quot;given&quot;: &quot;Anna&quot;, &quot;suffix&quot;: &quot;&quot;, &quot;family&quot;: &quot;Battenhouse&quot;, &quot;parse-names&quot;: false, &quot;non-dropping-particle&quot;: &quot;&quot;}, {&quot;dropping-particle&quot;: &quot;&quot;, &quot;given&quot;: &quot;Nathan C&quot;, &quot;suffix&quot;: &quot;&quot;, &quot;family&quot;: &quot;Sheffield&quot;, &quot;parse-names&quot;: false, &quot;non-dropping-particle&quot;: &quot;&quot;}, {&quot;dropping-particle&quot;: &quot;&quot;, &quot;given&quot;: &quot;Kimberly a&quot;, &quot;suffix&quot;: &quot;&quot;, &quot;family&quot;: &quot;Showers&quot;, &quot;parse-names&quot;: false, &quot;non-dropping-particle&quot;: &quot;&quot;}, {&quot;dropping-particle&quot;: &quot;&quot;, &quot;given&quot;: &quot;Darin&quot;, &quot;suffix&quot;: &quot;&quot;, &quot;family&quot;: &quot;London&quot;, &quot;parse-names&quot;: false, &quot;non-dropping-particle&quot;: &quot;&quot;}, {&quot;dropping-particle&quot;: &quot;&quot;, &quot;given&quot;: &quot;Akshay a&quot;, &quot;suffix&quot;: &quot;&quot;, &quot;family&quot;: &quot;Bhinge&quot;, &quot;parse-names&quot;: false, &quot;non-dropping-particle&quot;: &quot;&quot;}, {&quot;dropping-particle&quot;: &quot;&quot;, &quot;given&quot;: &quot;Christopher&quot;, &quot;suffix&quot;: &quot;&quot;, &quot;family&quot;: &quot;Shestak&quot;, &quot;parse-names&quot;: false, &quot;non-dropping-particle&quot;: &quot;&quot;}, {&quot;dropping-particle&quot;: &quot;&quot;, &quot;given&quot;: &quot;Matthew R&quot;, &quot;suffix&quot;: &quot;&quot;, &quot;family&quot;: &quot;Schaner&quot;, &quot;parse-names&quot;: false, &quot;non-dropping-particle&quot;: &quot;&quot;}, {&quot;dropping-particle&quot;: &quot;&quot;, &quot;given&quot;: &quot;Seul Ki&quot;, &quot;suffix&quot;: &quot;&quot;, &quot;family&quot;: &quot;Kim&quot;, &quot;parse-names&quot;: false, &quot;non-dropping-particle&quot;: &quot;&quot;}, {&quot;dropping-particle&quot;: &quot;&quot;, &quot;given&quot;: &quot;Zhuzhu Zhancheng Zhengdong&quot;, &quot;suffix&quot;: &quot;&quot;, &quot;family&quot;: &quot;Zhang&quot;, &quot;parse-names&quot;: false, &quot;non-dropping-particle&quot;: &quot;&quot;}, {&quot;dropping-particle&quot;: &quot;&quot;, &quot;given&quot;: &quot;Piotr a&quot;, &quot;suffix&quot;: &quot;&quot;, &quot;family&quot;: &quot;Mieczkowski&quot;, &quot;parse-names&quot;: false, &quot;non-dropping-particle&quot;: &quot;&quot;}, {&quot;dropping-particle&quot;: &quot;&quot;, &quot;given&quot;: &quot;Joanna O&quot;, &quot;suffix&quot;: &quot;&quot;, &quot;family&quot;: &quot;Mieczkowska&quot;, &quot;parse-names&quot;: false, &quot;non-dropping-particle&quot;: &quot;&quot;}, {&quot;dropping-particle&quot;: &quot;&quot;, &quot;given&quot;: &quot;Zheng&quot;, &quot;suffix&quot;: &quot;&quot;, &quot;family&quot;: &quot;Liu&quot;, &quot;parse-names&quot;: false, &quot;non-dropping-particle&quot;: &quot;&quot;}, {&quot;dropping-particle&quot;: &quot;&quot;, &quot;given&quot;: &quot;Ryan M&quot;, &quot;suffix&quot;: &quot;&quot;, &quot;family&quot;: &quot;McDaniell&quot;, &quot;parse-names&quot;: false, &quot;non-dropping-particle&quot;: &quot;&quot;}, {&quot;dropping-particle&quot;: &quot;&quot;, &quot;given&quot;: &quot;Yunyun&quot;, &quot;suffix&quot;: &quot;&quot;, &quot;family&quot;: &quot;Ni&quot;, &quot;parse-names&quot;: false, &quot;non-dropping-particle&quot;: &quot;&quot;}, {&quot;dropping-particle&quot;: &quot;&quot;, &quot;given&quot;: &quot;Naim U&quot;, &quot;suffix&quot;: &quot;&quot;, &quot;family&quot;: &quot;Rashid&quot;, &quot;parse-names&quot;: false, &quot;non-dropping-particle&quot;: &quot;&quot;}, {&quot;dropping-particle&quot;: &quot;&quot;, &quot;given&quot;: &quot;Min Jae&quot;, &quot;suffix&quot;: &quot;&quot;, &quot;family&quot;: &quot;Kim&quot;, &quot;parse-names&quot;: false, &quot;non-dropping-particle&quot;: &quot;&quot;}, {&quot;dropping-particle&quot;: &quot;&quot;, &quot;given&quot;: &quot;Sheera&quot;, &quot;suffix&quot;: &quot;&quot;, &quot;family&quot;: &quot;Adar&quot;, &quot;parse-names&quot;: false, &quot;non-dropping-particle&quot;: &quot;&quot;}, {&quot;dropping-particle&quot;: &quot;&quot;, &quot;given&quot;: &quot;Tianyuan&quot;, &quot;suffix&quot;: &quot;&quot;, &quot;family&quot;: &quot;Wang&quot;, &quot;parse-names&quot;: false, &quot;non-dropping-particle&quot;: &quot;&quot;}, {&quot;dropping-particle&quot;: &quot;&quot;, &quot;given&quot;: &quot;Deborah&quot;, &quot;suffix&quot;: &quot;&quot;, &quot;family&quot;: &quot;Winter&quot;, &quot;parse-names&quot;: false, &quot;non-dropping-particle&quot;: &quot;&quot;}, {&quot;dropping-particle&quot;: &quot;&quot;, &quot;given&quot;: &quot;Damian&quot;, &quot;suffix&quot;: &quot;&quot;, &quot;family&quot;: &quot;Keefe&quot;, &quot;parse-names&quot;: false, &quot;non-dropping-particle&quot;: &quot;&quot;}, {&quot;dropping-particle&quot;: &quot;&quot;, &quot;given&quot;: &quot;Vishwanath R&quot;, &quot;suffix&quot;: &quot;&quot;, &quot;family&quot;: &quot;Iyer&quot;, &quot;parse-names&quot;: false, &quot;non-dropping-particle&quot;: &quot;&quot;}, {&quot;dropping-particle&quot;: &quot;&quot;, &quot;given&quot;: &quot;Kljeet Singh&quot;, &quot;suffix&quot;: &quot;&quot;, &quot;family&quot;: &quot;Sandhu&quot;, &quot;parse-names&quot;: false, &quot;non-dropping-particle&quot;: &quot;&quot;}, {&quot;dropping-particle&quot;: &quot;&quot;, &quot;given&quot;: &quot;Meizhen&quot;, &quot;suffix&quot;: &quot;&quot;, &quot;family&quot;: &quot;Zheng&quot;, &quot;parse-names&quot;: false, &quot;non-dropping-particle&quot;: &quot;&quot;}, {&quot;dropping-particle&quot;: &quot;&quot;, &quot;given&quot;: &quot;Ping&quot;, &quot;suffix&quot;: &quot;&quot;, &quot;family&quot;: &quot;Wang&quot;, &quot;parse-names&quot;: false, &quot;non-dropping-particle&quot;: &quot;&quot;}, {&quot;dropping-particle&quot;: &quot;&quot;, &quot;given&quot;: &quot;Jason&quot;, &quot;suffix&quot;: &quot;&quot;, &quot;family&quot;: &quot;Gertz&quot;, &quot;parse-names&quot;: false, &quot;non-dropping-particle&quot;: &quot;&quot;}, {&quot;dropping-particle&quot;: &quot;&quot;, &quot;given&quot;: &quot;Jost&quot;, &quot;suffix&quot;: &quot;&quot;, &quot;family&quot;: &quot;Vielmetter&quot;, &quot;parse-names&quot;: false, &quot;non-dropping-particle&quot;: &quot;&quot;}, {&quot;dropping-particle&quot;: &quot;&quot;, &quot;given&quot;: &quot;E Christopher&quot;, &quot;suffix&quot;: &quot;&quot;, &quot;family&quot;: &quot;Partridge&quot;, &quot;parse-names&quot;: false, &quot;non-dropping-particle&quot;: &quot;&quot;}, {&quot;dropping-particle&quot;: &quot;&quot;, &quot;given&quot;: &quot;Katherine E&quot;, &quot;suffix&quot;: &quot;&quot;, &quot;family&quot;: &quot;Varley&quot;, &quot;parse-names&quot;: false, &quot;non-dropping-particle&quot;: &quot;&quot;}, {&quot;dropping-particle&quot;: &quot;&quot;, &quot;given&quot;: &quot;Clarke&quot;, &quot;suffix&quot;: &quot;&quot;, &quot;family&quot;: &quot;Gasper&quot;, &quot;parse-names&quot;: false, &quot;non-dropping-particle&quot;: &quot;&quot;}, {&quot;dropping-particle&quot;: &quot;&quot;, &quot;given&quot;: &quot;Anita&quot;, &quot;suffix&quot;: &quot;&quot;, &quot;family&quot;: &quot;Bansal&quot;, &quot;parse-names&quot;: false, &quot;non-dropping-particle&quot;: &quot;&quot;}, {&quot;dropping-particle&quot;: &quot;&quot;, &quot;given&quot;: &quot;Shirley&quot;, &quot;suffix&quot;: &quot;&quot;, &quot;family&quot;: &quot;Pepke&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Henry&quot;, &quot;suffix&quot;: &quot;&quot;, &quot;family&quot;: &quot;Amrhein&quot;, &quot;parse-names&quot;: false, &quot;non-dropping-particle&quot;: &quot;&quot;}, {&quot;dropping-particle&quot;: &quot;&quot;, &quot;given&quot;: &quot;Kevin M&quot;, &quot;suffix&quot;: &quot;&quot;, &quot;family&quot;: &quot;Bowling&quot;, &quot;parse-names&quot;: false, &quot;non-dropping-particle&quot;: &quot;&quot;}, {&quot;dropping-particle&quot;: &quot;&quot;, &quot;given&quot;: &quot;Michael&quot;, &quot;suffix&quot;: &quot;&quot;, &quot;family&quot;: &quot;Anaya&quot;, &quot;parse-names&quot;: false, &quot;non-dropping-particle&quot;: &quot;&quot;}, {&quot;dropping-particle&quot;: &quot;&quot;, &quot;given&quot;: &quot;Marie K&quot;, &quot;suffix&quot;: &quot;&quot;, &quot;family&quot;: &quot;Cross&quot;, &quot;parse-names&quot;: false, &quot;non-dropping-particle&quot;: &quot;&quot;}, {&quot;dropping-particle&quot;: &quot;&quot;, &quot;given&quot;: &quot;Michael a&quot;, &quot;suffix&quot;: &quot;&quot;, &quot;family&quot;: &quot;Muratet&quot;, &quot;parse-names&quot;: false, &quot;non-dropping-particle&quot;: &quot;&quot;}, {&quot;dropping-particle&quot;: &quot;&quot;, &quot;given&quot;: &quot;Kimberly M&quot;, &quot;suffix&quot;: &quot;&quot;, &quot;family&quot;: &quot;Newberry&quot;, &quot;parse-names&quot;: false, &quot;non-dropping-particle&quot;: &quot;&quot;}, {&quot;dropping-particle&quot;: &quot;&quot;, &quot;given&quot;: &quot;Kenneth&quot;, &quot;suffix&quot;: &quot;&quot;, &quot;family&quot;: &quot;McCue&quot;, &quot;parse-names&quot;: false, &quot;non-dropping-particle&quot;: &quot;&quot;}, {&quot;dropping-particle&quot;: &quot;&quot;, &quot;given&quot;: &quot;Amy S&quot;, &quot;suffix&quot;: &quot;&quot;, &quot;family&quot;: &quot;Nesmith&quot;, &quot;parse-names&quot;: false, &quot;non-dropping-particle&quot;: &quot;&quot;}, {&quot;dropping-particle&quot;: &quot;&quot;, &quot;given&quot;: &quot;Katherine I&quot;, &quot;suffix&quot;: &quot;&quot;, &quot;family&quot;: &quot;Fisher-Aylor&quot;, &quot;parse-names&quot;: false, &quot;non-dropping-particle&quot;: &quot;&quot;}, {&quot;dropping-particle&quot;: &quot;&quot;, &quot;given&quot;: &quot;Barbara&quot;, &quot;suffix&quot;: &quot;&quot;, &quot;family&quot;: &quot;Pusey&quot;, &quot;parse-names&quot;: false, &quot;non-dropping-particle&quot;: &quot;&quot;}, {&quot;dropping-particle&quot;: &quot;&quot;, &quot;given&quot;: &quot;Gilberto&quot;, &quot;suffix&quot;: &quot;&quot;, &quot;family&quot;: &quot;DeSalvo&quot;, &quot;parse-names&quot;: false, &quot;non-dropping-particle&quot;: &quot;&quot;}, {&quot;dropping-particle&quot;: &quot;&quot;, &quot;given&quot;: &quot;Suganthi Sreeram&quot;, &quot;suffix&quot;: &quot;&quot;, &quot;family&quot;: &quot;Balasubramanian&quot;, &quot;parse-names&quot;: false, &quot;non-dropping-particle&quot;: &quot;&quot;}, {&quot;dropping-particle&quot;: &quot;&quot;, &quot;given&quot;: &quot;Nicholas S&quot;, &quot;suffix&quot;: &quot;&quot;, &quot;family&quot;: &quot;Davis&quot;, &quot;parse-names&quot;: false, &quot;non-dropping-particle&quot;: &quot;&quot;}, {&quot;dropping-particle&quot;: &quot;&quot;, &quot;given&quot;: &quot;Sarah K&quot;, &quot;suffix&quot;: &quot;&quot;, &quot;family&quot;: &quot;Meadows&quot;, &quot;parse-names&quot;: false, &quot;non-dropping-particle&quot;: &quot;&quot;}, {&quot;dropping-particle&quot;: &quot;&quot;, &quot;given&quot;: &quot;Tracy&quot;, &quot;suffix&quot;: &quot;&quot;, &quot;family&quot;: &quot;Eggleston&quot;, &quot;parse-names&quot;: false, &quot;non-dropping-particle&quot;: &quot;&quot;}, {&quot;dropping-particle&quot;: &quot;&quot;, &quot;given&quot;: &quot;J Scott&quot;, &quot;suffix&quot;: &quot;&quot;, &quot;family&quot;: &quot;Newberry&quot;, &quot;parse-names&quot;: false, &quot;non-dropping-particle&quot;: &quot;&quot;}, {&quot;dropping-particle&quot;: &quot;&quot;, &quot;given&quot;: &quot;Shawn E&quot;, &quot;suffix&quot;: &quot;&quot;, &quot;family&quot;: &quot;Levy&quot;, &quot;parse-names&quot;: false, &quot;non-dropping-particle&quot;: &quot;&quot;}, {&quot;dropping-particle&quot;: &quot;&quot;, &quot;given&quot;: &quot;Devin M&quot;, &quot;suffix&quot;: &quot;&quot;, &quot;family&quot;: &quot;Absher&quot;, &quot;parse-names&quot;: false, &quot;non-dropping-particle&quot;: &quot;&quot;}, {&quot;dropping-particle&quot;: &quot;&quot;, &quot;given&quot;: &quot;Wing H&quot;, &quot;suffix&quot;: &quot;&quot;, &quot;family&quot;: &quot;Wong&quot;, &quot;parse-names&quot;: false, &quot;non-dropping-particle&quot;: &quot;&quot;}, {&quot;dropping-particle&quot;: &quot;&quot;, &quot;given&quot;: &quot;Matthew J&quot;, &quot;suffix&quot;: &quot;&quot;, &quot;family&quot;: &quot;Blow&quot;, &quot;parse-names&quot;: false, &quot;non-dropping-particle&quot;: &quot;&quot;}, {&quot;dropping-particle&quot;: &quot;&quot;, &quot;given&quot;: &quot;Axel&quot;, &quot;suffix&quot;: &quot;&quot;, &quot;family&quot;: &quot;Visel&quot;, &quot;parse-names&quot;: false, &quot;non-dropping-particle&quot;: &quot;&quot;}, {&quot;dropping-particle&quot;: &quot;&quot;, &quot;given&quot;: &quot;Len a&quot;, &quot;suffix&quot;: &quot;&quot;, &quot;family&quot;: &quot;Pennachio&quot;, &quot;parse-names&quot;: false, &quot;non-dropping-particle&quot;: &quot;&quot;}, {&quot;dropping-particle&quot;: &quot;&quot;, &quot;given&quot;: &quot;Laura&quot;, &quot;suffix&quot;: &quot;&quot;, &quot;family&quot;: &quot;Elnitski&quot;, &quot;parse-names&quot;: false, &quot;non-dropping-particle&quot;: &quot;&quot;}, {&quot;dropping-particle&quot;: &quot;&quot;, &quot;given&quot;: &quot;Hanna M&quot;, &quot;suffix&quot;: &quot;&quot;, &quot;family&quot;: &quot;Petrykowska&quot;, &quot;parse-names&quot;: false, &quot;non-dropping-particle&quot;: &quot;&quot;}, {&quot;dropping-particle&quot;: &quot;&quot;, &quot;given&quot;: &quot;Alexej&quot;, &quot;suffix&quot;: &quot;&quot;, &quot;family&quot;: &quot;Abyzov&quot;, &quot;parse-names&quot;: false, &quot;non-dropping-particle&quot;: &quot;&quot;}, {&quot;dropping-particle&quot;: &quot;&quot;, &quot;given&quot;: &quot;Bronwen&quot;, &quot;suffix&quot;: &quot;&quot;, &quot;family&quot;: &quot;Aken&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Gemma&quot;, &quot;suffix&quot;: &quot;&quot;, &quot;family&quot;: &quot;Barson&quot;, &quot;parse-names&quot;: false, &quot;non-dropping-particle&quot;: &quot;&quot;}, {&quot;dropping-particle&quot;: &quot;&quot;, &quot;given&quot;: &quot;Andrew&quot;, &quot;suffix&quot;: &quot;&quot;, &quot;family&quot;: &quot;Berry&quot;, &quot;parse-names&quot;: false, &quot;non-dropping-particle&quot;: &quot;&quot;}, {&quot;dropping-particle&quot;: &quot;&quot;, &quot;given&quot;: &quot;Alexandra&quot;, &quot;suffix&quot;: &quot;&quot;, &quot;family&quot;: &quot;Bignell&quot;, &quot;parse-names&quot;: false, &quot;non-dropping-particle&quot;: &quot;&quot;}, {&quot;dropping-particle&quot;: &quot;&quot;, &quot;given&quot;: &quot;Veronika&quot;, &quot;suffix&quot;: &quot;&quot;, &quot;family&quot;: &quot;Boychenko&quot;, &quot;parse-names&quot;: false, &quot;non-dropping-particle&quot;: &quot;&quot;}, {&quot;dropping-particle&quot;: &quot;&quot;, &quot;given&quot;: &quot;Govanni&quot;, &quot;suffix&quot;: &quot;&quot;, &quot;family&quot;: &quot;Bussotti&quot;, &quot;parse-names&quot;: false, &quot;non-dropping-particle&quot;: &quot;&quot;}, {&quot;dropping-particle&quot;: &quot;&quot;, &quot;given&quot;: &quot;Claire&quot;, &quot;suffix&quot;: &quot;&quot;, &quot;family&quot;: &quot;Davidson&quot;, &quot;parse-names&quot;: false, &quot;non-dropping-particle&quot;: &quot;&quot;}, {&quot;dropping-particle&quot;: &quot;&quot;, &quot;given&quot;: &quot;Gloria&quot;, &quot;suffix&quot;: &quot;&quot;, &quot;family&quot;: &quot;Despacio-Reyes&quot;, &quot;parse-names&quot;: false, &quot;non-dropping-particle&quot;: &quot;&quot;}, {&quot;dropping-particle&quot;: &quot;&quot;, &quot;given&quot;: &quot;Mark&quot;, &quot;suffix&quot;: &quot;&quot;, &quot;family&quot;: &quot;Diekhans&quot;, &quot;parse-names&quot;: false, &quot;non-dropping-particle&quot;: &quot;&quot;}, {&quot;dropping-particle&quot;: &quot;&quot;, &quot;given&quot;: &quot;Iakes&quot;, &quot;suffix&quot;: &quot;&quot;, &quot;family&quot;: &quot;Ezkurdi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James&quot;, &quot;suffix&quot;: &quot;&quot;, &quot;family&quot;: &quot;Gilbert&quot;, &quot;parse-names&quot;: false, &quot;non-dropping-particle&quot;: &quot;&quot;}, {&quot;dropping-particle&quot;: &quot;&quot;, &quot;given&quot;: &quot;Jose Manuel&quot;, &quot;suffix&quot;: &quot;&quot;, &quot;family&quot;: &quot;Gonzalez&quot;, &quot;parse-names&quot;: false, &quot;non-dropping-particle&quot;: &quot;&quot;}, {&quot;dropping-particle&quot;: &quot;&quot;, &quot;given&quot;: &quot;Ed&quot;, &quot;suffix&quot;: &quot;&quot;, &quot;family&quot;: &quot;Griffiths&quot;, &quot;parse-names&quot;: false, &quot;non-dropping-particle&quot;: &quot;&quot;}, {&quot;dropping-particle&quot;: &quot;&quot;, &quot;given&quot;: &quot;Rachel&quot;, &quot;suffix&quot;: &quot;&quot;, &quot;family&quot;: &quot;Harte&quot;, &quot;parse-names&quot;: false, &quot;non-dropping-particle&quot;: &quot;&quot;}, {&quot;dropping-particle&quot;: &quot;&quot;, &quot;given&quot;: &quot;David a&quot;, &quot;suffix&quot;: &quot;&quot;, &quot;family&quot;: &quot;Hendrix&quot;, &quot;parse-names&quot;: false, &quot;non-dropping-particle&quot;: &quot;&quot;}, {&quot;dropping-particle&quot;: &quot;&quot;, &quot;given&quot;: &quot;Toby&quot;, &quot;suffix&quot;: &quot;&quot;, &quot;family&quot;: &quot;Hunt&quot;, &quot;parse-names&quot;: false, &quot;non-dropping-particle&quot;: &quot;&quot;}, {&quot;dropping-particle&quot;: &quot;&quot;, &quot;given&quot;: &quot;Irwin&quot;, &quot;suffix&quot;: &quot;&quot;, &quot;family&quot;: &quot;Jungreis&quot;, &quot;parse-names&quot;: false, &quot;non-dropping-particle&quot;: &quot;&quot;}, {&quot;dropping-particle&quot;: &quot;&quot;, &quot;given&quot;: &quot;Mike&quot;, &quot;suffix&quot;: &quot;&quot;, &quot;family&quot;: &quot;Kay&quot;, &quot;parse-names&quot;: false, &quot;non-dropping-particle&quot;: &quot;&quot;}, {&quot;dropping-particle&quot;: &quot;&quot;, &quot;given&quot;: &quot;Ekta&quot;, &quot;suffix&quot;: &quot;&quot;, &quot;family&quot;: &quot;Khurana&quot;, &quot;parse-names&quot;: false, &quot;non-dropping-particle&quot;: &quot;&quot;}, {&quot;dropping-particle&quot;: &quot;&quot;, &quot;given&quot;: &quot;Jing&quot;, &quot;suffix&quot;: &quot;&quot;, &quot;family&quot;: &quot;Leng&quot;, &quot;parse-names&quot;: false, &quot;non-dropping-particle&quot;: &quot;&quot;}, {&quot;dropping-particle&quot;: &quot;&quot;, &quot;given&quot;: &quot;Michael F&quot;, &quot;suffix&quot;: &quot;&quot;, &quot;family&quot;: &quot;Lin&quot;, &quot;parse-names&quot;: false, &quot;non-dropping-particle&quot;: &quot;&quot;}, {&quot;dropping-particle&quot;: &quot;&quot;, &quot;given&quot;: &quot;Jane&quot;, &quot;suffix&quot;: &quot;&quot;, &quot;family&quot;: &quot;Loveland&quot;, &quot;parse-names&quot;: false, &quot;non-dropping-particle&quot;: &quot;&quot;}, {&quot;dropping-particle&quot;: &quot;&quot;, &quot;given&quot;: &quot;Zhi&quot;, &quot;suffix&quot;: &quot;&quot;, &quot;family&quot;: &quot;Lu&quot;, &quot;parse-names&quot;: false, &quot;non-dropping-particle&quot;: &quot;&quot;}, {&quot;dropping-particle&quot;: &quot;&quot;, &quot;given&quot;: &quot;Deepa&quot;, &quot;suffix&quot;: &quot;&quot;, &quot;family&quot;: &quot;Manthravadi&quot;, &quot;parse-names&quot;: false, &quot;non-dropping-particle&quot;: &quot;&quot;}, {&quot;dropping-particle&quot;: &quot;&quot;, &quot;given&quot;: &quot;Marco&quot;, &quot;suffix&quot;: &quot;&quot;, &quot;family&quot;: &quot;Mariotti&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Gaurab&quot;, &quot;suffix&quot;: &quot;&quot;, &quot;family&quot;: &quot;Mukherjee&quot;, &quot;parse-names&quot;: false, &quot;non-dropping-particle&quot;: &quot;&quot;}, {&quot;dropping-particle&quot;: &quot;&quot;, &quot;given&quot;: &quot;Cedric&quot;, &quot;suffix&quot;: &quot;&quot;, &quot;family&quot;: &quot;Notredame&quot;, &quot;parse-names&quot;: false, &quot;non-dropping-particle&quot;: &quot;&quot;}, {&quot;dropping-particle&quot;: &quot;&quot;, &quot;given&quot;: &quot;Baikang&quot;, &quot;suffix&quot;: &quot;&quot;, &quot;family&quot;: &quot;Pei&quot;, &quot;parse-names&quot;: false, &quot;non-dropping-particle&quot;: &quot;&quot;}, {&quot;dropping-particle&quot;: &quot;&quot;, &quot;given&quot;: &quot;Jose Manuel&quot;, &quot;suffix&quot;: &quot;&quot;, &quot;family&quot;: &quot;Rodriguez&quot;, &quot;parse-names&quot;: false, &quot;non-dropping-particle&quot;: &quot;&quot;}, {&quot;dropping-particle&quot;: &quot;&quot;, &quot;given&quot;: &quot;Gary&quot;, &quot;suffix&quot;: &quot;&quot;, &quot;family&quot;: &quot;Saunders&quot;, &quot;parse-names&quot;: false, &quot;non-dropping-particle&quot;: &quot;&quot;}, {&quot;dropping-particle&quot;: &quot;&quot;, &quot;given&quot;: &quot;Andrea&quot;, &quot;suffix&quot;: &quot;&quot;, &quot;family&quot;: &quot;Sboner&quot;, &quot;parse-names&quot;: false, &quot;non-dropping-particle&quot;: &quot;&quot;}, {&quot;dropping-particle&quot;: &quot;&quot;, &quot;given&quot;: &quot;Stephen&quot;, &quot;suffix&quot;: &quot;&quot;, &quot;family&quot;: &quot;Searle&quot;, &quot;parse-names&quot;: false, &quot;non-dropping-particle&quot;: &quot;&quot;}, {&quot;dropping-particle&quot;: &quot;&quot;, &quot;given&quot;: &quot;Cristina&quot;, &quot;suffix&quot;: &quot;&quot;, &quot;family&quot;: &quot;Sisu&quot;, &quot;parse-names&quot;: false, &quot;non-dropping-particle&quot;: &quot;&quot;}, {&quot;dropping-particle&quot;: &quot;&quot;, &quot;given&quot;: &quot;Catherine&quot;, &quot;suffix&quot;: &quot;&quot;, &quot;family&quot;: &quot;Snow&quot;, &quot;parse-names&quot;: false, &quot;non-dropping-particle&quot;: &quot;&quot;}, {&quot;dropping-particle&quot;: &quot;&quot;, &quot;given&quot;: &quot;Charlie&quot;, &quot;suffix&quot;: &quot;&quot;, &quot;family&quot;: &quot;Steward&quot;, &quot;parse-names&quot;: false, &quot;non-dropping-particle&quot;: &quot;&quot;}, {&quot;dropping-particle&quot;: &quot;&quot;, &quot;given&quot;: &quot;Electra&quot;, &quot;suffix&quot;: &quot;&quot;, &quot;family&quot;: &quot;Tapanari&quot;, &quot;parse-names&quot;: false, &quot;non-dropping-particle&quot;: &quot;&quot;}, {&quot;dropping-particle&quot;: &quot;&quot;, &quot;given&quot;: &quot;Michael L&quot;, &quot;suffix&quot;: &quot;&quot;, &quot;family&quot;: &quot;Tress&quot;, &quot;parse-names&quot;: false, &quot;non-dropping-particle&quot;: &quot;&quot;}, {&quot;dropping-particle&quot;: &quot;&quot;, &quot;given&quot;: &quot;Marijke J&quot;, &quot;suffix&quot;: &quot;&quot;, &quot;family&quot;: &quot;Baren&quot;, &quot;parse-names&quot;: false, &quot;non-dropping-particle&quot;: &quot;van&quot;}, {&quot;dropping-particle&quot;: &quot;&quot;, &quot;given&quot;: &quot;Stefan&quot;, &quot;suffix&quot;: &quot;&quot;, &quot;family&quot;: &quot;Washieti&quot;, &quot;parse-names&quot;: false, &quot;non-dropping-particle&quot;: &quot;&quot;}, {&quot;dropping-particle&quot;: &quot;&quot;, &quot;given&quot;: &quot;Laurens&quot;, &quot;suffix&quot;: &quot;&quot;, &quot;family&quot;: &quot;Wilming&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Zhang&quot;, &quot;suffix&quot;: &quot;&quot;, &quot;family&quot;: &quot;Zhengdong&quot;, &quot;parse-names&quot;: false, &quot;non-dropping-particle&quot;: &quot;&quot;}, {&quot;dropping-particle&quot;: &quot;&quot;, &quot;given&quot;: &quot;Michael&quot;, &quot;suffix&quot;: &quot;&quot;, &quot;family&quot;: &quot;Brent&quot;, &quot;parse-names&quot;: false, &quot;non-dropping-particle&quot;: &quot;&quot;}, {&quot;dropping-particle&quot;: &quot;&quot;, &quot;given&quot;: &quot;David&quot;, &quot;suffix&quot;: &quot;&quot;, &quot;family&quot;: &quot;Haussler&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Alexandre&quot;, &quot;suffix&quot;: &quot;&quot;, &quot;family&quot;: &quot;Raymond&quot;, &quot;parse-names&quot;: false, &quot;non-dropping-particle&quot;: &quot;&quot;}, {&quot;dropping-particle&quot;: &quot;&quot;, &quot;given&quot;: &quot;Nick&quot;, &quot;suffix&quot;: &quot;&quot;, &quot;family&quot;: &quot;Addleman&quot;, &quot;parse-names&quot;: false, &quot;non-dropping-particle&quot;: &quot;&quot;}, {&quot;dropping-particle&quot;: &quot;&quot;, &quot;given&quot;: &quot;Roger P&quot;, &quot;suffix&quot;: &quot;&quot;, &quot;family&quot;: &quot;Alexander&quot;, &quot;parse-names&quot;: false, &quot;non-dropping-particle&quot;: &quot;&quot;}, {&quot;dropping-particle&quot;: &quot;&quot;, &quot;given&quot;: &quot;Raymond K&quot;, &quot;suffix&quot;: &quot;&quot;, &quot;family&quot;: &quot;Auerbach&quot;, &quot;parse-names&quot;: false, &quot;non-dropping-particle&quot;: &quot;&quot;}, {&quot;dropping-particle&quot;: &quot;&quot;, &quot;given&quot;: &quot;Keith&quot;, &quot;suffix&quot;: &quot;&quot;, &quot;family&quot;: &quot;Bettinger&quot;, &quot;parse-names&quot;: false, &quot;non-dropping-particle&quot;: &quot;&quot;}, {&quot;dropping-particle&quot;: &quot;&quot;, &quot;given&quot;: &quot;Nitin&quot;, &quot;suffix&quot;: &quot;&quot;, &quot;family&quot;: &quot;Bhardwaj&quot;, &quot;parse-names&quot;: false, &quot;non-dropping-particle&quot;: &quot;&quot;}, {&quot;dropping-particle&quot;: &quot;&quot;, &quot;given&quot;: &quot;Alan P&quot;, &quot;suffix&quot;: &quot;&quot;, &quot;family&quot;: &quot;Boyle&quot;, &quot;parse-names&quot;: false, &quot;non-dropping-particle&quot;: &quot;&quot;}, {&quot;dropping-particle&quot;: &quot;&quot;, &quot;given&quot;: &quot;Alina R&quot;, &quot;suffix&quot;: &quot;&quot;, &quot;family&quot;: &quot;Cao&quot;, &quot;parse-names&quot;: false, &quot;non-dropping-particle&quot;: &quot;&quot;}, {&quot;dropping-particle&quot;: &quot;&quot;, &quot;given&quot;: &quot;Philip&quot;, &quot;suffix&quot;: &quot;&quot;, &quot;family&quot;: &quot;Cayting&quot;, &quot;parse-names&quot;: false, &quot;non-dropping-particle&quot;: &quot;&quot;}, {&quot;dropping-particle&quot;: &quot;&quot;, &quot;given&quot;: &quot;Alexandra&quot;, &quot;suffix&quot;: &quot;&quot;, &quot;family&quot;: &quot;Charos&quot;, &quot;parse-names&quot;: false, &quot;non-dropping-particle&quot;: &quot;&quot;}, {&quot;dropping-particle&quot;: &quot;&quot;, &quot;given&quot;: &quot;Yong&quot;, &quot;suffix&quot;: &quot;&quot;, &quot;family&quot;: &quot;Cheng&quot;, &quot;parse-names&quot;: false, &quot;non-dropping-particle&quot;: &quot;&quot;}, {&quot;dropping-particle&quot;: &quot;&quot;, &quot;given&quot;: &quot;Catharine&quot;, &quot;suffix&quot;: &quot;&quot;, &quot;family&quot;: &quot;Eastman&quot;, &quot;parse-names&quot;: false, &quot;non-dropping-particle&quot;: &quot;&quot;}, {&quot;dropping-particle&quot;: &quot;&quot;, &quot;given&quot;: &quot;Ghia&quot;, &quot;suffix&quot;: &quot;&quot;, &quot;family&quot;: &quot;Euskirchen&quot;, &quot;parse-names&quot;: false, &quot;non-dropping-particle&quot;: &quot;&quot;}, {&quot;dropping-particle&quot;: &quot;&quot;, &quot;given&quot;: &quot;Joseph D&quot;, &quot;suffix&quot;: &quot;&quot;, &quot;family&quot;: &quot;Fleming&quot;, &quot;parse-names&quot;: false, &quot;non-dropping-particle&quot;: &quot;&quot;}, {&quot;dropping-particle&quot;: &quot;&quot;, &quot;given&quot;: &quot;Fabian&quot;, &quot;suffix&quot;: &quot;&quot;, &quot;family&quot;: &quot;Grubert&quot;, &quot;parse-names&quot;: false, &quot;non-dropping-particle&quot;: &quot;&quot;}, {&quot;dropping-particle&quot;: &quot;&quot;, &quot;given&quot;: &quot;Lukas&quot;, &quot;suffix&quot;: &quot;&quot;, &quot;family&quot;: &quot;Habegger&quot;, &quot;parse-names&quot;: false, &quot;non-dropping-particle&quot;: &quot;&quot;}, {&quot;dropping-particle&quot;: &quot;&quot;, &quot;given&quot;: &quot;Manoj&quot;, &quot;suffix&quot;: &quot;&quot;, &quot;family&quot;: &quot;Hariharan&quot;, &quot;parse-names&quot;: false, &quot;non-dropping-particle&quot;: &quot;&quot;}, {&quot;dropping-particle&quot;: &quot;&quot;, &quot;given&quot;: &quot;Arif&quot;, &quot;suffix&quot;: &quot;&quot;, &quot;family&quot;: &quot;Harmanci&quot;, &quot;parse-names&quot;: false, &quot;non-dropping-particle&quot;: &quot;&quot;}, {&quot;dropping-particle&quot;: &quot;&quot;, &quot;given&quot;: &quot;Susma&quot;, &quot;suffix&quot;: &quot;&quot;, &quot;family&quot;: &quot;Iyenger&quot;, &quot;parse-names&quot;: false, &quot;non-dropping-particle&quot;: &quot;&quot;}, {&quot;dropping-particle&quot;: &quot;&quot;, &quot;given&quot;: &quot;Victor X&quot;, &quot;suffix&quot;: &quot;&quot;, &quot;family&quot;: &quot;Jin&quot;, &quot;parse-names&quot;: false, &quot;non-dropping-particle&quot;: &quot;&quot;}, {&quot;dropping-particle&quot;: &quot;&quot;, &quot;given&quot;: &quot;Konrad J&quot;, &quot;suffix&quot;: &quot;&quot;, &quot;family&quot;: &quot;Karczewski&quot;, &quot;parse-names&quot;: false, &quot;non-dropping-particle&quot;: &quot;&quot;}, {&quot;dropping-particle&quot;: &quot;&quot;, &quot;given&quot;: &quot;Maya&quot;, &quot;suffix&quot;: &quot;&quot;, &quot;family&quot;: &quot;Kasowski&quot;, &quot;parse-names&quot;: false, &quot;non-dropping-particle&quot;: &quot;&quot;}, {&quot;dropping-particle&quot;: &quot;&quot;, &quot;given&quot;: &quot;Phil&quot;, &quot;suffix&quot;: &quot;&quot;, &quot;family&quot;: &quot;Lacroute&quot;, &quot;parse-names&quot;: false, &quot;non-dropping-particle&quot;: &quot;&quot;}, {&quot;dropping-particle&quot;: &quot;&quot;, &quot;given&quot;: &quot;Hugo&quot;, &quot;suffix&quot;: &quot;&quot;, &quot;family&quot;: &quot;Lam&quot;, &quot;parse-names&quot;: false, &quot;non-dropping-particle&quot;: &quot;&quot;}, {&quot;dropping-particle&quot;: &quot;&quot;, &quot;given&quot;: &quot;Nathan&quot;, &quot;suffix&quot;: &quot;&quot;, &quot;family&quot;: &quot;Larnarre-Vincent&quot;, &quot;parse-names&quot;: false, &quot;non-dropping-particle&quot;: &quot;&quot;}, {&quot;dropping-particle&quot;: &quot;&quot;, &quot;given&quot;: &quot;Jin&quot;, &quot;suffix&quot;: &quot;&quot;, &quot;family&quot;: &quot;Lian&quot;, &quot;parse-names&quot;: false, &quot;non-dropping-particle&quot;: &quot;&quot;}, {&quot;dropping-particle&quot;: &quot;&quot;, &quot;given&quot;: &quot;Marianne&quot;, &quot;suffix&quot;: &quot;&quot;, &quot;family&quot;: &quot;Lindahl-Allen&quot;, &quot;parse-names&quot;: false, &quot;non-dropping-particle&quot;: &quot;&quot;}, {&quot;dropping-particle&quot;: &quot;&quot;, &quot;given&quot;: &quot;Renqiang&quot;, &quot;suffix&quot;: &quot;&quot;, &quot;family&quot;: &quot;Min&quot;, &quot;parse-names&quot;: false, &quot;non-dropping-particle&quot;: &quot;&quot;}, {&quot;dropping-particle&quot;: &quot;&quot;, &quot;given&quot;: &quot;Benoit&quot;, &quot;suffix&quot;: &quot;&quot;, &quot;family&quot;: &quot;Miotto&quot;, &quot;parse-names&quot;: false, &quot;non-dropping-particle&quot;: &quot;&quot;}, {&quot;dropping-particle&quot;: &quot;&quot;, &quot;given&quot;: &quot;Hannah&quot;, &quot;suffix&quot;: &quot;&quot;, &quot;family&quot;: &quot;Monahan&quot;, &quot;parse-names&quot;: false, &quot;non-dropping-particle&quot;: &quot;&quot;}, {&quot;dropping-particle&quot;: &quot;&quot;, &quot;given&quot;: &quot;Zarmik&quot;, &quot;suffix&quot;: &quot;&quot;, &quot;family&quot;: &quot;Moqtaderi&quot;, &quot;parse-names&quot;: false, &quot;non-dropping-particle&quot;: &quot;&quot;}, {&quot;dropping-particle&quot;: &quot;&quot;, &quot;given&quot;: &quot;Xinmeng J&quot;, &quot;suffix&quot;: &quot;&quot;, &quot;family&quot;: &quot;Mu&quot;, &quot;parse-names&quot;: false, &quot;non-dropping-particle&quot;: &quot;&quot;}, {&quot;dropping-particle&quot;: &quot;&quot;, &quot;given&quot;: &quot;Henriette&quot;, &quot;suffix&quot;: &quot;&quot;, &quot;family&quot;: &quot;O'Geen&quot;, &quot;parse-names&quot;: false, &quot;non-dropping-particle&quot;: &quot;&quot;}, {&quot;dropping-particle&quot;: &quot;&quot;, &quot;given&quot;: &quot;Zhengqing&quot;, &quot;suffix&quot;: &quot;&quot;, &quot;family&quot;: &quot;Ouyang&quot;, &quot;parse-names&quot;: false, &quot;non-dropping-particle&quot;: &quot;&quot;}, {&quot;dropping-particle&quot;: &quot;&quot;, &quot;given&quot;: &quot;Dorrelyn&quot;, &quot;suffix&quot;: &quot;&quot;, &quot;family&quot;: &quot;Patacsil&quot;, &quot;parse-names&quot;: false, &quot;non-dropping-particle&quot;: &quot;&quot;}, {&quot;dropping-particle&quot;: &quot;&quot;, &quot;given&quot;: &quot;Debasish&quot;, &quot;suffix&quot;: &quot;&quot;, &quot;family&quot;: &quot;Raha&quot;, &quot;parse-names&quot;: false, &quot;non-dropping-particle&quot;: &quot;&quot;}, {&quot;dropping-particle&quot;: &quot;&quot;, &quot;given&quot;: &quot;Lucia&quot;, &quot;suffix&quot;: &quot;&quot;, &quot;family&quot;: &quot;Ramirez&quot;, &quot;parse-names&quot;: false, &quot;non-dropping-particle&quot;: &quot;&quot;}, {&quot;dropping-particle&quot;: &quot;&quot;, &quot;given&quot;: &quot;Brian&quot;, &quot;suffix&quot;: &quot;&quot;, &quot;family&quot;: &quot;Reed&quot;, &quot;parse-names&quot;: false, &quot;non-dropping-particle&quot;: &quot;&quot;}, {&quot;dropping-particle&quot;: &quot;&quot;, &quot;given&quot;: &quot;Minyi&quot;, &quot;suffix&quot;: &quot;&quot;, &quot;family&quot;: &quot;Shi&quot;, &quot;parse-names&quot;: false, &quot;non-dropping-particle&quot;: &quot;&quot;}, {&quot;dropping-particle&quot;: &quot;&quot;, &quot;given&quot;: &quot;Teri&quot;, &quot;suffix&quot;: &quot;&quot;, &quot;family&quot;: &quot;Slifer&quot;, &quot;parse-names&quot;: false, &quot;non-dropping-particle&quot;: &quot;&quot;}, {&quot;dropping-particle&quot;: &quot;&quot;, &quot;given&quot;: &quot;Heather&quot;, &quot;suffix&quot;: &quot;&quot;, &quot;family&quot;: &quot;Witt&quot;, &quot;parse-names&quot;: false, &quot;non-dropping-particle&quot;: &quot;&quot;}, {&quot;dropping-particle&quot;: &quot;&quot;, &quot;given&quot;: &quot;Linfeng&quot;, &quot;suffix&quot;: &quot;&quot;, &quot;family&quot;: &quot;Wu&quot;, &quot;parse-names&quot;: false, &quot;non-dropping-particle&quot;: &quot;&quot;}, {&quot;dropping-particle&quot;: &quot;&quot;, &quot;given&quot;: &quot;Xiaoqin&quot;, &quot;suffix&quot;: &quot;&quot;, &quot;family&quot;: &quot;Xu&quot;, &quot;parse-names&quot;: false, &quot;non-dropping-particle&quot;: &quot;&quot;}, {&quot;dropping-particle&quot;: &quot;&quot;, &quot;given&quot;: &quot;Koon-Kiu&quot;, &quot;suffix&quot;: &quot;&quot;, &quot;family&quot;: &quot;Yan&quot;, &quot;parse-names&quot;: false, &quot;non-dropping-particle&quot;: &quot;&quot;}, {&quot;dropping-particle&quot;: &quot;&quot;, &quot;given&quot;: &quot;Xinqiong&quot;, &quot;suffix&quot;: &quot;&quot;, &quot;family&quot;: &quot;Yang&quot;, &quot;parse-names&quot;: false, &quot;non-dropping-particle&quot;: &quot;&quot;}, {&quot;dropping-particle&quot;: &quot;&quot;, &quot;given&quot;: &quot;Kevin&quot;, &quot;suffix&quot;: &quot;&quot;, &quot;family&quot;: &quot;Struhl&quot;, &quot;parse-names&quot;: false, &quot;non-dropping-particle&quot;: &quot;&quot;}, {&quot;dropping-particle&quot;: &quot;&quot;, &quot;given&quot;: &quot;Sherman M&quot;, &quot;suffix&quot;: &quot;&quot;, &quot;family&quot;: &quot;Weissman&quot;, &quot;parse-names&quot;: false, &quot;non-dropping-particle&quot;: &quot;&quot;}, {&quot;dropping-particle&quot;: &quot;&quot;, &quot;given&quot;: &quot;Scott a&quot;, &quot;suffix&quot;: &quot;&quot;, &quot;family&quot;: &quot;Tenebaum&quot;, &quot;parse-names&quot;: false, &quot;non-dropping-particle&quot;: &quot;&quot;}, {&quot;dropping-particle&quot;: &quot;&quot;, &quot;given&quot;: &quot;Luiz O&quot;, &quot;suffix&quot;: &quot;&quot;, &quot;family&quot;: &quot;Penalva&quot;, &quot;parse-names&quot;: false, &quot;non-dropping-particle&quot;: &quot;&quot;}, {&quot;dropping-particle&quot;: &quot;&quot;, &quot;given&quot;: &quot;Subhradip&quot;, &quot;suffix&quot;: &quot;&quot;, &quot;family&quot;: &quot;Karmakar&quot;, &quot;parse-names&quot;: false, &quot;non-dropping-particle&quot;: &quot;&quot;}, {&quot;dropping-particle&quot;: &quot;&quot;, &quot;given&quot;: &quot;Raj R&quot;, &quot;suffix&quot;: &quot;&quot;, &quot;family&quot;: &quot;Bhanvadia&quot;, &quot;parse-names&quot;: false, &quot;non-dropping-particle&quot;: &quot;&quot;}, {&quot;dropping-particle&quot;: &quot;&quot;, &quot;given&quot;: &quot;Alina&quot;, &quot;suffix&quot;: &quot;&quot;, &quot;family&quot;: &quot;Choudhury&quot;, &quot;parse-names&quot;: false, &quot;non-dropping-particle&quot;: &quot;&quot;}, {&quot;dropping-particle&quot;: &quot;&quot;, &quot;given&quot;: &quot;Marc&quot;, &quot;suffix&quot;: &quot;&quot;, &quot;family&quot;: &quot;Domanus&quot;, &quot;parse-names&quot;: false, &quot;non-dropping-particle&quot;: &quot;&quot;}, {&quot;dropping-particle&quot;: &quot;&quot;, &quot;given&quot;: &quot;Lijia&quot;, &quot;suffix&quot;: &quot;&quot;, &quot;family&quot;: &quot;Ma&quot;, &quot;parse-names&quot;: false, &quot;non-dropping-particle&quot;: &quot;&quot;}, {&quot;dropping-particle&quot;: &quot;&quot;, &quot;given&quot;: &quot;Jennifer&quot;, &quot;suffix&quot;: &quot;&quot;, &quot;family&quot;: &quot;Moran&quot;, &quot;parse-names&quot;: false, &quot;non-dropping-particle&quot;: &quot;&quot;}, {&quot;dropping-particle&quot;: &quot;&quot;, &quot;given&quot;: &quot;Alec&quot;, &quot;suffix&quot;: &quot;&quot;, &quot;family&quot;: &quot;Victorsen&quot;, &quot;parse-names&quot;: false, &quot;non-dropping-particle&quot;: &quot;&quot;}, {&quot;dropping-particle&quot;: &quot;&quot;, &quot;given&quot;: &quot;Thomas&quot;, &quot;suffix&quot;: &quot;&quot;, &quot;family&quot;: &quot;Auer&quot;, &quot;parse-names&quot;: false, &quot;non-dropping-particle&quot;: &quot;&quot;}, {&quot;dropping-particle&quot;: &quot;&quot;, &quot;given&quot;: &quot;Lazaro&quot;, &quot;suffix&quot;: &quot;&quot;, &quot;family&quot;: &quot;Centarin&quot;, &quot;parse-names&quot;: false, &quot;non-dropping-particle&quot;: &quot;&quot;}, {&quot;dropping-particle&quot;: &quot;&quot;, &quot;given&quot;: &quot;Michael&quot;, &quot;suffix&quot;: &quot;&quot;, &quot;family&quot;: &quot;Eichenlaub&quot;, &quot;parse-names&quot;: false, &quot;non-dropping-particle&quot;: &quot;&quot;}, {&quot;dropping-particle&quot;: &quot;&quot;, &quot;given&quot;: &quot;Franziska&quot;, &quot;suffix&quot;: &quot;&quot;, &quot;family&quot;: &quot;Gruhl&quot;, &quot;parse-names&quot;: false, &quot;non-dropping-particle&quot;: &quot;&quot;}, {&quot;dropping-particle&quot;: &quot;&quot;, &quot;given&quot;: &quot;Stephan&quot;, &quot;suffix&quot;: &quot;&quot;, &quot;family&quot;: &quot;Heerman&quot;, &quot;parse-names&quot;: false, &quot;non-dropping-particle&quot;: &quot;&quot;}, {&quot;dropping-particle&quot;: &quot;&quot;, &quot;given&quot;: &quot;Burkard&quot;, &quot;suffix&quot;: &quot;&quot;, &quot;family&quot;: &quot;Hoeckendorf&quot;, &quot;parse-names&quot;: false, &quot;non-dropping-particle&quot;: &quot;&quot;}, {&quot;dropping-particle&quot;: &quot;&quot;, &quot;given&quot;: &quot;Daigo&quot;, &quot;suffix&quot;: &quot;&quot;, &quot;family&quot;: &quot;Inoue&quot;, &quot;parse-names&quot;: false, &quot;non-dropping-particle&quot;: &quot;&quot;}, {&quot;dropping-particle&quot;: &quot;&quot;, &quot;given&quot;: &quot;Tanja&quot;, &quot;suffix&quot;: &quot;&quot;, &quot;family&quot;: &quot;Kellner&quot;, &quot;parse-names&quot;: false, &quot;non-dropping-particle&quot;: &quot;&quot;}, {&quot;dropping-particle&quot;: &quot;&quot;, &quot;given&quot;: &quot;Stephan&quot;, &quot;suffix&quot;: &quot;&quot;, &quot;family&quot;: &quot;Kirchmaier&quot;, &quot;parse-names&quot;: false, &quot;non-dropping-particle&quot;: &quot;&quot;}, {&quot;dropping-particle&quot;: &quot;&quot;, &quot;given&quot;: &quot;Claudia&quot;, &quot;suffix&quot;: &quot;&quot;, &quot;family&quot;: &quot;Mueller&quot;, &quot;parse-names&quot;: false, &quot;non-dropping-particle&quot;: &quot;&quot;}, {&quot;dropping-particle&quot;: &quot;&quot;, &quot;given&quot;: &quot;Robert&quot;, &quot;suffix&quot;: &quot;&quot;, &quot;family&quot;: &quot;Reinhardt&quot;, &quot;parse-names&quot;: false, &quot;non-dropping-particle&quot;: &quot;&quot;}, {&quot;dropping-particle&quot;: &quot;&quot;, &quot;given&quot;: &quot;Lea&quot;, &quot;suffix&quot;: &quot;&quot;, &quot;family&quot;: &quot;Schertel&quot;, &quot;parse-names&quot;: false, &quot;non-dropping-particle&quot;: &quot;&quot;}, {&quot;dropping-particle&quot;: &quot;&quot;, &quot;given&quot;: &quot;Stephanie&quot;, &quot;suffix&quot;: &quot;&quot;, &quot;family&quot;: &quot;Schneider&quot;, &quot;parse-names&quot;: false, &quot;non-dropping-particle&quot;: &quot;&quot;}, {&quot;dropping-particle&quot;: &quot;&quot;, &quot;given&quot;: &quot;Rebecca&quot;, &quot;suffix&quot;: &quot;&quot;, &quot;family&quot;: &quot;Sinn&quot;, &quot;parse-names&quot;: false, &quot;non-dropping-particle&quot;: &quot;&quot;}, {&quot;dropping-particle&quot;: &quot;&quot;, &quot;given&quot;: &quot;Beate&quot;, &quot;suffix&quot;: &quot;&quot;, &quot;family&quot;: &quot;Wittbrodt&quot;, &quot;parse-names&quot;: false, &quot;non-dropping-particle&quot;: &quot;&quot;}, {&quot;dropping-particle&quot;: &quot;&quot;, &quot;given&quot;: &quot;Jochen&quot;, &quot;suffix&quot;: &quot;&quot;, &quot;family&quot;: &quot;Wittbrodt&quot;, &quot;parse-names&quot;: false, &quot;non-dropping-particle&quot;: &quot;&quot;}, {&quot;dropping-particle&quot;: &quot;&quot;, &quot;given&quot;: &quot;Gaurav&quot;, &quot;suffix&quot;: &quot;&quot;, &quot;family&quot;: &quot;Jain&quot;, &quot;parse-names&quot;: false, &quot;non-dropping-particle&quot;: &quot;&quot;}, {&quot;dropping-particle&quot;: &quot;&quot;, &quot;given&quot;: &quot;Gayathri&quot;, &quot;suffix&quot;: &quot;&quot;, &quot;family&quot;: &quot;Balasundaram&quot;, &quot;parse-names&quot;: false, &quot;non-dropping-particle&quot;: &quot;&quot;}, {&quot;dropping-particle&quot;: &quot;&quot;, &quot;given&quot;: &quot;Daniel L&quot;, &quot;suffix&quot;: &quot;&quot;, &quot;family&quot;: &quot;Bates&quot;, &quot;parse-names&quot;: false, &quot;non-dropping-particle&quot;: &quot;&quot;}, {&quot;dropping-particle&quot;: &quot;&quot;, &quot;given&quot;: &quot;Rachel&quot;, &quot;suffix&quot;: &quot;&quot;, &quot;family&quot;: &quot;Byron&quot;, &quot;parse-names&quot;: false, &quot;non-dropping-particle&quot;: &quot;&quot;}, {&quot;dropping-particle&quot;: &quot;&quot;, &quot;given&quot;: &quot;Theresa K&quot;, &quot;suffix&quot;: &quot;&quot;, &quot;family&quot;: &quot;Canfield&quot;, &quot;parse-names&quot;: false, &quot;non-dropping-particle&quot;: &quot;&quot;}, {&quot;dropping-particle&quot;: &quot;&quot;, &quot;given&quot;: &quot;Morgan J&quot;, &quot;suffix&quot;: &quot;&quot;, &quot;family&quot;: &quot;Diegel&quot;, &quot;parse-names&quot;: false, &quot;non-dropping-particle&quot;: &quot;&quot;}, {&quot;dropping-particle&quot;: &quot;&quot;, &quot;given&quot;: &quot;Douglas&quot;, &quot;suffix&quot;: &quot;&quot;, &quot;family&quot;: &quot;Dunn&quot;, &quot;parse-names&quot;: false, &quot;non-dropping-particle&quot;: &quot;&quot;}, {&quot;dropping-particle&quot;: &quot;&quot;, &quot;given&quot;: &quot;Abigail K&quot;, &quot;suffix&quot;: &quot;&quot;, &quot;family&quot;: &quot;Ebersol&quot;, &quot;parse-names&quot;: false, &quot;non-dropping-particle&quot;: &quot;&quot;}, {&quot;dropping-particle&quot;: &quot;&quot;, &quot;given&quot;: &quot;Tristan&quot;, &quot;suffix&quot;: &quot;&quot;, &quot;family&quot;: &quot;Frum&quot;, &quot;parse-names&quot;: false, &quot;non-dropping-particle&quot;: &quot;&quot;}, {&quot;dropping-particle&quot;: &quot;&quot;, &quot;given&quot;: &quot;Kavita&quot;, &quot;suffix&quot;: &quot;&quot;, &quot;family&quot;: &quot;Garg&quot;, &quot;parse-names&quot;: false, &quot;non-dropping-particle&quot;: &quot;&quot;}, {&quot;dropping-particle&quot;: &quot;&quot;, &quot;given&quot;: &quot;Erica&quot;, &quot;suffix&quot;: &quot;&quot;, &quot;family&quot;: &quot;Gist&quot;, &quot;parse-names&quot;: false, &quot;non-dropping-particle&quot;: &quot;&quot;}, {&quot;dropping-particle&quot;: &quot;&quot;, &quot;given&quot;: &quot;R Scott&quot;, &quot;suffix&quot;: &quot;&quot;, &quot;family&quot;: &quot;Hansen&quot;, &quot;parse-names&quot;: false, &quot;non-dropping-particle&quot;: &quot;&quot;}, {&quot;dropping-particle&quot;: &quot;&quot;, &quot;given&quot;: &quot;Lisa&quot;, &quot;suffix&quot;: &quot;&quot;, &quot;family&quot;: &quot;Boatman&quot;, &quot;parse-names&quot;: false, &quot;non-dropping-particle&quot;: &quot;&quot;}, {&quot;dropping-particle&quot;: &quot;&quot;, &quot;given&quot;: &quot;Eric&quot;, &quot;suffix&quot;: &quot;&quot;, &quot;family&quot;: &quot;Haugen&quot;, &quot;parse-names&quot;: false, &quot;non-dropping-particle&quot;: &quot;&quot;}, {&quot;dropping-particle&quot;: &quot;&quot;, &quot;given&quot;: &quot;Richard&quot;, &quot;suffix&quot;: &quot;&quot;, &quot;family&quot;: &quot;Humbert&quot;, &quot;parse-names&quot;: false, &quot;non-dropping-particle&quot;: &quot;&quot;}, {&quot;dropping-particle&quot;: &quot;&quot;, &quot;given&quot;: &quot;Audra K&quot;, &quot;suffix&quot;: &quot;&quot;, &quot;family&quot;: &quot;Johnson&quot;, &quot;parse-names&quot;: false, &quot;non-dropping-particle&quot;: &quot;&quot;}, {&quot;dropping-particle&quot;: &quot;&quot;, &quot;given&quot;: &quot;Ericka M&quot;, &quot;suffix&quot;: &quot;&quot;, &quot;family&quot;: &quot;Johnson&quot;, &quot;parse-names&quot;: false, &quot;non-dropping-particle&quot;: &quot;&quot;}, {&quot;dropping-particle&quot;: &quot;&quot;, &quot;given&quot;: &quot;Tattayana M&quot;, &quot;suffix&quot;: &quot;&quot;, &quot;family&quot;: &quot;Kutyavin&quot;, &quot;parse-names&quot;: false, &quot;non-dropping-particle&quot;: &quot;&quot;}, {&quot;dropping-particle&quot;: &quot;&quot;, &quot;given&quot;: &quot;Kristin&quot;, &quot;suffix&quot;: &quot;&quot;, &quot;family&quot;: &quot;Lee&quot;, &quot;parse-names&quot;: false, &quot;non-dropping-particle&quot;: &quot;&quot;}, {&quot;dropping-particle&quot;: &quot;&quot;, &quot;given&quot;: &quot;Dimitra&quot;, &quot;suffix&quot;: &quot;&quot;, &quot;family&quot;: &quot;Lotakis&quot;, &quot;parse-names&quot;: false, &quot;non-dropping-particle&quot;: &quot;&quot;}, {&quot;dropping-particle&quot;: &quot;&quot;, &quot;given&quot;: &quot;Matthew T&quot;, &quot;suffix&quot;: &quot;&quot;, &quot;family&quot;: &quot;Maurano&quot;, &quot;parse-names&quot;: false, &quot;non-dropping-particle&quot;: &quot;&quot;}, {&quot;dropping-particle&quot;: &quot;&quot;, &quot;given&quot;: &quot;Shane J&quot;, &quot;suffix&quot;: &quot;&quot;, &quot;family&quot;: &quot;Neph&quot;, &quot;parse-names&quot;: false, &quot;non-dropping-particle&quot;: &quot;&quot;}, {&quot;dropping-particle&quot;: &quot;V&quot;, &quot;given&quot;: &quot;Fiedencio&quot;, &quot;suffix&quot;: &quot;&quot;, &quot;family&quot;: &quot;Neri&quot;, &quot;parse-names&quot;: false, &quot;non-dropping-particle&quot;: &quot;&quot;}, {&quot;dropping-particle&quot;: &quot;&quot;, &quot;given&quot;: &quot;Eric D&quot;, &quot;suffix&quot;: &quot;&quot;, &quot;family&quot;: &quot;Nguyen&quot;, &quot;parse-names&quot;: false, &quot;non-dropping-particle&quot;: &quot;&quot;}, {&quot;dropping-particle&quot;: &quot;&quot;, &quot;given&quot;: &quot;Hongzhu&quot;, &quot;suffix&quot;: &quot;&quot;, &quot;family&quot;: &quot;Qu&quot;, &quot;parse-names&quot;: false, &quot;non-dropping-particle&quot;: &quot;&quot;}, {&quot;dropping-particle&quot;: &quot;&quot;, &quot;given&quot;: &quot;Alex P&quot;, &quot;suffix&quot;: &quot;&quot;, &quot;family&quot;: &quot;Reynolds&quot;, &quot;parse-names&quot;: false, &quot;non-dropping-particle&quot;: &quot;&quot;}, {&quot;dropping-particle&quot;: &quot;&quot;, &quot;given&quot;: &quot;Vaughn&quot;, &quot;suffix&quot;: &quot;&quot;, &quot;family&quot;: &quot;Roach&quot;, &quot;parse-names&quot;: false, &quot;non-dropping-particle&quot;: &quot;&quot;}, {&quot;dropping-particle&quot;: &quot;&quot;, &quot;given&quot;: &quot;Eric&quot;, &quot;suffix&quot;: &quot;&quot;, &quot;family&quot;: &quot;Rynes&quot;, &quot;parse-names&quot;: false, &quot;non-dropping-particle&quot;: &quot;&quot;}, {&quot;dropping-particle&quot;: &quot;&quot;, &quot;given&quot;: &quot;Minerva E&quot;, &quot;suffix&quot;: &quot;&quot;, &quot;family&quot;: &quot;Sanchez&quot;, &quot;parse-names&quot;: false, &quot;non-dropping-particle&quot;: &quot;&quot;}, {&quot;dropping-particle&quot;: &quot;&quot;, &quot;given&quot;: &quot;Richard S&quot;, &quot;suffix&quot;: &quot;&quot;, &quot;family&quot;: &quot;Sandstrom&quot;, &quot;parse-names&quot;: false, &quot;non-dropping-particle&quot;: &quot;&quot;}, {&quot;dropping-particle&quot;: &quot;&quot;, &quot;given&quot;: &quot;Anthony O&quot;, &quot;suffix&quot;: &quot;&quot;, &quot;family&quot;: &quot;Shafer&quot;, &quot;parse-names&quot;: false, &quot;non-dropping-particle&quot;: &quot;&quot;}, {&quot;dropping-particle&quot;: &quot;&quot;, &quot;given&quot;: &quot;Andrew B&quot;, &quot;suffix&quot;: &quot;&quot;, &quot;family&quot;: &quot;Stergachis&quot;, &quot;parse-names&quot;: false, &quot;non-dropping-particle&quot;: &quot;&quot;}, {&quot;dropping-particle&quot;: &quot;&quot;, &quot;given&quot;: &quot;Sean&quot;, &quot;suffix&quot;: &quot;&quot;, &quot;family&quot;: &quot;Thomas&quot;, &quot;parse-names&quot;: false, &quot;non-dropping-particle&quot;: &quot;&quot;}, {&quot;dropping-particle&quot;: &quot;&quot;, &quot;given&quot;: &quot;Benjamin&quot;, &quot;suffix&quot;: &quot;&quot;, &quot;family&quot;: &quot;Vernot&quot;, &quot;parse-names&quot;: false, &quot;non-dropping-particle&quot;: &quot;&quot;}, {&quot;dropping-particle&quot;: &quot;&quot;, &quot;given&quot;: &quot;Jeff&quot;, &quot;suffix&quot;: &quot;&quot;, &quot;family&quot;: &quot;Vierstra&quot;, &quot;parse-names&quot;: false, &quot;non-dropping-particle&quot;: &quot;&quot;}, {&quot;dropping-particle&quot;: &quot;&quot;, &quot;given&quot;: &quot;Shinny&quot;, &quot;suffix&quot;: &quot;&quot;, &quot;family&quot;: &quot;Vong&quot;, &quot;parse-names&quot;: false, &quot;non-dropping-particle&quot;: &quot;&quot;}, {&quot;dropping-particle&quot;: &quot;&quot;, &quot;given&quot;: &quot;Molly a&quot;, &quot;suffix&quot;: &quot;&quot;, &quot;family&quot;: &quot;Weaver&quot;, &quot;parse-names&quot;: false, &quot;non-dropping-particle&quot;: &quot;&quot;}, {&quot;dropping-particle&quot;: &quot;&quot;, &quot;given&quot;: &quot;Yongqi&quot;, &quot;suffix&quot;: &quot;&quot;, &quot;family&quot;: &quot;Yan&quot;, &quot;parse-names&quot;: false, &quot;non-dropping-particle&quot;: &quot;&quot;}, {&quot;dropping-particle&quot;: &quot;&quot;, &quot;given&quot;: &quot;Miaohua&quot;, &quot;suffix&quot;: &quot;&quot;, &quot;family&quot;: &quot;Zhang&quot;, &quot;parse-names&quot;: false, &quot;non-dropping-particle&quot;: &quot;&quot;}, {&quot;dropping-particle&quot;: &quot;&quot;, &quot;given&quot;: &quot;Joshua a&quot;, &quot;suffix&quot;: &quot;&quot;, &quot;family&quot;: &quot;Akey&quot;, &quot;parse-names&quot;: false, &quot;non-dropping-particle&quot;: &quot;&quot;}, {&quot;dropping-particle&quot;: &quot;&quot;, &quot;given&quot;: &quot;Michael&quot;, &quot;suffix&quot;: &quot;&quot;, &quot;family&quot;: &quot;Bender&quot;, &quot;parse-names&quot;: false, &quot;non-dropping-particle&quot;: &quot;&quot;}, {&quot;dropping-particle&quot;: &quot;&quot;, &quot;given&quot;: &quot;Michael O&quot;, &quot;suffix&quot;: &quot;&quot;, &quot;family&quot;: &quot;Dorschner&quot;, &quot;parse-names&quot;: false, &quot;non-dropping-particle&quot;: &quot;&quot;}, {&quot;dropping-particle&quot;: &quot;&quot;, &quot;given&quot;: &quot;Mark&quot;, &quot;suffix&quot;: &quot;&quot;, &quot;family&quot;: &quot;Groudine&quot;, &quot;parse-names&quot;: false, &quot;non-dropping-particle&quot;: &quot;&quot;}, {&quot;dropping-particle&quot;: &quot;&quot;, &quot;given&quot;: &quot;Michael J&quot;, &quot;suffix&quot;: &quot;&quot;, &quot;family&quot;: &quot;MacCoss&quot;, &quot;parse-names&quot;: false, &quot;non-dropping-particle&quot;: &quot;&quot;}, {&quot;dropping-particle&quot;: &quot;&quot;, &quot;given&quot;: &quot;Patrick&quot;, &quot;suffix&quot;: &quot;&quot;, &quot;family&quot;: &quot;Navas&quot;, &quot;parse-names&quot;: false, &quot;non-dropping-particle&quot;: &quot;&quot;}, {&quot;dropping-particle&quot;: &quot;&quot;, &quot;given&quot;: &quot;George&quot;, &quot;suffix&quot;: &quot;&quot;, &quot;family&quot;: &quot;Stamatoyannopoulos&quot;, &quot;parse-names&quot;: false, &quot;non-dropping-particle&quot;: &quot;&quot;}, {&quot;dropping-particle&quot;: &quot;&quot;, &quot;given&quot;: &quot;John a&quot;, &quot;suffix&quot;: &quot;&quot;, &quot;family&quot;: &quot;Stamatoyannopoulos&quot;, &quot;parse-names&quot;: false, &quot;non-dropping-particle&quot;: &quot;&quot;}, {&quot;dropping-particle&quot;: &quot;&quot;, &quot;given&quot;: &quot;Kathryn&quot;, &quot;suffix&quot;: &quot;&quot;, &quot;family&quot;: &quot;Beal&quot;, &quot;parse-names&quot;: false, &quot;non-dropping-particle&quot;: &quot;&quot;}, {&quot;dropping-particle&quot;: &quot;&quot;, &quot;given&quot;: &quot;Alvis&quot;, &quot;suffix&quot;: &quot;&quot;, &quot;family&quot;: &quot;Brazma&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Nathan&quot;, &quot;suffix&quot;: &quot;&quot;, &quot;family&quot;: &quot;Johnson&quot;, &quot;parse-names&quot;: false, &quot;non-dropping-particle&quot;: &quot;&quot;}, {&quot;dropping-particle&quot;: &quot;&quot;, &quot;given&quot;: &quot;Margus&quot;, &quot;suffix&quot;: &quot;&quot;, &quot;family&quot;: &quot;Lukk&quot;, &quot;parse-names&quot;: false, &quot;non-dropping-particle&quot;: &quot;&quot;}, {&quot;dropping-particle&quot;: &quot;&quot;, &quot;given&quot;: &quot;Nicholas M&quot;, &quot;suffix&quot;: &quot;&quot;, &quot;family&quot;: &quot;Luscombe&quot;, &quot;parse-names&quot;: false, &quot;non-dropping-particle&quot;: &quot;&quot;}, {&quot;dropping-particle&quot;: &quot;&quot;, &quot;given&quot;: &quot;Daniel&quot;, &quot;suffix&quot;: &quot;&quot;, &quot;family&quot;: &quot;Sobral&quot;, &quot;parse-names&quot;: false, &quot;non-dropping-particle&quot;: &quot;&quot;}, {&quot;dropping-particle&quot;: &quot;&quot;, &quot;given&quot;: &quot;Juan M&quot;, &quot;suffix&quot;: &quot;&quot;, &quot;family&quot;: &quot;Vaquerizas&quot;, &quot;parse-names&quot;: false, &quot;non-dropping-particle&quot;: &quot;&quot;}, {&quot;dropping-particle&quot;: &quot;&quot;, &quot;given&quot;: &quot;Serafim&quot;, &quot;suffix&quot;: &quot;&quot;, &quot;family&quot;: &quot;Batzoglou&quot;, &quot;parse-names&quot;: false, &quot;non-dropping-particle&quot;: &quot;&quot;}, {&quot;dropping-particle&quot;: &quot;&quot;, &quot;given&quot;: &quot;Arend&quot;, &quot;suffix&quot;: &quot;&quot;, &quot;family&quot;: &quot;Sidow&quot;, &quot;parse-names&quot;: false, &quot;non-dropping-particle&quot;: &quot;&quot;}, {&quot;dropping-particle&quot;: &quot;&quot;, &quot;given&quot;: &quot;Nadine&quot;, &quot;suffix&quot;: &quot;&quot;, &quot;family&quot;: &quot;Hussami&quot;, &quot;parse-names&quot;: false, &quot;non-dropping-particle&quot;: &quot;&quot;}, {&quot;dropping-particle&quot;: &quot;&quot;, &quot;given&quot;: &quot;Sofia&quot;, &quot;suffix&quot;: &quot;&quot;, &quot;family&quot;: &quot;Kyriazopoulou-Panagiotopoulou&quot;, &quot;parse-names&quot;: false, &quot;non-dropping-particle&quot;: &quot;&quot;}, {&quot;dropping-particle&quot;: &quot;&quot;, &quot;given&quot;: &quot;Max W&quot;, &quot;suffix&quot;: &quot;&quot;, &quot;family&quot;: &quot;Libbrecht&quot;, &quot;parse-names&quot;: false, &quot;non-dropping-particle&quot;: &quot;&quot;}, {&quot;dropping-particle&quot;: &quot;&quot;, &quot;given&quot;: &quot;Marc a&quot;, &quot;suffix&quot;: &quot;&quot;, &quot;family&quot;: &quot;Schaub&quot;, &quot;parse-names&quot;: false, &quot;non-dropping-particle&quot;: &quot;&quot;}, {&quot;dropping-particle&quot;: &quot;&quot;, &quot;given&quot;: &quot;Webb&quot;, &quot;suffix&quot;: &quot;&quot;, &quot;family&quot;: &quot;Miller&quot;, &quot;parse-names&quot;: false, &quot;non-dropping-particle&quot;: &quot;&quot;}, {&quot;dropping-particle&quot;: &quot;&quot;, &quot;given&quot;: &quot;Peter J&quot;, &quot;suffix&quot;: &quot;&quot;, &quot;family&quot;: &quot;Bickel&quot;, &quot;parse-names&quot;: false, &quot;non-dropping-particle&quot;: &quot;&quot;}, {&quot;dropping-particle&quot;: &quot;&quot;, &quot;given&quot;: &quot;Balazs&quot;, &quot;suffix&quot;: &quot;&quot;, &quot;family&quot;: &quot;Banfai&quot;, &quot;parse-names&quot;: false, &quot;non-dropping-particle&quot;: &quot;&quot;}, {&quot;dropping-particle&quot;: &quot;&quot;, &quot;given&quot;: &quot;Nathan P&quot;, &quot;suffix&quot;: &quot;&quot;, &quot;family&quot;: &quot;Boley&quot;, &quot;parse-names&quot;: false, &quot;non-dropping-particle&quot;: &quot;&quot;}, {&quot;dropping-particle&quot;: &quot;&quot;, &quot;given&quot;: &quot;Haiyan&quot;, &quot;suffix&quot;: &quot;&quot;, &quot;family&quot;: &quot;Huang&quot;, &quot;parse-names&quot;: false, &quot;non-dropping-particle&quot;: &quot;&quot;}, {&quot;dropping-particle&quot;: &quot;&quot;, &quot;given&quot;: &quot;Jingyi Jessica&quot;, &quot;suffix&quot;: &quot;&quot;, &quot;family&quot;: &quot;Li&quot;, &quot;parse-names&quot;: false, &quot;non-dropping-particle&quot;: &quot;&quot;}, {&quot;dropping-particle&quot;: &quot;&quot;, &quot;given&quot;: &quot;William Stafford&quot;, &quot;suffix&quot;: &quot;&quot;, &quot;family&quot;: &quot;Noble&quot;, &quot;parse-names&quot;: false, &quot;non-dropping-particle&quot;: &quot;&quot;}, {&quot;dropping-particle&quot;: &quot;&quot;, &quot;given&quot;: &quot;Jeffrey a&quot;, &quot;suffix&quot;: &quot;&quot;, &quot;family&quot;: &quot;Bilmes&quot;, &quot;parse-names&quot;: false, &quot;non-dropping-particle&quot;: &quot;&quot;}, {&quot;dropping-particle&quot;: &quot;&quot;, &quot;given&quot;: &quot;Orion J&quot;, &quot;suffix&quot;: &quot;&quot;, &quot;family&quot;: &quot;Buske&quot;, &quot;parse-names&quot;: false, &quot;non-dropping-particle&quot;: &quot;&quot;}, {&quot;dropping-particle&quot;: &quot;&quot;, &quot;given&quot;: &quot;Avinash O&quot;, &quot;suffix&quot;: &quot;&quot;, &quot;family&quot;: &quot;Sahu&quot;, &quot;parse-names&quot;: false, &quot;non-dropping-particle&quot;: &quot;&quot;}, {&quot;dropping-particle&quot;: &quot;V&quot;, &quot;given&quot;: &quot;Peter&quot;, &quot;suffix&quot;: &quot;&quot;, &quot;family&quot;: &quot;Kharchenko&quot;, &quot;parse-names&quot;: false, &quot;non-dropping-particle&quot;: &quot;&quot;}, {&quot;dropping-particle&quot;: &quot;&quot;, &quot;given&quot;: &quot;Peter J&quot;, &quot;suffix&quot;: &quot;&quot;, &quot;family&quot;: &quot;Park&quot;, &quot;parse-names&quot;: false, &quot;non-dropping-particle&quot;: &quot;&quot;}, {&quot;dropping-particle&quot;: &quot;&quot;, &quot;given&quot;: &quot;Dannon&quot;, &quot;suffix&quot;: &quot;&quot;, &quot;family&quot;: &quot;Baker&quot;, &quot;parse-names&quot;: false, &quot;non-dropping-particle&quot;: &quot;&quot;}, {&quot;dropping-particle&quot;: &quot;&quot;, &quot;given&quot;: &quot;James&quot;, &quot;suffix&quot;: &quot;&quot;, &quot;family&quot;: &quot;Taylor&quot;, &quot;parse-names&quot;: false, &quot;non-dropping-particle&quot;: &quot;&quot;}, {&quot;dropping-particle&quot;: &quot;&quot;, &quot;given&quot;: &quot;Lucas&quot;, &quot;suffix&quot;: &quot;&quot;, &quot;family&quot;: &quot;Lochovsky&quot;, &quot;parse-names&quot;: false, &quot;non-dropping-particle&quot;: &quot;&quot;}], &quot;page&quot;: &quot;57-74&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schema&quot;: &quot;https://github.com/citation-style-language/schema/raw/master/csl-citation.json&quot;} RNDUBUdQUDgqT"/><text:span text:style-name="T253">⁠ typically interrogated for pathogenic variants. Common variation can be excluded with the help of population frequency databases such as gnomAD </text:span><text:reference-mark-start text:name="ADDIN CSL_CITATION {&quot;properties&quot;: {&quot;noteIndex&quot;: 0}, &quot;mendeley&quot;: {&quot;previouslyFormattedCitation&quot;: &quot;(Karczewski et al. 2019)&quot;, &quot;formattedCitation&quot;: &quot;(Karczewski et al. 2019)&quot;, &quot;plainTextFormattedCitation&quot;: &quot;(Karczewski et al. 2019)&quot;}, &quot;citationItems&quot;: [{&quot;uris&quot;: [&quot;http://www.mendeley.com/documents/?uuid=6438ed15-e9d3-3c29-9edc-2b8296a1135f&quot;], &quot;id&quot;: &quot;ITEM-1&quot;, &quot;itemData&quot;: {&quot;id&quot;: &quot;ITEM-1&quot;, &quot;type&quot;: &quot;article-journal&quot;, &quot;title&quot;: &quot;Variation across 141,456 human exomes and genomes reveals the spectrum of loss-of-function intolerance across human protein-coding genes&quot;, &quot;abstract&quot;: &quot;Genetic variants that inactivate protein-coding genes are a powerful source of information about the phenotypic consequences of gene disruption: genes critical for an organism's function will be depleted for such variants in natural populations, while non-essential genes will tolerate their accumulation. However, predicted loss-of-function (pLoF) variants are enriched for annotation errors, and tend to be found at extremely low frequencies, so their analysis requires careful variant annotation and very large sample sizes. Here, we describe the aggregation of 125,748 exomes and 15,708 genomes from human sequencing studies into the Genome Aggregation Database (gnomAD). We identify 443,769 high-confidence pLoF variants in this cohort after filtering for sequencing and annotation artifacts. Using an improved model of human mutation, we classify human protein-coding genes along a spectrum representing intolerance to inactivation, validate this classification using data from model organisms and engineered human cells, and show that it can be used to improve gene discovery power for both common and rare diseases.&quot;, &quot;DOI&quot;: &quot;10.1101/531210&quot;, &quot;publisher&quot;: &quot;Cold Spring Harbor Laboratory&quot;, &quot;author&quot;: [{&quot;dropping-particle&quot;: &quot;&quot;, &quot;given&quot;: &quot;Konrad J&quot;, &quot;suffix&quot;: &quot;&quot;, &quot;family&quot;: &quot;Karczewski&quot;, &quot;parse-names&quot;: false, &quot;non-dropping-particle&quot;: &quot;&quot;}, {&quot;dropping-particle&quot;: &quot;&quot;, &quot;given&quot;: &quot;Laurent C&quot;, &quot;suffix&quot;: &quot;&quot;, &quot;family&quot;: &quot;Francioli&quot;, &quot;parse-names&quot;: false, &quot;non-dropping-particle&quot;: &quot;&quot;}, {&quot;dropping-particle&quot;: &quot;&quot;, &quot;given&quot;: &quot;Grace&quot;, &quot;suffix&quot;: &quot;&quot;, &quot;family&quot;: &quot;Tiao&quot;, &quot;parse-names&quot;: false, &quot;non-dropping-particle&quot;: &quot;&quot;}, {&quot;dropping-particle&quot;: &quot;&quot;, &quot;given&quot;: &quot;Beryl B&quot;, &quot;suffix&quot;: &quot;&quot;, &quot;family&quot;: &quot;Cummings&quot;, &quot;parse-names&quot;: false, &quot;non-dropping-particle&quot;: &quot;&quot;}, {&quot;dropping-particle&quot;: &quot;&quot;, &quot;given&quot;: &quot;Jessica&quot;, &quot;suffix&quot;: &quot;&quot;, &quot;family&quot;: &quot;Alf\u00f6ldi&quot;, &quot;parse-names&quot;: false, &quot;non-dropping-particle&quot;: &quot;&quot;}, {&quot;dropping-particle&quot;: &quot;&quot;, &quot;given&quot;: &quot;Qingbo&quot;, &quot;suffix&quot;: &quot;&quot;, &quot;family&quot;: &quot;Wang&quot;, &quot;parse-names&quot;: false, &quot;non-dropping-particle&quot;: &quot;&quot;}, {&quot;dropping-particle&quot;: &quot;&quot;, &quot;given&quot;: &quot;Ryan L&quot;, &quot;suffix&quot;: &quot;&quot;, &quot;family&quot;: &quot;Collins&quot;, &quot;parse-names&quot;: false, &quot;non-dropping-particle&quot;: &quot;&quot;}, {&quot;dropping-particle&quot;: &quot;&quot;, &quot;given&quot;: &quot;Kristen M&quot;, &quot;suffix&quot;: &quot;&quot;, &quot;family&quot;: &quot;Laricchia&quot;, &quot;parse-names&quot;: false, &quot;non-dropping-particle&quot;: &quot;&quot;}, {&quot;dropping-particle&quot;: &quot;&quot;, &quot;given&quot;: &quot;Andrea&quot;, &quot;suffix&quot;: &quot;&quot;, &quot;family&quot;: &quot;Ganna&quot;, &quot;parse-names&quot;: false, &quot;non-dropping-particle&quot;: &quot;&quot;}, {&quot;dropping-particle&quot;: &quot;&quot;, &quot;given&quot;: &quot;Daniel P&quot;, &quot;suffix&quot;: &quot;&quot;, &quot;family&quot;: &quot;Birnbaum&quot;, &quot;parse-names&quot;: false, &quot;non-dropping-particle&quot;: &quot;&quot;}, {&quot;dropping-particle&quot;: &quot;&quot;, &quot;given&quot;: &quot;Laura D&quot;, &quot;suffix&quot;: &quot;&quot;, &quot;family&quot;: &quot;Gauthier&quot;, &quot;parse-names&quot;: false, &quot;non-dropping-particle&quot;: &quot;&quot;}, {&quot;dropping-particle&quot;: &quot;&quot;, &quot;given&quot;: &quot;Harrison&quot;, &quot;suffix&quot;: &quot;&quot;, &quot;family&quot;: &quot;Brand&quot;, &quot;parse-names&quot;: false, &quot;non-dropping-particle&quot;: &quot;&quot;}, {&quot;dropping-particle&quot;: &quot;&quot;, &quot;given&quot;: &quot;Matthew&quot;, &quot;suffix&quot;: &quot;&quot;, &quot;family&quot;: &quot;Solomonson&quot;, &quot;parse-names&quot;: false, &quot;non-dropping-particle&quot;: &quot;&quot;}, {&quot;dropping-particle&quot;: &quot;&quot;, &quot;given&quot;: &quot;Nicholas A&quot;, &quot;suffix&quot;: &quot;&quot;, &quot;family&quot;: &quot;Watts&quot;, &quot;parse-names&quot;: false, &quot;non-dropping-particle&quot;: &quot;&quot;}, {&quot;dropping-particle&quot;: &quot;&quot;, &quot;given&quot;: &quot;Daniel&quot;, &quot;suffix&quot;: &quot;&quot;, &quot;family&quot;: &quot;Rhodes&quot;, &quot;parse-names&quot;: false, &quot;non-dropping-particle&quot;: &quot;&quot;}, {&quot;dropping-particle&quot;: &quot;&quot;, &quot;given&quot;: &quot;Moriel&quot;, &quot;suffix&quot;: &quot;&quot;, &quot;family&quot;: &quot;Singer-Berk&quot;, &quot;parse-names&quot;: false, &quot;non-dropping-particle&quot;: &quot;&quot;}, {&quot;dropping-particle&quot;: &quot;&quot;, &quot;given&quot;: &quot;Eleanor G&quot;, &quot;suffix&quot;: &quot;&quot;, &quot;family&quot;: &quot;Seaby&quot;, &quot;parse-names&quot;: false, &quot;non-dropping-particle&quot;: &quot;&quot;}, {&quot;dropping-particle&quot;: &quot;&quot;, &quot;given&quot;: &quot;Jack A&quot;, &quot;suffix&quot;: &quot;&quot;, &quot;family&quot;: &quot;Kosmicki&quot;, &quot;parse-names&quot;: false, &quot;non-dropping-particle&quot;: &quot;&quot;}, {&quot;dropping-particle&quot;: &quot;&quot;, &quot;given&quot;: &quot;Raymond K&quot;, &quot;suffix&quot;: &quot;&quot;, &quot;family&quot;: &quot;Walters&quot;, &quot;parse-names&quot;: false, &quot;non-dropping-particle&quot;: &quot;&quot;}, {&quot;dropping-particle&quot;: &quot;&quot;, &quot;given&quot;: &quot;Katherine&quot;, &quot;suffix&quot;: &quot;&quot;, &quot;family&quot;: &quot;Tashman&quot;, &quot;parse-names&quot;: false, &quot;non-dropping-particle&quot;: &quot;&quot;}, {&quot;dropping-particle&quot;: &quot;&quot;, &quot;given&quot;: &quot;Yossi&quot;, &quot;suffix&quot;: &quot;&quot;, &quot;family&quot;: &quot;Farjoun&quot;, &quot;parse-names&quot;: false, &quot;non-dropping-particle&quot;: &quot;&quot;}, {&quot;dropping-particle&quot;: &quot;&quot;, &quot;given&quot;: &quot;Eric&quot;, &quot;suffix&quot;: &quot;&quot;, &quot;family&quot;: &quot;Banks&quot;, &quot;parse-names&quot;: false, &quot;non-dropping-particle&quot;: &quot;&quot;}, {&quot;dropping-particle&quot;: &quot;&quot;, &quot;given&quot;: &quot;Timothy&quot;, &quot;suffix&quot;: &quot;&quot;, &quot;family&quot;: &quot;Poterba&quot;, &quot;parse-names&quot;: false, &quot;non-dropping-particle&quot;: &quot;&quot;}, {&quot;dropping-particle&quot;: &quot;&quot;, &quot;given&quot;: &quot;Arcturus&quot;, &quot;suffix&quot;: &quot;&quot;, &quot;family&quot;: &quot;Wang&quot;, &quot;parse-names&quot;: false, &quot;non-dropping-particle&quot;: &quot;&quot;}, {&quot;dropping-particle&quot;: &quot;&quot;, &quot;given&quot;: &quot;Cotton&quot;, &quot;suffix&quot;: &quot;&quot;, &quot;family&quot;: &quot;Seed&quot;, &quot;parse-names&quot;: false, &quot;non-dropping-particle&quot;: &quot;&quot;}, {&quot;dropping-particle&quot;: &quot;&quot;, &quot;given&quot;: &quot;Nicola&quot;, &quot;suffix&quot;: &quot;&quot;, &quot;family&quot;: &quot;Whiffin&quot;, &quot;parse-names&quot;: false, &quot;non-dropping-particle&quot;: &quot;&quot;}, {&quot;dropping-particle&quot;: &quot;&quot;, &quot;given&quot;: &quot;Jessica X&quot;, &quot;suffix&quot;: &quot;&quot;, &quot;family&quot;: &quot;Chong&quot;, &quot;parse-names&quot;: false, &quot;non-dropping-particle&quot;: &quot;&quot;}, {&quot;dropping-particle&quot;: &quot;&quot;, &quot;given&quot;: &quot;Kaitlin E&quot;, &quot;suffix&quot;: &quot;&quot;, &quot;family&quot;: &quot;Samocha&quot;, &quot;parse-names&quot;: false, &quot;non-dropping-particle&quot;: &quot;&quot;}, {&quot;dropping-particle&quot;: &quot;&quot;, &quot;given&quot;: &quot;Emma&quot;, &quot;suffix&quot;: &quot;&quot;, &quot;family&quot;: &quot;Pierce-Hoffman&quot;, &quot;parse-names&quot;: false, &quot;non-dropping-particle&quot;: &quot;&quot;}, {&quot;dropping-particle&quot;: &quot;&quot;, &quot;given&quot;: &quot;Zachary&quot;, &quot;suffix&quot;: &quot;&quot;, &quot;family&quot;: &quot;Zappala&quot;, &quot;parse-names&quot;: false, &quot;non-dropping-particle&quot;: &quot;&quot;}, {&quot;dropping-particle&quot;: &quot;&quot;, &quot;given&quot;: &quot;Anne H&quot;, &quot;suffix&quot;: &quot;&quot;, &quot;family&quot;: &quot;O'Donnell-Luria&quot;, &quot;parse-names&quot;: false, &quot;non-dropping-particle&quot;: &quot;&quot;}, {&quot;dropping-particle&quot;: &quot;&quot;, &quot;given&quot;: &quot;Eric Vallabh&quot;, &quot;suffix&quot;: &quot;&quot;, &quot;family&quot;: &quot;Minikel&quot;, &quot;parse-names&quot;: false, &quot;non-dropping-particle&quot;: &quot;&quot;}, {&quot;dropping-particle&quot;: &quot;&quot;, &quot;given&quot;: &quot;Ben&quot;, &quot;suffix&quot;: &quot;&quot;, &quot;family&quot;: &quot;Weisburd&quot;, &quot;parse-names&quot;: false, &quot;non-dropping-particle&quot;: &quot;&quot;}, {&quot;dropping-particle&quot;: &quot;&quot;, &quot;given&quot;: &quot;Monkol&quot;, &quot;suffix&quot;: &quot;&quot;, &quot;family&quot;: &quot;Lek&quot;, &quot;parse-names&quot;: false, &quot;non-dropping-particle&quot;: &quot;&quot;}, {&quot;dropping-particle&quot;: &quot;&quot;, &quot;given&quot;: &quot;James S&quot;, &quot;suffix&quot;: &quot;&quot;, &quot;family&quot;: &quot;Ware&quot;, &quot;parse-names&quot;: false, &quot;non-dropping-particle&quot;: &quot;&quot;}, {&quot;dropping-particle&quot;: &quot;&quot;, &quot;given&quot;: &quot;Christopher&quot;, &quot;suffix&quot;: &quot;&quot;, &quot;family&quot;: &quot;Vittal&quot;, &quot;parse-names&quot;: false, &quot;non-dropping-particle&quot;: &quot;&quot;}, {&quot;dropping-particle&quot;: &quot;&quot;, &quot;given&quot;: &quot;Irina M&quot;, &quot;suffix&quot;: &quot;&quot;, &quot;family&quot;: &quot;Armean&quot;, &quot;parse-names&quot;: false, &quot;non-dropping-particle&quot;: &quot;&quot;}, {&quot;dropping-particle&quot;: &quot;&quot;, &quot;given&quot;: &quot;Louis&quot;, &quot;suffix&quot;: &quot;&quot;, &quot;family&quot;: &quot;Bergelson&quot;, &quot;parse-names&quot;: false, &quot;non-dropping-particle&quot;: &quot;&quot;}, {&quot;dropping-particle&quot;: &quot;&quot;, &quot;given&quot;: &quot;Kristian&quot;, &quot;suffix&quot;: &quot;&quot;, &quot;family&quot;: &quot;Cibulskis&quot;, &quot;parse-names&quot;: false, &quot;non-dropping-particle&quot;: &quot;&quot;}, {&quot;dropping-particle&quot;: &quot;&quot;, &quot;given&quot;: &quot;Kristen M&quot;, &quot;suffix&quot;: &quot;&quot;, &quot;family&quot;: &quot;Connolly&quot;, &quot;parse-names&quot;: false, &quot;non-dropping-particle&quot;: &quot;&quot;}, {&quot;dropping-particle&quot;: &quot;&quot;, &quot;given&quot;: &quot;Miguel&quot;, &quot;suffix&quot;: &quot;&quot;, &quot;family&quot;: &quot;Covarrubias&quot;, &quot;parse-names&quot;: false, &quot;non-dropping-particle&quot;: &quot;&quot;}, {&quot;dropping-particle&quot;: &quot;&quot;, &quot;given&quot;: &quot;Stacey&quot;, &quot;suffix&quot;: &quot;&quot;, &quot;family&quot;: &quot;Donnelly&quot;, &quot;parse-names&quot;: false, &quot;non-dropping-particle&quot;: &quot;&quot;}, {&quot;dropping-particle&quot;: &quot;&quot;, &quot;given&quot;: &quot;Steven&quot;, &quot;suffix&quot;: &quot;&quot;, &quot;family&quot;: &quot;Ferriera&quot;, &quot;parse-names&quot;: false, &quot;non-dropping-particle&quot;: &quot;&quot;}, {&quot;dropping-particle&quot;: &quot;&quot;, &quot;given&quot;: &quot;Stacey&quot;, &quot;suffix&quot;: &quot;&quot;, &quot;family&quot;: &quot;Gabriel&quot;, &quot;parse-names&quot;: false, &quot;non-dropping-particle&quot;: &quot;&quot;}, {&quot;dropping-particle&quot;: &quot;&quot;, &quot;given&quot;: &quot;Jeff&quot;, &quot;suffix&quot;: &quot;&quot;, &quot;family&quot;: &quot;Gentry&quot;, &quot;parse-names&quot;: false, &quot;non-dropping-particle&quot;: &quot;&quot;}, {&quot;dropping-particle&quot;: &quot;&quot;, &quot;given&quot;: &quot;Namrata&quot;, &quot;suffix&quot;: &quot;&quot;, &quot;family&quot;: &quot;Gupta&quot;, &quot;parse-names&quot;: false, &quot;non-dropping-particle&quot;: &quot;&quot;}, {&quot;dropping-particle&quot;: &quot;&quot;, &quot;given&quot;: &quot;Thibault&quot;, &quot;suffix&quot;: &quot;&quot;, &quot;family&quot;: &quot;Jeandet&quot;, &quot;parse-names&quot;: false, &quot;non-dropping-particle&quot;: &quot;&quot;}, {&quot;dropping-particle&quot;: &quot;&quot;, &quot;given&quot;: &quot;Diane&quot;, &quot;suffix&quot;: &quot;&quot;, &quot;family&quot;: &quot;Kaplan&quot;, &quot;parse-names&quot;: false, &quot;non-dropping-particle&quot;: &quot;&quot;}, {&quot;dropping-particle&quot;: &quot;&quot;, &quot;given&quot;: &quot;Christopher&quot;, &quot;suffix&quot;: &quot;&quot;, &quot;family&quot;: &quot;Llanwarne&quot;, &quot;parse-names&quot;: false, &quot;non-dropping-particle&quot;: &quot;&quot;}, {&quot;dropping-particle&quot;: &quot;&quot;, &quot;given&quot;: &quot;Ruchi&quot;, &quot;suffix&quot;: &quot;&quot;, &quot;family&quot;: &quot;Munshi&quot;, &quot;parse-names&quot;: false, &quot;non-dropping-particle&quot;: &quot;&quot;}, {&quot;dropping-particle&quot;: &quot;&quot;, &quot;given&quot;: &quot;Sam&quot;, &quot;suffix&quot;: &quot;&quot;, &quot;family&quot;: &quot;Novod&quot;, &quot;parse-names&quot;: false, &quot;non-dropping-particle&quot;: &quot;&quot;}, {&quot;dropping-particle&quot;: &quot;&quot;, &quot;given&quot;: &quot;Nikelle&quot;, &quot;suffix&quot;: &quot;&quot;, &quot;family&quot;: &quot;Petrillo&quot;, &quot;parse-names&quot;: false, &quot;non-dropping-particle&quot;: &quot;&quot;}, {&quot;dropping-particle&quot;: &quot;&quot;, &quot;given&quot;: &quot;David&quot;, &quot;suffix&quot;: &quot;&quot;, &quot;family&quot;: &quot;Roazen&quot;, &quot;parse-names&quot;: false, &quot;non-dropping-particle&quot;: &quot;&quot;}, {&quot;dropping-particle&quot;: &quot;&quot;, &quot;given&quot;: &quot;Valentin&quot;, &quot;suffix&quot;: &quot;&quot;, &quot;family&quot;: &quot;Ruano-Rubio&quot;, &quot;parse-names&quot;: false, &quot;non-dropping-particle&quot;: &quot;&quot;}, {&quot;dropping-particle&quot;: &quot;&quot;, &quot;given&quot;: &quot;Andrea&quot;, &quot;suffix&quot;: &quot;&quot;, &quot;family&quot;: &quot;Saltzman&quot;, &quot;parse-names&quot;: false, &quot;non-dropping-particle&quot;: &quot;&quot;}, {&quot;dropping-particle&quot;: &quot;&quot;, &quot;given&quot;: &quot;Molly&quot;, &quot;suffix&quot;: &quot;&quot;, &quot;family&quot;: &quot;Schleicher&quot;, &quot;parse-names&quot;: false, &quot;non-dropping-particle&quot;: &quot;&quot;}, {&quot;dropping-particle&quot;: &quot;&quot;, &quot;given&quot;: &quot;Jose&quot;, &quot;suffix&quot;: &quot;&quot;, &quot;family&quot;: &quot;Soto&quot;, &quot;parse-names&quot;: false, &quot;non-dropping-particle&quot;: &quot;&quot;}, {&quot;dropping-particle&quot;: &quot;&quot;, &quot;given&quot;: &quot;Kathleen&quot;, &quot;suffix&quot;: &quot;&quot;, &quot;family&quot;: &quot;Tibbetts&quot;, &quot;parse-names&quot;: false, &quot;non-dropping-particle&quot;: &quot;&quot;}, {&quot;dropping-particle&quot;: &quot;&quot;, &quot;given&quot;: &quot;Charlotte&quot;, &quot;suffix&quot;: &quot;&quot;, &quot;family&quot;: &quot;Tolonen&quot;, &quot;parse-names&quot;: false, &quot;non-dropping-particle&quot;: &quot;&quot;}, {&quot;dropping-particle&quot;: &quot;&quot;, &quot;given&quot;: &quot;Gordon&quot;, &quot;suffix&quot;: &quot;&quot;, &quot;family&quot;: &quot;Wade&quot;, &quot;parse-names&quot;: false, &quot;non-dropping-particle&quot;: &quot;&quot;}, {&quot;dropping-particle&quot;: &quot;&quot;, &quot;given&quot;: &quot;Michael E&quot;, &quot;suffix&quot;: &quot;&quot;, &quot;family&quot;: &quot;Talkowski&quot;, &quot;parse-names&quot;: false, &quot;non-dropping-particle&quot;: &quot;&quot;}, {&quot;dropping-particle&quot;: &quot;&quot;, &quot;given&quot;: &quot;The Genome Aggregation Database&quot;, &quot;suffix&quot;: &quot;&quot;, &quot;family&quot;: &quot;Consortium&quot;, &quot;parse-names&quot;: false, &quot;non-dropping-particle&quot;: &quot;&quot;}, {&quot;dropping-particle&quot;: &quot;&quot;, &quot;given&quot;: &quot;Benjamin M&quot;, &quot;suffix&quot;: &quot;&quot;, &quot;family&quot;: &quot;Neale&quot;, &quot;parse-names&quot;: false, &quot;non-dropping-particle&quot;: &quot;&quot;}, {&quot;dropping-particle&quot;: &quot;&quot;, &quot;given&quot;: &quot;Mark J&quot;, &quot;suffix&quot;: &quot;&quot;, &quot;family&quot;: &quot;Daly&quot;, &quot;parse-names&quot;: false, &quot;non-dropping-particle&quot;: &quot;&quot;}, {&quot;dropping-particle&quot;: &quot;&quot;, &quot;given&quot;: &quot;Daniel G&quot;, &quot;suffix&quot;: &quot;&quot;, &quot;family&quot;: &quot;MacArthur&quot;, &quot;parse-names&quot;: false, &quot;non-dropping-particle&quot;: &quot;&quot;}], &quot;page&quot;: &quot;531210&quot;, &quot;issued&quot;: {&quot;date-parts&quot;: [[&quot;2019&quot;, &quot;1&quot;, &quot;30&quot;]]}, &quot;container-title&quot;: &quot;bioRxiv&quot;}}], &quot;schema&quot;: &quot;https://github.com/citation-style-language/schema/raw/master/csl-citation.json&quot;} RNDaMbZOvR8as"/><text:span text:style-name="T64">(Karczewski et al. 2019)</text:span><text:reference-mark-end text:name="ADDIN CSL_CITATION {&quot;properties&quot;: {&quot;noteIndex&quot;: 0}, &quot;mendeley&quot;: {&quot;previouslyFormattedCitation&quot;: &quot;(Karczewski et al. 2019)&quot;, &quot;formattedCitation&quot;: &quot;(Karczewski et al. 2019)&quot;, &quot;plainTextFormattedCitation&quot;: &quot;(Karczewski et al. 2019)&quot;}, &quot;citationItems&quot;: [{&quot;uris&quot;: [&quot;http://www.mendeley.com/documents/?uuid=6438ed15-e9d3-3c29-9edc-2b8296a1135f&quot;], &quot;id&quot;: &quot;ITEM-1&quot;, &quot;itemData&quot;: {&quot;id&quot;: &quot;ITEM-1&quot;, &quot;type&quot;: &quot;article-journal&quot;, &quot;title&quot;: &quot;Variation across 141,456 human exomes and genomes reveals the spectrum of loss-of-function intolerance across human protein-coding genes&quot;, &quot;abstract&quot;: &quot;Genetic variants that inactivate protein-coding genes are a powerful source of information about the phenotypic consequences of gene disruption: genes critical for an organism's function will be depleted for such variants in natural populations, while non-essential genes will tolerate their accumulation. However, predicted loss-of-function (pLoF) variants are enriched for annotation errors, and tend to be found at extremely low frequencies, so their analysis requires careful variant annotation and very large sample sizes. Here, we describe the aggregation of 125,748 exomes and 15,708 genomes from human sequencing studies into the Genome Aggregation Database (gnomAD). We identify 443,769 high-confidence pLoF variants in this cohort after filtering for sequencing and annotation artifacts. Using an improved model of human mutation, we classify human protein-coding genes along a spectrum representing intolerance to inactivation, validate this classification using data from model organisms and engineered human cells, and show that it can be used to improve gene discovery power for both common and rare diseases.&quot;, &quot;DOI&quot;: &quot;10.1101/531210&quot;, &quot;publisher&quot;: &quot;Cold Spring Harbor Laboratory&quot;, &quot;author&quot;: [{&quot;dropping-particle&quot;: &quot;&quot;, &quot;given&quot;: &quot;Konrad J&quot;, &quot;suffix&quot;: &quot;&quot;, &quot;family&quot;: &quot;Karczewski&quot;, &quot;parse-names&quot;: false, &quot;non-dropping-particle&quot;: &quot;&quot;}, {&quot;dropping-particle&quot;: &quot;&quot;, &quot;given&quot;: &quot;Laurent C&quot;, &quot;suffix&quot;: &quot;&quot;, &quot;family&quot;: &quot;Francioli&quot;, &quot;parse-names&quot;: false, &quot;non-dropping-particle&quot;: &quot;&quot;}, {&quot;dropping-particle&quot;: &quot;&quot;, &quot;given&quot;: &quot;Grace&quot;, &quot;suffix&quot;: &quot;&quot;, &quot;family&quot;: &quot;Tiao&quot;, &quot;parse-names&quot;: false, &quot;non-dropping-particle&quot;: &quot;&quot;}, {&quot;dropping-particle&quot;: &quot;&quot;, &quot;given&quot;: &quot;Beryl B&quot;, &quot;suffix&quot;: &quot;&quot;, &quot;family&quot;: &quot;Cummings&quot;, &quot;parse-names&quot;: false, &quot;non-dropping-particle&quot;: &quot;&quot;}, {&quot;dropping-particle&quot;: &quot;&quot;, &quot;given&quot;: &quot;Jessica&quot;, &quot;suffix&quot;: &quot;&quot;, &quot;family&quot;: &quot;Alf\u00f6ldi&quot;, &quot;parse-names&quot;: false, &quot;non-dropping-particle&quot;: &quot;&quot;}, {&quot;dropping-particle&quot;: &quot;&quot;, &quot;given&quot;: &quot;Qingbo&quot;, &quot;suffix&quot;: &quot;&quot;, &quot;family&quot;: &quot;Wang&quot;, &quot;parse-names&quot;: false, &quot;non-dropping-particle&quot;: &quot;&quot;}, {&quot;dropping-particle&quot;: &quot;&quot;, &quot;given&quot;: &quot;Ryan L&quot;, &quot;suffix&quot;: &quot;&quot;, &quot;family&quot;: &quot;Collins&quot;, &quot;parse-names&quot;: false, &quot;non-dropping-particle&quot;: &quot;&quot;}, {&quot;dropping-particle&quot;: &quot;&quot;, &quot;given&quot;: &quot;Kristen M&quot;, &quot;suffix&quot;: &quot;&quot;, &quot;family&quot;: &quot;Laricchia&quot;, &quot;parse-names&quot;: false, &quot;non-dropping-particle&quot;: &quot;&quot;}, {&quot;dropping-particle&quot;: &quot;&quot;, &quot;given&quot;: &quot;Andrea&quot;, &quot;suffix&quot;: &quot;&quot;, &quot;family&quot;: &quot;Ganna&quot;, &quot;parse-names&quot;: false, &quot;non-dropping-particle&quot;: &quot;&quot;}, {&quot;dropping-particle&quot;: &quot;&quot;, &quot;given&quot;: &quot;Daniel P&quot;, &quot;suffix&quot;: &quot;&quot;, &quot;family&quot;: &quot;Birnbaum&quot;, &quot;parse-names&quot;: false, &quot;non-dropping-particle&quot;: &quot;&quot;}, {&quot;dropping-particle&quot;: &quot;&quot;, &quot;given&quot;: &quot;Laura D&quot;, &quot;suffix&quot;: &quot;&quot;, &quot;family&quot;: &quot;Gauthier&quot;, &quot;parse-names&quot;: false, &quot;non-dropping-particle&quot;: &quot;&quot;}, {&quot;dropping-particle&quot;: &quot;&quot;, &quot;given&quot;: &quot;Harrison&quot;, &quot;suffix&quot;: &quot;&quot;, &quot;family&quot;: &quot;Brand&quot;, &quot;parse-names&quot;: false, &quot;non-dropping-particle&quot;: &quot;&quot;}, {&quot;dropping-particle&quot;: &quot;&quot;, &quot;given&quot;: &quot;Matthew&quot;, &quot;suffix&quot;: &quot;&quot;, &quot;family&quot;: &quot;Solomonson&quot;, &quot;parse-names&quot;: false, &quot;non-dropping-particle&quot;: &quot;&quot;}, {&quot;dropping-particle&quot;: &quot;&quot;, &quot;given&quot;: &quot;Nicholas A&quot;, &quot;suffix&quot;: &quot;&quot;, &quot;family&quot;: &quot;Watts&quot;, &quot;parse-names&quot;: false, &quot;non-dropping-particle&quot;: &quot;&quot;}, {&quot;dropping-particle&quot;: &quot;&quot;, &quot;given&quot;: &quot;Daniel&quot;, &quot;suffix&quot;: &quot;&quot;, &quot;family&quot;: &quot;Rhodes&quot;, &quot;parse-names&quot;: false, &quot;non-dropping-particle&quot;: &quot;&quot;}, {&quot;dropping-particle&quot;: &quot;&quot;, &quot;given&quot;: &quot;Moriel&quot;, &quot;suffix&quot;: &quot;&quot;, &quot;family&quot;: &quot;Singer-Berk&quot;, &quot;parse-names&quot;: false, &quot;non-dropping-particle&quot;: &quot;&quot;}, {&quot;dropping-particle&quot;: &quot;&quot;, &quot;given&quot;: &quot;Eleanor G&quot;, &quot;suffix&quot;: &quot;&quot;, &quot;family&quot;: &quot;Seaby&quot;, &quot;parse-names&quot;: false, &quot;non-dropping-particle&quot;: &quot;&quot;}, {&quot;dropping-particle&quot;: &quot;&quot;, &quot;given&quot;: &quot;Jack A&quot;, &quot;suffix&quot;: &quot;&quot;, &quot;family&quot;: &quot;Kosmicki&quot;, &quot;parse-names&quot;: false, &quot;non-dropping-particle&quot;: &quot;&quot;}, {&quot;dropping-particle&quot;: &quot;&quot;, &quot;given&quot;: &quot;Raymond K&quot;, &quot;suffix&quot;: &quot;&quot;, &quot;family&quot;: &quot;Walters&quot;, &quot;parse-names&quot;: false, &quot;non-dropping-particle&quot;: &quot;&quot;}, {&quot;dropping-particle&quot;: &quot;&quot;, &quot;given&quot;: &quot;Katherine&quot;, &quot;suffix&quot;: &quot;&quot;, &quot;family&quot;: &quot;Tashman&quot;, &quot;parse-names&quot;: false, &quot;non-dropping-particle&quot;: &quot;&quot;}, {&quot;dropping-particle&quot;: &quot;&quot;, &quot;given&quot;: &quot;Yossi&quot;, &quot;suffix&quot;: &quot;&quot;, &quot;family&quot;: &quot;Farjoun&quot;, &quot;parse-names&quot;: false, &quot;non-dropping-particle&quot;: &quot;&quot;}, {&quot;dropping-particle&quot;: &quot;&quot;, &quot;given&quot;: &quot;Eric&quot;, &quot;suffix&quot;: &quot;&quot;, &quot;family&quot;: &quot;Banks&quot;, &quot;parse-names&quot;: false, &quot;non-dropping-particle&quot;: &quot;&quot;}, {&quot;dropping-particle&quot;: &quot;&quot;, &quot;given&quot;: &quot;Timothy&quot;, &quot;suffix&quot;: &quot;&quot;, &quot;family&quot;: &quot;Poterba&quot;, &quot;parse-names&quot;: false, &quot;non-dropping-particle&quot;: &quot;&quot;}, {&quot;dropping-particle&quot;: &quot;&quot;, &quot;given&quot;: &quot;Arcturus&quot;, &quot;suffix&quot;: &quot;&quot;, &quot;family&quot;: &quot;Wang&quot;, &quot;parse-names&quot;: false, &quot;non-dropping-particle&quot;: &quot;&quot;}, {&quot;dropping-particle&quot;: &quot;&quot;, &quot;given&quot;: &quot;Cotton&quot;, &quot;suffix&quot;: &quot;&quot;, &quot;family&quot;: &quot;Seed&quot;, &quot;parse-names&quot;: false, &quot;non-dropping-particle&quot;: &quot;&quot;}, {&quot;dropping-particle&quot;: &quot;&quot;, &quot;given&quot;: &quot;Nicola&quot;, &quot;suffix&quot;: &quot;&quot;, &quot;family&quot;: &quot;Whiffin&quot;, &quot;parse-names&quot;: false, &quot;non-dropping-particle&quot;: &quot;&quot;}, {&quot;dropping-particle&quot;: &quot;&quot;, &quot;given&quot;: &quot;Jessica X&quot;, &quot;suffix&quot;: &quot;&quot;, &quot;family&quot;: &quot;Chong&quot;, &quot;parse-names&quot;: false, &quot;non-dropping-particle&quot;: &quot;&quot;}, {&quot;dropping-particle&quot;: &quot;&quot;, &quot;given&quot;: &quot;Kaitlin E&quot;, &quot;suffix&quot;: &quot;&quot;, &quot;family&quot;: &quot;Samocha&quot;, &quot;parse-names&quot;: false, &quot;non-dropping-particle&quot;: &quot;&quot;}, {&quot;dropping-particle&quot;: &quot;&quot;, &quot;given&quot;: &quot;Emma&quot;, &quot;suffix&quot;: &quot;&quot;, &quot;family&quot;: &quot;Pierce-Hoffman&quot;, &quot;parse-names&quot;: false, &quot;non-dropping-particle&quot;: &quot;&quot;}, {&quot;dropping-particle&quot;: &quot;&quot;, &quot;given&quot;: &quot;Zachary&quot;, &quot;suffix&quot;: &quot;&quot;, &quot;family&quot;: &quot;Zappala&quot;, &quot;parse-names&quot;: false, &quot;non-dropping-particle&quot;: &quot;&quot;}, {&quot;dropping-particle&quot;: &quot;&quot;, &quot;given&quot;: &quot;Anne H&quot;, &quot;suffix&quot;: &quot;&quot;, &quot;family&quot;: &quot;O'Donnell-Luria&quot;, &quot;parse-names&quot;: false, &quot;non-dropping-particle&quot;: &quot;&quot;}, {&quot;dropping-particle&quot;: &quot;&quot;, &quot;given&quot;: &quot;Eric Vallabh&quot;, &quot;suffix&quot;: &quot;&quot;, &quot;family&quot;: &quot;Minikel&quot;, &quot;parse-names&quot;: false, &quot;non-dropping-particle&quot;: &quot;&quot;}, {&quot;dropping-particle&quot;: &quot;&quot;, &quot;given&quot;: &quot;Ben&quot;, &quot;suffix&quot;: &quot;&quot;, &quot;family&quot;: &quot;Weisburd&quot;, &quot;parse-names&quot;: false, &quot;non-dropping-particle&quot;: &quot;&quot;}, {&quot;dropping-particle&quot;: &quot;&quot;, &quot;given&quot;: &quot;Monkol&quot;, &quot;suffix&quot;: &quot;&quot;, &quot;family&quot;: &quot;Lek&quot;, &quot;parse-names&quot;: false, &quot;non-dropping-particle&quot;: &quot;&quot;}, {&quot;dropping-particle&quot;: &quot;&quot;, &quot;given&quot;: &quot;James S&quot;, &quot;suffix&quot;: &quot;&quot;, &quot;family&quot;: &quot;Ware&quot;, &quot;parse-names&quot;: false, &quot;non-dropping-particle&quot;: &quot;&quot;}, {&quot;dropping-particle&quot;: &quot;&quot;, &quot;given&quot;: &quot;Christopher&quot;, &quot;suffix&quot;: &quot;&quot;, &quot;family&quot;: &quot;Vittal&quot;, &quot;parse-names&quot;: false, &quot;non-dropping-particle&quot;: &quot;&quot;}, {&quot;dropping-particle&quot;: &quot;&quot;, &quot;given&quot;: &quot;Irina M&quot;, &quot;suffix&quot;: &quot;&quot;, &quot;family&quot;: &quot;Armean&quot;, &quot;parse-names&quot;: false, &quot;non-dropping-particle&quot;: &quot;&quot;}, {&quot;dropping-particle&quot;: &quot;&quot;, &quot;given&quot;: &quot;Louis&quot;, &quot;suffix&quot;: &quot;&quot;, &quot;family&quot;: &quot;Bergelson&quot;, &quot;parse-names&quot;: false, &quot;non-dropping-particle&quot;: &quot;&quot;}, {&quot;dropping-particle&quot;: &quot;&quot;, &quot;given&quot;: &quot;Kristian&quot;, &quot;suffix&quot;: &quot;&quot;, &quot;family&quot;: &quot;Cibulskis&quot;, &quot;parse-names&quot;: false, &quot;non-dropping-particle&quot;: &quot;&quot;}, {&quot;dropping-particle&quot;: &quot;&quot;, &quot;given&quot;: &quot;Kristen M&quot;, &quot;suffix&quot;: &quot;&quot;, &quot;family&quot;: &quot;Connolly&quot;, &quot;parse-names&quot;: false, &quot;non-dropping-particle&quot;: &quot;&quot;}, {&quot;dropping-particle&quot;: &quot;&quot;, &quot;given&quot;: &quot;Miguel&quot;, &quot;suffix&quot;: &quot;&quot;, &quot;family&quot;: &quot;Covarrubias&quot;, &quot;parse-names&quot;: false, &quot;non-dropping-particle&quot;: &quot;&quot;}, {&quot;dropping-particle&quot;: &quot;&quot;, &quot;given&quot;: &quot;Stacey&quot;, &quot;suffix&quot;: &quot;&quot;, &quot;family&quot;: &quot;Donnelly&quot;, &quot;parse-names&quot;: false, &quot;non-dropping-particle&quot;: &quot;&quot;}, {&quot;dropping-particle&quot;: &quot;&quot;, &quot;given&quot;: &quot;Steven&quot;, &quot;suffix&quot;: &quot;&quot;, &quot;family&quot;: &quot;Ferriera&quot;, &quot;parse-names&quot;: false, &quot;non-dropping-particle&quot;: &quot;&quot;}, {&quot;dropping-particle&quot;: &quot;&quot;, &quot;given&quot;: &quot;Stacey&quot;, &quot;suffix&quot;: &quot;&quot;, &quot;family&quot;: &quot;Gabriel&quot;, &quot;parse-names&quot;: false, &quot;non-dropping-particle&quot;: &quot;&quot;}, {&quot;dropping-particle&quot;: &quot;&quot;, &quot;given&quot;: &quot;Jeff&quot;, &quot;suffix&quot;: &quot;&quot;, &quot;family&quot;: &quot;Gentry&quot;, &quot;parse-names&quot;: false, &quot;non-dropping-particle&quot;: &quot;&quot;}, {&quot;dropping-particle&quot;: &quot;&quot;, &quot;given&quot;: &quot;Namrata&quot;, &quot;suffix&quot;: &quot;&quot;, &quot;family&quot;: &quot;Gupta&quot;, &quot;parse-names&quot;: false, &quot;non-dropping-particle&quot;: &quot;&quot;}, {&quot;dropping-particle&quot;: &quot;&quot;, &quot;given&quot;: &quot;Thibault&quot;, &quot;suffix&quot;: &quot;&quot;, &quot;family&quot;: &quot;Jeandet&quot;, &quot;parse-names&quot;: false, &quot;non-dropping-particle&quot;: &quot;&quot;}, {&quot;dropping-particle&quot;: &quot;&quot;, &quot;given&quot;: &quot;Diane&quot;, &quot;suffix&quot;: &quot;&quot;, &quot;family&quot;: &quot;Kaplan&quot;, &quot;parse-names&quot;: false, &quot;non-dropping-particle&quot;: &quot;&quot;}, {&quot;dropping-particle&quot;: &quot;&quot;, &quot;given&quot;: &quot;Christopher&quot;, &quot;suffix&quot;: &quot;&quot;, &quot;family&quot;: &quot;Llanwarne&quot;, &quot;parse-names&quot;: false, &quot;non-dropping-particle&quot;: &quot;&quot;}, {&quot;dropping-particle&quot;: &quot;&quot;, &quot;given&quot;: &quot;Ruchi&quot;, &quot;suffix&quot;: &quot;&quot;, &quot;family&quot;: &quot;Munshi&quot;, &quot;parse-names&quot;: false, &quot;non-dropping-particle&quot;: &quot;&quot;}, {&quot;dropping-particle&quot;: &quot;&quot;, &quot;given&quot;: &quot;Sam&quot;, &quot;suffix&quot;: &quot;&quot;, &quot;family&quot;: &quot;Novod&quot;, &quot;parse-names&quot;: false, &quot;non-dropping-particle&quot;: &quot;&quot;}, {&quot;dropping-particle&quot;: &quot;&quot;, &quot;given&quot;: &quot;Nikelle&quot;, &quot;suffix&quot;: &quot;&quot;, &quot;family&quot;: &quot;Petrillo&quot;, &quot;parse-names&quot;: false, &quot;non-dropping-particle&quot;: &quot;&quot;}, {&quot;dropping-particle&quot;: &quot;&quot;, &quot;given&quot;: &quot;David&quot;, &quot;suffix&quot;: &quot;&quot;, &quot;family&quot;: &quot;Roazen&quot;, &quot;parse-names&quot;: false, &quot;non-dropping-particle&quot;: &quot;&quot;}, {&quot;dropping-particle&quot;: &quot;&quot;, &quot;given&quot;: &quot;Valentin&quot;, &quot;suffix&quot;: &quot;&quot;, &quot;family&quot;: &quot;Ruano-Rubio&quot;, &quot;parse-names&quot;: false, &quot;non-dropping-particle&quot;: &quot;&quot;}, {&quot;dropping-particle&quot;: &quot;&quot;, &quot;given&quot;: &quot;Andrea&quot;, &quot;suffix&quot;: &quot;&quot;, &quot;family&quot;: &quot;Saltzman&quot;, &quot;parse-names&quot;: false, &quot;non-dropping-particle&quot;: &quot;&quot;}, {&quot;dropping-particle&quot;: &quot;&quot;, &quot;given&quot;: &quot;Molly&quot;, &quot;suffix&quot;: &quot;&quot;, &quot;family&quot;: &quot;Schleicher&quot;, &quot;parse-names&quot;: false, &quot;non-dropping-particle&quot;: &quot;&quot;}, {&quot;dropping-particle&quot;: &quot;&quot;, &quot;given&quot;: &quot;Jose&quot;, &quot;suffix&quot;: &quot;&quot;, &quot;family&quot;: &quot;Soto&quot;, &quot;parse-names&quot;: false, &quot;non-dropping-particle&quot;: &quot;&quot;}, {&quot;dropping-particle&quot;: &quot;&quot;, &quot;given&quot;: &quot;Kathleen&quot;, &quot;suffix&quot;: &quot;&quot;, &quot;family&quot;: &quot;Tibbetts&quot;, &quot;parse-names&quot;: false, &quot;non-dropping-particle&quot;: &quot;&quot;}, {&quot;dropping-particle&quot;: &quot;&quot;, &quot;given&quot;: &quot;Charlotte&quot;, &quot;suffix&quot;: &quot;&quot;, &quot;family&quot;: &quot;Tolonen&quot;, &quot;parse-names&quot;: false, &quot;non-dropping-particle&quot;: &quot;&quot;}, {&quot;dropping-particle&quot;: &quot;&quot;, &quot;given&quot;: &quot;Gordon&quot;, &quot;suffix&quot;: &quot;&quot;, &quot;family&quot;: &quot;Wade&quot;, &quot;parse-names&quot;: false, &quot;non-dropping-particle&quot;: &quot;&quot;}, {&quot;dropping-particle&quot;: &quot;&quot;, &quot;given&quot;: &quot;Michael E&quot;, &quot;suffix&quot;: &quot;&quot;, &quot;family&quot;: &quot;Talkowski&quot;, &quot;parse-names&quot;: false, &quot;non-dropping-particle&quot;: &quot;&quot;}, {&quot;dropping-particle&quot;: &quot;&quot;, &quot;given&quot;: &quot;The Genome Aggregation Database&quot;, &quot;suffix&quot;: &quot;&quot;, &quot;family&quot;: &quot;Consortium&quot;, &quot;parse-names&quot;: false, &quot;non-dropping-particle&quot;: &quot;&quot;}, {&quot;dropping-particle&quot;: &quot;&quot;, &quot;given&quot;: &quot;Benjamin M&quot;, &quot;suffix&quot;: &quot;&quot;, &quot;family&quot;: &quot;Neale&quot;, &quot;parse-names&quot;: false, &quot;non-dropping-particle&quot;: &quot;&quot;}, {&quot;dropping-particle&quot;: &quot;&quot;, &quot;given&quot;: &quot;Mark J&quot;, &quot;suffix&quot;: &quot;&quot;, &quot;family&quot;: &quot;Daly&quot;, &quot;parse-names&quot;: false, &quot;non-dropping-particle&quot;: &quot;&quot;}, {&quot;dropping-particle&quot;: &quot;&quot;, &quot;given&quot;: &quot;Daniel G&quot;, &quot;suffix&quot;: &quot;&quot;, &quot;family&quot;: &quot;MacArthur&quot;, &quot;parse-names&quot;: false, &quot;non-dropping-particle&quot;: &quot;&quot;}], &quot;page&quot;: &quot;531210&quot;, &quot;issued&quot;: {&quot;date-parts&quot;: [[&quot;2019&quot;, &quot;1&quot;, &quot;30&quot;]]}, &quot;container-title&quot;: &quot;bioRxiv&quot;}}], &quot;schema&quot;: &quot;https://github.com/citation-style-language/schema/raw/master/csl-citation.json&quot;} RNDaMbZOvR8as"/><text:span text:style-name="T253">⁠, and whole-genome p</text:span><text:span text:style-name="T122">athogenicity</text:span><text:span text:style-name="T123"> scores (e.g.</text:span><text:span text:style-name="T253"> CADD </text:span><text:reference-mark-start text:name="ADDIN CSL_CITATION {&quot;properties&quot;: {&quot;noteIndex&quot;: 0}, &quot;mendeley&quot;: {&quot;previouslyFormattedCitation&quot;: &quot;(Kircher et al. 2014)&quot;, &quot;formattedCitation&quot;: &quot;(Kircher et al. 2014)&quot;, &quot;plainTextFormattedCitation&quot;: &quot;(Kircher et al. 2014)&quot;}, &quot;citationItems&quot;: [{&quot;uris&quot;: [&quot;http://www.mendeley.com/documents/?uuid=0db102d6-8b97-43f3-b14d-839e34b710e7&quot;], &quot;id&quot;: &quot;ITEM-1&quot;, &quot;itemData&quot;: {&quot;volume&quot;: &quot;46&quot;, &quot;PMID&quot;: &quot;24487276&quot;, &quot;DOI&quot;: &quot;10.1038/ng.2892&quot;, &quot;publisher&quot;: &quot;Nature Publishing Group&quot;, &quot;container-title&quot;: &quot;Nature genetics&quot;, &quot;issued&quot;: {&quot;date-parts&quot;: [[&quot;2014&quot;, &quot;3&quot;]]}, &quot;id&quot;: &quot;ITEM-1&quot;, &quot;type&quot;: &quot;article-journal&quot;, &quot;title&quot;: &quot;A general framework for estimating the relative pathogenicity of human genetic variants.&quot;, &quot;author&quot;: [{&quot;dropping-particle&quot;: &quot;&quot;, &quot;given&quot;: &quot;Martin&quot;, &quot;suffix&quot;: &quot;&quot;, &quot;family&quot;: &quot;Kircher&quot;, &quot;parse-names&quot;: false, &quot;non-dropping-particle&quot;: &quot;&quot;}, {&quot;dropping-particle&quot;: &quot;&quot;, &quot;given&quot;: &quot;Daniela M&quot;, &quot;suffix&quot;: &quot;&quot;, &quot;family&quot;: &quot;Witten&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Brian J&quot;, &quot;suffix&quot;: &quot;&quot;, &quot;family&quot;: &quot;O'Roak&quot;, &quot;parse-names&quot;: false, &quot;non-dropping-particle&quot;: &quot;&quot;}, {&quot;dropping-particle&quot;: &quot;&quot;, &quot;given&quot;: &quot;Gregory M&quot;, &quot;suffix&quot;: &quot;&quot;, &quot;family&quot;: &quot;Cooper&quot;, &quot;parse-names&quot;: false, &quot;non-dropping-particle&quot;: &quot;&quot;}, {&quot;dropping-particle&quot;: &quot;&quot;, &quot;given&quot;: &quot;Jay&quot;, &quot;suffix&quot;: &quot;&quot;, &quot;family&quot;: &quot;Shendure&quot;, &quot;parse-names&quot;: false, &quot;non-dropping-particle&quot;: &quot;&quot;}], &quot;page&quot;: &quot;310-5&quot;, &quot;ISSN&quot;: &quot;1546-1718&quot;, &quot;abstract&quot;: &quot;Current methods for annotating and interpreting human genetic variation tend to exploit a single information type (for example, conservation) and/or are restricted in scope (for example, to missense changes). Here we describe Combined Annotation-Dependent Depletion (CADD), a method for objectively integrating many diverse annotations into a single measure (C score) for each variant. We implement CADD as a support vector machine trained to differentiate 14.7 million high-frequency human-derived alleles from 14.7 million simulated variants. We precompute C scores for all 8.6 billion possible human single-nucleotide variants and enable scoring of short insertions-deletions. C scores correlate with allelic diversity, annotations of functionality, pathogenicity, disease severity, experimentally measured regulatory effects and complex trait associations, and they highly rank known pathogenic variants within individual genomes. The ability of CADD to prioritize functional, deleterious and pathogenic variants across many functional categories, effect sizes and genetic architectures is unmatched by any current single-annotation method.&quot;, &quot;issue&quot;: &quot;3&quot;}}], &quot;schema&quot;: &quot;https://github.com/citation-style-language/schema/raw/master/csl-citation.json&quot;} RNDD95wO0dqR3"/><text:span text:style-name="T64">(Kircher et al. 2014)</text:span><text:reference-mark-end text:name="ADDIN CSL_CITATION {&quot;properties&quot;: {&quot;noteIndex&quot;: 0}, &quot;mendeley&quot;: {&quot;previouslyFormattedCitation&quot;: &quot;(Kircher et al. 2014)&quot;, &quot;formattedCitation&quot;: &quot;(Kircher et al. 2014)&quot;, &quot;plainTextFormattedCitation&quot;: &quot;(Kircher et al. 2014)&quot;}, &quot;citationItems&quot;: [{&quot;uris&quot;: [&quot;http://www.mendeley.com/documents/?uuid=0db102d6-8b97-43f3-b14d-839e34b710e7&quot;], &quot;id&quot;: &quot;ITEM-1&quot;, &quot;itemData&quot;: {&quot;volume&quot;: &quot;46&quot;, &quot;PMID&quot;: &quot;24487276&quot;, &quot;DOI&quot;: &quot;10.1038/ng.2892&quot;, &quot;publisher&quot;: &quot;Nature Publishing Group&quot;, &quot;container-title&quot;: &quot;Nature genetics&quot;, &quot;issued&quot;: {&quot;date-parts&quot;: [[&quot;2014&quot;, &quot;3&quot;]]}, &quot;id&quot;: &quot;ITEM-1&quot;, &quot;type&quot;: &quot;article-journal&quot;, &quot;title&quot;: &quot;A general framework for estimating the relative pathogenicity of human genetic variants.&quot;, &quot;author&quot;: [{&quot;dropping-particle&quot;: &quot;&quot;, &quot;given&quot;: &quot;Martin&quot;, &quot;suffix&quot;: &quot;&quot;, &quot;family&quot;: &quot;Kircher&quot;, &quot;parse-names&quot;: false, &quot;non-dropping-particle&quot;: &quot;&quot;}, {&quot;dropping-particle&quot;: &quot;&quot;, &quot;given&quot;: &quot;Daniela M&quot;, &quot;suffix&quot;: &quot;&quot;, &quot;family&quot;: &quot;Witten&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Brian J&quot;, &quot;suffix&quot;: &quot;&quot;, &quot;family&quot;: &quot;O'Roak&quot;, &quot;parse-names&quot;: false, &quot;non-dropping-particle&quot;: &quot;&quot;}, {&quot;dropping-particle&quot;: &quot;&quot;, &quot;given&quot;: &quot;Gregory M&quot;, &quot;suffix&quot;: &quot;&quot;, &quot;family&quot;: &quot;Cooper&quot;, &quot;parse-names&quot;: false, &quot;non-dropping-particle&quot;: &quot;&quot;}, {&quot;dropping-particle&quot;: &quot;&quot;, &quot;given&quot;: &quot;Jay&quot;, &quot;suffix&quot;: &quot;&quot;, &quot;family&quot;: &quot;Shendure&quot;, &quot;parse-names&quot;: false, &quot;non-dropping-particle&quot;: &quot;&quot;}], &quot;page&quot;: &quot;310-5&quot;, &quot;ISSN&quot;: &quot;1546-1718&quot;, &quot;abstract&quot;: &quot;Current methods for annotating and interpreting human genetic variation tend to exploit a single information type (for example, conservation) and/or are restricted in scope (for example, to missense changes). Here we describe Combined Annotation-Dependent Depletion (CADD), a method for objectively integrating many diverse annotations into a single measure (C score) for each variant. We implement CADD as a support vector machine trained to differentiate 14.7 million high-frequency human-derived alleles from 14.7 million simulated variants. We precompute C scores for all 8.6 billion possible human single-nucleotide variants and enable scoring of short insertions-deletions. C scores correlate with allelic diversity, annotations of functionality, pathogenicity, disease severity, experimentally measured regulatory effects and complex trait associations, and they highly rank known pathogenic variants within individual genomes. The ability of CADD to prioritize functional, deleterious and pathogenic variants across many functional categories, effect sizes and genetic architectures is unmatched by any current single-annotation method.&quot;, &quot;issue&quot;: &quot;3&quot;}}], &quot;schema&quot;: &quot;https://github.com/citation-style-language/schema/raw/master/csl-citation.json&quot;} RNDD95wO0dqR3"/><text:span text:style-name="T253">⁠, DANN </text:span><text:reference-mark-start text:name="ADDIN CSL_CITATION {&quot;properties&quot;: {&quot;noteIndex&quot;: 0}, &quot;mendeley&quot;: {&quot;previouslyFormattedCitation&quot;: &quot;(Quang, Chen, and Xie 2015)&quot;, &quot;formattedCitation&quot;: &quot;(Quang, Chen, and Xie 2015)&quot;, &quot;plainTextFormattedCitation&quot;: &quot;(Quang, Chen, and Xie 2015)&quot;}, &quot;citationItems&quot;: [{&quot;uris&quot;: [&quot;http://www.mendeley.com/documents/?uuid=9edc9655-fd2d-3841-8555-ea0c506e504f&quot;], &quot;id&quot;: &quot;ITEM-1&quot;, &quot;itemData&quot;: {&quot;volume&quot;: &quot;31&quot;, &quot;PMID&quot;: &quot;25338716&quot;, &quot;DOI&quot;: &quot;10.1093/bioinformatics/btu703&quot;, &quot;publisher&quot;: &quot;Oxford University Press&quot;, &quot;container-title&quot;: &quot;Bioinformatics&quot;, &quot;issued&quot;: {&quot;date-parts&quot;: [[&quot;2015&quot;, &quot;3&quot;, &quot;1&quot;]]}, &quot;id&quot;: &quot;ITEM-1&quot;, &quot;type&quot;: &quot;article-journal&quot;, &quot;title&quot;: &quot;DANN: A deep learning approach for annotating the pathogenicity of genetic variants&quot;, &quot;author&quot;: [{&quot;dropping-particle&quot;: &quot;&quot;, &quot;given&quot;: &quot;Daniel&quot;, &quot;suffix&quot;: &quot;&quot;, &quot;family&quot;: &quot;Quang&quot;, &quot;parse-names&quot;: false, &quot;non-dropping-particle&quot;: &quot;&quot;}, {&quot;dropping-particle&quot;: &quot;&quot;, &quot;given&quot;: &quot;Yifei&quot;, &quot;suffix&quot;: &quot;&quot;, &quot;family&quot;: &quot;Chen&quot;, &quot;parse-names&quot;: false, &quot;non-dropping-particle&quot;: &quot;&quot;}, {&quot;dropping-particle&quot;: &quot;&quot;, &quot;given&quot;: &quot;Xiaohui&quot;, &quot;suffix&quot;: &quot;&quot;, &quot;family&quot;: &quot;Xie&quot;, &quot;parse-names&quot;: false, &quot;non-dropping-particle&quot;: &quot;&quot;}], &quot;page&quot;: &quot;761-763&quot;, &quot;ISSN&quot;: &quot;14602059&quot;, &quot;abstract&quot;: &quot;Annotating genetic variants, especially non-coding variants, for the purpose of identifying pathogenic variants remains a challenge. Combined annotation-dependent depletion (CADD) is an algorithm designed to annotate both coding and non-coding variants, and has been shown to outperform other annotation algorithms. CADD trains a linear kernel support vector machine (SVM) to differentiate evolutionarily derived, likely benign, alleles from simulated, likely deleterious, variants. However, SVMs cannot capture non-linear relationships among the features, which can limit performance. To address this issue, we have developed DANN. DANN uses the same feature set and training data as CADD to train a deep neural network (DNN). DNNs can capture non-linear relationships among features and are better suited than SVMs for problems with a large number of samples and features. We exploit Compute Unified Device Architecture-compatible graphics processing units and deep learning techniques such as dropout and momentum training to accelerate the DNN training. DANN achieves about a 19% relative reduction in the error rate and about a 14% relative increase in the area under the curve (AUC) metric over CADD's SVM methodology.&quot;, &quot;issue&quot;: &quot;5&quot;}}], &quot;schema&quot;: &quot;https://github.com/citation-style-language/schema/raw/master/csl-citation.json&quot;} RNDHttpE2aOy8"/><text:span text:style-name="T64">(Quang, Chen, and Xie 2015)</text:span><text:reference-mark-end text:name="ADDIN CSL_CITATION {&quot;properties&quot;: {&quot;noteIndex&quot;: 0}, &quot;mendeley&quot;: {&quot;previouslyFormattedCitation&quot;: &quot;(Quang, Chen, and Xie 2015)&quot;, &quot;formattedCitation&quot;: &quot;(Quang, Chen, and Xie 2015)&quot;, &quot;plainTextFormattedCitation&quot;: &quot;(Quang, Chen, and Xie 2015)&quot;}, &quot;citationItems&quot;: [{&quot;uris&quot;: [&quot;http://www.mendeley.com/documents/?uuid=9edc9655-fd2d-3841-8555-ea0c506e504f&quot;], &quot;id&quot;: &quot;ITEM-1&quot;, &quot;itemData&quot;: {&quot;volume&quot;: &quot;31&quot;, &quot;PMID&quot;: &quot;25338716&quot;, &quot;DOI&quot;: &quot;10.1093/bioinformatics/btu703&quot;, &quot;publisher&quot;: &quot;Oxford University Press&quot;, &quot;container-title&quot;: &quot;Bioinformatics&quot;, &quot;issued&quot;: {&quot;date-parts&quot;: [[&quot;2015&quot;, &quot;3&quot;, &quot;1&quot;]]}, &quot;id&quot;: &quot;ITEM-1&quot;, &quot;type&quot;: &quot;article-journal&quot;, &quot;title&quot;: &quot;DANN: A deep learning approach for annotating the pathogenicity of genetic variants&quot;, &quot;author&quot;: [{&quot;dropping-particle&quot;: &quot;&quot;, &quot;given&quot;: &quot;Daniel&quot;, &quot;suffix&quot;: &quot;&quot;, &quot;family&quot;: &quot;Quang&quot;, &quot;parse-names&quot;: false, &quot;non-dropping-particle&quot;: &quot;&quot;}, {&quot;dropping-particle&quot;: &quot;&quot;, &quot;given&quot;: &quot;Yifei&quot;, &quot;suffix&quot;: &quot;&quot;, &quot;family&quot;: &quot;Chen&quot;, &quot;parse-names&quot;: false, &quot;non-dropping-particle&quot;: &quot;&quot;}, {&quot;dropping-particle&quot;: &quot;&quot;, &quot;given&quot;: &quot;Xiaohui&quot;, &quot;suffix&quot;: &quot;&quot;, &quot;family&quot;: &quot;Xie&quot;, &quot;parse-names&quot;: false, &quot;non-dropping-particle&quot;: &quot;&quot;}], &quot;page&quot;: &quot;761-763&quot;, &quot;ISSN&quot;: &quot;14602059&quot;, &quot;abstract&quot;: &quot;Annotating genetic variants, especially non-coding variants, for the purpose of identifying pathogenic variants remains a challenge. Combined annotation-dependent depletion (CADD) is an algorithm designed to annotate both coding and non-coding variants, and has been shown to outperform other annotation algorithms. CADD trains a linear kernel support vector machine (SVM) to differentiate evolutionarily derived, likely benign, alleles from simulated, likely deleterious, variants. However, SVMs cannot capture non-linear relationships among the features, which can limit performance. To address this issue, we have developed DANN. DANN uses the same feature set and training data as CADD to train a deep neural network (DNN). DNNs can capture non-linear relationships among features and are better suited than SVMs for problems with a large number of samples and features. We exploit Compute Unified Device Architecture-compatible graphics processing units and deep learning techniques such as dropout and momentum training to accelerate the DNN training. DANN achieves about a 19% relative reduction in the error rate and about a 14% relative increase in the area under the curve (AUC) metric over CADD's SVM methodology.&quot;, &quot;issue&quot;: &quot;5&quot;}}], &quot;schema&quot;: &quot;https://github.com/citation-style-language/schema/raw/master/csl-citation.json&quot;} RNDHttpE2aOy8"/><text:span text:style-name="T253">⁠, ReMM </text:span><text:reference-mark-start text:name="ADDIN CSL_CITATION {&quot;properties&quot;: {&quot;noteIndex&quot;: 0}, &quot;mendeley&quot;: {&quot;previouslyFormattedCitation&quot;: &quot;(Smedley et al. 2016)&quot;, &quot;formattedCitation&quot;: &quot;(Smedley et al. 2016)&quot;, &quot;plainTextFormattedCitation&quot;: &quot;(Smedley et al. 2016)&quot;}, &quot;citationItems&quot;: [{&quot;uris&quot;: [&quot;http://www.mendeley.com/documents/?uuid=f954af3c-2bc7-4509-9f29-ddf2051e9f5c&quot;], &quot;id&quot;: &quot;ITEM-1&quot;, &quot;itemData&quot;: {&quot;volume&quot;: &quot;99&quot;, &quot;ISBN&quot;: &quot;1537-6605; 0002-9297&quot;, &quot;PMID&quot;: &quot;27569544&quot;, &quot;DOI&quot;: &quot;10.1016/j.ajhg.2016.07.005&quot;, &quot;ISSN&quot;: &quot;15376605&quot;, &quot;container-title&quot;: &quot;American Journal of Human Genetics&quot;, &quot;id&quot;: &quot;ITEM-1&quot;, &quot;type&quot;: &quot;article-journal&quot;, &quot;title&quot;: &quot;A Whole-Genome Analysis Framework for Effective Identification of Pathogenic Regulatory Variants in Mendelian Disease&quot;, &quot;author&quot;: [{&quot;dropping-particle&quot;: &quot;&quot;, &quot;given&quot;: &quot;Damian&quot;, &quot;suffix&quot;: &quot;&quot;, &quot;family&quot;: &quot;Smedley&quot;, &quot;parse-names&quot;: false, &quot;non-dropping-particle&quot;: &quot;&quot;}, {&quot;dropping-particle&quot;: &quot;&quot;, &quot;given&quot;: &quot;Max&quot;, &quot;suffix&quot;: &quot;&quot;, &quot;family&quot;: &quot;Schubach&quot;, &quot;parse-names&quot;: false, &quot;non-dropping-particle&quot;: &quot;&quot;}, {&quot;dropping-particle&quot;: &quot;&quot;, &quot;given&quot;: &quot;Julius\u00a0O O.B.&quot;, &quot;suffix&quot;: &quot;&quot;, &quot;family&quot;: &quot;Jacobsen&quot;, &quot;parse-names&quot;: false, &quot;non-dropping-particle&quot;: &quot;&quot;}, {&quot;dropping-particle&quot;: &quot;&quot;, &quot;given&quot;: &quot;Sebastian&quot;, &quot;suffix&quot;: &quot;&quot;, &quot;family&quot;: &quot;K\u00f6hler&quot;, &quot;parse-names&quot;: false, &quot;non-dropping-particle&quot;: &quot;&quot;}, {&quot;dropping-particle&quot;: &quot;&quot;, &quot;given&quot;: &quot;Tomasz&quot;, &quot;suffix&quot;: &quot;&quot;, &quot;family&quot;: &quot;Zemojtel&quot;, &quot;parse-names&quot;: false, &quot;non-dropping-particle&quot;: &quot;&quot;}, {&quot;dropping-particle&quot;: &quot;&quot;, &quot;given&quot;: &quot;Malte&quot;, &quot;suffix&quot;: &quot;&quot;, &quot;family&quot;: &quot;Spielmann&quot;, &quot;parse-names&quot;: false, &quot;non-dropping-particle&quot;: &quot;&quot;}, {&quot;dropping-particle&quot;: &quot;&quot;, &quot;given&quot;: &quot;Marten&quot;, &quot;suffix&quot;: &quot;&quot;, &quot;family&quot;: &quot;J\u00e4ger&quot;, &quot;parse-names&quot;: false, &quot;non-dropping-particle&quot;: &quot;&quot;}, {&quot;dropping-particle&quot;: &quot;&quot;, &quot;given&quot;: &quot;Harry&quot;, &quot;suffix&quot;: &quot;&quot;, &quot;family&quot;: &quot;Hochheiser&quot;, &quot;parse-names&quot;: false, &quot;non-dropping-particle&quot;: &quot;&quot;}, {&quot;dropping-particle&quot;: &quot;&quot;, &quot;given&quot;: &quot;Nicole\u00a0L L.&quot;, &quot;suffix&quot;: &quot;&quot;, &quot;family&quot;: &quot;Washington&quot;, &quot;parse-names&quot;: false, &quot;non-dropping-particle&quot;: &quot;&quot;}, {&quot;dropping-particle&quot;: &quot;&quot;, &quot;given&quot;: &quot;Julie\u00a0A A.&quot;, &quot;suffix&quot;: &quot;&quot;, &quot;family&quot;: &quot;McMurry&quot;, &quot;parse-names&quot;: false, &quot;non-dropping-particle&quot;: &quot;&quot;}, {&quot;dropping-particle&quot;: &quot;&quot;, &quot;given&quot;: &quot;Melissa\u00a0A A.&quot;, &quot;suffix&quot;: &quot;&quot;, &quot;family&quot;: &quot;Haendel&quot;, &quot;parse-names&quot;: false, &quot;non-dropping-particle&quot;: &quot;&quot;}, {&quot;dropping-particle&quot;: &quot;&quot;, &quot;given&quot;: &quot;Christopher\u00a0J J.&quot;, &quot;suffix&quot;: &quot;&quot;, &quot;family&quot;: &quot;Mungall&quot;, &quot;parse-names&quot;: false, &quot;non-dropping-particle&quot;: &quot;&quot;}, {&quot;dropping-particle&quot;: &quot;&quot;, &quot;given&quot;: &quot;Suzanna\u00a0E E.&quot;, &quot;suffix&quot;: &quot;&quot;, &quot;family&quot;: &quot;Lewis&quot;, &quot;parse-names&quot;: false, &quot;non-dropping-particle&quot;: &quot;&quot;}, {&quot;dropping-particle&quot;: &quot;&quot;, &quot;given&quot;: &quot;Tudor&quot;, &quot;suffix&quot;: &quot;&quot;, &quot;family&quot;: &quot;Groza&quot;, &quot;parse-names&quot;: false, &quot;non-dropping-particle&quot;: &quot;&quot;}, {&quot;dropping-particle&quot;: &quot;&quot;, &quot;given&quot;: &quot;Giorgio&quot;, &quot;suffix&quot;: &quot;&quot;, &quot;family&quot;: &quot;Valentini&quot;, &quot;parse-names&quot;: false, &quot;non-dropping-particle&quot;: &quot;&quot;}, {&quot;dropping-particle&quot;: &quot;&quot;, &quot;given&quot;: &quot;Peter\u00a0N N.&quot;, &quot;suffix&quot;: &quot;&quot;, &quot;family&quot;: &quot;Robinson&quot;, &quot;parse-names&quot;: false, &quot;non-dropping-particle&quot;: &quot;&quot;}], &quot;page&quot;: &quot;595-606&quot;, &quot;issued&quot;: {&quot;date-parts&quot;: [[&quot;2016&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quot;: &quot;3&quot;}}], &quot;schema&quot;: &quot;https://github.com/citation-style-language/schema/raw/master/csl-citation.json&quot;} RNDgYkEprefV4"/><text:span text:style-name="T64">(Smedley et al. 2016)</text:span><text:reference-mark-end text:name="ADDIN CSL_CITATION {&quot;properties&quot;: {&quot;noteIndex&quot;: 0}, &quot;mendeley&quot;: {&quot;previouslyFormattedCitation&quot;: &quot;(Smedley et al. 2016)&quot;, &quot;formattedCitation&quot;: &quot;(Smedley et al. 2016)&quot;, &quot;plainTextFormattedCitation&quot;: &quot;(Smedley et al. 2016)&quot;}, &quot;citationItems&quot;: [{&quot;uris&quot;: [&quot;http://www.mendeley.com/documents/?uuid=f954af3c-2bc7-4509-9f29-ddf2051e9f5c&quot;], &quot;id&quot;: &quot;ITEM-1&quot;, &quot;itemData&quot;: {&quot;volume&quot;: &quot;99&quot;, &quot;ISBN&quot;: &quot;1537-6605; 0002-9297&quot;, &quot;PMID&quot;: &quot;27569544&quot;, &quot;DOI&quot;: &quot;10.1016/j.ajhg.2016.07.005&quot;, &quot;ISSN&quot;: &quot;15376605&quot;, &quot;container-title&quot;: &quot;American Journal of Human Genetics&quot;, &quot;id&quot;: &quot;ITEM-1&quot;, &quot;type&quot;: &quot;article-journal&quot;, &quot;title&quot;: &quot;A Whole-Genome Analysis Framework for Effective Identification of Pathogenic Regulatory Variants in Mendelian Disease&quot;, &quot;author&quot;: [{&quot;dropping-particle&quot;: &quot;&quot;, &quot;given&quot;: &quot;Damian&quot;, &quot;suffix&quot;: &quot;&quot;, &quot;family&quot;: &quot;Smedley&quot;, &quot;parse-names&quot;: false, &quot;non-dropping-particle&quot;: &quot;&quot;}, {&quot;dropping-particle&quot;: &quot;&quot;, &quot;given&quot;: &quot;Max&quot;, &quot;suffix&quot;: &quot;&quot;, &quot;family&quot;: &quot;Schubach&quot;, &quot;parse-names&quot;: false, &quot;non-dropping-particle&quot;: &quot;&quot;}, {&quot;dropping-particle&quot;: &quot;&quot;, &quot;given&quot;: &quot;Julius\u00a0O O.B.&quot;, &quot;suffix&quot;: &quot;&quot;, &quot;family&quot;: &quot;Jacobsen&quot;, &quot;parse-names&quot;: false, &quot;non-dropping-particle&quot;: &quot;&quot;}, {&quot;dropping-particle&quot;: &quot;&quot;, &quot;given&quot;: &quot;Sebastian&quot;, &quot;suffix&quot;: &quot;&quot;, &quot;family&quot;: &quot;K\u00f6hler&quot;, &quot;parse-names&quot;: false, &quot;non-dropping-particle&quot;: &quot;&quot;}, {&quot;dropping-particle&quot;: &quot;&quot;, &quot;given&quot;: &quot;Tomasz&quot;, &quot;suffix&quot;: &quot;&quot;, &quot;family&quot;: &quot;Zemojtel&quot;, &quot;parse-names&quot;: false, &quot;non-dropping-particle&quot;: &quot;&quot;}, {&quot;dropping-particle&quot;: &quot;&quot;, &quot;given&quot;: &quot;Malte&quot;, &quot;suffix&quot;: &quot;&quot;, &quot;family&quot;: &quot;Spielmann&quot;, &quot;parse-names&quot;: false, &quot;non-dropping-particle&quot;: &quot;&quot;}, {&quot;dropping-particle&quot;: &quot;&quot;, &quot;given&quot;: &quot;Marten&quot;, &quot;suffix&quot;: &quot;&quot;, &quot;family&quot;: &quot;J\u00e4ger&quot;, &quot;parse-names&quot;: false, &quot;non-dropping-particle&quot;: &quot;&quot;}, {&quot;dropping-particle&quot;: &quot;&quot;, &quot;given&quot;: &quot;Harry&quot;, &quot;suffix&quot;: &quot;&quot;, &quot;family&quot;: &quot;Hochheiser&quot;, &quot;parse-names&quot;: false, &quot;non-dropping-particle&quot;: &quot;&quot;}, {&quot;dropping-particle&quot;: &quot;&quot;, &quot;given&quot;: &quot;Nicole\u00a0L L.&quot;, &quot;suffix&quot;: &quot;&quot;, &quot;family&quot;: &quot;Washington&quot;, &quot;parse-names&quot;: false, &quot;non-dropping-particle&quot;: &quot;&quot;}, {&quot;dropping-particle&quot;: &quot;&quot;, &quot;given&quot;: &quot;Julie\u00a0A A.&quot;, &quot;suffix&quot;: &quot;&quot;, &quot;family&quot;: &quot;McMurry&quot;, &quot;parse-names&quot;: false, &quot;non-dropping-particle&quot;: &quot;&quot;}, {&quot;dropping-particle&quot;: &quot;&quot;, &quot;given&quot;: &quot;Melissa\u00a0A A.&quot;, &quot;suffix&quot;: &quot;&quot;, &quot;family&quot;: &quot;Haendel&quot;, &quot;parse-names&quot;: false, &quot;non-dropping-particle&quot;: &quot;&quot;}, {&quot;dropping-particle&quot;: &quot;&quot;, &quot;given&quot;: &quot;Christopher\u00a0J J.&quot;, &quot;suffix&quot;: &quot;&quot;, &quot;family&quot;: &quot;Mungall&quot;, &quot;parse-names&quot;: false, &quot;non-dropping-particle&quot;: &quot;&quot;}, {&quot;dropping-particle&quot;: &quot;&quot;, &quot;given&quot;: &quot;Suzanna\u00a0E E.&quot;, &quot;suffix&quot;: &quot;&quot;, &quot;family&quot;: &quot;Lewis&quot;, &quot;parse-names&quot;: false, &quot;non-dropping-particle&quot;: &quot;&quot;}, {&quot;dropping-particle&quot;: &quot;&quot;, &quot;given&quot;: &quot;Tudor&quot;, &quot;suffix&quot;: &quot;&quot;, &quot;family&quot;: &quot;Groza&quot;, &quot;parse-names&quot;: false, &quot;non-dropping-particle&quot;: &quot;&quot;}, {&quot;dropping-particle&quot;: &quot;&quot;, &quot;given&quot;: &quot;Giorgio&quot;, &quot;suffix&quot;: &quot;&quot;, &quot;family&quot;: &quot;Valentini&quot;, &quot;parse-names&quot;: false, &quot;non-dropping-particle&quot;: &quot;&quot;}, {&quot;dropping-particle&quot;: &quot;&quot;, &quot;given&quot;: &quot;Peter\u00a0N N.&quot;, &quot;suffix&quot;: &quot;&quot;, &quot;family&quot;: &quot;Robinson&quot;, &quot;parse-names&quot;: false, &quot;non-dropping-particle&quot;: &quot;&quot;}], &quot;page&quot;: &quot;595-606&quot;, &quot;issued&quot;: {&quot;date-parts&quot;: [[&quot;2016&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quot;: &quot;3&quot;}}], &quot;schema&quot;: &quot;https://github.com/citation-style-language/schema/raw/master/csl-citation.json&quot;} RNDgYkEprefV4"/><text:span text:style-name="T253">⁠) can be used to prioritize variants with likely functional effect. Still, the regulatory regions being under a weaker evolutionary constraint than coding regions </text:span><text:reference-mark-start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citationItems&quot;: [{&quot;uris&quot;: [&quot;http://www.mendeley.com/documents/?uuid=34772b6d-3562-4ed3-92f8-c9f90080c8e0&quot;], &quot;id&quot;: &quot;ITEM-1&quot;, &quot;itemData&quot;: {&quot;volume&quot;: &quot;489&quot;, &quot;ISBN&quot;: &quot;1476-4687&quot;, &quot;PMID&quot;: &quot;22955616&quot;, &quot;DOI&quot;: &quot;10.1038/nature11247&quot;, &quot;ISSN&quot;: &quot;1476-4687&quot;, &quot;container-title&quot;: &quot;Nature&quot;, &quot;id&quot;: &quot;ITEM-1&quot;, &quot;type&quot;: &quot;article-journal&quot;, &quot;title&quot;: &quot;An integrated encyclopedia of DNA elements in the human genome.&quot;, &quot;author&quot;: [{&quot;dropping-particle&quot;: &quot;&quot;, &quot;given&quot;: &quot;&quot;, &quot;suffix&quot;: &quot;&quot;, &quot;family&quot;: &quot;The ENCODE Project Consortium&quot;, &quot;parse-names&quot;: false, &quot;non-dropping-particle&quot;: &quot;&quot;}, {&quot;dropping-particle&quot;: &quot;&quot;, &quot;given&quot;: &quot;Ian&quot;, &quot;suffix&quot;: &quot;&quot;, &quot;family&quot;: &quot;Dunham&quot;, &quot;parse-names&quot;: false, &quot;non-dropping-particle&quot;: &quot;&quot;}, {&quot;dropping-particle&quot;: &quot;&quot;, &quot;given&quot;: &quot;Anshul&quot;, &quot;suffix&quot;: &quot;&quot;, &quot;family&quot;: &quot;Kundaje&quot;, &quot;parse-names&quot;: false, &quot;non-dropping-particle&quot;: &quot;&quot;}, {&quot;dropping-particle&quot;: &quot;&quot;, &quot;given&quot;: &quot;Shelley F&quot;, &quot;suffix&quot;: &quot;&quot;, &quot;family&quot;: &quot;Aldred&quot;, &quot;parse-names&quot;: false, &quot;non-dropping-particle&quot;: &quot;&quot;}, {&quot;dropping-particle&quot;: &quot;&quot;, &quot;given&quot;: &quot;Patrick J&quot;, &quot;suffix&quot;: &quot;&quot;, &quot;family&quot;: &quot;Collins&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Francis&quot;, &quot;suffix&quot;: &quot;&quot;, &quot;family&quot;: &quot;Doyle&quot;, &quot;parse-names&quot;: false, &quot;non-dropping-particle&quot;: &quot;&quot;}, {&quot;dropping-particle&quot;: &quot;&quot;, &quot;given&quot;: &quot;Charles B&quot;, &quot;suffix&quot;: &quot;&quot;, &quot;family&quot;: &quot;Epstein&quot;, &quot;parse-names&quot;: false, &quot;non-dropping-particle&quot;: &quot;&quot;}, {&quot;dropping-particle&quot;: &quot;&quot;, &quot;given&quot;: &quot;Seth&quot;, &quot;suffix&quot;: &quot;&quot;, &quot;family&quot;: &quot;Frietze&quot;, &quot;parse-names&quot;: false, &quot;non-dropping-particle&quot;: &quot;&quot;}, {&quot;dropping-particle&quot;: &quot;&quot;, &quot;given&quot;: &quot;Jennifer&quot;, &quot;suffix&quot;: &quot;&quot;, &quot;family&quot;: &quot;Harrow&quot;, &quot;parse-names&quot;: false, &quot;non-dropping-particle&quot;: &quot;&quot;}, {&quot;dropping-particle&quot;: &quot;&quot;, &quot;given&quot;: &quot;Rajinder&quot;, &quot;suffix&quot;: &quot;&quot;, &quot;family&quot;: &quot;Kaul&quot;, &quot;parse-names&quot;: false, &quot;non-dropping-particle&quot;: &quot;&quot;}, {&quot;dropping-particle&quot;: &quot;&quot;, &quot;given&quot;: &quot;Jainab&quot;, &quot;suffix&quot;: &quot;&quot;, &quot;family&quot;: &quot;Khatun&quot;, &quot;parse-names&quot;: false, &quot;non-dropping-particle&quot;: &quot;&quot;}, {&quot;dropping-particle&quot;: &quot;&quot;, &quot;given&quot;: &quot;Bryan R&quot;, &quot;suffix&quot;: &quot;&quot;, &quot;family&quot;: &quot;Lajoie&quot;, &quot;parse-names&quot;: false, &quot;non-dropping-particle&quot;: &quot;&quot;}, {&quot;dropping-particle&quot;: &quot;&quot;, &quot;given&quot;: &quot;Stephen G&quot;, &quot;suffix&quot;: &quot;&quot;, &quot;family&quot;: &quot;Landt&quot;, &quot;parse-names&quot;: false, &quot;non-dropping-particle&quot;: &quot;&quot;}, {&quot;dropping-particle&quot;: &quot;&quot;, &quot;given&quot;: &quot;Burn-Kyu Bum-Kyu&quot;, &quot;suffix&quot;: &quot;&quot;, &quot;family&quot;: &quot;Lee&quot;, &quot;parse-names&quot;: false, &quot;non-dropping-particle&quot;: &quot;&quot;}, {&quot;dropping-particle&quot;: &quot;&quot;, &quot;given&quot;: &quot;Florencia&quot;, &quot;suffix&quot;: &quot;&quot;, &quot;family&quot;: &quot;Pauli&quot;, &quot;parse-names&quot;: false, &quot;non-dropping-particle&quot;: &quot;&quot;}, {&quot;dropping-particle&quot;: &quot;&quot;, &quot;given&quot;: &quot;Kate R&quot;, &quot;suffix&quot;: &quot;&quot;, &quot;family&quot;: &quot;Rosenbloom&quot;, &quot;parse-names&quot;: false, &quot;non-dropping-particle&quot;: &quot;&quot;}, {&quot;dropping-particle&quot;: &quot;&quot;, &quot;given&quot;: &quot;Peter&quot;, &quot;suffix&quot;: &quot;&quot;, &quot;family&quot;: &quot;Sabo&quot;, &quot;parse-names&quot;: false, &quot;non-dropping-particle&quot;: &quot;&quot;}, {&quot;dropping-particle&quot;: &quot;&quot;, &quot;given&quot;: &quot;Alexias&quot;, &quot;suffix&quot;: &quot;&quot;, &quot;family&quot;: &quot;Safi&quot;, &quot;parse-names&quot;: false, &quot;non-dropping-particle&quot;: &quot;&quot;}, {&quot;dropping-particle&quot;: &quot;&quot;, &quot;given&quot;: &quot;Amartya&quot;, &quot;suffix&quot;: &quot;&quot;, &quot;family&quot;: &quot;Sanyal&quot;, &quot;parse-names&quot;: false, &quot;non-dropping-particle&quot;: &quot;&quot;}, {&quot;dropping-particle&quot;: &quot;&quot;, &quot;given&quot;: &quot;Noam&quot;, &quot;suffix&quot;: &quot;&quot;, &quot;family&quot;: &quot;Shoresh&quot;, &quot;parse-names&quot;: false, &quot;non-dropping-particle&quot;: &quot;&quot;}, {&quot;dropping-particle&quot;: &quot;&quot;, &quot;given&quot;: &quot;Jeremy M&quot;, &quot;suffix&quot;: &quot;&quot;, &quot;family&quot;: &quot;Simon&quot;, &quot;parse-names&quot;: false, &quot;non-dropping-particle&quot;: &quot;&quot;}, {&quot;dropping-particle&quot;: &quot;&quot;, &quot;given&quot;: &quot;Lingyun&quot;, &quot;suffix&quot;: &quot;&quot;, &quot;family&quot;: &quot;Song&quot;, &quot;parse-names&quot;: false, &quot;non-dropping-particle&quot;: &quot;&quot;}, {&quot;dropping-particle&quot;: &quot;&quot;, &quot;given&quot;: &quot;Nathan D&quot;, &quot;suffix&quot;: &quot;&quot;, &quot;family&quot;: &quot;Trinklein&quot;, &quot;parse-names&quot;: false, &quot;non-dropping-particle&quot;: &quot;&quot;}, {&quot;dropping-particle&quot;: &quot;&quot;, &quot;given&quot;: &quot;Robert C&quot;, &quot;suffix&quot;: &quot;&quot;, &quot;family&quot;: &quot;Altshuler&quot;, &quot;parse-names&quot;: false, &quot;non-dropping-particle&quot;: &quot;&quot;}, {&quot;dropping-particle&quot;: &quot;&quot;, &quot;given&quot;: &quot;Ewan&quot;, &quot;suffix&quot;: &quot;&quot;, &quot;family&quot;: &quot;Birney&quot;, &quot;parse-names&quot;: false, &quot;non-dropping-particle&quot;: &quot;&quot;}, {&quot;dropping-particle&quot;: &quot;&quot;, &quot;given&quot;: &quot;James B&quot;, &quot;suffix&quot;: &quot;&quot;, &quot;family&quot;: &quot;Brown&quot;, &quot;parse-names&quot;: false, &quot;non-dropping-particle&quot;: &quot;&quot;}, {&quot;dropping-particle&quot;: &quot;&quot;, &quot;given&quot;: &quot;Chao&quot;, &quot;suffix&quot;: &quot;&quot;, &quot;family&quot;: &quot;Cheng&quot;, &quot;parse-names&quot;: false, &quot;non-dropping-particle&quot;: &quot;&quot;}, {&quot;dropping-particle&quot;: &quot;&quot;, &quot;given&quot;: &quot;Sarah&quot;, &quot;suffix&quot;: &quot;&quot;, &quot;family&quot;: &quot;Djebali&quot;, &quot;parse-names&quot;: false, &quot;non-dropping-particle&quot;: &quot;&quot;}, {&quot;dropping-particle&quot;: &quot;&quot;, &quot;given&quot;: &quot;Xianjun&quot;, &quot;suffix&quot;: &quot;&quot;, &quot;family&quot;: &quot;Dong&quot;, &quot;parse-names&quot;: false, &quot;non-dropping-particle&quot;: &quot;&quot;}, {&quot;dropping-particle&quot;: &quot;&quot;, &quot;given&quot;: &quot;Jason&quot;, &quot;suffix&quot;: &quot;&quot;, &quot;family&quot;: &quot;Ernst&quot;, &quot;parse-names&quot;: false, &quot;non-dropping-particle&quot;: &quot;&quot;}, {&quot;dropping-particle&quot;: &quot;&quot;, &quot;given&quot;: &quot;Terrence S&quot;, &quot;suffix&quot;: &quot;&quot;, &quot;family&quot;: &quot;Furey&quot;, &quot;parse-names&quot;: false, &quot;non-dropping-particle&quot;: &quot;&quot;}, {&quot;dropping-particle&quot;: &quot;&quot;, &quot;given&quot;: &quot;Mark&quot;, &quot;suffix&quot;: &quot;&quot;, &quot;family&quot;: &quot;Gerstein&quot;, &quot;parse-names&quot;: false, &quot;non-dropping-particle&quot;: &quot;&quot;}, {&quot;dropping-particle&quot;: &quot;&quot;, &quot;given&quot;: &quot;Belinda&quot;, &quot;suffix&quot;: &quot;&quot;, &quot;family&quot;: &quot;Giardine&quot;, &quot;parse-names&quot;: false, &quot;non-dropping-particle&quot;: &quot;&quot;}, {&quot;dropping-particle&quot;: &quot;&quot;, &quot;given&quot;: &quot;Melissa&quot;, &quot;suffix&quot;: &quot;&quot;, &quot;family&quot;: &quot;Greven&quot;, &quot;parse-names&quot;: false, &quot;non-dropping-particle&quot;: &quot;&quot;}, {&quot;dropping-particle&quot;: &quot;&quot;, &quot;given&quot;: &quot;Ross C&quot;, &quot;suffix&quot;: &quot;&quot;, &quot;family&quot;: &quot;Hardison&quot;, &quot;parse-names&quot;: false, &quot;non-dropping-particle&quot;: &quot;&quot;}, {&quot;dropping-particle&quot;: &quot;&quot;, &quot;given&quot;: &quot;Robert S&quot;, &quot;suffix&quot;: &quot;&quot;, &quot;family&quot;: &quot;Harris&quot;, &quot;parse-names&quot;: false, &quot;non-dropping-particle&quot;: &quot;&quot;}, {&quot;dropping-particle&quot;: &quot;&quot;, &quot;given&quot;: &quot;Javier&quot;, &quot;suffix&quot;: &quot;&quot;, &quot;family&quot;: &quot;Herrero&quot;, &quot;parse-names&quot;: false, &quot;non-dropping-particle&quot;: &quot;&quot;}, {&quot;dropping-particle&quot;: &quot;&quot;, &quot;given&quot;: &quot;Michael M&quot;, &quot;suffix&quot;: &quot;&quot;, &quot;family&quot;: &quot;Hoffman&quot;, &quot;parse-names&quot;: false, &quot;non-dropping-particle&quot;: &quot;&quot;}, {&quot;dropping-particle&quot;: &quot;&quot;, &quot;given&quot;: &quot;Sowmya&quot;, &quot;suffix&quot;: &quot;&quot;, &quot;family&quot;: &quot;Iyer&quot;, &quot;parse-names&quot;: false, &quot;non-dropping-particle&quot;: &quot;&quot;}, {&quot;dropping-particle&quot;: &quot;&quot;, &quot;given&quot;: &quot;Manolis&quot;, &quot;suffix&quot;: &quot;&quot;, &quot;family&quot;: &quot;Kelllis&quot;, &quot;parse-names&quot;: false, &quot;non-dropping-particle&quot;: &quot;&quot;}, {&quot;dropping-particle&quot;: &quot;&quot;, &quot;given&quot;: &quot;Pouya&quot;, &quot;suffix&quot;: &quot;&quot;, &quot;family&quot;: &quot;Kheradpour&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Qunhua&quot;, &quot;suffix&quot;: &quot;&quot;, &quot;family&quot;: &quot;Li&quot;, &quot;parse-names&quot;: false, &quot;non-dropping-particle&quot;: &quot;&quot;}, {&quot;dropping-particle&quot;: &quot;&quot;, &quot;given&quot;: &quot;Xinying&quot;, &quot;suffix&quot;: &quot;&quot;, &quot;family&quot;: &quot;Lin&quot;, &quot;parse-names&quot;: false, &quot;non-dropping-particle&quot;: &quot;&quot;}, {&quot;dropping-particle&quot;: &quot;&quot;, &quot;given&quot;: &quot;Georgi K&quot;, &quot;suffix&quot;: &quot;&quot;, &quot;family&quot;: &quot;Marinov&quot;, &quot;parse-names&quot;: false, &quot;non-dropping-particle&quot;: &quot;&quot;}, {&quot;dropping-particle&quot;: &quot;&quot;, &quot;given&quot;: &quot;Angelika&quot;, &quot;suffix&quot;: &quot;&quot;, &quot;family&quot;: &quot;Merkel&quot;, &quot;parse-names&quot;: false, &quot;non-dropping-particle&quot;: &quot;&quot;}, {&quot;dropping-particle&quot;: &quot;&quot;, &quot;given&quot;: &quot;Ali&quot;, &quot;suffix&quot;: &quot;&quot;, &quot;family&quot;: &quot;Mortazavi&quot;, &quot;parse-names&quot;: false, &quot;non-dropping-particle&quot;: &quot;&quot;}, {&quot;dropping-particle&quot;: &quot;&quot;, &quot;given&quot;: &quot;Stephen C J Stephanie L&quot;, &quot;suffix&quot;: &quot;&quot;, &quot;family&quot;: &quot;Parker&quot;, &quot;parse-names&quot;: false, &quot;non-dropping-particle&quot;: &quot;&quot;}, {&quot;dropping-particle&quot;: &quot;&quot;, &quot;given&quot;: &quot;Timothy E&quot;, &quot;suffix&quot;: &quot;&quot;, &quot;family&quot;: &quot;Reddy&quot;, &quot;parse-names&quot;: false, &quot;non-dropping-particle&quot;: &quot;&quot;}, {&quot;dropping-particle&quot;: &quot;&quot;, &quot;given&quot;: &quot;Joel&quot;, &quot;suffix&quot;: &quot;&quot;, &quot;family&quot;: &quot;Rozowsky&quot;, &quot;parse-names&quot;: false, &quot;non-dropping-particle&quot;: &quot;&quot;}, {&quot;dropping-particle&quot;: &quot;&quot;, &quot;given&quot;: &quot;Felix&quot;, &quot;suffix&quot;: &quot;&quot;, &quot;family&quot;: &quot;Schlesinger&quot;, &quot;parse-names&quot;: false, &quot;non-dropping-particle&quot;: &quot;&quot;}, {&quot;dropping-particle&quot;: &quot;&quot;, &quot;given&quot;: &quot;Robert E&quot;, &quot;suffix&quot;: &quot;&quot;, &quot;family&quot;: &quot;Thurman&quot;, &quot;parse-names&quot;: false, &quot;non-dropping-particle&quot;: &quot;&quot;}, {&quot;dropping-particle&quot;: &quot;&quot;, &quot;given&quot;: &quot;Jie&quot;, &quot;suffix&quot;: &quot;&quot;, &quot;family&quot;: &quot;Wang&quot;, &quot;parse-names&quot;: false, &quot;non-dropping-particle&quot;: &quot;&quot;}, {&quot;dropping-particle&quot;: &quot;&quot;, &quot;given&quot;: &quot;Lucas D&quot;, &quot;suffix&quot;: &quot;&quot;, &quot;family&quot;: &quot;Ward&quot;, &quot;parse-names&quot;: false, &quot;non-dropping-particle&quot;: &quot;&quot;}, {&quot;dropping-particle&quot;: &quot;&quot;, &quot;given&quot;: &quot;Troy W&quot;, &quot;suffix&quot;: &quot;&quot;, &quot;family&quot;: &quot;Whitfield&quot;, &quot;parse-names&quot;: false, &quot;non-dropping-particle&quot;: &quot;&quot;}, {&quot;dropping-particle&quot;: &quot;&quot;, &quot;given&quot;: &quot;Steven P&quot;, &quot;suffix&quot;: &quot;&quot;, &quot;family&quot;: &quot;Wilder&quot;, &quot;parse-names&quot;: false, &quot;non-dropping-particle&quot;: &quot;&quot;}, {&quot;dropping-particle&quot;: &quot;&quot;, &quot;given&quot;: &quot;Weisheng&quot;, &quot;suffix&quot;: &quot;&quot;, &quot;family&quot;: &quot;Wu&quot;, &quot;parse-names&quot;: false, &quot;non-dropping-particle&quot;: &quot;&quot;}, {&quot;dropping-particle&quot;: &quot;&quot;, &quot;given&quot;: &quot;Hualin S&quot;, &quot;suffix&quot;: &quot;&quot;, &quot;family&quot;: &quot;Xi&quot;, &quot;parse-names&quot;: false, &quot;non-dropping-particle&quot;: &quot;&quot;}, {&quot;dropping-particle&quot;: &quot;&quot;, &quot;given&quot;: &quot;Kevin Y&quot;, &quot;suffix&quot;: &quot;&quot;, &quot;family&quot;: &quot;Yip&quot;, &quot;parse-names&quot;: false, &quot;non-dropping-particle&quot;: &quot;&quot;}, {&quot;dropping-particle&quot;: &quot;&quot;, &quot;given&quot;: &quot;Jiali&quot;, &quot;suffix&quot;: &quot;&quot;, &quot;family&quot;: &quot;Zhuang&quot;, &quot;parse-names&quot;: false, &quot;non-dropping-particle&quot;: &quot;&quot;}, {&quot;dropping-particle&quot;: &quot;&quot;, &quot;given&quot;: &quot;Bradley E&quot;, &quot;suffix&quot;: &quot;&quot;, &quot;family&quot;: &quot;Bernstein&quot;, &quot;parse-names&quot;: false, &quot;non-dropping-particle&quot;: &quot;&quot;}, {&quot;dropping-particle&quot;: &quot;&quot;, &quot;given&quot;: &quot;Eric D&quot;, &quot;suffix&quot;: &quot;&quot;, &quot;family&quot;: &quot;Green&quot;, &quot;parse-names&quot;: false, &quot;non-dropping-particle&quot;: &quot;&quot;}, {&quot;dropping-particle&quot;: &quot;&quot;, &quot;given&quot;: &quot;Chris&quot;, &quot;suffix&quot;: &quot;&quot;, &quot;family&quot;: &quot;Gunter&quot;, &quot;parse-names&quot;: false, &quot;non-dropping-particle&quot;: &quot;&quot;}, {&quot;dropping-particle&quot;: &quot;&quot;, &quot;given&quot;: &quot;Michael&quot;, &quot;suffix&quot;: &quot;&quot;, &quot;family&quot;: &quot;Snyder&quot;, &quot;parse-names&quot;: false, &quot;non-dropping-particle&quot;: &quot;&quot;}, {&quot;dropping-particle&quot;: &quot;&quot;, &quot;given&quot;: &quot;Michael J&quot;, &quot;suffix&quot;: &quot;&quot;, &quot;family&quot;: &quot;Pazin&quot;, &quot;parse-names&quot;: false, &quot;non-dropping-particle&quot;: &quot;&quot;}, {&quot;dropping-particle&quot;: &quot;&quot;, &quot;given&quot;: &quot;Rebecca F&quot;, &quot;suffix&quot;: &quot;&quot;, &quot;family&quot;: &quot;Lowdon&quot;, &quot;parse-names&quot;: false, &quot;non-dropping-particle&quot;: &quot;&quot;}, {&quot;dropping-particle&quot;: &quot;&quot;, &quot;given&quot;: &quot;Laura a L&quot;, &quot;suffix&quot;: &quot;&quot;, &quot;family&quot;: &quot;Dillon&quot;, &quot;parse-names&quot;: false, &quot;non-dropping-particle&quot;: &quot;&quot;}, {&quot;dropping-particle&quot;: &quot;&quot;, &quot;given&quot;: &quot;Leslie B&quot;, &quot;suffix&quot;: &quot;&quot;, &quot;family&quot;: &quot;Adams&quot;, &quot;parse-names&quot;: false, &quot;non-dropping-particle&quot;: &quot;&quot;}, {&quot;dropping-particle&quot;: &quot;&quot;, &quot;given&quot;: &quot;Caroline J&quot;, &quot;suffix&quot;: &quot;&quot;, &quot;family&quot;: &quot;Kelly&quot;, &quot;parse-names&quot;: false, &quot;non-dropping-particle&quot;: &quot;&quot;}, {&quot;dropping-particle&quot;: &quot;&quot;, &quot;given&quot;: &quot;Julia&quot;, &quot;suffix&quot;: &quot;&quot;, &quot;family&quot;: &quot;Zhang&quot;, &quot;parse-names&quot;: false, &quot;non-dropping-particle&quot;: &quot;&quot;}, {&quot;dropping-particle&quot;: &quot;&quot;, &quot;given&quot;: &quot;Judith R&quot;, &quot;suffix&quot;: &quot;&quot;, &quot;family&quot;: &quot;Wexler&quot;, &quot;parse-names&quot;: false, &quot;non-dropping-particle&quot;: &quot;&quot;}, {&quot;dropping-particle&quot;: &quot;&quot;, &quot;given&quot;: &quot;Peter J&quot;, &quot;suffix&quot;: &quot;&quot;, &quot;family&quot;: &quot;Good&quot;, &quot;parse-names&quot;: false, &quot;non-dropping-particle&quot;: &quot;&quot;}, {&quot;dropping-particle&quot;: &quot;&quot;, &quot;given&quot;: &quot;Elise a&quot;, &quot;suffix&quot;: &quot;&quot;, &quot;family&quot;: &quot;Feingold&quot;, &quot;parse-names&quot;: false, &quot;non-dropping-particle&quot;: &quot;&quot;}, {&quot;dropping-particle&quot;: &quot;&quot;, &quot;given&quot;: &quot;Gregory E&quot;, &quot;suffix&quot;: &quot;&quot;, &quot;family&quot;: &quot;Crawford&quot;, &quot;parse-names&quot;: false, &quot;non-dropping-particle&quot;: &quot;&quot;}, {&quot;dropping-particle&quot;: &quot;&quot;, &quot;given&quot;: &quot;Job&quot;, &quot;suffix&quot;: &quot;&quot;, &quot;family&quot;: &quot;Dekker&quot;, &quot;parse-names&quot;: false, &quot;non-dropping-particle&quot;: &quot;&quot;}, {&quot;dropping-particle&quot;: &quot;&quot;, &quot;given&quot;: &quot;Laura&quot;, &quot;suffix&quot;: &quot;&quot;, &quot;family&quot;: &quot;Elinitski&quot;, &quot;parse-names&quot;: false, &quot;non-dropping-particle&quot;: &quot;&quot;}, {&quot;dropping-particle&quot;: &quot;&quot;, &quot;given&quot;: &quot;Peggy J&quot;, &quot;suffix&quot;: &quot;&quot;, &quot;family&quot;: &quot;Farnham&quot;, &quot;parse-names&quot;: false, &quot;non-dropping-particle&quot;: &quot;&quot;}, {&quot;dropping-particle&quot;: &quot;&quot;, &quot;given&quot;: &quot;Morgan C&quot;, &quot;suffix&quot;: &quot;&quot;, &quot;family&quot;: &quot;Giddings&quot;, &quot;parse-names&quot;: false, &quot;non-dropping-particle&quot;: &quot;&quot;}, {&quot;dropping-particle&quot;: &quot;&quot;, &quot;given&quot;: &quot;Thomas R&quot;, &quot;suffix&quot;: &quot;&quot;, &quot;family&quot;: &quot;Gingeras&quot;, &quot;parse-names&quot;: false, &quot;non-dropping-particle&quot;: &quot;&quot;}, {&quot;dropping-particle&quot;: &quot;&quot;, &quot;given&quot;: &quot;Roderic&quot;, &quot;suffix&quot;: &quot;&quot;, &quot;family&quot;: &quot;Guig\u00f3&quot;, &quot;parse-names&quot;: false, &quot;non-dropping-particle&quot;: &quot;&quot;}, {&quot;dropping-particle&quot;: &quot;&quot;, &quot;given&quot;: &quot;Timothy J Tomothy J&quot;, &quot;suffix&quot;: &quot;&quot;, &quot;family&quot;: &quot;Hubbard&quot;, &quot;parse-names&quot;: false, &quot;non-dropping-particle&quot;: &quot;&quot;}, {&quot;dropping-particle&quot;: &quot;&quot;, &quot;given&quot;: &quot;Manolis&quot;, &quot;suffix&quot;: &quot;&quot;, &quot;family&quot;: &quot;Kellis&quot;, &quot;parse-names&quot;: false, &quot;non-dropping-particle&quot;: &quot;&quot;}, {&quot;dropping-particle&quot;: &quot;&quot;, &quot;given&quot;: &quot;W James&quot;, &quot;suffix&quot;: &quot;&quot;, &quot;family&quot;: &quot;Kent&quot;, &quot;parse-names&quot;: false, &quot;non-dropping-particle&quot;: &quot;&quot;}, {&quot;dropping-particle&quot;: &quot;&quot;, &quot;given&quot;: &quot;Jason D&quot;, &quot;suffix&quot;: &quot;&quot;, &quot;family&quot;: &quot;Lieb&quot;, &quot;parse-names&quot;: false, &quot;non-dropping-particle&quot;: &quot;&quot;}, {&quot;dropping-particle&quot;: &quot;&quot;, &quot;given&quot;: &quot;Elliott H&quot;, &quot;suffix&quot;: &quot;&quot;, &quot;family&quot;: &quot;Margulies&quot;, &quot;parse-names&quot;: false, &quot;non-dropping-particle&quot;: &quot;&quot;}, {&quot;dropping-particle&quot;: &quot;&quot;, &quot;given&quot;: &quot;Richard M&quot;, &quot;suffix&quot;: &quot;&quot;, &quot;family&quot;: &quot;Myers&quot;, &quot;parse-names&quot;: false, &quot;non-dropping-particle&quot;: &quot;&quot;}, {&quot;dropping-particle&quot;: &quot;&quot;, &quot;given&quot;: &quot;John a&quot;, &quot;suffix&quot;: &quot;&quot;, &quot;family&quot;: &quot;Starnatoyannopoulos&quot;, &quot;parse-names&quot;: false, &quot;non-dropping-particle&quot;: &quot;&quot;}, {&quot;dropping-particle&quot;: &quot;&quot;, &quot;given&quot;: &quot;Scott a&quot;, &quot;suffix&quot;: &quot;&quot;, &quot;family&quot;: &quot;Tennebaum&quot;, &quot;parse-names&quot;: false, &quot;non-dropping-particle&quot;: &quot;&quot;}, {&quot;dropping-particle&quot;: &quot;&quot;, &quot;given&quot;: &quot;Zhiping&quot;, &quot;suffix&quot;: &quot;&quot;, &quot;family&quot;: &quot;Weng&quot;, &quot;parse-names&quot;: false, &quot;non-dropping-particle&quot;: &quot;&quot;}, {&quot;dropping-particle&quot;: &quot;&quot;, &quot;given&quot;: &quot;Kevin P&quot;, &quot;suffix&quot;: &quot;&quot;, &quot;family&quot;: &quot;White&quot;, &quot;parse-names&quot;: false, &quot;non-dropping-particle&quot;: &quot;&quot;}, {&quot;dropping-particle&quot;: &quot;&quot;, &quot;given&quot;: &quot;Barbara&quot;, &quot;suffix&quot;: &quot;&quot;, &quot;family&quot;: &quot;Wold&quot;, &quot;parse-names&quot;: false, &quot;non-dropping-particle&quot;: &quot;&quot;}, {&quot;dropping-particle&quot;: &quot;&quot;, &quot;given&quot;: &quot;Yanbao&quot;, &quot;suffix&quot;: &quot;&quot;, &quot;family&quot;: &quot;Yu&quot;, &quot;parse-names&quot;: false, &quot;non-dropping-particle&quot;: &quot;&quot;}, {&quot;dropping-particle&quot;: &quot;&quot;, &quot;given&quot;: &quot;John&quot;, &quot;suffix&quot;: &quot;&quot;, &quot;family&quot;: &quot;Wrobel&quot;, &quot;parse-names&quot;: false, &quot;non-dropping-particle&quot;: &quot;&quot;}, {&quot;dropping-particle&quot;: &quot;&quot;, &quot;given&quot;: &quot;Brian a&quot;, &quot;suffix&quot;: &quot;&quot;, &quot;family&quot;: &quot;Risk&quot;, &quot;parse-names&quot;: false, &quot;non-dropping-particle&quot;: &quot;&quot;}, {&quot;dropping-particle&quot;: &quot;&quot;, &quot;given&quot;: &quot;Harsha P&quot;, &quot;suffix&quot;: &quot;&quot;, &quot;family&quot;: &quot;Gunawardena&quot;, &quot;parse-names&quot;: false, &quot;non-dropping-particle&quot;: &quot;&quot;}, {&quot;dropping-particle&quot;: &quot;&quot;, &quot;given&quot;: &quot;Heather C&quot;, &quot;suffix&quot;: &quot;&quot;, &quot;family&quot;: &quot;Kuiper&quot;, &quot;parse-names&quot;: false, &quot;non-dropping-particle&quot;: &quot;&quot;}, {&quot;dropping-particle&quot;: &quot;&quot;, &quot;given&quot;: &quot;Christopher W&quot;, &quot;suffix&quot;: &quot;&quot;, &quot;family&quot;: &quot;Maier&quot;, &quot;parse-names&quot;: false, &quot;non-dropping-particle&quot;: &quot;&quot;}, {&quot;dropping-particle&quot;: &quot;&quot;, &quot;given&quot;: &quot;Ling&quot;, &quot;suffix&quot;: &quot;&quot;, &quot;family&quot;: &quot;Xie&quot;, &quot;parse-names&quot;: false, &quot;non-dropping-particle&quot;: &quot;&quot;}, {&quot;dropping-particle&quot;: &quot;&quot;, &quot;given&quot;: &quot;Xian&quot;, &quot;suffix&quot;: &quot;&quot;, &quot;family&quot;: &quot;Chen&quot;, &quot;parse-names&quot;: false, &quot;non-dropping-particle&quot;: &quot;&quot;}, {&quot;dropping-particle&quot;: &quot;&quot;, &quot;given&quot;: &quot;Tarjei S&quot;, &quot;suffix&quot;: &quot;&quot;, &quot;family&quot;: &quot;Mikkelsen&quot;, &quot;parse-names&quot;: false, &quot;non-dropping-particle&quot;: &quot;&quot;}, {&quot;dropping-particle&quot;: &quot;&quot;, &quot;given&quot;: &quot;Shawn&quot;, &quot;suffix&quot;: &quot;&quot;, &quot;family&quot;: &quot;Gillespie&quot;, &quot;parse-names&quot;: false, &quot;non-dropping-particle&quot;: &quot;&quot;}, {&quot;dropping-particle&quot;: &quot;&quot;, &quot;given&quot;: &quot;Alon&quot;, &quot;suffix&quot;: &quot;&quot;, &quot;family&quot;: &quot;Goren&quot;, &quot;parse-names&quot;: false, &quot;non-dropping-particle&quot;: &quot;&quot;}, {&quot;dropping-particle&quot;: &quot;&quot;, &quot;given&quot;: &quot;Oren&quot;, &quot;suffix&quot;: &quot;&quot;, &quot;family&quot;: &quot;Ram&quot;, &quot;parse-names&quot;: false, &quot;non-dropping-particle&quot;: &quot;&quot;}, {&quot;dropping-particle&quot;: &quot;&quot;, &quot;given&quot;: &quot;Xiaolan&quot;, &quot;suffix&quot;: &quot;&quot;, &quot;family&quot;: &quot;Zhang&quot;, &quot;parse-names&quot;: false, &quot;non-dropping-particle&quot;: &quot;&quot;}, {&quot;dropping-particle&quot;: &quot;&quot;, &quot;given&quot;: &quot;Li&quot;, &quot;suffix&quot;: &quot;&quot;, &quot;family&quot;: &quot;Wang&quot;, &quot;parse-names&quot;: false, &quot;non-dropping-particle&quot;: &quot;&quot;}, {&quot;dropping-particle&quot;: &quot;&quot;, &quot;given&quot;: &quot;Robbyn&quot;, &quot;suffix&quot;: &quot;&quot;, &quot;family&quot;: &quot;Issner&quot;, &quot;parse-names&quot;: false, &quot;non-dropping-particle&quot;: &quot;&quot;}, {&quot;dropping-particle&quot;: &quot;&quot;, &quot;given&quot;: &quot;Michael J&quot;, &quot;suffix&quot;: &quot;&quot;, &quot;family&quot;: &quot;Coyne&quot;, &quot;parse-names&quot;: false, &quot;non-dropping-particle&quot;: &quot;&quot;}, {&quot;dropping-particle&quot;: &quot;&quot;, &quot;given&quot;: &quot;Timothy&quot;, &quot;suffix&quot;: &quot;&quot;, &quot;family&quot;: &quot;Durham&quot;, &quot;parse-names&quot;: false, &quot;non-dropping-particle&quot;: &quot;&quot;}, {&quot;dropping-particle&quot;: &quot;&quot;, &quot;given&quot;: &quot;Manching&quot;, &quot;suffix&quot;: &quot;&quot;, &quot;family&quot;: &quot;Ku&quot;, &quot;parse-names&quot;: false, &quot;non-dropping-particle&quot;: &quot;&quot;}, {&quot;dropping-particle&quot;: &quot;&quot;, &quot;given&quot;: &quot;Thanh&quot;, &quot;suffix&quot;: &quot;&quot;, &quot;family&quot;: &quot;Truong&quot;, &quot;parse-names&quot;: false, &quot;non-dropping-particle&quot;: &quot;&quot;}, {&quot;dropping-particle&quot;: &quot;&quot;, &quot;given&quot;: &quot;Matthew L&quot;, &quot;suffix&quot;: &quot;&quot;, &quot;family&quot;: &quot;Eaton&quot;, &quot;parse-names&quot;: false, &quot;non-dropping-particle&quot;: &quot;&quot;}, {&quot;dropping-particle&quot;: &quot;&quot;, &quot;given&quot;: &quot;Alex&quot;, &quot;suffix&quot;: &quot;&quot;, &quot;family&quot;: &quot;Dobin&quot;, &quot;parse-names&quot;: false, &quot;non-dropping-particle&quot;: &quot;&quot;}, {&quot;dropping-particle&quot;: &quot;&quot;, &quot;given&quot;: &quot;Andrea&quot;, &quot;suffix&quot;: &quot;&quot;, &quot;family&quot;: &quot;Tanzer&quot;, &quot;parse-names&quot;: false, &quot;non-dropping-particle&quot;: &quot;&quot;}, {&quot;dropping-particle&quot;: &quot;&quot;, &quot;given&quot;: &quot;Julien&quot;, &quot;suffix&quot;: &quot;&quot;, &quot;family&quot;: &quot;Lagarde&quot;, &quot;parse-names&quot;: false, &quot;non-dropping-particle&quot;: &quot;&quot;}, {&quot;dropping-particle&quot;: &quot;&quot;, &quot;given&quot;: &quot;Wei&quot;, &quot;suffix&quot;: &quot;&quot;, &quot;family&quot;: &quot;Lin&quot;, &quot;parse-names&quot;: false, &quot;non-dropping-particle&quot;: &quot;&quot;}, {&quot;dropping-particle&quot;: &quot;&quot;, &quot;given&quot;: &quot;Chenghai&quot;, &quot;suffix&quot;: &quot;&quot;, &quot;family&quot;: &quot;Xue&quot;, &quot;parse-names&quot;: false, &quot;non-dropping-particle&quot;: &quot;&quot;}, {&quot;dropping-particle&quot;: &quot;&quot;, &quot;given&quot;: &quot;Brian a&quot;, &quot;suffix&quot;: &quot;&quot;, &quot;family&quot;: &quot;Williams&quot;, &quot;parse-names&quot;: false, &quot;non-dropping-particle&quot;: &quot;&quot;}, {&quot;dropping-particle&quot;: &quot;&quot;, &quot;given&quot;: &quot;Chris&quot;, &quot;suffix&quot;: &quot;&quot;, &quot;family&quot;: &quot;Zaleski&quot;, &quot;parse-names&quot;: false, &quot;non-dropping-particle&quot;: &quot;&quot;}, {&quot;dropping-particle&quot;: &quot;&quot;, &quot;given&quot;: &quot;Maik&quot;, &quot;suffix&quot;: &quot;&quot;, &quot;family&quot;: &quot;R\u00f6der&quot;, &quot;parse-names&quot;: false, &quot;non-dropping-particle&quot;: &quot;&quot;}, {&quot;dropping-particle&quot;: &quot;&quot;, &quot;given&quot;: &quot;Felix&quot;, &quot;suffix&quot;: &quot;&quot;, &quot;family&quot;: &quot;Kokocinski&quot;, &quot;parse-names&quot;: false, &quot;non-dropping-particle&quot;: &quot;&quot;}, {&quot;dropping-particle&quot;: &quot;&quot;, &quot;given&quot;: &quot;Rehab F&quot;, &quot;suffix&quot;: &quot;&quot;, &quot;family&quot;: &quot;Abdelhamid&quot;, &quot;parse-names&quot;: false, &quot;non-dropping-particle&quot;: &quot;&quot;}, {&quot;dropping-particle&quot;: &quot;&quot;, &quot;given&quot;: &quot;Tyler&quot;, &quot;suffix&quot;: &quot;&quot;, &quot;family&quot;: &quot;Alioto&quot;, &quot;parse-names&quot;: false, &quot;non-dropping-particle&quot;: &quot;&quot;}, {&quot;dropping-particle&quot;: &quot;&quot;, &quot;given&quot;: &quot;Igor&quot;, &quot;suffix&quot;: &quot;&quot;, &quot;family&quot;: &quot;Antoshechkin&quot;, &quot;parse-names&quot;: false, &quot;non-dropping-particle&quot;: &quot;&quot;}, {&quot;dropping-particle&quot;: &quot;&quot;, &quot;given&quot;: &quot;Michael T&quot;, &quot;suffix&quot;: &quot;&quot;, &quot;family&quot;: &quot;Baer&quot;, &quot;parse-names&quot;: false, &quot;non-dropping-particle&quot;: &quot;&quot;}, {&quot;dropping-particle&quot;: &quot;&quot;, &quot;given&quot;: &quot;Philippe&quot;, &quot;suffix&quot;: &quot;&quot;, &quot;family&quot;: &quot;Batut&quot;, &quot;parse-names&quot;: false, &quot;non-dropping-particle&quot;: &quot;&quot;}, {&quot;dropping-particle&quot;: &quot;&quot;, &quot;given&quot;: &quot;Ian&quot;, &quot;suffix&quot;: &quot;&quot;, &quot;family&quot;: &quot;Bell&quot;, &quot;parse-names&quot;: false, &quot;non-dropping-particle&quot;: &quot;&quot;}, {&quot;dropping-particle&quot;: &quot;&quot;, &quot;given&quot;: &quot;Kimberly&quot;, &quot;suffix&quot;: &quot;&quot;, &quot;family&quot;: &quot;Bell&quot;, &quot;parse-names&quot;: false, &quot;non-dropping-particle&quot;: &quot;&quot;}, {&quot;dropping-particle&quot;: &quot;&quot;, &quot;given&quot;: &quot;Sudipto&quot;, &quot;suffix&quot;: &quot;&quot;, &quot;family&quot;: &quot;Chakrabortty&quot;, &quot;parse-names&quot;: false, &quot;non-dropping-particle&quot;: &quot;&quot;}, {&quot;dropping-particle&quot;: &quot;&quot;, &quot;given&quot;: &quot;Jacqueline&quot;, &quot;suffix&quot;: &quot;&quot;, &quot;family&quot;: &quot;Chrast&quot;, &quot;parse-names&quot;: false, &quot;non-dropping-particle&quot;: &quot;&quot;}, {&quot;dropping-particle&quot;: &quot;&quot;, &quot;given&quot;: &quot;Joao&quot;, &quot;suffix&quot;: &quot;&quot;, &quot;family&quot;: &quot;Curado&quot;, &quot;parse-names&quot;: false, &quot;non-dropping-particle&quot;: &quot;&quot;}, {&quot;dropping-particle&quot;: &quot;&quot;, &quot;given&quot;: &quot;Thomas&quot;, &quot;suffix&quot;: &quot;&quot;, &quot;family&quot;: &quot;Derrien&quot;, &quot;parse-names&quot;: false, &quot;non-dropping-particle&quot;: &quot;&quot;}, {&quot;dropping-particle&quot;: &quot;&quot;, &quot;given&quot;: &quot;Jorg&quot;, &quot;suffix&quot;: &quot;&quot;, &quot;family&quot;: &quot;Drenkow&quot;, &quot;parse-names&quot;: false, &quot;non-dropping-particle&quot;: &quot;&quot;}, {&quot;dropping-particle&quot;: &quot;&quot;, &quot;given&quot;: &quot;Erica&quot;, &quot;suffix&quot;: &quot;&quot;, &quot;family&quot;: &quot;Dumais&quot;, &quot;parse-names&quot;: false, &quot;non-dropping-particle&quot;: &quot;&quot;}, {&quot;dropping-particle&quot;: &quot;&quot;, &quot;given&quot;: &quot;Jackie&quot;, &quot;suffix&quot;: &quot;&quot;, &quot;family&quot;: &quot;Dumais&quot;, &quot;parse-names&quot;: false, &quot;non-dropping-particle&quot;: &quot;&quot;}, {&quot;dropping-particle&quot;: &quot;&quot;, &quot;given&quot;: &quot;Radha&quot;, &quot;suffix&quot;: &quot;&quot;, &quot;family&quot;: &quot;Duttagupta&quot;, &quot;parse-names&quot;: false, &quot;non-dropping-particle&quot;: &quot;&quot;}, {&quot;dropping-particle&quot;: &quot;&quot;, &quot;given&quot;: &quot;Megan&quot;, &quot;suffix&quot;: &quot;&quot;, &quot;family&quot;: &quot;Fastuca&quot;, &quot;parse-names&quot;: false, &quot;non-dropping-particle&quot;: &quot;&quot;}, {&quot;dropping-particle&quot;: &quot;&quot;, &quot;given&quot;: &quot;Kata&quot;, &quot;suffix&quot;: &quot;&quot;, &quot;family&quot;: &quot;Fejes-Toth&quot;, &quot;parse-names&quot;: false, &quot;non-dropping-particle&quot;: &quot;&quot;}, {&quot;dropping-particle&quot;: &quot;&quot;, &quot;given&quot;: &quot;Pedro&quot;, &quot;suffix&quot;: &quot;&quot;, &quot;family&quot;: &quot;Ferreira&quot;, &quot;parse-names&quot;: false, &quot;non-dropping-particle&quot;: &quot;&quot;}, {&quot;dropping-particle&quot;: &quot;&quot;, &quot;given&quot;: &quot;Sylvain&quot;, &quot;suffix&quot;: &quot;&quot;, &quot;family&quot;: &quot;Foissac&quot;, &quot;parse-names&quot;: false, &quot;non-dropping-particle&quot;: &quot;&quot;}, {&quot;dropping-particle&quot;: &quot;&quot;, &quot;given&quot;: &quot;Melissa J&quot;, &quot;suffix&quot;: &quot;&quot;, &quot;family&quot;: &quot;Fullwood&quot;, &quot;parse-names&quot;: false, &quot;non-dropping-particle&quot;: &quot;&quot;}, {&quot;dropping-particle&quot;: &quot;&quot;, &quot;given&quot;: &quot;Hui&quot;, &quot;suffix&quot;: &quot;&quot;, &quot;family&quot;: &quot;Gao&quot;, &quot;parse-names&quot;: false, &quot;non-dropping-particle&quot;: &quot;&quot;}, {&quot;dropping-particle&quot;: &quot;&quot;, &quot;given&quot;: &quot;David&quot;, &quot;suffix&quot;: &quot;&quot;, &quot;family&quot;: &quot;Gonzalez&quot;, &quot;parse-names&quot;: false, &quot;non-dropping-particle&quot;: &quot;&quot;}, {&quot;dropping-particle&quot;: &quot;&quot;, &quot;given&quot;: &quot;Assaf&quot;, &quot;suffix&quot;: &quot;&quot;, &quot;family&quot;: &quot;Gordon&quot;, &quot;parse-names&quot;: false, &quot;non-dropping-particle&quot;: &quot;&quot;}, {&quot;dropping-particle&quot;: &quot;&quot;, &quot;given&quot;: &quot;C\u00e9dric&quot;, &quot;suffix&quot;: &quot;&quot;, &quot;family&quot;: &quot;Howald&quot;, &quot;parse-names&quot;: false, &quot;non-dropping-particle&quot;: &quot;&quot;}, {&quot;dropping-particle&quot;: &quot;&quot;, &quot;given&quot;: &quot;Sonali&quot;, &quot;suffix&quot;: &quot;&quot;, &quot;family&quot;: &quot;Jha&quot;, &quot;parse-names&quot;: false, &quot;non-dropping-particle&quot;: &quot;&quot;}, {&quot;dropping-particle&quot;: &quot;&quot;, &quot;given&quot;: &quot;Rory&quot;, &quot;suffix&quot;: &quot;&quot;, &quot;family&quot;: &quot;Johnson&quot;, &quot;parse-names&quot;: false, &quot;non-dropping-particle&quot;: &quot;&quot;}, {&quot;dropping-particle&quot;: &quot;&quot;, &quot;given&quot;: &quot;Philipp&quot;, &quot;suffix&quot;: &quot;&quot;, &quot;family&quot;: &quot;Kapranov&quot;, &quot;parse-names&quot;: false, &quot;non-dropping-particle&quot;: &quot;&quot;}, {&quot;dropping-particle&quot;: &quot;&quot;, &quot;given&quot;: &quot;Brandon&quot;, &quot;suffix&quot;: &quot;&quot;, &quot;family&quot;: &quot;King&quot;, &quot;parse-names&quot;: false, &quot;non-dropping-particle&quot;: &quot;&quot;}, {&quot;dropping-particle&quot;: &quot;&quot;, &quot;given&quot;: &quot;Colin&quot;, &quot;suffix&quot;: &quot;&quot;, &quot;family&quot;: &quot;Kingswood&quot;, &quot;parse-names&quot;: false, &quot;non-dropping-particle&quot;: &quot;&quot;}, {&quot;dropping-particle&quot;: &quot;&quot;, &quot;given&quot;: &quot;Guoliang&quot;, &quot;suffix&quot;: &quot;&quot;, &quot;family&quot;: &quot;Li&quot;, &quot;parse-names&quot;: false, &quot;non-dropping-particle&quot;: &quot;&quot;}, {&quot;dropping-particle&quot;: &quot;&quot;, &quot;given&quot;: &quot;Oscar J&quot;, &quot;suffix&quot;: &quot;&quot;, &quot;family&quot;: &quot;Luo&quot;, &quot;parse-names&quot;: false, &quot;non-dropping-particle&quot;: &quot;&quot;}, {&quot;dropping-particle&quot;: &quot;&quot;, &quot;given&quot;: &quot;Eddie&quot;, &quot;suffix&quot;: &quot;&quot;, &quot;family&quot;: &quot;Park&quot;, &quot;parse-names&quot;: false, &quot;non-dropping-particle&quot;: &quot;&quot;}, {&quot;dropping-particle&quot;: &quot;&quot;, &quot;given&quot;: &quot;Jonathan B&quot;, &quot;suffix&quot;: &quot;&quot;, &quot;family&quot;: &quot;Preall&quot;, &quot;parse-names&quot;: false, &quot;non-dropping-particle&quot;: &quot;&quot;}, {&quot;dropping-particle&quot;: &quot;&quot;, &quot;given&quot;: &quot;Kimberly&quot;, &quot;suffix&quot;: &quot;&quot;, &quot;family&quot;: &quot;Presaud&quot;, &quot;parse-names&quot;: false, &quot;non-dropping-particle&quot;: &quot;&quot;}, {&quot;dropping-particle&quot;: &quot;&quot;, &quot;given&quot;: &quot;Paolo&quot;, &quot;suffix&quot;: &quot;&quot;, &quot;family&quot;: &quot;Ribeca&quot;, &quot;parse-names&quot;: false, &quot;non-dropping-particle&quot;: &quot;&quot;}, {&quot;dropping-particle&quot;: &quot;&quot;, &quot;given&quot;: &quot;Daniel&quot;, &quot;suffix&quot;: &quot;&quot;, &quot;family&quot;: &quot;Robyr&quot;, &quot;parse-names&quot;: false, &quot;non-dropping-particle&quot;: &quot;&quot;}, {&quot;dropping-particle&quot;: &quot;&quot;, &quot;given&quot;: &quot;Xiaoan&quot;, &quot;suffix&quot;: &quot;&quot;, &quot;family&quot;: &quot;Ruan&quot;, &quot;parse-names&quot;: false, &quot;non-dropping-particle&quot;: &quot;&quot;}, {&quot;dropping-particle&quot;: &quot;&quot;, &quot;given&quot;: &quot;Michael&quot;, &quot;suffix&quot;: &quot;&quot;, &quot;family&quot;: &quot;Sammeth&quot;, &quot;parse-names&quot;: false, &quot;non-dropping-particle&quot;: &quot;&quot;}, {&quot;dropping-particle&quot;: &quot;&quot;, &quot;given&quot;: &quot;Kuljeet Singh&quot;, &quot;suffix&quot;: &quot;&quot;, &quot;family&quot;: &quot;Sandu&quot;, &quot;parse-names&quot;: false, &quot;non-dropping-particle&quot;: &quot;&quot;}, {&quot;dropping-particle&quot;: &quot;&quot;, &quot;given&quot;: &quot;Lorain&quot;, &quot;suffix&quot;: &quot;&quot;, &quot;family&quot;: &quot;Schaeffer&quot;, &quot;parse-names&quot;: false, &quot;non-dropping-particle&quot;: &quot;&quot;}, {&quot;dropping-particle&quot;: &quot;&quot;, &quot;given&quot;: &quot;Lei-Hoon&quot;, &quot;suffix&quot;: &quot;&quot;, &quot;family&quot;: &quot;See&quot;, &quot;parse-names&quot;: false, &quot;non-dropping-particle&quot;: &quot;&quot;}, {&quot;dropping-particle&quot;: &quot;&quot;, &quot;given&quot;: &quot;Atif&quot;, &quot;suffix&quot;: &quot;&quot;, &quot;family&quot;: &quot;Shahab&quot;, &quot;parse-names&quot;: false, &quot;non-dropping-particle&quot;: &quot;&quot;}, {&quot;dropping-particle&quot;: &quot;&quot;, &quot;given&quot;: &quot;Jorgen&quot;, &quot;suffix&quot;: &quot;&quot;, &quot;family&quot;: &quot;Skancke&quot;, &quot;parse-names&quot;: false, &quot;non-dropping-particle&quot;: &quot;&quot;}, {&quot;dropping-particle&quot;: &quot;&quot;, &quot;given&quot;: &quot;Ana Maria&quot;, &quot;suffix&quot;: &quot;&quot;, &quot;family&quot;: &quot;Suzuki&quot;, &quot;parse-names&quot;: false, &quot;non-dropping-particle&quot;: &quot;&quot;}, {&quot;dropping-particle&quot;: &quot;&quot;, &quot;given&quot;: &quot;Hazuki&quot;, &quot;suffix&quot;: &quot;&quot;, &quot;family&quot;: &quot;Takahashi&quot;, &quot;parse-names&quot;: false, &quot;non-dropping-particle&quot;: &quot;&quot;}, {&quot;dropping-particle&quot;: &quot;&quot;, &quot;given&quot;: &quot;Hagen&quot;, &quot;suffix&quot;: &quot;&quot;, &quot;family&quot;: &quot;Tilgner&quot;, &quot;parse-names&quot;: false, &quot;non-dropping-particle&quot;: &quot;&quot;}, {&quot;dropping-particle&quot;: &quot;&quot;, &quot;given&quot;: &quot;Diane&quot;, &quot;suffix&quot;: &quot;&quot;, &quot;family&quot;: &quot;Trout&quot;, &quot;parse-names&quot;: false, &quot;non-dropping-particle&quot;: &quot;&quot;}, {&quot;dropping-particle&quot;: &quot;&quot;, &quot;given&quot;: &quot;Nathalie&quot;, &quot;suffix&quot;: &quot;&quot;, &quot;family&quot;: &quot;Walters&quot;, &quot;parse-names&quot;: false, &quot;non-dropping-particle&quot;: &quot;&quot;}, {&quot;dropping-particle&quot;: &quot;&quot;, &quot;given&quot;: &quot;Huaien Hao&quot;, &quot;suffix&quot;: &quot;&quot;, &quot;family&quot;: &quot;Wang&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exandre&quot;, &quot;suffix&quot;: &quot;&quot;, &quot;family&quot;: &quot;Reymond&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Gregory J&quot;, &quot;suffix&quot;: &quot;&quot;, &quot;family&quot;: &quot;Hannon&quot;, &quot;parse-names&quot;: false, &quot;non-dropping-particle&quot;: &quot;&quot;}, {&quot;dropping-particle&quot;: &quot;&quot;, &quot;given&quot;: &quot;Yijun&quot;, &quot;suffix&quot;: &quot;&quot;, &quot;family&quot;: &quot;Ruan&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Cricket a&quot;, &quot;suffix&quot;: &quot;&quot;, &quot;family&quot;: &quot;Sloan&quot;, &quot;parse-names&quot;: false, &quot;non-dropping-particle&quot;: &quot;&quot;}, {&quot;dropping-particle&quot;: &quot;&quot;, &quot;given&quot;: &quot;Katrina&quot;, &quot;suffix&quot;: &quot;&quot;, &quot;family&quot;: &quot;Learned&quot;, &quot;parse-names&quot;: false, &quot;non-dropping-particle&quot;: &quot;&quot;}, {&quot;dropping-particle&quot;: &quot;&quot;, &quot;given&quot;: &quot;Venkat S&quot;, &quot;suffix&quot;: &quot;&quot;, &quot;family&quot;: &quot;Malladi&quot;, &quot;parse-names&quot;: false, &quot;non-dropping-particle&quot;: &quot;&quot;}, {&quot;dropping-particle&quot;: &quot;&quot;, &quot;given&quot;: &quot;Matthew C&quot;, &quot;suffix&quot;: &quot;&quot;, &quot;family&quot;: &quot;Wong&quot;, &quot;parse-names&quot;: false, &quot;non-dropping-particle&quot;: &quot;&quot;}, {&quot;dropping-particle&quot;: &quot;&quot;, &quot;given&quot;: &quot;Galt P&quot;, &quot;suffix&quot;: &quot;&quot;, &quot;family&quot;: &quot;Barber&quot;, &quot;parse-names&quot;: false, &quot;non-dropping-particle&quot;: &quot;&quot;}, {&quot;dropping-particle&quot;: &quot;&quot;, &quot;given&quot;: &quot;Melissa S&quot;, &quot;suffix&quot;: &quot;&quot;, &quot;family&quot;: &quot;Cline&quot;, &quot;parse-names&quot;: false, &quot;non-dropping-particle&quot;: &quot;&quot;}, {&quot;dropping-particle&quot;: &quot;&quot;, &quot;given&quot;: &quot;Timothy R&quot;, &quot;suffix&quot;: &quot;&quot;, &quot;family&quot;: &quot;Dreszer&quot;, &quot;parse-names&quot;: false, &quot;non-dropping-particle&quot;: &quot;&quot;}, {&quot;dropping-particle&quot;: &quot;&quot;, &quot;given&quot;: &quot;Steven G&quot;, &quot;suffix&quot;: &quot;&quot;, &quot;family&quot;: &quot;Heitner&quot;, &quot;parse-names&quot;: false, &quot;non-dropping-particle&quot;: &quot;&quot;}, {&quot;dropping-particle&quot;: &quot;&quot;, &quot;given&quot;: &quot;Donna&quot;, &quot;suffix&quot;: &quot;&quot;, &quot;family&quot;: &quot;Karolchik&quot;, &quot;parse-names&quot;: false, &quot;non-dropping-particle&quot;: &quot;&quot;}, {&quot;dropping-particle&quot;: &quot;&quot;, &quot;given&quot;: &quot;Vaness M&quot;, &quot;suffix&quot;: &quot;&quot;, &quot;family&quot;: &quot;Kirkup&quot;, &quot;parse-names&quot;: false, &quot;non-dropping-particle&quot;: &quot;&quot;}, {&quot;dropping-particle&quot;: &quot;&quot;, &quot;given&quot;: &quot;Laurence R&quot;, &quot;suffix&quot;: &quot;&quot;, &quot;family&quot;: &quot;Meyer&quot;, &quot;parse-names&quot;: false, &quot;non-dropping-particle&quot;: &quot;&quot;}, {&quot;dropping-particle&quot;: &quot;&quot;, &quot;given&quot;: &quot;Jeffrey C&quot;, &quot;suffix&quot;: &quot;&quot;, &quot;family&quot;: &quot;Long&quot;, &quot;parse-names&quot;: false, &quot;non-dropping-particle&quot;: &quot;&quot;}, {&quot;dropping-particle&quot;: &quot;&quot;, &quot;given&quot;: &quot;Morgan&quot;, &quot;suffix&quot;: &quot;&quot;, &quot;family&quot;: &quot;Maddren&quot;, &quot;parse-names&quot;: false, &quot;non-dropping-particle&quot;: &quot;&quot;}, {&quot;dropping-particle&quot;: &quot;&quot;, &quot;given&quot;: &quot;Brian J&quot;, &quot;suffix&quot;: &quot;&quot;, &quot;family&quot;: &quot;Raney&quot;, &quot;parse-names&quot;: false, &quot;non-dropping-particle&quot;: &quot;&quot;}, {&quot;dropping-particle&quot;: &quot;&quot;, &quot;given&quot;: &quot;Linda L&quot;, &quot;suffix&quot;: &quot;&quot;, &quot;family&quot;: &quot;Grasfeder&quot;, &quot;parse-names&quot;: false, &quot;non-dropping-particle&quot;: &quot;&quot;}, {&quot;dropping-particle&quot;: &quot;&quot;, &quot;given&quot;: &quot;Paul G&quot;, &quot;suffix&quot;: &quot;&quot;, &quot;family&quot;: &quot;Giresi&quot;, &quot;parse-names&quot;: false, &quot;non-dropping-particle&quot;: &quot;&quot;}, {&quot;dropping-particle&quot;: &quot;&quot;, &quot;given&quot;: &quot;Anna&quot;, &quot;suffix&quot;: &quot;&quot;, &quot;family&quot;: &quot;Battenhouse&quot;, &quot;parse-names&quot;: false, &quot;non-dropping-particle&quot;: &quot;&quot;}, {&quot;dropping-particle&quot;: &quot;&quot;, &quot;given&quot;: &quot;Nathan C&quot;, &quot;suffix&quot;: &quot;&quot;, &quot;family&quot;: &quot;Sheffield&quot;, &quot;parse-names&quot;: false, &quot;non-dropping-particle&quot;: &quot;&quot;}, {&quot;dropping-particle&quot;: &quot;&quot;, &quot;given&quot;: &quot;Kimberly a&quot;, &quot;suffix&quot;: &quot;&quot;, &quot;family&quot;: &quot;Showers&quot;, &quot;parse-names&quot;: false, &quot;non-dropping-particle&quot;: &quot;&quot;}, {&quot;dropping-particle&quot;: &quot;&quot;, &quot;given&quot;: &quot;Darin&quot;, &quot;suffix&quot;: &quot;&quot;, &quot;family&quot;: &quot;London&quot;, &quot;parse-names&quot;: false, &quot;non-dropping-particle&quot;: &quot;&quot;}, {&quot;dropping-particle&quot;: &quot;&quot;, &quot;given&quot;: &quot;Akshay a&quot;, &quot;suffix&quot;: &quot;&quot;, &quot;family&quot;: &quot;Bhinge&quot;, &quot;parse-names&quot;: false, &quot;non-dropping-particle&quot;: &quot;&quot;}, {&quot;dropping-particle&quot;: &quot;&quot;, &quot;given&quot;: &quot;Christopher&quot;, &quot;suffix&quot;: &quot;&quot;, &quot;family&quot;: &quot;Shestak&quot;, &quot;parse-names&quot;: false, &quot;non-dropping-particle&quot;: &quot;&quot;}, {&quot;dropping-particle&quot;: &quot;&quot;, &quot;given&quot;: &quot;Matthew R&quot;, &quot;suffix&quot;: &quot;&quot;, &quot;family&quot;: &quot;Schaner&quot;, &quot;parse-names&quot;: false, &quot;non-dropping-particle&quot;: &quot;&quot;}, {&quot;dropping-particle&quot;: &quot;&quot;, &quot;given&quot;: &quot;Seul Ki&quot;, &quot;suffix&quot;: &quot;&quot;, &quot;family&quot;: &quot;Kim&quot;, &quot;parse-names&quot;: false, &quot;non-dropping-particle&quot;: &quot;&quot;}, {&quot;dropping-particle&quot;: &quot;&quot;, &quot;given&quot;: &quot;Zhuzhu Zhancheng Zhengdong&quot;, &quot;suffix&quot;: &quot;&quot;, &quot;family&quot;: &quot;Zhang&quot;, &quot;parse-names&quot;: false, &quot;non-dropping-particle&quot;: &quot;&quot;}, {&quot;dropping-particle&quot;: &quot;&quot;, &quot;given&quot;: &quot;Piotr a&quot;, &quot;suffix&quot;: &quot;&quot;, &quot;family&quot;: &quot;Mieczkowski&quot;, &quot;parse-names&quot;: false, &quot;non-dropping-particle&quot;: &quot;&quot;}, {&quot;dropping-particle&quot;: &quot;&quot;, &quot;given&quot;: &quot;Joanna O&quot;, &quot;suffix&quot;: &quot;&quot;, &quot;family&quot;: &quot;Mieczkowska&quot;, &quot;parse-names&quot;: false, &quot;non-dropping-particle&quot;: &quot;&quot;}, {&quot;dropping-particle&quot;: &quot;&quot;, &quot;given&quot;: &quot;Zheng&quot;, &quot;suffix&quot;: &quot;&quot;, &quot;family&quot;: &quot;Liu&quot;, &quot;parse-names&quot;: false, &quot;non-dropping-particle&quot;: &quot;&quot;}, {&quot;dropping-particle&quot;: &quot;&quot;, &quot;given&quot;: &quot;Ryan M&quot;, &quot;suffix&quot;: &quot;&quot;, &quot;family&quot;: &quot;McDaniell&quot;, &quot;parse-names&quot;: false, &quot;non-dropping-particle&quot;: &quot;&quot;}, {&quot;dropping-particle&quot;: &quot;&quot;, &quot;given&quot;: &quot;Yunyun&quot;, &quot;suffix&quot;: &quot;&quot;, &quot;family&quot;: &quot;Ni&quot;, &quot;parse-names&quot;: false, &quot;non-dropping-particle&quot;: &quot;&quot;}, {&quot;dropping-particle&quot;: &quot;&quot;, &quot;given&quot;: &quot;Naim U&quot;, &quot;suffix&quot;: &quot;&quot;, &quot;family&quot;: &quot;Rashid&quot;, &quot;parse-names&quot;: false, &quot;non-dropping-particle&quot;: &quot;&quot;}, {&quot;dropping-particle&quot;: &quot;&quot;, &quot;given&quot;: &quot;Min Jae&quot;, &quot;suffix&quot;: &quot;&quot;, &quot;family&quot;: &quot;Kim&quot;, &quot;parse-names&quot;: false, &quot;non-dropping-particle&quot;: &quot;&quot;}, {&quot;dropping-particle&quot;: &quot;&quot;, &quot;given&quot;: &quot;Sheera&quot;, &quot;suffix&quot;: &quot;&quot;, &quot;family&quot;: &quot;Adar&quot;, &quot;parse-names&quot;: false, &quot;non-dropping-particle&quot;: &quot;&quot;}, {&quot;dropping-particle&quot;: &quot;&quot;, &quot;given&quot;: &quot;Tianyuan&quot;, &quot;suffix&quot;: &quot;&quot;, &quot;family&quot;: &quot;Wang&quot;, &quot;parse-names&quot;: false, &quot;non-dropping-particle&quot;: &quot;&quot;}, {&quot;dropping-particle&quot;: &quot;&quot;, &quot;given&quot;: &quot;Deborah&quot;, &quot;suffix&quot;: &quot;&quot;, &quot;family&quot;: &quot;Winter&quot;, &quot;parse-names&quot;: false, &quot;non-dropping-particle&quot;: &quot;&quot;}, {&quot;dropping-particle&quot;: &quot;&quot;, &quot;given&quot;: &quot;Damian&quot;, &quot;suffix&quot;: &quot;&quot;, &quot;family&quot;: &quot;Keefe&quot;, &quot;parse-names&quot;: false, &quot;non-dropping-particle&quot;: &quot;&quot;}, {&quot;dropping-particle&quot;: &quot;&quot;, &quot;given&quot;: &quot;Vishwanath R&quot;, &quot;suffix&quot;: &quot;&quot;, &quot;family&quot;: &quot;Iyer&quot;, &quot;parse-names&quot;: false, &quot;non-dropping-particle&quot;: &quot;&quot;}, {&quot;dropping-particle&quot;: &quot;&quot;, &quot;given&quot;: &quot;Kljeet Singh&quot;, &quot;suffix&quot;: &quot;&quot;, &quot;family&quot;: &quot;Sandhu&quot;, &quot;parse-names&quot;: false, &quot;non-dropping-particle&quot;: &quot;&quot;}, {&quot;dropping-particle&quot;: &quot;&quot;, &quot;given&quot;: &quot;Meizhen&quot;, &quot;suffix&quot;: &quot;&quot;, &quot;family&quot;: &quot;Zheng&quot;, &quot;parse-names&quot;: false, &quot;non-dropping-particle&quot;: &quot;&quot;}, {&quot;dropping-particle&quot;: &quot;&quot;, &quot;given&quot;: &quot;Ping&quot;, &quot;suffix&quot;: &quot;&quot;, &quot;family&quot;: &quot;Wang&quot;, &quot;parse-names&quot;: false, &quot;non-dropping-particle&quot;: &quot;&quot;}, {&quot;dropping-particle&quot;: &quot;&quot;, &quot;given&quot;: &quot;Jason&quot;, &quot;suffix&quot;: &quot;&quot;, &quot;family&quot;: &quot;Gertz&quot;, &quot;parse-names&quot;: false, &quot;non-dropping-particle&quot;: &quot;&quot;}, {&quot;dropping-particle&quot;: &quot;&quot;, &quot;given&quot;: &quot;Jost&quot;, &quot;suffix&quot;: &quot;&quot;, &quot;family&quot;: &quot;Vielmetter&quot;, &quot;parse-names&quot;: false, &quot;non-dropping-particle&quot;: &quot;&quot;}, {&quot;dropping-particle&quot;: &quot;&quot;, &quot;given&quot;: &quot;E Christopher&quot;, &quot;suffix&quot;: &quot;&quot;, &quot;family&quot;: &quot;Partridge&quot;, &quot;parse-names&quot;: false, &quot;non-dropping-particle&quot;: &quot;&quot;}, {&quot;dropping-particle&quot;: &quot;&quot;, &quot;given&quot;: &quot;Katherine E&quot;, &quot;suffix&quot;: &quot;&quot;, &quot;family&quot;: &quot;Varley&quot;, &quot;parse-names&quot;: false, &quot;non-dropping-particle&quot;: &quot;&quot;}, {&quot;dropping-particle&quot;: &quot;&quot;, &quot;given&quot;: &quot;Clarke&quot;, &quot;suffix&quot;: &quot;&quot;, &quot;family&quot;: &quot;Gasper&quot;, &quot;parse-names&quot;: false, &quot;non-dropping-particle&quot;: &quot;&quot;}, {&quot;dropping-particle&quot;: &quot;&quot;, &quot;given&quot;: &quot;Anita&quot;, &quot;suffix&quot;: &quot;&quot;, &quot;family&quot;: &quot;Bansal&quot;, &quot;parse-names&quot;: false, &quot;non-dropping-particle&quot;: &quot;&quot;}, {&quot;dropping-particle&quot;: &quot;&quot;, &quot;given&quot;: &quot;Shirley&quot;, &quot;suffix&quot;: &quot;&quot;, &quot;family&quot;: &quot;Pepke&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Henry&quot;, &quot;suffix&quot;: &quot;&quot;, &quot;family&quot;: &quot;Amrhein&quot;, &quot;parse-names&quot;: false, &quot;non-dropping-particle&quot;: &quot;&quot;}, {&quot;dropping-particle&quot;: &quot;&quot;, &quot;given&quot;: &quot;Kevin M&quot;, &quot;suffix&quot;: &quot;&quot;, &quot;family&quot;: &quot;Bowling&quot;, &quot;parse-names&quot;: false, &quot;non-dropping-particle&quot;: &quot;&quot;}, {&quot;dropping-particle&quot;: &quot;&quot;, &quot;given&quot;: &quot;Michael&quot;, &quot;suffix&quot;: &quot;&quot;, &quot;family&quot;: &quot;Anaya&quot;, &quot;parse-names&quot;: false, &quot;non-dropping-particle&quot;: &quot;&quot;}, {&quot;dropping-particle&quot;: &quot;&quot;, &quot;given&quot;: &quot;Marie K&quot;, &quot;suffix&quot;: &quot;&quot;, &quot;family&quot;: &quot;Cross&quot;, &quot;parse-names&quot;: false, &quot;non-dropping-particle&quot;: &quot;&quot;}, {&quot;dropping-particle&quot;: &quot;&quot;, &quot;given&quot;: &quot;Michael a&quot;, &quot;suffix&quot;: &quot;&quot;, &quot;family&quot;: &quot;Muratet&quot;, &quot;parse-names&quot;: false, &quot;non-dropping-particle&quot;: &quot;&quot;}, {&quot;dropping-particle&quot;: &quot;&quot;, &quot;given&quot;: &quot;Kimberly M&quot;, &quot;suffix&quot;: &quot;&quot;, &quot;family&quot;: &quot;Newberry&quot;, &quot;parse-names&quot;: false, &quot;non-dropping-particle&quot;: &quot;&quot;}, {&quot;dropping-particle&quot;: &quot;&quot;, &quot;given&quot;: &quot;Kenneth&quot;, &quot;suffix&quot;: &quot;&quot;, &quot;family&quot;: &quot;McCue&quot;, &quot;parse-names&quot;: false, &quot;non-dropping-particle&quot;: &quot;&quot;}, {&quot;dropping-particle&quot;: &quot;&quot;, &quot;given&quot;: &quot;Amy S&quot;, &quot;suffix&quot;: &quot;&quot;, &quot;family&quot;: &quot;Nesmith&quot;, &quot;parse-names&quot;: false, &quot;non-dropping-particle&quot;: &quot;&quot;}, {&quot;dropping-particle&quot;: &quot;&quot;, &quot;given&quot;: &quot;Katherine I&quot;, &quot;suffix&quot;: &quot;&quot;, &quot;family&quot;: &quot;Fisher-Aylor&quot;, &quot;parse-names&quot;: false, &quot;non-dropping-particle&quot;: &quot;&quot;}, {&quot;dropping-particle&quot;: &quot;&quot;, &quot;given&quot;: &quot;Barbara&quot;, &quot;suffix&quot;: &quot;&quot;, &quot;family&quot;: &quot;Pusey&quot;, &quot;parse-names&quot;: false, &quot;non-dropping-particle&quot;: &quot;&quot;}, {&quot;dropping-particle&quot;: &quot;&quot;, &quot;given&quot;: &quot;Gilberto&quot;, &quot;suffix&quot;: &quot;&quot;, &quot;family&quot;: &quot;DeSalvo&quot;, &quot;parse-names&quot;: false, &quot;non-dropping-particle&quot;: &quot;&quot;}, {&quot;dropping-particle&quot;: &quot;&quot;, &quot;given&quot;: &quot;Suganthi Sreeram&quot;, &quot;suffix&quot;: &quot;&quot;, &quot;family&quot;: &quot;Balasubramanian&quot;, &quot;parse-names&quot;: false, &quot;non-dropping-particle&quot;: &quot;&quot;}, {&quot;dropping-particle&quot;: &quot;&quot;, &quot;given&quot;: &quot;Nicholas S&quot;, &quot;suffix&quot;: &quot;&quot;, &quot;family&quot;: &quot;Davis&quot;, &quot;parse-names&quot;: false, &quot;non-dropping-particle&quot;: &quot;&quot;}, {&quot;dropping-particle&quot;: &quot;&quot;, &quot;given&quot;: &quot;Sarah K&quot;, &quot;suffix&quot;: &quot;&quot;, &quot;family&quot;: &quot;Meadows&quot;, &quot;parse-names&quot;: false, &quot;non-dropping-particle&quot;: &quot;&quot;}, {&quot;dropping-particle&quot;: &quot;&quot;, &quot;given&quot;: &quot;Tracy&quot;, &quot;suffix&quot;: &quot;&quot;, &quot;family&quot;: &quot;Eggleston&quot;, &quot;parse-names&quot;: false, &quot;non-dropping-particle&quot;: &quot;&quot;}, {&quot;dropping-particle&quot;: &quot;&quot;, &quot;given&quot;: &quot;J Scott&quot;, &quot;suffix&quot;: &quot;&quot;, &quot;family&quot;: &quot;Newberry&quot;, &quot;parse-names&quot;: false, &quot;non-dropping-particle&quot;: &quot;&quot;}, {&quot;dropping-particle&quot;: &quot;&quot;, &quot;given&quot;: &quot;Shawn E&quot;, &quot;suffix&quot;: &quot;&quot;, &quot;family&quot;: &quot;Levy&quot;, &quot;parse-names&quot;: false, &quot;non-dropping-particle&quot;: &quot;&quot;}, {&quot;dropping-particle&quot;: &quot;&quot;, &quot;given&quot;: &quot;Devin M&quot;, &quot;suffix&quot;: &quot;&quot;, &quot;family&quot;: &quot;Absher&quot;, &quot;parse-names&quot;: false, &quot;non-dropping-particle&quot;: &quot;&quot;}, {&quot;dropping-particle&quot;: &quot;&quot;, &quot;given&quot;: &quot;Wing H&quot;, &quot;suffix&quot;: &quot;&quot;, &quot;family&quot;: &quot;Wong&quot;, &quot;parse-names&quot;: false, &quot;non-dropping-particle&quot;: &quot;&quot;}, {&quot;dropping-particle&quot;: &quot;&quot;, &quot;given&quot;: &quot;Matthew J&quot;, &quot;suffix&quot;: &quot;&quot;, &quot;family&quot;: &quot;Blow&quot;, &quot;parse-names&quot;: false, &quot;non-dropping-particle&quot;: &quot;&quot;}, {&quot;dropping-particle&quot;: &quot;&quot;, &quot;given&quot;: &quot;Axel&quot;, &quot;suffix&quot;: &quot;&quot;, &quot;family&quot;: &quot;Visel&quot;, &quot;parse-names&quot;: false, &quot;non-dropping-particle&quot;: &quot;&quot;}, {&quot;dropping-particle&quot;: &quot;&quot;, &quot;given&quot;: &quot;Len a&quot;, &quot;suffix&quot;: &quot;&quot;, &quot;family&quot;: &quot;Pennachio&quot;, &quot;parse-names&quot;: false, &quot;non-dropping-particle&quot;: &quot;&quot;}, {&quot;dropping-particle&quot;: &quot;&quot;, &quot;given&quot;: &quot;Laura&quot;, &quot;suffix&quot;: &quot;&quot;, &quot;family&quot;: &quot;Elnitski&quot;, &quot;parse-names&quot;: false, &quot;non-dropping-particle&quot;: &quot;&quot;}, {&quot;dropping-particle&quot;: &quot;&quot;, &quot;given&quot;: &quot;Hanna M&quot;, &quot;suffix&quot;: &quot;&quot;, &quot;family&quot;: &quot;Petrykowska&quot;, &quot;parse-names&quot;: false, &quot;non-dropping-particle&quot;: &quot;&quot;}, {&quot;dropping-particle&quot;: &quot;&quot;, &quot;given&quot;: &quot;Alexej&quot;, &quot;suffix&quot;: &quot;&quot;, &quot;family&quot;: &quot;Abyzov&quot;, &quot;parse-names&quot;: false, &quot;non-dropping-particle&quot;: &quot;&quot;}, {&quot;dropping-particle&quot;: &quot;&quot;, &quot;given&quot;: &quot;Bronwen&quot;, &quot;suffix&quot;: &quot;&quot;, &quot;family&quot;: &quot;Aken&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Gemma&quot;, &quot;suffix&quot;: &quot;&quot;, &quot;family&quot;: &quot;Barson&quot;, &quot;parse-names&quot;: false, &quot;non-dropping-particle&quot;: &quot;&quot;}, {&quot;dropping-particle&quot;: &quot;&quot;, &quot;given&quot;: &quot;Andrew&quot;, &quot;suffix&quot;: &quot;&quot;, &quot;family&quot;: &quot;Berry&quot;, &quot;parse-names&quot;: false, &quot;non-dropping-particle&quot;: &quot;&quot;}, {&quot;dropping-particle&quot;: &quot;&quot;, &quot;given&quot;: &quot;Alexandra&quot;, &quot;suffix&quot;: &quot;&quot;, &quot;family&quot;: &quot;Bignell&quot;, &quot;parse-names&quot;: false, &quot;non-dropping-particle&quot;: &quot;&quot;}, {&quot;dropping-particle&quot;: &quot;&quot;, &quot;given&quot;: &quot;Veronika&quot;, &quot;suffix&quot;: &quot;&quot;, &quot;family&quot;: &quot;Boychenko&quot;, &quot;parse-names&quot;: false, &quot;non-dropping-particle&quot;: &quot;&quot;}, {&quot;dropping-particle&quot;: &quot;&quot;, &quot;given&quot;: &quot;Govanni&quot;, &quot;suffix&quot;: &quot;&quot;, &quot;family&quot;: &quot;Bussotti&quot;, &quot;parse-names&quot;: false, &quot;non-dropping-particle&quot;: &quot;&quot;}, {&quot;dropping-particle&quot;: &quot;&quot;, &quot;given&quot;: &quot;Claire&quot;, &quot;suffix&quot;: &quot;&quot;, &quot;family&quot;: &quot;Davidson&quot;, &quot;parse-names&quot;: false, &quot;non-dropping-particle&quot;: &quot;&quot;}, {&quot;dropping-particle&quot;: &quot;&quot;, &quot;given&quot;: &quot;Gloria&quot;, &quot;suffix&quot;: &quot;&quot;, &quot;family&quot;: &quot;Despacio-Reyes&quot;, &quot;parse-names&quot;: false, &quot;non-dropping-particle&quot;: &quot;&quot;}, {&quot;dropping-particle&quot;: &quot;&quot;, &quot;given&quot;: &quot;Mark&quot;, &quot;suffix&quot;: &quot;&quot;, &quot;family&quot;: &quot;Diekhans&quot;, &quot;parse-names&quot;: false, &quot;non-dropping-particle&quot;: &quot;&quot;}, {&quot;dropping-particle&quot;: &quot;&quot;, &quot;given&quot;: &quot;Iakes&quot;, &quot;suffix&quot;: &quot;&quot;, &quot;family&quot;: &quot;Ezkurdi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James&quot;, &quot;suffix&quot;: &quot;&quot;, &quot;family&quot;: &quot;Gilbert&quot;, &quot;parse-names&quot;: false, &quot;non-dropping-particle&quot;: &quot;&quot;}, {&quot;dropping-particle&quot;: &quot;&quot;, &quot;given&quot;: &quot;Jose Manuel&quot;, &quot;suffix&quot;: &quot;&quot;, &quot;family&quot;: &quot;Gonzalez&quot;, &quot;parse-names&quot;: false, &quot;non-dropping-particle&quot;: &quot;&quot;}, {&quot;dropping-particle&quot;: &quot;&quot;, &quot;given&quot;: &quot;Ed&quot;, &quot;suffix&quot;: &quot;&quot;, &quot;family&quot;: &quot;Griffiths&quot;, &quot;parse-names&quot;: false, &quot;non-dropping-particle&quot;: &quot;&quot;}, {&quot;dropping-particle&quot;: &quot;&quot;, &quot;given&quot;: &quot;Rachel&quot;, &quot;suffix&quot;: &quot;&quot;, &quot;family&quot;: &quot;Harte&quot;, &quot;parse-names&quot;: false, &quot;non-dropping-particle&quot;: &quot;&quot;}, {&quot;dropping-particle&quot;: &quot;&quot;, &quot;given&quot;: &quot;David a&quot;, &quot;suffix&quot;: &quot;&quot;, &quot;family&quot;: &quot;Hendrix&quot;, &quot;parse-names&quot;: false, &quot;non-dropping-particle&quot;: &quot;&quot;}, {&quot;dropping-particle&quot;: &quot;&quot;, &quot;given&quot;: &quot;Toby&quot;, &quot;suffix&quot;: &quot;&quot;, &quot;family&quot;: &quot;Hunt&quot;, &quot;parse-names&quot;: false, &quot;non-dropping-particle&quot;: &quot;&quot;}, {&quot;dropping-particle&quot;: &quot;&quot;, &quot;given&quot;: &quot;Irwin&quot;, &quot;suffix&quot;: &quot;&quot;, &quot;family&quot;: &quot;Jungreis&quot;, &quot;parse-names&quot;: false, &quot;non-dropping-particle&quot;: &quot;&quot;}, {&quot;dropping-particle&quot;: &quot;&quot;, &quot;given&quot;: &quot;Mike&quot;, &quot;suffix&quot;: &quot;&quot;, &quot;family&quot;: &quot;Kay&quot;, &quot;parse-names&quot;: false, &quot;non-dropping-particle&quot;: &quot;&quot;}, {&quot;dropping-particle&quot;: &quot;&quot;, &quot;given&quot;: &quot;Ekta&quot;, &quot;suffix&quot;: &quot;&quot;, &quot;family&quot;: &quot;Khurana&quot;, &quot;parse-names&quot;: false, &quot;non-dropping-particle&quot;: &quot;&quot;}, {&quot;dropping-particle&quot;: &quot;&quot;, &quot;given&quot;: &quot;Jing&quot;, &quot;suffix&quot;: &quot;&quot;, &quot;family&quot;: &quot;Leng&quot;, &quot;parse-names&quot;: false, &quot;non-dropping-particle&quot;: &quot;&quot;}, {&quot;dropping-particle&quot;: &quot;&quot;, &quot;given&quot;: &quot;Michael F&quot;, &quot;suffix&quot;: &quot;&quot;, &quot;family&quot;: &quot;Lin&quot;, &quot;parse-names&quot;: false, &quot;non-dropping-particle&quot;: &quot;&quot;}, {&quot;dropping-particle&quot;: &quot;&quot;, &quot;given&quot;: &quot;Jane&quot;, &quot;suffix&quot;: &quot;&quot;, &quot;family&quot;: &quot;Loveland&quot;, &quot;parse-names&quot;: false, &quot;non-dropping-particle&quot;: &quot;&quot;}, {&quot;dropping-particle&quot;: &quot;&quot;, &quot;given&quot;: &quot;Zhi&quot;, &quot;suffix&quot;: &quot;&quot;, &quot;family&quot;: &quot;Lu&quot;, &quot;parse-names&quot;: false, &quot;non-dropping-particle&quot;: &quot;&quot;}, {&quot;dropping-particle&quot;: &quot;&quot;, &quot;given&quot;: &quot;Deepa&quot;, &quot;suffix&quot;: &quot;&quot;, &quot;family&quot;: &quot;Manthravadi&quot;, &quot;parse-names&quot;: false, &quot;non-dropping-particle&quot;: &quot;&quot;}, {&quot;dropping-particle&quot;: &quot;&quot;, &quot;given&quot;: &quot;Marco&quot;, &quot;suffix&quot;: &quot;&quot;, &quot;family&quot;: &quot;Mariotti&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Gaurab&quot;, &quot;suffix&quot;: &quot;&quot;, &quot;family&quot;: &quot;Mukherjee&quot;, &quot;parse-names&quot;: false, &quot;non-dropping-particle&quot;: &quot;&quot;}, {&quot;dropping-particle&quot;: &quot;&quot;, &quot;given&quot;: &quot;Cedric&quot;, &quot;suffix&quot;: &quot;&quot;, &quot;family&quot;: &quot;Notredame&quot;, &quot;parse-names&quot;: false, &quot;non-dropping-particle&quot;: &quot;&quot;}, {&quot;dropping-particle&quot;: &quot;&quot;, &quot;given&quot;: &quot;Baikang&quot;, &quot;suffix&quot;: &quot;&quot;, &quot;family&quot;: &quot;Pei&quot;, &quot;parse-names&quot;: false, &quot;non-dropping-particle&quot;: &quot;&quot;}, {&quot;dropping-particle&quot;: &quot;&quot;, &quot;given&quot;: &quot;Jose Manuel&quot;, &quot;suffix&quot;: &quot;&quot;, &quot;family&quot;: &quot;Rodriguez&quot;, &quot;parse-names&quot;: false, &quot;non-dropping-particle&quot;: &quot;&quot;}, {&quot;dropping-particle&quot;: &quot;&quot;, &quot;given&quot;: &quot;Gary&quot;, &quot;suffix&quot;: &quot;&quot;, &quot;family&quot;: &quot;Saunders&quot;, &quot;parse-names&quot;: false, &quot;non-dropping-particle&quot;: &quot;&quot;}, {&quot;dropping-particle&quot;: &quot;&quot;, &quot;given&quot;: &quot;Andrea&quot;, &quot;suffix&quot;: &quot;&quot;, &quot;family&quot;: &quot;Sboner&quot;, &quot;parse-names&quot;: false, &quot;non-dropping-particle&quot;: &quot;&quot;}, {&quot;dropping-particle&quot;: &quot;&quot;, &quot;given&quot;: &quot;Stephen&quot;, &quot;suffix&quot;: &quot;&quot;, &quot;family&quot;: &quot;Searle&quot;, &quot;parse-names&quot;: false, &quot;non-dropping-particle&quot;: &quot;&quot;}, {&quot;dropping-particle&quot;: &quot;&quot;, &quot;given&quot;: &quot;Cristina&quot;, &quot;suffix&quot;: &quot;&quot;, &quot;family&quot;: &quot;Sisu&quot;, &quot;parse-names&quot;: false, &quot;non-dropping-particle&quot;: &quot;&quot;}, {&quot;dropping-particle&quot;: &quot;&quot;, &quot;given&quot;: &quot;Catherine&quot;, &quot;suffix&quot;: &quot;&quot;, &quot;family&quot;: &quot;Snow&quot;, &quot;parse-names&quot;: false, &quot;non-dropping-particle&quot;: &quot;&quot;}, {&quot;dropping-particle&quot;: &quot;&quot;, &quot;given&quot;: &quot;Charlie&quot;, &quot;suffix&quot;: &quot;&quot;, &quot;family&quot;: &quot;Steward&quot;, &quot;parse-names&quot;: false, &quot;non-dropping-particle&quot;: &quot;&quot;}, {&quot;dropping-particle&quot;: &quot;&quot;, &quot;given&quot;: &quot;Electra&quot;, &quot;suffix&quot;: &quot;&quot;, &quot;family&quot;: &quot;Tapanari&quot;, &quot;parse-names&quot;: false, &quot;non-dropping-particle&quot;: &quot;&quot;}, {&quot;dropping-particle&quot;: &quot;&quot;, &quot;given&quot;: &quot;Michael L&quot;, &quot;suffix&quot;: &quot;&quot;, &quot;family&quot;: &quot;Tress&quot;, &quot;parse-names&quot;: false, &quot;non-dropping-particle&quot;: &quot;&quot;}, {&quot;dropping-particle&quot;: &quot;&quot;, &quot;given&quot;: &quot;Marijke J&quot;, &quot;suffix&quot;: &quot;&quot;, &quot;family&quot;: &quot;Baren&quot;, &quot;parse-names&quot;: false, &quot;non-dropping-particle&quot;: &quot;van&quot;}, {&quot;dropping-particle&quot;: &quot;&quot;, &quot;given&quot;: &quot;Stefan&quot;, &quot;suffix&quot;: &quot;&quot;, &quot;family&quot;: &quot;Washieti&quot;, &quot;parse-names&quot;: false, &quot;non-dropping-particle&quot;: &quot;&quot;}, {&quot;dropping-particle&quot;: &quot;&quot;, &quot;given&quot;: &quot;Laurens&quot;, &quot;suffix&quot;: &quot;&quot;, &quot;family&quot;: &quot;Wilming&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Zhang&quot;, &quot;suffix&quot;: &quot;&quot;, &quot;family&quot;: &quot;Zhengdong&quot;, &quot;parse-names&quot;: false, &quot;non-dropping-particle&quot;: &quot;&quot;}, {&quot;dropping-particle&quot;: &quot;&quot;, &quot;given&quot;: &quot;Michael&quot;, &quot;suffix&quot;: &quot;&quot;, &quot;family&quot;: &quot;Brent&quot;, &quot;parse-names&quot;: false, &quot;non-dropping-particle&quot;: &quot;&quot;}, {&quot;dropping-particle&quot;: &quot;&quot;, &quot;given&quot;: &quot;David&quot;, &quot;suffix&quot;: &quot;&quot;, &quot;family&quot;: &quot;Haussler&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Alexandre&quot;, &quot;suffix&quot;: &quot;&quot;, &quot;family&quot;: &quot;Raymond&quot;, &quot;parse-names&quot;: false, &quot;non-dropping-particle&quot;: &quot;&quot;}, {&quot;dropping-particle&quot;: &quot;&quot;, &quot;given&quot;: &quot;Nick&quot;, &quot;suffix&quot;: &quot;&quot;, &quot;family&quot;: &quot;Addleman&quot;, &quot;parse-names&quot;: false, &quot;non-dropping-particle&quot;: &quot;&quot;}, {&quot;dropping-particle&quot;: &quot;&quot;, &quot;given&quot;: &quot;Roger P&quot;, &quot;suffix&quot;: &quot;&quot;, &quot;family&quot;: &quot;Alexander&quot;, &quot;parse-names&quot;: false, &quot;non-dropping-particle&quot;: &quot;&quot;}, {&quot;dropping-particle&quot;: &quot;&quot;, &quot;given&quot;: &quot;Raymond K&quot;, &quot;suffix&quot;: &quot;&quot;, &quot;family&quot;: &quot;Auerbach&quot;, &quot;parse-names&quot;: false, &quot;non-dropping-particle&quot;: &quot;&quot;}, {&quot;dropping-particle&quot;: &quot;&quot;, &quot;given&quot;: &quot;Keith&quot;, &quot;suffix&quot;: &quot;&quot;, &quot;family&quot;: &quot;Bettinger&quot;, &quot;parse-names&quot;: false, &quot;non-dropping-particle&quot;: &quot;&quot;}, {&quot;dropping-particle&quot;: &quot;&quot;, &quot;given&quot;: &quot;Nitin&quot;, &quot;suffix&quot;: &quot;&quot;, &quot;family&quot;: &quot;Bhardwaj&quot;, &quot;parse-names&quot;: false, &quot;non-dropping-particle&quot;: &quot;&quot;}, {&quot;dropping-particle&quot;: &quot;&quot;, &quot;given&quot;: &quot;Alan P&quot;, &quot;suffix&quot;: &quot;&quot;, &quot;family&quot;: &quot;Boyle&quot;, &quot;parse-names&quot;: false, &quot;non-dropping-particle&quot;: &quot;&quot;}, {&quot;dropping-particle&quot;: &quot;&quot;, &quot;given&quot;: &quot;Alina R&quot;, &quot;suffix&quot;: &quot;&quot;, &quot;family&quot;: &quot;Cao&quot;, &quot;parse-names&quot;: false, &quot;non-dropping-particle&quot;: &quot;&quot;}, {&quot;dropping-particle&quot;: &quot;&quot;, &quot;given&quot;: &quot;Philip&quot;, &quot;suffix&quot;: &quot;&quot;, &quot;family&quot;: &quot;Cayting&quot;, &quot;parse-names&quot;: false, &quot;non-dropping-particle&quot;: &quot;&quot;}, {&quot;dropping-particle&quot;: &quot;&quot;, &quot;given&quot;: &quot;Alexandra&quot;, &quot;suffix&quot;: &quot;&quot;, &quot;family&quot;: &quot;Charos&quot;, &quot;parse-names&quot;: false, &quot;non-dropping-particle&quot;: &quot;&quot;}, {&quot;dropping-particle&quot;: &quot;&quot;, &quot;given&quot;: &quot;Yong&quot;, &quot;suffix&quot;: &quot;&quot;, &quot;family&quot;: &quot;Cheng&quot;, &quot;parse-names&quot;: false, &quot;non-dropping-particle&quot;: &quot;&quot;}, {&quot;dropping-particle&quot;: &quot;&quot;, &quot;given&quot;: &quot;Catharine&quot;, &quot;suffix&quot;: &quot;&quot;, &quot;family&quot;: &quot;Eastman&quot;, &quot;parse-names&quot;: false, &quot;non-dropping-particle&quot;: &quot;&quot;}, {&quot;dropping-particle&quot;: &quot;&quot;, &quot;given&quot;: &quot;Ghia&quot;, &quot;suffix&quot;: &quot;&quot;, &quot;family&quot;: &quot;Euskirchen&quot;, &quot;parse-names&quot;: false, &quot;non-dropping-particle&quot;: &quot;&quot;}, {&quot;dropping-particle&quot;: &quot;&quot;, &quot;given&quot;: &quot;Joseph D&quot;, &quot;suffix&quot;: &quot;&quot;, &quot;family&quot;: &quot;Fleming&quot;, &quot;parse-names&quot;: false, &quot;non-dropping-particle&quot;: &quot;&quot;}, {&quot;dropping-particle&quot;: &quot;&quot;, &quot;given&quot;: &quot;Fabian&quot;, &quot;suffix&quot;: &quot;&quot;, &quot;family&quot;: &quot;Grubert&quot;, &quot;parse-names&quot;: false, &quot;non-dropping-particle&quot;: &quot;&quot;}, {&quot;dropping-particle&quot;: &quot;&quot;, &quot;given&quot;: &quot;Lukas&quot;, &quot;suffix&quot;: &quot;&quot;, &quot;family&quot;: &quot;Habegger&quot;, &quot;parse-names&quot;: false, &quot;non-dropping-particle&quot;: &quot;&quot;}, {&quot;dropping-particle&quot;: &quot;&quot;, &quot;given&quot;: &quot;Manoj&quot;, &quot;suffix&quot;: &quot;&quot;, &quot;family&quot;: &quot;Hariharan&quot;, &quot;parse-names&quot;: false, &quot;non-dropping-particle&quot;: &quot;&quot;}, {&quot;dropping-particle&quot;: &quot;&quot;, &quot;given&quot;: &quot;Arif&quot;, &quot;suffix&quot;: &quot;&quot;, &quot;family&quot;: &quot;Harmanci&quot;, &quot;parse-names&quot;: false, &quot;non-dropping-particle&quot;: &quot;&quot;}, {&quot;dropping-particle&quot;: &quot;&quot;, &quot;given&quot;: &quot;Susma&quot;, &quot;suffix&quot;: &quot;&quot;, &quot;family&quot;: &quot;Iyenger&quot;, &quot;parse-names&quot;: false, &quot;non-dropping-particle&quot;: &quot;&quot;}, {&quot;dropping-particle&quot;: &quot;&quot;, &quot;given&quot;: &quot;Victor X&quot;, &quot;suffix&quot;: &quot;&quot;, &quot;family&quot;: &quot;Jin&quot;, &quot;parse-names&quot;: false, &quot;non-dropping-particle&quot;: &quot;&quot;}, {&quot;dropping-particle&quot;: &quot;&quot;, &quot;given&quot;: &quot;Konrad J&quot;, &quot;suffix&quot;: &quot;&quot;, &quot;family&quot;: &quot;Karczewski&quot;, &quot;parse-names&quot;: false, &quot;non-dropping-particle&quot;: &quot;&quot;}, {&quot;dropping-particle&quot;: &quot;&quot;, &quot;given&quot;: &quot;Maya&quot;, &quot;suffix&quot;: &quot;&quot;, &quot;family&quot;: &quot;Kasowski&quot;, &quot;parse-names&quot;: false, &quot;non-dropping-particle&quot;: &quot;&quot;}, {&quot;dropping-particle&quot;: &quot;&quot;, &quot;given&quot;: &quot;Phil&quot;, &quot;suffix&quot;: &quot;&quot;, &quot;family&quot;: &quot;Lacroute&quot;, &quot;parse-names&quot;: false, &quot;non-dropping-particle&quot;: &quot;&quot;}, {&quot;dropping-particle&quot;: &quot;&quot;, &quot;given&quot;: &quot;Hugo&quot;, &quot;suffix&quot;: &quot;&quot;, &quot;family&quot;: &quot;Lam&quot;, &quot;parse-names&quot;: false, &quot;non-dropping-particle&quot;: &quot;&quot;}, {&quot;dropping-particle&quot;: &quot;&quot;, &quot;given&quot;: &quot;Nathan&quot;, &quot;suffix&quot;: &quot;&quot;, &quot;family&quot;: &quot;Larnarre-Vincent&quot;, &quot;parse-names&quot;: false, &quot;non-dropping-particle&quot;: &quot;&quot;}, {&quot;dropping-particle&quot;: &quot;&quot;, &quot;given&quot;: &quot;Jin&quot;, &quot;suffix&quot;: &quot;&quot;, &quot;family&quot;: &quot;Lian&quot;, &quot;parse-names&quot;: false, &quot;non-dropping-particle&quot;: &quot;&quot;}, {&quot;dropping-particle&quot;: &quot;&quot;, &quot;given&quot;: &quot;Marianne&quot;, &quot;suffix&quot;: &quot;&quot;, &quot;family&quot;: &quot;Lindahl-Allen&quot;, &quot;parse-names&quot;: false, &quot;non-dropping-particle&quot;: &quot;&quot;}, {&quot;dropping-particle&quot;: &quot;&quot;, &quot;given&quot;: &quot;Renqiang&quot;, &quot;suffix&quot;: &quot;&quot;, &quot;family&quot;: &quot;Min&quot;, &quot;parse-names&quot;: false, &quot;non-dropping-particle&quot;: &quot;&quot;}, {&quot;dropping-particle&quot;: &quot;&quot;, &quot;given&quot;: &quot;Benoit&quot;, &quot;suffix&quot;: &quot;&quot;, &quot;family&quot;: &quot;Miotto&quot;, &quot;parse-names&quot;: false, &quot;non-dropping-particle&quot;: &quot;&quot;}, {&quot;dropping-particle&quot;: &quot;&quot;, &quot;given&quot;: &quot;Hannah&quot;, &quot;suffix&quot;: &quot;&quot;, &quot;family&quot;: &quot;Monahan&quot;, &quot;parse-names&quot;: false, &quot;non-dropping-particle&quot;: &quot;&quot;}, {&quot;dropping-particle&quot;: &quot;&quot;, &quot;given&quot;: &quot;Zarmik&quot;, &quot;suffix&quot;: &quot;&quot;, &quot;family&quot;: &quot;Moqtaderi&quot;, &quot;parse-names&quot;: false, &quot;non-dropping-particle&quot;: &quot;&quot;}, {&quot;dropping-particle&quot;: &quot;&quot;, &quot;given&quot;: &quot;Xinmeng J&quot;, &quot;suffix&quot;: &quot;&quot;, &quot;family&quot;: &quot;Mu&quot;, &quot;parse-names&quot;: false, &quot;non-dropping-particle&quot;: &quot;&quot;}, {&quot;dropping-particle&quot;: &quot;&quot;, &quot;given&quot;: &quot;Henriette&quot;, &quot;suffix&quot;: &quot;&quot;, &quot;family&quot;: &quot;O'Geen&quot;, &quot;parse-names&quot;: false, &quot;non-dropping-particle&quot;: &quot;&quot;}, {&quot;dropping-particle&quot;: &quot;&quot;, &quot;given&quot;: &quot;Zhengqing&quot;, &quot;suffix&quot;: &quot;&quot;, &quot;family&quot;: &quot;Ouyang&quot;, &quot;parse-names&quot;: false, &quot;non-dropping-particle&quot;: &quot;&quot;}, {&quot;dropping-particle&quot;: &quot;&quot;, &quot;given&quot;: &quot;Dorrelyn&quot;, &quot;suffix&quot;: &quot;&quot;, &quot;family&quot;: &quot;Patacsil&quot;, &quot;parse-names&quot;: false, &quot;non-dropping-particle&quot;: &quot;&quot;}, {&quot;dropping-particle&quot;: &quot;&quot;, &quot;given&quot;: &quot;Debasish&quot;, &quot;suffix&quot;: &quot;&quot;, &quot;family&quot;: &quot;Raha&quot;, &quot;parse-names&quot;: false, &quot;non-dropping-particle&quot;: &quot;&quot;}, {&quot;dropping-particle&quot;: &quot;&quot;, &quot;given&quot;: &quot;Lucia&quot;, &quot;suffix&quot;: &quot;&quot;, &quot;family&quot;: &quot;Ramirez&quot;, &quot;parse-names&quot;: false, &quot;non-dropping-particle&quot;: &quot;&quot;}, {&quot;dropping-particle&quot;: &quot;&quot;, &quot;given&quot;: &quot;Brian&quot;, &quot;suffix&quot;: &quot;&quot;, &quot;family&quot;: &quot;Reed&quot;, &quot;parse-names&quot;: false, &quot;non-dropping-particle&quot;: &quot;&quot;}, {&quot;dropping-particle&quot;: &quot;&quot;, &quot;given&quot;: &quot;Minyi&quot;, &quot;suffix&quot;: &quot;&quot;, &quot;family&quot;: &quot;Shi&quot;, &quot;parse-names&quot;: false, &quot;non-dropping-particle&quot;: &quot;&quot;}, {&quot;dropping-particle&quot;: &quot;&quot;, &quot;given&quot;: &quot;Teri&quot;, &quot;suffix&quot;: &quot;&quot;, &quot;family&quot;: &quot;Slifer&quot;, &quot;parse-names&quot;: false, &quot;non-dropping-particle&quot;: &quot;&quot;}, {&quot;dropping-particle&quot;: &quot;&quot;, &quot;given&quot;: &quot;Heather&quot;, &quot;suffix&quot;: &quot;&quot;, &quot;family&quot;: &quot;Witt&quot;, &quot;parse-names&quot;: false, &quot;non-dropping-particle&quot;: &quot;&quot;}, {&quot;dropping-particle&quot;: &quot;&quot;, &quot;given&quot;: &quot;Linfeng&quot;, &quot;suffix&quot;: &quot;&quot;, &quot;family&quot;: &quot;Wu&quot;, &quot;parse-names&quot;: false, &quot;non-dropping-particle&quot;: &quot;&quot;}, {&quot;dropping-particle&quot;: &quot;&quot;, &quot;given&quot;: &quot;Xiaoqin&quot;, &quot;suffix&quot;: &quot;&quot;, &quot;family&quot;: &quot;Xu&quot;, &quot;parse-names&quot;: false, &quot;non-dropping-particle&quot;: &quot;&quot;}, {&quot;dropping-particle&quot;: &quot;&quot;, &quot;given&quot;: &quot;Koon-Kiu&quot;, &quot;suffix&quot;: &quot;&quot;, &quot;family&quot;: &quot;Yan&quot;, &quot;parse-names&quot;: false, &quot;non-dropping-particle&quot;: &quot;&quot;}, {&quot;dropping-particle&quot;: &quot;&quot;, &quot;given&quot;: &quot;Xinqiong&quot;, &quot;suffix&quot;: &quot;&quot;, &quot;family&quot;: &quot;Yang&quot;, &quot;parse-names&quot;: false, &quot;non-dropping-particle&quot;: &quot;&quot;}, {&quot;dropping-particle&quot;: &quot;&quot;, &quot;given&quot;: &quot;Kevin&quot;, &quot;suffix&quot;: &quot;&quot;, &quot;family&quot;: &quot;Struhl&quot;, &quot;parse-names&quot;: false, &quot;non-dropping-particle&quot;: &quot;&quot;}, {&quot;dropping-particle&quot;: &quot;&quot;, &quot;given&quot;: &quot;Sherman M&quot;, &quot;suffix&quot;: &quot;&quot;, &quot;family&quot;: &quot;Weissman&quot;, &quot;parse-names&quot;: false, &quot;non-dropping-particle&quot;: &quot;&quot;}, {&quot;dropping-particle&quot;: &quot;&quot;, &quot;given&quot;: &quot;Scott a&quot;, &quot;suffix&quot;: &quot;&quot;, &quot;family&quot;: &quot;Tenebaum&quot;, &quot;parse-names&quot;: false, &quot;non-dropping-particle&quot;: &quot;&quot;}, {&quot;dropping-particle&quot;: &quot;&quot;, &quot;given&quot;: &quot;Luiz O&quot;, &quot;suffix&quot;: &quot;&quot;, &quot;family&quot;: &quot;Penalva&quot;, &quot;parse-names&quot;: false, &quot;non-dropping-particle&quot;: &quot;&quot;}, {&quot;dropping-particle&quot;: &quot;&quot;, &quot;given&quot;: &quot;Subhradip&quot;, &quot;suffix&quot;: &quot;&quot;, &quot;family&quot;: &quot;Karmakar&quot;, &quot;parse-names&quot;: false, &quot;non-dropping-particle&quot;: &quot;&quot;}, {&quot;dropping-particle&quot;: &quot;&quot;, &quot;given&quot;: &quot;Raj R&quot;, &quot;suffix&quot;: &quot;&quot;, &quot;family&quot;: &quot;Bhanvadia&quot;, &quot;parse-names&quot;: false, &quot;non-dropping-particle&quot;: &quot;&quot;}, {&quot;dropping-particle&quot;: &quot;&quot;, &quot;given&quot;: &quot;Alina&quot;, &quot;suffix&quot;: &quot;&quot;, &quot;family&quot;: &quot;Choudhury&quot;, &quot;parse-names&quot;: false, &quot;non-dropping-particle&quot;: &quot;&quot;}, {&quot;dropping-particle&quot;: &quot;&quot;, &quot;given&quot;: &quot;Marc&quot;, &quot;suffix&quot;: &quot;&quot;, &quot;family&quot;: &quot;Domanus&quot;, &quot;parse-names&quot;: false, &quot;non-dropping-particle&quot;: &quot;&quot;}, {&quot;dropping-particle&quot;: &quot;&quot;, &quot;given&quot;: &quot;Lijia&quot;, &quot;suffix&quot;: &quot;&quot;, &quot;family&quot;: &quot;Ma&quot;, &quot;parse-names&quot;: false, &quot;non-dropping-particle&quot;: &quot;&quot;}, {&quot;dropping-particle&quot;: &quot;&quot;, &quot;given&quot;: &quot;Jennifer&quot;, &quot;suffix&quot;: &quot;&quot;, &quot;family&quot;: &quot;Moran&quot;, &quot;parse-names&quot;: false, &quot;non-dropping-particle&quot;: &quot;&quot;}, {&quot;dropping-particle&quot;: &quot;&quot;, &quot;given&quot;: &quot;Alec&quot;, &quot;suffix&quot;: &quot;&quot;, &quot;family&quot;: &quot;Victorsen&quot;, &quot;parse-names&quot;: false, &quot;non-dropping-particle&quot;: &quot;&quot;}, {&quot;dropping-particle&quot;: &quot;&quot;, &quot;given&quot;: &quot;Thomas&quot;, &quot;suffix&quot;: &quot;&quot;, &quot;family&quot;: &quot;Auer&quot;, &quot;parse-names&quot;: false, &quot;non-dropping-particle&quot;: &quot;&quot;}, {&quot;dropping-particle&quot;: &quot;&quot;, &quot;given&quot;: &quot;Lazaro&quot;, &quot;suffix&quot;: &quot;&quot;, &quot;family&quot;: &quot;Centarin&quot;, &quot;parse-names&quot;: false, &quot;non-dropping-particle&quot;: &quot;&quot;}, {&quot;dropping-particle&quot;: &quot;&quot;, &quot;given&quot;: &quot;Michael&quot;, &quot;suffix&quot;: &quot;&quot;, &quot;family&quot;: &quot;Eichenlaub&quot;, &quot;parse-names&quot;: false, &quot;non-dropping-particle&quot;: &quot;&quot;}, {&quot;dropping-particle&quot;: &quot;&quot;, &quot;given&quot;: &quot;Franziska&quot;, &quot;suffix&quot;: &quot;&quot;, &quot;family&quot;: &quot;Gruhl&quot;, &quot;parse-names&quot;: false, &quot;non-dropping-particle&quot;: &quot;&quot;}, {&quot;dropping-particle&quot;: &quot;&quot;, &quot;given&quot;: &quot;Stephan&quot;, &quot;suffix&quot;: &quot;&quot;, &quot;family&quot;: &quot;Heerman&quot;, &quot;parse-names&quot;: false, &quot;non-dropping-particle&quot;: &quot;&quot;}, {&quot;dropping-particle&quot;: &quot;&quot;, &quot;given&quot;: &quot;Burkard&quot;, &quot;suffix&quot;: &quot;&quot;, &quot;family&quot;: &quot;Hoeckendorf&quot;, &quot;parse-names&quot;: false, &quot;non-dropping-particle&quot;: &quot;&quot;}, {&quot;dropping-particle&quot;: &quot;&quot;, &quot;given&quot;: &quot;Daigo&quot;, &quot;suffix&quot;: &quot;&quot;, &quot;family&quot;: &quot;Inoue&quot;, &quot;parse-names&quot;: false, &quot;non-dropping-particle&quot;: &quot;&quot;}, {&quot;dropping-particle&quot;: &quot;&quot;, &quot;given&quot;: &quot;Tanja&quot;, &quot;suffix&quot;: &quot;&quot;, &quot;family&quot;: &quot;Kellner&quot;, &quot;parse-names&quot;: false, &quot;non-dropping-particle&quot;: &quot;&quot;}, {&quot;dropping-particle&quot;: &quot;&quot;, &quot;given&quot;: &quot;Stephan&quot;, &quot;suffix&quot;: &quot;&quot;, &quot;family&quot;: &quot;Kirchmaier&quot;, &quot;parse-names&quot;: false, &quot;non-dropping-particle&quot;: &quot;&quot;}, {&quot;dropping-particle&quot;: &quot;&quot;, &quot;given&quot;: &quot;Claudia&quot;, &quot;suffix&quot;: &quot;&quot;, &quot;family&quot;: &quot;Mueller&quot;, &quot;parse-names&quot;: false, &quot;non-dropping-particle&quot;: &quot;&quot;}, {&quot;dropping-particle&quot;: &quot;&quot;, &quot;given&quot;: &quot;Robert&quot;, &quot;suffix&quot;: &quot;&quot;, &quot;family&quot;: &quot;Reinhardt&quot;, &quot;parse-names&quot;: false, &quot;non-dropping-particle&quot;: &quot;&quot;}, {&quot;dropping-particle&quot;: &quot;&quot;, &quot;given&quot;: &quot;Lea&quot;, &quot;suffix&quot;: &quot;&quot;, &quot;family&quot;: &quot;Schertel&quot;, &quot;parse-names&quot;: false, &quot;non-dropping-particle&quot;: &quot;&quot;}, {&quot;dropping-particle&quot;: &quot;&quot;, &quot;given&quot;: &quot;Stephanie&quot;, &quot;suffix&quot;: &quot;&quot;, &quot;family&quot;: &quot;Schneider&quot;, &quot;parse-names&quot;: false, &quot;non-dropping-particle&quot;: &quot;&quot;}, {&quot;dropping-particle&quot;: &quot;&quot;, &quot;given&quot;: &quot;Rebecca&quot;, &quot;suffix&quot;: &quot;&quot;, &quot;family&quot;: &quot;Sinn&quot;, &quot;parse-names&quot;: false, &quot;non-dropping-particle&quot;: &quot;&quot;}, {&quot;dropping-particle&quot;: &quot;&quot;, &quot;given&quot;: &quot;Beate&quot;, &quot;suffix&quot;: &quot;&quot;, &quot;family&quot;: &quot;Wittbrodt&quot;, &quot;parse-names&quot;: false, &quot;non-dropping-particle&quot;: &quot;&quot;}, {&quot;dropping-particle&quot;: &quot;&quot;, &quot;given&quot;: &quot;Jochen&quot;, &quot;suffix&quot;: &quot;&quot;, &quot;family&quot;: &quot;Wittbrodt&quot;, &quot;parse-names&quot;: false, &quot;non-dropping-particle&quot;: &quot;&quot;}, {&quot;dropping-particle&quot;: &quot;&quot;, &quot;given&quot;: &quot;Gaurav&quot;, &quot;suffix&quot;: &quot;&quot;, &quot;family&quot;: &quot;Jain&quot;, &quot;parse-names&quot;: false, &quot;non-dropping-particle&quot;: &quot;&quot;}, {&quot;dropping-particle&quot;: &quot;&quot;, &quot;given&quot;: &quot;Gayathri&quot;, &quot;suffix&quot;: &quot;&quot;, &quot;family&quot;: &quot;Balasundaram&quot;, &quot;parse-names&quot;: false, &quot;non-dropping-particle&quot;: &quot;&quot;}, {&quot;dropping-particle&quot;: &quot;&quot;, &quot;given&quot;: &quot;Daniel L&quot;, &quot;suffix&quot;: &quot;&quot;, &quot;family&quot;: &quot;Bates&quot;, &quot;parse-names&quot;: false, &quot;non-dropping-particle&quot;: &quot;&quot;}, {&quot;dropping-particle&quot;: &quot;&quot;, &quot;given&quot;: &quot;Rachel&quot;, &quot;suffix&quot;: &quot;&quot;, &quot;family&quot;: &quot;Byron&quot;, &quot;parse-names&quot;: false, &quot;non-dropping-particle&quot;: &quot;&quot;}, {&quot;dropping-particle&quot;: &quot;&quot;, &quot;given&quot;: &quot;Theresa K&quot;, &quot;suffix&quot;: &quot;&quot;, &quot;family&quot;: &quot;Canfield&quot;, &quot;parse-names&quot;: false, &quot;non-dropping-particle&quot;: &quot;&quot;}, {&quot;dropping-particle&quot;: &quot;&quot;, &quot;given&quot;: &quot;Morgan J&quot;, &quot;suffix&quot;: &quot;&quot;, &quot;family&quot;: &quot;Diegel&quot;, &quot;parse-names&quot;: false, &quot;non-dropping-particle&quot;: &quot;&quot;}, {&quot;dropping-particle&quot;: &quot;&quot;, &quot;given&quot;: &quot;Douglas&quot;, &quot;suffix&quot;: &quot;&quot;, &quot;family&quot;: &quot;Dunn&quot;, &quot;parse-names&quot;: false, &quot;non-dropping-particle&quot;: &quot;&quot;}, {&quot;dropping-particle&quot;: &quot;&quot;, &quot;given&quot;: &quot;Abigail K&quot;, &quot;suffix&quot;: &quot;&quot;, &quot;family&quot;: &quot;Ebersol&quot;, &quot;parse-names&quot;: false, &quot;non-dropping-particle&quot;: &quot;&quot;}, {&quot;dropping-particle&quot;: &quot;&quot;, &quot;given&quot;: &quot;Tristan&quot;, &quot;suffix&quot;: &quot;&quot;, &quot;family&quot;: &quot;Frum&quot;, &quot;parse-names&quot;: false, &quot;non-dropping-particle&quot;: &quot;&quot;}, {&quot;dropping-particle&quot;: &quot;&quot;, &quot;given&quot;: &quot;Kavita&quot;, &quot;suffix&quot;: &quot;&quot;, &quot;family&quot;: &quot;Garg&quot;, &quot;parse-names&quot;: false, &quot;non-dropping-particle&quot;: &quot;&quot;}, {&quot;dropping-particle&quot;: &quot;&quot;, &quot;given&quot;: &quot;Erica&quot;, &quot;suffix&quot;: &quot;&quot;, &quot;family&quot;: &quot;Gist&quot;, &quot;parse-names&quot;: false, &quot;non-dropping-particle&quot;: &quot;&quot;}, {&quot;dropping-particle&quot;: &quot;&quot;, &quot;given&quot;: &quot;R Scott&quot;, &quot;suffix&quot;: &quot;&quot;, &quot;family&quot;: &quot;Hansen&quot;, &quot;parse-names&quot;: false, &quot;non-dropping-particle&quot;: &quot;&quot;}, {&quot;dropping-particle&quot;: &quot;&quot;, &quot;given&quot;: &quot;Lisa&quot;, &quot;suffix&quot;: &quot;&quot;, &quot;family&quot;: &quot;Boatman&quot;, &quot;parse-names&quot;: false, &quot;non-dropping-particle&quot;: &quot;&quot;}, {&quot;dropping-particle&quot;: &quot;&quot;, &quot;given&quot;: &quot;Eric&quot;, &quot;suffix&quot;: &quot;&quot;, &quot;family&quot;: &quot;Haugen&quot;, &quot;parse-names&quot;: false, &quot;non-dropping-particle&quot;: &quot;&quot;}, {&quot;dropping-particle&quot;: &quot;&quot;, &quot;given&quot;: &quot;Richard&quot;, &quot;suffix&quot;: &quot;&quot;, &quot;family&quot;: &quot;Humbert&quot;, &quot;parse-names&quot;: false, &quot;non-dropping-particle&quot;: &quot;&quot;}, {&quot;dropping-particle&quot;: &quot;&quot;, &quot;given&quot;: &quot;Audra K&quot;, &quot;suffix&quot;: &quot;&quot;, &quot;family&quot;: &quot;Johnson&quot;, &quot;parse-names&quot;: false, &quot;non-dropping-particle&quot;: &quot;&quot;}, {&quot;dropping-particle&quot;: &quot;&quot;, &quot;given&quot;: &quot;Ericka M&quot;, &quot;suffix&quot;: &quot;&quot;, &quot;family&quot;: &quot;Johnson&quot;, &quot;parse-names&quot;: false, &quot;non-dropping-particle&quot;: &quot;&quot;}, {&quot;dropping-particle&quot;: &quot;&quot;, &quot;given&quot;: &quot;Tattayana M&quot;, &quot;suffix&quot;: &quot;&quot;, &quot;family&quot;: &quot;Kutyavin&quot;, &quot;parse-names&quot;: false, &quot;non-dropping-particle&quot;: &quot;&quot;}, {&quot;dropping-particle&quot;: &quot;&quot;, &quot;given&quot;: &quot;Kristin&quot;, &quot;suffix&quot;: &quot;&quot;, &quot;family&quot;: &quot;Lee&quot;, &quot;parse-names&quot;: false, &quot;non-dropping-particle&quot;: &quot;&quot;}, {&quot;dropping-particle&quot;: &quot;&quot;, &quot;given&quot;: &quot;Dimitra&quot;, &quot;suffix&quot;: &quot;&quot;, &quot;family&quot;: &quot;Lotakis&quot;, &quot;parse-names&quot;: false, &quot;non-dropping-particle&quot;: &quot;&quot;}, {&quot;dropping-particle&quot;: &quot;&quot;, &quot;given&quot;: &quot;Matthew T&quot;, &quot;suffix&quot;: &quot;&quot;, &quot;family&quot;: &quot;Maurano&quot;, &quot;parse-names&quot;: false, &quot;non-dropping-particle&quot;: &quot;&quot;}, {&quot;dropping-particle&quot;: &quot;&quot;, &quot;given&quot;: &quot;Shane J&quot;, &quot;suffix&quot;: &quot;&quot;, &quot;family&quot;: &quot;Neph&quot;, &quot;parse-names&quot;: false, &quot;non-dropping-particle&quot;: &quot;&quot;}, {&quot;dropping-particle&quot;: &quot;V&quot;, &quot;given&quot;: &quot;Fiedencio&quot;, &quot;suffix&quot;: &quot;&quot;, &quot;family&quot;: &quot;Neri&quot;, &quot;parse-names&quot;: false, &quot;non-dropping-particle&quot;: &quot;&quot;}, {&quot;dropping-particle&quot;: &quot;&quot;, &quot;given&quot;: &quot;Eric D&quot;, &quot;suffix&quot;: &quot;&quot;, &quot;family&quot;: &quot;Nguyen&quot;, &quot;parse-names&quot;: false, &quot;non-dropping-particle&quot;: &quot;&quot;}, {&quot;dropping-particle&quot;: &quot;&quot;, &quot;given&quot;: &quot;Hongzhu&quot;, &quot;suffix&quot;: &quot;&quot;, &quot;family&quot;: &quot;Qu&quot;, &quot;parse-names&quot;: false, &quot;non-dropping-particle&quot;: &quot;&quot;}, {&quot;dropping-particle&quot;: &quot;&quot;, &quot;given&quot;: &quot;Alex P&quot;, &quot;suffix&quot;: &quot;&quot;, &quot;family&quot;: &quot;Reynolds&quot;, &quot;parse-names&quot;: false, &quot;non-dropping-particle&quot;: &quot;&quot;}, {&quot;dropping-particle&quot;: &quot;&quot;, &quot;given&quot;: &quot;Vaughn&quot;, &quot;suffix&quot;: &quot;&quot;, &quot;family&quot;: &quot;Roach&quot;, &quot;parse-names&quot;: false, &quot;non-dropping-particle&quot;: &quot;&quot;}, {&quot;dropping-particle&quot;: &quot;&quot;, &quot;given&quot;: &quot;Eric&quot;, &quot;suffix&quot;: &quot;&quot;, &quot;family&quot;: &quot;Rynes&quot;, &quot;parse-names&quot;: false, &quot;non-dropping-particle&quot;: &quot;&quot;}, {&quot;dropping-particle&quot;: &quot;&quot;, &quot;given&quot;: &quot;Minerva E&quot;, &quot;suffix&quot;: &quot;&quot;, &quot;family&quot;: &quot;Sanchez&quot;, &quot;parse-names&quot;: false, &quot;non-dropping-particle&quot;: &quot;&quot;}, {&quot;dropping-particle&quot;: &quot;&quot;, &quot;given&quot;: &quot;Richard S&quot;, &quot;suffix&quot;: &quot;&quot;, &quot;family&quot;: &quot;Sandstrom&quot;, &quot;parse-names&quot;: false, &quot;non-dropping-particle&quot;: &quot;&quot;}, {&quot;dropping-particle&quot;: &quot;&quot;, &quot;given&quot;: &quot;Anthony O&quot;, &quot;suffix&quot;: &quot;&quot;, &quot;family&quot;: &quot;Shafer&quot;, &quot;parse-names&quot;: false, &quot;non-dropping-particle&quot;: &quot;&quot;}, {&quot;dropping-particle&quot;: &quot;&quot;, &quot;given&quot;: &quot;Andrew B&quot;, &quot;suffix&quot;: &quot;&quot;, &quot;family&quot;: &quot;Stergachis&quot;, &quot;parse-names&quot;: false, &quot;non-dropping-particle&quot;: &quot;&quot;}, {&quot;dropping-particle&quot;: &quot;&quot;, &quot;given&quot;: &quot;Sean&quot;, &quot;suffix&quot;: &quot;&quot;, &quot;family&quot;: &quot;Thomas&quot;, &quot;parse-names&quot;: false, &quot;non-dropping-particle&quot;: &quot;&quot;}, {&quot;dropping-particle&quot;: &quot;&quot;, &quot;given&quot;: &quot;Benjamin&quot;, &quot;suffix&quot;: &quot;&quot;, &quot;family&quot;: &quot;Vernot&quot;, &quot;parse-names&quot;: false, &quot;non-dropping-particle&quot;: &quot;&quot;}, {&quot;dropping-particle&quot;: &quot;&quot;, &quot;given&quot;: &quot;Jeff&quot;, &quot;suffix&quot;: &quot;&quot;, &quot;family&quot;: &quot;Vierstra&quot;, &quot;parse-names&quot;: false, &quot;non-dropping-particle&quot;: &quot;&quot;}, {&quot;dropping-particle&quot;: &quot;&quot;, &quot;given&quot;: &quot;Shinny&quot;, &quot;suffix&quot;: &quot;&quot;, &quot;family&quot;: &quot;Vong&quot;, &quot;parse-names&quot;: false, &quot;non-dropping-particle&quot;: &quot;&quot;}, {&quot;dropping-particle&quot;: &quot;&quot;, &quot;given&quot;: &quot;Molly a&quot;, &quot;suffix&quot;: &quot;&quot;, &quot;family&quot;: &quot;Weaver&quot;, &quot;parse-names&quot;: false, &quot;non-dropping-particle&quot;: &quot;&quot;}, {&quot;dropping-particle&quot;: &quot;&quot;, &quot;given&quot;: &quot;Yongqi&quot;, &quot;suffix&quot;: &quot;&quot;, &quot;family&quot;: &quot;Yan&quot;, &quot;parse-names&quot;: false, &quot;non-dropping-particle&quot;: &quot;&quot;}, {&quot;dropping-particle&quot;: &quot;&quot;, &quot;given&quot;: &quot;Miaohua&quot;, &quot;suffix&quot;: &quot;&quot;, &quot;family&quot;: &quot;Zhang&quot;, &quot;parse-names&quot;: false, &quot;non-dropping-particle&quot;: &quot;&quot;}, {&quot;dropping-particle&quot;: &quot;&quot;, &quot;given&quot;: &quot;Joshua a&quot;, &quot;suffix&quot;: &quot;&quot;, &quot;family&quot;: &quot;Akey&quot;, &quot;parse-names&quot;: false, &quot;non-dropping-particle&quot;: &quot;&quot;}, {&quot;dropping-particle&quot;: &quot;&quot;, &quot;given&quot;: &quot;Michael&quot;, &quot;suffix&quot;: &quot;&quot;, &quot;family&quot;: &quot;Bender&quot;, &quot;parse-names&quot;: false, &quot;non-dropping-particle&quot;: &quot;&quot;}, {&quot;dropping-particle&quot;: &quot;&quot;, &quot;given&quot;: &quot;Michael O&quot;, &quot;suffix&quot;: &quot;&quot;, &quot;family&quot;: &quot;Dorschner&quot;, &quot;parse-names&quot;: false, &quot;non-dropping-particle&quot;: &quot;&quot;}, {&quot;dropping-particle&quot;: &quot;&quot;, &quot;given&quot;: &quot;Mark&quot;, &quot;suffix&quot;: &quot;&quot;, &quot;family&quot;: &quot;Groudine&quot;, &quot;parse-names&quot;: false, &quot;non-dropping-particle&quot;: &quot;&quot;}, {&quot;dropping-particle&quot;: &quot;&quot;, &quot;given&quot;: &quot;Michael J&quot;, &quot;suffix&quot;: &quot;&quot;, &quot;family&quot;: &quot;MacCoss&quot;, &quot;parse-names&quot;: false, &quot;non-dropping-particle&quot;: &quot;&quot;}, {&quot;dropping-particle&quot;: &quot;&quot;, &quot;given&quot;: &quot;Patrick&quot;, &quot;suffix&quot;: &quot;&quot;, &quot;family&quot;: &quot;Navas&quot;, &quot;parse-names&quot;: false, &quot;non-dropping-particle&quot;: &quot;&quot;}, {&quot;dropping-particle&quot;: &quot;&quot;, &quot;given&quot;: &quot;George&quot;, &quot;suffix&quot;: &quot;&quot;, &quot;family&quot;: &quot;Stamatoyannopoulos&quot;, &quot;parse-names&quot;: false, &quot;non-dropping-particle&quot;: &quot;&quot;}, {&quot;dropping-particle&quot;: &quot;&quot;, &quot;given&quot;: &quot;John a&quot;, &quot;suffix&quot;: &quot;&quot;, &quot;family&quot;: &quot;Stamatoyannopoulos&quot;, &quot;parse-names&quot;: false, &quot;non-dropping-particle&quot;: &quot;&quot;}, {&quot;dropping-particle&quot;: &quot;&quot;, &quot;given&quot;: &quot;Kathryn&quot;, &quot;suffix&quot;: &quot;&quot;, &quot;family&quot;: &quot;Beal&quot;, &quot;parse-names&quot;: false, &quot;non-dropping-particle&quot;: &quot;&quot;}, {&quot;dropping-particle&quot;: &quot;&quot;, &quot;given&quot;: &quot;Alvis&quot;, &quot;suffix&quot;: &quot;&quot;, &quot;family&quot;: &quot;Brazma&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Nathan&quot;, &quot;suffix&quot;: &quot;&quot;, &quot;family&quot;: &quot;Johnson&quot;, &quot;parse-names&quot;: false, &quot;non-dropping-particle&quot;: &quot;&quot;}, {&quot;dropping-particle&quot;: &quot;&quot;, &quot;given&quot;: &quot;Margus&quot;, &quot;suffix&quot;: &quot;&quot;, &quot;family&quot;: &quot;Lukk&quot;, &quot;parse-names&quot;: false, &quot;non-dropping-particle&quot;: &quot;&quot;}, {&quot;dropping-particle&quot;: &quot;&quot;, &quot;given&quot;: &quot;Nicholas M&quot;, &quot;suffix&quot;: &quot;&quot;, &quot;family&quot;: &quot;Luscombe&quot;, &quot;parse-names&quot;: false, &quot;non-dropping-particle&quot;: &quot;&quot;}, {&quot;dropping-particle&quot;: &quot;&quot;, &quot;given&quot;: &quot;Daniel&quot;, &quot;suffix&quot;: &quot;&quot;, &quot;family&quot;: &quot;Sobral&quot;, &quot;parse-names&quot;: false, &quot;non-dropping-particle&quot;: &quot;&quot;}, {&quot;dropping-particle&quot;: &quot;&quot;, &quot;given&quot;: &quot;Juan M&quot;, &quot;suffix&quot;: &quot;&quot;, &quot;family&quot;: &quot;Vaquerizas&quot;, &quot;parse-names&quot;: false, &quot;non-dropping-particle&quot;: &quot;&quot;}, {&quot;dropping-particle&quot;: &quot;&quot;, &quot;given&quot;: &quot;Serafim&quot;, &quot;suffix&quot;: &quot;&quot;, &quot;family&quot;: &quot;Batzoglou&quot;, &quot;parse-names&quot;: false, &quot;non-dropping-particle&quot;: &quot;&quot;}, {&quot;dropping-particle&quot;: &quot;&quot;, &quot;given&quot;: &quot;Arend&quot;, &quot;suffix&quot;: &quot;&quot;, &quot;family&quot;: &quot;Sidow&quot;, &quot;parse-names&quot;: false, &quot;non-dropping-particle&quot;: &quot;&quot;}, {&quot;dropping-particle&quot;: &quot;&quot;, &quot;given&quot;: &quot;Nadine&quot;, &quot;suffix&quot;: &quot;&quot;, &quot;family&quot;: &quot;Hussami&quot;, &quot;parse-names&quot;: false, &quot;non-dropping-particle&quot;: &quot;&quot;}, {&quot;dropping-particle&quot;: &quot;&quot;, &quot;given&quot;: &quot;Sofia&quot;, &quot;suffix&quot;: &quot;&quot;, &quot;family&quot;: &quot;Kyriazopoulou-Panagiotopoulou&quot;, &quot;parse-names&quot;: false, &quot;non-dropping-particle&quot;: &quot;&quot;}, {&quot;dropping-particle&quot;: &quot;&quot;, &quot;given&quot;: &quot;Max W&quot;, &quot;suffix&quot;: &quot;&quot;, &quot;family&quot;: &quot;Libbrecht&quot;, &quot;parse-names&quot;: false, &quot;non-dropping-particle&quot;: &quot;&quot;}, {&quot;dropping-particle&quot;: &quot;&quot;, &quot;given&quot;: &quot;Marc a&quot;, &quot;suffix&quot;: &quot;&quot;, &quot;family&quot;: &quot;Schaub&quot;, &quot;parse-names&quot;: false, &quot;non-dropping-particle&quot;: &quot;&quot;}, {&quot;dropping-particle&quot;: &quot;&quot;, &quot;given&quot;: &quot;Webb&quot;, &quot;suffix&quot;: &quot;&quot;, &quot;family&quot;: &quot;Miller&quot;, &quot;parse-names&quot;: false, &quot;non-dropping-particle&quot;: &quot;&quot;}, {&quot;dropping-particle&quot;: &quot;&quot;, &quot;given&quot;: &quot;Peter J&quot;, &quot;suffix&quot;: &quot;&quot;, &quot;family&quot;: &quot;Bickel&quot;, &quot;parse-names&quot;: false, &quot;non-dropping-particle&quot;: &quot;&quot;}, {&quot;dropping-particle&quot;: &quot;&quot;, &quot;given&quot;: &quot;Balazs&quot;, &quot;suffix&quot;: &quot;&quot;, &quot;family&quot;: &quot;Banfai&quot;, &quot;parse-names&quot;: false, &quot;non-dropping-particle&quot;: &quot;&quot;}, {&quot;dropping-particle&quot;: &quot;&quot;, &quot;given&quot;: &quot;Nathan P&quot;, &quot;suffix&quot;: &quot;&quot;, &quot;family&quot;: &quot;Boley&quot;, &quot;parse-names&quot;: false, &quot;non-dropping-particle&quot;: &quot;&quot;}, {&quot;dropping-particle&quot;: &quot;&quot;, &quot;given&quot;: &quot;Haiyan&quot;, &quot;suffix&quot;: &quot;&quot;, &quot;family&quot;: &quot;Huang&quot;, &quot;parse-names&quot;: false, &quot;non-dropping-particle&quot;: &quot;&quot;}, {&quot;dropping-particle&quot;: &quot;&quot;, &quot;given&quot;: &quot;Jingyi Jessica&quot;, &quot;suffix&quot;: &quot;&quot;, &quot;family&quot;: &quot;Li&quot;, &quot;parse-names&quot;: false, &quot;non-dropping-particle&quot;: &quot;&quot;}, {&quot;dropping-particle&quot;: &quot;&quot;, &quot;given&quot;: &quot;William Stafford&quot;, &quot;suffix&quot;: &quot;&quot;, &quot;family&quot;: &quot;Noble&quot;, &quot;parse-names&quot;: false, &quot;non-dropping-particle&quot;: &quot;&quot;}, {&quot;dropping-particle&quot;: &quot;&quot;, &quot;given&quot;: &quot;Jeffrey a&quot;, &quot;suffix&quot;: &quot;&quot;, &quot;family&quot;: &quot;Bilmes&quot;, &quot;parse-names&quot;: false, &quot;non-dropping-particle&quot;: &quot;&quot;}, {&quot;dropping-particle&quot;: &quot;&quot;, &quot;given&quot;: &quot;Orion J&quot;, &quot;suffix&quot;: &quot;&quot;, &quot;family&quot;: &quot;Buske&quot;, &quot;parse-names&quot;: false, &quot;non-dropping-particle&quot;: &quot;&quot;}, {&quot;dropping-particle&quot;: &quot;&quot;, &quot;given&quot;: &quot;Avinash O&quot;, &quot;suffix&quot;: &quot;&quot;, &quot;family&quot;: &quot;Sahu&quot;, &quot;parse-names&quot;: false, &quot;non-dropping-particle&quot;: &quot;&quot;}, {&quot;dropping-particle&quot;: &quot;V&quot;, &quot;given&quot;: &quot;Peter&quot;, &quot;suffix&quot;: &quot;&quot;, &quot;family&quot;: &quot;Kharchenko&quot;, &quot;parse-names&quot;: false, &quot;non-dropping-particle&quot;: &quot;&quot;}, {&quot;dropping-particle&quot;: &quot;&quot;, &quot;given&quot;: &quot;Peter J&quot;, &quot;suffix&quot;: &quot;&quot;, &quot;family&quot;: &quot;Park&quot;, &quot;parse-names&quot;: false, &quot;non-dropping-particle&quot;: &quot;&quot;}, {&quot;dropping-particle&quot;: &quot;&quot;, &quot;given&quot;: &quot;Dannon&quot;, &quot;suffix&quot;: &quot;&quot;, &quot;family&quot;: &quot;Baker&quot;, &quot;parse-names&quot;: false, &quot;non-dropping-particle&quot;: &quot;&quot;}, {&quot;dropping-particle&quot;: &quot;&quot;, &quot;given&quot;: &quot;James&quot;, &quot;suffix&quot;: &quot;&quot;, &quot;family&quot;: &quot;Taylor&quot;, &quot;parse-names&quot;: false, &quot;non-dropping-particle&quot;: &quot;&quot;}, {&quot;dropping-particle&quot;: &quot;&quot;, &quot;given&quot;: &quot;Lucas&quot;, &quot;suffix&quot;: &quot;&quot;, &quot;family&quot;: &quot;Lochovsky&quot;, &quot;parse-names&quot;: false, &quot;non-dropping-particle&quot;: &quot;&quot;}], &quot;page&quot;: &quot;57-74&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schema&quot;: &quot;https://github.com/citation-style-language/schema/raw/master/csl-citation.json&quot;} RNDID3gjDkFzH"/><text:span text:style-name="T80">(The ENCODE Project Consortium et al. 2012)</text:span><text:reference-mark-end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citationItems&quot;: [{&quot;uris&quot;: [&quot;http://www.mendeley.com/documents/?uuid=34772b6d-3562-4ed3-92f8-c9f90080c8e0&quot;], &quot;id&quot;: &quot;ITEM-1&quot;, &quot;itemData&quot;: {&quot;volume&quot;: &quot;489&quot;, &quot;ISBN&quot;: &quot;1476-4687&quot;, &quot;PMID&quot;: &quot;22955616&quot;, &quot;DOI&quot;: &quot;10.1038/nature11247&quot;, &quot;ISSN&quot;: &quot;1476-4687&quot;, &quot;container-title&quot;: &quot;Nature&quot;, &quot;id&quot;: &quot;ITEM-1&quot;, &quot;type&quot;: &quot;article-journal&quot;, &quot;title&quot;: &quot;An integrated encyclopedia of DNA elements in the human genome.&quot;, &quot;author&quot;: [{&quot;dropping-particle&quot;: &quot;&quot;, &quot;given&quot;: &quot;&quot;, &quot;suffix&quot;: &quot;&quot;, &quot;family&quot;: &quot;The ENCODE Project Consortium&quot;, &quot;parse-names&quot;: false, &quot;non-dropping-particle&quot;: &quot;&quot;}, {&quot;dropping-particle&quot;: &quot;&quot;, &quot;given&quot;: &quot;Ian&quot;, &quot;suffix&quot;: &quot;&quot;, &quot;family&quot;: &quot;Dunham&quot;, &quot;parse-names&quot;: false, &quot;non-dropping-particle&quot;: &quot;&quot;}, {&quot;dropping-particle&quot;: &quot;&quot;, &quot;given&quot;: &quot;Anshul&quot;, &quot;suffix&quot;: &quot;&quot;, &quot;family&quot;: &quot;Kundaje&quot;, &quot;parse-names&quot;: false, &quot;non-dropping-particle&quot;: &quot;&quot;}, {&quot;dropping-particle&quot;: &quot;&quot;, &quot;given&quot;: &quot;Shelley F&quot;, &quot;suffix&quot;: &quot;&quot;, &quot;family&quot;: &quot;Aldred&quot;, &quot;parse-names&quot;: false, &quot;non-dropping-particle&quot;: &quot;&quot;}, {&quot;dropping-particle&quot;: &quot;&quot;, &quot;given&quot;: &quot;Patrick J&quot;, &quot;suffix&quot;: &quot;&quot;, &quot;family&quot;: &quot;Collins&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Francis&quot;, &quot;suffix&quot;: &quot;&quot;, &quot;family&quot;: &quot;Doyle&quot;, &quot;parse-names&quot;: false, &quot;non-dropping-particle&quot;: &quot;&quot;}, {&quot;dropping-particle&quot;: &quot;&quot;, &quot;given&quot;: &quot;Charles B&quot;, &quot;suffix&quot;: &quot;&quot;, &quot;family&quot;: &quot;Epstein&quot;, &quot;parse-names&quot;: false, &quot;non-dropping-particle&quot;: &quot;&quot;}, {&quot;dropping-particle&quot;: &quot;&quot;, &quot;given&quot;: &quot;Seth&quot;, &quot;suffix&quot;: &quot;&quot;, &quot;family&quot;: &quot;Frietze&quot;, &quot;parse-names&quot;: false, &quot;non-dropping-particle&quot;: &quot;&quot;}, {&quot;dropping-particle&quot;: &quot;&quot;, &quot;given&quot;: &quot;Jennifer&quot;, &quot;suffix&quot;: &quot;&quot;, &quot;family&quot;: &quot;Harrow&quot;, &quot;parse-names&quot;: false, &quot;non-dropping-particle&quot;: &quot;&quot;}, {&quot;dropping-particle&quot;: &quot;&quot;, &quot;given&quot;: &quot;Rajinder&quot;, &quot;suffix&quot;: &quot;&quot;, &quot;family&quot;: &quot;Kaul&quot;, &quot;parse-names&quot;: false, &quot;non-dropping-particle&quot;: &quot;&quot;}, {&quot;dropping-particle&quot;: &quot;&quot;, &quot;given&quot;: &quot;Jainab&quot;, &quot;suffix&quot;: &quot;&quot;, &quot;family&quot;: &quot;Khatun&quot;, &quot;parse-names&quot;: false, &quot;non-dropping-particle&quot;: &quot;&quot;}, {&quot;dropping-particle&quot;: &quot;&quot;, &quot;given&quot;: &quot;Bryan R&quot;, &quot;suffix&quot;: &quot;&quot;, &quot;family&quot;: &quot;Lajoie&quot;, &quot;parse-names&quot;: false, &quot;non-dropping-particle&quot;: &quot;&quot;}, {&quot;dropping-particle&quot;: &quot;&quot;, &quot;given&quot;: &quot;Stephen G&quot;, &quot;suffix&quot;: &quot;&quot;, &quot;family&quot;: &quot;Landt&quot;, &quot;parse-names&quot;: false, &quot;non-dropping-particle&quot;: &quot;&quot;}, {&quot;dropping-particle&quot;: &quot;&quot;, &quot;given&quot;: &quot;Burn-Kyu Bum-Kyu&quot;, &quot;suffix&quot;: &quot;&quot;, &quot;family&quot;: &quot;Lee&quot;, &quot;parse-names&quot;: false, &quot;non-dropping-particle&quot;: &quot;&quot;}, {&quot;dropping-particle&quot;: &quot;&quot;, &quot;given&quot;: &quot;Florencia&quot;, &quot;suffix&quot;: &quot;&quot;, &quot;family&quot;: &quot;Pauli&quot;, &quot;parse-names&quot;: false, &quot;non-dropping-particle&quot;: &quot;&quot;}, {&quot;dropping-particle&quot;: &quot;&quot;, &quot;given&quot;: &quot;Kate R&quot;, &quot;suffix&quot;: &quot;&quot;, &quot;family&quot;: &quot;Rosenbloom&quot;, &quot;parse-names&quot;: false, &quot;non-dropping-particle&quot;: &quot;&quot;}, {&quot;dropping-particle&quot;: &quot;&quot;, &quot;given&quot;: &quot;Peter&quot;, &quot;suffix&quot;: &quot;&quot;, &quot;family&quot;: &quot;Sabo&quot;, &quot;parse-names&quot;: false, &quot;non-dropping-particle&quot;: &quot;&quot;}, {&quot;dropping-particle&quot;: &quot;&quot;, &quot;given&quot;: &quot;Alexias&quot;, &quot;suffix&quot;: &quot;&quot;, &quot;family&quot;: &quot;Safi&quot;, &quot;parse-names&quot;: false, &quot;non-dropping-particle&quot;: &quot;&quot;}, {&quot;dropping-particle&quot;: &quot;&quot;, &quot;given&quot;: &quot;Amartya&quot;, &quot;suffix&quot;: &quot;&quot;, &quot;family&quot;: &quot;Sanyal&quot;, &quot;parse-names&quot;: false, &quot;non-dropping-particle&quot;: &quot;&quot;}, {&quot;dropping-particle&quot;: &quot;&quot;, &quot;given&quot;: &quot;Noam&quot;, &quot;suffix&quot;: &quot;&quot;, &quot;family&quot;: &quot;Shoresh&quot;, &quot;parse-names&quot;: false, &quot;non-dropping-particle&quot;: &quot;&quot;}, {&quot;dropping-particle&quot;: &quot;&quot;, &quot;given&quot;: &quot;Jeremy M&quot;, &quot;suffix&quot;: &quot;&quot;, &quot;family&quot;: &quot;Simon&quot;, &quot;parse-names&quot;: false, &quot;non-dropping-particle&quot;: &quot;&quot;}, {&quot;dropping-particle&quot;: &quot;&quot;, &quot;given&quot;: &quot;Lingyun&quot;, &quot;suffix&quot;: &quot;&quot;, &quot;family&quot;: &quot;Song&quot;, &quot;parse-names&quot;: false, &quot;non-dropping-particle&quot;: &quot;&quot;}, {&quot;dropping-particle&quot;: &quot;&quot;, &quot;given&quot;: &quot;Nathan D&quot;, &quot;suffix&quot;: &quot;&quot;, &quot;family&quot;: &quot;Trinklein&quot;, &quot;parse-names&quot;: false, &quot;non-dropping-particle&quot;: &quot;&quot;}, {&quot;dropping-particle&quot;: &quot;&quot;, &quot;given&quot;: &quot;Robert C&quot;, &quot;suffix&quot;: &quot;&quot;, &quot;family&quot;: &quot;Altshuler&quot;, &quot;parse-names&quot;: false, &quot;non-dropping-particle&quot;: &quot;&quot;}, {&quot;dropping-particle&quot;: &quot;&quot;, &quot;given&quot;: &quot;Ewan&quot;, &quot;suffix&quot;: &quot;&quot;, &quot;family&quot;: &quot;Birney&quot;, &quot;parse-names&quot;: false, &quot;non-dropping-particle&quot;: &quot;&quot;}, {&quot;dropping-particle&quot;: &quot;&quot;, &quot;given&quot;: &quot;James B&quot;, &quot;suffix&quot;: &quot;&quot;, &quot;family&quot;: &quot;Brown&quot;, &quot;parse-names&quot;: false, &quot;non-dropping-particle&quot;: &quot;&quot;}, {&quot;dropping-particle&quot;: &quot;&quot;, &quot;given&quot;: &quot;Chao&quot;, &quot;suffix&quot;: &quot;&quot;, &quot;family&quot;: &quot;Cheng&quot;, &quot;parse-names&quot;: false, &quot;non-dropping-particle&quot;: &quot;&quot;}, {&quot;dropping-particle&quot;: &quot;&quot;, &quot;given&quot;: &quot;Sarah&quot;, &quot;suffix&quot;: &quot;&quot;, &quot;family&quot;: &quot;Djebali&quot;, &quot;parse-names&quot;: false, &quot;non-dropping-particle&quot;: &quot;&quot;}, {&quot;dropping-particle&quot;: &quot;&quot;, &quot;given&quot;: &quot;Xianjun&quot;, &quot;suffix&quot;: &quot;&quot;, &quot;family&quot;: &quot;Dong&quot;, &quot;parse-names&quot;: false, &quot;non-dropping-particle&quot;: &quot;&quot;}, {&quot;dropping-particle&quot;: &quot;&quot;, &quot;given&quot;: &quot;Jason&quot;, &quot;suffix&quot;: &quot;&quot;, &quot;family&quot;: &quot;Ernst&quot;, &quot;parse-names&quot;: false, &quot;non-dropping-particle&quot;: &quot;&quot;}, {&quot;dropping-particle&quot;: &quot;&quot;, &quot;given&quot;: &quot;Terrence S&quot;, &quot;suffix&quot;: &quot;&quot;, &quot;family&quot;: &quot;Furey&quot;, &quot;parse-names&quot;: false, &quot;non-dropping-particle&quot;: &quot;&quot;}, {&quot;dropping-particle&quot;: &quot;&quot;, &quot;given&quot;: &quot;Mark&quot;, &quot;suffix&quot;: &quot;&quot;, &quot;family&quot;: &quot;Gerstein&quot;, &quot;parse-names&quot;: false, &quot;non-dropping-particle&quot;: &quot;&quot;}, {&quot;dropping-particle&quot;: &quot;&quot;, &quot;given&quot;: &quot;Belinda&quot;, &quot;suffix&quot;: &quot;&quot;, &quot;family&quot;: &quot;Giardine&quot;, &quot;parse-names&quot;: false, &quot;non-dropping-particle&quot;: &quot;&quot;}, {&quot;dropping-particle&quot;: &quot;&quot;, &quot;given&quot;: &quot;Melissa&quot;, &quot;suffix&quot;: &quot;&quot;, &quot;family&quot;: &quot;Greven&quot;, &quot;parse-names&quot;: false, &quot;non-dropping-particle&quot;: &quot;&quot;}, {&quot;dropping-particle&quot;: &quot;&quot;, &quot;given&quot;: &quot;Ross C&quot;, &quot;suffix&quot;: &quot;&quot;, &quot;family&quot;: &quot;Hardison&quot;, &quot;parse-names&quot;: false, &quot;non-dropping-particle&quot;: &quot;&quot;}, {&quot;dropping-particle&quot;: &quot;&quot;, &quot;given&quot;: &quot;Robert S&quot;, &quot;suffix&quot;: &quot;&quot;, &quot;family&quot;: &quot;Harris&quot;, &quot;parse-names&quot;: false, &quot;non-dropping-particle&quot;: &quot;&quot;}, {&quot;dropping-particle&quot;: &quot;&quot;, &quot;given&quot;: &quot;Javier&quot;, &quot;suffix&quot;: &quot;&quot;, &quot;family&quot;: &quot;Herrero&quot;, &quot;parse-names&quot;: false, &quot;non-dropping-particle&quot;: &quot;&quot;}, {&quot;dropping-particle&quot;: &quot;&quot;, &quot;given&quot;: &quot;Michael M&quot;, &quot;suffix&quot;: &quot;&quot;, &quot;family&quot;: &quot;Hoffman&quot;, &quot;parse-names&quot;: false, &quot;non-dropping-particle&quot;: &quot;&quot;}, {&quot;dropping-particle&quot;: &quot;&quot;, &quot;given&quot;: &quot;Sowmya&quot;, &quot;suffix&quot;: &quot;&quot;, &quot;family&quot;: &quot;Iyer&quot;, &quot;parse-names&quot;: false, &quot;non-dropping-particle&quot;: &quot;&quot;}, {&quot;dropping-particle&quot;: &quot;&quot;, &quot;given&quot;: &quot;Manolis&quot;, &quot;suffix&quot;: &quot;&quot;, &quot;family&quot;: &quot;Kelllis&quot;, &quot;parse-names&quot;: false, &quot;non-dropping-particle&quot;: &quot;&quot;}, {&quot;dropping-particle&quot;: &quot;&quot;, &quot;given&quot;: &quot;Pouya&quot;, &quot;suffix&quot;: &quot;&quot;, &quot;family&quot;: &quot;Kheradpour&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Qunhua&quot;, &quot;suffix&quot;: &quot;&quot;, &quot;family&quot;: &quot;Li&quot;, &quot;parse-names&quot;: false, &quot;non-dropping-particle&quot;: &quot;&quot;}, {&quot;dropping-particle&quot;: &quot;&quot;, &quot;given&quot;: &quot;Xinying&quot;, &quot;suffix&quot;: &quot;&quot;, &quot;family&quot;: &quot;Lin&quot;, &quot;parse-names&quot;: false, &quot;non-dropping-particle&quot;: &quot;&quot;}, {&quot;dropping-particle&quot;: &quot;&quot;, &quot;given&quot;: &quot;Georgi K&quot;, &quot;suffix&quot;: &quot;&quot;, &quot;family&quot;: &quot;Marinov&quot;, &quot;parse-names&quot;: false, &quot;non-dropping-particle&quot;: &quot;&quot;}, {&quot;dropping-particle&quot;: &quot;&quot;, &quot;given&quot;: &quot;Angelika&quot;, &quot;suffix&quot;: &quot;&quot;, &quot;family&quot;: &quot;Merkel&quot;, &quot;parse-names&quot;: false, &quot;non-dropping-particle&quot;: &quot;&quot;}, {&quot;dropping-particle&quot;: &quot;&quot;, &quot;given&quot;: &quot;Ali&quot;, &quot;suffix&quot;: &quot;&quot;, &quot;family&quot;: &quot;Mortazavi&quot;, &quot;parse-names&quot;: false, &quot;non-dropping-particle&quot;: &quot;&quot;}, {&quot;dropping-particle&quot;: &quot;&quot;, &quot;given&quot;: &quot;Stephen C J Stephanie L&quot;, &quot;suffix&quot;: &quot;&quot;, &quot;family&quot;: &quot;Parker&quot;, &quot;parse-names&quot;: false, &quot;non-dropping-particle&quot;: &quot;&quot;}, {&quot;dropping-particle&quot;: &quot;&quot;, &quot;given&quot;: &quot;Timothy E&quot;, &quot;suffix&quot;: &quot;&quot;, &quot;family&quot;: &quot;Reddy&quot;, &quot;parse-names&quot;: false, &quot;non-dropping-particle&quot;: &quot;&quot;}, {&quot;dropping-particle&quot;: &quot;&quot;, &quot;given&quot;: &quot;Joel&quot;, &quot;suffix&quot;: &quot;&quot;, &quot;family&quot;: &quot;Rozowsky&quot;, &quot;parse-names&quot;: false, &quot;non-dropping-particle&quot;: &quot;&quot;}, {&quot;dropping-particle&quot;: &quot;&quot;, &quot;given&quot;: &quot;Felix&quot;, &quot;suffix&quot;: &quot;&quot;, &quot;family&quot;: &quot;Schlesinger&quot;, &quot;parse-names&quot;: false, &quot;non-dropping-particle&quot;: &quot;&quot;}, {&quot;dropping-particle&quot;: &quot;&quot;, &quot;given&quot;: &quot;Robert E&quot;, &quot;suffix&quot;: &quot;&quot;, &quot;family&quot;: &quot;Thurman&quot;, &quot;parse-names&quot;: false, &quot;non-dropping-particle&quot;: &quot;&quot;}, {&quot;dropping-particle&quot;: &quot;&quot;, &quot;given&quot;: &quot;Jie&quot;, &quot;suffix&quot;: &quot;&quot;, &quot;family&quot;: &quot;Wang&quot;, &quot;parse-names&quot;: false, &quot;non-dropping-particle&quot;: &quot;&quot;}, {&quot;dropping-particle&quot;: &quot;&quot;, &quot;given&quot;: &quot;Lucas D&quot;, &quot;suffix&quot;: &quot;&quot;, &quot;family&quot;: &quot;Ward&quot;, &quot;parse-names&quot;: false, &quot;non-dropping-particle&quot;: &quot;&quot;}, {&quot;dropping-particle&quot;: &quot;&quot;, &quot;given&quot;: &quot;Troy W&quot;, &quot;suffix&quot;: &quot;&quot;, &quot;family&quot;: &quot;Whitfield&quot;, &quot;parse-names&quot;: false, &quot;non-dropping-particle&quot;: &quot;&quot;}, {&quot;dropping-particle&quot;: &quot;&quot;, &quot;given&quot;: &quot;Steven P&quot;, &quot;suffix&quot;: &quot;&quot;, &quot;family&quot;: &quot;Wilder&quot;, &quot;parse-names&quot;: false, &quot;non-dropping-particle&quot;: &quot;&quot;}, {&quot;dropping-particle&quot;: &quot;&quot;, &quot;given&quot;: &quot;Weisheng&quot;, &quot;suffix&quot;: &quot;&quot;, &quot;family&quot;: &quot;Wu&quot;, &quot;parse-names&quot;: false, &quot;non-dropping-particle&quot;: &quot;&quot;}, {&quot;dropping-particle&quot;: &quot;&quot;, &quot;given&quot;: &quot;Hualin S&quot;, &quot;suffix&quot;: &quot;&quot;, &quot;family&quot;: &quot;Xi&quot;, &quot;parse-names&quot;: false, &quot;non-dropping-particle&quot;: &quot;&quot;}, {&quot;dropping-particle&quot;: &quot;&quot;, &quot;given&quot;: &quot;Kevin Y&quot;, &quot;suffix&quot;: &quot;&quot;, &quot;family&quot;: &quot;Yip&quot;, &quot;parse-names&quot;: false, &quot;non-dropping-particle&quot;: &quot;&quot;}, {&quot;dropping-particle&quot;: &quot;&quot;, &quot;given&quot;: &quot;Jiali&quot;, &quot;suffix&quot;: &quot;&quot;, &quot;family&quot;: &quot;Zhuang&quot;, &quot;parse-names&quot;: false, &quot;non-dropping-particle&quot;: &quot;&quot;}, {&quot;dropping-particle&quot;: &quot;&quot;, &quot;given&quot;: &quot;Bradley E&quot;, &quot;suffix&quot;: &quot;&quot;, &quot;family&quot;: &quot;Bernstein&quot;, &quot;parse-names&quot;: false, &quot;non-dropping-particle&quot;: &quot;&quot;}, {&quot;dropping-particle&quot;: &quot;&quot;, &quot;given&quot;: &quot;Eric D&quot;, &quot;suffix&quot;: &quot;&quot;, &quot;family&quot;: &quot;Green&quot;, &quot;parse-names&quot;: false, &quot;non-dropping-particle&quot;: &quot;&quot;}, {&quot;dropping-particle&quot;: &quot;&quot;, &quot;given&quot;: &quot;Chris&quot;, &quot;suffix&quot;: &quot;&quot;, &quot;family&quot;: &quot;Gunter&quot;, &quot;parse-names&quot;: false, &quot;non-dropping-particle&quot;: &quot;&quot;}, {&quot;dropping-particle&quot;: &quot;&quot;, &quot;given&quot;: &quot;Michael&quot;, &quot;suffix&quot;: &quot;&quot;, &quot;family&quot;: &quot;Snyder&quot;, &quot;parse-names&quot;: false, &quot;non-dropping-particle&quot;: &quot;&quot;}, {&quot;dropping-particle&quot;: &quot;&quot;, &quot;given&quot;: &quot;Michael J&quot;, &quot;suffix&quot;: &quot;&quot;, &quot;family&quot;: &quot;Pazin&quot;, &quot;parse-names&quot;: false, &quot;non-dropping-particle&quot;: &quot;&quot;}, {&quot;dropping-particle&quot;: &quot;&quot;, &quot;given&quot;: &quot;Rebecca F&quot;, &quot;suffix&quot;: &quot;&quot;, &quot;family&quot;: &quot;Lowdon&quot;, &quot;parse-names&quot;: false, &quot;non-dropping-particle&quot;: &quot;&quot;}, {&quot;dropping-particle&quot;: &quot;&quot;, &quot;given&quot;: &quot;Laura a L&quot;, &quot;suffix&quot;: &quot;&quot;, &quot;family&quot;: &quot;Dillon&quot;, &quot;parse-names&quot;: false, &quot;non-dropping-particle&quot;: &quot;&quot;}, {&quot;dropping-particle&quot;: &quot;&quot;, &quot;given&quot;: &quot;Leslie B&quot;, &quot;suffix&quot;: &quot;&quot;, &quot;family&quot;: &quot;Adams&quot;, &quot;parse-names&quot;: false, &quot;non-dropping-particle&quot;: &quot;&quot;}, {&quot;dropping-particle&quot;: &quot;&quot;, &quot;given&quot;: &quot;Caroline J&quot;, &quot;suffix&quot;: &quot;&quot;, &quot;family&quot;: &quot;Kelly&quot;, &quot;parse-names&quot;: false, &quot;non-dropping-particle&quot;: &quot;&quot;}, {&quot;dropping-particle&quot;: &quot;&quot;, &quot;given&quot;: &quot;Julia&quot;, &quot;suffix&quot;: &quot;&quot;, &quot;family&quot;: &quot;Zhang&quot;, &quot;parse-names&quot;: false, &quot;non-dropping-particle&quot;: &quot;&quot;}, {&quot;dropping-particle&quot;: &quot;&quot;, &quot;given&quot;: &quot;Judith R&quot;, &quot;suffix&quot;: &quot;&quot;, &quot;family&quot;: &quot;Wexler&quot;, &quot;parse-names&quot;: false, &quot;non-dropping-particle&quot;: &quot;&quot;}, {&quot;dropping-particle&quot;: &quot;&quot;, &quot;given&quot;: &quot;Peter J&quot;, &quot;suffix&quot;: &quot;&quot;, &quot;family&quot;: &quot;Good&quot;, &quot;parse-names&quot;: false, &quot;non-dropping-particle&quot;: &quot;&quot;}, {&quot;dropping-particle&quot;: &quot;&quot;, &quot;given&quot;: &quot;Elise a&quot;, &quot;suffix&quot;: &quot;&quot;, &quot;family&quot;: &quot;Feingold&quot;, &quot;parse-names&quot;: false, &quot;non-dropping-particle&quot;: &quot;&quot;}, {&quot;dropping-particle&quot;: &quot;&quot;, &quot;given&quot;: &quot;Gregory E&quot;, &quot;suffix&quot;: &quot;&quot;, &quot;family&quot;: &quot;Crawford&quot;, &quot;parse-names&quot;: false, &quot;non-dropping-particle&quot;: &quot;&quot;}, {&quot;dropping-particle&quot;: &quot;&quot;, &quot;given&quot;: &quot;Job&quot;, &quot;suffix&quot;: &quot;&quot;, &quot;family&quot;: &quot;Dekker&quot;, &quot;parse-names&quot;: false, &quot;non-dropping-particle&quot;: &quot;&quot;}, {&quot;dropping-particle&quot;: &quot;&quot;, &quot;given&quot;: &quot;Laura&quot;, &quot;suffix&quot;: &quot;&quot;, &quot;family&quot;: &quot;Elinitski&quot;, &quot;parse-names&quot;: false, &quot;non-dropping-particle&quot;: &quot;&quot;}, {&quot;dropping-particle&quot;: &quot;&quot;, &quot;given&quot;: &quot;Peggy J&quot;, &quot;suffix&quot;: &quot;&quot;, &quot;family&quot;: &quot;Farnham&quot;, &quot;parse-names&quot;: false, &quot;non-dropping-particle&quot;: &quot;&quot;}, {&quot;dropping-particle&quot;: &quot;&quot;, &quot;given&quot;: &quot;Morgan C&quot;, &quot;suffix&quot;: &quot;&quot;, &quot;family&quot;: &quot;Giddings&quot;, &quot;parse-names&quot;: false, &quot;non-dropping-particle&quot;: &quot;&quot;}, {&quot;dropping-particle&quot;: &quot;&quot;, &quot;given&quot;: &quot;Thomas R&quot;, &quot;suffix&quot;: &quot;&quot;, &quot;family&quot;: &quot;Gingeras&quot;, &quot;parse-names&quot;: false, &quot;non-dropping-particle&quot;: &quot;&quot;}, {&quot;dropping-particle&quot;: &quot;&quot;, &quot;given&quot;: &quot;Roderic&quot;, &quot;suffix&quot;: &quot;&quot;, &quot;family&quot;: &quot;Guig\u00f3&quot;, &quot;parse-names&quot;: false, &quot;non-dropping-particle&quot;: &quot;&quot;}, {&quot;dropping-particle&quot;: &quot;&quot;, &quot;given&quot;: &quot;Timothy J Tomothy J&quot;, &quot;suffix&quot;: &quot;&quot;, &quot;family&quot;: &quot;Hubbard&quot;, &quot;parse-names&quot;: false, &quot;non-dropping-particle&quot;: &quot;&quot;}, {&quot;dropping-particle&quot;: &quot;&quot;, &quot;given&quot;: &quot;Manolis&quot;, &quot;suffix&quot;: &quot;&quot;, &quot;family&quot;: &quot;Kellis&quot;, &quot;parse-names&quot;: false, &quot;non-dropping-particle&quot;: &quot;&quot;}, {&quot;dropping-particle&quot;: &quot;&quot;, &quot;given&quot;: &quot;W James&quot;, &quot;suffix&quot;: &quot;&quot;, &quot;family&quot;: &quot;Kent&quot;, &quot;parse-names&quot;: false, &quot;non-dropping-particle&quot;: &quot;&quot;}, {&quot;dropping-particle&quot;: &quot;&quot;, &quot;given&quot;: &quot;Jason D&quot;, &quot;suffix&quot;: &quot;&quot;, &quot;family&quot;: &quot;Lieb&quot;, &quot;parse-names&quot;: false, &quot;non-dropping-particle&quot;: &quot;&quot;}, {&quot;dropping-particle&quot;: &quot;&quot;, &quot;given&quot;: &quot;Elliott H&quot;, &quot;suffix&quot;: &quot;&quot;, &quot;family&quot;: &quot;Margulies&quot;, &quot;parse-names&quot;: false, &quot;non-dropping-particle&quot;: &quot;&quot;}, {&quot;dropping-particle&quot;: &quot;&quot;, &quot;given&quot;: &quot;Richard M&quot;, &quot;suffix&quot;: &quot;&quot;, &quot;family&quot;: &quot;Myers&quot;, &quot;parse-names&quot;: false, &quot;non-dropping-particle&quot;: &quot;&quot;}, {&quot;dropping-particle&quot;: &quot;&quot;, &quot;given&quot;: &quot;John a&quot;, &quot;suffix&quot;: &quot;&quot;, &quot;family&quot;: &quot;Starnatoyannopoulos&quot;, &quot;parse-names&quot;: false, &quot;non-dropping-particle&quot;: &quot;&quot;}, {&quot;dropping-particle&quot;: &quot;&quot;, &quot;given&quot;: &quot;Scott a&quot;, &quot;suffix&quot;: &quot;&quot;, &quot;family&quot;: &quot;Tennebaum&quot;, &quot;parse-names&quot;: false, &quot;non-dropping-particle&quot;: &quot;&quot;}, {&quot;dropping-particle&quot;: &quot;&quot;, &quot;given&quot;: &quot;Zhiping&quot;, &quot;suffix&quot;: &quot;&quot;, &quot;family&quot;: &quot;Weng&quot;, &quot;parse-names&quot;: false, &quot;non-dropping-particle&quot;: &quot;&quot;}, {&quot;dropping-particle&quot;: &quot;&quot;, &quot;given&quot;: &quot;Kevin P&quot;, &quot;suffix&quot;: &quot;&quot;, &quot;family&quot;: &quot;White&quot;, &quot;parse-names&quot;: false, &quot;non-dropping-particle&quot;: &quot;&quot;}, {&quot;dropping-particle&quot;: &quot;&quot;, &quot;given&quot;: &quot;Barbara&quot;, &quot;suffix&quot;: &quot;&quot;, &quot;family&quot;: &quot;Wold&quot;, &quot;parse-names&quot;: false, &quot;non-dropping-particle&quot;: &quot;&quot;}, {&quot;dropping-particle&quot;: &quot;&quot;, &quot;given&quot;: &quot;Yanbao&quot;, &quot;suffix&quot;: &quot;&quot;, &quot;family&quot;: &quot;Yu&quot;, &quot;parse-names&quot;: false, &quot;non-dropping-particle&quot;: &quot;&quot;}, {&quot;dropping-particle&quot;: &quot;&quot;, &quot;given&quot;: &quot;John&quot;, &quot;suffix&quot;: &quot;&quot;, &quot;family&quot;: &quot;Wrobel&quot;, &quot;parse-names&quot;: false, &quot;non-dropping-particle&quot;: &quot;&quot;}, {&quot;dropping-particle&quot;: &quot;&quot;, &quot;given&quot;: &quot;Brian a&quot;, &quot;suffix&quot;: &quot;&quot;, &quot;family&quot;: &quot;Risk&quot;, &quot;parse-names&quot;: false, &quot;non-dropping-particle&quot;: &quot;&quot;}, {&quot;dropping-particle&quot;: &quot;&quot;, &quot;given&quot;: &quot;Harsha P&quot;, &quot;suffix&quot;: &quot;&quot;, &quot;family&quot;: &quot;Gunawardena&quot;, &quot;parse-names&quot;: false, &quot;non-dropping-particle&quot;: &quot;&quot;}, {&quot;dropping-particle&quot;: &quot;&quot;, &quot;given&quot;: &quot;Heather C&quot;, &quot;suffix&quot;: &quot;&quot;, &quot;family&quot;: &quot;Kuiper&quot;, &quot;parse-names&quot;: false, &quot;non-dropping-particle&quot;: &quot;&quot;}, {&quot;dropping-particle&quot;: &quot;&quot;, &quot;given&quot;: &quot;Christopher W&quot;, &quot;suffix&quot;: &quot;&quot;, &quot;family&quot;: &quot;Maier&quot;, &quot;parse-names&quot;: false, &quot;non-dropping-particle&quot;: &quot;&quot;}, {&quot;dropping-particle&quot;: &quot;&quot;, &quot;given&quot;: &quot;Ling&quot;, &quot;suffix&quot;: &quot;&quot;, &quot;family&quot;: &quot;Xie&quot;, &quot;parse-names&quot;: false, &quot;non-dropping-particle&quot;: &quot;&quot;}, {&quot;dropping-particle&quot;: &quot;&quot;, &quot;given&quot;: &quot;Xian&quot;, &quot;suffix&quot;: &quot;&quot;, &quot;family&quot;: &quot;Chen&quot;, &quot;parse-names&quot;: false, &quot;non-dropping-particle&quot;: &quot;&quot;}, {&quot;dropping-particle&quot;: &quot;&quot;, &quot;given&quot;: &quot;Tarjei S&quot;, &quot;suffix&quot;: &quot;&quot;, &quot;family&quot;: &quot;Mikkelsen&quot;, &quot;parse-names&quot;: false, &quot;non-dropping-particle&quot;: &quot;&quot;}, {&quot;dropping-particle&quot;: &quot;&quot;, &quot;given&quot;: &quot;Shawn&quot;, &quot;suffix&quot;: &quot;&quot;, &quot;family&quot;: &quot;Gillespie&quot;, &quot;parse-names&quot;: false, &quot;non-dropping-particle&quot;: &quot;&quot;}, {&quot;dropping-particle&quot;: &quot;&quot;, &quot;given&quot;: &quot;Alon&quot;, &quot;suffix&quot;: &quot;&quot;, &quot;family&quot;: &quot;Goren&quot;, &quot;parse-names&quot;: false, &quot;non-dropping-particle&quot;: &quot;&quot;}, {&quot;dropping-particle&quot;: &quot;&quot;, &quot;given&quot;: &quot;Oren&quot;, &quot;suffix&quot;: &quot;&quot;, &quot;family&quot;: &quot;Ram&quot;, &quot;parse-names&quot;: false, &quot;non-dropping-particle&quot;: &quot;&quot;}, {&quot;dropping-particle&quot;: &quot;&quot;, &quot;given&quot;: &quot;Xiaolan&quot;, &quot;suffix&quot;: &quot;&quot;, &quot;family&quot;: &quot;Zhang&quot;, &quot;parse-names&quot;: false, &quot;non-dropping-particle&quot;: &quot;&quot;}, {&quot;dropping-particle&quot;: &quot;&quot;, &quot;given&quot;: &quot;Li&quot;, &quot;suffix&quot;: &quot;&quot;, &quot;family&quot;: &quot;Wang&quot;, &quot;parse-names&quot;: false, &quot;non-dropping-particle&quot;: &quot;&quot;}, {&quot;dropping-particle&quot;: &quot;&quot;, &quot;given&quot;: &quot;Robbyn&quot;, &quot;suffix&quot;: &quot;&quot;, &quot;family&quot;: &quot;Issner&quot;, &quot;parse-names&quot;: false, &quot;non-dropping-particle&quot;: &quot;&quot;}, {&quot;dropping-particle&quot;: &quot;&quot;, &quot;given&quot;: &quot;Michael J&quot;, &quot;suffix&quot;: &quot;&quot;, &quot;family&quot;: &quot;Coyne&quot;, &quot;parse-names&quot;: false, &quot;non-dropping-particle&quot;: &quot;&quot;}, {&quot;dropping-particle&quot;: &quot;&quot;, &quot;given&quot;: &quot;Timothy&quot;, &quot;suffix&quot;: &quot;&quot;, &quot;family&quot;: &quot;Durham&quot;, &quot;parse-names&quot;: false, &quot;non-dropping-particle&quot;: &quot;&quot;}, {&quot;dropping-particle&quot;: &quot;&quot;, &quot;given&quot;: &quot;Manching&quot;, &quot;suffix&quot;: &quot;&quot;, &quot;family&quot;: &quot;Ku&quot;, &quot;parse-names&quot;: false, &quot;non-dropping-particle&quot;: &quot;&quot;}, {&quot;dropping-particle&quot;: &quot;&quot;, &quot;given&quot;: &quot;Thanh&quot;, &quot;suffix&quot;: &quot;&quot;, &quot;family&quot;: &quot;Truong&quot;, &quot;parse-names&quot;: false, &quot;non-dropping-particle&quot;: &quot;&quot;}, {&quot;dropping-particle&quot;: &quot;&quot;, &quot;given&quot;: &quot;Matthew L&quot;, &quot;suffix&quot;: &quot;&quot;, &quot;family&quot;: &quot;Eaton&quot;, &quot;parse-names&quot;: false, &quot;non-dropping-particle&quot;: &quot;&quot;}, {&quot;dropping-particle&quot;: &quot;&quot;, &quot;given&quot;: &quot;Alex&quot;, &quot;suffix&quot;: &quot;&quot;, &quot;family&quot;: &quot;Dobin&quot;, &quot;parse-names&quot;: false, &quot;non-dropping-particle&quot;: &quot;&quot;}, {&quot;dropping-particle&quot;: &quot;&quot;, &quot;given&quot;: &quot;Andrea&quot;, &quot;suffix&quot;: &quot;&quot;, &quot;family&quot;: &quot;Tanzer&quot;, &quot;parse-names&quot;: false, &quot;non-dropping-particle&quot;: &quot;&quot;}, {&quot;dropping-particle&quot;: &quot;&quot;, &quot;given&quot;: &quot;Julien&quot;, &quot;suffix&quot;: &quot;&quot;, &quot;family&quot;: &quot;Lagarde&quot;, &quot;parse-names&quot;: false, &quot;non-dropping-particle&quot;: &quot;&quot;}, {&quot;dropping-particle&quot;: &quot;&quot;, &quot;given&quot;: &quot;Wei&quot;, &quot;suffix&quot;: &quot;&quot;, &quot;family&quot;: &quot;Lin&quot;, &quot;parse-names&quot;: false, &quot;non-dropping-particle&quot;: &quot;&quot;}, {&quot;dropping-particle&quot;: &quot;&quot;, &quot;given&quot;: &quot;Chenghai&quot;, &quot;suffix&quot;: &quot;&quot;, &quot;family&quot;: &quot;Xue&quot;, &quot;parse-names&quot;: false, &quot;non-dropping-particle&quot;: &quot;&quot;}, {&quot;dropping-particle&quot;: &quot;&quot;, &quot;given&quot;: &quot;Brian a&quot;, &quot;suffix&quot;: &quot;&quot;, &quot;family&quot;: &quot;Williams&quot;, &quot;parse-names&quot;: false, &quot;non-dropping-particle&quot;: &quot;&quot;}, {&quot;dropping-particle&quot;: &quot;&quot;, &quot;given&quot;: &quot;Chris&quot;, &quot;suffix&quot;: &quot;&quot;, &quot;family&quot;: &quot;Zaleski&quot;, &quot;parse-names&quot;: false, &quot;non-dropping-particle&quot;: &quot;&quot;}, {&quot;dropping-particle&quot;: &quot;&quot;, &quot;given&quot;: &quot;Maik&quot;, &quot;suffix&quot;: &quot;&quot;, &quot;family&quot;: &quot;R\u00f6der&quot;, &quot;parse-names&quot;: false, &quot;non-dropping-particle&quot;: &quot;&quot;}, {&quot;dropping-particle&quot;: &quot;&quot;, &quot;given&quot;: &quot;Felix&quot;, &quot;suffix&quot;: &quot;&quot;, &quot;family&quot;: &quot;Kokocinski&quot;, &quot;parse-names&quot;: false, &quot;non-dropping-particle&quot;: &quot;&quot;}, {&quot;dropping-particle&quot;: &quot;&quot;, &quot;given&quot;: &quot;Rehab F&quot;, &quot;suffix&quot;: &quot;&quot;, &quot;family&quot;: &quot;Abdelhamid&quot;, &quot;parse-names&quot;: false, &quot;non-dropping-particle&quot;: &quot;&quot;}, {&quot;dropping-particle&quot;: &quot;&quot;, &quot;given&quot;: &quot;Tyler&quot;, &quot;suffix&quot;: &quot;&quot;, &quot;family&quot;: &quot;Alioto&quot;, &quot;parse-names&quot;: false, &quot;non-dropping-particle&quot;: &quot;&quot;}, {&quot;dropping-particle&quot;: &quot;&quot;, &quot;given&quot;: &quot;Igor&quot;, &quot;suffix&quot;: &quot;&quot;, &quot;family&quot;: &quot;Antoshechkin&quot;, &quot;parse-names&quot;: false, &quot;non-dropping-particle&quot;: &quot;&quot;}, {&quot;dropping-particle&quot;: &quot;&quot;, &quot;given&quot;: &quot;Michael T&quot;, &quot;suffix&quot;: &quot;&quot;, &quot;family&quot;: &quot;Baer&quot;, &quot;parse-names&quot;: false, &quot;non-dropping-particle&quot;: &quot;&quot;}, {&quot;dropping-particle&quot;: &quot;&quot;, &quot;given&quot;: &quot;Philippe&quot;, &quot;suffix&quot;: &quot;&quot;, &quot;family&quot;: &quot;Batut&quot;, &quot;parse-names&quot;: false, &quot;non-dropping-particle&quot;: &quot;&quot;}, {&quot;dropping-particle&quot;: &quot;&quot;, &quot;given&quot;: &quot;Ian&quot;, &quot;suffix&quot;: &quot;&quot;, &quot;family&quot;: &quot;Bell&quot;, &quot;parse-names&quot;: false, &quot;non-dropping-particle&quot;: &quot;&quot;}, {&quot;dropping-particle&quot;: &quot;&quot;, &quot;given&quot;: &quot;Kimberly&quot;, &quot;suffix&quot;: &quot;&quot;, &quot;family&quot;: &quot;Bell&quot;, &quot;parse-names&quot;: false, &quot;non-dropping-particle&quot;: &quot;&quot;}, {&quot;dropping-particle&quot;: &quot;&quot;, &quot;given&quot;: &quot;Sudipto&quot;, &quot;suffix&quot;: &quot;&quot;, &quot;family&quot;: &quot;Chakrabortty&quot;, &quot;parse-names&quot;: false, &quot;non-dropping-particle&quot;: &quot;&quot;}, {&quot;dropping-particle&quot;: &quot;&quot;, &quot;given&quot;: &quot;Jacqueline&quot;, &quot;suffix&quot;: &quot;&quot;, &quot;family&quot;: &quot;Chrast&quot;, &quot;parse-names&quot;: false, &quot;non-dropping-particle&quot;: &quot;&quot;}, {&quot;dropping-particle&quot;: &quot;&quot;, &quot;given&quot;: &quot;Joao&quot;, &quot;suffix&quot;: &quot;&quot;, &quot;family&quot;: &quot;Curado&quot;, &quot;parse-names&quot;: false, &quot;non-dropping-particle&quot;: &quot;&quot;}, {&quot;dropping-particle&quot;: &quot;&quot;, &quot;given&quot;: &quot;Thomas&quot;, &quot;suffix&quot;: &quot;&quot;, &quot;family&quot;: &quot;Derrien&quot;, &quot;parse-names&quot;: false, &quot;non-dropping-particle&quot;: &quot;&quot;}, {&quot;dropping-particle&quot;: &quot;&quot;, &quot;given&quot;: &quot;Jorg&quot;, &quot;suffix&quot;: &quot;&quot;, &quot;family&quot;: &quot;Drenkow&quot;, &quot;parse-names&quot;: false, &quot;non-dropping-particle&quot;: &quot;&quot;}, {&quot;dropping-particle&quot;: &quot;&quot;, &quot;given&quot;: &quot;Erica&quot;, &quot;suffix&quot;: &quot;&quot;, &quot;family&quot;: &quot;Dumais&quot;, &quot;parse-names&quot;: false, &quot;non-dropping-particle&quot;: &quot;&quot;}, {&quot;dropping-particle&quot;: &quot;&quot;, &quot;given&quot;: &quot;Jackie&quot;, &quot;suffix&quot;: &quot;&quot;, &quot;family&quot;: &quot;Dumais&quot;, &quot;parse-names&quot;: false, &quot;non-dropping-particle&quot;: &quot;&quot;}, {&quot;dropping-particle&quot;: &quot;&quot;, &quot;given&quot;: &quot;Radha&quot;, &quot;suffix&quot;: &quot;&quot;, &quot;family&quot;: &quot;Duttagupta&quot;, &quot;parse-names&quot;: false, &quot;non-dropping-particle&quot;: &quot;&quot;}, {&quot;dropping-particle&quot;: &quot;&quot;, &quot;given&quot;: &quot;Megan&quot;, &quot;suffix&quot;: &quot;&quot;, &quot;family&quot;: &quot;Fastuca&quot;, &quot;parse-names&quot;: false, &quot;non-dropping-particle&quot;: &quot;&quot;}, {&quot;dropping-particle&quot;: &quot;&quot;, &quot;given&quot;: &quot;Kata&quot;, &quot;suffix&quot;: &quot;&quot;, &quot;family&quot;: &quot;Fejes-Toth&quot;, &quot;parse-names&quot;: false, &quot;non-dropping-particle&quot;: &quot;&quot;}, {&quot;dropping-particle&quot;: &quot;&quot;, &quot;given&quot;: &quot;Pedro&quot;, &quot;suffix&quot;: &quot;&quot;, &quot;family&quot;: &quot;Ferreira&quot;, &quot;parse-names&quot;: false, &quot;non-dropping-particle&quot;: &quot;&quot;}, {&quot;dropping-particle&quot;: &quot;&quot;, &quot;given&quot;: &quot;Sylvain&quot;, &quot;suffix&quot;: &quot;&quot;, &quot;family&quot;: &quot;Foissac&quot;, &quot;parse-names&quot;: false, &quot;non-dropping-particle&quot;: &quot;&quot;}, {&quot;dropping-particle&quot;: &quot;&quot;, &quot;given&quot;: &quot;Melissa J&quot;, &quot;suffix&quot;: &quot;&quot;, &quot;family&quot;: &quot;Fullwood&quot;, &quot;parse-names&quot;: false, &quot;non-dropping-particle&quot;: &quot;&quot;}, {&quot;dropping-particle&quot;: &quot;&quot;, &quot;given&quot;: &quot;Hui&quot;, &quot;suffix&quot;: &quot;&quot;, &quot;family&quot;: &quot;Gao&quot;, &quot;parse-names&quot;: false, &quot;non-dropping-particle&quot;: &quot;&quot;}, {&quot;dropping-particle&quot;: &quot;&quot;, &quot;given&quot;: &quot;David&quot;, &quot;suffix&quot;: &quot;&quot;, &quot;family&quot;: &quot;Gonzalez&quot;, &quot;parse-names&quot;: false, &quot;non-dropping-particle&quot;: &quot;&quot;}, {&quot;dropping-particle&quot;: &quot;&quot;, &quot;given&quot;: &quot;Assaf&quot;, &quot;suffix&quot;: &quot;&quot;, &quot;family&quot;: &quot;Gordon&quot;, &quot;parse-names&quot;: false, &quot;non-dropping-particle&quot;: &quot;&quot;}, {&quot;dropping-particle&quot;: &quot;&quot;, &quot;given&quot;: &quot;C\u00e9dric&quot;, &quot;suffix&quot;: &quot;&quot;, &quot;family&quot;: &quot;Howald&quot;, &quot;parse-names&quot;: false, &quot;non-dropping-particle&quot;: &quot;&quot;}, {&quot;dropping-particle&quot;: &quot;&quot;, &quot;given&quot;: &quot;Sonali&quot;, &quot;suffix&quot;: &quot;&quot;, &quot;family&quot;: &quot;Jha&quot;, &quot;parse-names&quot;: false, &quot;non-dropping-particle&quot;: &quot;&quot;}, {&quot;dropping-particle&quot;: &quot;&quot;, &quot;given&quot;: &quot;Rory&quot;, &quot;suffix&quot;: &quot;&quot;, &quot;family&quot;: &quot;Johnson&quot;, &quot;parse-names&quot;: false, &quot;non-dropping-particle&quot;: &quot;&quot;}, {&quot;dropping-particle&quot;: &quot;&quot;, &quot;given&quot;: &quot;Philipp&quot;, &quot;suffix&quot;: &quot;&quot;, &quot;family&quot;: &quot;Kapranov&quot;, &quot;parse-names&quot;: false, &quot;non-dropping-particle&quot;: &quot;&quot;}, {&quot;dropping-particle&quot;: &quot;&quot;, &quot;given&quot;: &quot;Brandon&quot;, &quot;suffix&quot;: &quot;&quot;, &quot;family&quot;: &quot;King&quot;, &quot;parse-names&quot;: false, &quot;non-dropping-particle&quot;: &quot;&quot;}, {&quot;dropping-particle&quot;: &quot;&quot;, &quot;given&quot;: &quot;Colin&quot;, &quot;suffix&quot;: &quot;&quot;, &quot;family&quot;: &quot;Kingswood&quot;, &quot;parse-names&quot;: false, &quot;non-dropping-particle&quot;: &quot;&quot;}, {&quot;dropping-particle&quot;: &quot;&quot;, &quot;given&quot;: &quot;Guoliang&quot;, &quot;suffix&quot;: &quot;&quot;, &quot;family&quot;: &quot;Li&quot;, &quot;parse-names&quot;: false, &quot;non-dropping-particle&quot;: &quot;&quot;}, {&quot;dropping-particle&quot;: &quot;&quot;, &quot;given&quot;: &quot;Oscar J&quot;, &quot;suffix&quot;: &quot;&quot;, &quot;family&quot;: &quot;Luo&quot;, &quot;parse-names&quot;: false, &quot;non-dropping-particle&quot;: &quot;&quot;}, {&quot;dropping-particle&quot;: &quot;&quot;, &quot;given&quot;: &quot;Eddie&quot;, &quot;suffix&quot;: &quot;&quot;, &quot;family&quot;: &quot;Park&quot;, &quot;parse-names&quot;: false, &quot;non-dropping-particle&quot;: &quot;&quot;}, {&quot;dropping-particle&quot;: &quot;&quot;, &quot;given&quot;: &quot;Jonathan B&quot;, &quot;suffix&quot;: &quot;&quot;, &quot;family&quot;: &quot;Preall&quot;, &quot;parse-names&quot;: false, &quot;non-dropping-particle&quot;: &quot;&quot;}, {&quot;dropping-particle&quot;: &quot;&quot;, &quot;given&quot;: &quot;Kimberly&quot;, &quot;suffix&quot;: &quot;&quot;, &quot;family&quot;: &quot;Presaud&quot;, &quot;parse-names&quot;: false, &quot;non-dropping-particle&quot;: &quot;&quot;}, {&quot;dropping-particle&quot;: &quot;&quot;, &quot;given&quot;: &quot;Paolo&quot;, &quot;suffix&quot;: &quot;&quot;, &quot;family&quot;: &quot;Ribeca&quot;, &quot;parse-names&quot;: false, &quot;non-dropping-particle&quot;: &quot;&quot;}, {&quot;dropping-particle&quot;: &quot;&quot;, &quot;given&quot;: &quot;Daniel&quot;, &quot;suffix&quot;: &quot;&quot;, &quot;family&quot;: &quot;Robyr&quot;, &quot;parse-names&quot;: false, &quot;non-dropping-particle&quot;: &quot;&quot;}, {&quot;dropping-particle&quot;: &quot;&quot;, &quot;given&quot;: &quot;Xiaoan&quot;, &quot;suffix&quot;: &quot;&quot;, &quot;family&quot;: &quot;Ruan&quot;, &quot;parse-names&quot;: false, &quot;non-dropping-particle&quot;: &quot;&quot;}, {&quot;dropping-particle&quot;: &quot;&quot;, &quot;given&quot;: &quot;Michael&quot;, &quot;suffix&quot;: &quot;&quot;, &quot;family&quot;: &quot;Sammeth&quot;, &quot;parse-names&quot;: false, &quot;non-dropping-particle&quot;: &quot;&quot;}, {&quot;dropping-particle&quot;: &quot;&quot;, &quot;given&quot;: &quot;Kuljeet Singh&quot;, &quot;suffix&quot;: &quot;&quot;, &quot;family&quot;: &quot;Sandu&quot;, &quot;parse-names&quot;: false, &quot;non-dropping-particle&quot;: &quot;&quot;}, {&quot;dropping-particle&quot;: &quot;&quot;, &quot;given&quot;: &quot;Lorain&quot;, &quot;suffix&quot;: &quot;&quot;, &quot;family&quot;: &quot;Schaeffer&quot;, &quot;parse-names&quot;: false, &quot;non-dropping-particle&quot;: &quot;&quot;}, {&quot;dropping-particle&quot;: &quot;&quot;, &quot;given&quot;: &quot;Lei-Hoon&quot;, &quot;suffix&quot;: &quot;&quot;, &quot;family&quot;: &quot;See&quot;, &quot;parse-names&quot;: false, &quot;non-dropping-particle&quot;: &quot;&quot;}, {&quot;dropping-particle&quot;: &quot;&quot;, &quot;given&quot;: &quot;Atif&quot;, &quot;suffix&quot;: &quot;&quot;, &quot;family&quot;: &quot;Shahab&quot;, &quot;parse-names&quot;: false, &quot;non-dropping-particle&quot;: &quot;&quot;}, {&quot;dropping-particle&quot;: &quot;&quot;, &quot;given&quot;: &quot;Jorgen&quot;, &quot;suffix&quot;: &quot;&quot;, &quot;family&quot;: &quot;Skancke&quot;, &quot;parse-names&quot;: false, &quot;non-dropping-particle&quot;: &quot;&quot;}, {&quot;dropping-particle&quot;: &quot;&quot;, &quot;given&quot;: &quot;Ana Maria&quot;, &quot;suffix&quot;: &quot;&quot;, &quot;family&quot;: &quot;Suzuki&quot;, &quot;parse-names&quot;: false, &quot;non-dropping-particle&quot;: &quot;&quot;}, {&quot;dropping-particle&quot;: &quot;&quot;, &quot;given&quot;: &quot;Hazuki&quot;, &quot;suffix&quot;: &quot;&quot;, &quot;family&quot;: &quot;Takahashi&quot;, &quot;parse-names&quot;: false, &quot;non-dropping-particle&quot;: &quot;&quot;}, {&quot;dropping-particle&quot;: &quot;&quot;, &quot;given&quot;: &quot;Hagen&quot;, &quot;suffix&quot;: &quot;&quot;, &quot;family&quot;: &quot;Tilgner&quot;, &quot;parse-names&quot;: false, &quot;non-dropping-particle&quot;: &quot;&quot;}, {&quot;dropping-particle&quot;: &quot;&quot;, &quot;given&quot;: &quot;Diane&quot;, &quot;suffix&quot;: &quot;&quot;, &quot;family&quot;: &quot;Trout&quot;, &quot;parse-names&quot;: false, &quot;non-dropping-particle&quot;: &quot;&quot;}, {&quot;dropping-particle&quot;: &quot;&quot;, &quot;given&quot;: &quot;Nathalie&quot;, &quot;suffix&quot;: &quot;&quot;, &quot;family&quot;: &quot;Walters&quot;, &quot;parse-names&quot;: false, &quot;non-dropping-particle&quot;: &quot;&quot;}, {&quot;dropping-particle&quot;: &quot;&quot;, &quot;given&quot;: &quot;Huaien Hao&quot;, &quot;suffix&quot;: &quot;&quot;, &quot;family&quot;: &quot;Wang&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exandre&quot;, &quot;suffix&quot;: &quot;&quot;, &quot;family&quot;: &quot;Reymond&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Gregory J&quot;, &quot;suffix&quot;: &quot;&quot;, &quot;family&quot;: &quot;Hannon&quot;, &quot;parse-names&quot;: false, &quot;non-dropping-particle&quot;: &quot;&quot;}, {&quot;dropping-particle&quot;: &quot;&quot;, &quot;given&quot;: &quot;Yijun&quot;, &quot;suffix&quot;: &quot;&quot;, &quot;family&quot;: &quot;Ruan&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Cricket a&quot;, &quot;suffix&quot;: &quot;&quot;, &quot;family&quot;: &quot;Sloan&quot;, &quot;parse-names&quot;: false, &quot;non-dropping-particle&quot;: &quot;&quot;}, {&quot;dropping-particle&quot;: &quot;&quot;, &quot;given&quot;: &quot;Katrina&quot;, &quot;suffix&quot;: &quot;&quot;, &quot;family&quot;: &quot;Learned&quot;, &quot;parse-names&quot;: false, &quot;non-dropping-particle&quot;: &quot;&quot;}, {&quot;dropping-particle&quot;: &quot;&quot;, &quot;given&quot;: &quot;Venkat S&quot;, &quot;suffix&quot;: &quot;&quot;, &quot;family&quot;: &quot;Malladi&quot;, &quot;parse-names&quot;: false, &quot;non-dropping-particle&quot;: &quot;&quot;}, {&quot;dropping-particle&quot;: &quot;&quot;, &quot;given&quot;: &quot;Matthew C&quot;, &quot;suffix&quot;: &quot;&quot;, &quot;family&quot;: &quot;Wong&quot;, &quot;parse-names&quot;: false, &quot;non-dropping-particle&quot;: &quot;&quot;}, {&quot;dropping-particle&quot;: &quot;&quot;, &quot;given&quot;: &quot;Galt P&quot;, &quot;suffix&quot;: &quot;&quot;, &quot;family&quot;: &quot;Barber&quot;, &quot;parse-names&quot;: false, &quot;non-dropping-particle&quot;: &quot;&quot;}, {&quot;dropping-particle&quot;: &quot;&quot;, &quot;given&quot;: &quot;Melissa S&quot;, &quot;suffix&quot;: &quot;&quot;, &quot;family&quot;: &quot;Cline&quot;, &quot;parse-names&quot;: false, &quot;non-dropping-particle&quot;: &quot;&quot;}, {&quot;dropping-particle&quot;: &quot;&quot;, &quot;given&quot;: &quot;Timothy R&quot;, &quot;suffix&quot;: &quot;&quot;, &quot;family&quot;: &quot;Dreszer&quot;, &quot;parse-names&quot;: false, &quot;non-dropping-particle&quot;: &quot;&quot;}, {&quot;dropping-particle&quot;: &quot;&quot;, &quot;given&quot;: &quot;Steven G&quot;, &quot;suffix&quot;: &quot;&quot;, &quot;family&quot;: &quot;Heitner&quot;, &quot;parse-names&quot;: false, &quot;non-dropping-particle&quot;: &quot;&quot;}, {&quot;dropping-particle&quot;: &quot;&quot;, &quot;given&quot;: &quot;Donna&quot;, &quot;suffix&quot;: &quot;&quot;, &quot;family&quot;: &quot;Karolchik&quot;, &quot;parse-names&quot;: false, &quot;non-dropping-particle&quot;: &quot;&quot;}, {&quot;dropping-particle&quot;: &quot;&quot;, &quot;given&quot;: &quot;Vaness M&quot;, &quot;suffix&quot;: &quot;&quot;, &quot;family&quot;: &quot;Kirkup&quot;, &quot;parse-names&quot;: false, &quot;non-dropping-particle&quot;: &quot;&quot;}, {&quot;dropping-particle&quot;: &quot;&quot;, &quot;given&quot;: &quot;Laurence R&quot;, &quot;suffix&quot;: &quot;&quot;, &quot;family&quot;: &quot;Meyer&quot;, &quot;parse-names&quot;: false, &quot;non-dropping-particle&quot;: &quot;&quot;}, {&quot;dropping-particle&quot;: &quot;&quot;, &quot;given&quot;: &quot;Jeffrey C&quot;, &quot;suffix&quot;: &quot;&quot;, &quot;family&quot;: &quot;Long&quot;, &quot;parse-names&quot;: false, &quot;non-dropping-particle&quot;: &quot;&quot;}, {&quot;dropping-particle&quot;: &quot;&quot;, &quot;given&quot;: &quot;Morgan&quot;, &quot;suffix&quot;: &quot;&quot;, &quot;family&quot;: &quot;Maddren&quot;, &quot;parse-names&quot;: false, &quot;non-dropping-particle&quot;: &quot;&quot;}, {&quot;dropping-particle&quot;: &quot;&quot;, &quot;given&quot;: &quot;Brian J&quot;, &quot;suffix&quot;: &quot;&quot;, &quot;family&quot;: &quot;Raney&quot;, &quot;parse-names&quot;: false, &quot;non-dropping-particle&quot;: &quot;&quot;}, {&quot;dropping-particle&quot;: &quot;&quot;, &quot;given&quot;: &quot;Linda L&quot;, &quot;suffix&quot;: &quot;&quot;, &quot;family&quot;: &quot;Grasfeder&quot;, &quot;parse-names&quot;: false, &quot;non-dropping-particle&quot;: &quot;&quot;}, {&quot;dropping-particle&quot;: &quot;&quot;, &quot;given&quot;: &quot;Paul G&quot;, &quot;suffix&quot;: &quot;&quot;, &quot;family&quot;: &quot;Giresi&quot;, &quot;parse-names&quot;: false, &quot;non-dropping-particle&quot;: &quot;&quot;}, {&quot;dropping-particle&quot;: &quot;&quot;, &quot;given&quot;: &quot;Anna&quot;, &quot;suffix&quot;: &quot;&quot;, &quot;family&quot;: &quot;Battenhouse&quot;, &quot;parse-names&quot;: false, &quot;non-dropping-particle&quot;: &quot;&quot;}, {&quot;dropping-particle&quot;: &quot;&quot;, &quot;given&quot;: &quot;Nathan C&quot;, &quot;suffix&quot;: &quot;&quot;, &quot;family&quot;: &quot;Sheffield&quot;, &quot;parse-names&quot;: false, &quot;non-dropping-particle&quot;: &quot;&quot;}, {&quot;dropping-particle&quot;: &quot;&quot;, &quot;given&quot;: &quot;Kimberly a&quot;, &quot;suffix&quot;: &quot;&quot;, &quot;family&quot;: &quot;Showers&quot;, &quot;parse-names&quot;: false, &quot;non-dropping-particle&quot;: &quot;&quot;}, {&quot;dropping-particle&quot;: &quot;&quot;, &quot;given&quot;: &quot;Darin&quot;, &quot;suffix&quot;: &quot;&quot;, &quot;family&quot;: &quot;London&quot;, &quot;parse-names&quot;: false, &quot;non-dropping-particle&quot;: &quot;&quot;}, {&quot;dropping-particle&quot;: &quot;&quot;, &quot;given&quot;: &quot;Akshay a&quot;, &quot;suffix&quot;: &quot;&quot;, &quot;family&quot;: &quot;Bhinge&quot;, &quot;parse-names&quot;: false, &quot;non-dropping-particle&quot;: &quot;&quot;}, {&quot;dropping-particle&quot;: &quot;&quot;, &quot;given&quot;: &quot;Christopher&quot;, &quot;suffix&quot;: &quot;&quot;, &quot;family&quot;: &quot;Shestak&quot;, &quot;parse-names&quot;: false, &quot;non-dropping-particle&quot;: &quot;&quot;}, {&quot;dropping-particle&quot;: &quot;&quot;, &quot;given&quot;: &quot;Matthew R&quot;, &quot;suffix&quot;: &quot;&quot;, &quot;family&quot;: &quot;Schaner&quot;, &quot;parse-names&quot;: false, &quot;non-dropping-particle&quot;: &quot;&quot;}, {&quot;dropping-particle&quot;: &quot;&quot;, &quot;given&quot;: &quot;Seul Ki&quot;, &quot;suffix&quot;: &quot;&quot;, &quot;family&quot;: &quot;Kim&quot;, &quot;parse-names&quot;: false, &quot;non-dropping-particle&quot;: &quot;&quot;}, {&quot;dropping-particle&quot;: &quot;&quot;, &quot;given&quot;: &quot;Zhuzhu Zhancheng Zhengdong&quot;, &quot;suffix&quot;: &quot;&quot;, &quot;family&quot;: &quot;Zhang&quot;, &quot;parse-names&quot;: false, &quot;non-dropping-particle&quot;: &quot;&quot;}, {&quot;dropping-particle&quot;: &quot;&quot;, &quot;given&quot;: &quot;Piotr a&quot;, &quot;suffix&quot;: &quot;&quot;, &quot;family&quot;: &quot;Mieczkowski&quot;, &quot;parse-names&quot;: false, &quot;non-dropping-particle&quot;: &quot;&quot;}, {&quot;dropping-particle&quot;: &quot;&quot;, &quot;given&quot;: &quot;Joanna O&quot;, &quot;suffix&quot;: &quot;&quot;, &quot;family&quot;: &quot;Mieczkowska&quot;, &quot;parse-names&quot;: false, &quot;non-dropping-particle&quot;: &quot;&quot;}, {&quot;dropping-particle&quot;: &quot;&quot;, &quot;given&quot;: &quot;Zheng&quot;, &quot;suffix&quot;: &quot;&quot;, &quot;family&quot;: &quot;Liu&quot;, &quot;parse-names&quot;: false, &quot;non-dropping-particle&quot;: &quot;&quot;}, {&quot;dropping-particle&quot;: &quot;&quot;, &quot;given&quot;: &quot;Ryan M&quot;, &quot;suffix&quot;: &quot;&quot;, &quot;family&quot;: &quot;McDaniell&quot;, &quot;parse-names&quot;: false, &quot;non-dropping-particle&quot;: &quot;&quot;}, {&quot;dropping-particle&quot;: &quot;&quot;, &quot;given&quot;: &quot;Yunyun&quot;, &quot;suffix&quot;: &quot;&quot;, &quot;family&quot;: &quot;Ni&quot;, &quot;parse-names&quot;: false, &quot;non-dropping-particle&quot;: &quot;&quot;}, {&quot;dropping-particle&quot;: &quot;&quot;, &quot;given&quot;: &quot;Naim U&quot;, &quot;suffix&quot;: &quot;&quot;, &quot;family&quot;: &quot;Rashid&quot;, &quot;parse-names&quot;: false, &quot;non-dropping-particle&quot;: &quot;&quot;}, {&quot;dropping-particle&quot;: &quot;&quot;, &quot;given&quot;: &quot;Min Jae&quot;, &quot;suffix&quot;: &quot;&quot;, &quot;family&quot;: &quot;Kim&quot;, &quot;parse-names&quot;: false, &quot;non-dropping-particle&quot;: &quot;&quot;}, {&quot;dropping-particle&quot;: &quot;&quot;, &quot;given&quot;: &quot;Sheera&quot;, &quot;suffix&quot;: &quot;&quot;, &quot;family&quot;: &quot;Adar&quot;, &quot;parse-names&quot;: false, &quot;non-dropping-particle&quot;: &quot;&quot;}, {&quot;dropping-particle&quot;: &quot;&quot;, &quot;given&quot;: &quot;Tianyuan&quot;, &quot;suffix&quot;: &quot;&quot;, &quot;family&quot;: &quot;Wang&quot;, &quot;parse-names&quot;: false, &quot;non-dropping-particle&quot;: &quot;&quot;}, {&quot;dropping-particle&quot;: &quot;&quot;, &quot;given&quot;: &quot;Deborah&quot;, &quot;suffix&quot;: &quot;&quot;, &quot;family&quot;: &quot;Winter&quot;, &quot;parse-names&quot;: false, &quot;non-dropping-particle&quot;: &quot;&quot;}, {&quot;dropping-particle&quot;: &quot;&quot;, &quot;given&quot;: &quot;Damian&quot;, &quot;suffix&quot;: &quot;&quot;, &quot;family&quot;: &quot;Keefe&quot;, &quot;parse-names&quot;: false, &quot;non-dropping-particle&quot;: &quot;&quot;}, {&quot;dropping-particle&quot;: &quot;&quot;, &quot;given&quot;: &quot;Vishwanath R&quot;, &quot;suffix&quot;: &quot;&quot;, &quot;family&quot;: &quot;Iyer&quot;, &quot;parse-names&quot;: false, &quot;non-dropping-particle&quot;: &quot;&quot;}, {&quot;dropping-particle&quot;: &quot;&quot;, &quot;given&quot;: &quot;Kljeet Singh&quot;, &quot;suffix&quot;: &quot;&quot;, &quot;family&quot;: &quot;Sandhu&quot;, &quot;parse-names&quot;: false, &quot;non-dropping-particle&quot;: &quot;&quot;}, {&quot;dropping-particle&quot;: &quot;&quot;, &quot;given&quot;: &quot;Meizhen&quot;, &quot;suffix&quot;: &quot;&quot;, &quot;family&quot;: &quot;Zheng&quot;, &quot;parse-names&quot;: false, &quot;non-dropping-particle&quot;: &quot;&quot;}, {&quot;dropping-particle&quot;: &quot;&quot;, &quot;given&quot;: &quot;Ping&quot;, &quot;suffix&quot;: &quot;&quot;, &quot;family&quot;: &quot;Wang&quot;, &quot;parse-names&quot;: false, &quot;non-dropping-particle&quot;: &quot;&quot;}, {&quot;dropping-particle&quot;: &quot;&quot;, &quot;given&quot;: &quot;Jason&quot;, &quot;suffix&quot;: &quot;&quot;, &quot;family&quot;: &quot;Gertz&quot;, &quot;parse-names&quot;: false, &quot;non-dropping-particle&quot;: &quot;&quot;}, {&quot;dropping-particle&quot;: &quot;&quot;, &quot;given&quot;: &quot;Jost&quot;, &quot;suffix&quot;: &quot;&quot;, &quot;family&quot;: &quot;Vielmetter&quot;, &quot;parse-names&quot;: false, &quot;non-dropping-particle&quot;: &quot;&quot;}, {&quot;dropping-particle&quot;: &quot;&quot;, &quot;given&quot;: &quot;E Christopher&quot;, &quot;suffix&quot;: &quot;&quot;, &quot;family&quot;: &quot;Partridge&quot;, &quot;parse-names&quot;: false, &quot;non-dropping-particle&quot;: &quot;&quot;}, {&quot;dropping-particle&quot;: &quot;&quot;, &quot;given&quot;: &quot;Katherine E&quot;, &quot;suffix&quot;: &quot;&quot;, &quot;family&quot;: &quot;Varley&quot;, &quot;parse-names&quot;: false, &quot;non-dropping-particle&quot;: &quot;&quot;}, {&quot;dropping-particle&quot;: &quot;&quot;, &quot;given&quot;: &quot;Clarke&quot;, &quot;suffix&quot;: &quot;&quot;, &quot;family&quot;: &quot;Gasper&quot;, &quot;parse-names&quot;: false, &quot;non-dropping-particle&quot;: &quot;&quot;}, {&quot;dropping-particle&quot;: &quot;&quot;, &quot;given&quot;: &quot;Anita&quot;, &quot;suffix&quot;: &quot;&quot;, &quot;family&quot;: &quot;Bansal&quot;, &quot;parse-names&quot;: false, &quot;non-dropping-particle&quot;: &quot;&quot;}, {&quot;dropping-particle&quot;: &quot;&quot;, &quot;given&quot;: &quot;Shirley&quot;, &quot;suffix&quot;: &quot;&quot;, &quot;family&quot;: &quot;Pepke&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Henry&quot;, &quot;suffix&quot;: &quot;&quot;, &quot;family&quot;: &quot;Amrhein&quot;, &quot;parse-names&quot;: false, &quot;non-dropping-particle&quot;: &quot;&quot;}, {&quot;dropping-particle&quot;: &quot;&quot;, &quot;given&quot;: &quot;Kevin M&quot;, &quot;suffix&quot;: &quot;&quot;, &quot;family&quot;: &quot;Bowling&quot;, &quot;parse-names&quot;: false, &quot;non-dropping-particle&quot;: &quot;&quot;}, {&quot;dropping-particle&quot;: &quot;&quot;, &quot;given&quot;: &quot;Michael&quot;, &quot;suffix&quot;: &quot;&quot;, &quot;family&quot;: &quot;Anaya&quot;, &quot;parse-names&quot;: false, &quot;non-dropping-particle&quot;: &quot;&quot;}, {&quot;dropping-particle&quot;: &quot;&quot;, &quot;given&quot;: &quot;Marie K&quot;, &quot;suffix&quot;: &quot;&quot;, &quot;family&quot;: &quot;Cross&quot;, &quot;parse-names&quot;: false, &quot;non-dropping-particle&quot;: &quot;&quot;}, {&quot;dropping-particle&quot;: &quot;&quot;, &quot;given&quot;: &quot;Michael a&quot;, &quot;suffix&quot;: &quot;&quot;, &quot;family&quot;: &quot;Muratet&quot;, &quot;parse-names&quot;: false, &quot;non-dropping-particle&quot;: &quot;&quot;}, {&quot;dropping-particle&quot;: &quot;&quot;, &quot;given&quot;: &quot;Kimberly M&quot;, &quot;suffix&quot;: &quot;&quot;, &quot;family&quot;: &quot;Newberry&quot;, &quot;parse-names&quot;: false, &quot;non-dropping-particle&quot;: &quot;&quot;}, {&quot;dropping-particle&quot;: &quot;&quot;, &quot;given&quot;: &quot;Kenneth&quot;, &quot;suffix&quot;: &quot;&quot;, &quot;family&quot;: &quot;McCue&quot;, &quot;parse-names&quot;: false, &quot;non-dropping-particle&quot;: &quot;&quot;}, {&quot;dropping-particle&quot;: &quot;&quot;, &quot;given&quot;: &quot;Amy S&quot;, &quot;suffix&quot;: &quot;&quot;, &quot;family&quot;: &quot;Nesmith&quot;, &quot;parse-names&quot;: false, &quot;non-dropping-particle&quot;: &quot;&quot;}, {&quot;dropping-particle&quot;: &quot;&quot;, &quot;given&quot;: &quot;Katherine I&quot;, &quot;suffix&quot;: &quot;&quot;, &quot;family&quot;: &quot;Fisher-Aylor&quot;, &quot;parse-names&quot;: false, &quot;non-dropping-particle&quot;: &quot;&quot;}, {&quot;dropping-particle&quot;: &quot;&quot;, &quot;given&quot;: &quot;Barbara&quot;, &quot;suffix&quot;: &quot;&quot;, &quot;family&quot;: &quot;Pusey&quot;, &quot;parse-names&quot;: false, &quot;non-dropping-particle&quot;: &quot;&quot;}, {&quot;dropping-particle&quot;: &quot;&quot;, &quot;given&quot;: &quot;Gilberto&quot;, &quot;suffix&quot;: &quot;&quot;, &quot;family&quot;: &quot;DeSalvo&quot;, &quot;parse-names&quot;: false, &quot;non-dropping-particle&quot;: &quot;&quot;}, {&quot;dropping-particle&quot;: &quot;&quot;, &quot;given&quot;: &quot;Suganthi Sreeram&quot;, &quot;suffix&quot;: &quot;&quot;, &quot;family&quot;: &quot;Balasubramanian&quot;, &quot;parse-names&quot;: false, &quot;non-dropping-particle&quot;: &quot;&quot;}, {&quot;dropping-particle&quot;: &quot;&quot;, &quot;given&quot;: &quot;Nicholas S&quot;, &quot;suffix&quot;: &quot;&quot;, &quot;family&quot;: &quot;Davis&quot;, &quot;parse-names&quot;: false, &quot;non-dropping-particle&quot;: &quot;&quot;}, {&quot;dropping-particle&quot;: &quot;&quot;, &quot;given&quot;: &quot;Sarah K&quot;, &quot;suffix&quot;: &quot;&quot;, &quot;family&quot;: &quot;Meadows&quot;, &quot;parse-names&quot;: false, &quot;non-dropping-particle&quot;: &quot;&quot;}, {&quot;dropping-particle&quot;: &quot;&quot;, &quot;given&quot;: &quot;Tracy&quot;, &quot;suffix&quot;: &quot;&quot;, &quot;family&quot;: &quot;Eggleston&quot;, &quot;parse-names&quot;: false, &quot;non-dropping-particle&quot;: &quot;&quot;}, {&quot;dropping-particle&quot;: &quot;&quot;, &quot;given&quot;: &quot;J Scott&quot;, &quot;suffix&quot;: &quot;&quot;, &quot;family&quot;: &quot;Newberry&quot;, &quot;parse-names&quot;: false, &quot;non-dropping-particle&quot;: &quot;&quot;}, {&quot;dropping-particle&quot;: &quot;&quot;, &quot;given&quot;: &quot;Shawn E&quot;, &quot;suffix&quot;: &quot;&quot;, &quot;family&quot;: &quot;Levy&quot;, &quot;parse-names&quot;: false, &quot;non-dropping-particle&quot;: &quot;&quot;}, {&quot;dropping-particle&quot;: &quot;&quot;, &quot;given&quot;: &quot;Devin M&quot;, &quot;suffix&quot;: &quot;&quot;, &quot;family&quot;: &quot;Absher&quot;, &quot;parse-names&quot;: false, &quot;non-dropping-particle&quot;: &quot;&quot;}, {&quot;dropping-particle&quot;: &quot;&quot;, &quot;given&quot;: &quot;Wing H&quot;, &quot;suffix&quot;: &quot;&quot;, &quot;family&quot;: &quot;Wong&quot;, &quot;parse-names&quot;: false, &quot;non-dropping-particle&quot;: &quot;&quot;}, {&quot;dropping-particle&quot;: &quot;&quot;, &quot;given&quot;: &quot;Matthew J&quot;, &quot;suffix&quot;: &quot;&quot;, &quot;family&quot;: &quot;Blow&quot;, &quot;parse-names&quot;: false, &quot;non-dropping-particle&quot;: &quot;&quot;}, {&quot;dropping-particle&quot;: &quot;&quot;, &quot;given&quot;: &quot;Axel&quot;, &quot;suffix&quot;: &quot;&quot;, &quot;family&quot;: &quot;Visel&quot;, &quot;parse-names&quot;: false, &quot;non-dropping-particle&quot;: &quot;&quot;}, {&quot;dropping-particle&quot;: &quot;&quot;, &quot;given&quot;: &quot;Len a&quot;, &quot;suffix&quot;: &quot;&quot;, &quot;family&quot;: &quot;Pennachio&quot;, &quot;parse-names&quot;: false, &quot;non-dropping-particle&quot;: &quot;&quot;}, {&quot;dropping-particle&quot;: &quot;&quot;, &quot;given&quot;: &quot;Laura&quot;, &quot;suffix&quot;: &quot;&quot;, &quot;family&quot;: &quot;Elnitski&quot;, &quot;parse-names&quot;: false, &quot;non-dropping-particle&quot;: &quot;&quot;}, {&quot;dropping-particle&quot;: &quot;&quot;, &quot;given&quot;: &quot;Hanna M&quot;, &quot;suffix&quot;: &quot;&quot;, &quot;family&quot;: &quot;Petrykowska&quot;, &quot;parse-names&quot;: false, &quot;non-dropping-particle&quot;: &quot;&quot;}, {&quot;dropping-particle&quot;: &quot;&quot;, &quot;given&quot;: &quot;Alexej&quot;, &quot;suffix&quot;: &quot;&quot;, &quot;family&quot;: &quot;Abyzov&quot;, &quot;parse-names&quot;: false, &quot;non-dropping-particle&quot;: &quot;&quot;}, {&quot;dropping-particle&quot;: &quot;&quot;, &quot;given&quot;: &quot;Bronwen&quot;, &quot;suffix&quot;: &quot;&quot;, &quot;family&quot;: &quot;Aken&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Gemma&quot;, &quot;suffix&quot;: &quot;&quot;, &quot;family&quot;: &quot;Barson&quot;, &quot;parse-names&quot;: false, &quot;non-dropping-particle&quot;: &quot;&quot;}, {&quot;dropping-particle&quot;: &quot;&quot;, &quot;given&quot;: &quot;Andrew&quot;, &quot;suffix&quot;: &quot;&quot;, &quot;family&quot;: &quot;Berry&quot;, &quot;parse-names&quot;: false, &quot;non-dropping-particle&quot;: &quot;&quot;}, {&quot;dropping-particle&quot;: &quot;&quot;, &quot;given&quot;: &quot;Alexandra&quot;, &quot;suffix&quot;: &quot;&quot;, &quot;family&quot;: &quot;Bignell&quot;, &quot;parse-names&quot;: false, &quot;non-dropping-particle&quot;: &quot;&quot;}, {&quot;dropping-particle&quot;: &quot;&quot;, &quot;given&quot;: &quot;Veronika&quot;, &quot;suffix&quot;: &quot;&quot;, &quot;family&quot;: &quot;Boychenko&quot;, &quot;parse-names&quot;: false, &quot;non-dropping-particle&quot;: &quot;&quot;}, {&quot;dropping-particle&quot;: &quot;&quot;, &quot;given&quot;: &quot;Govanni&quot;, &quot;suffix&quot;: &quot;&quot;, &quot;family&quot;: &quot;Bussotti&quot;, &quot;parse-names&quot;: false, &quot;non-dropping-particle&quot;: &quot;&quot;}, {&quot;dropping-particle&quot;: &quot;&quot;, &quot;given&quot;: &quot;Claire&quot;, &quot;suffix&quot;: &quot;&quot;, &quot;family&quot;: &quot;Davidson&quot;, &quot;parse-names&quot;: false, &quot;non-dropping-particle&quot;: &quot;&quot;}, {&quot;dropping-particle&quot;: &quot;&quot;, &quot;given&quot;: &quot;Gloria&quot;, &quot;suffix&quot;: &quot;&quot;, &quot;family&quot;: &quot;Despacio-Reyes&quot;, &quot;parse-names&quot;: false, &quot;non-dropping-particle&quot;: &quot;&quot;}, {&quot;dropping-particle&quot;: &quot;&quot;, &quot;given&quot;: &quot;Mark&quot;, &quot;suffix&quot;: &quot;&quot;, &quot;family&quot;: &quot;Diekhans&quot;, &quot;parse-names&quot;: false, &quot;non-dropping-particle&quot;: &quot;&quot;}, {&quot;dropping-particle&quot;: &quot;&quot;, &quot;given&quot;: &quot;Iakes&quot;, &quot;suffix&quot;: &quot;&quot;, &quot;family&quot;: &quot;Ezkurdi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James&quot;, &quot;suffix&quot;: &quot;&quot;, &quot;family&quot;: &quot;Gilbert&quot;, &quot;parse-names&quot;: false, &quot;non-dropping-particle&quot;: &quot;&quot;}, {&quot;dropping-particle&quot;: &quot;&quot;, &quot;given&quot;: &quot;Jose Manuel&quot;, &quot;suffix&quot;: &quot;&quot;, &quot;family&quot;: &quot;Gonzalez&quot;, &quot;parse-names&quot;: false, &quot;non-dropping-particle&quot;: &quot;&quot;}, {&quot;dropping-particle&quot;: &quot;&quot;, &quot;given&quot;: &quot;Ed&quot;, &quot;suffix&quot;: &quot;&quot;, &quot;family&quot;: &quot;Griffiths&quot;, &quot;parse-names&quot;: false, &quot;non-dropping-particle&quot;: &quot;&quot;}, {&quot;dropping-particle&quot;: &quot;&quot;, &quot;given&quot;: &quot;Rachel&quot;, &quot;suffix&quot;: &quot;&quot;, &quot;family&quot;: &quot;Harte&quot;, &quot;parse-names&quot;: false, &quot;non-dropping-particle&quot;: &quot;&quot;}, {&quot;dropping-particle&quot;: &quot;&quot;, &quot;given&quot;: &quot;David a&quot;, &quot;suffix&quot;: &quot;&quot;, &quot;family&quot;: &quot;Hendrix&quot;, &quot;parse-names&quot;: false, &quot;non-dropping-particle&quot;: &quot;&quot;}, {&quot;dropping-particle&quot;: &quot;&quot;, &quot;given&quot;: &quot;Toby&quot;, &quot;suffix&quot;: &quot;&quot;, &quot;family&quot;: &quot;Hunt&quot;, &quot;parse-names&quot;: false, &quot;non-dropping-particle&quot;: &quot;&quot;}, {&quot;dropping-particle&quot;: &quot;&quot;, &quot;given&quot;: &quot;Irwin&quot;, &quot;suffix&quot;: &quot;&quot;, &quot;family&quot;: &quot;Jungreis&quot;, &quot;parse-names&quot;: false, &quot;non-dropping-particle&quot;: &quot;&quot;}, {&quot;dropping-particle&quot;: &quot;&quot;, &quot;given&quot;: &quot;Mike&quot;, &quot;suffix&quot;: &quot;&quot;, &quot;family&quot;: &quot;Kay&quot;, &quot;parse-names&quot;: false, &quot;non-dropping-particle&quot;: &quot;&quot;}, {&quot;dropping-particle&quot;: &quot;&quot;, &quot;given&quot;: &quot;Ekta&quot;, &quot;suffix&quot;: &quot;&quot;, &quot;family&quot;: &quot;Khurana&quot;, &quot;parse-names&quot;: false, &quot;non-dropping-particle&quot;: &quot;&quot;}, {&quot;dropping-particle&quot;: &quot;&quot;, &quot;given&quot;: &quot;Jing&quot;, &quot;suffix&quot;: &quot;&quot;, &quot;family&quot;: &quot;Leng&quot;, &quot;parse-names&quot;: false, &quot;non-dropping-particle&quot;: &quot;&quot;}, {&quot;dropping-particle&quot;: &quot;&quot;, &quot;given&quot;: &quot;Michael F&quot;, &quot;suffix&quot;: &quot;&quot;, &quot;family&quot;: &quot;Lin&quot;, &quot;parse-names&quot;: false, &quot;non-dropping-particle&quot;: &quot;&quot;}, {&quot;dropping-particle&quot;: &quot;&quot;, &quot;given&quot;: &quot;Jane&quot;, &quot;suffix&quot;: &quot;&quot;, &quot;family&quot;: &quot;Loveland&quot;, &quot;parse-names&quot;: false, &quot;non-dropping-particle&quot;: &quot;&quot;}, {&quot;dropping-particle&quot;: &quot;&quot;, &quot;given&quot;: &quot;Zhi&quot;, &quot;suffix&quot;: &quot;&quot;, &quot;family&quot;: &quot;Lu&quot;, &quot;parse-names&quot;: false, &quot;non-dropping-particle&quot;: &quot;&quot;}, {&quot;dropping-particle&quot;: &quot;&quot;, &quot;given&quot;: &quot;Deepa&quot;, &quot;suffix&quot;: &quot;&quot;, &quot;family&quot;: &quot;Manthravadi&quot;, &quot;parse-names&quot;: false, &quot;non-dropping-particle&quot;: &quot;&quot;}, {&quot;dropping-particle&quot;: &quot;&quot;, &quot;given&quot;: &quot;Marco&quot;, &quot;suffix&quot;: &quot;&quot;, &quot;family&quot;: &quot;Mariotti&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Gaurab&quot;, &quot;suffix&quot;: &quot;&quot;, &quot;family&quot;: &quot;Mukherjee&quot;, &quot;parse-names&quot;: false, &quot;non-dropping-particle&quot;: &quot;&quot;}, {&quot;dropping-particle&quot;: &quot;&quot;, &quot;given&quot;: &quot;Cedric&quot;, &quot;suffix&quot;: &quot;&quot;, &quot;family&quot;: &quot;Notredame&quot;, &quot;parse-names&quot;: false, &quot;non-dropping-particle&quot;: &quot;&quot;}, {&quot;dropping-particle&quot;: &quot;&quot;, &quot;given&quot;: &quot;Baikang&quot;, &quot;suffix&quot;: &quot;&quot;, &quot;family&quot;: &quot;Pei&quot;, &quot;parse-names&quot;: false, &quot;non-dropping-particle&quot;: &quot;&quot;}, {&quot;dropping-particle&quot;: &quot;&quot;, &quot;given&quot;: &quot;Jose Manuel&quot;, &quot;suffix&quot;: &quot;&quot;, &quot;family&quot;: &quot;Rodriguez&quot;, &quot;parse-names&quot;: false, &quot;non-dropping-particle&quot;: &quot;&quot;}, {&quot;dropping-particle&quot;: &quot;&quot;, &quot;given&quot;: &quot;Gary&quot;, &quot;suffix&quot;: &quot;&quot;, &quot;family&quot;: &quot;Saunders&quot;, &quot;parse-names&quot;: false, &quot;non-dropping-particle&quot;: &quot;&quot;}, {&quot;dropping-particle&quot;: &quot;&quot;, &quot;given&quot;: &quot;Andrea&quot;, &quot;suffix&quot;: &quot;&quot;, &quot;family&quot;: &quot;Sboner&quot;, &quot;parse-names&quot;: false, &quot;non-dropping-particle&quot;: &quot;&quot;}, {&quot;dropping-particle&quot;: &quot;&quot;, &quot;given&quot;: &quot;Stephen&quot;, &quot;suffix&quot;: &quot;&quot;, &quot;family&quot;: &quot;Searle&quot;, &quot;parse-names&quot;: false, &quot;non-dropping-particle&quot;: &quot;&quot;}, {&quot;dropping-particle&quot;: &quot;&quot;, &quot;given&quot;: &quot;Cristina&quot;, &quot;suffix&quot;: &quot;&quot;, &quot;family&quot;: &quot;Sisu&quot;, &quot;parse-names&quot;: false, &quot;non-dropping-particle&quot;: &quot;&quot;}, {&quot;dropping-particle&quot;: &quot;&quot;, &quot;given&quot;: &quot;Catherine&quot;, &quot;suffix&quot;: &quot;&quot;, &quot;family&quot;: &quot;Snow&quot;, &quot;parse-names&quot;: false, &quot;non-dropping-particle&quot;: &quot;&quot;}, {&quot;dropping-particle&quot;: &quot;&quot;, &quot;given&quot;: &quot;Charlie&quot;, &quot;suffix&quot;: &quot;&quot;, &quot;family&quot;: &quot;Steward&quot;, &quot;parse-names&quot;: false, &quot;non-dropping-particle&quot;: &quot;&quot;}, {&quot;dropping-particle&quot;: &quot;&quot;, &quot;given&quot;: &quot;Electra&quot;, &quot;suffix&quot;: &quot;&quot;, &quot;family&quot;: &quot;Tapanari&quot;, &quot;parse-names&quot;: false, &quot;non-dropping-particle&quot;: &quot;&quot;}, {&quot;dropping-particle&quot;: &quot;&quot;, &quot;given&quot;: &quot;Michael L&quot;, &quot;suffix&quot;: &quot;&quot;, &quot;family&quot;: &quot;Tress&quot;, &quot;parse-names&quot;: false, &quot;non-dropping-particle&quot;: &quot;&quot;}, {&quot;dropping-particle&quot;: &quot;&quot;, &quot;given&quot;: &quot;Marijke J&quot;, &quot;suffix&quot;: &quot;&quot;, &quot;family&quot;: &quot;Baren&quot;, &quot;parse-names&quot;: false, &quot;non-dropping-particle&quot;: &quot;van&quot;}, {&quot;dropping-particle&quot;: &quot;&quot;, &quot;given&quot;: &quot;Stefan&quot;, &quot;suffix&quot;: &quot;&quot;, &quot;family&quot;: &quot;Washieti&quot;, &quot;parse-names&quot;: false, &quot;non-dropping-particle&quot;: &quot;&quot;}, {&quot;dropping-particle&quot;: &quot;&quot;, &quot;given&quot;: &quot;Laurens&quot;, &quot;suffix&quot;: &quot;&quot;, &quot;family&quot;: &quot;Wilming&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Zhang&quot;, &quot;suffix&quot;: &quot;&quot;, &quot;family&quot;: &quot;Zhengdong&quot;, &quot;parse-names&quot;: false, &quot;non-dropping-particle&quot;: &quot;&quot;}, {&quot;dropping-particle&quot;: &quot;&quot;, &quot;given&quot;: &quot;Michael&quot;, &quot;suffix&quot;: &quot;&quot;, &quot;family&quot;: &quot;Brent&quot;, &quot;parse-names&quot;: false, &quot;non-dropping-particle&quot;: &quot;&quot;}, {&quot;dropping-particle&quot;: &quot;&quot;, &quot;given&quot;: &quot;David&quot;, &quot;suffix&quot;: &quot;&quot;, &quot;family&quot;: &quot;Haussler&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Alexandre&quot;, &quot;suffix&quot;: &quot;&quot;, &quot;family&quot;: &quot;Raymond&quot;, &quot;parse-names&quot;: false, &quot;non-dropping-particle&quot;: &quot;&quot;}, {&quot;dropping-particle&quot;: &quot;&quot;, &quot;given&quot;: &quot;Nick&quot;, &quot;suffix&quot;: &quot;&quot;, &quot;family&quot;: &quot;Addleman&quot;, &quot;parse-names&quot;: false, &quot;non-dropping-particle&quot;: &quot;&quot;}, {&quot;dropping-particle&quot;: &quot;&quot;, &quot;given&quot;: &quot;Roger P&quot;, &quot;suffix&quot;: &quot;&quot;, &quot;family&quot;: &quot;Alexander&quot;, &quot;parse-names&quot;: false, &quot;non-dropping-particle&quot;: &quot;&quot;}, {&quot;dropping-particle&quot;: &quot;&quot;, &quot;given&quot;: &quot;Raymond K&quot;, &quot;suffix&quot;: &quot;&quot;, &quot;family&quot;: &quot;Auerbach&quot;, &quot;parse-names&quot;: false, &quot;non-dropping-particle&quot;: &quot;&quot;}, {&quot;dropping-particle&quot;: &quot;&quot;, &quot;given&quot;: &quot;Keith&quot;, &quot;suffix&quot;: &quot;&quot;, &quot;family&quot;: &quot;Bettinger&quot;, &quot;parse-names&quot;: false, &quot;non-dropping-particle&quot;: &quot;&quot;}, {&quot;dropping-particle&quot;: &quot;&quot;, &quot;given&quot;: &quot;Nitin&quot;, &quot;suffix&quot;: &quot;&quot;, &quot;family&quot;: &quot;Bhardwaj&quot;, &quot;parse-names&quot;: false, &quot;non-dropping-particle&quot;: &quot;&quot;}, {&quot;dropping-particle&quot;: &quot;&quot;, &quot;given&quot;: &quot;Alan P&quot;, &quot;suffix&quot;: &quot;&quot;, &quot;family&quot;: &quot;Boyle&quot;, &quot;parse-names&quot;: false, &quot;non-dropping-particle&quot;: &quot;&quot;}, {&quot;dropping-particle&quot;: &quot;&quot;, &quot;given&quot;: &quot;Alina R&quot;, &quot;suffix&quot;: &quot;&quot;, &quot;family&quot;: &quot;Cao&quot;, &quot;parse-names&quot;: false, &quot;non-dropping-particle&quot;: &quot;&quot;}, {&quot;dropping-particle&quot;: &quot;&quot;, &quot;given&quot;: &quot;Philip&quot;, &quot;suffix&quot;: &quot;&quot;, &quot;family&quot;: &quot;Cayting&quot;, &quot;parse-names&quot;: false, &quot;non-dropping-particle&quot;: &quot;&quot;}, {&quot;dropping-particle&quot;: &quot;&quot;, &quot;given&quot;: &quot;Alexandra&quot;, &quot;suffix&quot;: &quot;&quot;, &quot;family&quot;: &quot;Charos&quot;, &quot;parse-names&quot;: false, &quot;non-dropping-particle&quot;: &quot;&quot;}, {&quot;dropping-particle&quot;: &quot;&quot;, &quot;given&quot;: &quot;Yong&quot;, &quot;suffix&quot;: &quot;&quot;, &quot;family&quot;: &quot;Cheng&quot;, &quot;parse-names&quot;: false, &quot;non-dropping-particle&quot;: &quot;&quot;}, {&quot;dropping-particle&quot;: &quot;&quot;, &quot;given&quot;: &quot;Catharine&quot;, &quot;suffix&quot;: &quot;&quot;, &quot;family&quot;: &quot;Eastman&quot;, &quot;parse-names&quot;: false, &quot;non-dropping-particle&quot;: &quot;&quot;}, {&quot;dropping-particle&quot;: &quot;&quot;, &quot;given&quot;: &quot;Ghia&quot;, &quot;suffix&quot;: &quot;&quot;, &quot;family&quot;: &quot;Euskirchen&quot;, &quot;parse-names&quot;: false, &quot;non-dropping-particle&quot;: &quot;&quot;}, {&quot;dropping-particle&quot;: &quot;&quot;, &quot;given&quot;: &quot;Joseph D&quot;, &quot;suffix&quot;: &quot;&quot;, &quot;family&quot;: &quot;Fleming&quot;, &quot;parse-names&quot;: false, &quot;non-dropping-particle&quot;: &quot;&quot;}, {&quot;dropping-particle&quot;: &quot;&quot;, &quot;given&quot;: &quot;Fabian&quot;, &quot;suffix&quot;: &quot;&quot;, &quot;family&quot;: &quot;Grubert&quot;, &quot;parse-names&quot;: false, &quot;non-dropping-particle&quot;: &quot;&quot;}, {&quot;dropping-particle&quot;: &quot;&quot;, &quot;given&quot;: &quot;Lukas&quot;, &quot;suffix&quot;: &quot;&quot;, &quot;family&quot;: &quot;Habegger&quot;, &quot;parse-names&quot;: false, &quot;non-dropping-particle&quot;: &quot;&quot;}, {&quot;dropping-particle&quot;: &quot;&quot;, &quot;given&quot;: &quot;Manoj&quot;, &quot;suffix&quot;: &quot;&quot;, &quot;family&quot;: &quot;Hariharan&quot;, &quot;parse-names&quot;: false, &quot;non-dropping-particle&quot;: &quot;&quot;}, {&quot;dropping-particle&quot;: &quot;&quot;, &quot;given&quot;: &quot;Arif&quot;, &quot;suffix&quot;: &quot;&quot;, &quot;family&quot;: &quot;Harmanci&quot;, &quot;parse-names&quot;: false, &quot;non-dropping-particle&quot;: &quot;&quot;}, {&quot;dropping-particle&quot;: &quot;&quot;, &quot;given&quot;: &quot;Susma&quot;, &quot;suffix&quot;: &quot;&quot;, &quot;family&quot;: &quot;Iyenger&quot;, &quot;parse-names&quot;: false, &quot;non-dropping-particle&quot;: &quot;&quot;}, {&quot;dropping-particle&quot;: &quot;&quot;, &quot;given&quot;: &quot;Victor X&quot;, &quot;suffix&quot;: &quot;&quot;, &quot;family&quot;: &quot;Jin&quot;, &quot;parse-names&quot;: false, &quot;non-dropping-particle&quot;: &quot;&quot;}, {&quot;dropping-particle&quot;: &quot;&quot;, &quot;given&quot;: &quot;Konrad J&quot;, &quot;suffix&quot;: &quot;&quot;, &quot;family&quot;: &quot;Karczewski&quot;, &quot;parse-names&quot;: false, &quot;non-dropping-particle&quot;: &quot;&quot;}, {&quot;dropping-particle&quot;: &quot;&quot;, &quot;given&quot;: &quot;Maya&quot;, &quot;suffix&quot;: &quot;&quot;, &quot;family&quot;: &quot;Kasowski&quot;, &quot;parse-names&quot;: false, &quot;non-dropping-particle&quot;: &quot;&quot;}, {&quot;dropping-particle&quot;: &quot;&quot;, &quot;given&quot;: &quot;Phil&quot;, &quot;suffix&quot;: &quot;&quot;, &quot;family&quot;: &quot;Lacroute&quot;, &quot;parse-names&quot;: false, &quot;non-dropping-particle&quot;: &quot;&quot;}, {&quot;dropping-particle&quot;: &quot;&quot;, &quot;given&quot;: &quot;Hugo&quot;, &quot;suffix&quot;: &quot;&quot;, &quot;family&quot;: &quot;Lam&quot;, &quot;parse-names&quot;: false, &quot;non-dropping-particle&quot;: &quot;&quot;}, {&quot;dropping-particle&quot;: &quot;&quot;, &quot;given&quot;: &quot;Nathan&quot;, &quot;suffix&quot;: &quot;&quot;, &quot;family&quot;: &quot;Larnarre-Vincent&quot;, &quot;parse-names&quot;: false, &quot;non-dropping-particle&quot;: &quot;&quot;}, {&quot;dropping-particle&quot;: &quot;&quot;, &quot;given&quot;: &quot;Jin&quot;, &quot;suffix&quot;: &quot;&quot;, &quot;family&quot;: &quot;Lian&quot;, &quot;parse-names&quot;: false, &quot;non-dropping-particle&quot;: &quot;&quot;}, {&quot;dropping-particle&quot;: &quot;&quot;, &quot;given&quot;: &quot;Marianne&quot;, &quot;suffix&quot;: &quot;&quot;, &quot;family&quot;: &quot;Lindahl-Allen&quot;, &quot;parse-names&quot;: false, &quot;non-dropping-particle&quot;: &quot;&quot;}, {&quot;dropping-particle&quot;: &quot;&quot;, &quot;given&quot;: &quot;Renqiang&quot;, &quot;suffix&quot;: &quot;&quot;, &quot;family&quot;: &quot;Min&quot;, &quot;parse-names&quot;: false, &quot;non-dropping-particle&quot;: &quot;&quot;}, {&quot;dropping-particle&quot;: &quot;&quot;, &quot;given&quot;: &quot;Benoit&quot;, &quot;suffix&quot;: &quot;&quot;, &quot;family&quot;: &quot;Miotto&quot;, &quot;parse-names&quot;: false, &quot;non-dropping-particle&quot;: &quot;&quot;}, {&quot;dropping-particle&quot;: &quot;&quot;, &quot;given&quot;: &quot;Hannah&quot;, &quot;suffix&quot;: &quot;&quot;, &quot;family&quot;: &quot;Monahan&quot;, &quot;parse-names&quot;: false, &quot;non-dropping-particle&quot;: &quot;&quot;}, {&quot;dropping-particle&quot;: &quot;&quot;, &quot;given&quot;: &quot;Zarmik&quot;, &quot;suffix&quot;: &quot;&quot;, &quot;family&quot;: &quot;Moqtaderi&quot;, &quot;parse-names&quot;: false, &quot;non-dropping-particle&quot;: &quot;&quot;}, {&quot;dropping-particle&quot;: &quot;&quot;, &quot;given&quot;: &quot;Xinmeng J&quot;, &quot;suffix&quot;: &quot;&quot;, &quot;family&quot;: &quot;Mu&quot;, &quot;parse-names&quot;: false, &quot;non-dropping-particle&quot;: &quot;&quot;}, {&quot;dropping-particle&quot;: &quot;&quot;, &quot;given&quot;: &quot;Henriette&quot;, &quot;suffix&quot;: &quot;&quot;, &quot;family&quot;: &quot;O'Geen&quot;, &quot;parse-names&quot;: false, &quot;non-dropping-particle&quot;: &quot;&quot;}, {&quot;dropping-particle&quot;: &quot;&quot;, &quot;given&quot;: &quot;Zhengqing&quot;, &quot;suffix&quot;: &quot;&quot;, &quot;family&quot;: &quot;Ouyang&quot;, &quot;parse-names&quot;: false, &quot;non-dropping-particle&quot;: &quot;&quot;}, {&quot;dropping-particle&quot;: &quot;&quot;, &quot;given&quot;: &quot;Dorrelyn&quot;, &quot;suffix&quot;: &quot;&quot;, &quot;family&quot;: &quot;Patacsil&quot;, &quot;parse-names&quot;: false, &quot;non-dropping-particle&quot;: &quot;&quot;}, {&quot;dropping-particle&quot;: &quot;&quot;, &quot;given&quot;: &quot;Debasish&quot;, &quot;suffix&quot;: &quot;&quot;, &quot;family&quot;: &quot;Raha&quot;, &quot;parse-names&quot;: false, &quot;non-dropping-particle&quot;: &quot;&quot;}, {&quot;dropping-particle&quot;: &quot;&quot;, &quot;given&quot;: &quot;Lucia&quot;, &quot;suffix&quot;: &quot;&quot;, &quot;family&quot;: &quot;Ramirez&quot;, &quot;parse-names&quot;: false, &quot;non-dropping-particle&quot;: &quot;&quot;}, {&quot;dropping-particle&quot;: &quot;&quot;, &quot;given&quot;: &quot;Brian&quot;, &quot;suffix&quot;: &quot;&quot;, &quot;family&quot;: &quot;Reed&quot;, &quot;parse-names&quot;: false, &quot;non-dropping-particle&quot;: &quot;&quot;}, {&quot;dropping-particle&quot;: &quot;&quot;, &quot;given&quot;: &quot;Minyi&quot;, &quot;suffix&quot;: &quot;&quot;, &quot;family&quot;: &quot;Shi&quot;, &quot;parse-names&quot;: false, &quot;non-dropping-particle&quot;: &quot;&quot;}, {&quot;dropping-particle&quot;: &quot;&quot;, &quot;given&quot;: &quot;Teri&quot;, &quot;suffix&quot;: &quot;&quot;, &quot;family&quot;: &quot;Slifer&quot;, &quot;parse-names&quot;: false, &quot;non-dropping-particle&quot;: &quot;&quot;}, {&quot;dropping-particle&quot;: &quot;&quot;, &quot;given&quot;: &quot;Heather&quot;, &quot;suffix&quot;: &quot;&quot;, &quot;family&quot;: &quot;Witt&quot;, &quot;parse-names&quot;: false, &quot;non-dropping-particle&quot;: &quot;&quot;}, {&quot;dropping-particle&quot;: &quot;&quot;, &quot;given&quot;: &quot;Linfeng&quot;, &quot;suffix&quot;: &quot;&quot;, &quot;family&quot;: &quot;Wu&quot;, &quot;parse-names&quot;: false, &quot;non-dropping-particle&quot;: &quot;&quot;}, {&quot;dropping-particle&quot;: &quot;&quot;, &quot;given&quot;: &quot;Xiaoqin&quot;, &quot;suffix&quot;: &quot;&quot;, &quot;family&quot;: &quot;Xu&quot;, &quot;parse-names&quot;: false, &quot;non-dropping-particle&quot;: &quot;&quot;}, {&quot;dropping-particle&quot;: &quot;&quot;, &quot;given&quot;: &quot;Koon-Kiu&quot;, &quot;suffix&quot;: &quot;&quot;, &quot;family&quot;: &quot;Yan&quot;, &quot;parse-names&quot;: false, &quot;non-dropping-particle&quot;: &quot;&quot;}, {&quot;dropping-particle&quot;: &quot;&quot;, &quot;given&quot;: &quot;Xinqiong&quot;, &quot;suffix&quot;: &quot;&quot;, &quot;family&quot;: &quot;Yang&quot;, &quot;parse-names&quot;: false, &quot;non-dropping-particle&quot;: &quot;&quot;}, {&quot;dropping-particle&quot;: &quot;&quot;, &quot;given&quot;: &quot;Kevin&quot;, &quot;suffix&quot;: &quot;&quot;, &quot;family&quot;: &quot;Struhl&quot;, &quot;parse-names&quot;: false, &quot;non-dropping-particle&quot;: &quot;&quot;}, {&quot;dropping-particle&quot;: &quot;&quot;, &quot;given&quot;: &quot;Sherman M&quot;, &quot;suffix&quot;: &quot;&quot;, &quot;family&quot;: &quot;Weissman&quot;, &quot;parse-names&quot;: false, &quot;non-dropping-particle&quot;: &quot;&quot;}, {&quot;dropping-particle&quot;: &quot;&quot;, &quot;given&quot;: &quot;Scott a&quot;, &quot;suffix&quot;: &quot;&quot;, &quot;family&quot;: &quot;Tenebaum&quot;, &quot;parse-names&quot;: false, &quot;non-dropping-particle&quot;: &quot;&quot;}, {&quot;dropping-particle&quot;: &quot;&quot;, &quot;given&quot;: &quot;Luiz O&quot;, &quot;suffix&quot;: &quot;&quot;, &quot;family&quot;: &quot;Penalva&quot;, &quot;parse-names&quot;: false, &quot;non-dropping-particle&quot;: &quot;&quot;}, {&quot;dropping-particle&quot;: &quot;&quot;, &quot;given&quot;: &quot;Subhradip&quot;, &quot;suffix&quot;: &quot;&quot;, &quot;family&quot;: &quot;Karmakar&quot;, &quot;parse-names&quot;: false, &quot;non-dropping-particle&quot;: &quot;&quot;}, {&quot;dropping-particle&quot;: &quot;&quot;, &quot;given&quot;: &quot;Raj R&quot;, &quot;suffix&quot;: &quot;&quot;, &quot;family&quot;: &quot;Bhanvadia&quot;, &quot;parse-names&quot;: false, &quot;non-dropping-particle&quot;: &quot;&quot;}, {&quot;dropping-particle&quot;: &quot;&quot;, &quot;given&quot;: &quot;Alina&quot;, &quot;suffix&quot;: &quot;&quot;, &quot;family&quot;: &quot;Choudhury&quot;, &quot;parse-names&quot;: false, &quot;non-dropping-particle&quot;: &quot;&quot;}, {&quot;dropping-particle&quot;: &quot;&quot;, &quot;given&quot;: &quot;Marc&quot;, &quot;suffix&quot;: &quot;&quot;, &quot;family&quot;: &quot;Domanus&quot;, &quot;parse-names&quot;: false, &quot;non-dropping-particle&quot;: &quot;&quot;}, {&quot;dropping-particle&quot;: &quot;&quot;, &quot;given&quot;: &quot;Lijia&quot;, &quot;suffix&quot;: &quot;&quot;, &quot;family&quot;: &quot;Ma&quot;, &quot;parse-names&quot;: false, &quot;non-dropping-particle&quot;: &quot;&quot;}, {&quot;dropping-particle&quot;: &quot;&quot;, &quot;given&quot;: &quot;Jennifer&quot;, &quot;suffix&quot;: &quot;&quot;, &quot;family&quot;: &quot;Moran&quot;, &quot;parse-names&quot;: false, &quot;non-dropping-particle&quot;: &quot;&quot;}, {&quot;dropping-particle&quot;: &quot;&quot;, &quot;given&quot;: &quot;Alec&quot;, &quot;suffix&quot;: &quot;&quot;, &quot;family&quot;: &quot;Victorsen&quot;, &quot;parse-names&quot;: false, &quot;non-dropping-particle&quot;: &quot;&quot;}, {&quot;dropping-particle&quot;: &quot;&quot;, &quot;given&quot;: &quot;Thomas&quot;, &quot;suffix&quot;: &quot;&quot;, &quot;family&quot;: &quot;Auer&quot;, &quot;parse-names&quot;: false, &quot;non-dropping-particle&quot;: &quot;&quot;}, {&quot;dropping-particle&quot;: &quot;&quot;, &quot;given&quot;: &quot;Lazaro&quot;, &quot;suffix&quot;: &quot;&quot;, &quot;family&quot;: &quot;Centarin&quot;, &quot;parse-names&quot;: false, &quot;non-dropping-particle&quot;: &quot;&quot;}, {&quot;dropping-particle&quot;: &quot;&quot;, &quot;given&quot;: &quot;Michael&quot;, &quot;suffix&quot;: &quot;&quot;, &quot;family&quot;: &quot;Eichenlaub&quot;, &quot;parse-names&quot;: false, &quot;non-dropping-particle&quot;: &quot;&quot;}, {&quot;dropping-particle&quot;: &quot;&quot;, &quot;given&quot;: &quot;Franziska&quot;, &quot;suffix&quot;: &quot;&quot;, &quot;family&quot;: &quot;Gruhl&quot;, &quot;parse-names&quot;: false, &quot;non-dropping-particle&quot;: &quot;&quot;}, {&quot;dropping-particle&quot;: &quot;&quot;, &quot;given&quot;: &quot;Stephan&quot;, &quot;suffix&quot;: &quot;&quot;, &quot;family&quot;: &quot;Heerman&quot;, &quot;parse-names&quot;: false, &quot;non-dropping-particle&quot;: &quot;&quot;}, {&quot;dropping-particle&quot;: &quot;&quot;, &quot;given&quot;: &quot;Burkard&quot;, &quot;suffix&quot;: &quot;&quot;, &quot;family&quot;: &quot;Hoeckendorf&quot;, &quot;parse-names&quot;: false, &quot;non-dropping-particle&quot;: &quot;&quot;}, {&quot;dropping-particle&quot;: &quot;&quot;, &quot;given&quot;: &quot;Daigo&quot;, &quot;suffix&quot;: &quot;&quot;, &quot;family&quot;: &quot;Inoue&quot;, &quot;parse-names&quot;: false, &quot;non-dropping-particle&quot;: &quot;&quot;}, {&quot;dropping-particle&quot;: &quot;&quot;, &quot;given&quot;: &quot;Tanja&quot;, &quot;suffix&quot;: &quot;&quot;, &quot;family&quot;: &quot;Kellner&quot;, &quot;parse-names&quot;: false, &quot;non-dropping-particle&quot;: &quot;&quot;}, {&quot;dropping-particle&quot;: &quot;&quot;, &quot;given&quot;: &quot;Stephan&quot;, &quot;suffix&quot;: &quot;&quot;, &quot;family&quot;: &quot;Kirchmaier&quot;, &quot;parse-names&quot;: false, &quot;non-dropping-particle&quot;: &quot;&quot;}, {&quot;dropping-particle&quot;: &quot;&quot;, &quot;given&quot;: &quot;Claudia&quot;, &quot;suffix&quot;: &quot;&quot;, &quot;family&quot;: &quot;Mueller&quot;, &quot;parse-names&quot;: false, &quot;non-dropping-particle&quot;: &quot;&quot;}, {&quot;dropping-particle&quot;: &quot;&quot;, &quot;given&quot;: &quot;Robert&quot;, &quot;suffix&quot;: &quot;&quot;, &quot;family&quot;: &quot;Reinhardt&quot;, &quot;parse-names&quot;: false, &quot;non-dropping-particle&quot;: &quot;&quot;}, {&quot;dropping-particle&quot;: &quot;&quot;, &quot;given&quot;: &quot;Lea&quot;, &quot;suffix&quot;: &quot;&quot;, &quot;family&quot;: &quot;Schertel&quot;, &quot;parse-names&quot;: false, &quot;non-dropping-particle&quot;: &quot;&quot;}, {&quot;dropping-particle&quot;: &quot;&quot;, &quot;given&quot;: &quot;Stephanie&quot;, &quot;suffix&quot;: &quot;&quot;, &quot;family&quot;: &quot;Schneider&quot;, &quot;parse-names&quot;: false, &quot;non-dropping-particle&quot;: &quot;&quot;}, {&quot;dropping-particle&quot;: &quot;&quot;, &quot;given&quot;: &quot;Rebecca&quot;, &quot;suffix&quot;: &quot;&quot;, &quot;family&quot;: &quot;Sinn&quot;, &quot;parse-names&quot;: false, &quot;non-dropping-particle&quot;: &quot;&quot;}, {&quot;dropping-particle&quot;: &quot;&quot;, &quot;given&quot;: &quot;Beate&quot;, &quot;suffix&quot;: &quot;&quot;, &quot;family&quot;: &quot;Wittbrodt&quot;, &quot;parse-names&quot;: false, &quot;non-dropping-particle&quot;: &quot;&quot;}, {&quot;dropping-particle&quot;: &quot;&quot;, &quot;given&quot;: &quot;Jochen&quot;, &quot;suffix&quot;: &quot;&quot;, &quot;family&quot;: &quot;Wittbrodt&quot;, &quot;parse-names&quot;: false, &quot;non-dropping-particle&quot;: &quot;&quot;}, {&quot;dropping-particle&quot;: &quot;&quot;, &quot;given&quot;: &quot;Gaurav&quot;, &quot;suffix&quot;: &quot;&quot;, &quot;family&quot;: &quot;Jain&quot;, &quot;parse-names&quot;: false, &quot;non-dropping-particle&quot;: &quot;&quot;}, {&quot;dropping-particle&quot;: &quot;&quot;, &quot;given&quot;: &quot;Gayathri&quot;, &quot;suffix&quot;: &quot;&quot;, &quot;family&quot;: &quot;Balasundaram&quot;, &quot;parse-names&quot;: false, &quot;non-dropping-particle&quot;: &quot;&quot;}, {&quot;dropping-particle&quot;: &quot;&quot;, &quot;given&quot;: &quot;Daniel L&quot;, &quot;suffix&quot;: &quot;&quot;, &quot;family&quot;: &quot;Bates&quot;, &quot;parse-names&quot;: false, &quot;non-dropping-particle&quot;: &quot;&quot;}, {&quot;dropping-particle&quot;: &quot;&quot;, &quot;given&quot;: &quot;Rachel&quot;, &quot;suffix&quot;: &quot;&quot;, &quot;family&quot;: &quot;Byron&quot;, &quot;parse-names&quot;: false, &quot;non-dropping-particle&quot;: &quot;&quot;}, {&quot;dropping-particle&quot;: &quot;&quot;, &quot;given&quot;: &quot;Theresa K&quot;, &quot;suffix&quot;: &quot;&quot;, &quot;family&quot;: &quot;Canfield&quot;, &quot;parse-names&quot;: false, &quot;non-dropping-particle&quot;: &quot;&quot;}, {&quot;dropping-particle&quot;: &quot;&quot;, &quot;given&quot;: &quot;Morgan J&quot;, &quot;suffix&quot;: &quot;&quot;, &quot;family&quot;: &quot;Diegel&quot;, &quot;parse-names&quot;: false, &quot;non-dropping-particle&quot;: &quot;&quot;}, {&quot;dropping-particle&quot;: &quot;&quot;, &quot;given&quot;: &quot;Douglas&quot;, &quot;suffix&quot;: &quot;&quot;, &quot;family&quot;: &quot;Dunn&quot;, &quot;parse-names&quot;: false, &quot;non-dropping-particle&quot;: &quot;&quot;}, {&quot;dropping-particle&quot;: &quot;&quot;, &quot;given&quot;: &quot;Abigail K&quot;, &quot;suffix&quot;: &quot;&quot;, &quot;family&quot;: &quot;Ebersol&quot;, &quot;parse-names&quot;: false, &quot;non-dropping-particle&quot;: &quot;&quot;}, {&quot;dropping-particle&quot;: &quot;&quot;, &quot;given&quot;: &quot;Tristan&quot;, &quot;suffix&quot;: &quot;&quot;, &quot;family&quot;: &quot;Frum&quot;, &quot;parse-names&quot;: false, &quot;non-dropping-particle&quot;: &quot;&quot;}, {&quot;dropping-particle&quot;: &quot;&quot;, &quot;given&quot;: &quot;Kavita&quot;, &quot;suffix&quot;: &quot;&quot;, &quot;family&quot;: &quot;Garg&quot;, &quot;parse-names&quot;: false, &quot;non-dropping-particle&quot;: &quot;&quot;}, {&quot;dropping-particle&quot;: &quot;&quot;, &quot;given&quot;: &quot;Erica&quot;, &quot;suffix&quot;: &quot;&quot;, &quot;family&quot;: &quot;Gist&quot;, &quot;parse-names&quot;: false, &quot;non-dropping-particle&quot;: &quot;&quot;}, {&quot;dropping-particle&quot;: &quot;&quot;, &quot;given&quot;: &quot;R Scott&quot;, &quot;suffix&quot;: &quot;&quot;, &quot;family&quot;: &quot;Hansen&quot;, &quot;parse-names&quot;: false, &quot;non-dropping-particle&quot;: &quot;&quot;}, {&quot;dropping-particle&quot;: &quot;&quot;, &quot;given&quot;: &quot;Lisa&quot;, &quot;suffix&quot;: &quot;&quot;, &quot;family&quot;: &quot;Boatman&quot;, &quot;parse-names&quot;: false, &quot;non-dropping-particle&quot;: &quot;&quot;}, {&quot;dropping-particle&quot;: &quot;&quot;, &quot;given&quot;: &quot;Eric&quot;, &quot;suffix&quot;: &quot;&quot;, &quot;family&quot;: &quot;Haugen&quot;, &quot;parse-names&quot;: false, &quot;non-dropping-particle&quot;: &quot;&quot;}, {&quot;dropping-particle&quot;: &quot;&quot;, &quot;given&quot;: &quot;Richard&quot;, &quot;suffix&quot;: &quot;&quot;, &quot;family&quot;: &quot;Humbert&quot;, &quot;parse-names&quot;: false, &quot;non-dropping-particle&quot;: &quot;&quot;}, {&quot;dropping-particle&quot;: &quot;&quot;, &quot;given&quot;: &quot;Audra K&quot;, &quot;suffix&quot;: &quot;&quot;, &quot;family&quot;: &quot;Johnson&quot;, &quot;parse-names&quot;: false, &quot;non-dropping-particle&quot;: &quot;&quot;}, {&quot;dropping-particle&quot;: &quot;&quot;, &quot;given&quot;: &quot;Ericka M&quot;, &quot;suffix&quot;: &quot;&quot;, &quot;family&quot;: &quot;Johnson&quot;, &quot;parse-names&quot;: false, &quot;non-dropping-particle&quot;: &quot;&quot;}, {&quot;dropping-particle&quot;: &quot;&quot;, &quot;given&quot;: &quot;Tattayana M&quot;, &quot;suffix&quot;: &quot;&quot;, &quot;family&quot;: &quot;Kutyavin&quot;, &quot;parse-names&quot;: false, &quot;non-dropping-particle&quot;: &quot;&quot;}, {&quot;dropping-particle&quot;: &quot;&quot;, &quot;given&quot;: &quot;Kristin&quot;, &quot;suffix&quot;: &quot;&quot;, &quot;family&quot;: &quot;Lee&quot;, &quot;parse-names&quot;: false, &quot;non-dropping-particle&quot;: &quot;&quot;}, {&quot;dropping-particle&quot;: &quot;&quot;, &quot;given&quot;: &quot;Dimitra&quot;, &quot;suffix&quot;: &quot;&quot;, &quot;family&quot;: &quot;Lotakis&quot;, &quot;parse-names&quot;: false, &quot;non-dropping-particle&quot;: &quot;&quot;}, {&quot;dropping-particle&quot;: &quot;&quot;, &quot;given&quot;: &quot;Matthew T&quot;, &quot;suffix&quot;: &quot;&quot;, &quot;family&quot;: &quot;Maurano&quot;, &quot;parse-names&quot;: false, &quot;non-dropping-particle&quot;: &quot;&quot;}, {&quot;dropping-particle&quot;: &quot;&quot;, &quot;given&quot;: &quot;Shane J&quot;, &quot;suffix&quot;: &quot;&quot;, &quot;family&quot;: &quot;Neph&quot;, &quot;parse-names&quot;: false, &quot;non-dropping-particle&quot;: &quot;&quot;}, {&quot;dropping-particle&quot;: &quot;V&quot;, &quot;given&quot;: &quot;Fiedencio&quot;, &quot;suffix&quot;: &quot;&quot;, &quot;family&quot;: &quot;Neri&quot;, &quot;parse-names&quot;: false, &quot;non-dropping-particle&quot;: &quot;&quot;}, {&quot;dropping-particle&quot;: &quot;&quot;, &quot;given&quot;: &quot;Eric D&quot;, &quot;suffix&quot;: &quot;&quot;, &quot;family&quot;: &quot;Nguyen&quot;, &quot;parse-names&quot;: false, &quot;non-dropping-particle&quot;: &quot;&quot;}, {&quot;dropping-particle&quot;: &quot;&quot;, &quot;given&quot;: &quot;Hongzhu&quot;, &quot;suffix&quot;: &quot;&quot;, &quot;family&quot;: &quot;Qu&quot;, &quot;parse-names&quot;: false, &quot;non-dropping-particle&quot;: &quot;&quot;}, {&quot;dropping-particle&quot;: &quot;&quot;, &quot;given&quot;: &quot;Alex P&quot;, &quot;suffix&quot;: &quot;&quot;, &quot;family&quot;: &quot;Reynolds&quot;, &quot;parse-names&quot;: false, &quot;non-dropping-particle&quot;: &quot;&quot;}, {&quot;dropping-particle&quot;: &quot;&quot;, &quot;given&quot;: &quot;Vaughn&quot;, &quot;suffix&quot;: &quot;&quot;, &quot;family&quot;: &quot;Roach&quot;, &quot;parse-names&quot;: false, &quot;non-dropping-particle&quot;: &quot;&quot;}, {&quot;dropping-particle&quot;: &quot;&quot;, &quot;given&quot;: &quot;Eric&quot;, &quot;suffix&quot;: &quot;&quot;, &quot;family&quot;: &quot;Rynes&quot;, &quot;parse-names&quot;: false, &quot;non-dropping-particle&quot;: &quot;&quot;}, {&quot;dropping-particle&quot;: &quot;&quot;, &quot;given&quot;: &quot;Minerva E&quot;, &quot;suffix&quot;: &quot;&quot;, &quot;family&quot;: &quot;Sanchez&quot;, &quot;parse-names&quot;: false, &quot;non-dropping-particle&quot;: &quot;&quot;}, {&quot;dropping-particle&quot;: &quot;&quot;, &quot;given&quot;: &quot;Richard S&quot;, &quot;suffix&quot;: &quot;&quot;, &quot;family&quot;: &quot;Sandstrom&quot;, &quot;parse-names&quot;: false, &quot;non-dropping-particle&quot;: &quot;&quot;}, {&quot;dropping-particle&quot;: &quot;&quot;, &quot;given&quot;: &quot;Anthony O&quot;, &quot;suffix&quot;: &quot;&quot;, &quot;family&quot;: &quot;Shafer&quot;, &quot;parse-names&quot;: false, &quot;non-dropping-particle&quot;: &quot;&quot;}, {&quot;dropping-particle&quot;: &quot;&quot;, &quot;given&quot;: &quot;Andrew B&quot;, &quot;suffix&quot;: &quot;&quot;, &quot;family&quot;: &quot;Stergachis&quot;, &quot;parse-names&quot;: false, &quot;non-dropping-particle&quot;: &quot;&quot;}, {&quot;dropping-particle&quot;: &quot;&quot;, &quot;given&quot;: &quot;Sean&quot;, &quot;suffix&quot;: &quot;&quot;, &quot;family&quot;: &quot;Thomas&quot;, &quot;parse-names&quot;: false, &quot;non-dropping-particle&quot;: &quot;&quot;}, {&quot;dropping-particle&quot;: &quot;&quot;, &quot;given&quot;: &quot;Benjamin&quot;, &quot;suffix&quot;: &quot;&quot;, &quot;family&quot;: &quot;Vernot&quot;, &quot;parse-names&quot;: false, &quot;non-dropping-particle&quot;: &quot;&quot;}, {&quot;dropping-particle&quot;: &quot;&quot;, &quot;given&quot;: &quot;Jeff&quot;, &quot;suffix&quot;: &quot;&quot;, &quot;family&quot;: &quot;Vierstra&quot;, &quot;parse-names&quot;: false, &quot;non-dropping-particle&quot;: &quot;&quot;}, {&quot;dropping-particle&quot;: &quot;&quot;, &quot;given&quot;: &quot;Shinny&quot;, &quot;suffix&quot;: &quot;&quot;, &quot;family&quot;: &quot;Vong&quot;, &quot;parse-names&quot;: false, &quot;non-dropping-particle&quot;: &quot;&quot;}, {&quot;dropping-particle&quot;: &quot;&quot;, &quot;given&quot;: &quot;Molly a&quot;, &quot;suffix&quot;: &quot;&quot;, &quot;family&quot;: &quot;Weaver&quot;, &quot;parse-names&quot;: false, &quot;non-dropping-particle&quot;: &quot;&quot;}, {&quot;dropping-particle&quot;: &quot;&quot;, &quot;given&quot;: &quot;Yongqi&quot;, &quot;suffix&quot;: &quot;&quot;, &quot;family&quot;: &quot;Yan&quot;, &quot;parse-names&quot;: false, &quot;non-dropping-particle&quot;: &quot;&quot;}, {&quot;dropping-particle&quot;: &quot;&quot;, &quot;given&quot;: &quot;Miaohua&quot;, &quot;suffix&quot;: &quot;&quot;, &quot;family&quot;: &quot;Zhang&quot;, &quot;parse-names&quot;: false, &quot;non-dropping-particle&quot;: &quot;&quot;}, {&quot;dropping-particle&quot;: &quot;&quot;, &quot;given&quot;: &quot;Joshua a&quot;, &quot;suffix&quot;: &quot;&quot;, &quot;family&quot;: &quot;Akey&quot;, &quot;parse-names&quot;: false, &quot;non-dropping-particle&quot;: &quot;&quot;}, {&quot;dropping-particle&quot;: &quot;&quot;, &quot;given&quot;: &quot;Michael&quot;, &quot;suffix&quot;: &quot;&quot;, &quot;family&quot;: &quot;Bender&quot;, &quot;parse-names&quot;: false, &quot;non-dropping-particle&quot;: &quot;&quot;}, {&quot;dropping-particle&quot;: &quot;&quot;, &quot;given&quot;: &quot;Michael O&quot;, &quot;suffix&quot;: &quot;&quot;, &quot;family&quot;: &quot;Dorschner&quot;, &quot;parse-names&quot;: false, &quot;non-dropping-particle&quot;: &quot;&quot;}, {&quot;dropping-particle&quot;: &quot;&quot;, &quot;given&quot;: &quot;Mark&quot;, &quot;suffix&quot;: &quot;&quot;, &quot;family&quot;: &quot;Groudine&quot;, &quot;parse-names&quot;: false, &quot;non-dropping-particle&quot;: &quot;&quot;}, {&quot;dropping-particle&quot;: &quot;&quot;, &quot;given&quot;: &quot;Michael J&quot;, &quot;suffix&quot;: &quot;&quot;, &quot;family&quot;: &quot;MacCoss&quot;, &quot;parse-names&quot;: false, &quot;non-dropping-particle&quot;: &quot;&quot;}, {&quot;dropping-particle&quot;: &quot;&quot;, &quot;given&quot;: &quot;Patrick&quot;, &quot;suffix&quot;: &quot;&quot;, &quot;family&quot;: &quot;Navas&quot;, &quot;parse-names&quot;: false, &quot;non-dropping-particle&quot;: &quot;&quot;}, {&quot;dropping-particle&quot;: &quot;&quot;, &quot;given&quot;: &quot;George&quot;, &quot;suffix&quot;: &quot;&quot;, &quot;family&quot;: &quot;Stamatoyannopoulos&quot;, &quot;parse-names&quot;: false, &quot;non-dropping-particle&quot;: &quot;&quot;}, {&quot;dropping-particle&quot;: &quot;&quot;, &quot;given&quot;: &quot;John a&quot;, &quot;suffix&quot;: &quot;&quot;, &quot;family&quot;: &quot;Stamatoyannopoulos&quot;, &quot;parse-names&quot;: false, &quot;non-dropping-particle&quot;: &quot;&quot;}, {&quot;dropping-particle&quot;: &quot;&quot;, &quot;given&quot;: &quot;Kathryn&quot;, &quot;suffix&quot;: &quot;&quot;, &quot;family&quot;: &quot;Beal&quot;, &quot;parse-names&quot;: false, &quot;non-dropping-particle&quot;: &quot;&quot;}, {&quot;dropping-particle&quot;: &quot;&quot;, &quot;given&quot;: &quot;Alvis&quot;, &quot;suffix&quot;: &quot;&quot;, &quot;family&quot;: &quot;Brazma&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Nathan&quot;, &quot;suffix&quot;: &quot;&quot;, &quot;family&quot;: &quot;Johnson&quot;, &quot;parse-names&quot;: false, &quot;non-dropping-particle&quot;: &quot;&quot;}, {&quot;dropping-particle&quot;: &quot;&quot;, &quot;given&quot;: &quot;Margus&quot;, &quot;suffix&quot;: &quot;&quot;, &quot;family&quot;: &quot;Lukk&quot;, &quot;parse-names&quot;: false, &quot;non-dropping-particle&quot;: &quot;&quot;}, {&quot;dropping-particle&quot;: &quot;&quot;, &quot;given&quot;: &quot;Nicholas M&quot;, &quot;suffix&quot;: &quot;&quot;, &quot;family&quot;: &quot;Luscombe&quot;, &quot;parse-names&quot;: false, &quot;non-dropping-particle&quot;: &quot;&quot;}, {&quot;dropping-particle&quot;: &quot;&quot;, &quot;given&quot;: &quot;Daniel&quot;, &quot;suffix&quot;: &quot;&quot;, &quot;family&quot;: &quot;Sobral&quot;, &quot;parse-names&quot;: false, &quot;non-dropping-particle&quot;: &quot;&quot;}, {&quot;dropping-particle&quot;: &quot;&quot;, &quot;given&quot;: &quot;Juan M&quot;, &quot;suffix&quot;: &quot;&quot;, &quot;family&quot;: &quot;Vaquerizas&quot;, &quot;parse-names&quot;: false, &quot;non-dropping-particle&quot;: &quot;&quot;}, {&quot;dropping-particle&quot;: &quot;&quot;, &quot;given&quot;: &quot;Serafim&quot;, &quot;suffix&quot;: &quot;&quot;, &quot;family&quot;: &quot;Batzoglou&quot;, &quot;parse-names&quot;: false, &quot;non-dropping-particle&quot;: &quot;&quot;}, {&quot;dropping-particle&quot;: &quot;&quot;, &quot;given&quot;: &quot;Arend&quot;, &quot;suffix&quot;: &quot;&quot;, &quot;family&quot;: &quot;Sidow&quot;, &quot;parse-names&quot;: false, &quot;non-dropping-particle&quot;: &quot;&quot;}, {&quot;dropping-particle&quot;: &quot;&quot;, &quot;given&quot;: &quot;Nadine&quot;, &quot;suffix&quot;: &quot;&quot;, &quot;family&quot;: &quot;Hussami&quot;, &quot;parse-names&quot;: false, &quot;non-dropping-particle&quot;: &quot;&quot;}, {&quot;dropping-particle&quot;: &quot;&quot;, &quot;given&quot;: &quot;Sofia&quot;, &quot;suffix&quot;: &quot;&quot;, &quot;family&quot;: &quot;Kyriazopoulou-Panagiotopoulou&quot;, &quot;parse-names&quot;: false, &quot;non-dropping-particle&quot;: &quot;&quot;}, {&quot;dropping-particle&quot;: &quot;&quot;, &quot;given&quot;: &quot;Max W&quot;, &quot;suffix&quot;: &quot;&quot;, &quot;family&quot;: &quot;Libbrecht&quot;, &quot;parse-names&quot;: false, &quot;non-dropping-particle&quot;: &quot;&quot;}, {&quot;dropping-particle&quot;: &quot;&quot;, &quot;given&quot;: &quot;Marc a&quot;, &quot;suffix&quot;: &quot;&quot;, &quot;family&quot;: &quot;Schaub&quot;, &quot;parse-names&quot;: false, &quot;non-dropping-particle&quot;: &quot;&quot;}, {&quot;dropping-particle&quot;: &quot;&quot;, &quot;given&quot;: &quot;Webb&quot;, &quot;suffix&quot;: &quot;&quot;, &quot;family&quot;: &quot;Miller&quot;, &quot;parse-names&quot;: false, &quot;non-dropping-particle&quot;: &quot;&quot;}, {&quot;dropping-particle&quot;: &quot;&quot;, &quot;given&quot;: &quot;Peter J&quot;, &quot;suffix&quot;: &quot;&quot;, &quot;family&quot;: &quot;Bickel&quot;, &quot;parse-names&quot;: false, &quot;non-dropping-particle&quot;: &quot;&quot;}, {&quot;dropping-particle&quot;: &quot;&quot;, &quot;given&quot;: &quot;Balazs&quot;, &quot;suffix&quot;: &quot;&quot;, &quot;family&quot;: &quot;Banfai&quot;, &quot;parse-names&quot;: false, &quot;non-dropping-particle&quot;: &quot;&quot;}, {&quot;dropping-particle&quot;: &quot;&quot;, &quot;given&quot;: &quot;Nathan P&quot;, &quot;suffix&quot;: &quot;&quot;, &quot;family&quot;: &quot;Boley&quot;, &quot;parse-names&quot;: false, &quot;non-dropping-particle&quot;: &quot;&quot;}, {&quot;dropping-particle&quot;: &quot;&quot;, &quot;given&quot;: &quot;Haiyan&quot;, &quot;suffix&quot;: &quot;&quot;, &quot;family&quot;: &quot;Huang&quot;, &quot;parse-names&quot;: false, &quot;non-dropping-particle&quot;: &quot;&quot;}, {&quot;dropping-particle&quot;: &quot;&quot;, &quot;given&quot;: &quot;Jingyi Jessica&quot;, &quot;suffix&quot;: &quot;&quot;, &quot;family&quot;: &quot;Li&quot;, &quot;parse-names&quot;: false, &quot;non-dropping-particle&quot;: &quot;&quot;}, {&quot;dropping-particle&quot;: &quot;&quot;, &quot;given&quot;: &quot;William Stafford&quot;, &quot;suffix&quot;: &quot;&quot;, &quot;family&quot;: &quot;Noble&quot;, &quot;parse-names&quot;: false, &quot;non-dropping-particle&quot;: &quot;&quot;}, {&quot;dropping-particle&quot;: &quot;&quot;, &quot;given&quot;: &quot;Jeffrey a&quot;, &quot;suffix&quot;: &quot;&quot;, &quot;family&quot;: &quot;Bilmes&quot;, &quot;parse-names&quot;: false, &quot;non-dropping-particle&quot;: &quot;&quot;}, {&quot;dropping-particle&quot;: &quot;&quot;, &quot;given&quot;: &quot;Orion J&quot;, &quot;suffix&quot;: &quot;&quot;, &quot;family&quot;: &quot;Buske&quot;, &quot;parse-names&quot;: false, &quot;non-dropping-particle&quot;: &quot;&quot;}, {&quot;dropping-particle&quot;: &quot;&quot;, &quot;given&quot;: &quot;Avinash O&quot;, &quot;suffix&quot;: &quot;&quot;, &quot;family&quot;: &quot;Sahu&quot;, &quot;parse-names&quot;: false, &quot;non-dropping-particle&quot;: &quot;&quot;}, {&quot;dropping-particle&quot;: &quot;V&quot;, &quot;given&quot;: &quot;Peter&quot;, &quot;suffix&quot;: &quot;&quot;, &quot;family&quot;: &quot;Kharchenko&quot;, &quot;parse-names&quot;: false, &quot;non-dropping-particle&quot;: &quot;&quot;}, {&quot;dropping-particle&quot;: &quot;&quot;, &quot;given&quot;: &quot;Peter J&quot;, &quot;suffix&quot;: &quot;&quot;, &quot;family&quot;: &quot;Park&quot;, &quot;parse-names&quot;: false, &quot;non-dropping-particle&quot;: &quot;&quot;}, {&quot;dropping-particle&quot;: &quot;&quot;, &quot;given&quot;: &quot;Dannon&quot;, &quot;suffix&quot;: &quot;&quot;, &quot;family&quot;: &quot;Baker&quot;, &quot;parse-names&quot;: false, &quot;non-dropping-particle&quot;: &quot;&quot;}, {&quot;dropping-particle&quot;: &quot;&quot;, &quot;given&quot;: &quot;James&quot;, &quot;suffix&quot;: &quot;&quot;, &quot;family&quot;: &quot;Taylor&quot;, &quot;parse-names&quot;: false, &quot;non-dropping-particle&quot;: &quot;&quot;}, {&quot;dropping-particle&quot;: &quot;&quot;, &quot;given&quot;: &quot;Lucas&quot;, &quot;suffix&quot;: &quot;&quot;, &quot;family&quot;: &quot;Lochovsky&quot;, &quot;parse-names&quot;: false, &quot;non-dropping-particle&quot;: &quot;&quot;}], &quot;page&quot;: &quot;57-74&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schema&quot;: &quot;https://github.com/citation-style-language/schema/raw/master/csl-citation.json&quot;} RNDID3gjDkFzH"/><text:span text:style-name="T253">⁠, yield shortlisting variants solely based on population frequency and evolutionary conservation insufficient. Use of other resources is required, where repositories of </text:span><text:span text:style-name="T107">known regulatory elements </text:span><text:span text:style-name="T127">(</text:span><text:span text:style-name="T90">ORegAnno </text:span><text:reference-mark-start text:name="ADDIN CSL_CITATION {&quot;properties&quot;: {&quot;noteIndex&quot;: 0}, &quot;mendeley&quot;: {&quot;previouslyFormattedCitation&quot;: &quot;(Lesurf et al. 2016)&quot;, &quot;formattedCitation&quot;: &quot;(Lesurf et al. 2016)&quot;, &quot;plainTextFormattedCitation&quot;: &quot;(Lesurf et al. 2016)&quot;}, &quot;citationItems&quot;: [{&quot;uris&quot;: [&quot;http://www.mendeley.com/documents/?uuid=37a442b6-44c9-3dd3-aacf-74b9e84a7287&quot;], &quot;id&quot;: &quot;ITEM-1&quot;, &quot;itemData&quot;: {&quot;volume&quot;: &quot;44&quot;, &quot;PMID&quot;: &quot;26578589&quot;, &quot;DOI&quot;: &quot;10.1093/nar/gkv1203&quot;, &quot;publisher&quot;: &quot;Oxford University Press&quot;, &quot;container-title&quot;: &quot;Nucleic Acids Research&quot;, &quot;issued&quot;: {&quot;date-parts&quot;: [[&quot;2016&quot;]]}, &quot;id&quot;: &quot;ITEM-1&quot;, &quot;type&quot;: &quot;article-journal&quot;, &quot;title&quot;: &quot;ORegAnno 3.0: A community-driven resource for curated regulatory annotation&quot;, &quot;author&quot;: [{&quot;dropping-particle&quot;: &quot;&quot;, &quot;given&quot;: &quot;Robert&quot;, &quot;suffix&quot;: &quot;&quot;, &quot;family&quot;: &quot;Lesurf&quot;, &quot;parse-names&quot;: false, &quot;non-dropping-particle&quot;: &quot;&quot;}, {&quot;dropping-particle&quot;: &quot;&quot;, &quot;given&quot;: &quot;Kelsy C.&quot;, &quot;suffix&quot;: &quot;&quot;, &quot;family&quot;: &quot;Cotto&quot;, &quot;parse-names&quot;: false, &quot;non-dropping-particle&quot;: &quot;&quot;}, {&quot;dropping-particle&quot;: &quot;&quot;, &quot;given&quot;: &quot;Grace&quot;, &quot;suffix&quot;: &quot;&quot;, &quot;family&quot;: &quot;Wang&quot;, &quot;parse-names&quot;: false, &quot;non-dropping-particle&quot;: &quot;&quot;}, {&quot;dropping-particle&quot;: &quot;&quot;, &quot;given&quot;: &quot;Malachi&quot;, &quot;suffix&quot;: &quot;&quot;, &quot;family&quot;: &quot;Griffith&quot;, &quot;parse-names&quot;: false, &quot;non-dropping-particle&quot;: &quot;&quot;}, {&quot;dropping-particle&quot;: &quot;&quot;, &quot;given&quot;: &quot;Katayoon&quot;, &quot;suffix&quot;: &quot;&quot;, &quot;family&quot;: &quot;Kasaian&quot;, &quot;parse-names&quot;: false, &quot;non-dropping-particle&quot;: &quot;&quot;}, {&quot;dropping-particle&quot;: &quot;&quot;, &quot;given&quot;: &quot;Steven J.M.&quot;, &quot;suffix&quot;: &quot;&quot;, &quot;family&quot;: &quot;Jones&quot;, &quot;parse-names&quot;: false, &quot;non-dropping-particle&quot;: &quot;&quot;}, {&quot;dropping-particle&quot;: &quot;&quot;, &quot;given&quot;: &quot;Stephen B.&quot;, &quot;suffix&quot;: &quot;&quot;, &quot;family&quot;: &quot;Montgomery&quot;, &quot;parse-names&quot;: false, &quot;non-dropping-particle&quot;: &quot;&quot;}, {&quot;dropping-particle&quot;: &quot;&quot;, &quot;given&quot;: &quot;Obi L.&quot;, &quot;suffix&quot;: &quot;&quot;, &quot;family&quot;: &quot;Griffith&quot;, &quot;parse-names&quot;: false, &quot;non-dropping-particle&quot;: &quot;&quot;}], &quot;page&quot;: &quot;D126-D132&quot;, &quot;ISSN&quot;: &quot;13624962&quot;, &quot;abstract&quot;: &quot;The Open Regulatory Annotation database (ORe-gAnno) is a resource for curated regulatory annotation. It contains information about regulatory regions, transcription factor binding sites, RNA binding sites, regulatory variants, haplotypes, and other regulatory elements. ORegAnno differentiates itself from other regulatory resources by facilitating crowd-sourced interpretation and annotation of regulatory observations from the literature and highly curated resources. It contains a comprehensive annotation scheme that aims to describe both the elements and outcomes of regulatory events. Moreover, ORe-gAnno assembles these disparate data sources and annotations into a single, high quality catalogue of curated regulatory information. The current release is an update of the database previously featured in the NAR Database Issue, and now contains 1 948 307 records, across 18 species, with a combined coverage of 334 215 080 bp. Complete records, annotation, and other associated data are available for browsing and download at http://www.oreganno.org/.&quot;, &quot;issue&quot;: &quot;D1&quot;}}], &quot;schema&quot;: &quot;https://github.com/citation-style-language/schema/raw/master/csl-citation.json&quot;} RNDVVwjT7ZR7W"/><text:span text:style-name="T70">(Lesurf et al. 2016)</text:span><text:reference-mark-end text:name="ADDIN CSL_CITATION {&quot;properties&quot;: {&quot;noteIndex&quot;: 0}, &quot;mendeley&quot;: {&quot;previouslyFormattedCitation&quot;: &quot;(Lesurf et al. 2016)&quot;, &quot;formattedCitation&quot;: &quot;(Lesurf et al. 2016)&quot;, &quot;plainTextFormattedCitation&quot;: &quot;(Lesurf et al. 2016)&quot;}, &quot;citationItems&quot;: [{&quot;uris&quot;: [&quot;http://www.mendeley.com/documents/?uuid=37a442b6-44c9-3dd3-aacf-74b9e84a7287&quot;], &quot;id&quot;: &quot;ITEM-1&quot;, &quot;itemData&quot;: {&quot;volume&quot;: &quot;44&quot;, &quot;PMID&quot;: &quot;26578589&quot;, &quot;DOI&quot;: &quot;10.1093/nar/gkv1203&quot;, &quot;publisher&quot;: &quot;Oxford University Press&quot;, &quot;container-title&quot;: &quot;Nucleic Acids Research&quot;, &quot;issued&quot;: {&quot;date-parts&quot;: [[&quot;2016&quot;]]}, &quot;id&quot;: &quot;ITEM-1&quot;, &quot;type&quot;: &quot;article-journal&quot;, &quot;title&quot;: &quot;ORegAnno 3.0: A community-driven resource for curated regulatory annotation&quot;, &quot;author&quot;: [{&quot;dropping-particle&quot;: &quot;&quot;, &quot;given&quot;: &quot;Robert&quot;, &quot;suffix&quot;: &quot;&quot;, &quot;family&quot;: &quot;Lesurf&quot;, &quot;parse-names&quot;: false, &quot;non-dropping-particle&quot;: &quot;&quot;}, {&quot;dropping-particle&quot;: &quot;&quot;, &quot;given&quot;: &quot;Kelsy C.&quot;, &quot;suffix&quot;: &quot;&quot;, &quot;family&quot;: &quot;Cotto&quot;, &quot;parse-names&quot;: false, &quot;non-dropping-particle&quot;: &quot;&quot;}, {&quot;dropping-particle&quot;: &quot;&quot;, &quot;given&quot;: &quot;Grace&quot;, &quot;suffix&quot;: &quot;&quot;, &quot;family&quot;: &quot;Wang&quot;, &quot;parse-names&quot;: false, &quot;non-dropping-particle&quot;: &quot;&quot;}, {&quot;dropping-particle&quot;: &quot;&quot;, &quot;given&quot;: &quot;Malachi&quot;, &quot;suffix&quot;: &quot;&quot;, &quot;family&quot;: &quot;Griffith&quot;, &quot;parse-names&quot;: false, &quot;non-dropping-particle&quot;: &quot;&quot;}, {&quot;dropping-particle&quot;: &quot;&quot;, &quot;given&quot;: &quot;Katayoon&quot;, &quot;suffix&quot;: &quot;&quot;, &quot;family&quot;: &quot;Kasaian&quot;, &quot;parse-names&quot;: false, &quot;non-dropping-particle&quot;: &quot;&quot;}, {&quot;dropping-particle&quot;: &quot;&quot;, &quot;given&quot;: &quot;Steven J.M.&quot;, &quot;suffix&quot;: &quot;&quot;, &quot;family&quot;: &quot;Jones&quot;, &quot;parse-names&quot;: false, &quot;non-dropping-particle&quot;: &quot;&quot;}, {&quot;dropping-particle&quot;: &quot;&quot;, &quot;given&quot;: &quot;Stephen B.&quot;, &quot;suffix&quot;: &quot;&quot;, &quot;family&quot;: &quot;Montgomery&quot;, &quot;parse-names&quot;: false, &quot;non-dropping-particle&quot;: &quot;&quot;}, {&quot;dropping-particle&quot;: &quot;&quot;, &quot;given&quot;: &quot;Obi L.&quot;, &quot;suffix&quot;: &quot;&quot;, &quot;family&quot;: &quot;Griffith&quot;, &quot;parse-names&quot;: false, &quot;non-dropping-particle&quot;: &quot;&quot;}], &quot;page&quot;: &quot;D126-D132&quot;, &quot;ISSN&quot;: &quot;13624962&quot;, &quot;abstract&quot;: &quot;The Open Regulatory Annotation database (ORe-gAnno) is a resource for curated regulatory annotation. It contains information about regulatory regions, transcription factor binding sites, RNA binding sites, regulatory variants, haplotypes, and other regulatory elements. ORegAnno differentiates itself from other regulatory resources by facilitating crowd-sourced interpretation and annotation of regulatory observations from the literature and highly curated resources. It contains a comprehensive annotation scheme that aims to describe both the elements and outcomes of regulatory events. Moreover, ORe-gAnno assembles these disparate data sources and annotations into a single, high quality catalogue of curated regulatory information. The current release is an update of the database previously featured in the NAR Database Issue, and now contains 1 948 307 records, across 18 species, with a combined coverage of 334 215 080 bp. Complete records, annotation, and other associated data are available for browsing and download at http://www.oreganno.org/.&quot;, &quot;issue&quot;: &quot;D1&quot;}}], &quot;schema&quot;: &quot;https://github.com/citation-style-language/schema/raw/master/csl-citation.json&quot;} RNDVVwjT7ZR7W"/><text:span text:style-name="T90">⁠, </text:span><text:span text:style-name="T107">VISTA Enhancer Browser </text:span><text:reference-mark-start text:name="ADDIN CSL_CITATION {&quot;properties&quot;: {&quot;noteIndex&quot;: 0}, &quot;mendeley&quot;: {&quot;previouslyFormattedCitation&quot;: &quot;(Visel et al. 2007)&quot;, &quot;formattedCitation&quot;: &quot;(Visel et al. 2007)&quot;, &quot;plainTextFormattedCitation&quot;: &quot;(Visel et al. 2007)&quot;}, &quot;citationItems&quot;: [{&quot;uris&quot;: [&quot;http://www.mendeley.com/documents/?uuid=a82dfa55-6ce5-3af7-aa28-ab1eb551a084&quot;], &quot;id&quot;: &quot;ITEM-1&quot;, &quot;itemData&quot;: {&quot;id&quot;: &quot;ITEM-1&quot;, &quot;type&quot;: &quot;article-journal&quot;, &quot;title&quot;: &quot;VISTA Enhancer Browser - A database of tissue-specific human enhancers&quot;, &quot;volume&quot;: &quot;35&quot;, &quot;abstract&quot;: &quot;Despite the known existence of distant-acting cis-regulatory elements in the human genome, only a small fraction of these elements has been identified and experimentally characterized in vivo. This paucity of enhancer collections with defined activities has thus hindered computational approaches for the genome-wide prediction of enhancers and their functions. To fill this void, we utilize comparative genome analysis to identify candidate enhancer elements in the human genome coupled with the experimental determination of their in vivo enhancer activity in transgenic mice [L. A. Pennacchio et al. (2006) Nature, in press]. These data are available through the VISTA Enhancer Browser (http://enhancer.lbl.gov). This growing database currently contains over 250 experimentally tested DNA fragments, of which more than 100 have been validated as tissue-specific enhancers. For each positive enhancer, we provide digital images of whole-mount embryo staining at embryonic day 11.5 and an anatomical description of the reporter gene expression pattern. Users can retrieve elements near single genes of interest, search for enhancers that target reporter gene expression to a particular tissue, or download entire collections of enhancers with a defined tissue specificity or conservation depth. These experimentally validated training sets are expected to provide a basis for a wide range of downstream computational and functional studies of enhancer function. \u00a9 2007 Oxford University Press.&quot;, &quot;DOI&quot;: &quot;10.1093/nar/gkl822&quot;, &quot;ISSN&quot;: &quot;03051048&quot;, &quot;author&quot;: [{&quot;dropping-particle&quot;: &quot;&quot;, &quot;given&quot;: &quot;Axel&quot;, &quot;suffix&quot;: &quot;&quot;, &quot;family&quot;: &quot;Visel&quot;, &quot;parse-names&quot;: false, &quot;non-dropping-particle&quot;: &quot;&quot;}, {&quot;dropping-particle&quot;: &quot;&quot;, &quot;given&quot;: &quot;Simon&quot;, &quot;suffix&quot;: &quot;&quot;, &quot;family&quot;: &quot;Minovitsky&quot;, &quot;parse-names&quot;: false, &quot;non-dropping-particle&quot;: &quot;&quot;}, {&quot;dropping-particle&quot;: &quot;&quot;, &quot;given&quot;: &quot;Inna&quot;, &quot;suffix&quot;: &quot;&quot;, &quot;family&quot;: &quot;Dubchak&quot;, &quot;parse-names&quot;: false, &quot;non-dropping-particle&quot;: &quot;&quot;}, {&quot;dropping-particle&quot;: &quot;&quot;, &quot;given&quot;: &quot;Len A.&quot;, &quot;suffix&quot;: &quot;&quot;, &quot;family&quot;: &quot;Pennacchio&quot;, &quot;parse-names&quot;: false, &quot;non-dropping-particle&quot;: &quot;&quot;}], &quot;issued&quot;: {&quot;date-parts&quot;: [[&quot;2007&quot;, &quot;1&quot;]]}, &quot;container-title&quot;: &quot;Nucleic Acids Research&quot;, &quot;issue&quot;: &quot;SUPPL. 1&quot;}}], &quot;schema&quot;: &quot;https://github.com/citation-style-language/schema/raw/master/csl-citation.json&quot;} RNDsrp3eM9wi9"/><text:span text:style-name="T71">(Visel et al. 2007)</text:span><text:reference-mark-end text:name="ADDIN CSL_CITATION {&quot;properties&quot;: {&quot;noteIndex&quot;: 0}, &quot;mendeley&quot;: {&quot;previouslyFormattedCitation&quot;: &quot;(Visel et al. 2007)&quot;, &quot;formattedCitation&quot;: &quot;(Visel et al. 2007)&quot;, &quot;plainTextFormattedCitation&quot;: &quot;(Visel et al. 2007)&quot;}, &quot;citationItems&quot;: [{&quot;uris&quot;: [&quot;http://www.mendeley.com/documents/?uuid=a82dfa55-6ce5-3af7-aa28-ab1eb551a084&quot;], &quot;id&quot;: &quot;ITEM-1&quot;, &quot;itemData&quot;: {&quot;id&quot;: &quot;ITEM-1&quot;, &quot;type&quot;: &quot;article-journal&quot;, &quot;title&quot;: &quot;VISTA Enhancer Browser - A database of tissue-specific human enhancers&quot;, &quot;volume&quot;: &quot;35&quot;, &quot;abstract&quot;: &quot;Despite the known existence of distant-acting cis-regulatory elements in the human genome, only a small fraction of these elements has been identified and experimentally characterized in vivo. This paucity of enhancer collections with defined activities has thus hindered computational approaches for the genome-wide prediction of enhancers and their functions. To fill this void, we utilize comparative genome analysis to identify candidate enhancer elements in the human genome coupled with the experimental determination of their in vivo enhancer activity in transgenic mice [L. A. Pennacchio et al. (2006) Nature, in press]. These data are available through the VISTA Enhancer Browser (http://enhancer.lbl.gov). This growing database currently contains over 250 experimentally tested DNA fragments, of which more than 100 have been validated as tissue-specific enhancers. For each positive enhancer, we provide digital images of whole-mount embryo staining at embryonic day 11.5 and an anatomical description of the reporter gene expression pattern. Users can retrieve elements near single genes of interest, search for enhancers that target reporter gene expression to a particular tissue, or download entire collections of enhancers with a defined tissue specificity or conservation depth. These experimentally validated training sets are expected to provide a basis for a wide range of downstream computational and functional studies of enhancer function. \u00a9 2007 Oxford University Press.&quot;, &quot;DOI&quot;: &quot;10.1093/nar/gkl822&quot;, &quot;ISSN&quot;: &quot;03051048&quot;, &quot;author&quot;: [{&quot;dropping-particle&quot;: &quot;&quot;, &quot;given&quot;: &quot;Axel&quot;, &quot;suffix&quot;: &quot;&quot;, &quot;family&quot;: &quot;Visel&quot;, &quot;parse-names&quot;: false, &quot;non-dropping-particle&quot;: &quot;&quot;}, {&quot;dropping-particle&quot;: &quot;&quot;, &quot;given&quot;: &quot;Simon&quot;, &quot;suffix&quot;: &quot;&quot;, &quot;family&quot;: &quot;Minovitsky&quot;, &quot;parse-names&quot;: false, &quot;non-dropping-particle&quot;: &quot;&quot;}, {&quot;dropping-particle&quot;: &quot;&quot;, &quot;given&quot;: &quot;Inna&quot;, &quot;suffix&quot;: &quot;&quot;, &quot;family&quot;: &quot;Dubchak&quot;, &quot;parse-names&quot;: false, &quot;non-dropping-particle&quot;: &quot;&quot;}, {&quot;dropping-particle&quot;: &quot;&quot;, &quot;given&quot;: &quot;Len A.&quot;, &quot;suffix&quot;: &quot;&quot;, &quot;family&quot;: &quot;Pennacchio&quot;, &quot;parse-names&quot;: false, &quot;non-dropping-particle&quot;: &quot;&quot;}], &quot;issued&quot;: {&quot;date-parts&quot;: [[&quot;2007&quot;, &quot;1&quot;]]}, &quot;container-title&quot;: &quot;Nucleic Acids Research&quot;, &quot;issue&quot;: &quot;SUPPL. 1&quot;}}], &quot;schema&quot;: &quot;https://github.com/citation-style-language/schema/raw/master/csl-citation.json&quot;} RNDsrp3eM9wi9"/><text:span text:style-name="T107">⁠</text:span><text:span text:style-name="T127">) or enhancers implicated in pathogenic processes (</text:span><text:span text:style-name="T90">DiseaseEn</text:span><text:span text:style-name="T126">h</text:span><text:span text:style-name="T90">ancer </text:span><text:span text:style-name="T107">database</text:span><text:span text:style-name="T90"> </text:span><text:reference-mark-start text:name="ADDIN CSL_CITATION {&quot;properties&quot;: {&quot;noteIndex&quot;: 0}, &quot;mendeley&quot;: {&quot;previouslyFormattedCitation&quot;: &quot;(Zhang et al. 2018)&quot;, &quot;formattedCitation&quot;: &quot;(Zhang et al. 2018)&quot;, &quot;plainTextFormattedCitation&quot;: &quot;(Zhang et al. 2018)&quot;}, &quot;citationItems&quot;: [{&quot;uris&quot;: [&quot;http://www.mendeley.com/documents/?uuid=cdab993a-21cb-3ac9-b174-0c14c14db48f&quot;], &quot;id&quot;: &quot;ITEM-1&quot;, &quot;itemData&quot;: {&quot;volume&quot;: &quot;46&quot;, &quot;DOI&quot;: &quot;10.1093/nar/gkx920&quot;, &quot;publisher&quot;: &quot;Oxford University Press&quot;, &quot;container-title&quot;: &quot;Nucleic Acids Research&quot;, &quot;issued&quot;: {&quot;date-parts&quot;: [[&quot;2018&quot;, &quot;1&quot;, &quot;1&quot;]]}, &quot;id&quot;: &quot;ITEM-1&quot;, &quot;type&quot;: &quot;article-journal&quot;, &quot;title&quot;: &quot;DiseaseEnhancer: A resource of human disease-associated enhancer catalog&quot;, &quot;author&quot;: [{&quot;dropping-particle&quot;: &quot;&quot;, &quot;given&quot;: &quot;Guanxiong&quot;, &quot;suffix&quot;: &quot;&quot;, &quot;family&quot;: &quot;Zhang&quot;, &quot;parse-names&quot;: false, &quot;non-dropping-particle&quot;: &quot;&quot;}, {&quot;dropping-particle&quot;: &quot;&quot;, &quot;given&quot;: &quot;Jian&quot;, &quot;suffix&quot;: &quot;&quot;, &quot;family&quot;: &quot;Shi&quot;, &quot;parse-names&quot;: false, &quot;non-dropping-particle&quot;: &quot;&quot;}, {&quot;dropping-particle&quot;: &quot;&quot;, &quot;given&quot;: &quot;Shiwei&quot;, &quot;suffix&quot;: &quot;&quot;, &quot;family&quot;: &quot;Zhu&quot;, &quot;parse-names&quot;: false, &quot;non-dropping-particle&quot;: &quot;&quot;}, {&quot;dropping-particle&quot;: &quot;&quot;, &quot;given&quot;: &quot;Yujia&quot;, &quot;suffix&quot;: &quot;&quot;, &quot;family&quot;: &quot;Lan&quot;, &quot;parse-names&quot;: false, &quot;non-dropping-particle&quot;: &quot;&quot;}, {&quot;dropping-particle&quot;: &quot;&quot;, &quot;given&quot;: &quot;Liwen&quot;, &quot;suffix&quot;: &quot;&quot;, &quot;family&quot;: &quot;Xu&quot;, &quot;parse-names&quot;: false, &quot;non-dropping-particle&quot;: &quot;&quot;}, {&quot;dropping-particle&quot;: &quot;&quot;, &quot;given&quot;: &quot;Huating&quot;, &quot;suffix&quot;: &quot;&quot;, &quot;family&quot;: &quot;Yuan&quot;, &quot;parse-names&quot;: false, &quot;non-dropping-particle&quot;: &quot;&quot;}, {&quot;dropping-particle&quot;: &quot;&quot;, &quot;given&quot;: &quot;Gaoming&quot;, &quot;suffix&quot;: &quot;&quot;, &quot;family&quot;: &quot;Liao&quot;, &quot;parse-names&quot;: false, &quot;non-dropping-particle&quot;: &quot;&quot;}, {&quot;dropping-particle&quot;: &quot;&quot;, &quot;given&quot;: &quot;Xiaoqin&quot;, &quot;suffix&quot;: &quot;&quot;, &quot;family&quot;: &quot;Liu&quot;, &quot;parse-names&quot;: false, &quot;non-dropping-particle&quot;: &quot;&quot;}, {&quot;dropping-particle&quot;: &quot;&quot;, &quot;given&quot;: &quot;Yunpeng&quot;, &quot;suffix&quot;: &quot;&quot;, &quot;family&quot;: &quot;Zhang&quot;, &quot;parse-names&quot;: false, &quot;non-dropping-particle&quot;: &quot;&quot;}, {&quot;dropping-particle&quot;: &quot;&quot;, &quot;given&quot;: &quot;Yun&quot;, &quot;suffix&quot;: &quot;&quot;, &quot;family&quot;: &quot;Xiao&quot;, &quot;parse-names&quot;: false, &quot;non-dropping-particle&quot;: &quot;&quot;}, {&quot;dropping-particle&quot;: &quot;&quot;, &quot;given&quot;: &quot;Xia&quot;, &quot;suffix&quot;: &quot;&quot;, &quot;family&quot;: &quot;Li&quot;, &quot;parse-names&quot;: false, &quot;non-dropping-particle&quot;: &quot;&quot;}], &quot;page&quot;: &quot;D78-D84&quot;, &quot;ISSN&quot;: &quot;13624962&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issue&quot;: &quot;D1&quot;}}], &quot;schema&quot;: &quot;https://github.com/citation-style-language/schema/raw/master/csl-citation.json&quot;} RNDGFqLMtpE52"/><text:span text:style-name="T70">(Zhang et al. 2018)</text:span><text:reference-mark-end text:name="ADDIN CSL_CITATION {&quot;properties&quot;: {&quot;noteIndex&quot;: 0}, &quot;mendeley&quot;: {&quot;previouslyFormattedCitation&quot;: &quot;(Zhang et al. 2018)&quot;, &quot;formattedCitation&quot;: &quot;(Zhang et al. 2018)&quot;, &quot;plainTextFormattedCitation&quot;: &quot;(Zhang et al. 2018)&quot;}, &quot;citationItems&quot;: [{&quot;uris&quot;: [&quot;http://www.mendeley.com/documents/?uuid=cdab993a-21cb-3ac9-b174-0c14c14db48f&quot;], &quot;id&quot;: &quot;ITEM-1&quot;, &quot;itemData&quot;: {&quot;volume&quot;: &quot;46&quot;, &quot;DOI&quot;: &quot;10.1093/nar/gkx920&quot;, &quot;publisher&quot;: &quot;Oxford University Press&quot;, &quot;container-title&quot;: &quot;Nucleic Acids Research&quot;, &quot;issued&quot;: {&quot;date-parts&quot;: [[&quot;2018&quot;, &quot;1&quot;, &quot;1&quot;]]}, &quot;id&quot;: &quot;ITEM-1&quot;, &quot;type&quot;: &quot;article-journal&quot;, &quot;title&quot;: &quot;DiseaseEnhancer: A resource of human disease-associated enhancer catalog&quot;, &quot;author&quot;: [{&quot;dropping-particle&quot;: &quot;&quot;, &quot;given&quot;: &quot;Guanxiong&quot;, &quot;suffix&quot;: &quot;&quot;, &quot;family&quot;: &quot;Zhang&quot;, &quot;parse-names&quot;: false, &quot;non-dropping-particle&quot;: &quot;&quot;}, {&quot;dropping-particle&quot;: &quot;&quot;, &quot;given&quot;: &quot;Jian&quot;, &quot;suffix&quot;: &quot;&quot;, &quot;family&quot;: &quot;Shi&quot;, &quot;parse-names&quot;: false, &quot;non-dropping-particle&quot;: &quot;&quot;}, {&quot;dropping-particle&quot;: &quot;&quot;, &quot;given&quot;: &quot;Shiwei&quot;, &quot;suffix&quot;: &quot;&quot;, &quot;family&quot;: &quot;Zhu&quot;, &quot;parse-names&quot;: false, &quot;non-dropping-particle&quot;: &quot;&quot;}, {&quot;dropping-particle&quot;: &quot;&quot;, &quot;given&quot;: &quot;Yujia&quot;, &quot;suffix&quot;: &quot;&quot;, &quot;family&quot;: &quot;Lan&quot;, &quot;parse-names&quot;: false, &quot;non-dropping-particle&quot;: &quot;&quot;}, {&quot;dropping-particle&quot;: &quot;&quot;, &quot;given&quot;: &quot;Liwen&quot;, &quot;suffix&quot;: &quot;&quot;, &quot;family&quot;: &quot;Xu&quot;, &quot;parse-names&quot;: false, &quot;non-dropping-particle&quot;: &quot;&quot;}, {&quot;dropping-particle&quot;: &quot;&quot;, &quot;given&quot;: &quot;Huating&quot;, &quot;suffix&quot;: &quot;&quot;, &quot;family&quot;: &quot;Yuan&quot;, &quot;parse-names&quot;: false, &quot;non-dropping-particle&quot;: &quot;&quot;}, {&quot;dropping-particle&quot;: &quot;&quot;, &quot;given&quot;: &quot;Gaoming&quot;, &quot;suffix&quot;: &quot;&quot;, &quot;family&quot;: &quot;Liao&quot;, &quot;parse-names&quot;: false, &quot;non-dropping-particle&quot;: &quot;&quot;}, {&quot;dropping-particle&quot;: &quot;&quot;, &quot;given&quot;: &quot;Xiaoqin&quot;, &quot;suffix&quot;: &quot;&quot;, &quot;family&quot;: &quot;Liu&quot;, &quot;parse-names&quot;: false, &quot;non-dropping-particle&quot;: &quot;&quot;}, {&quot;dropping-particle&quot;: &quot;&quot;, &quot;given&quot;: &quot;Yunpeng&quot;, &quot;suffix&quot;: &quot;&quot;, &quot;family&quot;: &quot;Zhang&quot;, &quot;parse-names&quot;: false, &quot;non-dropping-particle&quot;: &quot;&quot;}, {&quot;dropping-particle&quot;: &quot;&quot;, &quot;given&quot;: &quot;Yun&quot;, &quot;suffix&quot;: &quot;&quot;, &quot;family&quot;: &quot;Xiao&quot;, &quot;parse-names&quot;: false, &quot;non-dropping-particle&quot;: &quot;&quot;}, {&quot;dropping-particle&quot;: &quot;&quot;, &quot;given&quot;: &quot;Xia&quot;, &quot;suffix&quot;: &quot;&quot;, &quot;family&quot;: &quot;Li&quot;, &quot;parse-names&quot;: false, &quot;non-dropping-particle&quot;: &quot;&quot;}], &quot;page&quot;: &quot;D78-D84&quot;, &quot;ISSN&quot;: &quot;13624962&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issue&quot;: &quot;D1&quot;}}], &quot;schema&quot;: &quot;https://github.com/citation-style-language/schema/raw/master/csl-citation.json&quot;} RNDGFqLMtpE52"/><text:span text:style-name="T90">⁠</text:span><text:span text:style-name="T127">) come in handy.</text:span></text:p>
      <text:p text:style-name="P49"><text:span text:style-name="T122">An invaluable resource </text:span><text:span text:style-name="T124">for regulatory variant analysis </text:span><text:span text:style-name="T122">are repositories of r</text:span><text:span text:style-name="T90">egulatory regions comprehensively mapped by initiatives such as ENCODE</text:span><text:span text:style-name="T70"> </text:span><text:reference-mark-start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citationItems&quot;: [{&quot;uris&quot;: [&quot;http://www.mendeley.com/documents/?uuid=34772b6d-3562-4ed3-92f8-c9f90080c8e0&quot;], &quot;id&quot;: &quot;ITEM-1&quot;, &quot;itemData&quot;: {&quot;volume&quot;: &quot;489&quot;, &quot;ISBN&quot;: &quot;1476-4687&quot;, &quot;PMID&quot;: &quot;22955616&quot;, &quot;DOI&quot;: &quot;10.1038/nature11247&quot;, &quot;ISSN&quot;: &quot;1476-4687&quot;, &quot;container-title&quot;: &quot;Nature&quot;, &quot;id&quot;: &quot;ITEM-1&quot;, &quot;type&quot;: &quot;article-journal&quot;, &quot;title&quot;: &quot;An integrated encyclopedia of DNA elements in the human genome.&quot;, &quot;author&quot;: [{&quot;dropping-particle&quot;: &quot;&quot;, &quot;given&quot;: &quot;&quot;, &quot;suffix&quot;: &quot;&quot;, &quot;family&quot;: &quot;The ENCODE Project Consortium&quot;, &quot;parse-names&quot;: false, &quot;non-dropping-particle&quot;: &quot;&quot;}, {&quot;dropping-particle&quot;: &quot;&quot;, &quot;given&quot;: &quot;Ian&quot;, &quot;suffix&quot;: &quot;&quot;, &quot;family&quot;: &quot;Dunham&quot;, &quot;parse-names&quot;: false, &quot;non-dropping-particle&quot;: &quot;&quot;}, {&quot;dropping-particle&quot;: &quot;&quot;, &quot;given&quot;: &quot;Anshul&quot;, &quot;suffix&quot;: &quot;&quot;, &quot;family&quot;: &quot;Kundaje&quot;, &quot;parse-names&quot;: false, &quot;non-dropping-particle&quot;: &quot;&quot;}, {&quot;dropping-particle&quot;: &quot;&quot;, &quot;given&quot;: &quot;Shelley F&quot;, &quot;suffix&quot;: &quot;&quot;, &quot;family&quot;: &quot;Aldred&quot;, &quot;parse-names&quot;: false, &quot;non-dropping-particle&quot;: &quot;&quot;}, {&quot;dropping-particle&quot;: &quot;&quot;, &quot;given&quot;: &quot;Patrick J&quot;, &quot;suffix&quot;: &quot;&quot;, &quot;family&quot;: &quot;Collins&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Francis&quot;, &quot;suffix&quot;: &quot;&quot;, &quot;family&quot;: &quot;Doyle&quot;, &quot;parse-names&quot;: false, &quot;non-dropping-particle&quot;: &quot;&quot;}, {&quot;dropping-particle&quot;: &quot;&quot;, &quot;given&quot;: &quot;Charles B&quot;, &quot;suffix&quot;: &quot;&quot;, &quot;family&quot;: &quot;Epstein&quot;, &quot;parse-names&quot;: false, &quot;non-dropping-particle&quot;: &quot;&quot;}, {&quot;dropping-particle&quot;: &quot;&quot;, &quot;given&quot;: &quot;Seth&quot;, &quot;suffix&quot;: &quot;&quot;, &quot;family&quot;: &quot;Frietze&quot;, &quot;parse-names&quot;: false, &quot;non-dropping-particle&quot;: &quot;&quot;}, {&quot;dropping-particle&quot;: &quot;&quot;, &quot;given&quot;: &quot;Jennifer&quot;, &quot;suffix&quot;: &quot;&quot;, &quot;family&quot;: &quot;Harrow&quot;, &quot;parse-names&quot;: false, &quot;non-dropping-particle&quot;: &quot;&quot;}, {&quot;dropping-particle&quot;: &quot;&quot;, &quot;given&quot;: &quot;Rajinder&quot;, &quot;suffix&quot;: &quot;&quot;, &quot;family&quot;: &quot;Kaul&quot;, &quot;parse-names&quot;: false, &quot;non-dropping-particle&quot;: &quot;&quot;}, {&quot;dropping-particle&quot;: &quot;&quot;, &quot;given&quot;: &quot;Jainab&quot;, &quot;suffix&quot;: &quot;&quot;, &quot;family&quot;: &quot;Khatun&quot;, &quot;parse-names&quot;: false, &quot;non-dropping-particle&quot;: &quot;&quot;}, {&quot;dropping-particle&quot;: &quot;&quot;, &quot;given&quot;: &quot;Bryan R&quot;, &quot;suffix&quot;: &quot;&quot;, &quot;family&quot;: &quot;Lajoie&quot;, &quot;parse-names&quot;: false, &quot;non-dropping-particle&quot;: &quot;&quot;}, {&quot;dropping-particle&quot;: &quot;&quot;, &quot;given&quot;: &quot;Stephen G&quot;, &quot;suffix&quot;: &quot;&quot;, &quot;family&quot;: &quot;Landt&quot;, &quot;parse-names&quot;: false, &quot;non-dropping-particle&quot;: &quot;&quot;}, {&quot;dropping-particle&quot;: &quot;&quot;, &quot;given&quot;: &quot;Burn-Kyu Bum-Kyu&quot;, &quot;suffix&quot;: &quot;&quot;, &quot;family&quot;: &quot;Lee&quot;, &quot;parse-names&quot;: false, &quot;non-dropping-particle&quot;: &quot;&quot;}, {&quot;dropping-particle&quot;: &quot;&quot;, &quot;given&quot;: &quot;Florencia&quot;, &quot;suffix&quot;: &quot;&quot;, &quot;family&quot;: &quot;Pauli&quot;, &quot;parse-names&quot;: false, &quot;non-dropping-particle&quot;: &quot;&quot;}, {&quot;dropping-particle&quot;: &quot;&quot;, &quot;given&quot;: &quot;Kate R&quot;, &quot;suffix&quot;: &quot;&quot;, &quot;family&quot;: &quot;Rosenbloom&quot;, &quot;parse-names&quot;: false, &quot;non-dropping-particle&quot;: &quot;&quot;}, {&quot;dropping-particle&quot;: &quot;&quot;, &quot;given&quot;: &quot;Peter&quot;, &quot;suffix&quot;: &quot;&quot;, &quot;family&quot;: &quot;Sabo&quot;, &quot;parse-names&quot;: false, &quot;non-dropping-particle&quot;: &quot;&quot;}, {&quot;dropping-particle&quot;: &quot;&quot;, &quot;given&quot;: &quot;Alexias&quot;, &quot;suffix&quot;: &quot;&quot;, &quot;family&quot;: &quot;Safi&quot;, &quot;parse-names&quot;: false, &quot;non-dropping-particle&quot;: &quot;&quot;}, {&quot;dropping-particle&quot;: &quot;&quot;, &quot;given&quot;: &quot;Amartya&quot;, &quot;suffix&quot;: &quot;&quot;, &quot;family&quot;: &quot;Sanyal&quot;, &quot;parse-names&quot;: false, &quot;non-dropping-particle&quot;: &quot;&quot;}, {&quot;dropping-particle&quot;: &quot;&quot;, &quot;given&quot;: &quot;Noam&quot;, &quot;suffix&quot;: &quot;&quot;, &quot;family&quot;: &quot;Shoresh&quot;, &quot;parse-names&quot;: false, &quot;non-dropping-particle&quot;: &quot;&quot;}, {&quot;dropping-particle&quot;: &quot;&quot;, &quot;given&quot;: &quot;Jeremy M&quot;, &quot;suffix&quot;: &quot;&quot;, &quot;family&quot;: &quot;Simon&quot;, &quot;parse-names&quot;: false, &quot;non-dropping-particle&quot;: &quot;&quot;}, {&quot;dropping-particle&quot;: &quot;&quot;, &quot;given&quot;: &quot;Lingyun&quot;, &quot;suffix&quot;: &quot;&quot;, &quot;family&quot;: &quot;Song&quot;, &quot;parse-names&quot;: false, &quot;non-dropping-particle&quot;: &quot;&quot;}, {&quot;dropping-particle&quot;: &quot;&quot;, &quot;given&quot;: &quot;Nathan D&quot;, &quot;suffix&quot;: &quot;&quot;, &quot;family&quot;: &quot;Trinklein&quot;, &quot;parse-names&quot;: false, &quot;non-dropping-particle&quot;: &quot;&quot;}, {&quot;dropping-particle&quot;: &quot;&quot;, &quot;given&quot;: &quot;Robert C&quot;, &quot;suffix&quot;: &quot;&quot;, &quot;family&quot;: &quot;Altshuler&quot;, &quot;parse-names&quot;: false, &quot;non-dropping-particle&quot;: &quot;&quot;}, {&quot;dropping-particle&quot;: &quot;&quot;, &quot;given&quot;: &quot;Ewan&quot;, &quot;suffix&quot;: &quot;&quot;, &quot;family&quot;: &quot;Birney&quot;, &quot;parse-names&quot;: false, &quot;non-dropping-particle&quot;: &quot;&quot;}, {&quot;dropping-particle&quot;: &quot;&quot;, &quot;given&quot;: &quot;James B&quot;, &quot;suffix&quot;: &quot;&quot;, &quot;family&quot;: &quot;Brown&quot;, &quot;parse-names&quot;: false, &quot;non-dropping-particle&quot;: &quot;&quot;}, {&quot;dropping-particle&quot;: &quot;&quot;, &quot;given&quot;: &quot;Chao&quot;, &quot;suffix&quot;: &quot;&quot;, &quot;family&quot;: &quot;Cheng&quot;, &quot;parse-names&quot;: false, &quot;non-dropping-particle&quot;: &quot;&quot;}, {&quot;dropping-particle&quot;: &quot;&quot;, &quot;given&quot;: &quot;Sarah&quot;, &quot;suffix&quot;: &quot;&quot;, &quot;family&quot;: &quot;Djebali&quot;, &quot;parse-names&quot;: false, &quot;non-dropping-particle&quot;: &quot;&quot;}, {&quot;dropping-particle&quot;: &quot;&quot;, &quot;given&quot;: &quot;Xianjun&quot;, &quot;suffix&quot;: &quot;&quot;, &quot;family&quot;: &quot;Dong&quot;, &quot;parse-names&quot;: false, &quot;non-dropping-particle&quot;: &quot;&quot;}, {&quot;dropping-particle&quot;: &quot;&quot;, &quot;given&quot;: &quot;Jason&quot;, &quot;suffix&quot;: &quot;&quot;, &quot;family&quot;: &quot;Ernst&quot;, &quot;parse-names&quot;: false, &quot;non-dropping-particle&quot;: &quot;&quot;}, {&quot;dropping-particle&quot;: &quot;&quot;, &quot;given&quot;: &quot;Terrence S&quot;, &quot;suffix&quot;: &quot;&quot;, &quot;family&quot;: &quot;Furey&quot;, &quot;parse-names&quot;: false, &quot;non-dropping-particle&quot;: &quot;&quot;}, {&quot;dropping-particle&quot;: &quot;&quot;, &quot;given&quot;: &quot;Mark&quot;, &quot;suffix&quot;: &quot;&quot;, &quot;family&quot;: &quot;Gerstein&quot;, &quot;parse-names&quot;: false, &quot;non-dropping-particle&quot;: &quot;&quot;}, {&quot;dropping-particle&quot;: &quot;&quot;, &quot;given&quot;: &quot;Belinda&quot;, &quot;suffix&quot;: &quot;&quot;, &quot;family&quot;: &quot;Giardine&quot;, &quot;parse-names&quot;: false, &quot;non-dropping-particle&quot;: &quot;&quot;}, {&quot;dropping-particle&quot;: &quot;&quot;, &quot;given&quot;: &quot;Melissa&quot;, &quot;suffix&quot;: &quot;&quot;, &quot;family&quot;: &quot;Greven&quot;, &quot;parse-names&quot;: false, &quot;non-dropping-particle&quot;: &quot;&quot;}, {&quot;dropping-particle&quot;: &quot;&quot;, &quot;given&quot;: &quot;Ross C&quot;, &quot;suffix&quot;: &quot;&quot;, &quot;family&quot;: &quot;Hardison&quot;, &quot;parse-names&quot;: false, &quot;non-dropping-particle&quot;: &quot;&quot;}, {&quot;dropping-particle&quot;: &quot;&quot;, &quot;given&quot;: &quot;Robert S&quot;, &quot;suffix&quot;: &quot;&quot;, &quot;family&quot;: &quot;Harris&quot;, &quot;parse-names&quot;: false, &quot;non-dropping-particle&quot;: &quot;&quot;}, {&quot;dropping-particle&quot;: &quot;&quot;, &quot;given&quot;: &quot;Javier&quot;, &quot;suffix&quot;: &quot;&quot;, &quot;family&quot;: &quot;Herrero&quot;, &quot;parse-names&quot;: false, &quot;non-dropping-particle&quot;: &quot;&quot;}, {&quot;dropping-particle&quot;: &quot;&quot;, &quot;given&quot;: &quot;Michael M&quot;, &quot;suffix&quot;: &quot;&quot;, &quot;family&quot;: &quot;Hoffman&quot;, &quot;parse-names&quot;: false, &quot;non-dropping-particle&quot;: &quot;&quot;}, {&quot;dropping-particle&quot;: &quot;&quot;, &quot;given&quot;: &quot;Sowmya&quot;, &quot;suffix&quot;: &quot;&quot;, &quot;family&quot;: &quot;Iyer&quot;, &quot;parse-names&quot;: false, &quot;non-dropping-particle&quot;: &quot;&quot;}, {&quot;dropping-particle&quot;: &quot;&quot;, &quot;given&quot;: &quot;Manolis&quot;, &quot;suffix&quot;: &quot;&quot;, &quot;family&quot;: &quot;Kelllis&quot;, &quot;parse-names&quot;: false, &quot;non-dropping-particle&quot;: &quot;&quot;}, {&quot;dropping-particle&quot;: &quot;&quot;, &quot;given&quot;: &quot;Pouya&quot;, &quot;suffix&quot;: &quot;&quot;, &quot;family&quot;: &quot;Kheradpour&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Qunhua&quot;, &quot;suffix&quot;: &quot;&quot;, &quot;family&quot;: &quot;Li&quot;, &quot;parse-names&quot;: false, &quot;non-dropping-particle&quot;: &quot;&quot;}, {&quot;dropping-particle&quot;: &quot;&quot;, &quot;given&quot;: &quot;Xinying&quot;, &quot;suffix&quot;: &quot;&quot;, &quot;family&quot;: &quot;Lin&quot;, &quot;parse-names&quot;: false, &quot;non-dropping-particle&quot;: &quot;&quot;}, {&quot;dropping-particle&quot;: &quot;&quot;, &quot;given&quot;: &quot;Georgi K&quot;, &quot;suffix&quot;: &quot;&quot;, &quot;family&quot;: &quot;Marinov&quot;, &quot;parse-names&quot;: false, &quot;non-dropping-particle&quot;: &quot;&quot;}, {&quot;dropping-particle&quot;: &quot;&quot;, &quot;given&quot;: &quot;Angelika&quot;, &quot;suffix&quot;: &quot;&quot;, &quot;family&quot;: &quot;Merkel&quot;, &quot;parse-names&quot;: false, &quot;non-dropping-particle&quot;: &quot;&quot;}, {&quot;dropping-particle&quot;: &quot;&quot;, &quot;given&quot;: &quot;Ali&quot;, &quot;suffix&quot;: &quot;&quot;, &quot;family&quot;: &quot;Mortazavi&quot;, &quot;parse-names&quot;: false, &quot;non-dropping-particle&quot;: &quot;&quot;}, {&quot;dropping-particle&quot;: &quot;&quot;, &quot;given&quot;: &quot;Stephen C J Stephanie L&quot;, &quot;suffix&quot;: &quot;&quot;, &quot;family&quot;: &quot;Parker&quot;, &quot;parse-names&quot;: false, &quot;non-dropping-particle&quot;: &quot;&quot;}, {&quot;dropping-particle&quot;: &quot;&quot;, &quot;given&quot;: &quot;Timothy E&quot;, &quot;suffix&quot;: &quot;&quot;, &quot;family&quot;: &quot;Reddy&quot;, &quot;parse-names&quot;: false, &quot;non-dropping-particle&quot;: &quot;&quot;}, {&quot;dropping-particle&quot;: &quot;&quot;, &quot;given&quot;: &quot;Joel&quot;, &quot;suffix&quot;: &quot;&quot;, &quot;family&quot;: &quot;Rozowsky&quot;, &quot;parse-names&quot;: false, &quot;non-dropping-particle&quot;: &quot;&quot;}, {&quot;dropping-particle&quot;: &quot;&quot;, &quot;given&quot;: &quot;Felix&quot;, &quot;suffix&quot;: &quot;&quot;, &quot;family&quot;: &quot;Schlesinger&quot;, &quot;parse-names&quot;: false, &quot;non-dropping-particle&quot;: &quot;&quot;}, {&quot;dropping-particle&quot;: &quot;&quot;, &quot;given&quot;: &quot;Robert E&quot;, &quot;suffix&quot;: &quot;&quot;, &quot;family&quot;: &quot;Thurman&quot;, &quot;parse-names&quot;: false, &quot;non-dropping-particle&quot;: &quot;&quot;}, {&quot;dropping-particle&quot;: &quot;&quot;, &quot;given&quot;: &quot;Jie&quot;, &quot;suffix&quot;: &quot;&quot;, &quot;family&quot;: &quot;Wang&quot;, &quot;parse-names&quot;: false, &quot;non-dropping-particle&quot;: &quot;&quot;}, {&quot;dropping-particle&quot;: &quot;&quot;, &quot;given&quot;: &quot;Lucas D&quot;, &quot;suffix&quot;: &quot;&quot;, &quot;family&quot;: &quot;Ward&quot;, &quot;parse-names&quot;: false, &quot;non-dropping-particle&quot;: &quot;&quot;}, {&quot;dropping-particle&quot;: &quot;&quot;, &quot;given&quot;: &quot;Troy W&quot;, &quot;suffix&quot;: &quot;&quot;, &quot;family&quot;: &quot;Whitfield&quot;, &quot;parse-names&quot;: false, &quot;non-dropping-particle&quot;: &quot;&quot;}, {&quot;dropping-particle&quot;: &quot;&quot;, &quot;given&quot;: &quot;Steven P&quot;, &quot;suffix&quot;: &quot;&quot;, &quot;family&quot;: &quot;Wilder&quot;, &quot;parse-names&quot;: false, &quot;non-dropping-particle&quot;: &quot;&quot;}, {&quot;dropping-particle&quot;: &quot;&quot;, &quot;given&quot;: &quot;Weisheng&quot;, &quot;suffix&quot;: &quot;&quot;, &quot;family&quot;: &quot;Wu&quot;, &quot;parse-names&quot;: false, &quot;non-dropping-particle&quot;: &quot;&quot;}, {&quot;dropping-particle&quot;: &quot;&quot;, &quot;given&quot;: &quot;Hualin S&quot;, &quot;suffix&quot;: &quot;&quot;, &quot;family&quot;: &quot;Xi&quot;, &quot;parse-names&quot;: false, &quot;non-dropping-particle&quot;: &quot;&quot;}, {&quot;dropping-particle&quot;: &quot;&quot;, &quot;given&quot;: &quot;Kevin Y&quot;, &quot;suffix&quot;: &quot;&quot;, &quot;family&quot;: &quot;Yip&quot;, &quot;parse-names&quot;: false, &quot;non-dropping-particle&quot;: &quot;&quot;}, {&quot;dropping-particle&quot;: &quot;&quot;, &quot;given&quot;: &quot;Jiali&quot;, &quot;suffix&quot;: &quot;&quot;, &quot;family&quot;: &quot;Zhuang&quot;, &quot;parse-names&quot;: false, &quot;non-dropping-particle&quot;: &quot;&quot;}, {&quot;dropping-particle&quot;: &quot;&quot;, &quot;given&quot;: &quot;Bradley E&quot;, &quot;suffix&quot;: &quot;&quot;, &quot;family&quot;: &quot;Bernstein&quot;, &quot;parse-names&quot;: false, &quot;non-dropping-particle&quot;: &quot;&quot;}, {&quot;dropping-particle&quot;: &quot;&quot;, &quot;given&quot;: &quot;Eric D&quot;, &quot;suffix&quot;: &quot;&quot;, &quot;family&quot;: &quot;Green&quot;, &quot;parse-names&quot;: false, &quot;non-dropping-particle&quot;: &quot;&quot;}, {&quot;dropping-particle&quot;: &quot;&quot;, &quot;given&quot;: &quot;Chris&quot;, &quot;suffix&quot;: &quot;&quot;, &quot;family&quot;: &quot;Gunter&quot;, &quot;parse-names&quot;: false, &quot;non-dropping-particle&quot;: &quot;&quot;}, {&quot;dropping-particle&quot;: &quot;&quot;, &quot;given&quot;: &quot;Michael&quot;, &quot;suffix&quot;: &quot;&quot;, &quot;family&quot;: &quot;Snyder&quot;, &quot;parse-names&quot;: false, &quot;non-dropping-particle&quot;: &quot;&quot;}, {&quot;dropping-particle&quot;: &quot;&quot;, &quot;given&quot;: &quot;Michael J&quot;, &quot;suffix&quot;: &quot;&quot;, &quot;family&quot;: &quot;Pazin&quot;, &quot;parse-names&quot;: false, &quot;non-dropping-particle&quot;: &quot;&quot;}, {&quot;dropping-particle&quot;: &quot;&quot;, &quot;given&quot;: &quot;Rebecca F&quot;, &quot;suffix&quot;: &quot;&quot;, &quot;family&quot;: &quot;Lowdon&quot;, &quot;parse-names&quot;: false, &quot;non-dropping-particle&quot;: &quot;&quot;}, {&quot;dropping-particle&quot;: &quot;&quot;, &quot;given&quot;: &quot;Laura a L&quot;, &quot;suffix&quot;: &quot;&quot;, &quot;family&quot;: &quot;Dillon&quot;, &quot;parse-names&quot;: false, &quot;non-dropping-particle&quot;: &quot;&quot;}, {&quot;dropping-particle&quot;: &quot;&quot;, &quot;given&quot;: &quot;Leslie B&quot;, &quot;suffix&quot;: &quot;&quot;, &quot;family&quot;: &quot;Adams&quot;, &quot;parse-names&quot;: false, &quot;non-dropping-particle&quot;: &quot;&quot;}, {&quot;dropping-particle&quot;: &quot;&quot;, &quot;given&quot;: &quot;Caroline J&quot;, &quot;suffix&quot;: &quot;&quot;, &quot;family&quot;: &quot;Kelly&quot;, &quot;parse-names&quot;: false, &quot;non-dropping-particle&quot;: &quot;&quot;}, {&quot;dropping-particle&quot;: &quot;&quot;, &quot;given&quot;: &quot;Julia&quot;, &quot;suffix&quot;: &quot;&quot;, &quot;family&quot;: &quot;Zhang&quot;, &quot;parse-names&quot;: false, &quot;non-dropping-particle&quot;: &quot;&quot;}, {&quot;dropping-particle&quot;: &quot;&quot;, &quot;given&quot;: &quot;Judith R&quot;, &quot;suffix&quot;: &quot;&quot;, &quot;family&quot;: &quot;Wexler&quot;, &quot;parse-names&quot;: false, &quot;non-dropping-particle&quot;: &quot;&quot;}, {&quot;dropping-particle&quot;: &quot;&quot;, &quot;given&quot;: &quot;Peter J&quot;, &quot;suffix&quot;: &quot;&quot;, &quot;family&quot;: &quot;Good&quot;, &quot;parse-names&quot;: false, &quot;non-dropping-particle&quot;: &quot;&quot;}, {&quot;dropping-particle&quot;: &quot;&quot;, &quot;given&quot;: &quot;Elise a&quot;, &quot;suffix&quot;: &quot;&quot;, &quot;family&quot;: &quot;Feingold&quot;, &quot;parse-names&quot;: false, &quot;non-dropping-particle&quot;: &quot;&quot;}, {&quot;dropping-particle&quot;: &quot;&quot;, &quot;given&quot;: &quot;Gregory E&quot;, &quot;suffix&quot;: &quot;&quot;, &quot;family&quot;: &quot;Crawford&quot;, &quot;parse-names&quot;: false, &quot;non-dropping-particle&quot;: &quot;&quot;}, {&quot;dropping-particle&quot;: &quot;&quot;, &quot;given&quot;: &quot;Job&quot;, &quot;suffix&quot;: &quot;&quot;, &quot;family&quot;: &quot;Dekker&quot;, &quot;parse-names&quot;: false, &quot;non-dropping-particle&quot;: &quot;&quot;}, {&quot;dropping-particle&quot;: &quot;&quot;, &quot;given&quot;: &quot;Laura&quot;, &quot;suffix&quot;: &quot;&quot;, &quot;family&quot;: &quot;Elinitski&quot;, &quot;parse-names&quot;: false, &quot;non-dropping-particle&quot;: &quot;&quot;}, {&quot;dropping-particle&quot;: &quot;&quot;, &quot;given&quot;: &quot;Peggy J&quot;, &quot;suffix&quot;: &quot;&quot;, &quot;family&quot;: &quot;Farnham&quot;, &quot;parse-names&quot;: false, &quot;non-dropping-particle&quot;: &quot;&quot;}, {&quot;dropping-particle&quot;: &quot;&quot;, &quot;given&quot;: &quot;Morgan C&quot;, &quot;suffix&quot;: &quot;&quot;, &quot;family&quot;: &quot;Giddings&quot;, &quot;parse-names&quot;: false, &quot;non-dropping-particle&quot;: &quot;&quot;}, {&quot;dropping-particle&quot;: &quot;&quot;, &quot;given&quot;: &quot;Thomas R&quot;, &quot;suffix&quot;: &quot;&quot;, &quot;family&quot;: &quot;Gingeras&quot;, &quot;parse-names&quot;: false, &quot;non-dropping-particle&quot;: &quot;&quot;}, {&quot;dropping-particle&quot;: &quot;&quot;, &quot;given&quot;: &quot;Roderic&quot;, &quot;suffix&quot;: &quot;&quot;, &quot;family&quot;: &quot;Guig\u00f3&quot;, &quot;parse-names&quot;: false, &quot;non-dropping-particle&quot;: &quot;&quot;}, {&quot;dropping-particle&quot;: &quot;&quot;, &quot;given&quot;: &quot;Timothy J Tomothy J&quot;, &quot;suffix&quot;: &quot;&quot;, &quot;family&quot;: &quot;Hubbard&quot;, &quot;parse-names&quot;: false, &quot;non-dropping-particle&quot;: &quot;&quot;}, {&quot;dropping-particle&quot;: &quot;&quot;, &quot;given&quot;: &quot;Manolis&quot;, &quot;suffix&quot;: &quot;&quot;, &quot;family&quot;: &quot;Kellis&quot;, &quot;parse-names&quot;: false, &quot;non-dropping-particle&quot;: &quot;&quot;}, {&quot;dropping-particle&quot;: &quot;&quot;, &quot;given&quot;: &quot;W James&quot;, &quot;suffix&quot;: &quot;&quot;, &quot;family&quot;: &quot;Kent&quot;, &quot;parse-names&quot;: false, &quot;non-dropping-particle&quot;: &quot;&quot;}, {&quot;dropping-particle&quot;: &quot;&quot;, &quot;given&quot;: &quot;Jason D&quot;, &quot;suffix&quot;: &quot;&quot;, &quot;family&quot;: &quot;Lieb&quot;, &quot;parse-names&quot;: false, &quot;non-dropping-particle&quot;: &quot;&quot;}, {&quot;dropping-particle&quot;: &quot;&quot;, &quot;given&quot;: &quot;Elliott H&quot;, &quot;suffix&quot;: &quot;&quot;, &quot;family&quot;: &quot;Margulies&quot;, &quot;parse-names&quot;: false, &quot;non-dropping-particle&quot;: &quot;&quot;}, {&quot;dropping-particle&quot;: &quot;&quot;, &quot;given&quot;: &quot;Richard M&quot;, &quot;suffix&quot;: &quot;&quot;, &quot;family&quot;: &quot;Myers&quot;, &quot;parse-names&quot;: false, &quot;non-dropping-particle&quot;: &quot;&quot;}, {&quot;dropping-particle&quot;: &quot;&quot;, &quot;given&quot;: &quot;John a&quot;, &quot;suffix&quot;: &quot;&quot;, &quot;family&quot;: &quot;Starnatoyannopoulos&quot;, &quot;parse-names&quot;: false, &quot;non-dropping-particle&quot;: &quot;&quot;}, {&quot;dropping-particle&quot;: &quot;&quot;, &quot;given&quot;: &quot;Scott a&quot;, &quot;suffix&quot;: &quot;&quot;, &quot;family&quot;: &quot;Tennebaum&quot;, &quot;parse-names&quot;: false, &quot;non-dropping-particle&quot;: &quot;&quot;}, {&quot;dropping-particle&quot;: &quot;&quot;, &quot;given&quot;: &quot;Zhiping&quot;, &quot;suffix&quot;: &quot;&quot;, &quot;family&quot;: &quot;Weng&quot;, &quot;parse-names&quot;: false, &quot;non-dropping-particle&quot;: &quot;&quot;}, {&quot;dropping-particle&quot;: &quot;&quot;, &quot;given&quot;: &quot;Kevin P&quot;, &quot;suffix&quot;: &quot;&quot;, &quot;family&quot;: &quot;White&quot;, &quot;parse-names&quot;: false, &quot;non-dropping-particle&quot;: &quot;&quot;}, {&quot;dropping-particle&quot;: &quot;&quot;, &quot;given&quot;: &quot;Barbara&quot;, &quot;suffix&quot;: &quot;&quot;, &quot;family&quot;: &quot;Wold&quot;, &quot;parse-names&quot;: false, &quot;non-dropping-particle&quot;: &quot;&quot;}, {&quot;dropping-particle&quot;: &quot;&quot;, &quot;given&quot;: &quot;Yanbao&quot;, &quot;suffix&quot;: &quot;&quot;, &quot;family&quot;: &quot;Yu&quot;, &quot;parse-names&quot;: false, &quot;non-dropping-particle&quot;: &quot;&quot;}, {&quot;dropping-particle&quot;: &quot;&quot;, &quot;given&quot;: &quot;John&quot;, &quot;suffix&quot;: &quot;&quot;, &quot;family&quot;: &quot;Wrobel&quot;, &quot;parse-names&quot;: false, &quot;non-dropping-particle&quot;: &quot;&quot;}, {&quot;dropping-particle&quot;: &quot;&quot;, &quot;given&quot;: &quot;Brian a&quot;, &quot;suffix&quot;: &quot;&quot;, &quot;family&quot;: &quot;Risk&quot;, &quot;parse-names&quot;: false, &quot;non-dropping-particle&quot;: &quot;&quot;}, {&quot;dropping-particle&quot;: &quot;&quot;, &quot;given&quot;: &quot;Harsha P&quot;, &quot;suffix&quot;: &quot;&quot;, &quot;family&quot;: &quot;Gunawardena&quot;, &quot;parse-names&quot;: false, &quot;non-dropping-particle&quot;: &quot;&quot;}, {&quot;dropping-particle&quot;: &quot;&quot;, &quot;given&quot;: &quot;Heather C&quot;, &quot;suffix&quot;: &quot;&quot;, &quot;family&quot;: &quot;Kuiper&quot;, &quot;parse-names&quot;: false, &quot;non-dropping-particle&quot;: &quot;&quot;}, {&quot;dropping-particle&quot;: &quot;&quot;, &quot;given&quot;: &quot;Christopher W&quot;, &quot;suffix&quot;: &quot;&quot;, &quot;family&quot;: &quot;Maier&quot;, &quot;parse-names&quot;: false, &quot;non-dropping-particle&quot;: &quot;&quot;}, {&quot;dropping-particle&quot;: &quot;&quot;, &quot;given&quot;: &quot;Ling&quot;, &quot;suffix&quot;: &quot;&quot;, &quot;family&quot;: &quot;Xie&quot;, &quot;parse-names&quot;: false, &quot;non-dropping-particle&quot;: &quot;&quot;}, {&quot;dropping-particle&quot;: &quot;&quot;, &quot;given&quot;: &quot;Xian&quot;, &quot;suffix&quot;: &quot;&quot;, &quot;family&quot;: &quot;Chen&quot;, &quot;parse-names&quot;: false, &quot;non-dropping-particle&quot;: &quot;&quot;}, {&quot;dropping-particle&quot;: &quot;&quot;, &quot;given&quot;: &quot;Tarjei S&quot;, &quot;suffix&quot;: &quot;&quot;, &quot;family&quot;: &quot;Mikkelsen&quot;, &quot;parse-names&quot;: false, &quot;non-dropping-particle&quot;: &quot;&quot;}, {&quot;dropping-particle&quot;: &quot;&quot;, &quot;given&quot;: &quot;Shawn&quot;, &quot;suffix&quot;: &quot;&quot;, &quot;family&quot;: &quot;Gillespie&quot;, &quot;parse-names&quot;: false, &quot;non-dropping-particle&quot;: &quot;&quot;}, {&quot;dropping-particle&quot;: &quot;&quot;, &quot;given&quot;: &quot;Alon&quot;, &quot;suffix&quot;: &quot;&quot;, &quot;family&quot;: &quot;Goren&quot;, &quot;parse-names&quot;: false, &quot;non-dropping-particle&quot;: &quot;&quot;}, {&quot;dropping-particle&quot;: &quot;&quot;, &quot;given&quot;: &quot;Oren&quot;, &quot;suffix&quot;: &quot;&quot;, &quot;family&quot;: &quot;Ram&quot;, &quot;parse-names&quot;: false, &quot;non-dropping-particle&quot;: &quot;&quot;}, {&quot;dropping-particle&quot;: &quot;&quot;, &quot;given&quot;: &quot;Xiaolan&quot;, &quot;suffix&quot;: &quot;&quot;, &quot;family&quot;: &quot;Zhang&quot;, &quot;parse-names&quot;: false, &quot;non-dropping-particle&quot;: &quot;&quot;}, {&quot;dropping-particle&quot;: &quot;&quot;, &quot;given&quot;: &quot;Li&quot;, &quot;suffix&quot;: &quot;&quot;, &quot;family&quot;: &quot;Wang&quot;, &quot;parse-names&quot;: false, &quot;non-dropping-particle&quot;: &quot;&quot;}, {&quot;dropping-particle&quot;: &quot;&quot;, &quot;given&quot;: &quot;Robbyn&quot;, &quot;suffix&quot;: &quot;&quot;, &quot;family&quot;: &quot;Issner&quot;, &quot;parse-names&quot;: false, &quot;non-dropping-particle&quot;: &quot;&quot;}, {&quot;dropping-particle&quot;: &quot;&quot;, &quot;given&quot;: &quot;Michael J&quot;, &quot;suffix&quot;: &quot;&quot;, &quot;family&quot;: &quot;Coyne&quot;, &quot;parse-names&quot;: false, &quot;non-dropping-particle&quot;: &quot;&quot;}, {&quot;dropping-particle&quot;: &quot;&quot;, &quot;given&quot;: &quot;Timothy&quot;, &quot;suffix&quot;: &quot;&quot;, &quot;family&quot;: &quot;Durham&quot;, &quot;parse-names&quot;: false, &quot;non-dropping-particle&quot;: &quot;&quot;}, {&quot;dropping-particle&quot;: &quot;&quot;, &quot;given&quot;: &quot;Manching&quot;, &quot;suffix&quot;: &quot;&quot;, &quot;family&quot;: &quot;Ku&quot;, &quot;parse-names&quot;: false, &quot;non-dropping-particle&quot;: &quot;&quot;}, {&quot;dropping-particle&quot;: &quot;&quot;, &quot;given&quot;: &quot;Thanh&quot;, &quot;suffix&quot;: &quot;&quot;, &quot;family&quot;: &quot;Truong&quot;, &quot;parse-names&quot;: false, &quot;non-dropping-particle&quot;: &quot;&quot;}, {&quot;dropping-particle&quot;: &quot;&quot;, &quot;given&quot;: &quot;Matthew L&quot;, &quot;suffix&quot;: &quot;&quot;, &quot;family&quot;: &quot;Eaton&quot;, &quot;parse-names&quot;: false, &quot;non-dropping-particle&quot;: &quot;&quot;}, {&quot;dropping-particle&quot;: &quot;&quot;, &quot;given&quot;: &quot;Alex&quot;, &quot;suffix&quot;: &quot;&quot;, &quot;family&quot;: &quot;Dobin&quot;, &quot;parse-names&quot;: false, &quot;non-dropping-particle&quot;: &quot;&quot;}, {&quot;dropping-particle&quot;: &quot;&quot;, &quot;given&quot;: &quot;Andrea&quot;, &quot;suffix&quot;: &quot;&quot;, &quot;family&quot;: &quot;Tanzer&quot;, &quot;parse-names&quot;: false, &quot;non-dropping-particle&quot;: &quot;&quot;}, {&quot;dropping-particle&quot;: &quot;&quot;, &quot;given&quot;: &quot;Julien&quot;, &quot;suffix&quot;: &quot;&quot;, &quot;family&quot;: &quot;Lagarde&quot;, &quot;parse-names&quot;: false, &quot;non-dropping-particle&quot;: &quot;&quot;}, {&quot;dropping-particle&quot;: &quot;&quot;, &quot;given&quot;: &quot;Wei&quot;, &quot;suffix&quot;: &quot;&quot;, &quot;family&quot;: &quot;Lin&quot;, &quot;parse-names&quot;: false, &quot;non-dropping-particle&quot;: &quot;&quot;}, {&quot;dropping-particle&quot;: &quot;&quot;, &quot;given&quot;: &quot;Chenghai&quot;, &quot;suffix&quot;: &quot;&quot;, &quot;family&quot;: &quot;Xue&quot;, &quot;parse-names&quot;: false, &quot;non-dropping-particle&quot;: &quot;&quot;}, {&quot;dropping-particle&quot;: &quot;&quot;, &quot;given&quot;: &quot;Brian a&quot;, &quot;suffix&quot;: &quot;&quot;, &quot;family&quot;: &quot;Williams&quot;, &quot;parse-names&quot;: false, &quot;non-dropping-particle&quot;: &quot;&quot;}, {&quot;dropping-particle&quot;: &quot;&quot;, &quot;given&quot;: &quot;Chris&quot;, &quot;suffix&quot;: &quot;&quot;, &quot;family&quot;: &quot;Zaleski&quot;, &quot;parse-names&quot;: false, &quot;non-dropping-particle&quot;: &quot;&quot;}, {&quot;dropping-particle&quot;: &quot;&quot;, &quot;given&quot;: &quot;Maik&quot;, &quot;suffix&quot;: &quot;&quot;, &quot;family&quot;: &quot;R\u00f6der&quot;, &quot;parse-names&quot;: false, &quot;non-dropping-particle&quot;: &quot;&quot;}, {&quot;dropping-particle&quot;: &quot;&quot;, &quot;given&quot;: &quot;Felix&quot;, &quot;suffix&quot;: &quot;&quot;, &quot;family&quot;: &quot;Kokocinski&quot;, &quot;parse-names&quot;: false, &quot;non-dropping-particle&quot;: &quot;&quot;}, {&quot;dropping-particle&quot;: &quot;&quot;, &quot;given&quot;: &quot;Rehab F&quot;, &quot;suffix&quot;: &quot;&quot;, &quot;family&quot;: &quot;Abdelhamid&quot;, &quot;parse-names&quot;: false, &quot;non-dropping-particle&quot;: &quot;&quot;}, {&quot;dropping-particle&quot;: &quot;&quot;, &quot;given&quot;: &quot;Tyler&quot;, &quot;suffix&quot;: &quot;&quot;, &quot;family&quot;: &quot;Alioto&quot;, &quot;parse-names&quot;: false, &quot;non-dropping-particle&quot;: &quot;&quot;}, {&quot;dropping-particle&quot;: &quot;&quot;, &quot;given&quot;: &quot;Igor&quot;, &quot;suffix&quot;: &quot;&quot;, &quot;family&quot;: &quot;Antoshechkin&quot;, &quot;parse-names&quot;: false, &quot;non-dropping-particle&quot;: &quot;&quot;}, {&quot;dropping-particle&quot;: &quot;&quot;, &quot;given&quot;: &quot;Michael T&quot;, &quot;suffix&quot;: &quot;&quot;, &quot;family&quot;: &quot;Baer&quot;, &quot;parse-names&quot;: false, &quot;non-dropping-particle&quot;: &quot;&quot;}, {&quot;dropping-particle&quot;: &quot;&quot;, &quot;given&quot;: &quot;Philippe&quot;, &quot;suffix&quot;: &quot;&quot;, &quot;family&quot;: &quot;Batut&quot;, &quot;parse-names&quot;: false, &quot;non-dropping-particle&quot;: &quot;&quot;}, {&quot;dropping-particle&quot;: &quot;&quot;, &quot;given&quot;: &quot;Ian&quot;, &quot;suffix&quot;: &quot;&quot;, &quot;family&quot;: &quot;Bell&quot;, &quot;parse-names&quot;: false, &quot;non-dropping-particle&quot;: &quot;&quot;}, {&quot;dropping-particle&quot;: &quot;&quot;, &quot;given&quot;: &quot;Kimberly&quot;, &quot;suffix&quot;: &quot;&quot;, &quot;family&quot;: &quot;Bell&quot;, &quot;parse-names&quot;: false, &quot;non-dropping-particle&quot;: &quot;&quot;}, {&quot;dropping-particle&quot;: &quot;&quot;, &quot;given&quot;: &quot;Sudipto&quot;, &quot;suffix&quot;: &quot;&quot;, &quot;family&quot;: &quot;Chakrabortty&quot;, &quot;parse-names&quot;: false, &quot;non-dropping-particle&quot;: &quot;&quot;}, {&quot;dropping-particle&quot;: &quot;&quot;, &quot;given&quot;: &quot;Jacqueline&quot;, &quot;suffix&quot;: &quot;&quot;, &quot;family&quot;: &quot;Chrast&quot;, &quot;parse-names&quot;: false, &quot;non-dropping-particle&quot;: &quot;&quot;}, {&quot;dropping-particle&quot;: &quot;&quot;, &quot;given&quot;: &quot;Joao&quot;, &quot;suffix&quot;: &quot;&quot;, &quot;family&quot;: &quot;Curado&quot;, &quot;parse-names&quot;: false, &quot;non-dropping-particle&quot;: &quot;&quot;}, {&quot;dropping-particle&quot;: &quot;&quot;, &quot;given&quot;: &quot;Thomas&quot;, &quot;suffix&quot;: &quot;&quot;, &quot;family&quot;: &quot;Derrien&quot;, &quot;parse-names&quot;: false, &quot;non-dropping-particle&quot;: &quot;&quot;}, {&quot;dropping-particle&quot;: &quot;&quot;, &quot;given&quot;: &quot;Jorg&quot;, &quot;suffix&quot;: &quot;&quot;, &quot;family&quot;: &quot;Drenkow&quot;, &quot;parse-names&quot;: false, &quot;non-dropping-particle&quot;: &quot;&quot;}, {&quot;dropping-particle&quot;: &quot;&quot;, &quot;given&quot;: &quot;Erica&quot;, &quot;suffix&quot;: &quot;&quot;, &quot;family&quot;: &quot;Dumais&quot;, &quot;parse-names&quot;: false, &quot;non-dropping-particle&quot;: &quot;&quot;}, {&quot;dropping-particle&quot;: &quot;&quot;, &quot;given&quot;: &quot;Jackie&quot;, &quot;suffix&quot;: &quot;&quot;, &quot;family&quot;: &quot;Dumais&quot;, &quot;parse-names&quot;: false, &quot;non-dropping-particle&quot;: &quot;&quot;}, {&quot;dropping-particle&quot;: &quot;&quot;, &quot;given&quot;: &quot;Radha&quot;, &quot;suffix&quot;: &quot;&quot;, &quot;family&quot;: &quot;Duttagupta&quot;, &quot;parse-names&quot;: false, &quot;non-dropping-particle&quot;: &quot;&quot;}, {&quot;dropping-particle&quot;: &quot;&quot;, &quot;given&quot;: &quot;Megan&quot;, &quot;suffix&quot;: &quot;&quot;, &quot;family&quot;: &quot;Fastuca&quot;, &quot;parse-names&quot;: false, &quot;non-dropping-particle&quot;: &quot;&quot;}, {&quot;dropping-particle&quot;: &quot;&quot;, &quot;given&quot;: &quot;Kata&quot;, &quot;suffix&quot;: &quot;&quot;, &quot;family&quot;: &quot;Fejes-Toth&quot;, &quot;parse-names&quot;: false, &quot;non-dropping-particle&quot;: &quot;&quot;}, {&quot;dropping-particle&quot;: &quot;&quot;, &quot;given&quot;: &quot;Pedro&quot;, &quot;suffix&quot;: &quot;&quot;, &quot;family&quot;: &quot;Ferreira&quot;, &quot;parse-names&quot;: false, &quot;non-dropping-particle&quot;: &quot;&quot;}, {&quot;dropping-particle&quot;: &quot;&quot;, &quot;given&quot;: &quot;Sylvain&quot;, &quot;suffix&quot;: &quot;&quot;, &quot;family&quot;: &quot;Foissac&quot;, &quot;parse-names&quot;: false, &quot;non-dropping-particle&quot;: &quot;&quot;}, {&quot;dropping-particle&quot;: &quot;&quot;, &quot;given&quot;: &quot;Melissa J&quot;, &quot;suffix&quot;: &quot;&quot;, &quot;family&quot;: &quot;Fullwood&quot;, &quot;parse-names&quot;: false, &quot;non-dropping-particle&quot;: &quot;&quot;}, {&quot;dropping-particle&quot;: &quot;&quot;, &quot;given&quot;: &quot;Hui&quot;, &quot;suffix&quot;: &quot;&quot;, &quot;family&quot;: &quot;Gao&quot;, &quot;parse-names&quot;: false, &quot;non-dropping-particle&quot;: &quot;&quot;}, {&quot;dropping-particle&quot;: &quot;&quot;, &quot;given&quot;: &quot;David&quot;, &quot;suffix&quot;: &quot;&quot;, &quot;family&quot;: &quot;Gonzalez&quot;, &quot;parse-names&quot;: false, &quot;non-dropping-particle&quot;: &quot;&quot;}, {&quot;dropping-particle&quot;: &quot;&quot;, &quot;given&quot;: &quot;Assaf&quot;, &quot;suffix&quot;: &quot;&quot;, &quot;family&quot;: &quot;Gordon&quot;, &quot;parse-names&quot;: false, &quot;non-dropping-particle&quot;: &quot;&quot;}, {&quot;dropping-particle&quot;: &quot;&quot;, &quot;given&quot;: &quot;C\u00e9dric&quot;, &quot;suffix&quot;: &quot;&quot;, &quot;family&quot;: &quot;Howald&quot;, &quot;parse-names&quot;: false, &quot;non-dropping-particle&quot;: &quot;&quot;}, {&quot;dropping-particle&quot;: &quot;&quot;, &quot;given&quot;: &quot;Sonali&quot;, &quot;suffix&quot;: &quot;&quot;, &quot;family&quot;: &quot;Jha&quot;, &quot;parse-names&quot;: false, &quot;non-dropping-particle&quot;: &quot;&quot;}, {&quot;dropping-particle&quot;: &quot;&quot;, &quot;given&quot;: &quot;Rory&quot;, &quot;suffix&quot;: &quot;&quot;, &quot;family&quot;: &quot;Johnson&quot;, &quot;parse-names&quot;: false, &quot;non-dropping-particle&quot;: &quot;&quot;}, {&quot;dropping-particle&quot;: &quot;&quot;, &quot;given&quot;: &quot;Philipp&quot;, &quot;suffix&quot;: &quot;&quot;, &quot;family&quot;: &quot;Kapranov&quot;, &quot;parse-names&quot;: false, &quot;non-dropping-particle&quot;: &quot;&quot;}, {&quot;dropping-particle&quot;: &quot;&quot;, &quot;given&quot;: &quot;Brandon&quot;, &quot;suffix&quot;: &quot;&quot;, &quot;family&quot;: &quot;King&quot;, &quot;parse-names&quot;: false, &quot;non-dropping-particle&quot;: &quot;&quot;}, {&quot;dropping-particle&quot;: &quot;&quot;, &quot;given&quot;: &quot;Colin&quot;, &quot;suffix&quot;: &quot;&quot;, &quot;family&quot;: &quot;Kingswood&quot;, &quot;parse-names&quot;: false, &quot;non-dropping-particle&quot;: &quot;&quot;}, {&quot;dropping-particle&quot;: &quot;&quot;, &quot;given&quot;: &quot;Guoliang&quot;, &quot;suffix&quot;: &quot;&quot;, &quot;family&quot;: &quot;Li&quot;, &quot;parse-names&quot;: false, &quot;non-dropping-particle&quot;: &quot;&quot;}, {&quot;dropping-particle&quot;: &quot;&quot;, &quot;given&quot;: &quot;Oscar J&quot;, &quot;suffix&quot;: &quot;&quot;, &quot;family&quot;: &quot;Luo&quot;, &quot;parse-names&quot;: false, &quot;non-dropping-particle&quot;: &quot;&quot;}, {&quot;dropping-particle&quot;: &quot;&quot;, &quot;given&quot;: &quot;Eddie&quot;, &quot;suffix&quot;: &quot;&quot;, &quot;family&quot;: &quot;Park&quot;, &quot;parse-names&quot;: false, &quot;non-dropping-particle&quot;: &quot;&quot;}, {&quot;dropping-particle&quot;: &quot;&quot;, &quot;given&quot;: &quot;Jonathan B&quot;, &quot;suffix&quot;: &quot;&quot;, &quot;family&quot;: &quot;Preall&quot;, &quot;parse-names&quot;: false, &quot;non-dropping-particle&quot;: &quot;&quot;}, {&quot;dropping-particle&quot;: &quot;&quot;, &quot;given&quot;: &quot;Kimberly&quot;, &quot;suffix&quot;: &quot;&quot;, &quot;family&quot;: &quot;Presaud&quot;, &quot;parse-names&quot;: false, &quot;non-dropping-particle&quot;: &quot;&quot;}, {&quot;dropping-particle&quot;: &quot;&quot;, &quot;given&quot;: &quot;Paolo&quot;, &quot;suffix&quot;: &quot;&quot;, &quot;family&quot;: &quot;Ribeca&quot;, &quot;parse-names&quot;: false, &quot;non-dropping-particle&quot;: &quot;&quot;}, {&quot;dropping-particle&quot;: &quot;&quot;, &quot;given&quot;: &quot;Daniel&quot;, &quot;suffix&quot;: &quot;&quot;, &quot;family&quot;: &quot;Robyr&quot;, &quot;parse-names&quot;: false, &quot;non-dropping-particle&quot;: &quot;&quot;}, {&quot;dropping-particle&quot;: &quot;&quot;, &quot;given&quot;: &quot;Xiaoan&quot;, &quot;suffix&quot;: &quot;&quot;, &quot;family&quot;: &quot;Ruan&quot;, &quot;parse-names&quot;: false, &quot;non-dropping-particle&quot;: &quot;&quot;}, {&quot;dropping-particle&quot;: &quot;&quot;, &quot;given&quot;: &quot;Michael&quot;, &quot;suffix&quot;: &quot;&quot;, &quot;family&quot;: &quot;Sammeth&quot;, &quot;parse-names&quot;: false, &quot;non-dropping-particle&quot;: &quot;&quot;}, {&quot;dropping-particle&quot;: &quot;&quot;, &quot;given&quot;: &quot;Kuljeet Singh&quot;, &quot;suffix&quot;: &quot;&quot;, &quot;family&quot;: &quot;Sandu&quot;, &quot;parse-names&quot;: false, &quot;non-dropping-particle&quot;: &quot;&quot;}, {&quot;dropping-particle&quot;: &quot;&quot;, &quot;given&quot;: &quot;Lorain&quot;, &quot;suffix&quot;: &quot;&quot;, &quot;family&quot;: &quot;Schaeffer&quot;, &quot;parse-names&quot;: false, &quot;non-dropping-particle&quot;: &quot;&quot;}, {&quot;dropping-particle&quot;: &quot;&quot;, &quot;given&quot;: &quot;Lei-Hoon&quot;, &quot;suffix&quot;: &quot;&quot;, &quot;family&quot;: &quot;See&quot;, &quot;parse-names&quot;: false, &quot;non-dropping-particle&quot;: &quot;&quot;}, {&quot;dropping-particle&quot;: &quot;&quot;, &quot;given&quot;: &quot;Atif&quot;, &quot;suffix&quot;: &quot;&quot;, &quot;family&quot;: &quot;Shahab&quot;, &quot;parse-names&quot;: false, &quot;non-dropping-particle&quot;: &quot;&quot;}, {&quot;dropping-particle&quot;: &quot;&quot;, &quot;given&quot;: &quot;Jorgen&quot;, &quot;suffix&quot;: &quot;&quot;, &quot;family&quot;: &quot;Skancke&quot;, &quot;parse-names&quot;: false, &quot;non-dropping-particle&quot;: &quot;&quot;}, {&quot;dropping-particle&quot;: &quot;&quot;, &quot;given&quot;: &quot;Ana Maria&quot;, &quot;suffix&quot;: &quot;&quot;, &quot;family&quot;: &quot;Suzuki&quot;, &quot;parse-names&quot;: false, &quot;non-dropping-particle&quot;: &quot;&quot;}, {&quot;dropping-particle&quot;: &quot;&quot;, &quot;given&quot;: &quot;Hazuki&quot;, &quot;suffix&quot;: &quot;&quot;, &quot;family&quot;: &quot;Takahashi&quot;, &quot;parse-names&quot;: false, &quot;non-dropping-particle&quot;: &quot;&quot;}, {&quot;dropping-particle&quot;: &quot;&quot;, &quot;given&quot;: &quot;Hagen&quot;, &quot;suffix&quot;: &quot;&quot;, &quot;family&quot;: &quot;Tilgner&quot;, &quot;parse-names&quot;: false, &quot;non-dropping-particle&quot;: &quot;&quot;}, {&quot;dropping-particle&quot;: &quot;&quot;, &quot;given&quot;: &quot;Diane&quot;, &quot;suffix&quot;: &quot;&quot;, &quot;family&quot;: &quot;Trout&quot;, &quot;parse-names&quot;: false, &quot;non-dropping-particle&quot;: &quot;&quot;}, {&quot;dropping-particle&quot;: &quot;&quot;, &quot;given&quot;: &quot;Nathalie&quot;, &quot;suffix&quot;: &quot;&quot;, &quot;family&quot;: &quot;Walters&quot;, &quot;parse-names&quot;: false, &quot;non-dropping-particle&quot;: &quot;&quot;}, {&quot;dropping-particle&quot;: &quot;&quot;, &quot;given&quot;: &quot;Huaien Hao&quot;, &quot;suffix&quot;: &quot;&quot;, &quot;family&quot;: &quot;Wang&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exandre&quot;, &quot;suffix&quot;: &quot;&quot;, &quot;family&quot;: &quot;Reymond&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Gregory J&quot;, &quot;suffix&quot;: &quot;&quot;, &quot;family&quot;: &quot;Hannon&quot;, &quot;parse-names&quot;: false, &quot;non-dropping-particle&quot;: &quot;&quot;}, {&quot;dropping-particle&quot;: &quot;&quot;, &quot;given&quot;: &quot;Yijun&quot;, &quot;suffix&quot;: &quot;&quot;, &quot;family&quot;: &quot;Ruan&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Cricket a&quot;, &quot;suffix&quot;: &quot;&quot;, &quot;family&quot;: &quot;Sloan&quot;, &quot;parse-names&quot;: false, &quot;non-dropping-particle&quot;: &quot;&quot;}, {&quot;dropping-particle&quot;: &quot;&quot;, &quot;given&quot;: &quot;Katrina&quot;, &quot;suffix&quot;: &quot;&quot;, &quot;family&quot;: &quot;Learned&quot;, &quot;parse-names&quot;: false, &quot;non-dropping-particle&quot;: &quot;&quot;}, {&quot;dropping-particle&quot;: &quot;&quot;, &quot;given&quot;: &quot;Venkat S&quot;, &quot;suffix&quot;: &quot;&quot;, &quot;family&quot;: &quot;Malladi&quot;, &quot;parse-names&quot;: false, &quot;non-dropping-particle&quot;: &quot;&quot;}, {&quot;dropping-particle&quot;: &quot;&quot;, &quot;given&quot;: &quot;Matthew C&quot;, &quot;suffix&quot;: &quot;&quot;, &quot;family&quot;: &quot;Wong&quot;, &quot;parse-names&quot;: false, &quot;non-dropping-particle&quot;: &quot;&quot;}, {&quot;dropping-particle&quot;: &quot;&quot;, &quot;given&quot;: &quot;Galt P&quot;, &quot;suffix&quot;: &quot;&quot;, &quot;family&quot;: &quot;Barber&quot;, &quot;parse-names&quot;: false, &quot;non-dropping-particle&quot;: &quot;&quot;}, {&quot;dropping-particle&quot;: &quot;&quot;, &quot;given&quot;: &quot;Melissa S&quot;, &quot;suffix&quot;: &quot;&quot;, &quot;family&quot;: &quot;Cline&quot;, &quot;parse-names&quot;: false, &quot;non-dropping-particle&quot;: &quot;&quot;}, {&quot;dropping-particle&quot;: &quot;&quot;, &quot;given&quot;: &quot;Timothy R&quot;, &quot;suffix&quot;: &quot;&quot;, &quot;family&quot;: &quot;Dreszer&quot;, &quot;parse-names&quot;: false, &quot;non-dropping-particle&quot;: &quot;&quot;}, {&quot;dropping-particle&quot;: &quot;&quot;, &quot;given&quot;: &quot;Steven G&quot;, &quot;suffix&quot;: &quot;&quot;, &quot;family&quot;: &quot;Heitner&quot;, &quot;parse-names&quot;: false, &quot;non-dropping-particle&quot;: &quot;&quot;}, {&quot;dropping-particle&quot;: &quot;&quot;, &quot;given&quot;: &quot;Donna&quot;, &quot;suffix&quot;: &quot;&quot;, &quot;family&quot;: &quot;Karolchik&quot;, &quot;parse-names&quot;: false, &quot;non-dropping-particle&quot;: &quot;&quot;}, {&quot;dropping-particle&quot;: &quot;&quot;, &quot;given&quot;: &quot;Vaness M&quot;, &quot;suffix&quot;: &quot;&quot;, &quot;family&quot;: &quot;Kirkup&quot;, &quot;parse-names&quot;: false, &quot;non-dropping-particle&quot;: &quot;&quot;}, {&quot;dropping-particle&quot;: &quot;&quot;, &quot;given&quot;: &quot;Laurence R&quot;, &quot;suffix&quot;: &quot;&quot;, &quot;family&quot;: &quot;Meyer&quot;, &quot;parse-names&quot;: false, &quot;non-dropping-particle&quot;: &quot;&quot;}, {&quot;dropping-particle&quot;: &quot;&quot;, &quot;given&quot;: &quot;Jeffrey C&quot;, &quot;suffix&quot;: &quot;&quot;, &quot;family&quot;: &quot;Long&quot;, &quot;parse-names&quot;: false, &quot;non-dropping-particle&quot;: &quot;&quot;}, {&quot;dropping-particle&quot;: &quot;&quot;, &quot;given&quot;: &quot;Morgan&quot;, &quot;suffix&quot;: &quot;&quot;, &quot;family&quot;: &quot;Maddren&quot;, &quot;parse-names&quot;: false, &quot;non-dropping-particle&quot;: &quot;&quot;}, {&quot;dropping-particle&quot;: &quot;&quot;, &quot;given&quot;: &quot;Brian J&quot;, &quot;suffix&quot;: &quot;&quot;, &quot;family&quot;: &quot;Raney&quot;, &quot;parse-names&quot;: false, &quot;non-dropping-particle&quot;: &quot;&quot;}, {&quot;dropping-particle&quot;: &quot;&quot;, &quot;given&quot;: &quot;Linda L&quot;, &quot;suffix&quot;: &quot;&quot;, &quot;family&quot;: &quot;Grasfeder&quot;, &quot;parse-names&quot;: false, &quot;non-dropping-particle&quot;: &quot;&quot;}, {&quot;dropping-particle&quot;: &quot;&quot;, &quot;given&quot;: &quot;Paul G&quot;, &quot;suffix&quot;: &quot;&quot;, &quot;family&quot;: &quot;Giresi&quot;, &quot;parse-names&quot;: false, &quot;non-dropping-particle&quot;: &quot;&quot;}, {&quot;dropping-particle&quot;: &quot;&quot;, &quot;given&quot;: &quot;Anna&quot;, &quot;suffix&quot;: &quot;&quot;, &quot;family&quot;: &quot;Battenhouse&quot;, &quot;parse-names&quot;: false, &quot;non-dropping-particle&quot;: &quot;&quot;}, {&quot;dropping-particle&quot;: &quot;&quot;, &quot;given&quot;: &quot;Nathan C&quot;, &quot;suffix&quot;: &quot;&quot;, &quot;family&quot;: &quot;Sheffield&quot;, &quot;parse-names&quot;: false, &quot;non-dropping-particle&quot;: &quot;&quot;}, {&quot;dropping-particle&quot;: &quot;&quot;, &quot;given&quot;: &quot;Kimberly a&quot;, &quot;suffix&quot;: &quot;&quot;, &quot;family&quot;: &quot;Showers&quot;, &quot;parse-names&quot;: false, &quot;non-dropping-particle&quot;: &quot;&quot;}, {&quot;dropping-particle&quot;: &quot;&quot;, &quot;given&quot;: &quot;Darin&quot;, &quot;suffix&quot;: &quot;&quot;, &quot;family&quot;: &quot;London&quot;, &quot;parse-names&quot;: false, &quot;non-dropping-particle&quot;: &quot;&quot;}, {&quot;dropping-particle&quot;: &quot;&quot;, &quot;given&quot;: &quot;Akshay a&quot;, &quot;suffix&quot;: &quot;&quot;, &quot;family&quot;: &quot;Bhinge&quot;, &quot;parse-names&quot;: false, &quot;non-dropping-particle&quot;: &quot;&quot;}, {&quot;dropping-particle&quot;: &quot;&quot;, &quot;given&quot;: &quot;Christopher&quot;, &quot;suffix&quot;: &quot;&quot;, &quot;family&quot;: &quot;Shestak&quot;, &quot;parse-names&quot;: false, &quot;non-dropping-particle&quot;: &quot;&quot;}, {&quot;dropping-particle&quot;: &quot;&quot;, &quot;given&quot;: &quot;Matthew R&quot;, &quot;suffix&quot;: &quot;&quot;, &quot;family&quot;: &quot;Schaner&quot;, &quot;parse-names&quot;: false, &quot;non-dropping-particle&quot;: &quot;&quot;}, {&quot;dropping-particle&quot;: &quot;&quot;, &quot;given&quot;: &quot;Seul Ki&quot;, &quot;suffix&quot;: &quot;&quot;, &quot;family&quot;: &quot;Kim&quot;, &quot;parse-names&quot;: false, &quot;non-dropping-particle&quot;: &quot;&quot;}, {&quot;dropping-particle&quot;: &quot;&quot;, &quot;given&quot;: &quot;Zhuzhu Zhancheng Zhengdong&quot;, &quot;suffix&quot;: &quot;&quot;, &quot;family&quot;: &quot;Zhang&quot;, &quot;parse-names&quot;: false, &quot;non-dropping-particle&quot;: &quot;&quot;}, {&quot;dropping-particle&quot;: &quot;&quot;, &quot;given&quot;: &quot;Piotr a&quot;, &quot;suffix&quot;: &quot;&quot;, &quot;family&quot;: &quot;Mieczkowski&quot;, &quot;parse-names&quot;: false, &quot;non-dropping-particle&quot;: &quot;&quot;}, {&quot;dropping-particle&quot;: &quot;&quot;, &quot;given&quot;: &quot;Joanna O&quot;, &quot;suffix&quot;: &quot;&quot;, &quot;family&quot;: &quot;Mieczkowska&quot;, &quot;parse-names&quot;: false, &quot;non-dropping-particle&quot;: &quot;&quot;}, {&quot;dropping-particle&quot;: &quot;&quot;, &quot;given&quot;: &quot;Zheng&quot;, &quot;suffix&quot;: &quot;&quot;, &quot;family&quot;: &quot;Liu&quot;, &quot;parse-names&quot;: false, &quot;non-dropping-particle&quot;: &quot;&quot;}, {&quot;dropping-particle&quot;: &quot;&quot;, &quot;given&quot;: &quot;Ryan M&quot;, &quot;suffix&quot;: &quot;&quot;, &quot;family&quot;: &quot;McDaniell&quot;, &quot;parse-names&quot;: false, &quot;non-dropping-particle&quot;: &quot;&quot;}, {&quot;dropping-particle&quot;: &quot;&quot;, &quot;given&quot;: &quot;Yunyun&quot;, &quot;suffix&quot;: &quot;&quot;, &quot;family&quot;: &quot;Ni&quot;, &quot;parse-names&quot;: false, &quot;non-dropping-particle&quot;: &quot;&quot;}, {&quot;dropping-particle&quot;: &quot;&quot;, &quot;given&quot;: &quot;Naim U&quot;, &quot;suffix&quot;: &quot;&quot;, &quot;family&quot;: &quot;Rashid&quot;, &quot;parse-names&quot;: false, &quot;non-dropping-particle&quot;: &quot;&quot;}, {&quot;dropping-particle&quot;: &quot;&quot;, &quot;given&quot;: &quot;Min Jae&quot;, &quot;suffix&quot;: &quot;&quot;, &quot;family&quot;: &quot;Kim&quot;, &quot;parse-names&quot;: false, &quot;non-dropping-particle&quot;: &quot;&quot;}, {&quot;dropping-particle&quot;: &quot;&quot;, &quot;given&quot;: &quot;Sheera&quot;, &quot;suffix&quot;: &quot;&quot;, &quot;family&quot;: &quot;Adar&quot;, &quot;parse-names&quot;: false, &quot;non-dropping-particle&quot;: &quot;&quot;}, {&quot;dropping-particle&quot;: &quot;&quot;, &quot;given&quot;: &quot;Tianyuan&quot;, &quot;suffix&quot;: &quot;&quot;, &quot;family&quot;: &quot;Wang&quot;, &quot;parse-names&quot;: false, &quot;non-dropping-particle&quot;: &quot;&quot;}, {&quot;dropping-particle&quot;: &quot;&quot;, &quot;given&quot;: &quot;Deborah&quot;, &quot;suffix&quot;: &quot;&quot;, &quot;family&quot;: &quot;Winter&quot;, &quot;parse-names&quot;: false, &quot;non-dropping-particle&quot;: &quot;&quot;}, {&quot;dropping-particle&quot;: &quot;&quot;, &quot;given&quot;: &quot;Damian&quot;, &quot;suffix&quot;: &quot;&quot;, &quot;family&quot;: &quot;Keefe&quot;, &quot;parse-names&quot;: false, &quot;non-dropping-particle&quot;: &quot;&quot;}, {&quot;dropping-particle&quot;: &quot;&quot;, &quot;given&quot;: &quot;Vishwanath R&quot;, &quot;suffix&quot;: &quot;&quot;, &quot;family&quot;: &quot;Iyer&quot;, &quot;parse-names&quot;: false, &quot;non-dropping-particle&quot;: &quot;&quot;}, {&quot;dropping-particle&quot;: &quot;&quot;, &quot;given&quot;: &quot;Kljeet Singh&quot;, &quot;suffix&quot;: &quot;&quot;, &quot;family&quot;: &quot;Sandhu&quot;, &quot;parse-names&quot;: false, &quot;non-dropping-particle&quot;: &quot;&quot;}, {&quot;dropping-particle&quot;: &quot;&quot;, &quot;given&quot;: &quot;Meizhen&quot;, &quot;suffix&quot;: &quot;&quot;, &quot;family&quot;: &quot;Zheng&quot;, &quot;parse-names&quot;: false, &quot;non-dropping-particle&quot;: &quot;&quot;}, {&quot;dropping-particle&quot;: &quot;&quot;, &quot;given&quot;: &quot;Ping&quot;, &quot;suffix&quot;: &quot;&quot;, &quot;family&quot;: &quot;Wang&quot;, &quot;parse-names&quot;: false, &quot;non-dropping-particle&quot;: &quot;&quot;}, {&quot;dropping-particle&quot;: &quot;&quot;, &quot;given&quot;: &quot;Jason&quot;, &quot;suffix&quot;: &quot;&quot;, &quot;family&quot;: &quot;Gertz&quot;, &quot;parse-names&quot;: false, &quot;non-dropping-particle&quot;: &quot;&quot;}, {&quot;dropping-particle&quot;: &quot;&quot;, &quot;given&quot;: &quot;Jost&quot;, &quot;suffix&quot;: &quot;&quot;, &quot;family&quot;: &quot;Vielmetter&quot;, &quot;parse-names&quot;: false, &quot;non-dropping-particle&quot;: &quot;&quot;}, {&quot;dropping-particle&quot;: &quot;&quot;, &quot;given&quot;: &quot;E Christopher&quot;, &quot;suffix&quot;: &quot;&quot;, &quot;family&quot;: &quot;Partridge&quot;, &quot;parse-names&quot;: false, &quot;non-dropping-particle&quot;: &quot;&quot;}, {&quot;dropping-particle&quot;: &quot;&quot;, &quot;given&quot;: &quot;Katherine E&quot;, &quot;suffix&quot;: &quot;&quot;, &quot;family&quot;: &quot;Varley&quot;, &quot;parse-names&quot;: false, &quot;non-dropping-particle&quot;: &quot;&quot;}, {&quot;dropping-particle&quot;: &quot;&quot;, &quot;given&quot;: &quot;Clarke&quot;, &quot;suffix&quot;: &quot;&quot;, &quot;family&quot;: &quot;Gasper&quot;, &quot;parse-names&quot;: false, &quot;non-dropping-particle&quot;: &quot;&quot;}, {&quot;dropping-particle&quot;: &quot;&quot;, &quot;given&quot;: &quot;Anita&quot;, &quot;suffix&quot;: &quot;&quot;, &quot;family&quot;: &quot;Bansal&quot;, &quot;parse-names&quot;: false, &quot;non-dropping-particle&quot;: &quot;&quot;}, {&quot;dropping-particle&quot;: &quot;&quot;, &quot;given&quot;: &quot;Shirley&quot;, &quot;suffix&quot;: &quot;&quot;, &quot;family&quot;: &quot;Pepke&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Henry&quot;, &quot;suffix&quot;: &quot;&quot;, &quot;family&quot;: &quot;Amrhein&quot;, &quot;parse-names&quot;: false, &quot;non-dropping-particle&quot;: &quot;&quot;}, {&quot;dropping-particle&quot;: &quot;&quot;, &quot;given&quot;: &quot;Kevin M&quot;, &quot;suffix&quot;: &quot;&quot;, &quot;family&quot;: &quot;Bowling&quot;, &quot;parse-names&quot;: false, &quot;non-dropping-particle&quot;: &quot;&quot;}, {&quot;dropping-particle&quot;: &quot;&quot;, &quot;given&quot;: &quot;Michael&quot;, &quot;suffix&quot;: &quot;&quot;, &quot;family&quot;: &quot;Anaya&quot;, &quot;parse-names&quot;: false, &quot;non-dropping-particle&quot;: &quot;&quot;}, {&quot;dropping-particle&quot;: &quot;&quot;, &quot;given&quot;: &quot;Marie K&quot;, &quot;suffix&quot;: &quot;&quot;, &quot;family&quot;: &quot;Cross&quot;, &quot;parse-names&quot;: false, &quot;non-dropping-particle&quot;: &quot;&quot;}, {&quot;dropping-particle&quot;: &quot;&quot;, &quot;given&quot;: &quot;Michael a&quot;, &quot;suffix&quot;: &quot;&quot;, &quot;family&quot;: &quot;Muratet&quot;, &quot;parse-names&quot;: false, &quot;non-dropping-particle&quot;: &quot;&quot;}, {&quot;dropping-particle&quot;: &quot;&quot;, &quot;given&quot;: &quot;Kimberly M&quot;, &quot;suffix&quot;: &quot;&quot;, &quot;family&quot;: &quot;Newberry&quot;, &quot;parse-names&quot;: false, &quot;non-dropping-particle&quot;: &quot;&quot;}, {&quot;dropping-particle&quot;: &quot;&quot;, &quot;given&quot;: &quot;Kenneth&quot;, &quot;suffix&quot;: &quot;&quot;, &quot;family&quot;: &quot;McCue&quot;, &quot;parse-names&quot;: false, &quot;non-dropping-particle&quot;: &quot;&quot;}, {&quot;dropping-particle&quot;: &quot;&quot;, &quot;given&quot;: &quot;Amy S&quot;, &quot;suffix&quot;: &quot;&quot;, &quot;family&quot;: &quot;Nesmith&quot;, &quot;parse-names&quot;: false, &quot;non-dropping-particle&quot;: &quot;&quot;}, {&quot;dropping-particle&quot;: &quot;&quot;, &quot;given&quot;: &quot;Katherine I&quot;, &quot;suffix&quot;: &quot;&quot;, &quot;family&quot;: &quot;Fisher-Aylor&quot;, &quot;parse-names&quot;: false, &quot;non-dropping-particle&quot;: &quot;&quot;}, {&quot;dropping-particle&quot;: &quot;&quot;, &quot;given&quot;: &quot;Barbara&quot;, &quot;suffix&quot;: &quot;&quot;, &quot;family&quot;: &quot;Pusey&quot;, &quot;parse-names&quot;: false, &quot;non-dropping-particle&quot;: &quot;&quot;}, {&quot;dropping-particle&quot;: &quot;&quot;, &quot;given&quot;: &quot;Gilberto&quot;, &quot;suffix&quot;: &quot;&quot;, &quot;family&quot;: &quot;DeSalvo&quot;, &quot;parse-names&quot;: false, &quot;non-dropping-particle&quot;: &quot;&quot;}, {&quot;dropping-particle&quot;: &quot;&quot;, &quot;given&quot;: &quot;Suganthi Sreeram&quot;, &quot;suffix&quot;: &quot;&quot;, &quot;family&quot;: &quot;Balasubramanian&quot;, &quot;parse-names&quot;: false, &quot;non-dropping-particle&quot;: &quot;&quot;}, {&quot;dropping-particle&quot;: &quot;&quot;, &quot;given&quot;: &quot;Nicholas S&quot;, &quot;suffix&quot;: &quot;&quot;, &quot;family&quot;: &quot;Davis&quot;, &quot;parse-names&quot;: false, &quot;non-dropping-particle&quot;: &quot;&quot;}, {&quot;dropping-particle&quot;: &quot;&quot;, &quot;given&quot;: &quot;Sarah K&quot;, &quot;suffix&quot;: &quot;&quot;, &quot;family&quot;: &quot;Meadows&quot;, &quot;parse-names&quot;: false, &quot;non-dropping-particle&quot;: &quot;&quot;}, {&quot;dropping-particle&quot;: &quot;&quot;, &quot;given&quot;: &quot;Tracy&quot;, &quot;suffix&quot;: &quot;&quot;, &quot;family&quot;: &quot;Eggleston&quot;, &quot;parse-names&quot;: false, &quot;non-dropping-particle&quot;: &quot;&quot;}, {&quot;dropping-particle&quot;: &quot;&quot;, &quot;given&quot;: &quot;J Scott&quot;, &quot;suffix&quot;: &quot;&quot;, &quot;family&quot;: &quot;Newberry&quot;, &quot;parse-names&quot;: false, &quot;non-dropping-particle&quot;: &quot;&quot;}, {&quot;dropping-particle&quot;: &quot;&quot;, &quot;given&quot;: &quot;Shawn E&quot;, &quot;suffix&quot;: &quot;&quot;, &quot;family&quot;: &quot;Levy&quot;, &quot;parse-names&quot;: false, &quot;non-dropping-particle&quot;: &quot;&quot;}, {&quot;dropping-particle&quot;: &quot;&quot;, &quot;given&quot;: &quot;Devin M&quot;, &quot;suffix&quot;: &quot;&quot;, &quot;family&quot;: &quot;Absher&quot;, &quot;parse-names&quot;: false, &quot;non-dropping-particle&quot;: &quot;&quot;}, {&quot;dropping-particle&quot;: &quot;&quot;, &quot;given&quot;: &quot;Wing H&quot;, &quot;suffix&quot;: &quot;&quot;, &quot;family&quot;: &quot;Wong&quot;, &quot;parse-names&quot;: false, &quot;non-dropping-particle&quot;: &quot;&quot;}, {&quot;dropping-particle&quot;: &quot;&quot;, &quot;given&quot;: &quot;Matthew J&quot;, &quot;suffix&quot;: &quot;&quot;, &quot;family&quot;: &quot;Blow&quot;, &quot;parse-names&quot;: false, &quot;non-dropping-particle&quot;: &quot;&quot;}, {&quot;dropping-particle&quot;: &quot;&quot;, &quot;given&quot;: &quot;Axel&quot;, &quot;suffix&quot;: &quot;&quot;, &quot;family&quot;: &quot;Visel&quot;, &quot;parse-names&quot;: false, &quot;non-dropping-particle&quot;: &quot;&quot;}, {&quot;dropping-particle&quot;: &quot;&quot;, &quot;given&quot;: &quot;Len a&quot;, &quot;suffix&quot;: &quot;&quot;, &quot;family&quot;: &quot;Pennachio&quot;, &quot;parse-names&quot;: false, &quot;non-dropping-particle&quot;: &quot;&quot;}, {&quot;dropping-particle&quot;: &quot;&quot;, &quot;given&quot;: &quot;Laura&quot;, &quot;suffix&quot;: &quot;&quot;, &quot;family&quot;: &quot;Elnitski&quot;, &quot;parse-names&quot;: false, &quot;non-dropping-particle&quot;: &quot;&quot;}, {&quot;dropping-particle&quot;: &quot;&quot;, &quot;given&quot;: &quot;Hanna M&quot;, &quot;suffix&quot;: &quot;&quot;, &quot;family&quot;: &quot;Petrykowska&quot;, &quot;parse-names&quot;: false, &quot;non-dropping-particle&quot;: &quot;&quot;}, {&quot;dropping-particle&quot;: &quot;&quot;, &quot;given&quot;: &quot;Alexej&quot;, &quot;suffix&quot;: &quot;&quot;, &quot;family&quot;: &quot;Abyzov&quot;, &quot;parse-names&quot;: false, &quot;non-dropping-particle&quot;: &quot;&quot;}, {&quot;dropping-particle&quot;: &quot;&quot;, &quot;given&quot;: &quot;Bronwen&quot;, &quot;suffix&quot;: &quot;&quot;, &quot;family&quot;: &quot;Aken&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Gemma&quot;, &quot;suffix&quot;: &quot;&quot;, &quot;family&quot;: &quot;Barson&quot;, &quot;parse-names&quot;: false, &quot;non-dropping-particle&quot;: &quot;&quot;}, {&quot;dropping-particle&quot;: &quot;&quot;, &quot;given&quot;: &quot;Andrew&quot;, &quot;suffix&quot;: &quot;&quot;, &quot;family&quot;: &quot;Berry&quot;, &quot;parse-names&quot;: false, &quot;non-dropping-particle&quot;: &quot;&quot;}, {&quot;dropping-particle&quot;: &quot;&quot;, &quot;given&quot;: &quot;Alexandra&quot;, &quot;suffix&quot;: &quot;&quot;, &quot;family&quot;: &quot;Bignell&quot;, &quot;parse-names&quot;: false, &quot;non-dropping-particle&quot;: &quot;&quot;}, {&quot;dropping-particle&quot;: &quot;&quot;, &quot;given&quot;: &quot;Veronika&quot;, &quot;suffix&quot;: &quot;&quot;, &quot;family&quot;: &quot;Boychenko&quot;, &quot;parse-names&quot;: false, &quot;non-dropping-particle&quot;: &quot;&quot;}, {&quot;dropping-particle&quot;: &quot;&quot;, &quot;given&quot;: &quot;Govanni&quot;, &quot;suffix&quot;: &quot;&quot;, &quot;family&quot;: &quot;Bussotti&quot;, &quot;parse-names&quot;: false, &quot;non-dropping-particle&quot;: &quot;&quot;}, {&quot;dropping-particle&quot;: &quot;&quot;, &quot;given&quot;: &quot;Claire&quot;, &quot;suffix&quot;: &quot;&quot;, &quot;family&quot;: &quot;Davidson&quot;, &quot;parse-names&quot;: false, &quot;non-dropping-particle&quot;: &quot;&quot;}, {&quot;dropping-particle&quot;: &quot;&quot;, &quot;given&quot;: &quot;Gloria&quot;, &quot;suffix&quot;: &quot;&quot;, &quot;family&quot;: &quot;Despacio-Reyes&quot;, &quot;parse-names&quot;: false, &quot;non-dropping-particle&quot;: &quot;&quot;}, {&quot;dropping-particle&quot;: &quot;&quot;, &quot;given&quot;: &quot;Mark&quot;, &quot;suffix&quot;: &quot;&quot;, &quot;family&quot;: &quot;Diekhans&quot;, &quot;parse-names&quot;: false, &quot;non-dropping-particle&quot;: &quot;&quot;}, {&quot;dropping-particle&quot;: &quot;&quot;, &quot;given&quot;: &quot;Iakes&quot;, &quot;suffix&quot;: &quot;&quot;, &quot;family&quot;: &quot;Ezkurdi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James&quot;, &quot;suffix&quot;: &quot;&quot;, &quot;family&quot;: &quot;Gilbert&quot;, &quot;parse-names&quot;: false, &quot;non-dropping-particle&quot;: &quot;&quot;}, {&quot;dropping-particle&quot;: &quot;&quot;, &quot;given&quot;: &quot;Jose Manuel&quot;, &quot;suffix&quot;: &quot;&quot;, &quot;family&quot;: &quot;Gonzalez&quot;, &quot;parse-names&quot;: false, &quot;non-dropping-particle&quot;: &quot;&quot;}, {&quot;dropping-particle&quot;: &quot;&quot;, &quot;given&quot;: &quot;Ed&quot;, &quot;suffix&quot;: &quot;&quot;, &quot;family&quot;: &quot;Griffiths&quot;, &quot;parse-names&quot;: false, &quot;non-dropping-particle&quot;: &quot;&quot;}, {&quot;dropping-particle&quot;: &quot;&quot;, &quot;given&quot;: &quot;Rachel&quot;, &quot;suffix&quot;: &quot;&quot;, &quot;family&quot;: &quot;Harte&quot;, &quot;parse-names&quot;: false, &quot;non-dropping-particle&quot;: &quot;&quot;}, {&quot;dropping-particle&quot;: &quot;&quot;, &quot;given&quot;: &quot;David a&quot;, &quot;suffix&quot;: &quot;&quot;, &quot;family&quot;: &quot;Hendrix&quot;, &quot;parse-names&quot;: false, &quot;non-dropping-particle&quot;: &quot;&quot;}, {&quot;dropping-particle&quot;: &quot;&quot;, &quot;given&quot;: &quot;Toby&quot;, &quot;suffix&quot;: &quot;&quot;, &quot;family&quot;: &quot;Hunt&quot;, &quot;parse-names&quot;: false, &quot;non-dropping-particle&quot;: &quot;&quot;}, {&quot;dropping-particle&quot;: &quot;&quot;, &quot;given&quot;: &quot;Irwin&quot;, &quot;suffix&quot;: &quot;&quot;, &quot;family&quot;: &quot;Jungreis&quot;, &quot;parse-names&quot;: false, &quot;non-dropping-particle&quot;: &quot;&quot;}, {&quot;dropping-particle&quot;: &quot;&quot;, &quot;given&quot;: &quot;Mike&quot;, &quot;suffix&quot;: &quot;&quot;, &quot;family&quot;: &quot;Kay&quot;, &quot;parse-names&quot;: false, &quot;non-dropping-particle&quot;: &quot;&quot;}, {&quot;dropping-particle&quot;: &quot;&quot;, &quot;given&quot;: &quot;Ekta&quot;, &quot;suffix&quot;: &quot;&quot;, &quot;family&quot;: &quot;Khurana&quot;, &quot;parse-names&quot;: false, &quot;non-dropping-particle&quot;: &quot;&quot;}, {&quot;dropping-particle&quot;: &quot;&quot;, &quot;given&quot;: &quot;Jing&quot;, &quot;suffix&quot;: &quot;&quot;, &quot;family&quot;: &quot;Leng&quot;, &quot;parse-names&quot;: false, &quot;non-dropping-particle&quot;: &quot;&quot;}, {&quot;dropping-particle&quot;: &quot;&quot;, &quot;given&quot;: &quot;Michael F&quot;, &quot;suffix&quot;: &quot;&quot;, &quot;family&quot;: &quot;Lin&quot;, &quot;parse-names&quot;: false, &quot;non-dropping-particle&quot;: &quot;&quot;}, {&quot;dropping-particle&quot;: &quot;&quot;, &quot;given&quot;: &quot;Jane&quot;, &quot;suffix&quot;: &quot;&quot;, &quot;family&quot;: &quot;Loveland&quot;, &quot;parse-names&quot;: false, &quot;non-dropping-particle&quot;: &quot;&quot;}, {&quot;dropping-particle&quot;: &quot;&quot;, &quot;given&quot;: &quot;Zhi&quot;, &quot;suffix&quot;: &quot;&quot;, &quot;family&quot;: &quot;Lu&quot;, &quot;parse-names&quot;: false, &quot;non-dropping-particle&quot;: &quot;&quot;}, {&quot;dropping-particle&quot;: &quot;&quot;, &quot;given&quot;: &quot;Deepa&quot;, &quot;suffix&quot;: &quot;&quot;, &quot;family&quot;: &quot;Manthravadi&quot;, &quot;parse-names&quot;: false, &quot;non-dropping-particle&quot;: &quot;&quot;}, {&quot;dropping-particle&quot;: &quot;&quot;, &quot;given&quot;: &quot;Marco&quot;, &quot;suffix&quot;: &quot;&quot;, &quot;family&quot;: &quot;Mariotti&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Gaurab&quot;, &quot;suffix&quot;: &quot;&quot;, &quot;family&quot;: &quot;Mukherjee&quot;, &quot;parse-names&quot;: false, &quot;non-dropping-particle&quot;: &quot;&quot;}, {&quot;dropping-particle&quot;: &quot;&quot;, &quot;given&quot;: &quot;Cedric&quot;, &quot;suffix&quot;: &quot;&quot;, &quot;family&quot;: &quot;Notredame&quot;, &quot;parse-names&quot;: false, &quot;non-dropping-particle&quot;: &quot;&quot;}, {&quot;dropping-particle&quot;: &quot;&quot;, &quot;given&quot;: &quot;Baikang&quot;, &quot;suffix&quot;: &quot;&quot;, &quot;family&quot;: &quot;Pei&quot;, &quot;parse-names&quot;: false, &quot;non-dropping-particle&quot;: &quot;&quot;}, {&quot;dropping-particle&quot;: &quot;&quot;, &quot;given&quot;: &quot;Jose Manuel&quot;, &quot;suffix&quot;: &quot;&quot;, &quot;family&quot;: &quot;Rodriguez&quot;, &quot;parse-names&quot;: false, &quot;non-dropping-particle&quot;: &quot;&quot;}, {&quot;dropping-particle&quot;: &quot;&quot;, &quot;given&quot;: &quot;Gary&quot;, &quot;suffix&quot;: &quot;&quot;, &quot;family&quot;: &quot;Saunders&quot;, &quot;parse-names&quot;: false, &quot;non-dropping-particle&quot;: &quot;&quot;}, {&quot;dropping-particle&quot;: &quot;&quot;, &quot;given&quot;: &quot;Andrea&quot;, &quot;suffix&quot;: &quot;&quot;, &quot;family&quot;: &quot;Sboner&quot;, &quot;parse-names&quot;: false, &quot;non-dropping-particle&quot;: &quot;&quot;}, {&quot;dropping-particle&quot;: &quot;&quot;, &quot;given&quot;: &quot;Stephen&quot;, &quot;suffix&quot;: &quot;&quot;, &quot;family&quot;: &quot;Searle&quot;, &quot;parse-names&quot;: false, &quot;non-dropping-particle&quot;: &quot;&quot;}, {&quot;dropping-particle&quot;: &quot;&quot;, &quot;given&quot;: &quot;Cristina&quot;, &quot;suffix&quot;: &quot;&quot;, &quot;family&quot;: &quot;Sisu&quot;, &quot;parse-names&quot;: false, &quot;non-dropping-particle&quot;: &quot;&quot;}, {&quot;dropping-particle&quot;: &quot;&quot;, &quot;given&quot;: &quot;Catherine&quot;, &quot;suffix&quot;: &quot;&quot;, &quot;family&quot;: &quot;Snow&quot;, &quot;parse-names&quot;: false, &quot;non-dropping-particle&quot;: &quot;&quot;}, {&quot;dropping-particle&quot;: &quot;&quot;, &quot;given&quot;: &quot;Charlie&quot;, &quot;suffix&quot;: &quot;&quot;, &quot;family&quot;: &quot;Steward&quot;, &quot;parse-names&quot;: false, &quot;non-dropping-particle&quot;: &quot;&quot;}, {&quot;dropping-particle&quot;: &quot;&quot;, &quot;given&quot;: &quot;Electra&quot;, &quot;suffix&quot;: &quot;&quot;, &quot;family&quot;: &quot;Tapanari&quot;, &quot;parse-names&quot;: false, &quot;non-dropping-particle&quot;: &quot;&quot;}, {&quot;dropping-particle&quot;: &quot;&quot;, &quot;given&quot;: &quot;Michael L&quot;, &quot;suffix&quot;: &quot;&quot;, &quot;family&quot;: &quot;Tress&quot;, &quot;parse-names&quot;: false, &quot;non-dropping-particle&quot;: &quot;&quot;}, {&quot;dropping-particle&quot;: &quot;&quot;, &quot;given&quot;: &quot;Marijke J&quot;, &quot;suffix&quot;: &quot;&quot;, &quot;family&quot;: &quot;Baren&quot;, &quot;parse-names&quot;: false, &quot;non-dropping-particle&quot;: &quot;van&quot;}, {&quot;dropping-particle&quot;: &quot;&quot;, &quot;given&quot;: &quot;Stefan&quot;, &quot;suffix&quot;: &quot;&quot;, &quot;family&quot;: &quot;Washieti&quot;, &quot;parse-names&quot;: false, &quot;non-dropping-particle&quot;: &quot;&quot;}, {&quot;dropping-particle&quot;: &quot;&quot;, &quot;given&quot;: &quot;Laurens&quot;, &quot;suffix&quot;: &quot;&quot;, &quot;family&quot;: &quot;Wilming&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Zhang&quot;, &quot;suffix&quot;: &quot;&quot;, &quot;family&quot;: &quot;Zhengdong&quot;, &quot;parse-names&quot;: false, &quot;non-dropping-particle&quot;: &quot;&quot;}, {&quot;dropping-particle&quot;: &quot;&quot;, &quot;given&quot;: &quot;Michael&quot;, &quot;suffix&quot;: &quot;&quot;, &quot;family&quot;: &quot;Brent&quot;, &quot;parse-names&quot;: false, &quot;non-dropping-particle&quot;: &quot;&quot;}, {&quot;dropping-particle&quot;: &quot;&quot;, &quot;given&quot;: &quot;David&quot;, &quot;suffix&quot;: &quot;&quot;, &quot;family&quot;: &quot;Haussler&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Alexandre&quot;, &quot;suffix&quot;: &quot;&quot;, &quot;family&quot;: &quot;Raymond&quot;, &quot;parse-names&quot;: false, &quot;non-dropping-particle&quot;: &quot;&quot;}, {&quot;dropping-particle&quot;: &quot;&quot;, &quot;given&quot;: &quot;Nick&quot;, &quot;suffix&quot;: &quot;&quot;, &quot;family&quot;: &quot;Addleman&quot;, &quot;parse-names&quot;: false, &quot;non-dropping-particle&quot;: &quot;&quot;}, {&quot;dropping-particle&quot;: &quot;&quot;, &quot;given&quot;: &quot;Roger P&quot;, &quot;suffix&quot;: &quot;&quot;, &quot;family&quot;: &quot;Alexander&quot;, &quot;parse-names&quot;: false, &quot;non-dropping-particle&quot;: &quot;&quot;}, {&quot;dropping-particle&quot;: &quot;&quot;, &quot;given&quot;: &quot;Raymond K&quot;, &quot;suffix&quot;: &quot;&quot;, &quot;family&quot;: &quot;Auerbach&quot;, &quot;parse-names&quot;: false, &quot;non-dropping-particle&quot;: &quot;&quot;}, {&quot;dropping-particle&quot;: &quot;&quot;, &quot;given&quot;: &quot;Keith&quot;, &quot;suffix&quot;: &quot;&quot;, &quot;family&quot;: &quot;Bettinger&quot;, &quot;parse-names&quot;: false, &quot;non-dropping-particle&quot;: &quot;&quot;}, {&quot;dropping-particle&quot;: &quot;&quot;, &quot;given&quot;: &quot;Nitin&quot;, &quot;suffix&quot;: &quot;&quot;, &quot;family&quot;: &quot;Bhardwaj&quot;, &quot;parse-names&quot;: false, &quot;non-dropping-particle&quot;: &quot;&quot;}, {&quot;dropping-particle&quot;: &quot;&quot;, &quot;given&quot;: &quot;Alan P&quot;, &quot;suffix&quot;: &quot;&quot;, &quot;family&quot;: &quot;Boyle&quot;, &quot;parse-names&quot;: false, &quot;non-dropping-particle&quot;: &quot;&quot;}, {&quot;dropping-particle&quot;: &quot;&quot;, &quot;given&quot;: &quot;Alina R&quot;, &quot;suffix&quot;: &quot;&quot;, &quot;family&quot;: &quot;Cao&quot;, &quot;parse-names&quot;: false, &quot;non-dropping-particle&quot;: &quot;&quot;}, {&quot;dropping-particle&quot;: &quot;&quot;, &quot;given&quot;: &quot;Philip&quot;, &quot;suffix&quot;: &quot;&quot;, &quot;family&quot;: &quot;Cayting&quot;, &quot;parse-names&quot;: false, &quot;non-dropping-particle&quot;: &quot;&quot;}, {&quot;dropping-particle&quot;: &quot;&quot;, &quot;given&quot;: &quot;Alexandra&quot;, &quot;suffix&quot;: &quot;&quot;, &quot;family&quot;: &quot;Charos&quot;, &quot;parse-names&quot;: false, &quot;non-dropping-particle&quot;: &quot;&quot;}, {&quot;dropping-particle&quot;: &quot;&quot;, &quot;given&quot;: &quot;Yong&quot;, &quot;suffix&quot;: &quot;&quot;, &quot;family&quot;: &quot;Cheng&quot;, &quot;parse-names&quot;: false, &quot;non-dropping-particle&quot;: &quot;&quot;}, {&quot;dropping-particle&quot;: &quot;&quot;, &quot;given&quot;: &quot;Catharine&quot;, &quot;suffix&quot;: &quot;&quot;, &quot;family&quot;: &quot;Eastman&quot;, &quot;parse-names&quot;: false, &quot;non-dropping-particle&quot;: &quot;&quot;}, {&quot;dropping-particle&quot;: &quot;&quot;, &quot;given&quot;: &quot;Ghia&quot;, &quot;suffix&quot;: &quot;&quot;, &quot;family&quot;: &quot;Euskirchen&quot;, &quot;parse-names&quot;: false, &quot;non-dropping-particle&quot;: &quot;&quot;}, {&quot;dropping-particle&quot;: &quot;&quot;, &quot;given&quot;: &quot;Joseph D&quot;, &quot;suffix&quot;: &quot;&quot;, &quot;family&quot;: &quot;Fleming&quot;, &quot;parse-names&quot;: false, &quot;non-dropping-particle&quot;: &quot;&quot;}, {&quot;dropping-particle&quot;: &quot;&quot;, &quot;given&quot;: &quot;Fabian&quot;, &quot;suffix&quot;: &quot;&quot;, &quot;family&quot;: &quot;Grubert&quot;, &quot;parse-names&quot;: false, &quot;non-dropping-particle&quot;: &quot;&quot;}, {&quot;dropping-particle&quot;: &quot;&quot;, &quot;given&quot;: &quot;Lukas&quot;, &quot;suffix&quot;: &quot;&quot;, &quot;family&quot;: &quot;Habegger&quot;, &quot;parse-names&quot;: false, &quot;non-dropping-particle&quot;: &quot;&quot;}, {&quot;dropping-particle&quot;: &quot;&quot;, &quot;given&quot;: &quot;Manoj&quot;, &quot;suffix&quot;: &quot;&quot;, &quot;family&quot;: &quot;Hariharan&quot;, &quot;parse-names&quot;: false, &quot;non-dropping-particle&quot;: &quot;&quot;}, {&quot;dropping-particle&quot;: &quot;&quot;, &quot;given&quot;: &quot;Arif&quot;, &quot;suffix&quot;: &quot;&quot;, &quot;family&quot;: &quot;Harmanci&quot;, &quot;parse-names&quot;: false, &quot;non-dropping-particle&quot;: &quot;&quot;}, {&quot;dropping-particle&quot;: &quot;&quot;, &quot;given&quot;: &quot;Susma&quot;, &quot;suffix&quot;: &quot;&quot;, &quot;family&quot;: &quot;Iyenger&quot;, &quot;parse-names&quot;: false, &quot;non-dropping-particle&quot;: &quot;&quot;}, {&quot;dropping-particle&quot;: &quot;&quot;, &quot;given&quot;: &quot;Victor X&quot;, &quot;suffix&quot;: &quot;&quot;, &quot;family&quot;: &quot;Jin&quot;, &quot;parse-names&quot;: false, &quot;non-dropping-particle&quot;: &quot;&quot;}, {&quot;dropping-particle&quot;: &quot;&quot;, &quot;given&quot;: &quot;Konrad J&quot;, &quot;suffix&quot;: &quot;&quot;, &quot;family&quot;: &quot;Karczewski&quot;, &quot;parse-names&quot;: false, &quot;non-dropping-particle&quot;: &quot;&quot;}, {&quot;dropping-particle&quot;: &quot;&quot;, &quot;given&quot;: &quot;Maya&quot;, &quot;suffix&quot;: &quot;&quot;, &quot;family&quot;: &quot;Kasowski&quot;, &quot;parse-names&quot;: false, &quot;non-dropping-particle&quot;: &quot;&quot;}, {&quot;dropping-particle&quot;: &quot;&quot;, &quot;given&quot;: &quot;Phil&quot;, &quot;suffix&quot;: &quot;&quot;, &quot;family&quot;: &quot;Lacroute&quot;, &quot;parse-names&quot;: false, &quot;non-dropping-particle&quot;: &quot;&quot;}, {&quot;dropping-particle&quot;: &quot;&quot;, &quot;given&quot;: &quot;Hugo&quot;, &quot;suffix&quot;: &quot;&quot;, &quot;family&quot;: &quot;Lam&quot;, &quot;parse-names&quot;: false, &quot;non-dropping-particle&quot;: &quot;&quot;}, {&quot;dropping-particle&quot;: &quot;&quot;, &quot;given&quot;: &quot;Nathan&quot;, &quot;suffix&quot;: &quot;&quot;, &quot;family&quot;: &quot;Larnarre-Vincent&quot;, &quot;parse-names&quot;: false, &quot;non-dropping-particle&quot;: &quot;&quot;}, {&quot;dropping-particle&quot;: &quot;&quot;, &quot;given&quot;: &quot;Jin&quot;, &quot;suffix&quot;: &quot;&quot;, &quot;family&quot;: &quot;Lian&quot;, &quot;parse-names&quot;: false, &quot;non-dropping-particle&quot;: &quot;&quot;}, {&quot;dropping-particle&quot;: &quot;&quot;, &quot;given&quot;: &quot;Marianne&quot;, &quot;suffix&quot;: &quot;&quot;, &quot;family&quot;: &quot;Lindahl-Allen&quot;, &quot;parse-names&quot;: false, &quot;non-dropping-particle&quot;: &quot;&quot;}, {&quot;dropping-particle&quot;: &quot;&quot;, &quot;given&quot;: &quot;Renqiang&quot;, &quot;suffix&quot;: &quot;&quot;, &quot;family&quot;: &quot;Min&quot;, &quot;parse-names&quot;: false, &quot;non-dropping-particle&quot;: &quot;&quot;}, {&quot;dropping-particle&quot;: &quot;&quot;, &quot;given&quot;: &quot;Benoit&quot;, &quot;suffix&quot;: &quot;&quot;, &quot;family&quot;: &quot;Miotto&quot;, &quot;parse-names&quot;: false, &quot;non-dropping-particle&quot;: &quot;&quot;}, {&quot;dropping-particle&quot;: &quot;&quot;, &quot;given&quot;: &quot;Hannah&quot;, &quot;suffix&quot;: &quot;&quot;, &quot;family&quot;: &quot;Monahan&quot;, &quot;parse-names&quot;: false, &quot;non-dropping-particle&quot;: &quot;&quot;}, {&quot;dropping-particle&quot;: &quot;&quot;, &quot;given&quot;: &quot;Zarmik&quot;, &quot;suffix&quot;: &quot;&quot;, &quot;family&quot;: &quot;Moqtaderi&quot;, &quot;parse-names&quot;: false, &quot;non-dropping-particle&quot;: &quot;&quot;}, {&quot;dropping-particle&quot;: &quot;&quot;, &quot;given&quot;: &quot;Xinmeng J&quot;, &quot;suffix&quot;: &quot;&quot;, &quot;family&quot;: &quot;Mu&quot;, &quot;parse-names&quot;: false, &quot;non-dropping-particle&quot;: &quot;&quot;}, {&quot;dropping-particle&quot;: &quot;&quot;, &quot;given&quot;: &quot;Henriette&quot;, &quot;suffix&quot;: &quot;&quot;, &quot;family&quot;: &quot;O'Geen&quot;, &quot;parse-names&quot;: false, &quot;non-dropping-particle&quot;: &quot;&quot;}, {&quot;dropping-particle&quot;: &quot;&quot;, &quot;given&quot;: &quot;Zhengqing&quot;, &quot;suffix&quot;: &quot;&quot;, &quot;family&quot;: &quot;Ouyang&quot;, &quot;parse-names&quot;: false, &quot;non-dropping-particle&quot;: &quot;&quot;}, {&quot;dropping-particle&quot;: &quot;&quot;, &quot;given&quot;: &quot;Dorrelyn&quot;, &quot;suffix&quot;: &quot;&quot;, &quot;family&quot;: &quot;Patacsil&quot;, &quot;parse-names&quot;: false, &quot;non-dropping-particle&quot;: &quot;&quot;}, {&quot;dropping-particle&quot;: &quot;&quot;, &quot;given&quot;: &quot;Debasish&quot;, &quot;suffix&quot;: &quot;&quot;, &quot;family&quot;: &quot;Raha&quot;, &quot;parse-names&quot;: false, &quot;non-dropping-particle&quot;: &quot;&quot;}, {&quot;dropping-particle&quot;: &quot;&quot;, &quot;given&quot;: &quot;Lucia&quot;, &quot;suffix&quot;: &quot;&quot;, &quot;family&quot;: &quot;Ramirez&quot;, &quot;parse-names&quot;: false, &quot;non-dropping-particle&quot;: &quot;&quot;}, {&quot;dropping-particle&quot;: &quot;&quot;, &quot;given&quot;: &quot;Brian&quot;, &quot;suffix&quot;: &quot;&quot;, &quot;family&quot;: &quot;Reed&quot;, &quot;parse-names&quot;: false, &quot;non-dropping-particle&quot;: &quot;&quot;}, {&quot;dropping-particle&quot;: &quot;&quot;, &quot;given&quot;: &quot;Minyi&quot;, &quot;suffix&quot;: &quot;&quot;, &quot;family&quot;: &quot;Shi&quot;, &quot;parse-names&quot;: false, &quot;non-dropping-particle&quot;: &quot;&quot;}, {&quot;dropping-particle&quot;: &quot;&quot;, &quot;given&quot;: &quot;Teri&quot;, &quot;suffix&quot;: &quot;&quot;, &quot;family&quot;: &quot;Slifer&quot;, &quot;parse-names&quot;: false, &quot;non-dropping-particle&quot;: &quot;&quot;}, {&quot;dropping-particle&quot;: &quot;&quot;, &quot;given&quot;: &quot;Heather&quot;, &quot;suffix&quot;: &quot;&quot;, &quot;family&quot;: &quot;Witt&quot;, &quot;parse-names&quot;: false, &quot;non-dropping-particle&quot;: &quot;&quot;}, {&quot;dropping-particle&quot;: &quot;&quot;, &quot;given&quot;: &quot;Linfeng&quot;, &quot;suffix&quot;: &quot;&quot;, &quot;family&quot;: &quot;Wu&quot;, &quot;parse-names&quot;: false, &quot;non-dropping-particle&quot;: &quot;&quot;}, {&quot;dropping-particle&quot;: &quot;&quot;, &quot;given&quot;: &quot;Xiaoqin&quot;, &quot;suffix&quot;: &quot;&quot;, &quot;family&quot;: &quot;Xu&quot;, &quot;parse-names&quot;: false, &quot;non-dropping-particle&quot;: &quot;&quot;}, {&quot;dropping-particle&quot;: &quot;&quot;, &quot;given&quot;: &quot;Koon-Kiu&quot;, &quot;suffix&quot;: &quot;&quot;, &quot;family&quot;: &quot;Yan&quot;, &quot;parse-names&quot;: false, &quot;non-dropping-particle&quot;: &quot;&quot;}, {&quot;dropping-particle&quot;: &quot;&quot;, &quot;given&quot;: &quot;Xinqiong&quot;, &quot;suffix&quot;: &quot;&quot;, &quot;family&quot;: &quot;Yang&quot;, &quot;parse-names&quot;: false, &quot;non-dropping-particle&quot;: &quot;&quot;}, {&quot;dropping-particle&quot;: &quot;&quot;, &quot;given&quot;: &quot;Kevin&quot;, &quot;suffix&quot;: &quot;&quot;, &quot;family&quot;: &quot;Struhl&quot;, &quot;parse-names&quot;: false, &quot;non-dropping-particle&quot;: &quot;&quot;}, {&quot;dropping-particle&quot;: &quot;&quot;, &quot;given&quot;: &quot;Sherman M&quot;, &quot;suffix&quot;: &quot;&quot;, &quot;family&quot;: &quot;Weissman&quot;, &quot;parse-names&quot;: false, &quot;non-dropping-particle&quot;: &quot;&quot;}, {&quot;dropping-particle&quot;: &quot;&quot;, &quot;given&quot;: &quot;Scott a&quot;, &quot;suffix&quot;: &quot;&quot;, &quot;family&quot;: &quot;Tenebaum&quot;, &quot;parse-names&quot;: false, &quot;non-dropping-particle&quot;: &quot;&quot;}, {&quot;dropping-particle&quot;: &quot;&quot;, &quot;given&quot;: &quot;Luiz O&quot;, &quot;suffix&quot;: &quot;&quot;, &quot;family&quot;: &quot;Penalva&quot;, &quot;parse-names&quot;: false, &quot;non-dropping-particle&quot;: &quot;&quot;}, {&quot;dropping-particle&quot;: &quot;&quot;, &quot;given&quot;: &quot;Subhradip&quot;, &quot;suffix&quot;: &quot;&quot;, &quot;family&quot;: &quot;Karmakar&quot;, &quot;parse-names&quot;: false, &quot;non-dropping-particle&quot;: &quot;&quot;}, {&quot;dropping-particle&quot;: &quot;&quot;, &quot;given&quot;: &quot;Raj R&quot;, &quot;suffix&quot;: &quot;&quot;, &quot;family&quot;: &quot;Bhanvadia&quot;, &quot;parse-names&quot;: false, &quot;non-dropping-particle&quot;: &quot;&quot;}, {&quot;dropping-particle&quot;: &quot;&quot;, &quot;given&quot;: &quot;Alina&quot;, &quot;suffix&quot;: &quot;&quot;, &quot;family&quot;: &quot;Choudhury&quot;, &quot;parse-names&quot;: false, &quot;non-dropping-particle&quot;: &quot;&quot;}, {&quot;dropping-particle&quot;: &quot;&quot;, &quot;given&quot;: &quot;Marc&quot;, &quot;suffix&quot;: &quot;&quot;, &quot;family&quot;: &quot;Domanus&quot;, &quot;parse-names&quot;: false, &quot;non-dropping-particle&quot;: &quot;&quot;}, {&quot;dropping-particle&quot;: &quot;&quot;, &quot;given&quot;: &quot;Lijia&quot;, &quot;suffix&quot;: &quot;&quot;, &quot;family&quot;: &quot;Ma&quot;, &quot;parse-names&quot;: false, &quot;non-dropping-particle&quot;: &quot;&quot;}, {&quot;dropping-particle&quot;: &quot;&quot;, &quot;given&quot;: &quot;Jennifer&quot;, &quot;suffix&quot;: &quot;&quot;, &quot;family&quot;: &quot;Moran&quot;, &quot;parse-names&quot;: false, &quot;non-dropping-particle&quot;: &quot;&quot;}, {&quot;dropping-particle&quot;: &quot;&quot;, &quot;given&quot;: &quot;Alec&quot;, &quot;suffix&quot;: &quot;&quot;, &quot;family&quot;: &quot;Victorsen&quot;, &quot;parse-names&quot;: false, &quot;non-dropping-particle&quot;: &quot;&quot;}, {&quot;dropping-particle&quot;: &quot;&quot;, &quot;given&quot;: &quot;Thomas&quot;, &quot;suffix&quot;: &quot;&quot;, &quot;family&quot;: &quot;Auer&quot;, &quot;parse-names&quot;: false, &quot;non-dropping-particle&quot;: &quot;&quot;}, {&quot;dropping-particle&quot;: &quot;&quot;, &quot;given&quot;: &quot;Lazaro&quot;, &quot;suffix&quot;: &quot;&quot;, &quot;family&quot;: &quot;Centarin&quot;, &quot;parse-names&quot;: false, &quot;non-dropping-particle&quot;: &quot;&quot;}, {&quot;dropping-particle&quot;: &quot;&quot;, &quot;given&quot;: &quot;Michael&quot;, &quot;suffix&quot;: &quot;&quot;, &quot;family&quot;: &quot;Eichenlaub&quot;, &quot;parse-names&quot;: false, &quot;non-dropping-particle&quot;: &quot;&quot;}, {&quot;dropping-particle&quot;: &quot;&quot;, &quot;given&quot;: &quot;Franziska&quot;, &quot;suffix&quot;: &quot;&quot;, &quot;family&quot;: &quot;Gruhl&quot;, &quot;parse-names&quot;: false, &quot;non-dropping-particle&quot;: &quot;&quot;}, {&quot;dropping-particle&quot;: &quot;&quot;, &quot;given&quot;: &quot;Stephan&quot;, &quot;suffix&quot;: &quot;&quot;, &quot;family&quot;: &quot;Heerman&quot;, &quot;parse-names&quot;: false, &quot;non-dropping-particle&quot;: &quot;&quot;}, {&quot;dropping-particle&quot;: &quot;&quot;, &quot;given&quot;: &quot;Burkard&quot;, &quot;suffix&quot;: &quot;&quot;, &quot;family&quot;: &quot;Hoeckendorf&quot;, &quot;parse-names&quot;: false, &quot;non-dropping-particle&quot;: &quot;&quot;}, {&quot;dropping-particle&quot;: &quot;&quot;, &quot;given&quot;: &quot;Daigo&quot;, &quot;suffix&quot;: &quot;&quot;, &quot;family&quot;: &quot;Inoue&quot;, &quot;parse-names&quot;: false, &quot;non-dropping-particle&quot;: &quot;&quot;}, {&quot;dropping-particle&quot;: &quot;&quot;, &quot;given&quot;: &quot;Tanja&quot;, &quot;suffix&quot;: &quot;&quot;, &quot;family&quot;: &quot;Kellner&quot;, &quot;parse-names&quot;: false, &quot;non-dropping-particle&quot;: &quot;&quot;}, {&quot;dropping-particle&quot;: &quot;&quot;, &quot;given&quot;: &quot;Stephan&quot;, &quot;suffix&quot;: &quot;&quot;, &quot;family&quot;: &quot;Kirchmaier&quot;, &quot;parse-names&quot;: false, &quot;non-dropping-particle&quot;: &quot;&quot;}, {&quot;dropping-particle&quot;: &quot;&quot;, &quot;given&quot;: &quot;Claudia&quot;, &quot;suffix&quot;: &quot;&quot;, &quot;family&quot;: &quot;Mueller&quot;, &quot;parse-names&quot;: false, &quot;non-dropping-particle&quot;: &quot;&quot;}, {&quot;dropping-particle&quot;: &quot;&quot;, &quot;given&quot;: &quot;Robert&quot;, &quot;suffix&quot;: &quot;&quot;, &quot;family&quot;: &quot;Reinhardt&quot;, &quot;parse-names&quot;: false, &quot;non-dropping-particle&quot;: &quot;&quot;}, {&quot;dropping-particle&quot;: &quot;&quot;, &quot;given&quot;: &quot;Lea&quot;, &quot;suffix&quot;: &quot;&quot;, &quot;family&quot;: &quot;Schertel&quot;, &quot;parse-names&quot;: false, &quot;non-dropping-particle&quot;: &quot;&quot;}, {&quot;dropping-particle&quot;: &quot;&quot;, &quot;given&quot;: &quot;Stephanie&quot;, &quot;suffix&quot;: &quot;&quot;, &quot;family&quot;: &quot;Schneider&quot;, &quot;parse-names&quot;: false, &quot;non-dropping-particle&quot;: &quot;&quot;}, {&quot;dropping-particle&quot;: &quot;&quot;, &quot;given&quot;: &quot;Rebecca&quot;, &quot;suffix&quot;: &quot;&quot;, &quot;family&quot;: &quot;Sinn&quot;, &quot;parse-names&quot;: false, &quot;non-dropping-particle&quot;: &quot;&quot;}, {&quot;dropping-particle&quot;: &quot;&quot;, &quot;given&quot;: &quot;Beate&quot;, &quot;suffix&quot;: &quot;&quot;, &quot;family&quot;: &quot;Wittbrodt&quot;, &quot;parse-names&quot;: false, &quot;non-dropping-particle&quot;: &quot;&quot;}, {&quot;dropping-particle&quot;: &quot;&quot;, &quot;given&quot;: &quot;Jochen&quot;, &quot;suffix&quot;: &quot;&quot;, &quot;family&quot;: &quot;Wittbrodt&quot;, &quot;parse-names&quot;: false, &quot;non-dropping-particle&quot;: &quot;&quot;}, {&quot;dropping-particle&quot;: &quot;&quot;, &quot;given&quot;: &quot;Gaurav&quot;, &quot;suffix&quot;: &quot;&quot;, &quot;family&quot;: &quot;Jain&quot;, &quot;parse-names&quot;: false, &quot;non-dropping-particle&quot;: &quot;&quot;}, {&quot;dropping-particle&quot;: &quot;&quot;, &quot;given&quot;: &quot;Gayathri&quot;, &quot;suffix&quot;: &quot;&quot;, &quot;family&quot;: &quot;Balasundaram&quot;, &quot;parse-names&quot;: false, &quot;non-dropping-particle&quot;: &quot;&quot;}, {&quot;dropping-particle&quot;: &quot;&quot;, &quot;given&quot;: &quot;Daniel L&quot;, &quot;suffix&quot;: &quot;&quot;, &quot;family&quot;: &quot;Bates&quot;, &quot;parse-names&quot;: false, &quot;non-dropping-particle&quot;: &quot;&quot;}, {&quot;dropping-particle&quot;: &quot;&quot;, &quot;given&quot;: &quot;Rachel&quot;, &quot;suffix&quot;: &quot;&quot;, &quot;family&quot;: &quot;Byron&quot;, &quot;parse-names&quot;: false, &quot;non-dropping-particle&quot;: &quot;&quot;}, {&quot;dropping-particle&quot;: &quot;&quot;, &quot;given&quot;: &quot;Theresa K&quot;, &quot;suffix&quot;: &quot;&quot;, &quot;family&quot;: &quot;Canfield&quot;, &quot;parse-names&quot;: false, &quot;non-dropping-particle&quot;: &quot;&quot;}, {&quot;dropping-particle&quot;: &quot;&quot;, &quot;given&quot;: &quot;Morgan J&quot;, &quot;suffix&quot;: &quot;&quot;, &quot;family&quot;: &quot;Diegel&quot;, &quot;parse-names&quot;: false, &quot;non-dropping-particle&quot;: &quot;&quot;}, {&quot;dropping-particle&quot;: &quot;&quot;, &quot;given&quot;: &quot;Douglas&quot;, &quot;suffix&quot;: &quot;&quot;, &quot;family&quot;: &quot;Dunn&quot;, &quot;parse-names&quot;: false, &quot;non-dropping-particle&quot;: &quot;&quot;}, {&quot;dropping-particle&quot;: &quot;&quot;, &quot;given&quot;: &quot;Abigail K&quot;, &quot;suffix&quot;: &quot;&quot;, &quot;family&quot;: &quot;Ebersol&quot;, &quot;parse-names&quot;: false, &quot;non-dropping-particle&quot;: &quot;&quot;}, {&quot;dropping-particle&quot;: &quot;&quot;, &quot;given&quot;: &quot;Tristan&quot;, &quot;suffix&quot;: &quot;&quot;, &quot;family&quot;: &quot;Frum&quot;, &quot;parse-names&quot;: false, &quot;non-dropping-particle&quot;: &quot;&quot;}, {&quot;dropping-particle&quot;: &quot;&quot;, &quot;given&quot;: &quot;Kavita&quot;, &quot;suffix&quot;: &quot;&quot;, &quot;family&quot;: &quot;Garg&quot;, &quot;parse-names&quot;: false, &quot;non-dropping-particle&quot;: &quot;&quot;}, {&quot;dropping-particle&quot;: &quot;&quot;, &quot;given&quot;: &quot;Erica&quot;, &quot;suffix&quot;: &quot;&quot;, &quot;family&quot;: &quot;Gist&quot;, &quot;parse-names&quot;: false, &quot;non-dropping-particle&quot;: &quot;&quot;}, {&quot;dropping-particle&quot;: &quot;&quot;, &quot;given&quot;: &quot;R Scott&quot;, &quot;suffix&quot;: &quot;&quot;, &quot;family&quot;: &quot;Hansen&quot;, &quot;parse-names&quot;: false, &quot;non-dropping-particle&quot;: &quot;&quot;}, {&quot;dropping-particle&quot;: &quot;&quot;, &quot;given&quot;: &quot;Lisa&quot;, &quot;suffix&quot;: &quot;&quot;, &quot;family&quot;: &quot;Boatman&quot;, &quot;parse-names&quot;: false, &quot;non-dropping-particle&quot;: &quot;&quot;}, {&quot;dropping-particle&quot;: &quot;&quot;, &quot;given&quot;: &quot;Eric&quot;, &quot;suffix&quot;: &quot;&quot;, &quot;family&quot;: &quot;Haugen&quot;, &quot;parse-names&quot;: false, &quot;non-dropping-particle&quot;: &quot;&quot;}, {&quot;dropping-particle&quot;: &quot;&quot;, &quot;given&quot;: &quot;Richard&quot;, &quot;suffix&quot;: &quot;&quot;, &quot;family&quot;: &quot;Humbert&quot;, &quot;parse-names&quot;: false, &quot;non-dropping-particle&quot;: &quot;&quot;}, {&quot;dropping-particle&quot;: &quot;&quot;, &quot;given&quot;: &quot;Audra K&quot;, &quot;suffix&quot;: &quot;&quot;, &quot;family&quot;: &quot;Johnson&quot;, &quot;parse-names&quot;: false, &quot;non-dropping-particle&quot;: &quot;&quot;}, {&quot;dropping-particle&quot;: &quot;&quot;, &quot;given&quot;: &quot;Ericka M&quot;, &quot;suffix&quot;: &quot;&quot;, &quot;family&quot;: &quot;Johnson&quot;, &quot;parse-names&quot;: false, &quot;non-dropping-particle&quot;: &quot;&quot;}, {&quot;dropping-particle&quot;: &quot;&quot;, &quot;given&quot;: &quot;Tattayana M&quot;, &quot;suffix&quot;: &quot;&quot;, &quot;family&quot;: &quot;Kutyavin&quot;, &quot;parse-names&quot;: false, &quot;non-dropping-particle&quot;: &quot;&quot;}, {&quot;dropping-particle&quot;: &quot;&quot;, &quot;given&quot;: &quot;Kristin&quot;, &quot;suffix&quot;: &quot;&quot;, &quot;family&quot;: &quot;Lee&quot;, &quot;parse-names&quot;: false, &quot;non-dropping-particle&quot;: &quot;&quot;}, {&quot;dropping-particle&quot;: &quot;&quot;, &quot;given&quot;: &quot;Dimitra&quot;, &quot;suffix&quot;: &quot;&quot;, &quot;family&quot;: &quot;Lotakis&quot;, &quot;parse-names&quot;: false, &quot;non-dropping-particle&quot;: &quot;&quot;}, {&quot;dropping-particle&quot;: &quot;&quot;, &quot;given&quot;: &quot;Matthew T&quot;, &quot;suffix&quot;: &quot;&quot;, &quot;family&quot;: &quot;Maurano&quot;, &quot;parse-names&quot;: false, &quot;non-dropping-particle&quot;: &quot;&quot;}, {&quot;dropping-particle&quot;: &quot;&quot;, &quot;given&quot;: &quot;Shane J&quot;, &quot;suffix&quot;: &quot;&quot;, &quot;family&quot;: &quot;Neph&quot;, &quot;parse-names&quot;: false, &quot;non-dropping-particle&quot;: &quot;&quot;}, {&quot;dropping-particle&quot;: &quot;V&quot;, &quot;given&quot;: &quot;Fiedencio&quot;, &quot;suffix&quot;: &quot;&quot;, &quot;family&quot;: &quot;Neri&quot;, &quot;parse-names&quot;: false, &quot;non-dropping-particle&quot;: &quot;&quot;}, {&quot;dropping-particle&quot;: &quot;&quot;, &quot;given&quot;: &quot;Eric D&quot;, &quot;suffix&quot;: &quot;&quot;, &quot;family&quot;: &quot;Nguyen&quot;, &quot;parse-names&quot;: false, &quot;non-dropping-particle&quot;: &quot;&quot;}, {&quot;dropping-particle&quot;: &quot;&quot;, &quot;given&quot;: &quot;Hongzhu&quot;, &quot;suffix&quot;: &quot;&quot;, &quot;family&quot;: &quot;Qu&quot;, &quot;parse-names&quot;: false, &quot;non-dropping-particle&quot;: &quot;&quot;}, {&quot;dropping-particle&quot;: &quot;&quot;, &quot;given&quot;: &quot;Alex P&quot;, &quot;suffix&quot;: &quot;&quot;, &quot;family&quot;: &quot;Reynolds&quot;, &quot;parse-names&quot;: false, &quot;non-dropping-particle&quot;: &quot;&quot;}, {&quot;dropping-particle&quot;: &quot;&quot;, &quot;given&quot;: &quot;Vaughn&quot;, &quot;suffix&quot;: &quot;&quot;, &quot;family&quot;: &quot;Roach&quot;, &quot;parse-names&quot;: false, &quot;non-dropping-particle&quot;: &quot;&quot;}, {&quot;dropping-particle&quot;: &quot;&quot;, &quot;given&quot;: &quot;Eric&quot;, &quot;suffix&quot;: &quot;&quot;, &quot;family&quot;: &quot;Rynes&quot;, &quot;parse-names&quot;: false, &quot;non-dropping-particle&quot;: &quot;&quot;}, {&quot;dropping-particle&quot;: &quot;&quot;, &quot;given&quot;: &quot;Minerva E&quot;, &quot;suffix&quot;: &quot;&quot;, &quot;family&quot;: &quot;Sanchez&quot;, &quot;parse-names&quot;: false, &quot;non-dropping-particle&quot;: &quot;&quot;}, {&quot;dropping-particle&quot;: &quot;&quot;, &quot;given&quot;: &quot;Richard S&quot;, &quot;suffix&quot;: &quot;&quot;, &quot;family&quot;: &quot;Sandstrom&quot;, &quot;parse-names&quot;: false, &quot;non-dropping-particle&quot;: &quot;&quot;}, {&quot;dropping-particle&quot;: &quot;&quot;, &quot;given&quot;: &quot;Anthony O&quot;, &quot;suffix&quot;: &quot;&quot;, &quot;family&quot;: &quot;Shafer&quot;, &quot;parse-names&quot;: false, &quot;non-dropping-particle&quot;: &quot;&quot;}, {&quot;dropping-particle&quot;: &quot;&quot;, &quot;given&quot;: &quot;Andrew B&quot;, &quot;suffix&quot;: &quot;&quot;, &quot;family&quot;: &quot;Stergachis&quot;, &quot;parse-names&quot;: false, &quot;non-dropping-particle&quot;: &quot;&quot;}, {&quot;dropping-particle&quot;: &quot;&quot;, &quot;given&quot;: &quot;Sean&quot;, &quot;suffix&quot;: &quot;&quot;, &quot;family&quot;: &quot;Thomas&quot;, &quot;parse-names&quot;: false, &quot;non-dropping-particle&quot;: &quot;&quot;}, {&quot;dropping-particle&quot;: &quot;&quot;, &quot;given&quot;: &quot;Benjamin&quot;, &quot;suffix&quot;: &quot;&quot;, &quot;family&quot;: &quot;Vernot&quot;, &quot;parse-names&quot;: false, &quot;non-dropping-particle&quot;: &quot;&quot;}, {&quot;dropping-particle&quot;: &quot;&quot;, &quot;given&quot;: &quot;Jeff&quot;, &quot;suffix&quot;: &quot;&quot;, &quot;family&quot;: &quot;Vierstra&quot;, &quot;parse-names&quot;: false, &quot;non-dropping-particle&quot;: &quot;&quot;}, {&quot;dropping-particle&quot;: &quot;&quot;, &quot;given&quot;: &quot;Shinny&quot;, &quot;suffix&quot;: &quot;&quot;, &quot;family&quot;: &quot;Vong&quot;, &quot;parse-names&quot;: false, &quot;non-dropping-particle&quot;: &quot;&quot;}, {&quot;dropping-particle&quot;: &quot;&quot;, &quot;given&quot;: &quot;Molly a&quot;, &quot;suffix&quot;: &quot;&quot;, &quot;family&quot;: &quot;Weaver&quot;, &quot;parse-names&quot;: false, &quot;non-dropping-particle&quot;: &quot;&quot;}, {&quot;dropping-particle&quot;: &quot;&quot;, &quot;given&quot;: &quot;Yongqi&quot;, &quot;suffix&quot;: &quot;&quot;, &quot;family&quot;: &quot;Yan&quot;, &quot;parse-names&quot;: false, &quot;non-dropping-particle&quot;: &quot;&quot;}, {&quot;dropping-particle&quot;: &quot;&quot;, &quot;given&quot;: &quot;Miaohua&quot;, &quot;suffix&quot;: &quot;&quot;, &quot;family&quot;: &quot;Zhang&quot;, &quot;parse-names&quot;: false, &quot;non-dropping-particle&quot;: &quot;&quot;}, {&quot;dropping-particle&quot;: &quot;&quot;, &quot;given&quot;: &quot;Joshua a&quot;, &quot;suffix&quot;: &quot;&quot;, &quot;family&quot;: &quot;Akey&quot;, &quot;parse-names&quot;: false, &quot;non-dropping-particle&quot;: &quot;&quot;}, {&quot;dropping-particle&quot;: &quot;&quot;, &quot;given&quot;: &quot;Michael&quot;, &quot;suffix&quot;: &quot;&quot;, &quot;family&quot;: &quot;Bender&quot;, &quot;parse-names&quot;: false, &quot;non-dropping-particle&quot;: &quot;&quot;}, {&quot;dropping-particle&quot;: &quot;&quot;, &quot;given&quot;: &quot;Michael O&quot;, &quot;suffix&quot;: &quot;&quot;, &quot;family&quot;: &quot;Dorschner&quot;, &quot;parse-names&quot;: false, &quot;non-dropping-particle&quot;: &quot;&quot;}, {&quot;dropping-particle&quot;: &quot;&quot;, &quot;given&quot;: &quot;Mark&quot;, &quot;suffix&quot;: &quot;&quot;, &quot;family&quot;: &quot;Groudine&quot;, &quot;parse-names&quot;: false, &quot;non-dropping-particle&quot;: &quot;&quot;}, {&quot;dropping-particle&quot;: &quot;&quot;, &quot;given&quot;: &quot;Michael J&quot;, &quot;suffix&quot;: &quot;&quot;, &quot;family&quot;: &quot;MacCoss&quot;, &quot;parse-names&quot;: false, &quot;non-dropping-particle&quot;: &quot;&quot;}, {&quot;dropping-particle&quot;: &quot;&quot;, &quot;given&quot;: &quot;Patrick&quot;, &quot;suffix&quot;: &quot;&quot;, &quot;family&quot;: &quot;Navas&quot;, &quot;parse-names&quot;: false, &quot;non-dropping-particle&quot;: &quot;&quot;}, {&quot;dropping-particle&quot;: &quot;&quot;, &quot;given&quot;: &quot;George&quot;, &quot;suffix&quot;: &quot;&quot;, &quot;family&quot;: &quot;Stamatoyannopoulos&quot;, &quot;parse-names&quot;: false, &quot;non-dropping-particle&quot;: &quot;&quot;}, {&quot;dropping-particle&quot;: &quot;&quot;, &quot;given&quot;: &quot;John a&quot;, &quot;suffix&quot;: &quot;&quot;, &quot;family&quot;: &quot;Stamatoyannopoulos&quot;, &quot;parse-names&quot;: false, &quot;non-dropping-particle&quot;: &quot;&quot;}, {&quot;dropping-particle&quot;: &quot;&quot;, &quot;given&quot;: &quot;Kathryn&quot;, &quot;suffix&quot;: &quot;&quot;, &quot;family&quot;: &quot;Beal&quot;, &quot;parse-names&quot;: false, &quot;non-dropping-particle&quot;: &quot;&quot;}, {&quot;dropping-particle&quot;: &quot;&quot;, &quot;given&quot;: &quot;Alvis&quot;, &quot;suffix&quot;: &quot;&quot;, &quot;family&quot;: &quot;Brazma&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Nathan&quot;, &quot;suffix&quot;: &quot;&quot;, &quot;family&quot;: &quot;Johnson&quot;, &quot;parse-names&quot;: false, &quot;non-dropping-particle&quot;: &quot;&quot;}, {&quot;dropping-particle&quot;: &quot;&quot;, &quot;given&quot;: &quot;Margus&quot;, &quot;suffix&quot;: &quot;&quot;, &quot;family&quot;: &quot;Lukk&quot;, &quot;parse-names&quot;: false, &quot;non-dropping-particle&quot;: &quot;&quot;}, {&quot;dropping-particle&quot;: &quot;&quot;, &quot;given&quot;: &quot;Nicholas M&quot;, &quot;suffix&quot;: &quot;&quot;, &quot;family&quot;: &quot;Luscombe&quot;, &quot;parse-names&quot;: false, &quot;non-dropping-particle&quot;: &quot;&quot;}, {&quot;dropping-particle&quot;: &quot;&quot;, &quot;given&quot;: &quot;Daniel&quot;, &quot;suffix&quot;: &quot;&quot;, &quot;family&quot;: &quot;Sobral&quot;, &quot;parse-names&quot;: false, &quot;non-dropping-particle&quot;: &quot;&quot;}, {&quot;dropping-particle&quot;: &quot;&quot;, &quot;given&quot;: &quot;Juan M&quot;, &quot;suffix&quot;: &quot;&quot;, &quot;family&quot;: &quot;Vaquerizas&quot;, &quot;parse-names&quot;: false, &quot;non-dropping-particle&quot;: &quot;&quot;}, {&quot;dropping-particle&quot;: &quot;&quot;, &quot;given&quot;: &quot;Serafim&quot;, &quot;suffix&quot;: &quot;&quot;, &quot;family&quot;: &quot;Batzoglou&quot;, &quot;parse-names&quot;: false, &quot;non-dropping-particle&quot;: &quot;&quot;}, {&quot;dropping-particle&quot;: &quot;&quot;, &quot;given&quot;: &quot;Arend&quot;, &quot;suffix&quot;: &quot;&quot;, &quot;family&quot;: &quot;Sidow&quot;, &quot;parse-names&quot;: false, &quot;non-dropping-particle&quot;: &quot;&quot;}, {&quot;dropping-particle&quot;: &quot;&quot;, &quot;given&quot;: &quot;Nadine&quot;, &quot;suffix&quot;: &quot;&quot;, &quot;family&quot;: &quot;Hussami&quot;, &quot;parse-names&quot;: false, &quot;non-dropping-particle&quot;: &quot;&quot;}, {&quot;dropping-particle&quot;: &quot;&quot;, &quot;given&quot;: &quot;Sofia&quot;, &quot;suffix&quot;: &quot;&quot;, &quot;family&quot;: &quot;Kyriazopoulou-Panagiotopoulou&quot;, &quot;parse-names&quot;: false, &quot;non-dropping-particle&quot;: &quot;&quot;}, {&quot;dropping-particle&quot;: &quot;&quot;, &quot;given&quot;: &quot;Max W&quot;, &quot;suffix&quot;: &quot;&quot;, &quot;family&quot;: &quot;Libbrecht&quot;, &quot;parse-names&quot;: false, &quot;non-dropping-particle&quot;: &quot;&quot;}, {&quot;dropping-particle&quot;: &quot;&quot;, &quot;given&quot;: &quot;Marc a&quot;, &quot;suffix&quot;: &quot;&quot;, &quot;family&quot;: &quot;Schaub&quot;, &quot;parse-names&quot;: false, &quot;non-dropping-particle&quot;: &quot;&quot;}, {&quot;dropping-particle&quot;: &quot;&quot;, &quot;given&quot;: &quot;Webb&quot;, &quot;suffix&quot;: &quot;&quot;, &quot;family&quot;: &quot;Miller&quot;, &quot;parse-names&quot;: false, &quot;non-dropping-particle&quot;: &quot;&quot;}, {&quot;dropping-particle&quot;: &quot;&quot;, &quot;given&quot;: &quot;Peter J&quot;, &quot;suffix&quot;: &quot;&quot;, &quot;family&quot;: &quot;Bickel&quot;, &quot;parse-names&quot;: false, &quot;non-dropping-particle&quot;: &quot;&quot;}, {&quot;dropping-particle&quot;: &quot;&quot;, &quot;given&quot;: &quot;Balazs&quot;, &quot;suffix&quot;: &quot;&quot;, &quot;family&quot;: &quot;Banfai&quot;, &quot;parse-names&quot;: false, &quot;non-dropping-particle&quot;: &quot;&quot;}, {&quot;dropping-particle&quot;: &quot;&quot;, &quot;given&quot;: &quot;Nathan P&quot;, &quot;suffix&quot;: &quot;&quot;, &quot;family&quot;: &quot;Boley&quot;, &quot;parse-names&quot;: false, &quot;non-dropping-particle&quot;: &quot;&quot;}, {&quot;dropping-particle&quot;: &quot;&quot;, &quot;given&quot;: &quot;Haiyan&quot;, &quot;suffix&quot;: &quot;&quot;, &quot;family&quot;: &quot;Huang&quot;, &quot;parse-names&quot;: false, &quot;non-dropping-particle&quot;: &quot;&quot;}, {&quot;dropping-particle&quot;: &quot;&quot;, &quot;given&quot;: &quot;Jingyi Jessica&quot;, &quot;suffix&quot;: &quot;&quot;, &quot;family&quot;: &quot;Li&quot;, &quot;parse-names&quot;: false, &quot;non-dropping-particle&quot;: &quot;&quot;}, {&quot;dropping-particle&quot;: &quot;&quot;, &quot;given&quot;: &quot;William Stafford&quot;, &quot;suffix&quot;: &quot;&quot;, &quot;family&quot;: &quot;Noble&quot;, &quot;parse-names&quot;: false, &quot;non-dropping-particle&quot;: &quot;&quot;}, {&quot;dropping-particle&quot;: &quot;&quot;, &quot;given&quot;: &quot;Jeffrey a&quot;, &quot;suffix&quot;: &quot;&quot;, &quot;family&quot;: &quot;Bilmes&quot;, &quot;parse-names&quot;: false, &quot;non-dropping-particle&quot;: &quot;&quot;}, {&quot;dropping-particle&quot;: &quot;&quot;, &quot;given&quot;: &quot;Orion J&quot;, &quot;suffix&quot;: &quot;&quot;, &quot;family&quot;: &quot;Buske&quot;, &quot;parse-names&quot;: false, &quot;non-dropping-particle&quot;: &quot;&quot;}, {&quot;dropping-particle&quot;: &quot;&quot;, &quot;given&quot;: &quot;Avinash O&quot;, &quot;suffix&quot;: &quot;&quot;, &quot;family&quot;: &quot;Sahu&quot;, &quot;parse-names&quot;: false, &quot;non-dropping-particle&quot;: &quot;&quot;}, {&quot;dropping-particle&quot;: &quot;V&quot;, &quot;given&quot;: &quot;Peter&quot;, &quot;suffix&quot;: &quot;&quot;, &quot;family&quot;: &quot;Kharchenko&quot;, &quot;parse-names&quot;: false, &quot;non-dropping-particle&quot;: &quot;&quot;}, {&quot;dropping-particle&quot;: &quot;&quot;, &quot;given&quot;: &quot;Peter J&quot;, &quot;suffix&quot;: &quot;&quot;, &quot;family&quot;: &quot;Park&quot;, &quot;parse-names&quot;: false, &quot;non-dropping-particle&quot;: &quot;&quot;}, {&quot;dropping-particle&quot;: &quot;&quot;, &quot;given&quot;: &quot;Dannon&quot;, &quot;suffix&quot;: &quot;&quot;, &quot;family&quot;: &quot;Baker&quot;, &quot;parse-names&quot;: false, &quot;non-dropping-particle&quot;: &quot;&quot;}, {&quot;dropping-particle&quot;: &quot;&quot;, &quot;given&quot;: &quot;James&quot;, &quot;suffix&quot;: &quot;&quot;, &quot;family&quot;: &quot;Taylor&quot;, &quot;parse-names&quot;: false, &quot;non-dropping-particle&quot;: &quot;&quot;}, {&quot;dropping-particle&quot;: &quot;&quot;, &quot;given&quot;: &quot;Lucas&quot;, &quot;suffix&quot;: &quot;&quot;, &quot;family&quot;: &quot;Lochovsky&quot;, &quot;parse-names&quot;: false, &quot;non-dropping-particle&quot;: &quot;&quot;}], &quot;page&quot;: &quot;57-74&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schema&quot;: &quot;https://github.com/citation-style-language/schema/raw/master/csl-citation.json&quot;} RND1WgetHTIGu"/><text:span text:style-name="T70">(The ENCODE Project Consortium et al. 2012)</text:span><text:reference-mark-end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citationItems&quot;: [{&quot;uris&quot;: [&quot;http://www.mendeley.com/documents/?uuid=34772b6d-3562-4ed3-92f8-c9f90080c8e0&quot;], &quot;id&quot;: &quot;ITEM-1&quot;, &quot;itemData&quot;: {&quot;volume&quot;: &quot;489&quot;, &quot;ISBN&quot;: &quot;1476-4687&quot;, &quot;PMID&quot;: &quot;22955616&quot;, &quot;DOI&quot;: &quot;10.1038/nature11247&quot;, &quot;ISSN&quot;: &quot;1476-4687&quot;, &quot;container-title&quot;: &quot;Nature&quot;, &quot;id&quot;: &quot;ITEM-1&quot;, &quot;type&quot;: &quot;article-journal&quot;, &quot;title&quot;: &quot;An integrated encyclopedia of DNA elements in the human genome.&quot;, &quot;author&quot;: [{&quot;dropping-particle&quot;: &quot;&quot;, &quot;given&quot;: &quot;&quot;, &quot;suffix&quot;: &quot;&quot;, &quot;family&quot;: &quot;The ENCODE Project Consortium&quot;, &quot;parse-names&quot;: false, &quot;non-dropping-particle&quot;: &quot;&quot;}, {&quot;dropping-particle&quot;: &quot;&quot;, &quot;given&quot;: &quot;Ian&quot;, &quot;suffix&quot;: &quot;&quot;, &quot;family&quot;: &quot;Dunham&quot;, &quot;parse-names&quot;: false, &quot;non-dropping-particle&quot;: &quot;&quot;}, {&quot;dropping-particle&quot;: &quot;&quot;, &quot;given&quot;: &quot;Anshul&quot;, &quot;suffix&quot;: &quot;&quot;, &quot;family&quot;: &quot;Kundaje&quot;, &quot;parse-names&quot;: false, &quot;non-dropping-particle&quot;: &quot;&quot;}, {&quot;dropping-particle&quot;: &quot;&quot;, &quot;given&quot;: &quot;Shelley F&quot;, &quot;suffix&quot;: &quot;&quot;, &quot;family&quot;: &quot;Aldred&quot;, &quot;parse-names&quot;: false, &quot;non-dropping-particle&quot;: &quot;&quot;}, {&quot;dropping-particle&quot;: &quot;&quot;, &quot;given&quot;: &quot;Patrick J&quot;, &quot;suffix&quot;: &quot;&quot;, &quot;family&quot;: &quot;Collins&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Francis&quot;, &quot;suffix&quot;: &quot;&quot;, &quot;family&quot;: &quot;Doyle&quot;, &quot;parse-names&quot;: false, &quot;non-dropping-particle&quot;: &quot;&quot;}, {&quot;dropping-particle&quot;: &quot;&quot;, &quot;given&quot;: &quot;Charles B&quot;, &quot;suffix&quot;: &quot;&quot;, &quot;family&quot;: &quot;Epstein&quot;, &quot;parse-names&quot;: false, &quot;non-dropping-particle&quot;: &quot;&quot;}, {&quot;dropping-particle&quot;: &quot;&quot;, &quot;given&quot;: &quot;Seth&quot;, &quot;suffix&quot;: &quot;&quot;, &quot;family&quot;: &quot;Frietze&quot;, &quot;parse-names&quot;: false, &quot;non-dropping-particle&quot;: &quot;&quot;}, {&quot;dropping-particle&quot;: &quot;&quot;, &quot;given&quot;: &quot;Jennifer&quot;, &quot;suffix&quot;: &quot;&quot;, &quot;family&quot;: &quot;Harrow&quot;, &quot;parse-names&quot;: false, &quot;non-dropping-particle&quot;: &quot;&quot;}, {&quot;dropping-particle&quot;: &quot;&quot;, &quot;given&quot;: &quot;Rajinder&quot;, &quot;suffix&quot;: &quot;&quot;, &quot;family&quot;: &quot;Kaul&quot;, &quot;parse-names&quot;: false, &quot;non-dropping-particle&quot;: &quot;&quot;}, {&quot;dropping-particle&quot;: &quot;&quot;, &quot;given&quot;: &quot;Jainab&quot;, &quot;suffix&quot;: &quot;&quot;, &quot;family&quot;: &quot;Khatun&quot;, &quot;parse-names&quot;: false, &quot;non-dropping-particle&quot;: &quot;&quot;}, {&quot;dropping-particle&quot;: &quot;&quot;, &quot;given&quot;: &quot;Bryan R&quot;, &quot;suffix&quot;: &quot;&quot;, &quot;family&quot;: &quot;Lajoie&quot;, &quot;parse-names&quot;: false, &quot;non-dropping-particle&quot;: &quot;&quot;}, {&quot;dropping-particle&quot;: &quot;&quot;, &quot;given&quot;: &quot;Stephen G&quot;, &quot;suffix&quot;: &quot;&quot;, &quot;family&quot;: &quot;Landt&quot;, &quot;parse-names&quot;: false, &quot;non-dropping-particle&quot;: &quot;&quot;}, {&quot;dropping-particle&quot;: &quot;&quot;, &quot;given&quot;: &quot;Burn-Kyu Bum-Kyu&quot;, &quot;suffix&quot;: &quot;&quot;, &quot;family&quot;: &quot;Lee&quot;, &quot;parse-names&quot;: false, &quot;non-dropping-particle&quot;: &quot;&quot;}, {&quot;dropping-particle&quot;: &quot;&quot;, &quot;given&quot;: &quot;Florencia&quot;, &quot;suffix&quot;: &quot;&quot;, &quot;family&quot;: &quot;Pauli&quot;, &quot;parse-names&quot;: false, &quot;non-dropping-particle&quot;: &quot;&quot;}, {&quot;dropping-particle&quot;: &quot;&quot;, &quot;given&quot;: &quot;Kate R&quot;, &quot;suffix&quot;: &quot;&quot;, &quot;family&quot;: &quot;Rosenbloom&quot;, &quot;parse-names&quot;: false, &quot;non-dropping-particle&quot;: &quot;&quot;}, {&quot;dropping-particle&quot;: &quot;&quot;, &quot;given&quot;: &quot;Peter&quot;, &quot;suffix&quot;: &quot;&quot;, &quot;family&quot;: &quot;Sabo&quot;, &quot;parse-names&quot;: false, &quot;non-dropping-particle&quot;: &quot;&quot;}, {&quot;dropping-particle&quot;: &quot;&quot;, &quot;given&quot;: &quot;Alexias&quot;, &quot;suffix&quot;: &quot;&quot;, &quot;family&quot;: &quot;Safi&quot;, &quot;parse-names&quot;: false, &quot;non-dropping-particle&quot;: &quot;&quot;}, {&quot;dropping-particle&quot;: &quot;&quot;, &quot;given&quot;: &quot;Amartya&quot;, &quot;suffix&quot;: &quot;&quot;, &quot;family&quot;: &quot;Sanyal&quot;, &quot;parse-names&quot;: false, &quot;non-dropping-particle&quot;: &quot;&quot;}, {&quot;dropping-particle&quot;: &quot;&quot;, &quot;given&quot;: &quot;Noam&quot;, &quot;suffix&quot;: &quot;&quot;, &quot;family&quot;: &quot;Shoresh&quot;, &quot;parse-names&quot;: false, &quot;non-dropping-particle&quot;: &quot;&quot;}, {&quot;dropping-particle&quot;: &quot;&quot;, &quot;given&quot;: &quot;Jeremy M&quot;, &quot;suffix&quot;: &quot;&quot;, &quot;family&quot;: &quot;Simon&quot;, &quot;parse-names&quot;: false, &quot;non-dropping-particle&quot;: &quot;&quot;}, {&quot;dropping-particle&quot;: &quot;&quot;, &quot;given&quot;: &quot;Lingyun&quot;, &quot;suffix&quot;: &quot;&quot;, &quot;family&quot;: &quot;Song&quot;, &quot;parse-names&quot;: false, &quot;non-dropping-particle&quot;: &quot;&quot;}, {&quot;dropping-particle&quot;: &quot;&quot;, &quot;given&quot;: &quot;Nathan D&quot;, &quot;suffix&quot;: &quot;&quot;, &quot;family&quot;: &quot;Trinklein&quot;, &quot;parse-names&quot;: false, &quot;non-dropping-particle&quot;: &quot;&quot;}, {&quot;dropping-particle&quot;: &quot;&quot;, &quot;given&quot;: &quot;Robert C&quot;, &quot;suffix&quot;: &quot;&quot;, &quot;family&quot;: &quot;Altshuler&quot;, &quot;parse-names&quot;: false, &quot;non-dropping-particle&quot;: &quot;&quot;}, {&quot;dropping-particle&quot;: &quot;&quot;, &quot;given&quot;: &quot;Ewan&quot;, &quot;suffix&quot;: &quot;&quot;, &quot;family&quot;: &quot;Birney&quot;, &quot;parse-names&quot;: false, &quot;non-dropping-particle&quot;: &quot;&quot;}, {&quot;dropping-particle&quot;: &quot;&quot;, &quot;given&quot;: &quot;James B&quot;, &quot;suffix&quot;: &quot;&quot;, &quot;family&quot;: &quot;Brown&quot;, &quot;parse-names&quot;: false, &quot;non-dropping-particle&quot;: &quot;&quot;}, {&quot;dropping-particle&quot;: &quot;&quot;, &quot;given&quot;: &quot;Chao&quot;, &quot;suffix&quot;: &quot;&quot;, &quot;family&quot;: &quot;Cheng&quot;, &quot;parse-names&quot;: false, &quot;non-dropping-particle&quot;: &quot;&quot;}, {&quot;dropping-particle&quot;: &quot;&quot;, &quot;given&quot;: &quot;Sarah&quot;, &quot;suffix&quot;: &quot;&quot;, &quot;family&quot;: &quot;Djebali&quot;, &quot;parse-names&quot;: false, &quot;non-dropping-particle&quot;: &quot;&quot;}, {&quot;dropping-particle&quot;: &quot;&quot;, &quot;given&quot;: &quot;Xianjun&quot;, &quot;suffix&quot;: &quot;&quot;, &quot;family&quot;: &quot;Dong&quot;, &quot;parse-names&quot;: false, &quot;non-dropping-particle&quot;: &quot;&quot;}, {&quot;dropping-particle&quot;: &quot;&quot;, &quot;given&quot;: &quot;Jason&quot;, &quot;suffix&quot;: &quot;&quot;, &quot;family&quot;: &quot;Ernst&quot;, &quot;parse-names&quot;: false, &quot;non-dropping-particle&quot;: &quot;&quot;}, {&quot;dropping-particle&quot;: &quot;&quot;, &quot;given&quot;: &quot;Terrence S&quot;, &quot;suffix&quot;: &quot;&quot;, &quot;family&quot;: &quot;Furey&quot;, &quot;parse-names&quot;: false, &quot;non-dropping-particle&quot;: &quot;&quot;}, {&quot;dropping-particle&quot;: &quot;&quot;, &quot;given&quot;: &quot;Mark&quot;, &quot;suffix&quot;: &quot;&quot;, &quot;family&quot;: &quot;Gerstein&quot;, &quot;parse-names&quot;: false, &quot;non-dropping-particle&quot;: &quot;&quot;}, {&quot;dropping-particle&quot;: &quot;&quot;, &quot;given&quot;: &quot;Belinda&quot;, &quot;suffix&quot;: &quot;&quot;, &quot;family&quot;: &quot;Giardine&quot;, &quot;parse-names&quot;: false, &quot;non-dropping-particle&quot;: &quot;&quot;}, {&quot;dropping-particle&quot;: &quot;&quot;, &quot;given&quot;: &quot;Melissa&quot;, &quot;suffix&quot;: &quot;&quot;, &quot;family&quot;: &quot;Greven&quot;, &quot;parse-names&quot;: false, &quot;non-dropping-particle&quot;: &quot;&quot;}, {&quot;dropping-particle&quot;: &quot;&quot;, &quot;given&quot;: &quot;Ross C&quot;, &quot;suffix&quot;: &quot;&quot;, &quot;family&quot;: &quot;Hardison&quot;, &quot;parse-names&quot;: false, &quot;non-dropping-particle&quot;: &quot;&quot;}, {&quot;dropping-particle&quot;: &quot;&quot;, &quot;given&quot;: &quot;Robert S&quot;, &quot;suffix&quot;: &quot;&quot;, &quot;family&quot;: &quot;Harris&quot;, &quot;parse-names&quot;: false, &quot;non-dropping-particle&quot;: &quot;&quot;}, {&quot;dropping-particle&quot;: &quot;&quot;, &quot;given&quot;: &quot;Javier&quot;, &quot;suffix&quot;: &quot;&quot;, &quot;family&quot;: &quot;Herrero&quot;, &quot;parse-names&quot;: false, &quot;non-dropping-particle&quot;: &quot;&quot;}, {&quot;dropping-particle&quot;: &quot;&quot;, &quot;given&quot;: &quot;Michael M&quot;, &quot;suffix&quot;: &quot;&quot;, &quot;family&quot;: &quot;Hoffman&quot;, &quot;parse-names&quot;: false, &quot;non-dropping-particle&quot;: &quot;&quot;}, {&quot;dropping-particle&quot;: &quot;&quot;, &quot;given&quot;: &quot;Sowmya&quot;, &quot;suffix&quot;: &quot;&quot;, &quot;family&quot;: &quot;Iyer&quot;, &quot;parse-names&quot;: false, &quot;non-dropping-particle&quot;: &quot;&quot;}, {&quot;dropping-particle&quot;: &quot;&quot;, &quot;given&quot;: &quot;Manolis&quot;, &quot;suffix&quot;: &quot;&quot;, &quot;family&quot;: &quot;Kelllis&quot;, &quot;parse-names&quot;: false, &quot;non-dropping-particle&quot;: &quot;&quot;}, {&quot;dropping-particle&quot;: &quot;&quot;, &quot;given&quot;: &quot;Pouya&quot;, &quot;suffix&quot;: &quot;&quot;, &quot;family&quot;: &quot;Kheradpour&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Qunhua&quot;, &quot;suffix&quot;: &quot;&quot;, &quot;family&quot;: &quot;Li&quot;, &quot;parse-names&quot;: false, &quot;non-dropping-particle&quot;: &quot;&quot;}, {&quot;dropping-particle&quot;: &quot;&quot;, &quot;given&quot;: &quot;Xinying&quot;, &quot;suffix&quot;: &quot;&quot;, &quot;family&quot;: &quot;Lin&quot;, &quot;parse-names&quot;: false, &quot;non-dropping-particle&quot;: &quot;&quot;}, {&quot;dropping-particle&quot;: &quot;&quot;, &quot;given&quot;: &quot;Georgi K&quot;, &quot;suffix&quot;: &quot;&quot;, &quot;family&quot;: &quot;Marinov&quot;, &quot;parse-names&quot;: false, &quot;non-dropping-particle&quot;: &quot;&quot;}, {&quot;dropping-particle&quot;: &quot;&quot;, &quot;given&quot;: &quot;Angelika&quot;, &quot;suffix&quot;: &quot;&quot;, &quot;family&quot;: &quot;Merkel&quot;, &quot;parse-names&quot;: false, &quot;non-dropping-particle&quot;: &quot;&quot;}, {&quot;dropping-particle&quot;: &quot;&quot;, &quot;given&quot;: &quot;Ali&quot;, &quot;suffix&quot;: &quot;&quot;, &quot;family&quot;: &quot;Mortazavi&quot;, &quot;parse-names&quot;: false, &quot;non-dropping-particle&quot;: &quot;&quot;}, {&quot;dropping-particle&quot;: &quot;&quot;, &quot;given&quot;: &quot;Stephen C J Stephanie L&quot;, &quot;suffix&quot;: &quot;&quot;, &quot;family&quot;: &quot;Parker&quot;, &quot;parse-names&quot;: false, &quot;non-dropping-particle&quot;: &quot;&quot;}, {&quot;dropping-particle&quot;: &quot;&quot;, &quot;given&quot;: &quot;Timothy E&quot;, &quot;suffix&quot;: &quot;&quot;, &quot;family&quot;: &quot;Reddy&quot;, &quot;parse-names&quot;: false, &quot;non-dropping-particle&quot;: &quot;&quot;}, {&quot;dropping-particle&quot;: &quot;&quot;, &quot;given&quot;: &quot;Joel&quot;, &quot;suffix&quot;: &quot;&quot;, &quot;family&quot;: &quot;Rozowsky&quot;, &quot;parse-names&quot;: false, &quot;non-dropping-particle&quot;: &quot;&quot;}, {&quot;dropping-particle&quot;: &quot;&quot;, &quot;given&quot;: &quot;Felix&quot;, &quot;suffix&quot;: &quot;&quot;, &quot;family&quot;: &quot;Schlesinger&quot;, &quot;parse-names&quot;: false, &quot;non-dropping-particle&quot;: &quot;&quot;}, {&quot;dropping-particle&quot;: &quot;&quot;, &quot;given&quot;: &quot;Robert E&quot;, &quot;suffix&quot;: &quot;&quot;, &quot;family&quot;: &quot;Thurman&quot;, &quot;parse-names&quot;: false, &quot;non-dropping-particle&quot;: &quot;&quot;}, {&quot;dropping-particle&quot;: &quot;&quot;, &quot;given&quot;: &quot;Jie&quot;, &quot;suffix&quot;: &quot;&quot;, &quot;family&quot;: &quot;Wang&quot;, &quot;parse-names&quot;: false, &quot;non-dropping-particle&quot;: &quot;&quot;}, {&quot;dropping-particle&quot;: &quot;&quot;, &quot;given&quot;: &quot;Lucas D&quot;, &quot;suffix&quot;: &quot;&quot;, &quot;family&quot;: &quot;Ward&quot;, &quot;parse-names&quot;: false, &quot;non-dropping-particle&quot;: &quot;&quot;}, {&quot;dropping-particle&quot;: &quot;&quot;, &quot;given&quot;: &quot;Troy W&quot;, &quot;suffix&quot;: &quot;&quot;, &quot;family&quot;: &quot;Whitfield&quot;, &quot;parse-names&quot;: false, &quot;non-dropping-particle&quot;: &quot;&quot;}, {&quot;dropping-particle&quot;: &quot;&quot;, &quot;given&quot;: &quot;Steven P&quot;, &quot;suffix&quot;: &quot;&quot;, &quot;family&quot;: &quot;Wilder&quot;, &quot;parse-names&quot;: false, &quot;non-dropping-particle&quot;: &quot;&quot;}, {&quot;dropping-particle&quot;: &quot;&quot;, &quot;given&quot;: &quot;Weisheng&quot;, &quot;suffix&quot;: &quot;&quot;, &quot;family&quot;: &quot;Wu&quot;, &quot;parse-names&quot;: false, &quot;non-dropping-particle&quot;: &quot;&quot;}, {&quot;dropping-particle&quot;: &quot;&quot;, &quot;given&quot;: &quot;Hualin S&quot;, &quot;suffix&quot;: &quot;&quot;, &quot;family&quot;: &quot;Xi&quot;, &quot;parse-names&quot;: false, &quot;non-dropping-particle&quot;: &quot;&quot;}, {&quot;dropping-particle&quot;: &quot;&quot;, &quot;given&quot;: &quot;Kevin Y&quot;, &quot;suffix&quot;: &quot;&quot;, &quot;family&quot;: &quot;Yip&quot;, &quot;parse-names&quot;: false, &quot;non-dropping-particle&quot;: &quot;&quot;}, {&quot;dropping-particle&quot;: &quot;&quot;, &quot;given&quot;: &quot;Jiali&quot;, &quot;suffix&quot;: &quot;&quot;, &quot;family&quot;: &quot;Zhuang&quot;, &quot;parse-names&quot;: false, &quot;non-dropping-particle&quot;: &quot;&quot;}, {&quot;dropping-particle&quot;: &quot;&quot;, &quot;given&quot;: &quot;Bradley E&quot;, &quot;suffix&quot;: &quot;&quot;, &quot;family&quot;: &quot;Bernstein&quot;, &quot;parse-names&quot;: false, &quot;non-dropping-particle&quot;: &quot;&quot;}, {&quot;dropping-particle&quot;: &quot;&quot;, &quot;given&quot;: &quot;Eric D&quot;, &quot;suffix&quot;: &quot;&quot;, &quot;family&quot;: &quot;Green&quot;, &quot;parse-names&quot;: false, &quot;non-dropping-particle&quot;: &quot;&quot;}, {&quot;dropping-particle&quot;: &quot;&quot;, &quot;given&quot;: &quot;Chris&quot;, &quot;suffix&quot;: &quot;&quot;, &quot;family&quot;: &quot;Gunter&quot;, &quot;parse-names&quot;: false, &quot;non-dropping-particle&quot;: &quot;&quot;}, {&quot;dropping-particle&quot;: &quot;&quot;, &quot;given&quot;: &quot;Michael&quot;, &quot;suffix&quot;: &quot;&quot;, &quot;family&quot;: &quot;Snyder&quot;, &quot;parse-names&quot;: false, &quot;non-dropping-particle&quot;: &quot;&quot;}, {&quot;dropping-particle&quot;: &quot;&quot;, &quot;given&quot;: &quot;Michael J&quot;, &quot;suffix&quot;: &quot;&quot;, &quot;family&quot;: &quot;Pazin&quot;, &quot;parse-names&quot;: false, &quot;non-dropping-particle&quot;: &quot;&quot;}, {&quot;dropping-particle&quot;: &quot;&quot;, &quot;given&quot;: &quot;Rebecca F&quot;, &quot;suffix&quot;: &quot;&quot;, &quot;family&quot;: &quot;Lowdon&quot;, &quot;parse-names&quot;: false, &quot;non-dropping-particle&quot;: &quot;&quot;}, {&quot;dropping-particle&quot;: &quot;&quot;, &quot;given&quot;: &quot;Laura a L&quot;, &quot;suffix&quot;: &quot;&quot;, &quot;family&quot;: &quot;Dillon&quot;, &quot;parse-names&quot;: false, &quot;non-dropping-particle&quot;: &quot;&quot;}, {&quot;dropping-particle&quot;: &quot;&quot;, &quot;given&quot;: &quot;Leslie B&quot;, &quot;suffix&quot;: &quot;&quot;, &quot;family&quot;: &quot;Adams&quot;, &quot;parse-names&quot;: false, &quot;non-dropping-particle&quot;: &quot;&quot;}, {&quot;dropping-particle&quot;: &quot;&quot;, &quot;given&quot;: &quot;Caroline J&quot;, &quot;suffix&quot;: &quot;&quot;, &quot;family&quot;: &quot;Kelly&quot;, &quot;parse-names&quot;: false, &quot;non-dropping-particle&quot;: &quot;&quot;}, {&quot;dropping-particle&quot;: &quot;&quot;, &quot;given&quot;: &quot;Julia&quot;, &quot;suffix&quot;: &quot;&quot;, &quot;family&quot;: &quot;Zhang&quot;, &quot;parse-names&quot;: false, &quot;non-dropping-particle&quot;: &quot;&quot;}, {&quot;dropping-particle&quot;: &quot;&quot;, &quot;given&quot;: &quot;Judith R&quot;, &quot;suffix&quot;: &quot;&quot;, &quot;family&quot;: &quot;Wexler&quot;, &quot;parse-names&quot;: false, &quot;non-dropping-particle&quot;: &quot;&quot;}, {&quot;dropping-particle&quot;: &quot;&quot;, &quot;given&quot;: &quot;Peter J&quot;, &quot;suffix&quot;: &quot;&quot;, &quot;family&quot;: &quot;Good&quot;, &quot;parse-names&quot;: false, &quot;non-dropping-particle&quot;: &quot;&quot;}, {&quot;dropping-particle&quot;: &quot;&quot;, &quot;given&quot;: &quot;Elise a&quot;, &quot;suffix&quot;: &quot;&quot;, &quot;family&quot;: &quot;Feingold&quot;, &quot;parse-names&quot;: false, &quot;non-dropping-particle&quot;: &quot;&quot;}, {&quot;dropping-particle&quot;: &quot;&quot;, &quot;given&quot;: &quot;Gregory E&quot;, &quot;suffix&quot;: &quot;&quot;, &quot;family&quot;: &quot;Crawford&quot;, &quot;parse-names&quot;: false, &quot;non-dropping-particle&quot;: &quot;&quot;}, {&quot;dropping-particle&quot;: &quot;&quot;, &quot;given&quot;: &quot;Job&quot;, &quot;suffix&quot;: &quot;&quot;, &quot;family&quot;: &quot;Dekker&quot;, &quot;parse-names&quot;: false, &quot;non-dropping-particle&quot;: &quot;&quot;}, {&quot;dropping-particle&quot;: &quot;&quot;, &quot;given&quot;: &quot;Laura&quot;, &quot;suffix&quot;: &quot;&quot;, &quot;family&quot;: &quot;Elinitski&quot;, &quot;parse-names&quot;: false, &quot;non-dropping-particle&quot;: &quot;&quot;}, {&quot;dropping-particle&quot;: &quot;&quot;, &quot;given&quot;: &quot;Peggy J&quot;, &quot;suffix&quot;: &quot;&quot;, &quot;family&quot;: &quot;Farnham&quot;, &quot;parse-names&quot;: false, &quot;non-dropping-particle&quot;: &quot;&quot;}, {&quot;dropping-particle&quot;: &quot;&quot;, &quot;given&quot;: &quot;Morgan C&quot;, &quot;suffix&quot;: &quot;&quot;, &quot;family&quot;: &quot;Giddings&quot;, &quot;parse-names&quot;: false, &quot;non-dropping-particle&quot;: &quot;&quot;}, {&quot;dropping-particle&quot;: &quot;&quot;, &quot;given&quot;: &quot;Thomas R&quot;, &quot;suffix&quot;: &quot;&quot;, &quot;family&quot;: &quot;Gingeras&quot;, &quot;parse-names&quot;: false, &quot;non-dropping-particle&quot;: &quot;&quot;}, {&quot;dropping-particle&quot;: &quot;&quot;, &quot;given&quot;: &quot;Roderic&quot;, &quot;suffix&quot;: &quot;&quot;, &quot;family&quot;: &quot;Guig\u00f3&quot;, &quot;parse-names&quot;: false, &quot;non-dropping-particle&quot;: &quot;&quot;}, {&quot;dropping-particle&quot;: &quot;&quot;, &quot;given&quot;: &quot;Timothy J Tomothy J&quot;, &quot;suffix&quot;: &quot;&quot;, &quot;family&quot;: &quot;Hubbard&quot;, &quot;parse-names&quot;: false, &quot;non-dropping-particle&quot;: &quot;&quot;}, {&quot;dropping-particle&quot;: &quot;&quot;, &quot;given&quot;: &quot;Manolis&quot;, &quot;suffix&quot;: &quot;&quot;, &quot;family&quot;: &quot;Kellis&quot;, &quot;parse-names&quot;: false, &quot;non-dropping-particle&quot;: &quot;&quot;}, {&quot;dropping-particle&quot;: &quot;&quot;, &quot;given&quot;: &quot;W James&quot;, &quot;suffix&quot;: &quot;&quot;, &quot;family&quot;: &quot;Kent&quot;, &quot;parse-names&quot;: false, &quot;non-dropping-particle&quot;: &quot;&quot;}, {&quot;dropping-particle&quot;: &quot;&quot;, &quot;given&quot;: &quot;Jason D&quot;, &quot;suffix&quot;: &quot;&quot;, &quot;family&quot;: &quot;Lieb&quot;, &quot;parse-names&quot;: false, &quot;non-dropping-particle&quot;: &quot;&quot;}, {&quot;dropping-particle&quot;: &quot;&quot;, &quot;given&quot;: &quot;Elliott H&quot;, &quot;suffix&quot;: &quot;&quot;, &quot;family&quot;: &quot;Margulies&quot;, &quot;parse-names&quot;: false, &quot;non-dropping-particle&quot;: &quot;&quot;}, {&quot;dropping-particle&quot;: &quot;&quot;, &quot;given&quot;: &quot;Richard M&quot;, &quot;suffix&quot;: &quot;&quot;, &quot;family&quot;: &quot;Myers&quot;, &quot;parse-names&quot;: false, &quot;non-dropping-particle&quot;: &quot;&quot;}, {&quot;dropping-particle&quot;: &quot;&quot;, &quot;given&quot;: &quot;John a&quot;, &quot;suffix&quot;: &quot;&quot;, &quot;family&quot;: &quot;Starnatoyannopoulos&quot;, &quot;parse-names&quot;: false, &quot;non-dropping-particle&quot;: &quot;&quot;}, {&quot;dropping-particle&quot;: &quot;&quot;, &quot;given&quot;: &quot;Scott a&quot;, &quot;suffix&quot;: &quot;&quot;, &quot;family&quot;: &quot;Tennebaum&quot;, &quot;parse-names&quot;: false, &quot;non-dropping-particle&quot;: &quot;&quot;}, {&quot;dropping-particle&quot;: &quot;&quot;, &quot;given&quot;: &quot;Zhiping&quot;, &quot;suffix&quot;: &quot;&quot;, &quot;family&quot;: &quot;Weng&quot;, &quot;parse-names&quot;: false, &quot;non-dropping-particle&quot;: &quot;&quot;}, {&quot;dropping-particle&quot;: &quot;&quot;, &quot;given&quot;: &quot;Kevin P&quot;, &quot;suffix&quot;: &quot;&quot;, &quot;family&quot;: &quot;White&quot;, &quot;parse-names&quot;: false, &quot;non-dropping-particle&quot;: &quot;&quot;}, {&quot;dropping-particle&quot;: &quot;&quot;, &quot;given&quot;: &quot;Barbara&quot;, &quot;suffix&quot;: &quot;&quot;, &quot;family&quot;: &quot;Wold&quot;, &quot;parse-names&quot;: false, &quot;non-dropping-particle&quot;: &quot;&quot;}, {&quot;dropping-particle&quot;: &quot;&quot;, &quot;given&quot;: &quot;Yanbao&quot;, &quot;suffix&quot;: &quot;&quot;, &quot;family&quot;: &quot;Yu&quot;, &quot;parse-names&quot;: false, &quot;non-dropping-particle&quot;: &quot;&quot;}, {&quot;dropping-particle&quot;: &quot;&quot;, &quot;given&quot;: &quot;John&quot;, &quot;suffix&quot;: &quot;&quot;, &quot;family&quot;: &quot;Wrobel&quot;, &quot;parse-names&quot;: false, &quot;non-dropping-particle&quot;: &quot;&quot;}, {&quot;dropping-particle&quot;: &quot;&quot;, &quot;given&quot;: &quot;Brian a&quot;, &quot;suffix&quot;: &quot;&quot;, &quot;family&quot;: &quot;Risk&quot;, &quot;parse-names&quot;: false, &quot;non-dropping-particle&quot;: &quot;&quot;}, {&quot;dropping-particle&quot;: &quot;&quot;, &quot;given&quot;: &quot;Harsha P&quot;, &quot;suffix&quot;: &quot;&quot;, &quot;family&quot;: &quot;Gunawardena&quot;, &quot;parse-names&quot;: false, &quot;non-dropping-particle&quot;: &quot;&quot;}, {&quot;dropping-particle&quot;: &quot;&quot;, &quot;given&quot;: &quot;Heather C&quot;, &quot;suffix&quot;: &quot;&quot;, &quot;family&quot;: &quot;Kuiper&quot;, &quot;parse-names&quot;: false, &quot;non-dropping-particle&quot;: &quot;&quot;}, {&quot;dropping-particle&quot;: &quot;&quot;, &quot;given&quot;: &quot;Christopher W&quot;, &quot;suffix&quot;: &quot;&quot;, &quot;family&quot;: &quot;Maier&quot;, &quot;parse-names&quot;: false, &quot;non-dropping-particle&quot;: &quot;&quot;}, {&quot;dropping-particle&quot;: &quot;&quot;, &quot;given&quot;: &quot;Ling&quot;, &quot;suffix&quot;: &quot;&quot;, &quot;family&quot;: &quot;Xie&quot;, &quot;parse-names&quot;: false, &quot;non-dropping-particle&quot;: &quot;&quot;}, {&quot;dropping-particle&quot;: &quot;&quot;, &quot;given&quot;: &quot;Xian&quot;, &quot;suffix&quot;: &quot;&quot;, &quot;family&quot;: &quot;Chen&quot;, &quot;parse-names&quot;: false, &quot;non-dropping-particle&quot;: &quot;&quot;}, {&quot;dropping-particle&quot;: &quot;&quot;, &quot;given&quot;: &quot;Tarjei S&quot;, &quot;suffix&quot;: &quot;&quot;, &quot;family&quot;: &quot;Mikkelsen&quot;, &quot;parse-names&quot;: false, &quot;non-dropping-particle&quot;: &quot;&quot;}, {&quot;dropping-particle&quot;: &quot;&quot;, &quot;given&quot;: &quot;Shawn&quot;, &quot;suffix&quot;: &quot;&quot;, &quot;family&quot;: &quot;Gillespie&quot;, &quot;parse-names&quot;: false, &quot;non-dropping-particle&quot;: &quot;&quot;}, {&quot;dropping-particle&quot;: &quot;&quot;, &quot;given&quot;: &quot;Alon&quot;, &quot;suffix&quot;: &quot;&quot;, &quot;family&quot;: &quot;Goren&quot;, &quot;parse-names&quot;: false, &quot;non-dropping-particle&quot;: &quot;&quot;}, {&quot;dropping-particle&quot;: &quot;&quot;, &quot;given&quot;: &quot;Oren&quot;, &quot;suffix&quot;: &quot;&quot;, &quot;family&quot;: &quot;Ram&quot;, &quot;parse-names&quot;: false, &quot;non-dropping-particle&quot;: &quot;&quot;}, {&quot;dropping-particle&quot;: &quot;&quot;, &quot;given&quot;: &quot;Xiaolan&quot;, &quot;suffix&quot;: &quot;&quot;, &quot;family&quot;: &quot;Zhang&quot;, &quot;parse-names&quot;: false, &quot;non-dropping-particle&quot;: &quot;&quot;}, {&quot;dropping-particle&quot;: &quot;&quot;, &quot;given&quot;: &quot;Li&quot;, &quot;suffix&quot;: &quot;&quot;, &quot;family&quot;: &quot;Wang&quot;, &quot;parse-names&quot;: false, &quot;non-dropping-particle&quot;: &quot;&quot;}, {&quot;dropping-particle&quot;: &quot;&quot;, &quot;given&quot;: &quot;Robbyn&quot;, &quot;suffix&quot;: &quot;&quot;, &quot;family&quot;: &quot;Issner&quot;, &quot;parse-names&quot;: false, &quot;non-dropping-particle&quot;: &quot;&quot;}, {&quot;dropping-particle&quot;: &quot;&quot;, &quot;given&quot;: &quot;Michael J&quot;, &quot;suffix&quot;: &quot;&quot;, &quot;family&quot;: &quot;Coyne&quot;, &quot;parse-names&quot;: false, &quot;non-dropping-particle&quot;: &quot;&quot;}, {&quot;dropping-particle&quot;: &quot;&quot;, &quot;given&quot;: &quot;Timothy&quot;, &quot;suffix&quot;: &quot;&quot;, &quot;family&quot;: &quot;Durham&quot;, &quot;parse-names&quot;: false, &quot;non-dropping-particle&quot;: &quot;&quot;}, {&quot;dropping-particle&quot;: &quot;&quot;, &quot;given&quot;: &quot;Manching&quot;, &quot;suffix&quot;: &quot;&quot;, &quot;family&quot;: &quot;Ku&quot;, &quot;parse-names&quot;: false, &quot;non-dropping-particle&quot;: &quot;&quot;}, {&quot;dropping-particle&quot;: &quot;&quot;, &quot;given&quot;: &quot;Thanh&quot;, &quot;suffix&quot;: &quot;&quot;, &quot;family&quot;: &quot;Truong&quot;, &quot;parse-names&quot;: false, &quot;non-dropping-particle&quot;: &quot;&quot;}, {&quot;dropping-particle&quot;: &quot;&quot;, &quot;given&quot;: &quot;Matthew L&quot;, &quot;suffix&quot;: &quot;&quot;, &quot;family&quot;: &quot;Eaton&quot;, &quot;parse-names&quot;: false, &quot;non-dropping-particle&quot;: &quot;&quot;}, {&quot;dropping-particle&quot;: &quot;&quot;, &quot;given&quot;: &quot;Alex&quot;, &quot;suffix&quot;: &quot;&quot;, &quot;family&quot;: &quot;Dobin&quot;, &quot;parse-names&quot;: false, &quot;non-dropping-particle&quot;: &quot;&quot;}, {&quot;dropping-particle&quot;: &quot;&quot;, &quot;given&quot;: &quot;Andrea&quot;, &quot;suffix&quot;: &quot;&quot;, &quot;family&quot;: &quot;Tanzer&quot;, &quot;parse-names&quot;: false, &quot;non-dropping-particle&quot;: &quot;&quot;}, {&quot;dropping-particle&quot;: &quot;&quot;, &quot;given&quot;: &quot;Julien&quot;, &quot;suffix&quot;: &quot;&quot;, &quot;family&quot;: &quot;Lagarde&quot;, &quot;parse-names&quot;: false, &quot;non-dropping-particle&quot;: &quot;&quot;}, {&quot;dropping-particle&quot;: &quot;&quot;, &quot;given&quot;: &quot;Wei&quot;, &quot;suffix&quot;: &quot;&quot;, &quot;family&quot;: &quot;Lin&quot;, &quot;parse-names&quot;: false, &quot;non-dropping-particle&quot;: &quot;&quot;}, {&quot;dropping-particle&quot;: &quot;&quot;, &quot;given&quot;: &quot;Chenghai&quot;, &quot;suffix&quot;: &quot;&quot;, &quot;family&quot;: &quot;Xue&quot;, &quot;parse-names&quot;: false, &quot;non-dropping-particle&quot;: &quot;&quot;}, {&quot;dropping-particle&quot;: &quot;&quot;, &quot;given&quot;: &quot;Brian a&quot;, &quot;suffix&quot;: &quot;&quot;, &quot;family&quot;: &quot;Williams&quot;, &quot;parse-names&quot;: false, &quot;non-dropping-particle&quot;: &quot;&quot;}, {&quot;dropping-particle&quot;: &quot;&quot;, &quot;given&quot;: &quot;Chris&quot;, &quot;suffix&quot;: &quot;&quot;, &quot;family&quot;: &quot;Zaleski&quot;, &quot;parse-names&quot;: false, &quot;non-dropping-particle&quot;: &quot;&quot;}, {&quot;dropping-particle&quot;: &quot;&quot;, &quot;given&quot;: &quot;Maik&quot;, &quot;suffix&quot;: &quot;&quot;, &quot;family&quot;: &quot;R\u00f6der&quot;, &quot;parse-names&quot;: false, &quot;non-dropping-particle&quot;: &quot;&quot;}, {&quot;dropping-particle&quot;: &quot;&quot;, &quot;given&quot;: &quot;Felix&quot;, &quot;suffix&quot;: &quot;&quot;, &quot;family&quot;: &quot;Kokocinski&quot;, &quot;parse-names&quot;: false, &quot;non-dropping-particle&quot;: &quot;&quot;}, {&quot;dropping-particle&quot;: &quot;&quot;, &quot;given&quot;: &quot;Rehab F&quot;, &quot;suffix&quot;: &quot;&quot;, &quot;family&quot;: &quot;Abdelhamid&quot;, &quot;parse-names&quot;: false, &quot;non-dropping-particle&quot;: &quot;&quot;}, {&quot;dropping-particle&quot;: &quot;&quot;, &quot;given&quot;: &quot;Tyler&quot;, &quot;suffix&quot;: &quot;&quot;, &quot;family&quot;: &quot;Alioto&quot;, &quot;parse-names&quot;: false, &quot;non-dropping-particle&quot;: &quot;&quot;}, {&quot;dropping-particle&quot;: &quot;&quot;, &quot;given&quot;: &quot;Igor&quot;, &quot;suffix&quot;: &quot;&quot;, &quot;family&quot;: &quot;Antoshechkin&quot;, &quot;parse-names&quot;: false, &quot;non-dropping-particle&quot;: &quot;&quot;}, {&quot;dropping-particle&quot;: &quot;&quot;, &quot;given&quot;: &quot;Michael T&quot;, &quot;suffix&quot;: &quot;&quot;, &quot;family&quot;: &quot;Baer&quot;, &quot;parse-names&quot;: false, &quot;non-dropping-particle&quot;: &quot;&quot;}, {&quot;dropping-particle&quot;: &quot;&quot;, &quot;given&quot;: &quot;Philippe&quot;, &quot;suffix&quot;: &quot;&quot;, &quot;family&quot;: &quot;Batut&quot;, &quot;parse-names&quot;: false, &quot;non-dropping-particle&quot;: &quot;&quot;}, {&quot;dropping-particle&quot;: &quot;&quot;, &quot;given&quot;: &quot;Ian&quot;, &quot;suffix&quot;: &quot;&quot;, &quot;family&quot;: &quot;Bell&quot;, &quot;parse-names&quot;: false, &quot;non-dropping-particle&quot;: &quot;&quot;}, {&quot;dropping-particle&quot;: &quot;&quot;, &quot;given&quot;: &quot;Kimberly&quot;, &quot;suffix&quot;: &quot;&quot;, &quot;family&quot;: &quot;Bell&quot;, &quot;parse-names&quot;: false, &quot;non-dropping-particle&quot;: &quot;&quot;}, {&quot;dropping-particle&quot;: &quot;&quot;, &quot;given&quot;: &quot;Sudipto&quot;, &quot;suffix&quot;: &quot;&quot;, &quot;family&quot;: &quot;Chakrabortty&quot;, &quot;parse-names&quot;: false, &quot;non-dropping-particle&quot;: &quot;&quot;}, {&quot;dropping-particle&quot;: &quot;&quot;, &quot;given&quot;: &quot;Jacqueline&quot;, &quot;suffix&quot;: &quot;&quot;, &quot;family&quot;: &quot;Chrast&quot;, &quot;parse-names&quot;: false, &quot;non-dropping-particle&quot;: &quot;&quot;}, {&quot;dropping-particle&quot;: &quot;&quot;, &quot;given&quot;: &quot;Joao&quot;, &quot;suffix&quot;: &quot;&quot;, &quot;family&quot;: &quot;Curado&quot;, &quot;parse-names&quot;: false, &quot;non-dropping-particle&quot;: &quot;&quot;}, {&quot;dropping-particle&quot;: &quot;&quot;, &quot;given&quot;: &quot;Thomas&quot;, &quot;suffix&quot;: &quot;&quot;, &quot;family&quot;: &quot;Derrien&quot;, &quot;parse-names&quot;: false, &quot;non-dropping-particle&quot;: &quot;&quot;}, {&quot;dropping-particle&quot;: &quot;&quot;, &quot;given&quot;: &quot;Jorg&quot;, &quot;suffix&quot;: &quot;&quot;, &quot;family&quot;: &quot;Drenkow&quot;, &quot;parse-names&quot;: false, &quot;non-dropping-particle&quot;: &quot;&quot;}, {&quot;dropping-particle&quot;: &quot;&quot;, &quot;given&quot;: &quot;Erica&quot;, &quot;suffix&quot;: &quot;&quot;, &quot;family&quot;: &quot;Dumais&quot;, &quot;parse-names&quot;: false, &quot;non-dropping-particle&quot;: &quot;&quot;}, {&quot;dropping-particle&quot;: &quot;&quot;, &quot;given&quot;: &quot;Jackie&quot;, &quot;suffix&quot;: &quot;&quot;, &quot;family&quot;: &quot;Dumais&quot;, &quot;parse-names&quot;: false, &quot;non-dropping-particle&quot;: &quot;&quot;}, {&quot;dropping-particle&quot;: &quot;&quot;, &quot;given&quot;: &quot;Radha&quot;, &quot;suffix&quot;: &quot;&quot;, &quot;family&quot;: &quot;Duttagupta&quot;, &quot;parse-names&quot;: false, &quot;non-dropping-particle&quot;: &quot;&quot;}, {&quot;dropping-particle&quot;: &quot;&quot;, &quot;given&quot;: &quot;Megan&quot;, &quot;suffix&quot;: &quot;&quot;, &quot;family&quot;: &quot;Fastuca&quot;, &quot;parse-names&quot;: false, &quot;non-dropping-particle&quot;: &quot;&quot;}, {&quot;dropping-particle&quot;: &quot;&quot;, &quot;given&quot;: &quot;Kata&quot;, &quot;suffix&quot;: &quot;&quot;, &quot;family&quot;: &quot;Fejes-Toth&quot;, &quot;parse-names&quot;: false, &quot;non-dropping-particle&quot;: &quot;&quot;}, {&quot;dropping-particle&quot;: &quot;&quot;, &quot;given&quot;: &quot;Pedro&quot;, &quot;suffix&quot;: &quot;&quot;, &quot;family&quot;: &quot;Ferreira&quot;, &quot;parse-names&quot;: false, &quot;non-dropping-particle&quot;: &quot;&quot;}, {&quot;dropping-particle&quot;: &quot;&quot;, &quot;given&quot;: &quot;Sylvain&quot;, &quot;suffix&quot;: &quot;&quot;, &quot;family&quot;: &quot;Foissac&quot;, &quot;parse-names&quot;: false, &quot;non-dropping-particle&quot;: &quot;&quot;}, {&quot;dropping-particle&quot;: &quot;&quot;, &quot;given&quot;: &quot;Melissa J&quot;, &quot;suffix&quot;: &quot;&quot;, &quot;family&quot;: &quot;Fullwood&quot;, &quot;parse-names&quot;: false, &quot;non-dropping-particle&quot;: &quot;&quot;}, {&quot;dropping-particle&quot;: &quot;&quot;, &quot;given&quot;: &quot;Hui&quot;, &quot;suffix&quot;: &quot;&quot;, &quot;family&quot;: &quot;Gao&quot;, &quot;parse-names&quot;: false, &quot;non-dropping-particle&quot;: &quot;&quot;}, {&quot;dropping-particle&quot;: &quot;&quot;, &quot;given&quot;: &quot;David&quot;, &quot;suffix&quot;: &quot;&quot;, &quot;family&quot;: &quot;Gonzalez&quot;, &quot;parse-names&quot;: false, &quot;non-dropping-particle&quot;: &quot;&quot;}, {&quot;dropping-particle&quot;: &quot;&quot;, &quot;given&quot;: &quot;Assaf&quot;, &quot;suffix&quot;: &quot;&quot;, &quot;family&quot;: &quot;Gordon&quot;, &quot;parse-names&quot;: false, &quot;non-dropping-particle&quot;: &quot;&quot;}, {&quot;dropping-particle&quot;: &quot;&quot;, &quot;given&quot;: &quot;C\u00e9dric&quot;, &quot;suffix&quot;: &quot;&quot;, &quot;family&quot;: &quot;Howald&quot;, &quot;parse-names&quot;: false, &quot;non-dropping-particle&quot;: &quot;&quot;}, {&quot;dropping-particle&quot;: &quot;&quot;, &quot;given&quot;: &quot;Sonali&quot;, &quot;suffix&quot;: &quot;&quot;, &quot;family&quot;: &quot;Jha&quot;, &quot;parse-names&quot;: false, &quot;non-dropping-particle&quot;: &quot;&quot;}, {&quot;dropping-particle&quot;: &quot;&quot;, &quot;given&quot;: &quot;Rory&quot;, &quot;suffix&quot;: &quot;&quot;, &quot;family&quot;: &quot;Johnson&quot;, &quot;parse-names&quot;: false, &quot;non-dropping-particle&quot;: &quot;&quot;}, {&quot;dropping-particle&quot;: &quot;&quot;, &quot;given&quot;: &quot;Philipp&quot;, &quot;suffix&quot;: &quot;&quot;, &quot;family&quot;: &quot;Kapranov&quot;, &quot;parse-names&quot;: false, &quot;non-dropping-particle&quot;: &quot;&quot;}, {&quot;dropping-particle&quot;: &quot;&quot;, &quot;given&quot;: &quot;Brandon&quot;, &quot;suffix&quot;: &quot;&quot;, &quot;family&quot;: &quot;King&quot;, &quot;parse-names&quot;: false, &quot;non-dropping-particle&quot;: &quot;&quot;}, {&quot;dropping-particle&quot;: &quot;&quot;, &quot;given&quot;: &quot;Colin&quot;, &quot;suffix&quot;: &quot;&quot;, &quot;family&quot;: &quot;Kingswood&quot;, &quot;parse-names&quot;: false, &quot;non-dropping-particle&quot;: &quot;&quot;}, {&quot;dropping-particle&quot;: &quot;&quot;, &quot;given&quot;: &quot;Guoliang&quot;, &quot;suffix&quot;: &quot;&quot;, &quot;family&quot;: &quot;Li&quot;, &quot;parse-names&quot;: false, &quot;non-dropping-particle&quot;: &quot;&quot;}, {&quot;dropping-particle&quot;: &quot;&quot;, &quot;given&quot;: &quot;Oscar J&quot;, &quot;suffix&quot;: &quot;&quot;, &quot;family&quot;: &quot;Luo&quot;, &quot;parse-names&quot;: false, &quot;non-dropping-particle&quot;: &quot;&quot;}, {&quot;dropping-particle&quot;: &quot;&quot;, &quot;given&quot;: &quot;Eddie&quot;, &quot;suffix&quot;: &quot;&quot;, &quot;family&quot;: &quot;Park&quot;, &quot;parse-names&quot;: false, &quot;non-dropping-particle&quot;: &quot;&quot;}, {&quot;dropping-particle&quot;: &quot;&quot;, &quot;given&quot;: &quot;Jonathan B&quot;, &quot;suffix&quot;: &quot;&quot;, &quot;family&quot;: &quot;Preall&quot;, &quot;parse-names&quot;: false, &quot;non-dropping-particle&quot;: &quot;&quot;}, {&quot;dropping-particle&quot;: &quot;&quot;, &quot;given&quot;: &quot;Kimberly&quot;, &quot;suffix&quot;: &quot;&quot;, &quot;family&quot;: &quot;Presaud&quot;, &quot;parse-names&quot;: false, &quot;non-dropping-particle&quot;: &quot;&quot;}, {&quot;dropping-particle&quot;: &quot;&quot;, &quot;given&quot;: &quot;Paolo&quot;, &quot;suffix&quot;: &quot;&quot;, &quot;family&quot;: &quot;Ribeca&quot;, &quot;parse-names&quot;: false, &quot;non-dropping-particle&quot;: &quot;&quot;}, {&quot;dropping-particle&quot;: &quot;&quot;, &quot;given&quot;: &quot;Daniel&quot;, &quot;suffix&quot;: &quot;&quot;, &quot;family&quot;: &quot;Robyr&quot;, &quot;parse-names&quot;: false, &quot;non-dropping-particle&quot;: &quot;&quot;}, {&quot;dropping-particle&quot;: &quot;&quot;, &quot;given&quot;: &quot;Xiaoan&quot;, &quot;suffix&quot;: &quot;&quot;, &quot;family&quot;: &quot;Ruan&quot;, &quot;parse-names&quot;: false, &quot;non-dropping-particle&quot;: &quot;&quot;}, {&quot;dropping-particle&quot;: &quot;&quot;, &quot;given&quot;: &quot;Michael&quot;, &quot;suffix&quot;: &quot;&quot;, &quot;family&quot;: &quot;Sammeth&quot;, &quot;parse-names&quot;: false, &quot;non-dropping-particle&quot;: &quot;&quot;}, {&quot;dropping-particle&quot;: &quot;&quot;, &quot;given&quot;: &quot;Kuljeet Singh&quot;, &quot;suffix&quot;: &quot;&quot;, &quot;family&quot;: &quot;Sandu&quot;, &quot;parse-names&quot;: false, &quot;non-dropping-particle&quot;: &quot;&quot;}, {&quot;dropping-particle&quot;: &quot;&quot;, &quot;given&quot;: &quot;Lorain&quot;, &quot;suffix&quot;: &quot;&quot;, &quot;family&quot;: &quot;Schaeffer&quot;, &quot;parse-names&quot;: false, &quot;non-dropping-particle&quot;: &quot;&quot;}, {&quot;dropping-particle&quot;: &quot;&quot;, &quot;given&quot;: &quot;Lei-Hoon&quot;, &quot;suffix&quot;: &quot;&quot;, &quot;family&quot;: &quot;See&quot;, &quot;parse-names&quot;: false, &quot;non-dropping-particle&quot;: &quot;&quot;}, {&quot;dropping-particle&quot;: &quot;&quot;, &quot;given&quot;: &quot;Atif&quot;, &quot;suffix&quot;: &quot;&quot;, &quot;family&quot;: &quot;Shahab&quot;, &quot;parse-names&quot;: false, &quot;non-dropping-particle&quot;: &quot;&quot;}, {&quot;dropping-particle&quot;: &quot;&quot;, &quot;given&quot;: &quot;Jorgen&quot;, &quot;suffix&quot;: &quot;&quot;, &quot;family&quot;: &quot;Skancke&quot;, &quot;parse-names&quot;: false, &quot;non-dropping-particle&quot;: &quot;&quot;}, {&quot;dropping-particle&quot;: &quot;&quot;, &quot;given&quot;: &quot;Ana Maria&quot;, &quot;suffix&quot;: &quot;&quot;, &quot;family&quot;: &quot;Suzuki&quot;, &quot;parse-names&quot;: false, &quot;non-dropping-particle&quot;: &quot;&quot;}, {&quot;dropping-particle&quot;: &quot;&quot;, &quot;given&quot;: &quot;Hazuki&quot;, &quot;suffix&quot;: &quot;&quot;, &quot;family&quot;: &quot;Takahashi&quot;, &quot;parse-names&quot;: false, &quot;non-dropping-particle&quot;: &quot;&quot;}, {&quot;dropping-particle&quot;: &quot;&quot;, &quot;given&quot;: &quot;Hagen&quot;, &quot;suffix&quot;: &quot;&quot;, &quot;family&quot;: &quot;Tilgner&quot;, &quot;parse-names&quot;: false, &quot;non-dropping-particle&quot;: &quot;&quot;}, {&quot;dropping-particle&quot;: &quot;&quot;, &quot;given&quot;: &quot;Diane&quot;, &quot;suffix&quot;: &quot;&quot;, &quot;family&quot;: &quot;Trout&quot;, &quot;parse-names&quot;: false, &quot;non-dropping-particle&quot;: &quot;&quot;}, {&quot;dropping-particle&quot;: &quot;&quot;, &quot;given&quot;: &quot;Nathalie&quot;, &quot;suffix&quot;: &quot;&quot;, &quot;family&quot;: &quot;Walters&quot;, &quot;parse-names&quot;: false, &quot;non-dropping-particle&quot;: &quot;&quot;}, {&quot;dropping-particle&quot;: &quot;&quot;, &quot;given&quot;: &quot;Huaien Hao&quot;, &quot;suffix&quot;: &quot;&quot;, &quot;family&quot;: &quot;Wang&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exandre&quot;, &quot;suffix&quot;: &quot;&quot;, &quot;family&quot;: &quot;Reymond&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Gregory J&quot;, &quot;suffix&quot;: &quot;&quot;, &quot;family&quot;: &quot;Hannon&quot;, &quot;parse-names&quot;: false, &quot;non-dropping-particle&quot;: &quot;&quot;}, {&quot;dropping-particle&quot;: &quot;&quot;, &quot;given&quot;: &quot;Yijun&quot;, &quot;suffix&quot;: &quot;&quot;, &quot;family&quot;: &quot;Ruan&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Cricket a&quot;, &quot;suffix&quot;: &quot;&quot;, &quot;family&quot;: &quot;Sloan&quot;, &quot;parse-names&quot;: false, &quot;non-dropping-particle&quot;: &quot;&quot;}, {&quot;dropping-particle&quot;: &quot;&quot;, &quot;given&quot;: &quot;Katrina&quot;, &quot;suffix&quot;: &quot;&quot;, &quot;family&quot;: &quot;Learned&quot;, &quot;parse-names&quot;: false, &quot;non-dropping-particle&quot;: &quot;&quot;}, {&quot;dropping-particle&quot;: &quot;&quot;, &quot;given&quot;: &quot;Venkat S&quot;, &quot;suffix&quot;: &quot;&quot;, &quot;family&quot;: &quot;Malladi&quot;, &quot;parse-names&quot;: false, &quot;non-dropping-particle&quot;: &quot;&quot;}, {&quot;dropping-particle&quot;: &quot;&quot;, &quot;given&quot;: &quot;Matthew C&quot;, &quot;suffix&quot;: &quot;&quot;, &quot;family&quot;: &quot;Wong&quot;, &quot;parse-names&quot;: false, &quot;non-dropping-particle&quot;: &quot;&quot;}, {&quot;dropping-particle&quot;: &quot;&quot;, &quot;given&quot;: &quot;Galt P&quot;, &quot;suffix&quot;: &quot;&quot;, &quot;family&quot;: &quot;Barber&quot;, &quot;parse-names&quot;: false, &quot;non-dropping-particle&quot;: &quot;&quot;}, {&quot;dropping-particle&quot;: &quot;&quot;, &quot;given&quot;: &quot;Melissa S&quot;, &quot;suffix&quot;: &quot;&quot;, &quot;family&quot;: &quot;Cline&quot;, &quot;parse-names&quot;: false, &quot;non-dropping-particle&quot;: &quot;&quot;}, {&quot;dropping-particle&quot;: &quot;&quot;, &quot;given&quot;: &quot;Timothy R&quot;, &quot;suffix&quot;: &quot;&quot;, &quot;family&quot;: &quot;Dreszer&quot;, &quot;parse-names&quot;: false, &quot;non-dropping-particle&quot;: &quot;&quot;}, {&quot;dropping-particle&quot;: &quot;&quot;, &quot;given&quot;: &quot;Steven G&quot;, &quot;suffix&quot;: &quot;&quot;, &quot;family&quot;: &quot;Heitner&quot;, &quot;parse-names&quot;: false, &quot;non-dropping-particle&quot;: &quot;&quot;}, {&quot;dropping-particle&quot;: &quot;&quot;, &quot;given&quot;: &quot;Donna&quot;, &quot;suffix&quot;: &quot;&quot;, &quot;family&quot;: &quot;Karolchik&quot;, &quot;parse-names&quot;: false, &quot;non-dropping-particle&quot;: &quot;&quot;}, {&quot;dropping-particle&quot;: &quot;&quot;, &quot;given&quot;: &quot;Vaness M&quot;, &quot;suffix&quot;: &quot;&quot;, &quot;family&quot;: &quot;Kirkup&quot;, &quot;parse-names&quot;: false, &quot;non-dropping-particle&quot;: &quot;&quot;}, {&quot;dropping-particle&quot;: &quot;&quot;, &quot;given&quot;: &quot;Laurence R&quot;, &quot;suffix&quot;: &quot;&quot;, &quot;family&quot;: &quot;Meyer&quot;, &quot;parse-names&quot;: false, &quot;non-dropping-particle&quot;: &quot;&quot;}, {&quot;dropping-particle&quot;: &quot;&quot;, &quot;given&quot;: &quot;Jeffrey C&quot;, &quot;suffix&quot;: &quot;&quot;, &quot;family&quot;: &quot;Long&quot;, &quot;parse-names&quot;: false, &quot;non-dropping-particle&quot;: &quot;&quot;}, {&quot;dropping-particle&quot;: &quot;&quot;, &quot;given&quot;: &quot;Morgan&quot;, &quot;suffix&quot;: &quot;&quot;, &quot;family&quot;: &quot;Maddren&quot;, &quot;parse-names&quot;: false, &quot;non-dropping-particle&quot;: &quot;&quot;}, {&quot;dropping-particle&quot;: &quot;&quot;, &quot;given&quot;: &quot;Brian J&quot;, &quot;suffix&quot;: &quot;&quot;, &quot;family&quot;: &quot;Raney&quot;, &quot;parse-names&quot;: false, &quot;non-dropping-particle&quot;: &quot;&quot;}, {&quot;dropping-particle&quot;: &quot;&quot;, &quot;given&quot;: &quot;Linda L&quot;, &quot;suffix&quot;: &quot;&quot;, &quot;family&quot;: &quot;Grasfeder&quot;, &quot;parse-names&quot;: false, &quot;non-dropping-particle&quot;: &quot;&quot;}, {&quot;dropping-particle&quot;: &quot;&quot;, &quot;given&quot;: &quot;Paul G&quot;, &quot;suffix&quot;: &quot;&quot;, &quot;family&quot;: &quot;Giresi&quot;, &quot;parse-names&quot;: false, &quot;non-dropping-particle&quot;: &quot;&quot;}, {&quot;dropping-particle&quot;: &quot;&quot;, &quot;given&quot;: &quot;Anna&quot;, &quot;suffix&quot;: &quot;&quot;, &quot;family&quot;: &quot;Battenhouse&quot;, &quot;parse-names&quot;: false, &quot;non-dropping-particle&quot;: &quot;&quot;}, {&quot;dropping-particle&quot;: &quot;&quot;, &quot;given&quot;: &quot;Nathan C&quot;, &quot;suffix&quot;: &quot;&quot;, &quot;family&quot;: &quot;Sheffield&quot;, &quot;parse-names&quot;: false, &quot;non-dropping-particle&quot;: &quot;&quot;}, {&quot;dropping-particle&quot;: &quot;&quot;, &quot;given&quot;: &quot;Kimberly a&quot;, &quot;suffix&quot;: &quot;&quot;, &quot;family&quot;: &quot;Showers&quot;, &quot;parse-names&quot;: false, &quot;non-dropping-particle&quot;: &quot;&quot;}, {&quot;dropping-particle&quot;: &quot;&quot;, &quot;given&quot;: &quot;Darin&quot;, &quot;suffix&quot;: &quot;&quot;, &quot;family&quot;: &quot;London&quot;, &quot;parse-names&quot;: false, &quot;non-dropping-particle&quot;: &quot;&quot;}, {&quot;dropping-particle&quot;: &quot;&quot;, &quot;given&quot;: &quot;Akshay a&quot;, &quot;suffix&quot;: &quot;&quot;, &quot;family&quot;: &quot;Bhinge&quot;, &quot;parse-names&quot;: false, &quot;non-dropping-particle&quot;: &quot;&quot;}, {&quot;dropping-particle&quot;: &quot;&quot;, &quot;given&quot;: &quot;Christopher&quot;, &quot;suffix&quot;: &quot;&quot;, &quot;family&quot;: &quot;Shestak&quot;, &quot;parse-names&quot;: false, &quot;non-dropping-particle&quot;: &quot;&quot;}, {&quot;dropping-particle&quot;: &quot;&quot;, &quot;given&quot;: &quot;Matthew R&quot;, &quot;suffix&quot;: &quot;&quot;, &quot;family&quot;: &quot;Schaner&quot;, &quot;parse-names&quot;: false, &quot;non-dropping-particle&quot;: &quot;&quot;}, {&quot;dropping-particle&quot;: &quot;&quot;, &quot;given&quot;: &quot;Seul Ki&quot;, &quot;suffix&quot;: &quot;&quot;, &quot;family&quot;: &quot;Kim&quot;, &quot;parse-names&quot;: false, &quot;non-dropping-particle&quot;: &quot;&quot;}, {&quot;dropping-particle&quot;: &quot;&quot;, &quot;given&quot;: &quot;Zhuzhu Zhancheng Zhengdong&quot;, &quot;suffix&quot;: &quot;&quot;, &quot;family&quot;: &quot;Zhang&quot;, &quot;parse-names&quot;: false, &quot;non-dropping-particle&quot;: &quot;&quot;}, {&quot;dropping-particle&quot;: &quot;&quot;, &quot;given&quot;: &quot;Piotr a&quot;, &quot;suffix&quot;: &quot;&quot;, &quot;family&quot;: &quot;Mieczkowski&quot;, &quot;parse-names&quot;: false, &quot;non-dropping-particle&quot;: &quot;&quot;}, {&quot;dropping-particle&quot;: &quot;&quot;, &quot;given&quot;: &quot;Joanna O&quot;, &quot;suffix&quot;: &quot;&quot;, &quot;family&quot;: &quot;Mieczkowska&quot;, &quot;parse-names&quot;: false, &quot;non-dropping-particle&quot;: &quot;&quot;}, {&quot;dropping-particle&quot;: &quot;&quot;, &quot;given&quot;: &quot;Zheng&quot;, &quot;suffix&quot;: &quot;&quot;, &quot;family&quot;: &quot;Liu&quot;, &quot;parse-names&quot;: false, &quot;non-dropping-particle&quot;: &quot;&quot;}, {&quot;dropping-particle&quot;: &quot;&quot;, &quot;given&quot;: &quot;Ryan M&quot;, &quot;suffix&quot;: &quot;&quot;, &quot;family&quot;: &quot;McDaniell&quot;, &quot;parse-names&quot;: false, &quot;non-dropping-particle&quot;: &quot;&quot;}, {&quot;dropping-particle&quot;: &quot;&quot;, &quot;given&quot;: &quot;Yunyun&quot;, &quot;suffix&quot;: &quot;&quot;, &quot;family&quot;: &quot;Ni&quot;, &quot;parse-names&quot;: false, &quot;non-dropping-particle&quot;: &quot;&quot;}, {&quot;dropping-particle&quot;: &quot;&quot;, &quot;given&quot;: &quot;Naim U&quot;, &quot;suffix&quot;: &quot;&quot;, &quot;family&quot;: &quot;Rashid&quot;, &quot;parse-names&quot;: false, &quot;non-dropping-particle&quot;: &quot;&quot;}, {&quot;dropping-particle&quot;: &quot;&quot;, &quot;given&quot;: &quot;Min Jae&quot;, &quot;suffix&quot;: &quot;&quot;, &quot;family&quot;: &quot;Kim&quot;, &quot;parse-names&quot;: false, &quot;non-dropping-particle&quot;: &quot;&quot;}, {&quot;dropping-particle&quot;: &quot;&quot;, &quot;given&quot;: &quot;Sheera&quot;, &quot;suffix&quot;: &quot;&quot;, &quot;family&quot;: &quot;Adar&quot;, &quot;parse-names&quot;: false, &quot;non-dropping-particle&quot;: &quot;&quot;}, {&quot;dropping-particle&quot;: &quot;&quot;, &quot;given&quot;: &quot;Tianyuan&quot;, &quot;suffix&quot;: &quot;&quot;, &quot;family&quot;: &quot;Wang&quot;, &quot;parse-names&quot;: false, &quot;non-dropping-particle&quot;: &quot;&quot;}, {&quot;dropping-particle&quot;: &quot;&quot;, &quot;given&quot;: &quot;Deborah&quot;, &quot;suffix&quot;: &quot;&quot;, &quot;family&quot;: &quot;Winter&quot;, &quot;parse-names&quot;: false, &quot;non-dropping-particle&quot;: &quot;&quot;}, {&quot;dropping-particle&quot;: &quot;&quot;, &quot;given&quot;: &quot;Damian&quot;, &quot;suffix&quot;: &quot;&quot;, &quot;family&quot;: &quot;Keefe&quot;, &quot;parse-names&quot;: false, &quot;non-dropping-particle&quot;: &quot;&quot;}, {&quot;dropping-particle&quot;: &quot;&quot;, &quot;given&quot;: &quot;Vishwanath R&quot;, &quot;suffix&quot;: &quot;&quot;, &quot;family&quot;: &quot;Iyer&quot;, &quot;parse-names&quot;: false, &quot;non-dropping-particle&quot;: &quot;&quot;}, {&quot;dropping-particle&quot;: &quot;&quot;, &quot;given&quot;: &quot;Kljeet Singh&quot;, &quot;suffix&quot;: &quot;&quot;, &quot;family&quot;: &quot;Sandhu&quot;, &quot;parse-names&quot;: false, &quot;non-dropping-particle&quot;: &quot;&quot;}, {&quot;dropping-particle&quot;: &quot;&quot;, &quot;given&quot;: &quot;Meizhen&quot;, &quot;suffix&quot;: &quot;&quot;, &quot;family&quot;: &quot;Zheng&quot;, &quot;parse-names&quot;: false, &quot;non-dropping-particle&quot;: &quot;&quot;}, {&quot;dropping-particle&quot;: &quot;&quot;, &quot;given&quot;: &quot;Ping&quot;, &quot;suffix&quot;: &quot;&quot;, &quot;family&quot;: &quot;Wang&quot;, &quot;parse-names&quot;: false, &quot;non-dropping-particle&quot;: &quot;&quot;}, {&quot;dropping-particle&quot;: &quot;&quot;, &quot;given&quot;: &quot;Jason&quot;, &quot;suffix&quot;: &quot;&quot;, &quot;family&quot;: &quot;Gertz&quot;, &quot;parse-names&quot;: false, &quot;non-dropping-particle&quot;: &quot;&quot;}, {&quot;dropping-particle&quot;: &quot;&quot;, &quot;given&quot;: &quot;Jost&quot;, &quot;suffix&quot;: &quot;&quot;, &quot;family&quot;: &quot;Vielmetter&quot;, &quot;parse-names&quot;: false, &quot;non-dropping-particle&quot;: &quot;&quot;}, {&quot;dropping-particle&quot;: &quot;&quot;, &quot;given&quot;: &quot;E Christopher&quot;, &quot;suffix&quot;: &quot;&quot;, &quot;family&quot;: &quot;Partridge&quot;, &quot;parse-names&quot;: false, &quot;non-dropping-particle&quot;: &quot;&quot;}, {&quot;dropping-particle&quot;: &quot;&quot;, &quot;given&quot;: &quot;Katherine E&quot;, &quot;suffix&quot;: &quot;&quot;, &quot;family&quot;: &quot;Varley&quot;, &quot;parse-names&quot;: false, &quot;non-dropping-particle&quot;: &quot;&quot;}, {&quot;dropping-particle&quot;: &quot;&quot;, &quot;given&quot;: &quot;Clarke&quot;, &quot;suffix&quot;: &quot;&quot;, &quot;family&quot;: &quot;Gasper&quot;, &quot;parse-names&quot;: false, &quot;non-dropping-particle&quot;: &quot;&quot;}, {&quot;dropping-particle&quot;: &quot;&quot;, &quot;given&quot;: &quot;Anita&quot;, &quot;suffix&quot;: &quot;&quot;, &quot;family&quot;: &quot;Bansal&quot;, &quot;parse-names&quot;: false, &quot;non-dropping-particle&quot;: &quot;&quot;}, {&quot;dropping-particle&quot;: &quot;&quot;, &quot;given&quot;: &quot;Shirley&quot;, &quot;suffix&quot;: &quot;&quot;, &quot;family&quot;: &quot;Pepke&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Henry&quot;, &quot;suffix&quot;: &quot;&quot;, &quot;family&quot;: &quot;Amrhein&quot;, &quot;parse-names&quot;: false, &quot;non-dropping-particle&quot;: &quot;&quot;}, {&quot;dropping-particle&quot;: &quot;&quot;, &quot;given&quot;: &quot;Kevin M&quot;, &quot;suffix&quot;: &quot;&quot;, &quot;family&quot;: &quot;Bowling&quot;, &quot;parse-names&quot;: false, &quot;non-dropping-particle&quot;: &quot;&quot;}, {&quot;dropping-particle&quot;: &quot;&quot;, &quot;given&quot;: &quot;Michael&quot;, &quot;suffix&quot;: &quot;&quot;, &quot;family&quot;: &quot;Anaya&quot;, &quot;parse-names&quot;: false, &quot;non-dropping-particle&quot;: &quot;&quot;}, {&quot;dropping-particle&quot;: &quot;&quot;, &quot;given&quot;: &quot;Marie K&quot;, &quot;suffix&quot;: &quot;&quot;, &quot;family&quot;: &quot;Cross&quot;, &quot;parse-names&quot;: false, &quot;non-dropping-particle&quot;: &quot;&quot;}, {&quot;dropping-particle&quot;: &quot;&quot;, &quot;given&quot;: &quot;Michael a&quot;, &quot;suffix&quot;: &quot;&quot;, &quot;family&quot;: &quot;Muratet&quot;, &quot;parse-names&quot;: false, &quot;non-dropping-particle&quot;: &quot;&quot;}, {&quot;dropping-particle&quot;: &quot;&quot;, &quot;given&quot;: &quot;Kimberly M&quot;, &quot;suffix&quot;: &quot;&quot;, &quot;family&quot;: &quot;Newberry&quot;, &quot;parse-names&quot;: false, &quot;non-dropping-particle&quot;: &quot;&quot;}, {&quot;dropping-particle&quot;: &quot;&quot;, &quot;given&quot;: &quot;Kenneth&quot;, &quot;suffix&quot;: &quot;&quot;, &quot;family&quot;: &quot;McCue&quot;, &quot;parse-names&quot;: false, &quot;non-dropping-particle&quot;: &quot;&quot;}, {&quot;dropping-particle&quot;: &quot;&quot;, &quot;given&quot;: &quot;Amy S&quot;, &quot;suffix&quot;: &quot;&quot;, &quot;family&quot;: &quot;Nesmith&quot;, &quot;parse-names&quot;: false, &quot;non-dropping-particle&quot;: &quot;&quot;}, {&quot;dropping-particle&quot;: &quot;&quot;, &quot;given&quot;: &quot;Katherine I&quot;, &quot;suffix&quot;: &quot;&quot;, &quot;family&quot;: &quot;Fisher-Aylor&quot;, &quot;parse-names&quot;: false, &quot;non-dropping-particle&quot;: &quot;&quot;}, {&quot;dropping-particle&quot;: &quot;&quot;, &quot;given&quot;: &quot;Barbara&quot;, &quot;suffix&quot;: &quot;&quot;, &quot;family&quot;: &quot;Pusey&quot;, &quot;parse-names&quot;: false, &quot;non-dropping-particle&quot;: &quot;&quot;}, {&quot;dropping-particle&quot;: &quot;&quot;, &quot;given&quot;: &quot;Gilberto&quot;, &quot;suffix&quot;: &quot;&quot;, &quot;family&quot;: &quot;DeSalvo&quot;, &quot;parse-names&quot;: false, &quot;non-dropping-particle&quot;: &quot;&quot;}, {&quot;dropping-particle&quot;: &quot;&quot;, &quot;given&quot;: &quot;Suganthi Sreeram&quot;, &quot;suffix&quot;: &quot;&quot;, &quot;family&quot;: &quot;Balasubramanian&quot;, &quot;parse-names&quot;: false, &quot;non-dropping-particle&quot;: &quot;&quot;}, {&quot;dropping-particle&quot;: &quot;&quot;, &quot;given&quot;: &quot;Nicholas S&quot;, &quot;suffix&quot;: &quot;&quot;, &quot;family&quot;: &quot;Davis&quot;, &quot;parse-names&quot;: false, &quot;non-dropping-particle&quot;: &quot;&quot;}, {&quot;dropping-particle&quot;: &quot;&quot;, &quot;given&quot;: &quot;Sarah K&quot;, &quot;suffix&quot;: &quot;&quot;, &quot;family&quot;: &quot;Meadows&quot;, &quot;parse-names&quot;: false, &quot;non-dropping-particle&quot;: &quot;&quot;}, {&quot;dropping-particle&quot;: &quot;&quot;, &quot;given&quot;: &quot;Tracy&quot;, &quot;suffix&quot;: &quot;&quot;, &quot;family&quot;: &quot;Eggleston&quot;, &quot;parse-names&quot;: false, &quot;non-dropping-particle&quot;: &quot;&quot;}, {&quot;dropping-particle&quot;: &quot;&quot;, &quot;given&quot;: &quot;J Scott&quot;, &quot;suffix&quot;: &quot;&quot;, &quot;family&quot;: &quot;Newberry&quot;, &quot;parse-names&quot;: false, &quot;non-dropping-particle&quot;: &quot;&quot;}, {&quot;dropping-particle&quot;: &quot;&quot;, &quot;given&quot;: &quot;Shawn E&quot;, &quot;suffix&quot;: &quot;&quot;, &quot;family&quot;: &quot;Levy&quot;, &quot;parse-names&quot;: false, &quot;non-dropping-particle&quot;: &quot;&quot;}, {&quot;dropping-particle&quot;: &quot;&quot;, &quot;given&quot;: &quot;Devin M&quot;, &quot;suffix&quot;: &quot;&quot;, &quot;family&quot;: &quot;Absher&quot;, &quot;parse-names&quot;: false, &quot;non-dropping-particle&quot;: &quot;&quot;}, {&quot;dropping-particle&quot;: &quot;&quot;, &quot;given&quot;: &quot;Wing H&quot;, &quot;suffix&quot;: &quot;&quot;, &quot;family&quot;: &quot;Wong&quot;, &quot;parse-names&quot;: false, &quot;non-dropping-particle&quot;: &quot;&quot;}, {&quot;dropping-particle&quot;: &quot;&quot;, &quot;given&quot;: &quot;Matthew J&quot;, &quot;suffix&quot;: &quot;&quot;, &quot;family&quot;: &quot;Blow&quot;, &quot;parse-names&quot;: false, &quot;non-dropping-particle&quot;: &quot;&quot;}, {&quot;dropping-particle&quot;: &quot;&quot;, &quot;given&quot;: &quot;Axel&quot;, &quot;suffix&quot;: &quot;&quot;, &quot;family&quot;: &quot;Visel&quot;, &quot;parse-names&quot;: false, &quot;non-dropping-particle&quot;: &quot;&quot;}, {&quot;dropping-particle&quot;: &quot;&quot;, &quot;given&quot;: &quot;Len a&quot;, &quot;suffix&quot;: &quot;&quot;, &quot;family&quot;: &quot;Pennachio&quot;, &quot;parse-names&quot;: false, &quot;non-dropping-particle&quot;: &quot;&quot;}, {&quot;dropping-particle&quot;: &quot;&quot;, &quot;given&quot;: &quot;Laura&quot;, &quot;suffix&quot;: &quot;&quot;, &quot;family&quot;: &quot;Elnitski&quot;, &quot;parse-names&quot;: false, &quot;non-dropping-particle&quot;: &quot;&quot;}, {&quot;dropping-particle&quot;: &quot;&quot;, &quot;given&quot;: &quot;Hanna M&quot;, &quot;suffix&quot;: &quot;&quot;, &quot;family&quot;: &quot;Petrykowska&quot;, &quot;parse-names&quot;: false, &quot;non-dropping-particle&quot;: &quot;&quot;}, {&quot;dropping-particle&quot;: &quot;&quot;, &quot;given&quot;: &quot;Alexej&quot;, &quot;suffix&quot;: &quot;&quot;, &quot;family&quot;: &quot;Abyzov&quot;, &quot;parse-names&quot;: false, &quot;non-dropping-particle&quot;: &quot;&quot;}, {&quot;dropping-particle&quot;: &quot;&quot;, &quot;given&quot;: &quot;Bronwen&quot;, &quot;suffix&quot;: &quot;&quot;, &quot;family&quot;: &quot;Aken&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Gemma&quot;, &quot;suffix&quot;: &quot;&quot;, &quot;family&quot;: &quot;Barson&quot;, &quot;parse-names&quot;: false, &quot;non-dropping-particle&quot;: &quot;&quot;}, {&quot;dropping-particle&quot;: &quot;&quot;, &quot;given&quot;: &quot;Andrew&quot;, &quot;suffix&quot;: &quot;&quot;, &quot;family&quot;: &quot;Berry&quot;, &quot;parse-names&quot;: false, &quot;non-dropping-particle&quot;: &quot;&quot;}, {&quot;dropping-particle&quot;: &quot;&quot;, &quot;given&quot;: &quot;Alexandra&quot;, &quot;suffix&quot;: &quot;&quot;, &quot;family&quot;: &quot;Bignell&quot;, &quot;parse-names&quot;: false, &quot;non-dropping-particle&quot;: &quot;&quot;}, {&quot;dropping-particle&quot;: &quot;&quot;, &quot;given&quot;: &quot;Veronika&quot;, &quot;suffix&quot;: &quot;&quot;, &quot;family&quot;: &quot;Boychenko&quot;, &quot;parse-names&quot;: false, &quot;non-dropping-particle&quot;: &quot;&quot;}, {&quot;dropping-particle&quot;: &quot;&quot;, &quot;given&quot;: &quot;Govanni&quot;, &quot;suffix&quot;: &quot;&quot;, &quot;family&quot;: &quot;Bussotti&quot;, &quot;parse-names&quot;: false, &quot;non-dropping-particle&quot;: &quot;&quot;}, {&quot;dropping-particle&quot;: &quot;&quot;, &quot;given&quot;: &quot;Claire&quot;, &quot;suffix&quot;: &quot;&quot;, &quot;family&quot;: &quot;Davidson&quot;, &quot;parse-names&quot;: false, &quot;non-dropping-particle&quot;: &quot;&quot;}, {&quot;dropping-particle&quot;: &quot;&quot;, &quot;given&quot;: &quot;Gloria&quot;, &quot;suffix&quot;: &quot;&quot;, &quot;family&quot;: &quot;Despacio-Reyes&quot;, &quot;parse-names&quot;: false, &quot;non-dropping-particle&quot;: &quot;&quot;}, {&quot;dropping-particle&quot;: &quot;&quot;, &quot;given&quot;: &quot;Mark&quot;, &quot;suffix&quot;: &quot;&quot;, &quot;family&quot;: &quot;Diekhans&quot;, &quot;parse-names&quot;: false, &quot;non-dropping-particle&quot;: &quot;&quot;}, {&quot;dropping-particle&quot;: &quot;&quot;, &quot;given&quot;: &quot;Iakes&quot;, &quot;suffix&quot;: &quot;&quot;, &quot;family&quot;: &quot;Ezkurdi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James&quot;, &quot;suffix&quot;: &quot;&quot;, &quot;family&quot;: &quot;Gilbert&quot;, &quot;parse-names&quot;: false, &quot;non-dropping-particle&quot;: &quot;&quot;}, {&quot;dropping-particle&quot;: &quot;&quot;, &quot;given&quot;: &quot;Jose Manuel&quot;, &quot;suffix&quot;: &quot;&quot;, &quot;family&quot;: &quot;Gonzalez&quot;, &quot;parse-names&quot;: false, &quot;non-dropping-particle&quot;: &quot;&quot;}, {&quot;dropping-particle&quot;: &quot;&quot;, &quot;given&quot;: &quot;Ed&quot;, &quot;suffix&quot;: &quot;&quot;, &quot;family&quot;: &quot;Griffiths&quot;, &quot;parse-names&quot;: false, &quot;non-dropping-particle&quot;: &quot;&quot;}, {&quot;dropping-particle&quot;: &quot;&quot;, &quot;given&quot;: &quot;Rachel&quot;, &quot;suffix&quot;: &quot;&quot;, &quot;family&quot;: &quot;Harte&quot;, &quot;parse-names&quot;: false, &quot;non-dropping-particle&quot;: &quot;&quot;}, {&quot;dropping-particle&quot;: &quot;&quot;, &quot;given&quot;: &quot;David a&quot;, &quot;suffix&quot;: &quot;&quot;, &quot;family&quot;: &quot;Hendrix&quot;, &quot;parse-names&quot;: false, &quot;non-dropping-particle&quot;: &quot;&quot;}, {&quot;dropping-particle&quot;: &quot;&quot;, &quot;given&quot;: &quot;Toby&quot;, &quot;suffix&quot;: &quot;&quot;, &quot;family&quot;: &quot;Hunt&quot;, &quot;parse-names&quot;: false, &quot;non-dropping-particle&quot;: &quot;&quot;}, {&quot;dropping-particle&quot;: &quot;&quot;, &quot;given&quot;: &quot;Irwin&quot;, &quot;suffix&quot;: &quot;&quot;, &quot;family&quot;: &quot;Jungreis&quot;, &quot;parse-names&quot;: false, &quot;non-dropping-particle&quot;: &quot;&quot;}, {&quot;dropping-particle&quot;: &quot;&quot;, &quot;given&quot;: &quot;Mike&quot;, &quot;suffix&quot;: &quot;&quot;, &quot;family&quot;: &quot;Kay&quot;, &quot;parse-names&quot;: false, &quot;non-dropping-particle&quot;: &quot;&quot;}, {&quot;dropping-particle&quot;: &quot;&quot;, &quot;given&quot;: &quot;Ekta&quot;, &quot;suffix&quot;: &quot;&quot;, &quot;family&quot;: &quot;Khurana&quot;, &quot;parse-names&quot;: false, &quot;non-dropping-particle&quot;: &quot;&quot;}, {&quot;dropping-particle&quot;: &quot;&quot;, &quot;given&quot;: &quot;Jing&quot;, &quot;suffix&quot;: &quot;&quot;, &quot;family&quot;: &quot;Leng&quot;, &quot;parse-names&quot;: false, &quot;non-dropping-particle&quot;: &quot;&quot;}, {&quot;dropping-particle&quot;: &quot;&quot;, &quot;given&quot;: &quot;Michael F&quot;, &quot;suffix&quot;: &quot;&quot;, &quot;family&quot;: &quot;Lin&quot;, &quot;parse-names&quot;: false, &quot;non-dropping-particle&quot;: &quot;&quot;}, {&quot;dropping-particle&quot;: &quot;&quot;, &quot;given&quot;: &quot;Jane&quot;, &quot;suffix&quot;: &quot;&quot;, &quot;family&quot;: &quot;Loveland&quot;, &quot;parse-names&quot;: false, &quot;non-dropping-particle&quot;: &quot;&quot;}, {&quot;dropping-particle&quot;: &quot;&quot;, &quot;given&quot;: &quot;Zhi&quot;, &quot;suffix&quot;: &quot;&quot;, &quot;family&quot;: &quot;Lu&quot;, &quot;parse-names&quot;: false, &quot;non-dropping-particle&quot;: &quot;&quot;}, {&quot;dropping-particle&quot;: &quot;&quot;, &quot;given&quot;: &quot;Deepa&quot;, &quot;suffix&quot;: &quot;&quot;, &quot;family&quot;: &quot;Manthravadi&quot;, &quot;parse-names&quot;: false, &quot;non-dropping-particle&quot;: &quot;&quot;}, {&quot;dropping-particle&quot;: &quot;&quot;, &quot;given&quot;: &quot;Marco&quot;, &quot;suffix&quot;: &quot;&quot;, &quot;family&quot;: &quot;Mariotti&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Gaurab&quot;, &quot;suffix&quot;: &quot;&quot;, &quot;family&quot;: &quot;Mukherjee&quot;, &quot;parse-names&quot;: false, &quot;non-dropping-particle&quot;: &quot;&quot;}, {&quot;dropping-particle&quot;: &quot;&quot;, &quot;given&quot;: &quot;Cedric&quot;, &quot;suffix&quot;: &quot;&quot;, &quot;family&quot;: &quot;Notredame&quot;, &quot;parse-names&quot;: false, &quot;non-dropping-particle&quot;: &quot;&quot;}, {&quot;dropping-particle&quot;: &quot;&quot;, &quot;given&quot;: &quot;Baikang&quot;, &quot;suffix&quot;: &quot;&quot;, &quot;family&quot;: &quot;Pei&quot;, &quot;parse-names&quot;: false, &quot;non-dropping-particle&quot;: &quot;&quot;}, {&quot;dropping-particle&quot;: &quot;&quot;, &quot;given&quot;: &quot;Jose Manuel&quot;, &quot;suffix&quot;: &quot;&quot;, &quot;family&quot;: &quot;Rodriguez&quot;, &quot;parse-names&quot;: false, &quot;non-dropping-particle&quot;: &quot;&quot;}, {&quot;dropping-particle&quot;: &quot;&quot;, &quot;given&quot;: &quot;Gary&quot;, &quot;suffix&quot;: &quot;&quot;, &quot;family&quot;: &quot;Saunders&quot;, &quot;parse-names&quot;: false, &quot;non-dropping-particle&quot;: &quot;&quot;}, {&quot;dropping-particle&quot;: &quot;&quot;, &quot;given&quot;: &quot;Andrea&quot;, &quot;suffix&quot;: &quot;&quot;, &quot;family&quot;: &quot;Sboner&quot;, &quot;parse-names&quot;: false, &quot;non-dropping-particle&quot;: &quot;&quot;}, {&quot;dropping-particle&quot;: &quot;&quot;, &quot;given&quot;: &quot;Stephen&quot;, &quot;suffix&quot;: &quot;&quot;, &quot;family&quot;: &quot;Searle&quot;, &quot;parse-names&quot;: false, &quot;non-dropping-particle&quot;: &quot;&quot;}, {&quot;dropping-particle&quot;: &quot;&quot;, &quot;given&quot;: &quot;Cristina&quot;, &quot;suffix&quot;: &quot;&quot;, &quot;family&quot;: &quot;Sisu&quot;, &quot;parse-names&quot;: false, &quot;non-dropping-particle&quot;: &quot;&quot;}, {&quot;dropping-particle&quot;: &quot;&quot;, &quot;given&quot;: &quot;Catherine&quot;, &quot;suffix&quot;: &quot;&quot;, &quot;family&quot;: &quot;Snow&quot;, &quot;parse-names&quot;: false, &quot;non-dropping-particle&quot;: &quot;&quot;}, {&quot;dropping-particle&quot;: &quot;&quot;, &quot;given&quot;: &quot;Charlie&quot;, &quot;suffix&quot;: &quot;&quot;, &quot;family&quot;: &quot;Steward&quot;, &quot;parse-names&quot;: false, &quot;non-dropping-particle&quot;: &quot;&quot;}, {&quot;dropping-particle&quot;: &quot;&quot;, &quot;given&quot;: &quot;Electra&quot;, &quot;suffix&quot;: &quot;&quot;, &quot;family&quot;: &quot;Tapanari&quot;, &quot;parse-names&quot;: false, &quot;non-dropping-particle&quot;: &quot;&quot;}, {&quot;dropping-particle&quot;: &quot;&quot;, &quot;given&quot;: &quot;Michael L&quot;, &quot;suffix&quot;: &quot;&quot;, &quot;family&quot;: &quot;Tress&quot;, &quot;parse-names&quot;: false, &quot;non-dropping-particle&quot;: &quot;&quot;}, {&quot;dropping-particle&quot;: &quot;&quot;, &quot;given&quot;: &quot;Marijke J&quot;, &quot;suffix&quot;: &quot;&quot;, &quot;family&quot;: &quot;Baren&quot;, &quot;parse-names&quot;: false, &quot;non-dropping-particle&quot;: &quot;van&quot;}, {&quot;dropping-particle&quot;: &quot;&quot;, &quot;given&quot;: &quot;Stefan&quot;, &quot;suffix&quot;: &quot;&quot;, &quot;family&quot;: &quot;Washieti&quot;, &quot;parse-names&quot;: false, &quot;non-dropping-particle&quot;: &quot;&quot;}, {&quot;dropping-particle&quot;: &quot;&quot;, &quot;given&quot;: &quot;Laurens&quot;, &quot;suffix&quot;: &quot;&quot;, &quot;family&quot;: &quot;Wilming&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Zhang&quot;, &quot;suffix&quot;: &quot;&quot;, &quot;family&quot;: &quot;Zhengdong&quot;, &quot;parse-names&quot;: false, &quot;non-dropping-particle&quot;: &quot;&quot;}, {&quot;dropping-particle&quot;: &quot;&quot;, &quot;given&quot;: &quot;Michael&quot;, &quot;suffix&quot;: &quot;&quot;, &quot;family&quot;: &quot;Brent&quot;, &quot;parse-names&quot;: false, &quot;non-dropping-particle&quot;: &quot;&quot;}, {&quot;dropping-particle&quot;: &quot;&quot;, &quot;given&quot;: &quot;David&quot;, &quot;suffix&quot;: &quot;&quot;, &quot;family&quot;: &quot;Haussler&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Alexandre&quot;, &quot;suffix&quot;: &quot;&quot;, &quot;family&quot;: &quot;Raymond&quot;, &quot;parse-names&quot;: false, &quot;non-dropping-particle&quot;: &quot;&quot;}, {&quot;dropping-particle&quot;: &quot;&quot;, &quot;given&quot;: &quot;Nick&quot;, &quot;suffix&quot;: &quot;&quot;, &quot;family&quot;: &quot;Addleman&quot;, &quot;parse-names&quot;: false, &quot;non-dropping-particle&quot;: &quot;&quot;}, {&quot;dropping-particle&quot;: &quot;&quot;, &quot;given&quot;: &quot;Roger P&quot;, &quot;suffix&quot;: &quot;&quot;, &quot;family&quot;: &quot;Alexander&quot;, &quot;parse-names&quot;: false, &quot;non-dropping-particle&quot;: &quot;&quot;}, {&quot;dropping-particle&quot;: &quot;&quot;, &quot;given&quot;: &quot;Raymond K&quot;, &quot;suffix&quot;: &quot;&quot;, &quot;family&quot;: &quot;Auerbach&quot;, &quot;parse-names&quot;: false, &quot;non-dropping-particle&quot;: &quot;&quot;}, {&quot;dropping-particle&quot;: &quot;&quot;, &quot;given&quot;: &quot;Keith&quot;, &quot;suffix&quot;: &quot;&quot;, &quot;family&quot;: &quot;Bettinger&quot;, &quot;parse-names&quot;: false, &quot;non-dropping-particle&quot;: &quot;&quot;}, {&quot;dropping-particle&quot;: &quot;&quot;, &quot;given&quot;: &quot;Nitin&quot;, &quot;suffix&quot;: &quot;&quot;, &quot;family&quot;: &quot;Bhardwaj&quot;, &quot;parse-names&quot;: false, &quot;non-dropping-particle&quot;: &quot;&quot;}, {&quot;dropping-particle&quot;: &quot;&quot;, &quot;given&quot;: &quot;Alan P&quot;, &quot;suffix&quot;: &quot;&quot;, &quot;family&quot;: &quot;Boyle&quot;, &quot;parse-names&quot;: false, &quot;non-dropping-particle&quot;: &quot;&quot;}, {&quot;dropping-particle&quot;: &quot;&quot;, &quot;given&quot;: &quot;Alina R&quot;, &quot;suffix&quot;: &quot;&quot;, &quot;family&quot;: &quot;Cao&quot;, &quot;parse-names&quot;: false, &quot;non-dropping-particle&quot;: &quot;&quot;}, {&quot;dropping-particle&quot;: &quot;&quot;, &quot;given&quot;: &quot;Philip&quot;, &quot;suffix&quot;: &quot;&quot;, &quot;family&quot;: &quot;Cayting&quot;, &quot;parse-names&quot;: false, &quot;non-dropping-particle&quot;: &quot;&quot;}, {&quot;dropping-particle&quot;: &quot;&quot;, &quot;given&quot;: &quot;Alexandra&quot;, &quot;suffix&quot;: &quot;&quot;, &quot;family&quot;: &quot;Charos&quot;, &quot;parse-names&quot;: false, &quot;non-dropping-particle&quot;: &quot;&quot;}, {&quot;dropping-particle&quot;: &quot;&quot;, &quot;given&quot;: &quot;Yong&quot;, &quot;suffix&quot;: &quot;&quot;, &quot;family&quot;: &quot;Cheng&quot;, &quot;parse-names&quot;: false, &quot;non-dropping-particle&quot;: &quot;&quot;}, {&quot;dropping-particle&quot;: &quot;&quot;, &quot;given&quot;: &quot;Catharine&quot;, &quot;suffix&quot;: &quot;&quot;, &quot;family&quot;: &quot;Eastman&quot;, &quot;parse-names&quot;: false, &quot;non-dropping-particle&quot;: &quot;&quot;}, {&quot;dropping-particle&quot;: &quot;&quot;, &quot;given&quot;: &quot;Ghia&quot;, &quot;suffix&quot;: &quot;&quot;, &quot;family&quot;: &quot;Euskirchen&quot;, &quot;parse-names&quot;: false, &quot;non-dropping-particle&quot;: &quot;&quot;}, {&quot;dropping-particle&quot;: &quot;&quot;, &quot;given&quot;: &quot;Joseph D&quot;, &quot;suffix&quot;: &quot;&quot;, &quot;family&quot;: &quot;Fleming&quot;, &quot;parse-names&quot;: false, &quot;non-dropping-particle&quot;: &quot;&quot;}, {&quot;dropping-particle&quot;: &quot;&quot;, &quot;given&quot;: &quot;Fabian&quot;, &quot;suffix&quot;: &quot;&quot;, &quot;family&quot;: &quot;Grubert&quot;, &quot;parse-names&quot;: false, &quot;non-dropping-particle&quot;: &quot;&quot;}, {&quot;dropping-particle&quot;: &quot;&quot;, &quot;given&quot;: &quot;Lukas&quot;, &quot;suffix&quot;: &quot;&quot;, &quot;family&quot;: &quot;Habegger&quot;, &quot;parse-names&quot;: false, &quot;non-dropping-particle&quot;: &quot;&quot;}, {&quot;dropping-particle&quot;: &quot;&quot;, &quot;given&quot;: &quot;Manoj&quot;, &quot;suffix&quot;: &quot;&quot;, &quot;family&quot;: &quot;Hariharan&quot;, &quot;parse-names&quot;: false, &quot;non-dropping-particle&quot;: &quot;&quot;}, {&quot;dropping-particle&quot;: &quot;&quot;, &quot;given&quot;: &quot;Arif&quot;, &quot;suffix&quot;: &quot;&quot;, &quot;family&quot;: &quot;Harmanci&quot;, &quot;parse-names&quot;: false, &quot;non-dropping-particle&quot;: &quot;&quot;}, {&quot;dropping-particle&quot;: &quot;&quot;, &quot;given&quot;: &quot;Susma&quot;, &quot;suffix&quot;: &quot;&quot;, &quot;family&quot;: &quot;Iyenger&quot;, &quot;parse-names&quot;: false, &quot;non-dropping-particle&quot;: &quot;&quot;}, {&quot;dropping-particle&quot;: &quot;&quot;, &quot;given&quot;: &quot;Victor X&quot;, &quot;suffix&quot;: &quot;&quot;, &quot;family&quot;: &quot;Jin&quot;, &quot;parse-names&quot;: false, &quot;non-dropping-particle&quot;: &quot;&quot;}, {&quot;dropping-particle&quot;: &quot;&quot;, &quot;given&quot;: &quot;Konrad J&quot;, &quot;suffix&quot;: &quot;&quot;, &quot;family&quot;: &quot;Karczewski&quot;, &quot;parse-names&quot;: false, &quot;non-dropping-particle&quot;: &quot;&quot;}, {&quot;dropping-particle&quot;: &quot;&quot;, &quot;given&quot;: &quot;Maya&quot;, &quot;suffix&quot;: &quot;&quot;, &quot;family&quot;: &quot;Kasowski&quot;, &quot;parse-names&quot;: false, &quot;non-dropping-particle&quot;: &quot;&quot;}, {&quot;dropping-particle&quot;: &quot;&quot;, &quot;given&quot;: &quot;Phil&quot;, &quot;suffix&quot;: &quot;&quot;, &quot;family&quot;: &quot;Lacroute&quot;, &quot;parse-names&quot;: false, &quot;non-dropping-particle&quot;: &quot;&quot;}, {&quot;dropping-particle&quot;: &quot;&quot;, &quot;given&quot;: &quot;Hugo&quot;, &quot;suffix&quot;: &quot;&quot;, &quot;family&quot;: &quot;Lam&quot;, &quot;parse-names&quot;: false, &quot;non-dropping-particle&quot;: &quot;&quot;}, {&quot;dropping-particle&quot;: &quot;&quot;, &quot;given&quot;: &quot;Nathan&quot;, &quot;suffix&quot;: &quot;&quot;, &quot;family&quot;: &quot;Larnarre-Vincent&quot;, &quot;parse-names&quot;: false, &quot;non-dropping-particle&quot;: &quot;&quot;}, {&quot;dropping-particle&quot;: &quot;&quot;, &quot;given&quot;: &quot;Jin&quot;, &quot;suffix&quot;: &quot;&quot;, &quot;family&quot;: &quot;Lian&quot;, &quot;parse-names&quot;: false, &quot;non-dropping-particle&quot;: &quot;&quot;}, {&quot;dropping-particle&quot;: &quot;&quot;, &quot;given&quot;: &quot;Marianne&quot;, &quot;suffix&quot;: &quot;&quot;, &quot;family&quot;: &quot;Lindahl-Allen&quot;, &quot;parse-names&quot;: false, &quot;non-dropping-particle&quot;: &quot;&quot;}, {&quot;dropping-particle&quot;: &quot;&quot;, &quot;given&quot;: &quot;Renqiang&quot;, &quot;suffix&quot;: &quot;&quot;, &quot;family&quot;: &quot;Min&quot;, &quot;parse-names&quot;: false, &quot;non-dropping-particle&quot;: &quot;&quot;}, {&quot;dropping-particle&quot;: &quot;&quot;, &quot;given&quot;: &quot;Benoit&quot;, &quot;suffix&quot;: &quot;&quot;, &quot;family&quot;: &quot;Miotto&quot;, &quot;parse-names&quot;: false, &quot;non-dropping-particle&quot;: &quot;&quot;}, {&quot;dropping-particle&quot;: &quot;&quot;, &quot;given&quot;: &quot;Hannah&quot;, &quot;suffix&quot;: &quot;&quot;, &quot;family&quot;: &quot;Monahan&quot;, &quot;parse-names&quot;: false, &quot;non-dropping-particle&quot;: &quot;&quot;}, {&quot;dropping-particle&quot;: &quot;&quot;, &quot;given&quot;: &quot;Zarmik&quot;, &quot;suffix&quot;: &quot;&quot;, &quot;family&quot;: &quot;Moqtaderi&quot;, &quot;parse-names&quot;: false, &quot;non-dropping-particle&quot;: &quot;&quot;}, {&quot;dropping-particle&quot;: &quot;&quot;, &quot;given&quot;: &quot;Xinmeng J&quot;, &quot;suffix&quot;: &quot;&quot;, &quot;family&quot;: &quot;Mu&quot;, &quot;parse-names&quot;: false, &quot;non-dropping-particle&quot;: &quot;&quot;}, {&quot;dropping-particle&quot;: &quot;&quot;, &quot;given&quot;: &quot;Henriette&quot;, &quot;suffix&quot;: &quot;&quot;, &quot;family&quot;: &quot;O'Geen&quot;, &quot;parse-names&quot;: false, &quot;non-dropping-particle&quot;: &quot;&quot;}, {&quot;dropping-particle&quot;: &quot;&quot;, &quot;given&quot;: &quot;Zhengqing&quot;, &quot;suffix&quot;: &quot;&quot;, &quot;family&quot;: &quot;Ouyang&quot;, &quot;parse-names&quot;: false, &quot;non-dropping-particle&quot;: &quot;&quot;}, {&quot;dropping-particle&quot;: &quot;&quot;, &quot;given&quot;: &quot;Dorrelyn&quot;, &quot;suffix&quot;: &quot;&quot;, &quot;family&quot;: &quot;Patacsil&quot;, &quot;parse-names&quot;: false, &quot;non-dropping-particle&quot;: &quot;&quot;}, {&quot;dropping-particle&quot;: &quot;&quot;, &quot;given&quot;: &quot;Debasish&quot;, &quot;suffix&quot;: &quot;&quot;, &quot;family&quot;: &quot;Raha&quot;, &quot;parse-names&quot;: false, &quot;non-dropping-particle&quot;: &quot;&quot;}, {&quot;dropping-particle&quot;: &quot;&quot;, &quot;given&quot;: &quot;Lucia&quot;, &quot;suffix&quot;: &quot;&quot;, &quot;family&quot;: &quot;Ramirez&quot;, &quot;parse-names&quot;: false, &quot;non-dropping-particle&quot;: &quot;&quot;}, {&quot;dropping-particle&quot;: &quot;&quot;, &quot;given&quot;: &quot;Brian&quot;, &quot;suffix&quot;: &quot;&quot;, &quot;family&quot;: &quot;Reed&quot;, &quot;parse-names&quot;: false, &quot;non-dropping-particle&quot;: &quot;&quot;}, {&quot;dropping-particle&quot;: &quot;&quot;, &quot;given&quot;: &quot;Minyi&quot;, &quot;suffix&quot;: &quot;&quot;, &quot;family&quot;: &quot;Shi&quot;, &quot;parse-names&quot;: false, &quot;non-dropping-particle&quot;: &quot;&quot;}, {&quot;dropping-particle&quot;: &quot;&quot;, &quot;given&quot;: &quot;Teri&quot;, &quot;suffix&quot;: &quot;&quot;, &quot;family&quot;: &quot;Slifer&quot;, &quot;parse-names&quot;: false, &quot;non-dropping-particle&quot;: &quot;&quot;}, {&quot;dropping-particle&quot;: &quot;&quot;, &quot;given&quot;: &quot;Heather&quot;, &quot;suffix&quot;: &quot;&quot;, &quot;family&quot;: &quot;Witt&quot;, &quot;parse-names&quot;: false, &quot;non-dropping-particle&quot;: &quot;&quot;}, {&quot;dropping-particle&quot;: &quot;&quot;, &quot;given&quot;: &quot;Linfeng&quot;, &quot;suffix&quot;: &quot;&quot;, &quot;family&quot;: &quot;Wu&quot;, &quot;parse-names&quot;: false, &quot;non-dropping-particle&quot;: &quot;&quot;}, {&quot;dropping-particle&quot;: &quot;&quot;, &quot;given&quot;: &quot;Xiaoqin&quot;, &quot;suffix&quot;: &quot;&quot;, &quot;family&quot;: &quot;Xu&quot;, &quot;parse-names&quot;: false, &quot;non-dropping-particle&quot;: &quot;&quot;}, {&quot;dropping-particle&quot;: &quot;&quot;, &quot;given&quot;: &quot;Koon-Kiu&quot;, &quot;suffix&quot;: &quot;&quot;, &quot;family&quot;: &quot;Yan&quot;, &quot;parse-names&quot;: false, &quot;non-dropping-particle&quot;: &quot;&quot;}, {&quot;dropping-particle&quot;: &quot;&quot;, &quot;given&quot;: &quot;Xinqiong&quot;, &quot;suffix&quot;: &quot;&quot;, &quot;family&quot;: &quot;Yang&quot;, &quot;parse-names&quot;: false, &quot;non-dropping-particle&quot;: &quot;&quot;}, {&quot;dropping-particle&quot;: &quot;&quot;, &quot;given&quot;: &quot;Kevin&quot;, &quot;suffix&quot;: &quot;&quot;, &quot;family&quot;: &quot;Struhl&quot;, &quot;parse-names&quot;: false, &quot;non-dropping-particle&quot;: &quot;&quot;}, {&quot;dropping-particle&quot;: &quot;&quot;, &quot;given&quot;: &quot;Sherman M&quot;, &quot;suffix&quot;: &quot;&quot;, &quot;family&quot;: &quot;Weissman&quot;, &quot;parse-names&quot;: false, &quot;non-dropping-particle&quot;: &quot;&quot;}, {&quot;dropping-particle&quot;: &quot;&quot;, &quot;given&quot;: &quot;Scott a&quot;, &quot;suffix&quot;: &quot;&quot;, &quot;family&quot;: &quot;Tenebaum&quot;, &quot;parse-names&quot;: false, &quot;non-dropping-particle&quot;: &quot;&quot;}, {&quot;dropping-particle&quot;: &quot;&quot;, &quot;given&quot;: &quot;Luiz O&quot;, &quot;suffix&quot;: &quot;&quot;, &quot;family&quot;: &quot;Penalva&quot;, &quot;parse-names&quot;: false, &quot;non-dropping-particle&quot;: &quot;&quot;}, {&quot;dropping-particle&quot;: &quot;&quot;, &quot;given&quot;: &quot;Subhradip&quot;, &quot;suffix&quot;: &quot;&quot;, &quot;family&quot;: &quot;Karmakar&quot;, &quot;parse-names&quot;: false, &quot;non-dropping-particle&quot;: &quot;&quot;}, {&quot;dropping-particle&quot;: &quot;&quot;, &quot;given&quot;: &quot;Raj R&quot;, &quot;suffix&quot;: &quot;&quot;, &quot;family&quot;: &quot;Bhanvadia&quot;, &quot;parse-names&quot;: false, &quot;non-dropping-particle&quot;: &quot;&quot;}, {&quot;dropping-particle&quot;: &quot;&quot;, &quot;given&quot;: &quot;Alina&quot;, &quot;suffix&quot;: &quot;&quot;, &quot;family&quot;: &quot;Choudhury&quot;, &quot;parse-names&quot;: false, &quot;non-dropping-particle&quot;: &quot;&quot;}, {&quot;dropping-particle&quot;: &quot;&quot;, &quot;given&quot;: &quot;Marc&quot;, &quot;suffix&quot;: &quot;&quot;, &quot;family&quot;: &quot;Domanus&quot;, &quot;parse-names&quot;: false, &quot;non-dropping-particle&quot;: &quot;&quot;}, {&quot;dropping-particle&quot;: &quot;&quot;, &quot;given&quot;: &quot;Lijia&quot;, &quot;suffix&quot;: &quot;&quot;, &quot;family&quot;: &quot;Ma&quot;, &quot;parse-names&quot;: false, &quot;non-dropping-particle&quot;: &quot;&quot;}, {&quot;dropping-particle&quot;: &quot;&quot;, &quot;given&quot;: &quot;Jennifer&quot;, &quot;suffix&quot;: &quot;&quot;, &quot;family&quot;: &quot;Moran&quot;, &quot;parse-names&quot;: false, &quot;non-dropping-particle&quot;: &quot;&quot;}, {&quot;dropping-particle&quot;: &quot;&quot;, &quot;given&quot;: &quot;Alec&quot;, &quot;suffix&quot;: &quot;&quot;, &quot;family&quot;: &quot;Victorsen&quot;, &quot;parse-names&quot;: false, &quot;non-dropping-particle&quot;: &quot;&quot;}, {&quot;dropping-particle&quot;: &quot;&quot;, &quot;given&quot;: &quot;Thomas&quot;, &quot;suffix&quot;: &quot;&quot;, &quot;family&quot;: &quot;Auer&quot;, &quot;parse-names&quot;: false, &quot;non-dropping-particle&quot;: &quot;&quot;}, {&quot;dropping-particle&quot;: &quot;&quot;, &quot;given&quot;: &quot;Lazaro&quot;, &quot;suffix&quot;: &quot;&quot;, &quot;family&quot;: &quot;Centarin&quot;, &quot;parse-names&quot;: false, &quot;non-dropping-particle&quot;: &quot;&quot;}, {&quot;dropping-particle&quot;: &quot;&quot;, &quot;given&quot;: &quot;Michael&quot;, &quot;suffix&quot;: &quot;&quot;, &quot;family&quot;: &quot;Eichenlaub&quot;, &quot;parse-names&quot;: false, &quot;non-dropping-particle&quot;: &quot;&quot;}, {&quot;dropping-particle&quot;: &quot;&quot;, &quot;given&quot;: &quot;Franziska&quot;, &quot;suffix&quot;: &quot;&quot;, &quot;family&quot;: &quot;Gruhl&quot;, &quot;parse-names&quot;: false, &quot;non-dropping-particle&quot;: &quot;&quot;}, {&quot;dropping-particle&quot;: &quot;&quot;, &quot;given&quot;: &quot;Stephan&quot;, &quot;suffix&quot;: &quot;&quot;, &quot;family&quot;: &quot;Heerman&quot;, &quot;parse-names&quot;: false, &quot;non-dropping-particle&quot;: &quot;&quot;}, {&quot;dropping-particle&quot;: &quot;&quot;, &quot;given&quot;: &quot;Burkard&quot;, &quot;suffix&quot;: &quot;&quot;, &quot;family&quot;: &quot;Hoeckendorf&quot;, &quot;parse-names&quot;: false, &quot;non-dropping-particle&quot;: &quot;&quot;}, {&quot;dropping-particle&quot;: &quot;&quot;, &quot;given&quot;: &quot;Daigo&quot;, &quot;suffix&quot;: &quot;&quot;, &quot;family&quot;: &quot;Inoue&quot;, &quot;parse-names&quot;: false, &quot;non-dropping-particle&quot;: &quot;&quot;}, {&quot;dropping-particle&quot;: &quot;&quot;, &quot;given&quot;: &quot;Tanja&quot;, &quot;suffix&quot;: &quot;&quot;, &quot;family&quot;: &quot;Kellner&quot;, &quot;parse-names&quot;: false, &quot;non-dropping-particle&quot;: &quot;&quot;}, {&quot;dropping-particle&quot;: &quot;&quot;, &quot;given&quot;: &quot;Stephan&quot;, &quot;suffix&quot;: &quot;&quot;, &quot;family&quot;: &quot;Kirchmaier&quot;, &quot;parse-names&quot;: false, &quot;non-dropping-particle&quot;: &quot;&quot;}, {&quot;dropping-particle&quot;: &quot;&quot;, &quot;given&quot;: &quot;Claudia&quot;, &quot;suffix&quot;: &quot;&quot;, &quot;family&quot;: &quot;Mueller&quot;, &quot;parse-names&quot;: false, &quot;non-dropping-particle&quot;: &quot;&quot;}, {&quot;dropping-particle&quot;: &quot;&quot;, &quot;given&quot;: &quot;Robert&quot;, &quot;suffix&quot;: &quot;&quot;, &quot;family&quot;: &quot;Reinhardt&quot;, &quot;parse-names&quot;: false, &quot;non-dropping-particle&quot;: &quot;&quot;}, {&quot;dropping-particle&quot;: &quot;&quot;, &quot;given&quot;: &quot;Lea&quot;, &quot;suffix&quot;: &quot;&quot;, &quot;family&quot;: &quot;Schertel&quot;, &quot;parse-names&quot;: false, &quot;non-dropping-particle&quot;: &quot;&quot;}, {&quot;dropping-particle&quot;: &quot;&quot;, &quot;given&quot;: &quot;Stephanie&quot;, &quot;suffix&quot;: &quot;&quot;, &quot;family&quot;: &quot;Schneider&quot;, &quot;parse-names&quot;: false, &quot;non-dropping-particle&quot;: &quot;&quot;}, {&quot;dropping-particle&quot;: &quot;&quot;, &quot;given&quot;: &quot;Rebecca&quot;, &quot;suffix&quot;: &quot;&quot;, &quot;family&quot;: &quot;Sinn&quot;, &quot;parse-names&quot;: false, &quot;non-dropping-particle&quot;: &quot;&quot;}, {&quot;dropping-particle&quot;: &quot;&quot;, &quot;given&quot;: &quot;Beate&quot;, &quot;suffix&quot;: &quot;&quot;, &quot;family&quot;: &quot;Wittbrodt&quot;, &quot;parse-names&quot;: false, &quot;non-dropping-particle&quot;: &quot;&quot;}, {&quot;dropping-particle&quot;: &quot;&quot;, &quot;given&quot;: &quot;Jochen&quot;, &quot;suffix&quot;: &quot;&quot;, &quot;family&quot;: &quot;Wittbrodt&quot;, &quot;parse-names&quot;: false, &quot;non-dropping-particle&quot;: &quot;&quot;}, {&quot;dropping-particle&quot;: &quot;&quot;, &quot;given&quot;: &quot;Gaurav&quot;, &quot;suffix&quot;: &quot;&quot;, &quot;family&quot;: &quot;Jain&quot;, &quot;parse-names&quot;: false, &quot;non-dropping-particle&quot;: &quot;&quot;}, {&quot;dropping-particle&quot;: &quot;&quot;, &quot;given&quot;: &quot;Gayathri&quot;, &quot;suffix&quot;: &quot;&quot;, &quot;family&quot;: &quot;Balasundaram&quot;, &quot;parse-names&quot;: false, &quot;non-dropping-particle&quot;: &quot;&quot;}, {&quot;dropping-particle&quot;: &quot;&quot;, &quot;given&quot;: &quot;Daniel L&quot;, &quot;suffix&quot;: &quot;&quot;, &quot;family&quot;: &quot;Bates&quot;, &quot;parse-names&quot;: false, &quot;non-dropping-particle&quot;: &quot;&quot;}, {&quot;dropping-particle&quot;: &quot;&quot;, &quot;given&quot;: &quot;Rachel&quot;, &quot;suffix&quot;: &quot;&quot;, &quot;family&quot;: &quot;Byron&quot;, &quot;parse-names&quot;: false, &quot;non-dropping-particle&quot;: &quot;&quot;}, {&quot;dropping-particle&quot;: &quot;&quot;, &quot;given&quot;: &quot;Theresa K&quot;, &quot;suffix&quot;: &quot;&quot;, &quot;family&quot;: &quot;Canfield&quot;, &quot;parse-names&quot;: false, &quot;non-dropping-particle&quot;: &quot;&quot;}, {&quot;dropping-particle&quot;: &quot;&quot;, &quot;given&quot;: &quot;Morgan J&quot;, &quot;suffix&quot;: &quot;&quot;, &quot;family&quot;: &quot;Diegel&quot;, &quot;parse-names&quot;: false, &quot;non-dropping-particle&quot;: &quot;&quot;}, {&quot;dropping-particle&quot;: &quot;&quot;, &quot;given&quot;: &quot;Douglas&quot;, &quot;suffix&quot;: &quot;&quot;, &quot;family&quot;: &quot;Dunn&quot;, &quot;parse-names&quot;: false, &quot;non-dropping-particle&quot;: &quot;&quot;}, {&quot;dropping-particle&quot;: &quot;&quot;, &quot;given&quot;: &quot;Abigail K&quot;, &quot;suffix&quot;: &quot;&quot;, &quot;family&quot;: &quot;Ebersol&quot;, &quot;parse-names&quot;: false, &quot;non-dropping-particle&quot;: &quot;&quot;}, {&quot;dropping-particle&quot;: &quot;&quot;, &quot;given&quot;: &quot;Tristan&quot;, &quot;suffix&quot;: &quot;&quot;, &quot;family&quot;: &quot;Frum&quot;, &quot;parse-names&quot;: false, &quot;non-dropping-particle&quot;: &quot;&quot;}, {&quot;dropping-particle&quot;: &quot;&quot;, &quot;given&quot;: &quot;Kavita&quot;, &quot;suffix&quot;: &quot;&quot;, &quot;family&quot;: &quot;Garg&quot;, &quot;parse-names&quot;: false, &quot;non-dropping-particle&quot;: &quot;&quot;}, {&quot;dropping-particle&quot;: &quot;&quot;, &quot;given&quot;: &quot;Erica&quot;, &quot;suffix&quot;: &quot;&quot;, &quot;family&quot;: &quot;Gist&quot;, &quot;parse-names&quot;: false, &quot;non-dropping-particle&quot;: &quot;&quot;}, {&quot;dropping-particle&quot;: &quot;&quot;, &quot;given&quot;: &quot;R Scott&quot;, &quot;suffix&quot;: &quot;&quot;, &quot;family&quot;: &quot;Hansen&quot;, &quot;parse-names&quot;: false, &quot;non-dropping-particle&quot;: &quot;&quot;}, {&quot;dropping-particle&quot;: &quot;&quot;, &quot;given&quot;: &quot;Lisa&quot;, &quot;suffix&quot;: &quot;&quot;, &quot;family&quot;: &quot;Boatman&quot;, &quot;parse-names&quot;: false, &quot;non-dropping-particle&quot;: &quot;&quot;}, {&quot;dropping-particle&quot;: &quot;&quot;, &quot;given&quot;: &quot;Eric&quot;, &quot;suffix&quot;: &quot;&quot;, &quot;family&quot;: &quot;Haugen&quot;, &quot;parse-names&quot;: false, &quot;non-dropping-particle&quot;: &quot;&quot;}, {&quot;dropping-particle&quot;: &quot;&quot;, &quot;given&quot;: &quot;Richard&quot;, &quot;suffix&quot;: &quot;&quot;, &quot;family&quot;: &quot;Humbert&quot;, &quot;parse-names&quot;: false, &quot;non-dropping-particle&quot;: &quot;&quot;}, {&quot;dropping-particle&quot;: &quot;&quot;, &quot;given&quot;: &quot;Audra K&quot;, &quot;suffix&quot;: &quot;&quot;, &quot;family&quot;: &quot;Johnson&quot;, &quot;parse-names&quot;: false, &quot;non-dropping-particle&quot;: &quot;&quot;}, {&quot;dropping-particle&quot;: &quot;&quot;, &quot;given&quot;: &quot;Ericka M&quot;, &quot;suffix&quot;: &quot;&quot;, &quot;family&quot;: &quot;Johnson&quot;, &quot;parse-names&quot;: false, &quot;non-dropping-particle&quot;: &quot;&quot;}, {&quot;dropping-particle&quot;: &quot;&quot;, &quot;given&quot;: &quot;Tattayana M&quot;, &quot;suffix&quot;: &quot;&quot;, &quot;family&quot;: &quot;Kutyavin&quot;, &quot;parse-names&quot;: false, &quot;non-dropping-particle&quot;: &quot;&quot;}, {&quot;dropping-particle&quot;: &quot;&quot;, &quot;given&quot;: &quot;Kristin&quot;, &quot;suffix&quot;: &quot;&quot;, &quot;family&quot;: &quot;Lee&quot;, &quot;parse-names&quot;: false, &quot;non-dropping-particle&quot;: &quot;&quot;}, {&quot;dropping-particle&quot;: &quot;&quot;, &quot;given&quot;: &quot;Dimitra&quot;, &quot;suffix&quot;: &quot;&quot;, &quot;family&quot;: &quot;Lotakis&quot;, &quot;parse-names&quot;: false, &quot;non-dropping-particle&quot;: &quot;&quot;}, {&quot;dropping-particle&quot;: &quot;&quot;, &quot;given&quot;: &quot;Matthew T&quot;, &quot;suffix&quot;: &quot;&quot;, &quot;family&quot;: &quot;Maurano&quot;, &quot;parse-names&quot;: false, &quot;non-dropping-particle&quot;: &quot;&quot;}, {&quot;dropping-particle&quot;: &quot;&quot;, &quot;given&quot;: &quot;Shane J&quot;, &quot;suffix&quot;: &quot;&quot;, &quot;family&quot;: &quot;Neph&quot;, &quot;parse-names&quot;: false, &quot;non-dropping-particle&quot;: &quot;&quot;}, {&quot;dropping-particle&quot;: &quot;V&quot;, &quot;given&quot;: &quot;Fiedencio&quot;, &quot;suffix&quot;: &quot;&quot;, &quot;family&quot;: &quot;Neri&quot;, &quot;parse-names&quot;: false, &quot;non-dropping-particle&quot;: &quot;&quot;}, {&quot;dropping-particle&quot;: &quot;&quot;, &quot;given&quot;: &quot;Eric D&quot;, &quot;suffix&quot;: &quot;&quot;, &quot;family&quot;: &quot;Nguyen&quot;, &quot;parse-names&quot;: false, &quot;non-dropping-particle&quot;: &quot;&quot;}, {&quot;dropping-particle&quot;: &quot;&quot;, &quot;given&quot;: &quot;Hongzhu&quot;, &quot;suffix&quot;: &quot;&quot;, &quot;family&quot;: &quot;Qu&quot;, &quot;parse-names&quot;: false, &quot;non-dropping-particle&quot;: &quot;&quot;}, {&quot;dropping-particle&quot;: &quot;&quot;, &quot;given&quot;: &quot;Alex P&quot;, &quot;suffix&quot;: &quot;&quot;, &quot;family&quot;: &quot;Reynolds&quot;, &quot;parse-names&quot;: false, &quot;non-dropping-particle&quot;: &quot;&quot;}, {&quot;dropping-particle&quot;: &quot;&quot;, &quot;given&quot;: &quot;Vaughn&quot;, &quot;suffix&quot;: &quot;&quot;, &quot;family&quot;: &quot;Roach&quot;, &quot;parse-names&quot;: false, &quot;non-dropping-particle&quot;: &quot;&quot;}, {&quot;dropping-particle&quot;: &quot;&quot;, &quot;given&quot;: &quot;Eric&quot;, &quot;suffix&quot;: &quot;&quot;, &quot;family&quot;: &quot;Rynes&quot;, &quot;parse-names&quot;: false, &quot;non-dropping-particle&quot;: &quot;&quot;}, {&quot;dropping-particle&quot;: &quot;&quot;, &quot;given&quot;: &quot;Minerva E&quot;, &quot;suffix&quot;: &quot;&quot;, &quot;family&quot;: &quot;Sanchez&quot;, &quot;parse-names&quot;: false, &quot;non-dropping-particle&quot;: &quot;&quot;}, {&quot;dropping-particle&quot;: &quot;&quot;, &quot;given&quot;: &quot;Richard S&quot;, &quot;suffix&quot;: &quot;&quot;, &quot;family&quot;: &quot;Sandstrom&quot;, &quot;parse-names&quot;: false, &quot;non-dropping-particle&quot;: &quot;&quot;}, {&quot;dropping-particle&quot;: &quot;&quot;, &quot;given&quot;: &quot;Anthony O&quot;, &quot;suffix&quot;: &quot;&quot;, &quot;family&quot;: &quot;Shafer&quot;, &quot;parse-names&quot;: false, &quot;non-dropping-particle&quot;: &quot;&quot;}, {&quot;dropping-particle&quot;: &quot;&quot;, &quot;given&quot;: &quot;Andrew B&quot;, &quot;suffix&quot;: &quot;&quot;, &quot;family&quot;: &quot;Stergachis&quot;, &quot;parse-names&quot;: false, &quot;non-dropping-particle&quot;: &quot;&quot;}, {&quot;dropping-particle&quot;: &quot;&quot;, &quot;given&quot;: &quot;Sean&quot;, &quot;suffix&quot;: &quot;&quot;, &quot;family&quot;: &quot;Thomas&quot;, &quot;parse-names&quot;: false, &quot;non-dropping-particle&quot;: &quot;&quot;}, {&quot;dropping-particle&quot;: &quot;&quot;, &quot;given&quot;: &quot;Benjamin&quot;, &quot;suffix&quot;: &quot;&quot;, &quot;family&quot;: &quot;Vernot&quot;, &quot;parse-names&quot;: false, &quot;non-dropping-particle&quot;: &quot;&quot;}, {&quot;dropping-particle&quot;: &quot;&quot;, &quot;given&quot;: &quot;Jeff&quot;, &quot;suffix&quot;: &quot;&quot;, &quot;family&quot;: &quot;Vierstra&quot;, &quot;parse-names&quot;: false, &quot;non-dropping-particle&quot;: &quot;&quot;}, {&quot;dropping-particle&quot;: &quot;&quot;, &quot;given&quot;: &quot;Shinny&quot;, &quot;suffix&quot;: &quot;&quot;, &quot;family&quot;: &quot;Vong&quot;, &quot;parse-names&quot;: false, &quot;non-dropping-particle&quot;: &quot;&quot;}, {&quot;dropping-particle&quot;: &quot;&quot;, &quot;given&quot;: &quot;Molly a&quot;, &quot;suffix&quot;: &quot;&quot;, &quot;family&quot;: &quot;Weaver&quot;, &quot;parse-names&quot;: false, &quot;non-dropping-particle&quot;: &quot;&quot;}, {&quot;dropping-particle&quot;: &quot;&quot;, &quot;given&quot;: &quot;Yongqi&quot;, &quot;suffix&quot;: &quot;&quot;, &quot;family&quot;: &quot;Yan&quot;, &quot;parse-names&quot;: false, &quot;non-dropping-particle&quot;: &quot;&quot;}, {&quot;dropping-particle&quot;: &quot;&quot;, &quot;given&quot;: &quot;Miaohua&quot;, &quot;suffix&quot;: &quot;&quot;, &quot;family&quot;: &quot;Zhang&quot;, &quot;parse-names&quot;: false, &quot;non-dropping-particle&quot;: &quot;&quot;}, {&quot;dropping-particle&quot;: &quot;&quot;, &quot;given&quot;: &quot;Joshua a&quot;, &quot;suffix&quot;: &quot;&quot;, &quot;family&quot;: &quot;Akey&quot;, &quot;parse-names&quot;: false, &quot;non-dropping-particle&quot;: &quot;&quot;}, {&quot;dropping-particle&quot;: &quot;&quot;, &quot;given&quot;: &quot;Michael&quot;, &quot;suffix&quot;: &quot;&quot;, &quot;family&quot;: &quot;Bender&quot;, &quot;parse-names&quot;: false, &quot;non-dropping-particle&quot;: &quot;&quot;}, {&quot;dropping-particle&quot;: &quot;&quot;, &quot;given&quot;: &quot;Michael O&quot;, &quot;suffix&quot;: &quot;&quot;, &quot;family&quot;: &quot;Dorschner&quot;, &quot;parse-names&quot;: false, &quot;non-dropping-particle&quot;: &quot;&quot;}, {&quot;dropping-particle&quot;: &quot;&quot;, &quot;given&quot;: &quot;Mark&quot;, &quot;suffix&quot;: &quot;&quot;, &quot;family&quot;: &quot;Groudine&quot;, &quot;parse-names&quot;: false, &quot;non-dropping-particle&quot;: &quot;&quot;}, {&quot;dropping-particle&quot;: &quot;&quot;, &quot;given&quot;: &quot;Michael J&quot;, &quot;suffix&quot;: &quot;&quot;, &quot;family&quot;: &quot;MacCoss&quot;, &quot;parse-names&quot;: false, &quot;non-dropping-particle&quot;: &quot;&quot;}, {&quot;dropping-particle&quot;: &quot;&quot;, &quot;given&quot;: &quot;Patrick&quot;, &quot;suffix&quot;: &quot;&quot;, &quot;family&quot;: &quot;Navas&quot;, &quot;parse-names&quot;: false, &quot;non-dropping-particle&quot;: &quot;&quot;}, {&quot;dropping-particle&quot;: &quot;&quot;, &quot;given&quot;: &quot;George&quot;, &quot;suffix&quot;: &quot;&quot;, &quot;family&quot;: &quot;Stamatoyannopoulos&quot;, &quot;parse-names&quot;: false, &quot;non-dropping-particle&quot;: &quot;&quot;}, {&quot;dropping-particle&quot;: &quot;&quot;, &quot;given&quot;: &quot;John a&quot;, &quot;suffix&quot;: &quot;&quot;, &quot;family&quot;: &quot;Stamatoyannopoulos&quot;, &quot;parse-names&quot;: false, &quot;non-dropping-particle&quot;: &quot;&quot;}, {&quot;dropping-particle&quot;: &quot;&quot;, &quot;given&quot;: &quot;Kathryn&quot;, &quot;suffix&quot;: &quot;&quot;, &quot;family&quot;: &quot;Beal&quot;, &quot;parse-names&quot;: false, &quot;non-dropping-particle&quot;: &quot;&quot;}, {&quot;dropping-particle&quot;: &quot;&quot;, &quot;given&quot;: &quot;Alvis&quot;, &quot;suffix&quot;: &quot;&quot;, &quot;family&quot;: &quot;Brazma&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Nathan&quot;, &quot;suffix&quot;: &quot;&quot;, &quot;family&quot;: &quot;Johnson&quot;, &quot;parse-names&quot;: false, &quot;non-dropping-particle&quot;: &quot;&quot;}, {&quot;dropping-particle&quot;: &quot;&quot;, &quot;given&quot;: &quot;Margus&quot;, &quot;suffix&quot;: &quot;&quot;, &quot;family&quot;: &quot;Lukk&quot;, &quot;parse-names&quot;: false, &quot;non-dropping-particle&quot;: &quot;&quot;}, {&quot;dropping-particle&quot;: &quot;&quot;, &quot;given&quot;: &quot;Nicholas M&quot;, &quot;suffix&quot;: &quot;&quot;, &quot;family&quot;: &quot;Luscombe&quot;, &quot;parse-names&quot;: false, &quot;non-dropping-particle&quot;: &quot;&quot;}, {&quot;dropping-particle&quot;: &quot;&quot;, &quot;given&quot;: &quot;Daniel&quot;, &quot;suffix&quot;: &quot;&quot;, &quot;family&quot;: &quot;Sobral&quot;, &quot;parse-names&quot;: false, &quot;non-dropping-particle&quot;: &quot;&quot;}, {&quot;dropping-particle&quot;: &quot;&quot;, &quot;given&quot;: &quot;Juan M&quot;, &quot;suffix&quot;: &quot;&quot;, &quot;family&quot;: &quot;Vaquerizas&quot;, &quot;parse-names&quot;: false, &quot;non-dropping-particle&quot;: &quot;&quot;}, {&quot;dropping-particle&quot;: &quot;&quot;, &quot;given&quot;: &quot;Serafim&quot;, &quot;suffix&quot;: &quot;&quot;, &quot;family&quot;: &quot;Batzoglou&quot;, &quot;parse-names&quot;: false, &quot;non-dropping-particle&quot;: &quot;&quot;}, {&quot;dropping-particle&quot;: &quot;&quot;, &quot;given&quot;: &quot;Arend&quot;, &quot;suffix&quot;: &quot;&quot;, &quot;family&quot;: &quot;Sidow&quot;, &quot;parse-names&quot;: false, &quot;non-dropping-particle&quot;: &quot;&quot;}, {&quot;dropping-particle&quot;: &quot;&quot;, &quot;given&quot;: &quot;Nadine&quot;, &quot;suffix&quot;: &quot;&quot;, &quot;family&quot;: &quot;Hussami&quot;, &quot;parse-names&quot;: false, &quot;non-dropping-particle&quot;: &quot;&quot;}, {&quot;dropping-particle&quot;: &quot;&quot;, &quot;given&quot;: &quot;Sofia&quot;, &quot;suffix&quot;: &quot;&quot;, &quot;family&quot;: &quot;Kyriazopoulou-Panagiotopoulou&quot;, &quot;parse-names&quot;: false, &quot;non-dropping-particle&quot;: &quot;&quot;}, {&quot;dropping-particle&quot;: &quot;&quot;, &quot;given&quot;: &quot;Max W&quot;, &quot;suffix&quot;: &quot;&quot;, &quot;family&quot;: &quot;Libbrecht&quot;, &quot;parse-names&quot;: false, &quot;non-dropping-particle&quot;: &quot;&quot;}, {&quot;dropping-particle&quot;: &quot;&quot;, &quot;given&quot;: &quot;Marc a&quot;, &quot;suffix&quot;: &quot;&quot;, &quot;family&quot;: &quot;Schaub&quot;, &quot;parse-names&quot;: false, &quot;non-dropping-particle&quot;: &quot;&quot;}, {&quot;dropping-particle&quot;: &quot;&quot;, &quot;given&quot;: &quot;Webb&quot;, &quot;suffix&quot;: &quot;&quot;, &quot;family&quot;: &quot;Miller&quot;, &quot;parse-names&quot;: false, &quot;non-dropping-particle&quot;: &quot;&quot;}, {&quot;dropping-particle&quot;: &quot;&quot;, &quot;given&quot;: &quot;Peter J&quot;, &quot;suffix&quot;: &quot;&quot;, &quot;family&quot;: &quot;Bickel&quot;, &quot;parse-names&quot;: false, &quot;non-dropping-particle&quot;: &quot;&quot;}, {&quot;dropping-particle&quot;: &quot;&quot;, &quot;given&quot;: &quot;Balazs&quot;, &quot;suffix&quot;: &quot;&quot;, &quot;family&quot;: &quot;Banfai&quot;, &quot;parse-names&quot;: false, &quot;non-dropping-particle&quot;: &quot;&quot;}, {&quot;dropping-particle&quot;: &quot;&quot;, &quot;given&quot;: &quot;Nathan P&quot;, &quot;suffix&quot;: &quot;&quot;, &quot;family&quot;: &quot;Boley&quot;, &quot;parse-names&quot;: false, &quot;non-dropping-particle&quot;: &quot;&quot;}, {&quot;dropping-particle&quot;: &quot;&quot;, &quot;given&quot;: &quot;Haiyan&quot;, &quot;suffix&quot;: &quot;&quot;, &quot;family&quot;: &quot;Huang&quot;, &quot;parse-names&quot;: false, &quot;non-dropping-particle&quot;: &quot;&quot;}, {&quot;dropping-particle&quot;: &quot;&quot;, &quot;given&quot;: &quot;Jingyi Jessica&quot;, &quot;suffix&quot;: &quot;&quot;, &quot;family&quot;: &quot;Li&quot;, &quot;parse-names&quot;: false, &quot;non-dropping-particle&quot;: &quot;&quot;}, {&quot;dropping-particle&quot;: &quot;&quot;, &quot;given&quot;: &quot;William Stafford&quot;, &quot;suffix&quot;: &quot;&quot;, &quot;family&quot;: &quot;Noble&quot;, &quot;parse-names&quot;: false, &quot;non-dropping-particle&quot;: &quot;&quot;}, {&quot;dropping-particle&quot;: &quot;&quot;, &quot;given&quot;: &quot;Jeffrey a&quot;, &quot;suffix&quot;: &quot;&quot;, &quot;family&quot;: &quot;Bilmes&quot;, &quot;parse-names&quot;: false, &quot;non-dropping-particle&quot;: &quot;&quot;}, {&quot;dropping-particle&quot;: &quot;&quot;, &quot;given&quot;: &quot;Orion J&quot;, &quot;suffix&quot;: &quot;&quot;, &quot;family&quot;: &quot;Buske&quot;, &quot;parse-names&quot;: false, &quot;non-dropping-particle&quot;: &quot;&quot;}, {&quot;dropping-particle&quot;: &quot;&quot;, &quot;given&quot;: &quot;Avinash O&quot;, &quot;suffix&quot;: &quot;&quot;, &quot;family&quot;: &quot;Sahu&quot;, &quot;parse-names&quot;: false, &quot;non-dropping-particle&quot;: &quot;&quot;}, {&quot;dropping-particle&quot;: &quot;V&quot;, &quot;given&quot;: &quot;Peter&quot;, &quot;suffix&quot;: &quot;&quot;, &quot;family&quot;: &quot;Kharchenko&quot;, &quot;parse-names&quot;: false, &quot;non-dropping-particle&quot;: &quot;&quot;}, {&quot;dropping-particle&quot;: &quot;&quot;, &quot;given&quot;: &quot;Peter J&quot;, &quot;suffix&quot;: &quot;&quot;, &quot;family&quot;: &quot;Park&quot;, &quot;parse-names&quot;: false, &quot;non-dropping-particle&quot;: &quot;&quot;}, {&quot;dropping-particle&quot;: &quot;&quot;, &quot;given&quot;: &quot;Dannon&quot;, &quot;suffix&quot;: &quot;&quot;, &quot;family&quot;: &quot;Baker&quot;, &quot;parse-names&quot;: false, &quot;non-dropping-particle&quot;: &quot;&quot;}, {&quot;dropping-particle&quot;: &quot;&quot;, &quot;given&quot;: &quot;James&quot;, &quot;suffix&quot;: &quot;&quot;, &quot;family&quot;: &quot;Taylor&quot;, &quot;parse-names&quot;: false, &quot;non-dropping-particle&quot;: &quot;&quot;}, {&quot;dropping-particle&quot;: &quot;&quot;, &quot;given&quot;: &quot;Lucas&quot;, &quot;suffix&quot;: &quot;&quot;, &quot;family&quot;: &quot;Lochovsky&quot;, &quot;parse-names&quot;: false, &quot;non-dropping-particle&quot;: &quot;&quot;}], &quot;page&quot;: &quot;57-74&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schema&quot;: &quot;https://github.com/citation-style-language/schema/raw/master/csl-citation.json&quot;} RND1WgetHTIGu"/><text:span text:style-name="T70">⁠,</text:span><text:span text:style-name="T72"> </text:span><text:span text:style-name="T90">FANTOM </text:span><text:reference-mark-start text:name="ADDIN CSL_CITATION {&quot;properties&quot;: {&quot;noteIndex&quot;: 0}, &quot;mendeley&quot;: {&quot;previouslyFormattedCitation&quot;: &quot;(Forrest et al. 2014)&quot;, &quot;formattedCitation&quot;: &quot;(Forrest et al. 2014)&quot;, &quot;plainTextFormattedCitation&quot;: &quot;(Forrest et al. 2014)&quot;}, &quot;citationItems&quot;: [{&quot;uris&quot;: [&quot;http://www.mendeley.com/documents/?uuid=dbdbae29-cb36-490c-9ce5-fc1791b3758f&quot;], &quot;id&quot;: &quot;ITEM-1&quot;, &quot;itemData&quot;: {&quot;volume&quot;: &quot;507&quot;, &quot;PMID&quot;: &quot;24670764&quot;, &quot;DOI&quot;: &quot;10.1038/nature13182&quot;, &quot;publisher&quot;: &quot;NIH Public Access&quot;, &quot;container-title&quot;: &quot;Nature&quot;, &quot;issued&quot;: {&quot;date-parts&quot;: [[&quot;2014&quot;, &quot;3&quot;, &quot;27&quot;]]}, &quot;id&quot;: &quot;ITEM-1&quot;, &quot;type&quot;: &quot;article-journal&quot;, &quot;title&quot;: &quot;A promoter-level mammalian expression atlas.&quot;, &quot;author&quot;: [{&quot;dropping-particle&quot;: &quot;&quot;, &quot;given&quot;: &quot;Alistair R.R. R&quot;, &quot;suffix&quot;: &quot;&quot;, &quot;family&quot;: &quot;Forrest&quot;, &quot;parse-names&quot;: false, &quot;non-dropping-particle&quot;: &quot;&quot;}, {&quot;dropping-particle&quot;: &quot;&quot;, &quot;given&quot;: &quot;Hideya&quot;, &quot;suffix&quot;: &quot;&quot;, &quot;family&quot;: &quot;Kawaji&quot;, &quot;parse-names&quot;: false, &quot;non-dropping-particle&quot;: &quot;&quot;}, {&quot;dropping-particle&quot;: &quot;&quot;, &quot;given&quot;: &quot;Michael&quot;, &quot;suffix&quot;: &quot;&quot;, &quot;family&quot;: &quot;Rehli&quot;, &quot;parse-names&quot;: false, &quot;non-dropping-particle&quot;: &quot;&quot;}, {&quot;dropping-particle&quot;: &quot;&quot;, &quot;given&quot;: &quot;J. Kenneth&quot;, &quot;suffix&quot;: &quot;&quot;, &quot;family&quot;: &quot;Baillie&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Vanja&quot;, &quot;suffix&quot;: &quot;&quot;, &quot;family&quot;: &quot;Haberle&quot;, &quot;parse-names&quot;: false, &quot;non-dropping-particle&quot;: &quot;&quot;}, {&quot;dropping-particle&quot;: &quot;&quot;, &quot;given&quot;: &quot;Timo&quot;, &quot;suffix&quot;: &quot;&quot;, &quot;family&quot;: &quot;Lassmann&quot;, &quot;parse-names&quot;: false, &quot;non-dropping-particle&quot;: &quot;&quot;}, {&quot;dropping-particle&quot;: &quot;V.&quot;, &quot;given&quot;: &quot;Ivan&quot;, &quot;suffix&quot;: &quot;&quot;, &quot;family&quot;: &quot;Kulakovskiy&quot;, &quot;parse-names&quot;: false, &quot;non-dropping-particle&quot;: &quot;&quot;}, {&quot;dropping-particle&quot;: &quot;&quot;, &quot;given&quot;: &quot;Marina&quot;, &quot;suffix&quot;: &quot;&quot;, &quot;family&quot;: &quot;Lizio&quot;, &quot;parse-names&quot;: false, &quot;non-dropping-particle&quot;: &quot;&quot;}, {&quot;dropping-particle&quot;: &quot;&quot;, &quot;given&quot;: &quot;Masayoshi&quot;, &quot;suffix&quot;: &quot;&quot;, &quot;family&quot;: &quot;Itoh&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Christopher J.&quot;, &quot;suffix&quot;: &quot;&quot;, &quot;family&quot;: &quot;Mungall&quot;, &quot;parse-names&quot;: false, &quot;non-dropping-particle&quot;: &quot;&quot;}, {&quot;dropping-particle&quot;: &quot;&quot;, &quot;given&quot;: &quot;Terrence F.&quot;, &quot;suffix&quot;: &quot;&quot;, &quot;family&quot;: &quot;Meehan&quot;, &quot;parse-names&quot;: false, &quot;non-dropping-particle&quot;: &quot;&quot;}, {&quot;dropping-particle&quot;: &quot;&quot;, &quot;given&quot;: &quot;Sebastian&quot;, &quot;suffix&quot;: &quot;&quot;, &quot;family&quot;: &quot;Schmeier&quot;, &quot;parse-names&quot;: false, &quot;non-dropping-particle&quot;: &quot;&quot;}, {&quot;dropping-particle&quot;: &quot;&quot;, &quot;given&quot;: &quot;Nicolas&quot;, &quot;suffix&quot;: &quot;&quot;, &quot;family&quot;: &quot;Bertin&quot;, &quot;parse-names&quot;: false, &quot;non-dropping-particle&quot;: &quot;&quot;}, {&quot;dropping-particle&quot;: &quot;&quot;, &quot;given&quot;: &quot;Mette&quot;, &quot;suffix&quot;: &quot;&quot;, &quot;family&quot;: &quot;J\u00f8rgensen&quot;, &quot;parse-names&quot;: false, &quot;non-dropping-particle&quot;: &quot;&quot;}, {&quot;dropping-particle&quot;: &quot;&quot;, &quot;given&quot;: &quot;Emmanuel&quot;, &quot;suffix&quot;: &quot;&quot;, &quot;family&quot;: &quot;Dimont&quot;, &quot;parse-names&quot;: false, &quot;non-dropping-particle&quot;: &quot;&quot;}, {&quot;dropping-particle&quot;: &quot;&quot;, &quot;given&quot;: &quot;Erik&quot;, &quot;suffix&quot;: &quot;&quot;, &quot;family&quot;: &quot;Arner&quot;, &quot;parse-names&quot;: false, &quot;non-dropping-particle&quot;: &quot;&quot;}, {&quot;dropping-particle&quot;: &quot;&quot;, &quot;given&quot;: &quot;Christian&quot;, &quot;suffix&quot;: &quot;&quot;, &quot;family&quot;: &quot;Schmidl&quot;, &quot;parse-names&quot;: false, &quot;non-dropping-particle&quot;: &quot;&quot;}, {&quot;dropping-particle&quot;: &quot;&quot;, &quot;given&quot;: &quot;Ulf&quot;, &quot;suffix&quot;: &quot;&quot;, &quot;family&quot;: &quot;Schaefer&quot;, &quot;parse-names&quot;: false, &quot;non-dropping-particle&quot;: &quot;&quot;}, {&quot;dropping-particle&quot;: &quot;&quot;, &quot;given&quot;: &quot;Yulia A.&quot;, &quot;suffix&quot;: &quot;&quot;, &quot;family&quot;: &quot;Medvedeva&quot;, &quot;parse-names&quot;: false, &quot;non-dropping-particle&quot;: &quot;&quot;}, {&quot;dropping-particle&quot;: &quot;&quot;, &quot;given&quot;: &quot;Charles&quot;, &quot;suffix&quot;: &quot;&quot;, &quot;family&quot;: &quot;Plessy&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Jessica&quot;, &quot;suffix&quot;: &quot;&quot;, &quot;family&quot;: &quot;Severin&quot;, &quot;parse-names&quot;: false, &quot;non-dropping-particle&quot;: &quot;&quot;}, {&quot;dropping-particle&quot;: &quot;&quot;, &quot;given&quot;: &quot;Colin A&quot;, &quot;suffix&quot;: &quot;&quot;, &quot;family&quot;: &quot;Semple&quot;, &quot;parse-names&quot;: false, &quot;non-dropping-particle&quot;: &quot;&quot;}, {&quot;dropping-particle&quot;: &quot;&quot;, &quot;given&quot;: &quot;Yuri&quot;, &quot;suffix&quot;: &quot;&quot;, &quot;family&quot;: &quot;Ishizu&quot;, &quot;parse-names&quot;: false, &quot;non-dropping-particle&quot;: &quot;&quot;}, {&quot;dropping-particle&quot;: &quot;&quot;, &quot;given&quot;: &quot;Robert S.&quot;, &quot;suffix&quot;: &quot;&quot;, &quot;family&quot;: &quot;Young&quot;, &quot;parse-names&quot;: false, &quot;non-dropping-particle&quot;: &quot;&quot;}, {&quot;dropping-particle&quot;: &quot;&quot;, &quot;given&quot;: &quot;Margherita&quot;, &quot;suffix&quot;: &quot;&quot;, &quot;family&quot;: &quot;Francescatto&quot;, &quot;parse-names&quot;: false, &quot;non-dropping-particle&quot;: &quot;&quot;}, {&quot;dropping-particle&quot;: &quot;&quot;, &quot;given&quot;: &quot;Intikhab&quot;, &quot;suffix&quot;: &quot;&quot;, &quot;family&quot;: &quot;Alam&quot;, &quot;parse-names&quot;: false, &quot;non-dropping-particle&quot;: &quot;&quot;}, {&quot;dropping-particle&quot;: &quot;&quot;, &quot;given&quot;: &quot;Davide&quot;, &quot;suffix&quot;: &quot;&quot;, &quot;family&quot;: &quot;Albanese&quot;, &quot;parse-names&quot;: false, &quot;non-dropping-particle&quot;: &quot;&quot;}, {&quot;dropping-particle&quot;: &quot;&quot;, &quot;given&quot;: &quot;Gabriel M&quot;, &quot;suffix&quot;: &quot;&quot;, &quot;family&quot;: &quot;Altschuler&quot;, &quot;parse-names&quot;: false, &quot;non-dropping-particle&quot;: &quot;&quot;}, {&quot;dropping-particle&quot;: &quot;&quot;, &quot;given&quot;: &quot;Takahiro&quot;, &quot;suffix&quot;: &quot;&quot;, &quot;family&quot;: &quot;Arakawa&quot;, &quot;parse-names&quot;: false, &quot;non-dropping-particle&quot;: &quot;&quot;}, {&quot;dropping-particle&quot;: &quot;&quot;, &quot;given&quot;: &quot;John A.C. C&quot;, &quot;suffix&quot;: &quot;&quot;, &quot;family&quot;: &quot;Archer&quot;, &quot;parse-names&quot;: false, &quot;non-dropping-particle&quot;: &quot;&quot;}, {&quot;dropping-particle&quot;: &quot;&quot;, &quot;given&quot;: &quot;Peter&quot;, &quot;suffix&quot;: &quot;&quot;, &quot;family&quot;: &quot;Arner&quot;, &quot;parse-names&quot;: false, &quot;non-dropping-particle&quot;: &quot;&quot;}, {&quot;dropping-particle&quot;: &quot;&quot;, &quot;given&quot;: &quot;Magda&quot;, &quot;suffix&quot;: &quot;&quot;, &quot;family&quot;: &quot;Babina&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Piotr J.&quot;, &quot;suffix&quot;: &quot;&quot;, &quot;family&quot;: &quot;Balwierz&quot;, &quot;parse-names&quot;: false, &quot;non-dropping-particle&quot;: &quot;&quot;}, {&quot;dropping-particle&quot;: &quot;&quot;, &quot;given&quot;: &quot;Anthony G.&quot;, &quot;suffix&quot;: &quot;&quot;, &quot;family&quot;: &quot;Beckhouse&quot;, &quot;parse-names&quot;: false, &quot;non-dropping-particle&quot;: &quot;&quot;}, {&quot;dropping-particle&quot;: &quot;&quot;, &quot;given&quot;: &quot;Swati&quot;, &quot;suffix&quot;: &quot;&quot;, &quot;family&quot;: &quot;Pradhan-Bhatt&quot;, &quot;parse-names&quot;: false, &quot;non-dropping-particle&quot;: &quot;&quot;}, {&quot;dropping-particle&quot;: &quot;&quot;, &quot;given&quot;: &quot;Judith A.&quot;, &quot;suffix&quot;: &quot;&quot;, &quot;family&quot;: &quot;Blake&quot;, &quot;parse-names&quot;: false, &quot;non-dropping-particle&quot;: &quot;&quot;}, {&quot;dropping-particle&quot;: &quot;&quot;, &quot;given&quot;: &quot;Antje&quot;, &quot;suffix&quot;: &quot;&quot;, &quot;family&quot;: &quot;Blumenthal&quot;, &quot;parse-names&quot;: false, &quot;non-dropping-particle&quot;: &quot;&quot;}, {&quot;dropping-particle&quot;: &quot;&quot;, &quot;given&quot;: &quot;Beatrice&quot;, &quot;suffix&quot;: &quot;&quot;, &quot;family&quot;: &quot;Bodega&quot;, &quot;parse-names&quot;: false, &quot;non-dropping-particle&quot;: &quot;&quot;}, {&quot;dropping-particle&quot;: &quot;&quot;, &quot;given&quot;: &quot;Alessandro&quot;, &quot;suffix&quot;: &quot;&quot;, &quot;family&quot;: &quot;Bonetti&quot;, &quot;parse-names&quot;: false, &quot;non-dropping-particle&quot;: &quot;&quot;}, {&quot;dropping-particle&quot;: &quot;&quot;, &quot;given&quot;: &quot;James&quot;, &quot;suffix&quot;: &quot;&quot;, &quot;family&quot;: &quot;Briggs&quot;, &quot;parse-names&quot;: false, &quot;non-dropping-particle&quot;: &quot;&quot;}, {&quot;dropping-particle&quot;: &quot;&quot;, &quot;given&quot;: &quot;Frank&quot;, &quot;suffix&quot;: &quot;&quot;, &quot;family&quot;: &quot;Brombacher&quot;, &quot;parse-names&quot;: false, &quot;non-dropping-particle&quot;: &quot;&quot;}, {&quot;dropping-particle&quot;: &quot;&quot;, &quot;given&quot;: &quot;A. Maxwell&quot;, &quot;suffix&quot;: &quot;&quot;, &quot;family&quot;: &quot;Burroughs&quot;, &quot;parse-names&quot;: false, &quot;non-dropping-particle&quot;: &quot;&quot;}, {&quot;dropping-particle&quot;: &quot;&quot;, &quot;given&quot;: &quot;Andrea&quot;, &quot;suffix&quot;: &quot;&quot;, &quot;family&quot;: &quot;Califano&quot;, &quot;parse-names&quot;: false, &quot;non-dropping-particle&quot;: &quot;&quot;}, {&quot;dropping-particle&quot;: &quot;V.&quot;, &quot;given&quot;: &quot;Carlo&quot;, &quot;suffix&quot;: &quot;&quot;, &quot;family&quot;: &quot;Cannistraci&quot;, &quot;parse-names&quot;: false, &quot;non-dropping-particle&quot;: &quot;&quot;}, {&quot;dropping-particle&quot;: &quot;&quot;, &quot;given&quot;: &quot;Daniel&quot;, &quot;suffix&quot;: &quot;&quot;, &quot;family&quot;: &quot;Carbajo&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Marco&quot;, &quot;suffix&quot;: &quot;&quot;, &quot;family&quot;: &quot;Chierici&quot;, &quot;parse-names&quot;: false, &quot;non-dropping-particle&quot;: &quot;&quot;}, {&quot;dropping-particle&quot;: &quot;&quot;, &quot;given&quot;: &quot;Yari&quot;, &quot;suffix&quot;: &quot;&quot;, &quot;family&quot;: &quot;Ciani&quot;, &quot;parse-names&quot;: false, &quot;non-dropping-particle&quot;: &quot;&quot;}, {&quot;dropping-particle&quot;: &quot;&quot;, &quot;given&quot;: &quot;Hans C.&quot;, &quot;suffix&quot;: &quot;&quot;, &quot;family&quot;: &quot;Clevers&quot;, &quot;parse-names&quot;: false, &quot;non-dropping-particle&quot;: &quot;&quot;}, {&quot;dropping-particle&quot;: &quot;&quot;, &quot;given&quot;: &quot;Emiliano&quot;, &quot;suffix&quot;: &quot;&quot;, &quot;family&quot;: &quot;Dalla&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Michael&quot;, &quot;suffix&quot;: &quot;&quot;, &quot;family&quot;: &quot;Detmar&quot;, &quot;parse-names&quot;: false, &quot;non-dropping-particle&quot;: &quot;&quot;}, {&quot;dropping-particle&quot;: &quot;&quot;, &quot;given&quot;: &quot;Alexander D.&quot;, &quot;suffix&quot;: &quot;&quot;, &quot;family&quot;: &quot;Diehl&quot;, &quot;parse-names&quot;: false, &quot;non-dropping-particle&quot;: &quot;&quot;}, {&quot;dropping-particle&quot;: &quot;&quot;, &quot;given&quot;: &quot;Taeko&quot;, &quot;suffix&quot;: &quot;&quot;, &quot;family&quot;: &quot;Dohi&quot;, &quot;parse-names&quot;: false, &quot;non-dropping-particle&quot;: &quot;&quot;}, {&quot;dropping-particle&quot;: &quot;&quot;, &quot;given&quot;: &quot;Finn&quot;, &quot;suffix&quot;: &quot;&quot;, &quot;family&quot;: &quot;Drabl\u00f8s&quot;, &quot;parse-names&quot;: false, &quot;non-dropping-particle&quot;: &quot;&quot;}, {&quot;dropping-particle&quot;: &quot;&quot;, &quot;given&quot;: &quot;Albert S.B. B&quot;, &quot;suffix&quot;: &quot;&quot;, &quot;family&quot;: &quot;Edge&quot;, &quot;parse-names&quot;: false, &quot;non-dropping-particle&quot;: &quot;&quot;}, {&quot;dropping-particle&quot;: &quot;&quot;, &quot;given&quot;: &quot;Matthias&quot;, &quot;suffix&quot;: &quot;&quot;, &quot;family&quot;: &quot;Edinger&quot;, &quot;parse-names&quot;: false, &quot;non-dropping-particle&quot;: &quot;&quot;}, {&quot;dropping-particle&quot;: &quot;&quot;, &quot;given&quot;: &quot;Karl&quot;, &quot;suffix&quot;: &quot;&quot;, &quot;family&quot;: &quot;Ekwall&quot;, &quot;parse-names&quot;: false, &quot;non-dropping-particle&quot;: &quot;&quot;}, {&quot;dropping-particle&quot;: &quot;&quot;, &quot;given&quot;: &quot;Mitsuhiro&quot;, &quot;suffix&quot;: &quot;&quot;, &quot;family&quot;: &quot;Endoh&quot;, &quot;parse-names&quot;: false, &quot;non-dropping-particle&quot;: &quot;&quot;}, {&quot;dropping-particle&quot;: &quot;&quot;, &quot;given&quot;: &quot;Hideki&quot;, &quot;suffix&quot;: &quot;&quot;, &quot;family&quot;: &quot;Enomoto&quot;, &quot;parse-names&quot;: false, &quot;non-dropping-particle&quot;: &quot;&quot;}, {&quot;dropping-particle&quot;: &quot;&quot;, &quot;given&quot;: &quot;Michela&quot;, &quot;suffix&quot;: &quot;&quot;, &quot;family&quot;: &quot;Fagiolini&quot;, &quot;parse-names&quot;: false, &quot;non-dropping-particle&quot;: &quot;&quot;}, {&quot;dropping-particle&quot;: &quot;&quot;, &quot;given&quot;: &quot;Lynsey&quot;, &quot;suffix&quot;: &quot;&quot;, &quot;family&quot;: &quot;Fairbairn&quot;, &quot;parse-names&quot;: false, &quot;non-dropping-particle&quot;: &quot;&quot;}, {&quot;dropping-particle&quot;: &quot;&quot;, &quot;given&quot;: &quot;Hai&quot;, &quot;suffix&quot;: &quot;&quot;, &quot;family&quot;: &quot;Fang&quot;, &quot;parse-names&quot;: false, &quot;non-dropping-particle&quot;: &quot;&quot;}, {&quot;dropping-particle&quot;: &quot;&quot;, &quot;given&quot;: &quot;Mary C.&quot;, &quot;suffix&quot;: &quot;&quot;, &quot;family&quot;: &quot;Farach-Carson&quot;, &quot;parse-names&quot;: false, &quot;non-dropping-particle&quot;: &quot;&quot;}, {&quot;dropping-particle&quot;: &quot;&quot;, &quot;given&quot;: &quot;Geoffrey J.&quot;, &quot;suffix&quot;: &quot;&quot;, &quot;family&quot;: &quot;Faulkner&quot;, &quot;parse-names&quot;: false, &quot;non-dropping-particle&quot;: &quot;&quot;}, {&quot;dropping-particle&quot;: &quot;V.&quot;, &quot;given&quot;: &quot;Alexander&quot;, &quot;suffix&quot;: &quot;&quot;, &quot;family&quot;: &quot;Favorov&quot;, &quot;parse-names&quot;: false, &quot;non-dropping-particle&quot;: &quot;&quot;}, {&quot;dropping-particle&quot;: &quot;&quot;, &quot;given&quot;: &quot;Malcolm E.&quot;, &quot;suffix&quot;: &quot;&quot;, &quot;family&quot;: &quot;Fisher&quot;, &quot;parse-names&quot;: false, &quot;non-dropping-particle&quot;: &quot;&quot;}, {&quot;dropping-particle&quot;: &quot;&quot;, &quot;given&quot;: &quot;Martin C.&quot;, &quot;suffix&quot;: &quot;&quot;, &quot;family&quot;: &quot;Frith&quot;, &quot;parse-names&quot;: false, &quot;non-dropping-particle&quot;: &quot;&quot;}, {&quot;dropping-particle&quot;: &quot;&quot;, &quot;given&quot;: &quot;Rie&quot;, &quot;suffix&quot;: &quot;&quot;, &quot;family&quot;: &quot;Fujita&quot;, &quot;parse-names&quot;: false, &quot;non-dropping-particle&quot;: &quot;&quot;}, {&quot;dropping-particle&quot;: &quot;&quot;, &quot;given&quot;: &quot;Shiro&quot;, &quot;suffix&quot;: &quot;&quot;, &quot;family&quot;: &quot;Fukuda&quot;, &quot;parse-names&quot;: false, &quot;non-dropping-particle&quot;: &quot;&quot;}, {&quot;dropping-particle&quot;: &quot;&quot;, &quot;given&quot;: &quot;Cesare&quot;, &quot;suffix&quot;: &quot;&quot;, &quot;family&quot;: &quot;Furlanello&quot;, &quot;parse-names&quot;: false, &quot;non-dropping-particle&quot;: &quot;&quot;}, {&quot;dropping-particle&quot;: &quot;&quot;, &quot;given&quot;: &quot;Masaaki&quot;, &quot;suffix&quot;: &quot;&quot;, &quot;family&quot;: &quot;Furino&quot;, &quot;parse-names&quot;: false, &quot;non-dropping-particle&quot;: &quot;&quot;}, {&quot;dropping-particle&quot;: &quot;&quot;, &quot;given&quot;: &quot;Jun-ichi&quot;, &quot;suffix&quot;: &quot;&quot;, &quot;family&quot;: &quot;Furusawa&quot;, &quot;parse-names&quot;: false, &quot;non-dropping-particle&quot;: &quot;&quot;}, {&quot;dropping-particle&quot;: &quot;&quot;, &quot;given&quot;: &quot;Teunis B.&quot;, &quot;suffix&quot;: &quot;&quot;, &quot;family&quot;: &quot;Geijtenbeek&quot;, &quot;parse-names&quot;: false, &quot;non-dropping-particle&quot;: &quot;&quot;}, {&quot;dropping-particle&quot;: &quot;&quot;, &quot;given&quot;: &quot;Andrew P.&quot;, &quot;suffix&quot;: &quot;&quot;, &quot;family&quot;: &quot;Gibson&quot;, &quot;parse-names&quot;: false, &quot;non-dropping-particle&quot;: &quot;&quot;}, {&quot;dropping-particle&quot;: &quot;&quot;, &quot;given&quot;: &quot;Thomas&quot;, &quot;suffix&quot;: &quot;&quot;, &quot;family&quot;: &quot;Gingeras&quot;, &quot;parse-names&quot;: false, &quot;non-dropping-particle&quot;: &quot;&quot;}, {&quot;dropping-particle&quot;: &quot;&quot;, &quot;given&quot;: &quot;Daniel&quot;, &quot;suffix&quot;: &quot;&quot;, &quot;family&quot;: &quot;Goldowitz&quot;, &quot;parse-names&quot;: false, &quot;non-dropping-particle&quot;: &quot;&quot;}, {&quot;dropping-particle&quot;: &quot;&quot;, &quot;given&quot;: &quot;Julian&quot;, &quot;suffix&quot;: &quot;&quot;, &quot;family&quot;: &quot;Gough&quot;, &quot;parse-names&quot;: false, &quot;non-dropping-particle&quot;: &quot;&quot;}, {&quot;dropping-particle&quot;: &quot;&quot;, &quot;given&quot;: &quot;Sven&quot;, &quot;suffix&quot;: &quot;&quot;, &quot;family&quot;: &quot;Guhl&quot;, &quot;parse-names&quot;: false, &quot;non-dropping-particle&quot;: &quot;&quot;}, {&quot;dropping-particle&quot;: &quot;&quot;, &quot;given&quot;: &quot;Reto&quot;, &quot;suffix&quot;: &quot;&quot;, &quot;family&quot;: &quot;Guler&quot;, &quot;parse-names&quot;: false, &quot;non-dropping-particle&quot;: &quot;&quot;}, {&quot;dropping-particle&quot;: &quot;&quot;, &quot;given&quot;: &quot;Stefano&quot;, &quot;suffix&quot;: &quot;&quot;, &quot;family&quot;: &quot;Gustincich&quot;, &quot;parse-names&quot;: false, &quot;non-dropping-particle&quot;: &quot;&quot;}, {&quot;dropping-particle&quot;: &quot;&quot;, &quot;given&quot;: &quot;Thomas J.&quot;, &quot;suffix&quot;: &quot;&quot;, &quot;family&quot;: &quot;Ha&quot;, &quot;parse-names&quot;: false, &quot;non-dropping-particle&quot;: &quot;&quot;}, {&quot;dropping-particle&quot;: &quot;&quot;, &quot;given&quot;: &quot;Masahide&quot;, &quot;suffix&quot;: &quot;&quot;, &quot;family&quot;: &quot;Hamaguchi&quot;, &quot;parse-names&quot;: false, &quot;non-dropping-particle&quot;: &quot;&quot;}, {&quot;dropping-particle&quot;: &quot;&quot;, &quot;given&quot;: &quot;Mitsuko&quot;, &quot;suffix&quot;: &quot;&quot;, &quot;family&quot;: &quot;Hara&quot;, &quot;parse-names&quot;: false, &quot;non-dropping-particle&quot;: &quot;&quot;}, {&quot;dropping-particle&quot;: &quot;&quot;, &quot;given&quot;: &quot;Matthias&quot;, &quot;suffix&quot;: &quot;&quot;, &quot;family&quot;: &quot;Harbers&quot;, &quot;parse-names&quot;: false, &quot;non-dropping-particle&quot;: &quot;&quot;}, {&quot;dropping-particle&quot;: &quot;&quot;, &quot;given&quot;: &quot;Jayson&quot;, &quot;suffix&quot;: &quot;&quot;, &quot;family&quot;: &quot;Harshbarger&quot;, &quot;parse-names&quot;: false, &quot;non-dropping-particle&quot;: &quot;&quot;}, {&quot;dropping-particle&quot;: &quot;&quot;, &quot;given&quot;: &quot;Akira&quot;, &quot;suffix&quot;: &quot;&quot;, &quot;family&quot;: &quot;Hasegawa&quot;, &quot;parse-names&quot;: false, &quot;non-dropping-particle&quot;: &quot;&quot;}, {&quot;dropping-particle&quot;: &quot;&quot;, &quot;given&quot;: &quot;Yuki&quot;, &quot;suffix&quot;: &quot;&quot;, &quot;family&quot;: &quot;Hasegawa&quot;, &quot;parse-names&quot;: false, &quot;non-dropping-particle&quot;: &quot;&quot;}, {&quot;dropping-particle&quot;: &quot;&quot;, &quot;given&quot;: &quot;Takehiro&quot;, &quot;suffix&quot;: &quot;&quot;, &quot;family&quot;: &quot;Hashimoto&quot;, &quot;parse-names&quot;: false, &quot;non-dropping-particle&quot;: &quot;&quot;}, {&quot;dropping-particle&quot;: &quot;&quot;, &quot;given&quot;: &quot;Meenhard&quot;, &quot;suffix&quot;: &quot;&quot;, &quot;family&quot;: &quot;Herlyn&quot;, &quot;parse-names&quot;: false, &quot;non-dropping-particle&quot;: &quot;&quot;}, {&quot;dropping-particle&quot;: &quot;&quot;, &quot;given&quot;: &quot;Kelly J.&quot;, &quot;suffix&quot;: &quot;&quot;, &quot;family&quot;: &quot;Hitchens&quot;, &quot;parse-names&quot;: false, &quot;non-dropping-particle&quot;: &quot;&quot;}, {&quot;dropping-particle&quot;: &quot;&quot;, &quot;given&quot;: &quot;Shannan J&quot;, &quot;suffix&quot;: &quot;&quot;, &quot;family&quot;: &quot;Ho Sui&quot;, &quot;parse-names&quot;: false, &quot;non-dropping-particle&quot;: &quot;&quot;}, {&quot;dropping-particle&quot;: &quot;&quot;, &quot;given&quot;: &quot;Oliver M.&quot;, &quot;suffix&quot;: &quot;&quot;, &quot;family&quot;: &quot;Hofmann&quot;, &quot;parse-names&quot;: false, &quot;non-dropping-particle&quot;: &quot;&quot;}, {&quot;dropping-particle&quot;: &quot;&quot;, &quot;given&quot;: &quot;Ilka&quot;, &quot;suffix&quot;: &quot;&quot;, &quot;family&quot;: &quot;Hoof&quot;, &quot;parse-names&quot;: false, &quot;non-dropping-particle&quot;: &quot;&quot;}, {&quot;dropping-particle&quot;: &quot;&quot;, &quot;given&quot;: &quot;Furni&quot;, &quot;suffix&quot;: &quot;&quot;, &quot;family&quot;: &quot;Hori&quot;, &quot;parse-names&quot;: false, &quot;non-dropping-particle&quot;: &quot;&quot;}, {&quot;dropping-particle&quot;: &quot;&quot;, &quot;given&quot;: &quot;Lukasz&quot;, &quot;suffix&quot;: &quot;&quot;, &quot;family&quot;: &quot;Huminiecki&quot;, &quot;parse-names&quot;: false, &quot;non-dropping-particle&quot;: &quot;&quot;}, {&quot;dropping-particle&quot;: &quot;&quot;, &quot;given&quot;: &quot;Kei&quot;, &quot;suffix&quot;: &quot;&quot;, &quot;family&quot;: &quot;Iida&quot;, &quot;parse-names&quot;: false, &quot;non-dropping-particle&quot;: &quot;&quot;}, {&quot;dropping-particle&quot;: &quot;&quot;, &quot;given&quot;: &quot;Tomokatsu&quot;, &quot;suffix&quot;: &quot;&quot;, &quot;family&quot;: &quot;Ikawa&quot;, &quot;parse-names&quot;: false, &quot;non-dropping-particle&quot;: &quot;&quot;}, {&quot;dropping-particle&quot;: &quot;&quot;, &quot;given&quot;: &quot;Boris R.&quot;, &quot;suffix&quot;: &quot;&quot;, &quot;family&quot;: &quot;Jankovic&quot;, &quot;parse-names&quot;: false, &quot;non-dropping-particle&quot;: &quot;&quot;}, {&quot;dropping-particle&quot;: &quot;&quot;, &quot;given&quot;: &quot;Hui&quot;, &quot;suffix&quot;: &quot;&quot;, &quot;family&quot;: &quot;Jia&quot;, &quot;parse-names&quot;: false, &quot;non-dropping-particle&quot;: &quot;&quot;}, {&quot;dropping-particle&quot;: &quot;&quot;, &quot;given&quot;: &quot;Anagha&quot;, &quot;suffix&quot;: &quot;&quot;, &quot;family&quot;: &quot;Joshi&quot;, &quot;parse-names&quot;: false, &quot;non-dropping-particle&quot;: &quot;&quot;}, {&quot;dropping-particle&quot;: &quot;&quot;, &quot;given&quot;: &quot;Giuseppe&quot;, &quot;suffix&quot;: &quot;&quot;, &quot;family&quot;: &quot;Jurman&quot;, &quot;parse-names&quot;: false, &quot;non-dropping-particle&quot;: &quot;&quot;}, {&quot;dropping-particle&quot;: &quot;&quot;, &quot;given&quot;: &quot;Bogumil&quot;, &quot;suffix&quot;: &quot;&quot;, &quot;family&quot;: &quot;Kaczkowski&quot;, &quot;parse-names&quot;: false, &quot;non-dropping-particle&quot;: &quot;&quot;}, {&quot;dropping-particle&quot;: &quot;&quot;, &quot;given&quot;: &quot;Chieko&quot;, &quot;suffix&quot;: &quot;&quot;, &quot;family&quot;: &quot;Kai&quot;, &quot;parse-names&quot;: false, &quot;non-dropping-particle&quot;: &quot;&quot;}, {&quot;dropping-particle&quot;: &quot;&quot;, &quot;given&quot;: &quot;Kaoru&quot;, &quot;suffix&quot;: &quot;&quot;, &quot;family&quot;: &quot;Kaida&quot;, &quot;parse-names&quot;: false, &quot;non-dropping-particle&quot;: &quot;&quot;}, {&quot;dropping-particle&quot;: &quot;&quot;, &quot;given&quot;: &quot;Ai&quot;, &quot;suffix&quot;: &quot;&quot;, &quot;family&quot;: &quot;Kaiho&quot;, &quot;parse-names&quot;: false, &quot;non-dropping-particle&quot;: &quot;&quot;}, {&quot;dropping-particle&quot;: &quot;&quot;, &quot;given&quot;: &quot;Kazuhiro&quot;, &quot;suffix&quot;: &quot;&quot;, &quot;family&quot;: &quot;Kajiyama&quot;, &quot;parse-names&quot;: false, &quot;non-dropping-particle&quot;: &quot;&quot;}, {&quot;dropping-particle&quot;: &quot;&quot;, &quot;given&quot;: &quot;Mutsumi&quot;, &quot;suffix&quot;: &quot;&quot;, &quot;family&quot;: &quot;Kanamori-Katayama&quot;, &quot;parse-names&quot;: false, &quot;non-dropping-particle&quot;: &quot;&quot;}, {&quot;dropping-particle&quot;: &quot;&quot;, &quot;given&quot;: &quot;Artem S.&quot;, &quot;suffix&quot;: &quot;&quot;, &quot;family&quot;: &quot;Kasianov&quot;, &quot;parse-names&quot;: false, &quot;non-dropping-particle&quot;: &quot;&quot;}, {&quot;dropping-particle&quot;: &quot;&quot;, &quot;given&quot;: &quot;Takeya&quot;, &quot;suffix&quot;: &quot;&quot;, &quot;family&quot;: &quot;Kasukawa&quot;, &quot;parse-names&quot;: false, &quot;non-dropping-particle&quot;: &quot;&quot;}, {&quot;dropping-particle&quot;: &quot;&quot;, &quot;given&quot;: &quot;Shintaro&quot;, &quot;suffix&quot;: &quot;&quot;, &quot;family&quot;: &quot;Katayama&quot;, &quot;parse-names&quot;: false, &quot;non-dropping-particle&quot;: &quot;&quot;}, {&quot;dropping-particle&quot;: &quot;&quot;, &quot;given&quot;: &quot;Sachi&quot;, &quot;suffix&quot;: &quot;&quot;, &quot;family&quot;: &quot;Kato&quot;, &quot;parse-names&quot;: false, &quot;non-dropping-particle&quot;: &quot;&quot;}, {&quot;dropping-particle&quot;: &quot;&quot;, &quot;given&quot;: &quot;Shuji&quot;, &quot;suffix&quot;: &quot;&quot;, &quot;family&quot;: &quot;Kawaguchi&quot;, &quot;parse-names&quot;: false, &quot;non-dropping-particle&quot;: &quot;&quot;}, {&quot;dropping-particle&quot;: &quot;&quot;, &quot;given&quot;: &quot;Hiroshi&quot;, &quot;suffix&quot;: &quot;&quot;, &quot;family&quot;: &quot;Kawamoto&quot;, &quot;parse-names&quot;: false, &quot;non-dropping-particle&quot;: &quot;&quot;}, {&quot;dropping-particle&quot;: &quot;&quot;, &quot;given&quot;: &quot;Yuki I.&quot;, &quot;suffix&quot;: &quot;&quot;, &quot;family&quot;: &quot;Kawamura&quot;, &quot;parse-names&quot;: false, &quot;non-dropping-particle&quot;: &quot;&quot;}, {&quot;dropping-particle&quot;: &quot;&quot;, &quot;given&quot;: &quot;Tsugumi&quot;, &quot;suffix&quot;: &quot;&quot;, &quot;family&quot;: &quot;Kawashima&quot;, &quot;parse-names&quot;: false, &quot;non-dropping-particle&quot;: &quot;&quot;}, {&quot;dropping-particle&quot;: &quot;&quot;, &quot;given&quot;: &quot;Judith S.&quot;, &quot;suffix&quot;: &quot;&quot;, &quot;family&quot;: &quot;Kempfle&quot;, &quot;parse-names&quot;: false, &quot;non-dropping-particle&quot;: &quot;&quot;}, {&quot;dropping-particle&quot;: &quot;&quot;, &quot;given&quot;: &quot;Tony J.&quot;, &quot;suffix&quot;: &quot;&quot;, &quot;family&quot;: &quot;Kenna&quot;, &quot;parse-names&quot;: false, &quot;non-dropping-particle&quot;: &quot;&quot;}, {&quot;dropping-particle&quot;: &quot;&quot;, &quot;given&quot;: &quot;Juha&quot;, &quot;suffix&quot;: &quot;&quot;, &quot;family&quot;: &quot;Kere&quot;, &quot;parse-names&quot;: false, &quot;non-dropping-particle&quot;: &quot;&quot;}, {&quot;dropping-particle&quot;: &quot;&quot;, &quot;given&quot;: &quot;Levon M.&quot;, &quot;suffix&quot;: &quot;&quot;, &quot;family&quot;: &quot;Khachigian&quot;, &quot;parse-names&quot;: false, &quot;non-dropping-particle&quot;: &quot;&quot;}, {&quot;dropping-particle&quot;: &quot;&quot;, &quot;given&quot;: &quot;Toshio&quot;, &quot;suffix&quot;: &quot;&quot;, &quot;family&quot;: &quot;Kitamura&quot;, &quot;parse-names&quot;: false, &quot;non-dropping-particle&quot;: &quot;&quot;}, {&quot;dropping-particle&quot;: &quot;&quot;, &quot;given&quot;: &quot;S. Peter&quot;, &quot;suffix&quot;: &quot;&quot;, &quot;family&quot;: &quot;Klinken&quot;, &quot;parse-names&quot;: false, &quot;non-dropping-particle&quot;: &quot;&quot;}, {&quot;dropping-particle&quot;: &quot;&quot;, &quot;given&quot;: &quot;Alan J.&quot;, &quot;suffix&quot;: &quot;&quot;, &quot;family&quot;: &quot;Knox&quot;, &quot;parse-names&quot;: false, &quot;non-dropping-particle&quot;: &quot;&quot;}, {&quot;dropping-particle&quot;: &quot;&quot;, &quot;given&quot;: &quot;Miki&quot;, &quot;suffix&quot;: &quot;&quot;, &quot;family&quot;: &quot;Kojima&quot;, &quot;parse-names&quot;: false, &quot;non-dropping-particle&quot;: &quot;&quot;}, {&quot;dropping-particle&quot;: &quot;&quot;, &quot;given&quot;: &quot;Soichi&quot;, &quot;suffix&quot;: &quot;&quot;, &quot;family&quot;: &quot;Kojima&quot;, &quot;parse-names&quot;: false, &quot;non-dropping-particle&quot;: &quot;&quot;}, {&quot;dropping-particle&quot;: &quot;&quot;, &quot;given&quot;: &quot;Naoto&quot;, &quot;suffix&quot;: &quot;&quot;, &quot;family&quot;: &quot;Kondo&quot;, &quot;parse-names&quot;: false, &quot;non-dropping-particle&quot;: &quot;&quot;}, {&quot;dropping-particle&quot;: &quot;&quot;, &quot;given&quot;: &quot;Haruhiko&quot;, &quot;suffix&quot;: &quot;&quot;, &quot;family&quot;: &quot;Koseki&quot;, &quot;parse-names&quot;: false, &quot;non-dropping-particle&quot;: &quot;&quot;}, {&quot;dropping-particle&quot;: &quot;&quot;, &quot;given&quot;: &quot;Shigeo&quot;, &quot;suffix&quot;: &quot;&quot;, &quot;family&quot;: &quot;Koyasu&quot;, &quot;parse-names&quot;: false, &quot;non-dropping-particle&quot;: &quot;&quot;}, {&quot;dropping-particle&quot;: &quot;&quot;, &quot;given&quot;: &quot;Sarah&quot;, &quot;suffix&quot;: &quot;&quot;, &quot;family&quot;: &quot;Krampitz&quot;, &quot;parse-names&quot;: false, &quot;non-dropping-particle&quot;: &quot;&quot;}, {&quot;dropping-particle&quot;: &quot;&quot;, &quot;given&quot;: &quot;Atsutaka&quot;, &quot;suffix&quot;: &quot;&quot;, &quot;family&quot;: &quot;Kubosaki&quot;, &quot;parse-names&quot;: false, &quot;non-dropping-particle&quot;: &quot;&quot;}, {&quot;dropping-particle&quot;: &quot;&quot;, &quot;given&quot;: &quot;Andrew T.&quot;, &quot;suffix&quot;: &quot;&quot;, &quot;family&quot;: &quot;Kwon&quot;, &quot;parse-names&quot;: false, &quot;non-dropping-particle&quot;: &quot;&quot;}, {&quot;dropping-particle&quot;: &quot;&quot;, &quot;given&quot;: &quot;Jeroen F.J. J&quot;, &quot;suffix&quot;: &quot;&quot;, &quot;family&quot;: &quot;Laros&quot;, &quot;parse-names&quot;: false, &quot;non-dropping-particle&quot;: &quot;&quot;}, {&quot;dropping-particle&quot;: &quot;&quot;, &quot;given&quot;: &quot;Weonju&quot;, &quot;suffix&quot;: &quot;&quot;, &quot;family&quot;: &quot;Lee&quot;, &quot;parse-names&quot;: false, &quot;non-dropping-particle&quot;: &quot;&quot;}, {&quot;dropping-particle&quot;: &quot;&quot;, &quot;given&quot;: &quot;Andreas&quot;, &quot;suffix&quot;: &quot;&quot;, &quot;family&quot;: &quot;Lennartsson&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Berit&quot;, &quot;suffix&quot;: &quot;&quot;, &quot;family&quot;: &quot;Lilje&quot;, &quot;parse-names&quot;: false, &quot;non-dropping-particle&quot;: &quot;&quot;}, {&quot;dropping-particle&quot;: &quot;&quot;, &quot;given&quot;: &quot;Leonard&quot;, &quot;suffix&quot;: &quot;&quot;, &quot;family&quot;: &quot;Lipovich&quot;, &quot;parse-names&quot;: false, &quot;non-dropping-particle&quot;: &quot;&quot;}, {&quot;dropping-particle&quot;: &quot;&quot;, &quot;given&quot;: &quot;Alan&quot;, &quot;suffix&quot;: &quot;&quot;, &quot;family&quot;: &quot;Mackay-Sim&quot;, &quot;parse-names&quot;: false, &quot;non-dropping-particle&quot;: &quot;&quot;}, {&quot;dropping-particle&quot;: &quot;&quot;, &quot;given&quot;: &quot;Ri-ichiroh&quot;, &quot;suffix&quot;: &quot;&quot;, &quot;family&quot;: &quot;Manabe&quot;, &quot;parse-names&quot;: false, &quot;non-dropping-particle&quot;: &quot;&quot;}, {&quot;dropping-particle&quot;: &quot;&quot;, &quot;given&quot;: &quot;Jessica C.&quot;, &quot;suffix&quot;: &quot;&quot;, &quot;family&quot;: &quot;Mar&quot;, &quot;parse-names&quot;: false, &quot;non-dropping-particle&quot;: &quot;&quot;}, {&quot;dropping-particle&quot;: &quot;&quot;, &quot;given&quot;: &quot;Benoit&quot;, &quot;suffix&quot;: &quot;&quot;, &quot;family&quot;: &quot;Marchand&quot;, &quot;parse-names&quot;: false, &quot;non-dropping-particle&quot;: &quot;&quot;}, {&quot;dropping-particle&quot;: &quot;&quot;, &quot;given&quot;: &quot;Anthony&quot;, &quot;suffix&quot;: &quot;&quot;, &quot;family&quot;: &quot;Mathelier&quot;, &quot;parse-names&quot;: false, &quot;non-dropping-particle&quot;: &quot;&quot;}, {&quot;dropping-particle&quot;: &quot;&quot;, &quot;given&quot;: &quot;Niklas&quot;, &quot;suffix&quot;: &quot;&quot;, &quot;family&quot;: &quot;Mejhert&quot;, &quot;parse-names&quot;: false, &quot;non-dropping-particle&quot;: &quot;&quot;}, {&quot;dropping-particle&quot;: &quot;&quot;, &quot;given&quot;: &quot;Alison&quot;, &quot;suffix&quot;: &quot;&quot;, &quot;family&quot;: &quot;Meynert&quot;, &quot;parse-names&quot;: false, &quot;non-dropping-particle&quot;: &quot;&quot;}, {&quot;dropping-particle&quot;: &quot;&quot;, &quot;given&quot;: &quot;Yosuke&quot;, &quot;suffix&quot;: &quot;&quot;, &quot;family&quot;: &quot;Mizuno&quot;, &quot;parse-names&quot;: false, &quot;non-dropping-particle&quot;: &quot;&quot;}, {&quot;dropping-particle&quot;: &quot;&quot;, &quot;given&quot;: &quot;David A&quot;, &quot;suffix&quot;: &quot;&quot;, &quot;family&quot;: &quot;Lima Morais&quot;, &quot;parse-names&quot;: false, &quot;non-dropping-particle&quot;: &quot;de&quot;}, {&quot;dropping-particle&quot;: &quot;&quot;, &quot;given&quot;: &quot;Hiromasa&quot;, &quot;suffix&quot;: &quot;&quot;, &quot;family&quot;: &quot;Morikawa&quot;, &quot;parse-names&quot;: false, &quot;non-dropping-particle&quot;: &quot;&quot;}, {&quot;dropping-particle&quot;: &quot;&quot;, &quot;given&quot;: &quot;Mitsuru&quot;, &quot;suffix&quot;: &quot;&quot;, &quot;family&quot;: &quot;Morimoto&quot;, &quot;parse-names&quot;: false, &quot;non-dropping-particle&quot;: &quot;&quot;}, {&quot;dropping-particle&quot;: &quot;&quot;, &quot;given&quot;: &quot;Kazuyo&quot;, &quot;suffix&quot;: &quot;&quot;, &quot;family&quot;: &quot;Moro&quot;, &quot;parse-names&quot;: false, &quot;non-dropping-particle&quot;: &quot;&quot;}, {&quot;dropping-particle&quot;: &quot;&quot;, &quot;given&quot;: &quot;Efthymios&quot;, &quot;suffix&quot;: &quot;&quot;, &quot;family&quot;: &quot;Motakis&quot;, &quot;parse-names&quot;: false, &quot;non-dropping-particle&quot;: &quot;&quot;}, {&quot;dropping-particle&quot;: &quot;&quot;, &quot;given&quot;: &quot;Hozumi&quot;, &quot;suffix&quot;: &quot;&quot;, &quot;family&quot;: &quot;Motohashi&quot;, &quot;parse-names&quot;: false, &quot;non-dropping-particle&quot;: &quot;&quot;}, {&quot;dropping-particle&quot;: &quot;&quot;, &quot;given&quot;: &quot;Christine L.&quot;, &quot;suffix&quot;: &quot;&quot;, &quot;family&quot;: &quot;Mummery&quot;, &quot;parse-names&quot;: false, &quot;non-dropping-particle&quot;: &quot;&quot;}, {&quot;dropping-particle&quot;: &quot;&quot;, &quot;given&quot;: &quot;Mitsuyoshi&quot;, &quot;suffix&quot;: &quot;&quot;, &quot;family&quot;: &quot;Murata&quot;, &quot;parse-names&quot;: false, &quot;non-dropping-particle&quot;: &quot;&quot;}, {&quot;dropping-particle&quot;: &quot;&quot;, &quot;given&quot;: &quot;Sayaka&quot;, &quot;suffix&quot;: &quot;&quot;, &quot;family&quot;: &quot;Nagao-Sato&quot;, &quot;parse-names&quot;: false, &quot;non-dropping-particle&quot;: &quot;&quot;}, {&quot;dropping-particle&quot;: &quot;&quot;, &quot;given&quot;: &quot;Yutaka&quot;, &quot;suffix&quot;: &quot;&quot;, &quot;family&quot;: &quot;Nakachi&quot;, &quot;parse-names&quot;: false, &quot;non-dropping-particle&quot;: &quot;&quot;}, {&quot;dropping-particle&quot;: &quot;&quot;, &quot;given&quot;: &quot;Fumio&quot;, &quot;suffix&quot;: &quot;&quot;, &quot;family&quot;: &quot;Nakahara&quot;, &quot;parse-names&quot;: false, &quot;non-dropping-particle&quot;: &quot;&quot;}, {&quot;dropping-particle&quot;: &quot;&quot;, &quot;given&quot;: &quot;Toshiyuki&quot;, &quot;suffix&quot;: &quot;&quot;, &quot;family&quot;: &quot;Nakamura&quot;, &quot;parse-names&quot;: false, &quot;non-dropping-particle&quot;: &quot;&quot;}, {&quot;dropping-particle&quot;: &quot;&quot;, &quot;given&quot;: &quot;Yukio&quot;, &quot;suffix&quot;: &quot;&quot;, &quot;family&quot;: &quot;Nakamura&quot;, &quot;parse-names&quot;: false, &quot;non-dropping-particle&quot;: &quot;&quot;}, {&quot;dropping-particle&quot;: &quot;&quot;, &quot;given&quot;: &quot;Kenichi&quot;, &quot;suffix&quot;: &quot;&quot;, &quot;family&quot;: &quot;Nakazato&quot;, &quot;parse-names&quot;: false, &quot;non-dropping-particle&quot;: &quot;&quot;}, {&quot;dropping-particle&quot;: &quot;&quot;, &quot;given&quot;: &quot;Erik&quot;, &quot;suffix&quot;: &quot;&quot;, &quot;family&quot;: &quot;Nimwegen&quot;, &quot;parse-names&quot;: false, &quot;non-dropping-particle&quot;: &quot;van&quot;}, {&quot;dropping-particle&quot;: &quot;&quot;, &quot;given&quot;: &quot;Noriko&quot;, &quot;suffix&quot;: &quot;&quot;, &quot;family&quot;: &quot;Ninomiya&quot;, &quot;parse-names&quot;: false, &quot;non-dropping-particle&quot;: &quot;&quot;}, {&quot;dropping-particle&quot;: &quot;&quot;, &quot;given&quot;: &quot;Hiromi&quot;, &quot;suffix&quot;: &quot;&quot;, &quot;family&quot;: &quot;Nishiyori&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Tadasuke&quot;, &quot;suffix&quot;: &quot;&quot;, &quot;family&quot;: &quot;Noazaki&quot;, &quot;parse-names&quot;: false, &quot;non-dropping-particle&quot;: &quot;&quot;}, {&quot;dropping-particle&quot;: &quot;&quot;, &quot;given&quot;: &quot;Soichi&quot;, &quot;suffix&quot;: &quot;&quot;, &quot;family&quot;: &quot;Ogishima&quot;, &quot;parse-names&quot;: false, &quot;non-dropping-particle&quot;: &quot;&quot;}, {&quot;dropping-particle&quot;: &quot;&quot;, &quot;given&quot;: &quot;Naganari&quot;, &quot;suffix&quot;: &quot;&quot;, &quot;family&quot;: &quot;Ohkura&quot;, &quot;parse-names&quot;: false, &quot;non-dropping-particle&quot;: &quot;&quot;}, {&quot;dropping-particle&quot;: &quot;&quot;, &quot;given&quot;: &quot;Hiroko&quot;, &quot;suffix&quot;: &quot;&quot;, &quot;family&quot;: &quot;Ohimiya&quot;, &quot;parse-names&quot;: false, &quot;non-dropping-particle&quot;: &quot;&quot;}, {&quot;dropping-particle&quot;: &quot;&quot;, &quot;given&quot;: &quot;Hiroshi&quot;, &quot;suffix&quot;: &quot;&quot;, &quot;family&quot;: &quot;Ohno&quot;, &quot;parse-names&quot;: false, &quot;non-dropping-particle&quot;: &quot;&quot;}, {&quot;dropping-particle&quot;: &quot;&quot;, &quot;given&quot;: &quot;Mitsuhiro&quot;, &quot;suffix&quot;: &quot;&quot;, &quot;family&quot;: &quot;Ohshima&quot;, &quot;parse-names&quot;: false, &quot;non-dropping-particle&quot;: &quot;&quot;}, {&quot;dropping-particle&quot;: &quot;&quot;, &quot;given&quot;: &quot;Mariko&quot;, &quot;suffix&quot;: &quot;&quot;, &quot;family&quot;: &quot;Okada-Hatakeyama&quot;, &quot;parse-names&quot;: false, &quot;non-dropping-particle&quot;: &quot;&quot;}, {&quot;dropping-particle&quot;: &quot;&quot;, &quot;given&quot;: &quot;Yasushi&quot;, &quot;suffix&quot;: &quot;&quot;, &quot;family&quot;: &quot;Okazaki&quot;, &quot;parse-names&quot;: false, &quot;non-dropping-particle&quot;: &quot;&quot;}, {&quot;dropping-particle&quot;: &quot;&quot;, &quot;given&quot;: &quot;Valerio&quot;, &quot;suffix&quot;: &quot;&quot;, &quot;family&quot;: &quot;Orlando&quot;, &quot;parse-names&quot;: false, &quot;non-dropping-particle&quot;: &quot;&quot;}, {&quot;dropping-particle&quot;: &quot;&quot;, &quot;given&quot;: &quot;Dmitry A.&quot;, &quot;suffix&quot;: &quot;&quot;, &quot;family&quot;: &quot;Ovchinnikov&quot;, &quot;parse-names&quot;: false, &quot;non-dropping-particle&quot;: &quot;&quot;}, {&quot;dropping-particle&quot;: &quot;&quot;, &quot;given&quot;: &quot;Arnab&quot;, &quot;suffix&quot;: &quot;&quot;, &quot;family&quot;: &quot;Pain&quot;, &quot;parse-names&quot;: false, &quot;non-dropping-particle&quot;: &quot;&quot;}, {&quot;dropping-particle&quot;: &quot;&quot;, &quot;given&quot;: &quot;Robert&quot;, &quot;suffix&quot;: &quot;&quot;, &quot;family&quot;: &quot;Passier&quot;, &quot;parse-names&quot;: false, &quot;non-dropping-particle&quot;: &quot;&quot;}, {&quot;dropping-particle&quot;: &quot;&quot;, &quot;given&quot;: &quot;Margaret&quot;, &quot;suffix&quot;: &quot;&quot;, &quot;family&quot;: &quot;Patrikakis&quot;, &quot;parse-names&quot;: false, &quot;non-dropping-particle&quot;: &quot;&quot;}, {&quot;dropping-particle&quot;: &quot;&quot;, &quot;given&quot;: &quot;Helena&quot;, &quot;suffix&quot;: &quot;&quot;, &quot;family&quot;: &quot;Persson&quot;, &quot;parse-names&quot;: false, &quot;non-dropping-particle&quot;: &quot;&quot;}, {&quot;dropping-particle&quot;: &quot;&quot;, &quot;given&quot;: &quot;Silvano&quot;, &quot;suffix&quot;: &quot;&quot;, &quot;family&quot;: &quot;Piazza&quot;, &quot;parse-names&quot;: false, &quot;non-dropping-particle&quot;: &quot;&quot;}, {&quot;dropping-particle&quot;: &quot;&quot;, &quot;given&quot;: &quot;James G.D. D&quot;, &quot;suffix&quot;: &quot;&quot;, &quot;family&quot;: &quot;Prendergast&quot;, &quot;parse-names&quot;: false, &quot;non-dropping-particle&quot;: &quot;&quot;}, {&quot;dropping-particle&quot;: &quot;&quot;, &quot;given&quot;: &quot;Owen J.L. L&quot;, &quot;suffix&quot;: &quot;&quot;, &quot;family&quot;: &quot;Rackham&quot;, &quot;parse-names&quot;: false, &quot;non-dropping-particle&quot;: &quot;&quot;}, {&quot;dropping-particle&quot;: &quot;&quot;, &quot;given&quot;: &quot;Jordan A.&quot;, &quot;suffix&quot;: &quot;&quot;, &quot;family&quot;: &quot;Ramilowski&quot;, &quot;parse-names&quot;: false, &quot;non-dropping-particle&quot;: &quot;&quot;}, {&quot;dropping-particle&quot;: &quot;&quot;, &quot;given&quot;: &quot;Mamoon&quot;, &quot;suffix&quot;: &quot;&quot;, &quot;family&quot;: &quot;Rashid&quot;, &quot;parse-names&quot;: false, &quot;non-dropping-particle&quot;: &quot;&quot;}, {&quot;dropping-particle&quot;: &quot;&quot;, &quot;given&quot;: &quot;Timothy&quot;, &quot;suffix&quot;: &quot;&quot;, &quot;family&quot;: &quot;Ravasi&quot;, &quot;parse-names&quot;: false, &quot;non-dropping-particle&quot;: &quot;&quot;}, {&quot;dropping-particle&quot;: &quot;&quot;, &quot;given&quot;: &quot;Patrizia&quot;, &quot;suffix&quot;: &quot;&quot;, &quot;family&quot;: &quot;Rizzu&quot;, &quot;parse-names&quot;: false, &quot;non-dropping-particle&quot;: &quot;&quot;}, {&quot;dropping-particle&quot;: &quot;&quot;, &quot;given&quot;: &quot;Marco&quot;, &quot;suffix&quot;: &quot;&quot;, &quot;family&quot;: &quot;Roncador&quot;, &quot;parse-names&quot;: false, &quot;non-dropping-particle&quot;: &quot;&quot;}, {&quot;dropping-particle&quot;: &quot;&quot;, &quot;given&quot;: &quot;Sugata&quot;, &quot;suffix&quot;: &quot;&quot;, &quot;family&quot;: &quot;Roy&quot;, &quot;parse-names&quot;: false, &quot;non-dropping-particle&quot;: &quot;&quot;}, {&quot;dropping-particle&quot;: &quot;&quot;, &quot;given&quot;: &quot;Morten B.&quot;, &quot;suffix&quot;: &quot;&quot;, &quot;family&quot;: &quot;Rye&quot;, &quot;parse-names&quot;: false, &quot;non-dropping-particle&quot;: &quot;&quot;}, {&quot;dropping-particle&quot;: &quot;&quot;, &quot;given&quot;: &quot;Eri&quot;, &quot;suffix&quot;: &quot;&quot;, &quot;family&quot;: &quot;Saijyo&quot;, &quot;parse-names&quot;: false, &quot;non-dropping-particle&quot;: &quot;&quot;}, {&quot;dropping-particle&quot;: &quot;&quot;, &quot;given&quot;: &quot;Antti&quot;, &quot;suffix&quot;: &quot;&quot;, &quot;family&quot;: &quot;Sajantila&quot;, &quot;parse-names&quot;: false, &quot;non-dropping-particle&quot;: &quot;&quot;}, {&quot;dropping-particle&quot;: &quot;&quot;, &quot;given&quot;: &quot;Akiko&quot;, &quot;suffix&quot;: &quot;&quot;, &quot;family&quot;: &quot;Saka&quot;, &quot;parse-names&quot;: false, &quot;non-dropping-particle&quot;: &quot;&quot;}, {&quot;dropping-particle&quot;: &quot;&quot;, &quot;given&quot;: &quot;Shimon&quot;, &quot;suffix&quot;: &quot;&quot;, &quot;family&quot;: &quot;Sakaguchi&quot;, &quot;parse-names&quot;: false, &quot;non-dropping-particle&quot;: &quot;&quot;}, {&quot;dropping-particle&quot;: &quot;&quot;, &quot;given&quot;: &quot;Mizuho&quot;, &quot;suffix&quot;: &quot;&quot;, &quot;family&quot;: &quot;Sakai&quot;, &quot;parse-names&quot;: false, &quot;non-dropping-particle&quot;: &quot;&quot;}, {&quot;dropping-particle&quot;: &quot;&quot;, &quot;given&quot;: &quot;Hiroki&quot;, &quot;suffix&quot;: &quot;&quot;, &quot;family&quot;: &quot;Sato&quot;, &quot;parse-names&quot;: false, &quot;non-dropping-particle&quot;: &quot;&quot;}, {&quot;dropping-particle&quot;: &quot;&quot;, &quot;given&quot;: &quot;Suzana&quot;, &quot;suffix&quot;: &quot;&quot;, &quot;family&quot;: &quot;Savvi&quot;, &quot;parse-names&quot;: false, &quot;non-dropping-particle&quot;: &quot;&quot;}, {&quot;dropping-particle&quot;: &quot;&quot;, &quot;given&quot;: &quot;Alka&quot;, &quot;suffix&quot;: &quot;&quot;, &quot;family&quot;: &quot;Saxena&quot;, &quot;parse-names&quot;: false, &quot;non-dropping-particle&quot;: &quot;&quot;}, {&quot;dropping-particle&quot;: &quot;&quot;, &quot;given&quot;: &quot;Claudio&quot;, &quot;suffix&quot;: &quot;&quot;, &quot;family&quot;: &quot;Schneider&quot;, &quot;parse-names&quot;: false, &quot;non-dropping-particle&quot;: &quot;&quot;}, {&quot;dropping-particle&quot;: &quot;&quot;, &quot;given&quot;: &quot;Erik A.&quot;, &quot;suffix&quot;: &quot;&quot;, &quot;family&quot;: &quot;Schultes&quot;, &quot;parse-names&quot;: false, &quot;non-dropping-particle&quot;: &quot;&quot;}, {&quot;dropping-particle&quot;: &quot;&quot;, &quot;given&quot;: &quot;Gundula G.&quot;, &quot;suffix&quot;: &quot;&quot;, &quot;family&quot;: &quot;Schulze-Tanzil&quot;, &quot;parse-names&quot;: false, &quot;non-dropping-particle&quot;: &quot;&quot;}, {&quot;dropping-particle&quot;: &quot;&quot;, &quot;given&quot;: &quot;Anita&quot;, &quot;suffix&quot;: &quot;&quot;, &quot;family&quot;: &quot;Schwegmann&quot;, &quot;parse-names&quot;: false, &quot;non-dropping-particle&quot;: &quot;&quot;}, {&quot;dropping-particle&quot;: &quot;&quot;, &quot;given&quot;: &quot;Thierry&quot;, &quot;suffix&quot;: &quot;&quot;, &quot;family&quot;: &quot;Sengstag&quot;, &quot;parse-names&quot;: false, &quot;non-dropping-particle&quot;: &quot;&quot;}, {&quot;dropping-particle&quot;: &quot;&quot;, &quot;given&quot;: &quot;Guojun&quot;, &quot;suffix&quot;: &quot;&quot;, &quot;family&quot;: &quot;Sheng&quot;, &quot;parse-names&quot;: false, &quot;non-dropping-particle&quot;: &quot;&quot;}, {&quot;dropping-particle&quot;: &quot;&quot;, &quot;given&quot;: &quot;Hisashi&quot;, &quot;suffix&quot;: &quot;&quot;, &quot;family&quot;: &quot;Shimoji&quot;, &quot;parse-names&quot;: false, &quot;non-dropping-particle&quot;: &quot;&quot;}, {&quot;dropping-particle&quot;: &quot;&quot;, &quot;given&quot;: &quot;Yishai&quot;, &quot;suffix&quot;: &quot;&quot;, &quot;family&quot;: &quot;Shimoni&quot;, &quot;parse-names&quot;: false, &quot;non-dropping-particle&quot;: &quot;&quot;}, {&quot;dropping-particle&quot;: &quot;&quot;, &quot;given&quot;: &quot;Jay W.&quot;, &quot;suffix&quot;: &quot;&quot;, &quot;family&quot;: &quot;Shin&quot;, &quot;parse-names&quot;: false, &quot;non-dropping-particle&quot;: &quot;&quot;}, {&quot;dropping-particle&quot;: &quot;&quot;, &quot;given&quot;: &quot;Christophe&quot;, &quot;suffix&quot;: &quot;&quot;, &quot;family&quot;: &quot;Simon&quot;, &quot;parse-names&quot;: false, &quot;non-dropping-particle&quot;: &quot;&quot;}, {&quot;dropping-particle&quot;: &quot;&quot;, &quot;given&quot;: &quot;Daisuke&quot;, &quot;suffix&quot;: &quot;&quot;, &quot;family&quot;: &quot;Sugiyama&quot;, &quot;parse-names&quot;: false, &quot;non-dropping-particle&quot;: &quot;&quot;}, {&quot;dropping-particle&quot;: &quot;&quot;, &quot;given&quot;: &quot;Takaai&quot;, &quot;suffix&quot;: &quot;&quot;, &quot;family&quot;: &quot;Sugiyama&quot;, &quot;parse-names&quot;: false, &quot;non-dropping-particle&quot;: &quot;&quot;}, {&quot;dropping-particle&quot;: &quot;&quot;, &quot;given&quot;: &quot;Masanori&quot;, &quot;suffix&quot;: &quot;&quot;, &quot;family&quot;: &quot;Suzuki&quot;, &quot;parse-names&quot;: false, &quot;non-dropping-particle&quot;: &quot;&quot;}, {&quot;dropping-particle&quot;: &quot;&quot;, &quot;given&quot;: &quot;Naoko&quot;, &quot;suffix&quot;: &quot;&quot;, &quot;family&quot;: &quot;Suzuki&quot;, &quot;parse-names&quot;: false, &quot;non-dropping-particle&quot;: &quot;&quot;}, {&quot;dropping-particle&quot;: &quot;&quot;, &quot;given&quot;: &quot;Rolf K.&quot;, &quot;suffix&quot;: &quot;&quot;, &quot;family&quot;: &quot;Swoboda&quot;, &quot;parse-names&quot;: false, &quot;non-dropping-particle&quot;: &quot;&quot;}, {&quot;dropping-particle&quot;: &quot;&quot;, &quot;given&quot;: &quot;Peter A.C. C&quot;, &quot;suffix&quot;: &quot;&quot;, &quot;family&quot;: &quot;'t Hoen&quot;, &quot;parse-names&quot;: false, &quot;non-dropping-particle&quot;: &quot;&quot;}, {&quot;dropping-particle&quot;: &quot;&quot;, &quot;given&quot;: &quot;Michihira&quot;, &quot;suffix&quot;: &quot;&quot;, &quot;family&quot;: &quot;Tagami&quot;, &quot;parse-names&quot;: false, &quot;non-dropping-particle&quot;: &quot;&quot;}, {&quot;dropping-particle&quot;: &quot;&quot;, &quot;given&quot;: &quot;Naoko&quot;, &quot;suffix&quot;: &quot;&quot;, &quot;family&quot;: &quot;Takahashi&quot;, &quot;parse-names&quot;: false, &quot;non-dropping-particle&quot;: &quot;&quot;}, {&quot;dropping-particle&quot;: &quot;&quot;, &quot;given&quot;: &quot;Jun&quot;, &quot;suffix&quot;: &quot;&quot;, &quot;family&quot;: &quot;Takai&quot;, &quot;parse-names&quot;: false, &quot;non-dropping-particle&quot;: &quot;&quot;}, {&quot;dropping-particle&quot;: &quot;&quot;, &quot;given&quot;: &quot;Hiroshi&quot;, &quot;suffix&quot;: &quot;&quot;, &quot;family&quot;: &quot;Tanaka&quot;, &quot;parse-names&quot;: false, &quot;non-dropping-particle&quot;: &quot;&quot;}, {&quot;dropping-particle&quot;: &quot;&quot;, &quot;given&quot;: &quot;Hideki&quot;, &quot;suffix&quot;: &quot;&quot;, &quot;family&quot;: &quot;Tatsukawa&quot;, &quot;parse-names&quot;: false, &quot;non-dropping-particle&quot;: &quot;&quot;}, {&quot;dropping-particle&quot;: &quot;&quot;, &quot;given&quot;: &quot;Zuotian&quot;, &quot;suffix&quot;: &quot;&quot;, &quot;family&quot;: &quot;Tatum&quot;, &quot;parse-names&quot;: false, &quot;non-dropping-particle&quot;: &quot;&quot;}, {&quot;dropping-particle&quot;: &quot;&quot;, &quot;given&quot;: &quot;Mark&quot;, &quot;suffix&quot;: &quot;&quot;, &quot;family&quot;: &quot;Thompson&quot;, &quot;parse-names&quot;: false, &quot;non-dropping-particle&quot;: &quot;&quot;}, {&quot;dropping-particle&quot;: &quot;&quot;, &quot;given&quot;: &quot;Hiroo&quot;, &quot;suffix&quot;: &quot;&quot;, &quot;family&quot;: &quot;Toyodo&quot;, &quot;parse-names&quot;: false, &quot;non-dropping-particle&quot;: &quot;&quot;}, {&quot;dropping-particle&quot;: &quot;&quot;, &quot;given&quot;: &quot;Tetsuro&quot;, &quot;suffix&quot;: &quot;&quot;, &quot;family&quot;: &quot;Toyoda&quot;, &quot;parse-names&quot;: false, &quot;non-dropping-particle&quot;: &quot;&quot;}, {&quot;dropping-particle&quot;: &quot;&quot;, &quot;given&quot;: &quot;Elvind&quot;, &quot;suffix&quot;: &quot;&quot;, &quot;family&quot;: &quot;Valen&quot;, &quot;parse-names&quot;: false, &quot;non-dropping-particle&quot;: &quot;&quot;}, {&quot;dropping-particle&quot;: &quot;&quot;, &quot;given&quot;: &quot;Marc&quot;, &quot;suffix&quot;: &quot;&quot;, &quot;family&quot;: &quot;Wetering&quot;, &quot;parse-names&quot;: false, &quot;non-dropping-particle&quot;: &quot;van de&quot;}, {&quot;dropping-particle&quot;: &quot;&quot;, &quot;given&quot;: &quot;Linda M.&quot;, &quot;suffix&quot;: &quot;&quot;, &quot;family&quot;: &quot;Berg&quot;, &quot;parse-names&quot;: false, &quot;non-dropping-particle&quot;: &quot;van den&quot;}, {&quot;dropping-particle&quot;: &quot;&quot;, &quot;given&quot;: &quot;Roberto&quot;, &quot;suffix&quot;: &quot;&quot;, &quot;family&quot;: &quot;Verado&quot;, &quot;parse-names&quot;: false, &quot;non-dropping-particle&quot;: &quot;&quot;}, {&quot;dropping-particle&quot;: &quot;&quot;, &quot;given&quot;: &quot;Dipti&quot;, &quot;suffix&quot;: &quot;&quot;, &quot;family&quot;: &quot;Vijayan&quot;, &quot;parse-names&quot;: false, &quot;non-dropping-particle&quot;: &quot;&quot;}, {&quot;dropping-particle&quot;: &quot;&quot;, &quot;given&quot;: &quot;Ilya E.&quot;, &quot;suffix&quot;: &quot;&quot;, &quot;family&quot;: &quot;Vorontsov&quot;, &quot;parse-names&quot;: false, &quot;non-dropping-particle&quot;: &quot;&quot;}, {&quot;dropping-particle&quot;: &quot;&quot;, &quot;given&quot;: &quot;Wyeth W.&quot;, &quot;suffix&quot;: &quot;&quot;, &quot;family&quot;: &quot;Wasserman&quot;, &quot;parse-names&quot;: false, &quot;non-dropping-particle&quot;: &quot;&quot;}, {&quot;dropping-particle&quot;: &quot;&quot;, &quot;given&quot;: &quot;Shoko&quot;, &quot;suffix&quot;: &quot;&quot;, &quot;family&quot;: &quot;Watanabe&quot;, &quot;parse-names&quot;: false, &quot;non-dropping-particle&quot;: &quot;&quot;}, {&quot;dropping-particle&quot;: &quot;&quot;, &quot;given&quot;: &quot;Christine A.&quot;, &quot;suffix&quot;: &quot;&quot;, &quot;family&quot;: &quot;Wells&quot;, &quot;parse-names&quot;: false, &quot;non-dropping-particle&quot;: &quot;&quot;}, {&quot;dropping-particle&quot;: &quot;&quot;, &quot;given&quot;: &quot;Louise N.&quot;, &quot;suffix&quot;: &quot;&quot;, &quot;family&quot;: &quot;Winteringham&quot;, &quot;parse-names&quot;: false, &quot;non-dropping-particle&quot;: &quot;&quot;}, {&quot;dropping-particle&quot;: &quot;&quot;, &quot;given&quot;: &quot;Ernst&quot;, &quot;suffix&quot;: &quot;&quot;, &quot;family&quot;: &quot;Wolvetang&quot;, &quot;parse-names&quot;: false, &quot;non-dropping-particle&quot;: &quot;&quot;}, {&quot;dropping-particle&quot;: &quot;&quot;, &quot;given&quot;: &quot;Emily J.&quot;, &quot;suffix&quot;: &quot;&quot;, &quot;family&quot;: &quot;Wood&quot;, &quot;parse-names&quot;: false, &quot;non-dropping-particle&quot;: &quot;&quot;}, {&quot;dropping-particle&quot;: &quot;&quot;, &quot;given&quot;: &quot;Yoko&quot;, &quot;suffix&quot;: &quot;&quot;, &quot;family&quot;: &quot;Yamaguchi&quot;, &quot;parse-names&quot;: false, &quot;non-dropping-particle&quot;: &quot;&quot;}, {&quot;dropping-particle&quot;: &quot;&quot;, &quot;given&quot;: &quot;Masayuki&quot;, &quot;suffix&quot;: &quot;&quot;, &quot;family&quot;: &quot;Yamamoto&quot;, &quot;parse-names&quot;: false, &quot;non-dropping-particle&quot;: &quot;&quot;}, {&quot;dropping-particle&quot;: &quot;&quot;, &quot;given&quot;: &quot;Misako&quot;, &quot;suffix&quot;: &quot;&quot;, &quot;family&quot;: &quot;Yoneda&quot;, &quot;parse-names&quot;: false, &quot;non-dropping-particle&quot;: &quot;&quot;}, {&quot;dropping-particle&quot;: &quot;&quot;, &quot;given&quot;: &quot;Yohei&quot;, &quot;suffix&quot;: &quot;&quot;, &quot;family&quot;: &quot;Yonekura&quot;, &quot;parse-names&quot;: false, &quot;non-dropping-particle&quot;: &quot;&quot;}, {&quot;dropping-particle&quot;: &quot;&quot;, &quot;given&quot;: &quot;Shigehiro&quot;, &quot;suffix&quot;: &quot;&quot;, &quot;family&quot;: &quot;Yoshida&quot;, &quot;parse-names&quot;: false, &quot;non-dropping-particle&quot;: &quot;&quot;}, {&quot;dropping-particle&quot;: &quot;&quot;, &quot;given&quot;: &quot;Susan E.&quot;, &quot;suffix&quot;: &quot;&quot;, &quot;family&quot;: &quot;Zabierowski&quot;, &quot;parse-names&quot;: false, &quot;non-dropping-particle&quot;: &quot;&quot;}, {&quot;dropping-particle&quot;: &quot;&quot;, &quot;given&quot;: &quot;Peter G.&quot;, &quot;suffix&quot;: &quot;&quot;, &quot;family&quot;: &quot;Zhang&quot;, &quot;parse-names&quot;: false, &quot;non-dropping-particle&quot;: &quot;&quot;}, {&quot;dropping-particle&quot;: &quot;&quot;, &quot;given&quot;: &quot;Xiaobei&quot;, &quot;suffix&quot;: &quot;&quot;, &quot;family&quot;: &quot;Zhao&quot;, &quot;parse-names&quot;: false, &quot;non-dropping-particle&quot;: &quot;&quot;}, {&quot;dropping-particle&quot;: &quot;&quot;, &quot;given&quot;: &quot;Silvia&quot;, &quot;suffix&quot;: &quot;&quot;, &quot;family&quot;: &quot;Zucchelli&quot;, &quot;parse-names&quot;: false, &quot;non-dropping-particle&quot;: &quot;&quot;}, {&quot;dropping-particle&quot;: &quot;&quot;, &quot;given&quot;: &quot;Kim M.&quot;, &quot;suffix&quot;: &quot;&quot;, &quot;family&quot;: &quot;Summers&quot;, &quot;parse-names&quot;: false, &quot;non-dropping-particle&quot;: &quot;&quot;}, {&quot;dropping-particle&quot;: &quot;&quot;, &quot;given&quot;: &quot;Harukazu&quot;, &quot;suffix&quot;: &quot;&quot;, &quot;family&quot;: &quot;Suzuki&quot;, &quot;parse-names&quot;: false, &quot;non-dropping-particle&quot;: &quot;&quot;}, {&quot;dropping-particle&quot;: &quot;&quot;, &quot;given&quot;: &quot;Carsten O.&quot;, &quot;suffix&quot;: &quot;&quot;, &quot;family&quot;: &quot;Daub&quot;, &quot;parse-names&quot;: false, &quot;non-dropping-particle&quot;: &quot;&quot;}, {&quot;dropping-particle&quot;: &quot;&quot;, &quot;given&quot;: &quot;Jun&quot;, &quot;suffix&quot;: &quot;&quot;, &quot;family&quot;: &quot;Kawai&quot;, &quot;parse-names&quot;: false, &quot;non-dropping-particle&quot;: &quot;&quot;}, {&quot;dropping-particle&quot;: &quot;&quot;, &quot;given&quot;: &quot;Peter&quot;, &quot;suffix&quot;: &quot;&quot;, &quot;family&quot;: &quot;Heutink&quot;, &quot;parse-names&quot;: false, &quot;non-dropping-particle&quot;: &quot;&quot;}, {&quot;dropping-particle&quot;: &quot;&quot;, &quot;given&quot;: &quot;Winston&quot;, &quot;suffix&quot;: &quot;&quot;, &quot;family&quot;: &quot;Hide&quot;, &quot;parse-names&quot;: false, &quot;non-dropping-particle&quot;: &quot;&quot;}, {&quot;dropping-particle&quot;: &quot;&quot;, &quot;given&quot;: &quot;Tom C.&quot;, &quot;suffix&quot;: &quot;&quot;, &quot;family&quot;: &quot;Freeman&quot;, &quot;parse-names&quot;: false, &quot;non-dropping-particle&quot;: &quot;&quot;}, {&quot;dropping-particle&quot;: &quot;&quot;, &quot;given&quot;: &quot;Boris&quot;, &quot;suffix&quot;: &quot;&quot;, &quot;family&quot;: &quot;Lenhard&quot;, &quot;parse-names&quot;: false, &quot;non-dropping-particle&quot;: &quot;&quot;}, {&quot;dropping-particle&quot;: &quot;&quot;, &quot;given&quot;: &quot;Vladimir B&quot;, &quot;suffix&quot;: &quot;&quot;, &quot;family&quot;: &quot;Bajic&quot;, &quot;parse-names&quot;: false, &quot;non-dropping-particle&quot;: &quot;&quot;}, {&quot;dropping-particle&quot;: &quot;&quot;, &quot;given&quot;: &quot;Martin S.&quot;, &quot;suffix&quot;: &quot;&quot;, &quot;family&quot;: &quot;Taylor&quot;, &quot;parse-names&quot;: false, &quot;non-dropping-particle&quot;: &quot;&quot;}, {&quot;dropping-particle&quot;: &quot;&quot;, &quot;given&quot;: &quot;Vsevolod J.&quot;, &quot;suffix&quot;: &quot;&quot;, &quot;family&quot;: &quot;Makeev&quot;, &quot;parse-names&quot;: false, &quot;non-dropping-particle&quot;: &quot;&quot;}, {&quot;dropping-particle&quot;: &quot;&quot;, &quot;given&quot;: &quot;Albin&quot;, &quot;suffix&quot;: &quot;&quot;, &quot;family&quot;: &quot;Sandelin&quot;, &quot;parse-names&quot;: false, &quot;non-dropping-particle&quot;: &quot;&quot;}, {&quot;dropping-particle&quot;: &quot;&quot;, &quot;given&quot;: &quot;David A.&quot;, &quot;suffix&quot;: &quot;&quot;, &quot;family&quot;: &quot;Hume&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Yoshihide&quot;, &quot;suffix&quot;: &quot;&quot;, &quot;family&quot;: &quot;Hayashizaki&quot;, &quot;parse-names&quot;: false, &quot;non-dropping-particle&quot;: &quot;&quot;}], &quot;page&quot;: &quot;462-70&quot;, &quot;ISSN&quot;: &quot;1476-4687&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quot;: &quot;7493&quot;}}], &quot;schema&quot;: &quot;https://github.com/citation-style-language/schema/raw/master/csl-citation.json&quot;} RNDFVg8oikRgr"/><text:span text:style-name="T70">(Forrest et al. 2014)</text:span><text:reference-mark-end text:name="ADDIN CSL_CITATION {&quot;properties&quot;: {&quot;noteIndex&quot;: 0}, &quot;mendeley&quot;: {&quot;previouslyFormattedCitation&quot;: &quot;(Forrest et al. 2014)&quot;, &quot;formattedCitation&quot;: &quot;(Forrest et al. 2014)&quot;, &quot;plainTextFormattedCitation&quot;: &quot;(Forrest et al. 2014)&quot;}, &quot;citationItems&quot;: [{&quot;uris&quot;: [&quot;http://www.mendeley.com/documents/?uuid=dbdbae29-cb36-490c-9ce5-fc1791b3758f&quot;], &quot;id&quot;: &quot;ITEM-1&quot;, &quot;itemData&quot;: {&quot;volume&quot;: &quot;507&quot;, &quot;PMID&quot;: &quot;24670764&quot;, &quot;DOI&quot;: &quot;10.1038/nature13182&quot;, &quot;publisher&quot;: &quot;NIH Public Access&quot;, &quot;container-title&quot;: &quot;Nature&quot;, &quot;issued&quot;: {&quot;date-parts&quot;: [[&quot;2014&quot;, &quot;3&quot;, &quot;27&quot;]]}, &quot;id&quot;: &quot;ITEM-1&quot;, &quot;type&quot;: &quot;article-journal&quot;, &quot;title&quot;: &quot;A promoter-level mammalian expression atlas.&quot;, &quot;author&quot;: [{&quot;dropping-particle&quot;: &quot;&quot;, &quot;given&quot;: &quot;Alistair R.R. R&quot;, &quot;suffix&quot;: &quot;&quot;, &quot;family&quot;: &quot;Forrest&quot;, &quot;parse-names&quot;: false, &quot;non-dropping-particle&quot;: &quot;&quot;}, {&quot;dropping-particle&quot;: &quot;&quot;, &quot;given&quot;: &quot;Hideya&quot;, &quot;suffix&quot;: &quot;&quot;, &quot;family&quot;: &quot;Kawaji&quot;, &quot;parse-names&quot;: false, &quot;non-dropping-particle&quot;: &quot;&quot;}, {&quot;dropping-particle&quot;: &quot;&quot;, &quot;given&quot;: &quot;Michael&quot;, &quot;suffix&quot;: &quot;&quot;, &quot;family&quot;: &quot;Rehli&quot;, &quot;parse-names&quot;: false, &quot;non-dropping-particle&quot;: &quot;&quot;}, {&quot;dropping-particle&quot;: &quot;&quot;, &quot;given&quot;: &quot;J. Kenneth&quot;, &quot;suffix&quot;: &quot;&quot;, &quot;family&quot;: &quot;Baillie&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Vanja&quot;, &quot;suffix&quot;: &quot;&quot;, &quot;family&quot;: &quot;Haberle&quot;, &quot;parse-names&quot;: false, &quot;non-dropping-particle&quot;: &quot;&quot;}, {&quot;dropping-particle&quot;: &quot;&quot;, &quot;given&quot;: &quot;Timo&quot;, &quot;suffix&quot;: &quot;&quot;, &quot;family&quot;: &quot;Lassmann&quot;, &quot;parse-names&quot;: false, &quot;non-dropping-particle&quot;: &quot;&quot;}, {&quot;dropping-particle&quot;: &quot;V.&quot;, &quot;given&quot;: &quot;Ivan&quot;, &quot;suffix&quot;: &quot;&quot;, &quot;family&quot;: &quot;Kulakovskiy&quot;, &quot;parse-names&quot;: false, &quot;non-dropping-particle&quot;: &quot;&quot;}, {&quot;dropping-particle&quot;: &quot;&quot;, &quot;given&quot;: &quot;Marina&quot;, &quot;suffix&quot;: &quot;&quot;, &quot;family&quot;: &quot;Lizio&quot;, &quot;parse-names&quot;: false, &quot;non-dropping-particle&quot;: &quot;&quot;}, {&quot;dropping-particle&quot;: &quot;&quot;, &quot;given&quot;: &quot;Masayoshi&quot;, &quot;suffix&quot;: &quot;&quot;, &quot;family&quot;: &quot;Itoh&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Christopher J.&quot;, &quot;suffix&quot;: &quot;&quot;, &quot;family&quot;: &quot;Mungall&quot;, &quot;parse-names&quot;: false, &quot;non-dropping-particle&quot;: &quot;&quot;}, {&quot;dropping-particle&quot;: &quot;&quot;, &quot;given&quot;: &quot;Terrence F.&quot;, &quot;suffix&quot;: &quot;&quot;, &quot;family&quot;: &quot;Meehan&quot;, &quot;parse-names&quot;: false, &quot;non-dropping-particle&quot;: &quot;&quot;}, {&quot;dropping-particle&quot;: &quot;&quot;, &quot;given&quot;: &quot;Sebastian&quot;, &quot;suffix&quot;: &quot;&quot;, &quot;family&quot;: &quot;Schmeier&quot;, &quot;parse-names&quot;: false, &quot;non-dropping-particle&quot;: &quot;&quot;}, {&quot;dropping-particle&quot;: &quot;&quot;, &quot;given&quot;: &quot;Nicolas&quot;, &quot;suffix&quot;: &quot;&quot;, &quot;family&quot;: &quot;Bertin&quot;, &quot;parse-names&quot;: false, &quot;non-dropping-particle&quot;: &quot;&quot;}, {&quot;dropping-particle&quot;: &quot;&quot;, &quot;given&quot;: &quot;Mette&quot;, &quot;suffix&quot;: &quot;&quot;, &quot;family&quot;: &quot;J\u00f8rgensen&quot;, &quot;parse-names&quot;: false, &quot;non-dropping-particle&quot;: &quot;&quot;}, {&quot;dropping-particle&quot;: &quot;&quot;, &quot;given&quot;: &quot;Emmanuel&quot;, &quot;suffix&quot;: &quot;&quot;, &quot;family&quot;: &quot;Dimont&quot;, &quot;parse-names&quot;: false, &quot;non-dropping-particle&quot;: &quot;&quot;}, {&quot;dropping-particle&quot;: &quot;&quot;, &quot;given&quot;: &quot;Erik&quot;, &quot;suffix&quot;: &quot;&quot;, &quot;family&quot;: &quot;Arner&quot;, &quot;parse-names&quot;: false, &quot;non-dropping-particle&quot;: &quot;&quot;}, {&quot;dropping-particle&quot;: &quot;&quot;, &quot;given&quot;: &quot;Christian&quot;, &quot;suffix&quot;: &quot;&quot;, &quot;family&quot;: &quot;Schmidl&quot;, &quot;parse-names&quot;: false, &quot;non-dropping-particle&quot;: &quot;&quot;}, {&quot;dropping-particle&quot;: &quot;&quot;, &quot;given&quot;: &quot;Ulf&quot;, &quot;suffix&quot;: &quot;&quot;, &quot;family&quot;: &quot;Schaefer&quot;, &quot;parse-names&quot;: false, &quot;non-dropping-particle&quot;: &quot;&quot;}, {&quot;dropping-particle&quot;: &quot;&quot;, &quot;given&quot;: &quot;Yulia A.&quot;, &quot;suffix&quot;: &quot;&quot;, &quot;family&quot;: &quot;Medvedeva&quot;, &quot;parse-names&quot;: false, &quot;non-dropping-particle&quot;: &quot;&quot;}, {&quot;dropping-particle&quot;: &quot;&quot;, &quot;given&quot;: &quot;Charles&quot;, &quot;suffix&quot;: &quot;&quot;, &quot;family&quot;: &quot;Plessy&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Jessica&quot;, &quot;suffix&quot;: &quot;&quot;, &quot;family&quot;: &quot;Severin&quot;, &quot;parse-names&quot;: false, &quot;non-dropping-particle&quot;: &quot;&quot;}, {&quot;dropping-particle&quot;: &quot;&quot;, &quot;given&quot;: &quot;Colin A&quot;, &quot;suffix&quot;: &quot;&quot;, &quot;family&quot;: &quot;Semple&quot;, &quot;parse-names&quot;: false, &quot;non-dropping-particle&quot;: &quot;&quot;}, {&quot;dropping-particle&quot;: &quot;&quot;, &quot;given&quot;: &quot;Yuri&quot;, &quot;suffix&quot;: &quot;&quot;, &quot;family&quot;: &quot;Ishizu&quot;, &quot;parse-names&quot;: false, &quot;non-dropping-particle&quot;: &quot;&quot;}, {&quot;dropping-particle&quot;: &quot;&quot;, &quot;given&quot;: &quot;Robert S.&quot;, &quot;suffix&quot;: &quot;&quot;, &quot;family&quot;: &quot;Young&quot;, &quot;parse-names&quot;: false, &quot;non-dropping-particle&quot;: &quot;&quot;}, {&quot;dropping-particle&quot;: &quot;&quot;, &quot;given&quot;: &quot;Margherita&quot;, &quot;suffix&quot;: &quot;&quot;, &quot;family&quot;: &quot;Francescatto&quot;, &quot;parse-names&quot;: false, &quot;non-dropping-particle&quot;: &quot;&quot;}, {&quot;dropping-particle&quot;: &quot;&quot;, &quot;given&quot;: &quot;Intikhab&quot;, &quot;suffix&quot;: &quot;&quot;, &quot;family&quot;: &quot;Alam&quot;, &quot;parse-names&quot;: false, &quot;non-dropping-particle&quot;: &quot;&quot;}, {&quot;dropping-particle&quot;: &quot;&quot;, &quot;given&quot;: &quot;Davide&quot;, &quot;suffix&quot;: &quot;&quot;, &quot;family&quot;: &quot;Albanese&quot;, &quot;parse-names&quot;: false, &quot;non-dropping-particle&quot;: &quot;&quot;}, {&quot;dropping-particle&quot;: &quot;&quot;, &quot;given&quot;: &quot;Gabriel M&quot;, &quot;suffix&quot;: &quot;&quot;, &quot;family&quot;: &quot;Altschuler&quot;, &quot;parse-names&quot;: false, &quot;non-dropping-particle&quot;: &quot;&quot;}, {&quot;dropping-particle&quot;: &quot;&quot;, &quot;given&quot;: &quot;Takahiro&quot;, &quot;suffix&quot;: &quot;&quot;, &quot;family&quot;: &quot;Arakawa&quot;, &quot;parse-names&quot;: false, &quot;non-dropping-particle&quot;: &quot;&quot;}, {&quot;dropping-particle&quot;: &quot;&quot;, &quot;given&quot;: &quot;John A.C. C&quot;, &quot;suffix&quot;: &quot;&quot;, &quot;family&quot;: &quot;Archer&quot;, &quot;parse-names&quot;: false, &quot;non-dropping-particle&quot;: &quot;&quot;}, {&quot;dropping-particle&quot;: &quot;&quot;, &quot;given&quot;: &quot;Peter&quot;, &quot;suffix&quot;: &quot;&quot;, &quot;family&quot;: &quot;Arner&quot;, &quot;parse-names&quot;: false, &quot;non-dropping-particle&quot;: &quot;&quot;}, {&quot;dropping-particle&quot;: &quot;&quot;, &quot;given&quot;: &quot;Magda&quot;, &quot;suffix&quot;: &quot;&quot;, &quot;family&quot;: &quot;Babina&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Piotr J.&quot;, &quot;suffix&quot;: &quot;&quot;, &quot;family&quot;: &quot;Balwierz&quot;, &quot;parse-names&quot;: false, &quot;non-dropping-particle&quot;: &quot;&quot;}, {&quot;dropping-particle&quot;: &quot;&quot;, &quot;given&quot;: &quot;Anthony G.&quot;, &quot;suffix&quot;: &quot;&quot;, &quot;family&quot;: &quot;Beckhouse&quot;, &quot;parse-names&quot;: false, &quot;non-dropping-particle&quot;: &quot;&quot;}, {&quot;dropping-particle&quot;: &quot;&quot;, &quot;given&quot;: &quot;Swati&quot;, &quot;suffix&quot;: &quot;&quot;, &quot;family&quot;: &quot;Pradhan-Bhatt&quot;, &quot;parse-names&quot;: false, &quot;non-dropping-particle&quot;: &quot;&quot;}, {&quot;dropping-particle&quot;: &quot;&quot;, &quot;given&quot;: &quot;Judith A.&quot;, &quot;suffix&quot;: &quot;&quot;, &quot;family&quot;: &quot;Blake&quot;, &quot;parse-names&quot;: false, &quot;non-dropping-particle&quot;: &quot;&quot;}, {&quot;dropping-particle&quot;: &quot;&quot;, &quot;given&quot;: &quot;Antje&quot;, &quot;suffix&quot;: &quot;&quot;, &quot;family&quot;: &quot;Blumenthal&quot;, &quot;parse-names&quot;: false, &quot;non-dropping-particle&quot;: &quot;&quot;}, {&quot;dropping-particle&quot;: &quot;&quot;, &quot;given&quot;: &quot;Beatrice&quot;, &quot;suffix&quot;: &quot;&quot;, &quot;family&quot;: &quot;Bodega&quot;, &quot;parse-names&quot;: false, &quot;non-dropping-particle&quot;: &quot;&quot;}, {&quot;dropping-particle&quot;: &quot;&quot;, &quot;given&quot;: &quot;Alessandro&quot;, &quot;suffix&quot;: &quot;&quot;, &quot;family&quot;: &quot;Bonetti&quot;, &quot;parse-names&quot;: false, &quot;non-dropping-particle&quot;: &quot;&quot;}, {&quot;dropping-particle&quot;: &quot;&quot;, &quot;given&quot;: &quot;James&quot;, &quot;suffix&quot;: &quot;&quot;, &quot;family&quot;: &quot;Briggs&quot;, &quot;parse-names&quot;: false, &quot;non-dropping-particle&quot;: &quot;&quot;}, {&quot;dropping-particle&quot;: &quot;&quot;, &quot;given&quot;: &quot;Frank&quot;, &quot;suffix&quot;: &quot;&quot;, &quot;family&quot;: &quot;Brombacher&quot;, &quot;parse-names&quot;: false, &quot;non-dropping-particle&quot;: &quot;&quot;}, {&quot;dropping-particle&quot;: &quot;&quot;, &quot;given&quot;: &quot;A. Maxwell&quot;, &quot;suffix&quot;: &quot;&quot;, &quot;family&quot;: &quot;Burroughs&quot;, &quot;parse-names&quot;: false, &quot;non-dropping-particle&quot;: &quot;&quot;}, {&quot;dropping-particle&quot;: &quot;&quot;, &quot;given&quot;: &quot;Andrea&quot;, &quot;suffix&quot;: &quot;&quot;, &quot;family&quot;: &quot;Califano&quot;, &quot;parse-names&quot;: false, &quot;non-dropping-particle&quot;: &quot;&quot;}, {&quot;dropping-particle&quot;: &quot;V.&quot;, &quot;given&quot;: &quot;Carlo&quot;, &quot;suffix&quot;: &quot;&quot;, &quot;family&quot;: &quot;Cannistraci&quot;, &quot;parse-names&quot;: false, &quot;non-dropping-particle&quot;: &quot;&quot;}, {&quot;dropping-particle&quot;: &quot;&quot;, &quot;given&quot;: &quot;Daniel&quot;, &quot;suffix&quot;: &quot;&quot;, &quot;family&quot;: &quot;Carbajo&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Marco&quot;, &quot;suffix&quot;: &quot;&quot;, &quot;family&quot;: &quot;Chierici&quot;, &quot;parse-names&quot;: false, &quot;non-dropping-particle&quot;: &quot;&quot;}, {&quot;dropping-particle&quot;: &quot;&quot;, &quot;given&quot;: &quot;Yari&quot;, &quot;suffix&quot;: &quot;&quot;, &quot;family&quot;: &quot;Ciani&quot;, &quot;parse-names&quot;: false, &quot;non-dropping-particle&quot;: &quot;&quot;}, {&quot;dropping-particle&quot;: &quot;&quot;, &quot;given&quot;: &quot;Hans C.&quot;, &quot;suffix&quot;: &quot;&quot;, &quot;family&quot;: &quot;Clevers&quot;, &quot;parse-names&quot;: false, &quot;non-dropping-particle&quot;: &quot;&quot;}, {&quot;dropping-particle&quot;: &quot;&quot;, &quot;given&quot;: &quot;Emiliano&quot;, &quot;suffix&quot;: &quot;&quot;, &quot;family&quot;: &quot;Dalla&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Michael&quot;, &quot;suffix&quot;: &quot;&quot;, &quot;family&quot;: &quot;Detmar&quot;, &quot;parse-names&quot;: false, &quot;non-dropping-particle&quot;: &quot;&quot;}, {&quot;dropping-particle&quot;: &quot;&quot;, &quot;given&quot;: &quot;Alexander D.&quot;, &quot;suffix&quot;: &quot;&quot;, &quot;family&quot;: &quot;Diehl&quot;, &quot;parse-names&quot;: false, &quot;non-dropping-particle&quot;: &quot;&quot;}, {&quot;dropping-particle&quot;: &quot;&quot;, &quot;given&quot;: &quot;Taeko&quot;, &quot;suffix&quot;: &quot;&quot;, &quot;family&quot;: &quot;Dohi&quot;, &quot;parse-names&quot;: false, &quot;non-dropping-particle&quot;: &quot;&quot;}, {&quot;dropping-particle&quot;: &quot;&quot;, &quot;given&quot;: &quot;Finn&quot;, &quot;suffix&quot;: &quot;&quot;, &quot;family&quot;: &quot;Drabl\u00f8s&quot;, &quot;parse-names&quot;: false, &quot;non-dropping-particle&quot;: &quot;&quot;}, {&quot;dropping-particle&quot;: &quot;&quot;, &quot;given&quot;: &quot;Albert S.B. B&quot;, &quot;suffix&quot;: &quot;&quot;, &quot;family&quot;: &quot;Edge&quot;, &quot;parse-names&quot;: false, &quot;non-dropping-particle&quot;: &quot;&quot;}, {&quot;dropping-particle&quot;: &quot;&quot;, &quot;given&quot;: &quot;Matthias&quot;, &quot;suffix&quot;: &quot;&quot;, &quot;family&quot;: &quot;Edinger&quot;, &quot;parse-names&quot;: false, &quot;non-dropping-particle&quot;: &quot;&quot;}, {&quot;dropping-particle&quot;: &quot;&quot;, &quot;given&quot;: &quot;Karl&quot;, &quot;suffix&quot;: &quot;&quot;, &quot;family&quot;: &quot;Ekwall&quot;, &quot;parse-names&quot;: false, &quot;non-dropping-particle&quot;: &quot;&quot;}, {&quot;dropping-particle&quot;: &quot;&quot;, &quot;given&quot;: &quot;Mitsuhiro&quot;, &quot;suffix&quot;: &quot;&quot;, &quot;family&quot;: &quot;Endoh&quot;, &quot;parse-names&quot;: false, &quot;non-dropping-particle&quot;: &quot;&quot;}, {&quot;dropping-particle&quot;: &quot;&quot;, &quot;given&quot;: &quot;Hideki&quot;, &quot;suffix&quot;: &quot;&quot;, &quot;family&quot;: &quot;Enomoto&quot;, &quot;parse-names&quot;: false, &quot;non-dropping-particle&quot;: &quot;&quot;}, {&quot;dropping-particle&quot;: &quot;&quot;, &quot;given&quot;: &quot;Michela&quot;, &quot;suffix&quot;: &quot;&quot;, &quot;family&quot;: &quot;Fagiolini&quot;, &quot;parse-names&quot;: false, &quot;non-dropping-particle&quot;: &quot;&quot;}, {&quot;dropping-particle&quot;: &quot;&quot;, &quot;given&quot;: &quot;Lynsey&quot;, &quot;suffix&quot;: &quot;&quot;, &quot;family&quot;: &quot;Fairbairn&quot;, &quot;parse-names&quot;: false, &quot;non-dropping-particle&quot;: &quot;&quot;}, {&quot;dropping-particle&quot;: &quot;&quot;, &quot;given&quot;: &quot;Hai&quot;, &quot;suffix&quot;: &quot;&quot;, &quot;family&quot;: &quot;Fang&quot;, &quot;parse-names&quot;: false, &quot;non-dropping-particle&quot;: &quot;&quot;}, {&quot;dropping-particle&quot;: &quot;&quot;, &quot;given&quot;: &quot;Mary C.&quot;, &quot;suffix&quot;: &quot;&quot;, &quot;family&quot;: &quot;Farach-Carson&quot;, &quot;parse-names&quot;: false, &quot;non-dropping-particle&quot;: &quot;&quot;}, {&quot;dropping-particle&quot;: &quot;&quot;, &quot;given&quot;: &quot;Geoffrey J.&quot;, &quot;suffix&quot;: &quot;&quot;, &quot;family&quot;: &quot;Faulkner&quot;, &quot;parse-names&quot;: false, &quot;non-dropping-particle&quot;: &quot;&quot;}, {&quot;dropping-particle&quot;: &quot;V.&quot;, &quot;given&quot;: &quot;Alexander&quot;, &quot;suffix&quot;: &quot;&quot;, &quot;family&quot;: &quot;Favorov&quot;, &quot;parse-names&quot;: false, &quot;non-dropping-particle&quot;: &quot;&quot;}, {&quot;dropping-particle&quot;: &quot;&quot;, &quot;given&quot;: &quot;Malcolm E.&quot;, &quot;suffix&quot;: &quot;&quot;, &quot;family&quot;: &quot;Fisher&quot;, &quot;parse-names&quot;: false, &quot;non-dropping-particle&quot;: &quot;&quot;}, {&quot;dropping-particle&quot;: &quot;&quot;, &quot;given&quot;: &quot;Martin C.&quot;, &quot;suffix&quot;: &quot;&quot;, &quot;family&quot;: &quot;Frith&quot;, &quot;parse-names&quot;: false, &quot;non-dropping-particle&quot;: &quot;&quot;}, {&quot;dropping-particle&quot;: &quot;&quot;, &quot;given&quot;: &quot;Rie&quot;, &quot;suffix&quot;: &quot;&quot;, &quot;family&quot;: &quot;Fujita&quot;, &quot;parse-names&quot;: false, &quot;non-dropping-particle&quot;: &quot;&quot;}, {&quot;dropping-particle&quot;: &quot;&quot;, &quot;given&quot;: &quot;Shiro&quot;, &quot;suffix&quot;: &quot;&quot;, &quot;family&quot;: &quot;Fukuda&quot;, &quot;parse-names&quot;: false, &quot;non-dropping-particle&quot;: &quot;&quot;}, {&quot;dropping-particle&quot;: &quot;&quot;, &quot;given&quot;: &quot;Cesare&quot;, &quot;suffix&quot;: &quot;&quot;, &quot;family&quot;: &quot;Furlanello&quot;, &quot;parse-names&quot;: false, &quot;non-dropping-particle&quot;: &quot;&quot;}, {&quot;dropping-particle&quot;: &quot;&quot;, &quot;given&quot;: &quot;Masaaki&quot;, &quot;suffix&quot;: &quot;&quot;, &quot;family&quot;: &quot;Furino&quot;, &quot;parse-names&quot;: false, &quot;non-dropping-particle&quot;: &quot;&quot;}, {&quot;dropping-particle&quot;: &quot;&quot;, &quot;given&quot;: &quot;Jun-ichi&quot;, &quot;suffix&quot;: &quot;&quot;, &quot;family&quot;: &quot;Furusawa&quot;, &quot;parse-names&quot;: false, &quot;non-dropping-particle&quot;: &quot;&quot;}, {&quot;dropping-particle&quot;: &quot;&quot;, &quot;given&quot;: &quot;Teunis B.&quot;, &quot;suffix&quot;: &quot;&quot;, &quot;family&quot;: &quot;Geijtenbeek&quot;, &quot;parse-names&quot;: false, &quot;non-dropping-particle&quot;: &quot;&quot;}, {&quot;dropping-particle&quot;: &quot;&quot;, &quot;given&quot;: &quot;Andrew P.&quot;, &quot;suffix&quot;: &quot;&quot;, &quot;family&quot;: &quot;Gibson&quot;, &quot;parse-names&quot;: false, &quot;non-dropping-particle&quot;: &quot;&quot;}, {&quot;dropping-particle&quot;: &quot;&quot;, &quot;given&quot;: &quot;Thomas&quot;, &quot;suffix&quot;: &quot;&quot;, &quot;family&quot;: &quot;Gingeras&quot;, &quot;parse-names&quot;: false, &quot;non-dropping-particle&quot;: &quot;&quot;}, {&quot;dropping-particle&quot;: &quot;&quot;, &quot;given&quot;: &quot;Daniel&quot;, &quot;suffix&quot;: &quot;&quot;, &quot;family&quot;: &quot;Goldowitz&quot;, &quot;parse-names&quot;: false, &quot;non-dropping-particle&quot;: &quot;&quot;}, {&quot;dropping-particle&quot;: &quot;&quot;, &quot;given&quot;: &quot;Julian&quot;, &quot;suffix&quot;: &quot;&quot;, &quot;family&quot;: &quot;Gough&quot;, &quot;parse-names&quot;: false, &quot;non-dropping-particle&quot;: &quot;&quot;}, {&quot;dropping-particle&quot;: &quot;&quot;, &quot;given&quot;: &quot;Sven&quot;, &quot;suffix&quot;: &quot;&quot;, &quot;family&quot;: &quot;Guhl&quot;, &quot;parse-names&quot;: false, &quot;non-dropping-particle&quot;: &quot;&quot;}, {&quot;dropping-particle&quot;: &quot;&quot;, &quot;given&quot;: &quot;Reto&quot;, &quot;suffix&quot;: &quot;&quot;, &quot;family&quot;: &quot;Guler&quot;, &quot;parse-names&quot;: false, &quot;non-dropping-particle&quot;: &quot;&quot;}, {&quot;dropping-particle&quot;: &quot;&quot;, &quot;given&quot;: &quot;Stefano&quot;, &quot;suffix&quot;: &quot;&quot;, &quot;family&quot;: &quot;Gustincich&quot;, &quot;parse-names&quot;: false, &quot;non-dropping-particle&quot;: &quot;&quot;}, {&quot;dropping-particle&quot;: &quot;&quot;, &quot;given&quot;: &quot;Thomas J.&quot;, &quot;suffix&quot;: &quot;&quot;, &quot;family&quot;: &quot;Ha&quot;, &quot;parse-names&quot;: false, &quot;non-dropping-particle&quot;: &quot;&quot;}, {&quot;dropping-particle&quot;: &quot;&quot;, &quot;given&quot;: &quot;Masahide&quot;, &quot;suffix&quot;: &quot;&quot;, &quot;family&quot;: &quot;Hamaguchi&quot;, &quot;parse-names&quot;: false, &quot;non-dropping-particle&quot;: &quot;&quot;}, {&quot;dropping-particle&quot;: &quot;&quot;, &quot;given&quot;: &quot;Mitsuko&quot;, &quot;suffix&quot;: &quot;&quot;, &quot;family&quot;: &quot;Hara&quot;, &quot;parse-names&quot;: false, &quot;non-dropping-particle&quot;: &quot;&quot;}, {&quot;dropping-particle&quot;: &quot;&quot;, &quot;given&quot;: &quot;Matthias&quot;, &quot;suffix&quot;: &quot;&quot;, &quot;family&quot;: &quot;Harbers&quot;, &quot;parse-names&quot;: false, &quot;non-dropping-particle&quot;: &quot;&quot;}, {&quot;dropping-particle&quot;: &quot;&quot;, &quot;given&quot;: &quot;Jayson&quot;, &quot;suffix&quot;: &quot;&quot;, &quot;family&quot;: &quot;Harshbarger&quot;, &quot;parse-names&quot;: false, &quot;non-dropping-particle&quot;: &quot;&quot;}, {&quot;dropping-particle&quot;: &quot;&quot;, &quot;given&quot;: &quot;Akira&quot;, &quot;suffix&quot;: &quot;&quot;, &quot;family&quot;: &quot;Hasegawa&quot;, &quot;parse-names&quot;: false, &quot;non-dropping-particle&quot;: &quot;&quot;}, {&quot;dropping-particle&quot;: &quot;&quot;, &quot;given&quot;: &quot;Yuki&quot;, &quot;suffix&quot;: &quot;&quot;, &quot;family&quot;: &quot;Hasegawa&quot;, &quot;parse-names&quot;: false, &quot;non-dropping-particle&quot;: &quot;&quot;}, {&quot;dropping-particle&quot;: &quot;&quot;, &quot;given&quot;: &quot;Takehiro&quot;, &quot;suffix&quot;: &quot;&quot;, &quot;family&quot;: &quot;Hashimoto&quot;, &quot;parse-names&quot;: false, &quot;non-dropping-particle&quot;: &quot;&quot;}, {&quot;dropping-particle&quot;: &quot;&quot;, &quot;given&quot;: &quot;Meenhard&quot;, &quot;suffix&quot;: &quot;&quot;, &quot;family&quot;: &quot;Herlyn&quot;, &quot;parse-names&quot;: false, &quot;non-dropping-particle&quot;: &quot;&quot;}, {&quot;dropping-particle&quot;: &quot;&quot;, &quot;given&quot;: &quot;Kelly J.&quot;, &quot;suffix&quot;: &quot;&quot;, &quot;family&quot;: &quot;Hitchens&quot;, &quot;parse-names&quot;: false, &quot;non-dropping-particle&quot;: &quot;&quot;}, {&quot;dropping-particle&quot;: &quot;&quot;, &quot;given&quot;: &quot;Shannan J&quot;, &quot;suffix&quot;: &quot;&quot;, &quot;family&quot;: &quot;Ho Sui&quot;, &quot;parse-names&quot;: false, &quot;non-dropping-particle&quot;: &quot;&quot;}, {&quot;dropping-particle&quot;: &quot;&quot;, &quot;given&quot;: &quot;Oliver M.&quot;, &quot;suffix&quot;: &quot;&quot;, &quot;family&quot;: &quot;Hofmann&quot;, &quot;parse-names&quot;: false, &quot;non-dropping-particle&quot;: &quot;&quot;}, {&quot;dropping-particle&quot;: &quot;&quot;, &quot;given&quot;: &quot;Ilka&quot;, &quot;suffix&quot;: &quot;&quot;, &quot;family&quot;: &quot;Hoof&quot;, &quot;parse-names&quot;: false, &quot;non-dropping-particle&quot;: &quot;&quot;}, {&quot;dropping-particle&quot;: &quot;&quot;, &quot;given&quot;: &quot;Furni&quot;, &quot;suffix&quot;: &quot;&quot;, &quot;family&quot;: &quot;Hori&quot;, &quot;parse-names&quot;: false, &quot;non-dropping-particle&quot;: &quot;&quot;}, {&quot;dropping-particle&quot;: &quot;&quot;, &quot;given&quot;: &quot;Lukasz&quot;, &quot;suffix&quot;: &quot;&quot;, &quot;family&quot;: &quot;Huminiecki&quot;, &quot;parse-names&quot;: false, &quot;non-dropping-particle&quot;: &quot;&quot;}, {&quot;dropping-particle&quot;: &quot;&quot;, &quot;given&quot;: &quot;Kei&quot;, &quot;suffix&quot;: &quot;&quot;, &quot;family&quot;: &quot;Iida&quot;, &quot;parse-names&quot;: false, &quot;non-dropping-particle&quot;: &quot;&quot;}, {&quot;dropping-particle&quot;: &quot;&quot;, &quot;given&quot;: &quot;Tomokatsu&quot;, &quot;suffix&quot;: &quot;&quot;, &quot;family&quot;: &quot;Ikawa&quot;, &quot;parse-names&quot;: false, &quot;non-dropping-particle&quot;: &quot;&quot;}, {&quot;dropping-particle&quot;: &quot;&quot;, &quot;given&quot;: &quot;Boris R.&quot;, &quot;suffix&quot;: &quot;&quot;, &quot;family&quot;: &quot;Jankovic&quot;, &quot;parse-names&quot;: false, &quot;non-dropping-particle&quot;: &quot;&quot;}, {&quot;dropping-particle&quot;: &quot;&quot;, &quot;given&quot;: &quot;Hui&quot;, &quot;suffix&quot;: &quot;&quot;, &quot;family&quot;: &quot;Jia&quot;, &quot;parse-names&quot;: false, &quot;non-dropping-particle&quot;: &quot;&quot;}, {&quot;dropping-particle&quot;: &quot;&quot;, &quot;given&quot;: &quot;Anagha&quot;, &quot;suffix&quot;: &quot;&quot;, &quot;family&quot;: &quot;Joshi&quot;, &quot;parse-names&quot;: false, &quot;non-dropping-particle&quot;: &quot;&quot;}, {&quot;dropping-particle&quot;: &quot;&quot;, &quot;given&quot;: &quot;Giuseppe&quot;, &quot;suffix&quot;: &quot;&quot;, &quot;family&quot;: &quot;Jurman&quot;, &quot;parse-names&quot;: false, &quot;non-dropping-particle&quot;: &quot;&quot;}, {&quot;dropping-particle&quot;: &quot;&quot;, &quot;given&quot;: &quot;Bogumil&quot;, &quot;suffix&quot;: &quot;&quot;, &quot;family&quot;: &quot;Kaczkowski&quot;, &quot;parse-names&quot;: false, &quot;non-dropping-particle&quot;: &quot;&quot;}, {&quot;dropping-particle&quot;: &quot;&quot;, &quot;given&quot;: &quot;Chieko&quot;, &quot;suffix&quot;: &quot;&quot;, &quot;family&quot;: &quot;Kai&quot;, &quot;parse-names&quot;: false, &quot;non-dropping-particle&quot;: &quot;&quot;}, {&quot;dropping-particle&quot;: &quot;&quot;, &quot;given&quot;: &quot;Kaoru&quot;, &quot;suffix&quot;: &quot;&quot;, &quot;family&quot;: &quot;Kaida&quot;, &quot;parse-names&quot;: false, &quot;non-dropping-particle&quot;: &quot;&quot;}, {&quot;dropping-particle&quot;: &quot;&quot;, &quot;given&quot;: &quot;Ai&quot;, &quot;suffix&quot;: &quot;&quot;, &quot;family&quot;: &quot;Kaiho&quot;, &quot;parse-names&quot;: false, &quot;non-dropping-particle&quot;: &quot;&quot;}, {&quot;dropping-particle&quot;: &quot;&quot;, &quot;given&quot;: &quot;Kazuhiro&quot;, &quot;suffix&quot;: &quot;&quot;, &quot;family&quot;: &quot;Kajiyama&quot;, &quot;parse-names&quot;: false, &quot;non-dropping-particle&quot;: &quot;&quot;}, {&quot;dropping-particle&quot;: &quot;&quot;, &quot;given&quot;: &quot;Mutsumi&quot;, &quot;suffix&quot;: &quot;&quot;, &quot;family&quot;: &quot;Kanamori-Katayama&quot;, &quot;parse-names&quot;: false, &quot;non-dropping-particle&quot;: &quot;&quot;}, {&quot;dropping-particle&quot;: &quot;&quot;, &quot;given&quot;: &quot;Artem S.&quot;, &quot;suffix&quot;: &quot;&quot;, &quot;family&quot;: &quot;Kasianov&quot;, &quot;parse-names&quot;: false, &quot;non-dropping-particle&quot;: &quot;&quot;}, {&quot;dropping-particle&quot;: &quot;&quot;, &quot;given&quot;: &quot;Takeya&quot;, &quot;suffix&quot;: &quot;&quot;, &quot;family&quot;: &quot;Kasukawa&quot;, &quot;parse-names&quot;: false, &quot;non-dropping-particle&quot;: &quot;&quot;}, {&quot;dropping-particle&quot;: &quot;&quot;, &quot;given&quot;: &quot;Shintaro&quot;, &quot;suffix&quot;: &quot;&quot;, &quot;family&quot;: &quot;Katayama&quot;, &quot;parse-names&quot;: false, &quot;non-dropping-particle&quot;: &quot;&quot;}, {&quot;dropping-particle&quot;: &quot;&quot;, &quot;given&quot;: &quot;Sachi&quot;, &quot;suffix&quot;: &quot;&quot;, &quot;family&quot;: &quot;Kato&quot;, &quot;parse-names&quot;: false, &quot;non-dropping-particle&quot;: &quot;&quot;}, {&quot;dropping-particle&quot;: &quot;&quot;, &quot;given&quot;: &quot;Shuji&quot;, &quot;suffix&quot;: &quot;&quot;, &quot;family&quot;: &quot;Kawaguchi&quot;, &quot;parse-names&quot;: false, &quot;non-dropping-particle&quot;: &quot;&quot;}, {&quot;dropping-particle&quot;: &quot;&quot;, &quot;given&quot;: &quot;Hiroshi&quot;, &quot;suffix&quot;: &quot;&quot;, &quot;family&quot;: &quot;Kawamoto&quot;, &quot;parse-names&quot;: false, &quot;non-dropping-particle&quot;: &quot;&quot;}, {&quot;dropping-particle&quot;: &quot;&quot;, &quot;given&quot;: &quot;Yuki I.&quot;, &quot;suffix&quot;: &quot;&quot;, &quot;family&quot;: &quot;Kawamura&quot;, &quot;parse-names&quot;: false, &quot;non-dropping-particle&quot;: &quot;&quot;}, {&quot;dropping-particle&quot;: &quot;&quot;, &quot;given&quot;: &quot;Tsugumi&quot;, &quot;suffix&quot;: &quot;&quot;, &quot;family&quot;: &quot;Kawashima&quot;, &quot;parse-names&quot;: false, &quot;non-dropping-particle&quot;: &quot;&quot;}, {&quot;dropping-particle&quot;: &quot;&quot;, &quot;given&quot;: &quot;Judith S.&quot;, &quot;suffix&quot;: &quot;&quot;, &quot;family&quot;: &quot;Kempfle&quot;, &quot;parse-names&quot;: false, &quot;non-dropping-particle&quot;: &quot;&quot;}, {&quot;dropping-particle&quot;: &quot;&quot;, &quot;given&quot;: &quot;Tony J.&quot;, &quot;suffix&quot;: &quot;&quot;, &quot;family&quot;: &quot;Kenna&quot;, &quot;parse-names&quot;: false, &quot;non-dropping-particle&quot;: &quot;&quot;}, {&quot;dropping-particle&quot;: &quot;&quot;, &quot;given&quot;: &quot;Juha&quot;, &quot;suffix&quot;: &quot;&quot;, &quot;family&quot;: &quot;Kere&quot;, &quot;parse-names&quot;: false, &quot;non-dropping-particle&quot;: &quot;&quot;}, {&quot;dropping-particle&quot;: &quot;&quot;, &quot;given&quot;: &quot;Levon M.&quot;, &quot;suffix&quot;: &quot;&quot;, &quot;family&quot;: &quot;Khachigian&quot;, &quot;parse-names&quot;: false, &quot;non-dropping-particle&quot;: &quot;&quot;}, {&quot;dropping-particle&quot;: &quot;&quot;, &quot;given&quot;: &quot;Toshio&quot;, &quot;suffix&quot;: &quot;&quot;, &quot;family&quot;: &quot;Kitamura&quot;, &quot;parse-names&quot;: false, &quot;non-dropping-particle&quot;: &quot;&quot;}, {&quot;dropping-particle&quot;: &quot;&quot;, &quot;given&quot;: &quot;S. Peter&quot;, &quot;suffix&quot;: &quot;&quot;, &quot;family&quot;: &quot;Klinken&quot;, &quot;parse-names&quot;: false, &quot;non-dropping-particle&quot;: &quot;&quot;}, {&quot;dropping-particle&quot;: &quot;&quot;, &quot;given&quot;: &quot;Alan J.&quot;, &quot;suffix&quot;: &quot;&quot;, &quot;family&quot;: &quot;Knox&quot;, &quot;parse-names&quot;: false, &quot;non-dropping-particle&quot;: &quot;&quot;}, {&quot;dropping-particle&quot;: &quot;&quot;, &quot;given&quot;: &quot;Miki&quot;, &quot;suffix&quot;: &quot;&quot;, &quot;family&quot;: &quot;Kojima&quot;, &quot;parse-names&quot;: false, &quot;non-dropping-particle&quot;: &quot;&quot;}, {&quot;dropping-particle&quot;: &quot;&quot;, &quot;given&quot;: &quot;Soichi&quot;, &quot;suffix&quot;: &quot;&quot;, &quot;family&quot;: &quot;Kojima&quot;, &quot;parse-names&quot;: false, &quot;non-dropping-particle&quot;: &quot;&quot;}, {&quot;dropping-particle&quot;: &quot;&quot;, &quot;given&quot;: &quot;Naoto&quot;, &quot;suffix&quot;: &quot;&quot;, &quot;family&quot;: &quot;Kondo&quot;, &quot;parse-names&quot;: false, &quot;non-dropping-particle&quot;: &quot;&quot;}, {&quot;dropping-particle&quot;: &quot;&quot;, &quot;given&quot;: &quot;Haruhiko&quot;, &quot;suffix&quot;: &quot;&quot;, &quot;family&quot;: &quot;Koseki&quot;, &quot;parse-names&quot;: false, &quot;non-dropping-particle&quot;: &quot;&quot;}, {&quot;dropping-particle&quot;: &quot;&quot;, &quot;given&quot;: &quot;Shigeo&quot;, &quot;suffix&quot;: &quot;&quot;, &quot;family&quot;: &quot;Koyasu&quot;, &quot;parse-names&quot;: false, &quot;non-dropping-particle&quot;: &quot;&quot;}, {&quot;dropping-particle&quot;: &quot;&quot;, &quot;given&quot;: &quot;Sarah&quot;, &quot;suffix&quot;: &quot;&quot;, &quot;family&quot;: &quot;Krampitz&quot;, &quot;parse-names&quot;: false, &quot;non-dropping-particle&quot;: &quot;&quot;}, {&quot;dropping-particle&quot;: &quot;&quot;, &quot;given&quot;: &quot;Atsutaka&quot;, &quot;suffix&quot;: &quot;&quot;, &quot;family&quot;: &quot;Kubosaki&quot;, &quot;parse-names&quot;: false, &quot;non-dropping-particle&quot;: &quot;&quot;}, {&quot;dropping-particle&quot;: &quot;&quot;, &quot;given&quot;: &quot;Andrew T.&quot;, &quot;suffix&quot;: &quot;&quot;, &quot;family&quot;: &quot;Kwon&quot;, &quot;parse-names&quot;: false, &quot;non-dropping-particle&quot;: &quot;&quot;}, {&quot;dropping-particle&quot;: &quot;&quot;, &quot;given&quot;: &quot;Jeroen F.J. J&quot;, &quot;suffix&quot;: &quot;&quot;, &quot;family&quot;: &quot;Laros&quot;, &quot;parse-names&quot;: false, &quot;non-dropping-particle&quot;: &quot;&quot;}, {&quot;dropping-particle&quot;: &quot;&quot;, &quot;given&quot;: &quot;Weonju&quot;, &quot;suffix&quot;: &quot;&quot;, &quot;family&quot;: &quot;Lee&quot;, &quot;parse-names&quot;: false, &quot;non-dropping-particle&quot;: &quot;&quot;}, {&quot;dropping-particle&quot;: &quot;&quot;, &quot;given&quot;: &quot;Andreas&quot;, &quot;suffix&quot;: &quot;&quot;, &quot;family&quot;: &quot;Lennartsson&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Berit&quot;, &quot;suffix&quot;: &quot;&quot;, &quot;family&quot;: &quot;Lilje&quot;, &quot;parse-names&quot;: false, &quot;non-dropping-particle&quot;: &quot;&quot;}, {&quot;dropping-particle&quot;: &quot;&quot;, &quot;given&quot;: &quot;Leonard&quot;, &quot;suffix&quot;: &quot;&quot;, &quot;family&quot;: &quot;Lipovich&quot;, &quot;parse-names&quot;: false, &quot;non-dropping-particle&quot;: &quot;&quot;}, {&quot;dropping-particle&quot;: &quot;&quot;, &quot;given&quot;: &quot;Alan&quot;, &quot;suffix&quot;: &quot;&quot;, &quot;family&quot;: &quot;Mackay-Sim&quot;, &quot;parse-names&quot;: false, &quot;non-dropping-particle&quot;: &quot;&quot;}, {&quot;dropping-particle&quot;: &quot;&quot;, &quot;given&quot;: &quot;Ri-ichiroh&quot;, &quot;suffix&quot;: &quot;&quot;, &quot;family&quot;: &quot;Manabe&quot;, &quot;parse-names&quot;: false, &quot;non-dropping-particle&quot;: &quot;&quot;}, {&quot;dropping-particle&quot;: &quot;&quot;, &quot;given&quot;: &quot;Jessica C.&quot;, &quot;suffix&quot;: &quot;&quot;, &quot;family&quot;: &quot;Mar&quot;, &quot;parse-names&quot;: false, &quot;non-dropping-particle&quot;: &quot;&quot;}, {&quot;dropping-particle&quot;: &quot;&quot;, &quot;given&quot;: &quot;Benoit&quot;, &quot;suffix&quot;: &quot;&quot;, &quot;family&quot;: &quot;Marchand&quot;, &quot;parse-names&quot;: false, &quot;non-dropping-particle&quot;: &quot;&quot;}, {&quot;dropping-particle&quot;: &quot;&quot;, &quot;given&quot;: &quot;Anthony&quot;, &quot;suffix&quot;: &quot;&quot;, &quot;family&quot;: &quot;Mathelier&quot;, &quot;parse-names&quot;: false, &quot;non-dropping-particle&quot;: &quot;&quot;}, {&quot;dropping-particle&quot;: &quot;&quot;, &quot;given&quot;: &quot;Niklas&quot;, &quot;suffix&quot;: &quot;&quot;, &quot;family&quot;: &quot;Mejhert&quot;, &quot;parse-names&quot;: false, &quot;non-dropping-particle&quot;: &quot;&quot;}, {&quot;dropping-particle&quot;: &quot;&quot;, &quot;given&quot;: &quot;Alison&quot;, &quot;suffix&quot;: &quot;&quot;, &quot;family&quot;: &quot;Meynert&quot;, &quot;parse-names&quot;: false, &quot;non-dropping-particle&quot;: &quot;&quot;}, {&quot;dropping-particle&quot;: &quot;&quot;, &quot;given&quot;: &quot;Yosuke&quot;, &quot;suffix&quot;: &quot;&quot;, &quot;family&quot;: &quot;Mizuno&quot;, &quot;parse-names&quot;: false, &quot;non-dropping-particle&quot;: &quot;&quot;}, {&quot;dropping-particle&quot;: &quot;&quot;, &quot;given&quot;: &quot;David A&quot;, &quot;suffix&quot;: &quot;&quot;, &quot;family&quot;: &quot;Lima Morais&quot;, &quot;parse-names&quot;: false, &quot;non-dropping-particle&quot;: &quot;de&quot;}, {&quot;dropping-particle&quot;: &quot;&quot;, &quot;given&quot;: &quot;Hiromasa&quot;, &quot;suffix&quot;: &quot;&quot;, &quot;family&quot;: &quot;Morikawa&quot;, &quot;parse-names&quot;: false, &quot;non-dropping-particle&quot;: &quot;&quot;}, {&quot;dropping-particle&quot;: &quot;&quot;, &quot;given&quot;: &quot;Mitsuru&quot;, &quot;suffix&quot;: &quot;&quot;, &quot;family&quot;: &quot;Morimoto&quot;, &quot;parse-names&quot;: false, &quot;non-dropping-particle&quot;: &quot;&quot;}, {&quot;dropping-particle&quot;: &quot;&quot;, &quot;given&quot;: &quot;Kazuyo&quot;, &quot;suffix&quot;: &quot;&quot;, &quot;family&quot;: &quot;Moro&quot;, &quot;parse-names&quot;: false, &quot;non-dropping-particle&quot;: &quot;&quot;}, {&quot;dropping-particle&quot;: &quot;&quot;, &quot;given&quot;: &quot;Efthymios&quot;, &quot;suffix&quot;: &quot;&quot;, &quot;family&quot;: &quot;Motakis&quot;, &quot;parse-names&quot;: false, &quot;non-dropping-particle&quot;: &quot;&quot;}, {&quot;dropping-particle&quot;: &quot;&quot;, &quot;given&quot;: &quot;Hozumi&quot;, &quot;suffix&quot;: &quot;&quot;, &quot;family&quot;: &quot;Motohashi&quot;, &quot;parse-names&quot;: false, &quot;non-dropping-particle&quot;: &quot;&quot;}, {&quot;dropping-particle&quot;: &quot;&quot;, &quot;given&quot;: &quot;Christine L.&quot;, &quot;suffix&quot;: &quot;&quot;, &quot;family&quot;: &quot;Mummery&quot;, &quot;parse-names&quot;: false, &quot;non-dropping-particle&quot;: &quot;&quot;}, {&quot;dropping-particle&quot;: &quot;&quot;, &quot;given&quot;: &quot;Mitsuyoshi&quot;, &quot;suffix&quot;: &quot;&quot;, &quot;family&quot;: &quot;Murata&quot;, &quot;parse-names&quot;: false, &quot;non-dropping-particle&quot;: &quot;&quot;}, {&quot;dropping-particle&quot;: &quot;&quot;, &quot;given&quot;: &quot;Sayaka&quot;, &quot;suffix&quot;: &quot;&quot;, &quot;family&quot;: &quot;Nagao-Sato&quot;, &quot;parse-names&quot;: false, &quot;non-dropping-particle&quot;: &quot;&quot;}, {&quot;dropping-particle&quot;: &quot;&quot;, &quot;given&quot;: &quot;Yutaka&quot;, &quot;suffix&quot;: &quot;&quot;, &quot;family&quot;: &quot;Nakachi&quot;, &quot;parse-names&quot;: false, &quot;non-dropping-particle&quot;: &quot;&quot;}, {&quot;dropping-particle&quot;: &quot;&quot;, &quot;given&quot;: &quot;Fumio&quot;, &quot;suffix&quot;: &quot;&quot;, &quot;family&quot;: &quot;Nakahara&quot;, &quot;parse-names&quot;: false, &quot;non-dropping-particle&quot;: &quot;&quot;}, {&quot;dropping-particle&quot;: &quot;&quot;, &quot;given&quot;: &quot;Toshiyuki&quot;, &quot;suffix&quot;: &quot;&quot;, &quot;family&quot;: &quot;Nakamura&quot;, &quot;parse-names&quot;: false, &quot;non-dropping-particle&quot;: &quot;&quot;}, {&quot;dropping-particle&quot;: &quot;&quot;, &quot;given&quot;: &quot;Yukio&quot;, &quot;suffix&quot;: &quot;&quot;, &quot;family&quot;: &quot;Nakamura&quot;, &quot;parse-names&quot;: false, &quot;non-dropping-particle&quot;: &quot;&quot;}, {&quot;dropping-particle&quot;: &quot;&quot;, &quot;given&quot;: &quot;Kenichi&quot;, &quot;suffix&quot;: &quot;&quot;, &quot;family&quot;: &quot;Nakazato&quot;, &quot;parse-names&quot;: false, &quot;non-dropping-particle&quot;: &quot;&quot;}, {&quot;dropping-particle&quot;: &quot;&quot;, &quot;given&quot;: &quot;Erik&quot;, &quot;suffix&quot;: &quot;&quot;, &quot;family&quot;: &quot;Nimwegen&quot;, &quot;parse-names&quot;: false, &quot;non-dropping-particle&quot;: &quot;van&quot;}, {&quot;dropping-particle&quot;: &quot;&quot;, &quot;given&quot;: &quot;Noriko&quot;, &quot;suffix&quot;: &quot;&quot;, &quot;family&quot;: &quot;Ninomiya&quot;, &quot;parse-names&quot;: false, &quot;non-dropping-particle&quot;: &quot;&quot;}, {&quot;dropping-particle&quot;: &quot;&quot;, &quot;given&quot;: &quot;Hiromi&quot;, &quot;suffix&quot;: &quot;&quot;, &quot;family&quot;: &quot;Nishiyori&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Tadasuke&quot;, &quot;suffix&quot;: &quot;&quot;, &quot;family&quot;: &quot;Noazaki&quot;, &quot;parse-names&quot;: false, &quot;non-dropping-particle&quot;: &quot;&quot;}, {&quot;dropping-particle&quot;: &quot;&quot;, &quot;given&quot;: &quot;Soichi&quot;, &quot;suffix&quot;: &quot;&quot;, &quot;family&quot;: &quot;Ogishima&quot;, &quot;parse-names&quot;: false, &quot;non-dropping-particle&quot;: &quot;&quot;}, {&quot;dropping-particle&quot;: &quot;&quot;, &quot;given&quot;: &quot;Naganari&quot;, &quot;suffix&quot;: &quot;&quot;, &quot;family&quot;: &quot;Ohkura&quot;, &quot;parse-names&quot;: false, &quot;non-dropping-particle&quot;: &quot;&quot;}, {&quot;dropping-particle&quot;: &quot;&quot;, &quot;given&quot;: &quot;Hiroko&quot;, &quot;suffix&quot;: &quot;&quot;, &quot;family&quot;: &quot;Ohimiya&quot;, &quot;parse-names&quot;: false, &quot;non-dropping-particle&quot;: &quot;&quot;}, {&quot;dropping-particle&quot;: &quot;&quot;, &quot;given&quot;: &quot;Hiroshi&quot;, &quot;suffix&quot;: &quot;&quot;, &quot;family&quot;: &quot;Ohno&quot;, &quot;parse-names&quot;: false, &quot;non-dropping-particle&quot;: &quot;&quot;}, {&quot;dropping-particle&quot;: &quot;&quot;, &quot;given&quot;: &quot;Mitsuhiro&quot;, &quot;suffix&quot;: &quot;&quot;, &quot;family&quot;: &quot;Ohshima&quot;, &quot;parse-names&quot;: false, &quot;non-dropping-particle&quot;: &quot;&quot;}, {&quot;dropping-particle&quot;: &quot;&quot;, &quot;given&quot;: &quot;Mariko&quot;, &quot;suffix&quot;: &quot;&quot;, &quot;family&quot;: &quot;Okada-Hatakeyama&quot;, &quot;parse-names&quot;: false, &quot;non-dropping-particle&quot;: &quot;&quot;}, {&quot;dropping-particle&quot;: &quot;&quot;, &quot;given&quot;: &quot;Yasushi&quot;, &quot;suffix&quot;: &quot;&quot;, &quot;family&quot;: &quot;Okazaki&quot;, &quot;parse-names&quot;: false, &quot;non-dropping-particle&quot;: &quot;&quot;}, {&quot;dropping-particle&quot;: &quot;&quot;, &quot;given&quot;: &quot;Valerio&quot;, &quot;suffix&quot;: &quot;&quot;, &quot;family&quot;: &quot;Orlando&quot;, &quot;parse-names&quot;: false, &quot;non-dropping-particle&quot;: &quot;&quot;}, {&quot;dropping-particle&quot;: &quot;&quot;, &quot;given&quot;: &quot;Dmitry A.&quot;, &quot;suffix&quot;: &quot;&quot;, &quot;family&quot;: &quot;Ovchinnikov&quot;, &quot;parse-names&quot;: false, &quot;non-dropping-particle&quot;: &quot;&quot;}, {&quot;dropping-particle&quot;: &quot;&quot;, &quot;given&quot;: &quot;Arnab&quot;, &quot;suffix&quot;: &quot;&quot;, &quot;family&quot;: &quot;Pain&quot;, &quot;parse-names&quot;: false, &quot;non-dropping-particle&quot;: &quot;&quot;}, {&quot;dropping-particle&quot;: &quot;&quot;, &quot;given&quot;: &quot;Robert&quot;, &quot;suffix&quot;: &quot;&quot;, &quot;family&quot;: &quot;Passier&quot;, &quot;parse-names&quot;: false, &quot;non-dropping-particle&quot;: &quot;&quot;}, {&quot;dropping-particle&quot;: &quot;&quot;, &quot;given&quot;: &quot;Margaret&quot;, &quot;suffix&quot;: &quot;&quot;, &quot;family&quot;: &quot;Patrikakis&quot;, &quot;parse-names&quot;: false, &quot;non-dropping-particle&quot;: &quot;&quot;}, {&quot;dropping-particle&quot;: &quot;&quot;, &quot;given&quot;: &quot;Helena&quot;, &quot;suffix&quot;: &quot;&quot;, &quot;family&quot;: &quot;Persson&quot;, &quot;parse-names&quot;: false, &quot;non-dropping-particle&quot;: &quot;&quot;}, {&quot;dropping-particle&quot;: &quot;&quot;, &quot;given&quot;: &quot;Silvano&quot;, &quot;suffix&quot;: &quot;&quot;, &quot;family&quot;: &quot;Piazza&quot;, &quot;parse-names&quot;: false, &quot;non-dropping-particle&quot;: &quot;&quot;}, {&quot;dropping-particle&quot;: &quot;&quot;, &quot;given&quot;: &quot;James G.D. D&quot;, &quot;suffix&quot;: &quot;&quot;, &quot;family&quot;: &quot;Prendergast&quot;, &quot;parse-names&quot;: false, &quot;non-dropping-particle&quot;: &quot;&quot;}, {&quot;dropping-particle&quot;: &quot;&quot;, &quot;given&quot;: &quot;Owen J.L. L&quot;, &quot;suffix&quot;: &quot;&quot;, &quot;family&quot;: &quot;Rackham&quot;, &quot;parse-names&quot;: false, &quot;non-dropping-particle&quot;: &quot;&quot;}, {&quot;dropping-particle&quot;: &quot;&quot;, &quot;given&quot;: &quot;Jordan A.&quot;, &quot;suffix&quot;: &quot;&quot;, &quot;family&quot;: &quot;Ramilowski&quot;, &quot;parse-names&quot;: false, &quot;non-dropping-particle&quot;: &quot;&quot;}, {&quot;dropping-particle&quot;: &quot;&quot;, &quot;given&quot;: &quot;Mamoon&quot;, &quot;suffix&quot;: &quot;&quot;, &quot;family&quot;: &quot;Rashid&quot;, &quot;parse-names&quot;: false, &quot;non-dropping-particle&quot;: &quot;&quot;}, {&quot;dropping-particle&quot;: &quot;&quot;, &quot;given&quot;: &quot;Timothy&quot;, &quot;suffix&quot;: &quot;&quot;, &quot;family&quot;: &quot;Ravasi&quot;, &quot;parse-names&quot;: false, &quot;non-dropping-particle&quot;: &quot;&quot;}, {&quot;dropping-particle&quot;: &quot;&quot;, &quot;given&quot;: &quot;Patrizia&quot;, &quot;suffix&quot;: &quot;&quot;, &quot;family&quot;: &quot;Rizzu&quot;, &quot;parse-names&quot;: false, &quot;non-dropping-particle&quot;: &quot;&quot;}, {&quot;dropping-particle&quot;: &quot;&quot;, &quot;given&quot;: &quot;Marco&quot;, &quot;suffix&quot;: &quot;&quot;, &quot;family&quot;: &quot;Roncador&quot;, &quot;parse-names&quot;: false, &quot;non-dropping-particle&quot;: &quot;&quot;}, {&quot;dropping-particle&quot;: &quot;&quot;, &quot;given&quot;: &quot;Sugata&quot;, &quot;suffix&quot;: &quot;&quot;, &quot;family&quot;: &quot;Roy&quot;, &quot;parse-names&quot;: false, &quot;non-dropping-particle&quot;: &quot;&quot;}, {&quot;dropping-particle&quot;: &quot;&quot;, &quot;given&quot;: &quot;Morten B.&quot;, &quot;suffix&quot;: &quot;&quot;, &quot;family&quot;: &quot;Rye&quot;, &quot;parse-names&quot;: false, &quot;non-dropping-particle&quot;: &quot;&quot;}, {&quot;dropping-particle&quot;: &quot;&quot;, &quot;given&quot;: &quot;Eri&quot;, &quot;suffix&quot;: &quot;&quot;, &quot;family&quot;: &quot;Saijyo&quot;, &quot;parse-names&quot;: false, &quot;non-dropping-particle&quot;: &quot;&quot;}, {&quot;dropping-particle&quot;: &quot;&quot;, &quot;given&quot;: &quot;Antti&quot;, &quot;suffix&quot;: &quot;&quot;, &quot;family&quot;: &quot;Sajantila&quot;, &quot;parse-names&quot;: false, &quot;non-dropping-particle&quot;: &quot;&quot;}, {&quot;dropping-particle&quot;: &quot;&quot;, &quot;given&quot;: &quot;Akiko&quot;, &quot;suffix&quot;: &quot;&quot;, &quot;family&quot;: &quot;Saka&quot;, &quot;parse-names&quot;: false, &quot;non-dropping-particle&quot;: &quot;&quot;}, {&quot;dropping-particle&quot;: &quot;&quot;, &quot;given&quot;: &quot;Shimon&quot;, &quot;suffix&quot;: &quot;&quot;, &quot;family&quot;: &quot;Sakaguchi&quot;, &quot;parse-names&quot;: false, &quot;non-dropping-particle&quot;: &quot;&quot;}, {&quot;dropping-particle&quot;: &quot;&quot;, &quot;given&quot;: &quot;Mizuho&quot;, &quot;suffix&quot;: &quot;&quot;, &quot;family&quot;: &quot;Sakai&quot;, &quot;parse-names&quot;: false, &quot;non-dropping-particle&quot;: &quot;&quot;}, {&quot;dropping-particle&quot;: &quot;&quot;, &quot;given&quot;: &quot;Hiroki&quot;, &quot;suffix&quot;: &quot;&quot;, &quot;family&quot;: &quot;Sato&quot;, &quot;parse-names&quot;: false, &quot;non-dropping-particle&quot;: &quot;&quot;}, {&quot;dropping-particle&quot;: &quot;&quot;, &quot;given&quot;: &quot;Suzana&quot;, &quot;suffix&quot;: &quot;&quot;, &quot;family&quot;: &quot;Savvi&quot;, &quot;parse-names&quot;: false, &quot;non-dropping-particle&quot;: &quot;&quot;}, {&quot;dropping-particle&quot;: &quot;&quot;, &quot;given&quot;: &quot;Alka&quot;, &quot;suffix&quot;: &quot;&quot;, &quot;family&quot;: &quot;Saxena&quot;, &quot;parse-names&quot;: false, &quot;non-dropping-particle&quot;: &quot;&quot;}, {&quot;dropping-particle&quot;: &quot;&quot;, &quot;given&quot;: &quot;Claudio&quot;, &quot;suffix&quot;: &quot;&quot;, &quot;family&quot;: &quot;Schneider&quot;, &quot;parse-names&quot;: false, &quot;non-dropping-particle&quot;: &quot;&quot;}, {&quot;dropping-particle&quot;: &quot;&quot;, &quot;given&quot;: &quot;Erik A.&quot;, &quot;suffix&quot;: &quot;&quot;, &quot;family&quot;: &quot;Schultes&quot;, &quot;parse-names&quot;: false, &quot;non-dropping-particle&quot;: &quot;&quot;}, {&quot;dropping-particle&quot;: &quot;&quot;, &quot;given&quot;: &quot;Gundula G.&quot;, &quot;suffix&quot;: &quot;&quot;, &quot;family&quot;: &quot;Schulze-Tanzil&quot;, &quot;parse-names&quot;: false, &quot;non-dropping-particle&quot;: &quot;&quot;}, {&quot;dropping-particle&quot;: &quot;&quot;, &quot;given&quot;: &quot;Anita&quot;, &quot;suffix&quot;: &quot;&quot;, &quot;family&quot;: &quot;Schwegmann&quot;, &quot;parse-names&quot;: false, &quot;non-dropping-particle&quot;: &quot;&quot;}, {&quot;dropping-particle&quot;: &quot;&quot;, &quot;given&quot;: &quot;Thierry&quot;, &quot;suffix&quot;: &quot;&quot;, &quot;family&quot;: &quot;Sengstag&quot;, &quot;parse-names&quot;: false, &quot;non-dropping-particle&quot;: &quot;&quot;}, {&quot;dropping-particle&quot;: &quot;&quot;, &quot;given&quot;: &quot;Guojun&quot;, &quot;suffix&quot;: &quot;&quot;, &quot;family&quot;: &quot;Sheng&quot;, &quot;parse-names&quot;: false, &quot;non-dropping-particle&quot;: &quot;&quot;}, {&quot;dropping-particle&quot;: &quot;&quot;, &quot;given&quot;: &quot;Hisashi&quot;, &quot;suffix&quot;: &quot;&quot;, &quot;family&quot;: &quot;Shimoji&quot;, &quot;parse-names&quot;: false, &quot;non-dropping-particle&quot;: &quot;&quot;}, {&quot;dropping-particle&quot;: &quot;&quot;, &quot;given&quot;: &quot;Yishai&quot;, &quot;suffix&quot;: &quot;&quot;, &quot;family&quot;: &quot;Shimoni&quot;, &quot;parse-names&quot;: false, &quot;non-dropping-particle&quot;: &quot;&quot;}, {&quot;dropping-particle&quot;: &quot;&quot;, &quot;given&quot;: &quot;Jay W.&quot;, &quot;suffix&quot;: &quot;&quot;, &quot;family&quot;: &quot;Shin&quot;, &quot;parse-names&quot;: false, &quot;non-dropping-particle&quot;: &quot;&quot;}, {&quot;dropping-particle&quot;: &quot;&quot;, &quot;given&quot;: &quot;Christophe&quot;, &quot;suffix&quot;: &quot;&quot;, &quot;family&quot;: &quot;Simon&quot;, &quot;parse-names&quot;: false, &quot;non-dropping-particle&quot;: &quot;&quot;}, {&quot;dropping-particle&quot;: &quot;&quot;, &quot;given&quot;: &quot;Daisuke&quot;, &quot;suffix&quot;: &quot;&quot;, &quot;family&quot;: &quot;Sugiyama&quot;, &quot;parse-names&quot;: false, &quot;non-dropping-particle&quot;: &quot;&quot;}, {&quot;dropping-particle&quot;: &quot;&quot;, &quot;given&quot;: &quot;Takaai&quot;, &quot;suffix&quot;: &quot;&quot;, &quot;family&quot;: &quot;Sugiyama&quot;, &quot;parse-names&quot;: false, &quot;non-dropping-particle&quot;: &quot;&quot;}, {&quot;dropping-particle&quot;: &quot;&quot;, &quot;given&quot;: &quot;Masanori&quot;, &quot;suffix&quot;: &quot;&quot;, &quot;family&quot;: &quot;Suzuki&quot;, &quot;parse-names&quot;: false, &quot;non-dropping-particle&quot;: &quot;&quot;}, {&quot;dropping-particle&quot;: &quot;&quot;, &quot;given&quot;: &quot;Naoko&quot;, &quot;suffix&quot;: &quot;&quot;, &quot;family&quot;: &quot;Suzuki&quot;, &quot;parse-names&quot;: false, &quot;non-dropping-particle&quot;: &quot;&quot;}, {&quot;dropping-particle&quot;: &quot;&quot;, &quot;given&quot;: &quot;Rolf K.&quot;, &quot;suffix&quot;: &quot;&quot;, &quot;family&quot;: &quot;Swoboda&quot;, &quot;parse-names&quot;: false, &quot;non-dropping-particle&quot;: &quot;&quot;}, {&quot;dropping-particle&quot;: &quot;&quot;, &quot;given&quot;: &quot;Peter A.C. C&quot;, &quot;suffix&quot;: &quot;&quot;, &quot;family&quot;: &quot;'t Hoen&quot;, &quot;parse-names&quot;: false, &quot;non-dropping-particle&quot;: &quot;&quot;}, {&quot;dropping-particle&quot;: &quot;&quot;, &quot;given&quot;: &quot;Michihira&quot;, &quot;suffix&quot;: &quot;&quot;, &quot;family&quot;: &quot;Tagami&quot;, &quot;parse-names&quot;: false, &quot;non-dropping-particle&quot;: &quot;&quot;}, {&quot;dropping-particle&quot;: &quot;&quot;, &quot;given&quot;: &quot;Naoko&quot;, &quot;suffix&quot;: &quot;&quot;, &quot;family&quot;: &quot;Takahashi&quot;, &quot;parse-names&quot;: false, &quot;non-dropping-particle&quot;: &quot;&quot;}, {&quot;dropping-particle&quot;: &quot;&quot;, &quot;given&quot;: &quot;Jun&quot;, &quot;suffix&quot;: &quot;&quot;, &quot;family&quot;: &quot;Takai&quot;, &quot;parse-names&quot;: false, &quot;non-dropping-particle&quot;: &quot;&quot;}, {&quot;dropping-particle&quot;: &quot;&quot;, &quot;given&quot;: &quot;Hiroshi&quot;, &quot;suffix&quot;: &quot;&quot;, &quot;family&quot;: &quot;Tanaka&quot;, &quot;parse-names&quot;: false, &quot;non-dropping-particle&quot;: &quot;&quot;}, {&quot;dropping-particle&quot;: &quot;&quot;, &quot;given&quot;: &quot;Hideki&quot;, &quot;suffix&quot;: &quot;&quot;, &quot;family&quot;: &quot;Tatsukawa&quot;, &quot;parse-names&quot;: false, &quot;non-dropping-particle&quot;: &quot;&quot;}, {&quot;dropping-particle&quot;: &quot;&quot;, &quot;given&quot;: &quot;Zuotian&quot;, &quot;suffix&quot;: &quot;&quot;, &quot;family&quot;: &quot;Tatum&quot;, &quot;parse-names&quot;: false, &quot;non-dropping-particle&quot;: &quot;&quot;}, {&quot;dropping-particle&quot;: &quot;&quot;, &quot;given&quot;: &quot;Mark&quot;, &quot;suffix&quot;: &quot;&quot;, &quot;family&quot;: &quot;Thompson&quot;, &quot;parse-names&quot;: false, &quot;non-dropping-particle&quot;: &quot;&quot;}, {&quot;dropping-particle&quot;: &quot;&quot;, &quot;given&quot;: &quot;Hiroo&quot;, &quot;suffix&quot;: &quot;&quot;, &quot;family&quot;: &quot;Toyodo&quot;, &quot;parse-names&quot;: false, &quot;non-dropping-particle&quot;: &quot;&quot;}, {&quot;dropping-particle&quot;: &quot;&quot;, &quot;given&quot;: &quot;Tetsuro&quot;, &quot;suffix&quot;: &quot;&quot;, &quot;family&quot;: &quot;Toyoda&quot;, &quot;parse-names&quot;: false, &quot;non-dropping-particle&quot;: &quot;&quot;}, {&quot;dropping-particle&quot;: &quot;&quot;, &quot;given&quot;: &quot;Elvind&quot;, &quot;suffix&quot;: &quot;&quot;, &quot;family&quot;: &quot;Valen&quot;, &quot;parse-names&quot;: false, &quot;non-dropping-particle&quot;: &quot;&quot;}, {&quot;dropping-particle&quot;: &quot;&quot;, &quot;given&quot;: &quot;Marc&quot;, &quot;suffix&quot;: &quot;&quot;, &quot;family&quot;: &quot;Wetering&quot;, &quot;parse-names&quot;: false, &quot;non-dropping-particle&quot;: &quot;van de&quot;}, {&quot;dropping-particle&quot;: &quot;&quot;, &quot;given&quot;: &quot;Linda M.&quot;, &quot;suffix&quot;: &quot;&quot;, &quot;family&quot;: &quot;Berg&quot;, &quot;parse-names&quot;: false, &quot;non-dropping-particle&quot;: &quot;van den&quot;}, {&quot;dropping-particle&quot;: &quot;&quot;, &quot;given&quot;: &quot;Roberto&quot;, &quot;suffix&quot;: &quot;&quot;, &quot;family&quot;: &quot;Verado&quot;, &quot;parse-names&quot;: false, &quot;non-dropping-particle&quot;: &quot;&quot;}, {&quot;dropping-particle&quot;: &quot;&quot;, &quot;given&quot;: &quot;Dipti&quot;, &quot;suffix&quot;: &quot;&quot;, &quot;family&quot;: &quot;Vijayan&quot;, &quot;parse-names&quot;: false, &quot;non-dropping-particle&quot;: &quot;&quot;}, {&quot;dropping-particle&quot;: &quot;&quot;, &quot;given&quot;: &quot;Ilya E.&quot;, &quot;suffix&quot;: &quot;&quot;, &quot;family&quot;: &quot;Vorontsov&quot;, &quot;parse-names&quot;: false, &quot;non-dropping-particle&quot;: &quot;&quot;}, {&quot;dropping-particle&quot;: &quot;&quot;, &quot;given&quot;: &quot;Wyeth W.&quot;, &quot;suffix&quot;: &quot;&quot;, &quot;family&quot;: &quot;Wasserman&quot;, &quot;parse-names&quot;: false, &quot;non-dropping-particle&quot;: &quot;&quot;}, {&quot;dropping-particle&quot;: &quot;&quot;, &quot;given&quot;: &quot;Shoko&quot;, &quot;suffix&quot;: &quot;&quot;, &quot;family&quot;: &quot;Watanabe&quot;, &quot;parse-names&quot;: false, &quot;non-dropping-particle&quot;: &quot;&quot;}, {&quot;dropping-particle&quot;: &quot;&quot;, &quot;given&quot;: &quot;Christine A.&quot;, &quot;suffix&quot;: &quot;&quot;, &quot;family&quot;: &quot;Wells&quot;, &quot;parse-names&quot;: false, &quot;non-dropping-particle&quot;: &quot;&quot;}, {&quot;dropping-particle&quot;: &quot;&quot;, &quot;given&quot;: &quot;Louise N.&quot;, &quot;suffix&quot;: &quot;&quot;, &quot;family&quot;: &quot;Winteringham&quot;, &quot;parse-names&quot;: false, &quot;non-dropping-particle&quot;: &quot;&quot;}, {&quot;dropping-particle&quot;: &quot;&quot;, &quot;given&quot;: &quot;Ernst&quot;, &quot;suffix&quot;: &quot;&quot;, &quot;family&quot;: &quot;Wolvetang&quot;, &quot;parse-names&quot;: false, &quot;non-dropping-particle&quot;: &quot;&quot;}, {&quot;dropping-particle&quot;: &quot;&quot;, &quot;given&quot;: &quot;Emily J.&quot;, &quot;suffix&quot;: &quot;&quot;, &quot;family&quot;: &quot;Wood&quot;, &quot;parse-names&quot;: false, &quot;non-dropping-particle&quot;: &quot;&quot;}, {&quot;dropping-particle&quot;: &quot;&quot;, &quot;given&quot;: &quot;Yoko&quot;, &quot;suffix&quot;: &quot;&quot;, &quot;family&quot;: &quot;Yamaguchi&quot;, &quot;parse-names&quot;: false, &quot;non-dropping-particle&quot;: &quot;&quot;}, {&quot;dropping-particle&quot;: &quot;&quot;, &quot;given&quot;: &quot;Masayuki&quot;, &quot;suffix&quot;: &quot;&quot;, &quot;family&quot;: &quot;Yamamoto&quot;, &quot;parse-names&quot;: false, &quot;non-dropping-particle&quot;: &quot;&quot;}, {&quot;dropping-particle&quot;: &quot;&quot;, &quot;given&quot;: &quot;Misako&quot;, &quot;suffix&quot;: &quot;&quot;, &quot;family&quot;: &quot;Yoneda&quot;, &quot;parse-names&quot;: false, &quot;non-dropping-particle&quot;: &quot;&quot;}, {&quot;dropping-particle&quot;: &quot;&quot;, &quot;given&quot;: &quot;Yohei&quot;, &quot;suffix&quot;: &quot;&quot;, &quot;family&quot;: &quot;Yonekura&quot;, &quot;parse-names&quot;: false, &quot;non-dropping-particle&quot;: &quot;&quot;}, {&quot;dropping-particle&quot;: &quot;&quot;, &quot;given&quot;: &quot;Shigehiro&quot;, &quot;suffix&quot;: &quot;&quot;, &quot;family&quot;: &quot;Yoshida&quot;, &quot;parse-names&quot;: false, &quot;non-dropping-particle&quot;: &quot;&quot;}, {&quot;dropping-particle&quot;: &quot;&quot;, &quot;given&quot;: &quot;Susan E.&quot;, &quot;suffix&quot;: &quot;&quot;, &quot;family&quot;: &quot;Zabierowski&quot;, &quot;parse-names&quot;: false, &quot;non-dropping-particle&quot;: &quot;&quot;}, {&quot;dropping-particle&quot;: &quot;&quot;, &quot;given&quot;: &quot;Peter G.&quot;, &quot;suffix&quot;: &quot;&quot;, &quot;family&quot;: &quot;Zhang&quot;, &quot;parse-names&quot;: false, &quot;non-dropping-particle&quot;: &quot;&quot;}, {&quot;dropping-particle&quot;: &quot;&quot;, &quot;given&quot;: &quot;Xiaobei&quot;, &quot;suffix&quot;: &quot;&quot;, &quot;family&quot;: &quot;Zhao&quot;, &quot;parse-names&quot;: false, &quot;non-dropping-particle&quot;: &quot;&quot;}, {&quot;dropping-particle&quot;: &quot;&quot;, &quot;given&quot;: &quot;Silvia&quot;, &quot;suffix&quot;: &quot;&quot;, &quot;family&quot;: &quot;Zucchelli&quot;, &quot;parse-names&quot;: false, &quot;non-dropping-particle&quot;: &quot;&quot;}, {&quot;dropping-particle&quot;: &quot;&quot;, &quot;given&quot;: &quot;Kim M.&quot;, &quot;suffix&quot;: &quot;&quot;, &quot;family&quot;: &quot;Summers&quot;, &quot;parse-names&quot;: false, &quot;non-dropping-particle&quot;: &quot;&quot;}, {&quot;dropping-particle&quot;: &quot;&quot;, &quot;given&quot;: &quot;Harukazu&quot;, &quot;suffix&quot;: &quot;&quot;, &quot;family&quot;: &quot;Suzuki&quot;, &quot;parse-names&quot;: false, &quot;non-dropping-particle&quot;: &quot;&quot;}, {&quot;dropping-particle&quot;: &quot;&quot;, &quot;given&quot;: &quot;Carsten O.&quot;, &quot;suffix&quot;: &quot;&quot;, &quot;family&quot;: &quot;Daub&quot;, &quot;parse-names&quot;: false, &quot;non-dropping-particle&quot;: &quot;&quot;}, {&quot;dropping-particle&quot;: &quot;&quot;, &quot;given&quot;: &quot;Jun&quot;, &quot;suffix&quot;: &quot;&quot;, &quot;family&quot;: &quot;Kawai&quot;, &quot;parse-names&quot;: false, &quot;non-dropping-particle&quot;: &quot;&quot;}, {&quot;dropping-particle&quot;: &quot;&quot;, &quot;given&quot;: &quot;Peter&quot;, &quot;suffix&quot;: &quot;&quot;, &quot;family&quot;: &quot;Heutink&quot;, &quot;parse-names&quot;: false, &quot;non-dropping-particle&quot;: &quot;&quot;}, {&quot;dropping-particle&quot;: &quot;&quot;, &quot;given&quot;: &quot;Winston&quot;, &quot;suffix&quot;: &quot;&quot;, &quot;family&quot;: &quot;Hide&quot;, &quot;parse-names&quot;: false, &quot;non-dropping-particle&quot;: &quot;&quot;}, {&quot;dropping-particle&quot;: &quot;&quot;, &quot;given&quot;: &quot;Tom C.&quot;, &quot;suffix&quot;: &quot;&quot;, &quot;family&quot;: &quot;Freeman&quot;, &quot;parse-names&quot;: false, &quot;non-dropping-particle&quot;: &quot;&quot;}, {&quot;dropping-particle&quot;: &quot;&quot;, &quot;given&quot;: &quot;Boris&quot;, &quot;suffix&quot;: &quot;&quot;, &quot;family&quot;: &quot;Lenhard&quot;, &quot;parse-names&quot;: false, &quot;non-dropping-particle&quot;: &quot;&quot;}, {&quot;dropping-particle&quot;: &quot;&quot;, &quot;given&quot;: &quot;Vladimir B&quot;, &quot;suffix&quot;: &quot;&quot;, &quot;family&quot;: &quot;Bajic&quot;, &quot;parse-names&quot;: false, &quot;non-dropping-particle&quot;: &quot;&quot;}, {&quot;dropping-particle&quot;: &quot;&quot;, &quot;given&quot;: &quot;Martin S.&quot;, &quot;suffix&quot;: &quot;&quot;, &quot;family&quot;: &quot;Taylor&quot;, &quot;parse-names&quot;: false, &quot;non-dropping-particle&quot;: &quot;&quot;}, {&quot;dropping-particle&quot;: &quot;&quot;, &quot;given&quot;: &quot;Vsevolod J.&quot;, &quot;suffix&quot;: &quot;&quot;, &quot;family&quot;: &quot;Makeev&quot;, &quot;parse-names&quot;: false, &quot;non-dropping-particle&quot;: &quot;&quot;}, {&quot;dropping-particle&quot;: &quot;&quot;, &quot;given&quot;: &quot;Albin&quot;, &quot;suffix&quot;: &quot;&quot;, &quot;family&quot;: &quot;Sandelin&quot;, &quot;parse-names&quot;: false, &quot;non-dropping-particle&quot;: &quot;&quot;}, {&quot;dropping-particle&quot;: &quot;&quot;, &quot;given&quot;: &quot;David A.&quot;, &quot;suffix&quot;: &quot;&quot;, &quot;family&quot;: &quot;Hume&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Yoshihide&quot;, &quot;suffix&quot;: &quot;&quot;, &quot;family&quot;: &quot;Hayashizaki&quot;, &quot;parse-names&quot;: false, &quot;non-dropping-particle&quot;: &quot;&quot;}], &quot;page&quot;: &quot;462-70&quot;, &quot;ISSN&quot;: &quot;1476-4687&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quot;: &quot;7493&quot;}}], &quot;schema&quot;: &quot;https://github.com/citation-style-language/schema/raw/master/csl-citation.json&quot;} RNDFVg8oikRgr"/><text:span text:style-name="T90">⁠, </text:span><text:span text:style-name="T124">or </text:span><text:span text:style-name="T114">BLUEPRINT </text:span><text:reference-mark-start text:name="ADDIN CSL_CITATION {&quot;properties&quot;: {&quot;noteIndex&quot;: 0}, &quot;mendeley&quot;: {&quot;previouslyFormattedCitation&quot;: &quot;(Adams et al. 2012)&quot;, &quot;formattedCitation&quot;: &quot;(Adams et al. 2012)&quot;, &quot;plainTextFormattedCitation&quot;: &quot;(Adams et al. 2012)&quot;}, &quot;citationItems&quot;: [{&quot;uris&quot;: [&quot;http://www.mendeley.com/documents/?uuid=f56e8e2f-e9a6-3850-8039-50f5644be81f&quot;], &quot;id&quot;: &quot;ITEM-1&quot;, &quot;itemData&quot;: {&quot;volume&quot;: &quot;30&quot;, &quot;DOI&quot;: &quot;10.1038/nbt.2153&quot;, &quot;publisher&quot;: &quot;Nature Publishing Group&quot;, &quot;container-title&quot;: &quot;Nature Biotechnology&quot;, &quot;issued&quot;: {&quot;date-parts&quot;: [[&quot;2012&quot;]]}, &quot;id&quot;: &quot;ITEM-1&quot;, &quot;type&quot;: &quot;article&quot;, &quot;title&quot;: &quot;BLUEPRINT to decode the epigenetic signature written in blood&quot;, &quot;author&quot;: [{&quot;dropping-particle&quot;: &quot;&quot;, &quot;given&quot;: &quot;David&quot;, &quot;suffix&quot;: &quot;&quot;, &quot;family&quot;: &quot;Adams&quot;, &quot;parse-names&quot;: false, &quot;non-dropping-particle&quot;: &quot;&quot;}, {&quot;dropping-particle&quot;: &quot;&quot;, &quot;given&quot;: &quot;Lucia&quot;, &quot;suffix&quot;: &quot;&quot;, &quot;family&quot;: &quot;Altucci&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Juan&quot;, &quot;suffix&quot;: &quot;&quot;, &quot;family&quot;: &quot;Ballesteros&quot;, &quot;parse-names&quot;: false, &quot;non-dropping-particle&quot;: &quot;&quot;}, {&quot;dropping-particle&quot;: &quot;&quot;, &quot;given&quot;: &quot;Stephan&quot;, &quot;suffix&quot;: &quot;&quot;, &quot;family&quot;: &quot;Beck&quot;, &quot;parse-names&quot;: false, &quot;non-dropping-particle&quot;: &quot;&quot;}, {&quot;dropping-particle&quot;: &quot;&quot;, &quot;given&quot;: &quot;Adrian&quot;, &quot;suffix&quot;: &quot;&quot;, &quot;family&quot;: &quot;Bird&quot;, &quot;parse-names&quot;: false, &quot;non-dropping-particle&quot;: &quot;&quot;}, {&quot;dropping-particle&quot;: &quot;&quot;, &quot;given&quot;: &quot;Christoph&quot;, &quot;suffix&quot;: &quot;&quot;, &quot;family&quot;: &quot;Bock&quot;, &quot;parse-names&quot;: false, &quot;non-dropping-particle&quot;: &quot;&quot;}, {&quot;dropping-particle&quot;: &quot;&quot;, &quot;given&quot;: &quot;Bernhard&quot;, &quot;suffix&quot;: &quot;&quot;, &quot;family&quot;: &quot;Boehm&quot;, &quot;parse-names&quot;: false, &quot;non-dropping-particle&quot;: &quot;&quot;}, {&quot;dropping-particle&quot;: &quot;&quot;, &quot;given&quot;: &quot;Elias&quot;, &quot;suffix&quot;: &quot;&quot;, &quot;family&quot;: &quot;Campo&quot;, &quot;parse-names&quot;: false, &quot;non-dropping-particle&quot;: &quot;&quot;}, {&quot;dropping-particle&quot;: &quot;&quot;, &quot;given&quot;: &quot;Andrea&quot;, &quot;suffix&quot;: &quot;&quot;, &quot;family&quot;: &quot;Caricasole&quot;, &quot;parse-names&quot;: false, &quot;non-dropping-particle&quot;: &quot;&quot;}, {&quot;dropping-particle&quot;: &quot;&quot;, &quot;given&quot;: &quot;Fredrik&quot;, &quot;suffix&quot;: &quot;&quot;, &quot;family&quot;: &quot;Dahl&quot;, &quot;parse-names&quot;: false, &quot;non-dropping-particle&quot;: &quot;&quot;}, {&quot;dropping-particle&quot;: &quot;&quot;, &quot;given&quot;: &quot;Emmanouil T.&quot;, &quot;suffix&quot;: &quot;&quot;, &quot;family&quot;: &quot;Dermitzakis&quot;, &quot;parse-names&quot;: false, &quot;non-dropping-particle&quot;: &quot;&quot;}, {&quot;dropping-particle&quot;: &quot;&quot;, &quot;given&quot;: &quot;Tariq&quot;, &quot;suffix&quot;: &quot;&quot;, &quot;family&quot;: &quot;Enver&quot;, &quot;parse-names&quot;: false, &quot;non-dropping-particle&quot;: &quot;&quot;}, {&quot;dropping-particle&quot;: &quot;&quot;, &quot;given&quot;: &quot;Manel&quot;, &quot;suffix&quot;: &quot;&quot;, &quot;family&quot;: &quot;Esteller&quot;, &quot;parse-names&quot;: false, &quot;non-dropping-particle&quot;: &quot;&quot;}, {&quot;dropping-particle&quot;: &quot;&quot;, &quot;given&quot;: &quot;Xavier&quot;, &quot;suffix&quot;: &quot;&quot;, &quot;family&quot;: &quot;Estivill&quot;, &quot;parse-names&quot;: false, &quot;non-dropping-particle&quot;: &quot;&quot;}, {&quot;dropping-particle&quot;: &quot;&quot;, &quot;given&quot;: &quot;Anne&quot;, &quot;suffix&quot;: &quot;&quot;, &quot;family&quot;: &quot;Ferguson-Smith&quot;, &quot;parse-names&quot;: false, &quot;non-dropping-particle&quot;: &quot;&quot;}, {&quot;dropping-particle&quot;: &quot;&quot;, &quot;given&quot;: &quot;Jude&quot;, &quot;suffix&quot;: &quot;&quot;, &quot;family&quot;: &quot;Fitzgibbon&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Claudia&quot;, &quot;suffix&quot;: &quot;&quot;, &quot;family&quot;: &quot;Giehl&quot;, &quot;parse-names&quot;: false, &quot;non-dropping-particle&quot;: &quot;&quot;}, {&quot;dropping-particle&quot;: &quot;&quot;, &quot;given&quot;: &quot;Thomas&quot;, &quot;suffix&quot;: &quot;&quot;, &quot;family&quot;: &quot;Graf&quot;, &quot;parse-names&quot;: false, &quot;non-dropping-particle&quot;: &quot;&quot;}, {&quot;dropping-particle&quot;: &quot;&quot;, &quot;given&quot;: &quot;Frank&quot;, &quot;suffix&quot;: &quot;&quot;, &quot;family&quot;: &quot;Grosveld&quot;, &quot;parse-names&quot;: false, &quot;non-dropping-particle&quot;: &quot;&quot;}, {&quot;dropping-particle&quot;: &quot;&quot;, &quot;given&quot;: &quot;Roderic&quot;, &quot;suffix&quot;: &quot;&quot;, &quot;family&quot;: &quot;Guigo&quot;, &quot;parse-names&quot;: false, &quot;non-dropping-particle&quot;: &quot;&quot;}, {&quot;dropping-particle&quot;: &quot;&quot;, &quot;given&quot;: &quot;Ivo&quot;, &quot;suffix&quot;: &quot;&quot;, &quot;family&quot;: &quot;Gut&quot;, &quot;parse-names&quot;: false, &quot;non-dropping-particle&quot;: &quot;&quot;}, {&quot;dropping-particle&quot;: &quot;&quot;, &quot;given&quot;: &quot;Kristian&quot;, &quot;suffix&quot;: &quot;&quot;, &quot;family&quot;: &quot;Helin&quot;, &quot;parse-names&quot;: false, &quot;non-dropping-particle&quot;: &quot;&quot;}, {&quot;dropping-particle&quot;: &quot;&quot;, &quot;given&quot;: &quot;Jonas&quot;, &quot;suffix&quot;: &quot;&quot;, &quot;family&quot;: &quot;Jarvius&quot;, &quot;parse-names&quot;: false, &quot;non-dropping-particle&quot;: &quot;&quot;}, {&quot;dropping-particle&quot;: &quot;&quot;, &quot;given&quot;: &quot;Ralf&quot;, &quot;suffix&quot;: &quot;&quot;, &quot;family&quot;: &quot;K\u00fcppers&quot;, &quot;parse-names&quot;: false, &quot;non-dropping-particle&quot;: &quot;&quot;}, {&quot;dropping-particle&quot;: &quot;&quot;, &quot;given&quot;: &quot;Hans&quot;, &quot;suffix&quot;: &quot;&quot;, &quot;family&quot;: &quot;Lehrach&quot;, &quot;parse-names&quot;: false, &quot;non-dropping-particle&quot;: &quot;&quot;}, {&quot;dropping-particle&quot;: &quot;&quot;, &quot;given&quot;: &quot;Thomas&quot;, &quot;suffix&quot;: &quot;&quot;, &quot;family&quot;: &quot;Lengauer&quot;, &quot;parse-names&quot;: false, &quot;non-dropping-particle&quot;: &quot;&quot;}, {&quot;dropping-particle&quot;: &quot;&quot;, &quot;given&quot;: &quot;\u00c5ke&quot;, &quot;suffix&quot;: &quot;&quot;, &quot;family&quot;: &quot;Lernmark&quot;, &quot;parse-names&quot;: false, &quot;non-dropping-particle&quot;: &quot;&quot;}, {&quot;dropping-particle&quot;: &quot;&quot;, &quot;given&quot;: &quot;David&quot;, &quot;suffix&quot;: &quot;&quot;, &quot;family&quot;: &quot;Leslie&quot;, &quot;parse-names&quot;: false, &quot;non-dropping-particle&quot;: &quot;&quot;}, {&quot;dropping-particle&quot;: &quot;&quot;, &quot;given&quot;: &quot;Markus&quot;, &quot;suffix&quot;: &quot;&quot;, &quot;family&quot;: &quot;Loeffler&quot;, &quot;parse-names&quot;: false, &quot;non-dropping-particle&quot;: &quot;&quot;}, {&quot;dropping-particle&quot;: &quot;&quot;, &quot;given&quot;: &quot;Elizabeth&quot;, &quot;suffix&quot;: &quot;&quot;, &quot;family&quot;: &quot;MacIntyre&quot;, &quot;parse-names&quot;: false, &quot;non-dropping-particle&quot;: &quot;&quot;}, {&quot;dropping-particle&quot;: &quot;&quot;, &quot;given&quot;: &quot;Antonello&quot;, &quot;suffix&quot;: &quot;&quot;, &quot;family&quot;: &quot;Mai&quot;, &quot;parse-names&quot;: false, &quot;non-dropping-particle&quot;: &quot;&quot;}, {&quot;dropping-particle&quot;: &quot;&quot;, &quot;given&quot;: &quot;Joost H.A.&quot;, &quot;suffix&quot;: &quot;&quot;, &quot;family&quot;: &quot;Martens&quot;, &quot;parse-names&quot;: false, &quot;non-dropping-particle&quot;: &quot;&quot;}, {&quot;dropping-particle&quot;: &quot;&quot;, &quot;given&quot;: &quot;Saverio&quot;, &quot;suffix&quot;: &quot;&quot;, &quot;family&quot;: &quot;Minucci&quot;, &quot;parse-names&quot;: false, &quot;non-dropping-particle&quot;: &quot;&quot;}, {&quot;dropping-particle&quot;: &quot;&quot;, &quot;given&quot;: &quot;Willem H.&quot;, &quot;suffix&quot;: &quot;&quot;, &quot;family&quot;: &quot;Ouwehand&quot;, &quot;parse-names&quot;: false, &quot;non-dropping-particle&quot;: &quot;&quot;}, {&quot;dropping-particle&quot;: &quot;&quot;, &quot;given&quot;: &quot;Pier Giuseppe&quot;, &quot;suffix&quot;: &quot;&quot;, &quot;family&quot;: &quot;Pelicci&quot;, &quot;parse-names&quot;: false, &quot;non-dropping-particle&quot;: &quot;&quot;}, {&quot;dropping-particle&quot;: &quot;&quot;, &quot;given&quot;: &quot;H\u00e9l\u00e8ne&quot;, &quot;suffix&quot;: &quot;&quot;, &quot;family&quot;: &quot;Pendeville&quot;, &quot;parse-names&quot;: false, &quot;non-dropping-particle&quot;: &quot;&quot;}, {&quot;dropping-particle&quot;: &quot;&quot;, &quot;given&quot;: &quot;Bo&quot;, &quot;suffix&quot;: &quot;&quot;, &quot;family&quot;: &quot;Porse&quot;, &quot;parse-names&quot;: false, &quot;non-dropping-particle&quot;: &quot;&quot;}, {&quot;dropping-particle&quot;: &quot;&quot;, &quot;given&quot;: &quot;Vardhman&quot;, &quot;suffix&quot;: &quot;&quot;, &quot;family&quot;: &quot;Rakyan&quot;, &quot;parse-names&quot;: false, &quot;non-dropping-particle&quot;: &quot;&quot;}, {&quot;dropping-particle&quot;: &quot;&quot;, &quot;given&quot;: &quot;Wolf&quot;, &quot;suffix&quot;: &quot;&quot;, &quot;family&quot;: &quot;Reik&quot;, &quot;parse-names&quot;: false, &quot;non-dropping-particle&quot;: &quot;&quot;}, {&quot;dropping-particle&quot;: &quot;&quot;, &quot;given&quot;: &quot;Martin&quot;, &quot;suffix&quot;: &quot;&quot;, &quot;family&quot;: &quot;Schrappe&quot;, &quot;parse-names&quot;: false, &quot;non-dropping-particle&quot;: &quot;&quot;}, {&quot;dropping-particle&quot;: &quot;&quot;, &quot;given&quot;: &quot;Dirk&quot;, &quot;suffix&quot;: &quot;&quot;, &quot;family&quot;: &quot;Sch\u00fcbeler&quot;, &quot;parse-names&quot;: false, &quot;non-dropping-particle&quot;: &quot;&quot;}, {&quot;dropping-particle&quot;: &quot;&quot;, &quot;given&quot;: &quot;Martin&quot;, &quot;suffix&quot;: &quot;&quot;, &quot;family&quot;: &quot;Seifert&quot;, &quot;parse-names&quot;: false, &quot;non-dropping-particle&quot;: &quot;&quot;}, {&quot;dropping-particle&quot;: &quot;&quot;, &quot;given&quot;: &quot;Reiner&quot;, &quot;suffix&quot;: &quot;&quot;, &quot;family&quot;: &quot;Siebert&quot;, &quot;parse-names&quot;: false, &quot;non-dropping-particle&quot;: &quot;&quot;}, {&quot;dropping-particle&quot;: &quot;&quot;, &quot;given&quot;: &quot;David&quot;, &quot;suffix&quot;: &quot;&quot;, &quot;family&quot;: &quot;Simmons&quot;, &quot;parse-names&quot;: false, &quot;non-dropping-particle&quot;: &quot;&quot;}, {&quot;dropping-particle&quot;: &quot;&quot;, &quot;given&quot;: &quot;Nicole&quot;, &quot;suffix&quot;: &quot;&quot;, &quot;family&quot;: &quot;Soranzo&quot;, &quot;parse-names&quot;: false, &quot;non-dropping-particle&quot;: &quot;&quot;}, {&quot;dropping-particle&quot;: &quot;&quot;, &quot;given&quot;: &quot;Salvatore&quot;, &quot;suffix&quot;: &quot;&quot;, &quot;family&quot;: &quot;Spicuglia&quot;, &quot;parse-names&quot;: false, &quot;non-dropping-particle&quot;: &quot;&quot;}, {&quot;dropping-particle&quot;: &quot;&quot;, &quot;given&quot;: &quot;Michael&quot;, &quot;suffix&quot;: &quot;&quot;, &quot;family&quot;: &quot;Stratton&quot;, &quot;parse-names&quot;: false, &quot;non-dropping-particle&quot;: &quot;&quot;}, {&quot;dropping-particle&quot;: &quot;&quot;, &quot;given&quot;: &quot;Hendrik G.&quot;, &quot;suffix&quot;: &quot;&quot;, &quot;family&quot;: &quot;Stunnenberg&quot;, &quot;parse-names&quot;: false, &quot;non-dropping-particle&quot;: &quot;&quot;}, {&quot;dropping-particle&quot;: &quot;&quot;, &quot;given&quot;: &quot;Amos&quot;, &quot;suffix&quot;: &quot;&quot;, &quot;family&quot;: &quot;Tanay&quot;, &quot;parse-names&quot;: false, &quot;non-dropping-particle&quot;: &quot;&quot;}, {&quot;dropping-particle&quot;: &quot;&quot;, &quot;given&quot;: &quot;David&quot;, &quot;suffix&quot;: &quot;&quot;, &quot;family&quot;: &quot;Torrents&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Edo&quot;, &quot;suffix&quot;: &quot;&quot;, &quot;family&quot;: &quot;Vellenga&quot;, &quot;parse-names&quot;: false, &quot;non-dropping-particle&quot;: &quot;&quot;}, {&quot;dropping-particle&quot;: &quot;&quot;, &quot;given&quot;: &quot;Martin&quot;, &quot;suffix&quot;: &quot;&quot;, &quot;family&quot;: &quot;Vingron&quot;, &quot;parse-names&quot;: false, &quot;non-dropping-particle&quot;: &quot;&quot;}, {&quot;dropping-particle&quot;: &quot;&quot;, &quot;given&quot;: &quot;J\u00f6rn&quot;, &quot;suffix&quot;: &quot;&quot;, &quot;family&quot;: &quot;Walter&quot;, &quot;parse-names&quot;: false, &quot;non-dropping-particle&quot;: &quot;&quot;}, {&quot;dropping-particle&quot;: &quot;&quot;, &quot;given&quot;: &quot;Spike&quot;, &quot;suffix&quot;: &quot;&quot;, &quot;family&quot;: &quot;Willcocks&quot;, &quot;parse-names&quot;: false, &quot;non-dropping-particle&quot;: &quot;&quot;}], &quot;page&quot;: &quot;224-226&quot;, &quot;ISSN&quot;: &quot;15461696&quot;, &quot;issue&quot;: &quot;3&quot;}}], &quot;schema&quot;: &quot;https://github.com/citation-style-language/schema/raw/master/csl-citation.json&quot;} RNDBsvsb1bVX9"/><text:span text:style-name="T73">(Adams et al. 2012)</text:span><text:reference-mark-end text:name="ADDIN CSL_CITATION {&quot;properties&quot;: {&quot;noteIndex&quot;: 0}, &quot;mendeley&quot;: {&quot;previouslyFormattedCitation&quot;: &quot;(Adams et al. 2012)&quot;, &quot;formattedCitation&quot;: &quot;(Adams et al. 2012)&quot;, &quot;plainTextFormattedCitation&quot;: &quot;(Adams et al. 2012)&quot;}, &quot;citationItems&quot;: [{&quot;uris&quot;: [&quot;http://www.mendeley.com/documents/?uuid=f56e8e2f-e9a6-3850-8039-50f5644be81f&quot;], &quot;id&quot;: &quot;ITEM-1&quot;, &quot;itemData&quot;: {&quot;volume&quot;: &quot;30&quot;, &quot;DOI&quot;: &quot;10.1038/nbt.2153&quot;, &quot;publisher&quot;: &quot;Nature Publishing Group&quot;, &quot;container-title&quot;: &quot;Nature Biotechnology&quot;, &quot;issued&quot;: {&quot;date-parts&quot;: [[&quot;2012&quot;]]}, &quot;id&quot;: &quot;ITEM-1&quot;, &quot;type&quot;: &quot;article&quot;, &quot;title&quot;: &quot;BLUEPRINT to decode the epigenetic signature written in blood&quot;, &quot;author&quot;: [{&quot;dropping-particle&quot;: &quot;&quot;, &quot;given&quot;: &quot;David&quot;, &quot;suffix&quot;: &quot;&quot;, &quot;family&quot;: &quot;Adams&quot;, &quot;parse-names&quot;: false, &quot;non-dropping-particle&quot;: &quot;&quot;}, {&quot;dropping-particle&quot;: &quot;&quot;, &quot;given&quot;: &quot;Lucia&quot;, &quot;suffix&quot;: &quot;&quot;, &quot;family&quot;: &quot;Altucci&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Juan&quot;, &quot;suffix&quot;: &quot;&quot;, &quot;family&quot;: &quot;Ballesteros&quot;, &quot;parse-names&quot;: false, &quot;non-dropping-particle&quot;: &quot;&quot;}, {&quot;dropping-particle&quot;: &quot;&quot;, &quot;given&quot;: &quot;Stephan&quot;, &quot;suffix&quot;: &quot;&quot;, &quot;family&quot;: &quot;Beck&quot;, &quot;parse-names&quot;: false, &quot;non-dropping-particle&quot;: &quot;&quot;}, {&quot;dropping-particle&quot;: &quot;&quot;, &quot;given&quot;: &quot;Adrian&quot;, &quot;suffix&quot;: &quot;&quot;, &quot;family&quot;: &quot;Bird&quot;, &quot;parse-names&quot;: false, &quot;non-dropping-particle&quot;: &quot;&quot;}, {&quot;dropping-particle&quot;: &quot;&quot;, &quot;given&quot;: &quot;Christoph&quot;, &quot;suffix&quot;: &quot;&quot;, &quot;family&quot;: &quot;Bock&quot;, &quot;parse-names&quot;: false, &quot;non-dropping-particle&quot;: &quot;&quot;}, {&quot;dropping-particle&quot;: &quot;&quot;, &quot;given&quot;: &quot;Bernhard&quot;, &quot;suffix&quot;: &quot;&quot;, &quot;family&quot;: &quot;Boehm&quot;, &quot;parse-names&quot;: false, &quot;non-dropping-particle&quot;: &quot;&quot;}, {&quot;dropping-particle&quot;: &quot;&quot;, &quot;given&quot;: &quot;Elias&quot;, &quot;suffix&quot;: &quot;&quot;, &quot;family&quot;: &quot;Campo&quot;, &quot;parse-names&quot;: false, &quot;non-dropping-particle&quot;: &quot;&quot;}, {&quot;dropping-particle&quot;: &quot;&quot;, &quot;given&quot;: &quot;Andrea&quot;, &quot;suffix&quot;: &quot;&quot;, &quot;family&quot;: &quot;Caricasole&quot;, &quot;parse-names&quot;: false, &quot;non-dropping-particle&quot;: &quot;&quot;}, {&quot;dropping-particle&quot;: &quot;&quot;, &quot;given&quot;: &quot;Fredrik&quot;, &quot;suffix&quot;: &quot;&quot;, &quot;family&quot;: &quot;Dahl&quot;, &quot;parse-names&quot;: false, &quot;non-dropping-particle&quot;: &quot;&quot;}, {&quot;dropping-particle&quot;: &quot;&quot;, &quot;given&quot;: &quot;Emmanouil T.&quot;, &quot;suffix&quot;: &quot;&quot;, &quot;family&quot;: &quot;Dermitzakis&quot;, &quot;parse-names&quot;: false, &quot;non-dropping-particle&quot;: &quot;&quot;}, {&quot;dropping-particle&quot;: &quot;&quot;, &quot;given&quot;: &quot;Tariq&quot;, &quot;suffix&quot;: &quot;&quot;, &quot;family&quot;: &quot;Enver&quot;, &quot;parse-names&quot;: false, &quot;non-dropping-particle&quot;: &quot;&quot;}, {&quot;dropping-particle&quot;: &quot;&quot;, &quot;given&quot;: &quot;Manel&quot;, &quot;suffix&quot;: &quot;&quot;, &quot;family&quot;: &quot;Esteller&quot;, &quot;parse-names&quot;: false, &quot;non-dropping-particle&quot;: &quot;&quot;}, {&quot;dropping-particle&quot;: &quot;&quot;, &quot;given&quot;: &quot;Xavier&quot;, &quot;suffix&quot;: &quot;&quot;, &quot;family&quot;: &quot;Estivill&quot;, &quot;parse-names&quot;: false, &quot;non-dropping-particle&quot;: &quot;&quot;}, {&quot;dropping-particle&quot;: &quot;&quot;, &quot;given&quot;: &quot;Anne&quot;, &quot;suffix&quot;: &quot;&quot;, &quot;family&quot;: &quot;Ferguson-Smith&quot;, &quot;parse-names&quot;: false, &quot;non-dropping-particle&quot;: &quot;&quot;}, {&quot;dropping-particle&quot;: &quot;&quot;, &quot;given&quot;: &quot;Jude&quot;, &quot;suffix&quot;: &quot;&quot;, &quot;family&quot;: &quot;Fitzgibbon&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Claudia&quot;, &quot;suffix&quot;: &quot;&quot;, &quot;family&quot;: &quot;Giehl&quot;, &quot;parse-names&quot;: false, &quot;non-dropping-particle&quot;: &quot;&quot;}, {&quot;dropping-particle&quot;: &quot;&quot;, &quot;given&quot;: &quot;Thomas&quot;, &quot;suffix&quot;: &quot;&quot;, &quot;family&quot;: &quot;Graf&quot;, &quot;parse-names&quot;: false, &quot;non-dropping-particle&quot;: &quot;&quot;}, {&quot;dropping-particle&quot;: &quot;&quot;, &quot;given&quot;: &quot;Frank&quot;, &quot;suffix&quot;: &quot;&quot;, &quot;family&quot;: &quot;Grosveld&quot;, &quot;parse-names&quot;: false, &quot;non-dropping-particle&quot;: &quot;&quot;}, {&quot;dropping-particle&quot;: &quot;&quot;, &quot;given&quot;: &quot;Roderic&quot;, &quot;suffix&quot;: &quot;&quot;, &quot;family&quot;: &quot;Guigo&quot;, &quot;parse-names&quot;: false, &quot;non-dropping-particle&quot;: &quot;&quot;}, {&quot;dropping-particle&quot;: &quot;&quot;, &quot;given&quot;: &quot;Ivo&quot;, &quot;suffix&quot;: &quot;&quot;, &quot;family&quot;: &quot;Gut&quot;, &quot;parse-names&quot;: false, &quot;non-dropping-particle&quot;: &quot;&quot;}, {&quot;dropping-particle&quot;: &quot;&quot;, &quot;given&quot;: &quot;Kristian&quot;, &quot;suffix&quot;: &quot;&quot;, &quot;family&quot;: &quot;Helin&quot;, &quot;parse-names&quot;: false, &quot;non-dropping-particle&quot;: &quot;&quot;}, {&quot;dropping-particle&quot;: &quot;&quot;, &quot;given&quot;: &quot;Jonas&quot;, &quot;suffix&quot;: &quot;&quot;, &quot;family&quot;: &quot;Jarvius&quot;, &quot;parse-names&quot;: false, &quot;non-dropping-particle&quot;: &quot;&quot;}, {&quot;dropping-particle&quot;: &quot;&quot;, &quot;given&quot;: &quot;Ralf&quot;, &quot;suffix&quot;: &quot;&quot;, &quot;family&quot;: &quot;K\u00fcppers&quot;, &quot;parse-names&quot;: false, &quot;non-dropping-particle&quot;: &quot;&quot;}, {&quot;dropping-particle&quot;: &quot;&quot;, &quot;given&quot;: &quot;Hans&quot;, &quot;suffix&quot;: &quot;&quot;, &quot;family&quot;: &quot;Lehrach&quot;, &quot;parse-names&quot;: false, &quot;non-dropping-particle&quot;: &quot;&quot;}, {&quot;dropping-particle&quot;: &quot;&quot;, &quot;given&quot;: &quot;Thomas&quot;, &quot;suffix&quot;: &quot;&quot;, &quot;family&quot;: &quot;Lengauer&quot;, &quot;parse-names&quot;: false, &quot;non-dropping-particle&quot;: &quot;&quot;}, {&quot;dropping-particle&quot;: &quot;&quot;, &quot;given&quot;: &quot;\u00c5ke&quot;, &quot;suffix&quot;: &quot;&quot;, &quot;family&quot;: &quot;Lernmark&quot;, &quot;parse-names&quot;: false, &quot;non-dropping-particle&quot;: &quot;&quot;}, {&quot;dropping-particle&quot;: &quot;&quot;, &quot;given&quot;: &quot;David&quot;, &quot;suffix&quot;: &quot;&quot;, &quot;family&quot;: &quot;Leslie&quot;, &quot;parse-names&quot;: false, &quot;non-dropping-particle&quot;: &quot;&quot;}, {&quot;dropping-particle&quot;: &quot;&quot;, &quot;given&quot;: &quot;Markus&quot;, &quot;suffix&quot;: &quot;&quot;, &quot;family&quot;: &quot;Loeffler&quot;, &quot;parse-names&quot;: false, &quot;non-dropping-particle&quot;: &quot;&quot;}, {&quot;dropping-particle&quot;: &quot;&quot;, &quot;given&quot;: &quot;Elizabeth&quot;, &quot;suffix&quot;: &quot;&quot;, &quot;family&quot;: &quot;MacIntyre&quot;, &quot;parse-names&quot;: false, &quot;non-dropping-particle&quot;: &quot;&quot;}, {&quot;dropping-particle&quot;: &quot;&quot;, &quot;given&quot;: &quot;Antonello&quot;, &quot;suffix&quot;: &quot;&quot;, &quot;family&quot;: &quot;Mai&quot;, &quot;parse-names&quot;: false, &quot;non-dropping-particle&quot;: &quot;&quot;}, {&quot;dropping-particle&quot;: &quot;&quot;, &quot;given&quot;: &quot;Joost H.A.&quot;, &quot;suffix&quot;: &quot;&quot;, &quot;family&quot;: &quot;Martens&quot;, &quot;parse-names&quot;: false, &quot;non-dropping-particle&quot;: &quot;&quot;}, {&quot;dropping-particle&quot;: &quot;&quot;, &quot;given&quot;: &quot;Saverio&quot;, &quot;suffix&quot;: &quot;&quot;, &quot;family&quot;: &quot;Minucci&quot;, &quot;parse-names&quot;: false, &quot;non-dropping-particle&quot;: &quot;&quot;}, {&quot;dropping-particle&quot;: &quot;&quot;, &quot;given&quot;: &quot;Willem H.&quot;, &quot;suffix&quot;: &quot;&quot;, &quot;family&quot;: &quot;Ouwehand&quot;, &quot;parse-names&quot;: false, &quot;non-dropping-particle&quot;: &quot;&quot;}, {&quot;dropping-particle&quot;: &quot;&quot;, &quot;given&quot;: &quot;Pier Giuseppe&quot;, &quot;suffix&quot;: &quot;&quot;, &quot;family&quot;: &quot;Pelicci&quot;, &quot;parse-names&quot;: false, &quot;non-dropping-particle&quot;: &quot;&quot;}, {&quot;dropping-particle&quot;: &quot;&quot;, &quot;given&quot;: &quot;H\u00e9l\u00e8ne&quot;, &quot;suffix&quot;: &quot;&quot;, &quot;family&quot;: &quot;Pendeville&quot;, &quot;parse-names&quot;: false, &quot;non-dropping-particle&quot;: &quot;&quot;}, {&quot;dropping-particle&quot;: &quot;&quot;, &quot;given&quot;: &quot;Bo&quot;, &quot;suffix&quot;: &quot;&quot;, &quot;family&quot;: &quot;Porse&quot;, &quot;parse-names&quot;: false, &quot;non-dropping-particle&quot;: &quot;&quot;}, {&quot;dropping-particle&quot;: &quot;&quot;, &quot;given&quot;: &quot;Vardhman&quot;, &quot;suffix&quot;: &quot;&quot;, &quot;family&quot;: &quot;Rakyan&quot;, &quot;parse-names&quot;: false, &quot;non-dropping-particle&quot;: &quot;&quot;}, {&quot;dropping-particle&quot;: &quot;&quot;, &quot;given&quot;: &quot;Wolf&quot;, &quot;suffix&quot;: &quot;&quot;, &quot;family&quot;: &quot;Reik&quot;, &quot;parse-names&quot;: false, &quot;non-dropping-particle&quot;: &quot;&quot;}, {&quot;dropping-particle&quot;: &quot;&quot;, &quot;given&quot;: &quot;Martin&quot;, &quot;suffix&quot;: &quot;&quot;, &quot;family&quot;: &quot;Schrappe&quot;, &quot;parse-names&quot;: false, &quot;non-dropping-particle&quot;: &quot;&quot;}, {&quot;dropping-particle&quot;: &quot;&quot;, &quot;given&quot;: &quot;Dirk&quot;, &quot;suffix&quot;: &quot;&quot;, &quot;family&quot;: &quot;Sch\u00fcbeler&quot;, &quot;parse-names&quot;: false, &quot;non-dropping-particle&quot;: &quot;&quot;}, {&quot;dropping-particle&quot;: &quot;&quot;, &quot;given&quot;: &quot;Martin&quot;, &quot;suffix&quot;: &quot;&quot;, &quot;family&quot;: &quot;Seifert&quot;, &quot;parse-names&quot;: false, &quot;non-dropping-particle&quot;: &quot;&quot;}, {&quot;dropping-particle&quot;: &quot;&quot;, &quot;given&quot;: &quot;Reiner&quot;, &quot;suffix&quot;: &quot;&quot;, &quot;family&quot;: &quot;Siebert&quot;, &quot;parse-names&quot;: false, &quot;non-dropping-particle&quot;: &quot;&quot;}, {&quot;dropping-particle&quot;: &quot;&quot;, &quot;given&quot;: &quot;David&quot;, &quot;suffix&quot;: &quot;&quot;, &quot;family&quot;: &quot;Simmons&quot;, &quot;parse-names&quot;: false, &quot;non-dropping-particle&quot;: &quot;&quot;}, {&quot;dropping-particle&quot;: &quot;&quot;, &quot;given&quot;: &quot;Nicole&quot;, &quot;suffix&quot;: &quot;&quot;, &quot;family&quot;: &quot;Soranzo&quot;, &quot;parse-names&quot;: false, &quot;non-dropping-particle&quot;: &quot;&quot;}, {&quot;dropping-particle&quot;: &quot;&quot;, &quot;given&quot;: &quot;Salvatore&quot;, &quot;suffix&quot;: &quot;&quot;, &quot;family&quot;: &quot;Spicuglia&quot;, &quot;parse-names&quot;: false, &quot;non-dropping-particle&quot;: &quot;&quot;}, {&quot;dropping-particle&quot;: &quot;&quot;, &quot;given&quot;: &quot;Michael&quot;, &quot;suffix&quot;: &quot;&quot;, &quot;family&quot;: &quot;Stratton&quot;, &quot;parse-names&quot;: false, &quot;non-dropping-particle&quot;: &quot;&quot;}, {&quot;dropping-particle&quot;: &quot;&quot;, &quot;given&quot;: &quot;Hendrik G.&quot;, &quot;suffix&quot;: &quot;&quot;, &quot;family&quot;: &quot;Stunnenberg&quot;, &quot;parse-names&quot;: false, &quot;non-dropping-particle&quot;: &quot;&quot;}, {&quot;dropping-particle&quot;: &quot;&quot;, &quot;given&quot;: &quot;Amos&quot;, &quot;suffix&quot;: &quot;&quot;, &quot;family&quot;: &quot;Tanay&quot;, &quot;parse-names&quot;: false, &quot;non-dropping-particle&quot;: &quot;&quot;}, {&quot;dropping-particle&quot;: &quot;&quot;, &quot;given&quot;: &quot;David&quot;, &quot;suffix&quot;: &quot;&quot;, &quot;family&quot;: &quot;Torrents&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Edo&quot;, &quot;suffix&quot;: &quot;&quot;, &quot;family&quot;: &quot;Vellenga&quot;, &quot;parse-names&quot;: false, &quot;non-dropping-particle&quot;: &quot;&quot;}, {&quot;dropping-particle&quot;: &quot;&quot;, &quot;given&quot;: &quot;Martin&quot;, &quot;suffix&quot;: &quot;&quot;, &quot;family&quot;: &quot;Vingron&quot;, &quot;parse-names&quot;: false, &quot;non-dropping-particle&quot;: &quot;&quot;}, {&quot;dropping-particle&quot;: &quot;&quot;, &quot;given&quot;: &quot;J\u00f6rn&quot;, &quot;suffix&quot;: &quot;&quot;, &quot;family&quot;: &quot;Walter&quot;, &quot;parse-names&quot;: false, &quot;non-dropping-particle&quot;: &quot;&quot;}, {&quot;dropping-particle&quot;: &quot;&quot;, &quot;given&quot;: &quot;Spike&quot;, &quot;suffix&quot;: &quot;&quot;, &quot;family&quot;: &quot;Willcocks&quot;, &quot;parse-names&quot;: false, &quot;non-dropping-particle&quot;: &quot;&quot;}], &quot;page&quot;: &quot;224-226&quot;, &quot;ISSN&quot;: &quot;15461696&quot;, &quot;issue&quot;: &quot;3&quot;}}], &quot;schema&quot;: &quot;https://github.com/citation-style-language/schema/raw/master/csl-citation.json&quot;} RNDBsvsb1bVX9"/><text:span text:style-name="T114">⁠. </text:span><text:span text:style-name="T124">In these initiatives</text:span><text:span text:style-name="T122">, regulatory regions </text:span><text:span text:style-name="T124">have been</text:span><text:span text:style-name="T109"> linked to tissue-specific activity status, which </text:span><text:span text:style-name="T122">could</text:span><text:span text:style-name="T109"> </text:span><text:span text:style-name="T124">potentially </text:span><text:span text:style-name="T109">help in prioritization of individual regulatory elements </text:span><text:span text:style-name="T110">based on </text:span><text:span text:style-name="T124">disease </text:span><text:span text:style-name="T110">phenotype</text:span><text:span text:style-name="T109">. </text:span><text:span text:style-name="T254">Access to these regulatory datasets is provided through dedicated browsers (e.g. SlideBase </text:span><text:reference-mark-start text:name="ADDIN CSL_CITATION {&quot;properties&quot;: {&quot;noteIndex&quot;: 0}, &quot;mendeley&quot;: {&quot;previouslyFormattedCitation&quot;: &quot;(Ienasescu et al. 2016)&quot;, &quot;formattedCitation&quot;: &quot;(Ienasescu et al. 2016)&quot;, &quot;plainTextFormattedCitation&quot;: &quot;(Ienasescu et al. 2016)&quot;}, &quot;citationItems&quot;: [{&quot;uris&quot;: [&quot;http://www.mendeley.com/documents/?uuid=22d9dc85-6f3c-4d5b-978d-dcc95b3b2b30&quot;], &quot;id&quot;: &quot;ITEM-1&quot;, &quot;itemData&quot;: {&quot;volume&quot;: &quot;2016&quot;, &quot;DOI&quot;: &quot;10.1093/database/baw144&quot;, &quot;publisher&quot;: &quot;Narnia&quot;, &quot;container-title&quot;: &quot;Database&quot;, &quot;issued&quot;: {&quot;date-parts&quot;: [[&quot;2016&quot;, &quot;12&quot;, &quot;26&quot;]]}, &quot;id&quot;: &quot;ITEM-1&quot;, &quot;type&quot;: &quot;article-journal&quot;, &quot;title&quot;: &quot;On-the-fly selection of cell-specific enhancers, genes, miRNAs and proteins across the human body using SlideBase&quot;, &quot;author&quot;: [{&quot;dropping-particle&quot;: &quot;&quot;, &quot;given&quot;: &quot;Hans&quot;, &quot;suffix&quot;: &quot;&quot;, &quot;family&quot;: &quot;Ienasescu&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Kristoffer&quot;, &quot;suffix&quot;: &quot;&quot;, &quot;family&quot;: &quot;Vitting-Seerup&quot;, &quot;parse-names&quot;: false, &quot;non-dropping-particle&quot;: &quot;&quot;}, {&quot;dropping-particle&quot;: &quot;&quot;, &quot;given&quot;: &quot;Emil&quot;, &quot;suffix&quot;: &quot;&quot;, &quot;family&quot;: &quot;Lagoni&quot;, &quot;parse-names&quot;: false, &quot;non-dropping-particle&quot;: &quot;&quot;}, {&quot;dropping-particle&quot;: &quot;&quot;, &quot;given&quot;: &quot;Mette&quot;, &quot;suffix&quot;: &quot;&quot;, &quot;family&quot;: &quot;Boyd&quot;, &quot;parse-names&quot;: false, &quot;non-dropping-particle&quot;: &quot;&quot;}, {&quot;dropping-particle&quot;: &quot;&quot;, &quot;given&quot;: &quot;Jette&quot;, &quot;suffix&quot;: &quot;&quot;, &quot;family&quot;: &quot;Bornholdt&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Hideya&quot;, &quot;suffix&quot;: &quot;&quot;, &quot;family&quot;: &quot;Kawaji&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istair R.R. R.&quot;, &quot;suffix&quot;: &quot;&quot;, &quot;family&quot;: &quot;Forrest&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Albin&quot;, &quot;suffix&quot;: &quot;&quot;, &quot;family&quot;: &quot;Sandelin&quot;, &quot;parse-names&quot;: false, &quot;non-dropping-particle&quot;: &quot;&quot;}], &quot;page&quot;: &quot;baw144&quot;, &quot;ISSN&quot;: &quot;1758-0463&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schema&quot;: &quot;https://github.com/citation-style-language/schema/raw/master/csl-citation.json&quot;} RND9RSnCdAvl9"/><text:span text:style-name="T78">(Ienasescu et al. 2016)</text:span><text:reference-mark-end text:name="ADDIN CSL_CITATION {&quot;properties&quot;: {&quot;noteIndex&quot;: 0}, &quot;mendeley&quot;: {&quot;previouslyFormattedCitation&quot;: &quot;(Ienasescu et al. 2016)&quot;, &quot;formattedCitation&quot;: &quot;(Ienasescu et al. 2016)&quot;, &quot;plainTextFormattedCitation&quot;: &quot;(Ienasescu et al. 2016)&quot;}, &quot;citationItems&quot;: [{&quot;uris&quot;: [&quot;http://www.mendeley.com/documents/?uuid=22d9dc85-6f3c-4d5b-978d-dcc95b3b2b30&quot;], &quot;id&quot;: &quot;ITEM-1&quot;, &quot;itemData&quot;: {&quot;volume&quot;: &quot;2016&quot;, &quot;DOI&quot;: &quot;10.1093/database/baw144&quot;, &quot;publisher&quot;: &quot;Narnia&quot;, &quot;container-title&quot;: &quot;Database&quot;, &quot;issued&quot;: {&quot;date-parts&quot;: [[&quot;2016&quot;, &quot;12&quot;, &quot;26&quot;]]}, &quot;id&quot;: &quot;ITEM-1&quot;, &quot;type&quot;: &quot;article-journal&quot;, &quot;title&quot;: &quot;On-the-fly selection of cell-specific enhancers, genes, miRNAs and proteins across the human body using SlideBase&quot;, &quot;author&quot;: [{&quot;dropping-particle&quot;: &quot;&quot;, &quot;given&quot;: &quot;Hans&quot;, &quot;suffix&quot;: &quot;&quot;, &quot;family&quot;: &quot;Ienasescu&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Kristoffer&quot;, &quot;suffix&quot;: &quot;&quot;, &quot;family&quot;: &quot;Vitting-Seerup&quot;, &quot;parse-names&quot;: false, &quot;non-dropping-particle&quot;: &quot;&quot;}, {&quot;dropping-particle&quot;: &quot;&quot;, &quot;given&quot;: &quot;Emil&quot;, &quot;suffix&quot;: &quot;&quot;, &quot;family&quot;: &quot;Lagoni&quot;, &quot;parse-names&quot;: false, &quot;non-dropping-particle&quot;: &quot;&quot;}, {&quot;dropping-particle&quot;: &quot;&quot;, &quot;given&quot;: &quot;Mette&quot;, &quot;suffix&quot;: &quot;&quot;, &quot;family&quot;: &quot;Boyd&quot;, &quot;parse-names&quot;: false, &quot;non-dropping-particle&quot;: &quot;&quot;}, {&quot;dropping-particle&quot;: &quot;&quot;, &quot;given&quot;: &quot;Jette&quot;, &quot;suffix&quot;: &quot;&quot;, &quot;family&quot;: &quot;Bornholdt&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Hideya&quot;, &quot;suffix&quot;: &quot;&quot;, &quot;family&quot;: &quot;Kawaji&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istair R.R. R.&quot;, &quot;suffix&quot;: &quot;&quot;, &quot;family&quot;: &quot;Forrest&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Albin&quot;, &quot;suffix&quot;: &quot;&quot;, &quot;family&quot;: &quot;Sandelin&quot;, &quot;parse-names&quot;: false, &quot;non-dropping-particle&quot;: &quot;&quot;}], &quot;page&quot;: &quot;baw144&quot;, &quot;ISSN&quot;: &quot;1758-0463&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schema&quot;: &quot;https://github.com/citation-style-language/schema/raw/master/csl-citation.json&quot;} RND9RSnCdAvl9"/><text:span text:style-name="T254">⁠ for FANTOM enhancers and promoters, ENCODE portal [</text:span><text:span text:style-name="T44">ref</text:span><text:span text:style-name="T144">]) targeted mainly at studying the regulome, and not regulatory variation in disease. The data, in the form of regulatory tracks, is also available in major genome browsers </text:span><text:reference-mark-start text:name="ADDIN CSL_CITATION {&quot;properties&quot;: {&quot;noteIndex&quot;: 0}, &quot;mendeley&quot;: {&quot;previouslyFormattedCitation&quot;: &quot;(Zerbino et al. 2018; Robinson et al. 2011)&quot;, &quot;formattedCitation&quot;: &quot;(Zerbino et al. 2018; Robinson et al. 2011)&quot;, &quot;plainTextFormattedCitation&quot;: &quot;(Zerbino et al. 2018; Robinson et al. 2011)&quot;}, &quot;citationItems&quot;: [{&quot;uris&quot;: [&quot;http://www.mendeley.com/documents/?uuid=b9fc3d6e-f9a0-34e3-b4b9-654a2bc23a53&quot;], &quot;id&quot;: &quot;ITEM-1&quot;, &quot;itemData&quot;: {&quot;id&quot;: &quot;ITEM-1&quot;, &quot;type&quot;: &quot;article-journal&quot;, &quot;title&quot;: &quot;Ensembl 2018&quot;, &quot;volume&quot;: &quot;46&quot;, &quot;DOI&quot;: &quot;10.1093/nar/gkx1098&quot;, &quot;ISSN&quot;: &quot;0305-1048&quot;, &quot;author&quot;: [{&quot;dropping-particle&quot;: &quot;&quot;, &quot;given&quot;: &quot;Daniel R&quot;, &quot;suffix&quot;: &quot;&quot;, &quot;family&quot;: &quot;Zerbino&quot;, &quot;parse-names&quot;: false, &quot;non-dropping-particle&quot;: &quot;&quot;}, {&quot;dropping-particle&quot;: &quot;&quot;, &quot;given&quot;: &quot;Premanand&quot;, &quot;suffix&quot;: &quot;&quot;, &quot;family&quot;: &quot;Achuthan&quot;, &quot;parse-names&quot;: false, &quot;non-dropping-particle&quot;: &quot;&quot;}, {&quot;dropping-particle&quot;: &quot;&quot;, &quot;given&quot;: &quot;Wasiu&quot;, &quot;suffix&quot;: &quot;&quot;, &quot;family&quot;: &quot;Akanni&quot;, &quot;parse-names&quot;: false, &quot;non-dropping-particle&quot;: &quot;&quot;}, {&quot;dropping-particle&quot;: &quot;&quot;, &quot;given&quot;: &quot;M\u00a0Ridwan&quot;, &quot;suffix&quot;: &quot;&quot;, &quot;family&quot;: &quot;Amode&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Jyothish&quot;, &quot;suffix&quot;: &quot;&quot;, &quot;family&quot;: &quot;Bhai&quot;, &quot;parse-names&quot;: false, &quot;non-dropping-particle&quot;: &quot;&quot;}, {&quot;dropping-particle&quot;: &quot;&quot;, &quot;given&quot;: &quot;Konstantinos&quot;, &quot;suffix&quot;: &quot;&quot;, &quot;family&quot;: &quot;Billis&quot;, &quot;parse-names&quot;: false, &quot;non-dropping-particle&quot;: &quot;&quot;}, {&quot;dropping-particle&quot;: &quot;&quot;, &quot;given&quot;: &quot;Carla&quot;, &quot;suffix&quot;: &quot;&quot;, &quot;family&quot;: &quot;Cummins&quot;, &quot;parse-names&quot;: false, &quot;non-dropping-particle&quot;: &quot;&quot;}, {&quot;dropping-particle&quot;: &quot;&quot;, &quot;given&quot;: &quot;Astrid&quot;, &quot;suffix&quot;: &quot;&quot;, &quot;family&quot;: &quot;Gall&quot;, &quot;parse-names&quot;: false, &quot;non-dropping-particle&quot;: &quot;&quot;}, {&quot;dropping-particle&quot;: &quot;&quot;, &quot;given&quot;: &quot;Carlos Garc\u00eda&quot;, &quot;suffix&quot;: &quot;&quot;, &quot;family&quot;: &quot;Gir\u00f3n&quot;, &quot;parse-names&quot;: false, &quot;non-dropping-particle&quot;: &quot;&quot;}, {&quot;dropping-particle&quot;: &quot;&quot;, &quot;given&quot;: &quot;Laurent&quot;, &quot;suffix&quot;: &quot;&quot;, &quot;family&quot;: &quot;Gil&quot;, &quot;parse-names&quot;: false, &quot;non-dropping-particle&quot;: &quot;&quot;}, {&quot;dropping-particle&quot;: &quot;&quot;, &quot;given&quot;: &quot;Leo&quot;, &quot;suffix&quot;: &quot;&quot;, &quot;family&quot;: &quot;Gordon&quot;, &quot;parse-names&quot;: false, &quot;non-dropping-particle&quot;: &quot;&quot;}, {&quot;dropping-particle&quot;: &quot;&quot;, &quot;given&quot;: &quot;Leanne&quot;, &quot;suffix&quot;: &quot;&quot;, &quot;family&quot;: &quot;Haggerty&quot;, &quot;parse-names&quot;: false, &quot;non-dropping-particle&quot;: &quot;&quot;}, {&quot;dropping-particle&quot;: &quot;&quot;, &quot;given&quot;: &quot;Erin&quot;, &quot;suffix&quot;: &quot;&quot;, &quot;family&quot;: &quot;Haskell&quot;, &quot;parse-names&quot;: false, &quot;non-dropping-particle&quot;: &quot;&quot;}, {&quot;dropping-particle&quot;: &quot;&quot;, &quot;given&quot;: &quot;Thibaut&quot;, &quot;suffix&quot;: &quot;&quot;, &quot;family&quot;: &quot;Hourlier&quot;, &quot;parse-names&quot;: false, &quot;non-dropping-particle&quot;: &quot;&quot;}, {&quot;dropping-particle&quot;: &quot;&quot;, &quot;given&quot;: &quot;Osagie G&quot;, &quot;suffix&quot;: &quot;&quot;, &quot;family&quot;: &quot;Izuogu&quot;, &quot;parse-names&quot;: false, &quot;non-dropping-particle&quot;: &quot;&quot;}, {&quot;dropping-particle&quot;: &quot;&quot;, &quot;given&quot;: &quot;Sophie H&quot;, &quot;suffix&quot;: &quot;&quot;, &quot;family&quot;: &quot;Janacek&quot;, &quot;parse-names&quot;: false, &quot;non-dropping-particle&quot;: &quot;&quot;}, {&quot;dropping-particle&quot;: &quot;&quot;, &quot;given&quot;: &quot;Thomas&quot;, &quot;suffix&quot;: &quot;&quot;, &quot;family&quot;: &quot;Juettemann&quot;, &quot;parse-names&quot;: false, &quot;non-dropping-particle&quot;: &quot;&quot;}, {&quot;dropping-particle&quot;: &quot;&quot;, &quot;given&quot;: &quot;Jimmy Kiang&quot;, &quot;suffix&quot;: &quot;&quot;, &quot;family&quot;: &quot;To&quot;, &quot;parse-names&quot;: false, &quot;non-dropping-particle&quot;: &quot;&quot;}, {&quot;dropping-particle&quot;: &quot;&quot;, &quot;given&quot;: &quot;Matthew R&quot;, &quot;suffix&quot;: &quot;&quot;, &quot;family&quot;: &quot;Laird&quot;, &quot;parse-names&quot;: false, &quot;non-dropping-particle&quot;: &quot;&quot;}, {&quot;dropping-particle&quot;: &quot;&quot;, &quot;given&quot;: &quot;Ilias&quot;, &quot;suffix&quot;: &quot;&quot;, &quot;family&quot;: &quot;Lavidas&quot;, &quot;parse-names&quot;: false, &quot;non-dropping-particle&quot;: &quot;&quot;}, {&quot;dropping-particle&quot;: &quot;&quot;, &quot;given&quot;: &quot;Zhicheng&quot;, &quot;suffix&quot;: &quot;&quot;, &quot;family&quot;: &quot;Liu&quot;, &quot;parse-names&quot;: false, &quot;non-dropping-particle&quot;: &quot;&quot;}, {&quot;dropping-particle&quot;: &quot;&quot;, &quot;given&quot;: &quot;Jane E&quot;, &quot;suffix&quot;: &quot;&quot;, &quot;family&quot;: &quot;Loveland&quot;, &quot;parse-names&quot;: false, &quot;non-dropping-particle&quot;: &quot;&quot;}, {&quot;dropping-particle&quot;: &quot;&quot;, &quot;given&quot;: &quot;Thomas&quot;, &quot;suffix&quot;: &quot;&quot;, &quot;family&quot;: &quot;Maurel&quot;, &quot;parse-names&quot;: false, &quot;non-dropping-particle&quot;: &quot;&quot;}, {&quot;dropping-particle&quot;: &quot;&quot;, &quot;given&quot;: &quot;William&quot;, &quot;suffix&quot;: &quot;&quot;, &quot;family&quot;: &quot;McLaren&quot;, &quot;parse-names&quot;: false, &quot;non-dropping-particle&quot;: &quot;&quot;}, {&quot;dropping-particle&quot;: &quot;&quot;, &quot;given&quot;: &quot;Benjamin&quot;, &quot;suffix&quot;: &quot;&quot;, &quot;family&quot;: &quot;Moore&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Daniel N&quot;, &quot;suffix&quot;: &quot;&quot;, &quot;family&quot;: &quot;Murphy&quot;, &quot;parse-names&quot;: false, &quot;non-dropping-particle&quot;: &quot;&quot;}, {&quot;dropping-particle&quot;: &quot;&quot;, &quot;given&quot;: &quot;Victoria&quot;, &quot;suffix&quot;: &quot;&quot;, &quot;family&quot;: &quot;Newman&quot;, &quot;parse-names&quot;: false, &quot;non-dropping-particle&quot;: &quot;&quot;}, {&quot;dropping-particle&quot;: &quot;&quot;, &quot;given&quot;: &quot;Michael&quot;, &quot;suffix&quot;: &quot;&quot;, &quot;family&quot;: &quot;Nuhn&quot;, &quot;parse-names&quot;: false, &quot;non-dropping-particle&quot;: &quot;&quot;}, {&quot;dropping-particle&quot;: &quot;&quot;, &quot;given&quot;: &quot;Denye&quot;, &quot;suffix&quot;: &quot;&quot;, &quot;family&quot;: &quot;Ogeh&quot;, &quot;parse-names&quot;: false, &quot;non-dropping-particle&quot;: &quot;&quot;}, {&quot;dropping-particle&quot;: &quot;&quot;, &quot;given&quot;: &quot;Chuang Kee&quot;, &quot;suffix&quot;: &quot;&quot;, &quot;family&quot;: &quot;Ong&quot;, &quot;parse-names&quot;: false, &quot;non-dropping-particle&quot;: &quot;&quot;}, {&quot;dropping-particle&quot;: &quot;&quot;, &quot;given&quot;: &quot;Anne&quot;, &quot;suffix&quot;: &quot;&quot;, &quot;family&quot;: &quot;Parker&quot;, &quot;parse-names&quot;: false, &quot;non-dropping-particle&quot;: &quot;&quot;}, {&quot;dropping-particle&quot;: &quot;&quot;, &quot;given&quot;: &quot;Mateus&quot;, &quot;suffix&quot;: &quot;&quot;, &quot;family&quot;: &quot;Patricio&quot;, &quot;parse-names&quot;: false, &quot;non-dropping-particle&quot;: &quot;&quot;}, {&quot;dropping-particle&quot;: &quot;&quot;, &quot;given&quot;: &quot;Harpreet Singh&quot;, &quot;suffix&quot;: &quot;&quot;, &quot;family&quot;: &quot;Riat&quot;, &quot;parse-names&quot;: false, &quot;non-dropping-particle&quot;: &quot;&quot;}, {&quot;dropping-particle&quot;: &quot;&quot;, &quot;given&quot;: &quot;Helen&quot;, &quot;suffix&quot;: &quot;&quot;, &quot;family&quot;: &quot;Schuilenburg&quot;, &quot;parse-names&quot;: false, &quot;non-dropping-particle&quot;: &quot;&quot;}, {&quot;dropping-particle&quot;: &quot;&quot;, &quot;given&quot;: &quot;Dan&quot;, &quot;suffix&quot;: &quot;&quot;, &quot;family&quot;: &quot;Sheppard&quot;, &quot;parse-names&quot;: false, &quot;non-dropping-particle&quot;: &quot;&quot;}, {&quot;dropping-particle&quot;: &quot;&quot;, &quot;given&quot;: &quot;Helen&quot;, &quot;suffix&quot;: &quot;&quot;, &quot;family&quot;: &quot;Sparrow&quot;, &quot;parse-names&quot;: false, &quot;non-dropping-particle&quot;: &quot;&quot;}, {&quot;dropping-particle&quot;: &quot;&quot;, &quot;given&quot;: &quot;Kieron&quot;, &quot;suffix&quot;: &quot;&quot;, &quot;family&quot;: &quot;Taylor&quot;, &quot;parse-names&quot;: false, &quot;non-dropping-particle&quot;: &quot;&quot;}, {&quot;dropping-particle&quot;: &quot;&quot;, &quot;given&quot;: &quot;Anja&quot;, &quot;suffix&quot;: &quot;&quot;, &quot;family&quot;: &quot;Thormann&quot;, &quot;parse-names&quot;: false, &quot;non-dropping-particle&quot;: &quot;&quot;}, {&quot;dropping-particle&quot;: &quot;&quot;, &quot;given&quot;: &quot;Alessandro&quot;, &quot;suffix&quot;: &quot;&quot;, &quot;family&quot;: &quot;Vullo&quot;, &quot;parse-names&quot;: false, &quot;non-dropping-particle&quot;: &quot;&quot;}, {&quot;dropping-particle&quot;: &quot;&quot;, &quot;given&quot;: &quot;Brandon&quot;, &quot;suffix&quot;: &quot;&quot;, &quot;family&quot;: &quot;Walts&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Sarah E&quot;, &quot;suffix&quot;: &quot;&quot;, &quot;family&quot;: &quot;Hunt&quot;, &quot;parse-names&quot;: false, &quot;non-dropping-particle&quot;: &quot;&quot;}, {&quot;dropping-particle&quot;: &quot;&quot;, &quot;given&quot;: &quot;Myrto&quot;, &quot;suffix&quot;: &quot;&quot;, &quot;family&quot;: &quot;Kostadima&quot;, &quot;parse-names&quot;: false, &quot;non-dropping-particle&quot;: &quot;&quot;}, {&quot;dropping-particle&quot;: &quot;&quot;, &quot;given&quot;: &quot;Nicholas&quot;, &quot;suffix&quot;: &quot;&quot;, &quot;family&quot;: &quot;Langridge&quot;, &quot;parse-names&quot;: false, &quot;non-dropping-particle&quot;: &quot;&quot;}, {&quot;dropping-particle&quot;: &quot;&quot;, &quot;given&quot;: &quot;Fergal J&quot;, &quot;suffix&quot;: &quot;&quot;, &quot;family&quot;: &quot;Martin&quot;, &quot;parse-names&quot;: false, &quot;non-dropping-particle&quot;: &quot;&quot;}, {&quot;dropping-particle&quot;: &quot;&quot;, &quot;given&quot;: &quot;Matthieu&quot;, &quot;suffix&quot;: &quot;&quot;, &quot;family&quot;: &quot;Muffato&quot;, &quot;parse-names&quot;: false, &quot;non-dropping-particle&quot;: &quot;&quot;}, {&quot;dropping-particle&quot;: &quot;&quot;, &quot;given&quot;: &quot;Emily&quot;, &quot;suffix&quot;: &quot;&quot;, &quot;family&quot;: &quot;Perry&quot;, &quot;parse-names&quot;: false, &quot;non-dropping-particle&quot;: &quot;&quot;}, {&quot;dropping-particle&quot;: &quot;&quot;, &quot;given&quot;: &quot;Magali&quot;, &quot;suffix&quot;: &quot;&quot;, &quot;family&quot;: &quot;Ruffier&quot;, &quot;parse-names&quot;: false, &quot;non-dropping-particle&quot;: &quot;&quot;}, {&quot;dropping-particle&quot;: &quot;&quot;, &quot;given&quot;: &quot;Dan M&quot;, &quot;suffix&quot;: &quot;&quot;, &quot;family&quot;: &quot;Staines&quot;, &quot;parse-names&quot;: false, &quot;non-dropping-particle&quot;: &quot;&quot;}, {&quot;dropping-particle&quot;: &quot;&quot;, &quot;given&quot;: &quot;Stephen J&quot;, &quot;suffix&quot;: &quot;&quot;, &quot;family&quot;: &quot;Trevanion&quot;, &quot;parse-names&quot;: false, &quot;non-dropping-particle&quot;: &quot;&quot;}, {&quot;dropping-particle&quot;: &quot;&quot;, &quot;given&quot;: &quot;Bronwen L&quot;, &quot;suffix&quot;: &quot;&quot;, &quot;family&quot;: &quot;Aken&quot;, &quot;parse-names&quot;: false, &quot;non-dropping-particle&quot;: &quot;&quot;}, {&quot;dropping-particle&quot;: &quot;&quot;, &quot;given&quot;: &quot;Fiona&quot;, &quot;suffix&quot;: &quot;&quot;, &quot;family&quot;: &quot;Cunningham&quot;, &quot;parse-names&quot;: false, &quot;non-dropping-particle&quot;: &quot;&quot;}, {&quot;dropping-particle&quot;: &quot;&quot;, &quot;given&quot;: &quot;Andrew&quot;, &quot;suffix&quot;: &quot;&quot;, &quot;family&quot;: &quot;Yates&quot;, &quot;parse-names&quot;: false, &quot;non-dropping-particle&quot;: &quot;&quot;}, {&quot;dropping-particle&quot;: &quot;&quot;, &quot;given&quot;: &quot;Paul&quot;, &quot;suffix&quot;: &quot;&quot;, &quot;family&quot;: &quot;Flicek&quot;, &quot;parse-names&quot;: false, &quot;non-dropping-particle&quot;: &quot;&quot;}], &quot;page&quot;: &quot;D754-D761&quot;, &quot;issued&quot;: {&quot;date-parts&quot;: [[&quot;2018&quot;, &quot;1&quot;, &quot;4&quot;]]}, &quot;container-title&quot;: &quot;Nucleic Acids Research&quot;, &quot;issue&quot;: &quot;D1&quot;}}, {&quot;uris&quot;: [&quot;http://www.mendeley.com/documents/?uuid=378d9683-7a83-3f5e-b779-86594da3ec07&quot;], &quot;id&quot;: &quot;ITEM-2&quot;, &quot;itemData&quot;: {&quot;volume&quot;: &quot;29&quot;, &quot;PMID&quot;: &quot;21221095&quot;, &quot;DOI&quot;: &quot;10.1038/nbt.1754&quot;, &quot;ISSN&quot;: &quot;10870156&quot;, &quot;container-title&quot;: &quot;Nature Biotechnology&quot;, &quot;id&quot;: &quot;ITEM-2&quot;, &quot;type&quot;: &quot;article&quot;, &quot;title&quot;: &quot;Integrative genomics viewer&quot;, &quot;author&quot;: [{&quot;dropping-particle&quot;: &quot;&quot;, &quot;given&quot;: &quot;James T.&quot;, &quot;suffix&quot;: &quot;&quot;, &quot;family&quot;: &quot;Robinson&quot;, &quot;parse-names&quot;: false, &quot;non-dropping-particle&quot;: &quot;&quot;}, {&quot;dropping-particle&quot;: &quot;&quot;, &quot;given&quot;: &quot;Helga&quot;, &quot;suffix&quot;: &quot;&quot;, &quot;family&quot;: &quot;Thorvaldsd\u00f3ttir&quot;, &quot;parse-names&quot;: false, &quot;non-dropping-particle&quot;: &quot;&quot;}, {&quot;dropping-particle&quot;: &quot;&quot;, &quot;given&quot;: &quot;Wendy&quot;, &quot;suffix&quot;: &quot;&quot;, &quot;family&quot;: &quot;Winckler&quot;, &quot;parse-names&quot;: false, &quot;non-dropping-particle&quot;: &quot;&quot;}, {&quot;dropping-particle&quot;: &quot;&quot;, &quot;given&quot;: &quot;Mitchell&quot;, &quot;suffix&quot;: &quot;&quot;, &quot;family&quot;: &quot;Guttman&quot;, &quot;parse-names&quot;: false, &quot;non-dropping-particle&quot;: &quot;&quot;}, {&quot;dropping-particle&quot;: &quot;&quot;, &quot;given&quot;: &quot;Eric S.&quot;, &quot;suffix&quot;: &quot;&quot;, &quot;family&quot;: &quot;Lander&quot;, &quot;parse-names&quot;: false, &quot;non-dropping-particle&quot;: &quot;&quot;}, {&quot;dropping-particle&quot;: &quot;&quot;, &quot;given&quot;: &quot;Gad&quot;, &quot;suffix&quot;: &quot;&quot;, &quot;family&quot;: &quot;Getz&quot;, &quot;parse-names&quot;: false, &quot;non-dropping-particle&quot;: &quot;&quot;}, {&quot;dropping-particle&quot;: &quot;&quot;, &quot;given&quot;: &quot;Jill P.&quot;, &quot;suffix&quot;: &quot;&quot;, &quot;family&quot;: &quot;Mesirov&quot;, &quot;parse-names&quot;: false, &quot;non-dropping-particle&quot;: &quot;&quot;}], &quot;page&quot;: &quot;24-26&quot;, &quot;issued&quot;: {&quot;date-parts&quot;: [[&quot;2011&quot;, &quot;1&quot;]]}, &quot;issue&quot;: &quot;1&quot;}}], &quot;schema&quot;: &quot;https://github.com/citation-style-language/schema/raw/master/csl-citation.json&quot;} RNDf5PQe8BhbE"/><text:span text:style-name="T81">(Zerbino et al. 2018; Robinson et al. 2011)</text:span><text:reference-mark-end text:name="ADDIN CSL_CITATION {&quot;properties&quot;: {&quot;noteIndex&quot;: 0}, &quot;mendeley&quot;: {&quot;previouslyFormattedCitation&quot;: &quot;(Zerbino et al. 2018; Robinson et al. 2011)&quot;, &quot;formattedCitation&quot;: &quot;(Zerbino et al. 2018; Robinson et al. 2011)&quot;, &quot;plainTextFormattedCitation&quot;: &quot;(Zerbino et al. 2018; Robinson et al. 2011)&quot;}, &quot;citationItems&quot;: [{&quot;uris&quot;: [&quot;http://www.mendeley.com/documents/?uuid=b9fc3d6e-f9a0-34e3-b4b9-654a2bc23a53&quot;], &quot;id&quot;: &quot;ITEM-1&quot;, &quot;itemData&quot;: {&quot;id&quot;: &quot;ITEM-1&quot;, &quot;type&quot;: &quot;article-journal&quot;, &quot;title&quot;: &quot;Ensembl 2018&quot;, &quot;volume&quot;: &quot;46&quot;, &quot;DOI&quot;: &quot;10.1093/nar/gkx1098&quot;, &quot;ISSN&quot;: &quot;0305-1048&quot;, &quot;author&quot;: [{&quot;dropping-particle&quot;: &quot;&quot;, &quot;given&quot;: &quot;Daniel R&quot;, &quot;suffix&quot;: &quot;&quot;, &quot;family&quot;: &quot;Zerbino&quot;, &quot;parse-names&quot;: false, &quot;non-dropping-particle&quot;: &quot;&quot;}, {&quot;dropping-particle&quot;: &quot;&quot;, &quot;given&quot;: &quot;Premanand&quot;, &quot;suffix&quot;: &quot;&quot;, &quot;family&quot;: &quot;Achuthan&quot;, &quot;parse-names&quot;: false, &quot;non-dropping-particle&quot;: &quot;&quot;}, {&quot;dropping-particle&quot;: &quot;&quot;, &quot;given&quot;: &quot;Wasiu&quot;, &quot;suffix&quot;: &quot;&quot;, &quot;family&quot;: &quot;Akanni&quot;, &quot;parse-names&quot;: false, &quot;non-dropping-particle&quot;: &quot;&quot;}, {&quot;dropping-particle&quot;: &quot;&quot;, &quot;given&quot;: &quot;M\u00a0Ridwan&quot;, &quot;suffix&quot;: &quot;&quot;, &quot;family&quot;: &quot;Amode&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Jyothish&quot;, &quot;suffix&quot;: &quot;&quot;, &quot;family&quot;: &quot;Bhai&quot;, &quot;parse-names&quot;: false, &quot;non-dropping-particle&quot;: &quot;&quot;}, {&quot;dropping-particle&quot;: &quot;&quot;, &quot;given&quot;: &quot;Konstantinos&quot;, &quot;suffix&quot;: &quot;&quot;, &quot;family&quot;: &quot;Billis&quot;, &quot;parse-names&quot;: false, &quot;non-dropping-particle&quot;: &quot;&quot;}, {&quot;dropping-particle&quot;: &quot;&quot;, &quot;given&quot;: &quot;Carla&quot;, &quot;suffix&quot;: &quot;&quot;, &quot;family&quot;: &quot;Cummins&quot;, &quot;parse-names&quot;: false, &quot;non-dropping-particle&quot;: &quot;&quot;}, {&quot;dropping-particle&quot;: &quot;&quot;, &quot;given&quot;: &quot;Astrid&quot;, &quot;suffix&quot;: &quot;&quot;, &quot;family&quot;: &quot;Gall&quot;, &quot;parse-names&quot;: false, &quot;non-dropping-particle&quot;: &quot;&quot;}, {&quot;dropping-particle&quot;: &quot;&quot;, &quot;given&quot;: &quot;Carlos Garc\u00eda&quot;, &quot;suffix&quot;: &quot;&quot;, &quot;family&quot;: &quot;Gir\u00f3n&quot;, &quot;parse-names&quot;: false, &quot;non-dropping-particle&quot;: &quot;&quot;}, {&quot;dropping-particle&quot;: &quot;&quot;, &quot;given&quot;: &quot;Laurent&quot;, &quot;suffix&quot;: &quot;&quot;, &quot;family&quot;: &quot;Gil&quot;, &quot;parse-names&quot;: false, &quot;non-dropping-particle&quot;: &quot;&quot;}, {&quot;dropping-particle&quot;: &quot;&quot;, &quot;given&quot;: &quot;Leo&quot;, &quot;suffix&quot;: &quot;&quot;, &quot;family&quot;: &quot;Gordon&quot;, &quot;parse-names&quot;: false, &quot;non-dropping-particle&quot;: &quot;&quot;}, {&quot;dropping-particle&quot;: &quot;&quot;, &quot;given&quot;: &quot;Leanne&quot;, &quot;suffix&quot;: &quot;&quot;, &quot;family&quot;: &quot;Haggerty&quot;, &quot;parse-names&quot;: false, &quot;non-dropping-particle&quot;: &quot;&quot;}, {&quot;dropping-particle&quot;: &quot;&quot;, &quot;given&quot;: &quot;Erin&quot;, &quot;suffix&quot;: &quot;&quot;, &quot;family&quot;: &quot;Haskell&quot;, &quot;parse-names&quot;: false, &quot;non-dropping-particle&quot;: &quot;&quot;}, {&quot;dropping-particle&quot;: &quot;&quot;, &quot;given&quot;: &quot;Thibaut&quot;, &quot;suffix&quot;: &quot;&quot;, &quot;family&quot;: &quot;Hourlier&quot;, &quot;parse-names&quot;: false, &quot;non-dropping-particle&quot;: &quot;&quot;}, {&quot;dropping-particle&quot;: &quot;&quot;, &quot;given&quot;: &quot;Osagie G&quot;, &quot;suffix&quot;: &quot;&quot;, &quot;family&quot;: &quot;Izuogu&quot;, &quot;parse-names&quot;: false, &quot;non-dropping-particle&quot;: &quot;&quot;}, {&quot;dropping-particle&quot;: &quot;&quot;, &quot;given&quot;: &quot;Sophie H&quot;, &quot;suffix&quot;: &quot;&quot;, &quot;family&quot;: &quot;Janacek&quot;, &quot;parse-names&quot;: false, &quot;non-dropping-particle&quot;: &quot;&quot;}, {&quot;dropping-particle&quot;: &quot;&quot;, &quot;given&quot;: &quot;Thomas&quot;, &quot;suffix&quot;: &quot;&quot;, &quot;family&quot;: &quot;Juettemann&quot;, &quot;parse-names&quot;: false, &quot;non-dropping-particle&quot;: &quot;&quot;}, {&quot;dropping-particle&quot;: &quot;&quot;, &quot;given&quot;: &quot;Jimmy Kiang&quot;, &quot;suffix&quot;: &quot;&quot;, &quot;family&quot;: &quot;To&quot;, &quot;parse-names&quot;: false, &quot;non-dropping-particle&quot;: &quot;&quot;}, {&quot;dropping-particle&quot;: &quot;&quot;, &quot;given&quot;: &quot;Matthew R&quot;, &quot;suffix&quot;: &quot;&quot;, &quot;family&quot;: &quot;Laird&quot;, &quot;parse-names&quot;: false, &quot;non-dropping-particle&quot;: &quot;&quot;}, {&quot;dropping-particle&quot;: &quot;&quot;, &quot;given&quot;: &quot;Ilias&quot;, &quot;suffix&quot;: &quot;&quot;, &quot;family&quot;: &quot;Lavidas&quot;, &quot;parse-names&quot;: false, &quot;non-dropping-particle&quot;: &quot;&quot;}, {&quot;dropping-particle&quot;: &quot;&quot;, &quot;given&quot;: &quot;Zhicheng&quot;, &quot;suffix&quot;: &quot;&quot;, &quot;family&quot;: &quot;Liu&quot;, &quot;parse-names&quot;: false, &quot;non-dropping-particle&quot;: &quot;&quot;}, {&quot;dropping-particle&quot;: &quot;&quot;, &quot;given&quot;: &quot;Jane E&quot;, &quot;suffix&quot;: &quot;&quot;, &quot;family&quot;: &quot;Loveland&quot;, &quot;parse-names&quot;: false, &quot;non-dropping-particle&quot;: &quot;&quot;}, {&quot;dropping-particle&quot;: &quot;&quot;, &quot;given&quot;: &quot;Thomas&quot;, &quot;suffix&quot;: &quot;&quot;, &quot;family&quot;: &quot;Maurel&quot;, &quot;parse-names&quot;: false, &quot;non-dropping-particle&quot;: &quot;&quot;}, {&quot;dropping-particle&quot;: &quot;&quot;, &quot;given&quot;: &quot;William&quot;, &quot;suffix&quot;: &quot;&quot;, &quot;family&quot;: &quot;McLaren&quot;, &quot;parse-names&quot;: false, &quot;non-dropping-particle&quot;: &quot;&quot;}, {&quot;dropping-particle&quot;: &quot;&quot;, &quot;given&quot;: &quot;Benjamin&quot;, &quot;suffix&quot;: &quot;&quot;, &quot;family&quot;: &quot;Moore&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Daniel N&quot;, &quot;suffix&quot;: &quot;&quot;, &quot;family&quot;: &quot;Murphy&quot;, &quot;parse-names&quot;: false, &quot;non-dropping-particle&quot;: &quot;&quot;}, {&quot;dropping-particle&quot;: &quot;&quot;, &quot;given&quot;: &quot;Victoria&quot;, &quot;suffix&quot;: &quot;&quot;, &quot;family&quot;: &quot;Newman&quot;, &quot;parse-names&quot;: false, &quot;non-dropping-particle&quot;: &quot;&quot;}, {&quot;dropping-particle&quot;: &quot;&quot;, &quot;given&quot;: &quot;Michael&quot;, &quot;suffix&quot;: &quot;&quot;, &quot;family&quot;: &quot;Nuhn&quot;, &quot;parse-names&quot;: false, &quot;non-dropping-particle&quot;: &quot;&quot;}, {&quot;dropping-particle&quot;: &quot;&quot;, &quot;given&quot;: &quot;Denye&quot;, &quot;suffix&quot;: &quot;&quot;, &quot;family&quot;: &quot;Ogeh&quot;, &quot;parse-names&quot;: false, &quot;non-dropping-particle&quot;: &quot;&quot;}, {&quot;dropping-particle&quot;: &quot;&quot;, &quot;given&quot;: &quot;Chuang Kee&quot;, &quot;suffix&quot;: &quot;&quot;, &quot;family&quot;: &quot;Ong&quot;, &quot;parse-names&quot;: false, &quot;non-dropping-particle&quot;: &quot;&quot;}, {&quot;dropping-particle&quot;: &quot;&quot;, &quot;given&quot;: &quot;Anne&quot;, &quot;suffix&quot;: &quot;&quot;, &quot;family&quot;: &quot;Parker&quot;, &quot;parse-names&quot;: false, &quot;non-dropping-particle&quot;: &quot;&quot;}, {&quot;dropping-particle&quot;: &quot;&quot;, &quot;given&quot;: &quot;Mateus&quot;, &quot;suffix&quot;: &quot;&quot;, &quot;family&quot;: &quot;Patricio&quot;, &quot;parse-names&quot;: false, &quot;non-dropping-particle&quot;: &quot;&quot;}, {&quot;dropping-particle&quot;: &quot;&quot;, &quot;given&quot;: &quot;Harpreet Singh&quot;, &quot;suffix&quot;: &quot;&quot;, &quot;family&quot;: &quot;Riat&quot;, &quot;parse-names&quot;: false, &quot;non-dropping-particle&quot;: &quot;&quot;}, {&quot;dropping-particle&quot;: &quot;&quot;, &quot;given&quot;: &quot;Helen&quot;, &quot;suffix&quot;: &quot;&quot;, &quot;family&quot;: &quot;Schuilenburg&quot;, &quot;parse-names&quot;: false, &quot;non-dropping-particle&quot;: &quot;&quot;}, {&quot;dropping-particle&quot;: &quot;&quot;, &quot;given&quot;: &quot;Dan&quot;, &quot;suffix&quot;: &quot;&quot;, &quot;family&quot;: &quot;Sheppard&quot;, &quot;parse-names&quot;: false, &quot;non-dropping-particle&quot;: &quot;&quot;}, {&quot;dropping-particle&quot;: &quot;&quot;, &quot;given&quot;: &quot;Helen&quot;, &quot;suffix&quot;: &quot;&quot;, &quot;family&quot;: &quot;Sparrow&quot;, &quot;parse-names&quot;: false, &quot;non-dropping-particle&quot;: &quot;&quot;}, {&quot;dropping-particle&quot;: &quot;&quot;, &quot;given&quot;: &quot;Kieron&quot;, &quot;suffix&quot;: &quot;&quot;, &quot;family&quot;: &quot;Taylor&quot;, &quot;parse-names&quot;: false, &quot;non-dropping-particle&quot;: &quot;&quot;}, {&quot;dropping-particle&quot;: &quot;&quot;, &quot;given&quot;: &quot;Anja&quot;, &quot;suffix&quot;: &quot;&quot;, &quot;family&quot;: &quot;Thormann&quot;, &quot;parse-names&quot;: false, &quot;non-dropping-particle&quot;: &quot;&quot;}, {&quot;dropping-particle&quot;: &quot;&quot;, &quot;given&quot;: &quot;Alessandro&quot;, &quot;suffix&quot;: &quot;&quot;, &quot;family&quot;: &quot;Vullo&quot;, &quot;parse-names&quot;: false, &quot;non-dropping-particle&quot;: &quot;&quot;}, {&quot;dropping-particle&quot;: &quot;&quot;, &quot;given&quot;: &quot;Brandon&quot;, &quot;suffix&quot;: &quot;&quot;, &quot;family&quot;: &quot;Walts&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Sarah E&quot;, &quot;suffix&quot;: &quot;&quot;, &quot;family&quot;: &quot;Hunt&quot;, &quot;parse-names&quot;: false, &quot;non-dropping-particle&quot;: &quot;&quot;}, {&quot;dropping-particle&quot;: &quot;&quot;, &quot;given&quot;: &quot;Myrto&quot;, &quot;suffix&quot;: &quot;&quot;, &quot;family&quot;: &quot;Kostadima&quot;, &quot;parse-names&quot;: false, &quot;non-dropping-particle&quot;: &quot;&quot;}, {&quot;dropping-particle&quot;: &quot;&quot;, &quot;given&quot;: &quot;Nicholas&quot;, &quot;suffix&quot;: &quot;&quot;, &quot;family&quot;: &quot;Langridge&quot;, &quot;parse-names&quot;: false, &quot;non-dropping-particle&quot;: &quot;&quot;}, {&quot;dropping-particle&quot;: &quot;&quot;, &quot;given&quot;: &quot;Fergal J&quot;, &quot;suffix&quot;: &quot;&quot;, &quot;family&quot;: &quot;Martin&quot;, &quot;parse-names&quot;: false, &quot;non-dropping-particle&quot;: &quot;&quot;}, {&quot;dropping-particle&quot;: &quot;&quot;, &quot;given&quot;: &quot;Matthieu&quot;, &quot;suffix&quot;: &quot;&quot;, &quot;family&quot;: &quot;Muffato&quot;, &quot;parse-names&quot;: false, &quot;non-dropping-particle&quot;: &quot;&quot;}, {&quot;dropping-particle&quot;: &quot;&quot;, &quot;given&quot;: &quot;Emily&quot;, &quot;suffix&quot;: &quot;&quot;, &quot;family&quot;: &quot;Perry&quot;, &quot;parse-names&quot;: false, &quot;non-dropping-particle&quot;: &quot;&quot;}, {&quot;dropping-particle&quot;: &quot;&quot;, &quot;given&quot;: &quot;Magali&quot;, &quot;suffix&quot;: &quot;&quot;, &quot;family&quot;: &quot;Ruffier&quot;, &quot;parse-names&quot;: false, &quot;non-dropping-particle&quot;: &quot;&quot;}, {&quot;dropping-particle&quot;: &quot;&quot;, &quot;given&quot;: &quot;Dan M&quot;, &quot;suffix&quot;: &quot;&quot;, &quot;family&quot;: &quot;Staines&quot;, &quot;parse-names&quot;: false, &quot;non-dropping-particle&quot;: &quot;&quot;}, {&quot;dropping-particle&quot;: &quot;&quot;, &quot;given&quot;: &quot;Stephen J&quot;, &quot;suffix&quot;: &quot;&quot;, &quot;family&quot;: &quot;Trevanion&quot;, &quot;parse-names&quot;: false, &quot;non-dropping-particle&quot;: &quot;&quot;}, {&quot;dropping-particle&quot;: &quot;&quot;, &quot;given&quot;: &quot;Bronwen L&quot;, &quot;suffix&quot;: &quot;&quot;, &quot;family&quot;: &quot;Aken&quot;, &quot;parse-names&quot;: false, &quot;non-dropping-particle&quot;: &quot;&quot;}, {&quot;dropping-particle&quot;: &quot;&quot;, &quot;given&quot;: &quot;Fiona&quot;, &quot;suffix&quot;: &quot;&quot;, &quot;family&quot;: &quot;Cunningham&quot;, &quot;parse-names&quot;: false, &quot;non-dropping-particle&quot;: &quot;&quot;}, {&quot;dropping-particle&quot;: &quot;&quot;, &quot;given&quot;: &quot;Andrew&quot;, &quot;suffix&quot;: &quot;&quot;, &quot;family&quot;: &quot;Yates&quot;, &quot;parse-names&quot;: false, &quot;non-dropping-particle&quot;: &quot;&quot;}, {&quot;dropping-particle&quot;: &quot;&quot;, &quot;given&quot;: &quot;Paul&quot;, &quot;suffix&quot;: &quot;&quot;, &quot;family&quot;: &quot;Flicek&quot;, &quot;parse-names&quot;: false, &quot;non-dropping-particle&quot;: &quot;&quot;}], &quot;page&quot;: &quot;D754-D761&quot;, &quot;issued&quot;: {&quot;date-parts&quot;: [[&quot;2018&quot;, &quot;1&quot;, &quot;4&quot;]]}, &quot;container-title&quot;: &quot;Nucleic Acids Research&quot;, &quot;issue&quot;: &quot;D1&quot;}}, {&quot;uris&quot;: [&quot;http://www.mendeley.com/documents/?uuid=378d9683-7a83-3f5e-b779-86594da3ec07&quot;], &quot;id&quot;: &quot;ITEM-2&quot;, &quot;itemData&quot;: {&quot;volume&quot;: &quot;29&quot;, &quot;PMID&quot;: &quot;21221095&quot;, &quot;DOI&quot;: &quot;10.1038/nbt.1754&quot;, &quot;ISSN&quot;: &quot;10870156&quot;, &quot;container-title&quot;: &quot;Nature Biotechnology&quot;, &quot;id&quot;: &quot;ITEM-2&quot;, &quot;type&quot;: &quot;article&quot;, &quot;title&quot;: &quot;Integrative genomics viewer&quot;, &quot;author&quot;: [{&quot;dropping-particle&quot;: &quot;&quot;, &quot;given&quot;: &quot;James T.&quot;, &quot;suffix&quot;: &quot;&quot;, &quot;family&quot;: &quot;Robinson&quot;, &quot;parse-names&quot;: false, &quot;non-dropping-particle&quot;: &quot;&quot;}, {&quot;dropping-particle&quot;: &quot;&quot;, &quot;given&quot;: &quot;Helga&quot;, &quot;suffix&quot;: &quot;&quot;, &quot;family&quot;: &quot;Thorvaldsd\u00f3ttir&quot;, &quot;parse-names&quot;: false, &quot;non-dropping-particle&quot;: &quot;&quot;}, {&quot;dropping-particle&quot;: &quot;&quot;, &quot;given&quot;: &quot;Wendy&quot;, &quot;suffix&quot;: &quot;&quot;, &quot;family&quot;: &quot;Winckler&quot;, &quot;parse-names&quot;: false, &quot;non-dropping-particle&quot;: &quot;&quot;}, {&quot;dropping-particle&quot;: &quot;&quot;, &quot;given&quot;: &quot;Mitchell&quot;, &quot;suffix&quot;: &quot;&quot;, &quot;family&quot;: &quot;Guttman&quot;, &quot;parse-names&quot;: false, &quot;non-dropping-particle&quot;: &quot;&quot;}, {&quot;dropping-particle&quot;: &quot;&quot;, &quot;given&quot;: &quot;Eric S.&quot;, &quot;suffix&quot;: &quot;&quot;, &quot;family&quot;: &quot;Lander&quot;, &quot;parse-names&quot;: false, &quot;non-dropping-particle&quot;: &quot;&quot;}, {&quot;dropping-particle&quot;: &quot;&quot;, &quot;given&quot;: &quot;Gad&quot;, &quot;suffix&quot;: &quot;&quot;, &quot;family&quot;: &quot;Getz&quot;, &quot;parse-names&quot;: false, &quot;non-dropping-particle&quot;: &quot;&quot;}, {&quot;dropping-particle&quot;: &quot;&quot;, &quot;given&quot;: &quot;Jill P.&quot;, &quot;suffix&quot;: &quot;&quot;, &quot;family&quot;: &quot;Mesirov&quot;, &quot;parse-names&quot;: false, &quot;non-dropping-particle&quot;: &quot;&quot;}], &quot;page&quot;: &quot;24-26&quot;, &quot;issued&quot;: {&quot;date-parts&quot;: [[&quot;2011&quot;, &quot;1&quot;]]}, &quot;issue&quot;: &quot;1&quot;}}], &quot;schema&quot;: &quot;https://github.com/citation-style-language/schema/raw/master/csl-citation.json&quot;} RNDf5PQe8BhbE"/><text:span text:style-name="T144">⁠</text:span><text:span text:style-name="T104"> </text:span><text:span text:style-name="T112">[</text:span><text:span text:style-name="T45">ref UCSC</text:span><text:span text:style-name="T112">] </text:span><text:span text:style-name="T105">allow</text:span><text:span text:style-name="T112">ing</text:span><text:span text:style-name="T105"> visual inspection of the regulatory landscapes </text:span><text:span text:style-name="T106">in </text:span><text:span text:style-name="T113">the </text:span><text:span text:style-name="T106">genomic </text:span><text:span text:style-name="T20">loci</text:span><text:span text:style-name="T106"> of interest</text:span><text:span text:style-name="T105">. Subsets of these tracks are </text:span><text:span text:style-name="T113">provided </text:span><text:span text:style-name="T144">in variant annotation software such as ENSEMBL VEP </text:span><text:reference-mark-start text:name="ADDIN CSL_CITATION {&quot;properties&quot;: {&quot;noteIndex&quot;: 0}, &quot;mendeley&quot;: {&quot;previouslyFormattedCitation&quot;: &quot;(McLaren et al. 2016)&quot;, &quot;formattedCitation&quot;: &quot;(McLaren et al. 2016)&quot;, &quot;plainTextFormattedCitation&quot;: &quot;(McLaren et al. 2016)&quot;}, &quot;citationItems&quot;: [{&quot;uris&quot;: [&quot;http://www.mendeley.com/documents/?uuid=a5861c7c-bdc3-385d-bc2e-440bcd4cdd94&quot;], &quot;id&quot;: &quot;ITEM-1&quot;, &quot;itemData&quot;: {&quot;id&quot;: &quot;ITEM-1&quot;, &quot;type&quot;: &quot;article-journal&quot;, &quot;title&quot;: &quot;The Ensembl Variant Effect Predictor&quot;, &quot;volume&quot;: &quot;17&quot;, &quot;DOI&quot;: &quot;10.1186/s13059-016-0974-4&quot;, &quot;ISSN&quot;: &quot;1474-760X&quot;, &quot;author&quot;: [{&quot;dropping-particle&quot;: &quot;&quot;, &quot;given&quot;: &quot;William&quot;, &quot;suffix&quot;: &quot;&quot;, &quot;family&quot;: &quot;McLaren&quot;, &quot;parse-names&quot;: false, &quot;non-dropping-particle&quot;: &quot;&quot;}, {&quot;dropping-particle&quot;: &quot;&quot;, &quot;given&quot;: &quot;Laurent&quot;, &quot;suffix&quot;: &quot;&quot;, &quot;family&quot;: &quot;Gil&quot;, &quot;parse-names&quot;: false, &quot;non-dropping-particle&quot;: &quot;&quot;}, {&quot;dropping-particle&quot;: &quot;&quot;, &quot;given&quot;: &quot;Sarah E.&quot;, &quot;suffix&quot;: &quot;&quot;, &quot;family&quot;: &quot;Hunt&quot;, &quot;parse-names&quot;: false, &quot;non-dropping-particle&quot;: &quot;&quot;}, {&quot;dropping-particle&quot;: &quot;&quot;, &quot;given&quot;: &quot;Harpreet Singh&quot;, &quot;suffix&quot;: &quot;&quot;, &quot;family&quot;: &quot;Riat&quot;, &quot;parse-names&quot;: false, &quot;non-dropping-particle&quot;: &quot;&quot;}, {&quot;dropping-particle&quot;: &quot;&quot;, &quot;given&quot;: &quot;Graham R. S.&quot;, &quot;suffix&quot;: &quot;&quot;, &quot;family&quot;: &quot;Ritchie&quot;, &quot;parse-names&quot;: false, &quot;non-dropping-particle&quot;: &quot;&quot;}, {&quot;dropping-particle&quot;: &quot;&quot;, &quot;given&quot;: &quot;Anja&quot;, &quot;suffix&quot;: &quot;&quot;, &quot;family&quot;: &quot;Thormann&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Fiona&quot;, &quot;suffix&quot;: &quot;&quot;, &quot;family&quot;: &quot;Cunningham&quot;, &quot;parse-names&quot;: false, &quot;non-dropping-particle&quot;: &quot;&quot;}], &quot;page&quot;: &quot;122&quot;, &quot;issued&quot;: {&quot;date-parts&quot;: [[&quot;2016&quot;, &quot;12&quot;, &quot;6&quot;]]}, &quot;container-title&quot;: &quot;Genome Biology&quot;, &quot;issue&quot;: &quot;1&quot;}}], &quot;schema&quot;: &quot;https://github.com/citation-style-language/schema/raw/master/csl-citation.json&quot;} RNDgQUaBFt4eg"/><text:span text:style-name="T78">(McLaren et al. 2016)</text:span><text:reference-mark-end text:name="ADDIN CSL_CITATION {&quot;properties&quot;: {&quot;noteIndex&quot;: 0}, &quot;mendeley&quot;: {&quot;previouslyFormattedCitation&quot;: &quot;(McLaren et al. 2016)&quot;, &quot;formattedCitation&quot;: &quot;(McLaren et al. 2016)&quot;, &quot;plainTextFormattedCitation&quot;: &quot;(McLaren et al. 2016)&quot;}, &quot;citationItems&quot;: [{&quot;uris&quot;: [&quot;http://www.mendeley.com/documents/?uuid=a5861c7c-bdc3-385d-bc2e-440bcd4cdd94&quot;], &quot;id&quot;: &quot;ITEM-1&quot;, &quot;itemData&quot;: {&quot;id&quot;: &quot;ITEM-1&quot;, &quot;type&quot;: &quot;article-journal&quot;, &quot;title&quot;: &quot;The Ensembl Variant Effect Predictor&quot;, &quot;volume&quot;: &quot;17&quot;, &quot;DOI&quot;: &quot;10.1186/s13059-016-0974-4&quot;, &quot;ISSN&quot;: &quot;1474-760X&quot;, &quot;author&quot;: [{&quot;dropping-particle&quot;: &quot;&quot;, &quot;given&quot;: &quot;William&quot;, &quot;suffix&quot;: &quot;&quot;, &quot;family&quot;: &quot;McLaren&quot;, &quot;parse-names&quot;: false, &quot;non-dropping-particle&quot;: &quot;&quot;}, {&quot;dropping-particle&quot;: &quot;&quot;, &quot;given&quot;: &quot;Laurent&quot;, &quot;suffix&quot;: &quot;&quot;, &quot;family&quot;: &quot;Gil&quot;, &quot;parse-names&quot;: false, &quot;non-dropping-particle&quot;: &quot;&quot;}, {&quot;dropping-particle&quot;: &quot;&quot;, &quot;given&quot;: &quot;Sarah E.&quot;, &quot;suffix&quot;: &quot;&quot;, &quot;family&quot;: &quot;Hunt&quot;, &quot;parse-names&quot;: false, &quot;non-dropping-particle&quot;: &quot;&quot;}, {&quot;dropping-particle&quot;: &quot;&quot;, &quot;given&quot;: &quot;Harpreet Singh&quot;, &quot;suffix&quot;: &quot;&quot;, &quot;family&quot;: &quot;Riat&quot;, &quot;parse-names&quot;: false, &quot;non-dropping-particle&quot;: &quot;&quot;}, {&quot;dropping-particle&quot;: &quot;&quot;, &quot;given&quot;: &quot;Graham R. S.&quot;, &quot;suffix&quot;: &quot;&quot;, &quot;family&quot;: &quot;Ritchie&quot;, &quot;parse-names&quot;: false, &quot;non-dropping-particle&quot;: &quot;&quot;}, {&quot;dropping-particle&quot;: &quot;&quot;, &quot;given&quot;: &quot;Anja&quot;, &quot;suffix&quot;: &quot;&quot;, &quot;family&quot;: &quot;Thormann&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Fiona&quot;, &quot;suffix&quot;: &quot;&quot;, &quot;family&quot;: &quot;Cunningham&quot;, &quot;parse-names&quot;: false, &quot;non-dropping-particle&quot;: &quot;&quot;}], &quot;page&quot;: &quot;122&quot;, &quot;issued&quot;: {&quot;date-parts&quot;: [[&quot;2016&quot;, &quot;12&quot;, &quot;6&quot;]]}, &quot;container-title&quot;: &quot;Genome Biology&quot;, &quot;issue&quot;: &quot;1&quot;}}], &quot;schema&quot;: &quot;https://github.com/citation-style-language/schema/raw/master/csl-citation.json&quot;} RNDgQUaBFt4eg"/><text:span text:style-name="T144">⁠</text:span><text:span text:style-name="T78"> </text:span><text:span text:style-name="T144">⁠and ANNOVAR </text:span><text:reference-mark-start text:name="ADDIN CSL_CITATION {&quot;properties&quot;: {&quot;noteIndex&quot;: 0}, &quot;mendeley&quot;: {&quot;previouslyFormattedCitation&quot;: &quot;(K. Wang, Li, and Hakonarson 2010)&quot;, &quot;formattedCitation&quot;: &quot;(K. Wang, Li, and Hakonarson 2010)&quot;, &quot;plainTextFormattedCitation&quot;: &quot;(K. Wang, Li, and Hakonarson 2010)&quot;}, &quot;citationItems&quot;: [{&quot;uris&quot;: [&quot;http://www.mendeley.com/documents/?uuid=7434e634-8130-3a52-a6d8-fe67502bca9b&quot;], &quot;id&quot;: &quot;ITEM-1&quot;, &quot;itemData&quot;: {&quot;id&quot;: &quot;ITEM-1&quot;, &quot;type&quot;: &quot;article-journal&quot;, &quot;title&quot;: &quot;ANNOVAR: functional annotation of genetic variants from high-throughput sequencing data&quot;, &quot;volume&quot;: &quot;38&quot;, &quot;DOI&quot;: &quot;10.1093/nar/gkq603&quot;, &quot;ISSN&quot;: &quot;0305-1048&quot;, &quot;author&quot;: [{&quot;dropping-particle&quot;: &quot;&quot;, &quot;given&quot;: &quot;K.&quot;, &quot;suffix&quot;: &quot;&quot;, &quot;family&quot;: &quot;Wang&quot;, &quot;parse-names&quot;: false, &quot;non-dropping-particle&quot;: &quot;&quot;}, {&quot;dropping-particle&quot;: &quot;&quot;, &quot;given&quot;: &quot;M.&quot;, &quot;suffix&quot;: &quot;&quot;, &quot;family&quot;: &quot;Li&quot;, &quot;parse-names&quot;: false, &quot;non-dropping-particle&quot;: &quot;&quot;}, {&quot;dropping-particle&quot;: &quot;&quot;, &quot;given&quot;: &quot;H.&quot;, &quot;suffix&quot;: &quot;&quot;, &quot;family&quot;: &quot;Hakonarson&quot;, &quot;parse-names&quot;: false, &quot;non-dropping-particle&quot;: &quot;&quot;}], &quot;page&quot;: &quot;e164-e164&quot;, &quot;issued&quot;: {&quot;date-parts&quot;: [[&quot;2010&quot;, &quot;9&quot;, &quot;1&quot;]]}, &quot;container-title&quot;: &quot;Nucleic Acids Research&quot;, &quot;issue&quot;: &quot;16&quot;}}], &quot;schema&quot;: &quot;https://github.com/citation-style-language/schema/raw/master/csl-citation.json&quot;} RNDovd0dPbPpZ"/><text:span text:style-name="T78">(K. Wang, Li, and Hakonarson 2010)</text:span><text:reference-mark-end text:name="ADDIN CSL_CITATION {&quot;properties&quot;: {&quot;noteIndex&quot;: 0}, &quot;mendeley&quot;: {&quot;previouslyFormattedCitation&quot;: &quot;(K. Wang, Li, and Hakonarson 2010)&quot;, &quot;formattedCitation&quot;: &quot;(K. Wang, Li, and Hakonarson 2010)&quot;, &quot;plainTextFormattedCitation&quot;: &quot;(K. Wang, Li, and Hakonarson 2010)&quot;}, &quot;citationItems&quot;: [{&quot;uris&quot;: [&quot;http://www.mendeley.com/documents/?uuid=7434e634-8130-3a52-a6d8-fe67502bca9b&quot;], &quot;id&quot;: &quot;ITEM-1&quot;, &quot;itemData&quot;: {&quot;id&quot;: &quot;ITEM-1&quot;, &quot;type&quot;: &quot;article-journal&quot;, &quot;title&quot;: &quot;ANNOVAR: functional annotation of genetic variants from high-throughput sequencing data&quot;, &quot;volume&quot;: &quot;38&quot;, &quot;DOI&quot;: &quot;10.1093/nar/gkq603&quot;, &quot;ISSN&quot;: &quot;0305-1048&quot;, &quot;author&quot;: [{&quot;dropping-particle&quot;: &quot;&quot;, &quot;given&quot;: &quot;K.&quot;, &quot;suffix&quot;: &quot;&quot;, &quot;family&quot;: &quot;Wang&quot;, &quot;parse-names&quot;: false, &quot;non-dropping-particle&quot;: &quot;&quot;}, {&quot;dropping-particle&quot;: &quot;&quot;, &quot;given&quot;: &quot;M.&quot;, &quot;suffix&quot;: &quot;&quot;, &quot;family&quot;: &quot;Li&quot;, &quot;parse-names&quot;: false, &quot;non-dropping-particle&quot;: &quot;&quot;}, {&quot;dropping-particle&quot;: &quot;&quot;, &quot;given&quot;: &quot;H.&quot;, &quot;suffix&quot;: &quot;&quot;, &quot;family&quot;: &quot;Hakonarson&quot;, &quot;parse-names&quot;: false, &quot;non-dropping-particle&quot;: &quot;&quot;}], &quot;page&quot;: &quot;e164-e164&quot;, &quot;issued&quot;: {&quot;date-parts&quot;: [[&quot;2010&quot;, &quot;9&quot;, &quot;1&quot;]]}, &quot;container-title&quot;: &quot;Nucleic Acids Research&quot;, &quot;issue&quot;: &quot;16&quot;}}], &quot;schema&quot;: &quot;https://github.com/citation-style-language/schema/raw/master/csl-citation.json&quot;} RNDovd0dPbPpZ"/><text:span text:style-name="T144">⁠. Other resources integrate these genome-wide regulatory information in various ways: to support studying role of enhancers in complex diseases (HEDD; </text:span><text:reference-mark-start text:name="ADDIN CSL_CITATION {&quot;properties&quot;: {&quot;noteIndex&quot;: 0}, &quot;mendeley&quot;: {&quot;previouslyFormattedCitation&quot;: &quot;(Z. Wang et al. 2018)&quot;, &quot;formattedCitation&quot;: &quot;(Z. Wang et al. 2018)&quot;, &quot;plainTextFormattedCitation&quot;: &quot;(Z. Wang et al. 2018)&quot;}, &quot;citationItems&quot;: [{&quot;uris&quot;: [&quot;http://www.mendeley.com/documents/?uuid=3d2ff0da-366a-410a-9b8b-dc5eb9a7638d&quot;], &quot;id&quot;: &quot;ITEM-1&quot;, &quot;itemData&quot;: {&quot;volume&quot;: &quot;46&quot;, &quot;DOI&quot;: &quot;10.1093/nar/gkx988&quot;, &quot;publisher&quot;: &quot;Oxford University Press&quot;, &quot;container-title&quot;: &quot;Nucleic Acids Research&quot;, &quot;issued&quot;: {&quot;date-parts&quot;: [[&quot;2018&quot;]]}, &quot;id&quot;: &quot;ITEM-1&quot;, &quot;type&quot;: &quot;article-journal&quot;, &quot;title&quot;: &quot;HEDD: Human Enhancer Disease Database&quot;, &quot;author&quot;: [{&quot;dropping-particle&quot;: &quot;&quot;, &quot;given&quot;: &quot;Zhen&quot;, &quot;suffix&quot;: &quot;&quot;, &quot;family&quot;: &quot;Wang&quot;, &quot;parse-names&quot;: false, &quot;non-dropping-particle&quot;: &quot;&quot;}, {&quot;dropping-particle&quot;: &quot;&quot;, &quot;given&quot;: &quot;Quanwei&quot;, &quot;suffix&quot;: &quot;&quot;, &quot;family&quot;: &quot;Zhang&quot;, &quot;parse-names&quot;: false, &quot;non-dropping-particle&quot;: &quot;&quot;}, {&quot;dropping-particle&quot;: &quot;&quot;, &quot;given&quot;: &quot;Wen&quot;, &quot;suffix&quot;: &quot;&quot;, &quot;family&quot;: &quot;Zhang&quot;, &quot;parse-names&quot;: false, &quot;non-dropping-particle&quot;: &quot;&quot;}, {&quot;dropping-particle&quot;: &quot;&quot;, &quot;given&quot;: &quot;Jhih Rong&quot;, &quot;suffix&quot;: &quot;&quot;, &quot;family&quot;: &quot;Lin&quot;, &quot;parse-names&quot;: false, &quot;non-dropping-particle&quot;: &quot;&quot;}, {&quot;dropping-particle&quot;: &quot;&quot;, &quot;given&quot;: &quot;Ying&quot;, &quot;suffix&quot;: &quot;&quot;, &quot;family&quot;: &quot;Cai&quot;, &quot;parse-names&quot;: false, &quot;non-dropping-particle&quot;: &quot;&quot;}, {&quot;dropping-particle&quot;: &quot;&quot;, &quot;given&quot;: &quot;Joydeep&quot;, &quot;suffix&quot;: &quot;&quot;, &quot;family&quot;: &quot;Mitra&quot;, &quot;parse-names&quot;: false, &quot;non-dropping-particle&quot;: &quot;&quot;}, {&quot;dropping-particle&quot;: &quot;&quot;, &quot;given&quot;: &quot;Zhengdong D.&quot;, &quot;suffix&quot;: &quot;&quot;, &quot;family&quot;: &quot;Zhang&quot;, &quot;parse-names&quot;: false, &quot;non-dropping-particle&quot;: &quot;&quot;}], &quot;page&quot;: &quot;D113-D120&quot;, &quot;ISSN&quot;: &quot;13624962&quot;, &quot;abstract&quot;: &quot;Enhancers, as specialized genomic cis-regulatory elements, activate transcription of their target genes and play an important role in pathogenesis of many human complex diseases. Despite recent systematic identification of them in the human genome, currently there is an urgent need for comprehensive annotation databases of human enhancers with a focus on their disease connections. In response, we built the Human Enhancer Disease Database (HEDD) to facilitate studies of enhancers and their potential roles in human complex diseases. HEDD currently provides comprehensive genomic information for ~2.8 million human enhancers identified by ENCODE, FANTOM5 and RoadMap with disease association scores based on enhancer-gene and gene-disease connections. It also provides Web-based analytical tools to visualize enhancer networks and score enhancers given a set of selected genes in a specific gene network. HEDD is freely accessible at http://zdzlab.einstein.yu.edu/1/hedd.php.&quot;, &quot;issue&quot;: &quot;D1&quot;}}], &quot;schema&quot;: &quot;https://github.com/citation-style-language/schema/raw/master/csl-citation.json&quot;} RNDL9lyjsiurN"/><text:span text:style-name="T78">(Z. Wang et al. 2018)</text:span><text:reference-mark-end text:name="ADDIN CSL_CITATION {&quot;properties&quot;: {&quot;noteIndex&quot;: 0}, &quot;mendeley&quot;: {&quot;previouslyFormattedCitation&quot;: &quot;(Z. Wang et al. 2018)&quot;, &quot;formattedCitation&quot;: &quot;(Z. Wang et al. 2018)&quot;, &quot;plainTextFormattedCitation&quot;: &quot;(Z. Wang et al. 2018)&quot;}, &quot;citationItems&quot;: [{&quot;uris&quot;: [&quot;http://www.mendeley.com/documents/?uuid=3d2ff0da-366a-410a-9b8b-dc5eb9a7638d&quot;], &quot;id&quot;: &quot;ITEM-1&quot;, &quot;itemData&quot;: {&quot;volume&quot;: &quot;46&quot;, &quot;DOI&quot;: &quot;10.1093/nar/gkx988&quot;, &quot;publisher&quot;: &quot;Oxford University Press&quot;, &quot;container-title&quot;: &quot;Nucleic Acids Research&quot;, &quot;issued&quot;: {&quot;date-parts&quot;: [[&quot;2018&quot;]]}, &quot;id&quot;: &quot;ITEM-1&quot;, &quot;type&quot;: &quot;article-journal&quot;, &quot;title&quot;: &quot;HEDD: Human Enhancer Disease Database&quot;, &quot;author&quot;: [{&quot;dropping-particle&quot;: &quot;&quot;, &quot;given&quot;: &quot;Zhen&quot;, &quot;suffix&quot;: &quot;&quot;, &quot;family&quot;: &quot;Wang&quot;, &quot;parse-names&quot;: false, &quot;non-dropping-particle&quot;: &quot;&quot;}, {&quot;dropping-particle&quot;: &quot;&quot;, &quot;given&quot;: &quot;Quanwei&quot;, &quot;suffix&quot;: &quot;&quot;, &quot;family&quot;: &quot;Zhang&quot;, &quot;parse-names&quot;: false, &quot;non-dropping-particle&quot;: &quot;&quot;}, {&quot;dropping-particle&quot;: &quot;&quot;, &quot;given&quot;: &quot;Wen&quot;, &quot;suffix&quot;: &quot;&quot;, &quot;family&quot;: &quot;Zhang&quot;, &quot;parse-names&quot;: false, &quot;non-dropping-particle&quot;: &quot;&quot;}, {&quot;dropping-particle&quot;: &quot;&quot;, &quot;given&quot;: &quot;Jhih Rong&quot;, &quot;suffix&quot;: &quot;&quot;, &quot;family&quot;: &quot;Lin&quot;, &quot;parse-names&quot;: false, &quot;non-dropping-particle&quot;: &quot;&quot;}, {&quot;dropping-particle&quot;: &quot;&quot;, &quot;given&quot;: &quot;Ying&quot;, &quot;suffix&quot;: &quot;&quot;, &quot;family&quot;: &quot;Cai&quot;, &quot;parse-names&quot;: false, &quot;non-dropping-particle&quot;: &quot;&quot;}, {&quot;dropping-particle&quot;: &quot;&quot;, &quot;given&quot;: &quot;Joydeep&quot;, &quot;suffix&quot;: &quot;&quot;, &quot;family&quot;: &quot;Mitra&quot;, &quot;parse-names&quot;: false, &quot;non-dropping-particle&quot;: &quot;&quot;}, {&quot;dropping-particle&quot;: &quot;&quot;, &quot;given&quot;: &quot;Zhengdong D.&quot;, &quot;suffix&quot;: &quot;&quot;, &quot;family&quot;: &quot;Zhang&quot;, &quot;parse-names&quot;: false, &quot;non-dropping-particle&quot;: &quot;&quot;}], &quot;page&quot;: &quot;D113-D120&quot;, &quot;ISSN&quot;: &quot;13624962&quot;, &quot;abstract&quot;: &quot;Enhancers, as specialized genomic cis-regulatory elements, activate transcription of their target genes and play an important role in pathogenesis of many human complex diseases. Despite recent systematic identification of them in the human genome, currently there is an urgent need for comprehensive annotation databases of human enhancers with a focus on their disease connections. In response, we built the Human Enhancer Disease Database (HEDD) to facilitate studies of enhancers and their potential roles in human complex diseases. HEDD currently provides comprehensive genomic information for ~2.8 million human enhancers identified by ENCODE, FANTOM5 and RoadMap with disease association scores based on enhancer-gene and gene-disease connections. It also provides Web-based analytical tools to visualize enhancer networks and score enhancers given a set of selected genes in a specific gene network. HEDD is freely accessible at http://zdzlab.einstein.yu.edu/1/hedd.php.&quot;, &quot;issue&quot;: &quot;D1&quot;}}], &quot;schema&quot;: &quot;https://github.com/citation-style-language/schema/raw/master/csl-citation.json&quot;} RNDL9lyjsiurN"/><text:span text:style-name="T144">⁠), to </text:span><text:soft-page-break/><text:span text:style-name="T144">enrich GeneCards suite with enhancer information (GeneHancer; </text:span><text:reference-mark-start text:name="ADDIN CSL_CITATION {&quot;properties&quot;: {&quot;noteIndex&quot;: 0}, &quot;mendeley&quot;: {&quot;previouslyFormattedCitation&quot;: &quot;(Fishilevich et al. 2017)&quot;, &quot;formattedCitation&quot;: &quot;(Fishilevich et al. 2017)&quot;, &quot;plainTextFormattedCitation&quot;: &quot;(Fishilevich et al. 2017)&quot;}, &quot;citationItems&quot;: [{&quot;uris&quot;: [&quot;http://www.mendeley.com/documents/?uuid=2eca372b-4d88-36ff-a1e6-19bae7725109&quot;], &quot;id&quot;: &quot;ITEM-1&quot;, &quot;itemData&quot;: {&quot;id&quot;: &quot;ITEM-1&quot;, &quot;type&quot;: &quot;article-journal&quot;, &quot;title&quot;: &quot;GeneHancer: genome-wide integration of enhancers and target genes in GeneCards&quot;, &quot;volume&quot;: &quot;2017&quot;, &quot;container-title&quot;: &quot;Database : the journal of biological databases and curation&quot;, &quot;PMID&quot;: &quot;28605766&quot;, &quot;DOI&quot;: &quot;10.1093/database/bax028&quot;, &quot;ISSN&quot;: &quot;17580463&quot;, &quot;author&quot;: [{&quot;dropping-particle&quot;: &quot;&quot;, &quot;given&quot;: &quot;Simon&quot;, &quot;suffix&quot;: &quot;&quot;, &quot;family&quot;: &quot;Fishilevich&quot;, &quot;parse-names&quot;: false, &quot;non-dropping-particle&quot;: &quot;&quot;}, {&quot;dropping-particle&quot;: &quot;&quot;, &quot;given&quot;: &quot;Ron&quot;, &quot;suffix&quot;: &quot;&quot;, &quot;family&quot;: &quot;Nudel&quot;, &quot;parse-names&quot;: false, &quot;non-dropping-particle&quot;: &quot;&quot;}, {&quot;dropping-particle&quot;: &quot;&quot;, &quot;given&quot;: &quot;Noa&quot;, &quot;suffix&quot;: &quot;&quot;, &quot;family&quot;: &quot;Rappaport&quot;, &quot;parse-names&quot;: false, &quot;non-dropping-particle&quot;: &quot;&quot;}, {&quot;dropping-particle&quot;: &quot;&quot;, &quot;given&quot;: &quot;Rotem&quot;, &quot;suffix&quot;: &quot;&quot;, &quot;family&quot;: &quot;Hadar&quot;, &quot;parse-names&quot;: false, &quot;non-dropping-particle&quot;: &quot;&quot;}, {&quot;dropping-particle&quot;: &quot;&quot;, &quot;given&quot;: &quot;Inbar&quot;, &quot;suffix&quot;: &quot;&quot;, &quot;family&quot;: &quot;Plaschkes&quot;, &quot;parse-names&quot;: false, &quot;non-dropping-particle&quot;: &quot;&quot;}, {&quot;dropping-particle&quot;: &quot;&quot;, &quot;given&quot;: &quot;Tsippi&quot;, &quot;suffix&quot;: &quot;&quot;, &quot;family&quot;: &quot;Iny Stein&quot;, &quot;parse-names&quot;: false, &quot;non-dropping-particle&quot;: &quot;&quot;}, {&quot;dropping-particle&quot;: &quot;&quot;, &quot;given&quot;: &quot;Naomi&quot;, &quot;suffix&quot;: &quot;&quot;, &quot;family&quot;: &quot;Rosen&quot;, &quot;parse-names&quot;: false, &quot;non-dropping-particle&quot;: &quot;&quot;}, {&quot;dropping-particle&quot;: &quot;&quot;, &quot;given&quot;: &quot;Asher&quot;, &quot;suffix&quot;: &quot;&quot;, &quot;family&quot;: &quot;Kohn&quot;, &quot;parse-names&quot;: false, &quot;non-dropping-particle&quot;: &quot;&quot;}, {&quot;dropping-particle&quot;: &quot;&quot;, &quot;given&quot;: &quot;Michal&quot;, &quot;suffix&quot;: &quot;&quot;, &quot;family&quot;: &quot;Twik&quot;, &quot;parse-names&quot;: false, &quot;non-dropping-particle&quot;: &quot;&quot;}, {&quot;dropping-particle&quot;: &quot;&quot;, &quot;given&quot;: &quot;Marilyn&quot;, &quot;suffix&quot;: &quot;&quot;, &quot;family&quot;: &quot;Safran&quot;, &quot;parse-names&quot;: false, &quot;non-dropping-particle&quot;: &quot;&quot;}, {&quot;dropping-particle&quot;: &quot;&quot;, &quot;given&quot;: &quot;Doron&quot;, &quot;suffix&quot;: &quot;&quot;, &quot;family&quot;: &quot;Lancet&quot;, &quot;parse-names&quot;: false, &quot;non-dropping-particle&quot;: &quot;&quot;}, {&quot;dropping-particle&quot;: &quot;&quot;, &quot;given&quot;: &quot;Dana&quot;, &quot;suffix&quot;: &quot;&quot;, &quot;family&quot;: &quot;Cohen&quot;, &quot;parse-names&quot;: false, &quot;non-dropping-particle&quot;: &quot;&quot;}], &quot;issued&quot;: {&quot;date-parts&quot;: [[&quot;2017&quot;, &quot;1&quot;, &quot;1&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schema&quot;: &quot;https://github.com/citation-style-language/schema/raw/master/csl-citation.json&quot;} RNDQv2DXFfom2"/><text:span text:style-name="T78">(Fishilevich et al. 2017)</text:span><text:reference-mark-end text:name="ADDIN CSL_CITATION {&quot;properties&quot;: {&quot;noteIndex&quot;: 0}, &quot;mendeley&quot;: {&quot;previouslyFormattedCitation&quot;: &quot;(Fishilevich et al. 2017)&quot;, &quot;formattedCitation&quot;: &quot;(Fishilevich et al. 2017)&quot;, &quot;plainTextFormattedCitation&quot;: &quot;(Fishilevich et al. 2017)&quot;}, &quot;citationItems&quot;: [{&quot;uris&quot;: [&quot;http://www.mendeley.com/documents/?uuid=2eca372b-4d88-36ff-a1e6-19bae7725109&quot;], &quot;id&quot;: &quot;ITEM-1&quot;, &quot;itemData&quot;: {&quot;id&quot;: &quot;ITEM-1&quot;, &quot;type&quot;: &quot;article-journal&quot;, &quot;title&quot;: &quot;GeneHancer: genome-wide integration of enhancers and target genes in GeneCards&quot;, &quot;volume&quot;: &quot;2017&quot;, &quot;container-title&quot;: &quot;Database : the journal of biological databases and curation&quot;, &quot;PMID&quot;: &quot;28605766&quot;, &quot;DOI&quot;: &quot;10.1093/database/bax028&quot;, &quot;ISSN&quot;: &quot;17580463&quot;, &quot;author&quot;: [{&quot;dropping-particle&quot;: &quot;&quot;, &quot;given&quot;: &quot;Simon&quot;, &quot;suffix&quot;: &quot;&quot;, &quot;family&quot;: &quot;Fishilevich&quot;, &quot;parse-names&quot;: false, &quot;non-dropping-particle&quot;: &quot;&quot;}, {&quot;dropping-particle&quot;: &quot;&quot;, &quot;given&quot;: &quot;Ron&quot;, &quot;suffix&quot;: &quot;&quot;, &quot;family&quot;: &quot;Nudel&quot;, &quot;parse-names&quot;: false, &quot;non-dropping-particle&quot;: &quot;&quot;}, {&quot;dropping-particle&quot;: &quot;&quot;, &quot;given&quot;: &quot;Noa&quot;, &quot;suffix&quot;: &quot;&quot;, &quot;family&quot;: &quot;Rappaport&quot;, &quot;parse-names&quot;: false, &quot;non-dropping-particle&quot;: &quot;&quot;}, {&quot;dropping-particle&quot;: &quot;&quot;, &quot;given&quot;: &quot;Rotem&quot;, &quot;suffix&quot;: &quot;&quot;, &quot;family&quot;: &quot;Hadar&quot;, &quot;parse-names&quot;: false, &quot;non-dropping-particle&quot;: &quot;&quot;}, {&quot;dropping-particle&quot;: &quot;&quot;, &quot;given&quot;: &quot;Inbar&quot;, &quot;suffix&quot;: &quot;&quot;, &quot;family&quot;: &quot;Plaschkes&quot;, &quot;parse-names&quot;: false, &quot;non-dropping-particle&quot;: &quot;&quot;}, {&quot;dropping-particle&quot;: &quot;&quot;, &quot;given&quot;: &quot;Tsippi&quot;, &quot;suffix&quot;: &quot;&quot;, &quot;family&quot;: &quot;Iny Stein&quot;, &quot;parse-names&quot;: false, &quot;non-dropping-particle&quot;: &quot;&quot;}, {&quot;dropping-particle&quot;: &quot;&quot;, &quot;given&quot;: &quot;Naomi&quot;, &quot;suffix&quot;: &quot;&quot;, &quot;family&quot;: &quot;Rosen&quot;, &quot;parse-names&quot;: false, &quot;non-dropping-particle&quot;: &quot;&quot;}, {&quot;dropping-particle&quot;: &quot;&quot;, &quot;given&quot;: &quot;Asher&quot;, &quot;suffix&quot;: &quot;&quot;, &quot;family&quot;: &quot;Kohn&quot;, &quot;parse-names&quot;: false, &quot;non-dropping-particle&quot;: &quot;&quot;}, {&quot;dropping-particle&quot;: &quot;&quot;, &quot;given&quot;: &quot;Michal&quot;, &quot;suffix&quot;: &quot;&quot;, &quot;family&quot;: &quot;Twik&quot;, &quot;parse-names&quot;: false, &quot;non-dropping-particle&quot;: &quot;&quot;}, {&quot;dropping-particle&quot;: &quot;&quot;, &quot;given&quot;: &quot;Marilyn&quot;, &quot;suffix&quot;: &quot;&quot;, &quot;family&quot;: &quot;Safran&quot;, &quot;parse-names&quot;: false, &quot;non-dropping-particle&quot;: &quot;&quot;}, {&quot;dropping-particle&quot;: &quot;&quot;, &quot;given&quot;: &quot;Doron&quot;, &quot;suffix&quot;: &quot;&quot;, &quot;family&quot;: &quot;Lancet&quot;, &quot;parse-names&quot;: false, &quot;non-dropping-particle&quot;: &quot;&quot;}, {&quot;dropping-particle&quot;: &quot;&quot;, &quot;given&quot;: &quot;Dana&quot;, &quot;suffix&quot;: &quot;&quot;, &quot;family&quot;: &quot;Cohen&quot;, &quot;parse-names&quot;: false, &quot;non-dropping-particle&quot;: &quot;&quot;}], &quot;issued&quot;: {&quot;date-parts&quot;: [[&quot;2017&quot;, &quot;1&quot;, &quot;1&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schema&quot;: &quot;https://github.com/citation-style-language/schema/raw/master/csl-citation.json&quot;} RNDQv2DXFfom2"/><text:span text:style-name="T144">⁠), or to support variant annotation and prioritization (</text:span><text:span text:style-name="T104">Genomiser; </text:span><text:reference-mark-start text:name="ADDIN CSL_CITATION {&quot;properties&quot;: {&quot;noteIndex&quot;: 0}, &quot;mendeley&quot;: {&quot;previouslyFormattedCitation&quot;: &quot;(Smedley et al. 2016)&quot;, &quot;formattedCitation&quot;: &quot;(Smedley et al. 2016)&quot;, &quot;plainTextFormattedCitation&quot;: &quot;(Smedley et al. 2016)&quot;}, &quot;citationItems&quot;: [{&quot;uris&quot;: [&quot;http://www.mendeley.com/documents/?uuid=f954af3c-2bc7-4509-9f29-ddf2051e9f5c&quot;], &quot;id&quot;: &quot;ITEM-1&quot;, &quot;itemData&quot;: {&quot;volume&quot;: &quot;99&quot;, &quot;ISBN&quot;: &quot;1537-6605; 0002-9297&quot;, &quot;PMID&quot;: &quot;27569544&quot;, &quot;DOI&quot;: &quot;10.1016/j.ajhg.2016.07.005&quot;, &quot;ISSN&quot;: &quot;15376605&quot;, &quot;container-title&quot;: &quot;American Journal of Human Genetics&quot;, &quot;id&quot;: &quot;ITEM-1&quot;, &quot;type&quot;: &quot;article-journal&quot;, &quot;title&quot;: &quot;A Whole-Genome Analysis Framework for Effective Identification of Pathogenic Regulatory Variants in Mendelian Disease&quot;, &quot;author&quot;: [{&quot;dropping-particle&quot;: &quot;&quot;, &quot;given&quot;: &quot;Damian&quot;, &quot;suffix&quot;: &quot;&quot;, &quot;family&quot;: &quot;Smedley&quot;, &quot;parse-names&quot;: false, &quot;non-dropping-particle&quot;: &quot;&quot;}, {&quot;dropping-particle&quot;: &quot;&quot;, &quot;given&quot;: &quot;Max&quot;, &quot;suffix&quot;: &quot;&quot;, &quot;family&quot;: &quot;Schubach&quot;, &quot;parse-names&quot;: false, &quot;non-dropping-particle&quot;: &quot;&quot;}, {&quot;dropping-particle&quot;: &quot;&quot;, &quot;given&quot;: &quot;Julius\u00a0O O.B.&quot;, &quot;suffix&quot;: &quot;&quot;, &quot;family&quot;: &quot;Jacobsen&quot;, &quot;parse-names&quot;: false, &quot;non-dropping-particle&quot;: &quot;&quot;}, {&quot;dropping-particle&quot;: &quot;&quot;, &quot;given&quot;: &quot;Sebastian&quot;, &quot;suffix&quot;: &quot;&quot;, &quot;family&quot;: &quot;K\u00f6hler&quot;, &quot;parse-names&quot;: false, &quot;non-dropping-particle&quot;: &quot;&quot;}, {&quot;dropping-particle&quot;: &quot;&quot;, &quot;given&quot;: &quot;Tomasz&quot;, &quot;suffix&quot;: &quot;&quot;, &quot;family&quot;: &quot;Zemojtel&quot;, &quot;parse-names&quot;: false, &quot;non-dropping-particle&quot;: &quot;&quot;}, {&quot;dropping-particle&quot;: &quot;&quot;, &quot;given&quot;: &quot;Malte&quot;, &quot;suffix&quot;: &quot;&quot;, &quot;family&quot;: &quot;Spielmann&quot;, &quot;parse-names&quot;: false, &quot;non-dropping-particle&quot;: &quot;&quot;}, {&quot;dropping-particle&quot;: &quot;&quot;, &quot;given&quot;: &quot;Marten&quot;, &quot;suffix&quot;: &quot;&quot;, &quot;family&quot;: &quot;J\u00e4ger&quot;, &quot;parse-names&quot;: false, &quot;non-dropping-particle&quot;: &quot;&quot;}, {&quot;dropping-particle&quot;: &quot;&quot;, &quot;given&quot;: &quot;Harry&quot;, &quot;suffix&quot;: &quot;&quot;, &quot;family&quot;: &quot;Hochheiser&quot;, &quot;parse-names&quot;: false, &quot;non-dropping-particle&quot;: &quot;&quot;}, {&quot;dropping-particle&quot;: &quot;&quot;, &quot;given&quot;: &quot;Nicole\u00a0L L.&quot;, &quot;suffix&quot;: &quot;&quot;, &quot;family&quot;: &quot;Washington&quot;, &quot;parse-names&quot;: false, &quot;non-dropping-particle&quot;: &quot;&quot;}, {&quot;dropping-particle&quot;: &quot;&quot;, &quot;given&quot;: &quot;Julie\u00a0A A.&quot;, &quot;suffix&quot;: &quot;&quot;, &quot;family&quot;: &quot;McMurry&quot;, &quot;parse-names&quot;: false, &quot;non-dropping-particle&quot;: &quot;&quot;}, {&quot;dropping-particle&quot;: &quot;&quot;, &quot;given&quot;: &quot;Melissa\u00a0A A.&quot;, &quot;suffix&quot;: &quot;&quot;, &quot;family&quot;: &quot;Haendel&quot;, &quot;parse-names&quot;: false, &quot;non-dropping-particle&quot;: &quot;&quot;}, {&quot;dropping-particle&quot;: &quot;&quot;, &quot;given&quot;: &quot;Christopher\u00a0J J.&quot;, &quot;suffix&quot;: &quot;&quot;, &quot;family&quot;: &quot;Mungall&quot;, &quot;parse-names&quot;: false, &quot;non-dropping-particle&quot;: &quot;&quot;}, {&quot;dropping-particle&quot;: &quot;&quot;, &quot;given&quot;: &quot;Suzanna\u00a0E E.&quot;, &quot;suffix&quot;: &quot;&quot;, &quot;family&quot;: &quot;Lewis&quot;, &quot;parse-names&quot;: false, &quot;non-dropping-particle&quot;: &quot;&quot;}, {&quot;dropping-particle&quot;: &quot;&quot;, &quot;given&quot;: &quot;Tudor&quot;, &quot;suffix&quot;: &quot;&quot;, &quot;family&quot;: &quot;Groza&quot;, &quot;parse-names&quot;: false, &quot;non-dropping-particle&quot;: &quot;&quot;}, {&quot;dropping-particle&quot;: &quot;&quot;, &quot;given&quot;: &quot;Giorgio&quot;, &quot;suffix&quot;: &quot;&quot;, &quot;family&quot;: &quot;Valentini&quot;, &quot;parse-names&quot;: false, &quot;non-dropping-particle&quot;: &quot;&quot;}, {&quot;dropping-particle&quot;: &quot;&quot;, &quot;given&quot;: &quot;Peter\u00a0N N.&quot;, &quot;suffix&quot;: &quot;&quot;, &quot;family&quot;: &quot;Robinson&quot;, &quot;parse-names&quot;: false, &quot;non-dropping-particle&quot;: &quot;&quot;}], &quot;page&quot;: &quot;595-606&quot;, &quot;issued&quot;: {&quot;date-parts&quot;: [[&quot;2016&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quot;: &quot;3&quot;}}], &quot;schema&quot;: &quot;https://github.com/citation-style-language/schema/raw/master/csl-citation.json&quot;} RNDmQh5fPZy7k"/><text:span text:style-name="T76">(Smedley et al. 2016)</text:span><text:reference-mark-end text:name="ADDIN CSL_CITATION {&quot;properties&quot;: {&quot;noteIndex&quot;: 0}, &quot;mendeley&quot;: {&quot;previouslyFormattedCitation&quot;: &quot;(Smedley et al. 2016)&quot;, &quot;formattedCitation&quot;: &quot;(Smedley et al. 2016)&quot;, &quot;plainTextFormattedCitation&quot;: &quot;(Smedley et al. 2016)&quot;}, &quot;citationItems&quot;: [{&quot;uris&quot;: [&quot;http://www.mendeley.com/documents/?uuid=f954af3c-2bc7-4509-9f29-ddf2051e9f5c&quot;], &quot;id&quot;: &quot;ITEM-1&quot;, &quot;itemData&quot;: {&quot;volume&quot;: &quot;99&quot;, &quot;ISBN&quot;: &quot;1537-6605; 0002-9297&quot;, &quot;PMID&quot;: &quot;27569544&quot;, &quot;DOI&quot;: &quot;10.1016/j.ajhg.2016.07.005&quot;, &quot;ISSN&quot;: &quot;15376605&quot;, &quot;container-title&quot;: &quot;American Journal of Human Genetics&quot;, &quot;id&quot;: &quot;ITEM-1&quot;, &quot;type&quot;: &quot;article-journal&quot;, &quot;title&quot;: &quot;A Whole-Genome Analysis Framework for Effective Identification of Pathogenic Regulatory Variants in Mendelian Disease&quot;, &quot;author&quot;: [{&quot;dropping-particle&quot;: &quot;&quot;, &quot;given&quot;: &quot;Damian&quot;, &quot;suffix&quot;: &quot;&quot;, &quot;family&quot;: &quot;Smedley&quot;, &quot;parse-names&quot;: false, &quot;non-dropping-particle&quot;: &quot;&quot;}, {&quot;dropping-particle&quot;: &quot;&quot;, &quot;given&quot;: &quot;Max&quot;, &quot;suffix&quot;: &quot;&quot;, &quot;family&quot;: &quot;Schubach&quot;, &quot;parse-names&quot;: false, &quot;non-dropping-particle&quot;: &quot;&quot;}, {&quot;dropping-particle&quot;: &quot;&quot;, &quot;given&quot;: &quot;Julius\u00a0O O.B.&quot;, &quot;suffix&quot;: &quot;&quot;, &quot;family&quot;: &quot;Jacobsen&quot;, &quot;parse-names&quot;: false, &quot;non-dropping-particle&quot;: &quot;&quot;}, {&quot;dropping-particle&quot;: &quot;&quot;, &quot;given&quot;: &quot;Sebastian&quot;, &quot;suffix&quot;: &quot;&quot;, &quot;family&quot;: &quot;K\u00f6hler&quot;, &quot;parse-names&quot;: false, &quot;non-dropping-particle&quot;: &quot;&quot;}, {&quot;dropping-particle&quot;: &quot;&quot;, &quot;given&quot;: &quot;Tomasz&quot;, &quot;suffix&quot;: &quot;&quot;, &quot;family&quot;: &quot;Zemojtel&quot;, &quot;parse-names&quot;: false, &quot;non-dropping-particle&quot;: &quot;&quot;}, {&quot;dropping-particle&quot;: &quot;&quot;, &quot;given&quot;: &quot;Malte&quot;, &quot;suffix&quot;: &quot;&quot;, &quot;family&quot;: &quot;Spielmann&quot;, &quot;parse-names&quot;: false, &quot;non-dropping-particle&quot;: &quot;&quot;}, {&quot;dropping-particle&quot;: &quot;&quot;, &quot;given&quot;: &quot;Marten&quot;, &quot;suffix&quot;: &quot;&quot;, &quot;family&quot;: &quot;J\u00e4ger&quot;, &quot;parse-names&quot;: false, &quot;non-dropping-particle&quot;: &quot;&quot;}, {&quot;dropping-particle&quot;: &quot;&quot;, &quot;given&quot;: &quot;Harry&quot;, &quot;suffix&quot;: &quot;&quot;, &quot;family&quot;: &quot;Hochheiser&quot;, &quot;parse-names&quot;: false, &quot;non-dropping-particle&quot;: &quot;&quot;}, {&quot;dropping-particle&quot;: &quot;&quot;, &quot;given&quot;: &quot;Nicole\u00a0L L.&quot;, &quot;suffix&quot;: &quot;&quot;, &quot;family&quot;: &quot;Washington&quot;, &quot;parse-names&quot;: false, &quot;non-dropping-particle&quot;: &quot;&quot;}, {&quot;dropping-particle&quot;: &quot;&quot;, &quot;given&quot;: &quot;Julie\u00a0A A.&quot;, &quot;suffix&quot;: &quot;&quot;, &quot;family&quot;: &quot;McMurry&quot;, &quot;parse-names&quot;: false, &quot;non-dropping-particle&quot;: &quot;&quot;}, {&quot;dropping-particle&quot;: &quot;&quot;, &quot;given&quot;: &quot;Melissa\u00a0A A.&quot;, &quot;suffix&quot;: &quot;&quot;, &quot;family&quot;: &quot;Haendel&quot;, &quot;parse-names&quot;: false, &quot;non-dropping-particle&quot;: &quot;&quot;}, {&quot;dropping-particle&quot;: &quot;&quot;, &quot;given&quot;: &quot;Christopher\u00a0J J.&quot;, &quot;suffix&quot;: &quot;&quot;, &quot;family&quot;: &quot;Mungall&quot;, &quot;parse-names&quot;: false, &quot;non-dropping-particle&quot;: &quot;&quot;}, {&quot;dropping-particle&quot;: &quot;&quot;, &quot;given&quot;: &quot;Suzanna\u00a0E E.&quot;, &quot;suffix&quot;: &quot;&quot;, &quot;family&quot;: &quot;Lewis&quot;, &quot;parse-names&quot;: false, &quot;non-dropping-particle&quot;: &quot;&quot;}, {&quot;dropping-particle&quot;: &quot;&quot;, &quot;given&quot;: &quot;Tudor&quot;, &quot;suffix&quot;: &quot;&quot;, &quot;family&quot;: &quot;Groza&quot;, &quot;parse-names&quot;: false, &quot;non-dropping-particle&quot;: &quot;&quot;}, {&quot;dropping-particle&quot;: &quot;&quot;, &quot;given&quot;: &quot;Giorgio&quot;, &quot;suffix&quot;: &quot;&quot;, &quot;family&quot;: &quot;Valentini&quot;, &quot;parse-names&quot;: false, &quot;non-dropping-particle&quot;: &quot;&quot;}, {&quot;dropping-particle&quot;: &quot;&quot;, &quot;given&quot;: &quot;Peter\u00a0N N.&quot;, &quot;suffix&quot;: &quot;&quot;, &quot;family&quot;: &quot;Robinson&quot;, &quot;parse-names&quot;: false, &quot;non-dropping-particle&quot;: &quot;&quot;}], &quot;page&quot;: &quot;595-606&quot;, &quot;issued&quot;: {&quot;date-parts&quot;: [[&quot;2016&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quot;: &quot;3&quot;}}], &quot;schema&quot;: &quot;https://github.com/citation-style-language/schema/raw/master/csl-citation.json&quot;} RNDmQh5fPZy7k"/><text:span text:style-name="T104">⁠ </text:span><text:span text:style-name="T128">).</text:span><text:span text:style-name="T128"><office:annotation><dc:creator>Paweł Sztromwasser</dc:creator><dc:date>2019-12-15T17:04:45</dc:date><loext:sender-initials>PS</loext:sender-initials><text:p><text:span text:style-name="T289">We can use this if we would like to expand here on these tools: </text:span><text:span text:style-name="T289"><text:line-break/></text:span><text:span text:style-name="T289"><text:line-break/></text:span><text:span text:style-name="T289">In Genomiser the annotation process is combined with prioritization based on Human Phenotype Ontology [ref] terms, that facilitate identification of variants related to the phenotype. In Human Enhancer Desease Database (HEDD), a resource primarily directed at studying complex diseases, the regulatory data from resources such as FANTOM and ENCODE were integrated with rich information, including co-acting enhancer networks, targetting genes, and tissue-activity status (Z. Wang et al. 2018)⁠. In GeneHancer (Fishilevich et al. 2017)⁠, enhancers mapped by ENCODE and FANTOM have been integrated with other data to map individual enhancers to genes they affect. </text:span></text:p></office:annotation></text:span></text:p>
      <text:p text:style-name="P48">Despite the long list of resources facilitating search of regulatory variants, we found no software that would integrate the wide spectrum of the available regulatory data for easy querying, and facilitate scanning patient genomes in search for candidate variants. In a scenario where patient’s variants had been identified, annotated, and screened for coding variants with no conclusive diagnosis, the tool should facilitate identification of candidate variants in regulatory regions relevant for patient’s phenotype. The main requirements were ease of use for shortlisting candidate variants and removing barriers for analysis of sensitive data.</text:p>
      <text:p text:style-name="P65">Implementation</text:p>
      <text:p text:style-name="P54"><text:span text:style-name="T175">Remus </text:span><text:span text:style-name="T180">is a Web server that integrates </text:span><text:span text:style-name="T184">regulatory data </text:span><text:span text:style-name="T180">collected</text:span><text:span text:style-name="T173"> </text:span><text:span text:style-name="T184">from several so</text:span><text:span text:style-name="T180">urces. </text:span><text:span text:style-name="T181">The application enables searching regulatory elements based on target genes and tissues, </text:span><text:span text:style-name="T182">and the identified regulators can be used to filter genetic variants. </text:span><text:span text:style-name="T180">The </text:span><text:span text:style-name="T182">regulatory data aggregated by Remus is</text:span><text:span text:style-name="T181"> </text:span><text:span text:style-name="T180">available for</text:span><text:span text:style-name="T175"> both hg19 and </text:span><text:span text:style-name="T182">G</text:span><text:span text:style-name="T175">RCh38 </text:span><text:span text:style-name="T180">genome builds, </text:span><text:span text:style-name="T182">and we </text:span><text:span text:style-name="T181">describe </text:span><text:span text:style-name="T182">it in</text:span><text:span text:style-name="T181"> detail in next section</text:span><text:span text:style-name="T182">s. </text:span><text:span text:style-name="T181">Remus was </text:span><text:span text:style-name="T175">developed in Python </text:span><text:span text:style-name="T185">3 </text:span><text:span text:style-name="T175">using </text:span><text:span text:style-name="T181">the </text:span><text:span text:style-name="T175">Flask framework. </text:span><text:span text:style-name="T180">U</text:span><text:span text:style-name="T173">sers </text:span><text:span text:style-name="T180">interact with </text:span><text:span text:style-name="T181">it</text:span><text:span text:style-name="T180"> </text:span><text:span text:style-name="T181">via</text:span><text:span text:style-name="T173"> a Web </text:span><text:span text:style-name="T180">application </text:span><text:span text:style-name="T184">interface </text:span><text:span text:style-name="T173">implemented </text:span><text:span text:style-name="T180">with</text:span><text:span text:style-name="T173"> Bootstra</text:span><text:span text:style-name="T218">p </text:span><text:span text:style-name="T219">(</text:span><text:a xlink:type="simple" xlink:href="https://getbootstrap.com/" text:style-name="Internet_20_link" text:visited-style-name="Visited_20_Internet_20_Link"><text:span text:style-name="Citation"><text:span text:style-name="T233">https://getbootstrap.com</text:span></text:span></text:a><text:span text:style-name="T219">)</text:span><text:span text:style-name="T181">, or via </text:span><text:span text:style-name="T173">a</text:span><text:span text:style-name="T181">n</text:span><text:span text:style-name="T173"> application </text:span><text:span text:style-name="T184">programming interface (API). </text:span><text:span text:style-name="T182">The variant filtering functionality was implemented in Javascript.</text:span></text:p>
      <text:p text:style-name="P11">Datasets</text:p>
      <text:p text:style-name="P15">Remus queries regulatory regions for a set of target-genes. <text:span text:style-name="T263">The list of genes and </text:span>their <text:span text:style-name="T263">transcript coordinates w</text:span>ere<text:span text:style-name="T263"> downloaded from UCSC Table browser </text:span><text:span text:style-name="T52">([ref];</text:span><text:span text:style-name="T263"> </text:span><text:span text:style-name="T19">ncbiRefSeq</text:span><text:span text:style-name="T263"> table accessed Dec. 2019) for </text:span>both supported genome builds, <text:span text:style-name="T264">hg19 and GRCh38</text:span><text:span text:style-name="T117">, </text:span><text:span text:style-name="T89">and stored in a </text:span><text:span text:style-name="T134">SQLite</text:span><text:span text:style-name="T89"> database. Regulatory datasets aggregated in R</text:span><text:span text:style-name="T262">emus can be divided into two categories: miRNA-gene interactions and tissue-specific regulatory regions. MicroRNA-transcript interactions were downloaded from miRTarBase (</text:span><text:reference-mark-start text:name="ADDIN CSL_CITATION {&quot;properties&quot;: {&quot;noteIndex&quot;: 0}, &quot;mendeley&quot;: {&quot;previouslyFormattedCitation&quot;: &quot;(Chou et al. 2018)&quot;, &quot;formattedCitation&quot;: &quot;(Chou et al. 2018)&quot;, &quot;plainTextFormattedCitation&quot;: &quot;(Chou et al. 2018)&quot;}, &quot;citationItems&quot;: [{&quot;uris&quot;: [&quot;http://www.mendeley.com/documents/?uuid=12ea0e76-ec37-35a5-8fa6-b721c13422b3&quot;], &quot;id&quot;: &quot;ITEM-1&quot;, &quot;itemData&quot;: {&quot;volume&quot;: &quot;46&quot;, &quot;PMID&quot;: &quot;29126174&quot;, &quot;DOI&quot;: &quot;10.1093/nar/gkx1067&quot;, &quot;publisher&quot;: &quot;Oxford University Press&quot;, &quot;container-title&quot;: &quot;Nucleic acids research&quot;, &quot;issued&quot;: {&quot;date-parts&quot;: [[&quot;2018&quot;, &quot;1&quot;, &quot;4&quot;]]}, &quot;id&quot;: &quot;ITEM-1&quot;, &quot;type&quot;: &quot;article-journal&quot;, &quot;title&quot;: &quot;miRTarBase update 2018: a resource for experimentally validated microRNA-target interactions.&quot;, &quot;author&quot;: [{&quot;dropping-particle&quot;: &quot;&quot;, &quot;given&quot;: &quot;Chih-Hung&quot;, &quot;suffix&quot;: &quot;&quot;, &quot;family&quot;: &quot;Chou&quot;, &quot;parse-names&quot;: false, &quot;non-dropping-particle&quot;: &quot;&quot;}, {&quot;dropping-particle&quot;: &quot;&quot;, &quot;given&quot;: &quot;Sirjana&quot;, &quot;suffix&quot;: &quot;&quot;, &quot;family&quot;: &quot;Shrestha&quot;, &quot;parse-names&quot;: false, &quot;non-dropping-particle&quot;: &quot;&quot;}, {&quot;dropping-particle&quot;: &quot;&quot;, &quot;given&quot;: &quot;Chi-Dung&quot;, &quot;suffix&quot;: &quot;&quot;, &quot;family&quot;: &quot;Yang&quot;, &quot;parse-names&quot;: false, &quot;non-dropping-particle&quot;: &quot;&quot;}, {&quot;dropping-particle&quot;: &quot;&quot;, &quot;given&quot;: &quot;Nai-Wen&quot;, &quot;suffix&quot;: &quot;&quot;, &quot;family&quot;: &quot;Chang&quot;, &quot;parse-names&quot;: false, &quot;non-dropping-particle&quot;: &quot;&quot;}, {&quot;dropping-particle&quot;: &quot;&quot;, &quot;given&quot;: &quot;Yu-Ling&quot;, &quot;suffix&quot;: &quot;&quot;, &quot;family&quot;: &quot;Lin&quot;, &quot;parse-names&quot;: false, &quot;non-dropping-particle&quot;: &quot;&quot;}, {&quot;dropping-particle&quot;: &quot;&quot;, &quot;given&quot;: &quot;Kuang-Wen&quot;, &quot;suffix&quot;: &quot;&quot;, &quot;family&quot;: &quot;Liao&quot;, &quot;parse-names&quot;: false, &quot;non-dropping-particle&quot;: &quot;&quot;}, {&quot;dropping-particle&quot;: &quot;&quot;, &quot;given&quot;: &quot;Wei-Chi&quot;, &quot;suffix&quot;: &quot;&quot;, &quot;family&quot;: &quot;Huang&quot;, &quot;parse-names&quot;: false, &quot;non-dropping-particle&quot;: &quot;&quot;}, {&quot;dropping-particle&quot;: &quot;&quot;, &quot;given&quot;: &quot;Ting-Hsuan&quot;, &quot;suffix&quot;: &quot;&quot;, &quot;family&quot;: &quot;Sun&quot;, &quot;parse-names&quot;: false, &quot;non-dropping-particle&quot;: &quot;&quot;}, {&quot;dropping-particle&quot;: &quot;&quot;, &quot;given&quot;: &quot;Siang-Jyun&quot;, &quot;suffix&quot;: &quot;&quot;, &quot;family&quot;: &quot;Tu&quot;, &quot;parse-names&quot;: false, &quot;non-dropping-particle&quot;: &quot;&quot;}, {&quot;dropping-particle&quot;: &quot;&quot;, &quot;given&quot;: &quot;Wei-Hsiang&quot;, &quot;suffix&quot;: &quot;&quot;, &quot;family&quot;: &quot;Lee&quot;, &quot;parse-names&quot;: false, &quot;non-dropping-particle&quot;: &quot;&quot;}, {&quot;dropping-particle&quot;: &quot;&quot;, &quot;given&quot;: &quot;Men-Yee&quot;, &quot;suffix&quot;: &quot;&quot;, &quot;family&quot;: &quot;Chiew&quot;, &quot;parse-names&quot;: false, &quot;non-dropping-particle&quot;: &quot;&quot;}, {&quot;dropping-particle&quot;: &quot;&quot;, &quot;given&quot;: &quot;Chun-San&quot;, &quot;suffix&quot;: &quot;&quot;, &quot;family&quot;: &quot;Tai&quot;, &quot;parse-names&quot;: false, &quot;non-dropping-particle&quot;: &quot;&quot;}, {&quot;dropping-particle&quot;: &quot;&quot;, &quot;given&quot;: &quot;Ting-Yen&quot;, &quot;suffix&quot;: &quot;&quot;, &quot;family&quot;: &quot;Wei&quot;, &quot;parse-names&quot;: false, &quot;non-dropping-particle&quot;: &quot;&quot;}, {&quot;dropping-particle&quot;: &quot;&quot;, &quot;given&quot;: &quot;Tzi-Ren&quot;, &quot;suffix&quot;: &quot;&quot;, &quot;family&quot;: &quot;Tsai&quot;, &quot;parse-names&quot;: false, &quot;non-dropping-particle&quot;: &quot;&quot;}, {&quot;dropping-particle&quot;: &quot;&quot;, &quot;given&quot;: &quot;Hsin-Tzu&quot;, &quot;suffix&quot;: &quot;&quot;, &quot;family&quot;: &quot;Huang&quot;, &quot;parse-names&quot;: false, &quot;non-dropping-particle&quot;: &quot;&quot;}, {&quot;dropping-particle&quot;: &quot;&quot;, &quot;given&quot;: &quot;Chung-Yu&quot;, &quot;suffix&quot;: &quot;&quot;, &quot;family&quot;: &quot;Wang&quot;, &quot;parse-names&quot;: false, &quot;non-dropping-particle&quot;: &quot;&quot;}, {&quot;dropping-particle&quot;: &quot;&quot;, &quot;given&quot;: &quot;Hsin-Yi&quot;, &quot;suffix&quot;: &quot;&quot;, &quot;family&quot;: &quot;Wu&quot;, &quot;parse-names&quot;: false, &quot;non-dropping-particle&quot;: &quot;&quot;}, {&quot;dropping-particle&quot;: &quot;&quot;, &quot;given&quot;: &quot;Shu-Yi&quot;, &quot;suffix&quot;: &quot;&quot;, &quot;family&quot;: &quot;Ho&quot;, &quot;parse-names&quot;: false, &quot;non-dropping-particle&quot;: &quot;&quot;}, {&quot;dropping-particle&quot;: &quot;&quot;, &quot;given&quot;: &quot;Pin-Rong&quot;, &quot;suffix&quot;: &quot;&quot;, &quot;family&quot;: &quot;Chen&quot;, &quot;parse-names&quot;: false, &quot;non-dropping-particle&quot;: &quot;&quot;}, {&quot;dropping-particle&quot;: &quot;&quot;, &quot;given&quot;: &quot;Cheng-Hsun&quot;, &quot;suffix&quot;: &quot;&quot;, &quot;family&quot;: &quot;Chuang&quot;, &quot;parse-names&quot;: false, &quot;non-dropping-particle&quot;: &quot;&quot;}, {&quot;dropping-particle&quot;: &quot;&quot;, &quot;given&quot;: &quot;Pei-Jung&quot;, &quot;suffix&quot;: &quot;&quot;, &quot;family&quot;: &quot;Hsieh&quot;, &quot;parse-names&quot;: false, &quot;non-dropping-particle&quot;: &quot;&quot;}, {&quot;dropping-particle&quot;: &quot;&quot;, &quot;given&quot;: &quot;Yi-Shin&quot;, &quot;suffix&quot;: &quot;&quot;, &quot;family&quot;: &quot;Wu&quot;, &quot;parse-names&quot;: false, &quot;non-dropping-particle&quot;: &quot;&quot;}, {&quot;dropping-particle&quot;: &quot;&quot;, &quot;given&quot;: &quot;Wen-Liang&quot;, &quot;suffix&quot;: &quot;&quot;, &quot;family&quot;: &quot;Chen&quot;, &quot;parse-names&quot;: false, &quot;non-dropping-particle&quot;: &quot;&quot;}, {&quot;dropping-particle&quot;: &quot;&quot;, &quot;given&quot;: &quot;Meng-Ju&quot;, &quot;suffix&quot;: &quot;&quot;, &quot;family&quot;: &quot;Li&quot;, &quot;parse-names&quot;: false, &quot;non-dropping-particle&quot;: &quot;&quot;}, {&quot;dropping-particle&quot;: &quot;&quot;, &quot;given&quot;: &quot;Yu-Chun&quot;, &quot;suffix&quot;: &quot;&quot;, &quot;family&quot;: &quot;Wu&quot;, &quot;parse-names&quot;: false, &quot;non-dropping-particle&quot;: &quot;&quot;}, {&quot;dropping-particle&quot;: &quot;&quot;, &quot;given&quot;: &quot;Xin-Yi&quot;, &quot;suffix&quot;: &quot;&quot;, &quot;family&quot;: &quot;Huang&quot;, &quot;parse-names&quot;: false, &quot;non-dropping-particle&quot;: &quot;&quot;}, {&quot;dropping-particle&quot;: &quot;&quot;, &quot;given&quot;: &quot;Fung Ling&quot;, &quot;suffix&quot;: &quot;&quot;, &quot;family&quot;: &quot;Ng&quot;, &quot;parse-names&quot;: false, &quot;non-dropping-particle&quot;: &quot;&quot;}, {&quot;dropping-particle&quot;: &quot;&quot;, &quot;given&quot;: &quot;Waradee&quot;, &quot;suffix&quot;: &quot;&quot;, &quot;family&quot;: &quot;Buddhakosai&quot;, &quot;parse-names&quot;: false, &quot;non-dropping-particle&quot;: &quot;&quot;}, {&quot;dropping-particle&quot;: &quot;&quot;, &quot;given&quot;: &quot;Pei-Chun&quot;, &quot;suffix&quot;: &quot;&quot;, &quot;family&quot;: &quot;Huang&quot;, &quot;parse-names&quot;: false, &quot;non-dropping-particle&quot;: &quot;&quot;}, {&quot;dropping-particle&quot;: &quot;&quot;, &quot;given&quot;: &quot;Kuan-Chun&quot;, &quot;suffix&quot;: &quot;&quot;, &quot;family&quot;: &quot;Lan&quot;, &quot;parse-names&quot;: false, &quot;non-dropping-particle&quot;: &quot;&quot;}, {&quot;dropping-particle&quot;: &quot;&quot;, &quot;given&quot;: &quot;Chia-Yen&quot;, &quot;suffix&quot;: &quot;&quot;, &quot;family&quot;: &quot;Huang&quot;, &quot;parse-names&quot;: false, &quot;non-dropping-particle&quot;: &quot;&quot;}, {&quot;dropping-particle&quot;: &quot;&quot;, &quot;given&quot;: &quot;Shun-Long&quot;, &quot;suffix&quot;: &quot;&quot;, &quot;family&quot;: &quot;Weng&quot;, &quot;parse-names&quot;: false, &quot;non-dropping-particle&quot;: &quot;&quot;}, {&quot;dropping-particle&quot;: &quot;&quot;, &quot;given&quot;: &quot;Yeong-Nan&quot;, &quot;suffix&quot;: &quot;&quot;, &quot;family&quot;: &quot;Cheng&quot;, &quot;parse-names&quot;: false, &quot;non-dropping-particle&quot;: &quot;&quot;}, {&quot;dropping-particle&quot;: &quot;&quot;, &quot;given&quot;: &quot;Chao&quot;, &quot;suffix&quot;: &quot;&quot;, &quot;family&quot;: &quot;Liang&quot;, &quot;parse-names&quot;: false, &quot;non-dropping-particle&quot;: &quot;&quot;}, {&quot;dropping-particle&quot;: &quot;&quot;, &quot;given&quot;: &quot;Wen-Lian&quot;, &quot;suffix&quot;: &quot;&quot;, &quot;family&quot;: &quot;Hsu&quot;, &quot;parse-names&quot;: false, &quot;non-dropping-particle&quot;: &quot;&quot;}, {&quot;dropping-particle&quot;: &quot;&quot;, &quot;given&quot;: &quot;Hsien-Da&quot;, &quot;suffix&quot;: &quot;&quot;, &quot;family&quot;: &quot;Huang&quot;, &quot;parse-names&quot;: false, &quot;non-dropping-particle&quot;: &quot;&quot;}], &quot;page&quot;: &quot;D296-D302&quot;, &quot;ISSN&quot;: &quot;1362-4962&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quot;: &quot;D1&quot;}}], &quot;schema&quot;: &quot;https://github.com/citation-style-language/schema/raw/master/csl-citation.json&quot;} RND6rXcMD7oTR"/><text:span text:style-name="T86">(Chou et al. 2018)</text:span><text:reference-mark-end text:name="ADDIN CSL_CITATION {&quot;properties&quot;: {&quot;noteIndex&quot;: 0}, &quot;mendeley&quot;: {&quot;previouslyFormattedCitation&quot;: &quot;(Chou et al. 2018)&quot;, &quot;formattedCitation&quot;: &quot;(Chou et al. 2018)&quot;, &quot;plainTextFormattedCitation&quot;: &quot;(Chou et al. 2018)&quot;}, &quot;citationItems&quot;: [{&quot;uris&quot;: [&quot;http://www.mendeley.com/documents/?uuid=12ea0e76-ec37-35a5-8fa6-b721c13422b3&quot;], &quot;id&quot;: &quot;ITEM-1&quot;, &quot;itemData&quot;: {&quot;volume&quot;: &quot;46&quot;, &quot;PMID&quot;: &quot;29126174&quot;, &quot;DOI&quot;: &quot;10.1093/nar/gkx1067&quot;, &quot;publisher&quot;: &quot;Oxford University Press&quot;, &quot;container-title&quot;: &quot;Nucleic acids research&quot;, &quot;issued&quot;: {&quot;date-parts&quot;: [[&quot;2018&quot;, &quot;1&quot;, &quot;4&quot;]]}, &quot;id&quot;: &quot;ITEM-1&quot;, &quot;type&quot;: &quot;article-journal&quot;, &quot;title&quot;: &quot;miRTarBase update 2018: a resource for experimentally validated microRNA-target interactions.&quot;, &quot;author&quot;: [{&quot;dropping-particle&quot;: &quot;&quot;, &quot;given&quot;: &quot;Chih-Hung&quot;, &quot;suffix&quot;: &quot;&quot;, &quot;family&quot;: &quot;Chou&quot;, &quot;parse-names&quot;: false, &quot;non-dropping-particle&quot;: &quot;&quot;}, {&quot;dropping-particle&quot;: &quot;&quot;, &quot;given&quot;: &quot;Sirjana&quot;, &quot;suffix&quot;: &quot;&quot;, &quot;family&quot;: &quot;Shrestha&quot;, &quot;parse-names&quot;: false, &quot;non-dropping-particle&quot;: &quot;&quot;}, {&quot;dropping-particle&quot;: &quot;&quot;, &quot;given&quot;: &quot;Chi-Dung&quot;, &quot;suffix&quot;: &quot;&quot;, &quot;family&quot;: &quot;Yang&quot;, &quot;parse-names&quot;: false, &quot;non-dropping-particle&quot;: &quot;&quot;}, {&quot;dropping-particle&quot;: &quot;&quot;, &quot;given&quot;: &quot;Nai-Wen&quot;, &quot;suffix&quot;: &quot;&quot;, &quot;family&quot;: &quot;Chang&quot;, &quot;parse-names&quot;: false, &quot;non-dropping-particle&quot;: &quot;&quot;}, {&quot;dropping-particle&quot;: &quot;&quot;, &quot;given&quot;: &quot;Yu-Ling&quot;, &quot;suffix&quot;: &quot;&quot;, &quot;family&quot;: &quot;Lin&quot;, &quot;parse-names&quot;: false, &quot;non-dropping-particle&quot;: &quot;&quot;}, {&quot;dropping-particle&quot;: &quot;&quot;, &quot;given&quot;: &quot;Kuang-Wen&quot;, &quot;suffix&quot;: &quot;&quot;, &quot;family&quot;: &quot;Liao&quot;, &quot;parse-names&quot;: false, &quot;non-dropping-particle&quot;: &quot;&quot;}, {&quot;dropping-particle&quot;: &quot;&quot;, &quot;given&quot;: &quot;Wei-Chi&quot;, &quot;suffix&quot;: &quot;&quot;, &quot;family&quot;: &quot;Huang&quot;, &quot;parse-names&quot;: false, &quot;non-dropping-particle&quot;: &quot;&quot;}, {&quot;dropping-particle&quot;: &quot;&quot;, &quot;given&quot;: &quot;Ting-Hsuan&quot;, &quot;suffix&quot;: &quot;&quot;, &quot;family&quot;: &quot;Sun&quot;, &quot;parse-names&quot;: false, &quot;non-dropping-particle&quot;: &quot;&quot;}, {&quot;dropping-particle&quot;: &quot;&quot;, &quot;given&quot;: &quot;Siang-Jyun&quot;, &quot;suffix&quot;: &quot;&quot;, &quot;family&quot;: &quot;Tu&quot;, &quot;parse-names&quot;: false, &quot;non-dropping-particle&quot;: &quot;&quot;}, {&quot;dropping-particle&quot;: &quot;&quot;, &quot;given&quot;: &quot;Wei-Hsiang&quot;, &quot;suffix&quot;: &quot;&quot;, &quot;family&quot;: &quot;Lee&quot;, &quot;parse-names&quot;: false, &quot;non-dropping-particle&quot;: &quot;&quot;}, {&quot;dropping-particle&quot;: &quot;&quot;, &quot;given&quot;: &quot;Men-Yee&quot;, &quot;suffix&quot;: &quot;&quot;, &quot;family&quot;: &quot;Chiew&quot;, &quot;parse-names&quot;: false, &quot;non-dropping-particle&quot;: &quot;&quot;}, {&quot;dropping-particle&quot;: &quot;&quot;, &quot;given&quot;: &quot;Chun-San&quot;, &quot;suffix&quot;: &quot;&quot;, &quot;family&quot;: &quot;Tai&quot;, &quot;parse-names&quot;: false, &quot;non-dropping-particle&quot;: &quot;&quot;}, {&quot;dropping-particle&quot;: &quot;&quot;, &quot;given&quot;: &quot;Ting-Yen&quot;, &quot;suffix&quot;: &quot;&quot;, &quot;family&quot;: &quot;Wei&quot;, &quot;parse-names&quot;: false, &quot;non-dropping-particle&quot;: &quot;&quot;}, {&quot;dropping-particle&quot;: &quot;&quot;, &quot;given&quot;: &quot;Tzi-Ren&quot;, &quot;suffix&quot;: &quot;&quot;, &quot;family&quot;: &quot;Tsai&quot;, &quot;parse-names&quot;: false, &quot;non-dropping-particle&quot;: &quot;&quot;}, {&quot;dropping-particle&quot;: &quot;&quot;, &quot;given&quot;: &quot;Hsin-Tzu&quot;, &quot;suffix&quot;: &quot;&quot;, &quot;family&quot;: &quot;Huang&quot;, &quot;parse-names&quot;: false, &quot;non-dropping-particle&quot;: &quot;&quot;}, {&quot;dropping-particle&quot;: &quot;&quot;, &quot;given&quot;: &quot;Chung-Yu&quot;, &quot;suffix&quot;: &quot;&quot;, &quot;family&quot;: &quot;Wang&quot;, &quot;parse-names&quot;: false, &quot;non-dropping-particle&quot;: &quot;&quot;}, {&quot;dropping-particle&quot;: &quot;&quot;, &quot;given&quot;: &quot;Hsin-Yi&quot;, &quot;suffix&quot;: &quot;&quot;, &quot;family&quot;: &quot;Wu&quot;, &quot;parse-names&quot;: false, &quot;non-dropping-particle&quot;: &quot;&quot;}, {&quot;dropping-particle&quot;: &quot;&quot;, &quot;given&quot;: &quot;Shu-Yi&quot;, &quot;suffix&quot;: &quot;&quot;, &quot;family&quot;: &quot;Ho&quot;, &quot;parse-names&quot;: false, &quot;non-dropping-particle&quot;: &quot;&quot;}, {&quot;dropping-particle&quot;: &quot;&quot;, &quot;given&quot;: &quot;Pin-Rong&quot;, &quot;suffix&quot;: &quot;&quot;, &quot;family&quot;: &quot;Chen&quot;, &quot;parse-names&quot;: false, &quot;non-dropping-particle&quot;: &quot;&quot;}, {&quot;dropping-particle&quot;: &quot;&quot;, &quot;given&quot;: &quot;Cheng-Hsun&quot;, &quot;suffix&quot;: &quot;&quot;, &quot;family&quot;: &quot;Chuang&quot;, &quot;parse-names&quot;: false, &quot;non-dropping-particle&quot;: &quot;&quot;}, {&quot;dropping-particle&quot;: &quot;&quot;, &quot;given&quot;: &quot;Pei-Jung&quot;, &quot;suffix&quot;: &quot;&quot;, &quot;family&quot;: &quot;Hsieh&quot;, &quot;parse-names&quot;: false, &quot;non-dropping-particle&quot;: &quot;&quot;}, {&quot;dropping-particle&quot;: &quot;&quot;, &quot;given&quot;: &quot;Yi-Shin&quot;, &quot;suffix&quot;: &quot;&quot;, &quot;family&quot;: &quot;Wu&quot;, &quot;parse-names&quot;: false, &quot;non-dropping-particle&quot;: &quot;&quot;}, {&quot;dropping-particle&quot;: &quot;&quot;, &quot;given&quot;: &quot;Wen-Liang&quot;, &quot;suffix&quot;: &quot;&quot;, &quot;family&quot;: &quot;Chen&quot;, &quot;parse-names&quot;: false, &quot;non-dropping-particle&quot;: &quot;&quot;}, {&quot;dropping-particle&quot;: &quot;&quot;, &quot;given&quot;: &quot;Meng-Ju&quot;, &quot;suffix&quot;: &quot;&quot;, &quot;family&quot;: &quot;Li&quot;, &quot;parse-names&quot;: false, &quot;non-dropping-particle&quot;: &quot;&quot;}, {&quot;dropping-particle&quot;: &quot;&quot;, &quot;given&quot;: &quot;Yu-Chun&quot;, &quot;suffix&quot;: &quot;&quot;, &quot;family&quot;: &quot;Wu&quot;, &quot;parse-names&quot;: false, &quot;non-dropping-particle&quot;: &quot;&quot;}, {&quot;dropping-particle&quot;: &quot;&quot;, &quot;given&quot;: &quot;Xin-Yi&quot;, &quot;suffix&quot;: &quot;&quot;, &quot;family&quot;: &quot;Huang&quot;, &quot;parse-names&quot;: false, &quot;non-dropping-particle&quot;: &quot;&quot;}, {&quot;dropping-particle&quot;: &quot;&quot;, &quot;given&quot;: &quot;Fung Ling&quot;, &quot;suffix&quot;: &quot;&quot;, &quot;family&quot;: &quot;Ng&quot;, &quot;parse-names&quot;: false, &quot;non-dropping-particle&quot;: &quot;&quot;}, {&quot;dropping-particle&quot;: &quot;&quot;, &quot;given&quot;: &quot;Waradee&quot;, &quot;suffix&quot;: &quot;&quot;, &quot;family&quot;: &quot;Buddhakosai&quot;, &quot;parse-names&quot;: false, &quot;non-dropping-particle&quot;: &quot;&quot;}, {&quot;dropping-particle&quot;: &quot;&quot;, &quot;given&quot;: &quot;Pei-Chun&quot;, &quot;suffix&quot;: &quot;&quot;, &quot;family&quot;: &quot;Huang&quot;, &quot;parse-names&quot;: false, &quot;non-dropping-particle&quot;: &quot;&quot;}, {&quot;dropping-particle&quot;: &quot;&quot;, &quot;given&quot;: &quot;Kuan-Chun&quot;, &quot;suffix&quot;: &quot;&quot;, &quot;family&quot;: &quot;Lan&quot;, &quot;parse-names&quot;: false, &quot;non-dropping-particle&quot;: &quot;&quot;}, {&quot;dropping-particle&quot;: &quot;&quot;, &quot;given&quot;: &quot;Chia-Yen&quot;, &quot;suffix&quot;: &quot;&quot;, &quot;family&quot;: &quot;Huang&quot;, &quot;parse-names&quot;: false, &quot;non-dropping-particle&quot;: &quot;&quot;}, {&quot;dropping-particle&quot;: &quot;&quot;, &quot;given&quot;: &quot;Shun-Long&quot;, &quot;suffix&quot;: &quot;&quot;, &quot;family&quot;: &quot;Weng&quot;, &quot;parse-names&quot;: false, &quot;non-dropping-particle&quot;: &quot;&quot;}, {&quot;dropping-particle&quot;: &quot;&quot;, &quot;given&quot;: &quot;Yeong-Nan&quot;, &quot;suffix&quot;: &quot;&quot;, &quot;family&quot;: &quot;Cheng&quot;, &quot;parse-names&quot;: false, &quot;non-dropping-particle&quot;: &quot;&quot;}, {&quot;dropping-particle&quot;: &quot;&quot;, &quot;given&quot;: &quot;Chao&quot;, &quot;suffix&quot;: &quot;&quot;, &quot;family&quot;: &quot;Liang&quot;, &quot;parse-names&quot;: false, &quot;non-dropping-particle&quot;: &quot;&quot;}, {&quot;dropping-particle&quot;: &quot;&quot;, &quot;given&quot;: &quot;Wen-Lian&quot;, &quot;suffix&quot;: &quot;&quot;, &quot;family&quot;: &quot;Hsu&quot;, &quot;parse-names&quot;: false, &quot;non-dropping-particle&quot;: &quot;&quot;}, {&quot;dropping-particle&quot;: &quot;&quot;, &quot;given&quot;: &quot;Hsien-Da&quot;, &quot;suffix&quot;: &quot;&quot;, &quot;family&quot;: &quot;Huang&quot;, &quot;parse-names&quot;: false, &quot;non-dropping-particle&quot;: &quot;&quot;}], &quot;page&quot;: &quot;D296-D302&quot;, &quot;ISSN&quot;: &quot;1362-4962&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quot;: &quot;D1&quot;}}], &quot;schema&quot;: &quot;https://github.com/citation-style-language/schema/raw/master/csl-citation.json&quot;} RND6rXcMD7oTR"/><text:span text:style-name="T262">⁠; accessed Oct. 2018) and miRWalk (</text:span><text:reference-mark-start text:name="ADDIN CSL_CITATION {&quot;properties&quot;: {&quot;noteIndex&quot;: 0}, &quot;mendeley&quot;: {&quot;previouslyFormattedCitation&quot;: &quot;(Sticht et al. 2018)&quot;, &quot;formattedCitation&quot;: &quot;(Sticht et al. 2018)&quot;, &quot;plainTextFormattedCitation&quot;: &quot;(Sticht et al. 2018)&quot;}, &quot;citationItems&quot;: [{&quot;uris&quot;: [&quot;http://www.mendeley.com/documents/?uuid=4438e26a-0a34-3a99-b5ae-6accf5cf5e58&quot;], &quot;id&quot;: &quot;ITEM-1&quot;, &quot;itemData&quot;: {&quot;volume&quot;: &quot;13&quot;, &quot;PMID&quot;: &quot;30335862&quot;, &quot;DOI&quot;: &quot;10.1371/journal.pone.0206239&quot;, &quot;publisher&quot;: &quot;Public Library of Science&quot;, &quot;container-title&quot;: &quot;PloS one&quot;, &quot;issued&quot;: {&quot;date-parts&quot;: [[&quot;2018&quot;]]}, &quot;id&quot;: &quot;ITEM-1&quot;, &quot;type&quot;: &quot;article-journal&quot;, &quot;title&quot;: &quot;miRWalk: An online resource for prediction of microRNA binding sites.&quot;, &quot;author&quot;: [{&quot;dropping-particle&quot;: &quot;&quot;, &quot;given&quot;: &quot;Carsten&quot;, &quot;suffix&quot;: &quot;&quot;, &quot;family&quot;: &quot;Sticht&quot;, &quot;parse-names&quot;: false, &quot;non-dropping-particle&quot;: &quot;&quot;}, {&quot;dropping-particle&quot;: &quot;&quot;, &quot;given&quot;: &quot;Carolina&quot;, &quot;suffix&quot;: &quot;&quot;, &quot;family&quot;: &quot;La Torre&quot;, &quot;parse-names&quot;: false, &quot;non-dropping-particle&quot;: &quot;De&quot;}, {&quot;dropping-particle&quot;: &quot;&quot;, &quot;given&quot;: &quot;Alisha&quot;, &quot;suffix&quot;: &quot;&quot;, &quot;family&quot;: &quot;Parveen&quot;, &quot;parse-names&quot;: false, &quot;non-dropping-particle&quot;: &quot;&quot;}, {&quot;dropping-particle&quot;: &quot;&quot;, &quot;given&quot;: &quot;Norbert&quot;, &quot;suffix&quot;: &quot;&quot;, &quot;family&quot;: &quot;Gretz&quot;, &quot;parse-names&quot;: false, &quot;non-dropping-particle&quot;: &quot;&quot;}], &quot;page&quot;: &quot;e0206239&quot;, &quot;ISSN&quot;: &quot;1932-6203&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quot;: &quot;10&quot;}}], &quot;schema&quot;: &quot;https://github.com/citation-style-language/schema/raw/master/csl-citation.json&quot;} RNDI5Bj2dMJwO"/><text:span text:style-name="T86">(Sticht et al. 2018)</text:span><text:reference-mark-end text:name="ADDIN CSL_CITATION {&quot;properties&quot;: {&quot;noteIndex&quot;: 0}, &quot;mendeley&quot;: {&quot;previouslyFormattedCitation&quot;: &quot;(Sticht et al. 2018)&quot;, &quot;formattedCitation&quot;: &quot;(Sticht et al. 2018)&quot;, &quot;plainTextFormattedCitation&quot;: &quot;(Sticht et al. 2018)&quot;}, &quot;citationItems&quot;: [{&quot;uris&quot;: [&quot;http://www.mendeley.com/documents/?uuid=4438e26a-0a34-3a99-b5ae-6accf5cf5e58&quot;], &quot;id&quot;: &quot;ITEM-1&quot;, &quot;itemData&quot;: {&quot;volume&quot;: &quot;13&quot;, &quot;PMID&quot;: &quot;30335862&quot;, &quot;DOI&quot;: &quot;10.1371/journal.pone.0206239&quot;, &quot;publisher&quot;: &quot;Public Library of Science&quot;, &quot;container-title&quot;: &quot;PloS one&quot;, &quot;issued&quot;: {&quot;date-parts&quot;: [[&quot;2018&quot;]]}, &quot;id&quot;: &quot;ITEM-1&quot;, &quot;type&quot;: &quot;article-journal&quot;, &quot;title&quot;: &quot;miRWalk: An online resource for prediction of microRNA binding sites.&quot;, &quot;author&quot;: [{&quot;dropping-particle&quot;: &quot;&quot;, &quot;given&quot;: &quot;Carsten&quot;, &quot;suffix&quot;: &quot;&quot;, &quot;family&quot;: &quot;Sticht&quot;, &quot;parse-names&quot;: false, &quot;non-dropping-particle&quot;: &quot;&quot;}, {&quot;dropping-particle&quot;: &quot;&quot;, &quot;given&quot;: &quot;Carolina&quot;, &quot;suffix&quot;: &quot;&quot;, &quot;family&quot;: &quot;La Torre&quot;, &quot;parse-names&quot;: false, &quot;non-dropping-particle&quot;: &quot;De&quot;}, {&quot;dropping-particle&quot;: &quot;&quot;, &quot;given&quot;: &quot;Alisha&quot;, &quot;suffix&quot;: &quot;&quot;, &quot;family&quot;: &quot;Parveen&quot;, &quot;parse-names&quot;: false, &quot;non-dropping-particle&quot;: &quot;&quot;}, {&quot;dropping-particle&quot;: &quot;&quot;, &quot;given&quot;: &quot;Norbert&quot;, &quot;suffix&quot;: &quot;&quot;, &quot;family&quot;: &quot;Gretz&quot;, &quot;parse-names&quot;: false, &quot;non-dropping-particle&quot;: &quot;&quot;}], &quot;page&quot;: &quot;e0206239&quot;, &quot;ISSN&quot;: &quot;1932-6203&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quot;: &quot;10&quot;}}], &quot;schema&quot;: &quot;https://github.com/citation-style-language/schema/raw/master/csl-citation.json&quot;} RNDI5Bj2dMJwO"/><text:span text:style-name="T262">⁠; accessed Oct. 2019) and stored in a SQLite database. In case of miRWalk, only interactions with the 3’UTR of the genes were used (</text:span><text:span text:style-name="T51">Supplementary Table 5</text:span><text:span text:style-name="T262">).</text:span></text:p>
      <text:p text:style-name="P14">The tissue-specific regulatory regions are genome-wide tracks of regulatory elements active in single tissues or primary cells. These were downloaded from ENCODE and FANTOM repositories, and processed as described the next paragraph. The regulatory elements were functionally categorized into promoters, DNA-binding sites (enhancers, repressors, insulators), and accessible chromatin regions, and stored on the filesystem in compressed and indexed BED files. </text:p>
      <text:p text:style-name="P12">Data preparation</text:p>
      <text:p text:style-name="P32"><text:span text:style-name="T31">Coordinates of ENCODE </text:span><text:reference-mark-start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citationItems&quot;: [{&quot;uris&quot;: [&quot;http://www.mendeley.com/documents/?uuid=34772b6d-3562-4ed3-92f8-c9f90080c8e0&quot;], &quot;id&quot;: &quot;ITEM-1&quot;, &quot;itemData&quot;: {&quot;volume&quot;: &quot;489&quot;, &quot;ISBN&quot;: &quot;1476-4687&quot;, &quot;PMID&quot;: &quot;22955616&quot;, &quot;DOI&quot;: &quot;10.1038/nature11247&quot;, &quot;ISSN&quot;: &quot;1476-4687&quot;, &quot;container-title&quot;: &quot;Nature&quot;, &quot;id&quot;: &quot;ITEM-1&quot;, &quot;type&quot;: &quot;article-journal&quot;, &quot;title&quot;: &quot;An integrated encyclopedia of DNA elements in the human genome.&quot;, &quot;author&quot;: [{&quot;dropping-particle&quot;: &quot;&quot;, &quot;given&quot;: &quot;&quot;, &quot;suffix&quot;: &quot;&quot;, &quot;family&quot;: &quot;The ENCODE Project Consortium&quot;, &quot;parse-names&quot;: false, &quot;non-dropping-particle&quot;: &quot;&quot;}, {&quot;dropping-particle&quot;: &quot;&quot;, &quot;given&quot;: &quot;Ian&quot;, &quot;suffix&quot;: &quot;&quot;, &quot;family&quot;: &quot;Dunham&quot;, &quot;parse-names&quot;: false, &quot;non-dropping-particle&quot;: &quot;&quot;}, {&quot;dropping-particle&quot;: &quot;&quot;, &quot;given&quot;: &quot;Anshul&quot;, &quot;suffix&quot;: &quot;&quot;, &quot;family&quot;: &quot;Kundaje&quot;, &quot;parse-names&quot;: false, &quot;non-dropping-particle&quot;: &quot;&quot;}, {&quot;dropping-particle&quot;: &quot;&quot;, &quot;given&quot;: &quot;Shelley F&quot;, &quot;suffix&quot;: &quot;&quot;, &quot;family&quot;: &quot;Aldred&quot;, &quot;parse-names&quot;: false, &quot;non-dropping-particle&quot;: &quot;&quot;}, {&quot;dropping-particle&quot;: &quot;&quot;, &quot;given&quot;: &quot;Patrick J&quot;, &quot;suffix&quot;: &quot;&quot;, &quot;family&quot;: &quot;Collins&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Francis&quot;, &quot;suffix&quot;: &quot;&quot;, &quot;family&quot;: &quot;Doyle&quot;, &quot;parse-names&quot;: false, &quot;non-dropping-particle&quot;: &quot;&quot;}, {&quot;dropping-particle&quot;: &quot;&quot;, &quot;given&quot;: &quot;Charles B&quot;, &quot;suffix&quot;: &quot;&quot;, &quot;family&quot;: &quot;Epstein&quot;, &quot;parse-names&quot;: false, &quot;non-dropping-particle&quot;: &quot;&quot;}, {&quot;dropping-particle&quot;: &quot;&quot;, &quot;given&quot;: &quot;Seth&quot;, &quot;suffix&quot;: &quot;&quot;, &quot;family&quot;: &quot;Frietze&quot;, &quot;parse-names&quot;: false, &quot;non-dropping-particle&quot;: &quot;&quot;}, {&quot;dropping-particle&quot;: &quot;&quot;, &quot;given&quot;: &quot;Jennifer&quot;, &quot;suffix&quot;: &quot;&quot;, &quot;family&quot;: &quot;Harrow&quot;, &quot;parse-names&quot;: false, &quot;non-dropping-particle&quot;: &quot;&quot;}, {&quot;dropping-particle&quot;: &quot;&quot;, &quot;given&quot;: &quot;Rajinder&quot;, &quot;suffix&quot;: &quot;&quot;, &quot;family&quot;: &quot;Kaul&quot;, &quot;parse-names&quot;: false, &quot;non-dropping-particle&quot;: &quot;&quot;}, {&quot;dropping-particle&quot;: &quot;&quot;, &quot;given&quot;: &quot;Jainab&quot;, &quot;suffix&quot;: &quot;&quot;, &quot;family&quot;: &quot;Khatun&quot;, &quot;parse-names&quot;: false, &quot;non-dropping-particle&quot;: &quot;&quot;}, {&quot;dropping-particle&quot;: &quot;&quot;, &quot;given&quot;: &quot;Bryan R&quot;, &quot;suffix&quot;: &quot;&quot;, &quot;family&quot;: &quot;Lajoie&quot;, &quot;parse-names&quot;: false, &quot;non-dropping-particle&quot;: &quot;&quot;}, {&quot;dropping-particle&quot;: &quot;&quot;, &quot;given&quot;: &quot;Stephen G&quot;, &quot;suffix&quot;: &quot;&quot;, &quot;family&quot;: &quot;Landt&quot;, &quot;parse-names&quot;: false, &quot;non-dropping-particle&quot;: &quot;&quot;}, {&quot;dropping-particle&quot;: &quot;&quot;, &quot;given&quot;: &quot;Burn-Kyu Bum-Kyu&quot;, &quot;suffix&quot;: &quot;&quot;, &quot;family&quot;: &quot;Lee&quot;, &quot;parse-names&quot;: false, &quot;non-dropping-particle&quot;: &quot;&quot;}, {&quot;dropping-particle&quot;: &quot;&quot;, &quot;given&quot;: &quot;Florencia&quot;, &quot;suffix&quot;: &quot;&quot;, &quot;family&quot;: &quot;Pauli&quot;, &quot;parse-names&quot;: false, &quot;non-dropping-particle&quot;: &quot;&quot;}, {&quot;dropping-particle&quot;: &quot;&quot;, &quot;given&quot;: &quot;Kate R&quot;, &quot;suffix&quot;: &quot;&quot;, &quot;family&quot;: &quot;Rosenbloom&quot;, &quot;parse-names&quot;: false, &quot;non-dropping-particle&quot;: &quot;&quot;}, {&quot;dropping-particle&quot;: &quot;&quot;, &quot;given&quot;: &quot;Peter&quot;, &quot;suffix&quot;: &quot;&quot;, &quot;family&quot;: &quot;Sabo&quot;, &quot;parse-names&quot;: false, &quot;non-dropping-particle&quot;: &quot;&quot;}, {&quot;dropping-particle&quot;: &quot;&quot;, &quot;given&quot;: &quot;Alexias&quot;, &quot;suffix&quot;: &quot;&quot;, &quot;family&quot;: &quot;Safi&quot;, &quot;parse-names&quot;: false, &quot;non-dropping-particle&quot;: &quot;&quot;}, {&quot;dropping-particle&quot;: &quot;&quot;, &quot;given&quot;: &quot;Amartya&quot;, &quot;suffix&quot;: &quot;&quot;, &quot;family&quot;: &quot;Sanyal&quot;, &quot;parse-names&quot;: false, &quot;non-dropping-particle&quot;: &quot;&quot;}, {&quot;dropping-particle&quot;: &quot;&quot;, &quot;given&quot;: &quot;Noam&quot;, &quot;suffix&quot;: &quot;&quot;, &quot;family&quot;: &quot;Shoresh&quot;, &quot;parse-names&quot;: false, &quot;non-dropping-particle&quot;: &quot;&quot;}, {&quot;dropping-particle&quot;: &quot;&quot;, &quot;given&quot;: &quot;Jeremy M&quot;, &quot;suffix&quot;: &quot;&quot;, &quot;family&quot;: &quot;Simon&quot;, &quot;parse-names&quot;: false, &quot;non-dropping-particle&quot;: &quot;&quot;}, {&quot;dropping-particle&quot;: &quot;&quot;, &quot;given&quot;: &quot;Lingyun&quot;, &quot;suffix&quot;: &quot;&quot;, &quot;family&quot;: &quot;Song&quot;, &quot;parse-names&quot;: false, &quot;non-dropping-particle&quot;: &quot;&quot;}, {&quot;dropping-particle&quot;: &quot;&quot;, &quot;given&quot;: &quot;Nathan D&quot;, &quot;suffix&quot;: &quot;&quot;, &quot;family&quot;: &quot;Trinklein&quot;, &quot;parse-names&quot;: false, &quot;non-dropping-particle&quot;: &quot;&quot;}, {&quot;dropping-particle&quot;: &quot;&quot;, &quot;given&quot;: &quot;Robert C&quot;, &quot;suffix&quot;: &quot;&quot;, &quot;family&quot;: &quot;Altshuler&quot;, &quot;parse-names&quot;: false, &quot;non-dropping-particle&quot;: &quot;&quot;}, {&quot;dropping-particle&quot;: &quot;&quot;, &quot;given&quot;: &quot;Ewan&quot;, &quot;suffix&quot;: &quot;&quot;, &quot;family&quot;: &quot;Birney&quot;, &quot;parse-names&quot;: false, &quot;non-dropping-particle&quot;: &quot;&quot;}, {&quot;dropping-particle&quot;: &quot;&quot;, &quot;given&quot;: &quot;James B&quot;, &quot;suffix&quot;: &quot;&quot;, &quot;family&quot;: &quot;Brown&quot;, &quot;parse-names&quot;: false, &quot;non-dropping-particle&quot;: &quot;&quot;}, {&quot;dropping-particle&quot;: &quot;&quot;, &quot;given&quot;: &quot;Chao&quot;, &quot;suffix&quot;: &quot;&quot;, &quot;family&quot;: &quot;Cheng&quot;, &quot;parse-names&quot;: false, &quot;non-dropping-particle&quot;: &quot;&quot;}, {&quot;dropping-particle&quot;: &quot;&quot;, &quot;given&quot;: &quot;Sarah&quot;, &quot;suffix&quot;: &quot;&quot;, &quot;family&quot;: &quot;Djebali&quot;, &quot;parse-names&quot;: false, &quot;non-dropping-particle&quot;: &quot;&quot;}, {&quot;dropping-particle&quot;: &quot;&quot;, &quot;given&quot;: &quot;Xianjun&quot;, &quot;suffix&quot;: &quot;&quot;, &quot;family&quot;: &quot;Dong&quot;, &quot;parse-names&quot;: false, &quot;non-dropping-particle&quot;: &quot;&quot;}, {&quot;dropping-particle&quot;: &quot;&quot;, &quot;given&quot;: &quot;Jason&quot;, &quot;suffix&quot;: &quot;&quot;, &quot;family&quot;: &quot;Ernst&quot;, &quot;parse-names&quot;: false, &quot;non-dropping-particle&quot;: &quot;&quot;}, {&quot;dropping-particle&quot;: &quot;&quot;, &quot;given&quot;: &quot;Terrence S&quot;, &quot;suffix&quot;: &quot;&quot;, &quot;family&quot;: &quot;Furey&quot;, &quot;parse-names&quot;: false, &quot;non-dropping-particle&quot;: &quot;&quot;}, {&quot;dropping-particle&quot;: &quot;&quot;, &quot;given&quot;: &quot;Mark&quot;, &quot;suffix&quot;: &quot;&quot;, &quot;family&quot;: &quot;Gerstein&quot;, &quot;parse-names&quot;: false, &quot;non-dropping-particle&quot;: &quot;&quot;}, {&quot;dropping-particle&quot;: &quot;&quot;, &quot;given&quot;: &quot;Belinda&quot;, &quot;suffix&quot;: &quot;&quot;, &quot;family&quot;: &quot;Giardine&quot;, &quot;parse-names&quot;: false, &quot;non-dropping-particle&quot;: &quot;&quot;}, {&quot;dropping-particle&quot;: &quot;&quot;, &quot;given&quot;: &quot;Melissa&quot;, &quot;suffix&quot;: &quot;&quot;, &quot;family&quot;: &quot;Greven&quot;, &quot;parse-names&quot;: false, &quot;non-dropping-particle&quot;: &quot;&quot;}, {&quot;dropping-particle&quot;: &quot;&quot;, &quot;given&quot;: &quot;Ross C&quot;, &quot;suffix&quot;: &quot;&quot;, &quot;family&quot;: &quot;Hardison&quot;, &quot;parse-names&quot;: false, &quot;non-dropping-particle&quot;: &quot;&quot;}, {&quot;dropping-particle&quot;: &quot;&quot;, &quot;given&quot;: &quot;Robert S&quot;, &quot;suffix&quot;: &quot;&quot;, &quot;family&quot;: &quot;Harris&quot;, &quot;parse-names&quot;: false, &quot;non-dropping-particle&quot;: &quot;&quot;}, {&quot;dropping-particle&quot;: &quot;&quot;, &quot;given&quot;: &quot;Javier&quot;, &quot;suffix&quot;: &quot;&quot;, &quot;family&quot;: &quot;Herrero&quot;, &quot;parse-names&quot;: false, &quot;non-dropping-particle&quot;: &quot;&quot;}, {&quot;dropping-particle&quot;: &quot;&quot;, &quot;given&quot;: &quot;Michael M&quot;, &quot;suffix&quot;: &quot;&quot;, &quot;family&quot;: &quot;Hoffman&quot;, &quot;parse-names&quot;: false, &quot;non-dropping-particle&quot;: &quot;&quot;}, {&quot;dropping-particle&quot;: &quot;&quot;, &quot;given&quot;: &quot;Sowmya&quot;, &quot;suffix&quot;: &quot;&quot;, &quot;family&quot;: &quot;Iyer&quot;, &quot;parse-names&quot;: false, &quot;non-dropping-particle&quot;: &quot;&quot;}, {&quot;dropping-particle&quot;: &quot;&quot;, &quot;given&quot;: &quot;Manolis&quot;, &quot;suffix&quot;: &quot;&quot;, &quot;family&quot;: &quot;Kelllis&quot;, &quot;parse-names&quot;: false, &quot;non-dropping-particle&quot;: &quot;&quot;}, {&quot;dropping-particle&quot;: &quot;&quot;, &quot;given&quot;: &quot;Pouya&quot;, &quot;suffix&quot;: &quot;&quot;, &quot;family&quot;: &quot;Kheradpour&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Qunhua&quot;, &quot;suffix&quot;: &quot;&quot;, &quot;family&quot;: &quot;Li&quot;, &quot;parse-names&quot;: false, &quot;non-dropping-particle&quot;: &quot;&quot;}, {&quot;dropping-particle&quot;: &quot;&quot;, &quot;given&quot;: &quot;Xinying&quot;, &quot;suffix&quot;: &quot;&quot;, &quot;family&quot;: &quot;Lin&quot;, &quot;parse-names&quot;: false, &quot;non-dropping-particle&quot;: &quot;&quot;}, {&quot;dropping-particle&quot;: &quot;&quot;, &quot;given&quot;: &quot;Georgi K&quot;, &quot;suffix&quot;: &quot;&quot;, &quot;family&quot;: &quot;Marinov&quot;, &quot;parse-names&quot;: false, &quot;non-dropping-particle&quot;: &quot;&quot;}, {&quot;dropping-particle&quot;: &quot;&quot;, &quot;given&quot;: &quot;Angelika&quot;, &quot;suffix&quot;: &quot;&quot;, &quot;family&quot;: &quot;Merkel&quot;, &quot;parse-names&quot;: false, &quot;non-dropping-particle&quot;: &quot;&quot;}, {&quot;dropping-particle&quot;: &quot;&quot;, &quot;given&quot;: &quot;Ali&quot;, &quot;suffix&quot;: &quot;&quot;, &quot;family&quot;: &quot;Mortazavi&quot;, &quot;parse-names&quot;: false, &quot;non-dropping-particle&quot;: &quot;&quot;}, {&quot;dropping-particle&quot;: &quot;&quot;, &quot;given&quot;: &quot;Stephen C J Stephanie L&quot;, &quot;suffix&quot;: &quot;&quot;, &quot;family&quot;: &quot;Parker&quot;, &quot;parse-names&quot;: false, &quot;non-dropping-particle&quot;: &quot;&quot;}, {&quot;dropping-particle&quot;: &quot;&quot;, &quot;given&quot;: &quot;Timothy E&quot;, &quot;suffix&quot;: &quot;&quot;, &quot;family&quot;: &quot;Reddy&quot;, &quot;parse-names&quot;: false, &quot;non-dropping-particle&quot;: &quot;&quot;}, {&quot;dropping-particle&quot;: &quot;&quot;, &quot;given&quot;: &quot;Joel&quot;, &quot;suffix&quot;: &quot;&quot;, &quot;family&quot;: &quot;Rozowsky&quot;, &quot;parse-names&quot;: false, &quot;non-dropping-particle&quot;: &quot;&quot;}, {&quot;dropping-particle&quot;: &quot;&quot;, &quot;given&quot;: &quot;Felix&quot;, &quot;suffix&quot;: &quot;&quot;, &quot;family&quot;: &quot;Schlesinger&quot;, &quot;parse-names&quot;: false, &quot;non-dropping-particle&quot;: &quot;&quot;}, {&quot;dropping-particle&quot;: &quot;&quot;, &quot;given&quot;: &quot;Robert E&quot;, &quot;suffix&quot;: &quot;&quot;, &quot;family&quot;: &quot;Thurman&quot;, &quot;parse-names&quot;: false, &quot;non-dropping-particle&quot;: &quot;&quot;}, {&quot;dropping-particle&quot;: &quot;&quot;, &quot;given&quot;: &quot;Jie&quot;, &quot;suffix&quot;: &quot;&quot;, &quot;family&quot;: &quot;Wang&quot;, &quot;parse-names&quot;: false, &quot;non-dropping-particle&quot;: &quot;&quot;}, {&quot;dropping-particle&quot;: &quot;&quot;, &quot;given&quot;: &quot;Lucas D&quot;, &quot;suffix&quot;: &quot;&quot;, &quot;family&quot;: &quot;Ward&quot;, &quot;parse-names&quot;: false, &quot;non-dropping-particle&quot;: &quot;&quot;}, {&quot;dropping-particle&quot;: &quot;&quot;, &quot;given&quot;: &quot;Troy W&quot;, &quot;suffix&quot;: &quot;&quot;, &quot;family&quot;: &quot;Whitfield&quot;, &quot;parse-names&quot;: false, &quot;non-dropping-particle&quot;: &quot;&quot;}, {&quot;dropping-particle&quot;: &quot;&quot;, &quot;given&quot;: &quot;Steven P&quot;, &quot;suffix&quot;: &quot;&quot;, &quot;family&quot;: &quot;Wilder&quot;, &quot;parse-names&quot;: false, &quot;non-dropping-particle&quot;: &quot;&quot;}, {&quot;dropping-particle&quot;: &quot;&quot;, &quot;given&quot;: &quot;Weisheng&quot;, &quot;suffix&quot;: &quot;&quot;, &quot;family&quot;: &quot;Wu&quot;, &quot;parse-names&quot;: false, &quot;non-dropping-particle&quot;: &quot;&quot;}, {&quot;dropping-particle&quot;: &quot;&quot;, &quot;given&quot;: &quot;Hualin S&quot;, &quot;suffix&quot;: &quot;&quot;, &quot;family&quot;: &quot;Xi&quot;, &quot;parse-names&quot;: false, &quot;non-dropping-particle&quot;: &quot;&quot;}, {&quot;dropping-particle&quot;: &quot;&quot;, &quot;given&quot;: &quot;Kevin Y&quot;, &quot;suffix&quot;: &quot;&quot;, &quot;family&quot;: &quot;Yip&quot;, &quot;parse-names&quot;: false, &quot;non-dropping-particle&quot;: &quot;&quot;}, {&quot;dropping-particle&quot;: &quot;&quot;, &quot;given&quot;: &quot;Jiali&quot;, &quot;suffix&quot;: &quot;&quot;, &quot;family&quot;: &quot;Zhuang&quot;, &quot;parse-names&quot;: false, &quot;non-dropping-particle&quot;: &quot;&quot;}, {&quot;dropping-particle&quot;: &quot;&quot;, &quot;given&quot;: &quot;Bradley E&quot;, &quot;suffix&quot;: &quot;&quot;, &quot;family&quot;: &quot;Bernstein&quot;, &quot;parse-names&quot;: false, &quot;non-dropping-particle&quot;: &quot;&quot;}, {&quot;dropping-particle&quot;: &quot;&quot;, &quot;given&quot;: &quot;Eric D&quot;, &quot;suffix&quot;: &quot;&quot;, &quot;family&quot;: &quot;Green&quot;, &quot;parse-names&quot;: false, &quot;non-dropping-particle&quot;: &quot;&quot;}, {&quot;dropping-particle&quot;: &quot;&quot;, &quot;given&quot;: &quot;Chris&quot;, &quot;suffix&quot;: &quot;&quot;, &quot;family&quot;: &quot;Gunter&quot;, &quot;parse-names&quot;: false, &quot;non-dropping-particle&quot;: &quot;&quot;}, {&quot;dropping-particle&quot;: &quot;&quot;, &quot;given&quot;: &quot;Michael&quot;, &quot;suffix&quot;: &quot;&quot;, &quot;family&quot;: &quot;Snyder&quot;, &quot;parse-names&quot;: false, &quot;non-dropping-particle&quot;: &quot;&quot;}, {&quot;dropping-particle&quot;: &quot;&quot;, &quot;given&quot;: &quot;Michael J&quot;, &quot;suffix&quot;: &quot;&quot;, &quot;family&quot;: &quot;Pazin&quot;, &quot;parse-names&quot;: false, &quot;non-dropping-particle&quot;: &quot;&quot;}, {&quot;dropping-particle&quot;: &quot;&quot;, &quot;given&quot;: &quot;Rebecca F&quot;, &quot;suffix&quot;: &quot;&quot;, &quot;family&quot;: &quot;Lowdon&quot;, &quot;parse-names&quot;: false, &quot;non-dropping-particle&quot;: &quot;&quot;}, {&quot;dropping-particle&quot;: &quot;&quot;, &quot;given&quot;: &quot;Laura a L&quot;, &quot;suffix&quot;: &quot;&quot;, &quot;family&quot;: &quot;Dillon&quot;, &quot;parse-names&quot;: false, &quot;non-dropping-particle&quot;: &quot;&quot;}, {&quot;dropping-particle&quot;: &quot;&quot;, &quot;given&quot;: &quot;Leslie B&quot;, &quot;suffix&quot;: &quot;&quot;, &quot;family&quot;: &quot;Adams&quot;, &quot;parse-names&quot;: false, &quot;non-dropping-particle&quot;: &quot;&quot;}, {&quot;dropping-particle&quot;: &quot;&quot;, &quot;given&quot;: &quot;Caroline J&quot;, &quot;suffix&quot;: &quot;&quot;, &quot;family&quot;: &quot;Kelly&quot;, &quot;parse-names&quot;: false, &quot;non-dropping-particle&quot;: &quot;&quot;}, {&quot;dropping-particle&quot;: &quot;&quot;, &quot;given&quot;: &quot;Julia&quot;, &quot;suffix&quot;: &quot;&quot;, &quot;family&quot;: &quot;Zhang&quot;, &quot;parse-names&quot;: false, &quot;non-dropping-particle&quot;: &quot;&quot;}, {&quot;dropping-particle&quot;: &quot;&quot;, &quot;given&quot;: &quot;Judith R&quot;, &quot;suffix&quot;: &quot;&quot;, &quot;family&quot;: &quot;Wexler&quot;, &quot;parse-names&quot;: false, &quot;non-dropping-particle&quot;: &quot;&quot;}, {&quot;dropping-particle&quot;: &quot;&quot;, &quot;given&quot;: &quot;Peter J&quot;, &quot;suffix&quot;: &quot;&quot;, &quot;family&quot;: &quot;Good&quot;, &quot;parse-names&quot;: false, &quot;non-dropping-particle&quot;: &quot;&quot;}, {&quot;dropping-particle&quot;: &quot;&quot;, &quot;given&quot;: &quot;Elise a&quot;, &quot;suffix&quot;: &quot;&quot;, &quot;family&quot;: &quot;Feingold&quot;, &quot;parse-names&quot;: false, &quot;non-dropping-particle&quot;: &quot;&quot;}, {&quot;dropping-particle&quot;: &quot;&quot;, &quot;given&quot;: &quot;Gregory E&quot;, &quot;suffix&quot;: &quot;&quot;, &quot;family&quot;: &quot;Crawford&quot;, &quot;parse-names&quot;: false, &quot;non-dropping-particle&quot;: &quot;&quot;}, {&quot;dropping-particle&quot;: &quot;&quot;, &quot;given&quot;: &quot;Job&quot;, &quot;suffix&quot;: &quot;&quot;, &quot;family&quot;: &quot;Dekker&quot;, &quot;parse-names&quot;: false, &quot;non-dropping-particle&quot;: &quot;&quot;}, {&quot;dropping-particle&quot;: &quot;&quot;, &quot;given&quot;: &quot;Laura&quot;, &quot;suffix&quot;: &quot;&quot;, &quot;family&quot;: &quot;Elinitski&quot;, &quot;parse-names&quot;: false, &quot;non-dropping-particle&quot;: &quot;&quot;}, {&quot;dropping-particle&quot;: &quot;&quot;, &quot;given&quot;: &quot;Peggy J&quot;, &quot;suffix&quot;: &quot;&quot;, &quot;family&quot;: &quot;Farnham&quot;, &quot;parse-names&quot;: false, &quot;non-dropping-particle&quot;: &quot;&quot;}, {&quot;dropping-particle&quot;: &quot;&quot;, &quot;given&quot;: &quot;Morgan C&quot;, &quot;suffix&quot;: &quot;&quot;, &quot;family&quot;: &quot;Giddings&quot;, &quot;parse-names&quot;: false, &quot;non-dropping-particle&quot;: &quot;&quot;}, {&quot;dropping-particle&quot;: &quot;&quot;, &quot;given&quot;: &quot;Thomas R&quot;, &quot;suffix&quot;: &quot;&quot;, &quot;family&quot;: &quot;Gingeras&quot;, &quot;parse-names&quot;: false, &quot;non-dropping-particle&quot;: &quot;&quot;}, {&quot;dropping-particle&quot;: &quot;&quot;, &quot;given&quot;: &quot;Roderic&quot;, &quot;suffix&quot;: &quot;&quot;, &quot;family&quot;: &quot;Guig\u00f3&quot;, &quot;parse-names&quot;: false, &quot;non-dropping-particle&quot;: &quot;&quot;}, {&quot;dropping-particle&quot;: &quot;&quot;, &quot;given&quot;: &quot;Timothy J Tomothy J&quot;, &quot;suffix&quot;: &quot;&quot;, &quot;family&quot;: &quot;Hubbard&quot;, &quot;parse-names&quot;: false, &quot;non-dropping-particle&quot;: &quot;&quot;}, {&quot;dropping-particle&quot;: &quot;&quot;, &quot;given&quot;: &quot;Manolis&quot;, &quot;suffix&quot;: &quot;&quot;, &quot;family&quot;: &quot;Kellis&quot;, &quot;parse-names&quot;: false, &quot;non-dropping-particle&quot;: &quot;&quot;}, {&quot;dropping-particle&quot;: &quot;&quot;, &quot;given&quot;: &quot;W James&quot;, &quot;suffix&quot;: &quot;&quot;, &quot;family&quot;: &quot;Kent&quot;, &quot;parse-names&quot;: false, &quot;non-dropping-particle&quot;: &quot;&quot;}, {&quot;dropping-particle&quot;: &quot;&quot;, &quot;given&quot;: &quot;Jason D&quot;, &quot;suffix&quot;: &quot;&quot;, &quot;family&quot;: &quot;Lieb&quot;, &quot;parse-names&quot;: false, &quot;non-dropping-particle&quot;: &quot;&quot;}, {&quot;dropping-particle&quot;: &quot;&quot;, &quot;given&quot;: &quot;Elliott H&quot;, &quot;suffix&quot;: &quot;&quot;, &quot;family&quot;: &quot;Margulies&quot;, &quot;parse-names&quot;: false, &quot;non-dropping-particle&quot;: &quot;&quot;}, {&quot;dropping-particle&quot;: &quot;&quot;, &quot;given&quot;: &quot;Richard M&quot;, &quot;suffix&quot;: &quot;&quot;, &quot;family&quot;: &quot;Myers&quot;, &quot;parse-names&quot;: false, &quot;non-dropping-particle&quot;: &quot;&quot;}, {&quot;dropping-particle&quot;: &quot;&quot;, &quot;given&quot;: &quot;John a&quot;, &quot;suffix&quot;: &quot;&quot;, &quot;family&quot;: &quot;Starnatoyannopoulos&quot;, &quot;parse-names&quot;: false, &quot;non-dropping-particle&quot;: &quot;&quot;}, {&quot;dropping-particle&quot;: &quot;&quot;, &quot;given&quot;: &quot;Scott a&quot;, &quot;suffix&quot;: &quot;&quot;, &quot;family&quot;: &quot;Tennebaum&quot;, &quot;parse-names&quot;: false, &quot;non-dropping-particle&quot;: &quot;&quot;}, {&quot;dropping-particle&quot;: &quot;&quot;, &quot;given&quot;: &quot;Zhiping&quot;, &quot;suffix&quot;: &quot;&quot;, &quot;family&quot;: &quot;Weng&quot;, &quot;parse-names&quot;: false, &quot;non-dropping-particle&quot;: &quot;&quot;}, {&quot;dropping-particle&quot;: &quot;&quot;, &quot;given&quot;: &quot;Kevin P&quot;, &quot;suffix&quot;: &quot;&quot;, &quot;family&quot;: &quot;White&quot;, &quot;parse-names&quot;: false, &quot;non-dropping-particle&quot;: &quot;&quot;}, {&quot;dropping-particle&quot;: &quot;&quot;, &quot;given&quot;: &quot;Barbara&quot;, &quot;suffix&quot;: &quot;&quot;, &quot;family&quot;: &quot;Wold&quot;, &quot;parse-names&quot;: false, &quot;non-dropping-particle&quot;: &quot;&quot;}, {&quot;dropping-particle&quot;: &quot;&quot;, &quot;given&quot;: &quot;Yanbao&quot;, &quot;suffix&quot;: &quot;&quot;, &quot;family&quot;: &quot;Yu&quot;, &quot;parse-names&quot;: false, &quot;non-dropping-particle&quot;: &quot;&quot;}, {&quot;dropping-particle&quot;: &quot;&quot;, &quot;given&quot;: &quot;John&quot;, &quot;suffix&quot;: &quot;&quot;, &quot;family&quot;: &quot;Wrobel&quot;, &quot;parse-names&quot;: false, &quot;non-dropping-particle&quot;: &quot;&quot;}, {&quot;dropping-particle&quot;: &quot;&quot;, &quot;given&quot;: &quot;Brian a&quot;, &quot;suffix&quot;: &quot;&quot;, &quot;family&quot;: &quot;Risk&quot;, &quot;parse-names&quot;: false, &quot;non-dropping-particle&quot;: &quot;&quot;}, {&quot;dropping-particle&quot;: &quot;&quot;, &quot;given&quot;: &quot;Harsha P&quot;, &quot;suffix&quot;: &quot;&quot;, &quot;family&quot;: &quot;Gunawardena&quot;, &quot;parse-names&quot;: false, &quot;non-dropping-particle&quot;: &quot;&quot;}, {&quot;dropping-particle&quot;: &quot;&quot;, &quot;given&quot;: &quot;Heather C&quot;, &quot;suffix&quot;: &quot;&quot;, &quot;family&quot;: &quot;Kuiper&quot;, &quot;parse-names&quot;: false, &quot;non-dropping-particle&quot;: &quot;&quot;}, {&quot;dropping-particle&quot;: &quot;&quot;, &quot;given&quot;: &quot;Christopher W&quot;, &quot;suffix&quot;: &quot;&quot;, &quot;family&quot;: &quot;Maier&quot;, &quot;parse-names&quot;: false, &quot;non-dropping-particle&quot;: &quot;&quot;}, {&quot;dropping-particle&quot;: &quot;&quot;, &quot;given&quot;: &quot;Ling&quot;, &quot;suffix&quot;: &quot;&quot;, &quot;family&quot;: &quot;Xie&quot;, &quot;parse-names&quot;: false, &quot;non-dropping-particle&quot;: &quot;&quot;}, {&quot;dropping-particle&quot;: &quot;&quot;, &quot;given&quot;: &quot;Xian&quot;, &quot;suffix&quot;: &quot;&quot;, &quot;family&quot;: &quot;Chen&quot;, &quot;parse-names&quot;: false, &quot;non-dropping-particle&quot;: &quot;&quot;}, {&quot;dropping-particle&quot;: &quot;&quot;, &quot;given&quot;: &quot;Tarjei S&quot;, &quot;suffix&quot;: &quot;&quot;, &quot;family&quot;: &quot;Mikkelsen&quot;, &quot;parse-names&quot;: false, &quot;non-dropping-particle&quot;: &quot;&quot;}, {&quot;dropping-particle&quot;: &quot;&quot;, &quot;given&quot;: &quot;Shawn&quot;, &quot;suffix&quot;: &quot;&quot;, &quot;family&quot;: &quot;Gillespie&quot;, &quot;parse-names&quot;: false, &quot;non-dropping-particle&quot;: &quot;&quot;}, {&quot;dropping-particle&quot;: &quot;&quot;, &quot;given&quot;: &quot;Alon&quot;, &quot;suffix&quot;: &quot;&quot;, &quot;family&quot;: &quot;Goren&quot;, &quot;parse-names&quot;: false, &quot;non-dropping-particle&quot;: &quot;&quot;}, {&quot;dropping-particle&quot;: &quot;&quot;, &quot;given&quot;: &quot;Oren&quot;, &quot;suffix&quot;: &quot;&quot;, &quot;family&quot;: &quot;Ram&quot;, &quot;parse-names&quot;: false, &quot;non-dropping-particle&quot;: &quot;&quot;}, {&quot;dropping-particle&quot;: &quot;&quot;, &quot;given&quot;: &quot;Xiaolan&quot;, &quot;suffix&quot;: &quot;&quot;, &quot;family&quot;: &quot;Zhang&quot;, &quot;parse-names&quot;: false, &quot;non-dropping-particle&quot;: &quot;&quot;}, {&quot;dropping-particle&quot;: &quot;&quot;, &quot;given&quot;: &quot;Li&quot;, &quot;suffix&quot;: &quot;&quot;, &quot;family&quot;: &quot;Wang&quot;, &quot;parse-names&quot;: false, &quot;non-dropping-particle&quot;: &quot;&quot;}, {&quot;dropping-particle&quot;: &quot;&quot;, &quot;given&quot;: &quot;Robbyn&quot;, &quot;suffix&quot;: &quot;&quot;, &quot;family&quot;: &quot;Issner&quot;, &quot;parse-names&quot;: false, &quot;non-dropping-particle&quot;: &quot;&quot;}, {&quot;dropping-particle&quot;: &quot;&quot;, &quot;given&quot;: &quot;Michael J&quot;, &quot;suffix&quot;: &quot;&quot;, &quot;family&quot;: &quot;Coyne&quot;, &quot;parse-names&quot;: false, &quot;non-dropping-particle&quot;: &quot;&quot;}, {&quot;dropping-particle&quot;: &quot;&quot;, &quot;given&quot;: &quot;Timothy&quot;, &quot;suffix&quot;: &quot;&quot;, &quot;family&quot;: &quot;Durham&quot;, &quot;parse-names&quot;: false, &quot;non-dropping-particle&quot;: &quot;&quot;}, {&quot;dropping-particle&quot;: &quot;&quot;, &quot;given&quot;: &quot;Manching&quot;, &quot;suffix&quot;: &quot;&quot;, &quot;family&quot;: &quot;Ku&quot;, &quot;parse-names&quot;: false, &quot;non-dropping-particle&quot;: &quot;&quot;}, {&quot;dropping-particle&quot;: &quot;&quot;, &quot;given&quot;: &quot;Thanh&quot;, &quot;suffix&quot;: &quot;&quot;, &quot;family&quot;: &quot;Truong&quot;, &quot;parse-names&quot;: false, &quot;non-dropping-particle&quot;: &quot;&quot;}, {&quot;dropping-particle&quot;: &quot;&quot;, &quot;given&quot;: &quot;Matthew L&quot;, &quot;suffix&quot;: &quot;&quot;, &quot;family&quot;: &quot;Eaton&quot;, &quot;parse-names&quot;: false, &quot;non-dropping-particle&quot;: &quot;&quot;}, {&quot;dropping-particle&quot;: &quot;&quot;, &quot;given&quot;: &quot;Alex&quot;, &quot;suffix&quot;: &quot;&quot;, &quot;family&quot;: &quot;Dobin&quot;, &quot;parse-names&quot;: false, &quot;non-dropping-particle&quot;: &quot;&quot;}, {&quot;dropping-particle&quot;: &quot;&quot;, &quot;given&quot;: &quot;Andrea&quot;, &quot;suffix&quot;: &quot;&quot;, &quot;family&quot;: &quot;Tanzer&quot;, &quot;parse-names&quot;: false, &quot;non-dropping-particle&quot;: &quot;&quot;}, {&quot;dropping-particle&quot;: &quot;&quot;, &quot;given&quot;: &quot;Julien&quot;, &quot;suffix&quot;: &quot;&quot;, &quot;family&quot;: &quot;Lagarde&quot;, &quot;parse-names&quot;: false, &quot;non-dropping-particle&quot;: &quot;&quot;}, {&quot;dropping-particle&quot;: &quot;&quot;, &quot;given&quot;: &quot;Wei&quot;, &quot;suffix&quot;: &quot;&quot;, &quot;family&quot;: &quot;Lin&quot;, &quot;parse-names&quot;: false, &quot;non-dropping-particle&quot;: &quot;&quot;}, {&quot;dropping-particle&quot;: &quot;&quot;, &quot;given&quot;: &quot;Chenghai&quot;, &quot;suffix&quot;: &quot;&quot;, &quot;family&quot;: &quot;Xue&quot;, &quot;parse-names&quot;: false, &quot;non-dropping-particle&quot;: &quot;&quot;}, {&quot;dropping-particle&quot;: &quot;&quot;, &quot;given&quot;: &quot;Brian a&quot;, &quot;suffix&quot;: &quot;&quot;, &quot;family&quot;: &quot;Williams&quot;, &quot;parse-names&quot;: false, &quot;non-dropping-particle&quot;: &quot;&quot;}, {&quot;dropping-particle&quot;: &quot;&quot;, &quot;given&quot;: &quot;Chris&quot;, &quot;suffix&quot;: &quot;&quot;, &quot;family&quot;: &quot;Zaleski&quot;, &quot;parse-names&quot;: false, &quot;non-dropping-particle&quot;: &quot;&quot;}, {&quot;dropping-particle&quot;: &quot;&quot;, &quot;given&quot;: &quot;Maik&quot;, &quot;suffix&quot;: &quot;&quot;, &quot;family&quot;: &quot;R\u00f6der&quot;, &quot;parse-names&quot;: false, &quot;non-dropping-particle&quot;: &quot;&quot;}, {&quot;dropping-particle&quot;: &quot;&quot;, &quot;given&quot;: &quot;Felix&quot;, &quot;suffix&quot;: &quot;&quot;, &quot;family&quot;: &quot;Kokocinski&quot;, &quot;parse-names&quot;: false, &quot;non-dropping-particle&quot;: &quot;&quot;}, {&quot;dropping-particle&quot;: &quot;&quot;, &quot;given&quot;: &quot;Rehab F&quot;, &quot;suffix&quot;: &quot;&quot;, &quot;family&quot;: &quot;Abdelhamid&quot;, &quot;parse-names&quot;: false, &quot;non-dropping-particle&quot;: &quot;&quot;}, {&quot;dropping-particle&quot;: &quot;&quot;, &quot;given&quot;: &quot;Tyler&quot;, &quot;suffix&quot;: &quot;&quot;, &quot;family&quot;: &quot;Alioto&quot;, &quot;parse-names&quot;: false, &quot;non-dropping-particle&quot;: &quot;&quot;}, {&quot;dropping-particle&quot;: &quot;&quot;, &quot;given&quot;: &quot;Igor&quot;, &quot;suffix&quot;: &quot;&quot;, &quot;family&quot;: &quot;Antoshechkin&quot;, &quot;parse-names&quot;: false, &quot;non-dropping-particle&quot;: &quot;&quot;}, {&quot;dropping-particle&quot;: &quot;&quot;, &quot;given&quot;: &quot;Michael T&quot;, &quot;suffix&quot;: &quot;&quot;, &quot;family&quot;: &quot;Baer&quot;, &quot;parse-names&quot;: false, &quot;non-dropping-particle&quot;: &quot;&quot;}, {&quot;dropping-particle&quot;: &quot;&quot;, &quot;given&quot;: &quot;Philippe&quot;, &quot;suffix&quot;: &quot;&quot;, &quot;family&quot;: &quot;Batut&quot;, &quot;parse-names&quot;: false, &quot;non-dropping-particle&quot;: &quot;&quot;}, {&quot;dropping-particle&quot;: &quot;&quot;, &quot;given&quot;: &quot;Ian&quot;, &quot;suffix&quot;: &quot;&quot;, &quot;family&quot;: &quot;Bell&quot;, &quot;parse-names&quot;: false, &quot;non-dropping-particle&quot;: &quot;&quot;}, {&quot;dropping-particle&quot;: &quot;&quot;, &quot;given&quot;: &quot;Kimberly&quot;, &quot;suffix&quot;: &quot;&quot;, &quot;family&quot;: &quot;Bell&quot;, &quot;parse-names&quot;: false, &quot;non-dropping-particle&quot;: &quot;&quot;}, {&quot;dropping-particle&quot;: &quot;&quot;, &quot;given&quot;: &quot;Sudipto&quot;, &quot;suffix&quot;: &quot;&quot;, &quot;family&quot;: &quot;Chakrabortty&quot;, &quot;parse-names&quot;: false, &quot;non-dropping-particle&quot;: &quot;&quot;}, {&quot;dropping-particle&quot;: &quot;&quot;, &quot;given&quot;: &quot;Jacqueline&quot;, &quot;suffix&quot;: &quot;&quot;, &quot;family&quot;: &quot;Chrast&quot;, &quot;parse-names&quot;: false, &quot;non-dropping-particle&quot;: &quot;&quot;}, {&quot;dropping-particle&quot;: &quot;&quot;, &quot;given&quot;: &quot;Joao&quot;, &quot;suffix&quot;: &quot;&quot;, &quot;family&quot;: &quot;Curado&quot;, &quot;parse-names&quot;: false, &quot;non-dropping-particle&quot;: &quot;&quot;}, {&quot;dropping-particle&quot;: &quot;&quot;, &quot;given&quot;: &quot;Thomas&quot;, &quot;suffix&quot;: &quot;&quot;, &quot;family&quot;: &quot;Derrien&quot;, &quot;parse-names&quot;: false, &quot;non-dropping-particle&quot;: &quot;&quot;}, {&quot;dropping-particle&quot;: &quot;&quot;, &quot;given&quot;: &quot;Jorg&quot;, &quot;suffix&quot;: &quot;&quot;, &quot;family&quot;: &quot;Drenkow&quot;, &quot;parse-names&quot;: false, &quot;non-dropping-particle&quot;: &quot;&quot;}, {&quot;dropping-particle&quot;: &quot;&quot;, &quot;given&quot;: &quot;Erica&quot;, &quot;suffix&quot;: &quot;&quot;, &quot;family&quot;: &quot;Dumais&quot;, &quot;parse-names&quot;: false, &quot;non-dropping-particle&quot;: &quot;&quot;}, {&quot;dropping-particle&quot;: &quot;&quot;, &quot;given&quot;: &quot;Jackie&quot;, &quot;suffix&quot;: &quot;&quot;, &quot;family&quot;: &quot;Dumais&quot;, &quot;parse-names&quot;: false, &quot;non-dropping-particle&quot;: &quot;&quot;}, {&quot;dropping-particle&quot;: &quot;&quot;, &quot;given&quot;: &quot;Radha&quot;, &quot;suffix&quot;: &quot;&quot;, &quot;family&quot;: &quot;Duttagupta&quot;, &quot;parse-names&quot;: false, &quot;non-dropping-particle&quot;: &quot;&quot;}, {&quot;dropping-particle&quot;: &quot;&quot;, &quot;given&quot;: &quot;Megan&quot;, &quot;suffix&quot;: &quot;&quot;, &quot;family&quot;: &quot;Fastuca&quot;, &quot;parse-names&quot;: false, &quot;non-dropping-particle&quot;: &quot;&quot;}, {&quot;dropping-particle&quot;: &quot;&quot;, &quot;given&quot;: &quot;Kata&quot;, &quot;suffix&quot;: &quot;&quot;, &quot;family&quot;: &quot;Fejes-Toth&quot;, &quot;parse-names&quot;: false, &quot;non-dropping-particle&quot;: &quot;&quot;}, {&quot;dropping-particle&quot;: &quot;&quot;, &quot;given&quot;: &quot;Pedro&quot;, &quot;suffix&quot;: &quot;&quot;, &quot;family&quot;: &quot;Ferreira&quot;, &quot;parse-names&quot;: false, &quot;non-dropping-particle&quot;: &quot;&quot;}, {&quot;dropping-particle&quot;: &quot;&quot;, &quot;given&quot;: &quot;Sylvain&quot;, &quot;suffix&quot;: &quot;&quot;, &quot;family&quot;: &quot;Foissac&quot;, &quot;parse-names&quot;: false, &quot;non-dropping-particle&quot;: &quot;&quot;}, {&quot;dropping-particle&quot;: &quot;&quot;, &quot;given&quot;: &quot;Melissa J&quot;, &quot;suffix&quot;: &quot;&quot;, &quot;family&quot;: &quot;Fullwood&quot;, &quot;parse-names&quot;: false, &quot;non-dropping-particle&quot;: &quot;&quot;}, {&quot;dropping-particle&quot;: &quot;&quot;, &quot;given&quot;: &quot;Hui&quot;, &quot;suffix&quot;: &quot;&quot;, &quot;family&quot;: &quot;Gao&quot;, &quot;parse-names&quot;: false, &quot;non-dropping-particle&quot;: &quot;&quot;}, {&quot;dropping-particle&quot;: &quot;&quot;, &quot;given&quot;: &quot;David&quot;, &quot;suffix&quot;: &quot;&quot;, &quot;family&quot;: &quot;Gonzalez&quot;, &quot;parse-names&quot;: false, &quot;non-dropping-particle&quot;: &quot;&quot;}, {&quot;dropping-particle&quot;: &quot;&quot;, &quot;given&quot;: &quot;Assaf&quot;, &quot;suffix&quot;: &quot;&quot;, &quot;family&quot;: &quot;Gordon&quot;, &quot;parse-names&quot;: false, &quot;non-dropping-particle&quot;: &quot;&quot;}, {&quot;dropping-particle&quot;: &quot;&quot;, &quot;given&quot;: &quot;C\u00e9dric&quot;, &quot;suffix&quot;: &quot;&quot;, &quot;family&quot;: &quot;Howald&quot;, &quot;parse-names&quot;: false, &quot;non-dropping-particle&quot;: &quot;&quot;}, {&quot;dropping-particle&quot;: &quot;&quot;, &quot;given&quot;: &quot;Sonali&quot;, &quot;suffix&quot;: &quot;&quot;, &quot;family&quot;: &quot;Jha&quot;, &quot;parse-names&quot;: false, &quot;non-dropping-particle&quot;: &quot;&quot;}, {&quot;dropping-particle&quot;: &quot;&quot;, &quot;given&quot;: &quot;Rory&quot;, &quot;suffix&quot;: &quot;&quot;, &quot;family&quot;: &quot;Johnson&quot;, &quot;parse-names&quot;: false, &quot;non-dropping-particle&quot;: &quot;&quot;}, {&quot;dropping-particle&quot;: &quot;&quot;, &quot;given&quot;: &quot;Philipp&quot;, &quot;suffix&quot;: &quot;&quot;, &quot;family&quot;: &quot;Kapranov&quot;, &quot;parse-names&quot;: false, &quot;non-dropping-particle&quot;: &quot;&quot;}, {&quot;dropping-particle&quot;: &quot;&quot;, &quot;given&quot;: &quot;Brandon&quot;, &quot;suffix&quot;: &quot;&quot;, &quot;family&quot;: &quot;King&quot;, &quot;parse-names&quot;: false, &quot;non-dropping-particle&quot;: &quot;&quot;}, {&quot;dropping-particle&quot;: &quot;&quot;, &quot;given&quot;: &quot;Colin&quot;, &quot;suffix&quot;: &quot;&quot;, &quot;family&quot;: &quot;Kingswood&quot;, &quot;parse-names&quot;: false, &quot;non-dropping-particle&quot;: &quot;&quot;}, {&quot;dropping-particle&quot;: &quot;&quot;, &quot;given&quot;: &quot;Guoliang&quot;, &quot;suffix&quot;: &quot;&quot;, &quot;family&quot;: &quot;Li&quot;, &quot;parse-names&quot;: false, &quot;non-dropping-particle&quot;: &quot;&quot;}, {&quot;dropping-particle&quot;: &quot;&quot;, &quot;given&quot;: &quot;Oscar J&quot;, &quot;suffix&quot;: &quot;&quot;, &quot;family&quot;: &quot;Luo&quot;, &quot;parse-names&quot;: false, &quot;non-dropping-particle&quot;: &quot;&quot;}, {&quot;dropping-particle&quot;: &quot;&quot;, &quot;given&quot;: &quot;Eddie&quot;, &quot;suffix&quot;: &quot;&quot;, &quot;family&quot;: &quot;Park&quot;, &quot;parse-names&quot;: false, &quot;non-dropping-particle&quot;: &quot;&quot;}, {&quot;dropping-particle&quot;: &quot;&quot;, &quot;given&quot;: &quot;Jonathan B&quot;, &quot;suffix&quot;: &quot;&quot;, &quot;family&quot;: &quot;Preall&quot;, &quot;parse-names&quot;: false, &quot;non-dropping-particle&quot;: &quot;&quot;}, {&quot;dropping-particle&quot;: &quot;&quot;, &quot;given&quot;: &quot;Kimberly&quot;, &quot;suffix&quot;: &quot;&quot;, &quot;family&quot;: &quot;Presaud&quot;, &quot;parse-names&quot;: false, &quot;non-dropping-particle&quot;: &quot;&quot;}, {&quot;dropping-particle&quot;: &quot;&quot;, &quot;given&quot;: &quot;Paolo&quot;, &quot;suffix&quot;: &quot;&quot;, &quot;family&quot;: &quot;Ribeca&quot;, &quot;parse-names&quot;: false, &quot;non-dropping-particle&quot;: &quot;&quot;}, {&quot;dropping-particle&quot;: &quot;&quot;, &quot;given&quot;: &quot;Daniel&quot;, &quot;suffix&quot;: &quot;&quot;, &quot;family&quot;: &quot;Robyr&quot;, &quot;parse-names&quot;: false, &quot;non-dropping-particle&quot;: &quot;&quot;}, {&quot;dropping-particle&quot;: &quot;&quot;, &quot;given&quot;: &quot;Xiaoan&quot;, &quot;suffix&quot;: &quot;&quot;, &quot;family&quot;: &quot;Ruan&quot;, &quot;parse-names&quot;: false, &quot;non-dropping-particle&quot;: &quot;&quot;}, {&quot;dropping-particle&quot;: &quot;&quot;, &quot;given&quot;: &quot;Michael&quot;, &quot;suffix&quot;: &quot;&quot;, &quot;family&quot;: &quot;Sammeth&quot;, &quot;parse-names&quot;: false, &quot;non-dropping-particle&quot;: &quot;&quot;}, {&quot;dropping-particle&quot;: &quot;&quot;, &quot;given&quot;: &quot;Kuljeet Singh&quot;, &quot;suffix&quot;: &quot;&quot;, &quot;family&quot;: &quot;Sandu&quot;, &quot;parse-names&quot;: false, &quot;non-dropping-particle&quot;: &quot;&quot;}, {&quot;dropping-particle&quot;: &quot;&quot;, &quot;given&quot;: &quot;Lorain&quot;, &quot;suffix&quot;: &quot;&quot;, &quot;family&quot;: &quot;Schaeffer&quot;, &quot;parse-names&quot;: false, &quot;non-dropping-particle&quot;: &quot;&quot;}, {&quot;dropping-particle&quot;: &quot;&quot;, &quot;given&quot;: &quot;Lei-Hoon&quot;, &quot;suffix&quot;: &quot;&quot;, &quot;family&quot;: &quot;See&quot;, &quot;parse-names&quot;: false, &quot;non-dropping-particle&quot;: &quot;&quot;}, {&quot;dropping-particle&quot;: &quot;&quot;, &quot;given&quot;: &quot;Atif&quot;, &quot;suffix&quot;: &quot;&quot;, &quot;family&quot;: &quot;Shahab&quot;, &quot;parse-names&quot;: false, &quot;non-dropping-particle&quot;: &quot;&quot;}, {&quot;dropping-particle&quot;: &quot;&quot;, &quot;given&quot;: &quot;Jorgen&quot;, &quot;suffix&quot;: &quot;&quot;, &quot;family&quot;: &quot;Skancke&quot;, &quot;parse-names&quot;: false, &quot;non-dropping-particle&quot;: &quot;&quot;}, {&quot;dropping-particle&quot;: &quot;&quot;, &quot;given&quot;: &quot;Ana Maria&quot;, &quot;suffix&quot;: &quot;&quot;, &quot;family&quot;: &quot;Suzuki&quot;, &quot;parse-names&quot;: false, &quot;non-dropping-particle&quot;: &quot;&quot;}, {&quot;dropping-particle&quot;: &quot;&quot;, &quot;given&quot;: &quot;Hazuki&quot;, &quot;suffix&quot;: &quot;&quot;, &quot;family&quot;: &quot;Takahashi&quot;, &quot;parse-names&quot;: false, &quot;non-dropping-particle&quot;: &quot;&quot;}, {&quot;dropping-particle&quot;: &quot;&quot;, &quot;given&quot;: &quot;Hagen&quot;, &quot;suffix&quot;: &quot;&quot;, &quot;family&quot;: &quot;Tilgner&quot;, &quot;parse-names&quot;: false, &quot;non-dropping-particle&quot;: &quot;&quot;}, {&quot;dropping-particle&quot;: &quot;&quot;, &quot;given&quot;: &quot;Diane&quot;, &quot;suffix&quot;: &quot;&quot;, &quot;family&quot;: &quot;Trout&quot;, &quot;parse-names&quot;: false, &quot;non-dropping-particle&quot;: &quot;&quot;}, {&quot;dropping-particle&quot;: &quot;&quot;, &quot;given&quot;: &quot;Nathalie&quot;, &quot;suffix&quot;: &quot;&quot;, &quot;family&quot;: &quot;Walters&quot;, &quot;parse-names&quot;: false, &quot;non-dropping-particle&quot;: &quot;&quot;}, {&quot;dropping-particle&quot;: &quot;&quot;, &quot;given&quot;: &quot;Huaien Hao&quot;, &quot;suffix&quot;: &quot;&quot;, &quot;family&quot;: &quot;Wang&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exandre&quot;, &quot;suffix&quot;: &quot;&quot;, &quot;family&quot;: &quot;Reymond&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Gregory J&quot;, &quot;suffix&quot;: &quot;&quot;, &quot;family&quot;: &quot;Hannon&quot;, &quot;parse-names&quot;: false, &quot;non-dropping-particle&quot;: &quot;&quot;}, {&quot;dropping-particle&quot;: &quot;&quot;, &quot;given&quot;: &quot;Yijun&quot;, &quot;suffix&quot;: &quot;&quot;, &quot;family&quot;: &quot;Ruan&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Cricket a&quot;, &quot;suffix&quot;: &quot;&quot;, &quot;family&quot;: &quot;Sloan&quot;, &quot;parse-names&quot;: false, &quot;non-dropping-particle&quot;: &quot;&quot;}, {&quot;dropping-particle&quot;: &quot;&quot;, &quot;given&quot;: &quot;Katrina&quot;, &quot;suffix&quot;: &quot;&quot;, &quot;family&quot;: &quot;Learned&quot;, &quot;parse-names&quot;: false, &quot;non-dropping-particle&quot;: &quot;&quot;}, {&quot;dropping-particle&quot;: &quot;&quot;, &quot;given&quot;: &quot;Venkat S&quot;, &quot;suffix&quot;: &quot;&quot;, &quot;family&quot;: &quot;Malladi&quot;, &quot;parse-names&quot;: false, &quot;non-dropping-particle&quot;: &quot;&quot;}, {&quot;dropping-particle&quot;: &quot;&quot;, &quot;given&quot;: &quot;Matthew C&quot;, &quot;suffix&quot;: &quot;&quot;, &quot;family&quot;: &quot;Wong&quot;, &quot;parse-names&quot;: false, &quot;non-dropping-particle&quot;: &quot;&quot;}, {&quot;dropping-particle&quot;: &quot;&quot;, &quot;given&quot;: &quot;Galt P&quot;, &quot;suffix&quot;: &quot;&quot;, &quot;family&quot;: &quot;Barber&quot;, &quot;parse-names&quot;: false, &quot;non-dropping-particle&quot;: &quot;&quot;}, {&quot;dropping-particle&quot;: &quot;&quot;, &quot;given&quot;: &quot;Melissa S&quot;, &quot;suffix&quot;: &quot;&quot;, &quot;family&quot;: &quot;Cline&quot;, &quot;parse-names&quot;: false, &quot;non-dropping-particle&quot;: &quot;&quot;}, {&quot;dropping-particle&quot;: &quot;&quot;, &quot;given&quot;: &quot;Timothy R&quot;, &quot;suffix&quot;: &quot;&quot;, &quot;family&quot;: &quot;Dreszer&quot;, &quot;parse-names&quot;: false, &quot;non-dropping-particle&quot;: &quot;&quot;}, {&quot;dropping-particle&quot;: &quot;&quot;, &quot;given&quot;: &quot;Steven G&quot;, &quot;suffix&quot;: &quot;&quot;, &quot;family&quot;: &quot;Heitner&quot;, &quot;parse-names&quot;: false, &quot;non-dropping-particle&quot;: &quot;&quot;}, {&quot;dropping-particle&quot;: &quot;&quot;, &quot;given&quot;: &quot;Donna&quot;, &quot;suffix&quot;: &quot;&quot;, &quot;family&quot;: &quot;Karolchik&quot;, &quot;parse-names&quot;: false, &quot;non-dropping-particle&quot;: &quot;&quot;}, {&quot;dropping-particle&quot;: &quot;&quot;, &quot;given&quot;: &quot;Vaness M&quot;, &quot;suffix&quot;: &quot;&quot;, &quot;family&quot;: &quot;Kirkup&quot;, &quot;parse-names&quot;: false, &quot;non-dropping-particle&quot;: &quot;&quot;}, {&quot;dropping-particle&quot;: &quot;&quot;, &quot;given&quot;: &quot;Laurence R&quot;, &quot;suffix&quot;: &quot;&quot;, &quot;family&quot;: &quot;Meyer&quot;, &quot;parse-names&quot;: false, &quot;non-dropping-particle&quot;: &quot;&quot;}, {&quot;dropping-particle&quot;: &quot;&quot;, &quot;given&quot;: &quot;Jeffrey C&quot;, &quot;suffix&quot;: &quot;&quot;, &quot;family&quot;: &quot;Long&quot;, &quot;parse-names&quot;: false, &quot;non-dropping-particle&quot;: &quot;&quot;}, {&quot;dropping-particle&quot;: &quot;&quot;, &quot;given&quot;: &quot;Morgan&quot;, &quot;suffix&quot;: &quot;&quot;, &quot;family&quot;: &quot;Maddren&quot;, &quot;parse-names&quot;: false, &quot;non-dropping-particle&quot;: &quot;&quot;}, {&quot;dropping-particle&quot;: &quot;&quot;, &quot;given&quot;: &quot;Brian J&quot;, &quot;suffix&quot;: &quot;&quot;, &quot;family&quot;: &quot;Raney&quot;, &quot;parse-names&quot;: false, &quot;non-dropping-particle&quot;: &quot;&quot;}, {&quot;dropping-particle&quot;: &quot;&quot;, &quot;given&quot;: &quot;Linda L&quot;, &quot;suffix&quot;: &quot;&quot;, &quot;family&quot;: &quot;Grasfeder&quot;, &quot;parse-names&quot;: false, &quot;non-dropping-particle&quot;: &quot;&quot;}, {&quot;dropping-particle&quot;: &quot;&quot;, &quot;given&quot;: &quot;Paul G&quot;, &quot;suffix&quot;: &quot;&quot;, &quot;family&quot;: &quot;Giresi&quot;, &quot;parse-names&quot;: false, &quot;non-dropping-particle&quot;: &quot;&quot;}, {&quot;dropping-particle&quot;: &quot;&quot;, &quot;given&quot;: &quot;Anna&quot;, &quot;suffix&quot;: &quot;&quot;, &quot;family&quot;: &quot;Battenhouse&quot;, &quot;parse-names&quot;: false, &quot;non-dropping-particle&quot;: &quot;&quot;}, {&quot;dropping-particle&quot;: &quot;&quot;, &quot;given&quot;: &quot;Nathan C&quot;, &quot;suffix&quot;: &quot;&quot;, &quot;family&quot;: &quot;Sheffield&quot;, &quot;parse-names&quot;: false, &quot;non-dropping-particle&quot;: &quot;&quot;}, {&quot;dropping-particle&quot;: &quot;&quot;, &quot;given&quot;: &quot;Kimberly a&quot;, &quot;suffix&quot;: &quot;&quot;, &quot;family&quot;: &quot;Showers&quot;, &quot;parse-names&quot;: false, &quot;non-dropping-particle&quot;: &quot;&quot;}, {&quot;dropping-particle&quot;: &quot;&quot;, &quot;given&quot;: &quot;Darin&quot;, &quot;suffix&quot;: &quot;&quot;, &quot;family&quot;: &quot;London&quot;, &quot;parse-names&quot;: false, &quot;non-dropping-particle&quot;: &quot;&quot;}, {&quot;dropping-particle&quot;: &quot;&quot;, &quot;given&quot;: &quot;Akshay a&quot;, &quot;suffix&quot;: &quot;&quot;, &quot;family&quot;: &quot;Bhinge&quot;, &quot;parse-names&quot;: false, &quot;non-dropping-particle&quot;: &quot;&quot;}, {&quot;dropping-particle&quot;: &quot;&quot;, &quot;given&quot;: &quot;Christopher&quot;, &quot;suffix&quot;: &quot;&quot;, &quot;family&quot;: &quot;Shestak&quot;, &quot;parse-names&quot;: false, &quot;non-dropping-particle&quot;: &quot;&quot;}, {&quot;dropping-particle&quot;: &quot;&quot;, &quot;given&quot;: &quot;Matthew R&quot;, &quot;suffix&quot;: &quot;&quot;, &quot;family&quot;: &quot;Schaner&quot;, &quot;parse-names&quot;: false, &quot;non-dropping-particle&quot;: &quot;&quot;}, {&quot;dropping-particle&quot;: &quot;&quot;, &quot;given&quot;: &quot;Seul Ki&quot;, &quot;suffix&quot;: &quot;&quot;, &quot;family&quot;: &quot;Kim&quot;, &quot;parse-names&quot;: false, &quot;non-dropping-particle&quot;: &quot;&quot;}, {&quot;dropping-particle&quot;: &quot;&quot;, &quot;given&quot;: &quot;Zhuzhu Zhancheng Zhengdong&quot;, &quot;suffix&quot;: &quot;&quot;, &quot;family&quot;: &quot;Zhang&quot;, &quot;parse-names&quot;: false, &quot;non-dropping-particle&quot;: &quot;&quot;}, {&quot;dropping-particle&quot;: &quot;&quot;, &quot;given&quot;: &quot;Piotr a&quot;, &quot;suffix&quot;: &quot;&quot;, &quot;family&quot;: &quot;Mieczkowski&quot;, &quot;parse-names&quot;: false, &quot;non-dropping-particle&quot;: &quot;&quot;}, {&quot;dropping-particle&quot;: &quot;&quot;, &quot;given&quot;: &quot;Joanna O&quot;, &quot;suffix&quot;: &quot;&quot;, &quot;family&quot;: &quot;Mieczkowska&quot;, &quot;parse-names&quot;: false, &quot;non-dropping-particle&quot;: &quot;&quot;}, {&quot;dropping-particle&quot;: &quot;&quot;, &quot;given&quot;: &quot;Zheng&quot;, &quot;suffix&quot;: &quot;&quot;, &quot;family&quot;: &quot;Liu&quot;, &quot;parse-names&quot;: false, &quot;non-dropping-particle&quot;: &quot;&quot;}, {&quot;dropping-particle&quot;: &quot;&quot;, &quot;given&quot;: &quot;Ryan M&quot;, &quot;suffix&quot;: &quot;&quot;, &quot;family&quot;: &quot;McDaniell&quot;, &quot;parse-names&quot;: false, &quot;non-dropping-particle&quot;: &quot;&quot;}, {&quot;dropping-particle&quot;: &quot;&quot;, &quot;given&quot;: &quot;Yunyun&quot;, &quot;suffix&quot;: &quot;&quot;, &quot;family&quot;: &quot;Ni&quot;, &quot;parse-names&quot;: false, &quot;non-dropping-particle&quot;: &quot;&quot;}, {&quot;dropping-particle&quot;: &quot;&quot;, &quot;given&quot;: &quot;Naim U&quot;, &quot;suffix&quot;: &quot;&quot;, &quot;family&quot;: &quot;Rashid&quot;, &quot;parse-names&quot;: false, &quot;non-dropping-particle&quot;: &quot;&quot;}, {&quot;dropping-particle&quot;: &quot;&quot;, &quot;given&quot;: &quot;Min Jae&quot;, &quot;suffix&quot;: &quot;&quot;, &quot;family&quot;: &quot;Kim&quot;, &quot;parse-names&quot;: false, &quot;non-dropping-particle&quot;: &quot;&quot;}, {&quot;dropping-particle&quot;: &quot;&quot;, &quot;given&quot;: &quot;Sheera&quot;, &quot;suffix&quot;: &quot;&quot;, &quot;family&quot;: &quot;Adar&quot;, &quot;parse-names&quot;: false, &quot;non-dropping-particle&quot;: &quot;&quot;}, {&quot;dropping-particle&quot;: &quot;&quot;, &quot;given&quot;: &quot;Tianyuan&quot;, &quot;suffix&quot;: &quot;&quot;, &quot;family&quot;: &quot;Wang&quot;, &quot;parse-names&quot;: false, &quot;non-dropping-particle&quot;: &quot;&quot;}, {&quot;dropping-particle&quot;: &quot;&quot;, &quot;given&quot;: &quot;Deborah&quot;, &quot;suffix&quot;: &quot;&quot;, &quot;family&quot;: &quot;Winter&quot;, &quot;parse-names&quot;: false, &quot;non-dropping-particle&quot;: &quot;&quot;}, {&quot;dropping-particle&quot;: &quot;&quot;, &quot;given&quot;: &quot;Damian&quot;, &quot;suffix&quot;: &quot;&quot;, &quot;family&quot;: &quot;Keefe&quot;, &quot;parse-names&quot;: false, &quot;non-dropping-particle&quot;: &quot;&quot;}, {&quot;dropping-particle&quot;: &quot;&quot;, &quot;given&quot;: &quot;Vishwanath R&quot;, &quot;suffix&quot;: &quot;&quot;, &quot;family&quot;: &quot;Iyer&quot;, &quot;parse-names&quot;: false, &quot;non-dropping-particle&quot;: &quot;&quot;}, {&quot;dropping-particle&quot;: &quot;&quot;, &quot;given&quot;: &quot;Kljeet Singh&quot;, &quot;suffix&quot;: &quot;&quot;, &quot;family&quot;: &quot;Sandhu&quot;, &quot;parse-names&quot;: false, &quot;non-dropping-particle&quot;: &quot;&quot;}, {&quot;dropping-particle&quot;: &quot;&quot;, &quot;given&quot;: &quot;Meizhen&quot;, &quot;suffix&quot;: &quot;&quot;, &quot;family&quot;: &quot;Zheng&quot;, &quot;parse-names&quot;: false, &quot;non-dropping-particle&quot;: &quot;&quot;}, {&quot;dropping-particle&quot;: &quot;&quot;, &quot;given&quot;: &quot;Ping&quot;, &quot;suffix&quot;: &quot;&quot;, &quot;family&quot;: &quot;Wang&quot;, &quot;parse-names&quot;: false, &quot;non-dropping-particle&quot;: &quot;&quot;}, {&quot;dropping-particle&quot;: &quot;&quot;, &quot;given&quot;: &quot;Jason&quot;, &quot;suffix&quot;: &quot;&quot;, &quot;family&quot;: &quot;Gertz&quot;, &quot;parse-names&quot;: false, &quot;non-dropping-particle&quot;: &quot;&quot;}, {&quot;dropping-particle&quot;: &quot;&quot;, &quot;given&quot;: &quot;Jost&quot;, &quot;suffix&quot;: &quot;&quot;, &quot;family&quot;: &quot;Vielmetter&quot;, &quot;parse-names&quot;: false, &quot;non-dropping-particle&quot;: &quot;&quot;}, {&quot;dropping-particle&quot;: &quot;&quot;, &quot;given&quot;: &quot;E Christopher&quot;, &quot;suffix&quot;: &quot;&quot;, &quot;family&quot;: &quot;Partridge&quot;, &quot;parse-names&quot;: false, &quot;non-dropping-particle&quot;: &quot;&quot;}, {&quot;dropping-particle&quot;: &quot;&quot;, &quot;given&quot;: &quot;Katherine E&quot;, &quot;suffix&quot;: &quot;&quot;, &quot;family&quot;: &quot;Varley&quot;, &quot;parse-names&quot;: false, &quot;non-dropping-particle&quot;: &quot;&quot;}, {&quot;dropping-particle&quot;: &quot;&quot;, &quot;given&quot;: &quot;Clarke&quot;, &quot;suffix&quot;: &quot;&quot;, &quot;family&quot;: &quot;Gasper&quot;, &quot;parse-names&quot;: false, &quot;non-dropping-particle&quot;: &quot;&quot;}, {&quot;dropping-particle&quot;: &quot;&quot;, &quot;given&quot;: &quot;Anita&quot;, &quot;suffix&quot;: &quot;&quot;, &quot;family&quot;: &quot;Bansal&quot;, &quot;parse-names&quot;: false, &quot;non-dropping-particle&quot;: &quot;&quot;}, {&quot;dropping-particle&quot;: &quot;&quot;, &quot;given&quot;: &quot;Shirley&quot;, &quot;suffix&quot;: &quot;&quot;, &quot;family&quot;: &quot;Pepke&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Henry&quot;, &quot;suffix&quot;: &quot;&quot;, &quot;family&quot;: &quot;Amrhein&quot;, &quot;parse-names&quot;: false, &quot;non-dropping-particle&quot;: &quot;&quot;}, {&quot;dropping-particle&quot;: &quot;&quot;, &quot;given&quot;: &quot;Kevin M&quot;, &quot;suffix&quot;: &quot;&quot;, &quot;family&quot;: &quot;Bowling&quot;, &quot;parse-names&quot;: false, &quot;non-dropping-particle&quot;: &quot;&quot;}, {&quot;dropping-particle&quot;: &quot;&quot;, &quot;given&quot;: &quot;Michael&quot;, &quot;suffix&quot;: &quot;&quot;, &quot;family&quot;: &quot;Anaya&quot;, &quot;parse-names&quot;: false, &quot;non-dropping-particle&quot;: &quot;&quot;}, {&quot;dropping-particle&quot;: &quot;&quot;, &quot;given&quot;: &quot;Marie K&quot;, &quot;suffix&quot;: &quot;&quot;, &quot;family&quot;: &quot;Cross&quot;, &quot;parse-names&quot;: false, &quot;non-dropping-particle&quot;: &quot;&quot;}, {&quot;dropping-particle&quot;: &quot;&quot;, &quot;given&quot;: &quot;Michael a&quot;, &quot;suffix&quot;: &quot;&quot;, &quot;family&quot;: &quot;Muratet&quot;, &quot;parse-names&quot;: false, &quot;non-dropping-particle&quot;: &quot;&quot;}, {&quot;dropping-particle&quot;: &quot;&quot;, &quot;given&quot;: &quot;Kimberly M&quot;, &quot;suffix&quot;: &quot;&quot;, &quot;family&quot;: &quot;Newberry&quot;, &quot;parse-names&quot;: false, &quot;non-dropping-particle&quot;: &quot;&quot;}, {&quot;dropping-particle&quot;: &quot;&quot;, &quot;given&quot;: &quot;Kenneth&quot;, &quot;suffix&quot;: &quot;&quot;, &quot;family&quot;: &quot;McCue&quot;, &quot;parse-names&quot;: false, &quot;non-dropping-particle&quot;: &quot;&quot;}, {&quot;dropping-particle&quot;: &quot;&quot;, &quot;given&quot;: &quot;Amy S&quot;, &quot;suffix&quot;: &quot;&quot;, &quot;family&quot;: &quot;Nesmith&quot;, &quot;parse-names&quot;: false, &quot;non-dropping-particle&quot;: &quot;&quot;}, {&quot;dropping-particle&quot;: &quot;&quot;, &quot;given&quot;: &quot;Katherine I&quot;, &quot;suffix&quot;: &quot;&quot;, &quot;family&quot;: &quot;Fisher-Aylor&quot;, &quot;parse-names&quot;: false, &quot;non-dropping-particle&quot;: &quot;&quot;}, {&quot;dropping-particle&quot;: &quot;&quot;, &quot;given&quot;: &quot;Barbara&quot;, &quot;suffix&quot;: &quot;&quot;, &quot;family&quot;: &quot;Pusey&quot;, &quot;parse-names&quot;: false, &quot;non-dropping-particle&quot;: &quot;&quot;}, {&quot;dropping-particle&quot;: &quot;&quot;, &quot;given&quot;: &quot;Gilberto&quot;, &quot;suffix&quot;: &quot;&quot;, &quot;family&quot;: &quot;DeSalvo&quot;, &quot;parse-names&quot;: false, &quot;non-dropping-particle&quot;: &quot;&quot;}, {&quot;dropping-particle&quot;: &quot;&quot;, &quot;given&quot;: &quot;Suganthi Sreeram&quot;, &quot;suffix&quot;: &quot;&quot;, &quot;family&quot;: &quot;Balasubramanian&quot;, &quot;parse-names&quot;: false, &quot;non-dropping-particle&quot;: &quot;&quot;}, {&quot;dropping-particle&quot;: &quot;&quot;, &quot;given&quot;: &quot;Nicholas S&quot;, &quot;suffix&quot;: &quot;&quot;, &quot;family&quot;: &quot;Davis&quot;, &quot;parse-names&quot;: false, &quot;non-dropping-particle&quot;: &quot;&quot;}, {&quot;dropping-particle&quot;: &quot;&quot;, &quot;given&quot;: &quot;Sarah K&quot;, &quot;suffix&quot;: &quot;&quot;, &quot;family&quot;: &quot;Meadows&quot;, &quot;parse-names&quot;: false, &quot;non-dropping-particle&quot;: &quot;&quot;}, {&quot;dropping-particle&quot;: &quot;&quot;, &quot;given&quot;: &quot;Tracy&quot;, &quot;suffix&quot;: &quot;&quot;, &quot;family&quot;: &quot;Eggleston&quot;, &quot;parse-names&quot;: false, &quot;non-dropping-particle&quot;: &quot;&quot;}, {&quot;dropping-particle&quot;: &quot;&quot;, &quot;given&quot;: &quot;J Scott&quot;, &quot;suffix&quot;: &quot;&quot;, &quot;family&quot;: &quot;Newberry&quot;, &quot;parse-names&quot;: false, &quot;non-dropping-particle&quot;: &quot;&quot;}, {&quot;dropping-particle&quot;: &quot;&quot;, &quot;given&quot;: &quot;Shawn E&quot;, &quot;suffix&quot;: &quot;&quot;, &quot;family&quot;: &quot;Levy&quot;, &quot;parse-names&quot;: false, &quot;non-dropping-particle&quot;: &quot;&quot;}, {&quot;dropping-particle&quot;: &quot;&quot;, &quot;given&quot;: &quot;Devin M&quot;, &quot;suffix&quot;: &quot;&quot;, &quot;family&quot;: &quot;Absher&quot;, &quot;parse-names&quot;: false, &quot;non-dropping-particle&quot;: &quot;&quot;}, {&quot;dropping-particle&quot;: &quot;&quot;, &quot;given&quot;: &quot;Wing H&quot;, &quot;suffix&quot;: &quot;&quot;, &quot;family&quot;: &quot;Wong&quot;, &quot;parse-names&quot;: false, &quot;non-dropping-particle&quot;: &quot;&quot;}, {&quot;dropping-particle&quot;: &quot;&quot;, &quot;given&quot;: &quot;Matthew J&quot;, &quot;suffix&quot;: &quot;&quot;, &quot;family&quot;: &quot;Blow&quot;, &quot;parse-names&quot;: false, &quot;non-dropping-particle&quot;: &quot;&quot;}, {&quot;dropping-particle&quot;: &quot;&quot;, &quot;given&quot;: &quot;Axel&quot;, &quot;suffix&quot;: &quot;&quot;, &quot;family&quot;: &quot;Visel&quot;, &quot;parse-names&quot;: false, &quot;non-dropping-particle&quot;: &quot;&quot;}, {&quot;dropping-particle&quot;: &quot;&quot;, &quot;given&quot;: &quot;Len a&quot;, &quot;suffix&quot;: &quot;&quot;, &quot;family&quot;: &quot;Pennachio&quot;, &quot;parse-names&quot;: false, &quot;non-dropping-particle&quot;: &quot;&quot;}, {&quot;dropping-particle&quot;: &quot;&quot;, &quot;given&quot;: &quot;Laura&quot;, &quot;suffix&quot;: &quot;&quot;, &quot;family&quot;: &quot;Elnitski&quot;, &quot;parse-names&quot;: false, &quot;non-dropping-particle&quot;: &quot;&quot;}, {&quot;dropping-particle&quot;: &quot;&quot;, &quot;given&quot;: &quot;Hanna M&quot;, &quot;suffix&quot;: &quot;&quot;, &quot;family&quot;: &quot;Petrykowska&quot;, &quot;parse-names&quot;: false, &quot;non-dropping-particle&quot;: &quot;&quot;}, {&quot;dropping-particle&quot;: &quot;&quot;, &quot;given&quot;: &quot;Alexej&quot;, &quot;suffix&quot;: &quot;&quot;, &quot;family&quot;: &quot;Abyzov&quot;, &quot;parse-names&quot;: false, &quot;non-dropping-particle&quot;: &quot;&quot;}, {&quot;dropping-particle&quot;: &quot;&quot;, &quot;given&quot;: &quot;Bronwen&quot;, &quot;suffix&quot;: &quot;&quot;, &quot;family&quot;: &quot;Aken&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Gemma&quot;, &quot;suffix&quot;: &quot;&quot;, &quot;family&quot;: &quot;Barson&quot;, &quot;parse-names&quot;: false, &quot;non-dropping-particle&quot;: &quot;&quot;}, {&quot;dropping-particle&quot;: &quot;&quot;, &quot;given&quot;: &quot;Andrew&quot;, &quot;suffix&quot;: &quot;&quot;, &quot;family&quot;: &quot;Berry&quot;, &quot;parse-names&quot;: false, &quot;non-dropping-particle&quot;: &quot;&quot;}, {&quot;dropping-particle&quot;: &quot;&quot;, &quot;given&quot;: &quot;Alexandra&quot;, &quot;suffix&quot;: &quot;&quot;, &quot;family&quot;: &quot;Bignell&quot;, &quot;parse-names&quot;: false, &quot;non-dropping-particle&quot;: &quot;&quot;}, {&quot;dropping-particle&quot;: &quot;&quot;, &quot;given&quot;: &quot;Veronika&quot;, &quot;suffix&quot;: &quot;&quot;, &quot;family&quot;: &quot;Boychenko&quot;, &quot;parse-names&quot;: false, &quot;non-dropping-particle&quot;: &quot;&quot;}, {&quot;dropping-particle&quot;: &quot;&quot;, &quot;given&quot;: &quot;Govanni&quot;, &quot;suffix&quot;: &quot;&quot;, &quot;family&quot;: &quot;Bussotti&quot;, &quot;parse-names&quot;: false, &quot;non-dropping-particle&quot;: &quot;&quot;}, {&quot;dropping-particle&quot;: &quot;&quot;, &quot;given&quot;: &quot;Claire&quot;, &quot;suffix&quot;: &quot;&quot;, &quot;family&quot;: &quot;Davidson&quot;, &quot;parse-names&quot;: false, &quot;non-dropping-particle&quot;: &quot;&quot;}, {&quot;dropping-particle&quot;: &quot;&quot;, &quot;given&quot;: &quot;Gloria&quot;, &quot;suffix&quot;: &quot;&quot;, &quot;family&quot;: &quot;Despacio-Reyes&quot;, &quot;parse-names&quot;: false, &quot;non-dropping-particle&quot;: &quot;&quot;}, {&quot;dropping-particle&quot;: &quot;&quot;, &quot;given&quot;: &quot;Mark&quot;, &quot;suffix&quot;: &quot;&quot;, &quot;family&quot;: &quot;Diekhans&quot;, &quot;parse-names&quot;: false, &quot;non-dropping-particle&quot;: &quot;&quot;}, {&quot;dropping-particle&quot;: &quot;&quot;, &quot;given&quot;: &quot;Iakes&quot;, &quot;suffix&quot;: &quot;&quot;, &quot;family&quot;: &quot;Ezkurdi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James&quot;, &quot;suffix&quot;: &quot;&quot;, &quot;family&quot;: &quot;Gilbert&quot;, &quot;parse-names&quot;: false, &quot;non-dropping-particle&quot;: &quot;&quot;}, {&quot;dropping-particle&quot;: &quot;&quot;, &quot;given&quot;: &quot;Jose Manuel&quot;, &quot;suffix&quot;: &quot;&quot;, &quot;family&quot;: &quot;Gonzalez&quot;, &quot;parse-names&quot;: false, &quot;non-dropping-particle&quot;: &quot;&quot;}, {&quot;dropping-particle&quot;: &quot;&quot;, &quot;given&quot;: &quot;Ed&quot;, &quot;suffix&quot;: &quot;&quot;, &quot;family&quot;: &quot;Griffiths&quot;, &quot;parse-names&quot;: false, &quot;non-dropping-particle&quot;: &quot;&quot;}, {&quot;dropping-particle&quot;: &quot;&quot;, &quot;given&quot;: &quot;Rachel&quot;, &quot;suffix&quot;: &quot;&quot;, &quot;family&quot;: &quot;Harte&quot;, &quot;parse-names&quot;: false, &quot;non-dropping-particle&quot;: &quot;&quot;}, {&quot;dropping-particle&quot;: &quot;&quot;, &quot;given&quot;: &quot;David a&quot;, &quot;suffix&quot;: &quot;&quot;, &quot;family&quot;: &quot;Hendrix&quot;, &quot;parse-names&quot;: false, &quot;non-dropping-particle&quot;: &quot;&quot;}, {&quot;dropping-particle&quot;: &quot;&quot;, &quot;given&quot;: &quot;Toby&quot;, &quot;suffix&quot;: &quot;&quot;, &quot;family&quot;: &quot;Hunt&quot;, &quot;parse-names&quot;: false, &quot;non-dropping-particle&quot;: &quot;&quot;}, {&quot;dropping-particle&quot;: &quot;&quot;, &quot;given&quot;: &quot;Irwin&quot;, &quot;suffix&quot;: &quot;&quot;, &quot;family&quot;: &quot;Jungreis&quot;, &quot;parse-names&quot;: false, &quot;non-dropping-particle&quot;: &quot;&quot;}, {&quot;dropping-particle&quot;: &quot;&quot;, &quot;given&quot;: &quot;Mike&quot;, &quot;suffix&quot;: &quot;&quot;, &quot;family&quot;: &quot;Kay&quot;, &quot;parse-names&quot;: false, &quot;non-dropping-particle&quot;: &quot;&quot;}, {&quot;dropping-particle&quot;: &quot;&quot;, &quot;given&quot;: &quot;Ekta&quot;, &quot;suffix&quot;: &quot;&quot;, &quot;family&quot;: &quot;Khurana&quot;, &quot;parse-names&quot;: false, &quot;non-dropping-particle&quot;: &quot;&quot;}, {&quot;dropping-particle&quot;: &quot;&quot;, &quot;given&quot;: &quot;Jing&quot;, &quot;suffix&quot;: &quot;&quot;, &quot;family&quot;: &quot;Leng&quot;, &quot;parse-names&quot;: false, &quot;non-dropping-particle&quot;: &quot;&quot;}, {&quot;dropping-particle&quot;: &quot;&quot;, &quot;given&quot;: &quot;Michael F&quot;, &quot;suffix&quot;: &quot;&quot;, &quot;family&quot;: &quot;Lin&quot;, &quot;parse-names&quot;: false, &quot;non-dropping-particle&quot;: &quot;&quot;}, {&quot;dropping-particle&quot;: &quot;&quot;, &quot;given&quot;: &quot;Jane&quot;, &quot;suffix&quot;: &quot;&quot;, &quot;family&quot;: &quot;Loveland&quot;, &quot;parse-names&quot;: false, &quot;non-dropping-particle&quot;: &quot;&quot;}, {&quot;dropping-particle&quot;: &quot;&quot;, &quot;given&quot;: &quot;Zhi&quot;, &quot;suffix&quot;: &quot;&quot;, &quot;family&quot;: &quot;Lu&quot;, &quot;parse-names&quot;: false, &quot;non-dropping-particle&quot;: &quot;&quot;}, {&quot;dropping-particle&quot;: &quot;&quot;, &quot;given&quot;: &quot;Deepa&quot;, &quot;suffix&quot;: &quot;&quot;, &quot;family&quot;: &quot;Manthravadi&quot;, &quot;parse-names&quot;: false, &quot;non-dropping-particle&quot;: &quot;&quot;}, {&quot;dropping-particle&quot;: &quot;&quot;, &quot;given&quot;: &quot;Marco&quot;, &quot;suffix&quot;: &quot;&quot;, &quot;family&quot;: &quot;Mariotti&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Gaurab&quot;, &quot;suffix&quot;: &quot;&quot;, &quot;family&quot;: &quot;Mukherjee&quot;, &quot;parse-names&quot;: false, &quot;non-dropping-particle&quot;: &quot;&quot;}, {&quot;dropping-particle&quot;: &quot;&quot;, &quot;given&quot;: &quot;Cedric&quot;, &quot;suffix&quot;: &quot;&quot;, &quot;family&quot;: &quot;Notredame&quot;, &quot;parse-names&quot;: false, &quot;non-dropping-particle&quot;: &quot;&quot;}, {&quot;dropping-particle&quot;: &quot;&quot;, &quot;given&quot;: &quot;Baikang&quot;, &quot;suffix&quot;: &quot;&quot;, &quot;family&quot;: &quot;Pei&quot;, &quot;parse-names&quot;: false, &quot;non-dropping-particle&quot;: &quot;&quot;}, {&quot;dropping-particle&quot;: &quot;&quot;, &quot;given&quot;: &quot;Jose Manuel&quot;, &quot;suffix&quot;: &quot;&quot;, &quot;family&quot;: &quot;Rodriguez&quot;, &quot;parse-names&quot;: false, &quot;non-dropping-particle&quot;: &quot;&quot;}, {&quot;dropping-particle&quot;: &quot;&quot;, &quot;given&quot;: &quot;Gary&quot;, &quot;suffix&quot;: &quot;&quot;, &quot;family&quot;: &quot;Saunders&quot;, &quot;parse-names&quot;: false, &quot;non-dropping-particle&quot;: &quot;&quot;}, {&quot;dropping-particle&quot;: &quot;&quot;, &quot;given&quot;: &quot;Andrea&quot;, &quot;suffix&quot;: &quot;&quot;, &quot;family&quot;: &quot;Sboner&quot;, &quot;parse-names&quot;: false, &quot;non-dropping-particle&quot;: &quot;&quot;}, {&quot;dropping-particle&quot;: &quot;&quot;, &quot;given&quot;: &quot;Stephen&quot;, &quot;suffix&quot;: &quot;&quot;, &quot;family&quot;: &quot;Searle&quot;, &quot;parse-names&quot;: false, &quot;non-dropping-particle&quot;: &quot;&quot;}, {&quot;dropping-particle&quot;: &quot;&quot;, &quot;given&quot;: &quot;Cristina&quot;, &quot;suffix&quot;: &quot;&quot;, &quot;family&quot;: &quot;Sisu&quot;, &quot;parse-names&quot;: false, &quot;non-dropping-particle&quot;: &quot;&quot;}, {&quot;dropping-particle&quot;: &quot;&quot;, &quot;given&quot;: &quot;Catherine&quot;, &quot;suffix&quot;: &quot;&quot;, &quot;family&quot;: &quot;Snow&quot;, &quot;parse-names&quot;: false, &quot;non-dropping-particle&quot;: &quot;&quot;}, {&quot;dropping-particle&quot;: &quot;&quot;, &quot;given&quot;: &quot;Charlie&quot;, &quot;suffix&quot;: &quot;&quot;, &quot;family&quot;: &quot;Steward&quot;, &quot;parse-names&quot;: false, &quot;non-dropping-particle&quot;: &quot;&quot;}, {&quot;dropping-particle&quot;: &quot;&quot;, &quot;given&quot;: &quot;Electra&quot;, &quot;suffix&quot;: &quot;&quot;, &quot;family&quot;: &quot;Tapanari&quot;, &quot;parse-names&quot;: false, &quot;non-dropping-particle&quot;: &quot;&quot;}, {&quot;dropping-particle&quot;: &quot;&quot;, &quot;given&quot;: &quot;Michael L&quot;, &quot;suffix&quot;: &quot;&quot;, &quot;family&quot;: &quot;Tress&quot;, &quot;parse-names&quot;: false, &quot;non-dropping-particle&quot;: &quot;&quot;}, {&quot;dropping-particle&quot;: &quot;&quot;, &quot;given&quot;: &quot;Marijke J&quot;, &quot;suffix&quot;: &quot;&quot;, &quot;family&quot;: &quot;Baren&quot;, &quot;parse-names&quot;: false, &quot;non-dropping-particle&quot;: &quot;van&quot;}, {&quot;dropping-particle&quot;: &quot;&quot;, &quot;given&quot;: &quot;Stefan&quot;, &quot;suffix&quot;: &quot;&quot;, &quot;family&quot;: &quot;Washieti&quot;, &quot;parse-names&quot;: false, &quot;non-dropping-particle&quot;: &quot;&quot;}, {&quot;dropping-particle&quot;: &quot;&quot;, &quot;given&quot;: &quot;Laurens&quot;, &quot;suffix&quot;: &quot;&quot;, &quot;family&quot;: &quot;Wilming&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Zhang&quot;, &quot;suffix&quot;: &quot;&quot;, &quot;family&quot;: &quot;Zhengdong&quot;, &quot;parse-names&quot;: false, &quot;non-dropping-particle&quot;: &quot;&quot;}, {&quot;dropping-particle&quot;: &quot;&quot;, &quot;given&quot;: &quot;Michael&quot;, &quot;suffix&quot;: &quot;&quot;, &quot;family&quot;: &quot;Brent&quot;, &quot;parse-names&quot;: false, &quot;non-dropping-particle&quot;: &quot;&quot;}, {&quot;dropping-particle&quot;: &quot;&quot;, &quot;given&quot;: &quot;David&quot;, &quot;suffix&quot;: &quot;&quot;, &quot;family&quot;: &quot;Haussler&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Alexandre&quot;, &quot;suffix&quot;: &quot;&quot;, &quot;family&quot;: &quot;Raymond&quot;, &quot;parse-names&quot;: false, &quot;non-dropping-particle&quot;: &quot;&quot;}, {&quot;dropping-particle&quot;: &quot;&quot;, &quot;given&quot;: &quot;Nick&quot;, &quot;suffix&quot;: &quot;&quot;, &quot;family&quot;: &quot;Addleman&quot;, &quot;parse-names&quot;: false, &quot;non-dropping-particle&quot;: &quot;&quot;}, {&quot;dropping-particle&quot;: &quot;&quot;, &quot;given&quot;: &quot;Roger P&quot;, &quot;suffix&quot;: &quot;&quot;, &quot;family&quot;: &quot;Alexander&quot;, &quot;parse-names&quot;: false, &quot;non-dropping-particle&quot;: &quot;&quot;}, {&quot;dropping-particle&quot;: &quot;&quot;, &quot;given&quot;: &quot;Raymond K&quot;, &quot;suffix&quot;: &quot;&quot;, &quot;family&quot;: &quot;Auerbach&quot;, &quot;parse-names&quot;: false, &quot;non-dropping-particle&quot;: &quot;&quot;}, {&quot;dropping-particle&quot;: &quot;&quot;, &quot;given&quot;: &quot;Keith&quot;, &quot;suffix&quot;: &quot;&quot;, &quot;family&quot;: &quot;Bettinger&quot;, &quot;parse-names&quot;: false, &quot;non-dropping-particle&quot;: &quot;&quot;}, {&quot;dropping-particle&quot;: &quot;&quot;, &quot;given&quot;: &quot;Nitin&quot;, &quot;suffix&quot;: &quot;&quot;, &quot;family&quot;: &quot;Bhardwaj&quot;, &quot;parse-names&quot;: false, &quot;non-dropping-particle&quot;: &quot;&quot;}, {&quot;dropping-particle&quot;: &quot;&quot;, &quot;given&quot;: &quot;Alan P&quot;, &quot;suffix&quot;: &quot;&quot;, &quot;family&quot;: &quot;Boyle&quot;, &quot;parse-names&quot;: false, &quot;non-dropping-particle&quot;: &quot;&quot;}, {&quot;dropping-particle&quot;: &quot;&quot;, &quot;given&quot;: &quot;Alina R&quot;, &quot;suffix&quot;: &quot;&quot;, &quot;family&quot;: &quot;Cao&quot;, &quot;parse-names&quot;: false, &quot;non-dropping-particle&quot;: &quot;&quot;}, {&quot;dropping-particle&quot;: &quot;&quot;, &quot;given&quot;: &quot;Philip&quot;, &quot;suffix&quot;: &quot;&quot;, &quot;family&quot;: &quot;Cayting&quot;, &quot;parse-names&quot;: false, &quot;non-dropping-particle&quot;: &quot;&quot;}, {&quot;dropping-particle&quot;: &quot;&quot;, &quot;given&quot;: &quot;Alexandra&quot;, &quot;suffix&quot;: &quot;&quot;, &quot;family&quot;: &quot;Charos&quot;, &quot;parse-names&quot;: false, &quot;non-dropping-particle&quot;: &quot;&quot;}, {&quot;dropping-particle&quot;: &quot;&quot;, &quot;given&quot;: &quot;Yong&quot;, &quot;suffix&quot;: &quot;&quot;, &quot;family&quot;: &quot;Cheng&quot;, &quot;parse-names&quot;: false, &quot;non-dropping-particle&quot;: &quot;&quot;}, {&quot;dropping-particle&quot;: &quot;&quot;, &quot;given&quot;: &quot;Catharine&quot;, &quot;suffix&quot;: &quot;&quot;, &quot;family&quot;: &quot;Eastman&quot;, &quot;parse-names&quot;: false, &quot;non-dropping-particle&quot;: &quot;&quot;}, {&quot;dropping-particle&quot;: &quot;&quot;, &quot;given&quot;: &quot;Ghia&quot;, &quot;suffix&quot;: &quot;&quot;, &quot;family&quot;: &quot;Euskirchen&quot;, &quot;parse-names&quot;: false, &quot;non-dropping-particle&quot;: &quot;&quot;}, {&quot;dropping-particle&quot;: &quot;&quot;, &quot;given&quot;: &quot;Joseph D&quot;, &quot;suffix&quot;: &quot;&quot;, &quot;family&quot;: &quot;Fleming&quot;, &quot;parse-names&quot;: false, &quot;non-dropping-particle&quot;: &quot;&quot;}, {&quot;dropping-particle&quot;: &quot;&quot;, &quot;given&quot;: &quot;Fabian&quot;, &quot;suffix&quot;: &quot;&quot;, &quot;family&quot;: &quot;Grubert&quot;, &quot;parse-names&quot;: false, &quot;non-dropping-particle&quot;: &quot;&quot;}, {&quot;dropping-particle&quot;: &quot;&quot;, &quot;given&quot;: &quot;Lukas&quot;, &quot;suffix&quot;: &quot;&quot;, &quot;family&quot;: &quot;Habegger&quot;, &quot;parse-names&quot;: false, &quot;non-dropping-particle&quot;: &quot;&quot;}, {&quot;dropping-particle&quot;: &quot;&quot;, &quot;given&quot;: &quot;Manoj&quot;, &quot;suffix&quot;: &quot;&quot;, &quot;family&quot;: &quot;Hariharan&quot;, &quot;parse-names&quot;: false, &quot;non-dropping-particle&quot;: &quot;&quot;}, {&quot;dropping-particle&quot;: &quot;&quot;, &quot;given&quot;: &quot;Arif&quot;, &quot;suffix&quot;: &quot;&quot;, &quot;family&quot;: &quot;Harmanci&quot;, &quot;parse-names&quot;: false, &quot;non-dropping-particle&quot;: &quot;&quot;}, {&quot;dropping-particle&quot;: &quot;&quot;, &quot;given&quot;: &quot;Susma&quot;, &quot;suffix&quot;: &quot;&quot;, &quot;family&quot;: &quot;Iyenger&quot;, &quot;parse-names&quot;: false, &quot;non-dropping-particle&quot;: &quot;&quot;}, {&quot;dropping-particle&quot;: &quot;&quot;, &quot;given&quot;: &quot;Victor X&quot;, &quot;suffix&quot;: &quot;&quot;, &quot;family&quot;: &quot;Jin&quot;, &quot;parse-names&quot;: false, &quot;non-dropping-particle&quot;: &quot;&quot;}, {&quot;dropping-particle&quot;: &quot;&quot;, &quot;given&quot;: &quot;Konrad J&quot;, &quot;suffix&quot;: &quot;&quot;, &quot;family&quot;: &quot;Karczewski&quot;, &quot;parse-names&quot;: false, &quot;non-dropping-particle&quot;: &quot;&quot;}, {&quot;dropping-particle&quot;: &quot;&quot;, &quot;given&quot;: &quot;Maya&quot;, &quot;suffix&quot;: &quot;&quot;, &quot;family&quot;: &quot;Kasowski&quot;, &quot;parse-names&quot;: false, &quot;non-dropping-particle&quot;: &quot;&quot;}, {&quot;dropping-particle&quot;: &quot;&quot;, &quot;given&quot;: &quot;Phil&quot;, &quot;suffix&quot;: &quot;&quot;, &quot;family&quot;: &quot;Lacroute&quot;, &quot;parse-names&quot;: false, &quot;non-dropping-particle&quot;: &quot;&quot;}, {&quot;dropping-particle&quot;: &quot;&quot;, &quot;given&quot;: &quot;Hugo&quot;, &quot;suffix&quot;: &quot;&quot;, &quot;family&quot;: &quot;Lam&quot;, &quot;parse-names&quot;: false, &quot;non-dropping-particle&quot;: &quot;&quot;}, {&quot;dropping-particle&quot;: &quot;&quot;, &quot;given&quot;: &quot;Nathan&quot;, &quot;suffix&quot;: &quot;&quot;, &quot;family&quot;: &quot;Larnarre-Vincent&quot;, &quot;parse-names&quot;: false, &quot;non-dropping-particle&quot;: &quot;&quot;}, {&quot;dropping-particle&quot;: &quot;&quot;, &quot;given&quot;: &quot;Jin&quot;, &quot;suffix&quot;: &quot;&quot;, &quot;family&quot;: &quot;Lian&quot;, &quot;parse-names&quot;: false, &quot;non-dropping-particle&quot;: &quot;&quot;}, {&quot;dropping-particle&quot;: &quot;&quot;, &quot;given&quot;: &quot;Marianne&quot;, &quot;suffix&quot;: &quot;&quot;, &quot;family&quot;: &quot;Lindahl-Allen&quot;, &quot;parse-names&quot;: false, &quot;non-dropping-particle&quot;: &quot;&quot;}, {&quot;dropping-particle&quot;: &quot;&quot;, &quot;given&quot;: &quot;Renqiang&quot;, &quot;suffix&quot;: &quot;&quot;, &quot;family&quot;: &quot;Min&quot;, &quot;parse-names&quot;: false, &quot;non-dropping-particle&quot;: &quot;&quot;}, {&quot;dropping-particle&quot;: &quot;&quot;, &quot;given&quot;: &quot;Benoit&quot;, &quot;suffix&quot;: &quot;&quot;, &quot;family&quot;: &quot;Miotto&quot;, &quot;parse-names&quot;: false, &quot;non-dropping-particle&quot;: &quot;&quot;}, {&quot;dropping-particle&quot;: &quot;&quot;, &quot;given&quot;: &quot;Hannah&quot;, &quot;suffix&quot;: &quot;&quot;, &quot;family&quot;: &quot;Monahan&quot;, &quot;parse-names&quot;: false, &quot;non-dropping-particle&quot;: &quot;&quot;}, {&quot;dropping-particle&quot;: &quot;&quot;, &quot;given&quot;: &quot;Zarmik&quot;, &quot;suffix&quot;: &quot;&quot;, &quot;family&quot;: &quot;Moqtaderi&quot;, &quot;parse-names&quot;: false, &quot;non-dropping-particle&quot;: &quot;&quot;}, {&quot;dropping-particle&quot;: &quot;&quot;, &quot;given&quot;: &quot;Xinmeng J&quot;, &quot;suffix&quot;: &quot;&quot;, &quot;family&quot;: &quot;Mu&quot;, &quot;parse-names&quot;: false, &quot;non-dropping-particle&quot;: &quot;&quot;}, {&quot;dropping-particle&quot;: &quot;&quot;, &quot;given&quot;: &quot;Henriette&quot;, &quot;suffix&quot;: &quot;&quot;, &quot;family&quot;: &quot;O'Geen&quot;, &quot;parse-names&quot;: false, &quot;non-dropping-particle&quot;: &quot;&quot;}, {&quot;dropping-particle&quot;: &quot;&quot;, &quot;given&quot;: &quot;Zhengqing&quot;, &quot;suffix&quot;: &quot;&quot;, &quot;family&quot;: &quot;Ouyang&quot;, &quot;parse-names&quot;: false, &quot;non-dropping-particle&quot;: &quot;&quot;}, {&quot;dropping-particle&quot;: &quot;&quot;, &quot;given&quot;: &quot;Dorrelyn&quot;, &quot;suffix&quot;: &quot;&quot;, &quot;family&quot;: &quot;Patacsil&quot;, &quot;parse-names&quot;: false, &quot;non-dropping-particle&quot;: &quot;&quot;}, {&quot;dropping-particle&quot;: &quot;&quot;, &quot;given&quot;: &quot;Debasish&quot;, &quot;suffix&quot;: &quot;&quot;, &quot;family&quot;: &quot;Raha&quot;, &quot;parse-names&quot;: false, &quot;non-dropping-particle&quot;: &quot;&quot;}, {&quot;dropping-particle&quot;: &quot;&quot;, &quot;given&quot;: &quot;Lucia&quot;, &quot;suffix&quot;: &quot;&quot;, &quot;family&quot;: &quot;Ramirez&quot;, &quot;parse-names&quot;: false, &quot;non-dropping-particle&quot;: &quot;&quot;}, {&quot;dropping-particle&quot;: &quot;&quot;, &quot;given&quot;: &quot;Brian&quot;, &quot;suffix&quot;: &quot;&quot;, &quot;family&quot;: &quot;Reed&quot;, &quot;parse-names&quot;: false, &quot;non-dropping-particle&quot;: &quot;&quot;}, {&quot;dropping-particle&quot;: &quot;&quot;, &quot;given&quot;: &quot;Minyi&quot;, &quot;suffix&quot;: &quot;&quot;, &quot;family&quot;: &quot;Shi&quot;, &quot;parse-names&quot;: false, &quot;non-dropping-particle&quot;: &quot;&quot;}, {&quot;dropping-particle&quot;: &quot;&quot;, &quot;given&quot;: &quot;Teri&quot;, &quot;suffix&quot;: &quot;&quot;, &quot;family&quot;: &quot;Slifer&quot;, &quot;parse-names&quot;: false, &quot;non-dropping-particle&quot;: &quot;&quot;}, {&quot;dropping-particle&quot;: &quot;&quot;, &quot;given&quot;: &quot;Heather&quot;, &quot;suffix&quot;: &quot;&quot;, &quot;family&quot;: &quot;Witt&quot;, &quot;parse-names&quot;: false, &quot;non-dropping-particle&quot;: &quot;&quot;}, {&quot;dropping-particle&quot;: &quot;&quot;, &quot;given&quot;: &quot;Linfeng&quot;, &quot;suffix&quot;: &quot;&quot;, &quot;family&quot;: &quot;Wu&quot;, &quot;parse-names&quot;: false, &quot;non-dropping-particle&quot;: &quot;&quot;}, {&quot;dropping-particle&quot;: &quot;&quot;, &quot;given&quot;: &quot;Xiaoqin&quot;, &quot;suffix&quot;: &quot;&quot;, &quot;family&quot;: &quot;Xu&quot;, &quot;parse-names&quot;: false, &quot;non-dropping-particle&quot;: &quot;&quot;}, {&quot;dropping-particle&quot;: &quot;&quot;, &quot;given&quot;: &quot;Koon-Kiu&quot;, &quot;suffix&quot;: &quot;&quot;, &quot;family&quot;: &quot;Yan&quot;, &quot;parse-names&quot;: false, &quot;non-dropping-particle&quot;: &quot;&quot;}, {&quot;dropping-particle&quot;: &quot;&quot;, &quot;given&quot;: &quot;Xinqiong&quot;, &quot;suffix&quot;: &quot;&quot;, &quot;family&quot;: &quot;Yang&quot;, &quot;parse-names&quot;: false, &quot;non-dropping-particle&quot;: &quot;&quot;}, {&quot;dropping-particle&quot;: &quot;&quot;, &quot;given&quot;: &quot;Kevin&quot;, &quot;suffix&quot;: &quot;&quot;, &quot;family&quot;: &quot;Struhl&quot;, &quot;parse-names&quot;: false, &quot;non-dropping-particle&quot;: &quot;&quot;}, {&quot;dropping-particle&quot;: &quot;&quot;, &quot;given&quot;: &quot;Sherman M&quot;, &quot;suffix&quot;: &quot;&quot;, &quot;family&quot;: &quot;Weissman&quot;, &quot;parse-names&quot;: false, &quot;non-dropping-particle&quot;: &quot;&quot;}, {&quot;dropping-particle&quot;: &quot;&quot;, &quot;given&quot;: &quot;Scott a&quot;, &quot;suffix&quot;: &quot;&quot;, &quot;family&quot;: &quot;Tenebaum&quot;, &quot;parse-names&quot;: false, &quot;non-dropping-particle&quot;: &quot;&quot;}, {&quot;dropping-particle&quot;: &quot;&quot;, &quot;given&quot;: &quot;Luiz O&quot;, &quot;suffix&quot;: &quot;&quot;, &quot;family&quot;: &quot;Penalva&quot;, &quot;parse-names&quot;: false, &quot;non-dropping-particle&quot;: &quot;&quot;}, {&quot;dropping-particle&quot;: &quot;&quot;, &quot;given&quot;: &quot;Subhradip&quot;, &quot;suffix&quot;: &quot;&quot;, &quot;family&quot;: &quot;Karmakar&quot;, &quot;parse-names&quot;: false, &quot;non-dropping-particle&quot;: &quot;&quot;}, {&quot;dropping-particle&quot;: &quot;&quot;, &quot;given&quot;: &quot;Raj R&quot;, &quot;suffix&quot;: &quot;&quot;, &quot;family&quot;: &quot;Bhanvadia&quot;, &quot;parse-names&quot;: false, &quot;non-dropping-particle&quot;: &quot;&quot;}, {&quot;dropping-particle&quot;: &quot;&quot;, &quot;given&quot;: &quot;Alina&quot;, &quot;suffix&quot;: &quot;&quot;, &quot;family&quot;: &quot;Choudhury&quot;, &quot;parse-names&quot;: false, &quot;non-dropping-particle&quot;: &quot;&quot;}, {&quot;dropping-particle&quot;: &quot;&quot;, &quot;given&quot;: &quot;Marc&quot;, &quot;suffix&quot;: &quot;&quot;, &quot;family&quot;: &quot;Domanus&quot;, &quot;parse-names&quot;: false, &quot;non-dropping-particle&quot;: &quot;&quot;}, {&quot;dropping-particle&quot;: &quot;&quot;, &quot;given&quot;: &quot;Lijia&quot;, &quot;suffix&quot;: &quot;&quot;, &quot;family&quot;: &quot;Ma&quot;, &quot;parse-names&quot;: false, &quot;non-dropping-particle&quot;: &quot;&quot;}, {&quot;dropping-particle&quot;: &quot;&quot;, &quot;given&quot;: &quot;Jennifer&quot;, &quot;suffix&quot;: &quot;&quot;, &quot;family&quot;: &quot;Moran&quot;, &quot;parse-names&quot;: false, &quot;non-dropping-particle&quot;: &quot;&quot;}, {&quot;dropping-particle&quot;: &quot;&quot;, &quot;given&quot;: &quot;Alec&quot;, &quot;suffix&quot;: &quot;&quot;, &quot;family&quot;: &quot;Victorsen&quot;, &quot;parse-names&quot;: false, &quot;non-dropping-particle&quot;: &quot;&quot;}, {&quot;dropping-particle&quot;: &quot;&quot;, &quot;given&quot;: &quot;Thomas&quot;, &quot;suffix&quot;: &quot;&quot;, &quot;family&quot;: &quot;Auer&quot;, &quot;parse-names&quot;: false, &quot;non-dropping-particle&quot;: &quot;&quot;}, {&quot;dropping-particle&quot;: &quot;&quot;, &quot;given&quot;: &quot;Lazaro&quot;, &quot;suffix&quot;: &quot;&quot;, &quot;family&quot;: &quot;Centarin&quot;, &quot;parse-names&quot;: false, &quot;non-dropping-particle&quot;: &quot;&quot;}, {&quot;dropping-particle&quot;: &quot;&quot;, &quot;given&quot;: &quot;Michael&quot;, &quot;suffix&quot;: &quot;&quot;, &quot;family&quot;: &quot;Eichenlaub&quot;, &quot;parse-names&quot;: false, &quot;non-dropping-particle&quot;: &quot;&quot;}, {&quot;dropping-particle&quot;: &quot;&quot;, &quot;given&quot;: &quot;Franziska&quot;, &quot;suffix&quot;: &quot;&quot;, &quot;family&quot;: &quot;Gruhl&quot;, &quot;parse-names&quot;: false, &quot;non-dropping-particle&quot;: &quot;&quot;}, {&quot;dropping-particle&quot;: &quot;&quot;, &quot;given&quot;: &quot;Stephan&quot;, &quot;suffix&quot;: &quot;&quot;, &quot;family&quot;: &quot;Heerman&quot;, &quot;parse-names&quot;: false, &quot;non-dropping-particle&quot;: &quot;&quot;}, {&quot;dropping-particle&quot;: &quot;&quot;, &quot;given&quot;: &quot;Burkard&quot;, &quot;suffix&quot;: &quot;&quot;, &quot;family&quot;: &quot;Hoeckendorf&quot;, &quot;parse-names&quot;: false, &quot;non-dropping-particle&quot;: &quot;&quot;}, {&quot;dropping-particle&quot;: &quot;&quot;, &quot;given&quot;: &quot;Daigo&quot;, &quot;suffix&quot;: &quot;&quot;, &quot;family&quot;: &quot;Inoue&quot;, &quot;parse-names&quot;: false, &quot;non-dropping-particle&quot;: &quot;&quot;}, {&quot;dropping-particle&quot;: &quot;&quot;, &quot;given&quot;: &quot;Tanja&quot;, &quot;suffix&quot;: &quot;&quot;, &quot;family&quot;: &quot;Kellner&quot;, &quot;parse-names&quot;: false, &quot;non-dropping-particle&quot;: &quot;&quot;}, {&quot;dropping-particle&quot;: &quot;&quot;, &quot;given&quot;: &quot;Stephan&quot;, &quot;suffix&quot;: &quot;&quot;, &quot;family&quot;: &quot;Kirchmaier&quot;, &quot;parse-names&quot;: false, &quot;non-dropping-particle&quot;: &quot;&quot;}, {&quot;dropping-particle&quot;: &quot;&quot;, &quot;given&quot;: &quot;Claudia&quot;, &quot;suffix&quot;: &quot;&quot;, &quot;family&quot;: &quot;Mueller&quot;, &quot;parse-names&quot;: false, &quot;non-dropping-particle&quot;: &quot;&quot;}, {&quot;dropping-particle&quot;: &quot;&quot;, &quot;given&quot;: &quot;Robert&quot;, &quot;suffix&quot;: &quot;&quot;, &quot;family&quot;: &quot;Reinhardt&quot;, &quot;parse-names&quot;: false, &quot;non-dropping-particle&quot;: &quot;&quot;}, {&quot;dropping-particle&quot;: &quot;&quot;, &quot;given&quot;: &quot;Lea&quot;, &quot;suffix&quot;: &quot;&quot;, &quot;family&quot;: &quot;Schertel&quot;, &quot;parse-names&quot;: false, &quot;non-dropping-particle&quot;: &quot;&quot;}, {&quot;dropping-particle&quot;: &quot;&quot;, &quot;given&quot;: &quot;Stephanie&quot;, &quot;suffix&quot;: &quot;&quot;, &quot;family&quot;: &quot;Schneider&quot;, &quot;parse-names&quot;: false, &quot;non-dropping-particle&quot;: &quot;&quot;}, {&quot;dropping-particle&quot;: &quot;&quot;, &quot;given&quot;: &quot;Rebecca&quot;, &quot;suffix&quot;: &quot;&quot;, &quot;family&quot;: &quot;Sinn&quot;, &quot;parse-names&quot;: false, &quot;non-dropping-particle&quot;: &quot;&quot;}, {&quot;dropping-particle&quot;: &quot;&quot;, &quot;given&quot;: &quot;Beate&quot;, &quot;suffix&quot;: &quot;&quot;, &quot;family&quot;: &quot;Wittbrodt&quot;, &quot;parse-names&quot;: false, &quot;non-dropping-particle&quot;: &quot;&quot;}, {&quot;dropping-particle&quot;: &quot;&quot;, &quot;given&quot;: &quot;Jochen&quot;, &quot;suffix&quot;: &quot;&quot;, &quot;family&quot;: &quot;Wittbrodt&quot;, &quot;parse-names&quot;: false, &quot;non-dropping-particle&quot;: &quot;&quot;}, {&quot;dropping-particle&quot;: &quot;&quot;, &quot;given&quot;: &quot;Gaurav&quot;, &quot;suffix&quot;: &quot;&quot;, &quot;family&quot;: &quot;Jain&quot;, &quot;parse-names&quot;: false, &quot;non-dropping-particle&quot;: &quot;&quot;}, {&quot;dropping-particle&quot;: &quot;&quot;, &quot;given&quot;: &quot;Gayathri&quot;, &quot;suffix&quot;: &quot;&quot;, &quot;family&quot;: &quot;Balasundaram&quot;, &quot;parse-names&quot;: false, &quot;non-dropping-particle&quot;: &quot;&quot;}, {&quot;dropping-particle&quot;: &quot;&quot;, &quot;given&quot;: &quot;Daniel L&quot;, &quot;suffix&quot;: &quot;&quot;, &quot;family&quot;: &quot;Bates&quot;, &quot;parse-names&quot;: false, &quot;non-dropping-particle&quot;: &quot;&quot;}, {&quot;dropping-particle&quot;: &quot;&quot;, &quot;given&quot;: &quot;Rachel&quot;, &quot;suffix&quot;: &quot;&quot;, &quot;family&quot;: &quot;Byron&quot;, &quot;parse-names&quot;: false, &quot;non-dropping-particle&quot;: &quot;&quot;}, {&quot;dropping-particle&quot;: &quot;&quot;, &quot;given&quot;: &quot;Theresa K&quot;, &quot;suffix&quot;: &quot;&quot;, &quot;family&quot;: &quot;Canfield&quot;, &quot;parse-names&quot;: false, &quot;non-dropping-particle&quot;: &quot;&quot;}, {&quot;dropping-particle&quot;: &quot;&quot;, &quot;given&quot;: &quot;Morgan J&quot;, &quot;suffix&quot;: &quot;&quot;, &quot;family&quot;: &quot;Diegel&quot;, &quot;parse-names&quot;: false, &quot;non-dropping-particle&quot;: &quot;&quot;}, {&quot;dropping-particle&quot;: &quot;&quot;, &quot;given&quot;: &quot;Douglas&quot;, &quot;suffix&quot;: &quot;&quot;, &quot;family&quot;: &quot;Dunn&quot;, &quot;parse-names&quot;: false, &quot;non-dropping-particle&quot;: &quot;&quot;}, {&quot;dropping-particle&quot;: &quot;&quot;, &quot;given&quot;: &quot;Abigail K&quot;, &quot;suffix&quot;: &quot;&quot;, &quot;family&quot;: &quot;Ebersol&quot;, &quot;parse-names&quot;: false, &quot;non-dropping-particle&quot;: &quot;&quot;}, {&quot;dropping-particle&quot;: &quot;&quot;, &quot;given&quot;: &quot;Tristan&quot;, &quot;suffix&quot;: &quot;&quot;, &quot;family&quot;: &quot;Frum&quot;, &quot;parse-names&quot;: false, &quot;non-dropping-particle&quot;: &quot;&quot;}, {&quot;dropping-particle&quot;: &quot;&quot;, &quot;given&quot;: &quot;Kavita&quot;, &quot;suffix&quot;: &quot;&quot;, &quot;family&quot;: &quot;Garg&quot;, &quot;parse-names&quot;: false, &quot;non-dropping-particle&quot;: &quot;&quot;}, {&quot;dropping-particle&quot;: &quot;&quot;, &quot;given&quot;: &quot;Erica&quot;, &quot;suffix&quot;: &quot;&quot;, &quot;family&quot;: &quot;Gist&quot;, &quot;parse-names&quot;: false, &quot;non-dropping-particle&quot;: &quot;&quot;}, {&quot;dropping-particle&quot;: &quot;&quot;, &quot;given&quot;: &quot;R Scott&quot;, &quot;suffix&quot;: &quot;&quot;, &quot;family&quot;: &quot;Hansen&quot;, &quot;parse-names&quot;: false, &quot;non-dropping-particle&quot;: &quot;&quot;}, {&quot;dropping-particle&quot;: &quot;&quot;, &quot;given&quot;: &quot;Lisa&quot;, &quot;suffix&quot;: &quot;&quot;, &quot;family&quot;: &quot;Boatman&quot;, &quot;parse-names&quot;: false, &quot;non-dropping-particle&quot;: &quot;&quot;}, {&quot;dropping-particle&quot;: &quot;&quot;, &quot;given&quot;: &quot;Eric&quot;, &quot;suffix&quot;: &quot;&quot;, &quot;family&quot;: &quot;Haugen&quot;, &quot;parse-names&quot;: false, &quot;non-dropping-particle&quot;: &quot;&quot;}, {&quot;dropping-particle&quot;: &quot;&quot;, &quot;given&quot;: &quot;Richard&quot;, &quot;suffix&quot;: &quot;&quot;, &quot;family&quot;: &quot;Humbert&quot;, &quot;parse-names&quot;: false, &quot;non-dropping-particle&quot;: &quot;&quot;}, {&quot;dropping-particle&quot;: &quot;&quot;, &quot;given&quot;: &quot;Audra K&quot;, &quot;suffix&quot;: &quot;&quot;, &quot;family&quot;: &quot;Johnson&quot;, &quot;parse-names&quot;: false, &quot;non-dropping-particle&quot;: &quot;&quot;}, {&quot;dropping-particle&quot;: &quot;&quot;, &quot;given&quot;: &quot;Ericka M&quot;, &quot;suffix&quot;: &quot;&quot;, &quot;family&quot;: &quot;Johnson&quot;, &quot;parse-names&quot;: false, &quot;non-dropping-particle&quot;: &quot;&quot;}, {&quot;dropping-particle&quot;: &quot;&quot;, &quot;given&quot;: &quot;Tattayana M&quot;, &quot;suffix&quot;: &quot;&quot;, &quot;family&quot;: &quot;Kutyavin&quot;, &quot;parse-names&quot;: false, &quot;non-dropping-particle&quot;: &quot;&quot;}, {&quot;dropping-particle&quot;: &quot;&quot;, &quot;given&quot;: &quot;Kristin&quot;, &quot;suffix&quot;: &quot;&quot;, &quot;family&quot;: &quot;Lee&quot;, &quot;parse-names&quot;: false, &quot;non-dropping-particle&quot;: &quot;&quot;}, {&quot;dropping-particle&quot;: &quot;&quot;, &quot;given&quot;: &quot;Dimitra&quot;, &quot;suffix&quot;: &quot;&quot;, &quot;family&quot;: &quot;Lotakis&quot;, &quot;parse-names&quot;: false, &quot;non-dropping-particle&quot;: &quot;&quot;}, {&quot;dropping-particle&quot;: &quot;&quot;, &quot;given&quot;: &quot;Matthew T&quot;, &quot;suffix&quot;: &quot;&quot;, &quot;family&quot;: &quot;Maurano&quot;, &quot;parse-names&quot;: false, &quot;non-dropping-particle&quot;: &quot;&quot;}, {&quot;dropping-particle&quot;: &quot;&quot;, &quot;given&quot;: &quot;Shane J&quot;, &quot;suffix&quot;: &quot;&quot;, &quot;family&quot;: &quot;Neph&quot;, &quot;parse-names&quot;: false, &quot;non-dropping-particle&quot;: &quot;&quot;}, {&quot;dropping-particle&quot;: &quot;V&quot;, &quot;given&quot;: &quot;Fiedencio&quot;, &quot;suffix&quot;: &quot;&quot;, &quot;family&quot;: &quot;Neri&quot;, &quot;parse-names&quot;: false, &quot;non-dropping-particle&quot;: &quot;&quot;}, {&quot;dropping-particle&quot;: &quot;&quot;, &quot;given&quot;: &quot;Eric D&quot;, &quot;suffix&quot;: &quot;&quot;, &quot;family&quot;: &quot;Nguyen&quot;, &quot;parse-names&quot;: false, &quot;non-dropping-particle&quot;: &quot;&quot;}, {&quot;dropping-particle&quot;: &quot;&quot;, &quot;given&quot;: &quot;Hongzhu&quot;, &quot;suffix&quot;: &quot;&quot;, &quot;family&quot;: &quot;Qu&quot;, &quot;parse-names&quot;: false, &quot;non-dropping-particle&quot;: &quot;&quot;}, {&quot;dropping-particle&quot;: &quot;&quot;, &quot;given&quot;: &quot;Alex P&quot;, &quot;suffix&quot;: &quot;&quot;, &quot;family&quot;: &quot;Reynolds&quot;, &quot;parse-names&quot;: false, &quot;non-dropping-particle&quot;: &quot;&quot;}, {&quot;dropping-particle&quot;: &quot;&quot;, &quot;given&quot;: &quot;Vaughn&quot;, &quot;suffix&quot;: &quot;&quot;, &quot;family&quot;: &quot;Roach&quot;, &quot;parse-names&quot;: false, &quot;non-dropping-particle&quot;: &quot;&quot;}, {&quot;dropping-particle&quot;: &quot;&quot;, &quot;given&quot;: &quot;Eric&quot;, &quot;suffix&quot;: &quot;&quot;, &quot;family&quot;: &quot;Rynes&quot;, &quot;parse-names&quot;: false, &quot;non-dropping-particle&quot;: &quot;&quot;}, {&quot;dropping-particle&quot;: &quot;&quot;, &quot;given&quot;: &quot;Minerva E&quot;, &quot;suffix&quot;: &quot;&quot;, &quot;family&quot;: &quot;Sanchez&quot;, &quot;parse-names&quot;: false, &quot;non-dropping-particle&quot;: &quot;&quot;}, {&quot;dropping-particle&quot;: &quot;&quot;, &quot;given&quot;: &quot;Richard S&quot;, &quot;suffix&quot;: &quot;&quot;, &quot;family&quot;: &quot;Sandstrom&quot;, &quot;parse-names&quot;: false, &quot;non-dropping-particle&quot;: &quot;&quot;}, {&quot;dropping-particle&quot;: &quot;&quot;, &quot;given&quot;: &quot;Anthony O&quot;, &quot;suffix&quot;: &quot;&quot;, &quot;family&quot;: &quot;Shafer&quot;, &quot;parse-names&quot;: false, &quot;non-dropping-particle&quot;: &quot;&quot;}, {&quot;dropping-particle&quot;: &quot;&quot;, &quot;given&quot;: &quot;Andrew B&quot;, &quot;suffix&quot;: &quot;&quot;, &quot;family&quot;: &quot;Stergachis&quot;, &quot;parse-names&quot;: false, &quot;non-dropping-particle&quot;: &quot;&quot;}, {&quot;dropping-particle&quot;: &quot;&quot;, &quot;given&quot;: &quot;Sean&quot;, &quot;suffix&quot;: &quot;&quot;, &quot;family&quot;: &quot;Thomas&quot;, &quot;parse-names&quot;: false, &quot;non-dropping-particle&quot;: &quot;&quot;}, {&quot;dropping-particle&quot;: &quot;&quot;, &quot;given&quot;: &quot;Benjamin&quot;, &quot;suffix&quot;: &quot;&quot;, &quot;family&quot;: &quot;Vernot&quot;, &quot;parse-names&quot;: false, &quot;non-dropping-particle&quot;: &quot;&quot;}, {&quot;dropping-particle&quot;: &quot;&quot;, &quot;given&quot;: &quot;Jeff&quot;, &quot;suffix&quot;: &quot;&quot;, &quot;family&quot;: &quot;Vierstra&quot;, &quot;parse-names&quot;: false, &quot;non-dropping-particle&quot;: &quot;&quot;}, {&quot;dropping-particle&quot;: &quot;&quot;, &quot;given&quot;: &quot;Shinny&quot;, &quot;suffix&quot;: &quot;&quot;, &quot;family&quot;: &quot;Vong&quot;, &quot;parse-names&quot;: false, &quot;non-dropping-particle&quot;: &quot;&quot;}, {&quot;dropping-particle&quot;: &quot;&quot;, &quot;given&quot;: &quot;Molly a&quot;, &quot;suffix&quot;: &quot;&quot;, &quot;family&quot;: &quot;Weaver&quot;, &quot;parse-names&quot;: false, &quot;non-dropping-particle&quot;: &quot;&quot;}, {&quot;dropping-particle&quot;: &quot;&quot;, &quot;given&quot;: &quot;Yongqi&quot;, &quot;suffix&quot;: &quot;&quot;, &quot;family&quot;: &quot;Yan&quot;, &quot;parse-names&quot;: false, &quot;non-dropping-particle&quot;: &quot;&quot;}, {&quot;dropping-particle&quot;: &quot;&quot;, &quot;given&quot;: &quot;Miaohua&quot;, &quot;suffix&quot;: &quot;&quot;, &quot;family&quot;: &quot;Zhang&quot;, &quot;parse-names&quot;: false, &quot;non-dropping-particle&quot;: &quot;&quot;}, {&quot;dropping-particle&quot;: &quot;&quot;, &quot;given&quot;: &quot;Joshua a&quot;, &quot;suffix&quot;: &quot;&quot;, &quot;family&quot;: &quot;Akey&quot;, &quot;parse-names&quot;: false, &quot;non-dropping-particle&quot;: &quot;&quot;}, {&quot;dropping-particle&quot;: &quot;&quot;, &quot;given&quot;: &quot;Michael&quot;, &quot;suffix&quot;: &quot;&quot;, &quot;family&quot;: &quot;Bender&quot;, &quot;parse-names&quot;: false, &quot;non-dropping-particle&quot;: &quot;&quot;}, {&quot;dropping-particle&quot;: &quot;&quot;, &quot;given&quot;: &quot;Michael O&quot;, &quot;suffix&quot;: &quot;&quot;, &quot;family&quot;: &quot;Dorschner&quot;, &quot;parse-names&quot;: false, &quot;non-dropping-particle&quot;: &quot;&quot;}, {&quot;dropping-particle&quot;: &quot;&quot;, &quot;given&quot;: &quot;Mark&quot;, &quot;suffix&quot;: &quot;&quot;, &quot;family&quot;: &quot;Groudine&quot;, &quot;parse-names&quot;: false, &quot;non-dropping-particle&quot;: &quot;&quot;}, {&quot;dropping-particle&quot;: &quot;&quot;, &quot;given&quot;: &quot;Michael J&quot;, &quot;suffix&quot;: &quot;&quot;, &quot;family&quot;: &quot;MacCoss&quot;, &quot;parse-names&quot;: false, &quot;non-dropping-particle&quot;: &quot;&quot;}, {&quot;dropping-particle&quot;: &quot;&quot;, &quot;given&quot;: &quot;Patrick&quot;, &quot;suffix&quot;: &quot;&quot;, &quot;family&quot;: &quot;Navas&quot;, &quot;parse-names&quot;: false, &quot;non-dropping-particle&quot;: &quot;&quot;}, {&quot;dropping-particle&quot;: &quot;&quot;, &quot;given&quot;: &quot;George&quot;, &quot;suffix&quot;: &quot;&quot;, &quot;family&quot;: &quot;Stamatoyannopoulos&quot;, &quot;parse-names&quot;: false, &quot;non-dropping-particle&quot;: &quot;&quot;}, {&quot;dropping-particle&quot;: &quot;&quot;, &quot;given&quot;: &quot;John a&quot;, &quot;suffix&quot;: &quot;&quot;, &quot;family&quot;: &quot;Stamatoyannopoulos&quot;, &quot;parse-names&quot;: false, &quot;non-dropping-particle&quot;: &quot;&quot;}, {&quot;dropping-particle&quot;: &quot;&quot;, &quot;given&quot;: &quot;Kathryn&quot;, &quot;suffix&quot;: &quot;&quot;, &quot;family&quot;: &quot;Beal&quot;, &quot;parse-names&quot;: false, &quot;non-dropping-particle&quot;: &quot;&quot;}, {&quot;dropping-particle&quot;: &quot;&quot;, &quot;given&quot;: &quot;Alvis&quot;, &quot;suffix&quot;: &quot;&quot;, &quot;family&quot;: &quot;Brazma&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Nathan&quot;, &quot;suffix&quot;: &quot;&quot;, &quot;family&quot;: &quot;Johnson&quot;, &quot;parse-names&quot;: false, &quot;non-dropping-particle&quot;: &quot;&quot;}, {&quot;dropping-particle&quot;: &quot;&quot;, &quot;given&quot;: &quot;Margus&quot;, &quot;suffix&quot;: &quot;&quot;, &quot;family&quot;: &quot;Lukk&quot;, &quot;parse-names&quot;: false, &quot;non-dropping-particle&quot;: &quot;&quot;}, {&quot;dropping-particle&quot;: &quot;&quot;, &quot;given&quot;: &quot;Nicholas M&quot;, &quot;suffix&quot;: &quot;&quot;, &quot;family&quot;: &quot;Luscombe&quot;, &quot;parse-names&quot;: false, &quot;non-dropping-particle&quot;: &quot;&quot;}, {&quot;dropping-particle&quot;: &quot;&quot;, &quot;given&quot;: &quot;Daniel&quot;, &quot;suffix&quot;: &quot;&quot;, &quot;family&quot;: &quot;Sobral&quot;, &quot;parse-names&quot;: false, &quot;non-dropping-particle&quot;: &quot;&quot;}, {&quot;dropping-particle&quot;: &quot;&quot;, &quot;given&quot;: &quot;Juan M&quot;, &quot;suffix&quot;: &quot;&quot;, &quot;family&quot;: &quot;Vaquerizas&quot;, &quot;parse-names&quot;: false, &quot;non-dropping-particle&quot;: &quot;&quot;}, {&quot;dropping-particle&quot;: &quot;&quot;, &quot;given&quot;: &quot;Serafim&quot;, &quot;suffix&quot;: &quot;&quot;, &quot;family&quot;: &quot;Batzoglou&quot;, &quot;parse-names&quot;: false, &quot;non-dropping-particle&quot;: &quot;&quot;}, {&quot;dropping-particle&quot;: &quot;&quot;, &quot;given&quot;: &quot;Arend&quot;, &quot;suffix&quot;: &quot;&quot;, &quot;family&quot;: &quot;Sidow&quot;, &quot;parse-names&quot;: false, &quot;non-dropping-particle&quot;: &quot;&quot;}, {&quot;dropping-particle&quot;: &quot;&quot;, &quot;given&quot;: &quot;Nadine&quot;, &quot;suffix&quot;: &quot;&quot;, &quot;family&quot;: &quot;Hussami&quot;, &quot;parse-names&quot;: false, &quot;non-dropping-particle&quot;: &quot;&quot;}, {&quot;dropping-particle&quot;: &quot;&quot;, &quot;given&quot;: &quot;Sofia&quot;, &quot;suffix&quot;: &quot;&quot;, &quot;family&quot;: &quot;Kyriazopoulou-Panagiotopoulou&quot;, &quot;parse-names&quot;: false, &quot;non-dropping-particle&quot;: &quot;&quot;}, {&quot;dropping-particle&quot;: &quot;&quot;, &quot;given&quot;: &quot;Max W&quot;, &quot;suffix&quot;: &quot;&quot;, &quot;family&quot;: &quot;Libbrecht&quot;, &quot;parse-names&quot;: false, &quot;non-dropping-particle&quot;: &quot;&quot;}, {&quot;dropping-particle&quot;: &quot;&quot;, &quot;given&quot;: &quot;Marc a&quot;, &quot;suffix&quot;: &quot;&quot;, &quot;family&quot;: &quot;Schaub&quot;, &quot;parse-names&quot;: false, &quot;non-dropping-particle&quot;: &quot;&quot;}, {&quot;dropping-particle&quot;: &quot;&quot;, &quot;given&quot;: &quot;Webb&quot;, &quot;suffix&quot;: &quot;&quot;, &quot;family&quot;: &quot;Miller&quot;, &quot;parse-names&quot;: false, &quot;non-dropping-particle&quot;: &quot;&quot;}, {&quot;dropping-particle&quot;: &quot;&quot;, &quot;given&quot;: &quot;Peter J&quot;, &quot;suffix&quot;: &quot;&quot;, &quot;family&quot;: &quot;Bickel&quot;, &quot;parse-names&quot;: false, &quot;non-dropping-particle&quot;: &quot;&quot;}, {&quot;dropping-particle&quot;: &quot;&quot;, &quot;given&quot;: &quot;Balazs&quot;, &quot;suffix&quot;: &quot;&quot;, &quot;family&quot;: &quot;Banfai&quot;, &quot;parse-names&quot;: false, &quot;non-dropping-particle&quot;: &quot;&quot;}, {&quot;dropping-particle&quot;: &quot;&quot;, &quot;given&quot;: &quot;Nathan P&quot;, &quot;suffix&quot;: &quot;&quot;, &quot;family&quot;: &quot;Boley&quot;, &quot;parse-names&quot;: false, &quot;non-dropping-particle&quot;: &quot;&quot;}, {&quot;dropping-particle&quot;: &quot;&quot;, &quot;given&quot;: &quot;Haiyan&quot;, &quot;suffix&quot;: &quot;&quot;, &quot;family&quot;: &quot;Huang&quot;, &quot;parse-names&quot;: false, &quot;non-dropping-particle&quot;: &quot;&quot;}, {&quot;dropping-particle&quot;: &quot;&quot;, &quot;given&quot;: &quot;Jingyi Jessica&quot;, &quot;suffix&quot;: &quot;&quot;, &quot;family&quot;: &quot;Li&quot;, &quot;parse-names&quot;: false, &quot;non-dropping-particle&quot;: &quot;&quot;}, {&quot;dropping-particle&quot;: &quot;&quot;, &quot;given&quot;: &quot;William Stafford&quot;, &quot;suffix&quot;: &quot;&quot;, &quot;family&quot;: &quot;Noble&quot;, &quot;parse-names&quot;: false, &quot;non-dropping-particle&quot;: &quot;&quot;}, {&quot;dropping-particle&quot;: &quot;&quot;, &quot;given&quot;: &quot;Jeffrey a&quot;, &quot;suffix&quot;: &quot;&quot;, &quot;family&quot;: &quot;Bilmes&quot;, &quot;parse-names&quot;: false, &quot;non-dropping-particle&quot;: &quot;&quot;}, {&quot;dropping-particle&quot;: &quot;&quot;, &quot;given&quot;: &quot;Orion J&quot;, &quot;suffix&quot;: &quot;&quot;, &quot;family&quot;: &quot;Buske&quot;, &quot;parse-names&quot;: false, &quot;non-dropping-particle&quot;: &quot;&quot;}, {&quot;dropping-particle&quot;: &quot;&quot;, &quot;given&quot;: &quot;Avinash O&quot;, &quot;suffix&quot;: &quot;&quot;, &quot;family&quot;: &quot;Sahu&quot;, &quot;parse-names&quot;: false, &quot;non-dropping-particle&quot;: &quot;&quot;}, {&quot;dropping-particle&quot;: &quot;V&quot;, &quot;given&quot;: &quot;Peter&quot;, &quot;suffix&quot;: &quot;&quot;, &quot;family&quot;: &quot;Kharchenko&quot;, &quot;parse-names&quot;: false, &quot;non-dropping-particle&quot;: &quot;&quot;}, {&quot;dropping-particle&quot;: &quot;&quot;, &quot;given&quot;: &quot;Peter J&quot;, &quot;suffix&quot;: &quot;&quot;, &quot;family&quot;: &quot;Park&quot;, &quot;parse-names&quot;: false, &quot;non-dropping-particle&quot;: &quot;&quot;}, {&quot;dropping-particle&quot;: &quot;&quot;, &quot;given&quot;: &quot;Dannon&quot;, &quot;suffix&quot;: &quot;&quot;, &quot;family&quot;: &quot;Baker&quot;, &quot;parse-names&quot;: false, &quot;non-dropping-particle&quot;: &quot;&quot;}, {&quot;dropping-particle&quot;: &quot;&quot;, &quot;given&quot;: &quot;James&quot;, &quot;suffix&quot;: &quot;&quot;, &quot;family&quot;: &quot;Taylor&quot;, &quot;parse-names&quot;: false, &quot;non-dropping-particle&quot;: &quot;&quot;}, {&quot;dropping-particle&quot;: &quot;&quot;, &quot;given&quot;: &quot;Lucas&quot;, &quot;suffix&quot;: &quot;&quot;, &quot;family&quot;: &quot;Lochovsky&quot;, &quot;parse-names&quot;: false, &quot;non-dropping-particle&quot;: &quot;&quot;}], &quot;page&quot;: &quot;57-74&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schema&quot;: &quot;https://github.com/citation-style-language/schema/raw/master/csl-citation.json&quot;} RNDq1R2aVDhX1"/><text:span text:style-name="T62">(The ENCODE Project Consortium et al. 2012)</text:span><text:reference-mark-end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citationItems&quot;: [{&quot;uris&quot;: [&quot;http://www.mendeley.com/documents/?uuid=34772b6d-3562-4ed3-92f8-c9f90080c8e0&quot;], &quot;id&quot;: &quot;ITEM-1&quot;, &quot;itemData&quot;: {&quot;volume&quot;: &quot;489&quot;, &quot;ISBN&quot;: &quot;1476-4687&quot;, &quot;PMID&quot;: &quot;22955616&quot;, &quot;DOI&quot;: &quot;10.1038/nature11247&quot;, &quot;ISSN&quot;: &quot;1476-4687&quot;, &quot;container-title&quot;: &quot;Nature&quot;, &quot;id&quot;: &quot;ITEM-1&quot;, &quot;type&quot;: &quot;article-journal&quot;, &quot;title&quot;: &quot;An integrated encyclopedia of DNA elements in the human genome.&quot;, &quot;author&quot;: [{&quot;dropping-particle&quot;: &quot;&quot;, &quot;given&quot;: &quot;&quot;, &quot;suffix&quot;: &quot;&quot;, &quot;family&quot;: &quot;The ENCODE Project Consortium&quot;, &quot;parse-names&quot;: false, &quot;non-dropping-particle&quot;: &quot;&quot;}, {&quot;dropping-particle&quot;: &quot;&quot;, &quot;given&quot;: &quot;Ian&quot;, &quot;suffix&quot;: &quot;&quot;, &quot;family&quot;: &quot;Dunham&quot;, &quot;parse-names&quot;: false, &quot;non-dropping-particle&quot;: &quot;&quot;}, {&quot;dropping-particle&quot;: &quot;&quot;, &quot;given&quot;: &quot;Anshul&quot;, &quot;suffix&quot;: &quot;&quot;, &quot;family&quot;: &quot;Kundaje&quot;, &quot;parse-names&quot;: false, &quot;non-dropping-particle&quot;: &quot;&quot;}, {&quot;dropping-particle&quot;: &quot;&quot;, &quot;given&quot;: &quot;Shelley F&quot;, &quot;suffix&quot;: &quot;&quot;, &quot;family&quot;: &quot;Aldred&quot;, &quot;parse-names&quot;: false, &quot;non-dropping-particle&quot;: &quot;&quot;}, {&quot;dropping-particle&quot;: &quot;&quot;, &quot;given&quot;: &quot;Patrick J&quot;, &quot;suffix&quot;: &quot;&quot;, &quot;family&quot;: &quot;Collins&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Francis&quot;, &quot;suffix&quot;: &quot;&quot;, &quot;family&quot;: &quot;Doyle&quot;, &quot;parse-names&quot;: false, &quot;non-dropping-particle&quot;: &quot;&quot;}, {&quot;dropping-particle&quot;: &quot;&quot;, &quot;given&quot;: &quot;Charles B&quot;, &quot;suffix&quot;: &quot;&quot;, &quot;family&quot;: &quot;Epstein&quot;, &quot;parse-names&quot;: false, &quot;non-dropping-particle&quot;: &quot;&quot;}, {&quot;dropping-particle&quot;: &quot;&quot;, &quot;given&quot;: &quot;Seth&quot;, &quot;suffix&quot;: &quot;&quot;, &quot;family&quot;: &quot;Frietze&quot;, &quot;parse-names&quot;: false, &quot;non-dropping-particle&quot;: &quot;&quot;}, {&quot;dropping-particle&quot;: &quot;&quot;, &quot;given&quot;: &quot;Jennifer&quot;, &quot;suffix&quot;: &quot;&quot;, &quot;family&quot;: &quot;Harrow&quot;, &quot;parse-names&quot;: false, &quot;non-dropping-particle&quot;: &quot;&quot;}, {&quot;dropping-particle&quot;: &quot;&quot;, &quot;given&quot;: &quot;Rajinder&quot;, &quot;suffix&quot;: &quot;&quot;, &quot;family&quot;: &quot;Kaul&quot;, &quot;parse-names&quot;: false, &quot;non-dropping-particle&quot;: &quot;&quot;}, {&quot;dropping-particle&quot;: &quot;&quot;, &quot;given&quot;: &quot;Jainab&quot;, &quot;suffix&quot;: &quot;&quot;, &quot;family&quot;: &quot;Khatun&quot;, &quot;parse-names&quot;: false, &quot;non-dropping-particle&quot;: &quot;&quot;}, {&quot;dropping-particle&quot;: &quot;&quot;, &quot;given&quot;: &quot;Bryan R&quot;, &quot;suffix&quot;: &quot;&quot;, &quot;family&quot;: &quot;Lajoie&quot;, &quot;parse-names&quot;: false, &quot;non-dropping-particle&quot;: &quot;&quot;}, {&quot;dropping-particle&quot;: &quot;&quot;, &quot;given&quot;: &quot;Stephen G&quot;, &quot;suffix&quot;: &quot;&quot;, &quot;family&quot;: &quot;Landt&quot;, &quot;parse-names&quot;: false, &quot;non-dropping-particle&quot;: &quot;&quot;}, {&quot;dropping-particle&quot;: &quot;&quot;, &quot;given&quot;: &quot;Burn-Kyu Bum-Kyu&quot;, &quot;suffix&quot;: &quot;&quot;, &quot;family&quot;: &quot;Lee&quot;, &quot;parse-names&quot;: false, &quot;non-dropping-particle&quot;: &quot;&quot;}, {&quot;dropping-particle&quot;: &quot;&quot;, &quot;given&quot;: &quot;Florencia&quot;, &quot;suffix&quot;: &quot;&quot;, &quot;family&quot;: &quot;Pauli&quot;, &quot;parse-names&quot;: false, &quot;non-dropping-particle&quot;: &quot;&quot;}, {&quot;dropping-particle&quot;: &quot;&quot;, &quot;given&quot;: &quot;Kate R&quot;, &quot;suffix&quot;: &quot;&quot;, &quot;family&quot;: &quot;Rosenbloom&quot;, &quot;parse-names&quot;: false, &quot;non-dropping-particle&quot;: &quot;&quot;}, {&quot;dropping-particle&quot;: &quot;&quot;, &quot;given&quot;: &quot;Peter&quot;, &quot;suffix&quot;: &quot;&quot;, &quot;family&quot;: &quot;Sabo&quot;, &quot;parse-names&quot;: false, &quot;non-dropping-particle&quot;: &quot;&quot;}, {&quot;dropping-particle&quot;: &quot;&quot;, &quot;given&quot;: &quot;Alexias&quot;, &quot;suffix&quot;: &quot;&quot;, &quot;family&quot;: &quot;Safi&quot;, &quot;parse-names&quot;: false, &quot;non-dropping-particle&quot;: &quot;&quot;}, {&quot;dropping-particle&quot;: &quot;&quot;, &quot;given&quot;: &quot;Amartya&quot;, &quot;suffix&quot;: &quot;&quot;, &quot;family&quot;: &quot;Sanyal&quot;, &quot;parse-names&quot;: false, &quot;non-dropping-particle&quot;: &quot;&quot;}, {&quot;dropping-particle&quot;: &quot;&quot;, &quot;given&quot;: &quot;Noam&quot;, &quot;suffix&quot;: &quot;&quot;, &quot;family&quot;: &quot;Shoresh&quot;, &quot;parse-names&quot;: false, &quot;non-dropping-particle&quot;: &quot;&quot;}, {&quot;dropping-particle&quot;: &quot;&quot;, &quot;given&quot;: &quot;Jeremy M&quot;, &quot;suffix&quot;: &quot;&quot;, &quot;family&quot;: &quot;Simon&quot;, &quot;parse-names&quot;: false, &quot;non-dropping-particle&quot;: &quot;&quot;}, {&quot;dropping-particle&quot;: &quot;&quot;, &quot;given&quot;: &quot;Lingyun&quot;, &quot;suffix&quot;: &quot;&quot;, &quot;family&quot;: &quot;Song&quot;, &quot;parse-names&quot;: false, &quot;non-dropping-particle&quot;: &quot;&quot;}, {&quot;dropping-particle&quot;: &quot;&quot;, &quot;given&quot;: &quot;Nathan D&quot;, &quot;suffix&quot;: &quot;&quot;, &quot;family&quot;: &quot;Trinklein&quot;, &quot;parse-names&quot;: false, &quot;non-dropping-particle&quot;: &quot;&quot;}, {&quot;dropping-particle&quot;: &quot;&quot;, &quot;given&quot;: &quot;Robert C&quot;, &quot;suffix&quot;: &quot;&quot;, &quot;family&quot;: &quot;Altshuler&quot;, &quot;parse-names&quot;: false, &quot;non-dropping-particle&quot;: &quot;&quot;}, {&quot;dropping-particle&quot;: &quot;&quot;, &quot;given&quot;: &quot;Ewan&quot;, &quot;suffix&quot;: &quot;&quot;, &quot;family&quot;: &quot;Birney&quot;, &quot;parse-names&quot;: false, &quot;non-dropping-particle&quot;: &quot;&quot;}, {&quot;dropping-particle&quot;: &quot;&quot;, &quot;given&quot;: &quot;James B&quot;, &quot;suffix&quot;: &quot;&quot;, &quot;family&quot;: &quot;Brown&quot;, &quot;parse-names&quot;: false, &quot;non-dropping-particle&quot;: &quot;&quot;}, {&quot;dropping-particle&quot;: &quot;&quot;, &quot;given&quot;: &quot;Chao&quot;, &quot;suffix&quot;: &quot;&quot;, &quot;family&quot;: &quot;Cheng&quot;, &quot;parse-names&quot;: false, &quot;non-dropping-particle&quot;: &quot;&quot;}, {&quot;dropping-particle&quot;: &quot;&quot;, &quot;given&quot;: &quot;Sarah&quot;, &quot;suffix&quot;: &quot;&quot;, &quot;family&quot;: &quot;Djebali&quot;, &quot;parse-names&quot;: false, &quot;non-dropping-particle&quot;: &quot;&quot;}, {&quot;dropping-particle&quot;: &quot;&quot;, &quot;given&quot;: &quot;Xianjun&quot;, &quot;suffix&quot;: &quot;&quot;, &quot;family&quot;: &quot;Dong&quot;, &quot;parse-names&quot;: false, &quot;non-dropping-particle&quot;: &quot;&quot;}, {&quot;dropping-particle&quot;: &quot;&quot;, &quot;given&quot;: &quot;Jason&quot;, &quot;suffix&quot;: &quot;&quot;, &quot;family&quot;: &quot;Ernst&quot;, &quot;parse-names&quot;: false, &quot;non-dropping-particle&quot;: &quot;&quot;}, {&quot;dropping-particle&quot;: &quot;&quot;, &quot;given&quot;: &quot;Terrence S&quot;, &quot;suffix&quot;: &quot;&quot;, &quot;family&quot;: &quot;Furey&quot;, &quot;parse-names&quot;: false, &quot;non-dropping-particle&quot;: &quot;&quot;}, {&quot;dropping-particle&quot;: &quot;&quot;, &quot;given&quot;: &quot;Mark&quot;, &quot;suffix&quot;: &quot;&quot;, &quot;family&quot;: &quot;Gerstein&quot;, &quot;parse-names&quot;: false, &quot;non-dropping-particle&quot;: &quot;&quot;}, {&quot;dropping-particle&quot;: &quot;&quot;, &quot;given&quot;: &quot;Belinda&quot;, &quot;suffix&quot;: &quot;&quot;, &quot;family&quot;: &quot;Giardine&quot;, &quot;parse-names&quot;: false, &quot;non-dropping-particle&quot;: &quot;&quot;}, {&quot;dropping-particle&quot;: &quot;&quot;, &quot;given&quot;: &quot;Melissa&quot;, &quot;suffix&quot;: &quot;&quot;, &quot;family&quot;: &quot;Greven&quot;, &quot;parse-names&quot;: false, &quot;non-dropping-particle&quot;: &quot;&quot;}, {&quot;dropping-particle&quot;: &quot;&quot;, &quot;given&quot;: &quot;Ross C&quot;, &quot;suffix&quot;: &quot;&quot;, &quot;family&quot;: &quot;Hardison&quot;, &quot;parse-names&quot;: false, &quot;non-dropping-particle&quot;: &quot;&quot;}, {&quot;dropping-particle&quot;: &quot;&quot;, &quot;given&quot;: &quot;Robert S&quot;, &quot;suffix&quot;: &quot;&quot;, &quot;family&quot;: &quot;Harris&quot;, &quot;parse-names&quot;: false, &quot;non-dropping-particle&quot;: &quot;&quot;}, {&quot;dropping-particle&quot;: &quot;&quot;, &quot;given&quot;: &quot;Javier&quot;, &quot;suffix&quot;: &quot;&quot;, &quot;family&quot;: &quot;Herrero&quot;, &quot;parse-names&quot;: false, &quot;non-dropping-particle&quot;: &quot;&quot;}, {&quot;dropping-particle&quot;: &quot;&quot;, &quot;given&quot;: &quot;Michael M&quot;, &quot;suffix&quot;: &quot;&quot;, &quot;family&quot;: &quot;Hoffman&quot;, &quot;parse-names&quot;: false, &quot;non-dropping-particle&quot;: &quot;&quot;}, {&quot;dropping-particle&quot;: &quot;&quot;, &quot;given&quot;: &quot;Sowmya&quot;, &quot;suffix&quot;: &quot;&quot;, &quot;family&quot;: &quot;Iyer&quot;, &quot;parse-names&quot;: false, &quot;non-dropping-particle&quot;: &quot;&quot;}, {&quot;dropping-particle&quot;: &quot;&quot;, &quot;given&quot;: &quot;Manolis&quot;, &quot;suffix&quot;: &quot;&quot;, &quot;family&quot;: &quot;Kelllis&quot;, &quot;parse-names&quot;: false, &quot;non-dropping-particle&quot;: &quot;&quot;}, {&quot;dropping-particle&quot;: &quot;&quot;, &quot;given&quot;: &quot;Pouya&quot;, &quot;suffix&quot;: &quot;&quot;, &quot;family&quot;: &quot;Kheradpour&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Qunhua&quot;, &quot;suffix&quot;: &quot;&quot;, &quot;family&quot;: &quot;Li&quot;, &quot;parse-names&quot;: false, &quot;non-dropping-particle&quot;: &quot;&quot;}, {&quot;dropping-particle&quot;: &quot;&quot;, &quot;given&quot;: &quot;Xinying&quot;, &quot;suffix&quot;: &quot;&quot;, &quot;family&quot;: &quot;Lin&quot;, &quot;parse-names&quot;: false, &quot;non-dropping-particle&quot;: &quot;&quot;}, {&quot;dropping-particle&quot;: &quot;&quot;, &quot;given&quot;: &quot;Georgi K&quot;, &quot;suffix&quot;: &quot;&quot;, &quot;family&quot;: &quot;Marinov&quot;, &quot;parse-names&quot;: false, &quot;non-dropping-particle&quot;: &quot;&quot;}, {&quot;dropping-particle&quot;: &quot;&quot;, &quot;given&quot;: &quot;Angelika&quot;, &quot;suffix&quot;: &quot;&quot;, &quot;family&quot;: &quot;Merkel&quot;, &quot;parse-names&quot;: false, &quot;non-dropping-particle&quot;: &quot;&quot;}, {&quot;dropping-particle&quot;: &quot;&quot;, &quot;given&quot;: &quot;Ali&quot;, &quot;suffix&quot;: &quot;&quot;, &quot;family&quot;: &quot;Mortazavi&quot;, &quot;parse-names&quot;: false, &quot;non-dropping-particle&quot;: &quot;&quot;}, {&quot;dropping-particle&quot;: &quot;&quot;, &quot;given&quot;: &quot;Stephen C J Stephanie L&quot;, &quot;suffix&quot;: &quot;&quot;, &quot;family&quot;: &quot;Parker&quot;, &quot;parse-names&quot;: false, &quot;non-dropping-particle&quot;: &quot;&quot;}, {&quot;dropping-particle&quot;: &quot;&quot;, &quot;given&quot;: &quot;Timothy E&quot;, &quot;suffix&quot;: &quot;&quot;, &quot;family&quot;: &quot;Reddy&quot;, &quot;parse-names&quot;: false, &quot;non-dropping-particle&quot;: &quot;&quot;}, {&quot;dropping-particle&quot;: &quot;&quot;, &quot;given&quot;: &quot;Joel&quot;, &quot;suffix&quot;: &quot;&quot;, &quot;family&quot;: &quot;Rozowsky&quot;, &quot;parse-names&quot;: false, &quot;non-dropping-particle&quot;: &quot;&quot;}, {&quot;dropping-particle&quot;: &quot;&quot;, &quot;given&quot;: &quot;Felix&quot;, &quot;suffix&quot;: &quot;&quot;, &quot;family&quot;: &quot;Schlesinger&quot;, &quot;parse-names&quot;: false, &quot;non-dropping-particle&quot;: &quot;&quot;}, {&quot;dropping-particle&quot;: &quot;&quot;, &quot;given&quot;: &quot;Robert E&quot;, &quot;suffix&quot;: &quot;&quot;, &quot;family&quot;: &quot;Thurman&quot;, &quot;parse-names&quot;: false, &quot;non-dropping-particle&quot;: &quot;&quot;}, {&quot;dropping-particle&quot;: &quot;&quot;, &quot;given&quot;: &quot;Jie&quot;, &quot;suffix&quot;: &quot;&quot;, &quot;family&quot;: &quot;Wang&quot;, &quot;parse-names&quot;: false, &quot;non-dropping-particle&quot;: &quot;&quot;}, {&quot;dropping-particle&quot;: &quot;&quot;, &quot;given&quot;: &quot;Lucas D&quot;, &quot;suffix&quot;: &quot;&quot;, &quot;family&quot;: &quot;Ward&quot;, &quot;parse-names&quot;: false, &quot;non-dropping-particle&quot;: &quot;&quot;}, {&quot;dropping-particle&quot;: &quot;&quot;, &quot;given&quot;: &quot;Troy W&quot;, &quot;suffix&quot;: &quot;&quot;, &quot;family&quot;: &quot;Whitfield&quot;, &quot;parse-names&quot;: false, &quot;non-dropping-particle&quot;: &quot;&quot;}, {&quot;dropping-particle&quot;: &quot;&quot;, &quot;given&quot;: &quot;Steven P&quot;, &quot;suffix&quot;: &quot;&quot;, &quot;family&quot;: &quot;Wilder&quot;, &quot;parse-names&quot;: false, &quot;non-dropping-particle&quot;: &quot;&quot;}, {&quot;dropping-particle&quot;: &quot;&quot;, &quot;given&quot;: &quot;Weisheng&quot;, &quot;suffix&quot;: &quot;&quot;, &quot;family&quot;: &quot;Wu&quot;, &quot;parse-names&quot;: false, &quot;non-dropping-particle&quot;: &quot;&quot;}, {&quot;dropping-particle&quot;: &quot;&quot;, &quot;given&quot;: &quot;Hualin S&quot;, &quot;suffix&quot;: &quot;&quot;, &quot;family&quot;: &quot;Xi&quot;, &quot;parse-names&quot;: false, &quot;non-dropping-particle&quot;: &quot;&quot;}, {&quot;dropping-particle&quot;: &quot;&quot;, &quot;given&quot;: &quot;Kevin Y&quot;, &quot;suffix&quot;: &quot;&quot;, &quot;family&quot;: &quot;Yip&quot;, &quot;parse-names&quot;: false, &quot;non-dropping-particle&quot;: &quot;&quot;}, {&quot;dropping-particle&quot;: &quot;&quot;, &quot;given&quot;: &quot;Jiali&quot;, &quot;suffix&quot;: &quot;&quot;, &quot;family&quot;: &quot;Zhuang&quot;, &quot;parse-names&quot;: false, &quot;non-dropping-particle&quot;: &quot;&quot;}, {&quot;dropping-particle&quot;: &quot;&quot;, &quot;given&quot;: &quot;Bradley E&quot;, &quot;suffix&quot;: &quot;&quot;, &quot;family&quot;: &quot;Bernstein&quot;, &quot;parse-names&quot;: false, &quot;non-dropping-particle&quot;: &quot;&quot;}, {&quot;dropping-particle&quot;: &quot;&quot;, &quot;given&quot;: &quot;Eric D&quot;, &quot;suffix&quot;: &quot;&quot;, &quot;family&quot;: &quot;Green&quot;, &quot;parse-names&quot;: false, &quot;non-dropping-particle&quot;: &quot;&quot;}, {&quot;dropping-particle&quot;: &quot;&quot;, &quot;given&quot;: &quot;Chris&quot;, &quot;suffix&quot;: &quot;&quot;, &quot;family&quot;: &quot;Gunter&quot;, &quot;parse-names&quot;: false, &quot;non-dropping-particle&quot;: &quot;&quot;}, {&quot;dropping-particle&quot;: &quot;&quot;, &quot;given&quot;: &quot;Michael&quot;, &quot;suffix&quot;: &quot;&quot;, &quot;family&quot;: &quot;Snyder&quot;, &quot;parse-names&quot;: false, &quot;non-dropping-particle&quot;: &quot;&quot;}, {&quot;dropping-particle&quot;: &quot;&quot;, &quot;given&quot;: &quot;Michael J&quot;, &quot;suffix&quot;: &quot;&quot;, &quot;family&quot;: &quot;Pazin&quot;, &quot;parse-names&quot;: false, &quot;non-dropping-particle&quot;: &quot;&quot;}, {&quot;dropping-particle&quot;: &quot;&quot;, &quot;given&quot;: &quot;Rebecca F&quot;, &quot;suffix&quot;: &quot;&quot;, &quot;family&quot;: &quot;Lowdon&quot;, &quot;parse-names&quot;: false, &quot;non-dropping-particle&quot;: &quot;&quot;}, {&quot;dropping-particle&quot;: &quot;&quot;, &quot;given&quot;: &quot;Laura a L&quot;, &quot;suffix&quot;: &quot;&quot;, &quot;family&quot;: &quot;Dillon&quot;, &quot;parse-names&quot;: false, &quot;non-dropping-particle&quot;: &quot;&quot;}, {&quot;dropping-particle&quot;: &quot;&quot;, &quot;given&quot;: &quot;Leslie B&quot;, &quot;suffix&quot;: &quot;&quot;, &quot;family&quot;: &quot;Adams&quot;, &quot;parse-names&quot;: false, &quot;non-dropping-particle&quot;: &quot;&quot;}, {&quot;dropping-particle&quot;: &quot;&quot;, &quot;given&quot;: &quot;Caroline J&quot;, &quot;suffix&quot;: &quot;&quot;, &quot;family&quot;: &quot;Kelly&quot;, &quot;parse-names&quot;: false, &quot;non-dropping-particle&quot;: &quot;&quot;}, {&quot;dropping-particle&quot;: &quot;&quot;, &quot;given&quot;: &quot;Julia&quot;, &quot;suffix&quot;: &quot;&quot;, &quot;family&quot;: &quot;Zhang&quot;, &quot;parse-names&quot;: false, &quot;non-dropping-particle&quot;: &quot;&quot;}, {&quot;dropping-particle&quot;: &quot;&quot;, &quot;given&quot;: &quot;Judith R&quot;, &quot;suffix&quot;: &quot;&quot;, &quot;family&quot;: &quot;Wexler&quot;, &quot;parse-names&quot;: false, &quot;non-dropping-particle&quot;: &quot;&quot;}, {&quot;dropping-particle&quot;: &quot;&quot;, &quot;given&quot;: &quot;Peter J&quot;, &quot;suffix&quot;: &quot;&quot;, &quot;family&quot;: &quot;Good&quot;, &quot;parse-names&quot;: false, &quot;non-dropping-particle&quot;: &quot;&quot;}, {&quot;dropping-particle&quot;: &quot;&quot;, &quot;given&quot;: &quot;Elise a&quot;, &quot;suffix&quot;: &quot;&quot;, &quot;family&quot;: &quot;Feingold&quot;, &quot;parse-names&quot;: false, &quot;non-dropping-particle&quot;: &quot;&quot;}, {&quot;dropping-particle&quot;: &quot;&quot;, &quot;given&quot;: &quot;Gregory E&quot;, &quot;suffix&quot;: &quot;&quot;, &quot;family&quot;: &quot;Crawford&quot;, &quot;parse-names&quot;: false, &quot;non-dropping-particle&quot;: &quot;&quot;}, {&quot;dropping-particle&quot;: &quot;&quot;, &quot;given&quot;: &quot;Job&quot;, &quot;suffix&quot;: &quot;&quot;, &quot;family&quot;: &quot;Dekker&quot;, &quot;parse-names&quot;: false, &quot;non-dropping-particle&quot;: &quot;&quot;}, {&quot;dropping-particle&quot;: &quot;&quot;, &quot;given&quot;: &quot;Laura&quot;, &quot;suffix&quot;: &quot;&quot;, &quot;family&quot;: &quot;Elinitski&quot;, &quot;parse-names&quot;: false, &quot;non-dropping-particle&quot;: &quot;&quot;}, {&quot;dropping-particle&quot;: &quot;&quot;, &quot;given&quot;: &quot;Peggy J&quot;, &quot;suffix&quot;: &quot;&quot;, &quot;family&quot;: &quot;Farnham&quot;, &quot;parse-names&quot;: false, &quot;non-dropping-particle&quot;: &quot;&quot;}, {&quot;dropping-particle&quot;: &quot;&quot;, &quot;given&quot;: &quot;Morgan C&quot;, &quot;suffix&quot;: &quot;&quot;, &quot;family&quot;: &quot;Giddings&quot;, &quot;parse-names&quot;: false, &quot;non-dropping-particle&quot;: &quot;&quot;}, {&quot;dropping-particle&quot;: &quot;&quot;, &quot;given&quot;: &quot;Thomas R&quot;, &quot;suffix&quot;: &quot;&quot;, &quot;family&quot;: &quot;Gingeras&quot;, &quot;parse-names&quot;: false, &quot;non-dropping-particle&quot;: &quot;&quot;}, {&quot;dropping-particle&quot;: &quot;&quot;, &quot;given&quot;: &quot;Roderic&quot;, &quot;suffix&quot;: &quot;&quot;, &quot;family&quot;: &quot;Guig\u00f3&quot;, &quot;parse-names&quot;: false, &quot;non-dropping-particle&quot;: &quot;&quot;}, {&quot;dropping-particle&quot;: &quot;&quot;, &quot;given&quot;: &quot;Timothy J Tomothy J&quot;, &quot;suffix&quot;: &quot;&quot;, &quot;family&quot;: &quot;Hubbard&quot;, &quot;parse-names&quot;: false, &quot;non-dropping-particle&quot;: &quot;&quot;}, {&quot;dropping-particle&quot;: &quot;&quot;, &quot;given&quot;: &quot;Manolis&quot;, &quot;suffix&quot;: &quot;&quot;, &quot;family&quot;: &quot;Kellis&quot;, &quot;parse-names&quot;: false, &quot;non-dropping-particle&quot;: &quot;&quot;}, {&quot;dropping-particle&quot;: &quot;&quot;, &quot;given&quot;: &quot;W James&quot;, &quot;suffix&quot;: &quot;&quot;, &quot;family&quot;: &quot;Kent&quot;, &quot;parse-names&quot;: false, &quot;non-dropping-particle&quot;: &quot;&quot;}, {&quot;dropping-particle&quot;: &quot;&quot;, &quot;given&quot;: &quot;Jason D&quot;, &quot;suffix&quot;: &quot;&quot;, &quot;family&quot;: &quot;Lieb&quot;, &quot;parse-names&quot;: false, &quot;non-dropping-particle&quot;: &quot;&quot;}, {&quot;dropping-particle&quot;: &quot;&quot;, &quot;given&quot;: &quot;Elliott H&quot;, &quot;suffix&quot;: &quot;&quot;, &quot;family&quot;: &quot;Margulies&quot;, &quot;parse-names&quot;: false, &quot;non-dropping-particle&quot;: &quot;&quot;}, {&quot;dropping-particle&quot;: &quot;&quot;, &quot;given&quot;: &quot;Richard M&quot;, &quot;suffix&quot;: &quot;&quot;, &quot;family&quot;: &quot;Myers&quot;, &quot;parse-names&quot;: false, &quot;non-dropping-particle&quot;: &quot;&quot;}, {&quot;dropping-particle&quot;: &quot;&quot;, &quot;given&quot;: &quot;John a&quot;, &quot;suffix&quot;: &quot;&quot;, &quot;family&quot;: &quot;Starnatoyannopoulos&quot;, &quot;parse-names&quot;: false, &quot;non-dropping-particle&quot;: &quot;&quot;}, {&quot;dropping-particle&quot;: &quot;&quot;, &quot;given&quot;: &quot;Scott a&quot;, &quot;suffix&quot;: &quot;&quot;, &quot;family&quot;: &quot;Tennebaum&quot;, &quot;parse-names&quot;: false, &quot;non-dropping-particle&quot;: &quot;&quot;}, {&quot;dropping-particle&quot;: &quot;&quot;, &quot;given&quot;: &quot;Zhiping&quot;, &quot;suffix&quot;: &quot;&quot;, &quot;family&quot;: &quot;Weng&quot;, &quot;parse-names&quot;: false, &quot;non-dropping-particle&quot;: &quot;&quot;}, {&quot;dropping-particle&quot;: &quot;&quot;, &quot;given&quot;: &quot;Kevin P&quot;, &quot;suffix&quot;: &quot;&quot;, &quot;family&quot;: &quot;White&quot;, &quot;parse-names&quot;: false, &quot;non-dropping-particle&quot;: &quot;&quot;}, {&quot;dropping-particle&quot;: &quot;&quot;, &quot;given&quot;: &quot;Barbara&quot;, &quot;suffix&quot;: &quot;&quot;, &quot;family&quot;: &quot;Wold&quot;, &quot;parse-names&quot;: false, &quot;non-dropping-particle&quot;: &quot;&quot;}, {&quot;dropping-particle&quot;: &quot;&quot;, &quot;given&quot;: &quot;Yanbao&quot;, &quot;suffix&quot;: &quot;&quot;, &quot;family&quot;: &quot;Yu&quot;, &quot;parse-names&quot;: false, &quot;non-dropping-particle&quot;: &quot;&quot;}, {&quot;dropping-particle&quot;: &quot;&quot;, &quot;given&quot;: &quot;John&quot;, &quot;suffix&quot;: &quot;&quot;, &quot;family&quot;: &quot;Wrobel&quot;, &quot;parse-names&quot;: false, &quot;non-dropping-particle&quot;: &quot;&quot;}, {&quot;dropping-particle&quot;: &quot;&quot;, &quot;given&quot;: &quot;Brian a&quot;, &quot;suffix&quot;: &quot;&quot;, &quot;family&quot;: &quot;Risk&quot;, &quot;parse-names&quot;: false, &quot;non-dropping-particle&quot;: &quot;&quot;}, {&quot;dropping-particle&quot;: &quot;&quot;, &quot;given&quot;: &quot;Harsha P&quot;, &quot;suffix&quot;: &quot;&quot;, &quot;family&quot;: &quot;Gunawardena&quot;, &quot;parse-names&quot;: false, &quot;non-dropping-particle&quot;: &quot;&quot;}, {&quot;dropping-particle&quot;: &quot;&quot;, &quot;given&quot;: &quot;Heather C&quot;, &quot;suffix&quot;: &quot;&quot;, &quot;family&quot;: &quot;Kuiper&quot;, &quot;parse-names&quot;: false, &quot;non-dropping-particle&quot;: &quot;&quot;}, {&quot;dropping-particle&quot;: &quot;&quot;, &quot;given&quot;: &quot;Christopher W&quot;, &quot;suffix&quot;: &quot;&quot;, &quot;family&quot;: &quot;Maier&quot;, &quot;parse-names&quot;: false, &quot;non-dropping-particle&quot;: &quot;&quot;}, {&quot;dropping-particle&quot;: &quot;&quot;, &quot;given&quot;: &quot;Ling&quot;, &quot;suffix&quot;: &quot;&quot;, &quot;family&quot;: &quot;Xie&quot;, &quot;parse-names&quot;: false, &quot;non-dropping-particle&quot;: &quot;&quot;}, {&quot;dropping-particle&quot;: &quot;&quot;, &quot;given&quot;: &quot;Xian&quot;, &quot;suffix&quot;: &quot;&quot;, &quot;family&quot;: &quot;Chen&quot;, &quot;parse-names&quot;: false, &quot;non-dropping-particle&quot;: &quot;&quot;}, {&quot;dropping-particle&quot;: &quot;&quot;, &quot;given&quot;: &quot;Tarjei S&quot;, &quot;suffix&quot;: &quot;&quot;, &quot;family&quot;: &quot;Mikkelsen&quot;, &quot;parse-names&quot;: false, &quot;non-dropping-particle&quot;: &quot;&quot;}, {&quot;dropping-particle&quot;: &quot;&quot;, &quot;given&quot;: &quot;Shawn&quot;, &quot;suffix&quot;: &quot;&quot;, &quot;family&quot;: &quot;Gillespie&quot;, &quot;parse-names&quot;: false, &quot;non-dropping-particle&quot;: &quot;&quot;}, {&quot;dropping-particle&quot;: &quot;&quot;, &quot;given&quot;: &quot;Alon&quot;, &quot;suffix&quot;: &quot;&quot;, &quot;family&quot;: &quot;Goren&quot;, &quot;parse-names&quot;: false, &quot;non-dropping-particle&quot;: &quot;&quot;}, {&quot;dropping-particle&quot;: &quot;&quot;, &quot;given&quot;: &quot;Oren&quot;, &quot;suffix&quot;: &quot;&quot;, &quot;family&quot;: &quot;Ram&quot;, &quot;parse-names&quot;: false, &quot;non-dropping-particle&quot;: &quot;&quot;}, {&quot;dropping-particle&quot;: &quot;&quot;, &quot;given&quot;: &quot;Xiaolan&quot;, &quot;suffix&quot;: &quot;&quot;, &quot;family&quot;: &quot;Zhang&quot;, &quot;parse-names&quot;: false, &quot;non-dropping-particle&quot;: &quot;&quot;}, {&quot;dropping-particle&quot;: &quot;&quot;, &quot;given&quot;: &quot;Li&quot;, &quot;suffix&quot;: &quot;&quot;, &quot;family&quot;: &quot;Wang&quot;, &quot;parse-names&quot;: false, &quot;non-dropping-particle&quot;: &quot;&quot;}, {&quot;dropping-particle&quot;: &quot;&quot;, &quot;given&quot;: &quot;Robbyn&quot;, &quot;suffix&quot;: &quot;&quot;, &quot;family&quot;: &quot;Issner&quot;, &quot;parse-names&quot;: false, &quot;non-dropping-particle&quot;: &quot;&quot;}, {&quot;dropping-particle&quot;: &quot;&quot;, &quot;given&quot;: &quot;Michael J&quot;, &quot;suffix&quot;: &quot;&quot;, &quot;family&quot;: &quot;Coyne&quot;, &quot;parse-names&quot;: false, &quot;non-dropping-particle&quot;: &quot;&quot;}, {&quot;dropping-particle&quot;: &quot;&quot;, &quot;given&quot;: &quot;Timothy&quot;, &quot;suffix&quot;: &quot;&quot;, &quot;family&quot;: &quot;Durham&quot;, &quot;parse-names&quot;: false, &quot;non-dropping-particle&quot;: &quot;&quot;}, {&quot;dropping-particle&quot;: &quot;&quot;, &quot;given&quot;: &quot;Manching&quot;, &quot;suffix&quot;: &quot;&quot;, &quot;family&quot;: &quot;Ku&quot;, &quot;parse-names&quot;: false, &quot;non-dropping-particle&quot;: &quot;&quot;}, {&quot;dropping-particle&quot;: &quot;&quot;, &quot;given&quot;: &quot;Thanh&quot;, &quot;suffix&quot;: &quot;&quot;, &quot;family&quot;: &quot;Truong&quot;, &quot;parse-names&quot;: false, &quot;non-dropping-particle&quot;: &quot;&quot;}, {&quot;dropping-particle&quot;: &quot;&quot;, &quot;given&quot;: &quot;Matthew L&quot;, &quot;suffix&quot;: &quot;&quot;, &quot;family&quot;: &quot;Eaton&quot;, &quot;parse-names&quot;: false, &quot;non-dropping-particle&quot;: &quot;&quot;}, {&quot;dropping-particle&quot;: &quot;&quot;, &quot;given&quot;: &quot;Alex&quot;, &quot;suffix&quot;: &quot;&quot;, &quot;family&quot;: &quot;Dobin&quot;, &quot;parse-names&quot;: false, &quot;non-dropping-particle&quot;: &quot;&quot;}, {&quot;dropping-particle&quot;: &quot;&quot;, &quot;given&quot;: &quot;Andrea&quot;, &quot;suffix&quot;: &quot;&quot;, &quot;family&quot;: &quot;Tanzer&quot;, &quot;parse-names&quot;: false, &quot;non-dropping-particle&quot;: &quot;&quot;}, {&quot;dropping-particle&quot;: &quot;&quot;, &quot;given&quot;: &quot;Julien&quot;, &quot;suffix&quot;: &quot;&quot;, &quot;family&quot;: &quot;Lagarde&quot;, &quot;parse-names&quot;: false, &quot;non-dropping-particle&quot;: &quot;&quot;}, {&quot;dropping-particle&quot;: &quot;&quot;, &quot;given&quot;: &quot;Wei&quot;, &quot;suffix&quot;: &quot;&quot;, &quot;family&quot;: &quot;Lin&quot;, &quot;parse-names&quot;: false, &quot;non-dropping-particle&quot;: &quot;&quot;}, {&quot;dropping-particle&quot;: &quot;&quot;, &quot;given&quot;: &quot;Chenghai&quot;, &quot;suffix&quot;: &quot;&quot;, &quot;family&quot;: &quot;Xue&quot;, &quot;parse-names&quot;: false, &quot;non-dropping-particle&quot;: &quot;&quot;}, {&quot;dropping-particle&quot;: &quot;&quot;, &quot;given&quot;: &quot;Brian a&quot;, &quot;suffix&quot;: &quot;&quot;, &quot;family&quot;: &quot;Williams&quot;, &quot;parse-names&quot;: false, &quot;non-dropping-particle&quot;: &quot;&quot;}, {&quot;dropping-particle&quot;: &quot;&quot;, &quot;given&quot;: &quot;Chris&quot;, &quot;suffix&quot;: &quot;&quot;, &quot;family&quot;: &quot;Zaleski&quot;, &quot;parse-names&quot;: false, &quot;non-dropping-particle&quot;: &quot;&quot;}, {&quot;dropping-particle&quot;: &quot;&quot;, &quot;given&quot;: &quot;Maik&quot;, &quot;suffix&quot;: &quot;&quot;, &quot;family&quot;: &quot;R\u00f6der&quot;, &quot;parse-names&quot;: false, &quot;non-dropping-particle&quot;: &quot;&quot;}, {&quot;dropping-particle&quot;: &quot;&quot;, &quot;given&quot;: &quot;Felix&quot;, &quot;suffix&quot;: &quot;&quot;, &quot;family&quot;: &quot;Kokocinski&quot;, &quot;parse-names&quot;: false, &quot;non-dropping-particle&quot;: &quot;&quot;}, {&quot;dropping-particle&quot;: &quot;&quot;, &quot;given&quot;: &quot;Rehab F&quot;, &quot;suffix&quot;: &quot;&quot;, &quot;family&quot;: &quot;Abdelhamid&quot;, &quot;parse-names&quot;: false, &quot;non-dropping-particle&quot;: &quot;&quot;}, {&quot;dropping-particle&quot;: &quot;&quot;, &quot;given&quot;: &quot;Tyler&quot;, &quot;suffix&quot;: &quot;&quot;, &quot;family&quot;: &quot;Alioto&quot;, &quot;parse-names&quot;: false, &quot;non-dropping-particle&quot;: &quot;&quot;}, {&quot;dropping-particle&quot;: &quot;&quot;, &quot;given&quot;: &quot;Igor&quot;, &quot;suffix&quot;: &quot;&quot;, &quot;family&quot;: &quot;Antoshechkin&quot;, &quot;parse-names&quot;: false, &quot;non-dropping-particle&quot;: &quot;&quot;}, {&quot;dropping-particle&quot;: &quot;&quot;, &quot;given&quot;: &quot;Michael T&quot;, &quot;suffix&quot;: &quot;&quot;, &quot;family&quot;: &quot;Baer&quot;, &quot;parse-names&quot;: false, &quot;non-dropping-particle&quot;: &quot;&quot;}, {&quot;dropping-particle&quot;: &quot;&quot;, &quot;given&quot;: &quot;Philippe&quot;, &quot;suffix&quot;: &quot;&quot;, &quot;family&quot;: &quot;Batut&quot;, &quot;parse-names&quot;: false, &quot;non-dropping-particle&quot;: &quot;&quot;}, {&quot;dropping-particle&quot;: &quot;&quot;, &quot;given&quot;: &quot;Ian&quot;, &quot;suffix&quot;: &quot;&quot;, &quot;family&quot;: &quot;Bell&quot;, &quot;parse-names&quot;: false, &quot;non-dropping-particle&quot;: &quot;&quot;}, {&quot;dropping-particle&quot;: &quot;&quot;, &quot;given&quot;: &quot;Kimberly&quot;, &quot;suffix&quot;: &quot;&quot;, &quot;family&quot;: &quot;Bell&quot;, &quot;parse-names&quot;: false, &quot;non-dropping-particle&quot;: &quot;&quot;}, {&quot;dropping-particle&quot;: &quot;&quot;, &quot;given&quot;: &quot;Sudipto&quot;, &quot;suffix&quot;: &quot;&quot;, &quot;family&quot;: &quot;Chakrabortty&quot;, &quot;parse-names&quot;: false, &quot;non-dropping-particle&quot;: &quot;&quot;}, {&quot;dropping-particle&quot;: &quot;&quot;, &quot;given&quot;: &quot;Jacqueline&quot;, &quot;suffix&quot;: &quot;&quot;, &quot;family&quot;: &quot;Chrast&quot;, &quot;parse-names&quot;: false, &quot;non-dropping-particle&quot;: &quot;&quot;}, {&quot;dropping-particle&quot;: &quot;&quot;, &quot;given&quot;: &quot;Joao&quot;, &quot;suffix&quot;: &quot;&quot;, &quot;family&quot;: &quot;Curado&quot;, &quot;parse-names&quot;: false, &quot;non-dropping-particle&quot;: &quot;&quot;}, {&quot;dropping-particle&quot;: &quot;&quot;, &quot;given&quot;: &quot;Thomas&quot;, &quot;suffix&quot;: &quot;&quot;, &quot;family&quot;: &quot;Derrien&quot;, &quot;parse-names&quot;: false, &quot;non-dropping-particle&quot;: &quot;&quot;}, {&quot;dropping-particle&quot;: &quot;&quot;, &quot;given&quot;: &quot;Jorg&quot;, &quot;suffix&quot;: &quot;&quot;, &quot;family&quot;: &quot;Drenkow&quot;, &quot;parse-names&quot;: false, &quot;non-dropping-particle&quot;: &quot;&quot;}, {&quot;dropping-particle&quot;: &quot;&quot;, &quot;given&quot;: &quot;Erica&quot;, &quot;suffix&quot;: &quot;&quot;, &quot;family&quot;: &quot;Dumais&quot;, &quot;parse-names&quot;: false, &quot;non-dropping-particle&quot;: &quot;&quot;}, {&quot;dropping-particle&quot;: &quot;&quot;, &quot;given&quot;: &quot;Jackie&quot;, &quot;suffix&quot;: &quot;&quot;, &quot;family&quot;: &quot;Dumais&quot;, &quot;parse-names&quot;: false, &quot;non-dropping-particle&quot;: &quot;&quot;}, {&quot;dropping-particle&quot;: &quot;&quot;, &quot;given&quot;: &quot;Radha&quot;, &quot;suffix&quot;: &quot;&quot;, &quot;family&quot;: &quot;Duttagupta&quot;, &quot;parse-names&quot;: false, &quot;non-dropping-particle&quot;: &quot;&quot;}, {&quot;dropping-particle&quot;: &quot;&quot;, &quot;given&quot;: &quot;Megan&quot;, &quot;suffix&quot;: &quot;&quot;, &quot;family&quot;: &quot;Fastuca&quot;, &quot;parse-names&quot;: false, &quot;non-dropping-particle&quot;: &quot;&quot;}, {&quot;dropping-particle&quot;: &quot;&quot;, &quot;given&quot;: &quot;Kata&quot;, &quot;suffix&quot;: &quot;&quot;, &quot;family&quot;: &quot;Fejes-Toth&quot;, &quot;parse-names&quot;: false, &quot;non-dropping-particle&quot;: &quot;&quot;}, {&quot;dropping-particle&quot;: &quot;&quot;, &quot;given&quot;: &quot;Pedro&quot;, &quot;suffix&quot;: &quot;&quot;, &quot;family&quot;: &quot;Ferreira&quot;, &quot;parse-names&quot;: false, &quot;non-dropping-particle&quot;: &quot;&quot;}, {&quot;dropping-particle&quot;: &quot;&quot;, &quot;given&quot;: &quot;Sylvain&quot;, &quot;suffix&quot;: &quot;&quot;, &quot;family&quot;: &quot;Foissac&quot;, &quot;parse-names&quot;: false, &quot;non-dropping-particle&quot;: &quot;&quot;}, {&quot;dropping-particle&quot;: &quot;&quot;, &quot;given&quot;: &quot;Melissa J&quot;, &quot;suffix&quot;: &quot;&quot;, &quot;family&quot;: &quot;Fullwood&quot;, &quot;parse-names&quot;: false, &quot;non-dropping-particle&quot;: &quot;&quot;}, {&quot;dropping-particle&quot;: &quot;&quot;, &quot;given&quot;: &quot;Hui&quot;, &quot;suffix&quot;: &quot;&quot;, &quot;family&quot;: &quot;Gao&quot;, &quot;parse-names&quot;: false, &quot;non-dropping-particle&quot;: &quot;&quot;}, {&quot;dropping-particle&quot;: &quot;&quot;, &quot;given&quot;: &quot;David&quot;, &quot;suffix&quot;: &quot;&quot;, &quot;family&quot;: &quot;Gonzalez&quot;, &quot;parse-names&quot;: false, &quot;non-dropping-particle&quot;: &quot;&quot;}, {&quot;dropping-particle&quot;: &quot;&quot;, &quot;given&quot;: &quot;Assaf&quot;, &quot;suffix&quot;: &quot;&quot;, &quot;family&quot;: &quot;Gordon&quot;, &quot;parse-names&quot;: false, &quot;non-dropping-particle&quot;: &quot;&quot;}, {&quot;dropping-particle&quot;: &quot;&quot;, &quot;given&quot;: &quot;C\u00e9dric&quot;, &quot;suffix&quot;: &quot;&quot;, &quot;family&quot;: &quot;Howald&quot;, &quot;parse-names&quot;: false, &quot;non-dropping-particle&quot;: &quot;&quot;}, {&quot;dropping-particle&quot;: &quot;&quot;, &quot;given&quot;: &quot;Sonali&quot;, &quot;suffix&quot;: &quot;&quot;, &quot;family&quot;: &quot;Jha&quot;, &quot;parse-names&quot;: false, &quot;non-dropping-particle&quot;: &quot;&quot;}, {&quot;dropping-particle&quot;: &quot;&quot;, &quot;given&quot;: &quot;Rory&quot;, &quot;suffix&quot;: &quot;&quot;, &quot;family&quot;: &quot;Johnson&quot;, &quot;parse-names&quot;: false, &quot;non-dropping-particle&quot;: &quot;&quot;}, {&quot;dropping-particle&quot;: &quot;&quot;, &quot;given&quot;: &quot;Philipp&quot;, &quot;suffix&quot;: &quot;&quot;, &quot;family&quot;: &quot;Kapranov&quot;, &quot;parse-names&quot;: false, &quot;non-dropping-particle&quot;: &quot;&quot;}, {&quot;dropping-particle&quot;: &quot;&quot;, &quot;given&quot;: &quot;Brandon&quot;, &quot;suffix&quot;: &quot;&quot;, &quot;family&quot;: &quot;King&quot;, &quot;parse-names&quot;: false, &quot;non-dropping-particle&quot;: &quot;&quot;}, {&quot;dropping-particle&quot;: &quot;&quot;, &quot;given&quot;: &quot;Colin&quot;, &quot;suffix&quot;: &quot;&quot;, &quot;family&quot;: &quot;Kingswood&quot;, &quot;parse-names&quot;: false, &quot;non-dropping-particle&quot;: &quot;&quot;}, {&quot;dropping-particle&quot;: &quot;&quot;, &quot;given&quot;: &quot;Guoliang&quot;, &quot;suffix&quot;: &quot;&quot;, &quot;family&quot;: &quot;Li&quot;, &quot;parse-names&quot;: false, &quot;non-dropping-particle&quot;: &quot;&quot;}, {&quot;dropping-particle&quot;: &quot;&quot;, &quot;given&quot;: &quot;Oscar J&quot;, &quot;suffix&quot;: &quot;&quot;, &quot;family&quot;: &quot;Luo&quot;, &quot;parse-names&quot;: false, &quot;non-dropping-particle&quot;: &quot;&quot;}, {&quot;dropping-particle&quot;: &quot;&quot;, &quot;given&quot;: &quot;Eddie&quot;, &quot;suffix&quot;: &quot;&quot;, &quot;family&quot;: &quot;Park&quot;, &quot;parse-names&quot;: false, &quot;non-dropping-particle&quot;: &quot;&quot;}, {&quot;dropping-particle&quot;: &quot;&quot;, &quot;given&quot;: &quot;Jonathan B&quot;, &quot;suffix&quot;: &quot;&quot;, &quot;family&quot;: &quot;Preall&quot;, &quot;parse-names&quot;: false, &quot;non-dropping-particle&quot;: &quot;&quot;}, {&quot;dropping-particle&quot;: &quot;&quot;, &quot;given&quot;: &quot;Kimberly&quot;, &quot;suffix&quot;: &quot;&quot;, &quot;family&quot;: &quot;Presaud&quot;, &quot;parse-names&quot;: false, &quot;non-dropping-particle&quot;: &quot;&quot;}, {&quot;dropping-particle&quot;: &quot;&quot;, &quot;given&quot;: &quot;Paolo&quot;, &quot;suffix&quot;: &quot;&quot;, &quot;family&quot;: &quot;Ribeca&quot;, &quot;parse-names&quot;: false, &quot;non-dropping-particle&quot;: &quot;&quot;}, {&quot;dropping-particle&quot;: &quot;&quot;, &quot;given&quot;: &quot;Daniel&quot;, &quot;suffix&quot;: &quot;&quot;, &quot;family&quot;: &quot;Robyr&quot;, &quot;parse-names&quot;: false, &quot;non-dropping-particle&quot;: &quot;&quot;}, {&quot;dropping-particle&quot;: &quot;&quot;, &quot;given&quot;: &quot;Xiaoan&quot;, &quot;suffix&quot;: &quot;&quot;, &quot;family&quot;: &quot;Ruan&quot;, &quot;parse-names&quot;: false, &quot;non-dropping-particle&quot;: &quot;&quot;}, {&quot;dropping-particle&quot;: &quot;&quot;, &quot;given&quot;: &quot;Michael&quot;, &quot;suffix&quot;: &quot;&quot;, &quot;family&quot;: &quot;Sammeth&quot;, &quot;parse-names&quot;: false, &quot;non-dropping-particle&quot;: &quot;&quot;}, {&quot;dropping-particle&quot;: &quot;&quot;, &quot;given&quot;: &quot;Kuljeet Singh&quot;, &quot;suffix&quot;: &quot;&quot;, &quot;family&quot;: &quot;Sandu&quot;, &quot;parse-names&quot;: false, &quot;non-dropping-particle&quot;: &quot;&quot;}, {&quot;dropping-particle&quot;: &quot;&quot;, &quot;given&quot;: &quot;Lorain&quot;, &quot;suffix&quot;: &quot;&quot;, &quot;family&quot;: &quot;Schaeffer&quot;, &quot;parse-names&quot;: false, &quot;non-dropping-particle&quot;: &quot;&quot;}, {&quot;dropping-particle&quot;: &quot;&quot;, &quot;given&quot;: &quot;Lei-Hoon&quot;, &quot;suffix&quot;: &quot;&quot;, &quot;family&quot;: &quot;See&quot;, &quot;parse-names&quot;: false, &quot;non-dropping-particle&quot;: &quot;&quot;}, {&quot;dropping-particle&quot;: &quot;&quot;, &quot;given&quot;: &quot;Atif&quot;, &quot;suffix&quot;: &quot;&quot;, &quot;family&quot;: &quot;Shahab&quot;, &quot;parse-names&quot;: false, &quot;non-dropping-particle&quot;: &quot;&quot;}, {&quot;dropping-particle&quot;: &quot;&quot;, &quot;given&quot;: &quot;Jorgen&quot;, &quot;suffix&quot;: &quot;&quot;, &quot;family&quot;: &quot;Skancke&quot;, &quot;parse-names&quot;: false, &quot;non-dropping-particle&quot;: &quot;&quot;}, {&quot;dropping-particle&quot;: &quot;&quot;, &quot;given&quot;: &quot;Ana Maria&quot;, &quot;suffix&quot;: &quot;&quot;, &quot;family&quot;: &quot;Suzuki&quot;, &quot;parse-names&quot;: false, &quot;non-dropping-particle&quot;: &quot;&quot;}, {&quot;dropping-particle&quot;: &quot;&quot;, &quot;given&quot;: &quot;Hazuki&quot;, &quot;suffix&quot;: &quot;&quot;, &quot;family&quot;: &quot;Takahashi&quot;, &quot;parse-names&quot;: false, &quot;non-dropping-particle&quot;: &quot;&quot;}, {&quot;dropping-particle&quot;: &quot;&quot;, &quot;given&quot;: &quot;Hagen&quot;, &quot;suffix&quot;: &quot;&quot;, &quot;family&quot;: &quot;Tilgner&quot;, &quot;parse-names&quot;: false, &quot;non-dropping-particle&quot;: &quot;&quot;}, {&quot;dropping-particle&quot;: &quot;&quot;, &quot;given&quot;: &quot;Diane&quot;, &quot;suffix&quot;: &quot;&quot;, &quot;family&quot;: &quot;Trout&quot;, &quot;parse-names&quot;: false, &quot;non-dropping-particle&quot;: &quot;&quot;}, {&quot;dropping-particle&quot;: &quot;&quot;, &quot;given&quot;: &quot;Nathalie&quot;, &quot;suffix&quot;: &quot;&quot;, &quot;family&quot;: &quot;Walters&quot;, &quot;parse-names&quot;: false, &quot;non-dropping-particle&quot;: &quot;&quot;}, {&quot;dropping-particle&quot;: &quot;&quot;, &quot;given&quot;: &quot;Huaien Hao&quot;, &quot;suffix&quot;: &quot;&quot;, &quot;family&quot;: &quot;Wang&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exandre&quot;, &quot;suffix&quot;: &quot;&quot;, &quot;family&quot;: &quot;Reymond&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Gregory J&quot;, &quot;suffix&quot;: &quot;&quot;, &quot;family&quot;: &quot;Hannon&quot;, &quot;parse-names&quot;: false, &quot;non-dropping-particle&quot;: &quot;&quot;}, {&quot;dropping-particle&quot;: &quot;&quot;, &quot;given&quot;: &quot;Yijun&quot;, &quot;suffix&quot;: &quot;&quot;, &quot;family&quot;: &quot;Ruan&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Cricket a&quot;, &quot;suffix&quot;: &quot;&quot;, &quot;family&quot;: &quot;Sloan&quot;, &quot;parse-names&quot;: false, &quot;non-dropping-particle&quot;: &quot;&quot;}, {&quot;dropping-particle&quot;: &quot;&quot;, &quot;given&quot;: &quot;Katrina&quot;, &quot;suffix&quot;: &quot;&quot;, &quot;family&quot;: &quot;Learned&quot;, &quot;parse-names&quot;: false, &quot;non-dropping-particle&quot;: &quot;&quot;}, {&quot;dropping-particle&quot;: &quot;&quot;, &quot;given&quot;: &quot;Venkat S&quot;, &quot;suffix&quot;: &quot;&quot;, &quot;family&quot;: &quot;Malladi&quot;, &quot;parse-names&quot;: false, &quot;non-dropping-particle&quot;: &quot;&quot;}, {&quot;dropping-particle&quot;: &quot;&quot;, &quot;given&quot;: &quot;Matthew C&quot;, &quot;suffix&quot;: &quot;&quot;, &quot;family&quot;: &quot;Wong&quot;, &quot;parse-names&quot;: false, &quot;non-dropping-particle&quot;: &quot;&quot;}, {&quot;dropping-particle&quot;: &quot;&quot;, &quot;given&quot;: &quot;Galt P&quot;, &quot;suffix&quot;: &quot;&quot;, &quot;family&quot;: &quot;Barber&quot;, &quot;parse-names&quot;: false, &quot;non-dropping-particle&quot;: &quot;&quot;}, {&quot;dropping-particle&quot;: &quot;&quot;, &quot;given&quot;: &quot;Melissa S&quot;, &quot;suffix&quot;: &quot;&quot;, &quot;family&quot;: &quot;Cline&quot;, &quot;parse-names&quot;: false, &quot;non-dropping-particle&quot;: &quot;&quot;}, {&quot;dropping-particle&quot;: &quot;&quot;, &quot;given&quot;: &quot;Timothy R&quot;, &quot;suffix&quot;: &quot;&quot;, &quot;family&quot;: &quot;Dreszer&quot;, &quot;parse-names&quot;: false, &quot;non-dropping-particle&quot;: &quot;&quot;}, {&quot;dropping-particle&quot;: &quot;&quot;, &quot;given&quot;: &quot;Steven G&quot;, &quot;suffix&quot;: &quot;&quot;, &quot;family&quot;: &quot;Heitner&quot;, &quot;parse-names&quot;: false, &quot;non-dropping-particle&quot;: &quot;&quot;}, {&quot;dropping-particle&quot;: &quot;&quot;, &quot;given&quot;: &quot;Donna&quot;, &quot;suffix&quot;: &quot;&quot;, &quot;family&quot;: &quot;Karolchik&quot;, &quot;parse-names&quot;: false, &quot;non-dropping-particle&quot;: &quot;&quot;}, {&quot;dropping-particle&quot;: &quot;&quot;, &quot;given&quot;: &quot;Vaness M&quot;, &quot;suffix&quot;: &quot;&quot;, &quot;family&quot;: &quot;Kirkup&quot;, &quot;parse-names&quot;: false, &quot;non-dropping-particle&quot;: &quot;&quot;}, {&quot;dropping-particle&quot;: &quot;&quot;, &quot;given&quot;: &quot;Laurence R&quot;, &quot;suffix&quot;: &quot;&quot;, &quot;family&quot;: &quot;Meyer&quot;, &quot;parse-names&quot;: false, &quot;non-dropping-particle&quot;: &quot;&quot;}, {&quot;dropping-particle&quot;: &quot;&quot;, &quot;given&quot;: &quot;Jeffrey C&quot;, &quot;suffix&quot;: &quot;&quot;, &quot;family&quot;: &quot;Long&quot;, &quot;parse-names&quot;: false, &quot;non-dropping-particle&quot;: &quot;&quot;}, {&quot;dropping-particle&quot;: &quot;&quot;, &quot;given&quot;: &quot;Morgan&quot;, &quot;suffix&quot;: &quot;&quot;, &quot;family&quot;: &quot;Maddren&quot;, &quot;parse-names&quot;: false, &quot;non-dropping-particle&quot;: &quot;&quot;}, {&quot;dropping-particle&quot;: &quot;&quot;, &quot;given&quot;: &quot;Brian J&quot;, &quot;suffix&quot;: &quot;&quot;, &quot;family&quot;: &quot;Raney&quot;, &quot;parse-names&quot;: false, &quot;non-dropping-particle&quot;: &quot;&quot;}, {&quot;dropping-particle&quot;: &quot;&quot;, &quot;given&quot;: &quot;Linda L&quot;, &quot;suffix&quot;: &quot;&quot;, &quot;family&quot;: &quot;Grasfeder&quot;, &quot;parse-names&quot;: false, &quot;non-dropping-particle&quot;: &quot;&quot;}, {&quot;dropping-particle&quot;: &quot;&quot;, &quot;given&quot;: &quot;Paul G&quot;, &quot;suffix&quot;: &quot;&quot;, &quot;family&quot;: &quot;Giresi&quot;, &quot;parse-names&quot;: false, &quot;non-dropping-particle&quot;: &quot;&quot;}, {&quot;dropping-particle&quot;: &quot;&quot;, &quot;given&quot;: &quot;Anna&quot;, &quot;suffix&quot;: &quot;&quot;, &quot;family&quot;: &quot;Battenhouse&quot;, &quot;parse-names&quot;: false, &quot;non-dropping-particle&quot;: &quot;&quot;}, {&quot;dropping-particle&quot;: &quot;&quot;, &quot;given&quot;: &quot;Nathan C&quot;, &quot;suffix&quot;: &quot;&quot;, &quot;family&quot;: &quot;Sheffield&quot;, &quot;parse-names&quot;: false, &quot;non-dropping-particle&quot;: &quot;&quot;}, {&quot;dropping-particle&quot;: &quot;&quot;, &quot;given&quot;: &quot;Kimberly a&quot;, &quot;suffix&quot;: &quot;&quot;, &quot;family&quot;: &quot;Showers&quot;, &quot;parse-names&quot;: false, &quot;non-dropping-particle&quot;: &quot;&quot;}, {&quot;dropping-particle&quot;: &quot;&quot;, &quot;given&quot;: &quot;Darin&quot;, &quot;suffix&quot;: &quot;&quot;, &quot;family&quot;: &quot;London&quot;, &quot;parse-names&quot;: false, &quot;non-dropping-particle&quot;: &quot;&quot;}, {&quot;dropping-particle&quot;: &quot;&quot;, &quot;given&quot;: &quot;Akshay a&quot;, &quot;suffix&quot;: &quot;&quot;, &quot;family&quot;: &quot;Bhinge&quot;, &quot;parse-names&quot;: false, &quot;non-dropping-particle&quot;: &quot;&quot;}, {&quot;dropping-particle&quot;: &quot;&quot;, &quot;given&quot;: &quot;Christopher&quot;, &quot;suffix&quot;: &quot;&quot;, &quot;family&quot;: &quot;Shestak&quot;, &quot;parse-names&quot;: false, &quot;non-dropping-particle&quot;: &quot;&quot;}, {&quot;dropping-particle&quot;: &quot;&quot;, &quot;given&quot;: &quot;Matthew R&quot;, &quot;suffix&quot;: &quot;&quot;, &quot;family&quot;: &quot;Schaner&quot;, &quot;parse-names&quot;: false, &quot;non-dropping-particle&quot;: &quot;&quot;}, {&quot;dropping-particle&quot;: &quot;&quot;, &quot;given&quot;: &quot;Seul Ki&quot;, &quot;suffix&quot;: &quot;&quot;, &quot;family&quot;: &quot;Kim&quot;, &quot;parse-names&quot;: false, &quot;non-dropping-particle&quot;: &quot;&quot;}, {&quot;dropping-particle&quot;: &quot;&quot;, &quot;given&quot;: &quot;Zhuzhu Zhancheng Zhengdong&quot;, &quot;suffix&quot;: &quot;&quot;, &quot;family&quot;: &quot;Zhang&quot;, &quot;parse-names&quot;: false, &quot;non-dropping-particle&quot;: &quot;&quot;}, {&quot;dropping-particle&quot;: &quot;&quot;, &quot;given&quot;: &quot;Piotr a&quot;, &quot;suffix&quot;: &quot;&quot;, &quot;family&quot;: &quot;Mieczkowski&quot;, &quot;parse-names&quot;: false, &quot;non-dropping-particle&quot;: &quot;&quot;}, {&quot;dropping-particle&quot;: &quot;&quot;, &quot;given&quot;: &quot;Joanna O&quot;, &quot;suffix&quot;: &quot;&quot;, &quot;family&quot;: &quot;Mieczkowska&quot;, &quot;parse-names&quot;: false, &quot;non-dropping-particle&quot;: &quot;&quot;}, {&quot;dropping-particle&quot;: &quot;&quot;, &quot;given&quot;: &quot;Zheng&quot;, &quot;suffix&quot;: &quot;&quot;, &quot;family&quot;: &quot;Liu&quot;, &quot;parse-names&quot;: false, &quot;non-dropping-particle&quot;: &quot;&quot;}, {&quot;dropping-particle&quot;: &quot;&quot;, &quot;given&quot;: &quot;Ryan M&quot;, &quot;suffix&quot;: &quot;&quot;, &quot;family&quot;: &quot;McDaniell&quot;, &quot;parse-names&quot;: false, &quot;non-dropping-particle&quot;: &quot;&quot;}, {&quot;dropping-particle&quot;: &quot;&quot;, &quot;given&quot;: &quot;Yunyun&quot;, &quot;suffix&quot;: &quot;&quot;, &quot;family&quot;: &quot;Ni&quot;, &quot;parse-names&quot;: false, &quot;non-dropping-particle&quot;: &quot;&quot;}, {&quot;dropping-particle&quot;: &quot;&quot;, &quot;given&quot;: &quot;Naim U&quot;, &quot;suffix&quot;: &quot;&quot;, &quot;family&quot;: &quot;Rashid&quot;, &quot;parse-names&quot;: false, &quot;non-dropping-particle&quot;: &quot;&quot;}, {&quot;dropping-particle&quot;: &quot;&quot;, &quot;given&quot;: &quot;Min Jae&quot;, &quot;suffix&quot;: &quot;&quot;, &quot;family&quot;: &quot;Kim&quot;, &quot;parse-names&quot;: false, &quot;non-dropping-particle&quot;: &quot;&quot;}, {&quot;dropping-particle&quot;: &quot;&quot;, &quot;given&quot;: &quot;Sheera&quot;, &quot;suffix&quot;: &quot;&quot;, &quot;family&quot;: &quot;Adar&quot;, &quot;parse-names&quot;: false, &quot;non-dropping-particle&quot;: &quot;&quot;}, {&quot;dropping-particle&quot;: &quot;&quot;, &quot;given&quot;: &quot;Tianyuan&quot;, &quot;suffix&quot;: &quot;&quot;, &quot;family&quot;: &quot;Wang&quot;, &quot;parse-names&quot;: false, &quot;non-dropping-particle&quot;: &quot;&quot;}, {&quot;dropping-particle&quot;: &quot;&quot;, &quot;given&quot;: &quot;Deborah&quot;, &quot;suffix&quot;: &quot;&quot;, &quot;family&quot;: &quot;Winter&quot;, &quot;parse-names&quot;: false, &quot;non-dropping-particle&quot;: &quot;&quot;}, {&quot;dropping-particle&quot;: &quot;&quot;, &quot;given&quot;: &quot;Damian&quot;, &quot;suffix&quot;: &quot;&quot;, &quot;family&quot;: &quot;Keefe&quot;, &quot;parse-names&quot;: false, &quot;non-dropping-particle&quot;: &quot;&quot;}, {&quot;dropping-particle&quot;: &quot;&quot;, &quot;given&quot;: &quot;Vishwanath R&quot;, &quot;suffix&quot;: &quot;&quot;, &quot;family&quot;: &quot;Iyer&quot;, &quot;parse-names&quot;: false, &quot;non-dropping-particle&quot;: &quot;&quot;}, {&quot;dropping-particle&quot;: &quot;&quot;, &quot;given&quot;: &quot;Kljeet Singh&quot;, &quot;suffix&quot;: &quot;&quot;, &quot;family&quot;: &quot;Sandhu&quot;, &quot;parse-names&quot;: false, &quot;non-dropping-particle&quot;: &quot;&quot;}, {&quot;dropping-particle&quot;: &quot;&quot;, &quot;given&quot;: &quot;Meizhen&quot;, &quot;suffix&quot;: &quot;&quot;, &quot;family&quot;: &quot;Zheng&quot;, &quot;parse-names&quot;: false, &quot;non-dropping-particle&quot;: &quot;&quot;}, {&quot;dropping-particle&quot;: &quot;&quot;, &quot;given&quot;: &quot;Ping&quot;, &quot;suffix&quot;: &quot;&quot;, &quot;family&quot;: &quot;Wang&quot;, &quot;parse-names&quot;: false, &quot;non-dropping-particle&quot;: &quot;&quot;}, {&quot;dropping-particle&quot;: &quot;&quot;, &quot;given&quot;: &quot;Jason&quot;, &quot;suffix&quot;: &quot;&quot;, &quot;family&quot;: &quot;Gertz&quot;, &quot;parse-names&quot;: false, &quot;non-dropping-particle&quot;: &quot;&quot;}, {&quot;dropping-particle&quot;: &quot;&quot;, &quot;given&quot;: &quot;Jost&quot;, &quot;suffix&quot;: &quot;&quot;, &quot;family&quot;: &quot;Vielmetter&quot;, &quot;parse-names&quot;: false, &quot;non-dropping-particle&quot;: &quot;&quot;}, {&quot;dropping-particle&quot;: &quot;&quot;, &quot;given&quot;: &quot;E Christopher&quot;, &quot;suffix&quot;: &quot;&quot;, &quot;family&quot;: &quot;Partridge&quot;, &quot;parse-names&quot;: false, &quot;non-dropping-particle&quot;: &quot;&quot;}, {&quot;dropping-particle&quot;: &quot;&quot;, &quot;given&quot;: &quot;Katherine E&quot;, &quot;suffix&quot;: &quot;&quot;, &quot;family&quot;: &quot;Varley&quot;, &quot;parse-names&quot;: false, &quot;non-dropping-particle&quot;: &quot;&quot;}, {&quot;dropping-particle&quot;: &quot;&quot;, &quot;given&quot;: &quot;Clarke&quot;, &quot;suffix&quot;: &quot;&quot;, &quot;family&quot;: &quot;Gasper&quot;, &quot;parse-names&quot;: false, &quot;non-dropping-particle&quot;: &quot;&quot;}, {&quot;dropping-particle&quot;: &quot;&quot;, &quot;given&quot;: &quot;Anita&quot;, &quot;suffix&quot;: &quot;&quot;, &quot;family&quot;: &quot;Bansal&quot;, &quot;parse-names&quot;: false, &quot;non-dropping-particle&quot;: &quot;&quot;}, {&quot;dropping-particle&quot;: &quot;&quot;, &quot;given&quot;: &quot;Shirley&quot;, &quot;suffix&quot;: &quot;&quot;, &quot;family&quot;: &quot;Pepke&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Henry&quot;, &quot;suffix&quot;: &quot;&quot;, &quot;family&quot;: &quot;Amrhein&quot;, &quot;parse-names&quot;: false, &quot;non-dropping-particle&quot;: &quot;&quot;}, {&quot;dropping-particle&quot;: &quot;&quot;, &quot;given&quot;: &quot;Kevin M&quot;, &quot;suffix&quot;: &quot;&quot;, &quot;family&quot;: &quot;Bowling&quot;, &quot;parse-names&quot;: false, &quot;non-dropping-particle&quot;: &quot;&quot;}, {&quot;dropping-particle&quot;: &quot;&quot;, &quot;given&quot;: &quot;Michael&quot;, &quot;suffix&quot;: &quot;&quot;, &quot;family&quot;: &quot;Anaya&quot;, &quot;parse-names&quot;: false, &quot;non-dropping-particle&quot;: &quot;&quot;}, {&quot;dropping-particle&quot;: &quot;&quot;, &quot;given&quot;: &quot;Marie K&quot;, &quot;suffix&quot;: &quot;&quot;, &quot;family&quot;: &quot;Cross&quot;, &quot;parse-names&quot;: false, &quot;non-dropping-particle&quot;: &quot;&quot;}, {&quot;dropping-particle&quot;: &quot;&quot;, &quot;given&quot;: &quot;Michael a&quot;, &quot;suffix&quot;: &quot;&quot;, &quot;family&quot;: &quot;Muratet&quot;, &quot;parse-names&quot;: false, &quot;non-dropping-particle&quot;: &quot;&quot;}, {&quot;dropping-particle&quot;: &quot;&quot;, &quot;given&quot;: &quot;Kimberly M&quot;, &quot;suffix&quot;: &quot;&quot;, &quot;family&quot;: &quot;Newberry&quot;, &quot;parse-names&quot;: false, &quot;non-dropping-particle&quot;: &quot;&quot;}, {&quot;dropping-particle&quot;: &quot;&quot;, &quot;given&quot;: &quot;Kenneth&quot;, &quot;suffix&quot;: &quot;&quot;, &quot;family&quot;: &quot;McCue&quot;, &quot;parse-names&quot;: false, &quot;non-dropping-particle&quot;: &quot;&quot;}, {&quot;dropping-particle&quot;: &quot;&quot;, &quot;given&quot;: &quot;Amy S&quot;, &quot;suffix&quot;: &quot;&quot;, &quot;family&quot;: &quot;Nesmith&quot;, &quot;parse-names&quot;: false, &quot;non-dropping-particle&quot;: &quot;&quot;}, {&quot;dropping-particle&quot;: &quot;&quot;, &quot;given&quot;: &quot;Katherine I&quot;, &quot;suffix&quot;: &quot;&quot;, &quot;family&quot;: &quot;Fisher-Aylor&quot;, &quot;parse-names&quot;: false, &quot;non-dropping-particle&quot;: &quot;&quot;}, {&quot;dropping-particle&quot;: &quot;&quot;, &quot;given&quot;: &quot;Barbara&quot;, &quot;suffix&quot;: &quot;&quot;, &quot;family&quot;: &quot;Pusey&quot;, &quot;parse-names&quot;: false, &quot;non-dropping-particle&quot;: &quot;&quot;}, {&quot;dropping-particle&quot;: &quot;&quot;, &quot;given&quot;: &quot;Gilberto&quot;, &quot;suffix&quot;: &quot;&quot;, &quot;family&quot;: &quot;DeSalvo&quot;, &quot;parse-names&quot;: false, &quot;non-dropping-particle&quot;: &quot;&quot;}, {&quot;dropping-particle&quot;: &quot;&quot;, &quot;given&quot;: &quot;Suganthi Sreeram&quot;, &quot;suffix&quot;: &quot;&quot;, &quot;family&quot;: &quot;Balasubramanian&quot;, &quot;parse-names&quot;: false, &quot;non-dropping-particle&quot;: &quot;&quot;}, {&quot;dropping-particle&quot;: &quot;&quot;, &quot;given&quot;: &quot;Nicholas S&quot;, &quot;suffix&quot;: &quot;&quot;, &quot;family&quot;: &quot;Davis&quot;, &quot;parse-names&quot;: false, &quot;non-dropping-particle&quot;: &quot;&quot;}, {&quot;dropping-particle&quot;: &quot;&quot;, &quot;given&quot;: &quot;Sarah K&quot;, &quot;suffix&quot;: &quot;&quot;, &quot;family&quot;: &quot;Meadows&quot;, &quot;parse-names&quot;: false, &quot;non-dropping-particle&quot;: &quot;&quot;}, {&quot;dropping-particle&quot;: &quot;&quot;, &quot;given&quot;: &quot;Tracy&quot;, &quot;suffix&quot;: &quot;&quot;, &quot;family&quot;: &quot;Eggleston&quot;, &quot;parse-names&quot;: false, &quot;non-dropping-particle&quot;: &quot;&quot;}, {&quot;dropping-particle&quot;: &quot;&quot;, &quot;given&quot;: &quot;J Scott&quot;, &quot;suffix&quot;: &quot;&quot;, &quot;family&quot;: &quot;Newberry&quot;, &quot;parse-names&quot;: false, &quot;non-dropping-particle&quot;: &quot;&quot;}, {&quot;dropping-particle&quot;: &quot;&quot;, &quot;given&quot;: &quot;Shawn E&quot;, &quot;suffix&quot;: &quot;&quot;, &quot;family&quot;: &quot;Levy&quot;, &quot;parse-names&quot;: false, &quot;non-dropping-particle&quot;: &quot;&quot;}, {&quot;dropping-particle&quot;: &quot;&quot;, &quot;given&quot;: &quot;Devin M&quot;, &quot;suffix&quot;: &quot;&quot;, &quot;family&quot;: &quot;Absher&quot;, &quot;parse-names&quot;: false, &quot;non-dropping-particle&quot;: &quot;&quot;}, {&quot;dropping-particle&quot;: &quot;&quot;, &quot;given&quot;: &quot;Wing H&quot;, &quot;suffix&quot;: &quot;&quot;, &quot;family&quot;: &quot;Wong&quot;, &quot;parse-names&quot;: false, &quot;non-dropping-particle&quot;: &quot;&quot;}, {&quot;dropping-particle&quot;: &quot;&quot;, &quot;given&quot;: &quot;Matthew J&quot;, &quot;suffix&quot;: &quot;&quot;, &quot;family&quot;: &quot;Blow&quot;, &quot;parse-names&quot;: false, &quot;non-dropping-particle&quot;: &quot;&quot;}, {&quot;dropping-particle&quot;: &quot;&quot;, &quot;given&quot;: &quot;Axel&quot;, &quot;suffix&quot;: &quot;&quot;, &quot;family&quot;: &quot;Visel&quot;, &quot;parse-names&quot;: false, &quot;non-dropping-particle&quot;: &quot;&quot;}, {&quot;dropping-particle&quot;: &quot;&quot;, &quot;given&quot;: &quot;Len a&quot;, &quot;suffix&quot;: &quot;&quot;, &quot;family&quot;: &quot;Pennachio&quot;, &quot;parse-names&quot;: false, &quot;non-dropping-particle&quot;: &quot;&quot;}, {&quot;dropping-particle&quot;: &quot;&quot;, &quot;given&quot;: &quot;Laura&quot;, &quot;suffix&quot;: &quot;&quot;, &quot;family&quot;: &quot;Elnitski&quot;, &quot;parse-names&quot;: false, &quot;non-dropping-particle&quot;: &quot;&quot;}, {&quot;dropping-particle&quot;: &quot;&quot;, &quot;given&quot;: &quot;Hanna M&quot;, &quot;suffix&quot;: &quot;&quot;, &quot;family&quot;: &quot;Petrykowska&quot;, &quot;parse-names&quot;: false, &quot;non-dropping-particle&quot;: &quot;&quot;}, {&quot;dropping-particle&quot;: &quot;&quot;, &quot;given&quot;: &quot;Alexej&quot;, &quot;suffix&quot;: &quot;&quot;, &quot;family&quot;: &quot;Abyzov&quot;, &quot;parse-names&quot;: false, &quot;non-dropping-particle&quot;: &quot;&quot;}, {&quot;dropping-particle&quot;: &quot;&quot;, &quot;given&quot;: &quot;Bronwen&quot;, &quot;suffix&quot;: &quot;&quot;, &quot;family&quot;: &quot;Aken&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Gemma&quot;, &quot;suffix&quot;: &quot;&quot;, &quot;family&quot;: &quot;Barson&quot;, &quot;parse-names&quot;: false, &quot;non-dropping-particle&quot;: &quot;&quot;}, {&quot;dropping-particle&quot;: &quot;&quot;, &quot;given&quot;: &quot;Andrew&quot;, &quot;suffix&quot;: &quot;&quot;, &quot;family&quot;: &quot;Berry&quot;, &quot;parse-names&quot;: false, &quot;non-dropping-particle&quot;: &quot;&quot;}, {&quot;dropping-particle&quot;: &quot;&quot;, &quot;given&quot;: &quot;Alexandra&quot;, &quot;suffix&quot;: &quot;&quot;, &quot;family&quot;: &quot;Bignell&quot;, &quot;parse-names&quot;: false, &quot;non-dropping-particle&quot;: &quot;&quot;}, {&quot;dropping-particle&quot;: &quot;&quot;, &quot;given&quot;: &quot;Veronika&quot;, &quot;suffix&quot;: &quot;&quot;, &quot;family&quot;: &quot;Boychenko&quot;, &quot;parse-names&quot;: false, &quot;non-dropping-particle&quot;: &quot;&quot;}, {&quot;dropping-particle&quot;: &quot;&quot;, &quot;given&quot;: &quot;Govanni&quot;, &quot;suffix&quot;: &quot;&quot;, &quot;family&quot;: &quot;Bussotti&quot;, &quot;parse-names&quot;: false, &quot;non-dropping-particle&quot;: &quot;&quot;}, {&quot;dropping-particle&quot;: &quot;&quot;, &quot;given&quot;: &quot;Claire&quot;, &quot;suffix&quot;: &quot;&quot;, &quot;family&quot;: &quot;Davidson&quot;, &quot;parse-names&quot;: false, &quot;non-dropping-particle&quot;: &quot;&quot;}, {&quot;dropping-particle&quot;: &quot;&quot;, &quot;given&quot;: &quot;Gloria&quot;, &quot;suffix&quot;: &quot;&quot;, &quot;family&quot;: &quot;Despacio-Reyes&quot;, &quot;parse-names&quot;: false, &quot;non-dropping-particle&quot;: &quot;&quot;}, {&quot;dropping-particle&quot;: &quot;&quot;, &quot;given&quot;: &quot;Mark&quot;, &quot;suffix&quot;: &quot;&quot;, &quot;family&quot;: &quot;Diekhans&quot;, &quot;parse-names&quot;: false, &quot;non-dropping-particle&quot;: &quot;&quot;}, {&quot;dropping-particle&quot;: &quot;&quot;, &quot;given&quot;: &quot;Iakes&quot;, &quot;suffix&quot;: &quot;&quot;, &quot;family&quot;: &quot;Ezkurdi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James&quot;, &quot;suffix&quot;: &quot;&quot;, &quot;family&quot;: &quot;Gilbert&quot;, &quot;parse-names&quot;: false, &quot;non-dropping-particle&quot;: &quot;&quot;}, {&quot;dropping-particle&quot;: &quot;&quot;, &quot;given&quot;: &quot;Jose Manuel&quot;, &quot;suffix&quot;: &quot;&quot;, &quot;family&quot;: &quot;Gonzalez&quot;, &quot;parse-names&quot;: false, &quot;non-dropping-particle&quot;: &quot;&quot;}, {&quot;dropping-particle&quot;: &quot;&quot;, &quot;given&quot;: &quot;Ed&quot;, &quot;suffix&quot;: &quot;&quot;, &quot;family&quot;: &quot;Griffiths&quot;, &quot;parse-names&quot;: false, &quot;non-dropping-particle&quot;: &quot;&quot;}, {&quot;dropping-particle&quot;: &quot;&quot;, &quot;given&quot;: &quot;Rachel&quot;, &quot;suffix&quot;: &quot;&quot;, &quot;family&quot;: &quot;Harte&quot;, &quot;parse-names&quot;: false, &quot;non-dropping-particle&quot;: &quot;&quot;}, {&quot;dropping-particle&quot;: &quot;&quot;, &quot;given&quot;: &quot;David a&quot;, &quot;suffix&quot;: &quot;&quot;, &quot;family&quot;: &quot;Hendrix&quot;, &quot;parse-names&quot;: false, &quot;non-dropping-particle&quot;: &quot;&quot;}, {&quot;dropping-particle&quot;: &quot;&quot;, &quot;given&quot;: &quot;Toby&quot;, &quot;suffix&quot;: &quot;&quot;, &quot;family&quot;: &quot;Hunt&quot;, &quot;parse-names&quot;: false, &quot;non-dropping-particle&quot;: &quot;&quot;}, {&quot;dropping-particle&quot;: &quot;&quot;, &quot;given&quot;: &quot;Irwin&quot;, &quot;suffix&quot;: &quot;&quot;, &quot;family&quot;: &quot;Jungreis&quot;, &quot;parse-names&quot;: false, &quot;non-dropping-particle&quot;: &quot;&quot;}, {&quot;dropping-particle&quot;: &quot;&quot;, &quot;given&quot;: &quot;Mike&quot;, &quot;suffix&quot;: &quot;&quot;, &quot;family&quot;: &quot;Kay&quot;, &quot;parse-names&quot;: false, &quot;non-dropping-particle&quot;: &quot;&quot;}, {&quot;dropping-particle&quot;: &quot;&quot;, &quot;given&quot;: &quot;Ekta&quot;, &quot;suffix&quot;: &quot;&quot;, &quot;family&quot;: &quot;Khurana&quot;, &quot;parse-names&quot;: false, &quot;non-dropping-particle&quot;: &quot;&quot;}, {&quot;dropping-particle&quot;: &quot;&quot;, &quot;given&quot;: &quot;Jing&quot;, &quot;suffix&quot;: &quot;&quot;, &quot;family&quot;: &quot;Leng&quot;, &quot;parse-names&quot;: false, &quot;non-dropping-particle&quot;: &quot;&quot;}, {&quot;dropping-particle&quot;: &quot;&quot;, &quot;given&quot;: &quot;Michael F&quot;, &quot;suffix&quot;: &quot;&quot;, &quot;family&quot;: &quot;Lin&quot;, &quot;parse-names&quot;: false, &quot;non-dropping-particle&quot;: &quot;&quot;}, {&quot;dropping-particle&quot;: &quot;&quot;, &quot;given&quot;: &quot;Jane&quot;, &quot;suffix&quot;: &quot;&quot;, &quot;family&quot;: &quot;Loveland&quot;, &quot;parse-names&quot;: false, &quot;non-dropping-particle&quot;: &quot;&quot;}, {&quot;dropping-particle&quot;: &quot;&quot;, &quot;given&quot;: &quot;Zhi&quot;, &quot;suffix&quot;: &quot;&quot;, &quot;family&quot;: &quot;Lu&quot;, &quot;parse-names&quot;: false, &quot;non-dropping-particle&quot;: &quot;&quot;}, {&quot;dropping-particle&quot;: &quot;&quot;, &quot;given&quot;: &quot;Deepa&quot;, &quot;suffix&quot;: &quot;&quot;, &quot;family&quot;: &quot;Manthravadi&quot;, &quot;parse-names&quot;: false, &quot;non-dropping-particle&quot;: &quot;&quot;}, {&quot;dropping-particle&quot;: &quot;&quot;, &quot;given&quot;: &quot;Marco&quot;, &quot;suffix&quot;: &quot;&quot;, &quot;family&quot;: &quot;Mariotti&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Gaurab&quot;, &quot;suffix&quot;: &quot;&quot;, &quot;family&quot;: &quot;Mukherjee&quot;, &quot;parse-names&quot;: false, &quot;non-dropping-particle&quot;: &quot;&quot;}, {&quot;dropping-particle&quot;: &quot;&quot;, &quot;given&quot;: &quot;Cedric&quot;, &quot;suffix&quot;: &quot;&quot;, &quot;family&quot;: &quot;Notredame&quot;, &quot;parse-names&quot;: false, &quot;non-dropping-particle&quot;: &quot;&quot;}, {&quot;dropping-particle&quot;: &quot;&quot;, &quot;given&quot;: &quot;Baikang&quot;, &quot;suffix&quot;: &quot;&quot;, &quot;family&quot;: &quot;Pei&quot;, &quot;parse-names&quot;: false, &quot;non-dropping-particle&quot;: &quot;&quot;}, {&quot;dropping-particle&quot;: &quot;&quot;, &quot;given&quot;: &quot;Jose Manuel&quot;, &quot;suffix&quot;: &quot;&quot;, &quot;family&quot;: &quot;Rodriguez&quot;, &quot;parse-names&quot;: false, &quot;non-dropping-particle&quot;: &quot;&quot;}, {&quot;dropping-particle&quot;: &quot;&quot;, &quot;given&quot;: &quot;Gary&quot;, &quot;suffix&quot;: &quot;&quot;, &quot;family&quot;: &quot;Saunders&quot;, &quot;parse-names&quot;: false, &quot;non-dropping-particle&quot;: &quot;&quot;}, {&quot;dropping-particle&quot;: &quot;&quot;, &quot;given&quot;: &quot;Andrea&quot;, &quot;suffix&quot;: &quot;&quot;, &quot;family&quot;: &quot;Sboner&quot;, &quot;parse-names&quot;: false, &quot;non-dropping-particle&quot;: &quot;&quot;}, {&quot;dropping-particle&quot;: &quot;&quot;, &quot;given&quot;: &quot;Stephen&quot;, &quot;suffix&quot;: &quot;&quot;, &quot;family&quot;: &quot;Searle&quot;, &quot;parse-names&quot;: false, &quot;non-dropping-particle&quot;: &quot;&quot;}, {&quot;dropping-particle&quot;: &quot;&quot;, &quot;given&quot;: &quot;Cristina&quot;, &quot;suffix&quot;: &quot;&quot;, &quot;family&quot;: &quot;Sisu&quot;, &quot;parse-names&quot;: false, &quot;non-dropping-particle&quot;: &quot;&quot;}, {&quot;dropping-particle&quot;: &quot;&quot;, &quot;given&quot;: &quot;Catherine&quot;, &quot;suffix&quot;: &quot;&quot;, &quot;family&quot;: &quot;Snow&quot;, &quot;parse-names&quot;: false, &quot;non-dropping-particle&quot;: &quot;&quot;}, {&quot;dropping-particle&quot;: &quot;&quot;, &quot;given&quot;: &quot;Charlie&quot;, &quot;suffix&quot;: &quot;&quot;, &quot;family&quot;: &quot;Steward&quot;, &quot;parse-names&quot;: false, &quot;non-dropping-particle&quot;: &quot;&quot;}, {&quot;dropping-particle&quot;: &quot;&quot;, &quot;given&quot;: &quot;Electra&quot;, &quot;suffix&quot;: &quot;&quot;, &quot;family&quot;: &quot;Tapanari&quot;, &quot;parse-names&quot;: false, &quot;non-dropping-particle&quot;: &quot;&quot;}, {&quot;dropping-particle&quot;: &quot;&quot;, &quot;given&quot;: &quot;Michael L&quot;, &quot;suffix&quot;: &quot;&quot;, &quot;family&quot;: &quot;Tress&quot;, &quot;parse-names&quot;: false, &quot;non-dropping-particle&quot;: &quot;&quot;}, {&quot;dropping-particle&quot;: &quot;&quot;, &quot;given&quot;: &quot;Marijke J&quot;, &quot;suffix&quot;: &quot;&quot;, &quot;family&quot;: &quot;Baren&quot;, &quot;parse-names&quot;: false, &quot;non-dropping-particle&quot;: &quot;van&quot;}, {&quot;dropping-particle&quot;: &quot;&quot;, &quot;given&quot;: &quot;Stefan&quot;, &quot;suffix&quot;: &quot;&quot;, &quot;family&quot;: &quot;Washieti&quot;, &quot;parse-names&quot;: false, &quot;non-dropping-particle&quot;: &quot;&quot;}, {&quot;dropping-particle&quot;: &quot;&quot;, &quot;given&quot;: &quot;Laurens&quot;, &quot;suffix&quot;: &quot;&quot;, &quot;family&quot;: &quot;Wilming&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Zhang&quot;, &quot;suffix&quot;: &quot;&quot;, &quot;family&quot;: &quot;Zhengdong&quot;, &quot;parse-names&quot;: false, &quot;non-dropping-particle&quot;: &quot;&quot;}, {&quot;dropping-particle&quot;: &quot;&quot;, &quot;given&quot;: &quot;Michael&quot;, &quot;suffix&quot;: &quot;&quot;, &quot;family&quot;: &quot;Brent&quot;, &quot;parse-names&quot;: false, &quot;non-dropping-particle&quot;: &quot;&quot;}, {&quot;dropping-particle&quot;: &quot;&quot;, &quot;given&quot;: &quot;David&quot;, &quot;suffix&quot;: &quot;&quot;, &quot;family&quot;: &quot;Haussler&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Alexandre&quot;, &quot;suffix&quot;: &quot;&quot;, &quot;family&quot;: &quot;Raymond&quot;, &quot;parse-names&quot;: false, &quot;non-dropping-particle&quot;: &quot;&quot;}, {&quot;dropping-particle&quot;: &quot;&quot;, &quot;given&quot;: &quot;Nick&quot;, &quot;suffix&quot;: &quot;&quot;, &quot;family&quot;: &quot;Addleman&quot;, &quot;parse-names&quot;: false, &quot;non-dropping-particle&quot;: &quot;&quot;}, {&quot;dropping-particle&quot;: &quot;&quot;, &quot;given&quot;: &quot;Roger P&quot;, &quot;suffix&quot;: &quot;&quot;, &quot;family&quot;: &quot;Alexander&quot;, &quot;parse-names&quot;: false, &quot;non-dropping-particle&quot;: &quot;&quot;}, {&quot;dropping-particle&quot;: &quot;&quot;, &quot;given&quot;: &quot;Raymond K&quot;, &quot;suffix&quot;: &quot;&quot;, &quot;family&quot;: &quot;Auerbach&quot;, &quot;parse-names&quot;: false, &quot;non-dropping-particle&quot;: &quot;&quot;}, {&quot;dropping-particle&quot;: &quot;&quot;, &quot;given&quot;: &quot;Keith&quot;, &quot;suffix&quot;: &quot;&quot;, &quot;family&quot;: &quot;Bettinger&quot;, &quot;parse-names&quot;: false, &quot;non-dropping-particle&quot;: &quot;&quot;}, {&quot;dropping-particle&quot;: &quot;&quot;, &quot;given&quot;: &quot;Nitin&quot;, &quot;suffix&quot;: &quot;&quot;, &quot;family&quot;: &quot;Bhardwaj&quot;, &quot;parse-names&quot;: false, &quot;non-dropping-particle&quot;: &quot;&quot;}, {&quot;dropping-particle&quot;: &quot;&quot;, &quot;given&quot;: &quot;Alan P&quot;, &quot;suffix&quot;: &quot;&quot;, &quot;family&quot;: &quot;Boyle&quot;, &quot;parse-names&quot;: false, &quot;non-dropping-particle&quot;: &quot;&quot;}, {&quot;dropping-particle&quot;: &quot;&quot;, &quot;given&quot;: &quot;Alina R&quot;, &quot;suffix&quot;: &quot;&quot;, &quot;family&quot;: &quot;Cao&quot;, &quot;parse-names&quot;: false, &quot;non-dropping-particle&quot;: &quot;&quot;}, {&quot;dropping-particle&quot;: &quot;&quot;, &quot;given&quot;: &quot;Philip&quot;, &quot;suffix&quot;: &quot;&quot;, &quot;family&quot;: &quot;Cayting&quot;, &quot;parse-names&quot;: false, &quot;non-dropping-particle&quot;: &quot;&quot;}, {&quot;dropping-particle&quot;: &quot;&quot;, &quot;given&quot;: &quot;Alexandra&quot;, &quot;suffix&quot;: &quot;&quot;, &quot;family&quot;: &quot;Charos&quot;, &quot;parse-names&quot;: false, &quot;non-dropping-particle&quot;: &quot;&quot;}, {&quot;dropping-particle&quot;: &quot;&quot;, &quot;given&quot;: &quot;Yong&quot;, &quot;suffix&quot;: &quot;&quot;, &quot;family&quot;: &quot;Cheng&quot;, &quot;parse-names&quot;: false, &quot;non-dropping-particle&quot;: &quot;&quot;}, {&quot;dropping-particle&quot;: &quot;&quot;, &quot;given&quot;: &quot;Catharine&quot;, &quot;suffix&quot;: &quot;&quot;, &quot;family&quot;: &quot;Eastman&quot;, &quot;parse-names&quot;: false, &quot;non-dropping-particle&quot;: &quot;&quot;}, {&quot;dropping-particle&quot;: &quot;&quot;, &quot;given&quot;: &quot;Ghia&quot;, &quot;suffix&quot;: &quot;&quot;, &quot;family&quot;: &quot;Euskirchen&quot;, &quot;parse-names&quot;: false, &quot;non-dropping-particle&quot;: &quot;&quot;}, {&quot;dropping-particle&quot;: &quot;&quot;, &quot;given&quot;: &quot;Joseph D&quot;, &quot;suffix&quot;: &quot;&quot;, &quot;family&quot;: &quot;Fleming&quot;, &quot;parse-names&quot;: false, &quot;non-dropping-particle&quot;: &quot;&quot;}, {&quot;dropping-particle&quot;: &quot;&quot;, &quot;given&quot;: &quot;Fabian&quot;, &quot;suffix&quot;: &quot;&quot;, &quot;family&quot;: &quot;Grubert&quot;, &quot;parse-names&quot;: false, &quot;non-dropping-particle&quot;: &quot;&quot;}, {&quot;dropping-particle&quot;: &quot;&quot;, &quot;given&quot;: &quot;Lukas&quot;, &quot;suffix&quot;: &quot;&quot;, &quot;family&quot;: &quot;Habegger&quot;, &quot;parse-names&quot;: false, &quot;non-dropping-particle&quot;: &quot;&quot;}, {&quot;dropping-particle&quot;: &quot;&quot;, &quot;given&quot;: &quot;Manoj&quot;, &quot;suffix&quot;: &quot;&quot;, &quot;family&quot;: &quot;Hariharan&quot;, &quot;parse-names&quot;: false, &quot;non-dropping-particle&quot;: &quot;&quot;}, {&quot;dropping-particle&quot;: &quot;&quot;, &quot;given&quot;: &quot;Arif&quot;, &quot;suffix&quot;: &quot;&quot;, &quot;family&quot;: &quot;Harmanci&quot;, &quot;parse-names&quot;: false, &quot;non-dropping-particle&quot;: &quot;&quot;}, {&quot;dropping-particle&quot;: &quot;&quot;, &quot;given&quot;: &quot;Susma&quot;, &quot;suffix&quot;: &quot;&quot;, &quot;family&quot;: &quot;Iyenger&quot;, &quot;parse-names&quot;: false, &quot;non-dropping-particle&quot;: &quot;&quot;}, {&quot;dropping-particle&quot;: &quot;&quot;, &quot;given&quot;: &quot;Victor X&quot;, &quot;suffix&quot;: &quot;&quot;, &quot;family&quot;: &quot;Jin&quot;, &quot;parse-names&quot;: false, &quot;non-dropping-particle&quot;: &quot;&quot;}, {&quot;dropping-particle&quot;: &quot;&quot;, &quot;given&quot;: &quot;Konrad J&quot;, &quot;suffix&quot;: &quot;&quot;, &quot;family&quot;: &quot;Karczewski&quot;, &quot;parse-names&quot;: false, &quot;non-dropping-particle&quot;: &quot;&quot;}, {&quot;dropping-particle&quot;: &quot;&quot;, &quot;given&quot;: &quot;Maya&quot;, &quot;suffix&quot;: &quot;&quot;, &quot;family&quot;: &quot;Kasowski&quot;, &quot;parse-names&quot;: false, &quot;non-dropping-particle&quot;: &quot;&quot;}, {&quot;dropping-particle&quot;: &quot;&quot;, &quot;given&quot;: &quot;Phil&quot;, &quot;suffix&quot;: &quot;&quot;, &quot;family&quot;: &quot;Lacroute&quot;, &quot;parse-names&quot;: false, &quot;non-dropping-particle&quot;: &quot;&quot;}, {&quot;dropping-particle&quot;: &quot;&quot;, &quot;given&quot;: &quot;Hugo&quot;, &quot;suffix&quot;: &quot;&quot;, &quot;family&quot;: &quot;Lam&quot;, &quot;parse-names&quot;: false, &quot;non-dropping-particle&quot;: &quot;&quot;}, {&quot;dropping-particle&quot;: &quot;&quot;, &quot;given&quot;: &quot;Nathan&quot;, &quot;suffix&quot;: &quot;&quot;, &quot;family&quot;: &quot;Larnarre-Vincent&quot;, &quot;parse-names&quot;: false, &quot;non-dropping-particle&quot;: &quot;&quot;}, {&quot;dropping-particle&quot;: &quot;&quot;, &quot;given&quot;: &quot;Jin&quot;, &quot;suffix&quot;: &quot;&quot;, &quot;family&quot;: &quot;Lian&quot;, &quot;parse-names&quot;: false, &quot;non-dropping-particle&quot;: &quot;&quot;}, {&quot;dropping-particle&quot;: &quot;&quot;, &quot;given&quot;: &quot;Marianne&quot;, &quot;suffix&quot;: &quot;&quot;, &quot;family&quot;: &quot;Lindahl-Allen&quot;, &quot;parse-names&quot;: false, &quot;non-dropping-particle&quot;: &quot;&quot;}, {&quot;dropping-particle&quot;: &quot;&quot;, &quot;given&quot;: &quot;Renqiang&quot;, &quot;suffix&quot;: &quot;&quot;, &quot;family&quot;: &quot;Min&quot;, &quot;parse-names&quot;: false, &quot;non-dropping-particle&quot;: &quot;&quot;}, {&quot;dropping-particle&quot;: &quot;&quot;, &quot;given&quot;: &quot;Benoit&quot;, &quot;suffix&quot;: &quot;&quot;, &quot;family&quot;: &quot;Miotto&quot;, &quot;parse-names&quot;: false, &quot;non-dropping-particle&quot;: &quot;&quot;}, {&quot;dropping-particle&quot;: &quot;&quot;, &quot;given&quot;: &quot;Hannah&quot;, &quot;suffix&quot;: &quot;&quot;, &quot;family&quot;: &quot;Monahan&quot;, &quot;parse-names&quot;: false, &quot;non-dropping-particle&quot;: &quot;&quot;}, {&quot;dropping-particle&quot;: &quot;&quot;, &quot;given&quot;: &quot;Zarmik&quot;, &quot;suffix&quot;: &quot;&quot;, &quot;family&quot;: &quot;Moqtaderi&quot;, &quot;parse-names&quot;: false, &quot;non-dropping-particle&quot;: &quot;&quot;}, {&quot;dropping-particle&quot;: &quot;&quot;, &quot;given&quot;: &quot;Xinmeng J&quot;, &quot;suffix&quot;: &quot;&quot;, &quot;family&quot;: &quot;Mu&quot;, &quot;parse-names&quot;: false, &quot;non-dropping-particle&quot;: &quot;&quot;}, {&quot;dropping-particle&quot;: &quot;&quot;, &quot;given&quot;: &quot;Henriette&quot;, &quot;suffix&quot;: &quot;&quot;, &quot;family&quot;: &quot;O'Geen&quot;, &quot;parse-names&quot;: false, &quot;non-dropping-particle&quot;: &quot;&quot;}, {&quot;dropping-particle&quot;: &quot;&quot;, &quot;given&quot;: &quot;Zhengqing&quot;, &quot;suffix&quot;: &quot;&quot;, &quot;family&quot;: &quot;Ouyang&quot;, &quot;parse-names&quot;: false, &quot;non-dropping-particle&quot;: &quot;&quot;}, {&quot;dropping-particle&quot;: &quot;&quot;, &quot;given&quot;: &quot;Dorrelyn&quot;, &quot;suffix&quot;: &quot;&quot;, &quot;family&quot;: &quot;Patacsil&quot;, &quot;parse-names&quot;: false, &quot;non-dropping-particle&quot;: &quot;&quot;}, {&quot;dropping-particle&quot;: &quot;&quot;, &quot;given&quot;: &quot;Debasish&quot;, &quot;suffix&quot;: &quot;&quot;, &quot;family&quot;: &quot;Raha&quot;, &quot;parse-names&quot;: false, &quot;non-dropping-particle&quot;: &quot;&quot;}, {&quot;dropping-particle&quot;: &quot;&quot;, &quot;given&quot;: &quot;Lucia&quot;, &quot;suffix&quot;: &quot;&quot;, &quot;family&quot;: &quot;Ramirez&quot;, &quot;parse-names&quot;: false, &quot;non-dropping-particle&quot;: &quot;&quot;}, {&quot;dropping-particle&quot;: &quot;&quot;, &quot;given&quot;: &quot;Brian&quot;, &quot;suffix&quot;: &quot;&quot;, &quot;family&quot;: &quot;Reed&quot;, &quot;parse-names&quot;: false, &quot;non-dropping-particle&quot;: &quot;&quot;}, {&quot;dropping-particle&quot;: &quot;&quot;, &quot;given&quot;: &quot;Minyi&quot;, &quot;suffix&quot;: &quot;&quot;, &quot;family&quot;: &quot;Shi&quot;, &quot;parse-names&quot;: false, &quot;non-dropping-particle&quot;: &quot;&quot;}, {&quot;dropping-particle&quot;: &quot;&quot;, &quot;given&quot;: &quot;Teri&quot;, &quot;suffix&quot;: &quot;&quot;, &quot;family&quot;: &quot;Slifer&quot;, &quot;parse-names&quot;: false, &quot;non-dropping-particle&quot;: &quot;&quot;}, {&quot;dropping-particle&quot;: &quot;&quot;, &quot;given&quot;: &quot;Heather&quot;, &quot;suffix&quot;: &quot;&quot;, &quot;family&quot;: &quot;Witt&quot;, &quot;parse-names&quot;: false, &quot;non-dropping-particle&quot;: &quot;&quot;}, {&quot;dropping-particle&quot;: &quot;&quot;, &quot;given&quot;: &quot;Linfeng&quot;, &quot;suffix&quot;: &quot;&quot;, &quot;family&quot;: &quot;Wu&quot;, &quot;parse-names&quot;: false, &quot;non-dropping-particle&quot;: &quot;&quot;}, {&quot;dropping-particle&quot;: &quot;&quot;, &quot;given&quot;: &quot;Xiaoqin&quot;, &quot;suffix&quot;: &quot;&quot;, &quot;family&quot;: &quot;Xu&quot;, &quot;parse-names&quot;: false, &quot;non-dropping-particle&quot;: &quot;&quot;}, {&quot;dropping-particle&quot;: &quot;&quot;, &quot;given&quot;: &quot;Koon-Kiu&quot;, &quot;suffix&quot;: &quot;&quot;, &quot;family&quot;: &quot;Yan&quot;, &quot;parse-names&quot;: false, &quot;non-dropping-particle&quot;: &quot;&quot;}, {&quot;dropping-particle&quot;: &quot;&quot;, &quot;given&quot;: &quot;Xinqiong&quot;, &quot;suffix&quot;: &quot;&quot;, &quot;family&quot;: &quot;Yang&quot;, &quot;parse-names&quot;: false, &quot;non-dropping-particle&quot;: &quot;&quot;}, {&quot;dropping-particle&quot;: &quot;&quot;, &quot;given&quot;: &quot;Kevin&quot;, &quot;suffix&quot;: &quot;&quot;, &quot;family&quot;: &quot;Struhl&quot;, &quot;parse-names&quot;: false, &quot;non-dropping-particle&quot;: &quot;&quot;}, {&quot;dropping-particle&quot;: &quot;&quot;, &quot;given&quot;: &quot;Sherman M&quot;, &quot;suffix&quot;: &quot;&quot;, &quot;family&quot;: &quot;Weissman&quot;, &quot;parse-names&quot;: false, &quot;non-dropping-particle&quot;: &quot;&quot;}, {&quot;dropping-particle&quot;: &quot;&quot;, &quot;given&quot;: &quot;Scott a&quot;, &quot;suffix&quot;: &quot;&quot;, &quot;family&quot;: &quot;Tenebaum&quot;, &quot;parse-names&quot;: false, &quot;non-dropping-particle&quot;: &quot;&quot;}, {&quot;dropping-particle&quot;: &quot;&quot;, &quot;given&quot;: &quot;Luiz O&quot;, &quot;suffix&quot;: &quot;&quot;, &quot;family&quot;: &quot;Penalva&quot;, &quot;parse-names&quot;: false, &quot;non-dropping-particle&quot;: &quot;&quot;}, {&quot;dropping-particle&quot;: &quot;&quot;, &quot;given&quot;: &quot;Subhradip&quot;, &quot;suffix&quot;: &quot;&quot;, &quot;family&quot;: &quot;Karmakar&quot;, &quot;parse-names&quot;: false, &quot;non-dropping-particle&quot;: &quot;&quot;}, {&quot;dropping-particle&quot;: &quot;&quot;, &quot;given&quot;: &quot;Raj R&quot;, &quot;suffix&quot;: &quot;&quot;, &quot;family&quot;: &quot;Bhanvadia&quot;, &quot;parse-names&quot;: false, &quot;non-dropping-particle&quot;: &quot;&quot;}, {&quot;dropping-particle&quot;: &quot;&quot;, &quot;given&quot;: &quot;Alina&quot;, &quot;suffix&quot;: &quot;&quot;, &quot;family&quot;: &quot;Choudhury&quot;, &quot;parse-names&quot;: false, &quot;non-dropping-particle&quot;: &quot;&quot;}, {&quot;dropping-particle&quot;: &quot;&quot;, &quot;given&quot;: &quot;Marc&quot;, &quot;suffix&quot;: &quot;&quot;, &quot;family&quot;: &quot;Domanus&quot;, &quot;parse-names&quot;: false, &quot;non-dropping-particle&quot;: &quot;&quot;}, {&quot;dropping-particle&quot;: &quot;&quot;, &quot;given&quot;: &quot;Lijia&quot;, &quot;suffix&quot;: &quot;&quot;, &quot;family&quot;: &quot;Ma&quot;, &quot;parse-names&quot;: false, &quot;non-dropping-particle&quot;: &quot;&quot;}, {&quot;dropping-particle&quot;: &quot;&quot;, &quot;given&quot;: &quot;Jennifer&quot;, &quot;suffix&quot;: &quot;&quot;, &quot;family&quot;: &quot;Moran&quot;, &quot;parse-names&quot;: false, &quot;non-dropping-particle&quot;: &quot;&quot;}, {&quot;dropping-particle&quot;: &quot;&quot;, &quot;given&quot;: &quot;Alec&quot;, &quot;suffix&quot;: &quot;&quot;, &quot;family&quot;: &quot;Victorsen&quot;, &quot;parse-names&quot;: false, &quot;non-dropping-particle&quot;: &quot;&quot;}, {&quot;dropping-particle&quot;: &quot;&quot;, &quot;given&quot;: &quot;Thomas&quot;, &quot;suffix&quot;: &quot;&quot;, &quot;family&quot;: &quot;Auer&quot;, &quot;parse-names&quot;: false, &quot;non-dropping-particle&quot;: &quot;&quot;}, {&quot;dropping-particle&quot;: &quot;&quot;, &quot;given&quot;: &quot;Lazaro&quot;, &quot;suffix&quot;: &quot;&quot;, &quot;family&quot;: &quot;Centarin&quot;, &quot;parse-names&quot;: false, &quot;non-dropping-particle&quot;: &quot;&quot;}, {&quot;dropping-particle&quot;: &quot;&quot;, &quot;given&quot;: &quot;Michael&quot;, &quot;suffix&quot;: &quot;&quot;, &quot;family&quot;: &quot;Eichenlaub&quot;, &quot;parse-names&quot;: false, &quot;non-dropping-particle&quot;: &quot;&quot;}, {&quot;dropping-particle&quot;: &quot;&quot;, &quot;given&quot;: &quot;Franziska&quot;, &quot;suffix&quot;: &quot;&quot;, &quot;family&quot;: &quot;Gruhl&quot;, &quot;parse-names&quot;: false, &quot;non-dropping-particle&quot;: &quot;&quot;}, {&quot;dropping-particle&quot;: &quot;&quot;, &quot;given&quot;: &quot;Stephan&quot;, &quot;suffix&quot;: &quot;&quot;, &quot;family&quot;: &quot;Heerman&quot;, &quot;parse-names&quot;: false, &quot;non-dropping-particle&quot;: &quot;&quot;}, {&quot;dropping-particle&quot;: &quot;&quot;, &quot;given&quot;: &quot;Burkard&quot;, &quot;suffix&quot;: &quot;&quot;, &quot;family&quot;: &quot;Hoeckendorf&quot;, &quot;parse-names&quot;: false, &quot;non-dropping-particle&quot;: &quot;&quot;}, {&quot;dropping-particle&quot;: &quot;&quot;, &quot;given&quot;: &quot;Daigo&quot;, &quot;suffix&quot;: &quot;&quot;, &quot;family&quot;: &quot;Inoue&quot;, &quot;parse-names&quot;: false, &quot;non-dropping-particle&quot;: &quot;&quot;}, {&quot;dropping-particle&quot;: &quot;&quot;, &quot;given&quot;: &quot;Tanja&quot;, &quot;suffix&quot;: &quot;&quot;, &quot;family&quot;: &quot;Kellner&quot;, &quot;parse-names&quot;: false, &quot;non-dropping-particle&quot;: &quot;&quot;}, {&quot;dropping-particle&quot;: &quot;&quot;, &quot;given&quot;: &quot;Stephan&quot;, &quot;suffix&quot;: &quot;&quot;, &quot;family&quot;: &quot;Kirchmaier&quot;, &quot;parse-names&quot;: false, &quot;non-dropping-particle&quot;: &quot;&quot;}, {&quot;dropping-particle&quot;: &quot;&quot;, &quot;given&quot;: &quot;Claudia&quot;, &quot;suffix&quot;: &quot;&quot;, &quot;family&quot;: &quot;Mueller&quot;, &quot;parse-names&quot;: false, &quot;non-dropping-particle&quot;: &quot;&quot;}, {&quot;dropping-particle&quot;: &quot;&quot;, &quot;given&quot;: &quot;Robert&quot;, &quot;suffix&quot;: &quot;&quot;, &quot;family&quot;: &quot;Reinhardt&quot;, &quot;parse-names&quot;: false, &quot;non-dropping-particle&quot;: &quot;&quot;}, {&quot;dropping-particle&quot;: &quot;&quot;, &quot;given&quot;: &quot;Lea&quot;, &quot;suffix&quot;: &quot;&quot;, &quot;family&quot;: &quot;Schertel&quot;, &quot;parse-names&quot;: false, &quot;non-dropping-particle&quot;: &quot;&quot;}, {&quot;dropping-particle&quot;: &quot;&quot;, &quot;given&quot;: &quot;Stephanie&quot;, &quot;suffix&quot;: &quot;&quot;, &quot;family&quot;: &quot;Schneider&quot;, &quot;parse-names&quot;: false, &quot;non-dropping-particle&quot;: &quot;&quot;}, {&quot;dropping-particle&quot;: &quot;&quot;, &quot;given&quot;: &quot;Rebecca&quot;, &quot;suffix&quot;: &quot;&quot;, &quot;family&quot;: &quot;Sinn&quot;, &quot;parse-names&quot;: false, &quot;non-dropping-particle&quot;: &quot;&quot;}, {&quot;dropping-particle&quot;: &quot;&quot;, &quot;given&quot;: &quot;Beate&quot;, &quot;suffix&quot;: &quot;&quot;, &quot;family&quot;: &quot;Wittbrodt&quot;, &quot;parse-names&quot;: false, &quot;non-dropping-particle&quot;: &quot;&quot;}, {&quot;dropping-particle&quot;: &quot;&quot;, &quot;given&quot;: &quot;Jochen&quot;, &quot;suffix&quot;: &quot;&quot;, &quot;family&quot;: &quot;Wittbrodt&quot;, &quot;parse-names&quot;: false, &quot;non-dropping-particle&quot;: &quot;&quot;}, {&quot;dropping-particle&quot;: &quot;&quot;, &quot;given&quot;: &quot;Gaurav&quot;, &quot;suffix&quot;: &quot;&quot;, &quot;family&quot;: &quot;Jain&quot;, &quot;parse-names&quot;: false, &quot;non-dropping-particle&quot;: &quot;&quot;}, {&quot;dropping-particle&quot;: &quot;&quot;, &quot;given&quot;: &quot;Gayathri&quot;, &quot;suffix&quot;: &quot;&quot;, &quot;family&quot;: &quot;Balasundaram&quot;, &quot;parse-names&quot;: false, &quot;non-dropping-particle&quot;: &quot;&quot;}, {&quot;dropping-particle&quot;: &quot;&quot;, &quot;given&quot;: &quot;Daniel L&quot;, &quot;suffix&quot;: &quot;&quot;, &quot;family&quot;: &quot;Bates&quot;, &quot;parse-names&quot;: false, &quot;non-dropping-particle&quot;: &quot;&quot;}, {&quot;dropping-particle&quot;: &quot;&quot;, &quot;given&quot;: &quot;Rachel&quot;, &quot;suffix&quot;: &quot;&quot;, &quot;family&quot;: &quot;Byron&quot;, &quot;parse-names&quot;: false, &quot;non-dropping-particle&quot;: &quot;&quot;}, {&quot;dropping-particle&quot;: &quot;&quot;, &quot;given&quot;: &quot;Theresa K&quot;, &quot;suffix&quot;: &quot;&quot;, &quot;family&quot;: &quot;Canfield&quot;, &quot;parse-names&quot;: false, &quot;non-dropping-particle&quot;: &quot;&quot;}, {&quot;dropping-particle&quot;: &quot;&quot;, &quot;given&quot;: &quot;Morgan J&quot;, &quot;suffix&quot;: &quot;&quot;, &quot;family&quot;: &quot;Diegel&quot;, &quot;parse-names&quot;: false, &quot;non-dropping-particle&quot;: &quot;&quot;}, {&quot;dropping-particle&quot;: &quot;&quot;, &quot;given&quot;: &quot;Douglas&quot;, &quot;suffix&quot;: &quot;&quot;, &quot;family&quot;: &quot;Dunn&quot;, &quot;parse-names&quot;: false, &quot;non-dropping-particle&quot;: &quot;&quot;}, {&quot;dropping-particle&quot;: &quot;&quot;, &quot;given&quot;: &quot;Abigail K&quot;, &quot;suffix&quot;: &quot;&quot;, &quot;family&quot;: &quot;Ebersol&quot;, &quot;parse-names&quot;: false, &quot;non-dropping-particle&quot;: &quot;&quot;}, {&quot;dropping-particle&quot;: &quot;&quot;, &quot;given&quot;: &quot;Tristan&quot;, &quot;suffix&quot;: &quot;&quot;, &quot;family&quot;: &quot;Frum&quot;, &quot;parse-names&quot;: false, &quot;non-dropping-particle&quot;: &quot;&quot;}, {&quot;dropping-particle&quot;: &quot;&quot;, &quot;given&quot;: &quot;Kavita&quot;, &quot;suffix&quot;: &quot;&quot;, &quot;family&quot;: &quot;Garg&quot;, &quot;parse-names&quot;: false, &quot;non-dropping-particle&quot;: &quot;&quot;}, {&quot;dropping-particle&quot;: &quot;&quot;, &quot;given&quot;: &quot;Erica&quot;, &quot;suffix&quot;: &quot;&quot;, &quot;family&quot;: &quot;Gist&quot;, &quot;parse-names&quot;: false, &quot;non-dropping-particle&quot;: &quot;&quot;}, {&quot;dropping-particle&quot;: &quot;&quot;, &quot;given&quot;: &quot;R Scott&quot;, &quot;suffix&quot;: &quot;&quot;, &quot;family&quot;: &quot;Hansen&quot;, &quot;parse-names&quot;: false, &quot;non-dropping-particle&quot;: &quot;&quot;}, {&quot;dropping-particle&quot;: &quot;&quot;, &quot;given&quot;: &quot;Lisa&quot;, &quot;suffix&quot;: &quot;&quot;, &quot;family&quot;: &quot;Boatman&quot;, &quot;parse-names&quot;: false, &quot;non-dropping-particle&quot;: &quot;&quot;}, {&quot;dropping-particle&quot;: &quot;&quot;, &quot;given&quot;: &quot;Eric&quot;, &quot;suffix&quot;: &quot;&quot;, &quot;family&quot;: &quot;Haugen&quot;, &quot;parse-names&quot;: false, &quot;non-dropping-particle&quot;: &quot;&quot;}, {&quot;dropping-particle&quot;: &quot;&quot;, &quot;given&quot;: &quot;Richard&quot;, &quot;suffix&quot;: &quot;&quot;, &quot;family&quot;: &quot;Humbert&quot;, &quot;parse-names&quot;: false, &quot;non-dropping-particle&quot;: &quot;&quot;}, {&quot;dropping-particle&quot;: &quot;&quot;, &quot;given&quot;: &quot;Audra K&quot;, &quot;suffix&quot;: &quot;&quot;, &quot;family&quot;: &quot;Johnson&quot;, &quot;parse-names&quot;: false, &quot;non-dropping-particle&quot;: &quot;&quot;}, {&quot;dropping-particle&quot;: &quot;&quot;, &quot;given&quot;: &quot;Ericka M&quot;, &quot;suffix&quot;: &quot;&quot;, &quot;family&quot;: &quot;Johnson&quot;, &quot;parse-names&quot;: false, &quot;non-dropping-particle&quot;: &quot;&quot;}, {&quot;dropping-particle&quot;: &quot;&quot;, &quot;given&quot;: &quot;Tattayana M&quot;, &quot;suffix&quot;: &quot;&quot;, &quot;family&quot;: &quot;Kutyavin&quot;, &quot;parse-names&quot;: false, &quot;non-dropping-particle&quot;: &quot;&quot;}, {&quot;dropping-particle&quot;: &quot;&quot;, &quot;given&quot;: &quot;Kristin&quot;, &quot;suffix&quot;: &quot;&quot;, &quot;family&quot;: &quot;Lee&quot;, &quot;parse-names&quot;: false, &quot;non-dropping-particle&quot;: &quot;&quot;}, {&quot;dropping-particle&quot;: &quot;&quot;, &quot;given&quot;: &quot;Dimitra&quot;, &quot;suffix&quot;: &quot;&quot;, &quot;family&quot;: &quot;Lotakis&quot;, &quot;parse-names&quot;: false, &quot;non-dropping-particle&quot;: &quot;&quot;}, {&quot;dropping-particle&quot;: &quot;&quot;, &quot;given&quot;: &quot;Matthew T&quot;, &quot;suffix&quot;: &quot;&quot;, &quot;family&quot;: &quot;Maurano&quot;, &quot;parse-names&quot;: false, &quot;non-dropping-particle&quot;: &quot;&quot;}, {&quot;dropping-particle&quot;: &quot;&quot;, &quot;given&quot;: &quot;Shane J&quot;, &quot;suffix&quot;: &quot;&quot;, &quot;family&quot;: &quot;Neph&quot;, &quot;parse-names&quot;: false, &quot;non-dropping-particle&quot;: &quot;&quot;}, {&quot;dropping-particle&quot;: &quot;V&quot;, &quot;given&quot;: &quot;Fiedencio&quot;, &quot;suffix&quot;: &quot;&quot;, &quot;family&quot;: &quot;Neri&quot;, &quot;parse-names&quot;: false, &quot;non-dropping-particle&quot;: &quot;&quot;}, {&quot;dropping-particle&quot;: &quot;&quot;, &quot;given&quot;: &quot;Eric D&quot;, &quot;suffix&quot;: &quot;&quot;, &quot;family&quot;: &quot;Nguyen&quot;, &quot;parse-names&quot;: false, &quot;non-dropping-particle&quot;: &quot;&quot;}, {&quot;dropping-particle&quot;: &quot;&quot;, &quot;given&quot;: &quot;Hongzhu&quot;, &quot;suffix&quot;: &quot;&quot;, &quot;family&quot;: &quot;Qu&quot;, &quot;parse-names&quot;: false, &quot;non-dropping-particle&quot;: &quot;&quot;}, {&quot;dropping-particle&quot;: &quot;&quot;, &quot;given&quot;: &quot;Alex P&quot;, &quot;suffix&quot;: &quot;&quot;, &quot;family&quot;: &quot;Reynolds&quot;, &quot;parse-names&quot;: false, &quot;non-dropping-particle&quot;: &quot;&quot;}, {&quot;dropping-particle&quot;: &quot;&quot;, &quot;given&quot;: &quot;Vaughn&quot;, &quot;suffix&quot;: &quot;&quot;, &quot;family&quot;: &quot;Roach&quot;, &quot;parse-names&quot;: false, &quot;non-dropping-particle&quot;: &quot;&quot;}, {&quot;dropping-particle&quot;: &quot;&quot;, &quot;given&quot;: &quot;Eric&quot;, &quot;suffix&quot;: &quot;&quot;, &quot;family&quot;: &quot;Rynes&quot;, &quot;parse-names&quot;: false, &quot;non-dropping-particle&quot;: &quot;&quot;}, {&quot;dropping-particle&quot;: &quot;&quot;, &quot;given&quot;: &quot;Minerva E&quot;, &quot;suffix&quot;: &quot;&quot;, &quot;family&quot;: &quot;Sanchez&quot;, &quot;parse-names&quot;: false, &quot;non-dropping-particle&quot;: &quot;&quot;}, {&quot;dropping-particle&quot;: &quot;&quot;, &quot;given&quot;: &quot;Richard S&quot;, &quot;suffix&quot;: &quot;&quot;, &quot;family&quot;: &quot;Sandstrom&quot;, &quot;parse-names&quot;: false, &quot;non-dropping-particle&quot;: &quot;&quot;}, {&quot;dropping-particle&quot;: &quot;&quot;, &quot;given&quot;: &quot;Anthony O&quot;, &quot;suffix&quot;: &quot;&quot;, &quot;family&quot;: &quot;Shafer&quot;, &quot;parse-names&quot;: false, &quot;non-dropping-particle&quot;: &quot;&quot;}, {&quot;dropping-particle&quot;: &quot;&quot;, &quot;given&quot;: &quot;Andrew B&quot;, &quot;suffix&quot;: &quot;&quot;, &quot;family&quot;: &quot;Stergachis&quot;, &quot;parse-names&quot;: false, &quot;non-dropping-particle&quot;: &quot;&quot;}, {&quot;dropping-particle&quot;: &quot;&quot;, &quot;given&quot;: &quot;Sean&quot;, &quot;suffix&quot;: &quot;&quot;, &quot;family&quot;: &quot;Thomas&quot;, &quot;parse-names&quot;: false, &quot;non-dropping-particle&quot;: &quot;&quot;}, {&quot;dropping-particle&quot;: &quot;&quot;, &quot;given&quot;: &quot;Benjamin&quot;, &quot;suffix&quot;: &quot;&quot;, &quot;family&quot;: &quot;Vernot&quot;, &quot;parse-names&quot;: false, &quot;non-dropping-particle&quot;: &quot;&quot;}, {&quot;dropping-particle&quot;: &quot;&quot;, &quot;given&quot;: &quot;Jeff&quot;, &quot;suffix&quot;: &quot;&quot;, &quot;family&quot;: &quot;Vierstra&quot;, &quot;parse-names&quot;: false, &quot;non-dropping-particle&quot;: &quot;&quot;}, {&quot;dropping-particle&quot;: &quot;&quot;, &quot;given&quot;: &quot;Shinny&quot;, &quot;suffix&quot;: &quot;&quot;, &quot;family&quot;: &quot;Vong&quot;, &quot;parse-names&quot;: false, &quot;non-dropping-particle&quot;: &quot;&quot;}, {&quot;dropping-particle&quot;: &quot;&quot;, &quot;given&quot;: &quot;Molly a&quot;, &quot;suffix&quot;: &quot;&quot;, &quot;family&quot;: &quot;Weaver&quot;, &quot;parse-names&quot;: false, &quot;non-dropping-particle&quot;: &quot;&quot;}, {&quot;dropping-particle&quot;: &quot;&quot;, &quot;given&quot;: &quot;Yongqi&quot;, &quot;suffix&quot;: &quot;&quot;, &quot;family&quot;: &quot;Yan&quot;, &quot;parse-names&quot;: false, &quot;non-dropping-particle&quot;: &quot;&quot;}, {&quot;dropping-particle&quot;: &quot;&quot;, &quot;given&quot;: &quot;Miaohua&quot;, &quot;suffix&quot;: &quot;&quot;, &quot;family&quot;: &quot;Zhang&quot;, &quot;parse-names&quot;: false, &quot;non-dropping-particle&quot;: &quot;&quot;}, {&quot;dropping-particle&quot;: &quot;&quot;, &quot;given&quot;: &quot;Joshua a&quot;, &quot;suffix&quot;: &quot;&quot;, &quot;family&quot;: &quot;Akey&quot;, &quot;parse-names&quot;: false, &quot;non-dropping-particle&quot;: &quot;&quot;}, {&quot;dropping-particle&quot;: &quot;&quot;, &quot;given&quot;: &quot;Michael&quot;, &quot;suffix&quot;: &quot;&quot;, &quot;family&quot;: &quot;Bender&quot;, &quot;parse-names&quot;: false, &quot;non-dropping-particle&quot;: &quot;&quot;}, {&quot;dropping-particle&quot;: &quot;&quot;, &quot;given&quot;: &quot;Michael O&quot;, &quot;suffix&quot;: &quot;&quot;, &quot;family&quot;: &quot;Dorschner&quot;, &quot;parse-names&quot;: false, &quot;non-dropping-particle&quot;: &quot;&quot;}, {&quot;dropping-particle&quot;: &quot;&quot;, &quot;given&quot;: &quot;Mark&quot;, &quot;suffix&quot;: &quot;&quot;, &quot;family&quot;: &quot;Groudine&quot;, &quot;parse-names&quot;: false, &quot;non-dropping-particle&quot;: &quot;&quot;}, {&quot;dropping-particle&quot;: &quot;&quot;, &quot;given&quot;: &quot;Michael J&quot;, &quot;suffix&quot;: &quot;&quot;, &quot;family&quot;: &quot;MacCoss&quot;, &quot;parse-names&quot;: false, &quot;non-dropping-particle&quot;: &quot;&quot;}, {&quot;dropping-particle&quot;: &quot;&quot;, &quot;given&quot;: &quot;Patrick&quot;, &quot;suffix&quot;: &quot;&quot;, &quot;family&quot;: &quot;Navas&quot;, &quot;parse-names&quot;: false, &quot;non-dropping-particle&quot;: &quot;&quot;}, {&quot;dropping-particle&quot;: &quot;&quot;, &quot;given&quot;: &quot;George&quot;, &quot;suffix&quot;: &quot;&quot;, &quot;family&quot;: &quot;Stamatoyannopoulos&quot;, &quot;parse-names&quot;: false, &quot;non-dropping-particle&quot;: &quot;&quot;}, {&quot;dropping-particle&quot;: &quot;&quot;, &quot;given&quot;: &quot;John a&quot;, &quot;suffix&quot;: &quot;&quot;, &quot;family&quot;: &quot;Stamatoyannopoulos&quot;, &quot;parse-names&quot;: false, &quot;non-dropping-particle&quot;: &quot;&quot;}, {&quot;dropping-particle&quot;: &quot;&quot;, &quot;given&quot;: &quot;Kathryn&quot;, &quot;suffix&quot;: &quot;&quot;, &quot;family&quot;: &quot;Beal&quot;, &quot;parse-names&quot;: false, &quot;non-dropping-particle&quot;: &quot;&quot;}, {&quot;dropping-particle&quot;: &quot;&quot;, &quot;given&quot;: &quot;Alvis&quot;, &quot;suffix&quot;: &quot;&quot;, &quot;family&quot;: &quot;Brazma&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Nathan&quot;, &quot;suffix&quot;: &quot;&quot;, &quot;family&quot;: &quot;Johnson&quot;, &quot;parse-names&quot;: false, &quot;non-dropping-particle&quot;: &quot;&quot;}, {&quot;dropping-particle&quot;: &quot;&quot;, &quot;given&quot;: &quot;Margus&quot;, &quot;suffix&quot;: &quot;&quot;, &quot;family&quot;: &quot;Lukk&quot;, &quot;parse-names&quot;: false, &quot;non-dropping-particle&quot;: &quot;&quot;}, {&quot;dropping-particle&quot;: &quot;&quot;, &quot;given&quot;: &quot;Nicholas M&quot;, &quot;suffix&quot;: &quot;&quot;, &quot;family&quot;: &quot;Luscombe&quot;, &quot;parse-names&quot;: false, &quot;non-dropping-particle&quot;: &quot;&quot;}, {&quot;dropping-particle&quot;: &quot;&quot;, &quot;given&quot;: &quot;Daniel&quot;, &quot;suffix&quot;: &quot;&quot;, &quot;family&quot;: &quot;Sobral&quot;, &quot;parse-names&quot;: false, &quot;non-dropping-particle&quot;: &quot;&quot;}, {&quot;dropping-particle&quot;: &quot;&quot;, &quot;given&quot;: &quot;Juan M&quot;, &quot;suffix&quot;: &quot;&quot;, &quot;family&quot;: &quot;Vaquerizas&quot;, &quot;parse-names&quot;: false, &quot;non-dropping-particle&quot;: &quot;&quot;}, {&quot;dropping-particle&quot;: &quot;&quot;, &quot;given&quot;: &quot;Serafim&quot;, &quot;suffix&quot;: &quot;&quot;, &quot;family&quot;: &quot;Batzoglou&quot;, &quot;parse-names&quot;: false, &quot;non-dropping-particle&quot;: &quot;&quot;}, {&quot;dropping-particle&quot;: &quot;&quot;, &quot;given&quot;: &quot;Arend&quot;, &quot;suffix&quot;: &quot;&quot;, &quot;family&quot;: &quot;Sidow&quot;, &quot;parse-names&quot;: false, &quot;non-dropping-particle&quot;: &quot;&quot;}, {&quot;dropping-particle&quot;: &quot;&quot;, &quot;given&quot;: &quot;Nadine&quot;, &quot;suffix&quot;: &quot;&quot;, &quot;family&quot;: &quot;Hussami&quot;, &quot;parse-names&quot;: false, &quot;non-dropping-particle&quot;: &quot;&quot;}, {&quot;dropping-particle&quot;: &quot;&quot;, &quot;given&quot;: &quot;Sofia&quot;, &quot;suffix&quot;: &quot;&quot;, &quot;family&quot;: &quot;Kyriazopoulou-Panagiotopoulou&quot;, &quot;parse-names&quot;: false, &quot;non-dropping-particle&quot;: &quot;&quot;}, {&quot;dropping-particle&quot;: &quot;&quot;, &quot;given&quot;: &quot;Max W&quot;, &quot;suffix&quot;: &quot;&quot;, &quot;family&quot;: &quot;Libbrecht&quot;, &quot;parse-names&quot;: false, &quot;non-dropping-particle&quot;: &quot;&quot;}, {&quot;dropping-particle&quot;: &quot;&quot;, &quot;given&quot;: &quot;Marc a&quot;, &quot;suffix&quot;: &quot;&quot;, &quot;family&quot;: &quot;Schaub&quot;, &quot;parse-names&quot;: false, &quot;non-dropping-particle&quot;: &quot;&quot;}, {&quot;dropping-particle&quot;: &quot;&quot;, &quot;given&quot;: &quot;Webb&quot;, &quot;suffix&quot;: &quot;&quot;, &quot;family&quot;: &quot;Miller&quot;, &quot;parse-names&quot;: false, &quot;non-dropping-particle&quot;: &quot;&quot;}, {&quot;dropping-particle&quot;: &quot;&quot;, &quot;given&quot;: &quot;Peter J&quot;, &quot;suffix&quot;: &quot;&quot;, &quot;family&quot;: &quot;Bickel&quot;, &quot;parse-names&quot;: false, &quot;non-dropping-particle&quot;: &quot;&quot;}, {&quot;dropping-particle&quot;: &quot;&quot;, &quot;given&quot;: &quot;Balazs&quot;, &quot;suffix&quot;: &quot;&quot;, &quot;family&quot;: &quot;Banfai&quot;, &quot;parse-names&quot;: false, &quot;non-dropping-particle&quot;: &quot;&quot;}, {&quot;dropping-particle&quot;: &quot;&quot;, &quot;given&quot;: &quot;Nathan P&quot;, &quot;suffix&quot;: &quot;&quot;, &quot;family&quot;: &quot;Boley&quot;, &quot;parse-names&quot;: false, &quot;non-dropping-particle&quot;: &quot;&quot;}, {&quot;dropping-particle&quot;: &quot;&quot;, &quot;given&quot;: &quot;Haiyan&quot;, &quot;suffix&quot;: &quot;&quot;, &quot;family&quot;: &quot;Huang&quot;, &quot;parse-names&quot;: false, &quot;non-dropping-particle&quot;: &quot;&quot;}, {&quot;dropping-particle&quot;: &quot;&quot;, &quot;given&quot;: &quot;Jingyi Jessica&quot;, &quot;suffix&quot;: &quot;&quot;, &quot;family&quot;: &quot;Li&quot;, &quot;parse-names&quot;: false, &quot;non-dropping-particle&quot;: &quot;&quot;}, {&quot;dropping-particle&quot;: &quot;&quot;, &quot;given&quot;: &quot;William Stafford&quot;, &quot;suffix&quot;: &quot;&quot;, &quot;family&quot;: &quot;Noble&quot;, &quot;parse-names&quot;: false, &quot;non-dropping-particle&quot;: &quot;&quot;}, {&quot;dropping-particle&quot;: &quot;&quot;, &quot;given&quot;: &quot;Jeffrey a&quot;, &quot;suffix&quot;: &quot;&quot;, &quot;family&quot;: &quot;Bilmes&quot;, &quot;parse-names&quot;: false, &quot;non-dropping-particle&quot;: &quot;&quot;}, {&quot;dropping-particle&quot;: &quot;&quot;, &quot;given&quot;: &quot;Orion J&quot;, &quot;suffix&quot;: &quot;&quot;, &quot;family&quot;: &quot;Buske&quot;, &quot;parse-names&quot;: false, &quot;non-dropping-particle&quot;: &quot;&quot;}, {&quot;dropping-particle&quot;: &quot;&quot;, &quot;given&quot;: &quot;Avinash O&quot;, &quot;suffix&quot;: &quot;&quot;, &quot;family&quot;: &quot;Sahu&quot;, &quot;parse-names&quot;: false, &quot;non-dropping-particle&quot;: &quot;&quot;}, {&quot;dropping-particle&quot;: &quot;V&quot;, &quot;given&quot;: &quot;Peter&quot;, &quot;suffix&quot;: &quot;&quot;, &quot;family&quot;: &quot;Kharchenko&quot;, &quot;parse-names&quot;: false, &quot;non-dropping-particle&quot;: &quot;&quot;}, {&quot;dropping-particle&quot;: &quot;&quot;, &quot;given&quot;: &quot;Peter J&quot;, &quot;suffix&quot;: &quot;&quot;, &quot;family&quot;: &quot;Park&quot;, &quot;parse-names&quot;: false, &quot;non-dropping-particle&quot;: &quot;&quot;}, {&quot;dropping-particle&quot;: &quot;&quot;, &quot;given&quot;: &quot;Dannon&quot;, &quot;suffix&quot;: &quot;&quot;, &quot;family&quot;: &quot;Baker&quot;, &quot;parse-names&quot;: false, &quot;non-dropping-particle&quot;: &quot;&quot;}, {&quot;dropping-particle&quot;: &quot;&quot;, &quot;given&quot;: &quot;James&quot;, &quot;suffix&quot;: &quot;&quot;, &quot;family&quot;: &quot;Taylor&quot;, &quot;parse-names&quot;: false, &quot;non-dropping-particle&quot;: &quot;&quot;}, {&quot;dropping-particle&quot;: &quot;&quot;, &quot;given&quot;: &quot;Lucas&quot;, &quot;suffix&quot;: &quot;&quot;, &quot;family&quot;: &quot;Lochovsky&quot;, &quot;parse-names&quot;: false, &quot;non-dropping-particle&quot;: &quot;&quot;}], &quot;page&quot;: &quot;57-74&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schema&quot;: &quot;https://github.com/citation-style-language/schema/raw/master/csl-citation.json&quot;} RNDq1R2aVDhX1"/><text:span text:style-name="T31"> regulatory features were downloaded from the ENCODE portal </text:span><text:span text:style-name="T37">[ref; </text:span><text:span text:style-name="T49">accessed Sept. 2019</text:span><text:span text:style-name="T37">] </text:span><text:span text:style-name="T31">as compressed BED files (</text:span><text:span text:style-name="T37">Supplementary Table </text:span><text:span text:style-name="T49">5</text:span><text:span text:style-name="T31">). Downloaded files came from experiments with status “</text:span><text:span text:style-name="T10">released”</text:span><text:span text:style-name="T146">, </text:span><text:span text:style-name="T147">only</text:span><text:span text:style-name="T15"> </text:span><text:span text:style-name="T31">on human samples classified as </text:span><text:span text:style-name="T10">tissue</text:span><text:span text:style-name="T31"> or </text:span><text:span text:style-name="T10">primary cell</text:span><text:span text:style-name="T31">. Experiments with error flags from internal ENCODE audits were excluded. For DNA-binding tracks we used </text:span><text:span text:style-name="T10">narrowPeak</text:span><text:span text:style-name="T31"> BED files with status </text:span><text:span text:style-name="T10">released, </text:span><text:span text:style-name="T147">containing</text:span><text:span text:style-name="T15"> </text:span><text:span text:style-name="T10">optimal idr thresholded peak</text:span><text:span text:style-name="T11">s</text:span><text:span text:style-name="T10"> or pseudoreplicated idr thresholded peak</text:span><text:span text:style-name="T11">s</text:span><text:span text:style-name="T146">, </text:span><text:span text:style-name="T147">and originating from</text:span><text:span text:style-name="T31"> from transcription factor (TF) ChIP-seq experiments. Experiments for transcription-repressing TFs (CTCF) and transcription promoting TFs were not separated, as variants in binding sites of both types of TFs can have functional implications for the regulated genes. For accessible chromatin we used </text:span><text:span text:style-name="T10">narrowPeak</text:span><text:span text:style-name="T31"> BED files with status </text:span><text:span text:style-name="T10">released, </text:span><text:span text:style-name="T147">containing</text:span><text:span text:style-name="T15"> </text:span><text:span text:style-name="T10">peaks</text:span><text:span text:style-name="T146"> </text:span><text:span text:style-name="T147">and coming from </text:span><text:span text:style-name="T31">DNase- and FAIRE-seq experiments. To provide equal tissue and cell-type coverage for both genome builds, liftOver tool </text:span><text:reference-mark-start text:name="ADDIN CSL_CITATION {&quot;properties&quot;: {&quot;noteIndex&quot;: 0}, &quot;mendeley&quot;: {&quot;previouslyFormattedCitation&quot;: &quot;(Hinrichs 2006)&quot;, &quot;formattedCitation&quot;: &quot;(Hinrichs 2006)&quot;, &quot;plainTextFormattedCitation&quot;: &quot;(Hinrichs 2006)&quot;}, &quot;citationItems&quot;: [{&quot;uris&quot;: [&quot;http://www.mendeley.com/documents/?uuid=089f37fb-dafe-3a05-8861-9207fd66316d&quot;], &quot;id&quot;: &quot;ITEM-1&quot;, &quot;itemData&quot;: {&quot;volume&quot;: &quot;34&quot;, &quot;PMID&quot;: &quot;16381938&quot;, &quot;DOI&quot;: &quot;10.1093/nar/gkj144&quot;, &quot;publisher&quot;: &quot;Oxford University Press (OUP)&quot;, &quot;container-title&quot;: &quot;Nucleic Acids Research&quot;, &quot;issued&quot;: {&quot;date-parts&quot;: [[&quot;2006&quot;, &quot;1&quot;, &quot;1&quot;]]}, &quot;id&quot;: &quot;ITEM-1&quot;, &quot;type&quot;: &quot;article-journal&quot;, &quot;title&quot;: &quot;The UCSC Genome Browser Database: update 2006&quot;, &quot;author&quot;: [{&quot;dropping-particle&quot;: &quot;&quot;, &quot;given&quot;: &quot;A. S.&quot;, &quot;suffix&quot;: &quot;&quot;, &quot;family&quot;: &quot;Hinrichs&quot;, &quot;parse-names&quot;: false, &quot;non-dropping-particle&quot;: &quot;&quot;}], &quot;page&quot;: &quot;D590-D598&quot;, &quot;ISSN&quot;: &quot;0305-1048&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quot;: &quot;90001&quot;}}], &quot;schema&quot;: &quot;https://github.com/citation-style-language/schema/raw/master/csl-citation.json&quot;} RND0l1vA0Xnly"/><text:span text:style-name="T62">(Hinrichs 2006)</text:span><text:reference-mark-end text:name="ADDIN CSL_CITATION {&quot;properties&quot;: {&quot;noteIndex&quot;: 0}, &quot;mendeley&quot;: {&quot;previouslyFormattedCitation&quot;: &quot;(Hinrichs 2006)&quot;, &quot;formattedCitation&quot;: &quot;(Hinrichs 2006)&quot;, &quot;plainTextFormattedCitation&quot;: &quot;(Hinrichs 2006)&quot;}, &quot;citationItems&quot;: [{&quot;uris&quot;: [&quot;http://www.mendeley.com/documents/?uuid=089f37fb-dafe-3a05-8861-9207fd66316d&quot;], &quot;id&quot;: &quot;ITEM-1&quot;, &quot;itemData&quot;: {&quot;volume&quot;: &quot;34&quot;, &quot;PMID&quot;: &quot;16381938&quot;, &quot;DOI&quot;: &quot;10.1093/nar/gkj144&quot;, &quot;publisher&quot;: &quot;Oxford University Press (OUP)&quot;, &quot;container-title&quot;: &quot;Nucleic Acids Research&quot;, &quot;issued&quot;: {&quot;date-parts&quot;: [[&quot;2006&quot;, &quot;1&quot;, &quot;1&quot;]]}, &quot;id&quot;: &quot;ITEM-1&quot;, &quot;type&quot;: &quot;article-journal&quot;, &quot;title&quot;: &quot;The UCSC Genome Browser Database: update 2006&quot;, &quot;author&quot;: [{&quot;dropping-particle&quot;: &quot;&quot;, &quot;given&quot;: &quot;A. S.&quot;, &quot;suffix&quot;: &quot;&quot;, &quot;family&quot;: &quot;Hinrichs&quot;, &quot;parse-names&quot;: false, &quot;non-dropping-particle&quot;: &quot;&quot;}], &quot;page&quot;: &quot;D590-D598&quot;, &quot;ISSN&quot;: &quot;0305-1048&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quot;: &quot;90001&quot;}}], &quot;schema&quot;: &quot;https://github.com/citation-style-language/schema/raw/master/csl-citation.json&quot;} RND0l1vA0Xnly"/><text:span text:style-name="T31">⁠ was used to convert BED files in hg19 coordinate system to GRCh38, and </text:span><text:span text:style-name="T12">vice-versa</text:span><text:span text:style-name="T32">. Next, coordinates from replicates of the same tissue or cell type, including lifted-over data, were collapsed (sum of intervals) using BEDtools </text:span><text:reference-mark-start text:name="ADDIN CSL_CITATION {&quot;properties&quot;: {&quot;noteIndex&quot;: 0}, &quot;mendeley&quot;: {&quot;previouslyFormattedCitation&quot;: &quot;(Quinlan and Hall 2010)&quot;, &quot;formattedCitation&quot;: &quot;(Quinlan and Hall 2010)&quot;, &quot;plainTextFormattedCitation&quot;: &quot;(Quinlan and Hall 2010)&quot;}, &quot;citationItems&quot;: [{&quot;uris&quot;: [&quot;http://www.mendeley.com/documents/?uuid=e58011cd-b277-396c-91ac-fd23d90bb168&quot;], &quot;id&quot;: &quot;ITEM-1&quot;, &quot;itemData&quot;: {&quot;volume&quot;: &quot;26&quot;, &quot;PMID&quot;: &quot;20110278&quot;, &quot;DOI&quot;: &quot;10.1093/bioinformatics/btq033&quot;, &quot;ISSN&quot;: &quot;13674803&quot;, &quot;container-title&quot;: &quot;Bioinformatics&quot;, &quot;id&quot;: &quot;ITEM-1&quot;, &quot;type&quot;: &quot;article-journal&quot;, &quot;title&quot;: &quot;BEDTools: A flexible suite of utilities for comparing genomic features&quot;, &quot;author&quot;: [{&quot;dropping-particle&quot;: &quot;&quot;, &quot;given&quot;: &quot;Aaron R.&quot;, &quot;suffix&quot;: &quot;&quot;, &quot;family&quot;: &quot;Quinlan&quot;, &quot;parse-names&quot;: false, &quot;non-dropping-particle&quot;: &quot;&quot;}, {&quot;dropping-particle&quot;: &quot;&quot;, &quot;given&quot;: &quot;Ira M.&quot;, &quot;suffix&quot;: &quot;&quot;, &quot;family&quot;: &quot;Hall&quot;, &quot;parse-names&quot;: false, &quot;non-dropping-particle&quot;: &quot;&quot;}], &quot;page&quot;: &quot;841-842&quot;, &quot;issued&quot;: {&quot;date-parts&quot;: [[&quot;2010&quot;, &quot;1&quot;, &quot;28&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issue&quot;: &quot;6&quot;}}], &quot;schema&quot;: &quot;https://github.com/citation-style-language/schema/raw/master/csl-citation.json&quot;} RND4yC43t9Ydn"/><text:span text:style-name="T63">(Quinlan and Hall 2010)</text:span><text:reference-mark-end text:name="ADDIN CSL_CITATION {&quot;properties&quot;: {&quot;noteIndex&quot;: 0}, &quot;mendeley&quot;: {&quot;previouslyFormattedCitation&quot;: &quot;(Quinlan and Hall 2010)&quot;, &quot;formattedCitation&quot;: &quot;(Quinlan and Hall 2010)&quot;, &quot;plainTextFormattedCitation&quot;: &quot;(Quinlan and Hall 2010)&quot;}, &quot;citationItems&quot;: [{&quot;uris&quot;: [&quot;http://www.mendeley.com/documents/?uuid=e58011cd-b277-396c-91ac-fd23d90bb168&quot;], &quot;id&quot;: &quot;ITEM-1&quot;, &quot;itemData&quot;: {&quot;volume&quot;: &quot;26&quot;, &quot;PMID&quot;: &quot;20110278&quot;, &quot;DOI&quot;: &quot;10.1093/bioinformatics/btq033&quot;, &quot;ISSN&quot;: &quot;13674803&quot;, &quot;container-title&quot;: &quot;Bioinformatics&quot;, &quot;id&quot;: &quot;ITEM-1&quot;, &quot;type&quot;: &quot;article-journal&quot;, &quot;title&quot;: &quot;BEDTools: A flexible suite of utilities for comparing genomic features&quot;, &quot;author&quot;: [{&quot;dropping-particle&quot;: &quot;&quot;, &quot;given&quot;: &quot;Aaron R.&quot;, &quot;suffix&quot;: &quot;&quot;, &quot;family&quot;: &quot;Quinlan&quot;, &quot;parse-names&quot;: false, &quot;non-dropping-particle&quot;: &quot;&quot;}, {&quot;dropping-particle&quot;: &quot;&quot;, &quot;given&quot;: &quot;Ira M.&quot;, &quot;suffix&quot;: &quot;&quot;, &quot;family&quot;: &quot;Hall&quot;, &quot;parse-names&quot;: false, &quot;non-dropping-particle&quot;: &quot;&quot;}], &quot;page&quot;: &quot;841-842&quot;, &quot;issued&quot;: {&quot;date-parts&quot;: [[&quot;2010&quot;, &quot;1&quot;, &quot;28&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issue&quot;: &quot;6&quot;}}], &quot;schema&quot;: &quot;https://github.com/citation-style-language/schema/raw/master/csl-citation.json&quot;} RND4yC43t9Ydn"/><text:span text:style-name="T32">⁠. </text:span></text:p>
      <text:p text:style-name="P4"><text:soft-page-break/>Coordinates of SCREEN cis candidate regulatory elements (ccREs) were downloaded from <text:span text:style-name="T258">the </text:span>ENCODE portal <text:span text:style-name="T273">(accessed Sept. 2019) </text:span>as <text:span text:style-name="T273">compressed </text:span>BED files <text:span text:style-name="T273">(</text:span><text:span text:style-name="T50">Supplementary Table 5</text:span><text:span text:style-name="T273">)</text:span>. The ccREs were divided into promoters, enhancers, insulators, and accessible chromatin according to the <text:span text:style-name="T273">annotations </text:span>provided in the BED files. If multiple files for a tissue or cell type were presents, collapsing was done as described above <text:span text:style-name="T158">for the ENCODE data</text:span>. <text:span text:style-name="T32">As all SCREEN tracks were in the hg19 coordinate system, </text:span>GRCh38 <text:span text:style-name="T32">data </text:span>w<text:span text:style-name="T32">ere</text:span> <text:span text:style-name="T32">produced </text:span>using liftOver <text:span text:style-name="T158">tool </text:span><text:reference-mark-start text:name="ADDIN CSL_CITATION {&quot;properties&quot;: {&quot;noteIndex&quot;: 0}, &quot;mendeley&quot;: {&quot;previouslyFormattedCitation&quot;: &quot;(Hinrichs 2006)&quot;, &quot;formattedCitation&quot;: &quot;(Hinrichs 2006)&quot;, &quot;plainTextFormattedCitation&quot;: &quot;(Hinrichs 2006)&quot;}, &quot;citationItems&quot;: [{&quot;uris&quot;: [&quot;http://www.mendeley.com/documents/?uuid=089f37fb-dafe-3a05-8861-9207fd66316d&quot;], &quot;id&quot;: &quot;ITEM-1&quot;, &quot;itemData&quot;: {&quot;volume&quot;: &quot;34&quot;, &quot;PMID&quot;: &quot;16381938&quot;, &quot;DOI&quot;: &quot;10.1093/nar/gkj144&quot;, &quot;publisher&quot;: &quot;Oxford University Press (OUP)&quot;, &quot;container-title&quot;: &quot;Nucleic Acids Research&quot;, &quot;issued&quot;: {&quot;date-parts&quot;: [[&quot;2006&quot;, &quot;1&quot;, &quot;1&quot;]]}, &quot;id&quot;: &quot;ITEM-1&quot;, &quot;type&quot;: &quot;article-journal&quot;, &quot;title&quot;: &quot;The UCSC Genome Browser Database: update 2006&quot;, &quot;author&quot;: [{&quot;dropping-particle&quot;: &quot;&quot;, &quot;given&quot;: &quot;A. S.&quot;, &quot;suffix&quot;: &quot;&quot;, &quot;family&quot;: &quot;Hinrichs&quot;, &quot;parse-names&quot;: false, &quot;non-dropping-particle&quot;: &quot;&quot;}], &quot;page&quot;: &quot;D590-D598&quot;, &quot;ISSN&quot;: &quot;0305-1048&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quot;: &quot;90001&quot;}}], &quot;schema&quot;: &quot;https://github.com/citation-style-language/schema/raw/master/csl-citation.json&quot;} RNDqW1JOujvvT"/><text:span text:style-name="T66">(Hinrichs 2006)</text:span><text:reference-mark-end text:name="ADDIN CSL_CITATION {&quot;properties&quot;: {&quot;noteIndex&quot;: 0}, &quot;mendeley&quot;: {&quot;previouslyFormattedCitation&quot;: &quot;(Hinrichs 2006)&quot;, &quot;formattedCitation&quot;: &quot;(Hinrichs 2006)&quot;, &quot;plainTextFormattedCitation&quot;: &quot;(Hinrichs 2006)&quot;}, &quot;citationItems&quot;: [{&quot;uris&quot;: [&quot;http://www.mendeley.com/documents/?uuid=089f37fb-dafe-3a05-8861-9207fd66316d&quot;], &quot;id&quot;: &quot;ITEM-1&quot;, &quot;itemData&quot;: {&quot;volume&quot;: &quot;34&quot;, &quot;PMID&quot;: &quot;16381938&quot;, &quot;DOI&quot;: &quot;10.1093/nar/gkj144&quot;, &quot;publisher&quot;: &quot;Oxford University Press (OUP)&quot;, &quot;container-title&quot;: &quot;Nucleic Acids Research&quot;, &quot;issued&quot;: {&quot;date-parts&quot;: [[&quot;2006&quot;, &quot;1&quot;, &quot;1&quot;]]}, &quot;id&quot;: &quot;ITEM-1&quot;, &quot;type&quot;: &quot;article-journal&quot;, &quot;title&quot;: &quot;The UCSC Genome Browser Database: update 2006&quot;, &quot;author&quot;: [{&quot;dropping-particle&quot;: &quot;&quot;, &quot;given&quot;: &quot;A. S.&quot;, &quot;suffix&quot;: &quot;&quot;, &quot;family&quot;: &quot;Hinrichs&quot;, &quot;parse-names&quot;: false, &quot;non-dropping-particle&quot;: &quot;&quot;}], &quot;page&quot;: &quot;D590-D598&quot;, &quot;ISSN&quot;: &quot;0305-1048&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quot;: &quot;90001&quot;}}], &quot;schema&quot;: &quot;https://github.com/citation-style-language/schema/raw/master/csl-citation.json&quot;} RNDqW1JOujvvT"/><text:span text:style-name="T34">⁠</text:span>.</text:p>
      <text:p text:style-name="P37"><text:span text:style-name="T158">Coordinates of FANTOM </text:span><text:reference-mark-start text:name="ADDIN CSL_CITATION {&quot;properties&quot;: {&quot;noteIndex&quot;: 0}, &quot;mendeley&quot;: {&quot;previouslyFormattedCitation&quot;: &quot;(Forrest et al. 2014)&quot;, &quot;formattedCitation&quot;: &quot;(Forrest et al. 2014)&quot;, &quot;plainTextFormattedCitation&quot;: &quot;(Forrest et al. 2014)&quot;}, &quot;citationItems&quot;: [{&quot;uris&quot;: [&quot;http://www.mendeley.com/documents/?uuid=dbdbae29-cb36-490c-9ce5-fc1791b3758f&quot;], &quot;id&quot;: &quot;ITEM-1&quot;, &quot;itemData&quot;: {&quot;volume&quot;: &quot;507&quot;, &quot;PMID&quot;: &quot;24670764&quot;, &quot;DOI&quot;: &quot;10.1038/nature13182&quot;, &quot;publisher&quot;: &quot;NIH Public Access&quot;, &quot;container-title&quot;: &quot;Nature&quot;, &quot;issued&quot;: {&quot;date-parts&quot;: [[&quot;2014&quot;, &quot;3&quot;, &quot;27&quot;]]}, &quot;id&quot;: &quot;ITEM-1&quot;, &quot;type&quot;: &quot;article-journal&quot;, &quot;title&quot;: &quot;A promoter-level mammalian expression atlas.&quot;, &quot;author&quot;: [{&quot;dropping-particle&quot;: &quot;&quot;, &quot;given&quot;: &quot;Alistair R.R. R&quot;, &quot;suffix&quot;: &quot;&quot;, &quot;family&quot;: &quot;Forrest&quot;, &quot;parse-names&quot;: false, &quot;non-dropping-particle&quot;: &quot;&quot;}, {&quot;dropping-particle&quot;: &quot;&quot;, &quot;given&quot;: &quot;Hideya&quot;, &quot;suffix&quot;: &quot;&quot;, &quot;family&quot;: &quot;Kawaji&quot;, &quot;parse-names&quot;: false, &quot;non-dropping-particle&quot;: &quot;&quot;}, {&quot;dropping-particle&quot;: &quot;&quot;, &quot;given&quot;: &quot;Michael&quot;, &quot;suffix&quot;: &quot;&quot;, &quot;family&quot;: &quot;Rehli&quot;, &quot;parse-names&quot;: false, &quot;non-dropping-particle&quot;: &quot;&quot;}, {&quot;dropping-particle&quot;: &quot;&quot;, &quot;given&quot;: &quot;J. Kenneth&quot;, &quot;suffix&quot;: &quot;&quot;, &quot;family&quot;: &quot;Baillie&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Vanja&quot;, &quot;suffix&quot;: &quot;&quot;, &quot;family&quot;: &quot;Haberle&quot;, &quot;parse-names&quot;: false, &quot;non-dropping-particle&quot;: &quot;&quot;}, {&quot;dropping-particle&quot;: &quot;&quot;, &quot;given&quot;: &quot;Timo&quot;, &quot;suffix&quot;: &quot;&quot;, &quot;family&quot;: &quot;Lassmann&quot;, &quot;parse-names&quot;: false, &quot;non-dropping-particle&quot;: &quot;&quot;}, {&quot;dropping-particle&quot;: &quot;V.&quot;, &quot;given&quot;: &quot;Ivan&quot;, &quot;suffix&quot;: &quot;&quot;, &quot;family&quot;: &quot;Kulakovskiy&quot;, &quot;parse-names&quot;: false, &quot;non-dropping-particle&quot;: &quot;&quot;}, {&quot;dropping-particle&quot;: &quot;&quot;, &quot;given&quot;: &quot;Marina&quot;, &quot;suffix&quot;: &quot;&quot;, &quot;family&quot;: &quot;Lizio&quot;, &quot;parse-names&quot;: false, &quot;non-dropping-particle&quot;: &quot;&quot;}, {&quot;dropping-particle&quot;: &quot;&quot;, &quot;given&quot;: &quot;Masayoshi&quot;, &quot;suffix&quot;: &quot;&quot;, &quot;family&quot;: &quot;Itoh&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Christopher J.&quot;, &quot;suffix&quot;: &quot;&quot;, &quot;family&quot;: &quot;Mungall&quot;, &quot;parse-names&quot;: false, &quot;non-dropping-particle&quot;: &quot;&quot;}, {&quot;dropping-particle&quot;: &quot;&quot;, &quot;given&quot;: &quot;Terrence F.&quot;, &quot;suffix&quot;: &quot;&quot;, &quot;family&quot;: &quot;Meehan&quot;, &quot;parse-names&quot;: false, &quot;non-dropping-particle&quot;: &quot;&quot;}, {&quot;dropping-particle&quot;: &quot;&quot;, &quot;given&quot;: &quot;Sebastian&quot;, &quot;suffix&quot;: &quot;&quot;, &quot;family&quot;: &quot;Schmeier&quot;, &quot;parse-names&quot;: false, &quot;non-dropping-particle&quot;: &quot;&quot;}, {&quot;dropping-particle&quot;: &quot;&quot;, &quot;given&quot;: &quot;Nicolas&quot;, &quot;suffix&quot;: &quot;&quot;, &quot;family&quot;: &quot;Bertin&quot;, &quot;parse-names&quot;: false, &quot;non-dropping-particle&quot;: &quot;&quot;}, {&quot;dropping-particle&quot;: &quot;&quot;, &quot;given&quot;: &quot;Mette&quot;, &quot;suffix&quot;: &quot;&quot;, &quot;family&quot;: &quot;J\u00f8rgensen&quot;, &quot;parse-names&quot;: false, &quot;non-dropping-particle&quot;: &quot;&quot;}, {&quot;dropping-particle&quot;: &quot;&quot;, &quot;given&quot;: &quot;Emmanuel&quot;, &quot;suffix&quot;: &quot;&quot;, &quot;family&quot;: &quot;Dimont&quot;, &quot;parse-names&quot;: false, &quot;non-dropping-particle&quot;: &quot;&quot;}, {&quot;dropping-particle&quot;: &quot;&quot;, &quot;given&quot;: &quot;Erik&quot;, &quot;suffix&quot;: &quot;&quot;, &quot;family&quot;: &quot;Arner&quot;, &quot;parse-names&quot;: false, &quot;non-dropping-particle&quot;: &quot;&quot;}, {&quot;dropping-particle&quot;: &quot;&quot;, &quot;given&quot;: &quot;Christian&quot;, &quot;suffix&quot;: &quot;&quot;, &quot;family&quot;: &quot;Schmidl&quot;, &quot;parse-names&quot;: false, &quot;non-dropping-particle&quot;: &quot;&quot;}, {&quot;dropping-particle&quot;: &quot;&quot;, &quot;given&quot;: &quot;Ulf&quot;, &quot;suffix&quot;: &quot;&quot;, &quot;family&quot;: &quot;Schaefer&quot;, &quot;parse-names&quot;: false, &quot;non-dropping-particle&quot;: &quot;&quot;}, {&quot;dropping-particle&quot;: &quot;&quot;, &quot;given&quot;: &quot;Yulia A.&quot;, &quot;suffix&quot;: &quot;&quot;, &quot;family&quot;: &quot;Medvedeva&quot;, &quot;parse-names&quot;: false, &quot;non-dropping-particle&quot;: &quot;&quot;}, {&quot;dropping-particle&quot;: &quot;&quot;, &quot;given&quot;: &quot;Charles&quot;, &quot;suffix&quot;: &quot;&quot;, &quot;family&quot;: &quot;Plessy&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Jessica&quot;, &quot;suffix&quot;: &quot;&quot;, &quot;family&quot;: &quot;Severin&quot;, &quot;parse-names&quot;: false, &quot;non-dropping-particle&quot;: &quot;&quot;}, {&quot;dropping-particle&quot;: &quot;&quot;, &quot;given&quot;: &quot;Colin A&quot;, &quot;suffix&quot;: &quot;&quot;, &quot;family&quot;: &quot;Semple&quot;, &quot;parse-names&quot;: false, &quot;non-dropping-particle&quot;: &quot;&quot;}, {&quot;dropping-particle&quot;: &quot;&quot;, &quot;given&quot;: &quot;Yuri&quot;, &quot;suffix&quot;: &quot;&quot;, &quot;family&quot;: &quot;Ishizu&quot;, &quot;parse-names&quot;: false, &quot;non-dropping-particle&quot;: &quot;&quot;}, {&quot;dropping-particle&quot;: &quot;&quot;, &quot;given&quot;: &quot;Robert S.&quot;, &quot;suffix&quot;: &quot;&quot;, &quot;family&quot;: &quot;Young&quot;, &quot;parse-names&quot;: false, &quot;non-dropping-particle&quot;: &quot;&quot;}, {&quot;dropping-particle&quot;: &quot;&quot;, &quot;given&quot;: &quot;Margherita&quot;, &quot;suffix&quot;: &quot;&quot;, &quot;family&quot;: &quot;Francescatto&quot;, &quot;parse-names&quot;: false, &quot;non-dropping-particle&quot;: &quot;&quot;}, {&quot;dropping-particle&quot;: &quot;&quot;, &quot;given&quot;: &quot;Intikhab&quot;, &quot;suffix&quot;: &quot;&quot;, &quot;family&quot;: &quot;Alam&quot;, &quot;parse-names&quot;: false, &quot;non-dropping-particle&quot;: &quot;&quot;}, {&quot;dropping-particle&quot;: &quot;&quot;, &quot;given&quot;: &quot;Davide&quot;, &quot;suffix&quot;: &quot;&quot;, &quot;family&quot;: &quot;Albanese&quot;, &quot;parse-names&quot;: false, &quot;non-dropping-particle&quot;: &quot;&quot;}, {&quot;dropping-particle&quot;: &quot;&quot;, &quot;given&quot;: &quot;Gabriel M&quot;, &quot;suffix&quot;: &quot;&quot;, &quot;family&quot;: &quot;Altschuler&quot;, &quot;parse-names&quot;: false, &quot;non-dropping-particle&quot;: &quot;&quot;}, {&quot;dropping-particle&quot;: &quot;&quot;, &quot;given&quot;: &quot;Takahiro&quot;, &quot;suffix&quot;: &quot;&quot;, &quot;family&quot;: &quot;Arakawa&quot;, &quot;parse-names&quot;: false, &quot;non-dropping-particle&quot;: &quot;&quot;}, {&quot;dropping-particle&quot;: &quot;&quot;, &quot;given&quot;: &quot;John A.C. C&quot;, &quot;suffix&quot;: &quot;&quot;, &quot;family&quot;: &quot;Archer&quot;, &quot;parse-names&quot;: false, &quot;non-dropping-particle&quot;: &quot;&quot;}, {&quot;dropping-particle&quot;: &quot;&quot;, &quot;given&quot;: &quot;Peter&quot;, &quot;suffix&quot;: &quot;&quot;, &quot;family&quot;: &quot;Arner&quot;, &quot;parse-names&quot;: false, &quot;non-dropping-particle&quot;: &quot;&quot;}, {&quot;dropping-particle&quot;: &quot;&quot;, &quot;given&quot;: &quot;Magda&quot;, &quot;suffix&quot;: &quot;&quot;, &quot;family&quot;: &quot;Babina&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Piotr J.&quot;, &quot;suffix&quot;: &quot;&quot;, &quot;family&quot;: &quot;Balwierz&quot;, &quot;parse-names&quot;: false, &quot;non-dropping-particle&quot;: &quot;&quot;}, {&quot;dropping-particle&quot;: &quot;&quot;, &quot;given&quot;: &quot;Anthony G.&quot;, &quot;suffix&quot;: &quot;&quot;, &quot;family&quot;: &quot;Beckhouse&quot;, &quot;parse-names&quot;: false, &quot;non-dropping-particle&quot;: &quot;&quot;}, {&quot;dropping-particle&quot;: &quot;&quot;, &quot;given&quot;: &quot;Swati&quot;, &quot;suffix&quot;: &quot;&quot;, &quot;family&quot;: &quot;Pradhan-Bhatt&quot;, &quot;parse-names&quot;: false, &quot;non-dropping-particle&quot;: &quot;&quot;}, {&quot;dropping-particle&quot;: &quot;&quot;, &quot;given&quot;: &quot;Judith A.&quot;, &quot;suffix&quot;: &quot;&quot;, &quot;family&quot;: &quot;Blake&quot;, &quot;parse-names&quot;: false, &quot;non-dropping-particle&quot;: &quot;&quot;}, {&quot;dropping-particle&quot;: &quot;&quot;, &quot;given&quot;: &quot;Antje&quot;, &quot;suffix&quot;: &quot;&quot;, &quot;family&quot;: &quot;Blumenthal&quot;, &quot;parse-names&quot;: false, &quot;non-dropping-particle&quot;: &quot;&quot;}, {&quot;dropping-particle&quot;: &quot;&quot;, &quot;given&quot;: &quot;Beatrice&quot;, &quot;suffix&quot;: &quot;&quot;, &quot;family&quot;: &quot;Bodega&quot;, &quot;parse-names&quot;: false, &quot;non-dropping-particle&quot;: &quot;&quot;}, {&quot;dropping-particle&quot;: &quot;&quot;, &quot;given&quot;: &quot;Alessandro&quot;, &quot;suffix&quot;: &quot;&quot;, &quot;family&quot;: &quot;Bonetti&quot;, &quot;parse-names&quot;: false, &quot;non-dropping-particle&quot;: &quot;&quot;}, {&quot;dropping-particle&quot;: &quot;&quot;, &quot;given&quot;: &quot;James&quot;, &quot;suffix&quot;: &quot;&quot;, &quot;family&quot;: &quot;Briggs&quot;, &quot;parse-names&quot;: false, &quot;non-dropping-particle&quot;: &quot;&quot;}, {&quot;dropping-particle&quot;: &quot;&quot;, &quot;given&quot;: &quot;Frank&quot;, &quot;suffix&quot;: &quot;&quot;, &quot;family&quot;: &quot;Brombacher&quot;, &quot;parse-names&quot;: false, &quot;non-dropping-particle&quot;: &quot;&quot;}, {&quot;dropping-particle&quot;: &quot;&quot;, &quot;given&quot;: &quot;A. Maxwell&quot;, &quot;suffix&quot;: &quot;&quot;, &quot;family&quot;: &quot;Burroughs&quot;, &quot;parse-names&quot;: false, &quot;non-dropping-particle&quot;: &quot;&quot;}, {&quot;dropping-particle&quot;: &quot;&quot;, &quot;given&quot;: &quot;Andrea&quot;, &quot;suffix&quot;: &quot;&quot;, &quot;family&quot;: &quot;Califano&quot;, &quot;parse-names&quot;: false, &quot;non-dropping-particle&quot;: &quot;&quot;}, {&quot;dropping-particle&quot;: &quot;V.&quot;, &quot;given&quot;: &quot;Carlo&quot;, &quot;suffix&quot;: &quot;&quot;, &quot;family&quot;: &quot;Cannistraci&quot;, &quot;parse-names&quot;: false, &quot;non-dropping-particle&quot;: &quot;&quot;}, {&quot;dropping-particle&quot;: &quot;&quot;, &quot;given&quot;: &quot;Daniel&quot;, &quot;suffix&quot;: &quot;&quot;, &quot;family&quot;: &quot;Carbajo&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Marco&quot;, &quot;suffix&quot;: &quot;&quot;, &quot;family&quot;: &quot;Chierici&quot;, &quot;parse-names&quot;: false, &quot;non-dropping-particle&quot;: &quot;&quot;}, {&quot;dropping-particle&quot;: &quot;&quot;, &quot;given&quot;: &quot;Yari&quot;, &quot;suffix&quot;: &quot;&quot;, &quot;family&quot;: &quot;Ciani&quot;, &quot;parse-names&quot;: false, &quot;non-dropping-particle&quot;: &quot;&quot;}, {&quot;dropping-particle&quot;: &quot;&quot;, &quot;given&quot;: &quot;Hans C.&quot;, &quot;suffix&quot;: &quot;&quot;, &quot;family&quot;: &quot;Clevers&quot;, &quot;parse-names&quot;: false, &quot;non-dropping-particle&quot;: &quot;&quot;}, {&quot;dropping-particle&quot;: &quot;&quot;, &quot;given&quot;: &quot;Emiliano&quot;, &quot;suffix&quot;: &quot;&quot;, &quot;family&quot;: &quot;Dalla&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Michael&quot;, &quot;suffix&quot;: &quot;&quot;, &quot;family&quot;: &quot;Detmar&quot;, &quot;parse-names&quot;: false, &quot;non-dropping-particle&quot;: &quot;&quot;}, {&quot;dropping-particle&quot;: &quot;&quot;, &quot;given&quot;: &quot;Alexander D.&quot;, &quot;suffix&quot;: &quot;&quot;, &quot;family&quot;: &quot;Diehl&quot;, &quot;parse-names&quot;: false, &quot;non-dropping-particle&quot;: &quot;&quot;}, {&quot;dropping-particle&quot;: &quot;&quot;, &quot;given&quot;: &quot;Taeko&quot;, &quot;suffix&quot;: &quot;&quot;, &quot;family&quot;: &quot;Dohi&quot;, &quot;parse-names&quot;: false, &quot;non-dropping-particle&quot;: &quot;&quot;}, {&quot;dropping-particle&quot;: &quot;&quot;, &quot;given&quot;: &quot;Finn&quot;, &quot;suffix&quot;: &quot;&quot;, &quot;family&quot;: &quot;Drabl\u00f8s&quot;, &quot;parse-names&quot;: false, &quot;non-dropping-particle&quot;: &quot;&quot;}, {&quot;dropping-particle&quot;: &quot;&quot;, &quot;given&quot;: &quot;Albert S.B. B&quot;, &quot;suffix&quot;: &quot;&quot;, &quot;family&quot;: &quot;Edge&quot;, &quot;parse-names&quot;: false, &quot;non-dropping-particle&quot;: &quot;&quot;}, {&quot;dropping-particle&quot;: &quot;&quot;, &quot;given&quot;: &quot;Matthias&quot;, &quot;suffix&quot;: &quot;&quot;, &quot;family&quot;: &quot;Edinger&quot;, &quot;parse-names&quot;: false, &quot;non-dropping-particle&quot;: &quot;&quot;}, {&quot;dropping-particle&quot;: &quot;&quot;, &quot;given&quot;: &quot;Karl&quot;, &quot;suffix&quot;: &quot;&quot;, &quot;family&quot;: &quot;Ekwall&quot;, &quot;parse-names&quot;: false, &quot;non-dropping-particle&quot;: &quot;&quot;}, {&quot;dropping-particle&quot;: &quot;&quot;, &quot;given&quot;: &quot;Mitsuhiro&quot;, &quot;suffix&quot;: &quot;&quot;, &quot;family&quot;: &quot;Endoh&quot;, &quot;parse-names&quot;: false, &quot;non-dropping-particle&quot;: &quot;&quot;}, {&quot;dropping-particle&quot;: &quot;&quot;, &quot;given&quot;: &quot;Hideki&quot;, &quot;suffix&quot;: &quot;&quot;, &quot;family&quot;: &quot;Enomoto&quot;, &quot;parse-names&quot;: false, &quot;non-dropping-particle&quot;: &quot;&quot;}, {&quot;dropping-particle&quot;: &quot;&quot;, &quot;given&quot;: &quot;Michela&quot;, &quot;suffix&quot;: &quot;&quot;, &quot;family&quot;: &quot;Fagiolini&quot;, &quot;parse-names&quot;: false, &quot;non-dropping-particle&quot;: &quot;&quot;}, {&quot;dropping-particle&quot;: &quot;&quot;, &quot;given&quot;: &quot;Lynsey&quot;, &quot;suffix&quot;: &quot;&quot;, &quot;family&quot;: &quot;Fairbairn&quot;, &quot;parse-names&quot;: false, &quot;non-dropping-particle&quot;: &quot;&quot;}, {&quot;dropping-particle&quot;: &quot;&quot;, &quot;given&quot;: &quot;Hai&quot;, &quot;suffix&quot;: &quot;&quot;, &quot;family&quot;: &quot;Fang&quot;, &quot;parse-names&quot;: false, &quot;non-dropping-particle&quot;: &quot;&quot;}, {&quot;dropping-particle&quot;: &quot;&quot;, &quot;given&quot;: &quot;Mary C.&quot;, &quot;suffix&quot;: &quot;&quot;, &quot;family&quot;: &quot;Farach-Carson&quot;, &quot;parse-names&quot;: false, &quot;non-dropping-particle&quot;: &quot;&quot;}, {&quot;dropping-particle&quot;: &quot;&quot;, &quot;given&quot;: &quot;Geoffrey J.&quot;, &quot;suffix&quot;: &quot;&quot;, &quot;family&quot;: &quot;Faulkner&quot;, &quot;parse-names&quot;: false, &quot;non-dropping-particle&quot;: &quot;&quot;}, {&quot;dropping-particle&quot;: &quot;V.&quot;, &quot;given&quot;: &quot;Alexander&quot;, &quot;suffix&quot;: &quot;&quot;, &quot;family&quot;: &quot;Favorov&quot;, &quot;parse-names&quot;: false, &quot;non-dropping-particle&quot;: &quot;&quot;}, {&quot;dropping-particle&quot;: &quot;&quot;, &quot;given&quot;: &quot;Malcolm E.&quot;, &quot;suffix&quot;: &quot;&quot;, &quot;family&quot;: &quot;Fisher&quot;, &quot;parse-names&quot;: false, &quot;non-dropping-particle&quot;: &quot;&quot;}, {&quot;dropping-particle&quot;: &quot;&quot;, &quot;given&quot;: &quot;Martin C.&quot;, &quot;suffix&quot;: &quot;&quot;, &quot;family&quot;: &quot;Frith&quot;, &quot;parse-names&quot;: false, &quot;non-dropping-particle&quot;: &quot;&quot;}, {&quot;dropping-particle&quot;: &quot;&quot;, &quot;given&quot;: &quot;Rie&quot;, &quot;suffix&quot;: &quot;&quot;, &quot;family&quot;: &quot;Fujita&quot;, &quot;parse-names&quot;: false, &quot;non-dropping-particle&quot;: &quot;&quot;}, {&quot;dropping-particle&quot;: &quot;&quot;, &quot;given&quot;: &quot;Shiro&quot;, &quot;suffix&quot;: &quot;&quot;, &quot;family&quot;: &quot;Fukuda&quot;, &quot;parse-names&quot;: false, &quot;non-dropping-particle&quot;: &quot;&quot;}, {&quot;dropping-particle&quot;: &quot;&quot;, &quot;given&quot;: &quot;Cesare&quot;, &quot;suffix&quot;: &quot;&quot;, &quot;family&quot;: &quot;Furlanello&quot;, &quot;parse-names&quot;: false, &quot;non-dropping-particle&quot;: &quot;&quot;}, {&quot;dropping-particle&quot;: &quot;&quot;, &quot;given&quot;: &quot;Masaaki&quot;, &quot;suffix&quot;: &quot;&quot;, &quot;family&quot;: &quot;Furino&quot;, &quot;parse-names&quot;: false, &quot;non-dropping-particle&quot;: &quot;&quot;}, {&quot;dropping-particle&quot;: &quot;&quot;, &quot;given&quot;: &quot;Jun-ichi&quot;, &quot;suffix&quot;: &quot;&quot;, &quot;family&quot;: &quot;Furusawa&quot;, &quot;parse-names&quot;: false, &quot;non-dropping-particle&quot;: &quot;&quot;}, {&quot;dropping-particle&quot;: &quot;&quot;, &quot;given&quot;: &quot;Teunis B.&quot;, &quot;suffix&quot;: &quot;&quot;, &quot;family&quot;: &quot;Geijtenbeek&quot;, &quot;parse-names&quot;: false, &quot;non-dropping-particle&quot;: &quot;&quot;}, {&quot;dropping-particle&quot;: &quot;&quot;, &quot;given&quot;: &quot;Andrew P.&quot;, &quot;suffix&quot;: &quot;&quot;, &quot;family&quot;: &quot;Gibson&quot;, &quot;parse-names&quot;: false, &quot;non-dropping-particle&quot;: &quot;&quot;}, {&quot;dropping-particle&quot;: &quot;&quot;, &quot;given&quot;: &quot;Thomas&quot;, &quot;suffix&quot;: &quot;&quot;, &quot;family&quot;: &quot;Gingeras&quot;, &quot;parse-names&quot;: false, &quot;non-dropping-particle&quot;: &quot;&quot;}, {&quot;dropping-particle&quot;: &quot;&quot;, &quot;given&quot;: &quot;Daniel&quot;, &quot;suffix&quot;: &quot;&quot;, &quot;family&quot;: &quot;Goldowitz&quot;, &quot;parse-names&quot;: false, &quot;non-dropping-particle&quot;: &quot;&quot;}, {&quot;dropping-particle&quot;: &quot;&quot;, &quot;given&quot;: &quot;Julian&quot;, &quot;suffix&quot;: &quot;&quot;, &quot;family&quot;: &quot;Gough&quot;, &quot;parse-names&quot;: false, &quot;non-dropping-particle&quot;: &quot;&quot;}, {&quot;dropping-particle&quot;: &quot;&quot;, &quot;given&quot;: &quot;Sven&quot;, &quot;suffix&quot;: &quot;&quot;, &quot;family&quot;: &quot;Guhl&quot;, &quot;parse-names&quot;: false, &quot;non-dropping-particle&quot;: &quot;&quot;}, {&quot;dropping-particle&quot;: &quot;&quot;, &quot;given&quot;: &quot;Reto&quot;, &quot;suffix&quot;: &quot;&quot;, &quot;family&quot;: &quot;Guler&quot;, &quot;parse-names&quot;: false, &quot;non-dropping-particle&quot;: &quot;&quot;}, {&quot;dropping-particle&quot;: &quot;&quot;, &quot;given&quot;: &quot;Stefano&quot;, &quot;suffix&quot;: &quot;&quot;, &quot;family&quot;: &quot;Gustincich&quot;, &quot;parse-names&quot;: false, &quot;non-dropping-particle&quot;: &quot;&quot;}, {&quot;dropping-particle&quot;: &quot;&quot;, &quot;given&quot;: &quot;Thomas J.&quot;, &quot;suffix&quot;: &quot;&quot;, &quot;family&quot;: &quot;Ha&quot;, &quot;parse-names&quot;: false, &quot;non-dropping-particle&quot;: &quot;&quot;}, {&quot;dropping-particle&quot;: &quot;&quot;, &quot;given&quot;: &quot;Masahide&quot;, &quot;suffix&quot;: &quot;&quot;, &quot;family&quot;: &quot;Hamaguchi&quot;, &quot;parse-names&quot;: false, &quot;non-dropping-particle&quot;: &quot;&quot;}, {&quot;dropping-particle&quot;: &quot;&quot;, &quot;given&quot;: &quot;Mitsuko&quot;, &quot;suffix&quot;: &quot;&quot;, &quot;family&quot;: &quot;Hara&quot;, &quot;parse-names&quot;: false, &quot;non-dropping-particle&quot;: &quot;&quot;}, {&quot;dropping-particle&quot;: &quot;&quot;, &quot;given&quot;: &quot;Matthias&quot;, &quot;suffix&quot;: &quot;&quot;, &quot;family&quot;: &quot;Harbers&quot;, &quot;parse-names&quot;: false, &quot;non-dropping-particle&quot;: &quot;&quot;}, {&quot;dropping-particle&quot;: &quot;&quot;, &quot;given&quot;: &quot;Jayson&quot;, &quot;suffix&quot;: &quot;&quot;, &quot;family&quot;: &quot;Harshbarger&quot;, &quot;parse-names&quot;: false, &quot;non-dropping-particle&quot;: &quot;&quot;}, {&quot;dropping-particle&quot;: &quot;&quot;, &quot;given&quot;: &quot;Akira&quot;, &quot;suffix&quot;: &quot;&quot;, &quot;family&quot;: &quot;Hasegawa&quot;, &quot;parse-names&quot;: false, &quot;non-dropping-particle&quot;: &quot;&quot;}, {&quot;dropping-particle&quot;: &quot;&quot;, &quot;given&quot;: &quot;Yuki&quot;, &quot;suffix&quot;: &quot;&quot;, &quot;family&quot;: &quot;Hasegawa&quot;, &quot;parse-names&quot;: false, &quot;non-dropping-particle&quot;: &quot;&quot;}, {&quot;dropping-particle&quot;: &quot;&quot;, &quot;given&quot;: &quot;Takehiro&quot;, &quot;suffix&quot;: &quot;&quot;, &quot;family&quot;: &quot;Hashimoto&quot;, &quot;parse-names&quot;: false, &quot;non-dropping-particle&quot;: &quot;&quot;}, {&quot;dropping-particle&quot;: &quot;&quot;, &quot;given&quot;: &quot;Meenhard&quot;, &quot;suffix&quot;: &quot;&quot;, &quot;family&quot;: &quot;Herlyn&quot;, &quot;parse-names&quot;: false, &quot;non-dropping-particle&quot;: &quot;&quot;}, {&quot;dropping-particle&quot;: &quot;&quot;, &quot;given&quot;: &quot;Kelly J.&quot;, &quot;suffix&quot;: &quot;&quot;, &quot;family&quot;: &quot;Hitchens&quot;, &quot;parse-names&quot;: false, &quot;non-dropping-particle&quot;: &quot;&quot;}, {&quot;dropping-particle&quot;: &quot;&quot;, &quot;given&quot;: &quot;Shannan J&quot;, &quot;suffix&quot;: &quot;&quot;, &quot;family&quot;: &quot;Ho Sui&quot;, &quot;parse-names&quot;: false, &quot;non-dropping-particle&quot;: &quot;&quot;}, {&quot;dropping-particle&quot;: &quot;&quot;, &quot;given&quot;: &quot;Oliver M.&quot;, &quot;suffix&quot;: &quot;&quot;, &quot;family&quot;: &quot;Hofmann&quot;, &quot;parse-names&quot;: false, &quot;non-dropping-particle&quot;: &quot;&quot;}, {&quot;dropping-particle&quot;: &quot;&quot;, &quot;given&quot;: &quot;Ilka&quot;, &quot;suffix&quot;: &quot;&quot;, &quot;family&quot;: &quot;Hoof&quot;, &quot;parse-names&quot;: false, &quot;non-dropping-particle&quot;: &quot;&quot;}, {&quot;dropping-particle&quot;: &quot;&quot;, &quot;given&quot;: &quot;Furni&quot;, &quot;suffix&quot;: &quot;&quot;, &quot;family&quot;: &quot;Hori&quot;, &quot;parse-names&quot;: false, &quot;non-dropping-particle&quot;: &quot;&quot;}, {&quot;dropping-particle&quot;: &quot;&quot;, &quot;given&quot;: &quot;Lukasz&quot;, &quot;suffix&quot;: &quot;&quot;, &quot;family&quot;: &quot;Huminiecki&quot;, &quot;parse-names&quot;: false, &quot;non-dropping-particle&quot;: &quot;&quot;}, {&quot;dropping-particle&quot;: &quot;&quot;, &quot;given&quot;: &quot;Kei&quot;, &quot;suffix&quot;: &quot;&quot;, &quot;family&quot;: &quot;Iida&quot;, &quot;parse-names&quot;: false, &quot;non-dropping-particle&quot;: &quot;&quot;}, {&quot;dropping-particle&quot;: &quot;&quot;, &quot;given&quot;: &quot;Tomokatsu&quot;, &quot;suffix&quot;: &quot;&quot;, &quot;family&quot;: &quot;Ikawa&quot;, &quot;parse-names&quot;: false, &quot;non-dropping-particle&quot;: &quot;&quot;}, {&quot;dropping-particle&quot;: &quot;&quot;, &quot;given&quot;: &quot;Boris R.&quot;, &quot;suffix&quot;: &quot;&quot;, &quot;family&quot;: &quot;Jankovic&quot;, &quot;parse-names&quot;: false, &quot;non-dropping-particle&quot;: &quot;&quot;}, {&quot;dropping-particle&quot;: &quot;&quot;, &quot;given&quot;: &quot;Hui&quot;, &quot;suffix&quot;: &quot;&quot;, &quot;family&quot;: &quot;Jia&quot;, &quot;parse-names&quot;: false, &quot;non-dropping-particle&quot;: &quot;&quot;}, {&quot;dropping-particle&quot;: &quot;&quot;, &quot;given&quot;: &quot;Anagha&quot;, &quot;suffix&quot;: &quot;&quot;, &quot;family&quot;: &quot;Joshi&quot;, &quot;parse-names&quot;: false, &quot;non-dropping-particle&quot;: &quot;&quot;}, {&quot;dropping-particle&quot;: &quot;&quot;, &quot;given&quot;: &quot;Giuseppe&quot;, &quot;suffix&quot;: &quot;&quot;, &quot;family&quot;: &quot;Jurman&quot;, &quot;parse-names&quot;: false, &quot;non-dropping-particle&quot;: &quot;&quot;}, {&quot;dropping-particle&quot;: &quot;&quot;, &quot;given&quot;: &quot;Bogumil&quot;, &quot;suffix&quot;: &quot;&quot;, &quot;family&quot;: &quot;Kaczkowski&quot;, &quot;parse-names&quot;: false, &quot;non-dropping-particle&quot;: &quot;&quot;}, {&quot;dropping-particle&quot;: &quot;&quot;, &quot;given&quot;: &quot;Chieko&quot;, &quot;suffix&quot;: &quot;&quot;, &quot;family&quot;: &quot;Kai&quot;, &quot;parse-names&quot;: false, &quot;non-dropping-particle&quot;: &quot;&quot;}, {&quot;dropping-particle&quot;: &quot;&quot;, &quot;given&quot;: &quot;Kaoru&quot;, &quot;suffix&quot;: &quot;&quot;, &quot;family&quot;: &quot;Kaida&quot;, &quot;parse-names&quot;: false, &quot;non-dropping-particle&quot;: &quot;&quot;}, {&quot;dropping-particle&quot;: &quot;&quot;, &quot;given&quot;: &quot;Ai&quot;, &quot;suffix&quot;: &quot;&quot;, &quot;family&quot;: &quot;Kaiho&quot;, &quot;parse-names&quot;: false, &quot;non-dropping-particle&quot;: &quot;&quot;}, {&quot;dropping-particle&quot;: &quot;&quot;, &quot;given&quot;: &quot;Kazuhiro&quot;, &quot;suffix&quot;: &quot;&quot;, &quot;family&quot;: &quot;Kajiyama&quot;, &quot;parse-names&quot;: false, &quot;non-dropping-particle&quot;: &quot;&quot;}, {&quot;dropping-particle&quot;: &quot;&quot;, &quot;given&quot;: &quot;Mutsumi&quot;, &quot;suffix&quot;: &quot;&quot;, &quot;family&quot;: &quot;Kanamori-Katayama&quot;, &quot;parse-names&quot;: false, &quot;non-dropping-particle&quot;: &quot;&quot;}, {&quot;dropping-particle&quot;: &quot;&quot;, &quot;given&quot;: &quot;Artem S.&quot;, &quot;suffix&quot;: &quot;&quot;, &quot;family&quot;: &quot;Kasianov&quot;, &quot;parse-names&quot;: false, &quot;non-dropping-particle&quot;: &quot;&quot;}, {&quot;dropping-particle&quot;: &quot;&quot;, &quot;given&quot;: &quot;Takeya&quot;, &quot;suffix&quot;: &quot;&quot;, &quot;family&quot;: &quot;Kasukawa&quot;, &quot;parse-names&quot;: false, &quot;non-dropping-particle&quot;: &quot;&quot;}, {&quot;dropping-particle&quot;: &quot;&quot;, &quot;given&quot;: &quot;Shintaro&quot;, &quot;suffix&quot;: &quot;&quot;, &quot;family&quot;: &quot;Katayama&quot;, &quot;parse-names&quot;: false, &quot;non-dropping-particle&quot;: &quot;&quot;}, {&quot;dropping-particle&quot;: &quot;&quot;, &quot;given&quot;: &quot;Sachi&quot;, &quot;suffix&quot;: &quot;&quot;, &quot;family&quot;: &quot;Kato&quot;, &quot;parse-names&quot;: false, &quot;non-dropping-particle&quot;: &quot;&quot;}, {&quot;dropping-particle&quot;: &quot;&quot;, &quot;given&quot;: &quot;Shuji&quot;, &quot;suffix&quot;: &quot;&quot;, &quot;family&quot;: &quot;Kawaguchi&quot;, &quot;parse-names&quot;: false, &quot;non-dropping-particle&quot;: &quot;&quot;}, {&quot;dropping-particle&quot;: &quot;&quot;, &quot;given&quot;: &quot;Hiroshi&quot;, &quot;suffix&quot;: &quot;&quot;, &quot;family&quot;: &quot;Kawamoto&quot;, &quot;parse-names&quot;: false, &quot;non-dropping-particle&quot;: &quot;&quot;}, {&quot;dropping-particle&quot;: &quot;&quot;, &quot;given&quot;: &quot;Yuki I.&quot;, &quot;suffix&quot;: &quot;&quot;, &quot;family&quot;: &quot;Kawamura&quot;, &quot;parse-names&quot;: false, &quot;non-dropping-particle&quot;: &quot;&quot;}, {&quot;dropping-particle&quot;: &quot;&quot;, &quot;given&quot;: &quot;Tsugumi&quot;, &quot;suffix&quot;: &quot;&quot;, &quot;family&quot;: &quot;Kawashima&quot;, &quot;parse-names&quot;: false, &quot;non-dropping-particle&quot;: &quot;&quot;}, {&quot;dropping-particle&quot;: &quot;&quot;, &quot;given&quot;: &quot;Judith S.&quot;, &quot;suffix&quot;: &quot;&quot;, &quot;family&quot;: &quot;Kempfle&quot;, &quot;parse-names&quot;: false, &quot;non-dropping-particle&quot;: &quot;&quot;}, {&quot;dropping-particle&quot;: &quot;&quot;, &quot;given&quot;: &quot;Tony J.&quot;, &quot;suffix&quot;: &quot;&quot;, &quot;family&quot;: &quot;Kenna&quot;, &quot;parse-names&quot;: false, &quot;non-dropping-particle&quot;: &quot;&quot;}, {&quot;dropping-particle&quot;: &quot;&quot;, &quot;given&quot;: &quot;Juha&quot;, &quot;suffix&quot;: &quot;&quot;, &quot;family&quot;: &quot;Kere&quot;, &quot;parse-names&quot;: false, &quot;non-dropping-particle&quot;: &quot;&quot;}, {&quot;dropping-particle&quot;: &quot;&quot;, &quot;given&quot;: &quot;Levon M.&quot;, &quot;suffix&quot;: &quot;&quot;, &quot;family&quot;: &quot;Khachigian&quot;, &quot;parse-names&quot;: false, &quot;non-dropping-particle&quot;: &quot;&quot;}, {&quot;dropping-particle&quot;: &quot;&quot;, &quot;given&quot;: &quot;Toshio&quot;, &quot;suffix&quot;: &quot;&quot;, &quot;family&quot;: &quot;Kitamura&quot;, &quot;parse-names&quot;: false, &quot;non-dropping-particle&quot;: &quot;&quot;}, {&quot;dropping-particle&quot;: &quot;&quot;, &quot;given&quot;: &quot;S. Peter&quot;, &quot;suffix&quot;: &quot;&quot;, &quot;family&quot;: &quot;Klinken&quot;, &quot;parse-names&quot;: false, &quot;non-dropping-particle&quot;: &quot;&quot;}, {&quot;dropping-particle&quot;: &quot;&quot;, &quot;given&quot;: &quot;Alan J.&quot;, &quot;suffix&quot;: &quot;&quot;, &quot;family&quot;: &quot;Knox&quot;, &quot;parse-names&quot;: false, &quot;non-dropping-particle&quot;: &quot;&quot;}, {&quot;dropping-particle&quot;: &quot;&quot;, &quot;given&quot;: &quot;Miki&quot;, &quot;suffix&quot;: &quot;&quot;, &quot;family&quot;: &quot;Kojima&quot;, &quot;parse-names&quot;: false, &quot;non-dropping-particle&quot;: &quot;&quot;}, {&quot;dropping-particle&quot;: &quot;&quot;, &quot;given&quot;: &quot;Soichi&quot;, &quot;suffix&quot;: &quot;&quot;, &quot;family&quot;: &quot;Kojima&quot;, &quot;parse-names&quot;: false, &quot;non-dropping-particle&quot;: &quot;&quot;}, {&quot;dropping-particle&quot;: &quot;&quot;, &quot;given&quot;: &quot;Naoto&quot;, &quot;suffix&quot;: &quot;&quot;, &quot;family&quot;: &quot;Kondo&quot;, &quot;parse-names&quot;: false, &quot;non-dropping-particle&quot;: &quot;&quot;}, {&quot;dropping-particle&quot;: &quot;&quot;, &quot;given&quot;: &quot;Haruhiko&quot;, &quot;suffix&quot;: &quot;&quot;, &quot;family&quot;: &quot;Koseki&quot;, &quot;parse-names&quot;: false, &quot;non-dropping-particle&quot;: &quot;&quot;}, {&quot;dropping-particle&quot;: &quot;&quot;, &quot;given&quot;: &quot;Shigeo&quot;, &quot;suffix&quot;: &quot;&quot;, &quot;family&quot;: &quot;Koyasu&quot;, &quot;parse-names&quot;: false, &quot;non-dropping-particle&quot;: &quot;&quot;}, {&quot;dropping-particle&quot;: &quot;&quot;, &quot;given&quot;: &quot;Sarah&quot;, &quot;suffix&quot;: &quot;&quot;, &quot;family&quot;: &quot;Krampitz&quot;, &quot;parse-names&quot;: false, &quot;non-dropping-particle&quot;: &quot;&quot;}, {&quot;dropping-particle&quot;: &quot;&quot;, &quot;given&quot;: &quot;Atsutaka&quot;, &quot;suffix&quot;: &quot;&quot;, &quot;family&quot;: &quot;Kubosaki&quot;, &quot;parse-names&quot;: false, &quot;non-dropping-particle&quot;: &quot;&quot;}, {&quot;dropping-particle&quot;: &quot;&quot;, &quot;given&quot;: &quot;Andrew T.&quot;, &quot;suffix&quot;: &quot;&quot;, &quot;family&quot;: &quot;Kwon&quot;, &quot;parse-names&quot;: false, &quot;non-dropping-particle&quot;: &quot;&quot;}, {&quot;dropping-particle&quot;: &quot;&quot;, &quot;given&quot;: &quot;Jeroen F.J. J&quot;, &quot;suffix&quot;: &quot;&quot;, &quot;family&quot;: &quot;Laros&quot;, &quot;parse-names&quot;: false, &quot;non-dropping-particle&quot;: &quot;&quot;}, {&quot;dropping-particle&quot;: &quot;&quot;, &quot;given&quot;: &quot;Weonju&quot;, &quot;suffix&quot;: &quot;&quot;, &quot;family&quot;: &quot;Lee&quot;, &quot;parse-names&quot;: false, &quot;non-dropping-particle&quot;: &quot;&quot;}, {&quot;dropping-particle&quot;: &quot;&quot;, &quot;given&quot;: &quot;Andreas&quot;, &quot;suffix&quot;: &quot;&quot;, &quot;family&quot;: &quot;Lennartsson&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Berit&quot;, &quot;suffix&quot;: &quot;&quot;, &quot;family&quot;: &quot;Lilje&quot;, &quot;parse-names&quot;: false, &quot;non-dropping-particle&quot;: &quot;&quot;}, {&quot;dropping-particle&quot;: &quot;&quot;, &quot;given&quot;: &quot;Leonard&quot;, &quot;suffix&quot;: &quot;&quot;, &quot;family&quot;: &quot;Lipovich&quot;, &quot;parse-names&quot;: false, &quot;non-dropping-particle&quot;: &quot;&quot;}, {&quot;dropping-particle&quot;: &quot;&quot;, &quot;given&quot;: &quot;Alan&quot;, &quot;suffix&quot;: &quot;&quot;, &quot;family&quot;: &quot;Mackay-Sim&quot;, &quot;parse-names&quot;: false, &quot;non-dropping-particle&quot;: &quot;&quot;}, {&quot;dropping-particle&quot;: &quot;&quot;, &quot;given&quot;: &quot;Ri-ichiroh&quot;, &quot;suffix&quot;: &quot;&quot;, &quot;family&quot;: &quot;Manabe&quot;, &quot;parse-names&quot;: false, &quot;non-dropping-particle&quot;: &quot;&quot;}, {&quot;dropping-particle&quot;: &quot;&quot;, &quot;given&quot;: &quot;Jessica C.&quot;, &quot;suffix&quot;: &quot;&quot;, &quot;family&quot;: &quot;Mar&quot;, &quot;parse-names&quot;: false, &quot;non-dropping-particle&quot;: &quot;&quot;}, {&quot;dropping-particle&quot;: &quot;&quot;, &quot;given&quot;: &quot;Benoit&quot;, &quot;suffix&quot;: &quot;&quot;, &quot;family&quot;: &quot;Marchand&quot;, &quot;parse-names&quot;: false, &quot;non-dropping-particle&quot;: &quot;&quot;}, {&quot;dropping-particle&quot;: &quot;&quot;, &quot;given&quot;: &quot;Anthony&quot;, &quot;suffix&quot;: &quot;&quot;, &quot;family&quot;: &quot;Mathelier&quot;, &quot;parse-names&quot;: false, &quot;non-dropping-particle&quot;: &quot;&quot;}, {&quot;dropping-particle&quot;: &quot;&quot;, &quot;given&quot;: &quot;Niklas&quot;, &quot;suffix&quot;: &quot;&quot;, &quot;family&quot;: &quot;Mejhert&quot;, &quot;parse-names&quot;: false, &quot;non-dropping-particle&quot;: &quot;&quot;}, {&quot;dropping-particle&quot;: &quot;&quot;, &quot;given&quot;: &quot;Alison&quot;, &quot;suffix&quot;: &quot;&quot;, &quot;family&quot;: &quot;Meynert&quot;, &quot;parse-names&quot;: false, &quot;non-dropping-particle&quot;: &quot;&quot;}, {&quot;dropping-particle&quot;: &quot;&quot;, &quot;given&quot;: &quot;Yosuke&quot;, &quot;suffix&quot;: &quot;&quot;, &quot;family&quot;: &quot;Mizuno&quot;, &quot;parse-names&quot;: false, &quot;non-dropping-particle&quot;: &quot;&quot;}, {&quot;dropping-particle&quot;: &quot;&quot;, &quot;given&quot;: &quot;David A&quot;, &quot;suffix&quot;: &quot;&quot;, &quot;family&quot;: &quot;Lima Morais&quot;, &quot;parse-names&quot;: false, &quot;non-dropping-particle&quot;: &quot;de&quot;}, {&quot;dropping-particle&quot;: &quot;&quot;, &quot;given&quot;: &quot;Hiromasa&quot;, &quot;suffix&quot;: &quot;&quot;, &quot;family&quot;: &quot;Morikawa&quot;, &quot;parse-names&quot;: false, &quot;non-dropping-particle&quot;: &quot;&quot;}, {&quot;dropping-particle&quot;: &quot;&quot;, &quot;given&quot;: &quot;Mitsuru&quot;, &quot;suffix&quot;: &quot;&quot;, &quot;family&quot;: &quot;Morimoto&quot;, &quot;parse-names&quot;: false, &quot;non-dropping-particle&quot;: &quot;&quot;}, {&quot;dropping-particle&quot;: &quot;&quot;, &quot;given&quot;: &quot;Kazuyo&quot;, &quot;suffix&quot;: &quot;&quot;, &quot;family&quot;: &quot;Moro&quot;, &quot;parse-names&quot;: false, &quot;non-dropping-particle&quot;: &quot;&quot;}, {&quot;dropping-particle&quot;: &quot;&quot;, &quot;given&quot;: &quot;Efthymios&quot;, &quot;suffix&quot;: &quot;&quot;, &quot;family&quot;: &quot;Motakis&quot;, &quot;parse-names&quot;: false, &quot;non-dropping-particle&quot;: &quot;&quot;}, {&quot;dropping-particle&quot;: &quot;&quot;, &quot;given&quot;: &quot;Hozumi&quot;, &quot;suffix&quot;: &quot;&quot;, &quot;family&quot;: &quot;Motohashi&quot;, &quot;parse-names&quot;: false, &quot;non-dropping-particle&quot;: &quot;&quot;}, {&quot;dropping-particle&quot;: &quot;&quot;, &quot;given&quot;: &quot;Christine L.&quot;, &quot;suffix&quot;: &quot;&quot;, &quot;family&quot;: &quot;Mummery&quot;, &quot;parse-names&quot;: false, &quot;non-dropping-particle&quot;: &quot;&quot;}, {&quot;dropping-particle&quot;: &quot;&quot;, &quot;given&quot;: &quot;Mitsuyoshi&quot;, &quot;suffix&quot;: &quot;&quot;, &quot;family&quot;: &quot;Murata&quot;, &quot;parse-names&quot;: false, &quot;non-dropping-particle&quot;: &quot;&quot;}, {&quot;dropping-particle&quot;: &quot;&quot;, &quot;given&quot;: &quot;Sayaka&quot;, &quot;suffix&quot;: &quot;&quot;, &quot;family&quot;: &quot;Nagao-Sato&quot;, &quot;parse-names&quot;: false, &quot;non-dropping-particle&quot;: &quot;&quot;}, {&quot;dropping-particle&quot;: &quot;&quot;, &quot;given&quot;: &quot;Yutaka&quot;, &quot;suffix&quot;: &quot;&quot;, &quot;family&quot;: &quot;Nakachi&quot;, &quot;parse-names&quot;: false, &quot;non-dropping-particle&quot;: &quot;&quot;}, {&quot;dropping-particle&quot;: &quot;&quot;, &quot;given&quot;: &quot;Fumio&quot;, &quot;suffix&quot;: &quot;&quot;, &quot;family&quot;: &quot;Nakahara&quot;, &quot;parse-names&quot;: false, &quot;non-dropping-particle&quot;: &quot;&quot;}, {&quot;dropping-particle&quot;: &quot;&quot;, &quot;given&quot;: &quot;Toshiyuki&quot;, &quot;suffix&quot;: &quot;&quot;, &quot;family&quot;: &quot;Nakamura&quot;, &quot;parse-names&quot;: false, &quot;non-dropping-particle&quot;: &quot;&quot;}, {&quot;dropping-particle&quot;: &quot;&quot;, &quot;given&quot;: &quot;Yukio&quot;, &quot;suffix&quot;: &quot;&quot;, &quot;family&quot;: &quot;Nakamura&quot;, &quot;parse-names&quot;: false, &quot;non-dropping-particle&quot;: &quot;&quot;}, {&quot;dropping-particle&quot;: &quot;&quot;, &quot;given&quot;: &quot;Kenichi&quot;, &quot;suffix&quot;: &quot;&quot;, &quot;family&quot;: &quot;Nakazato&quot;, &quot;parse-names&quot;: false, &quot;non-dropping-particle&quot;: &quot;&quot;}, {&quot;dropping-particle&quot;: &quot;&quot;, &quot;given&quot;: &quot;Erik&quot;, &quot;suffix&quot;: &quot;&quot;, &quot;family&quot;: &quot;Nimwegen&quot;, &quot;parse-names&quot;: false, &quot;non-dropping-particle&quot;: &quot;van&quot;}, {&quot;dropping-particle&quot;: &quot;&quot;, &quot;given&quot;: &quot;Noriko&quot;, &quot;suffix&quot;: &quot;&quot;, &quot;family&quot;: &quot;Ninomiya&quot;, &quot;parse-names&quot;: false, &quot;non-dropping-particle&quot;: &quot;&quot;}, {&quot;dropping-particle&quot;: &quot;&quot;, &quot;given&quot;: &quot;Hiromi&quot;, &quot;suffix&quot;: &quot;&quot;, &quot;family&quot;: &quot;Nishiyori&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Tadasuke&quot;, &quot;suffix&quot;: &quot;&quot;, &quot;family&quot;: &quot;Noazaki&quot;, &quot;parse-names&quot;: false, &quot;non-dropping-particle&quot;: &quot;&quot;}, {&quot;dropping-particle&quot;: &quot;&quot;, &quot;given&quot;: &quot;Soichi&quot;, &quot;suffix&quot;: &quot;&quot;, &quot;family&quot;: &quot;Ogishima&quot;, &quot;parse-names&quot;: false, &quot;non-dropping-particle&quot;: &quot;&quot;}, {&quot;dropping-particle&quot;: &quot;&quot;, &quot;given&quot;: &quot;Naganari&quot;, &quot;suffix&quot;: &quot;&quot;, &quot;family&quot;: &quot;Ohkura&quot;, &quot;parse-names&quot;: false, &quot;non-dropping-particle&quot;: &quot;&quot;}, {&quot;dropping-particle&quot;: &quot;&quot;, &quot;given&quot;: &quot;Hiroko&quot;, &quot;suffix&quot;: &quot;&quot;, &quot;family&quot;: &quot;Ohimiya&quot;, &quot;parse-names&quot;: false, &quot;non-dropping-particle&quot;: &quot;&quot;}, {&quot;dropping-particle&quot;: &quot;&quot;, &quot;given&quot;: &quot;Hiroshi&quot;, &quot;suffix&quot;: &quot;&quot;, &quot;family&quot;: &quot;Ohno&quot;, &quot;parse-names&quot;: false, &quot;non-dropping-particle&quot;: &quot;&quot;}, {&quot;dropping-particle&quot;: &quot;&quot;, &quot;given&quot;: &quot;Mitsuhiro&quot;, &quot;suffix&quot;: &quot;&quot;, &quot;family&quot;: &quot;Ohshima&quot;, &quot;parse-names&quot;: false, &quot;non-dropping-particle&quot;: &quot;&quot;}, {&quot;dropping-particle&quot;: &quot;&quot;, &quot;given&quot;: &quot;Mariko&quot;, &quot;suffix&quot;: &quot;&quot;, &quot;family&quot;: &quot;Okada-Hatakeyama&quot;, &quot;parse-names&quot;: false, &quot;non-dropping-particle&quot;: &quot;&quot;}, {&quot;dropping-particle&quot;: &quot;&quot;, &quot;given&quot;: &quot;Yasushi&quot;, &quot;suffix&quot;: &quot;&quot;, &quot;family&quot;: &quot;Okazaki&quot;, &quot;parse-names&quot;: false, &quot;non-dropping-particle&quot;: &quot;&quot;}, {&quot;dropping-particle&quot;: &quot;&quot;, &quot;given&quot;: &quot;Valerio&quot;, &quot;suffix&quot;: &quot;&quot;, &quot;family&quot;: &quot;Orlando&quot;, &quot;parse-names&quot;: false, &quot;non-dropping-particle&quot;: &quot;&quot;}, {&quot;dropping-particle&quot;: &quot;&quot;, &quot;given&quot;: &quot;Dmitry A.&quot;, &quot;suffix&quot;: &quot;&quot;, &quot;family&quot;: &quot;Ovchinnikov&quot;, &quot;parse-names&quot;: false, &quot;non-dropping-particle&quot;: &quot;&quot;}, {&quot;dropping-particle&quot;: &quot;&quot;, &quot;given&quot;: &quot;Arnab&quot;, &quot;suffix&quot;: &quot;&quot;, &quot;family&quot;: &quot;Pain&quot;, &quot;parse-names&quot;: false, &quot;non-dropping-particle&quot;: &quot;&quot;}, {&quot;dropping-particle&quot;: &quot;&quot;, &quot;given&quot;: &quot;Robert&quot;, &quot;suffix&quot;: &quot;&quot;, &quot;family&quot;: &quot;Passier&quot;, &quot;parse-names&quot;: false, &quot;non-dropping-particle&quot;: &quot;&quot;}, {&quot;dropping-particle&quot;: &quot;&quot;, &quot;given&quot;: &quot;Margaret&quot;, &quot;suffix&quot;: &quot;&quot;, &quot;family&quot;: &quot;Patrikakis&quot;, &quot;parse-names&quot;: false, &quot;non-dropping-particle&quot;: &quot;&quot;}, {&quot;dropping-particle&quot;: &quot;&quot;, &quot;given&quot;: &quot;Helena&quot;, &quot;suffix&quot;: &quot;&quot;, &quot;family&quot;: &quot;Persson&quot;, &quot;parse-names&quot;: false, &quot;non-dropping-particle&quot;: &quot;&quot;}, {&quot;dropping-particle&quot;: &quot;&quot;, &quot;given&quot;: &quot;Silvano&quot;, &quot;suffix&quot;: &quot;&quot;, &quot;family&quot;: &quot;Piazza&quot;, &quot;parse-names&quot;: false, &quot;non-dropping-particle&quot;: &quot;&quot;}, {&quot;dropping-particle&quot;: &quot;&quot;, &quot;given&quot;: &quot;James G.D. D&quot;, &quot;suffix&quot;: &quot;&quot;, &quot;family&quot;: &quot;Prendergast&quot;, &quot;parse-names&quot;: false, &quot;non-dropping-particle&quot;: &quot;&quot;}, {&quot;dropping-particle&quot;: &quot;&quot;, &quot;given&quot;: &quot;Owen J.L. L&quot;, &quot;suffix&quot;: &quot;&quot;, &quot;family&quot;: &quot;Rackham&quot;, &quot;parse-names&quot;: false, &quot;non-dropping-particle&quot;: &quot;&quot;}, {&quot;dropping-particle&quot;: &quot;&quot;, &quot;given&quot;: &quot;Jordan A.&quot;, &quot;suffix&quot;: &quot;&quot;, &quot;family&quot;: &quot;Ramilowski&quot;, &quot;parse-names&quot;: false, &quot;non-dropping-particle&quot;: &quot;&quot;}, {&quot;dropping-particle&quot;: &quot;&quot;, &quot;given&quot;: &quot;Mamoon&quot;, &quot;suffix&quot;: &quot;&quot;, &quot;family&quot;: &quot;Rashid&quot;, &quot;parse-names&quot;: false, &quot;non-dropping-particle&quot;: &quot;&quot;}, {&quot;dropping-particle&quot;: &quot;&quot;, &quot;given&quot;: &quot;Timothy&quot;, &quot;suffix&quot;: &quot;&quot;, &quot;family&quot;: &quot;Ravasi&quot;, &quot;parse-names&quot;: false, &quot;non-dropping-particle&quot;: &quot;&quot;}, {&quot;dropping-particle&quot;: &quot;&quot;, &quot;given&quot;: &quot;Patrizia&quot;, &quot;suffix&quot;: &quot;&quot;, &quot;family&quot;: &quot;Rizzu&quot;, &quot;parse-names&quot;: false, &quot;non-dropping-particle&quot;: &quot;&quot;}, {&quot;dropping-particle&quot;: &quot;&quot;, &quot;given&quot;: &quot;Marco&quot;, &quot;suffix&quot;: &quot;&quot;, &quot;family&quot;: &quot;Roncador&quot;, &quot;parse-names&quot;: false, &quot;non-dropping-particle&quot;: &quot;&quot;}, {&quot;dropping-particle&quot;: &quot;&quot;, &quot;given&quot;: &quot;Sugata&quot;, &quot;suffix&quot;: &quot;&quot;, &quot;family&quot;: &quot;Roy&quot;, &quot;parse-names&quot;: false, &quot;non-dropping-particle&quot;: &quot;&quot;}, {&quot;dropping-particle&quot;: &quot;&quot;, &quot;given&quot;: &quot;Morten B.&quot;, &quot;suffix&quot;: &quot;&quot;, &quot;family&quot;: &quot;Rye&quot;, &quot;parse-names&quot;: false, &quot;non-dropping-particle&quot;: &quot;&quot;}, {&quot;dropping-particle&quot;: &quot;&quot;, &quot;given&quot;: &quot;Eri&quot;, &quot;suffix&quot;: &quot;&quot;, &quot;family&quot;: &quot;Saijyo&quot;, &quot;parse-names&quot;: false, &quot;non-dropping-particle&quot;: &quot;&quot;}, {&quot;dropping-particle&quot;: &quot;&quot;, &quot;given&quot;: &quot;Antti&quot;, &quot;suffix&quot;: &quot;&quot;, &quot;family&quot;: &quot;Sajantila&quot;, &quot;parse-names&quot;: false, &quot;non-dropping-particle&quot;: &quot;&quot;}, {&quot;dropping-particle&quot;: &quot;&quot;, &quot;given&quot;: &quot;Akiko&quot;, &quot;suffix&quot;: &quot;&quot;, &quot;family&quot;: &quot;Saka&quot;, &quot;parse-names&quot;: false, &quot;non-dropping-particle&quot;: &quot;&quot;}, {&quot;dropping-particle&quot;: &quot;&quot;, &quot;given&quot;: &quot;Shimon&quot;, &quot;suffix&quot;: &quot;&quot;, &quot;family&quot;: &quot;Sakaguchi&quot;, &quot;parse-names&quot;: false, &quot;non-dropping-particle&quot;: &quot;&quot;}, {&quot;dropping-particle&quot;: &quot;&quot;, &quot;given&quot;: &quot;Mizuho&quot;, &quot;suffix&quot;: &quot;&quot;, &quot;family&quot;: &quot;Sakai&quot;, &quot;parse-names&quot;: false, &quot;non-dropping-particle&quot;: &quot;&quot;}, {&quot;dropping-particle&quot;: &quot;&quot;, &quot;given&quot;: &quot;Hiroki&quot;, &quot;suffix&quot;: &quot;&quot;, &quot;family&quot;: &quot;Sato&quot;, &quot;parse-names&quot;: false, &quot;non-dropping-particle&quot;: &quot;&quot;}, {&quot;dropping-particle&quot;: &quot;&quot;, &quot;given&quot;: &quot;Suzana&quot;, &quot;suffix&quot;: &quot;&quot;, &quot;family&quot;: &quot;Savvi&quot;, &quot;parse-names&quot;: false, &quot;non-dropping-particle&quot;: &quot;&quot;}, {&quot;dropping-particle&quot;: &quot;&quot;, &quot;given&quot;: &quot;Alka&quot;, &quot;suffix&quot;: &quot;&quot;, &quot;family&quot;: &quot;Saxena&quot;, &quot;parse-names&quot;: false, &quot;non-dropping-particle&quot;: &quot;&quot;}, {&quot;dropping-particle&quot;: &quot;&quot;, &quot;given&quot;: &quot;Claudio&quot;, &quot;suffix&quot;: &quot;&quot;, &quot;family&quot;: &quot;Schneider&quot;, &quot;parse-names&quot;: false, &quot;non-dropping-particle&quot;: &quot;&quot;}, {&quot;dropping-particle&quot;: &quot;&quot;, &quot;given&quot;: &quot;Erik A.&quot;, &quot;suffix&quot;: &quot;&quot;, &quot;family&quot;: &quot;Schultes&quot;, &quot;parse-names&quot;: false, &quot;non-dropping-particle&quot;: &quot;&quot;}, {&quot;dropping-particle&quot;: &quot;&quot;, &quot;given&quot;: &quot;Gundula G.&quot;, &quot;suffix&quot;: &quot;&quot;, &quot;family&quot;: &quot;Schulze-Tanzil&quot;, &quot;parse-names&quot;: false, &quot;non-dropping-particle&quot;: &quot;&quot;}, {&quot;dropping-particle&quot;: &quot;&quot;, &quot;given&quot;: &quot;Anita&quot;, &quot;suffix&quot;: &quot;&quot;, &quot;family&quot;: &quot;Schwegmann&quot;, &quot;parse-names&quot;: false, &quot;non-dropping-particle&quot;: &quot;&quot;}, {&quot;dropping-particle&quot;: &quot;&quot;, &quot;given&quot;: &quot;Thierry&quot;, &quot;suffix&quot;: &quot;&quot;, &quot;family&quot;: &quot;Sengstag&quot;, &quot;parse-names&quot;: false, &quot;non-dropping-particle&quot;: &quot;&quot;}, {&quot;dropping-particle&quot;: &quot;&quot;, &quot;given&quot;: &quot;Guojun&quot;, &quot;suffix&quot;: &quot;&quot;, &quot;family&quot;: &quot;Sheng&quot;, &quot;parse-names&quot;: false, &quot;non-dropping-particle&quot;: &quot;&quot;}, {&quot;dropping-particle&quot;: &quot;&quot;, &quot;given&quot;: &quot;Hisashi&quot;, &quot;suffix&quot;: &quot;&quot;, &quot;family&quot;: &quot;Shimoji&quot;, &quot;parse-names&quot;: false, &quot;non-dropping-particle&quot;: &quot;&quot;}, {&quot;dropping-particle&quot;: &quot;&quot;, &quot;given&quot;: &quot;Yishai&quot;, &quot;suffix&quot;: &quot;&quot;, &quot;family&quot;: &quot;Shimoni&quot;, &quot;parse-names&quot;: false, &quot;non-dropping-particle&quot;: &quot;&quot;}, {&quot;dropping-particle&quot;: &quot;&quot;, &quot;given&quot;: &quot;Jay W.&quot;, &quot;suffix&quot;: &quot;&quot;, &quot;family&quot;: &quot;Shin&quot;, &quot;parse-names&quot;: false, &quot;non-dropping-particle&quot;: &quot;&quot;}, {&quot;dropping-particle&quot;: &quot;&quot;, &quot;given&quot;: &quot;Christophe&quot;, &quot;suffix&quot;: &quot;&quot;, &quot;family&quot;: &quot;Simon&quot;, &quot;parse-names&quot;: false, &quot;non-dropping-particle&quot;: &quot;&quot;}, {&quot;dropping-particle&quot;: &quot;&quot;, &quot;given&quot;: &quot;Daisuke&quot;, &quot;suffix&quot;: &quot;&quot;, &quot;family&quot;: &quot;Sugiyama&quot;, &quot;parse-names&quot;: false, &quot;non-dropping-particle&quot;: &quot;&quot;}, {&quot;dropping-particle&quot;: &quot;&quot;, &quot;given&quot;: &quot;Takaai&quot;, &quot;suffix&quot;: &quot;&quot;, &quot;family&quot;: &quot;Sugiyama&quot;, &quot;parse-names&quot;: false, &quot;non-dropping-particle&quot;: &quot;&quot;}, {&quot;dropping-particle&quot;: &quot;&quot;, &quot;given&quot;: &quot;Masanori&quot;, &quot;suffix&quot;: &quot;&quot;, &quot;family&quot;: &quot;Suzuki&quot;, &quot;parse-names&quot;: false, &quot;non-dropping-particle&quot;: &quot;&quot;}, {&quot;dropping-particle&quot;: &quot;&quot;, &quot;given&quot;: &quot;Naoko&quot;, &quot;suffix&quot;: &quot;&quot;, &quot;family&quot;: &quot;Suzuki&quot;, &quot;parse-names&quot;: false, &quot;non-dropping-particle&quot;: &quot;&quot;}, {&quot;dropping-particle&quot;: &quot;&quot;, &quot;given&quot;: &quot;Rolf K.&quot;, &quot;suffix&quot;: &quot;&quot;, &quot;family&quot;: &quot;Swoboda&quot;, &quot;parse-names&quot;: false, &quot;non-dropping-particle&quot;: &quot;&quot;}, {&quot;dropping-particle&quot;: &quot;&quot;, &quot;given&quot;: &quot;Peter A.C. C&quot;, &quot;suffix&quot;: &quot;&quot;, &quot;family&quot;: &quot;'t Hoen&quot;, &quot;parse-names&quot;: false, &quot;non-dropping-particle&quot;: &quot;&quot;}, {&quot;dropping-particle&quot;: &quot;&quot;, &quot;given&quot;: &quot;Michihira&quot;, &quot;suffix&quot;: &quot;&quot;, &quot;family&quot;: &quot;Tagami&quot;, &quot;parse-names&quot;: false, &quot;non-dropping-particle&quot;: &quot;&quot;}, {&quot;dropping-particle&quot;: &quot;&quot;, &quot;given&quot;: &quot;Naoko&quot;, &quot;suffix&quot;: &quot;&quot;, &quot;family&quot;: &quot;Takahashi&quot;, &quot;parse-names&quot;: false, &quot;non-dropping-particle&quot;: &quot;&quot;}, {&quot;dropping-particle&quot;: &quot;&quot;, &quot;given&quot;: &quot;Jun&quot;, &quot;suffix&quot;: &quot;&quot;, &quot;family&quot;: &quot;Takai&quot;, &quot;parse-names&quot;: false, &quot;non-dropping-particle&quot;: &quot;&quot;}, {&quot;dropping-particle&quot;: &quot;&quot;, &quot;given&quot;: &quot;Hiroshi&quot;, &quot;suffix&quot;: &quot;&quot;, &quot;family&quot;: &quot;Tanaka&quot;, &quot;parse-names&quot;: false, &quot;non-dropping-particle&quot;: &quot;&quot;}, {&quot;dropping-particle&quot;: &quot;&quot;, &quot;given&quot;: &quot;Hideki&quot;, &quot;suffix&quot;: &quot;&quot;, &quot;family&quot;: &quot;Tatsukawa&quot;, &quot;parse-names&quot;: false, &quot;non-dropping-particle&quot;: &quot;&quot;}, {&quot;dropping-particle&quot;: &quot;&quot;, &quot;given&quot;: &quot;Zuotian&quot;, &quot;suffix&quot;: &quot;&quot;, &quot;family&quot;: &quot;Tatum&quot;, &quot;parse-names&quot;: false, &quot;non-dropping-particle&quot;: &quot;&quot;}, {&quot;dropping-particle&quot;: &quot;&quot;, &quot;given&quot;: &quot;Mark&quot;, &quot;suffix&quot;: &quot;&quot;, &quot;family&quot;: &quot;Thompson&quot;, &quot;parse-names&quot;: false, &quot;non-dropping-particle&quot;: &quot;&quot;}, {&quot;dropping-particle&quot;: &quot;&quot;, &quot;given&quot;: &quot;Hiroo&quot;, &quot;suffix&quot;: &quot;&quot;, &quot;family&quot;: &quot;Toyodo&quot;, &quot;parse-names&quot;: false, &quot;non-dropping-particle&quot;: &quot;&quot;}, {&quot;dropping-particle&quot;: &quot;&quot;, &quot;given&quot;: &quot;Tetsuro&quot;, &quot;suffix&quot;: &quot;&quot;, &quot;family&quot;: &quot;Toyoda&quot;, &quot;parse-names&quot;: false, &quot;non-dropping-particle&quot;: &quot;&quot;}, {&quot;dropping-particle&quot;: &quot;&quot;, &quot;given&quot;: &quot;Elvind&quot;, &quot;suffix&quot;: &quot;&quot;, &quot;family&quot;: &quot;Valen&quot;, &quot;parse-names&quot;: false, &quot;non-dropping-particle&quot;: &quot;&quot;}, {&quot;dropping-particle&quot;: &quot;&quot;, &quot;given&quot;: &quot;Marc&quot;, &quot;suffix&quot;: &quot;&quot;, &quot;family&quot;: &quot;Wetering&quot;, &quot;parse-names&quot;: false, &quot;non-dropping-particle&quot;: &quot;van de&quot;}, {&quot;dropping-particle&quot;: &quot;&quot;, &quot;given&quot;: &quot;Linda M.&quot;, &quot;suffix&quot;: &quot;&quot;, &quot;family&quot;: &quot;Berg&quot;, &quot;parse-names&quot;: false, &quot;non-dropping-particle&quot;: &quot;van den&quot;}, {&quot;dropping-particle&quot;: &quot;&quot;, &quot;given&quot;: &quot;Roberto&quot;, &quot;suffix&quot;: &quot;&quot;, &quot;family&quot;: &quot;Verado&quot;, &quot;parse-names&quot;: false, &quot;non-dropping-particle&quot;: &quot;&quot;}, {&quot;dropping-particle&quot;: &quot;&quot;, &quot;given&quot;: &quot;Dipti&quot;, &quot;suffix&quot;: &quot;&quot;, &quot;family&quot;: &quot;Vijayan&quot;, &quot;parse-names&quot;: false, &quot;non-dropping-particle&quot;: &quot;&quot;}, {&quot;dropping-particle&quot;: &quot;&quot;, &quot;given&quot;: &quot;Ilya E.&quot;, &quot;suffix&quot;: &quot;&quot;, &quot;family&quot;: &quot;Vorontsov&quot;, &quot;parse-names&quot;: false, &quot;non-dropping-particle&quot;: &quot;&quot;}, {&quot;dropping-particle&quot;: &quot;&quot;, &quot;given&quot;: &quot;Wyeth W.&quot;, &quot;suffix&quot;: &quot;&quot;, &quot;family&quot;: &quot;Wasserman&quot;, &quot;parse-names&quot;: false, &quot;non-dropping-particle&quot;: &quot;&quot;}, {&quot;dropping-particle&quot;: &quot;&quot;, &quot;given&quot;: &quot;Shoko&quot;, &quot;suffix&quot;: &quot;&quot;, &quot;family&quot;: &quot;Watanabe&quot;, &quot;parse-names&quot;: false, &quot;non-dropping-particle&quot;: &quot;&quot;}, {&quot;dropping-particle&quot;: &quot;&quot;, &quot;given&quot;: &quot;Christine A.&quot;, &quot;suffix&quot;: &quot;&quot;, &quot;family&quot;: &quot;Wells&quot;, &quot;parse-names&quot;: false, &quot;non-dropping-particle&quot;: &quot;&quot;}, {&quot;dropping-particle&quot;: &quot;&quot;, &quot;given&quot;: &quot;Louise N.&quot;, &quot;suffix&quot;: &quot;&quot;, &quot;family&quot;: &quot;Winteringham&quot;, &quot;parse-names&quot;: false, &quot;non-dropping-particle&quot;: &quot;&quot;}, {&quot;dropping-particle&quot;: &quot;&quot;, &quot;given&quot;: &quot;Ernst&quot;, &quot;suffix&quot;: &quot;&quot;, &quot;family&quot;: &quot;Wolvetang&quot;, &quot;parse-names&quot;: false, &quot;non-dropping-particle&quot;: &quot;&quot;}, {&quot;dropping-particle&quot;: &quot;&quot;, &quot;given&quot;: &quot;Emily J.&quot;, &quot;suffix&quot;: &quot;&quot;, &quot;family&quot;: &quot;Wood&quot;, &quot;parse-names&quot;: false, &quot;non-dropping-particle&quot;: &quot;&quot;}, {&quot;dropping-particle&quot;: &quot;&quot;, &quot;given&quot;: &quot;Yoko&quot;, &quot;suffix&quot;: &quot;&quot;, &quot;family&quot;: &quot;Yamaguchi&quot;, &quot;parse-names&quot;: false, &quot;non-dropping-particle&quot;: &quot;&quot;}, {&quot;dropping-particle&quot;: &quot;&quot;, &quot;given&quot;: &quot;Masayuki&quot;, &quot;suffix&quot;: &quot;&quot;, &quot;family&quot;: &quot;Yamamoto&quot;, &quot;parse-names&quot;: false, &quot;non-dropping-particle&quot;: &quot;&quot;}, {&quot;dropping-particle&quot;: &quot;&quot;, &quot;given&quot;: &quot;Misako&quot;, &quot;suffix&quot;: &quot;&quot;, &quot;family&quot;: &quot;Yoneda&quot;, &quot;parse-names&quot;: false, &quot;non-dropping-particle&quot;: &quot;&quot;}, {&quot;dropping-particle&quot;: &quot;&quot;, &quot;given&quot;: &quot;Yohei&quot;, &quot;suffix&quot;: &quot;&quot;, &quot;family&quot;: &quot;Yonekura&quot;, &quot;parse-names&quot;: false, &quot;non-dropping-particle&quot;: &quot;&quot;}, {&quot;dropping-particle&quot;: &quot;&quot;, &quot;given&quot;: &quot;Shigehiro&quot;, &quot;suffix&quot;: &quot;&quot;, &quot;family&quot;: &quot;Yoshida&quot;, &quot;parse-names&quot;: false, &quot;non-dropping-particle&quot;: &quot;&quot;}, {&quot;dropping-particle&quot;: &quot;&quot;, &quot;given&quot;: &quot;Susan E.&quot;, &quot;suffix&quot;: &quot;&quot;, &quot;family&quot;: &quot;Zabierowski&quot;, &quot;parse-names&quot;: false, &quot;non-dropping-particle&quot;: &quot;&quot;}, {&quot;dropping-particle&quot;: &quot;&quot;, &quot;given&quot;: &quot;Peter G.&quot;, &quot;suffix&quot;: &quot;&quot;, &quot;family&quot;: &quot;Zhang&quot;, &quot;parse-names&quot;: false, &quot;non-dropping-particle&quot;: &quot;&quot;}, {&quot;dropping-particle&quot;: &quot;&quot;, &quot;given&quot;: &quot;Xiaobei&quot;, &quot;suffix&quot;: &quot;&quot;, &quot;family&quot;: &quot;Zhao&quot;, &quot;parse-names&quot;: false, &quot;non-dropping-particle&quot;: &quot;&quot;}, {&quot;dropping-particle&quot;: &quot;&quot;, &quot;given&quot;: &quot;Silvia&quot;, &quot;suffix&quot;: &quot;&quot;, &quot;family&quot;: &quot;Zucchelli&quot;, &quot;parse-names&quot;: false, &quot;non-dropping-particle&quot;: &quot;&quot;}, {&quot;dropping-particle&quot;: &quot;&quot;, &quot;given&quot;: &quot;Kim M.&quot;, &quot;suffix&quot;: &quot;&quot;, &quot;family&quot;: &quot;Summers&quot;, &quot;parse-names&quot;: false, &quot;non-dropping-particle&quot;: &quot;&quot;}, {&quot;dropping-particle&quot;: &quot;&quot;, &quot;given&quot;: &quot;Harukazu&quot;, &quot;suffix&quot;: &quot;&quot;, &quot;family&quot;: &quot;Suzuki&quot;, &quot;parse-names&quot;: false, &quot;non-dropping-particle&quot;: &quot;&quot;}, {&quot;dropping-particle&quot;: &quot;&quot;, &quot;given&quot;: &quot;Carsten O.&quot;, &quot;suffix&quot;: &quot;&quot;, &quot;family&quot;: &quot;Daub&quot;, &quot;parse-names&quot;: false, &quot;non-dropping-particle&quot;: &quot;&quot;}, {&quot;dropping-particle&quot;: &quot;&quot;, &quot;given&quot;: &quot;Jun&quot;, &quot;suffix&quot;: &quot;&quot;, &quot;family&quot;: &quot;Kawai&quot;, &quot;parse-names&quot;: false, &quot;non-dropping-particle&quot;: &quot;&quot;}, {&quot;dropping-particle&quot;: &quot;&quot;, &quot;given&quot;: &quot;Peter&quot;, &quot;suffix&quot;: &quot;&quot;, &quot;family&quot;: &quot;Heutink&quot;, &quot;parse-names&quot;: false, &quot;non-dropping-particle&quot;: &quot;&quot;}, {&quot;dropping-particle&quot;: &quot;&quot;, &quot;given&quot;: &quot;Winston&quot;, &quot;suffix&quot;: &quot;&quot;, &quot;family&quot;: &quot;Hide&quot;, &quot;parse-names&quot;: false, &quot;non-dropping-particle&quot;: &quot;&quot;}, {&quot;dropping-particle&quot;: &quot;&quot;, &quot;given&quot;: &quot;Tom C.&quot;, &quot;suffix&quot;: &quot;&quot;, &quot;family&quot;: &quot;Freeman&quot;, &quot;parse-names&quot;: false, &quot;non-dropping-particle&quot;: &quot;&quot;}, {&quot;dropping-particle&quot;: &quot;&quot;, &quot;given&quot;: &quot;Boris&quot;, &quot;suffix&quot;: &quot;&quot;, &quot;family&quot;: &quot;Lenhard&quot;, &quot;parse-names&quot;: false, &quot;non-dropping-particle&quot;: &quot;&quot;}, {&quot;dropping-particle&quot;: &quot;&quot;, &quot;given&quot;: &quot;Vladimir B&quot;, &quot;suffix&quot;: &quot;&quot;, &quot;family&quot;: &quot;Bajic&quot;, &quot;parse-names&quot;: false, &quot;non-dropping-particle&quot;: &quot;&quot;}, {&quot;dropping-particle&quot;: &quot;&quot;, &quot;given&quot;: &quot;Martin S.&quot;, &quot;suffix&quot;: &quot;&quot;, &quot;family&quot;: &quot;Taylor&quot;, &quot;parse-names&quot;: false, &quot;non-dropping-particle&quot;: &quot;&quot;}, {&quot;dropping-particle&quot;: &quot;&quot;, &quot;given&quot;: &quot;Vsevolod J.&quot;, &quot;suffix&quot;: &quot;&quot;, &quot;family&quot;: &quot;Makeev&quot;, &quot;parse-names&quot;: false, &quot;non-dropping-particle&quot;: &quot;&quot;}, {&quot;dropping-particle&quot;: &quot;&quot;, &quot;given&quot;: &quot;Albin&quot;, &quot;suffix&quot;: &quot;&quot;, &quot;family&quot;: &quot;Sandelin&quot;, &quot;parse-names&quot;: false, &quot;non-dropping-particle&quot;: &quot;&quot;}, {&quot;dropping-particle&quot;: &quot;&quot;, &quot;given&quot;: &quot;David A.&quot;, &quot;suffix&quot;: &quot;&quot;, &quot;family&quot;: &quot;Hume&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Yoshihide&quot;, &quot;suffix&quot;: &quot;&quot;, &quot;family&quot;: &quot;Hayashizaki&quot;, &quot;parse-names&quot;: false, &quot;non-dropping-particle&quot;: &quot;&quot;}], &quot;page&quot;: &quot;462-70&quot;, &quot;ISSN&quot;: &quot;1476-4687&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quot;: &quot;7493&quot;}}], &quot;schema&quot;: &quot;https://github.com/citation-style-language/schema/raw/master/csl-citation.json&quot;} RNDndCcFDrVEW"/><text:span text:style-name="T66">(Forrest et al. 2014)</text:span><text:reference-mark-end text:name="ADDIN CSL_CITATION {&quot;properties&quot;: {&quot;noteIndex&quot;: 0}, &quot;mendeley&quot;: {&quot;previouslyFormattedCitation&quot;: &quot;(Forrest et al. 2014)&quot;, &quot;formattedCitation&quot;: &quot;(Forrest et al. 2014)&quot;, &quot;plainTextFormattedCitation&quot;: &quot;(Forrest et al. 2014)&quot;}, &quot;citationItems&quot;: [{&quot;uris&quot;: [&quot;http://www.mendeley.com/documents/?uuid=dbdbae29-cb36-490c-9ce5-fc1791b3758f&quot;], &quot;id&quot;: &quot;ITEM-1&quot;, &quot;itemData&quot;: {&quot;volume&quot;: &quot;507&quot;, &quot;PMID&quot;: &quot;24670764&quot;, &quot;DOI&quot;: &quot;10.1038/nature13182&quot;, &quot;publisher&quot;: &quot;NIH Public Access&quot;, &quot;container-title&quot;: &quot;Nature&quot;, &quot;issued&quot;: {&quot;date-parts&quot;: [[&quot;2014&quot;, &quot;3&quot;, &quot;27&quot;]]}, &quot;id&quot;: &quot;ITEM-1&quot;, &quot;type&quot;: &quot;article-journal&quot;, &quot;title&quot;: &quot;A promoter-level mammalian expression atlas.&quot;, &quot;author&quot;: [{&quot;dropping-particle&quot;: &quot;&quot;, &quot;given&quot;: &quot;Alistair R.R. R&quot;, &quot;suffix&quot;: &quot;&quot;, &quot;family&quot;: &quot;Forrest&quot;, &quot;parse-names&quot;: false, &quot;non-dropping-particle&quot;: &quot;&quot;}, {&quot;dropping-particle&quot;: &quot;&quot;, &quot;given&quot;: &quot;Hideya&quot;, &quot;suffix&quot;: &quot;&quot;, &quot;family&quot;: &quot;Kawaji&quot;, &quot;parse-names&quot;: false, &quot;non-dropping-particle&quot;: &quot;&quot;}, {&quot;dropping-particle&quot;: &quot;&quot;, &quot;given&quot;: &quot;Michael&quot;, &quot;suffix&quot;: &quot;&quot;, &quot;family&quot;: &quot;Rehli&quot;, &quot;parse-names&quot;: false, &quot;non-dropping-particle&quot;: &quot;&quot;}, {&quot;dropping-particle&quot;: &quot;&quot;, &quot;given&quot;: &quot;J. Kenneth&quot;, &quot;suffix&quot;: &quot;&quot;, &quot;family&quot;: &quot;Baillie&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Vanja&quot;, &quot;suffix&quot;: &quot;&quot;, &quot;family&quot;: &quot;Haberle&quot;, &quot;parse-names&quot;: false, &quot;non-dropping-particle&quot;: &quot;&quot;}, {&quot;dropping-particle&quot;: &quot;&quot;, &quot;given&quot;: &quot;Timo&quot;, &quot;suffix&quot;: &quot;&quot;, &quot;family&quot;: &quot;Lassmann&quot;, &quot;parse-names&quot;: false, &quot;non-dropping-particle&quot;: &quot;&quot;}, {&quot;dropping-particle&quot;: &quot;V.&quot;, &quot;given&quot;: &quot;Ivan&quot;, &quot;suffix&quot;: &quot;&quot;, &quot;family&quot;: &quot;Kulakovskiy&quot;, &quot;parse-names&quot;: false, &quot;non-dropping-particle&quot;: &quot;&quot;}, {&quot;dropping-particle&quot;: &quot;&quot;, &quot;given&quot;: &quot;Marina&quot;, &quot;suffix&quot;: &quot;&quot;, &quot;family&quot;: &quot;Lizio&quot;, &quot;parse-names&quot;: false, &quot;non-dropping-particle&quot;: &quot;&quot;}, {&quot;dropping-particle&quot;: &quot;&quot;, &quot;given&quot;: &quot;Masayoshi&quot;, &quot;suffix&quot;: &quot;&quot;, &quot;family&quot;: &quot;Itoh&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Christopher J.&quot;, &quot;suffix&quot;: &quot;&quot;, &quot;family&quot;: &quot;Mungall&quot;, &quot;parse-names&quot;: false, &quot;non-dropping-particle&quot;: &quot;&quot;}, {&quot;dropping-particle&quot;: &quot;&quot;, &quot;given&quot;: &quot;Terrence F.&quot;, &quot;suffix&quot;: &quot;&quot;, &quot;family&quot;: &quot;Meehan&quot;, &quot;parse-names&quot;: false, &quot;non-dropping-particle&quot;: &quot;&quot;}, {&quot;dropping-particle&quot;: &quot;&quot;, &quot;given&quot;: &quot;Sebastian&quot;, &quot;suffix&quot;: &quot;&quot;, &quot;family&quot;: &quot;Schmeier&quot;, &quot;parse-names&quot;: false, &quot;non-dropping-particle&quot;: &quot;&quot;}, {&quot;dropping-particle&quot;: &quot;&quot;, &quot;given&quot;: &quot;Nicolas&quot;, &quot;suffix&quot;: &quot;&quot;, &quot;family&quot;: &quot;Bertin&quot;, &quot;parse-names&quot;: false, &quot;non-dropping-particle&quot;: &quot;&quot;}, {&quot;dropping-particle&quot;: &quot;&quot;, &quot;given&quot;: &quot;Mette&quot;, &quot;suffix&quot;: &quot;&quot;, &quot;family&quot;: &quot;J\u00f8rgensen&quot;, &quot;parse-names&quot;: false, &quot;non-dropping-particle&quot;: &quot;&quot;}, {&quot;dropping-particle&quot;: &quot;&quot;, &quot;given&quot;: &quot;Emmanuel&quot;, &quot;suffix&quot;: &quot;&quot;, &quot;family&quot;: &quot;Dimont&quot;, &quot;parse-names&quot;: false, &quot;non-dropping-particle&quot;: &quot;&quot;}, {&quot;dropping-particle&quot;: &quot;&quot;, &quot;given&quot;: &quot;Erik&quot;, &quot;suffix&quot;: &quot;&quot;, &quot;family&quot;: &quot;Arner&quot;, &quot;parse-names&quot;: false, &quot;non-dropping-particle&quot;: &quot;&quot;}, {&quot;dropping-particle&quot;: &quot;&quot;, &quot;given&quot;: &quot;Christian&quot;, &quot;suffix&quot;: &quot;&quot;, &quot;family&quot;: &quot;Schmidl&quot;, &quot;parse-names&quot;: false, &quot;non-dropping-particle&quot;: &quot;&quot;}, {&quot;dropping-particle&quot;: &quot;&quot;, &quot;given&quot;: &quot;Ulf&quot;, &quot;suffix&quot;: &quot;&quot;, &quot;family&quot;: &quot;Schaefer&quot;, &quot;parse-names&quot;: false, &quot;non-dropping-particle&quot;: &quot;&quot;}, {&quot;dropping-particle&quot;: &quot;&quot;, &quot;given&quot;: &quot;Yulia A.&quot;, &quot;suffix&quot;: &quot;&quot;, &quot;family&quot;: &quot;Medvedeva&quot;, &quot;parse-names&quot;: false, &quot;non-dropping-particle&quot;: &quot;&quot;}, {&quot;dropping-particle&quot;: &quot;&quot;, &quot;given&quot;: &quot;Charles&quot;, &quot;suffix&quot;: &quot;&quot;, &quot;family&quot;: &quot;Plessy&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Jessica&quot;, &quot;suffix&quot;: &quot;&quot;, &quot;family&quot;: &quot;Severin&quot;, &quot;parse-names&quot;: false, &quot;non-dropping-particle&quot;: &quot;&quot;}, {&quot;dropping-particle&quot;: &quot;&quot;, &quot;given&quot;: &quot;Colin A&quot;, &quot;suffix&quot;: &quot;&quot;, &quot;family&quot;: &quot;Semple&quot;, &quot;parse-names&quot;: false, &quot;non-dropping-particle&quot;: &quot;&quot;}, {&quot;dropping-particle&quot;: &quot;&quot;, &quot;given&quot;: &quot;Yuri&quot;, &quot;suffix&quot;: &quot;&quot;, &quot;family&quot;: &quot;Ishizu&quot;, &quot;parse-names&quot;: false, &quot;non-dropping-particle&quot;: &quot;&quot;}, {&quot;dropping-particle&quot;: &quot;&quot;, &quot;given&quot;: &quot;Robert S.&quot;, &quot;suffix&quot;: &quot;&quot;, &quot;family&quot;: &quot;Young&quot;, &quot;parse-names&quot;: false, &quot;non-dropping-particle&quot;: &quot;&quot;}, {&quot;dropping-particle&quot;: &quot;&quot;, &quot;given&quot;: &quot;Margherita&quot;, &quot;suffix&quot;: &quot;&quot;, &quot;family&quot;: &quot;Francescatto&quot;, &quot;parse-names&quot;: false, &quot;non-dropping-particle&quot;: &quot;&quot;}, {&quot;dropping-particle&quot;: &quot;&quot;, &quot;given&quot;: &quot;Intikhab&quot;, &quot;suffix&quot;: &quot;&quot;, &quot;family&quot;: &quot;Alam&quot;, &quot;parse-names&quot;: false, &quot;non-dropping-particle&quot;: &quot;&quot;}, {&quot;dropping-particle&quot;: &quot;&quot;, &quot;given&quot;: &quot;Davide&quot;, &quot;suffix&quot;: &quot;&quot;, &quot;family&quot;: &quot;Albanese&quot;, &quot;parse-names&quot;: false, &quot;non-dropping-particle&quot;: &quot;&quot;}, {&quot;dropping-particle&quot;: &quot;&quot;, &quot;given&quot;: &quot;Gabriel M&quot;, &quot;suffix&quot;: &quot;&quot;, &quot;family&quot;: &quot;Altschuler&quot;, &quot;parse-names&quot;: false, &quot;non-dropping-particle&quot;: &quot;&quot;}, {&quot;dropping-particle&quot;: &quot;&quot;, &quot;given&quot;: &quot;Takahiro&quot;, &quot;suffix&quot;: &quot;&quot;, &quot;family&quot;: &quot;Arakawa&quot;, &quot;parse-names&quot;: false, &quot;non-dropping-particle&quot;: &quot;&quot;}, {&quot;dropping-particle&quot;: &quot;&quot;, &quot;given&quot;: &quot;John A.C. C&quot;, &quot;suffix&quot;: &quot;&quot;, &quot;family&quot;: &quot;Archer&quot;, &quot;parse-names&quot;: false, &quot;non-dropping-particle&quot;: &quot;&quot;}, {&quot;dropping-particle&quot;: &quot;&quot;, &quot;given&quot;: &quot;Peter&quot;, &quot;suffix&quot;: &quot;&quot;, &quot;family&quot;: &quot;Arner&quot;, &quot;parse-names&quot;: false, &quot;non-dropping-particle&quot;: &quot;&quot;}, {&quot;dropping-particle&quot;: &quot;&quot;, &quot;given&quot;: &quot;Magda&quot;, &quot;suffix&quot;: &quot;&quot;, &quot;family&quot;: &quot;Babina&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Piotr J.&quot;, &quot;suffix&quot;: &quot;&quot;, &quot;family&quot;: &quot;Balwierz&quot;, &quot;parse-names&quot;: false, &quot;non-dropping-particle&quot;: &quot;&quot;}, {&quot;dropping-particle&quot;: &quot;&quot;, &quot;given&quot;: &quot;Anthony G.&quot;, &quot;suffix&quot;: &quot;&quot;, &quot;family&quot;: &quot;Beckhouse&quot;, &quot;parse-names&quot;: false, &quot;non-dropping-particle&quot;: &quot;&quot;}, {&quot;dropping-particle&quot;: &quot;&quot;, &quot;given&quot;: &quot;Swati&quot;, &quot;suffix&quot;: &quot;&quot;, &quot;family&quot;: &quot;Pradhan-Bhatt&quot;, &quot;parse-names&quot;: false, &quot;non-dropping-particle&quot;: &quot;&quot;}, {&quot;dropping-particle&quot;: &quot;&quot;, &quot;given&quot;: &quot;Judith A.&quot;, &quot;suffix&quot;: &quot;&quot;, &quot;family&quot;: &quot;Blake&quot;, &quot;parse-names&quot;: false, &quot;non-dropping-particle&quot;: &quot;&quot;}, {&quot;dropping-particle&quot;: &quot;&quot;, &quot;given&quot;: &quot;Antje&quot;, &quot;suffix&quot;: &quot;&quot;, &quot;family&quot;: &quot;Blumenthal&quot;, &quot;parse-names&quot;: false, &quot;non-dropping-particle&quot;: &quot;&quot;}, {&quot;dropping-particle&quot;: &quot;&quot;, &quot;given&quot;: &quot;Beatrice&quot;, &quot;suffix&quot;: &quot;&quot;, &quot;family&quot;: &quot;Bodega&quot;, &quot;parse-names&quot;: false, &quot;non-dropping-particle&quot;: &quot;&quot;}, {&quot;dropping-particle&quot;: &quot;&quot;, &quot;given&quot;: &quot;Alessandro&quot;, &quot;suffix&quot;: &quot;&quot;, &quot;family&quot;: &quot;Bonetti&quot;, &quot;parse-names&quot;: false, &quot;non-dropping-particle&quot;: &quot;&quot;}, {&quot;dropping-particle&quot;: &quot;&quot;, &quot;given&quot;: &quot;James&quot;, &quot;suffix&quot;: &quot;&quot;, &quot;family&quot;: &quot;Briggs&quot;, &quot;parse-names&quot;: false, &quot;non-dropping-particle&quot;: &quot;&quot;}, {&quot;dropping-particle&quot;: &quot;&quot;, &quot;given&quot;: &quot;Frank&quot;, &quot;suffix&quot;: &quot;&quot;, &quot;family&quot;: &quot;Brombacher&quot;, &quot;parse-names&quot;: false, &quot;non-dropping-particle&quot;: &quot;&quot;}, {&quot;dropping-particle&quot;: &quot;&quot;, &quot;given&quot;: &quot;A. Maxwell&quot;, &quot;suffix&quot;: &quot;&quot;, &quot;family&quot;: &quot;Burroughs&quot;, &quot;parse-names&quot;: false, &quot;non-dropping-particle&quot;: &quot;&quot;}, {&quot;dropping-particle&quot;: &quot;&quot;, &quot;given&quot;: &quot;Andrea&quot;, &quot;suffix&quot;: &quot;&quot;, &quot;family&quot;: &quot;Califano&quot;, &quot;parse-names&quot;: false, &quot;non-dropping-particle&quot;: &quot;&quot;}, {&quot;dropping-particle&quot;: &quot;V.&quot;, &quot;given&quot;: &quot;Carlo&quot;, &quot;suffix&quot;: &quot;&quot;, &quot;family&quot;: &quot;Cannistraci&quot;, &quot;parse-names&quot;: false, &quot;non-dropping-particle&quot;: &quot;&quot;}, {&quot;dropping-particle&quot;: &quot;&quot;, &quot;given&quot;: &quot;Daniel&quot;, &quot;suffix&quot;: &quot;&quot;, &quot;family&quot;: &quot;Carbajo&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Marco&quot;, &quot;suffix&quot;: &quot;&quot;, &quot;family&quot;: &quot;Chierici&quot;, &quot;parse-names&quot;: false, &quot;non-dropping-particle&quot;: &quot;&quot;}, {&quot;dropping-particle&quot;: &quot;&quot;, &quot;given&quot;: &quot;Yari&quot;, &quot;suffix&quot;: &quot;&quot;, &quot;family&quot;: &quot;Ciani&quot;, &quot;parse-names&quot;: false, &quot;non-dropping-particle&quot;: &quot;&quot;}, {&quot;dropping-particle&quot;: &quot;&quot;, &quot;given&quot;: &quot;Hans C.&quot;, &quot;suffix&quot;: &quot;&quot;, &quot;family&quot;: &quot;Clevers&quot;, &quot;parse-names&quot;: false, &quot;non-dropping-particle&quot;: &quot;&quot;}, {&quot;dropping-particle&quot;: &quot;&quot;, &quot;given&quot;: &quot;Emiliano&quot;, &quot;suffix&quot;: &quot;&quot;, &quot;family&quot;: &quot;Dalla&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Michael&quot;, &quot;suffix&quot;: &quot;&quot;, &quot;family&quot;: &quot;Detmar&quot;, &quot;parse-names&quot;: false, &quot;non-dropping-particle&quot;: &quot;&quot;}, {&quot;dropping-particle&quot;: &quot;&quot;, &quot;given&quot;: &quot;Alexander D.&quot;, &quot;suffix&quot;: &quot;&quot;, &quot;family&quot;: &quot;Diehl&quot;, &quot;parse-names&quot;: false, &quot;non-dropping-particle&quot;: &quot;&quot;}, {&quot;dropping-particle&quot;: &quot;&quot;, &quot;given&quot;: &quot;Taeko&quot;, &quot;suffix&quot;: &quot;&quot;, &quot;family&quot;: &quot;Dohi&quot;, &quot;parse-names&quot;: false, &quot;non-dropping-particle&quot;: &quot;&quot;}, {&quot;dropping-particle&quot;: &quot;&quot;, &quot;given&quot;: &quot;Finn&quot;, &quot;suffix&quot;: &quot;&quot;, &quot;family&quot;: &quot;Drabl\u00f8s&quot;, &quot;parse-names&quot;: false, &quot;non-dropping-particle&quot;: &quot;&quot;}, {&quot;dropping-particle&quot;: &quot;&quot;, &quot;given&quot;: &quot;Albert S.B. B&quot;, &quot;suffix&quot;: &quot;&quot;, &quot;family&quot;: &quot;Edge&quot;, &quot;parse-names&quot;: false, &quot;non-dropping-particle&quot;: &quot;&quot;}, {&quot;dropping-particle&quot;: &quot;&quot;, &quot;given&quot;: &quot;Matthias&quot;, &quot;suffix&quot;: &quot;&quot;, &quot;family&quot;: &quot;Edinger&quot;, &quot;parse-names&quot;: false, &quot;non-dropping-particle&quot;: &quot;&quot;}, {&quot;dropping-particle&quot;: &quot;&quot;, &quot;given&quot;: &quot;Karl&quot;, &quot;suffix&quot;: &quot;&quot;, &quot;family&quot;: &quot;Ekwall&quot;, &quot;parse-names&quot;: false, &quot;non-dropping-particle&quot;: &quot;&quot;}, {&quot;dropping-particle&quot;: &quot;&quot;, &quot;given&quot;: &quot;Mitsuhiro&quot;, &quot;suffix&quot;: &quot;&quot;, &quot;family&quot;: &quot;Endoh&quot;, &quot;parse-names&quot;: false, &quot;non-dropping-particle&quot;: &quot;&quot;}, {&quot;dropping-particle&quot;: &quot;&quot;, &quot;given&quot;: &quot;Hideki&quot;, &quot;suffix&quot;: &quot;&quot;, &quot;family&quot;: &quot;Enomoto&quot;, &quot;parse-names&quot;: false, &quot;non-dropping-particle&quot;: &quot;&quot;}, {&quot;dropping-particle&quot;: &quot;&quot;, &quot;given&quot;: &quot;Michela&quot;, &quot;suffix&quot;: &quot;&quot;, &quot;family&quot;: &quot;Fagiolini&quot;, &quot;parse-names&quot;: false, &quot;non-dropping-particle&quot;: &quot;&quot;}, {&quot;dropping-particle&quot;: &quot;&quot;, &quot;given&quot;: &quot;Lynsey&quot;, &quot;suffix&quot;: &quot;&quot;, &quot;family&quot;: &quot;Fairbairn&quot;, &quot;parse-names&quot;: false, &quot;non-dropping-particle&quot;: &quot;&quot;}, {&quot;dropping-particle&quot;: &quot;&quot;, &quot;given&quot;: &quot;Hai&quot;, &quot;suffix&quot;: &quot;&quot;, &quot;family&quot;: &quot;Fang&quot;, &quot;parse-names&quot;: false, &quot;non-dropping-particle&quot;: &quot;&quot;}, {&quot;dropping-particle&quot;: &quot;&quot;, &quot;given&quot;: &quot;Mary C.&quot;, &quot;suffix&quot;: &quot;&quot;, &quot;family&quot;: &quot;Farach-Carson&quot;, &quot;parse-names&quot;: false, &quot;non-dropping-particle&quot;: &quot;&quot;}, {&quot;dropping-particle&quot;: &quot;&quot;, &quot;given&quot;: &quot;Geoffrey J.&quot;, &quot;suffix&quot;: &quot;&quot;, &quot;family&quot;: &quot;Faulkner&quot;, &quot;parse-names&quot;: false, &quot;non-dropping-particle&quot;: &quot;&quot;}, {&quot;dropping-particle&quot;: &quot;V.&quot;, &quot;given&quot;: &quot;Alexander&quot;, &quot;suffix&quot;: &quot;&quot;, &quot;family&quot;: &quot;Favorov&quot;, &quot;parse-names&quot;: false, &quot;non-dropping-particle&quot;: &quot;&quot;}, {&quot;dropping-particle&quot;: &quot;&quot;, &quot;given&quot;: &quot;Malcolm E.&quot;, &quot;suffix&quot;: &quot;&quot;, &quot;family&quot;: &quot;Fisher&quot;, &quot;parse-names&quot;: false, &quot;non-dropping-particle&quot;: &quot;&quot;}, {&quot;dropping-particle&quot;: &quot;&quot;, &quot;given&quot;: &quot;Martin C.&quot;, &quot;suffix&quot;: &quot;&quot;, &quot;family&quot;: &quot;Frith&quot;, &quot;parse-names&quot;: false, &quot;non-dropping-particle&quot;: &quot;&quot;}, {&quot;dropping-particle&quot;: &quot;&quot;, &quot;given&quot;: &quot;Rie&quot;, &quot;suffix&quot;: &quot;&quot;, &quot;family&quot;: &quot;Fujita&quot;, &quot;parse-names&quot;: false, &quot;non-dropping-particle&quot;: &quot;&quot;}, {&quot;dropping-particle&quot;: &quot;&quot;, &quot;given&quot;: &quot;Shiro&quot;, &quot;suffix&quot;: &quot;&quot;, &quot;family&quot;: &quot;Fukuda&quot;, &quot;parse-names&quot;: false, &quot;non-dropping-particle&quot;: &quot;&quot;}, {&quot;dropping-particle&quot;: &quot;&quot;, &quot;given&quot;: &quot;Cesare&quot;, &quot;suffix&quot;: &quot;&quot;, &quot;family&quot;: &quot;Furlanello&quot;, &quot;parse-names&quot;: false, &quot;non-dropping-particle&quot;: &quot;&quot;}, {&quot;dropping-particle&quot;: &quot;&quot;, &quot;given&quot;: &quot;Masaaki&quot;, &quot;suffix&quot;: &quot;&quot;, &quot;family&quot;: &quot;Furino&quot;, &quot;parse-names&quot;: false, &quot;non-dropping-particle&quot;: &quot;&quot;}, {&quot;dropping-particle&quot;: &quot;&quot;, &quot;given&quot;: &quot;Jun-ichi&quot;, &quot;suffix&quot;: &quot;&quot;, &quot;family&quot;: &quot;Furusawa&quot;, &quot;parse-names&quot;: false, &quot;non-dropping-particle&quot;: &quot;&quot;}, {&quot;dropping-particle&quot;: &quot;&quot;, &quot;given&quot;: &quot;Teunis B.&quot;, &quot;suffix&quot;: &quot;&quot;, &quot;family&quot;: &quot;Geijtenbeek&quot;, &quot;parse-names&quot;: false, &quot;non-dropping-particle&quot;: &quot;&quot;}, {&quot;dropping-particle&quot;: &quot;&quot;, &quot;given&quot;: &quot;Andrew P.&quot;, &quot;suffix&quot;: &quot;&quot;, &quot;family&quot;: &quot;Gibson&quot;, &quot;parse-names&quot;: false, &quot;non-dropping-particle&quot;: &quot;&quot;}, {&quot;dropping-particle&quot;: &quot;&quot;, &quot;given&quot;: &quot;Thomas&quot;, &quot;suffix&quot;: &quot;&quot;, &quot;family&quot;: &quot;Gingeras&quot;, &quot;parse-names&quot;: false, &quot;non-dropping-particle&quot;: &quot;&quot;}, {&quot;dropping-particle&quot;: &quot;&quot;, &quot;given&quot;: &quot;Daniel&quot;, &quot;suffix&quot;: &quot;&quot;, &quot;family&quot;: &quot;Goldowitz&quot;, &quot;parse-names&quot;: false, &quot;non-dropping-particle&quot;: &quot;&quot;}, {&quot;dropping-particle&quot;: &quot;&quot;, &quot;given&quot;: &quot;Julian&quot;, &quot;suffix&quot;: &quot;&quot;, &quot;family&quot;: &quot;Gough&quot;, &quot;parse-names&quot;: false, &quot;non-dropping-particle&quot;: &quot;&quot;}, {&quot;dropping-particle&quot;: &quot;&quot;, &quot;given&quot;: &quot;Sven&quot;, &quot;suffix&quot;: &quot;&quot;, &quot;family&quot;: &quot;Guhl&quot;, &quot;parse-names&quot;: false, &quot;non-dropping-particle&quot;: &quot;&quot;}, {&quot;dropping-particle&quot;: &quot;&quot;, &quot;given&quot;: &quot;Reto&quot;, &quot;suffix&quot;: &quot;&quot;, &quot;family&quot;: &quot;Guler&quot;, &quot;parse-names&quot;: false, &quot;non-dropping-particle&quot;: &quot;&quot;}, {&quot;dropping-particle&quot;: &quot;&quot;, &quot;given&quot;: &quot;Stefano&quot;, &quot;suffix&quot;: &quot;&quot;, &quot;family&quot;: &quot;Gustincich&quot;, &quot;parse-names&quot;: false, &quot;non-dropping-particle&quot;: &quot;&quot;}, {&quot;dropping-particle&quot;: &quot;&quot;, &quot;given&quot;: &quot;Thomas J.&quot;, &quot;suffix&quot;: &quot;&quot;, &quot;family&quot;: &quot;Ha&quot;, &quot;parse-names&quot;: false, &quot;non-dropping-particle&quot;: &quot;&quot;}, {&quot;dropping-particle&quot;: &quot;&quot;, &quot;given&quot;: &quot;Masahide&quot;, &quot;suffix&quot;: &quot;&quot;, &quot;family&quot;: &quot;Hamaguchi&quot;, &quot;parse-names&quot;: false, &quot;non-dropping-particle&quot;: &quot;&quot;}, {&quot;dropping-particle&quot;: &quot;&quot;, &quot;given&quot;: &quot;Mitsuko&quot;, &quot;suffix&quot;: &quot;&quot;, &quot;family&quot;: &quot;Hara&quot;, &quot;parse-names&quot;: false, &quot;non-dropping-particle&quot;: &quot;&quot;}, {&quot;dropping-particle&quot;: &quot;&quot;, &quot;given&quot;: &quot;Matthias&quot;, &quot;suffix&quot;: &quot;&quot;, &quot;family&quot;: &quot;Harbers&quot;, &quot;parse-names&quot;: false, &quot;non-dropping-particle&quot;: &quot;&quot;}, {&quot;dropping-particle&quot;: &quot;&quot;, &quot;given&quot;: &quot;Jayson&quot;, &quot;suffix&quot;: &quot;&quot;, &quot;family&quot;: &quot;Harshbarger&quot;, &quot;parse-names&quot;: false, &quot;non-dropping-particle&quot;: &quot;&quot;}, {&quot;dropping-particle&quot;: &quot;&quot;, &quot;given&quot;: &quot;Akira&quot;, &quot;suffix&quot;: &quot;&quot;, &quot;family&quot;: &quot;Hasegawa&quot;, &quot;parse-names&quot;: false, &quot;non-dropping-particle&quot;: &quot;&quot;}, {&quot;dropping-particle&quot;: &quot;&quot;, &quot;given&quot;: &quot;Yuki&quot;, &quot;suffix&quot;: &quot;&quot;, &quot;family&quot;: &quot;Hasegawa&quot;, &quot;parse-names&quot;: false, &quot;non-dropping-particle&quot;: &quot;&quot;}, {&quot;dropping-particle&quot;: &quot;&quot;, &quot;given&quot;: &quot;Takehiro&quot;, &quot;suffix&quot;: &quot;&quot;, &quot;family&quot;: &quot;Hashimoto&quot;, &quot;parse-names&quot;: false, &quot;non-dropping-particle&quot;: &quot;&quot;}, {&quot;dropping-particle&quot;: &quot;&quot;, &quot;given&quot;: &quot;Meenhard&quot;, &quot;suffix&quot;: &quot;&quot;, &quot;family&quot;: &quot;Herlyn&quot;, &quot;parse-names&quot;: false, &quot;non-dropping-particle&quot;: &quot;&quot;}, {&quot;dropping-particle&quot;: &quot;&quot;, &quot;given&quot;: &quot;Kelly J.&quot;, &quot;suffix&quot;: &quot;&quot;, &quot;family&quot;: &quot;Hitchens&quot;, &quot;parse-names&quot;: false, &quot;non-dropping-particle&quot;: &quot;&quot;}, {&quot;dropping-particle&quot;: &quot;&quot;, &quot;given&quot;: &quot;Shannan J&quot;, &quot;suffix&quot;: &quot;&quot;, &quot;family&quot;: &quot;Ho Sui&quot;, &quot;parse-names&quot;: false, &quot;non-dropping-particle&quot;: &quot;&quot;}, {&quot;dropping-particle&quot;: &quot;&quot;, &quot;given&quot;: &quot;Oliver M.&quot;, &quot;suffix&quot;: &quot;&quot;, &quot;family&quot;: &quot;Hofmann&quot;, &quot;parse-names&quot;: false, &quot;non-dropping-particle&quot;: &quot;&quot;}, {&quot;dropping-particle&quot;: &quot;&quot;, &quot;given&quot;: &quot;Ilka&quot;, &quot;suffix&quot;: &quot;&quot;, &quot;family&quot;: &quot;Hoof&quot;, &quot;parse-names&quot;: false, &quot;non-dropping-particle&quot;: &quot;&quot;}, {&quot;dropping-particle&quot;: &quot;&quot;, &quot;given&quot;: &quot;Furni&quot;, &quot;suffix&quot;: &quot;&quot;, &quot;family&quot;: &quot;Hori&quot;, &quot;parse-names&quot;: false, &quot;non-dropping-particle&quot;: &quot;&quot;}, {&quot;dropping-particle&quot;: &quot;&quot;, &quot;given&quot;: &quot;Lukasz&quot;, &quot;suffix&quot;: &quot;&quot;, &quot;family&quot;: &quot;Huminiecki&quot;, &quot;parse-names&quot;: false, &quot;non-dropping-particle&quot;: &quot;&quot;}, {&quot;dropping-particle&quot;: &quot;&quot;, &quot;given&quot;: &quot;Kei&quot;, &quot;suffix&quot;: &quot;&quot;, &quot;family&quot;: &quot;Iida&quot;, &quot;parse-names&quot;: false, &quot;non-dropping-particle&quot;: &quot;&quot;}, {&quot;dropping-particle&quot;: &quot;&quot;, &quot;given&quot;: &quot;Tomokatsu&quot;, &quot;suffix&quot;: &quot;&quot;, &quot;family&quot;: &quot;Ikawa&quot;, &quot;parse-names&quot;: false, &quot;non-dropping-particle&quot;: &quot;&quot;}, {&quot;dropping-particle&quot;: &quot;&quot;, &quot;given&quot;: &quot;Boris R.&quot;, &quot;suffix&quot;: &quot;&quot;, &quot;family&quot;: &quot;Jankovic&quot;, &quot;parse-names&quot;: false, &quot;non-dropping-particle&quot;: &quot;&quot;}, {&quot;dropping-particle&quot;: &quot;&quot;, &quot;given&quot;: &quot;Hui&quot;, &quot;suffix&quot;: &quot;&quot;, &quot;family&quot;: &quot;Jia&quot;, &quot;parse-names&quot;: false, &quot;non-dropping-particle&quot;: &quot;&quot;}, {&quot;dropping-particle&quot;: &quot;&quot;, &quot;given&quot;: &quot;Anagha&quot;, &quot;suffix&quot;: &quot;&quot;, &quot;family&quot;: &quot;Joshi&quot;, &quot;parse-names&quot;: false, &quot;non-dropping-particle&quot;: &quot;&quot;}, {&quot;dropping-particle&quot;: &quot;&quot;, &quot;given&quot;: &quot;Giuseppe&quot;, &quot;suffix&quot;: &quot;&quot;, &quot;family&quot;: &quot;Jurman&quot;, &quot;parse-names&quot;: false, &quot;non-dropping-particle&quot;: &quot;&quot;}, {&quot;dropping-particle&quot;: &quot;&quot;, &quot;given&quot;: &quot;Bogumil&quot;, &quot;suffix&quot;: &quot;&quot;, &quot;family&quot;: &quot;Kaczkowski&quot;, &quot;parse-names&quot;: false, &quot;non-dropping-particle&quot;: &quot;&quot;}, {&quot;dropping-particle&quot;: &quot;&quot;, &quot;given&quot;: &quot;Chieko&quot;, &quot;suffix&quot;: &quot;&quot;, &quot;family&quot;: &quot;Kai&quot;, &quot;parse-names&quot;: false, &quot;non-dropping-particle&quot;: &quot;&quot;}, {&quot;dropping-particle&quot;: &quot;&quot;, &quot;given&quot;: &quot;Kaoru&quot;, &quot;suffix&quot;: &quot;&quot;, &quot;family&quot;: &quot;Kaida&quot;, &quot;parse-names&quot;: false, &quot;non-dropping-particle&quot;: &quot;&quot;}, {&quot;dropping-particle&quot;: &quot;&quot;, &quot;given&quot;: &quot;Ai&quot;, &quot;suffix&quot;: &quot;&quot;, &quot;family&quot;: &quot;Kaiho&quot;, &quot;parse-names&quot;: false, &quot;non-dropping-particle&quot;: &quot;&quot;}, {&quot;dropping-particle&quot;: &quot;&quot;, &quot;given&quot;: &quot;Kazuhiro&quot;, &quot;suffix&quot;: &quot;&quot;, &quot;family&quot;: &quot;Kajiyama&quot;, &quot;parse-names&quot;: false, &quot;non-dropping-particle&quot;: &quot;&quot;}, {&quot;dropping-particle&quot;: &quot;&quot;, &quot;given&quot;: &quot;Mutsumi&quot;, &quot;suffix&quot;: &quot;&quot;, &quot;family&quot;: &quot;Kanamori-Katayama&quot;, &quot;parse-names&quot;: false, &quot;non-dropping-particle&quot;: &quot;&quot;}, {&quot;dropping-particle&quot;: &quot;&quot;, &quot;given&quot;: &quot;Artem S.&quot;, &quot;suffix&quot;: &quot;&quot;, &quot;family&quot;: &quot;Kasianov&quot;, &quot;parse-names&quot;: false, &quot;non-dropping-particle&quot;: &quot;&quot;}, {&quot;dropping-particle&quot;: &quot;&quot;, &quot;given&quot;: &quot;Takeya&quot;, &quot;suffix&quot;: &quot;&quot;, &quot;family&quot;: &quot;Kasukawa&quot;, &quot;parse-names&quot;: false, &quot;non-dropping-particle&quot;: &quot;&quot;}, {&quot;dropping-particle&quot;: &quot;&quot;, &quot;given&quot;: &quot;Shintaro&quot;, &quot;suffix&quot;: &quot;&quot;, &quot;family&quot;: &quot;Katayama&quot;, &quot;parse-names&quot;: false, &quot;non-dropping-particle&quot;: &quot;&quot;}, {&quot;dropping-particle&quot;: &quot;&quot;, &quot;given&quot;: &quot;Sachi&quot;, &quot;suffix&quot;: &quot;&quot;, &quot;family&quot;: &quot;Kato&quot;, &quot;parse-names&quot;: false, &quot;non-dropping-particle&quot;: &quot;&quot;}, {&quot;dropping-particle&quot;: &quot;&quot;, &quot;given&quot;: &quot;Shuji&quot;, &quot;suffix&quot;: &quot;&quot;, &quot;family&quot;: &quot;Kawaguchi&quot;, &quot;parse-names&quot;: false, &quot;non-dropping-particle&quot;: &quot;&quot;}, {&quot;dropping-particle&quot;: &quot;&quot;, &quot;given&quot;: &quot;Hiroshi&quot;, &quot;suffix&quot;: &quot;&quot;, &quot;family&quot;: &quot;Kawamoto&quot;, &quot;parse-names&quot;: false, &quot;non-dropping-particle&quot;: &quot;&quot;}, {&quot;dropping-particle&quot;: &quot;&quot;, &quot;given&quot;: &quot;Yuki I.&quot;, &quot;suffix&quot;: &quot;&quot;, &quot;family&quot;: &quot;Kawamura&quot;, &quot;parse-names&quot;: false, &quot;non-dropping-particle&quot;: &quot;&quot;}, {&quot;dropping-particle&quot;: &quot;&quot;, &quot;given&quot;: &quot;Tsugumi&quot;, &quot;suffix&quot;: &quot;&quot;, &quot;family&quot;: &quot;Kawashima&quot;, &quot;parse-names&quot;: false, &quot;non-dropping-particle&quot;: &quot;&quot;}, {&quot;dropping-particle&quot;: &quot;&quot;, &quot;given&quot;: &quot;Judith S.&quot;, &quot;suffix&quot;: &quot;&quot;, &quot;family&quot;: &quot;Kempfle&quot;, &quot;parse-names&quot;: false, &quot;non-dropping-particle&quot;: &quot;&quot;}, {&quot;dropping-particle&quot;: &quot;&quot;, &quot;given&quot;: &quot;Tony J.&quot;, &quot;suffix&quot;: &quot;&quot;, &quot;family&quot;: &quot;Kenna&quot;, &quot;parse-names&quot;: false, &quot;non-dropping-particle&quot;: &quot;&quot;}, {&quot;dropping-particle&quot;: &quot;&quot;, &quot;given&quot;: &quot;Juha&quot;, &quot;suffix&quot;: &quot;&quot;, &quot;family&quot;: &quot;Kere&quot;, &quot;parse-names&quot;: false, &quot;non-dropping-particle&quot;: &quot;&quot;}, {&quot;dropping-particle&quot;: &quot;&quot;, &quot;given&quot;: &quot;Levon M.&quot;, &quot;suffix&quot;: &quot;&quot;, &quot;family&quot;: &quot;Khachigian&quot;, &quot;parse-names&quot;: false, &quot;non-dropping-particle&quot;: &quot;&quot;}, {&quot;dropping-particle&quot;: &quot;&quot;, &quot;given&quot;: &quot;Toshio&quot;, &quot;suffix&quot;: &quot;&quot;, &quot;family&quot;: &quot;Kitamura&quot;, &quot;parse-names&quot;: false, &quot;non-dropping-particle&quot;: &quot;&quot;}, {&quot;dropping-particle&quot;: &quot;&quot;, &quot;given&quot;: &quot;S. Peter&quot;, &quot;suffix&quot;: &quot;&quot;, &quot;family&quot;: &quot;Klinken&quot;, &quot;parse-names&quot;: false, &quot;non-dropping-particle&quot;: &quot;&quot;}, {&quot;dropping-particle&quot;: &quot;&quot;, &quot;given&quot;: &quot;Alan J.&quot;, &quot;suffix&quot;: &quot;&quot;, &quot;family&quot;: &quot;Knox&quot;, &quot;parse-names&quot;: false, &quot;non-dropping-particle&quot;: &quot;&quot;}, {&quot;dropping-particle&quot;: &quot;&quot;, &quot;given&quot;: &quot;Miki&quot;, &quot;suffix&quot;: &quot;&quot;, &quot;family&quot;: &quot;Kojima&quot;, &quot;parse-names&quot;: false, &quot;non-dropping-particle&quot;: &quot;&quot;}, {&quot;dropping-particle&quot;: &quot;&quot;, &quot;given&quot;: &quot;Soichi&quot;, &quot;suffix&quot;: &quot;&quot;, &quot;family&quot;: &quot;Kojima&quot;, &quot;parse-names&quot;: false, &quot;non-dropping-particle&quot;: &quot;&quot;}, {&quot;dropping-particle&quot;: &quot;&quot;, &quot;given&quot;: &quot;Naoto&quot;, &quot;suffix&quot;: &quot;&quot;, &quot;family&quot;: &quot;Kondo&quot;, &quot;parse-names&quot;: false, &quot;non-dropping-particle&quot;: &quot;&quot;}, {&quot;dropping-particle&quot;: &quot;&quot;, &quot;given&quot;: &quot;Haruhiko&quot;, &quot;suffix&quot;: &quot;&quot;, &quot;family&quot;: &quot;Koseki&quot;, &quot;parse-names&quot;: false, &quot;non-dropping-particle&quot;: &quot;&quot;}, {&quot;dropping-particle&quot;: &quot;&quot;, &quot;given&quot;: &quot;Shigeo&quot;, &quot;suffix&quot;: &quot;&quot;, &quot;family&quot;: &quot;Koyasu&quot;, &quot;parse-names&quot;: false, &quot;non-dropping-particle&quot;: &quot;&quot;}, {&quot;dropping-particle&quot;: &quot;&quot;, &quot;given&quot;: &quot;Sarah&quot;, &quot;suffix&quot;: &quot;&quot;, &quot;family&quot;: &quot;Krampitz&quot;, &quot;parse-names&quot;: false, &quot;non-dropping-particle&quot;: &quot;&quot;}, {&quot;dropping-particle&quot;: &quot;&quot;, &quot;given&quot;: &quot;Atsutaka&quot;, &quot;suffix&quot;: &quot;&quot;, &quot;family&quot;: &quot;Kubosaki&quot;, &quot;parse-names&quot;: false, &quot;non-dropping-particle&quot;: &quot;&quot;}, {&quot;dropping-particle&quot;: &quot;&quot;, &quot;given&quot;: &quot;Andrew T.&quot;, &quot;suffix&quot;: &quot;&quot;, &quot;family&quot;: &quot;Kwon&quot;, &quot;parse-names&quot;: false, &quot;non-dropping-particle&quot;: &quot;&quot;}, {&quot;dropping-particle&quot;: &quot;&quot;, &quot;given&quot;: &quot;Jeroen F.J. J&quot;, &quot;suffix&quot;: &quot;&quot;, &quot;family&quot;: &quot;Laros&quot;, &quot;parse-names&quot;: false, &quot;non-dropping-particle&quot;: &quot;&quot;}, {&quot;dropping-particle&quot;: &quot;&quot;, &quot;given&quot;: &quot;Weonju&quot;, &quot;suffix&quot;: &quot;&quot;, &quot;family&quot;: &quot;Lee&quot;, &quot;parse-names&quot;: false, &quot;non-dropping-particle&quot;: &quot;&quot;}, {&quot;dropping-particle&quot;: &quot;&quot;, &quot;given&quot;: &quot;Andreas&quot;, &quot;suffix&quot;: &quot;&quot;, &quot;family&quot;: &quot;Lennartsson&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Berit&quot;, &quot;suffix&quot;: &quot;&quot;, &quot;family&quot;: &quot;Lilje&quot;, &quot;parse-names&quot;: false, &quot;non-dropping-particle&quot;: &quot;&quot;}, {&quot;dropping-particle&quot;: &quot;&quot;, &quot;given&quot;: &quot;Leonard&quot;, &quot;suffix&quot;: &quot;&quot;, &quot;family&quot;: &quot;Lipovich&quot;, &quot;parse-names&quot;: false, &quot;non-dropping-particle&quot;: &quot;&quot;}, {&quot;dropping-particle&quot;: &quot;&quot;, &quot;given&quot;: &quot;Alan&quot;, &quot;suffix&quot;: &quot;&quot;, &quot;family&quot;: &quot;Mackay-Sim&quot;, &quot;parse-names&quot;: false, &quot;non-dropping-particle&quot;: &quot;&quot;}, {&quot;dropping-particle&quot;: &quot;&quot;, &quot;given&quot;: &quot;Ri-ichiroh&quot;, &quot;suffix&quot;: &quot;&quot;, &quot;family&quot;: &quot;Manabe&quot;, &quot;parse-names&quot;: false, &quot;non-dropping-particle&quot;: &quot;&quot;}, {&quot;dropping-particle&quot;: &quot;&quot;, &quot;given&quot;: &quot;Jessica C.&quot;, &quot;suffix&quot;: &quot;&quot;, &quot;family&quot;: &quot;Mar&quot;, &quot;parse-names&quot;: false, &quot;non-dropping-particle&quot;: &quot;&quot;}, {&quot;dropping-particle&quot;: &quot;&quot;, &quot;given&quot;: &quot;Benoit&quot;, &quot;suffix&quot;: &quot;&quot;, &quot;family&quot;: &quot;Marchand&quot;, &quot;parse-names&quot;: false, &quot;non-dropping-particle&quot;: &quot;&quot;}, {&quot;dropping-particle&quot;: &quot;&quot;, &quot;given&quot;: &quot;Anthony&quot;, &quot;suffix&quot;: &quot;&quot;, &quot;family&quot;: &quot;Mathelier&quot;, &quot;parse-names&quot;: false, &quot;non-dropping-particle&quot;: &quot;&quot;}, {&quot;dropping-particle&quot;: &quot;&quot;, &quot;given&quot;: &quot;Niklas&quot;, &quot;suffix&quot;: &quot;&quot;, &quot;family&quot;: &quot;Mejhert&quot;, &quot;parse-names&quot;: false, &quot;non-dropping-particle&quot;: &quot;&quot;}, {&quot;dropping-particle&quot;: &quot;&quot;, &quot;given&quot;: &quot;Alison&quot;, &quot;suffix&quot;: &quot;&quot;, &quot;family&quot;: &quot;Meynert&quot;, &quot;parse-names&quot;: false, &quot;non-dropping-particle&quot;: &quot;&quot;}, {&quot;dropping-particle&quot;: &quot;&quot;, &quot;given&quot;: &quot;Yosuke&quot;, &quot;suffix&quot;: &quot;&quot;, &quot;family&quot;: &quot;Mizuno&quot;, &quot;parse-names&quot;: false, &quot;non-dropping-particle&quot;: &quot;&quot;}, {&quot;dropping-particle&quot;: &quot;&quot;, &quot;given&quot;: &quot;David A&quot;, &quot;suffix&quot;: &quot;&quot;, &quot;family&quot;: &quot;Lima Morais&quot;, &quot;parse-names&quot;: false, &quot;non-dropping-particle&quot;: &quot;de&quot;}, {&quot;dropping-particle&quot;: &quot;&quot;, &quot;given&quot;: &quot;Hiromasa&quot;, &quot;suffix&quot;: &quot;&quot;, &quot;family&quot;: &quot;Morikawa&quot;, &quot;parse-names&quot;: false, &quot;non-dropping-particle&quot;: &quot;&quot;}, {&quot;dropping-particle&quot;: &quot;&quot;, &quot;given&quot;: &quot;Mitsuru&quot;, &quot;suffix&quot;: &quot;&quot;, &quot;family&quot;: &quot;Morimoto&quot;, &quot;parse-names&quot;: false, &quot;non-dropping-particle&quot;: &quot;&quot;}, {&quot;dropping-particle&quot;: &quot;&quot;, &quot;given&quot;: &quot;Kazuyo&quot;, &quot;suffix&quot;: &quot;&quot;, &quot;family&quot;: &quot;Moro&quot;, &quot;parse-names&quot;: false, &quot;non-dropping-particle&quot;: &quot;&quot;}, {&quot;dropping-particle&quot;: &quot;&quot;, &quot;given&quot;: &quot;Efthymios&quot;, &quot;suffix&quot;: &quot;&quot;, &quot;family&quot;: &quot;Motakis&quot;, &quot;parse-names&quot;: false, &quot;non-dropping-particle&quot;: &quot;&quot;}, {&quot;dropping-particle&quot;: &quot;&quot;, &quot;given&quot;: &quot;Hozumi&quot;, &quot;suffix&quot;: &quot;&quot;, &quot;family&quot;: &quot;Motohashi&quot;, &quot;parse-names&quot;: false, &quot;non-dropping-particle&quot;: &quot;&quot;}, {&quot;dropping-particle&quot;: &quot;&quot;, &quot;given&quot;: &quot;Christine L.&quot;, &quot;suffix&quot;: &quot;&quot;, &quot;family&quot;: &quot;Mummery&quot;, &quot;parse-names&quot;: false, &quot;non-dropping-particle&quot;: &quot;&quot;}, {&quot;dropping-particle&quot;: &quot;&quot;, &quot;given&quot;: &quot;Mitsuyoshi&quot;, &quot;suffix&quot;: &quot;&quot;, &quot;family&quot;: &quot;Murata&quot;, &quot;parse-names&quot;: false, &quot;non-dropping-particle&quot;: &quot;&quot;}, {&quot;dropping-particle&quot;: &quot;&quot;, &quot;given&quot;: &quot;Sayaka&quot;, &quot;suffix&quot;: &quot;&quot;, &quot;family&quot;: &quot;Nagao-Sato&quot;, &quot;parse-names&quot;: false, &quot;non-dropping-particle&quot;: &quot;&quot;}, {&quot;dropping-particle&quot;: &quot;&quot;, &quot;given&quot;: &quot;Yutaka&quot;, &quot;suffix&quot;: &quot;&quot;, &quot;family&quot;: &quot;Nakachi&quot;, &quot;parse-names&quot;: false, &quot;non-dropping-particle&quot;: &quot;&quot;}, {&quot;dropping-particle&quot;: &quot;&quot;, &quot;given&quot;: &quot;Fumio&quot;, &quot;suffix&quot;: &quot;&quot;, &quot;family&quot;: &quot;Nakahara&quot;, &quot;parse-names&quot;: false, &quot;non-dropping-particle&quot;: &quot;&quot;}, {&quot;dropping-particle&quot;: &quot;&quot;, &quot;given&quot;: &quot;Toshiyuki&quot;, &quot;suffix&quot;: &quot;&quot;, &quot;family&quot;: &quot;Nakamura&quot;, &quot;parse-names&quot;: false, &quot;non-dropping-particle&quot;: &quot;&quot;}, {&quot;dropping-particle&quot;: &quot;&quot;, &quot;given&quot;: &quot;Yukio&quot;, &quot;suffix&quot;: &quot;&quot;, &quot;family&quot;: &quot;Nakamura&quot;, &quot;parse-names&quot;: false, &quot;non-dropping-particle&quot;: &quot;&quot;}, {&quot;dropping-particle&quot;: &quot;&quot;, &quot;given&quot;: &quot;Kenichi&quot;, &quot;suffix&quot;: &quot;&quot;, &quot;family&quot;: &quot;Nakazato&quot;, &quot;parse-names&quot;: false, &quot;non-dropping-particle&quot;: &quot;&quot;}, {&quot;dropping-particle&quot;: &quot;&quot;, &quot;given&quot;: &quot;Erik&quot;, &quot;suffix&quot;: &quot;&quot;, &quot;family&quot;: &quot;Nimwegen&quot;, &quot;parse-names&quot;: false, &quot;non-dropping-particle&quot;: &quot;van&quot;}, {&quot;dropping-particle&quot;: &quot;&quot;, &quot;given&quot;: &quot;Noriko&quot;, &quot;suffix&quot;: &quot;&quot;, &quot;family&quot;: &quot;Ninomiya&quot;, &quot;parse-names&quot;: false, &quot;non-dropping-particle&quot;: &quot;&quot;}, {&quot;dropping-particle&quot;: &quot;&quot;, &quot;given&quot;: &quot;Hiromi&quot;, &quot;suffix&quot;: &quot;&quot;, &quot;family&quot;: &quot;Nishiyori&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Tadasuke&quot;, &quot;suffix&quot;: &quot;&quot;, &quot;family&quot;: &quot;Noazaki&quot;, &quot;parse-names&quot;: false, &quot;non-dropping-particle&quot;: &quot;&quot;}, {&quot;dropping-particle&quot;: &quot;&quot;, &quot;given&quot;: &quot;Soichi&quot;, &quot;suffix&quot;: &quot;&quot;, &quot;family&quot;: &quot;Ogishima&quot;, &quot;parse-names&quot;: false, &quot;non-dropping-particle&quot;: &quot;&quot;}, {&quot;dropping-particle&quot;: &quot;&quot;, &quot;given&quot;: &quot;Naganari&quot;, &quot;suffix&quot;: &quot;&quot;, &quot;family&quot;: &quot;Ohkura&quot;, &quot;parse-names&quot;: false, &quot;non-dropping-particle&quot;: &quot;&quot;}, {&quot;dropping-particle&quot;: &quot;&quot;, &quot;given&quot;: &quot;Hiroko&quot;, &quot;suffix&quot;: &quot;&quot;, &quot;family&quot;: &quot;Ohimiya&quot;, &quot;parse-names&quot;: false, &quot;non-dropping-particle&quot;: &quot;&quot;}, {&quot;dropping-particle&quot;: &quot;&quot;, &quot;given&quot;: &quot;Hiroshi&quot;, &quot;suffix&quot;: &quot;&quot;, &quot;family&quot;: &quot;Ohno&quot;, &quot;parse-names&quot;: false, &quot;non-dropping-particle&quot;: &quot;&quot;}, {&quot;dropping-particle&quot;: &quot;&quot;, &quot;given&quot;: &quot;Mitsuhiro&quot;, &quot;suffix&quot;: &quot;&quot;, &quot;family&quot;: &quot;Ohshima&quot;, &quot;parse-names&quot;: false, &quot;non-dropping-particle&quot;: &quot;&quot;}, {&quot;dropping-particle&quot;: &quot;&quot;, &quot;given&quot;: &quot;Mariko&quot;, &quot;suffix&quot;: &quot;&quot;, &quot;family&quot;: &quot;Okada-Hatakeyama&quot;, &quot;parse-names&quot;: false, &quot;non-dropping-particle&quot;: &quot;&quot;}, {&quot;dropping-particle&quot;: &quot;&quot;, &quot;given&quot;: &quot;Yasushi&quot;, &quot;suffix&quot;: &quot;&quot;, &quot;family&quot;: &quot;Okazaki&quot;, &quot;parse-names&quot;: false, &quot;non-dropping-particle&quot;: &quot;&quot;}, {&quot;dropping-particle&quot;: &quot;&quot;, &quot;given&quot;: &quot;Valerio&quot;, &quot;suffix&quot;: &quot;&quot;, &quot;family&quot;: &quot;Orlando&quot;, &quot;parse-names&quot;: false, &quot;non-dropping-particle&quot;: &quot;&quot;}, {&quot;dropping-particle&quot;: &quot;&quot;, &quot;given&quot;: &quot;Dmitry A.&quot;, &quot;suffix&quot;: &quot;&quot;, &quot;family&quot;: &quot;Ovchinnikov&quot;, &quot;parse-names&quot;: false, &quot;non-dropping-particle&quot;: &quot;&quot;}, {&quot;dropping-particle&quot;: &quot;&quot;, &quot;given&quot;: &quot;Arnab&quot;, &quot;suffix&quot;: &quot;&quot;, &quot;family&quot;: &quot;Pain&quot;, &quot;parse-names&quot;: false, &quot;non-dropping-particle&quot;: &quot;&quot;}, {&quot;dropping-particle&quot;: &quot;&quot;, &quot;given&quot;: &quot;Robert&quot;, &quot;suffix&quot;: &quot;&quot;, &quot;family&quot;: &quot;Passier&quot;, &quot;parse-names&quot;: false, &quot;non-dropping-particle&quot;: &quot;&quot;}, {&quot;dropping-particle&quot;: &quot;&quot;, &quot;given&quot;: &quot;Margaret&quot;, &quot;suffix&quot;: &quot;&quot;, &quot;family&quot;: &quot;Patrikakis&quot;, &quot;parse-names&quot;: false, &quot;non-dropping-particle&quot;: &quot;&quot;}, {&quot;dropping-particle&quot;: &quot;&quot;, &quot;given&quot;: &quot;Helena&quot;, &quot;suffix&quot;: &quot;&quot;, &quot;family&quot;: &quot;Persson&quot;, &quot;parse-names&quot;: false, &quot;non-dropping-particle&quot;: &quot;&quot;}, {&quot;dropping-particle&quot;: &quot;&quot;, &quot;given&quot;: &quot;Silvano&quot;, &quot;suffix&quot;: &quot;&quot;, &quot;family&quot;: &quot;Piazza&quot;, &quot;parse-names&quot;: false, &quot;non-dropping-particle&quot;: &quot;&quot;}, {&quot;dropping-particle&quot;: &quot;&quot;, &quot;given&quot;: &quot;James G.D. D&quot;, &quot;suffix&quot;: &quot;&quot;, &quot;family&quot;: &quot;Prendergast&quot;, &quot;parse-names&quot;: false, &quot;non-dropping-particle&quot;: &quot;&quot;}, {&quot;dropping-particle&quot;: &quot;&quot;, &quot;given&quot;: &quot;Owen J.L. L&quot;, &quot;suffix&quot;: &quot;&quot;, &quot;family&quot;: &quot;Rackham&quot;, &quot;parse-names&quot;: false, &quot;non-dropping-particle&quot;: &quot;&quot;}, {&quot;dropping-particle&quot;: &quot;&quot;, &quot;given&quot;: &quot;Jordan A.&quot;, &quot;suffix&quot;: &quot;&quot;, &quot;family&quot;: &quot;Ramilowski&quot;, &quot;parse-names&quot;: false, &quot;non-dropping-particle&quot;: &quot;&quot;}, {&quot;dropping-particle&quot;: &quot;&quot;, &quot;given&quot;: &quot;Mamoon&quot;, &quot;suffix&quot;: &quot;&quot;, &quot;family&quot;: &quot;Rashid&quot;, &quot;parse-names&quot;: false, &quot;non-dropping-particle&quot;: &quot;&quot;}, {&quot;dropping-particle&quot;: &quot;&quot;, &quot;given&quot;: &quot;Timothy&quot;, &quot;suffix&quot;: &quot;&quot;, &quot;family&quot;: &quot;Ravasi&quot;, &quot;parse-names&quot;: false, &quot;non-dropping-particle&quot;: &quot;&quot;}, {&quot;dropping-particle&quot;: &quot;&quot;, &quot;given&quot;: &quot;Patrizia&quot;, &quot;suffix&quot;: &quot;&quot;, &quot;family&quot;: &quot;Rizzu&quot;, &quot;parse-names&quot;: false, &quot;non-dropping-particle&quot;: &quot;&quot;}, {&quot;dropping-particle&quot;: &quot;&quot;, &quot;given&quot;: &quot;Marco&quot;, &quot;suffix&quot;: &quot;&quot;, &quot;family&quot;: &quot;Roncador&quot;, &quot;parse-names&quot;: false, &quot;non-dropping-particle&quot;: &quot;&quot;}, {&quot;dropping-particle&quot;: &quot;&quot;, &quot;given&quot;: &quot;Sugata&quot;, &quot;suffix&quot;: &quot;&quot;, &quot;family&quot;: &quot;Roy&quot;, &quot;parse-names&quot;: false, &quot;non-dropping-particle&quot;: &quot;&quot;}, {&quot;dropping-particle&quot;: &quot;&quot;, &quot;given&quot;: &quot;Morten B.&quot;, &quot;suffix&quot;: &quot;&quot;, &quot;family&quot;: &quot;Rye&quot;, &quot;parse-names&quot;: false, &quot;non-dropping-particle&quot;: &quot;&quot;}, {&quot;dropping-particle&quot;: &quot;&quot;, &quot;given&quot;: &quot;Eri&quot;, &quot;suffix&quot;: &quot;&quot;, &quot;family&quot;: &quot;Saijyo&quot;, &quot;parse-names&quot;: false, &quot;non-dropping-particle&quot;: &quot;&quot;}, {&quot;dropping-particle&quot;: &quot;&quot;, &quot;given&quot;: &quot;Antti&quot;, &quot;suffix&quot;: &quot;&quot;, &quot;family&quot;: &quot;Sajantila&quot;, &quot;parse-names&quot;: false, &quot;non-dropping-particle&quot;: &quot;&quot;}, {&quot;dropping-particle&quot;: &quot;&quot;, &quot;given&quot;: &quot;Akiko&quot;, &quot;suffix&quot;: &quot;&quot;, &quot;family&quot;: &quot;Saka&quot;, &quot;parse-names&quot;: false, &quot;non-dropping-particle&quot;: &quot;&quot;}, {&quot;dropping-particle&quot;: &quot;&quot;, &quot;given&quot;: &quot;Shimon&quot;, &quot;suffix&quot;: &quot;&quot;, &quot;family&quot;: &quot;Sakaguchi&quot;, &quot;parse-names&quot;: false, &quot;non-dropping-particle&quot;: &quot;&quot;}, {&quot;dropping-particle&quot;: &quot;&quot;, &quot;given&quot;: &quot;Mizuho&quot;, &quot;suffix&quot;: &quot;&quot;, &quot;family&quot;: &quot;Sakai&quot;, &quot;parse-names&quot;: false, &quot;non-dropping-particle&quot;: &quot;&quot;}, {&quot;dropping-particle&quot;: &quot;&quot;, &quot;given&quot;: &quot;Hiroki&quot;, &quot;suffix&quot;: &quot;&quot;, &quot;family&quot;: &quot;Sato&quot;, &quot;parse-names&quot;: false, &quot;non-dropping-particle&quot;: &quot;&quot;}, {&quot;dropping-particle&quot;: &quot;&quot;, &quot;given&quot;: &quot;Suzana&quot;, &quot;suffix&quot;: &quot;&quot;, &quot;family&quot;: &quot;Savvi&quot;, &quot;parse-names&quot;: false, &quot;non-dropping-particle&quot;: &quot;&quot;}, {&quot;dropping-particle&quot;: &quot;&quot;, &quot;given&quot;: &quot;Alka&quot;, &quot;suffix&quot;: &quot;&quot;, &quot;family&quot;: &quot;Saxena&quot;, &quot;parse-names&quot;: false, &quot;non-dropping-particle&quot;: &quot;&quot;}, {&quot;dropping-particle&quot;: &quot;&quot;, &quot;given&quot;: &quot;Claudio&quot;, &quot;suffix&quot;: &quot;&quot;, &quot;family&quot;: &quot;Schneider&quot;, &quot;parse-names&quot;: false, &quot;non-dropping-particle&quot;: &quot;&quot;}, {&quot;dropping-particle&quot;: &quot;&quot;, &quot;given&quot;: &quot;Erik A.&quot;, &quot;suffix&quot;: &quot;&quot;, &quot;family&quot;: &quot;Schultes&quot;, &quot;parse-names&quot;: false, &quot;non-dropping-particle&quot;: &quot;&quot;}, {&quot;dropping-particle&quot;: &quot;&quot;, &quot;given&quot;: &quot;Gundula G.&quot;, &quot;suffix&quot;: &quot;&quot;, &quot;family&quot;: &quot;Schulze-Tanzil&quot;, &quot;parse-names&quot;: false, &quot;non-dropping-particle&quot;: &quot;&quot;}, {&quot;dropping-particle&quot;: &quot;&quot;, &quot;given&quot;: &quot;Anita&quot;, &quot;suffix&quot;: &quot;&quot;, &quot;family&quot;: &quot;Schwegmann&quot;, &quot;parse-names&quot;: false, &quot;non-dropping-particle&quot;: &quot;&quot;}, {&quot;dropping-particle&quot;: &quot;&quot;, &quot;given&quot;: &quot;Thierry&quot;, &quot;suffix&quot;: &quot;&quot;, &quot;family&quot;: &quot;Sengstag&quot;, &quot;parse-names&quot;: false, &quot;non-dropping-particle&quot;: &quot;&quot;}, {&quot;dropping-particle&quot;: &quot;&quot;, &quot;given&quot;: &quot;Guojun&quot;, &quot;suffix&quot;: &quot;&quot;, &quot;family&quot;: &quot;Sheng&quot;, &quot;parse-names&quot;: false, &quot;non-dropping-particle&quot;: &quot;&quot;}, {&quot;dropping-particle&quot;: &quot;&quot;, &quot;given&quot;: &quot;Hisashi&quot;, &quot;suffix&quot;: &quot;&quot;, &quot;family&quot;: &quot;Shimoji&quot;, &quot;parse-names&quot;: false, &quot;non-dropping-particle&quot;: &quot;&quot;}, {&quot;dropping-particle&quot;: &quot;&quot;, &quot;given&quot;: &quot;Yishai&quot;, &quot;suffix&quot;: &quot;&quot;, &quot;family&quot;: &quot;Shimoni&quot;, &quot;parse-names&quot;: false, &quot;non-dropping-particle&quot;: &quot;&quot;}, {&quot;dropping-particle&quot;: &quot;&quot;, &quot;given&quot;: &quot;Jay W.&quot;, &quot;suffix&quot;: &quot;&quot;, &quot;family&quot;: &quot;Shin&quot;, &quot;parse-names&quot;: false, &quot;non-dropping-particle&quot;: &quot;&quot;}, {&quot;dropping-particle&quot;: &quot;&quot;, &quot;given&quot;: &quot;Christophe&quot;, &quot;suffix&quot;: &quot;&quot;, &quot;family&quot;: &quot;Simon&quot;, &quot;parse-names&quot;: false, &quot;non-dropping-particle&quot;: &quot;&quot;}, {&quot;dropping-particle&quot;: &quot;&quot;, &quot;given&quot;: &quot;Daisuke&quot;, &quot;suffix&quot;: &quot;&quot;, &quot;family&quot;: &quot;Sugiyama&quot;, &quot;parse-names&quot;: false, &quot;non-dropping-particle&quot;: &quot;&quot;}, {&quot;dropping-particle&quot;: &quot;&quot;, &quot;given&quot;: &quot;Takaai&quot;, &quot;suffix&quot;: &quot;&quot;, &quot;family&quot;: &quot;Sugiyama&quot;, &quot;parse-names&quot;: false, &quot;non-dropping-particle&quot;: &quot;&quot;}, {&quot;dropping-particle&quot;: &quot;&quot;, &quot;given&quot;: &quot;Masanori&quot;, &quot;suffix&quot;: &quot;&quot;, &quot;family&quot;: &quot;Suzuki&quot;, &quot;parse-names&quot;: false, &quot;non-dropping-particle&quot;: &quot;&quot;}, {&quot;dropping-particle&quot;: &quot;&quot;, &quot;given&quot;: &quot;Naoko&quot;, &quot;suffix&quot;: &quot;&quot;, &quot;family&quot;: &quot;Suzuki&quot;, &quot;parse-names&quot;: false, &quot;non-dropping-particle&quot;: &quot;&quot;}, {&quot;dropping-particle&quot;: &quot;&quot;, &quot;given&quot;: &quot;Rolf K.&quot;, &quot;suffix&quot;: &quot;&quot;, &quot;family&quot;: &quot;Swoboda&quot;, &quot;parse-names&quot;: false, &quot;non-dropping-particle&quot;: &quot;&quot;}, {&quot;dropping-particle&quot;: &quot;&quot;, &quot;given&quot;: &quot;Peter A.C. C&quot;, &quot;suffix&quot;: &quot;&quot;, &quot;family&quot;: &quot;'t Hoen&quot;, &quot;parse-names&quot;: false, &quot;non-dropping-particle&quot;: &quot;&quot;}, {&quot;dropping-particle&quot;: &quot;&quot;, &quot;given&quot;: &quot;Michihira&quot;, &quot;suffix&quot;: &quot;&quot;, &quot;family&quot;: &quot;Tagami&quot;, &quot;parse-names&quot;: false, &quot;non-dropping-particle&quot;: &quot;&quot;}, {&quot;dropping-particle&quot;: &quot;&quot;, &quot;given&quot;: &quot;Naoko&quot;, &quot;suffix&quot;: &quot;&quot;, &quot;family&quot;: &quot;Takahashi&quot;, &quot;parse-names&quot;: false, &quot;non-dropping-particle&quot;: &quot;&quot;}, {&quot;dropping-particle&quot;: &quot;&quot;, &quot;given&quot;: &quot;Jun&quot;, &quot;suffix&quot;: &quot;&quot;, &quot;family&quot;: &quot;Takai&quot;, &quot;parse-names&quot;: false, &quot;non-dropping-particle&quot;: &quot;&quot;}, {&quot;dropping-particle&quot;: &quot;&quot;, &quot;given&quot;: &quot;Hiroshi&quot;, &quot;suffix&quot;: &quot;&quot;, &quot;family&quot;: &quot;Tanaka&quot;, &quot;parse-names&quot;: false, &quot;non-dropping-particle&quot;: &quot;&quot;}, {&quot;dropping-particle&quot;: &quot;&quot;, &quot;given&quot;: &quot;Hideki&quot;, &quot;suffix&quot;: &quot;&quot;, &quot;family&quot;: &quot;Tatsukawa&quot;, &quot;parse-names&quot;: false, &quot;non-dropping-particle&quot;: &quot;&quot;}, {&quot;dropping-particle&quot;: &quot;&quot;, &quot;given&quot;: &quot;Zuotian&quot;, &quot;suffix&quot;: &quot;&quot;, &quot;family&quot;: &quot;Tatum&quot;, &quot;parse-names&quot;: false, &quot;non-dropping-particle&quot;: &quot;&quot;}, {&quot;dropping-particle&quot;: &quot;&quot;, &quot;given&quot;: &quot;Mark&quot;, &quot;suffix&quot;: &quot;&quot;, &quot;family&quot;: &quot;Thompson&quot;, &quot;parse-names&quot;: false, &quot;non-dropping-particle&quot;: &quot;&quot;}, {&quot;dropping-particle&quot;: &quot;&quot;, &quot;given&quot;: &quot;Hiroo&quot;, &quot;suffix&quot;: &quot;&quot;, &quot;family&quot;: &quot;Toyodo&quot;, &quot;parse-names&quot;: false, &quot;non-dropping-particle&quot;: &quot;&quot;}, {&quot;dropping-particle&quot;: &quot;&quot;, &quot;given&quot;: &quot;Tetsuro&quot;, &quot;suffix&quot;: &quot;&quot;, &quot;family&quot;: &quot;Toyoda&quot;, &quot;parse-names&quot;: false, &quot;non-dropping-particle&quot;: &quot;&quot;}, {&quot;dropping-particle&quot;: &quot;&quot;, &quot;given&quot;: &quot;Elvind&quot;, &quot;suffix&quot;: &quot;&quot;, &quot;family&quot;: &quot;Valen&quot;, &quot;parse-names&quot;: false, &quot;non-dropping-particle&quot;: &quot;&quot;}, {&quot;dropping-particle&quot;: &quot;&quot;, &quot;given&quot;: &quot;Marc&quot;, &quot;suffix&quot;: &quot;&quot;, &quot;family&quot;: &quot;Wetering&quot;, &quot;parse-names&quot;: false, &quot;non-dropping-particle&quot;: &quot;van de&quot;}, {&quot;dropping-particle&quot;: &quot;&quot;, &quot;given&quot;: &quot;Linda M.&quot;, &quot;suffix&quot;: &quot;&quot;, &quot;family&quot;: &quot;Berg&quot;, &quot;parse-names&quot;: false, &quot;non-dropping-particle&quot;: &quot;van den&quot;}, {&quot;dropping-particle&quot;: &quot;&quot;, &quot;given&quot;: &quot;Roberto&quot;, &quot;suffix&quot;: &quot;&quot;, &quot;family&quot;: &quot;Verado&quot;, &quot;parse-names&quot;: false, &quot;non-dropping-particle&quot;: &quot;&quot;}, {&quot;dropping-particle&quot;: &quot;&quot;, &quot;given&quot;: &quot;Dipti&quot;, &quot;suffix&quot;: &quot;&quot;, &quot;family&quot;: &quot;Vijayan&quot;, &quot;parse-names&quot;: false, &quot;non-dropping-particle&quot;: &quot;&quot;}, {&quot;dropping-particle&quot;: &quot;&quot;, &quot;given&quot;: &quot;Ilya E.&quot;, &quot;suffix&quot;: &quot;&quot;, &quot;family&quot;: &quot;Vorontsov&quot;, &quot;parse-names&quot;: false, &quot;non-dropping-particle&quot;: &quot;&quot;}, {&quot;dropping-particle&quot;: &quot;&quot;, &quot;given&quot;: &quot;Wyeth W.&quot;, &quot;suffix&quot;: &quot;&quot;, &quot;family&quot;: &quot;Wasserman&quot;, &quot;parse-names&quot;: false, &quot;non-dropping-particle&quot;: &quot;&quot;}, {&quot;dropping-particle&quot;: &quot;&quot;, &quot;given&quot;: &quot;Shoko&quot;, &quot;suffix&quot;: &quot;&quot;, &quot;family&quot;: &quot;Watanabe&quot;, &quot;parse-names&quot;: false, &quot;non-dropping-particle&quot;: &quot;&quot;}, {&quot;dropping-particle&quot;: &quot;&quot;, &quot;given&quot;: &quot;Christine A.&quot;, &quot;suffix&quot;: &quot;&quot;, &quot;family&quot;: &quot;Wells&quot;, &quot;parse-names&quot;: false, &quot;non-dropping-particle&quot;: &quot;&quot;}, {&quot;dropping-particle&quot;: &quot;&quot;, &quot;given&quot;: &quot;Louise N.&quot;, &quot;suffix&quot;: &quot;&quot;, &quot;family&quot;: &quot;Winteringham&quot;, &quot;parse-names&quot;: false, &quot;non-dropping-particle&quot;: &quot;&quot;}, {&quot;dropping-particle&quot;: &quot;&quot;, &quot;given&quot;: &quot;Ernst&quot;, &quot;suffix&quot;: &quot;&quot;, &quot;family&quot;: &quot;Wolvetang&quot;, &quot;parse-names&quot;: false, &quot;non-dropping-particle&quot;: &quot;&quot;}, {&quot;dropping-particle&quot;: &quot;&quot;, &quot;given&quot;: &quot;Emily J.&quot;, &quot;suffix&quot;: &quot;&quot;, &quot;family&quot;: &quot;Wood&quot;, &quot;parse-names&quot;: false, &quot;non-dropping-particle&quot;: &quot;&quot;}, {&quot;dropping-particle&quot;: &quot;&quot;, &quot;given&quot;: &quot;Yoko&quot;, &quot;suffix&quot;: &quot;&quot;, &quot;family&quot;: &quot;Yamaguchi&quot;, &quot;parse-names&quot;: false, &quot;non-dropping-particle&quot;: &quot;&quot;}, {&quot;dropping-particle&quot;: &quot;&quot;, &quot;given&quot;: &quot;Masayuki&quot;, &quot;suffix&quot;: &quot;&quot;, &quot;family&quot;: &quot;Yamamoto&quot;, &quot;parse-names&quot;: false, &quot;non-dropping-particle&quot;: &quot;&quot;}, {&quot;dropping-particle&quot;: &quot;&quot;, &quot;given&quot;: &quot;Misako&quot;, &quot;suffix&quot;: &quot;&quot;, &quot;family&quot;: &quot;Yoneda&quot;, &quot;parse-names&quot;: false, &quot;non-dropping-particle&quot;: &quot;&quot;}, {&quot;dropping-particle&quot;: &quot;&quot;, &quot;given&quot;: &quot;Yohei&quot;, &quot;suffix&quot;: &quot;&quot;, &quot;family&quot;: &quot;Yonekura&quot;, &quot;parse-names&quot;: false, &quot;non-dropping-particle&quot;: &quot;&quot;}, {&quot;dropping-particle&quot;: &quot;&quot;, &quot;given&quot;: &quot;Shigehiro&quot;, &quot;suffix&quot;: &quot;&quot;, &quot;family&quot;: &quot;Yoshida&quot;, &quot;parse-names&quot;: false, &quot;non-dropping-particle&quot;: &quot;&quot;}, {&quot;dropping-particle&quot;: &quot;&quot;, &quot;given&quot;: &quot;Susan E.&quot;, &quot;suffix&quot;: &quot;&quot;, &quot;family&quot;: &quot;Zabierowski&quot;, &quot;parse-names&quot;: false, &quot;non-dropping-particle&quot;: &quot;&quot;}, {&quot;dropping-particle&quot;: &quot;&quot;, &quot;given&quot;: &quot;Peter G.&quot;, &quot;suffix&quot;: &quot;&quot;, &quot;family&quot;: &quot;Zhang&quot;, &quot;parse-names&quot;: false, &quot;non-dropping-particle&quot;: &quot;&quot;}, {&quot;dropping-particle&quot;: &quot;&quot;, &quot;given&quot;: &quot;Xiaobei&quot;, &quot;suffix&quot;: &quot;&quot;, &quot;family&quot;: &quot;Zhao&quot;, &quot;parse-names&quot;: false, &quot;non-dropping-particle&quot;: &quot;&quot;}, {&quot;dropping-particle&quot;: &quot;&quot;, &quot;given&quot;: &quot;Silvia&quot;, &quot;suffix&quot;: &quot;&quot;, &quot;family&quot;: &quot;Zucchelli&quot;, &quot;parse-names&quot;: false, &quot;non-dropping-particle&quot;: &quot;&quot;}, {&quot;dropping-particle&quot;: &quot;&quot;, &quot;given&quot;: &quot;Kim M.&quot;, &quot;suffix&quot;: &quot;&quot;, &quot;family&quot;: &quot;Summers&quot;, &quot;parse-names&quot;: false, &quot;non-dropping-particle&quot;: &quot;&quot;}, {&quot;dropping-particle&quot;: &quot;&quot;, &quot;given&quot;: &quot;Harukazu&quot;, &quot;suffix&quot;: &quot;&quot;, &quot;family&quot;: &quot;Suzuki&quot;, &quot;parse-names&quot;: false, &quot;non-dropping-particle&quot;: &quot;&quot;}, {&quot;dropping-particle&quot;: &quot;&quot;, &quot;given&quot;: &quot;Carsten O.&quot;, &quot;suffix&quot;: &quot;&quot;, &quot;family&quot;: &quot;Daub&quot;, &quot;parse-names&quot;: false, &quot;non-dropping-particle&quot;: &quot;&quot;}, {&quot;dropping-particle&quot;: &quot;&quot;, &quot;given&quot;: &quot;Jun&quot;, &quot;suffix&quot;: &quot;&quot;, &quot;family&quot;: &quot;Kawai&quot;, &quot;parse-names&quot;: false, &quot;non-dropping-particle&quot;: &quot;&quot;}, {&quot;dropping-particle&quot;: &quot;&quot;, &quot;given&quot;: &quot;Peter&quot;, &quot;suffix&quot;: &quot;&quot;, &quot;family&quot;: &quot;Heutink&quot;, &quot;parse-names&quot;: false, &quot;non-dropping-particle&quot;: &quot;&quot;}, {&quot;dropping-particle&quot;: &quot;&quot;, &quot;given&quot;: &quot;Winston&quot;, &quot;suffix&quot;: &quot;&quot;, &quot;family&quot;: &quot;Hide&quot;, &quot;parse-names&quot;: false, &quot;non-dropping-particle&quot;: &quot;&quot;}, {&quot;dropping-particle&quot;: &quot;&quot;, &quot;given&quot;: &quot;Tom C.&quot;, &quot;suffix&quot;: &quot;&quot;, &quot;family&quot;: &quot;Freeman&quot;, &quot;parse-names&quot;: false, &quot;non-dropping-particle&quot;: &quot;&quot;}, {&quot;dropping-particle&quot;: &quot;&quot;, &quot;given&quot;: &quot;Boris&quot;, &quot;suffix&quot;: &quot;&quot;, &quot;family&quot;: &quot;Lenhard&quot;, &quot;parse-names&quot;: false, &quot;non-dropping-particle&quot;: &quot;&quot;}, {&quot;dropping-particle&quot;: &quot;&quot;, &quot;given&quot;: &quot;Vladimir B&quot;, &quot;suffix&quot;: &quot;&quot;, &quot;family&quot;: &quot;Bajic&quot;, &quot;parse-names&quot;: false, &quot;non-dropping-particle&quot;: &quot;&quot;}, {&quot;dropping-particle&quot;: &quot;&quot;, &quot;given&quot;: &quot;Martin S.&quot;, &quot;suffix&quot;: &quot;&quot;, &quot;family&quot;: &quot;Taylor&quot;, &quot;parse-names&quot;: false, &quot;non-dropping-particle&quot;: &quot;&quot;}, {&quot;dropping-particle&quot;: &quot;&quot;, &quot;given&quot;: &quot;Vsevolod J.&quot;, &quot;suffix&quot;: &quot;&quot;, &quot;family&quot;: &quot;Makeev&quot;, &quot;parse-names&quot;: false, &quot;non-dropping-particle&quot;: &quot;&quot;}, {&quot;dropping-particle&quot;: &quot;&quot;, &quot;given&quot;: &quot;Albin&quot;, &quot;suffix&quot;: &quot;&quot;, &quot;family&quot;: &quot;Sandelin&quot;, &quot;parse-names&quot;: false, &quot;non-dropping-particle&quot;: &quot;&quot;}, {&quot;dropping-particle&quot;: &quot;&quot;, &quot;given&quot;: &quot;David A.&quot;, &quot;suffix&quot;: &quot;&quot;, &quot;family&quot;: &quot;Hume&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Yoshihide&quot;, &quot;suffix&quot;: &quot;&quot;, &quot;family&quot;: &quot;Hayashizaki&quot;, &quot;parse-names&quot;: false, &quot;non-dropping-particle&quot;: &quot;&quot;}], &quot;page&quot;: &quot;462-70&quot;, &quot;ISSN&quot;: &quot;1476-4687&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quot;: &quot;7493&quot;}}], &quot;schema&quot;: &quot;https://github.com/citation-style-language/schema/raw/master/csl-citation.json&quot;} RNDndCcFDrVEW"/><text:span text:style-name="T158">⁠ <text:s/>enhancers were downloaded from SlideBase (</text:span><text:reference-mark-start text:name="ADDIN CSL_CITATION {&quot;properties&quot;: {&quot;noteIndex&quot;: 0}, &quot;mendeley&quot;: {&quot;previouslyFormattedCitation&quot;: &quot;(Ienasescu et al. 2016)&quot;, &quot;formattedCitation&quot;: &quot;(Ienasescu et al. 2016)&quot;, &quot;plainTextFormattedCitation&quot;: &quot;(Ienasescu et al. 2016)&quot;}, &quot;citationItems&quot;: [{&quot;uris&quot;: [&quot;http://www.mendeley.com/documents/?uuid=22d9dc85-6f3c-4d5b-978d-dcc95b3b2b30&quot;], &quot;id&quot;: &quot;ITEM-1&quot;, &quot;itemData&quot;: {&quot;volume&quot;: &quot;2016&quot;, &quot;DOI&quot;: &quot;10.1093/database/baw144&quot;, &quot;publisher&quot;: &quot;Narnia&quot;, &quot;container-title&quot;: &quot;Database&quot;, &quot;issued&quot;: {&quot;date-parts&quot;: [[&quot;2016&quot;, &quot;12&quot;, &quot;26&quot;]]}, &quot;id&quot;: &quot;ITEM-1&quot;, &quot;type&quot;: &quot;article-journal&quot;, &quot;title&quot;: &quot;On-the-fly selection of cell-specific enhancers, genes, miRNAs and proteins across the human body using SlideBase&quot;, &quot;author&quot;: [{&quot;dropping-particle&quot;: &quot;&quot;, &quot;given&quot;: &quot;Hans&quot;, &quot;suffix&quot;: &quot;&quot;, &quot;family&quot;: &quot;Ienasescu&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Kristoffer&quot;, &quot;suffix&quot;: &quot;&quot;, &quot;family&quot;: &quot;Vitting-Seerup&quot;, &quot;parse-names&quot;: false, &quot;non-dropping-particle&quot;: &quot;&quot;}, {&quot;dropping-particle&quot;: &quot;&quot;, &quot;given&quot;: &quot;Emil&quot;, &quot;suffix&quot;: &quot;&quot;, &quot;family&quot;: &quot;Lagoni&quot;, &quot;parse-names&quot;: false, &quot;non-dropping-particle&quot;: &quot;&quot;}, {&quot;dropping-particle&quot;: &quot;&quot;, &quot;given&quot;: &quot;Mette&quot;, &quot;suffix&quot;: &quot;&quot;, &quot;family&quot;: &quot;Boyd&quot;, &quot;parse-names&quot;: false, &quot;non-dropping-particle&quot;: &quot;&quot;}, {&quot;dropping-particle&quot;: &quot;&quot;, &quot;given&quot;: &quot;Jette&quot;, &quot;suffix&quot;: &quot;&quot;, &quot;family&quot;: &quot;Bornholdt&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Hideya&quot;, &quot;suffix&quot;: &quot;&quot;, &quot;family&quot;: &quot;Kawaji&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istair R.R. R.&quot;, &quot;suffix&quot;: &quot;&quot;, &quot;family&quot;: &quot;Forrest&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Albin&quot;, &quot;suffix&quot;: &quot;&quot;, &quot;family&quot;: &quot;Sandelin&quot;, &quot;parse-names&quot;: false, &quot;non-dropping-particle&quot;: &quot;&quot;}], &quot;page&quot;: &quot;baw144&quot;, &quot;ISSN&quot;: &quot;1758-0463&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schema&quot;: &quot;https://github.com/citation-style-language/schema/raw/master/csl-citation.json&quot;} RNDouW6BWnAkv"/><text:span text:style-name="T66">(Ienasescu et al. 2016)</text:span><text:reference-mark-end text:name="ADDIN CSL_CITATION {&quot;properties&quot;: {&quot;noteIndex&quot;: 0}, &quot;mendeley&quot;: {&quot;previouslyFormattedCitation&quot;: &quot;(Ienasescu et al. 2016)&quot;, &quot;formattedCitation&quot;: &quot;(Ienasescu et al. 2016)&quot;, &quot;plainTextFormattedCitation&quot;: &quot;(Ienasescu et al. 2016)&quot;}, &quot;citationItems&quot;: [{&quot;uris&quot;: [&quot;http://www.mendeley.com/documents/?uuid=22d9dc85-6f3c-4d5b-978d-dcc95b3b2b30&quot;], &quot;id&quot;: &quot;ITEM-1&quot;, &quot;itemData&quot;: {&quot;volume&quot;: &quot;2016&quot;, &quot;DOI&quot;: &quot;10.1093/database/baw144&quot;, &quot;publisher&quot;: &quot;Narnia&quot;, &quot;container-title&quot;: &quot;Database&quot;, &quot;issued&quot;: {&quot;date-parts&quot;: [[&quot;2016&quot;, &quot;12&quot;, &quot;26&quot;]]}, &quot;id&quot;: &quot;ITEM-1&quot;, &quot;type&quot;: &quot;article-journal&quot;, &quot;title&quot;: &quot;On-the-fly selection of cell-specific enhancers, genes, miRNAs and proteins across the human body using SlideBase&quot;, &quot;author&quot;: [{&quot;dropping-particle&quot;: &quot;&quot;, &quot;given&quot;: &quot;Hans&quot;, &quot;suffix&quot;: &quot;&quot;, &quot;family&quot;: &quot;Ienasescu&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Kristoffer&quot;, &quot;suffix&quot;: &quot;&quot;, &quot;family&quot;: &quot;Vitting-Seerup&quot;, &quot;parse-names&quot;: false, &quot;non-dropping-particle&quot;: &quot;&quot;}, {&quot;dropping-particle&quot;: &quot;&quot;, &quot;given&quot;: &quot;Emil&quot;, &quot;suffix&quot;: &quot;&quot;, &quot;family&quot;: &quot;Lagoni&quot;, &quot;parse-names&quot;: false, &quot;non-dropping-particle&quot;: &quot;&quot;}, {&quot;dropping-particle&quot;: &quot;&quot;, &quot;given&quot;: &quot;Mette&quot;, &quot;suffix&quot;: &quot;&quot;, &quot;family&quot;: &quot;Boyd&quot;, &quot;parse-names&quot;: false, &quot;non-dropping-particle&quot;: &quot;&quot;}, {&quot;dropping-particle&quot;: &quot;&quot;, &quot;given&quot;: &quot;Jette&quot;, &quot;suffix&quot;: &quot;&quot;, &quot;family&quot;: &quot;Bornholdt&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Hideya&quot;, &quot;suffix&quot;: &quot;&quot;, &quot;family&quot;: &quot;Kawaji&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istair R.R. R.&quot;, &quot;suffix&quot;: &quot;&quot;, &quot;family&quot;: &quot;Forrest&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Albin&quot;, &quot;suffix&quot;: &quot;&quot;, &quot;family&quot;: &quot;Sandelin&quot;, &quot;parse-names&quot;: false, &quot;non-dropping-particle&quot;: &quot;&quot;}], &quot;page&quot;: &quot;baw144&quot;, &quot;ISSN&quot;: &quot;1758-0463&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schema&quot;: &quot;https://github.com/citation-style-language/schema/raw/master/csl-citation.json&quot;} RNDouW6BWnAkv"/><text:span text:style-name="T158">⁠; accessed Oct. 2019) as tissue- and organ- facet specific BED files. FANTOM promoters were generated from </text:span><text:span text:style-name="T225">a normalized (RLE; relative log expression) </text:span><text:span text:style-name="T223">CAGE</text:span><text:span text:style-name="T224">-</text:span><text:span text:style-name="T223">peak expression table for human samples, </text:span><text:span text:style-name="T158">downloaded from the FANTOM5 repository (accessed Oct. 2019). The table was split into tissue and primary celltype tracks using the FANTOM ontology. CAGE-peaks with normalized TPM expression values below 10 were filtered out.</text:span><text:span text:style-name="T215"> The peaks indicating transcription start sites, were expanded </text:span><text:span text:style-name="T216">2</text:span><text:span text:style-name="T215">00bp upstream to include the promoter region.</text:span><text:span text:style-name="T240"> </text:span><text:span text:style-name="T158">As all FANTOM5 tracks were used the hg19 coordinate system, GRCh38 data were produced using liftOver tool </text:span><text:reference-mark-start text:name="ADDIN CSL_CITATION {&quot;properties&quot;: {&quot;noteIndex&quot;: 0}, &quot;mendeley&quot;: {&quot;previouslyFormattedCitation&quot;: &quot;(Hinrichs 2006)&quot;, &quot;formattedCitation&quot;: &quot;(Hinrichs 2006)&quot;, &quot;plainTextFormattedCitation&quot;: &quot;(Hinrichs 2006)&quot;}, &quot;citationItems&quot;: [{&quot;uris&quot;: [&quot;http://www.mendeley.com/documents/?uuid=089f37fb-dafe-3a05-8861-9207fd66316d&quot;], &quot;id&quot;: &quot;ITEM-1&quot;, &quot;itemData&quot;: {&quot;volume&quot;: &quot;34&quot;, &quot;PMID&quot;: &quot;16381938&quot;, &quot;DOI&quot;: &quot;10.1093/nar/gkj144&quot;, &quot;publisher&quot;: &quot;Oxford University Press (OUP)&quot;, &quot;container-title&quot;: &quot;Nucleic Acids Research&quot;, &quot;issued&quot;: {&quot;date-parts&quot;: [[&quot;2006&quot;, &quot;1&quot;, &quot;1&quot;]]}, &quot;id&quot;: &quot;ITEM-1&quot;, &quot;type&quot;: &quot;article-journal&quot;, &quot;title&quot;: &quot;The UCSC Genome Browser Database: update 2006&quot;, &quot;author&quot;: [{&quot;dropping-particle&quot;: &quot;&quot;, &quot;given&quot;: &quot;A. S.&quot;, &quot;suffix&quot;: &quot;&quot;, &quot;family&quot;: &quot;Hinrichs&quot;, &quot;parse-names&quot;: false, &quot;non-dropping-particle&quot;: &quot;&quot;}], &quot;page&quot;: &quot;D590-D598&quot;, &quot;ISSN&quot;: &quot;0305-1048&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quot;: &quot;90001&quot;}}], &quot;schema&quot;: &quot;https://github.com/citation-style-language/schema/raw/master/csl-citation.json&quot;} RND4p7k3ZNCN2"/><text:span text:style-name="T65">(Hinrichs 2006)</text:span><text:reference-mark-end text:name="ADDIN CSL_CITATION {&quot;properties&quot;: {&quot;noteIndex&quot;: 0}, &quot;mendeley&quot;: {&quot;previouslyFormattedCitation&quot;: &quot;(Hinrichs 2006)&quot;, &quot;formattedCitation&quot;: &quot;(Hinrichs 2006)&quot;, &quot;plainTextFormattedCitation&quot;: &quot;(Hinrichs 2006)&quot;}, &quot;citationItems&quot;: [{&quot;uris&quot;: [&quot;http://www.mendeley.com/documents/?uuid=089f37fb-dafe-3a05-8861-9207fd66316d&quot;], &quot;id&quot;: &quot;ITEM-1&quot;, &quot;itemData&quot;: {&quot;volume&quot;: &quot;34&quot;, &quot;PMID&quot;: &quot;16381938&quot;, &quot;DOI&quot;: &quot;10.1093/nar/gkj144&quot;, &quot;publisher&quot;: &quot;Oxford University Press (OUP)&quot;, &quot;container-title&quot;: &quot;Nucleic Acids Research&quot;, &quot;issued&quot;: {&quot;date-parts&quot;: [[&quot;2006&quot;, &quot;1&quot;, &quot;1&quot;]]}, &quot;id&quot;: &quot;ITEM-1&quot;, &quot;type&quot;: &quot;article-journal&quot;, &quot;title&quot;: &quot;The UCSC Genome Browser Database: update 2006&quot;, &quot;author&quot;: [{&quot;dropping-particle&quot;: &quot;&quot;, &quot;given&quot;: &quot;A. S.&quot;, &quot;suffix&quot;: &quot;&quot;, &quot;family&quot;: &quot;Hinrichs&quot;, &quot;parse-names&quot;: false, &quot;non-dropping-particle&quot;: &quot;&quot;}], &quot;page&quot;: &quot;D590-D598&quot;, &quot;ISSN&quot;: &quot;0305-1048&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quot;: &quot;90001&quot;}}], &quot;schema&quot;: &quot;https://github.com/citation-style-language/schema/raw/master/csl-citation.json&quot;} RND4p7k3ZNCN2"/><text:span text:style-name="T158">⁠.</text:span></text:p>
      <text:p text:style-name="P38"><text:span text:style-name="T265">Data download and processing was automated in a build script available in Remus sourcecode repository </text:span><text:span text:style-name="T176">(</text:span><text:a xlink:type="simple" xlink:href="https://github.com/seru71/Remus" text:style-name="Internet_20_link" text:visited-style-name="Visited_20_Internet_20_Link"><text:span text:style-name="Strong_20_Emphasis"><text:span text:style-name="T176">https://github.com/seru71/Remus</text:span></text:span></text:a><text:span text:style-name="Strong_20_Emphasis"><text:span text:style-name="T176">)</text:span></text:span><text:span text:style-name="T265">. This facilitates tracking data provenance and deployment of Remus instance on own infrastructure. Comparisons between processed datasets were made using BEDtools </text:span><text:reference-mark-start text:name="ADDIN CSL_CITATION {&quot;properties&quot;: {&quot;noteIndex&quot;: 0}, &quot;mendeley&quot;: {&quot;previouslyFormattedCitation&quot;: &quot;(Quinlan and Hall 2010)&quot;, &quot;formattedCitation&quot;: &quot;(Quinlan and Hall 2010)&quot;, &quot;plainTextFormattedCitation&quot;: &quot;(Quinlan and Hall 2010)&quot;}, &quot;citationItems&quot;: [{&quot;uris&quot;: [&quot;http://www.mendeley.com/documents/?uuid=e58011cd-b277-396c-91ac-fd23d90bb168&quot;], &quot;id&quot;: &quot;ITEM-1&quot;, &quot;itemData&quot;: {&quot;volume&quot;: &quot;26&quot;, &quot;PMID&quot;: &quot;20110278&quot;, &quot;DOI&quot;: &quot;10.1093/bioinformatics/btq033&quot;, &quot;ISSN&quot;: &quot;13674803&quot;, &quot;container-title&quot;: &quot;Bioinformatics&quot;, &quot;id&quot;: &quot;ITEM-1&quot;, &quot;type&quot;: &quot;article-journal&quot;, &quot;title&quot;: &quot;BEDTools: A flexible suite of utilities for comparing genomic features&quot;, &quot;author&quot;: [{&quot;dropping-particle&quot;: &quot;&quot;, &quot;given&quot;: &quot;Aaron R.&quot;, &quot;suffix&quot;: &quot;&quot;, &quot;family&quot;: &quot;Quinlan&quot;, &quot;parse-names&quot;: false, &quot;non-dropping-particle&quot;: &quot;&quot;}, {&quot;dropping-particle&quot;: &quot;&quot;, &quot;given&quot;: &quot;Ira M.&quot;, &quot;suffix&quot;: &quot;&quot;, &quot;family&quot;: &quot;Hall&quot;, &quot;parse-names&quot;: false, &quot;non-dropping-particle&quot;: &quot;&quot;}], &quot;page&quot;: &quot;841-842&quot;, &quot;issued&quot;: {&quot;date-parts&quot;: [[&quot;2010&quot;, &quot;1&quot;, &quot;28&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issue&quot;: &quot;6&quot;}}], &quot;schema&quot;: &quot;https://github.com/citation-style-language/schema/raw/master/csl-citation.json&quot;} RND5ifdoDL2In"/><text:span text:style-name="T68">(Quinlan and Hall 2010)</text:span><text:reference-mark-end text:name="ADDIN CSL_CITATION {&quot;properties&quot;: {&quot;noteIndex&quot;: 0}, &quot;mendeley&quot;: {&quot;previouslyFormattedCitation&quot;: &quot;(Quinlan and Hall 2010)&quot;, &quot;formattedCitation&quot;: &quot;(Quinlan and Hall 2010)&quot;, &quot;plainTextFormattedCitation&quot;: &quot;(Quinlan and Hall 2010)&quot;}, &quot;citationItems&quot;: [{&quot;uris&quot;: [&quot;http://www.mendeley.com/documents/?uuid=e58011cd-b277-396c-91ac-fd23d90bb168&quot;], &quot;id&quot;: &quot;ITEM-1&quot;, &quot;itemData&quot;: {&quot;volume&quot;: &quot;26&quot;, &quot;PMID&quot;: &quot;20110278&quot;, &quot;DOI&quot;: &quot;10.1093/bioinformatics/btq033&quot;, &quot;ISSN&quot;: &quot;13674803&quot;, &quot;container-title&quot;: &quot;Bioinformatics&quot;, &quot;id&quot;: &quot;ITEM-1&quot;, &quot;type&quot;: &quot;article-journal&quot;, &quot;title&quot;: &quot;BEDTools: A flexible suite of utilities for comparing genomic features&quot;, &quot;author&quot;: [{&quot;dropping-particle&quot;: &quot;&quot;, &quot;given&quot;: &quot;Aaron R.&quot;, &quot;suffix&quot;: &quot;&quot;, &quot;family&quot;: &quot;Quinlan&quot;, &quot;parse-names&quot;: false, &quot;non-dropping-particle&quot;: &quot;&quot;}, {&quot;dropping-particle&quot;: &quot;&quot;, &quot;given&quot;: &quot;Ira M.&quot;, &quot;suffix&quot;: &quot;&quot;, &quot;family&quot;: &quot;Hall&quot;, &quot;parse-names&quot;: false, &quot;non-dropping-particle&quot;: &quot;&quot;}], &quot;page&quot;: &quot;841-842&quot;, &quot;issued&quot;: {&quot;date-parts&quot;: [[&quot;2010&quot;, &quot;1&quot;, &quot;28&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issue&quot;: &quot;6&quot;}}], &quot;schema&quot;: &quot;https://github.com/citation-style-language/schema/raw/master/csl-citation.json&quot;} RND5ifdoDL2In"/><text:span text:style-name="T265">⁠ and R packages, and the R-markdown script documenting this analysis can be found along the source code of Remus.</text:span></text:p>
      <text:p text:style-name="P9">Search<text:span text:style-name="T265">ing regulatory elements</text:span></text:p>
      <text:p text:style-name="P36"><text:span text:style-name="T159">For a given genome build (hg19 or GRCh38), a set of HGNC gene symbols (target genes), and one or more tissues or cell-types (target tissues), regulatory regions are identified using the following protocol. Set of transcription start site (TSS) intervals overlapping target genes’ transcription start sites is created using all transcripts of the target genes. First base of a transcript is used to calculate a TSS-interval, and upstream and downstream span can be tuned by the user, independently for each dataset. A regulatory region from a cis-regulatory datasets (e.g. SCREEN promoters, FANTOM enhancers) is included in the result if: (1) it overlaps the TSS-interval and (2a) </text:span><text:span text:style-name="T16">active-in-any </text:span><text:span text:style-name="T159">mode is selected for the dataset and the region is present in any of the target tissues tracks of the dataset; or (2b) </text:span><text:span text:style-name="T16">active-in-all</text:span><text:span text:style-name="T159"> mode is selected for the dataset and the region is present in every available target tissue track of the dataset. MicroRNA (miRNA) transcript coordinates are included in the result if (1) miRNA - target gene interaction is present in a selected dataset (i.e. miRTarBase, miRWalk) and meets user-specified search criteria (e.g. confidence); and (2) miRNA transcript overlaps any of the of the ENCODE accessible chromatin tracks for the target tissues. In the final result, coordinates of the regulatory regions and coordinates of the miRNA transcripts, selected as described above, are merged and collapsed. The result BED file contains information about the origin of each interval allowing to trace back the dataset and tissue. All o</text:span><text:span text:style-name="T174">perations on genomic coordinates </text:span><text:span text:style-name="T175">are implemented </text:span><text:span text:style-name="T174">using pybedtools </text:span><text:reference-mark-start text:name="ADDIN CSL_CITATION {&quot;properties&quot;: {&quot;noteIndex&quot;: 0}, &quot;mendeley&quot;: {&quot;previouslyFormattedCitation&quot;: &quot;(Dale, Pedersen, and Quinlan 2011)&quot;, &quot;formattedCitation&quot;: &quot;(Dale, Pedersen, and Quinlan 2011)&quot;, &quot;plainTextFormattedCitation&quot;: &quot;(Dale, Pedersen, and Quinlan 2011)&quot;}, &quot;citationItems&quot;: [{&quot;uris&quot;: [&quot;http://www.mendeley.com/documents/?uuid=6baf4e94-e2f7-3407-90d4-9d58ecc1ac38&quot;], &quot;id&quot;: &quot;ITEM-1&quot;, &quot;itemData&quot;: {&quot;volume&quot;: &quot;27&quot;, &quot;PMID&quot;: &quot;21949271&quot;, &quot;DOI&quot;: &quot;10.1093/bioinformatics/btr539&quot;, &quot;ISSN&quot;: &quot;1367-4811&quot;, &quot;container-title&quot;: &quot;Bioinformatics (Oxford, England)&quot;, &quot;id&quot;: &quot;ITEM-1&quot;, &quot;type&quot;: &quot;article-journal&quot;, &quot;title&quot;: &quot;Pybedtools: a flexible Python library for manipulating genomic datasets and annotations.&quot;, &quot;author&quot;: [{&quot;dropping-particle&quot;: &quot;&quot;, &quot;given&quot;: &quot;Ryan K&quot;, &quot;suffix&quot;: &quot;&quot;, &quot;family&quot;: &quot;Dale&quot;, &quot;parse-names&quot;: false, &quot;non-dropping-particle&quot;: &quot;&quot;}, {&quot;dropping-particle&quot;: &quot;&quot;, &quot;given&quot;: &quot;Brent S&quot;, &quot;suffix&quot;: &quot;&quot;, &quot;family&quot;: &quot;Pedersen&quot;, &quot;parse-names&quot;: false, &quot;non-dropping-particle&quot;: &quot;&quot;}, {&quot;dropping-particle&quot;: &quot;&quot;, &quot;given&quot;: &quot;Aaron R&quot;, &quot;suffix&quot;: &quot;&quot;, &quot;family&quot;: &quot;Quinlan&quot;, &quot;parse-names&quot;: false, &quot;non-dropping-particle&quot;: &quot;&quot;}], &quot;page&quot;: &quot;3423-4&quot;, &quot;issued&quot;: {&quot;date-parts&quot;: [[&quot;2011&quot;, &quot;12&quot;, &quot;15&quot;]]}, &quot;abstract&quot;: &quot;SUMMARY pybedtools is a flexible Python software library for manipulating and exploring genomic datasets in many common formats. It provides an intuitive Python interface that extends upon the popular BEDTools genome arithmetic tools. The library is well documented and efficient, and allows researchers to quickly develop simple, yet powerful scripts that enable complex genomic analyses. AVAILABILITY pybedtools is maintained under the GPL license. Stable versions of pybedtools as well as documentation are available on the Python Package Index at http://pypi.python.org/pypi/pybedtools. CONTACT dalerr@niddk.nih.gov; arq5x@virginia.edu SUPPLEMENTARY INFORMATION Supplementary data are available at Bioinformatics online.&quot;, &quot;issue&quot;: &quot;24&quot;}}], &quot;schema&quot;: &quot;https://github.com/citation-style-language/schema/raw/master/csl-citation.json&quot;} RND4Ss5M9X7FQ"/><text:span text:style-name="T67">(Dale, Pedersen, and Quinlan 2011)</text:span><text:reference-mark-end text:name="ADDIN CSL_CITATION {&quot;properties&quot;: {&quot;noteIndex&quot;: 0}, &quot;mendeley&quot;: {&quot;previouslyFormattedCitation&quot;: &quot;(Dale, Pedersen, and Quinlan 2011)&quot;, &quot;formattedCitation&quot;: &quot;(Dale, Pedersen, and Quinlan 2011)&quot;, &quot;plainTextFormattedCitation&quot;: &quot;(Dale, Pedersen, and Quinlan 2011)&quot;}, &quot;citationItems&quot;: [{&quot;uris&quot;: [&quot;http://www.mendeley.com/documents/?uuid=6baf4e94-e2f7-3407-90d4-9d58ecc1ac38&quot;], &quot;id&quot;: &quot;ITEM-1&quot;, &quot;itemData&quot;: {&quot;volume&quot;: &quot;27&quot;, &quot;PMID&quot;: &quot;21949271&quot;, &quot;DOI&quot;: &quot;10.1093/bioinformatics/btr539&quot;, &quot;ISSN&quot;: &quot;1367-4811&quot;, &quot;container-title&quot;: &quot;Bioinformatics (Oxford, England)&quot;, &quot;id&quot;: &quot;ITEM-1&quot;, &quot;type&quot;: &quot;article-journal&quot;, &quot;title&quot;: &quot;Pybedtools: a flexible Python library for manipulating genomic datasets and annotations.&quot;, &quot;author&quot;: [{&quot;dropping-particle&quot;: &quot;&quot;, &quot;given&quot;: &quot;Ryan K&quot;, &quot;suffix&quot;: &quot;&quot;, &quot;family&quot;: &quot;Dale&quot;, &quot;parse-names&quot;: false, &quot;non-dropping-particle&quot;: &quot;&quot;}, {&quot;dropping-particle&quot;: &quot;&quot;, &quot;given&quot;: &quot;Brent S&quot;, &quot;suffix&quot;: &quot;&quot;, &quot;family&quot;: &quot;Pedersen&quot;, &quot;parse-names&quot;: false, &quot;non-dropping-particle&quot;: &quot;&quot;}, {&quot;dropping-particle&quot;: &quot;&quot;, &quot;given&quot;: &quot;Aaron R&quot;, &quot;suffix&quot;: &quot;&quot;, &quot;family&quot;: &quot;Quinlan&quot;, &quot;parse-names&quot;: false, &quot;non-dropping-particle&quot;: &quot;&quot;}], &quot;page&quot;: &quot;3423-4&quot;, &quot;issued&quot;: {&quot;date-parts&quot;: [[&quot;2011&quot;, &quot;12&quot;, &quot;15&quot;]]}, &quot;abstract&quot;: &quot;SUMMARY pybedtools is a flexible Python software library for manipulating and exploring genomic datasets in many common formats. It provides an intuitive Python interface that extends upon the popular BEDTools genome arithmetic tools. The library is well documented and efficient, and allows researchers to quickly develop simple, yet powerful scripts that enable complex genomic analyses. AVAILABILITY pybedtools is maintained under the GPL license. Stable versions of pybedtools as well as documentation are available on the Python Package Index at http://pypi.python.org/pypi/pybedtools. CONTACT dalerr@niddk.nih.gov; arq5x@virginia.edu SUPPLEMENTARY INFORMATION Supplementary data are available at Bioinformatics online.&quot;, &quot;issue&quot;: &quot;24&quot;}}], &quot;schema&quot;: &quot;https://github.com/citation-style-language/schema/raw/master/csl-citation.json&quot;} RND4Ss5M9X7FQ"/><text:span text:style-name="T174">⁠.</text:span></text:p>
      <text:p text:style-name="P10"/>
      <text:p text:style-name="P10"><text:soft-page-break/>Variant filtering</text:p>
      <text:p text:style-name="P16">For user convenience <text:span text:style-name="T282">we added variant filtering functionality</text:span> <text:span text:style-name="T282">to the application. It is implemented in JavaScript, </text:span>works entirely in user's browser, <text:span text:style-name="T282">and does not require sending the data over the Internet, which makes it suitable for sensitive data analysis. The feature is currently limited by the memory available to the browser, but our tests have shown that a single-sample whole-genome VCF file can be processed on a regular laptop within a few seconds.</text:span></text:p>
      <text:p text:style-name="P7">Evaluation</text:p>
      <text:p text:style-name="P59"><text:span text:style-name="T193">Subset of p</text:span>athogenic<text:span text:style-name="T193"> </text:span>regulatory variants <text:span text:style-name="T193">collected by Smedley et al.</text:span> <text:reference-mark-start text:name="ADDIN CSL_CITATION {&quot;properties&quot;: {&quot;noteIndex&quot;: 0}, &quot;mendeley&quot;: {&quot;previouslyFormattedCitation&quot;: &quot;(Smedley et al. 2016)&quot;, &quot;formattedCitation&quot;: &quot;(Smedley et al. 2016)&quot;, &quot;plainTextFormattedCitation&quot;: &quot;(Smedley et al. 2016)&quot;}, &quot;citationItems&quot;: [{&quot;uris&quot;: [&quot;http://www.mendeley.com/documents/?uuid=f954af3c-2bc7-4509-9f29-ddf2051e9f5c&quot;], &quot;id&quot;: &quot;ITEM-1&quot;, &quot;itemData&quot;: {&quot;volume&quot;: &quot;99&quot;, &quot;ISBN&quot;: &quot;1537-6605; 0002-9297&quot;, &quot;PMID&quot;: &quot;27569544&quot;, &quot;DOI&quot;: &quot;10.1016/j.ajhg.2016.07.005&quot;, &quot;ISSN&quot;: &quot;15376605&quot;, &quot;container-title&quot;: &quot;American Journal of Human Genetics&quot;, &quot;id&quot;: &quot;ITEM-1&quot;, &quot;type&quot;: &quot;article-journal&quot;, &quot;title&quot;: &quot;A Whole-Genome Analysis Framework for Effective Identification of Pathogenic Regulatory Variants in Mendelian Disease&quot;, &quot;author&quot;: [{&quot;dropping-particle&quot;: &quot;&quot;, &quot;given&quot;: &quot;Damian&quot;, &quot;suffix&quot;: &quot;&quot;, &quot;family&quot;: &quot;Smedley&quot;, &quot;parse-names&quot;: false, &quot;non-dropping-particle&quot;: &quot;&quot;}, {&quot;dropping-particle&quot;: &quot;&quot;, &quot;given&quot;: &quot;Max&quot;, &quot;suffix&quot;: &quot;&quot;, &quot;family&quot;: &quot;Schubach&quot;, &quot;parse-names&quot;: false, &quot;non-dropping-particle&quot;: &quot;&quot;}, {&quot;dropping-particle&quot;: &quot;&quot;, &quot;given&quot;: &quot;Julius\u00a0O O.B.&quot;, &quot;suffix&quot;: &quot;&quot;, &quot;family&quot;: &quot;Jacobsen&quot;, &quot;parse-names&quot;: false, &quot;non-dropping-particle&quot;: &quot;&quot;}, {&quot;dropping-particle&quot;: &quot;&quot;, &quot;given&quot;: &quot;Sebastian&quot;, &quot;suffix&quot;: &quot;&quot;, &quot;family&quot;: &quot;K\u00f6hler&quot;, &quot;parse-names&quot;: false, &quot;non-dropping-particle&quot;: &quot;&quot;}, {&quot;dropping-particle&quot;: &quot;&quot;, &quot;given&quot;: &quot;Tomasz&quot;, &quot;suffix&quot;: &quot;&quot;, &quot;family&quot;: &quot;Zemojtel&quot;, &quot;parse-names&quot;: false, &quot;non-dropping-particle&quot;: &quot;&quot;}, {&quot;dropping-particle&quot;: &quot;&quot;, &quot;given&quot;: &quot;Malte&quot;, &quot;suffix&quot;: &quot;&quot;, &quot;family&quot;: &quot;Spielmann&quot;, &quot;parse-names&quot;: false, &quot;non-dropping-particle&quot;: &quot;&quot;}, {&quot;dropping-particle&quot;: &quot;&quot;, &quot;given&quot;: &quot;Marten&quot;, &quot;suffix&quot;: &quot;&quot;, &quot;family&quot;: &quot;J\u00e4ger&quot;, &quot;parse-names&quot;: false, &quot;non-dropping-particle&quot;: &quot;&quot;}, {&quot;dropping-particle&quot;: &quot;&quot;, &quot;given&quot;: &quot;Harry&quot;, &quot;suffix&quot;: &quot;&quot;, &quot;family&quot;: &quot;Hochheiser&quot;, &quot;parse-names&quot;: false, &quot;non-dropping-particle&quot;: &quot;&quot;}, {&quot;dropping-particle&quot;: &quot;&quot;, &quot;given&quot;: &quot;Nicole\u00a0L L.&quot;, &quot;suffix&quot;: &quot;&quot;, &quot;family&quot;: &quot;Washington&quot;, &quot;parse-names&quot;: false, &quot;non-dropping-particle&quot;: &quot;&quot;}, {&quot;dropping-particle&quot;: &quot;&quot;, &quot;given&quot;: &quot;Julie\u00a0A A.&quot;, &quot;suffix&quot;: &quot;&quot;, &quot;family&quot;: &quot;McMurry&quot;, &quot;parse-names&quot;: false, &quot;non-dropping-particle&quot;: &quot;&quot;}, {&quot;dropping-particle&quot;: &quot;&quot;, &quot;given&quot;: &quot;Melissa\u00a0A A.&quot;, &quot;suffix&quot;: &quot;&quot;, &quot;family&quot;: &quot;Haendel&quot;, &quot;parse-names&quot;: false, &quot;non-dropping-particle&quot;: &quot;&quot;}, {&quot;dropping-particle&quot;: &quot;&quot;, &quot;given&quot;: &quot;Christopher\u00a0J J.&quot;, &quot;suffix&quot;: &quot;&quot;, &quot;family&quot;: &quot;Mungall&quot;, &quot;parse-names&quot;: false, &quot;non-dropping-particle&quot;: &quot;&quot;}, {&quot;dropping-particle&quot;: &quot;&quot;, &quot;given&quot;: &quot;Suzanna\u00a0E E.&quot;, &quot;suffix&quot;: &quot;&quot;, &quot;family&quot;: &quot;Lewis&quot;, &quot;parse-names&quot;: false, &quot;non-dropping-particle&quot;: &quot;&quot;}, {&quot;dropping-particle&quot;: &quot;&quot;, &quot;given&quot;: &quot;Tudor&quot;, &quot;suffix&quot;: &quot;&quot;, &quot;family&quot;: &quot;Groza&quot;, &quot;parse-names&quot;: false, &quot;non-dropping-particle&quot;: &quot;&quot;}, {&quot;dropping-particle&quot;: &quot;&quot;, &quot;given&quot;: &quot;Giorgio&quot;, &quot;suffix&quot;: &quot;&quot;, &quot;family&quot;: &quot;Valentini&quot;, &quot;parse-names&quot;: false, &quot;non-dropping-particle&quot;: &quot;&quot;}, {&quot;dropping-particle&quot;: &quot;&quot;, &quot;given&quot;: &quot;Peter\u00a0N N.&quot;, &quot;suffix&quot;: &quot;&quot;, &quot;family&quot;: &quot;Robinson&quot;, &quot;parse-names&quot;: false, &quot;non-dropping-particle&quot;: &quot;&quot;}], &quot;page&quot;: &quot;595-606&quot;, &quot;issued&quot;: {&quot;date-parts&quot;: [[&quot;2016&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quot;: &quot;3&quot;}}], &quot;schema&quot;: &quot;https://github.com/citation-style-language/schema/raw/master/csl-citation.json&quot;} RNDRV85RKb0kK"/><text:span text:style-name="T60">(Smedley et al. 2016)</text:span><text:reference-mark-end text:name="ADDIN CSL_CITATION {&quot;properties&quot;: {&quot;noteIndex&quot;: 0}, &quot;mendeley&quot;: {&quot;previouslyFormattedCitation&quot;: &quot;(Smedley et al. 2016)&quot;, &quot;formattedCitation&quot;: &quot;(Smedley et al. 2016)&quot;, &quot;plainTextFormattedCitation&quot;: &quot;(Smedley et al. 2016)&quot;}, &quot;citationItems&quot;: [{&quot;uris&quot;: [&quot;http://www.mendeley.com/documents/?uuid=f954af3c-2bc7-4509-9f29-ddf2051e9f5c&quot;], &quot;id&quot;: &quot;ITEM-1&quot;, &quot;itemData&quot;: {&quot;volume&quot;: &quot;99&quot;, &quot;ISBN&quot;: &quot;1537-6605; 0002-9297&quot;, &quot;PMID&quot;: &quot;27569544&quot;, &quot;DOI&quot;: &quot;10.1016/j.ajhg.2016.07.005&quot;, &quot;ISSN&quot;: &quot;15376605&quot;, &quot;container-title&quot;: &quot;American Journal of Human Genetics&quot;, &quot;id&quot;: &quot;ITEM-1&quot;, &quot;type&quot;: &quot;article-journal&quot;, &quot;title&quot;: &quot;A Whole-Genome Analysis Framework for Effective Identification of Pathogenic Regulatory Variants in Mendelian Disease&quot;, &quot;author&quot;: [{&quot;dropping-particle&quot;: &quot;&quot;, &quot;given&quot;: &quot;Damian&quot;, &quot;suffix&quot;: &quot;&quot;, &quot;family&quot;: &quot;Smedley&quot;, &quot;parse-names&quot;: false, &quot;non-dropping-particle&quot;: &quot;&quot;}, {&quot;dropping-particle&quot;: &quot;&quot;, &quot;given&quot;: &quot;Max&quot;, &quot;suffix&quot;: &quot;&quot;, &quot;family&quot;: &quot;Schubach&quot;, &quot;parse-names&quot;: false, &quot;non-dropping-particle&quot;: &quot;&quot;}, {&quot;dropping-particle&quot;: &quot;&quot;, &quot;given&quot;: &quot;Julius\u00a0O O.B.&quot;, &quot;suffix&quot;: &quot;&quot;, &quot;family&quot;: &quot;Jacobsen&quot;, &quot;parse-names&quot;: false, &quot;non-dropping-particle&quot;: &quot;&quot;}, {&quot;dropping-particle&quot;: &quot;&quot;, &quot;given&quot;: &quot;Sebastian&quot;, &quot;suffix&quot;: &quot;&quot;, &quot;family&quot;: &quot;K\u00f6hler&quot;, &quot;parse-names&quot;: false, &quot;non-dropping-particle&quot;: &quot;&quot;}, {&quot;dropping-particle&quot;: &quot;&quot;, &quot;given&quot;: &quot;Tomasz&quot;, &quot;suffix&quot;: &quot;&quot;, &quot;family&quot;: &quot;Zemojtel&quot;, &quot;parse-names&quot;: false, &quot;non-dropping-particle&quot;: &quot;&quot;}, {&quot;dropping-particle&quot;: &quot;&quot;, &quot;given&quot;: &quot;Malte&quot;, &quot;suffix&quot;: &quot;&quot;, &quot;family&quot;: &quot;Spielmann&quot;, &quot;parse-names&quot;: false, &quot;non-dropping-particle&quot;: &quot;&quot;}, {&quot;dropping-particle&quot;: &quot;&quot;, &quot;given&quot;: &quot;Marten&quot;, &quot;suffix&quot;: &quot;&quot;, &quot;family&quot;: &quot;J\u00e4ger&quot;, &quot;parse-names&quot;: false, &quot;non-dropping-particle&quot;: &quot;&quot;}, {&quot;dropping-particle&quot;: &quot;&quot;, &quot;given&quot;: &quot;Harry&quot;, &quot;suffix&quot;: &quot;&quot;, &quot;family&quot;: &quot;Hochheiser&quot;, &quot;parse-names&quot;: false, &quot;non-dropping-particle&quot;: &quot;&quot;}, {&quot;dropping-particle&quot;: &quot;&quot;, &quot;given&quot;: &quot;Nicole\u00a0L L.&quot;, &quot;suffix&quot;: &quot;&quot;, &quot;family&quot;: &quot;Washington&quot;, &quot;parse-names&quot;: false, &quot;non-dropping-particle&quot;: &quot;&quot;}, {&quot;dropping-particle&quot;: &quot;&quot;, &quot;given&quot;: &quot;Julie\u00a0A A.&quot;, &quot;suffix&quot;: &quot;&quot;, &quot;family&quot;: &quot;McMurry&quot;, &quot;parse-names&quot;: false, &quot;non-dropping-particle&quot;: &quot;&quot;}, {&quot;dropping-particle&quot;: &quot;&quot;, &quot;given&quot;: &quot;Melissa\u00a0A A.&quot;, &quot;suffix&quot;: &quot;&quot;, &quot;family&quot;: &quot;Haendel&quot;, &quot;parse-names&quot;: false, &quot;non-dropping-particle&quot;: &quot;&quot;}, {&quot;dropping-particle&quot;: &quot;&quot;, &quot;given&quot;: &quot;Christopher\u00a0J J.&quot;, &quot;suffix&quot;: &quot;&quot;, &quot;family&quot;: &quot;Mungall&quot;, &quot;parse-names&quot;: false, &quot;non-dropping-particle&quot;: &quot;&quot;}, {&quot;dropping-particle&quot;: &quot;&quot;, &quot;given&quot;: &quot;Suzanna\u00a0E E.&quot;, &quot;suffix&quot;: &quot;&quot;, &quot;family&quot;: &quot;Lewis&quot;, &quot;parse-names&quot;: false, &quot;non-dropping-particle&quot;: &quot;&quot;}, {&quot;dropping-particle&quot;: &quot;&quot;, &quot;given&quot;: &quot;Tudor&quot;, &quot;suffix&quot;: &quot;&quot;, &quot;family&quot;: &quot;Groza&quot;, &quot;parse-names&quot;: false, &quot;non-dropping-particle&quot;: &quot;&quot;}, {&quot;dropping-particle&quot;: &quot;&quot;, &quot;given&quot;: &quot;Giorgio&quot;, &quot;suffix&quot;: &quot;&quot;, &quot;family&quot;: &quot;Valentini&quot;, &quot;parse-names&quot;: false, &quot;non-dropping-particle&quot;: &quot;&quot;}, {&quot;dropping-particle&quot;: &quot;&quot;, &quot;given&quot;: &quot;Peter\u00a0N N.&quot;, &quot;suffix&quot;: &quot;&quot;, &quot;family&quot;: &quot;Robinson&quot;, &quot;parse-names&quot;: false, &quot;non-dropping-particle&quot;: &quot;&quot;}], &quot;page&quot;: &quot;595-606&quot;, &quot;issued&quot;: {&quot;date-parts&quot;: [[&quot;2016&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quot;: &quot;3&quot;}}], &quot;schema&quot;: &quot;https://github.com/citation-style-language/schema/raw/master/csl-citation.json&quot;} RNDRV85RKb0kK"/>⁠ <text:span text:style-name="T193">was used to evaluate Remus.</text:span> <text:span text:style-name="T115">We selected promoters and enhancers located </text:span><text:span text:style-name="T135">upto </text:span><text:span text:style-name="T136">1Mb</text:span><text:span text:style-name="T115"> </text:span><text:span text:style-name="T136">away from the closest transcription start site of the </text:span><text:span text:style-name="T115">affected gene. The variants </text:span><text:span text:style-name="T137">were divided into three groups: promoter variants, located 1-100bp upstream of a transcript start of the affected gene; intragenic, regulatory variants within the transcript </text:span><text:span text:style-name="T138">of the gene</text:span><text:span text:style-name="T137">, but not classified as promoter variants; and distal, located </text:span><text:span text:style-name="T138">more than 100bp away from the closest transcript start of the gene. </text:span><text:span text:style-name="T115">Using the original publication for each variant, we chose one </text:span><text:span text:style-name="T89">tissue </text:span><text:span text:style-name="T115">or one cell-type affected by the disorder that bes</text:span><text:span text:style-name="T193">t matched a track available in one of Remus datasets (Supplementary Table 2). In addition, a list of related tissues/cell-types representing a wider choice of tracks was created for each case. Coordinates of the tested variants, affected genes, and selected tissues are listed in </text:span><text:span text:style-name="T115">Supplementary Table </text:span><text:span text:style-name="T116">2</text:span><text:span text:style-name="T193">. Remus API was queried using this list, and all cis-regulatory datasets with default parameters with a script (</text:span><text:a xlink:type="simple" xlink:href="https://github.com/seru71/Remus" text:style-name="Internet_20_link" text:visited-style-name="Visited_20_Internet_20_Link"><text:span text:style-name="T53">https://github.com/seru71/Remus</text:span></text:a><text:span text:style-name="T53">…</text:span><text:span text:style-name="T193">). Number and size of the regulatory regions output by Remus for each queried gene, as well as information if the pathogenic variant overlapped any of the identified regulators, is provided in Supplementary Table 3.</text:span></text:p>
      <text:p text:style-name="P17"/>
      <text:p text:style-name="P42"/>
      <text:p text:style-name="P18"/>
      <text:p text:style-name="P18"/>
      <text:p text:style-name="P64">Results</text:p>
      <text:p text:style-name="P33">Remus <text:span text:style-name="T55">(</text:span><text:a xlink:type="simple" xlink:href="http://remus.btm.umed.pl/" text:style-name="Internet_20_link" text:visited-style-name="Visited_20_Internet_20_Link"><text:span text:style-name="T55">http://remus.btm.umed.pl</text:span></text:a><text:span text:style-name="T55">) </text:span>is a Web application <text:span text:style-name="T56">and API</text:span> that facilitates identification of regulatory regions <text:span text:style-name="T54">and genetic variants </text:span>potentially <text:span text:style-name="T54">involved in modulating expression of a given set of genes. Remus uses a range of tissue-specific genome-wide datasets to identify regulatory regions active in user-selected target-tissues, and in proximity of the target-genes (</text:span><text:span text:style-name="T47">Fig. 1</text:span><text:span text:style-name="T54">)</text:span><text:span text:style-name="T204">.</text:span><text:span text:style-name="T205"> </text:span><text:span text:style-name="T206">Dataset availability for each tissue is provided in the user interface and can suggest tracks with relevant regulatory data. </text:span><text:span text:style-name="T54">Coordinates of the regulatory regions can be downloaded or immediately used for in-browser filtering of variants, making it suitable for analysis of sensitive data.</text:span></text:p>
      <text:p text:style-name="P20"><text:span text:style-name="T195">Analysis starts from one or more target-genes, for example implicated in pathogenesis of a disease, and a set of tissues or cell-types affected by the disease (target-tissues; </text:span><text:span text:style-name="T196">Fig. 1</text:span><text:span text:style-name="T195">)</text:span><text:span text:style-name="T96">. </text:span><text:span text:style-name="T97">After setting these, the user can choose types of regulators </text:span><text:span text:style-name="T99">to include </text:span><text:span text:style-name="T97">(</text:span><text:span text:style-name="T96">promoters, enhancers, </text:span><text:span text:style-name="T103">repressors, insulators, </text:span><text:span text:style-name="T96">open-chromatin regions, and micro RNAs</text:span><text:span text:style-name="T97">)</text:span><text:span text:style-name="T96"> </text:span><text:span text:style-name="T97">and </text:span><text:span text:style-name="T99">a set of particular </text:span><text:span text:style-name="T97">datasets to query. </text:span><text:span text:style-name="T198">The datasets vary in </text:span><text:span text:style-name="T197">the </text:span><text:span text:style-name="T198">experimental technique</text:span><text:span text:style-name="T197">s</text:span><text:span text:style-name="T198"> that w</text:span><text:span text:style-name="T197">ere</text:span><text:span text:style-name="T198"> used to </text:span><text:span text:style-name="T197">identify</text:span><text:span text:style-name="T198"> the regulatory elements (details in </text:span><text:span text:style-name="T197">M</text:span><text:span text:style-name="T198">ethods), and </text:span><text:span text:style-name="T197">in </text:span><text:span text:style-name="T198">tissue coverage (</text:span><text:span text:style-name="T208">Fig. </text:span><text:span text:style-name="T207">2</text:span><text:span text:style-name="T197">). </text:span><text:span text:style-name="T98">Cis-regulatory </text:span><text:span text:style-name="T100">datasets available in Remus come from</text:span><text:span text:style-name="T98"> ENCODE </text:span><text:reference-mark-start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citationItems&quot;: [{&quot;uris&quot;: [&quot;http://www.mendeley.com/documents/?uuid=34772b6d-3562-4ed3-92f8-c9f90080c8e0&quot;], &quot;id&quot;: &quot;ITEM-1&quot;, &quot;itemData&quot;: {&quot;volume&quot;: &quot;489&quot;, &quot;ISBN&quot;: &quot;1476-4687&quot;, &quot;PMID&quot;: &quot;22955616&quot;, &quot;DOI&quot;: &quot;10.1038/nature11247&quot;, &quot;ISSN&quot;: &quot;1476-4687&quot;, &quot;container-title&quot;: &quot;Nature&quot;, &quot;id&quot;: &quot;ITEM-1&quot;, &quot;type&quot;: &quot;article-journal&quot;, &quot;title&quot;: &quot;An integrated encyclopedia of DNA elements in the human genome.&quot;, &quot;author&quot;: [{&quot;dropping-particle&quot;: &quot;&quot;, &quot;given&quot;: &quot;&quot;, &quot;suffix&quot;: &quot;&quot;, &quot;family&quot;: &quot;The ENCODE Project Consortium&quot;, &quot;parse-names&quot;: false, &quot;non-dropping-particle&quot;: &quot;&quot;}, {&quot;dropping-particle&quot;: &quot;&quot;, &quot;given&quot;: &quot;Ian&quot;, &quot;suffix&quot;: &quot;&quot;, &quot;family&quot;: &quot;Dunham&quot;, &quot;parse-names&quot;: false, &quot;non-dropping-particle&quot;: &quot;&quot;}, {&quot;dropping-particle&quot;: &quot;&quot;, &quot;given&quot;: &quot;Anshul&quot;, &quot;suffix&quot;: &quot;&quot;, &quot;family&quot;: &quot;Kundaje&quot;, &quot;parse-names&quot;: false, &quot;non-dropping-particle&quot;: &quot;&quot;}, {&quot;dropping-particle&quot;: &quot;&quot;, &quot;given&quot;: &quot;Shelley F&quot;, &quot;suffix&quot;: &quot;&quot;, &quot;family&quot;: &quot;Aldred&quot;, &quot;parse-names&quot;: false, &quot;non-dropping-particle&quot;: &quot;&quot;}, {&quot;dropping-particle&quot;: &quot;&quot;, &quot;given&quot;: &quot;Patrick J&quot;, &quot;suffix&quot;: &quot;&quot;, &quot;family&quot;: &quot;Collins&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Francis&quot;, &quot;suffix&quot;: &quot;&quot;, &quot;family&quot;: &quot;Doyle&quot;, &quot;parse-names&quot;: false, &quot;non-dropping-particle&quot;: &quot;&quot;}, {&quot;dropping-particle&quot;: &quot;&quot;, &quot;given&quot;: &quot;Charles B&quot;, &quot;suffix&quot;: &quot;&quot;, &quot;family&quot;: &quot;Epstein&quot;, &quot;parse-names&quot;: false, &quot;non-dropping-particle&quot;: &quot;&quot;}, {&quot;dropping-particle&quot;: &quot;&quot;, &quot;given&quot;: &quot;Seth&quot;, &quot;suffix&quot;: &quot;&quot;, &quot;family&quot;: &quot;Frietze&quot;, &quot;parse-names&quot;: false, &quot;non-dropping-particle&quot;: &quot;&quot;}, {&quot;dropping-particle&quot;: &quot;&quot;, &quot;given&quot;: &quot;Jennifer&quot;, &quot;suffix&quot;: &quot;&quot;, &quot;family&quot;: &quot;Harrow&quot;, &quot;parse-names&quot;: false, &quot;non-dropping-particle&quot;: &quot;&quot;}, {&quot;dropping-particle&quot;: &quot;&quot;, &quot;given&quot;: &quot;Rajinder&quot;, &quot;suffix&quot;: &quot;&quot;, &quot;family&quot;: &quot;Kaul&quot;, &quot;parse-names&quot;: false, &quot;non-dropping-particle&quot;: &quot;&quot;}, {&quot;dropping-particle&quot;: &quot;&quot;, &quot;given&quot;: &quot;Jainab&quot;, &quot;suffix&quot;: &quot;&quot;, &quot;family&quot;: &quot;Khatun&quot;, &quot;parse-names&quot;: false, &quot;non-dropping-particle&quot;: &quot;&quot;}, {&quot;dropping-particle&quot;: &quot;&quot;, &quot;given&quot;: &quot;Bryan R&quot;, &quot;suffix&quot;: &quot;&quot;, &quot;family&quot;: &quot;Lajoie&quot;, &quot;parse-names&quot;: false, &quot;non-dropping-particle&quot;: &quot;&quot;}, {&quot;dropping-particle&quot;: &quot;&quot;, &quot;given&quot;: &quot;Stephen G&quot;, &quot;suffix&quot;: &quot;&quot;, &quot;family&quot;: &quot;Landt&quot;, &quot;parse-names&quot;: false, &quot;non-dropping-particle&quot;: &quot;&quot;}, {&quot;dropping-particle&quot;: &quot;&quot;, &quot;given&quot;: &quot;Burn-Kyu Bum-Kyu&quot;, &quot;suffix&quot;: &quot;&quot;, &quot;family&quot;: &quot;Lee&quot;, &quot;parse-names&quot;: false, &quot;non-dropping-particle&quot;: &quot;&quot;}, {&quot;dropping-particle&quot;: &quot;&quot;, &quot;given&quot;: &quot;Florencia&quot;, &quot;suffix&quot;: &quot;&quot;, &quot;family&quot;: &quot;Pauli&quot;, &quot;parse-names&quot;: false, &quot;non-dropping-particle&quot;: &quot;&quot;}, {&quot;dropping-particle&quot;: &quot;&quot;, &quot;given&quot;: &quot;Kate R&quot;, &quot;suffix&quot;: &quot;&quot;, &quot;family&quot;: &quot;Rosenbloom&quot;, &quot;parse-names&quot;: false, &quot;non-dropping-particle&quot;: &quot;&quot;}, {&quot;dropping-particle&quot;: &quot;&quot;, &quot;given&quot;: &quot;Peter&quot;, &quot;suffix&quot;: &quot;&quot;, &quot;family&quot;: &quot;Sabo&quot;, &quot;parse-names&quot;: false, &quot;non-dropping-particle&quot;: &quot;&quot;}, {&quot;dropping-particle&quot;: &quot;&quot;, &quot;given&quot;: &quot;Alexias&quot;, &quot;suffix&quot;: &quot;&quot;, &quot;family&quot;: &quot;Safi&quot;, &quot;parse-names&quot;: false, &quot;non-dropping-particle&quot;: &quot;&quot;}, {&quot;dropping-particle&quot;: &quot;&quot;, &quot;given&quot;: &quot;Amartya&quot;, &quot;suffix&quot;: &quot;&quot;, &quot;family&quot;: &quot;Sanyal&quot;, &quot;parse-names&quot;: false, &quot;non-dropping-particle&quot;: &quot;&quot;}, {&quot;dropping-particle&quot;: &quot;&quot;, &quot;given&quot;: &quot;Noam&quot;, &quot;suffix&quot;: &quot;&quot;, &quot;family&quot;: &quot;Shoresh&quot;, &quot;parse-names&quot;: false, &quot;non-dropping-particle&quot;: &quot;&quot;}, {&quot;dropping-particle&quot;: &quot;&quot;, &quot;given&quot;: &quot;Jeremy M&quot;, &quot;suffix&quot;: &quot;&quot;, &quot;family&quot;: &quot;Simon&quot;, &quot;parse-names&quot;: false, &quot;non-dropping-particle&quot;: &quot;&quot;}, {&quot;dropping-particle&quot;: &quot;&quot;, &quot;given&quot;: &quot;Lingyun&quot;, &quot;suffix&quot;: &quot;&quot;, &quot;family&quot;: &quot;Song&quot;, &quot;parse-names&quot;: false, &quot;non-dropping-particle&quot;: &quot;&quot;}, {&quot;dropping-particle&quot;: &quot;&quot;, &quot;given&quot;: &quot;Nathan D&quot;, &quot;suffix&quot;: &quot;&quot;, &quot;family&quot;: &quot;Trinklein&quot;, &quot;parse-names&quot;: false, &quot;non-dropping-particle&quot;: &quot;&quot;}, {&quot;dropping-particle&quot;: &quot;&quot;, &quot;given&quot;: &quot;Robert C&quot;, &quot;suffix&quot;: &quot;&quot;, &quot;family&quot;: &quot;Altshuler&quot;, &quot;parse-names&quot;: false, &quot;non-dropping-particle&quot;: &quot;&quot;}, {&quot;dropping-particle&quot;: &quot;&quot;, &quot;given&quot;: &quot;Ewan&quot;, &quot;suffix&quot;: &quot;&quot;, &quot;family&quot;: &quot;Birney&quot;, &quot;parse-names&quot;: false, &quot;non-dropping-particle&quot;: &quot;&quot;}, {&quot;dropping-particle&quot;: &quot;&quot;, &quot;given&quot;: &quot;James B&quot;, &quot;suffix&quot;: &quot;&quot;, &quot;family&quot;: &quot;Brown&quot;, &quot;parse-names&quot;: false, &quot;non-dropping-particle&quot;: &quot;&quot;}, {&quot;dropping-particle&quot;: &quot;&quot;, &quot;given&quot;: &quot;Chao&quot;, &quot;suffix&quot;: &quot;&quot;, &quot;family&quot;: &quot;Cheng&quot;, &quot;parse-names&quot;: false, &quot;non-dropping-particle&quot;: &quot;&quot;}, {&quot;dropping-particle&quot;: &quot;&quot;, &quot;given&quot;: &quot;Sarah&quot;, &quot;suffix&quot;: &quot;&quot;, &quot;family&quot;: &quot;Djebali&quot;, &quot;parse-names&quot;: false, &quot;non-dropping-particle&quot;: &quot;&quot;}, {&quot;dropping-particle&quot;: &quot;&quot;, &quot;given&quot;: &quot;Xianjun&quot;, &quot;suffix&quot;: &quot;&quot;, &quot;family&quot;: &quot;Dong&quot;, &quot;parse-names&quot;: false, &quot;non-dropping-particle&quot;: &quot;&quot;}, {&quot;dropping-particle&quot;: &quot;&quot;, &quot;given&quot;: &quot;Jason&quot;, &quot;suffix&quot;: &quot;&quot;, &quot;family&quot;: &quot;Ernst&quot;, &quot;parse-names&quot;: false, &quot;non-dropping-particle&quot;: &quot;&quot;}, {&quot;dropping-particle&quot;: &quot;&quot;, &quot;given&quot;: &quot;Terrence S&quot;, &quot;suffix&quot;: &quot;&quot;, &quot;family&quot;: &quot;Furey&quot;, &quot;parse-names&quot;: false, &quot;non-dropping-particle&quot;: &quot;&quot;}, {&quot;dropping-particle&quot;: &quot;&quot;, &quot;given&quot;: &quot;Mark&quot;, &quot;suffix&quot;: &quot;&quot;, &quot;family&quot;: &quot;Gerstein&quot;, &quot;parse-names&quot;: false, &quot;non-dropping-particle&quot;: &quot;&quot;}, {&quot;dropping-particle&quot;: &quot;&quot;, &quot;given&quot;: &quot;Belinda&quot;, &quot;suffix&quot;: &quot;&quot;, &quot;family&quot;: &quot;Giardine&quot;, &quot;parse-names&quot;: false, &quot;non-dropping-particle&quot;: &quot;&quot;}, {&quot;dropping-particle&quot;: &quot;&quot;, &quot;given&quot;: &quot;Melissa&quot;, &quot;suffix&quot;: &quot;&quot;, &quot;family&quot;: &quot;Greven&quot;, &quot;parse-names&quot;: false, &quot;non-dropping-particle&quot;: &quot;&quot;}, {&quot;dropping-particle&quot;: &quot;&quot;, &quot;given&quot;: &quot;Ross C&quot;, &quot;suffix&quot;: &quot;&quot;, &quot;family&quot;: &quot;Hardison&quot;, &quot;parse-names&quot;: false, &quot;non-dropping-particle&quot;: &quot;&quot;}, {&quot;dropping-particle&quot;: &quot;&quot;, &quot;given&quot;: &quot;Robert S&quot;, &quot;suffix&quot;: &quot;&quot;, &quot;family&quot;: &quot;Harris&quot;, &quot;parse-names&quot;: false, &quot;non-dropping-particle&quot;: &quot;&quot;}, {&quot;dropping-particle&quot;: &quot;&quot;, &quot;given&quot;: &quot;Javier&quot;, &quot;suffix&quot;: &quot;&quot;, &quot;family&quot;: &quot;Herrero&quot;, &quot;parse-names&quot;: false, &quot;non-dropping-particle&quot;: &quot;&quot;}, {&quot;dropping-particle&quot;: &quot;&quot;, &quot;given&quot;: &quot;Michael M&quot;, &quot;suffix&quot;: &quot;&quot;, &quot;family&quot;: &quot;Hoffman&quot;, &quot;parse-names&quot;: false, &quot;non-dropping-particle&quot;: &quot;&quot;}, {&quot;dropping-particle&quot;: &quot;&quot;, &quot;given&quot;: &quot;Sowmya&quot;, &quot;suffix&quot;: &quot;&quot;, &quot;family&quot;: &quot;Iyer&quot;, &quot;parse-names&quot;: false, &quot;non-dropping-particle&quot;: &quot;&quot;}, {&quot;dropping-particle&quot;: &quot;&quot;, &quot;given&quot;: &quot;Manolis&quot;, &quot;suffix&quot;: &quot;&quot;, &quot;family&quot;: &quot;Kelllis&quot;, &quot;parse-names&quot;: false, &quot;non-dropping-particle&quot;: &quot;&quot;}, {&quot;dropping-particle&quot;: &quot;&quot;, &quot;given&quot;: &quot;Pouya&quot;, &quot;suffix&quot;: &quot;&quot;, &quot;family&quot;: &quot;Kheradpour&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Qunhua&quot;, &quot;suffix&quot;: &quot;&quot;, &quot;family&quot;: &quot;Li&quot;, &quot;parse-names&quot;: false, &quot;non-dropping-particle&quot;: &quot;&quot;}, {&quot;dropping-particle&quot;: &quot;&quot;, &quot;given&quot;: &quot;Xinying&quot;, &quot;suffix&quot;: &quot;&quot;, &quot;family&quot;: &quot;Lin&quot;, &quot;parse-names&quot;: false, &quot;non-dropping-particle&quot;: &quot;&quot;}, {&quot;dropping-particle&quot;: &quot;&quot;, &quot;given&quot;: &quot;Georgi K&quot;, &quot;suffix&quot;: &quot;&quot;, &quot;family&quot;: &quot;Marinov&quot;, &quot;parse-names&quot;: false, &quot;non-dropping-particle&quot;: &quot;&quot;}, {&quot;dropping-particle&quot;: &quot;&quot;, &quot;given&quot;: &quot;Angelika&quot;, &quot;suffix&quot;: &quot;&quot;, &quot;family&quot;: &quot;Merkel&quot;, &quot;parse-names&quot;: false, &quot;non-dropping-particle&quot;: &quot;&quot;}, {&quot;dropping-particle&quot;: &quot;&quot;, &quot;given&quot;: &quot;Ali&quot;, &quot;suffix&quot;: &quot;&quot;, &quot;family&quot;: &quot;Mortazavi&quot;, &quot;parse-names&quot;: false, &quot;non-dropping-particle&quot;: &quot;&quot;}, {&quot;dropping-particle&quot;: &quot;&quot;, &quot;given&quot;: &quot;Stephen C J Stephanie L&quot;, &quot;suffix&quot;: &quot;&quot;, &quot;family&quot;: &quot;Parker&quot;, &quot;parse-names&quot;: false, &quot;non-dropping-particle&quot;: &quot;&quot;}, {&quot;dropping-particle&quot;: &quot;&quot;, &quot;given&quot;: &quot;Timothy E&quot;, &quot;suffix&quot;: &quot;&quot;, &quot;family&quot;: &quot;Reddy&quot;, &quot;parse-names&quot;: false, &quot;non-dropping-particle&quot;: &quot;&quot;}, {&quot;dropping-particle&quot;: &quot;&quot;, &quot;given&quot;: &quot;Joel&quot;, &quot;suffix&quot;: &quot;&quot;, &quot;family&quot;: &quot;Rozowsky&quot;, &quot;parse-names&quot;: false, &quot;non-dropping-particle&quot;: &quot;&quot;}, {&quot;dropping-particle&quot;: &quot;&quot;, &quot;given&quot;: &quot;Felix&quot;, &quot;suffix&quot;: &quot;&quot;, &quot;family&quot;: &quot;Schlesinger&quot;, &quot;parse-names&quot;: false, &quot;non-dropping-particle&quot;: &quot;&quot;}, {&quot;dropping-particle&quot;: &quot;&quot;, &quot;given&quot;: &quot;Robert E&quot;, &quot;suffix&quot;: &quot;&quot;, &quot;family&quot;: &quot;Thurman&quot;, &quot;parse-names&quot;: false, &quot;non-dropping-particle&quot;: &quot;&quot;}, {&quot;dropping-particle&quot;: &quot;&quot;, &quot;given&quot;: &quot;Jie&quot;, &quot;suffix&quot;: &quot;&quot;, &quot;family&quot;: &quot;Wang&quot;, &quot;parse-names&quot;: false, &quot;non-dropping-particle&quot;: &quot;&quot;}, {&quot;dropping-particle&quot;: &quot;&quot;, &quot;given&quot;: &quot;Lucas D&quot;, &quot;suffix&quot;: &quot;&quot;, &quot;family&quot;: &quot;Ward&quot;, &quot;parse-names&quot;: false, &quot;non-dropping-particle&quot;: &quot;&quot;}, {&quot;dropping-particle&quot;: &quot;&quot;, &quot;given&quot;: &quot;Troy W&quot;, &quot;suffix&quot;: &quot;&quot;, &quot;family&quot;: &quot;Whitfield&quot;, &quot;parse-names&quot;: false, &quot;non-dropping-particle&quot;: &quot;&quot;}, {&quot;dropping-particle&quot;: &quot;&quot;, &quot;given&quot;: &quot;Steven P&quot;, &quot;suffix&quot;: &quot;&quot;, &quot;family&quot;: &quot;Wilder&quot;, &quot;parse-names&quot;: false, &quot;non-dropping-particle&quot;: &quot;&quot;}, {&quot;dropping-particle&quot;: &quot;&quot;, &quot;given&quot;: &quot;Weisheng&quot;, &quot;suffix&quot;: &quot;&quot;, &quot;family&quot;: &quot;Wu&quot;, &quot;parse-names&quot;: false, &quot;non-dropping-particle&quot;: &quot;&quot;}, {&quot;dropping-particle&quot;: &quot;&quot;, &quot;given&quot;: &quot;Hualin S&quot;, &quot;suffix&quot;: &quot;&quot;, &quot;family&quot;: &quot;Xi&quot;, &quot;parse-names&quot;: false, &quot;non-dropping-particle&quot;: &quot;&quot;}, {&quot;dropping-particle&quot;: &quot;&quot;, &quot;given&quot;: &quot;Kevin Y&quot;, &quot;suffix&quot;: &quot;&quot;, &quot;family&quot;: &quot;Yip&quot;, &quot;parse-names&quot;: false, &quot;non-dropping-particle&quot;: &quot;&quot;}, {&quot;dropping-particle&quot;: &quot;&quot;, &quot;given&quot;: &quot;Jiali&quot;, &quot;suffix&quot;: &quot;&quot;, &quot;family&quot;: &quot;Zhuang&quot;, &quot;parse-names&quot;: false, &quot;non-dropping-particle&quot;: &quot;&quot;}, {&quot;dropping-particle&quot;: &quot;&quot;, &quot;given&quot;: &quot;Bradley E&quot;, &quot;suffix&quot;: &quot;&quot;, &quot;family&quot;: &quot;Bernstein&quot;, &quot;parse-names&quot;: false, &quot;non-dropping-particle&quot;: &quot;&quot;}, {&quot;dropping-particle&quot;: &quot;&quot;, &quot;given&quot;: &quot;Eric D&quot;, &quot;suffix&quot;: &quot;&quot;, &quot;family&quot;: &quot;Green&quot;, &quot;parse-names&quot;: false, &quot;non-dropping-particle&quot;: &quot;&quot;}, {&quot;dropping-particle&quot;: &quot;&quot;, &quot;given&quot;: &quot;Chris&quot;, &quot;suffix&quot;: &quot;&quot;, &quot;family&quot;: &quot;Gunter&quot;, &quot;parse-names&quot;: false, &quot;non-dropping-particle&quot;: &quot;&quot;}, {&quot;dropping-particle&quot;: &quot;&quot;, &quot;given&quot;: &quot;Michael&quot;, &quot;suffix&quot;: &quot;&quot;, &quot;family&quot;: &quot;Snyder&quot;, &quot;parse-names&quot;: false, &quot;non-dropping-particle&quot;: &quot;&quot;}, {&quot;dropping-particle&quot;: &quot;&quot;, &quot;given&quot;: &quot;Michael J&quot;, &quot;suffix&quot;: &quot;&quot;, &quot;family&quot;: &quot;Pazin&quot;, &quot;parse-names&quot;: false, &quot;non-dropping-particle&quot;: &quot;&quot;}, {&quot;dropping-particle&quot;: &quot;&quot;, &quot;given&quot;: &quot;Rebecca F&quot;, &quot;suffix&quot;: &quot;&quot;, &quot;family&quot;: &quot;Lowdon&quot;, &quot;parse-names&quot;: false, &quot;non-dropping-particle&quot;: &quot;&quot;}, {&quot;dropping-particle&quot;: &quot;&quot;, &quot;given&quot;: &quot;Laura a L&quot;, &quot;suffix&quot;: &quot;&quot;, &quot;family&quot;: &quot;Dillon&quot;, &quot;parse-names&quot;: false, &quot;non-dropping-particle&quot;: &quot;&quot;}, {&quot;dropping-particle&quot;: &quot;&quot;, &quot;given&quot;: &quot;Leslie B&quot;, &quot;suffix&quot;: &quot;&quot;, &quot;family&quot;: &quot;Adams&quot;, &quot;parse-names&quot;: false, &quot;non-dropping-particle&quot;: &quot;&quot;}, {&quot;dropping-particle&quot;: &quot;&quot;, &quot;given&quot;: &quot;Caroline J&quot;, &quot;suffix&quot;: &quot;&quot;, &quot;family&quot;: &quot;Kelly&quot;, &quot;parse-names&quot;: false, &quot;non-dropping-particle&quot;: &quot;&quot;}, {&quot;dropping-particle&quot;: &quot;&quot;, &quot;given&quot;: &quot;Julia&quot;, &quot;suffix&quot;: &quot;&quot;, &quot;family&quot;: &quot;Zhang&quot;, &quot;parse-names&quot;: false, &quot;non-dropping-particle&quot;: &quot;&quot;}, {&quot;dropping-particle&quot;: &quot;&quot;, &quot;given&quot;: &quot;Judith R&quot;, &quot;suffix&quot;: &quot;&quot;, &quot;family&quot;: &quot;Wexler&quot;, &quot;parse-names&quot;: false, &quot;non-dropping-particle&quot;: &quot;&quot;}, {&quot;dropping-particle&quot;: &quot;&quot;, &quot;given&quot;: &quot;Peter J&quot;, &quot;suffix&quot;: &quot;&quot;, &quot;family&quot;: &quot;Good&quot;, &quot;parse-names&quot;: false, &quot;non-dropping-particle&quot;: &quot;&quot;}, {&quot;dropping-particle&quot;: &quot;&quot;, &quot;given&quot;: &quot;Elise a&quot;, &quot;suffix&quot;: &quot;&quot;, &quot;family&quot;: &quot;Feingold&quot;, &quot;parse-names&quot;: false, &quot;non-dropping-particle&quot;: &quot;&quot;}, {&quot;dropping-particle&quot;: &quot;&quot;, &quot;given&quot;: &quot;Gregory E&quot;, &quot;suffix&quot;: &quot;&quot;, &quot;family&quot;: &quot;Crawford&quot;, &quot;parse-names&quot;: false, &quot;non-dropping-particle&quot;: &quot;&quot;}, {&quot;dropping-particle&quot;: &quot;&quot;, &quot;given&quot;: &quot;Job&quot;, &quot;suffix&quot;: &quot;&quot;, &quot;family&quot;: &quot;Dekker&quot;, &quot;parse-names&quot;: false, &quot;non-dropping-particle&quot;: &quot;&quot;}, {&quot;dropping-particle&quot;: &quot;&quot;, &quot;given&quot;: &quot;Laura&quot;, &quot;suffix&quot;: &quot;&quot;, &quot;family&quot;: &quot;Elinitski&quot;, &quot;parse-names&quot;: false, &quot;non-dropping-particle&quot;: &quot;&quot;}, {&quot;dropping-particle&quot;: &quot;&quot;, &quot;given&quot;: &quot;Peggy J&quot;, &quot;suffix&quot;: &quot;&quot;, &quot;family&quot;: &quot;Farnham&quot;, &quot;parse-names&quot;: false, &quot;non-dropping-particle&quot;: &quot;&quot;}, {&quot;dropping-particle&quot;: &quot;&quot;, &quot;given&quot;: &quot;Morgan C&quot;, &quot;suffix&quot;: &quot;&quot;, &quot;family&quot;: &quot;Giddings&quot;, &quot;parse-names&quot;: false, &quot;non-dropping-particle&quot;: &quot;&quot;}, {&quot;dropping-particle&quot;: &quot;&quot;, &quot;given&quot;: &quot;Thomas R&quot;, &quot;suffix&quot;: &quot;&quot;, &quot;family&quot;: &quot;Gingeras&quot;, &quot;parse-names&quot;: false, &quot;non-dropping-particle&quot;: &quot;&quot;}, {&quot;dropping-particle&quot;: &quot;&quot;, &quot;given&quot;: &quot;Roderic&quot;, &quot;suffix&quot;: &quot;&quot;, &quot;family&quot;: &quot;Guig\u00f3&quot;, &quot;parse-names&quot;: false, &quot;non-dropping-particle&quot;: &quot;&quot;}, {&quot;dropping-particle&quot;: &quot;&quot;, &quot;given&quot;: &quot;Timothy J Tomothy J&quot;, &quot;suffix&quot;: &quot;&quot;, &quot;family&quot;: &quot;Hubbard&quot;, &quot;parse-names&quot;: false, &quot;non-dropping-particle&quot;: &quot;&quot;}, {&quot;dropping-particle&quot;: &quot;&quot;, &quot;given&quot;: &quot;Manolis&quot;, &quot;suffix&quot;: &quot;&quot;, &quot;family&quot;: &quot;Kellis&quot;, &quot;parse-names&quot;: false, &quot;non-dropping-particle&quot;: &quot;&quot;}, {&quot;dropping-particle&quot;: &quot;&quot;, &quot;given&quot;: &quot;W James&quot;, &quot;suffix&quot;: &quot;&quot;, &quot;family&quot;: &quot;Kent&quot;, &quot;parse-names&quot;: false, &quot;non-dropping-particle&quot;: &quot;&quot;}, {&quot;dropping-particle&quot;: &quot;&quot;, &quot;given&quot;: &quot;Jason D&quot;, &quot;suffix&quot;: &quot;&quot;, &quot;family&quot;: &quot;Lieb&quot;, &quot;parse-names&quot;: false, &quot;non-dropping-particle&quot;: &quot;&quot;}, {&quot;dropping-particle&quot;: &quot;&quot;, &quot;given&quot;: &quot;Elliott H&quot;, &quot;suffix&quot;: &quot;&quot;, &quot;family&quot;: &quot;Margulies&quot;, &quot;parse-names&quot;: false, &quot;non-dropping-particle&quot;: &quot;&quot;}, {&quot;dropping-particle&quot;: &quot;&quot;, &quot;given&quot;: &quot;Richard M&quot;, &quot;suffix&quot;: &quot;&quot;, &quot;family&quot;: &quot;Myers&quot;, &quot;parse-names&quot;: false, &quot;non-dropping-particle&quot;: &quot;&quot;}, {&quot;dropping-particle&quot;: &quot;&quot;, &quot;given&quot;: &quot;John a&quot;, &quot;suffix&quot;: &quot;&quot;, &quot;family&quot;: &quot;Starnatoyannopoulos&quot;, &quot;parse-names&quot;: false, &quot;non-dropping-particle&quot;: &quot;&quot;}, {&quot;dropping-particle&quot;: &quot;&quot;, &quot;given&quot;: &quot;Scott a&quot;, &quot;suffix&quot;: &quot;&quot;, &quot;family&quot;: &quot;Tennebaum&quot;, &quot;parse-names&quot;: false, &quot;non-dropping-particle&quot;: &quot;&quot;}, {&quot;dropping-particle&quot;: &quot;&quot;, &quot;given&quot;: &quot;Zhiping&quot;, &quot;suffix&quot;: &quot;&quot;, &quot;family&quot;: &quot;Weng&quot;, &quot;parse-names&quot;: false, &quot;non-dropping-particle&quot;: &quot;&quot;}, {&quot;dropping-particle&quot;: &quot;&quot;, &quot;given&quot;: &quot;Kevin P&quot;, &quot;suffix&quot;: &quot;&quot;, &quot;family&quot;: &quot;White&quot;, &quot;parse-names&quot;: false, &quot;non-dropping-particle&quot;: &quot;&quot;}, {&quot;dropping-particle&quot;: &quot;&quot;, &quot;given&quot;: &quot;Barbara&quot;, &quot;suffix&quot;: &quot;&quot;, &quot;family&quot;: &quot;Wold&quot;, &quot;parse-names&quot;: false, &quot;non-dropping-particle&quot;: &quot;&quot;}, {&quot;dropping-particle&quot;: &quot;&quot;, &quot;given&quot;: &quot;Yanbao&quot;, &quot;suffix&quot;: &quot;&quot;, &quot;family&quot;: &quot;Yu&quot;, &quot;parse-names&quot;: false, &quot;non-dropping-particle&quot;: &quot;&quot;}, {&quot;dropping-particle&quot;: &quot;&quot;, &quot;given&quot;: &quot;John&quot;, &quot;suffix&quot;: &quot;&quot;, &quot;family&quot;: &quot;Wrobel&quot;, &quot;parse-names&quot;: false, &quot;non-dropping-particle&quot;: &quot;&quot;}, {&quot;dropping-particle&quot;: &quot;&quot;, &quot;given&quot;: &quot;Brian a&quot;, &quot;suffix&quot;: &quot;&quot;, &quot;family&quot;: &quot;Risk&quot;, &quot;parse-names&quot;: false, &quot;non-dropping-particle&quot;: &quot;&quot;}, {&quot;dropping-particle&quot;: &quot;&quot;, &quot;given&quot;: &quot;Harsha P&quot;, &quot;suffix&quot;: &quot;&quot;, &quot;family&quot;: &quot;Gunawardena&quot;, &quot;parse-names&quot;: false, &quot;non-dropping-particle&quot;: &quot;&quot;}, {&quot;dropping-particle&quot;: &quot;&quot;, &quot;given&quot;: &quot;Heather C&quot;, &quot;suffix&quot;: &quot;&quot;, &quot;family&quot;: &quot;Kuiper&quot;, &quot;parse-names&quot;: false, &quot;non-dropping-particle&quot;: &quot;&quot;}, {&quot;dropping-particle&quot;: &quot;&quot;, &quot;given&quot;: &quot;Christopher W&quot;, &quot;suffix&quot;: &quot;&quot;, &quot;family&quot;: &quot;Maier&quot;, &quot;parse-names&quot;: false, &quot;non-dropping-particle&quot;: &quot;&quot;}, {&quot;dropping-particle&quot;: &quot;&quot;, &quot;given&quot;: &quot;Ling&quot;, &quot;suffix&quot;: &quot;&quot;, &quot;family&quot;: &quot;Xie&quot;, &quot;parse-names&quot;: false, &quot;non-dropping-particle&quot;: &quot;&quot;}, {&quot;dropping-particle&quot;: &quot;&quot;, &quot;given&quot;: &quot;Xian&quot;, &quot;suffix&quot;: &quot;&quot;, &quot;family&quot;: &quot;Chen&quot;, &quot;parse-names&quot;: false, &quot;non-dropping-particle&quot;: &quot;&quot;}, {&quot;dropping-particle&quot;: &quot;&quot;, &quot;given&quot;: &quot;Tarjei S&quot;, &quot;suffix&quot;: &quot;&quot;, &quot;family&quot;: &quot;Mikkelsen&quot;, &quot;parse-names&quot;: false, &quot;non-dropping-particle&quot;: &quot;&quot;}, {&quot;dropping-particle&quot;: &quot;&quot;, &quot;given&quot;: &quot;Shawn&quot;, &quot;suffix&quot;: &quot;&quot;, &quot;family&quot;: &quot;Gillespie&quot;, &quot;parse-names&quot;: false, &quot;non-dropping-particle&quot;: &quot;&quot;}, {&quot;dropping-particle&quot;: &quot;&quot;, &quot;given&quot;: &quot;Alon&quot;, &quot;suffix&quot;: &quot;&quot;, &quot;family&quot;: &quot;Goren&quot;, &quot;parse-names&quot;: false, &quot;non-dropping-particle&quot;: &quot;&quot;}, {&quot;dropping-particle&quot;: &quot;&quot;, &quot;given&quot;: &quot;Oren&quot;, &quot;suffix&quot;: &quot;&quot;, &quot;family&quot;: &quot;Ram&quot;, &quot;parse-names&quot;: false, &quot;non-dropping-particle&quot;: &quot;&quot;}, {&quot;dropping-particle&quot;: &quot;&quot;, &quot;given&quot;: &quot;Xiaolan&quot;, &quot;suffix&quot;: &quot;&quot;, &quot;family&quot;: &quot;Zhang&quot;, &quot;parse-names&quot;: false, &quot;non-dropping-particle&quot;: &quot;&quot;}, {&quot;dropping-particle&quot;: &quot;&quot;, &quot;given&quot;: &quot;Li&quot;, &quot;suffix&quot;: &quot;&quot;, &quot;family&quot;: &quot;Wang&quot;, &quot;parse-names&quot;: false, &quot;non-dropping-particle&quot;: &quot;&quot;}, {&quot;dropping-particle&quot;: &quot;&quot;, &quot;given&quot;: &quot;Robbyn&quot;, &quot;suffix&quot;: &quot;&quot;, &quot;family&quot;: &quot;Issner&quot;, &quot;parse-names&quot;: false, &quot;non-dropping-particle&quot;: &quot;&quot;}, {&quot;dropping-particle&quot;: &quot;&quot;, &quot;given&quot;: &quot;Michael J&quot;, &quot;suffix&quot;: &quot;&quot;, &quot;family&quot;: &quot;Coyne&quot;, &quot;parse-names&quot;: false, &quot;non-dropping-particle&quot;: &quot;&quot;}, {&quot;dropping-particle&quot;: &quot;&quot;, &quot;given&quot;: &quot;Timothy&quot;, &quot;suffix&quot;: &quot;&quot;, &quot;family&quot;: &quot;Durham&quot;, &quot;parse-names&quot;: false, &quot;non-dropping-particle&quot;: &quot;&quot;}, {&quot;dropping-particle&quot;: &quot;&quot;, &quot;given&quot;: &quot;Manching&quot;, &quot;suffix&quot;: &quot;&quot;, &quot;family&quot;: &quot;Ku&quot;, &quot;parse-names&quot;: false, &quot;non-dropping-particle&quot;: &quot;&quot;}, {&quot;dropping-particle&quot;: &quot;&quot;, &quot;given&quot;: &quot;Thanh&quot;, &quot;suffix&quot;: &quot;&quot;, &quot;family&quot;: &quot;Truong&quot;, &quot;parse-names&quot;: false, &quot;non-dropping-particle&quot;: &quot;&quot;}, {&quot;dropping-particle&quot;: &quot;&quot;, &quot;given&quot;: &quot;Matthew L&quot;, &quot;suffix&quot;: &quot;&quot;, &quot;family&quot;: &quot;Eaton&quot;, &quot;parse-names&quot;: false, &quot;non-dropping-particle&quot;: &quot;&quot;}, {&quot;dropping-particle&quot;: &quot;&quot;, &quot;given&quot;: &quot;Alex&quot;, &quot;suffix&quot;: &quot;&quot;, &quot;family&quot;: &quot;Dobin&quot;, &quot;parse-names&quot;: false, &quot;non-dropping-particle&quot;: &quot;&quot;}, {&quot;dropping-particle&quot;: &quot;&quot;, &quot;given&quot;: &quot;Andrea&quot;, &quot;suffix&quot;: &quot;&quot;, &quot;family&quot;: &quot;Tanzer&quot;, &quot;parse-names&quot;: false, &quot;non-dropping-particle&quot;: &quot;&quot;}, {&quot;dropping-particle&quot;: &quot;&quot;, &quot;given&quot;: &quot;Julien&quot;, &quot;suffix&quot;: &quot;&quot;, &quot;family&quot;: &quot;Lagarde&quot;, &quot;parse-names&quot;: false, &quot;non-dropping-particle&quot;: &quot;&quot;}, {&quot;dropping-particle&quot;: &quot;&quot;, &quot;given&quot;: &quot;Wei&quot;, &quot;suffix&quot;: &quot;&quot;, &quot;family&quot;: &quot;Lin&quot;, &quot;parse-names&quot;: false, &quot;non-dropping-particle&quot;: &quot;&quot;}, {&quot;dropping-particle&quot;: &quot;&quot;, &quot;given&quot;: &quot;Chenghai&quot;, &quot;suffix&quot;: &quot;&quot;, &quot;family&quot;: &quot;Xue&quot;, &quot;parse-names&quot;: false, &quot;non-dropping-particle&quot;: &quot;&quot;}, {&quot;dropping-particle&quot;: &quot;&quot;, &quot;given&quot;: &quot;Brian a&quot;, &quot;suffix&quot;: &quot;&quot;, &quot;family&quot;: &quot;Williams&quot;, &quot;parse-names&quot;: false, &quot;non-dropping-particle&quot;: &quot;&quot;}, {&quot;dropping-particle&quot;: &quot;&quot;, &quot;given&quot;: &quot;Chris&quot;, &quot;suffix&quot;: &quot;&quot;, &quot;family&quot;: &quot;Zaleski&quot;, &quot;parse-names&quot;: false, &quot;non-dropping-particle&quot;: &quot;&quot;}, {&quot;dropping-particle&quot;: &quot;&quot;, &quot;given&quot;: &quot;Maik&quot;, &quot;suffix&quot;: &quot;&quot;, &quot;family&quot;: &quot;R\u00f6der&quot;, &quot;parse-names&quot;: false, &quot;non-dropping-particle&quot;: &quot;&quot;}, {&quot;dropping-particle&quot;: &quot;&quot;, &quot;given&quot;: &quot;Felix&quot;, &quot;suffix&quot;: &quot;&quot;, &quot;family&quot;: &quot;Kokocinski&quot;, &quot;parse-names&quot;: false, &quot;non-dropping-particle&quot;: &quot;&quot;}, {&quot;dropping-particle&quot;: &quot;&quot;, &quot;given&quot;: &quot;Rehab F&quot;, &quot;suffix&quot;: &quot;&quot;, &quot;family&quot;: &quot;Abdelhamid&quot;, &quot;parse-names&quot;: false, &quot;non-dropping-particle&quot;: &quot;&quot;}, {&quot;dropping-particle&quot;: &quot;&quot;, &quot;given&quot;: &quot;Tyler&quot;, &quot;suffix&quot;: &quot;&quot;, &quot;family&quot;: &quot;Alioto&quot;, &quot;parse-names&quot;: false, &quot;non-dropping-particle&quot;: &quot;&quot;}, {&quot;dropping-particle&quot;: &quot;&quot;, &quot;given&quot;: &quot;Igor&quot;, &quot;suffix&quot;: &quot;&quot;, &quot;family&quot;: &quot;Antoshechkin&quot;, &quot;parse-names&quot;: false, &quot;non-dropping-particle&quot;: &quot;&quot;}, {&quot;dropping-particle&quot;: &quot;&quot;, &quot;given&quot;: &quot;Michael T&quot;, &quot;suffix&quot;: &quot;&quot;, &quot;family&quot;: &quot;Baer&quot;, &quot;parse-names&quot;: false, &quot;non-dropping-particle&quot;: &quot;&quot;}, {&quot;dropping-particle&quot;: &quot;&quot;, &quot;given&quot;: &quot;Philippe&quot;, &quot;suffix&quot;: &quot;&quot;, &quot;family&quot;: &quot;Batut&quot;, &quot;parse-names&quot;: false, &quot;non-dropping-particle&quot;: &quot;&quot;}, {&quot;dropping-particle&quot;: &quot;&quot;, &quot;given&quot;: &quot;Ian&quot;, &quot;suffix&quot;: &quot;&quot;, &quot;family&quot;: &quot;Bell&quot;, &quot;parse-names&quot;: false, &quot;non-dropping-particle&quot;: &quot;&quot;}, {&quot;dropping-particle&quot;: &quot;&quot;, &quot;given&quot;: &quot;Kimberly&quot;, &quot;suffix&quot;: &quot;&quot;, &quot;family&quot;: &quot;Bell&quot;, &quot;parse-names&quot;: false, &quot;non-dropping-particle&quot;: &quot;&quot;}, {&quot;dropping-particle&quot;: &quot;&quot;, &quot;given&quot;: &quot;Sudipto&quot;, &quot;suffix&quot;: &quot;&quot;, &quot;family&quot;: &quot;Chakrabortty&quot;, &quot;parse-names&quot;: false, &quot;non-dropping-particle&quot;: &quot;&quot;}, {&quot;dropping-particle&quot;: &quot;&quot;, &quot;given&quot;: &quot;Jacqueline&quot;, &quot;suffix&quot;: &quot;&quot;, &quot;family&quot;: &quot;Chrast&quot;, &quot;parse-names&quot;: false, &quot;non-dropping-particle&quot;: &quot;&quot;}, {&quot;dropping-particle&quot;: &quot;&quot;, &quot;given&quot;: &quot;Joao&quot;, &quot;suffix&quot;: &quot;&quot;, &quot;family&quot;: &quot;Curado&quot;, &quot;parse-names&quot;: false, &quot;non-dropping-particle&quot;: &quot;&quot;}, {&quot;dropping-particle&quot;: &quot;&quot;, &quot;given&quot;: &quot;Thomas&quot;, &quot;suffix&quot;: &quot;&quot;, &quot;family&quot;: &quot;Derrien&quot;, &quot;parse-names&quot;: false, &quot;non-dropping-particle&quot;: &quot;&quot;}, {&quot;dropping-particle&quot;: &quot;&quot;, &quot;given&quot;: &quot;Jorg&quot;, &quot;suffix&quot;: &quot;&quot;, &quot;family&quot;: &quot;Drenkow&quot;, &quot;parse-names&quot;: false, &quot;non-dropping-particle&quot;: &quot;&quot;}, {&quot;dropping-particle&quot;: &quot;&quot;, &quot;given&quot;: &quot;Erica&quot;, &quot;suffix&quot;: &quot;&quot;, &quot;family&quot;: &quot;Dumais&quot;, &quot;parse-names&quot;: false, &quot;non-dropping-particle&quot;: &quot;&quot;}, {&quot;dropping-particle&quot;: &quot;&quot;, &quot;given&quot;: &quot;Jackie&quot;, &quot;suffix&quot;: &quot;&quot;, &quot;family&quot;: &quot;Dumais&quot;, &quot;parse-names&quot;: false, &quot;non-dropping-particle&quot;: &quot;&quot;}, {&quot;dropping-particle&quot;: &quot;&quot;, &quot;given&quot;: &quot;Radha&quot;, &quot;suffix&quot;: &quot;&quot;, &quot;family&quot;: &quot;Duttagupta&quot;, &quot;parse-names&quot;: false, &quot;non-dropping-particle&quot;: &quot;&quot;}, {&quot;dropping-particle&quot;: &quot;&quot;, &quot;given&quot;: &quot;Megan&quot;, &quot;suffix&quot;: &quot;&quot;, &quot;family&quot;: &quot;Fastuca&quot;, &quot;parse-names&quot;: false, &quot;non-dropping-particle&quot;: &quot;&quot;}, {&quot;dropping-particle&quot;: &quot;&quot;, &quot;given&quot;: &quot;Kata&quot;, &quot;suffix&quot;: &quot;&quot;, &quot;family&quot;: &quot;Fejes-Toth&quot;, &quot;parse-names&quot;: false, &quot;non-dropping-particle&quot;: &quot;&quot;}, {&quot;dropping-particle&quot;: &quot;&quot;, &quot;given&quot;: &quot;Pedro&quot;, &quot;suffix&quot;: &quot;&quot;, &quot;family&quot;: &quot;Ferreira&quot;, &quot;parse-names&quot;: false, &quot;non-dropping-particle&quot;: &quot;&quot;}, {&quot;dropping-particle&quot;: &quot;&quot;, &quot;given&quot;: &quot;Sylvain&quot;, &quot;suffix&quot;: &quot;&quot;, &quot;family&quot;: &quot;Foissac&quot;, &quot;parse-names&quot;: false, &quot;non-dropping-particle&quot;: &quot;&quot;}, {&quot;dropping-particle&quot;: &quot;&quot;, &quot;given&quot;: &quot;Melissa J&quot;, &quot;suffix&quot;: &quot;&quot;, &quot;family&quot;: &quot;Fullwood&quot;, &quot;parse-names&quot;: false, &quot;non-dropping-particle&quot;: &quot;&quot;}, {&quot;dropping-particle&quot;: &quot;&quot;, &quot;given&quot;: &quot;Hui&quot;, &quot;suffix&quot;: &quot;&quot;, &quot;family&quot;: &quot;Gao&quot;, &quot;parse-names&quot;: false, &quot;non-dropping-particle&quot;: &quot;&quot;}, {&quot;dropping-particle&quot;: &quot;&quot;, &quot;given&quot;: &quot;David&quot;, &quot;suffix&quot;: &quot;&quot;, &quot;family&quot;: &quot;Gonzalez&quot;, &quot;parse-names&quot;: false, &quot;non-dropping-particle&quot;: &quot;&quot;}, {&quot;dropping-particle&quot;: &quot;&quot;, &quot;given&quot;: &quot;Assaf&quot;, &quot;suffix&quot;: &quot;&quot;, &quot;family&quot;: &quot;Gordon&quot;, &quot;parse-names&quot;: false, &quot;non-dropping-particle&quot;: &quot;&quot;}, {&quot;dropping-particle&quot;: &quot;&quot;, &quot;given&quot;: &quot;C\u00e9dric&quot;, &quot;suffix&quot;: &quot;&quot;, &quot;family&quot;: &quot;Howald&quot;, &quot;parse-names&quot;: false, &quot;non-dropping-particle&quot;: &quot;&quot;}, {&quot;dropping-particle&quot;: &quot;&quot;, &quot;given&quot;: &quot;Sonali&quot;, &quot;suffix&quot;: &quot;&quot;, &quot;family&quot;: &quot;Jha&quot;, &quot;parse-names&quot;: false, &quot;non-dropping-particle&quot;: &quot;&quot;}, {&quot;dropping-particle&quot;: &quot;&quot;, &quot;given&quot;: &quot;Rory&quot;, &quot;suffix&quot;: &quot;&quot;, &quot;family&quot;: &quot;Johnson&quot;, &quot;parse-names&quot;: false, &quot;non-dropping-particle&quot;: &quot;&quot;}, {&quot;dropping-particle&quot;: &quot;&quot;, &quot;given&quot;: &quot;Philipp&quot;, &quot;suffix&quot;: &quot;&quot;, &quot;family&quot;: &quot;Kapranov&quot;, &quot;parse-names&quot;: false, &quot;non-dropping-particle&quot;: &quot;&quot;}, {&quot;dropping-particle&quot;: &quot;&quot;, &quot;given&quot;: &quot;Brandon&quot;, &quot;suffix&quot;: &quot;&quot;, &quot;family&quot;: &quot;King&quot;, &quot;parse-names&quot;: false, &quot;non-dropping-particle&quot;: &quot;&quot;}, {&quot;dropping-particle&quot;: &quot;&quot;, &quot;given&quot;: &quot;Colin&quot;, &quot;suffix&quot;: &quot;&quot;, &quot;family&quot;: &quot;Kingswood&quot;, &quot;parse-names&quot;: false, &quot;non-dropping-particle&quot;: &quot;&quot;}, {&quot;dropping-particle&quot;: &quot;&quot;, &quot;given&quot;: &quot;Guoliang&quot;, &quot;suffix&quot;: &quot;&quot;, &quot;family&quot;: &quot;Li&quot;, &quot;parse-names&quot;: false, &quot;non-dropping-particle&quot;: &quot;&quot;}, {&quot;dropping-particle&quot;: &quot;&quot;, &quot;given&quot;: &quot;Oscar J&quot;, &quot;suffix&quot;: &quot;&quot;, &quot;family&quot;: &quot;Luo&quot;, &quot;parse-names&quot;: false, &quot;non-dropping-particle&quot;: &quot;&quot;}, {&quot;dropping-particle&quot;: &quot;&quot;, &quot;given&quot;: &quot;Eddie&quot;, &quot;suffix&quot;: &quot;&quot;, &quot;family&quot;: &quot;Park&quot;, &quot;parse-names&quot;: false, &quot;non-dropping-particle&quot;: &quot;&quot;}, {&quot;dropping-particle&quot;: &quot;&quot;, &quot;given&quot;: &quot;Jonathan B&quot;, &quot;suffix&quot;: &quot;&quot;, &quot;family&quot;: &quot;Preall&quot;, &quot;parse-names&quot;: false, &quot;non-dropping-particle&quot;: &quot;&quot;}, {&quot;dropping-particle&quot;: &quot;&quot;, &quot;given&quot;: &quot;Kimberly&quot;, &quot;suffix&quot;: &quot;&quot;, &quot;family&quot;: &quot;Presaud&quot;, &quot;parse-names&quot;: false, &quot;non-dropping-particle&quot;: &quot;&quot;}, {&quot;dropping-particle&quot;: &quot;&quot;, &quot;given&quot;: &quot;Paolo&quot;, &quot;suffix&quot;: &quot;&quot;, &quot;family&quot;: &quot;Ribeca&quot;, &quot;parse-names&quot;: false, &quot;non-dropping-particle&quot;: &quot;&quot;}, {&quot;dropping-particle&quot;: &quot;&quot;, &quot;given&quot;: &quot;Daniel&quot;, &quot;suffix&quot;: &quot;&quot;, &quot;family&quot;: &quot;Robyr&quot;, &quot;parse-names&quot;: false, &quot;non-dropping-particle&quot;: &quot;&quot;}, {&quot;dropping-particle&quot;: &quot;&quot;, &quot;given&quot;: &quot;Xiaoan&quot;, &quot;suffix&quot;: &quot;&quot;, &quot;family&quot;: &quot;Ruan&quot;, &quot;parse-names&quot;: false, &quot;non-dropping-particle&quot;: &quot;&quot;}, {&quot;dropping-particle&quot;: &quot;&quot;, &quot;given&quot;: &quot;Michael&quot;, &quot;suffix&quot;: &quot;&quot;, &quot;family&quot;: &quot;Sammeth&quot;, &quot;parse-names&quot;: false, &quot;non-dropping-particle&quot;: &quot;&quot;}, {&quot;dropping-particle&quot;: &quot;&quot;, &quot;given&quot;: &quot;Kuljeet Singh&quot;, &quot;suffix&quot;: &quot;&quot;, &quot;family&quot;: &quot;Sandu&quot;, &quot;parse-names&quot;: false, &quot;non-dropping-particle&quot;: &quot;&quot;}, {&quot;dropping-particle&quot;: &quot;&quot;, &quot;given&quot;: &quot;Lorain&quot;, &quot;suffix&quot;: &quot;&quot;, &quot;family&quot;: &quot;Schaeffer&quot;, &quot;parse-names&quot;: false, &quot;non-dropping-particle&quot;: &quot;&quot;}, {&quot;dropping-particle&quot;: &quot;&quot;, &quot;given&quot;: &quot;Lei-Hoon&quot;, &quot;suffix&quot;: &quot;&quot;, &quot;family&quot;: &quot;See&quot;, &quot;parse-names&quot;: false, &quot;non-dropping-particle&quot;: &quot;&quot;}, {&quot;dropping-particle&quot;: &quot;&quot;, &quot;given&quot;: &quot;Atif&quot;, &quot;suffix&quot;: &quot;&quot;, &quot;family&quot;: &quot;Shahab&quot;, &quot;parse-names&quot;: false, &quot;non-dropping-particle&quot;: &quot;&quot;}, {&quot;dropping-particle&quot;: &quot;&quot;, &quot;given&quot;: &quot;Jorgen&quot;, &quot;suffix&quot;: &quot;&quot;, &quot;family&quot;: &quot;Skancke&quot;, &quot;parse-names&quot;: false, &quot;non-dropping-particle&quot;: &quot;&quot;}, {&quot;dropping-particle&quot;: &quot;&quot;, &quot;given&quot;: &quot;Ana Maria&quot;, &quot;suffix&quot;: &quot;&quot;, &quot;family&quot;: &quot;Suzuki&quot;, &quot;parse-names&quot;: false, &quot;non-dropping-particle&quot;: &quot;&quot;}, {&quot;dropping-particle&quot;: &quot;&quot;, &quot;given&quot;: &quot;Hazuki&quot;, &quot;suffix&quot;: &quot;&quot;, &quot;family&quot;: &quot;Takahashi&quot;, &quot;parse-names&quot;: false, &quot;non-dropping-particle&quot;: &quot;&quot;}, {&quot;dropping-particle&quot;: &quot;&quot;, &quot;given&quot;: &quot;Hagen&quot;, &quot;suffix&quot;: &quot;&quot;, &quot;family&quot;: &quot;Tilgner&quot;, &quot;parse-names&quot;: false, &quot;non-dropping-particle&quot;: &quot;&quot;}, {&quot;dropping-particle&quot;: &quot;&quot;, &quot;given&quot;: &quot;Diane&quot;, &quot;suffix&quot;: &quot;&quot;, &quot;family&quot;: &quot;Trout&quot;, &quot;parse-names&quot;: false, &quot;non-dropping-particle&quot;: &quot;&quot;}, {&quot;dropping-particle&quot;: &quot;&quot;, &quot;given&quot;: &quot;Nathalie&quot;, &quot;suffix&quot;: &quot;&quot;, &quot;family&quot;: &quot;Walters&quot;, &quot;parse-names&quot;: false, &quot;non-dropping-particle&quot;: &quot;&quot;}, {&quot;dropping-particle&quot;: &quot;&quot;, &quot;given&quot;: &quot;Huaien Hao&quot;, &quot;suffix&quot;: &quot;&quot;, &quot;family&quot;: &quot;Wang&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exandre&quot;, &quot;suffix&quot;: &quot;&quot;, &quot;family&quot;: &quot;Reymond&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Gregory J&quot;, &quot;suffix&quot;: &quot;&quot;, &quot;family&quot;: &quot;Hannon&quot;, &quot;parse-names&quot;: false, &quot;non-dropping-particle&quot;: &quot;&quot;}, {&quot;dropping-particle&quot;: &quot;&quot;, &quot;given&quot;: &quot;Yijun&quot;, &quot;suffix&quot;: &quot;&quot;, &quot;family&quot;: &quot;Ruan&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Cricket a&quot;, &quot;suffix&quot;: &quot;&quot;, &quot;family&quot;: &quot;Sloan&quot;, &quot;parse-names&quot;: false, &quot;non-dropping-particle&quot;: &quot;&quot;}, {&quot;dropping-particle&quot;: &quot;&quot;, &quot;given&quot;: &quot;Katrina&quot;, &quot;suffix&quot;: &quot;&quot;, &quot;family&quot;: &quot;Learned&quot;, &quot;parse-names&quot;: false, &quot;non-dropping-particle&quot;: &quot;&quot;}, {&quot;dropping-particle&quot;: &quot;&quot;, &quot;given&quot;: &quot;Venkat S&quot;, &quot;suffix&quot;: &quot;&quot;, &quot;family&quot;: &quot;Malladi&quot;, &quot;parse-names&quot;: false, &quot;non-dropping-particle&quot;: &quot;&quot;}, {&quot;dropping-particle&quot;: &quot;&quot;, &quot;given&quot;: &quot;Matthew C&quot;, &quot;suffix&quot;: &quot;&quot;, &quot;family&quot;: &quot;Wong&quot;, &quot;parse-names&quot;: false, &quot;non-dropping-particle&quot;: &quot;&quot;}, {&quot;dropping-particle&quot;: &quot;&quot;, &quot;given&quot;: &quot;Galt P&quot;, &quot;suffix&quot;: &quot;&quot;, &quot;family&quot;: &quot;Barber&quot;, &quot;parse-names&quot;: false, &quot;non-dropping-particle&quot;: &quot;&quot;}, {&quot;dropping-particle&quot;: &quot;&quot;, &quot;given&quot;: &quot;Melissa S&quot;, &quot;suffix&quot;: &quot;&quot;, &quot;family&quot;: &quot;Cline&quot;, &quot;parse-names&quot;: false, &quot;non-dropping-particle&quot;: &quot;&quot;}, {&quot;dropping-particle&quot;: &quot;&quot;, &quot;given&quot;: &quot;Timothy R&quot;, &quot;suffix&quot;: &quot;&quot;, &quot;family&quot;: &quot;Dreszer&quot;, &quot;parse-names&quot;: false, &quot;non-dropping-particle&quot;: &quot;&quot;}, {&quot;dropping-particle&quot;: &quot;&quot;, &quot;given&quot;: &quot;Steven G&quot;, &quot;suffix&quot;: &quot;&quot;, &quot;family&quot;: &quot;Heitner&quot;, &quot;parse-names&quot;: false, &quot;non-dropping-particle&quot;: &quot;&quot;}, {&quot;dropping-particle&quot;: &quot;&quot;, &quot;given&quot;: &quot;Donna&quot;, &quot;suffix&quot;: &quot;&quot;, &quot;family&quot;: &quot;Karolchik&quot;, &quot;parse-names&quot;: false, &quot;non-dropping-particle&quot;: &quot;&quot;}, {&quot;dropping-particle&quot;: &quot;&quot;, &quot;given&quot;: &quot;Vaness M&quot;, &quot;suffix&quot;: &quot;&quot;, &quot;family&quot;: &quot;Kirkup&quot;, &quot;parse-names&quot;: false, &quot;non-dropping-particle&quot;: &quot;&quot;}, {&quot;dropping-particle&quot;: &quot;&quot;, &quot;given&quot;: &quot;Laurence R&quot;, &quot;suffix&quot;: &quot;&quot;, &quot;family&quot;: &quot;Meyer&quot;, &quot;parse-names&quot;: false, &quot;non-dropping-particle&quot;: &quot;&quot;}, {&quot;dropping-particle&quot;: &quot;&quot;, &quot;given&quot;: &quot;Jeffrey C&quot;, &quot;suffix&quot;: &quot;&quot;, &quot;family&quot;: &quot;Long&quot;, &quot;parse-names&quot;: false, &quot;non-dropping-particle&quot;: &quot;&quot;}, {&quot;dropping-particle&quot;: &quot;&quot;, &quot;given&quot;: &quot;Morgan&quot;, &quot;suffix&quot;: &quot;&quot;, &quot;family&quot;: &quot;Maddren&quot;, &quot;parse-names&quot;: false, &quot;non-dropping-particle&quot;: &quot;&quot;}, {&quot;dropping-particle&quot;: &quot;&quot;, &quot;given&quot;: &quot;Brian J&quot;, &quot;suffix&quot;: &quot;&quot;, &quot;family&quot;: &quot;Raney&quot;, &quot;parse-names&quot;: false, &quot;non-dropping-particle&quot;: &quot;&quot;}, {&quot;dropping-particle&quot;: &quot;&quot;, &quot;given&quot;: &quot;Linda L&quot;, &quot;suffix&quot;: &quot;&quot;, &quot;family&quot;: &quot;Grasfeder&quot;, &quot;parse-names&quot;: false, &quot;non-dropping-particle&quot;: &quot;&quot;}, {&quot;dropping-particle&quot;: &quot;&quot;, &quot;given&quot;: &quot;Paul G&quot;, &quot;suffix&quot;: &quot;&quot;, &quot;family&quot;: &quot;Giresi&quot;, &quot;parse-names&quot;: false, &quot;non-dropping-particle&quot;: &quot;&quot;}, {&quot;dropping-particle&quot;: &quot;&quot;, &quot;given&quot;: &quot;Anna&quot;, &quot;suffix&quot;: &quot;&quot;, &quot;family&quot;: &quot;Battenhouse&quot;, &quot;parse-names&quot;: false, &quot;non-dropping-particle&quot;: &quot;&quot;}, {&quot;dropping-particle&quot;: &quot;&quot;, &quot;given&quot;: &quot;Nathan C&quot;, &quot;suffix&quot;: &quot;&quot;, &quot;family&quot;: &quot;Sheffield&quot;, &quot;parse-names&quot;: false, &quot;non-dropping-particle&quot;: &quot;&quot;}, {&quot;dropping-particle&quot;: &quot;&quot;, &quot;given&quot;: &quot;Kimberly a&quot;, &quot;suffix&quot;: &quot;&quot;, &quot;family&quot;: &quot;Showers&quot;, &quot;parse-names&quot;: false, &quot;non-dropping-particle&quot;: &quot;&quot;}, {&quot;dropping-particle&quot;: &quot;&quot;, &quot;given&quot;: &quot;Darin&quot;, &quot;suffix&quot;: &quot;&quot;, &quot;family&quot;: &quot;London&quot;, &quot;parse-names&quot;: false, &quot;non-dropping-particle&quot;: &quot;&quot;}, {&quot;dropping-particle&quot;: &quot;&quot;, &quot;given&quot;: &quot;Akshay a&quot;, &quot;suffix&quot;: &quot;&quot;, &quot;family&quot;: &quot;Bhinge&quot;, &quot;parse-names&quot;: false, &quot;non-dropping-particle&quot;: &quot;&quot;}, {&quot;dropping-particle&quot;: &quot;&quot;, &quot;given&quot;: &quot;Christopher&quot;, &quot;suffix&quot;: &quot;&quot;, &quot;family&quot;: &quot;Shestak&quot;, &quot;parse-names&quot;: false, &quot;non-dropping-particle&quot;: &quot;&quot;}, {&quot;dropping-particle&quot;: &quot;&quot;, &quot;given&quot;: &quot;Matthew R&quot;, &quot;suffix&quot;: &quot;&quot;, &quot;family&quot;: &quot;Schaner&quot;, &quot;parse-names&quot;: false, &quot;non-dropping-particle&quot;: &quot;&quot;}, {&quot;dropping-particle&quot;: &quot;&quot;, &quot;given&quot;: &quot;Seul Ki&quot;, &quot;suffix&quot;: &quot;&quot;, &quot;family&quot;: &quot;Kim&quot;, &quot;parse-names&quot;: false, &quot;non-dropping-particle&quot;: &quot;&quot;}, {&quot;dropping-particle&quot;: &quot;&quot;, &quot;given&quot;: &quot;Zhuzhu Zhancheng Zhengdong&quot;, &quot;suffix&quot;: &quot;&quot;, &quot;family&quot;: &quot;Zhang&quot;, &quot;parse-names&quot;: false, &quot;non-dropping-particle&quot;: &quot;&quot;}, {&quot;dropping-particle&quot;: &quot;&quot;, &quot;given&quot;: &quot;Piotr a&quot;, &quot;suffix&quot;: &quot;&quot;, &quot;family&quot;: &quot;Mieczkowski&quot;, &quot;parse-names&quot;: false, &quot;non-dropping-particle&quot;: &quot;&quot;}, {&quot;dropping-particle&quot;: &quot;&quot;, &quot;given&quot;: &quot;Joanna O&quot;, &quot;suffix&quot;: &quot;&quot;, &quot;family&quot;: &quot;Mieczkowska&quot;, &quot;parse-names&quot;: false, &quot;non-dropping-particle&quot;: &quot;&quot;}, {&quot;dropping-particle&quot;: &quot;&quot;, &quot;given&quot;: &quot;Zheng&quot;, &quot;suffix&quot;: &quot;&quot;, &quot;family&quot;: &quot;Liu&quot;, &quot;parse-names&quot;: false, &quot;non-dropping-particle&quot;: &quot;&quot;}, {&quot;dropping-particle&quot;: &quot;&quot;, &quot;given&quot;: &quot;Ryan M&quot;, &quot;suffix&quot;: &quot;&quot;, &quot;family&quot;: &quot;McDaniell&quot;, &quot;parse-names&quot;: false, &quot;non-dropping-particle&quot;: &quot;&quot;}, {&quot;dropping-particle&quot;: &quot;&quot;, &quot;given&quot;: &quot;Yunyun&quot;, &quot;suffix&quot;: &quot;&quot;, &quot;family&quot;: &quot;Ni&quot;, &quot;parse-names&quot;: false, &quot;non-dropping-particle&quot;: &quot;&quot;}, {&quot;dropping-particle&quot;: &quot;&quot;, &quot;given&quot;: &quot;Naim U&quot;, &quot;suffix&quot;: &quot;&quot;, &quot;family&quot;: &quot;Rashid&quot;, &quot;parse-names&quot;: false, &quot;non-dropping-particle&quot;: &quot;&quot;}, {&quot;dropping-particle&quot;: &quot;&quot;, &quot;given&quot;: &quot;Min Jae&quot;, &quot;suffix&quot;: &quot;&quot;, &quot;family&quot;: &quot;Kim&quot;, &quot;parse-names&quot;: false, &quot;non-dropping-particle&quot;: &quot;&quot;}, {&quot;dropping-particle&quot;: &quot;&quot;, &quot;given&quot;: &quot;Sheera&quot;, &quot;suffix&quot;: &quot;&quot;, &quot;family&quot;: &quot;Adar&quot;, &quot;parse-names&quot;: false, &quot;non-dropping-particle&quot;: &quot;&quot;}, {&quot;dropping-particle&quot;: &quot;&quot;, &quot;given&quot;: &quot;Tianyuan&quot;, &quot;suffix&quot;: &quot;&quot;, &quot;family&quot;: &quot;Wang&quot;, &quot;parse-names&quot;: false, &quot;non-dropping-particle&quot;: &quot;&quot;}, {&quot;dropping-particle&quot;: &quot;&quot;, &quot;given&quot;: &quot;Deborah&quot;, &quot;suffix&quot;: &quot;&quot;, &quot;family&quot;: &quot;Winter&quot;, &quot;parse-names&quot;: false, &quot;non-dropping-particle&quot;: &quot;&quot;}, {&quot;dropping-particle&quot;: &quot;&quot;, &quot;given&quot;: &quot;Damian&quot;, &quot;suffix&quot;: &quot;&quot;, &quot;family&quot;: &quot;Keefe&quot;, &quot;parse-names&quot;: false, &quot;non-dropping-particle&quot;: &quot;&quot;}, {&quot;dropping-particle&quot;: &quot;&quot;, &quot;given&quot;: &quot;Vishwanath R&quot;, &quot;suffix&quot;: &quot;&quot;, &quot;family&quot;: &quot;Iyer&quot;, &quot;parse-names&quot;: false, &quot;non-dropping-particle&quot;: &quot;&quot;}, {&quot;dropping-particle&quot;: &quot;&quot;, &quot;given&quot;: &quot;Kljeet Singh&quot;, &quot;suffix&quot;: &quot;&quot;, &quot;family&quot;: &quot;Sandhu&quot;, &quot;parse-names&quot;: false, &quot;non-dropping-particle&quot;: &quot;&quot;}, {&quot;dropping-particle&quot;: &quot;&quot;, &quot;given&quot;: &quot;Meizhen&quot;, &quot;suffix&quot;: &quot;&quot;, &quot;family&quot;: &quot;Zheng&quot;, &quot;parse-names&quot;: false, &quot;non-dropping-particle&quot;: &quot;&quot;}, {&quot;dropping-particle&quot;: &quot;&quot;, &quot;given&quot;: &quot;Ping&quot;, &quot;suffix&quot;: &quot;&quot;, &quot;family&quot;: &quot;Wang&quot;, &quot;parse-names&quot;: false, &quot;non-dropping-particle&quot;: &quot;&quot;}, {&quot;dropping-particle&quot;: &quot;&quot;, &quot;given&quot;: &quot;Jason&quot;, &quot;suffix&quot;: &quot;&quot;, &quot;family&quot;: &quot;Gertz&quot;, &quot;parse-names&quot;: false, &quot;non-dropping-particle&quot;: &quot;&quot;}, {&quot;dropping-particle&quot;: &quot;&quot;, &quot;given&quot;: &quot;Jost&quot;, &quot;suffix&quot;: &quot;&quot;, &quot;family&quot;: &quot;Vielmetter&quot;, &quot;parse-names&quot;: false, &quot;non-dropping-particle&quot;: &quot;&quot;}, {&quot;dropping-particle&quot;: &quot;&quot;, &quot;given&quot;: &quot;E Christopher&quot;, &quot;suffix&quot;: &quot;&quot;, &quot;family&quot;: &quot;Partridge&quot;, &quot;parse-names&quot;: false, &quot;non-dropping-particle&quot;: &quot;&quot;}, {&quot;dropping-particle&quot;: &quot;&quot;, &quot;given&quot;: &quot;Katherine E&quot;, &quot;suffix&quot;: &quot;&quot;, &quot;family&quot;: &quot;Varley&quot;, &quot;parse-names&quot;: false, &quot;non-dropping-particle&quot;: &quot;&quot;}, {&quot;dropping-particle&quot;: &quot;&quot;, &quot;given&quot;: &quot;Clarke&quot;, &quot;suffix&quot;: &quot;&quot;, &quot;family&quot;: &quot;Gasper&quot;, &quot;parse-names&quot;: false, &quot;non-dropping-particle&quot;: &quot;&quot;}, {&quot;dropping-particle&quot;: &quot;&quot;, &quot;given&quot;: &quot;Anita&quot;, &quot;suffix&quot;: &quot;&quot;, &quot;family&quot;: &quot;Bansal&quot;, &quot;parse-names&quot;: false, &quot;non-dropping-particle&quot;: &quot;&quot;}, {&quot;dropping-particle&quot;: &quot;&quot;, &quot;given&quot;: &quot;Shirley&quot;, &quot;suffix&quot;: &quot;&quot;, &quot;family&quot;: &quot;Pepke&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Henry&quot;, &quot;suffix&quot;: &quot;&quot;, &quot;family&quot;: &quot;Amrhein&quot;, &quot;parse-names&quot;: false, &quot;non-dropping-particle&quot;: &quot;&quot;}, {&quot;dropping-particle&quot;: &quot;&quot;, &quot;given&quot;: &quot;Kevin M&quot;, &quot;suffix&quot;: &quot;&quot;, &quot;family&quot;: &quot;Bowling&quot;, &quot;parse-names&quot;: false, &quot;non-dropping-particle&quot;: &quot;&quot;}, {&quot;dropping-particle&quot;: &quot;&quot;, &quot;given&quot;: &quot;Michael&quot;, &quot;suffix&quot;: &quot;&quot;, &quot;family&quot;: &quot;Anaya&quot;, &quot;parse-names&quot;: false, &quot;non-dropping-particle&quot;: &quot;&quot;}, {&quot;dropping-particle&quot;: &quot;&quot;, &quot;given&quot;: &quot;Marie K&quot;, &quot;suffix&quot;: &quot;&quot;, &quot;family&quot;: &quot;Cross&quot;, &quot;parse-names&quot;: false, &quot;non-dropping-particle&quot;: &quot;&quot;}, {&quot;dropping-particle&quot;: &quot;&quot;, &quot;given&quot;: &quot;Michael a&quot;, &quot;suffix&quot;: &quot;&quot;, &quot;family&quot;: &quot;Muratet&quot;, &quot;parse-names&quot;: false, &quot;non-dropping-particle&quot;: &quot;&quot;}, {&quot;dropping-particle&quot;: &quot;&quot;, &quot;given&quot;: &quot;Kimberly M&quot;, &quot;suffix&quot;: &quot;&quot;, &quot;family&quot;: &quot;Newberry&quot;, &quot;parse-names&quot;: false, &quot;non-dropping-particle&quot;: &quot;&quot;}, {&quot;dropping-particle&quot;: &quot;&quot;, &quot;given&quot;: &quot;Kenneth&quot;, &quot;suffix&quot;: &quot;&quot;, &quot;family&quot;: &quot;McCue&quot;, &quot;parse-names&quot;: false, &quot;non-dropping-particle&quot;: &quot;&quot;}, {&quot;dropping-particle&quot;: &quot;&quot;, &quot;given&quot;: &quot;Amy S&quot;, &quot;suffix&quot;: &quot;&quot;, &quot;family&quot;: &quot;Nesmith&quot;, &quot;parse-names&quot;: false, &quot;non-dropping-particle&quot;: &quot;&quot;}, {&quot;dropping-particle&quot;: &quot;&quot;, &quot;given&quot;: &quot;Katherine I&quot;, &quot;suffix&quot;: &quot;&quot;, &quot;family&quot;: &quot;Fisher-Aylor&quot;, &quot;parse-names&quot;: false, &quot;non-dropping-particle&quot;: &quot;&quot;}, {&quot;dropping-particle&quot;: &quot;&quot;, &quot;given&quot;: &quot;Barbara&quot;, &quot;suffix&quot;: &quot;&quot;, &quot;family&quot;: &quot;Pusey&quot;, &quot;parse-names&quot;: false, &quot;non-dropping-particle&quot;: &quot;&quot;}, {&quot;dropping-particle&quot;: &quot;&quot;, &quot;given&quot;: &quot;Gilberto&quot;, &quot;suffix&quot;: &quot;&quot;, &quot;family&quot;: &quot;DeSalvo&quot;, &quot;parse-names&quot;: false, &quot;non-dropping-particle&quot;: &quot;&quot;}, {&quot;dropping-particle&quot;: &quot;&quot;, &quot;given&quot;: &quot;Suganthi Sreeram&quot;, &quot;suffix&quot;: &quot;&quot;, &quot;family&quot;: &quot;Balasubramanian&quot;, &quot;parse-names&quot;: false, &quot;non-dropping-particle&quot;: &quot;&quot;}, {&quot;dropping-particle&quot;: &quot;&quot;, &quot;given&quot;: &quot;Nicholas S&quot;, &quot;suffix&quot;: &quot;&quot;, &quot;family&quot;: &quot;Davis&quot;, &quot;parse-names&quot;: false, &quot;non-dropping-particle&quot;: &quot;&quot;}, {&quot;dropping-particle&quot;: &quot;&quot;, &quot;given&quot;: &quot;Sarah K&quot;, &quot;suffix&quot;: &quot;&quot;, &quot;family&quot;: &quot;Meadows&quot;, &quot;parse-names&quot;: false, &quot;non-dropping-particle&quot;: &quot;&quot;}, {&quot;dropping-particle&quot;: &quot;&quot;, &quot;given&quot;: &quot;Tracy&quot;, &quot;suffix&quot;: &quot;&quot;, &quot;family&quot;: &quot;Eggleston&quot;, &quot;parse-names&quot;: false, &quot;non-dropping-particle&quot;: &quot;&quot;}, {&quot;dropping-particle&quot;: &quot;&quot;, &quot;given&quot;: &quot;J Scott&quot;, &quot;suffix&quot;: &quot;&quot;, &quot;family&quot;: &quot;Newberry&quot;, &quot;parse-names&quot;: false, &quot;non-dropping-particle&quot;: &quot;&quot;}, {&quot;dropping-particle&quot;: &quot;&quot;, &quot;given&quot;: &quot;Shawn E&quot;, &quot;suffix&quot;: &quot;&quot;, &quot;family&quot;: &quot;Levy&quot;, &quot;parse-names&quot;: false, &quot;non-dropping-particle&quot;: &quot;&quot;}, {&quot;dropping-particle&quot;: &quot;&quot;, &quot;given&quot;: &quot;Devin M&quot;, &quot;suffix&quot;: &quot;&quot;, &quot;family&quot;: &quot;Absher&quot;, &quot;parse-names&quot;: false, &quot;non-dropping-particle&quot;: &quot;&quot;}, {&quot;dropping-particle&quot;: &quot;&quot;, &quot;given&quot;: &quot;Wing H&quot;, &quot;suffix&quot;: &quot;&quot;, &quot;family&quot;: &quot;Wong&quot;, &quot;parse-names&quot;: false, &quot;non-dropping-particle&quot;: &quot;&quot;}, {&quot;dropping-particle&quot;: &quot;&quot;, &quot;given&quot;: &quot;Matthew J&quot;, &quot;suffix&quot;: &quot;&quot;, &quot;family&quot;: &quot;Blow&quot;, &quot;parse-names&quot;: false, &quot;non-dropping-particle&quot;: &quot;&quot;}, {&quot;dropping-particle&quot;: &quot;&quot;, &quot;given&quot;: &quot;Axel&quot;, &quot;suffix&quot;: &quot;&quot;, &quot;family&quot;: &quot;Visel&quot;, &quot;parse-names&quot;: false, &quot;non-dropping-particle&quot;: &quot;&quot;}, {&quot;dropping-particle&quot;: &quot;&quot;, &quot;given&quot;: &quot;Len a&quot;, &quot;suffix&quot;: &quot;&quot;, &quot;family&quot;: &quot;Pennachio&quot;, &quot;parse-names&quot;: false, &quot;non-dropping-particle&quot;: &quot;&quot;}, {&quot;dropping-particle&quot;: &quot;&quot;, &quot;given&quot;: &quot;Laura&quot;, &quot;suffix&quot;: &quot;&quot;, &quot;family&quot;: &quot;Elnitski&quot;, &quot;parse-names&quot;: false, &quot;non-dropping-particle&quot;: &quot;&quot;}, {&quot;dropping-particle&quot;: &quot;&quot;, &quot;given&quot;: &quot;Hanna M&quot;, &quot;suffix&quot;: &quot;&quot;, &quot;family&quot;: &quot;Petrykowska&quot;, &quot;parse-names&quot;: false, &quot;non-dropping-particle&quot;: &quot;&quot;}, {&quot;dropping-particle&quot;: &quot;&quot;, &quot;given&quot;: &quot;Alexej&quot;, &quot;suffix&quot;: &quot;&quot;, &quot;family&quot;: &quot;Abyzov&quot;, &quot;parse-names&quot;: false, &quot;non-dropping-particle&quot;: &quot;&quot;}, {&quot;dropping-particle&quot;: &quot;&quot;, &quot;given&quot;: &quot;Bronwen&quot;, &quot;suffix&quot;: &quot;&quot;, &quot;family&quot;: &quot;Aken&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Gemma&quot;, &quot;suffix&quot;: &quot;&quot;, &quot;family&quot;: &quot;Barson&quot;, &quot;parse-names&quot;: false, &quot;non-dropping-particle&quot;: &quot;&quot;}, {&quot;dropping-particle&quot;: &quot;&quot;, &quot;given&quot;: &quot;Andrew&quot;, &quot;suffix&quot;: &quot;&quot;, &quot;family&quot;: &quot;Berry&quot;, &quot;parse-names&quot;: false, &quot;non-dropping-particle&quot;: &quot;&quot;}, {&quot;dropping-particle&quot;: &quot;&quot;, &quot;given&quot;: &quot;Alexandra&quot;, &quot;suffix&quot;: &quot;&quot;, &quot;family&quot;: &quot;Bignell&quot;, &quot;parse-names&quot;: false, &quot;non-dropping-particle&quot;: &quot;&quot;}, {&quot;dropping-particle&quot;: &quot;&quot;, &quot;given&quot;: &quot;Veronika&quot;, &quot;suffix&quot;: &quot;&quot;, &quot;family&quot;: &quot;Boychenko&quot;, &quot;parse-names&quot;: false, &quot;non-dropping-particle&quot;: &quot;&quot;}, {&quot;dropping-particle&quot;: &quot;&quot;, &quot;given&quot;: &quot;Govanni&quot;, &quot;suffix&quot;: &quot;&quot;, &quot;family&quot;: &quot;Bussotti&quot;, &quot;parse-names&quot;: false, &quot;non-dropping-particle&quot;: &quot;&quot;}, {&quot;dropping-particle&quot;: &quot;&quot;, &quot;given&quot;: &quot;Claire&quot;, &quot;suffix&quot;: &quot;&quot;, &quot;family&quot;: &quot;Davidson&quot;, &quot;parse-names&quot;: false, &quot;non-dropping-particle&quot;: &quot;&quot;}, {&quot;dropping-particle&quot;: &quot;&quot;, &quot;given&quot;: &quot;Gloria&quot;, &quot;suffix&quot;: &quot;&quot;, &quot;family&quot;: &quot;Despacio-Reyes&quot;, &quot;parse-names&quot;: false, &quot;non-dropping-particle&quot;: &quot;&quot;}, {&quot;dropping-particle&quot;: &quot;&quot;, &quot;given&quot;: &quot;Mark&quot;, &quot;suffix&quot;: &quot;&quot;, &quot;family&quot;: &quot;Diekhans&quot;, &quot;parse-names&quot;: false, &quot;non-dropping-particle&quot;: &quot;&quot;}, {&quot;dropping-particle&quot;: &quot;&quot;, &quot;given&quot;: &quot;Iakes&quot;, &quot;suffix&quot;: &quot;&quot;, &quot;family&quot;: &quot;Ezkurdi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James&quot;, &quot;suffix&quot;: &quot;&quot;, &quot;family&quot;: &quot;Gilbert&quot;, &quot;parse-names&quot;: false, &quot;non-dropping-particle&quot;: &quot;&quot;}, {&quot;dropping-particle&quot;: &quot;&quot;, &quot;given&quot;: &quot;Jose Manuel&quot;, &quot;suffix&quot;: &quot;&quot;, &quot;family&quot;: &quot;Gonzalez&quot;, &quot;parse-names&quot;: false, &quot;non-dropping-particle&quot;: &quot;&quot;}, {&quot;dropping-particle&quot;: &quot;&quot;, &quot;given&quot;: &quot;Ed&quot;, &quot;suffix&quot;: &quot;&quot;, &quot;family&quot;: &quot;Griffiths&quot;, &quot;parse-names&quot;: false, &quot;non-dropping-particle&quot;: &quot;&quot;}, {&quot;dropping-particle&quot;: &quot;&quot;, &quot;given&quot;: &quot;Rachel&quot;, &quot;suffix&quot;: &quot;&quot;, &quot;family&quot;: &quot;Harte&quot;, &quot;parse-names&quot;: false, &quot;non-dropping-particle&quot;: &quot;&quot;}, {&quot;dropping-particle&quot;: &quot;&quot;, &quot;given&quot;: &quot;David a&quot;, &quot;suffix&quot;: &quot;&quot;, &quot;family&quot;: &quot;Hendrix&quot;, &quot;parse-names&quot;: false, &quot;non-dropping-particle&quot;: &quot;&quot;}, {&quot;dropping-particle&quot;: &quot;&quot;, &quot;given&quot;: &quot;Toby&quot;, &quot;suffix&quot;: &quot;&quot;, &quot;family&quot;: &quot;Hunt&quot;, &quot;parse-names&quot;: false, &quot;non-dropping-particle&quot;: &quot;&quot;}, {&quot;dropping-particle&quot;: &quot;&quot;, &quot;given&quot;: &quot;Irwin&quot;, &quot;suffix&quot;: &quot;&quot;, &quot;family&quot;: &quot;Jungreis&quot;, &quot;parse-names&quot;: false, &quot;non-dropping-particle&quot;: &quot;&quot;}, {&quot;dropping-particle&quot;: &quot;&quot;, &quot;given&quot;: &quot;Mike&quot;, &quot;suffix&quot;: &quot;&quot;, &quot;family&quot;: &quot;Kay&quot;, &quot;parse-names&quot;: false, &quot;non-dropping-particle&quot;: &quot;&quot;}, {&quot;dropping-particle&quot;: &quot;&quot;, &quot;given&quot;: &quot;Ekta&quot;, &quot;suffix&quot;: &quot;&quot;, &quot;family&quot;: &quot;Khurana&quot;, &quot;parse-names&quot;: false, &quot;non-dropping-particle&quot;: &quot;&quot;}, {&quot;dropping-particle&quot;: &quot;&quot;, &quot;given&quot;: &quot;Jing&quot;, &quot;suffix&quot;: &quot;&quot;, &quot;family&quot;: &quot;Leng&quot;, &quot;parse-names&quot;: false, &quot;non-dropping-particle&quot;: &quot;&quot;}, {&quot;dropping-particle&quot;: &quot;&quot;, &quot;given&quot;: &quot;Michael F&quot;, &quot;suffix&quot;: &quot;&quot;, &quot;family&quot;: &quot;Lin&quot;, &quot;parse-names&quot;: false, &quot;non-dropping-particle&quot;: &quot;&quot;}, {&quot;dropping-particle&quot;: &quot;&quot;, &quot;given&quot;: &quot;Jane&quot;, &quot;suffix&quot;: &quot;&quot;, &quot;family&quot;: &quot;Loveland&quot;, &quot;parse-names&quot;: false, &quot;non-dropping-particle&quot;: &quot;&quot;}, {&quot;dropping-particle&quot;: &quot;&quot;, &quot;given&quot;: &quot;Zhi&quot;, &quot;suffix&quot;: &quot;&quot;, &quot;family&quot;: &quot;Lu&quot;, &quot;parse-names&quot;: false, &quot;non-dropping-particle&quot;: &quot;&quot;}, {&quot;dropping-particle&quot;: &quot;&quot;, &quot;given&quot;: &quot;Deepa&quot;, &quot;suffix&quot;: &quot;&quot;, &quot;family&quot;: &quot;Manthravadi&quot;, &quot;parse-names&quot;: false, &quot;non-dropping-particle&quot;: &quot;&quot;}, {&quot;dropping-particle&quot;: &quot;&quot;, &quot;given&quot;: &quot;Marco&quot;, &quot;suffix&quot;: &quot;&quot;, &quot;family&quot;: &quot;Mariotti&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Gaurab&quot;, &quot;suffix&quot;: &quot;&quot;, &quot;family&quot;: &quot;Mukherjee&quot;, &quot;parse-names&quot;: false, &quot;non-dropping-particle&quot;: &quot;&quot;}, {&quot;dropping-particle&quot;: &quot;&quot;, &quot;given&quot;: &quot;Cedric&quot;, &quot;suffix&quot;: &quot;&quot;, &quot;family&quot;: &quot;Notredame&quot;, &quot;parse-names&quot;: false, &quot;non-dropping-particle&quot;: &quot;&quot;}, {&quot;dropping-particle&quot;: &quot;&quot;, &quot;given&quot;: &quot;Baikang&quot;, &quot;suffix&quot;: &quot;&quot;, &quot;family&quot;: &quot;Pei&quot;, &quot;parse-names&quot;: false, &quot;non-dropping-particle&quot;: &quot;&quot;}, {&quot;dropping-particle&quot;: &quot;&quot;, &quot;given&quot;: &quot;Jose Manuel&quot;, &quot;suffix&quot;: &quot;&quot;, &quot;family&quot;: &quot;Rodriguez&quot;, &quot;parse-names&quot;: false, &quot;non-dropping-particle&quot;: &quot;&quot;}, {&quot;dropping-particle&quot;: &quot;&quot;, &quot;given&quot;: &quot;Gary&quot;, &quot;suffix&quot;: &quot;&quot;, &quot;family&quot;: &quot;Saunders&quot;, &quot;parse-names&quot;: false, &quot;non-dropping-particle&quot;: &quot;&quot;}, {&quot;dropping-particle&quot;: &quot;&quot;, &quot;given&quot;: &quot;Andrea&quot;, &quot;suffix&quot;: &quot;&quot;, &quot;family&quot;: &quot;Sboner&quot;, &quot;parse-names&quot;: false, &quot;non-dropping-particle&quot;: &quot;&quot;}, {&quot;dropping-particle&quot;: &quot;&quot;, &quot;given&quot;: &quot;Stephen&quot;, &quot;suffix&quot;: &quot;&quot;, &quot;family&quot;: &quot;Searle&quot;, &quot;parse-names&quot;: false, &quot;non-dropping-particle&quot;: &quot;&quot;}, {&quot;dropping-particle&quot;: &quot;&quot;, &quot;given&quot;: &quot;Cristina&quot;, &quot;suffix&quot;: &quot;&quot;, &quot;family&quot;: &quot;Sisu&quot;, &quot;parse-names&quot;: false, &quot;non-dropping-particle&quot;: &quot;&quot;}, {&quot;dropping-particle&quot;: &quot;&quot;, &quot;given&quot;: &quot;Catherine&quot;, &quot;suffix&quot;: &quot;&quot;, &quot;family&quot;: &quot;Snow&quot;, &quot;parse-names&quot;: false, &quot;non-dropping-particle&quot;: &quot;&quot;}, {&quot;dropping-particle&quot;: &quot;&quot;, &quot;given&quot;: &quot;Charlie&quot;, &quot;suffix&quot;: &quot;&quot;, &quot;family&quot;: &quot;Steward&quot;, &quot;parse-names&quot;: false, &quot;non-dropping-particle&quot;: &quot;&quot;}, {&quot;dropping-particle&quot;: &quot;&quot;, &quot;given&quot;: &quot;Electra&quot;, &quot;suffix&quot;: &quot;&quot;, &quot;family&quot;: &quot;Tapanari&quot;, &quot;parse-names&quot;: false, &quot;non-dropping-particle&quot;: &quot;&quot;}, {&quot;dropping-particle&quot;: &quot;&quot;, &quot;given&quot;: &quot;Michael L&quot;, &quot;suffix&quot;: &quot;&quot;, &quot;family&quot;: &quot;Tress&quot;, &quot;parse-names&quot;: false, &quot;non-dropping-particle&quot;: &quot;&quot;}, {&quot;dropping-particle&quot;: &quot;&quot;, &quot;given&quot;: &quot;Marijke J&quot;, &quot;suffix&quot;: &quot;&quot;, &quot;family&quot;: &quot;Baren&quot;, &quot;parse-names&quot;: false, &quot;non-dropping-particle&quot;: &quot;van&quot;}, {&quot;dropping-particle&quot;: &quot;&quot;, &quot;given&quot;: &quot;Stefan&quot;, &quot;suffix&quot;: &quot;&quot;, &quot;family&quot;: &quot;Washieti&quot;, &quot;parse-names&quot;: false, &quot;non-dropping-particle&quot;: &quot;&quot;}, {&quot;dropping-particle&quot;: &quot;&quot;, &quot;given&quot;: &quot;Laurens&quot;, &quot;suffix&quot;: &quot;&quot;, &quot;family&quot;: &quot;Wilming&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Zhang&quot;, &quot;suffix&quot;: &quot;&quot;, &quot;family&quot;: &quot;Zhengdong&quot;, &quot;parse-names&quot;: false, &quot;non-dropping-particle&quot;: &quot;&quot;}, {&quot;dropping-particle&quot;: &quot;&quot;, &quot;given&quot;: &quot;Michael&quot;, &quot;suffix&quot;: &quot;&quot;, &quot;family&quot;: &quot;Brent&quot;, &quot;parse-names&quot;: false, &quot;non-dropping-particle&quot;: &quot;&quot;}, {&quot;dropping-particle&quot;: &quot;&quot;, &quot;given&quot;: &quot;David&quot;, &quot;suffix&quot;: &quot;&quot;, &quot;family&quot;: &quot;Haussler&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Alexandre&quot;, &quot;suffix&quot;: &quot;&quot;, &quot;family&quot;: &quot;Raymond&quot;, &quot;parse-names&quot;: false, &quot;non-dropping-particle&quot;: &quot;&quot;}, {&quot;dropping-particle&quot;: &quot;&quot;, &quot;given&quot;: &quot;Nick&quot;, &quot;suffix&quot;: &quot;&quot;, &quot;family&quot;: &quot;Addleman&quot;, &quot;parse-names&quot;: false, &quot;non-dropping-particle&quot;: &quot;&quot;}, {&quot;dropping-particle&quot;: &quot;&quot;, &quot;given&quot;: &quot;Roger P&quot;, &quot;suffix&quot;: &quot;&quot;, &quot;family&quot;: &quot;Alexander&quot;, &quot;parse-names&quot;: false, &quot;non-dropping-particle&quot;: &quot;&quot;}, {&quot;dropping-particle&quot;: &quot;&quot;, &quot;given&quot;: &quot;Raymond K&quot;, &quot;suffix&quot;: &quot;&quot;, &quot;family&quot;: &quot;Auerbach&quot;, &quot;parse-names&quot;: false, &quot;non-dropping-particle&quot;: &quot;&quot;}, {&quot;dropping-particle&quot;: &quot;&quot;, &quot;given&quot;: &quot;Keith&quot;, &quot;suffix&quot;: &quot;&quot;, &quot;family&quot;: &quot;Bettinger&quot;, &quot;parse-names&quot;: false, &quot;non-dropping-particle&quot;: &quot;&quot;}, {&quot;dropping-particle&quot;: &quot;&quot;, &quot;given&quot;: &quot;Nitin&quot;, &quot;suffix&quot;: &quot;&quot;, &quot;family&quot;: &quot;Bhardwaj&quot;, &quot;parse-names&quot;: false, &quot;non-dropping-particle&quot;: &quot;&quot;}, {&quot;dropping-particle&quot;: &quot;&quot;, &quot;given&quot;: &quot;Alan P&quot;, &quot;suffix&quot;: &quot;&quot;, &quot;family&quot;: &quot;Boyle&quot;, &quot;parse-names&quot;: false, &quot;non-dropping-particle&quot;: &quot;&quot;}, {&quot;dropping-particle&quot;: &quot;&quot;, &quot;given&quot;: &quot;Alina R&quot;, &quot;suffix&quot;: &quot;&quot;, &quot;family&quot;: &quot;Cao&quot;, &quot;parse-names&quot;: false, &quot;non-dropping-particle&quot;: &quot;&quot;}, {&quot;dropping-particle&quot;: &quot;&quot;, &quot;given&quot;: &quot;Philip&quot;, &quot;suffix&quot;: &quot;&quot;, &quot;family&quot;: &quot;Cayting&quot;, &quot;parse-names&quot;: false, &quot;non-dropping-particle&quot;: &quot;&quot;}, {&quot;dropping-particle&quot;: &quot;&quot;, &quot;given&quot;: &quot;Alexandra&quot;, &quot;suffix&quot;: &quot;&quot;, &quot;family&quot;: &quot;Charos&quot;, &quot;parse-names&quot;: false, &quot;non-dropping-particle&quot;: &quot;&quot;}, {&quot;dropping-particle&quot;: &quot;&quot;, &quot;given&quot;: &quot;Yong&quot;, &quot;suffix&quot;: &quot;&quot;, &quot;family&quot;: &quot;Cheng&quot;, &quot;parse-names&quot;: false, &quot;non-dropping-particle&quot;: &quot;&quot;}, {&quot;dropping-particle&quot;: &quot;&quot;, &quot;given&quot;: &quot;Catharine&quot;, &quot;suffix&quot;: &quot;&quot;, &quot;family&quot;: &quot;Eastman&quot;, &quot;parse-names&quot;: false, &quot;non-dropping-particle&quot;: &quot;&quot;}, {&quot;dropping-particle&quot;: &quot;&quot;, &quot;given&quot;: &quot;Ghia&quot;, &quot;suffix&quot;: &quot;&quot;, &quot;family&quot;: &quot;Euskirchen&quot;, &quot;parse-names&quot;: false, &quot;non-dropping-particle&quot;: &quot;&quot;}, {&quot;dropping-particle&quot;: &quot;&quot;, &quot;given&quot;: &quot;Joseph D&quot;, &quot;suffix&quot;: &quot;&quot;, &quot;family&quot;: &quot;Fleming&quot;, &quot;parse-names&quot;: false, &quot;non-dropping-particle&quot;: &quot;&quot;}, {&quot;dropping-particle&quot;: &quot;&quot;, &quot;given&quot;: &quot;Fabian&quot;, &quot;suffix&quot;: &quot;&quot;, &quot;family&quot;: &quot;Grubert&quot;, &quot;parse-names&quot;: false, &quot;non-dropping-particle&quot;: &quot;&quot;}, {&quot;dropping-particle&quot;: &quot;&quot;, &quot;given&quot;: &quot;Lukas&quot;, &quot;suffix&quot;: &quot;&quot;, &quot;family&quot;: &quot;Habegger&quot;, &quot;parse-names&quot;: false, &quot;non-dropping-particle&quot;: &quot;&quot;}, {&quot;dropping-particle&quot;: &quot;&quot;, &quot;given&quot;: &quot;Manoj&quot;, &quot;suffix&quot;: &quot;&quot;, &quot;family&quot;: &quot;Hariharan&quot;, &quot;parse-names&quot;: false, &quot;non-dropping-particle&quot;: &quot;&quot;}, {&quot;dropping-particle&quot;: &quot;&quot;, &quot;given&quot;: &quot;Arif&quot;, &quot;suffix&quot;: &quot;&quot;, &quot;family&quot;: &quot;Harmanci&quot;, &quot;parse-names&quot;: false, &quot;non-dropping-particle&quot;: &quot;&quot;}, {&quot;dropping-particle&quot;: &quot;&quot;, &quot;given&quot;: &quot;Susma&quot;, &quot;suffix&quot;: &quot;&quot;, &quot;family&quot;: &quot;Iyenger&quot;, &quot;parse-names&quot;: false, &quot;non-dropping-particle&quot;: &quot;&quot;}, {&quot;dropping-particle&quot;: &quot;&quot;, &quot;given&quot;: &quot;Victor X&quot;, &quot;suffix&quot;: &quot;&quot;, &quot;family&quot;: &quot;Jin&quot;, &quot;parse-names&quot;: false, &quot;non-dropping-particle&quot;: &quot;&quot;}, {&quot;dropping-particle&quot;: &quot;&quot;, &quot;given&quot;: &quot;Konrad J&quot;, &quot;suffix&quot;: &quot;&quot;, &quot;family&quot;: &quot;Karczewski&quot;, &quot;parse-names&quot;: false, &quot;non-dropping-particle&quot;: &quot;&quot;}, {&quot;dropping-particle&quot;: &quot;&quot;, &quot;given&quot;: &quot;Maya&quot;, &quot;suffix&quot;: &quot;&quot;, &quot;family&quot;: &quot;Kasowski&quot;, &quot;parse-names&quot;: false, &quot;non-dropping-particle&quot;: &quot;&quot;}, {&quot;dropping-particle&quot;: &quot;&quot;, &quot;given&quot;: &quot;Phil&quot;, &quot;suffix&quot;: &quot;&quot;, &quot;family&quot;: &quot;Lacroute&quot;, &quot;parse-names&quot;: false, &quot;non-dropping-particle&quot;: &quot;&quot;}, {&quot;dropping-particle&quot;: &quot;&quot;, &quot;given&quot;: &quot;Hugo&quot;, &quot;suffix&quot;: &quot;&quot;, &quot;family&quot;: &quot;Lam&quot;, &quot;parse-names&quot;: false, &quot;non-dropping-particle&quot;: &quot;&quot;}, {&quot;dropping-particle&quot;: &quot;&quot;, &quot;given&quot;: &quot;Nathan&quot;, &quot;suffix&quot;: &quot;&quot;, &quot;family&quot;: &quot;Larnarre-Vincent&quot;, &quot;parse-names&quot;: false, &quot;non-dropping-particle&quot;: &quot;&quot;}, {&quot;dropping-particle&quot;: &quot;&quot;, &quot;given&quot;: &quot;Jin&quot;, &quot;suffix&quot;: &quot;&quot;, &quot;family&quot;: &quot;Lian&quot;, &quot;parse-names&quot;: false, &quot;non-dropping-particle&quot;: &quot;&quot;}, {&quot;dropping-particle&quot;: &quot;&quot;, &quot;given&quot;: &quot;Marianne&quot;, &quot;suffix&quot;: &quot;&quot;, &quot;family&quot;: &quot;Lindahl-Allen&quot;, &quot;parse-names&quot;: false, &quot;non-dropping-particle&quot;: &quot;&quot;}, {&quot;dropping-particle&quot;: &quot;&quot;, &quot;given&quot;: &quot;Renqiang&quot;, &quot;suffix&quot;: &quot;&quot;, &quot;family&quot;: &quot;Min&quot;, &quot;parse-names&quot;: false, &quot;non-dropping-particle&quot;: &quot;&quot;}, {&quot;dropping-particle&quot;: &quot;&quot;, &quot;given&quot;: &quot;Benoit&quot;, &quot;suffix&quot;: &quot;&quot;, &quot;family&quot;: &quot;Miotto&quot;, &quot;parse-names&quot;: false, &quot;non-dropping-particle&quot;: &quot;&quot;}, {&quot;dropping-particle&quot;: &quot;&quot;, &quot;given&quot;: &quot;Hannah&quot;, &quot;suffix&quot;: &quot;&quot;, &quot;family&quot;: &quot;Monahan&quot;, &quot;parse-names&quot;: false, &quot;non-dropping-particle&quot;: &quot;&quot;}, {&quot;dropping-particle&quot;: &quot;&quot;, &quot;given&quot;: &quot;Zarmik&quot;, &quot;suffix&quot;: &quot;&quot;, &quot;family&quot;: &quot;Moqtaderi&quot;, &quot;parse-names&quot;: false, &quot;non-dropping-particle&quot;: &quot;&quot;}, {&quot;dropping-particle&quot;: &quot;&quot;, &quot;given&quot;: &quot;Xinmeng J&quot;, &quot;suffix&quot;: &quot;&quot;, &quot;family&quot;: &quot;Mu&quot;, &quot;parse-names&quot;: false, &quot;non-dropping-particle&quot;: &quot;&quot;}, {&quot;dropping-particle&quot;: &quot;&quot;, &quot;given&quot;: &quot;Henriette&quot;, &quot;suffix&quot;: &quot;&quot;, &quot;family&quot;: &quot;O'Geen&quot;, &quot;parse-names&quot;: false, &quot;non-dropping-particle&quot;: &quot;&quot;}, {&quot;dropping-particle&quot;: &quot;&quot;, &quot;given&quot;: &quot;Zhengqing&quot;, &quot;suffix&quot;: &quot;&quot;, &quot;family&quot;: &quot;Ouyang&quot;, &quot;parse-names&quot;: false, &quot;non-dropping-particle&quot;: &quot;&quot;}, {&quot;dropping-particle&quot;: &quot;&quot;, &quot;given&quot;: &quot;Dorrelyn&quot;, &quot;suffix&quot;: &quot;&quot;, &quot;family&quot;: &quot;Patacsil&quot;, &quot;parse-names&quot;: false, &quot;non-dropping-particle&quot;: &quot;&quot;}, {&quot;dropping-particle&quot;: &quot;&quot;, &quot;given&quot;: &quot;Debasish&quot;, &quot;suffix&quot;: &quot;&quot;, &quot;family&quot;: &quot;Raha&quot;, &quot;parse-names&quot;: false, &quot;non-dropping-particle&quot;: &quot;&quot;}, {&quot;dropping-particle&quot;: &quot;&quot;, &quot;given&quot;: &quot;Lucia&quot;, &quot;suffix&quot;: &quot;&quot;, &quot;family&quot;: &quot;Ramirez&quot;, &quot;parse-names&quot;: false, &quot;non-dropping-particle&quot;: &quot;&quot;}, {&quot;dropping-particle&quot;: &quot;&quot;, &quot;given&quot;: &quot;Brian&quot;, &quot;suffix&quot;: &quot;&quot;, &quot;family&quot;: &quot;Reed&quot;, &quot;parse-names&quot;: false, &quot;non-dropping-particle&quot;: &quot;&quot;}, {&quot;dropping-particle&quot;: &quot;&quot;, &quot;given&quot;: &quot;Minyi&quot;, &quot;suffix&quot;: &quot;&quot;, &quot;family&quot;: &quot;Shi&quot;, &quot;parse-names&quot;: false, &quot;non-dropping-particle&quot;: &quot;&quot;}, {&quot;dropping-particle&quot;: &quot;&quot;, &quot;given&quot;: &quot;Teri&quot;, &quot;suffix&quot;: &quot;&quot;, &quot;family&quot;: &quot;Slifer&quot;, &quot;parse-names&quot;: false, &quot;non-dropping-particle&quot;: &quot;&quot;}, {&quot;dropping-particle&quot;: &quot;&quot;, &quot;given&quot;: &quot;Heather&quot;, &quot;suffix&quot;: &quot;&quot;, &quot;family&quot;: &quot;Witt&quot;, &quot;parse-names&quot;: false, &quot;non-dropping-particle&quot;: &quot;&quot;}, {&quot;dropping-particle&quot;: &quot;&quot;, &quot;given&quot;: &quot;Linfeng&quot;, &quot;suffix&quot;: &quot;&quot;, &quot;family&quot;: &quot;Wu&quot;, &quot;parse-names&quot;: false, &quot;non-dropping-particle&quot;: &quot;&quot;}, {&quot;dropping-particle&quot;: &quot;&quot;, &quot;given&quot;: &quot;Xiaoqin&quot;, &quot;suffix&quot;: &quot;&quot;, &quot;family&quot;: &quot;Xu&quot;, &quot;parse-names&quot;: false, &quot;non-dropping-particle&quot;: &quot;&quot;}, {&quot;dropping-particle&quot;: &quot;&quot;, &quot;given&quot;: &quot;Koon-Kiu&quot;, &quot;suffix&quot;: &quot;&quot;, &quot;family&quot;: &quot;Yan&quot;, &quot;parse-names&quot;: false, &quot;non-dropping-particle&quot;: &quot;&quot;}, {&quot;dropping-particle&quot;: &quot;&quot;, &quot;given&quot;: &quot;Xinqiong&quot;, &quot;suffix&quot;: &quot;&quot;, &quot;family&quot;: &quot;Yang&quot;, &quot;parse-names&quot;: false, &quot;non-dropping-particle&quot;: &quot;&quot;}, {&quot;dropping-particle&quot;: &quot;&quot;, &quot;given&quot;: &quot;Kevin&quot;, &quot;suffix&quot;: &quot;&quot;, &quot;family&quot;: &quot;Struhl&quot;, &quot;parse-names&quot;: false, &quot;non-dropping-particle&quot;: &quot;&quot;}, {&quot;dropping-particle&quot;: &quot;&quot;, &quot;given&quot;: &quot;Sherman M&quot;, &quot;suffix&quot;: &quot;&quot;, &quot;family&quot;: &quot;Weissman&quot;, &quot;parse-names&quot;: false, &quot;non-dropping-particle&quot;: &quot;&quot;}, {&quot;dropping-particle&quot;: &quot;&quot;, &quot;given&quot;: &quot;Scott a&quot;, &quot;suffix&quot;: &quot;&quot;, &quot;family&quot;: &quot;Tenebaum&quot;, &quot;parse-names&quot;: false, &quot;non-dropping-particle&quot;: &quot;&quot;}, {&quot;dropping-particle&quot;: &quot;&quot;, &quot;given&quot;: &quot;Luiz O&quot;, &quot;suffix&quot;: &quot;&quot;, &quot;family&quot;: &quot;Penalva&quot;, &quot;parse-names&quot;: false, &quot;non-dropping-particle&quot;: &quot;&quot;}, {&quot;dropping-particle&quot;: &quot;&quot;, &quot;given&quot;: &quot;Subhradip&quot;, &quot;suffix&quot;: &quot;&quot;, &quot;family&quot;: &quot;Karmakar&quot;, &quot;parse-names&quot;: false, &quot;non-dropping-particle&quot;: &quot;&quot;}, {&quot;dropping-particle&quot;: &quot;&quot;, &quot;given&quot;: &quot;Raj R&quot;, &quot;suffix&quot;: &quot;&quot;, &quot;family&quot;: &quot;Bhanvadia&quot;, &quot;parse-names&quot;: false, &quot;non-dropping-particle&quot;: &quot;&quot;}, {&quot;dropping-particle&quot;: &quot;&quot;, &quot;given&quot;: &quot;Alina&quot;, &quot;suffix&quot;: &quot;&quot;, &quot;family&quot;: &quot;Choudhury&quot;, &quot;parse-names&quot;: false, &quot;non-dropping-particle&quot;: &quot;&quot;}, {&quot;dropping-particle&quot;: &quot;&quot;, &quot;given&quot;: &quot;Marc&quot;, &quot;suffix&quot;: &quot;&quot;, &quot;family&quot;: &quot;Domanus&quot;, &quot;parse-names&quot;: false, &quot;non-dropping-particle&quot;: &quot;&quot;}, {&quot;dropping-particle&quot;: &quot;&quot;, &quot;given&quot;: &quot;Lijia&quot;, &quot;suffix&quot;: &quot;&quot;, &quot;family&quot;: &quot;Ma&quot;, &quot;parse-names&quot;: false, &quot;non-dropping-particle&quot;: &quot;&quot;}, {&quot;dropping-particle&quot;: &quot;&quot;, &quot;given&quot;: &quot;Jennifer&quot;, &quot;suffix&quot;: &quot;&quot;, &quot;family&quot;: &quot;Moran&quot;, &quot;parse-names&quot;: false, &quot;non-dropping-particle&quot;: &quot;&quot;}, {&quot;dropping-particle&quot;: &quot;&quot;, &quot;given&quot;: &quot;Alec&quot;, &quot;suffix&quot;: &quot;&quot;, &quot;family&quot;: &quot;Victorsen&quot;, &quot;parse-names&quot;: false, &quot;non-dropping-particle&quot;: &quot;&quot;}, {&quot;dropping-particle&quot;: &quot;&quot;, &quot;given&quot;: &quot;Thomas&quot;, &quot;suffix&quot;: &quot;&quot;, &quot;family&quot;: &quot;Auer&quot;, &quot;parse-names&quot;: false, &quot;non-dropping-particle&quot;: &quot;&quot;}, {&quot;dropping-particle&quot;: &quot;&quot;, &quot;given&quot;: &quot;Lazaro&quot;, &quot;suffix&quot;: &quot;&quot;, &quot;family&quot;: &quot;Centarin&quot;, &quot;parse-names&quot;: false, &quot;non-dropping-particle&quot;: &quot;&quot;}, {&quot;dropping-particle&quot;: &quot;&quot;, &quot;given&quot;: &quot;Michael&quot;, &quot;suffix&quot;: &quot;&quot;, &quot;family&quot;: &quot;Eichenlaub&quot;, &quot;parse-names&quot;: false, &quot;non-dropping-particle&quot;: &quot;&quot;}, {&quot;dropping-particle&quot;: &quot;&quot;, &quot;given&quot;: &quot;Franziska&quot;, &quot;suffix&quot;: &quot;&quot;, &quot;family&quot;: &quot;Gruhl&quot;, &quot;parse-names&quot;: false, &quot;non-dropping-particle&quot;: &quot;&quot;}, {&quot;dropping-particle&quot;: &quot;&quot;, &quot;given&quot;: &quot;Stephan&quot;, &quot;suffix&quot;: &quot;&quot;, &quot;family&quot;: &quot;Heerman&quot;, &quot;parse-names&quot;: false, &quot;non-dropping-particle&quot;: &quot;&quot;}, {&quot;dropping-particle&quot;: &quot;&quot;, &quot;given&quot;: &quot;Burkard&quot;, &quot;suffix&quot;: &quot;&quot;, &quot;family&quot;: &quot;Hoeckendorf&quot;, &quot;parse-names&quot;: false, &quot;non-dropping-particle&quot;: &quot;&quot;}, {&quot;dropping-particle&quot;: &quot;&quot;, &quot;given&quot;: &quot;Daigo&quot;, &quot;suffix&quot;: &quot;&quot;, &quot;family&quot;: &quot;Inoue&quot;, &quot;parse-names&quot;: false, &quot;non-dropping-particle&quot;: &quot;&quot;}, {&quot;dropping-particle&quot;: &quot;&quot;, &quot;given&quot;: &quot;Tanja&quot;, &quot;suffix&quot;: &quot;&quot;, &quot;family&quot;: &quot;Kellner&quot;, &quot;parse-names&quot;: false, &quot;non-dropping-particle&quot;: &quot;&quot;}, {&quot;dropping-particle&quot;: &quot;&quot;, &quot;given&quot;: &quot;Stephan&quot;, &quot;suffix&quot;: &quot;&quot;, &quot;family&quot;: &quot;Kirchmaier&quot;, &quot;parse-names&quot;: false, &quot;non-dropping-particle&quot;: &quot;&quot;}, {&quot;dropping-particle&quot;: &quot;&quot;, &quot;given&quot;: &quot;Claudia&quot;, &quot;suffix&quot;: &quot;&quot;, &quot;family&quot;: &quot;Mueller&quot;, &quot;parse-names&quot;: false, &quot;non-dropping-particle&quot;: &quot;&quot;}, {&quot;dropping-particle&quot;: &quot;&quot;, &quot;given&quot;: &quot;Robert&quot;, &quot;suffix&quot;: &quot;&quot;, &quot;family&quot;: &quot;Reinhardt&quot;, &quot;parse-names&quot;: false, &quot;non-dropping-particle&quot;: &quot;&quot;}, {&quot;dropping-particle&quot;: &quot;&quot;, &quot;given&quot;: &quot;Lea&quot;, &quot;suffix&quot;: &quot;&quot;, &quot;family&quot;: &quot;Schertel&quot;, &quot;parse-names&quot;: false, &quot;non-dropping-particle&quot;: &quot;&quot;}, {&quot;dropping-particle&quot;: &quot;&quot;, &quot;given&quot;: &quot;Stephanie&quot;, &quot;suffix&quot;: &quot;&quot;, &quot;family&quot;: &quot;Schneider&quot;, &quot;parse-names&quot;: false, &quot;non-dropping-particle&quot;: &quot;&quot;}, {&quot;dropping-particle&quot;: &quot;&quot;, &quot;given&quot;: &quot;Rebecca&quot;, &quot;suffix&quot;: &quot;&quot;, &quot;family&quot;: &quot;Sinn&quot;, &quot;parse-names&quot;: false, &quot;non-dropping-particle&quot;: &quot;&quot;}, {&quot;dropping-particle&quot;: &quot;&quot;, &quot;given&quot;: &quot;Beate&quot;, &quot;suffix&quot;: &quot;&quot;, &quot;family&quot;: &quot;Wittbrodt&quot;, &quot;parse-names&quot;: false, &quot;non-dropping-particle&quot;: &quot;&quot;}, {&quot;dropping-particle&quot;: &quot;&quot;, &quot;given&quot;: &quot;Jochen&quot;, &quot;suffix&quot;: &quot;&quot;, &quot;family&quot;: &quot;Wittbrodt&quot;, &quot;parse-names&quot;: false, &quot;non-dropping-particle&quot;: &quot;&quot;}, {&quot;dropping-particle&quot;: &quot;&quot;, &quot;given&quot;: &quot;Gaurav&quot;, &quot;suffix&quot;: &quot;&quot;, &quot;family&quot;: &quot;Jain&quot;, &quot;parse-names&quot;: false, &quot;non-dropping-particle&quot;: &quot;&quot;}, {&quot;dropping-particle&quot;: &quot;&quot;, &quot;given&quot;: &quot;Gayathri&quot;, &quot;suffix&quot;: &quot;&quot;, &quot;family&quot;: &quot;Balasundaram&quot;, &quot;parse-names&quot;: false, &quot;non-dropping-particle&quot;: &quot;&quot;}, {&quot;dropping-particle&quot;: &quot;&quot;, &quot;given&quot;: &quot;Daniel L&quot;, &quot;suffix&quot;: &quot;&quot;, &quot;family&quot;: &quot;Bates&quot;, &quot;parse-names&quot;: false, &quot;non-dropping-particle&quot;: &quot;&quot;}, {&quot;dropping-particle&quot;: &quot;&quot;, &quot;given&quot;: &quot;Rachel&quot;, &quot;suffix&quot;: &quot;&quot;, &quot;family&quot;: &quot;Byron&quot;, &quot;parse-names&quot;: false, &quot;non-dropping-particle&quot;: &quot;&quot;}, {&quot;dropping-particle&quot;: &quot;&quot;, &quot;given&quot;: &quot;Theresa K&quot;, &quot;suffix&quot;: &quot;&quot;, &quot;family&quot;: &quot;Canfield&quot;, &quot;parse-names&quot;: false, &quot;non-dropping-particle&quot;: &quot;&quot;}, {&quot;dropping-particle&quot;: &quot;&quot;, &quot;given&quot;: &quot;Morgan J&quot;, &quot;suffix&quot;: &quot;&quot;, &quot;family&quot;: &quot;Diegel&quot;, &quot;parse-names&quot;: false, &quot;non-dropping-particle&quot;: &quot;&quot;}, {&quot;dropping-particle&quot;: &quot;&quot;, &quot;given&quot;: &quot;Douglas&quot;, &quot;suffix&quot;: &quot;&quot;, &quot;family&quot;: &quot;Dunn&quot;, &quot;parse-names&quot;: false, &quot;non-dropping-particle&quot;: &quot;&quot;}, {&quot;dropping-particle&quot;: &quot;&quot;, &quot;given&quot;: &quot;Abigail K&quot;, &quot;suffix&quot;: &quot;&quot;, &quot;family&quot;: &quot;Ebersol&quot;, &quot;parse-names&quot;: false, &quot;non-dropping-particle&quot;: &quot;&quot;}, {&quot;dropping-particle&quot;: &quot;&quot;, &quot;given&quot;: &quot;Tristan&quot;, &quot;suffix&quot;: &quot;&quot;, &quot;family&quot;: &quot;Frum&quot;, &quot;parse-names&quot;: false, &quot;non-dropping-particle&quot;: &quot;&quot;}, {&quot;dropping-particle&quot;: &quot;&quot;, &quot;given&quot;: &quot;Kavita&quot;, &quot;suffix&quot;: &quot;&quot;, &quot;family&quot;: &quot;Garg&quot;, &quot;parse-names&quot;: false, &quot;non-dropping-particle&quot;: &quot;&quot;}, {&quot;dropping-particle&quot;: &quot;&quot;, &quot;given&quot;: &quot;Erica&quot;, &quot;suffix&quot;: &quot;&quot;, &quot;family&quot;: &quot;Gist&quot;, &quot;parse-names&quot;: false, &quot;non-dropping-particle&quot;: &quot;&quot;}, {&quot;dropping-particle&quot;: &quot;&quot;, &quot;given&quot;: &quot;R Scott&quot;, &quot;suffix&quot;: &quot;&quot;, &quot;family&quot;: &quot;Hansen&quot;, &quot;parse-names&quot;: false, &quot;non-dropping-particle&quot;: &quot;&quot;}, {&quot;dropping-particle&quot;: &quot;&quot;, &quot;given&quot;: &quot;Lisa&quot;, &quot;suffix&quot;: &quot;&quot;, &quot;family&quot;: &quot;Boatman&quot;, &quot;parse-names&quot;: false, &quot;non-dropping-particle&quot;: &quot;&quot;}, {&quot;dropping-particle&quot;: &quot;&quot;, &quot;given&quot;: &quot;Eric&quot;, &quot;suffix&quot;: &quot;&quot;, &quot;family&quot;: &quot;Haugen&quot;, &quot;parse-names&quot;: false, &quot;non-dropping-particle&quot;: &quot;&quot;}, {&quot;dropping-particle&quot;: &quot;&quot;, &quot;given&quot;: &quot;Richard&quot;, &quot;suffix&quot;: &quot;&quot;, &quot;family&quot;: &quot;Humbert&quot;, &quot;parse-names&quot;: false, &quot;non-dropping-particle&quot;: &quot;&quot;}, {&quot;dropping-particle&quot;: &quot;&quot;, &quot;given&quot;: &quot;Audra K&quot;, &quot;suffix&quot;: &quot;&quot;, &quot;family&quot;: &quot;Johnson&quot;, &quot;parse-names&quot;: false, &quot;non-dropping-particle&quot;: &quot;&quot;}, {&quot;dropping-particle&quot;: &quot;&quot;, &quot;given&quot;: &quot;Ericka M&quot;, &quot;suffix&quot;: &quot;&quot;, &quot;family&quot;: &quot;Johnson&quot;, &quot;parse-names&quot;: false, &quot;non-dropping-particle&quot;: &quot;&quot;}, {&quot;dropping-particle&quot;: &quot;&quot;, &quot;given&quot;: &quot;Tattayana M&quot;, &quot;suffix&quot;: &quot;&quot;, &quot;family&quot;: &quot;Kutyavin&quot;, &quot;parse-names&quot;: false, &quot;non-dropping-particle&quot;: &quot;&quot;}, {&quot;dropping-particle&quot;: &quot;&quot;, &quot;given&quot;: &quot;Kristin&quot;, &quot;suffix&quot;: &quot;&quot;, &quot;family&quot;: &quot;Lee&quot;, &quot;parse-names&quot;: false, &quot;non-dropping-particle&quot;: &quot;&quot;}, {&quot;dropping-particle&quot;: &quot;&quot;, &quot;given&quot;: &quot;Dimitra&quot;, &quot;suffix&quot;: &quot;&quot;, &quot;family&quot;: &quot;Lotakis&quot;, &quot;parse-names&quot;: false, &quot;non-dropping-particle&quot;: &quot;&quot;}, {&quot;dropping-particle&quot;: &quot;&quot;, &quot;given&quot;: &quot;Matthew T&quot;, &quot;suffix&quot;: &quot;&quot;, &quot;family&quot;: &quot;Maurano&quot;, &quot;parse-names&quot;: false, &quot;non-dropping-particle&quot;: &quot;&quot;}, {&quot;dropping-particle&quot;: &quot;&quot;, &quot;given&quot;: &quot;Shane J&quot;, &quot;suffix&quot;: &quot;&quot;, &quot;family&quot;: &quot;Neph&quot;, &quot;parse-names&quot;: false, &quot;non-dropping-particle&quot;: &quot;&quot;}, {&quot;dropping-particle&quot;: &quot;V&quot;, &quot;given&quot;: &quot;Fiedencio&quot;, &quot;suffix&quot;: &quot;&quot;, &quot;family&quot;: &quot;Neri&quot;, &quot;parse-names&quot;: false, &quot;non-dropping-particle&quot;: &quot;&quot;}, {&quot;dropping-particle&quot;: &quot;&quot;, &quot;given&quot;: &quot;Eric D&quot;, &quot;suffix&quot;: &quot;&quot;, &quot;family&quot;: &quot;Nguyen&quot;, &quot;parse-names&quot;: false, &quot;non-dropping-particle&quot;: &quot;&quot;}, {&quot;dropping-particle&quot;: &quot;&quot;, &quot;given&quot;: &quot;Hongzhu&quot;, &quot;suffix&quot;: &quot;&quot;, &quot;family&quot;: &quot;Qu&quot;, &quot;parse-names&quot;: false, &quot;non-dropping-particle&quot;: &quot;&quot;}, {&quot;dropping-particle&quot;: &quot;&quot;, &quot;given&quot;: &quot;Alex P&quot;, &quot;suffix&quot;: &quot;&quot;, &quot;family&quot;: &quot;Reynolds&quot;, &quot;parse-names&quot;: false, &quot;non-dropping-particle&quot;: &quot;&quot;}, {&quot;dropping-particle&quot;: &quot;&quot;, &quot;given&quot;: &quot;Vaughn&quot;, &quot;suffix&quot;: &quot;&quot;, &quot;family&quot;: &quot;Roach&quot;, &quot;parse-names&quot;: false, &quot;non-dropping-particle&quot;: &quot;&quot;}, {&quot;dropping-particle&quot;: &quot;&quot;, &quot;given&quot;: &quot;Eric&quot;, &quot;suffix&quot;: &quot;&quot;, &quot;family&quot;: &quot;Rynes&quot;, &quot;parse-names&quot;: false, &quot;non-dropping-particle&quot;: &quot;&quot;}, {&quot;dropping-particle&quot;: &quot;&quot;, &quot;given&quot;: &quot;Minerva E&quot;, &quot;suffix&quot;: &quot;&quot;, &quot;family&quot;: &quot;Sanchez&quot;, &quot;parse-names&quot;: false, &quot;non-dropping-particle&quot;: &quot;&quot;}, {&quot;dropping-particle&quot;: &quot;&quot;, &quot;given&quot;: &quot;Richard S&quot;, &quot;suffix&quot;: &quot;&quot;, &quot;family&quot;: &quot;Sandstrom&quot;, &quot;parse-names&quot;: false, &quot;non-dropping-particle&quot;: &quot;&quot;}, {&quot;dropping-particle&quot;: &quot;&quot;, &quot;given&quot;: &quot;Anthony O&quot;, &quot;suffix&quot;: &quot;&quot;, &quot;family&quot;: &quot;Shafer&quot;, &quot;parse-names&quot;: false, &quot;non-dropping-particle&quot;: &quot;&quot;}, {&quot;dropping-particle&quot;: &quot;&quot;, &quot;given&quot;: &quot;Andrew B&quot;, &quot;suffix&quot;: &quot;&quot;, &quot;family&quot;: &quot;Stergachis&quot;, &quot;parse-names&quot;: false, &quot;non-dropping-particle&quot;: &quot;&quot;}, {&quot;dropping-particle&quot;: &quot;&quot;, &quot;given&quot;: &quot;Sean&quot;, &quot;suffix&quot;: &quot;&quot;, &quot;family&quot;: &quot;Thomas&quot;, &quot;parse-names&quot;: false, &quot;non-dropping-particle&quot;: &quot;&quot;}, {&quot;dropping-particle&quot;: &quot;&quot;, &quot;given&quot;: &quot;Benjamin&quot;, &quot;suffix&quot;: &quot;&quot;, &quot;family&quot;: &quot;Vernot&quot;, &quot;parse-names&quot;: false, &quot;non-dropping-particle&quot;: &quot;&quot;}, {&quot;dropping-particle&quot;: &quot;&quot;, &quot;given&quot;: &quot;Jeff&quot;, &quot;suffix&quot;: &quot;&quot;, &quot;family&quot;: &quot;Vierstra&quot;, &quot;parse-names&quot;: false, &quot;non-dropping-particle&quot;: &quot;&quot;}, {&quot;dropping-particle&quot;: &quot;&quot;, &quot;given&quot;: &quot;Shinny&quot;, &quot;suffix&quot;: &quot;&quot;, &quot;family&quot;: &quot;Vong&quot;, &quot;parse-names&quot;: false, &quot;non-dropping-particle&quot;: &quot;&quot;}, {&quot;dropping-particle&quot;: &quot;&quot;, &quot;given&quot;: &quot;Molly a&quot;, &quot;suffix&quot;: &quot;&quot;, &quot;family&quot;: &quot;Weaver&quot;, &quot;parse-names&quot;: false, &quot;non-dropping-particle&quot;: &quot;&quot;}, {&quot;dropping-particle&quot;: &quot;&quot;, &quot;given&quot;: &quot;Yongqi&quot;, &quot;suffix&quot;: &quot;&quot;, &quot;family&quot;: &quot;Yan&quot;, &quot;parse-names&quot;: false, &quot;non-dropping-particle&quot;: &quot;&quot;}, {&quot;dropping-particle&quot;: &quot;&quot;, &quot;given&quot;: &quot;Miaohua&quot;, &quot;suffix&quot;: &quot;&quot;, &quot;family&quot;: &quot;Zhang&quot;, &quot;parse-names&quot;: false, &quot;non-dropping-particle&quot;: &quot;&quot;}, {&quot;dropping-particle&quot;: &quot;&quot;, &quot;given&quot;: &quot;Joshua a&quot;, &quot;suffix&quot;: &quot;&quot;, &quot;family&quot;: &quot;Akey&quot;, &quot;parse-names&quot;: false, &quot;non-dropping-particle&quot;: &quot;&quot;}, {&quot;dropping-particle&quot;: &quot;&quot;, &quot;given&quot;: &quot;Michael&quot;, &quot;suffix&quot;: &quot;&quot;, &quot;family&quot;: &quot;Bender&quot;, &quot;parse-names&quot;: false, &quot;non-dropping-particle&quot;: &quot;&quot;}, {&quot;dropping-particle&quot;: &quot;&quot;, &quot;given&quot;: &quot;Michael O&quot;, &quot;suffix&quot;: &quot;&quot;, &quot;family&quot;: &quot;Dorschner&quot;, &quot;parse-names&quot;: false, &quot;non-dropping-particle&quot;: &quot;&quot;}, {&quot;dropping-particle&quot;: &quot;&quot;, &quot;given&quot;: &quot;Mark&quot;, &quot;suffix&quot;: &quot;&quot;, &quot;family&quot;: &quot;Groudine&quot;, &quot;parse-names&quot;: false, &quot;non-dropping-particle&quot;: &quot;&quot;}, {&quot;dropping-particle&quot;: &quot;&quot;, &quot;given&quot;: &quot;Michael J&quot;, &quot;suffix&quot;: &quot;&quot;, &quot;family&quot;: &quot;MacCoss&quot;, &quot;parse-names&quot;: false, &quot;non-dropping-particle&quot;: &quot;&quot;}, {&quot;dropping-particle&quot;: &quot;&quot;, &quot;given&quot;: &quot;Patrick&quot;, &quot;suffix&quot;: &quot;&quot;, &quot;family&quot;: &quot;Navas&quot;, &quot;parse-names&quot;: false, &quot;non-dropping-particle&quot;: &quot;&quot;}, {&quot;dropping-particle&quot;: &quot;&quot;, &quot;given&quot;: &quot;George&quot;, &quot;suffix&quot;: &quot;&quot;, &quot;family&quot;: &quot;Stamatoyannopoulos&quot;, &quot;parse-names&quot;: false, &quot;non-dropping-particle&quot;: &quot;&quot;}, {&quot;dropping-particle&quot;: &quot;&quot;, &quot;given&quot;: &quot;John a&quot;, &quot;suffix&quot;: &quot;&quot;, &quot;family&quot;: &quot;Stamatoyannopoulos&quot;, &quot;parse-names&quot;: false, &quot;non-dropping-particle&quot;: &quot;&quot;}, {&quot;dropping-particle&quot;: &quot;&quot;, &quot;given&quot;: &quot;Kathryn&quot;, &quot;suffix&quot;: &quot;&quot;, &quot;family&quot;: &quot;Beal&quot;, &quot;parse-names&quot;: false, &quot;non-dropping-particle&quot;: &quot;&quot;}, {&quot;dropping-particle&quot;: &quot;&quot;, &quot;given&quot;: &quot;Alvis&quot;, &quot;suffix&quot;: &quot;&quot;, &quot;family&quot;: &quot;Brazma&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Nathan&quot;, &quot;suffix&quot;: &quot;&quot;, &quot;family&quot;: &quot;Johnson&quot;, &quot;parse-names&quot;: false, &quot;non-dropping-particle&quot;: &quot;&quot;}, {&quot;dropping-particle&quot;: &quot;&quot;, &quot;given&quot;: &quot;Margus&quot;, &quot;suffix&quot;: &quot;&quot;, &quot;family&quot;: &quot;Lukk&quot;, &quot;parse-names&quot;: false, &quot;non-dropping-particle&quot;: &quot;&quot;}, {&quot;dropping-particle&quot;: &quot;&quot;, &quot;given&quot;: &quot;Nicholas M&quot;, &quot;suffix&quot;: &quot;&quot;, &quot;family&quot;: &quot;Luscombe&quot;, &quot;parse-names&quot;: false, &quot;non-dropping-particle&quot;: &quot;&quot;}, {&quot;dropping-particle&quot;: &quot;&quot;, &quot;given&quot;: &quot;Daniel&quot;, &quot;suffix&quot;: &quot;&quot;, &quot;family&quot;: &quot;Sobral&quot;, &quot;parse-names&quot;: false, &quot;non-dropping-particle&quot;: &quot;&quot;}, {&quot;dropping-particle&quot;: &quot;&quot;, &quot;given&quot;: &quot;Juan M&quot;, &quot;suffix&quot;: &quot;&quot;, &quot;family&quot;: &quot;Vaquerizas&quot;, &quot;parse-names&quot;: false, &quot;non-dropping-particle&quot;: &quot;&quot;}, {&quot;dropping-particle&quot;: &quot;&quot;, &quot;given&quot;: &quot;Serafim&quot;, &quot;suffix&quot;: &quot;&quot;, &quot;family&quot;: &quot;Batzoglou&quot;, &quot;parse-names&quot;: false, &quot;non-dropping-particle&quot;: &quot;&quot;}, {&quot;dropping-particle&quot;: &quot;&quot;, &quot;given&quot;: &quot;Arend&quot;, &quot;suffix&quot;: &quot;&quot;, &quot;family&quot;: &quot;Sidow&quot;, &quot;parse-names&quot;: false, &quot;non-dropping-particle&quot;: &quot;&quot;}, {&quot;dropping-particle&quot;: &quot;&quot;, &quot;given&quot;: &quot;Nadine&quot;, &quot;suffix&quot;: &quot;&quot;, &quot;family&quot;: &quot;Hussami&quot;, &quot;parse-names&quot;: false, &quot;non-dropping-particle&quot;: &quot;&quot;}, {&quot;dropping-particle&quot;: &quot;&quot;, &quot;given&quot;: &quot;Sofia&quot;, &quot;suffix&quot;: &quot;&quot;, &quot;family&quot;: &quot;Kyriazopoulou-Panagiotopoulou&quot;, &quot;parse-names&quot;: false, &quot;non-dropping-particle&quot;: &quot;&quot;}, {&quot;dropping-particle&quot;: &quot;&quot;, &quot;given&quot;: &quot;Max W&quot;, &quot;suffix&quot;: &quot;&quot;, &quot;family&quot;: &quot;Libbrecht&quot;, &quot;parse-names&quot;: false, &quot;non-dropping-particle&quot;: &quot;&quot;}, {&quot;dropping-particle&quot;: &quot;&quot;, &quot;given&quot;: &quot;Marc a&quot;, &quot;suffix&quot;: &quot;&quot;, &quot;family&quot;: &quot;Schaub&quot;, &quot;parse-names&quot;: false, &quot;non-dropping-particle&quot;: &quot;&quot;}, {&quot;dropping-particle&quot;: &quot;&quot;, &quot;given&quot;: &quot;Webb&quot;, &quot;suffix&quot;: &quot;&quot;, &quot;family&quot;: &quot;Miller&quot;, &quot;parse-names&quot;: false, &quot;non-dropping-particle&quot;: &quot;&quot;}, {&quot;dropping-particle&quot;: &quot;&quot;, &quot;given&quot;: &quot;Peter J&quot;, &quot;suffix&quot;: &quot;&quot;, &quot;family&quot;: &quot;Bickel&quot;, &quot;parse-names&quot;: false, &quot;non-dropping-particle&quot;: &quot;&quot;}, {&quot;dropping-particle&quot;: &quot;&quot;, &quot;given&quot;: &quot;Balazs&quot;, &quot;suffix&quot;: &quot;&quot;, &quot;family&quot;: &quot;Banfai&quot;, &quot;parse-names&quot;: false, &quot;non-dropping-particle&quot;: &quot;&quot;}, {&quot;dropping-particle&quot;: &quot;&quot;, &quot;given&quot;: &quot;Nathan P&quot;, &quot;suffix&quot;: &quot;&quot;, &quot;family&quot;: &quot;Boley&quot;, &quot;parse-names&quot;: false, &quot;non-dropping-particle&quot;: &quot;&quot;}, {&quot;dropping-particle&quot;: &quot;&quot;, &quot;given&quot;: &quot;Haiyan&quot;, &quot;suffix&quot;: &quot;&quot;, &quot;family&quot;: &quot;Huang&quot;, &quot;parse-names&quot;: false, &quot;non-dropping-particle&quot;: &quot;&quot;}, {&quot;dropping-particle&quot;: &quot;&quot;, &quot;given&quot;: &quot;Jingyi Jessica&quot;, &quot;suffix&quot;: &quot;&quot;, &quot;family&quot;: &quot;Li&quot;, &quot;parse-names&quot;: false, &quot;non-dropping-particle&quot;: &quot;&quot;}, {&quot;dropping-particle&quot;: &quot;&quot;, &quot;given&quot;: &quot;William Stafford&quot;, &quot;suffix&quot;: &quot;&quot;, &quot;family&quot;: &quot;Noble&quot;, &quot;parse-names&quot;: false, &quot;non-dropping-particle&quot;: &quot;&quot;}, {&quot;dropping-particle&quot;: &quot;&quot;, &quot;given&quot;: &quot;Jeffrey a&quot;, &quot;suffix&quot;: &quot;&quot;, &quot;family&quot;: &quot;Bilmes&quot;, &quot;parse-names&quot;: false, &quot;non-dropping-particle&quot;: &quot;&quot;}, {&quot;dropping-particle&quot;: &quot;&quot;, &quot;given&quot;: &quot;Orion J&quot;, &quot;suffix&quot;: &quot;&quot;, &quot;family&quot;: &quot;Buske&quot;, &quot;parse-names&quot;: false, &quot;non-dropping-particle&quot;: &quot;&quot;}, {&quot;dropping-particle&quot;: &quot;&quot;, &quot;given&quot;: &quot;Avinash O&quot;, &quot;suffix&quot;: &quot;&quot;, &quot;family&quot;: &quot;Sahu&quot;, &quot;parse-names&quot;: false, &quot;non-dropping-particle&quot;: &quot;&quot;}, {&quot;dropping-particle&quot;: &quot;V&quot;, &quot;given&quot;: &quot;Peter&quot;, &quot;suffix&quot;: &quot;&quot;, &quot;family&quot;: &quot;Kharchenko&quot;, &quot;parse-names&quot;: false, &quot;non-dropping-particle&quot;: &quot;&quot;}, {&quot;dropping-particle&quot;: &quot;&quot;, &quot;given&quot;: &quot;Peter J&quot;, &quot;suffix&quot;: &quot;&quot;, &quot;family&quot;: &quot;Park&quot;, &quot;parse-names&quot;: false, &quot;non-dropping-particle&quot;: &quot;&quot;}, {&quot;dropping-particle&quot;: &quot;&quot;, &quot;given&quot;: &quot;Dannon&quot;, &quot;suffix&quot;: &quot;&quot;, &quot;family&quot;: &quot;Baker&quot;, &quot;parse-names&quot;: false, &quot;non-dropping-particle&quot;: &quot;&quot;}, {&quot;dropping-particle&quot;: &quot;&quot;, &quot;given&quot;: &quot;James&quot;, &quot;suffix&quot;: &quot;&quot;, &quot;family&quot;: &quot;Taylor&quot;, &quot;parse-names&quot;: false, &quot;non-dropping-particle&quot;: &quot;&quot;}, {&quot;dropping-particle&quot;: &quot;&quot;, &quot;given&quot;: &quot;Lucas&quot;, &quot;suffix&quot;: &quot;&quot;, &quot;family&quot;: &quot;Lochovsky&quot;, &quot;parse-names&quot;: false, &quot;non-dropping-particle&quot;: &quot;&quot;}], &quot;page&quot;: &quot;57-74&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schema&quot;: &quot;https://github.com/citation-style-language/schema/raw/master/csl-citation.json&quot;} RND30UR0bhLpj"/><text:span text:style-name="T69">(The ENCODE Project Consortium et al. 2012)</text:span><text:reference-mark-end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citationItems&quot;: [{&quot;uris&quot;: [&quot;http://www.mendeley.com/documents/?uuid=34772b6d-3562-4ed3-92f8-c9f90080c8e0&quot;], &quot;id&quot;: &quot;ITEM-1&quot;, &quot;itemData&quot;: {&quot;volume&quot;: &quot;489&quot;, &quot;ISBN&quot;: &quot;1476-4687&quot;, &quot;PMID&quot;: &quot;22955616&quot;, &quot;DOI&quot;: &quot;10.1038/nature11247&quot;, &quot;ISSN&quot;: &quot;1476-4687&quot;, &quot;container-title&quot;: &quot;Nature&quot;, &quot;id&quot;: &quot;ITEM-1&quot;, &quot;type&quot;: &quot;article-journal&quot;, &quot;title&quot;: &quot;An integrated encyclopedia of DNA elements in the human genome.&quot;, &quot;author&quot;: [{&quot;dropping-particle&quot;: &quot;&quot;, &quot;given&quot;: &quot;&quot;, &quot;suffix&quot;: &quot;&quot;, &quot;family&quot;: &quot;The ENCODE Project Consortium&quot;, &quot;parse-names&quot;: false, &quot;non-dropping-particle&quot;: &quot;&quot;}, {&quot;dropping-particle&quot;: &quot;&quot;, &quot;given&quot;: &quot;Ian&quot;, &quot;suffix&quot;: &quot;&quot;, &quot;family&quot;: &quot;Dunham&quot;, &quot;parse-names&quot;: false, &quot;non-dropping-particle&quot;: &quot;&quot;}, {&quot;dropping-particle&quot;: &quot;&quot;, &quot;given&quot;: &quot;Anshul&quot;, &quot;suffix&quot;: &quot;&quot;, &quot;family&quot;: &quot;Kundaje&quot;, &quot;parse-names&quot;: false, &quot;non-dropping-particle&quot;: &quot;&quot;}, {&quot;dropping-particle&quot;: &quot;&quot;, &quot;given&quot;: &quot;Shelley F&quot;, &quot;suffix&quot;: &quot;&quot;, &quot;family&quot;: &quot;Aldred&quot;, &quot;parse-names&quot;: false, &quot;non-dropping-particle&quot;: &quot;&quot;}, {&quot;dropping-particle&quot;: &quot;&quot;, &quot;given&quot;: &quot;Patrick J&quot;, &quot;suffix&quot;: &quot;&quot;, &quot;family&quot;: &quot;Collins&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Francis&quot;, &quot;suffix&quot;: &quot;&quot;, &quot;family&quot;: &quot;Doyle&quot;, &quot;parse-names&quot;: false, &quot;non-dropping-particle&quot;: &quot;&quot;}, {&quot;dropping-particle&quot;: &quot;&quot;, &quot;given&quot;: &quot;Charles B&quot;, &quot;suffix&quot;: &quot;&quot;, &quot;family&quot;: &quot;Epstein&quot;, &quot;parse-names&quot;: false, &quot;non-dropping-particle&quot;: &quot;&quot;}, {&quot;dropping-particle&quot;: &quot;&quot;, &quot;given&quot;: &quot;Seth&quot;, &quot;suffix&quot;: &quot;&quot;, &quot;family&quot;: &quot;Frietze&quot;, &quot;parse-names&quot;: false, &quot;non-dropping-particle&quot;: &quot;&quot;}, {&quot;dropping-particle&quot;: &quot;&quot;, &quot;given&quot;: &quot;Jennifer&quot;, &quot;suffix&quot;: &quot;&quot;, &quot;family&quot;: &quot;Harrow&quot;, &quot;parse-names&quot;: false, &quot;non-dropping-particle&quot;: &quot;&quot;}, {&quot;dropping-particle&quot;: &quot;&quot;, &quot;given&quot;: &quot;Rajinder&quot;, &quot;suffix&quot;: &quot;&quot;, &quot;family&quot;: &quot;Kaul&quot;, &quot;parse-names&quot;: false, &quot;non-dropping-particle&quot;: &quot;&quot;}, {&quot;dropping-particle&quot;: &quot;&quot;, &quot;given&quot;: &quot;Jainab&quot;, &quot;suffix&quot;: &quot;&quot;, &quot;family&quot;: &quot;Khatun&quot;, &quot;parse-names&quot;: false, &quot;non-dropping-particle&quot;: &quot;&quot;}, {&quot;dropping-particle&quot;: &quot;&quot;, &quot;given&quot;: &quot;Bryan R&quot;, &quot;suffix&quot;: &quot;&quot;, &quot;family&quot;: &quot;Lajoie&quot;, &quot;parse-names&quot;: false, &quot;non-dropping-particle&quot;: &quot;&quot;}, {&quot;dropping-particle&quot;: &quot;&quot;, &quot;given&quot;: &quot;Stephen G&quot;, &quot;suffix&quot;: &quot;&quot;, &quot;family&quot;: &quot;Landt&quot;, &quot;parse-names&quot;: false, &quot;non-dropping-particle&quot;: &quot;&quot;}, {&quot;dropping-particle&quot;: &quot;&quot;, &quot;given&quot;: &quot;Burn-Kyu Bum-Kyu&quot;, &quot;suffix&quot;: &quot;&quot;, &quot;family&quot;: &quot;Lee&quot;, &quot;parse-names&quot;: false, &quot;non-dropping-particle&quot;: &quot;&quot;}, {&quot;dropping-particle&quot;: &quot;&quot;, &quot;given&quot;: &quot;Florencia&quot;, &quot;suffix&quot;: &quot;&quot;, &quot;family&quot;: &quot;Pauli&quot;, &quot;parse-names&quot;: false, &quot;non-dropping-particle&quot;: &quot;&quot;}, {&quot;dropping-particle&quot;: &quot;&quot;, &quot;given&quot;: &quot;Kate R&quot;, &quot;suffix&quot;: &quot;&quot;, &quot;family&quot;: &quot;Rosenbloom&quot;, &quot;parse-names&quot;: false, &quot;non-dropping-particle&quot;: &quot;&quot;}, {&quot;dropping-particle&quot;: &quot;&quot;, &quot;given&quot;: &quot;Peter&quot;, &quot;suffix&quot;: &quot;&quot;, &quot;family&quot;: &quot;Sabo&quot;, &quot;parse-names&quot;: false, &quot;non-dropping-particle&quot;: &quot;&quot;}, {&quot;dropping-particle&quot;: &quot;&quot;, &quot;given&quot;: &quot;Alexias&quot;, &quot;suffix&quot;: &quot;&quot;, &quot;family&quot;: &quot;Safi&quot;, &quot;parse-names&quot;: false, &quot;non-dropping-particle&quot;: &quot;&quot;}, {&quot;dropping-particle&quot;: &quot;&quot;, &quot;given&quot;: &quot;Amartya&quot;, &quot;suffix&quot;: &quot;&quot;, &quot;family&quot;: &quot;Sanyal&quot;, &quot;parse-names&quot;: false, &quot;non-dropping-particle&quot;: &quot;&quot;}, {&quot;dropping-particle&quot;: &quot;&quot;, &quot;given&quot;: &quot;Noam&quot;, &quot;suffix&quot;: &quot;&quot;, &quot;family&quot;: &quot;Shoresh&quot;, &quot;parse-names&quot;: false, &quot;non-dropping-particle&quot;: &quot;&quot;}, {&quot;dropping-particle&quot;: &quot;&quot;, &quot;given&quot;: &quot;Jeremy M&quot;, &quot;suffix&quot;: &quot;&quot;, &quot;family&quot;: &quot;Simon&quot;, &quot;parse-names&quot;: false, &quot;non-dropping-particle&quot;: &quot;&quot;}, {&quot;dropping-particle&quot;: &quot;&quot;, &quot;given&quot;: &quot;Lingyun&quot;, &quot;suffix&quot;: &quot;&quot;, &quot;family&quot;: &quot;Song&quot;, &quot;parse-names&quot;: false, &quot;non-dropping-particle&quot;: &quot;&quot;}, {&quot;dropping-particle&quot;: &quot;&quot;, &quot;given&quot;: &quot;Nathan D&quot;, &quot;suffix&quot;: &quot;&quot;, &quot;family&quot;: &quot;Trinklein&quot;, &quot;parse-names&quot;: false, &quot;non-dropping-particle&quot;: &quot;&quot;}, {&quot;dropping-particle&quot;: &quot;&quot;, &quot;given&quot;: &quot;Robert C&quot;, &quot;suffix&quot;: &quot;&quot;, &quot;family&quot;: &quot;Altshuler&quot;, &quot;parse-names&quot;: false, &quot;non-dropping-particle&quot;: &quot;&quot;}, {&quot;dropping-particle&quot;: &quot;&quot;, &quot;given&quot;: &quot;Ewan&quot;, &quot;suffix&quot;: &quot;&quot;, &quot;family&quot;: &quot;Birney&quot;, &quot;parse-names&quot;: false, &quot;non-dropping-particle&quot;: &quot;&quot;}, {&quot;dropping-particle&quot;: &quot;&quot;, &quot;given&quot;: &quot;James B&quot;, &quot;suffix&quot;: &quot;&quot;, &quot;family&quot;: &quot;Brown&quot;, &quot;parse-names&quot;: false, &quot;non-dropping-particle&quot;: &quot;&quot;}, {&quot;dropping-particle&quot;: &quot;&quot;, &quot;given&quot;: &quot;Chao&quot;, &quot;suffix&quot;: &quot;&quot;, &quot;family&quot;: &quot;Cheng&quot;, &quot;parse-names&quot;: false, &quot;non-dropping-particle&quot;: &quot;&quot;}, {&quot;dropping-particle&quot;: &quot;&quot;, &quot;given&quot;: &quot;Sarah&quot;, &quot;suffix&quot;: &quot;&quot;, &quot;family&quot;: &quot;Djebali&quot;, &quot;parse-names&quot;: false, &quot;non-dropping-particle&quot;: &quot;&quot;}, {&quot;dropping-particle&quot;: &quot;&quot;, &quot;given&quot;: &quot;Xianjun&quot;, &quot;suffix&quot;: &quot;&quot;, &quot;family&quot;: &quot;Dong&quot;, &quot;parse-names&quot;: false, &quot;non-dropping-particle&quot;: &quot;&quot;}, {&quot;dropping-particle&quot;: &quot;&quot;, &quot;given&quot;: &quot;Jason&quot;, &quot;suffix&quot;: &quot;&quot;, &quot;family&quot;: &quot;Ernst&quot;, &quot;parse-names&quot;: false, &quot;non-dropping-particle&quot;: &quot;&quot;}, {&quot;dropping-particle&quot;: &quot;&quot;, &quot;given&quot;: &quot;Terrence S&quot;, &quot;suffix&quot;: &quot;&quot;, &quot;family&quot;: &quot;Furey&quot;, &quot;parse-names&quot;: false, &quot;non-dropping-particle&quot;: &quot;&quot;}, {&quot;dropping-particle&quot;: &quot;&quot;, &quot;given&quot;: &quot;Mark&quot;, &quot;suffix&quot;: &quot;&quot;, &quot;family&quot;: &quot;Gerstein&quot;, &quot;parse-names&quot;: false, &quot;non-dropping-particle&quot;: &quot;&quot;}, {&quot;dropping-particle&quot;: &quot;&quot;, &quot;given&quot;: &quot;Belinda&quot;, &quot;suffix&quot;: &quot;&quot;, &quot;family&quot;: &quot;Giardine&quot;, &quot;parse-names&quot;: false, &quot;non-dropping-particle&quot;: &quot;&quot;}, {&quot;dropping-particle&quot;: &quot;&quot;, &quot;given&quot;: &quot;Melissa&quot;, &quot;suffix&quot;: &quot;&quot;, &quot;family&quot;: &quot;Greven&quot;, &quot;parse-names&quot;: false, &quot;non-dropping-particle&quot;: &quot;&quot;}, {&quot;dropping-particle&quot;: &quot;&quot;, &quot;given&quot;: &quot;Ross C&quot;, &quot;suffix&quot;: &quot;&quot;, &quot;family&quot;: &quot;Hardison&quot;, &quot;parse-names&quot;: false, &quot;non-dropping-particle&quot;: &quot;&quot;}, {&quot;dropping-particle&quot;: &quot;&quot;, &quot;given&quot;: &quot;Robert S&quot;, &quot;suffix&quot;: &quot;&quot;, &quot;family&quot;: &quot;Harris&quot;, &quot;parse-names&quot;: false, &quot;non-dropping-particle&quot;: &quot;&quot;}, {&quot;dropping-particle&quot;: &quot;&quot;, &quot;given&quot;: &quot;Javier&quot;, &quot;suffix&quot;: &quot;&quot;, &quot;family&quot;: &quot;Herrero&quot;, &quot;parse-names&quot;: false, &quot;non-dropping-particle&quot;: &quot;&quot;}, {&quot;dropping-particle&quot;: &quot;&quot;, &quot;given&quot;: &quot;Michael M&quot;, &quot;suffix&quot;: &quot;&quot;, &quot;family&quot;: &quot;Hoffman&quot;, &quot;parse-names&quot;: false, &quot;non-dropping-particle&quot;: &quot;&quot;}, {&quot;dropping-particle&quot;: &quot;&quot;, &quot;given&quot;: &quot;Sowmya&quot;, &quot;suffix&quot;: &quot;&quot;, &quot;family&quot;: &quot;Iyer&quot;, &quot;parse-names&quot;: false, &quot;non-dropping-particle&quot;: &quot;&quot;}, {&quot;dropping-particle&quot;: &quot;&quot;, &quot;given&quot;: &quot;Manolis&quot;, &quot;suffix&quot;: &quot;&quot;, &quot;family&quot;: &quot;Kelllis&quot;, &quot;parse-names&quot;: false, &quot;non-dropping-particle&quot;: &quot;&quot;}, {&quot;dropping-particle&quot;: &quot;&quot;, &quot;given&quot;: &quot;Pouya&quot;, &quot;suffix&quot;: &quot;&quot;, &quot;family&quot;: &quot;Kheradpour&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Qunhua&quot;, &quot;suffix&quot;: &quot;&quot;, &quot;family&quot;: &quot;Li&quot;, &quot;parse-names&quot;: false, &quot;non-dropping-particle&quot;: &quot;&quot;}, {&quot;dropping-particle&quot;: &quot;&quot;, &quot;given&quot;: &quot;Xinying&quot;, &quot;suffix&quot;: &quot;&quot;, &quot;family&quot;: &quot;Lin&quot;, &quot;parse-names&quot;: false, &quot;non-dropping-particle&quot;: &quot;&quot;}, {&quot;dropping-particle&quot;: &quot;&quot;, &quot;given&quot;: &quot;Georgi K&quot;, &quot;suffix&quot;: &quot;&quot;, &quot;family&quot;: &quot;Marinov&quot;, &quot;parse-names&quot;: false, &quot;non-dropping-particle&quot;: &quot;&quot;}, {&quot;dropping-particle&quot;: &quot;&quot;, &quot;given&quot;: &quot;Angelika&quot;, &quot;suffix&quot;: &quot;&quot;, &quot;family&quot;: &quot;Merkel&quot;, &quot;parse-names&quot;: false, &quot;non-dropping-particle&quot;: &quot;&quot;}, {&quot;dropping-particle&quot;: &quot;&quot;, &quot;given&quot;: &quot;Ali&quot;, &quot;suffix&quot;: &quot;&quot;, &quot;family&quot;: &quot;Mortazavi&quot;, &quot;parse-names&quot;: false, &quot;non-dropping-particle&quot;: &quot;&quot;}, {&quot;dropping-particle&quot;: &quot;&quot;, &quot;given&quot;: &quot;Stephen C J Stephanie L&quot;, &quot;suffix&quot;: &quot;&quot;, &quot;family&quot;: &quot;Parker&quot;, &quot;parse-names&quot;: false, &quot;non-dropping-particle&quot;: &quot;&quot;}, {&quot;dropping-particle&quot;: &quot;&quot;, &quot;given&quot;: &quot;Timothy E&quot;, &quot;suffix&quot;: &quot;&quot;, &quot;family&quot;: &quot;Reddy&quot;, &quot;parse-names&quot;: false, &quot;non-dropping-particle&quot;: &quot;&quot;}, {&quot;dropping-particle&quot;: &quot;&quot;, &quot;given&quot;: &quot;Joel&quot;, &quot;suffix&quot;: &quot;&quot;, &quot;family&quot;: &quot;Rozowsky&quot;, &quot;parse-names&quot;: false, &quot;non-dropping-particle&quot;: &quot;&quot;}, {&quot;dropping-particle&quot;: &quot;&quot;, &quot;given&quot;: &quot;Felix&quot;, &quot;suffix&quot;: &quot;&quot;, &quot;family&quot;: &quot;Schlesinger&quot;, &quot;parse-names&quot;: false, &quot;non-dropping-particle&quot;: &quot;&quot;}, {&quot;dropping-particle&quot;: &quot;&quot;, &quot;given&quot;: &quot;Robert E&quot;, &quot;suffix&quot;: &quot;&quot;, &quot;family&quot;: &quot;Thurman&quot;, &quot;parse-names&quot;: false, &quot;non-dropping-particle&quot;: &quot;&quot;}, {&quot;dropping-particle&quot;: &quot;&quot;, &quot;given&quot;: &quot;Jie&quot;, &quot;suffix&quot;: &quot;&quot;, &quot;family&quot;: &quot;Wang&quot;, &quot;parse-names&quot;: false, &quot;non-dropping-particle&quot;: &quot;&quot;}, {&quot;dropping-particle&quot;: &quot;&quot;, &quot;given&quot;: &quot;Lucas D&quot;, &quot;suffix&quot;: &quot;&quot;, &quot;family&quot;: &quot;Ward&quot;, &quot;parse-names&quot;: false, &quot;non-dropping-particle&quot;: &quot;&quot;}, {&quot;dropping-particle&quot;: &quot;&quot;, &quot;given&quot;: &quot;Troy W&quot;, &quot;suffix&quot;: &quot;&quot;, &quot;family&quot;: &quot;Whitfield&quot;, &quot;parse-names&quot;: false, &quot;non-dropping-particle&quot;: &quot;&quot;}, {&quot;dropping-particle&quot;: &quot;&quot;, &quot;given&quot;: &quot;Steven P&quot;, &quot;suffix&quot;: &quot;&quot;, &quot;family&quot;: &quot;Wilder&quot;, &quot;parse-names&quot;: false, &quot;non-dropping-particle&quot;: &quot;&quot;}, {&quot;dropping-particle&quot;: &quot;&quot;, &quot;given&quot;: &quot;Weisheng&quot;, &quot;suffix&quot;: &quot;&quot;, &quot;family&quot;: &quot;Wu&quot;, &quot;parse-names&quot;: false, &quot;non-dropping-particle&quot;: &quot;&quot;}, {&quot;dropping-particle&quot;: &quot;&quot;, &quot;given&quot;: &quot;Hualin S&quot;, &quot;suffix&quot;: &quot;&quot;, &quot;family&quot;: &quot;Xi&quot;, &quot;parse-names&quot;: false, &quot;non-dropping-particle&quot;: &quot;&quot;}, {&quot;dropping-particle&quot;: &quot;&quot;, &quot;given&quot;: &quot;Kevin Y&quot;, &quot;suffix&quot;: &quot;&quot;, &quot;family&quot;: &quot;Yip&quot;, &quot;parse-names&quot;: false, &quot;non-dropping-particle&quot;: &quot;&quot;}, {&quot;dropping-particle&quot;: &quot;&quot;, &quot;given&quot;: &quot;Jiali&quot;, &quot;suffix&quot;: &quot;&quot;, &quot;family&quot;: &quot;Zhuang&quot;, &quot;parse-names&quot;: false, &quot;non-dropping-particle&quot;: &quot;&quot;}, {&quot;dropping-particle&quot;: &quot;&quot;, &quot;given&quot;: &quot;Bradley E&quot;, &quot;suffix&quot;: &quot;&quot;, &quot;family&quot;: &quot;Bernstein&quot;, &quot;parse-names&quot;: false, &quot;non-dropping-particle&quot;: &quot;&quot;}, {&quot;dropping-particle&quot;: &quot;&quot;, &quot;given&quot;: &quot;Eric D&quot;, &quot;suffix&quot;: &quot;&quot;, &quot;family&quot;: &quot;Green&quot;, &quot;parse-names&quot;: false, &quot;non-dropping-particle&quot;: &quot;&quot;}, {&quot;dropping-particle&quot;: &quot;&quot;, &quot;given&quot;: &quot;Chris&quot;, &quot;suffix&quot;: &quot;&quot;, &quot;family&quot;: &quot;Gunter&quot;, &quot;parse-names&quot;: false, &quot;non-dropping-particle&quot;: &quot;&quot;}, {&quot;dropping-particle&quot;: &quot;&quot;, &quot;given&quot;: &quot;Michael&quot;, &quot;suffix&quot;: &quot;&quot;, &quot;family&quot;: &quot;Snyder&quot;, &quot;parse-names&quot;: false, &quot;non-dropping-particle&quot;: &quot;&quot;}, {&quot;dropping-particle&quot;: &quot;&quot;, &quot;given&quot;: &quot;Michael J&quot;, &quot;suffix&quot;: &quot;&quot;, &quot;family&quot;: &quot;Pazin&quot;, &quot;parse-names&quot;: false, &quot;non-dropping-particle&quot;: &quot;&quot;}, {&quot;dropping-particle&quot;: &quot;&quot;, &quot;given&quot;: &quot;Rebecca F&quot;, &quot;suffix&quot;: &quot;&quot;, &quot;family&quot;: &quot;Lowdon&quot;, &quot;parse-names&quot;: false, &quot;non-dropping-particle&quot;: &quot;&quot;}, {&quot;dropping-particle&quot;: &quot;&quot;, &quot;given&quot;: &quot;Laura a L&quot;, &quot;suffix&quot;: &quot;&quot;, &quot;family&quot;: &quot;Dillon&quot;, &quot;parse-names&quot;: false, &quot;non-dropping-particle&quot;: &quot;&quot;}, {&quot;dropping-particle&quot;: &quot;&quot;, &quot;given&quot;: &quot;Leslie B&quot;, &quot;suffix&quot;: &quot;&quot;, &quot;family&quot;: &quot;Adams&quot;, &quot;parse-names&quot;: false, &quot;non-dropping-particle&quot;: &quot;&quot;}, {&quot;dropping-particle&quot;: &quot;&quot;, &quot;given&quot;: &quot;Caroline J&quot;, &quot;suffix&quot;: &quot;&quot;, &quot;family&quot;: &quot;Kelly&quot;, &quot;parse-names&quot;: false, &quot;non-dropping-particle&quot;: &quot;&quot;}, {&quot;dropping-particle&quot;: &quot;&quot;, &quot;given&quot;: &quot;Julia&quot;, &quot;suffix&quot;: &quot;&quot;, &quot;family&quot;: &quot;Zhang&quot;, &quot;parse-names&quot;: false, &quot;non-dropping-particle&quot;: &quot;&quot;}, {&quot;dropping-particle&quot;: &quot;&quot;, &quot;given&quot;: &quot;Judith R&quot;, &quot;suffix&quot;: &quot;&quot;, &quot;family&quot;: &quot;Wexler&quot;, &quot;parse-names&quot;: false, &quot;non-dropping-particle&quot;: &quot;&quot;}, {&quot;dropping-particle&quot;: &quot;&quot;, &quot;given&quot;: &quot;Peter J&quot;, &quot;suffix&quot;: &quot;&quot;, &quot;family&quot;: &quot;Good&quot;, &quot;parse-names&quot;: false, &quot;non-dropping-particle&quot;: &quot;&quot;}, {&quot;dropping-particle&quot;: &quot;&quot;, &quot;given&quot;: &quot;Elise a&quot;, &quot;suffix&quot;: &quot;&quot;, &quot;family&quot;: &quot;Feingold&quot;, &quot;parse-names&quot;: false, &quot;non-dropping-particle&quot;: &quot;&quot;}, {&quot;dropping-particle&quot;: &quot;&quot;, &quot;given&quot;: &quot;Gregory E&quot;, &quot;suffix&quot;: &quot;&quot;, &quot;family&quot;: &quot;Crawford&quot;, &quot;parse-names&quot;: false, &quot;non-dropping-particle&quot;: &quot;&quot;}, {&quot;dropping-particle&quot;: &quot;&quot;, &quot;given&quot;: &quot;Job&quot;, &quot;suffix&quot;: &quot;&quot;, &quot;family&quot;: &quot;Dekker&quot;, &quot;parse-names&quot;: false, &quot;non-dropping-particle&quot;: &quot;&quot;}, {&quot;dropping-particle&quot;: &quot;&quot;, &quot;given&quot;: &quot;Laura&quot;, &quot;suffix&quot;: &quot;&quot;, &quot;family&quot;: &quot;Elinitski&quot;, &quot;parse-names&quot;: false, &quot;non-dropping-particle&quot;: &quot;&quot;}, {&quot;dropping-particle&quot;: &quot;&quot;, &quot;given&quot;: &quot;Peggy J&quot;, &quot;suffix&quot;: &quot;&quot;, &quot;family&quot;: &quot;Farnham&quot;, &quot;parse-names&quot;: false, &quot;non-dropping-particle&quot;: &quot;&quot;}, {&quot;dropping-particle&quot;: &quot;&quot;, &quot;given&quot;: &quot;Morgan C&quot;, &quot;suffix&quot;: &quot;&quot;, &quot;family&quot;: &quot;Giddings&quot;, &quot;parse-names&quot;: false, &quot;non-dropping-particle&quot;: &quot;&quot;}, {&quot;dropping-particle&quot;: &quot;&quot;, &quot;given&quot;: &quot;Thomas R&quot;, &quot;suffix&quot;: &quot;&quot;, &quot;family&quot;: &quot;Gingeras&quot;, &quot;parse-names&quot;: false, &quot;non-dropping-particle&quot;: &quot;&quot;}, {&quot;dropping-particle&quot;: &quot;&quot;, &quot;given&quot;: &quot;Roderic&quot;, &quot;suffix&quot;: &quot;&quot;, &quot;family&quot;: &quot;Guig\u00f3&quot;, &quot;parse-names&quot;: false, &quot;non-dropping-particle&quot;: &quot;&quot;}, {&quot;dropping-particle&quot;: &quot;&quot;, &quot;given&quot;: &quot;Timothy J Tomothy J&quot;, &quot;suffix&quot;: &quot;&quot;, &quot;family&quot;: &quot;Hubbard&quot;, &quot;parse-names&quot;: false, &quot;non-dropping-particle&quot;: &quot;&quot;}, {&quot;dropping-particle&quot;: &quot;&quot;, &quot;given&quot;: &quot;Manolis&quot;, &quot;suffix&quot;: &quot;&quot;, &quot;family&quot;: &quot;Kellis&quot;, &quot;parse-names&quot;: false, &quot;non-dropping-particle&quot;: &quot;&quot;}, {&quot;dropping-particle&quot;: &quot;&quot;, &quot;given&quot;: &quot;W James&quot;, &quot;suffix&quot;: &quot;&quot;, &quot;family&quot;: &quot;Kent&quot;, &quot;parse-names&quot;: false, &quot;non-dropping-particle&quot;: &quot;&quot;}, {&quot;dropping-particle&quot;: &quot;&quot;, &quot;given&quot;: &quot;Jason D&quot;, &quot;suffix&quot;: &quot;&quot;, &quot;family&quot;: &quot;Lieb&quot;, &quot;parse-names&quot;: false, &quot;non-dropping-particle&quot;: &quot;&quot;}, {&quot;dropping-particle&quot;: &quot;&quot;, &quot;given&quot;: &quot;Elliott H&quot;, &quot;suffix&quot;: &quot;&quot;, &quot;family&quot;: &quot;Margulies&quot;, &quot;parse-names&quot;: false, &quot;non-dropping-particle&quot;: &quot;&quot;}, {&quot;dropping-particle&quot;: &quot;&quot;, &quot;given&quot;: &quot;Richard M&quot;, &quot;suffix&quot;: &quot;&quot;, &quot;family&quot;: &quot;Myers&quot;, &quot;parse-names&quot;: false, &quot;non-dropping-particle&quot;: &quot;&quot;}, {&quot;dropping-particle&quot;: &quot;&quot;, &quot;given&quot;: &quot;John a&quot;, &quot;suffix&quot;: &quot;&quot;, &quot;family&quot;: &quot;Starnatoyannopoulos&quot;, &quot;parse-names&quot;: false, &quot;non-dropping-particle&quot;: &quot;&quot;}, {&quot;dropping-particle&quot;: &quot;&quot;, &quot;given&quot;: &quot;Scott a&quot;, &quot;suffix&quot;: &quot;&quot;, &quot;family&quot;: &quot;Tennebaum&quot;, &quot;parse-names&quot;: false, &quot;non-dropping-particle&quot;: &quot;&quot;}, {&quot;dropping-particle&quot;: &quot;&quot;, &quot;given&quot;: &quot;Zhiping&quot;, &quot;suffix&quot;: &quot;&quot;, &quot;family&quot;: &quot;Weng&quot;, &quot;parse-names&quot;: false, &quot;non-dropping-particle&quot;: &quot;&quot;}, {&quot;dropping-particle&quot;: &quot;&quot;, &quot;given&quot;: &quot;Kevin P&quot;, &quot;suffix&quot;: &quot;&quot;, &quot;family&quot;: &quot;White&quot;, &quot;parse-names&quot;: false, &quot;non-dropping-particle&quot;: &quot;&quot;}, {&quot;dropping-particle&quot;: &quot;&quot;, &quot;given&quot;: &quot;Barbara&quot;, &quot;suffix&quot;: &quot;&quot;, &quot;family&quot;: &quot;Wold&quot;, &quot;parse-names&quot;: false, &quot;non-dropping-particle&quot;: &quot;&quot;}, {&quot;dropping-particle&quot;: &quot;&quot;, &quot;given&quot;: &quot;Yanbao&quot;, &quot;suffix&quot;: &quot;&quot;, &quot;family&quot;: &quot;Yu&quot;, &quot;parse-names&quot;: false, &quot;non-dropping-particle&quot;: &quot;&quot;}, {&quot;dropping-particle&quot;: &quot;&quot;, &quot;given&quot;: &quot;John&quot;, &quot;suffix&quot;: &quot;&quot;, &quot;family&quot;: &quot;Wrobel&quot;, &quot;parse-names&quot;: false, &quot;non-dropping-particle&quot;: &quot;&quot;}, {&quot;dropping-particle&quot;: &quot;&quot;, &quot;given&quot;: &quot;Brian a&quot;, &quot;suffix&quot;: &quot;&quot;, &quot;family&quot;: &quot;Risk&quot;, &quot;parse-names&quot;: false, &quot;non-dropping-particle&quot;: &quot;&quot;}, {&quot;dropping-particle&quot;: &quot;&quot;, &quot;given&quot;: &quot;Harsha P&quot;, &quot;suffix&quot;: &quot;&quot;, &quot;family&quot;: &quot;Gunawardena&quot;, &quot;parse-names&quot;: false, &quot;non-dropping-particle&quot;: &quot;&quot;}, {&quot;dropping-particle&quot;: &quot;&quot;, &quot;given&quot;: &quot;Heather C&quot;, &quot;suffix&quot;: &quot;&quot;, &quot;family&quot;: &quot;Kuiper&quot;, &quot;parse-names&quot;: false, &quot;non-dropping-particle&quot;: &quot;&quot;}, {&quot;dropping-particle&quot;: &quot;&quot;, &quot;given&quot;: &quot;Christopher W&quot;, &quot;suffix&quot;: &quot;&quot;, &quot;family&quot;: &quot;Maier&quot;, &quot;parse-names&quot;: false, &quot;non-dropping-particle&quot;: &quot;&quot;}, {&quot;dropping-particle&quot;: &quot;&quot;, &quot;given&quot;: &quot;Ling&quot;, &quot;suffix&quot;: &quot;&quot;, &quot;family&quot;: &quot;Xie&quot;, &quot;parse-names&quot;: false, &quot;non-dropping-particle&quot;: &quot;&quot;}, {&quot;dropping-particle&quot;: &quot;&quot;, &quot;given&quot;: &quot;Xian&quot;, &quot;suffix&quot;: &quot;&quot;, &quot;family&quot;: &quot;Chen&quot;, &quot;parse-names&quot;: false, &quot;non-dropping-particle&quot;: &quot;&quot;}, {&quot;dropping-particle&quot;: &quot;&quot;, &quot;given&quot;: &quot;Tarjei S&quot;, &quot;suffix&quot;: &quot;&quot;, &quot;family&quot;: &quot;Mikkelsen&quot;, &quot;parse-names&quot;: false, &quot;non-dropping-particle&quot;: &quot;&quot;}, {&quot;dropping-particle&quot;: &quot;&quot;, &quot;given&quot;: &quot;Shawn&quot;, &quot;suffix&quot;: &quot;&quot;, &quot;family&quot;: &quot;Gillespie&quot;, &quot;parse-names&quot;: false, &quot;non-dropping-particle&quot;: &quot;&quot;}, {&quot;dropping-particle&quot;: &quot;&quot;, &quot;given&quot;: &quot;Alon&quot;, &quot;suffix&quot;: &quot;&quot;, &quot;family&quot;: &quot;Goren&quot;, &quot;parse-names&quot;: false, &quot;non-dropping-particle&quot;: &quot;&quot;}, {&quot;dropping-particle&quot;: &quot;&quot;, &quot;given&quot;: &quot;Oren&quot;, &quot;suffix&quot;: &quot;&quot;, &quot;family&quot;: &quot;Ram&quot;, &quot;parse-names&quot;: false, &quot;non-dropping-particle&quot;: &quot;&quot;}, {&quot;dropping-particle&quot;: &quot;&quot;, &quot;given&quot;: &quot;Xiaolan&quot;, &quot;suffix&quot;: &quot;&quot;, &quot;family&quot;: &quot;Zhang&quot;, &quot;parse-names&quot;: false, &quot;non-dropping-particle&quot;: &quot;&quot;}, {&quot;dropping-particle&quot;: &quot;&quot;, &quot;given&quot;: &quot;Li&quot;, &quot;suffix&quot;: &quot;&quot;, &quot;family&quot;: &quot;Wang&quot;, &quot;parse-names&quot;: false, &quot;non-dropping-particle&quot;: &quot;&quot;}, {&quot;dropping-particle&quot;: &quot;&quot;, &quot;given&quot;: &quot;Robbyn&quot;, &quot;suffix&quot;: &quot;&quot;, &quot;family&quot;: &quot;Issner&quot;, &quot;parse-names&quot;: false, &quot;non-dropping-particle&quot;: &quot;&quot;}, {&quot;dropping-particle&quot;: &quot;&quot;, &quot;given&quot;: &quot;Michael J&quot;, &quot;suffix&quot;: &quot;&quot;, &quot;family&quot;: &quot;Coyne&quot;, &quot;parse-names&quot;: false, &quot;non-dropping-particle&quot;: &quot;&quot;}, {&quot;dropping-particle&quot;: &quot;&quot;, &quot;given&quot;: &quot;Timothy&quot;, &quot;suffix&quot;: &quot;&quot;, &quot;family&quot;: &quot;Durham&quot;, &quot;parse-names&quot;: false, &quot;non-dropping-particle&quot;: &quot;&quot;}, {&quot;dropping-particle&quot;: &quot;&quot;, &quot;given&quot;: &quot;Manching&quot;, &quot;suffix&quot;: &quot;&quot;, &quot;family&quot;: &quot;Ku&quot;, &quot;parse-names&quot;: false, &quot;non-dropping-particle&quot;: &quot;&quot;}, {&quot;dropping-particle&quot;: &quot;&quot;, &quot;given&quot;: &quot;Thanh&quot;, &quot;suffix&quot;: &quot;&quot;, &quot;family&quot;: &quot;Truong&quot;, &quot;parse-names&quot;: false, &quot;non-dropping-particle&quot;: &quot;&quot;}, {&quot;dropping-particle&quot;: &quot;&quot;, &quot;given&quot;: &quot;Matthew L&quot;, &quot;suffix&quot;: &quot;&quot;, &quot;family&quot;: &quot;Eaton&quot;, &quot;parse-names&quot;: false, &quot;non-dropping-particle&quot;: &quot;&quot;}, {&quot;dropping-particle&quot;: &quot;&quot;, &quot;given&quot;: &quot;Alex&quot;, &quot;suffix&quot;: &quot;&quot;, &quot;family&quot;: &quot;Dobin&quot;, &quot;parse-names&quot;: false, &quot;non-dropping-particle&quot;: &quot;&quot;}, {&quot;dropping-particle&quot;: &quot;&quot;, &quot;given&quot;: &quot;Andrea&quot;, &quot;suffix&quot;: &quot;&quot;, &quot;family&quot;: &quot;Tanzer&quot;, &quot;parse-names&quot;: false, &quot;non-dropping-particle&quot;: &quot;&quot;}, {&quot;dropping-particle&quot;: &quot;&quot;, &quot;given&quot;: &quot;Julien&quot;, &quot;suffix&quot;: &quot;&quot;, &quot;family&quot;: &quot;Lagarde&quot;, &quot;parse-names&quot;: false, &quot;non-dropping-particle&quot;: &quot;&quot;}, {&quot;dropping-particle&quot;: &quot;&quot;, &quot;given&quot;: &quot;Wei&quot;, &quot;suffix&quot;: &quot;&quot;, &quot;family&quot;: &quot;Lin&quot;, &quot;parse-names&quot;: false, &quot;non-dropping-particle&quot;: &quot;&quot;}, {&quot;dropping-particle&quot;: &quot;&quot;, &quot;given&quot;: &quot;Chenghai&quot;, &quot;suffix&quot;: &quot;&quot;, &quot;family&quot;: &quot;Xue&quot;, &quot;parse-names&quot;: false, &quot;non-dropping-particle&quot;: &quot;&quot;}, {&quot;dropping-particle&quot;: &quot;&quot;, &quot;given&quot;: &quot;Brian a&quot;, &quot;suffix&quot;: &quot;&quot;, &quot;family&quot;: &quot;Williams&quot;, &quot;parse-names&quot;: false, &quot;non-dropping-particle&quot;: &quot;&quot;}, {&quot;dropping-particle&quot;: &quot;&quot;, &quot;given&quot;: &quot;Chris&quot;, &quot;suffix&quot;: &quot;&quot;, &quot;family&quot;: &quot;Zaleski&quot;, &quot;parse-names&quot;: false, &quot;non-dropping-particle&quot;: &quot;&quot;}, {&quot;dropping-particle&quot;: &quot;&quot;, &quot;given&quot;: &quot;Maik&quot;, &quot;suffix&quot;: &quot;&quot;, &quot;family&quot;: &quot;R\u00f6der&quot;, &quot;parse-names&quot;: false, &quot;non-dropping-particle&quot;: &quot;&quot;}, {&quot;dropping-particle&quot;: &quot;&quot;, &quot;given&quot;: &quot;Felix&quot;, &quot;suffix&quot;: &quot;&quot;, &quot;family&quot;: &quot;Kokocinski&quot;, &quot;parse-names&quot;: false, &quot;non-dropping-particle&quot;: &quot;&quot;}, {&quot;dropping-particle&quot;: &quot;&quot;, &quot;given&quot;: &quot;Rehab F&quot;, &quot;suffix&quot;: &quot;&quot;, &quot;family&quot;: &quot;Abdelhamid&quot;, &quot;parse-names&quot;: false, &quot;non-dropping-particle&quot;: &quot;&quot;}, {&quot;dropping-particle&quot;: &quot;&quot;, &quot;given&quot;: &quot;Tyler&quot;, &quot;suffix&quot;: &quot;&quot;, &quot;family&quot;: &quot;Alioto&quot;, &quot;parse-names&quot;: false, &quot;non-dropping-particle&quot;: &quot;&quot;}, {&quot;dropping-particle&quot;: &quot;&quot;, &quot;given&quot;: &quot;Igor&quot;, &quot;suffix&quot;: &quot;&quot;, &quot;family&quot;: &quot;Antoshechkin&quot;, &quot;parse-names&quot;: false, &quot;non-dropping-particle&quot;: &quot;&quot;}, {&quot;dropping-particle&quot;: &quot;&quot;, &quot;given&quot;: &quot;Michael T&quot;, &quot;suffix&quot;: &quot;&quot;, &quot;family&quot;: &quot;Baer&quot;, &quot;parse-names&quot;: false, &quot;non-dropping-particle&quot;: &quot;&quot;}, {&quot;dropping-particle&quot;: &quot;&quot;, &quot;given&quot;: &quot;Philippe&quot;, &quot;suffix&quot;: &quot;&quot;, &quot;family&quot;: &quot;Batut&quot;, &quot;parse-names&quot;: false, &quot;non-dropping-particle&quot;: &quot;&quot;}, {&quot;dropping-particle&quot;: &quot;&quot;, &quot;given&quot;: &quot;Ian&quot;, &quot;suffix&quot;: &quot;&quot;, &quot;family&quot;: &quot;Bell&quot;, &quot;parse-names&quot;: false, &quot;non-dropping-particle&quot;: &quot;&quot;}, {&quot;dropping-particle&quot;: &quot;&quot;, &quot;given&quot;: &quot;Kimberly&quot;, &quot;suffix&quot;: &quot;&quot;, &quot;family&quot;: &quot;Bell&quot;, &quot;parse-names&quot;: false, &quot;non-dropping-particle&quot;: &quot;&quot;}, {&quot;dropping-particle&quot;: &quot;&quot;, &quot;given&quot;: &quot;Sudipto&quot;, &quot;suffix&quot;: &quot;&quot;, &quot;family&quot;: &quot;Chakrabortty&quot;, &quot;parse-names&quot;: false, &quot;non-dropping-particle&quot;: &quot;&quot;}, {&quot;dropping-particle&quot;: &quot;&quot;, &quot;given&quot;: &quot;Jacqueline&quot;, &quot;suffix&quot;: &quot;&quot;, &quot;family&quot;: &quot;Chrast&quot;, &quot;parse-names&quot;: false, &quot;non-dropping-particle&quot;: &quot;&quot;}, {&quot;dropping-particle&quot;: &quot;&quot;, &quot;given&quot;: &quot;Joao&quot;, &quot;suffix&quot;: &quot;&quot;, &quot;family&quot;: &quot;Curado&quot;, &quot;parse-names&quot;: false, &quot;non-dropping-particle&quot;: &quot;&quot;}, {&quot;dropping-particle&quot;: &quot;&quot;, &quot;given&quot;: &quot;Thomas&quot;, &quot;suffix&quot;: &quot;&quot;, &quot;family&quot;: &quot;Derrien&quot;, &quot;parse-names&quot;: false, &quot;non-dropping-particle&quot;: &quot;&quot;}, {&quot;dropping-particle&quot;: &quot;&quot;, &quot;given&quot;: &quot;Jorg&quot;, &quot;suffix&quot;: &quot;&quot;, &quot;family&quot;: &quot;Drenkow&quot;, &quot;parse-names&quot;: false, &quot;non-dropping-particle&quot;: &quot;&quot;}, {&quot;dropping-particle&quot;: &quot;&quot;, &quot;given&quot;: &quot;Erica&quot;, &quot;suffix&quot;: &quot;&quot;, &quot;family&quot;: &quot;Dumais&quot;, &quot;parse-names&quot;: false, &quot;non-dropping-particle&quot;: &quot;&quot;}, {&quot;dropping-particle&quot;: &quot;&quot;, &quot;given&quot;: &quot;Jackie&quot;, &quot;suffix&quot;: &quot;&quot;, &quot;family&quot;: &quot;Dumais&quot;, &quot;parse-names&quot;: false, &quot;non-dropping-particle&quot;: &quot;&quot;}, {&quot;dropping-particle&quot;: &quot;&quot;, &quot;given&quot;: &quot;Radha&quot;, &quot;suffix&quot;: &quot;&quot;, &quot;family&quot;: &quot;Duttagupta&quot;, &quot;parse-names&quot;: false, &quot;non-dropping-particle&quot;: &quot;&quot;}, {&quot;dropping-particle&quot;: &quot;&quot;, &quot;given&quot;: &quot;Megan&quot;, &quot;suffix&quot;: &quot;&quot;, &quot;family&quot;: &quot;Fastuca&quot;, &quot;parse-names&quot;: false, &quot;non-dropping-particle&quot;: &quot;&quot;}, {&quot;dropping-particle&quot;: &quot;&quot;, &quot;given&quot;: &quot;Kata&quot;, &quot;suffix&quot;: &quot;&quot;, &quot;family&quot;: &quot;Fejes-Toth&quot;, &quot;parse-names&quot;: false, &quot;non-dropping-particle&quot;: &quot;&quot;}, {&quot;dropping-particle&quot;: &quot;&quot;, &quot;given&quot;: &quot;Pedro&quot;, &quot;suffix&quot;: &quot;&quot;, &quot;family&quot;: &quot;Ferreira&quot;, &quot;parse-names&quot;: false, &quot;non-dropping-particle&quot;: &quot;&quot;}, {&quot;dropping-particle&quot;: &quot;&quot;, &quot;given&quot;: &quot;Sylvain&quot;, &quot;suffix&quot;: &quot;&quot;, &quot;family&quot;: &quot;Foissac&quot;, &quot;parse-names&quot;: false, &quot;non-dropping-particle&quot;: &quot;&quot;}, {&quot;dropping-particle&quot;: &quot;&quot;, &quot;given&quot;: &quot;Melissa J&quot;, &quot;suffix&quot;: &quot;&quot;, &quot;family&quot;: &quot;Fullwood&quot;, &quot;parse-names&quot;: false, &quot;non-dropping-particle&quot;: &quot;&quot;}, {&quot;dropping-particle&quot;: &quot;&quot;, &quot;given&quot;: &quot;Hui&quot;, &quot;suffix&quot;: &quot;&quot;, &quot;family&quot;: &quot;Gao&quot;, &quot;parse-names&quot;: false, &quot;non-dropping-particle&quot;: &quot;&quot;}, {&quot;dropping-particle&quot;: &quot;&quot;, &quot;given&quot;: &quot;David&quot;, &quot;suffix&quot;: &quot;&quot;, &quot;family&quot;: &quot;Gonzalez&quot;, &quot;parse-names&quot;: false, &quot;non-dropping-particle&quot;: &quot;&quot;}, {&quot;dropping-particle&quot;: &quot;&quot;, &quot;given&quot;: &quot;Assaf&quot;, &quot;suffix&quot;: &quot;&quot;, &quot;family&quot;: &quot;Gordon&quot;, &quot;parse-names&quot;: false, &quot;non-dropping-particle&quot;: &quot;&quot;}, {&quot;dropping-particle&quot;: &quot;&quot;, &quot;given&quot;: &quot;C\u00e9dric&quot;, &quot;suffix&quot;: &quot;&quot;, &quot;family&quot;: &quot;Howald&quot;, &quot;parse-names&quot;: false, &quot;non-dropping-particle&quot;: &quot;&quot;}, {&quot;dropping-particle&quot;: &quot;&quot;, &quot;given&quot;: &quot;Sonali&quot;, &quot;suffix&quot;: &quot;&quot;, &quot;family&quot;: &quot;Jha&quot;, &quot;parse-names&quot;: false, &quot;non-dropping-particle&quot;: &quot;&quot;}, {&quot;dropping-particle&quot;: &quot;&quot;, &quot;given&quot;: &quot;Rory&quot;, &quot;suffix&quot;: &quot;&quot;, &quot;family&quot;: &quot;Johnson&quot;, &quot;parse-names&quot;: false, &quot;non-dropping-particle&quot;: &quot;&quot;}, {&quot;dropping-particle&quot;: &quot;&quot;, &quot;given&quot;: &quot;Philipp&quot;, &quot;suffix&quot;: &quot;&quot;, &quot;family&quot;: &quot;Kapranov&quot;, &quot;parse-names&quot;: false, &quot;non-dropping-particle&quot;: &quot;&quot;}, {&quot;dropping-particle&quot;: &quot;&quot;, &quot;given&quot;: &quot;Brandon&quot;, &quot;suffix&quot;: &quot;&quot;, &quot;family&quot;: &quot;King&quot;, &quot;parse-names&quot;: false, &quot;non-dropping-particle&quot;: &quot;&quot;}, {&quot;dropping-particle&quot;: &quot;&quot;, &quot;given&quot;: &quot;Colin&quot;, &quot;suffix&quot;: &quot;&quot;, &quot;family&quot;: &quot;Kingswood&quot;, &quot;parse-names&quot;: false, &quot;non-dropping-particle&quot;: &quot;&quot;}, {&quot;dropping-particle&quot;: &quot;&quot;, &quot;given&quot;: &quot;Guoliang&quot;, &quot;suffix&quot;: &quot;&quot;, &quot;family&quot;: &quot;Li&quot;, &quot;parse-names&quot;: false, &quot;non-dropping-particle&quot;: &quot;&quot;}, {&quot;dropping-particle&quot;: &quot;&quot;, &quot;given&quot;: &quot;Oscar J&quot;, &quot;suffix&quot;: &quot;&quot;, &quot;family&quot;: &quot;Luo&quot;, &quot;parse-names&quot;: false, &quot;non-dropping-particle&quot;: &quot;&quot;}, {&quot;dropping-particle&quot;: &quot;&quot;, &quot;given&quot;: &quot;Eddie&quot;, &quot;suffix&quot;: &quot;&quot;, &quot;family&quot;: &quot;Park&quot;, &quot;parse-names&quot;: false, &quot;non-dropping-particle&quot;: &quot;&quot;}, {&quot;dropping-particle&quot;: &quot;&quot;, &quot;given&quot;: &quot;Jonathan B&quot;, &quot;suffix&quot;: &quot;&quot;, &quot;family&quot;: &quot;Preall&quot;, &quot;parse-names&quot;: false, &quot;non-dropping-particle&quot;: &quot;&quot;}, {&quot;dropping-particle&quot;: &quot;&quot;, &quot;given&quot;: &quot;Kimberly&quot;, &quot;suffix&quot;: &quot;&quot;, &quot;family&quot;: &quot;Presaud&quot;, &quot;parse-names&quot;: false, &quot;non-dropping-particle&quot;: &quot;&quot;}, {&quot;dropping-particle&quot;: &quot;&quot;, &quot;given&quot;: &quot;Paolo&quot;, &quot;suffix&quot;: &quot;&quot;, &quot;family&quot;: &quot;Ribeca&quot;, &quot;parse-names&quot;: false, &quot;non-dropping-particle&quot;: &quot;&quot;}, {&quot;dropping-particle&quot;: &quot;&quot;, &quot;given&quot;: &quot;Daniel&quot;, &quot;suffix&quot;: &quot;&quot;, &quot;family&quot;: &quot;Robyr&quot;, &quot;parse-names&quot;: false, &quot;non-dropping-particle&quot;: &quot;&quot;}, {&quot;dropping-particle&quot;: &quot;&quot;, &quot;given&quot;: &quot;Xiaoan&quot;, &quot;suffix&quot;: &quot;&quot;, &quot;family&quot;: &quot;Ruan&quot;, &quot;parse-names&quot;: false, &quot;non-dropping-particle&quot;: &quot;&quot;}, {&quot;dropping-particle&quot;: &quot;&quot;, &quot;given&quot;: &quot;Michael&quot;, &quot;suffix&quot;: &quot;&quot;, &quot;family&quot;: &quot;Sammeth&quot;, &quot;parse-names&quot;: false, &quot;non-dropping-particle&quot;: &quot;&quot;}, {&quot;dropping-particle&quot;: &quot;&quot;, &quot;given&quot;: &quot;Kuljeet Singh&quot;, &quot;suffix&quot;: &quot;&quot;, &quot;family&quot;: &quot;Sandu&quot;, &quot;parse-names&quot;: false, &quot;non-dropping-particle&quot;: &quot;&quot;}, {&quot;dropping-particle&quot;: &quot;&quot;, &quot;given&quot;: &quot;Lorain&quot;, &quot;suffix&quot;: &quot;&quot;, &quot;family&quot;: &quot;Schaeffer&quot;, &quot;parse-names&quot;: false, &quot;non-dropping-particle&quot;: &quot;&quot;}, {&quot;dropping-particle&quot;: &quot;&quot;, &quot;given&quot;: &quot;Lei-Hoon&quot;, &quot;suffix&quot;: &quot;&quot;, &quot;family&quot;: &quot;See&quot;, &quot;parse-names&quot;: false, &quot;non-dropping-particle&quot;: &quot;&quot;}, {&quot;dropping-particle&quot;: &quot;&quot;, &quot;given&quot;: &quot;Atif&quot;, &quot;suffix&quot;: &quot;&quot;, &quot;family&quot;: &quot;Shahab&quot;, &quot;parse-names&quot;: false, &quot;non-dropping-particle&quot;: &quot;&quot;}, {&quot;dropping-particle&quot;: &quot;&quot;, &quot;given&quot;: &quot;Jorgen&quot;, &quot;suffix&quot;: &quot;&quot;, &quot;family&quot;: &quot;Skancke&quot;, &quot;parse-names&quot;: false, &quot;non-dropping-particle&quot;: &quot;&quot;}, {&quot;dropping-particle&quot;: &quot;&quot;, &quot;given&quot;: &quot;Ana Maria&quot;, &quot;suffix&quot;: &quot;&quot;, &quot;family&quot;: &quot;Suzuki&quot;, &quot;parse-names&quot;: false, &quot;non-dropping-particle&quot;: &quot;&quot;}, {&quot;dropping-particle&quot;: &quot;&quot;, &quot;given&quot;: &quot;Hazuki&quot;, &quot;suffix&quot;: &quot;&quot;, &quot;family&quot;: &quot;Takahashi&quot;, &quot;parse-names&quot;: false, &quot;non-dropping-particle&quot;: &quot;&quot;}, {&quot;dropping-particle&quot;: &quot;&quot;, &quot;given&quot;: &quot;Hagen&quot;, &quot;suffix&quot;: &quot;&quot;, &quot;family&quot;: &quot;Tilgner&quot;, &quot;parse-names&quot;: false, &quot;non-dropping-particle&quot;: &quot;&quot;}, {&quot;dropping-particle&quot;: &quot;&quot;, &quot;given&quot;: &quot;Diane&quot;, &quot;suffix&quot;: &quot;&quot;, &quot;family&quot;: &quot;Trout&quot;, &quot;parse-names&quot;: false, &quot;non-dropping-particle&quot;: &quot;&quot;}, {&quot;dropping-particle&quot;: &quot;&quot;, &quot;given&quot;: &quot;Nathalie&quot;, &quot;suffix&quot;: &quot;&quot;, &quot;family&quot;: &quot;Walters&quot;, &quot;parse-names&quot;: false, &quot;non-dropping-particle&quot;: &quot;&quot;}, {&quot;dropping-particle&quot;: &quot;&quot;, &quot;given&quot;: &quot;Huaien Hao&quot;, &quot;suffix&quot;: &quot;&quot;, &quot;family&quot;: &quot;Wang&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exandre&quot;, &quot;suffix&quot;: &quot;&quot;, &quot;family&quot;: &quot;Reymond&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Gregory J&quot;, &quot;suffix&quot;: &quot;&quot;, &quot;family&quot;: &quot;Hannon&quot;, &quot;parse-names&quot;: false, &quot;non-dropping-particle&quot;: &quot;&quot;}, {&quot;dropping-particle&quot;: &quot;&quot;, &quot;given&quot;: &quot;Yijun&quot;, &quot;suffix&quot;: &quot;&quot;, &quot;family&quot;: &quot;Ruan&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Cricket a&quot;, &quot;suffix&quot;: &quot;&quot;, &quot;family&quot;: &quot;Sloan&quot;, &quot;parse-names&quot;: false, &quot;non-dropping-particle&quot;: &quot;&quot;}, {&quot;dropping-particle&quot;: &quot;&quot;, &quot;given&quot;: &quot;Katrina&quot;, &quot;suffix&quot;: &quot;&quot;, &quot;family&quot;: &quot;Learned&quot;, &quot;parse-names&quot;: false, &quot;non-dropping-particle&quot;: &quot;&quot;}, {&quot;dropping-particle&quot;: &quot;&quot;, &quot;given&quot;: &quot;Venkat S&quot;, &quot;suffix&quot;: &quot;&quot;, &quot;family&quot;: &quot;Malladi&quot;, &quot;parse-names&quot;: false, &quot;non-dropping-particle&quot;: &quot;&quot;}, {&quot;dropping-particle&quot;: &quot;&quot;, &quot;given&quot;: &quot;Matthew C&quot;, &quot;suffix&quot;: &quot;&quot;, &quot;family&quot;: &quot;Wong&quot;, &quot;parse-names&quot;: false, &quot;non-dropping-particle&quot;: &quot;&quot;}, {&quot;dropping-particle&quot;: &quot;&quot;, &quot;given&quot;: &quot;Galt P&quot;, &quot;suffix&quot;: &quot;&quot;, &quot;family&quot;: &quot;Barber&quot;, &quot;parse-names&quot;: false, &quot;non-dropping-particle&quot;: &quot;&quot;}, {&quot;dropping-particle&quot;: &quot;&quot;, &quot;given&quot;: &quot;Melissa S&quot;, &quot;suffix&quot;: &quot;&quot;, &quot;family&quot;: &quot;Cline&quot;, &quot;parse-names&quot;: false, &quot;non-dropping-particle&quot;: &quot;&quot;}, {&quot;dropping-particle&quot;: &quot;&quot;, &quot;given&quot;: &quot;Timothy R&quot;, &quot;suffix&quot;: &quot;&quot;, &quot;family&quot;: &quot;Dreszer&quot;, &quot;parse-names&quot;: false, &quot;non-dropping-particle&quot;: &quot;&quot;}, {&quot;dropping-particle&quot;: &quot;&quot;, &quot;given&quot;: &quot;Steven G&quot;, &quot;suffix&quot;: &quot;&quot;, &quot;family&quot;: &quot;Heitner&quot;, &quot;parse-names&quot;: false, &quot;non-dropping-particle&quot;: &quot;&quot;}, {&quot;dropping-particle&quot;: &quot;&quot;, &quot;given&quot;: &quot;Donna&quot;, &quot;suffix&quot;: &quot;&quot;, &quot;family&quot;: &quot;Karolchik&quot;, &quot;parse-names&quot;: false, &quot;non-dropping-particle&quot;: &quot;&quot;}, {&quot;dropping-particle&quot;: &quot;&quot;, &quot;given&quot;: &quot;Vaness M&quot;, &quot;suffix&quot;: &quot;&quot;, &quot;family&quot;: &quot;Kirkup&quot;, &quot;parse-names&quot;: false, &quot;non-dropping-particle&quot;: &quot;&quot;}, {&quot;dropping-particle&quot;: &quot;&quot;, &quot;given&quot;: &quot;Laurence R&quot;, &quot;suffix&quot;: &quot;&quot;, &quot;family&quot;: &quot;Meyer&quot;, &quot;parse-names&quot;: false, &quot;non-dropping-particle&quot;: &quot;&quot;}, {&quot;dropping-particle&quot;: &quot;&quot;, &quot;given&quot;: &quot;Jeffrey C&quot;, &quot;suffix&quot;: &quot;&quot;, &quot;family&quot;: &quot;Long&quot;, &quot;parse-names&quot;: false, &quot;non-dropping-particle&quot;: &quot;&quot;}, {&quot;dropping-particle&quot;: &quot;&quot;, &quot;given&quot;: &quot;Morgan&quot;, &quot;suffix&quot;: &quot;&quot;, &quot;family&quot;: &quot;Maddren&quot;, &quot;parse-names&quot;: false, &quot;non-dropping-particle&quot;: &quot;&quot;}, {&quot;dropping-particle&quot;: &quot;&quot;, &quot;given&quot;: &quot;Brian J&quot;, &quot;suffix&quot;: &quot;&quot;, &quot;family&quot;: &quot;Raney&quot;, &quot;parse-names&quot;: false, &quot;non-dropping-particle&quot;: &quot;&quot;}, {&quot;dropping-particle&quot;: &quot;&quot;, &quot;given&quot;: &quot;Linda L&quot;, &quot;suffix&quot;: &quot;&quot;, &quot;family&quot;: &quot;Grasfeder&quot;, &quot;parse-names&quot;: false, &quot;non-dropping-particle&quot;: &quot;&quot;}, {&quot;dropping-particle&quot;: &quot;&quot;, &quot;given&quot;: &quot;Paul G&quot;, &quot;suffix&quot;: &quot;&quot;, &quot;family&quot;: &quot;Giresi&quot;, &quot;parse-names&quot;: false, &quot;non-dropping-particle&quot;: &quot;&quot;}, {&quot;dropping-particle&quot;: &quot;&quot;, &quot;given&quot;: &quot;Anna&quot;, &quot;suffix&quot;: &quot;&quot;, &quot;family&quot;: &quot;Battenhouse&quot;, &quot;parse-names&quot;: false, &quot;non-dropping-particle&quot;: &quot;&quot;}, {&quot;dropping-particle&quot;: &quot;&quot;, &quot;given&quot;: &quot;Nathan C&quot;, &quot;suffix&quot;: &quot;&quot;, &quot;family&quot;: &quot;Sheffield&quot;, &quot;parse-names&quot;: false, &quot;non-dropping-particle&quot;: &quot;&quot;}, {&quot;dropping-particle&quot;: &quot;&quot;, &quot;given&quot;: &quot;Kimberly a&quot;, &quot;suffix&quot;: &quot;&quot;, &quot;family&quot;: &quot;Showers&quot;, &quot;parse-names&quot;: false, &quot;non-dropping-particle&quot;: &quot;&quot;}, {&quot;dropping-particle&quot;: &quot;&quot;, &quot;given&quot;: &quot;Darin&quot;, &quot;suffix&quot;: &quot;&quot;, &quot;family&quot;: &quot;London&quot;, &quot;parse-names&quot;: false, &quot;non-dropping-particle&quot;: &quot;&quot;}, {&quot;dropping-particle&quot;: &quot;&quot;, &quot;given&quot;: &quot;Akshay a&quot;, &quot;suffix&quot;: &quot;&quot;, &quot;family&quot;: &quot;Bhinge&quot;, &quot;parse-names&quot;: false, &quot;non-dropping-particle&quot;: &quot;&quot;}, {&quot;dropping-particle&quot;: &quot;&quot;, &quot;given&quot;: &quot;Christopher&quot;, &quot;suffix&quot;: &quot;&quot;, &quot;family&quot;: &quot;Shestak&quot;, &quot;parse-names&quot;: false, &quot;non-dropping-particle&quot;: &quot;&quot;}, {&quot;dropping-particle&quot;: &quot;&quot;, &quot;given&quot;: &quot;Matthew R&quot;, &quot;suffix&quot;: &quot;&quot;, &quot;family&quot;: &quot;Schaner&quot;, &quot;parse-names&quot;: false, &quot;non-dropping-particle&quot;: &quot;&quot;}, {&quot;dropping-particle&quot;: &quot;&quot;, &quot;given&quot;: &quot;Seul Ki&quot;, &quot;suffix&quot;: &quot;&quot;, &quot;family&quot;: &quot;Kim&quot;, &quot;parse-names&quot;: false, &quot;non-dropping-particle&quot;: &quot;&quot;}, {&quot;dropping-particle&quot;: &quot;&quot;, &quot;given&quot;: &quot;Zhuzhu Zhancheng Zhengdong&quot;, &quot;suffix&quot;: &quot;&quot;, &quot;family&quot;: &quot;Zhang&quot;, &quot;parse-names&quot;: false, &quot;non-dropping-particle&quot;: &quot;&quot;}, {&quot;dropping-particle&quot;: &quot;&quot;, &quot;given&quot;: &quot;Piotr a&quot;, &quot;suffix&quot;: &quot;&quot;, &quot;family&quot;: &quot;Mieczkowski&quot;, &quot;parse-names&quot;: false, &quot;non-dropping-particle&quot;: &quot;&quot;}, {&quot;dropping-particle&quot;: &quot;&quot;, &quot;given&quot;: &quot;Joanna O&quot;, &quot;suffix&quot;: &quot;&quot;, &quot;family&quot;: &quot;Mieczkowska&quot;, &quot;parse-names&quot;: false, &quot;non-dropping-particle&quot;: &quot;&quot;}, {&quot;dropping-particle&quot;: &quot;&quot;, &quot;given&quot;: &quot;Zheng&quot;, &quot;suffix&quot;: &quot;&quot;, &quot;family&quot;: &quot;Liu&quot;, &quot;parse-names&quot;: false, &quot;non-dropping-particle&quot;: &quot;&quot;}, {&quot;dropping-particle&quot;: &quot;&quot;, &quot;given&quot;: &quot;Ryan M&quot;, &quot;suffix&quot;: &quot;&quot;, &quot;family&quot;: &quot;McDaniell&quot;, &quot;parse-names&quot;: false, &quot;non-dropping-particle&quot;: &quot;&quot;}, {&quot;dropping-particle&quot;: &quot;&quot;, &quot;given&quot;: &quot;Yunyun&quot;, &quot;suffix&quot;: &quot;&quot;, &quot;family&quot;: &quot;Ni&quot;, &quot;parse-names&quot;: false, &quot;non-dropping-particle&quot;: &quot;&quot;}, {&quot;dropping-particle&quot;: &quot;&quot;, &quot;given&quot;: &quot;Naim U&quot;, &quot;suffix&quot;: &quot;&quot;, &quot;family&quot;: &quot;Rashid&quot;, &quot;parse-names&quot;: false, &quot;non-dropping-particle&quot;: &quot;&quot;}, {&quot;dropping-particle&quot;: &quot;&quot;, &quot;given&quot;: &quot;Min Jae&quot;, &quot;suffix&quot;: &quot;&quot;, &quot;family&quot;: &quot;Kim&quot;, &quot;parse-names&quot;: false, &quot;non-dropping-particle&quot;: &quot;&quot;}, {&quot;dropping-particle&quot;: &quot;&quot;, &quot;given&quot;: &quot;Sheera&quot;, &quot;suffix&quot;: &quot;&quot;, &quot;family&quot;: &quot;Adar&quot;, &quot;parse-names&quot;: false, &quot;non-dropping-particle&quot;: &quot;&quot;}, {&quot;dropping-particle&quot;: &quot;&quot;, &quot;given&quot;: &quot;Tianyuan&quot;, &quot;suffix&quot;: &quot;&quot;, &quot;family&quot;: &quot;Wang&quot;, &quot;parse-names&quot;: false, &quot;non-dropping-particle&quot;: &quot;&quot;}, {&quot;dropping-particle&quot;: &quot;&quot;, &quot;given&quot;: &quot;Deborah&quot;, &quot;suffix&quot;: &quot;&quot;, &quot;family&quot;: &quot;Winter&quot;, &quot;parse-names&quot;: false, &quot;non-dropping-particle&quot;: &quot;&quot;}, {&quot;dropping-particle&quot;: &quot;&quot;, &quot;given&quot;: &quot;Damian&quot;, &quot;suffix&quot;: &quot;&quot;, &quot;family&quot;: &quot;Keefe&quot;, &quot;parse-names&quot;: false, &quot;non-dropping-particle&quot;: &quot;&quot;}, {&quot;dropping-particle&quot;: &quot;&quot;, &quot;given&quot;: &quot;Vishwanath R&quot;, &quot;suffix&quot;: &quot;&quot;, &quot;family&quot;: &quot;Iyer&quot;, &quot;parse-names&quot;: false, &quot;non-dropping-particle&quot;: &quot;&quot;}, {&quot;dropping-particle&quot;: &quot;&quot;, &quot;given&quot;: &quot;Kljeet Singh&quot;, &quot;suffix&quot;: &quot;&quot;, &quot;family&quot;: &quot;Sandhu&quot;, &quot;parse-names&quot;: false, &quot;non-dropping-particle&quot;: &quot;&quot;}, {&quot;dropping-particle&quot;: &quot;&quot;, &quot;given&quot;: &quot;Meizhen&quot;, &quot;suffix&quot;: &quot;&quot;, &quot;family&quot;: &quot;Zheng&quot;, &quot;parse-names&quot;: false, &quot;non-dropping-particle&quot;: &quot;&quot;}, {&quot;dropping-particle&quot;: &quot;&quot;, &quot;given&quot;: &quot;Ping&quot;, &quot;suffix&quot;: &quot;&quot;, &quot;family&quot;: &quot;Wang&quot;, &quot;parse-names&quot;: false, &quot;non-dropping-particle&quot;: &quot;&quot;}, {&quot;dropping-particle&quot;: &quot;&quot;, &quot;given&quot;: &quot;Jason&quot;, &quot;suffix&quot;: &quot;&quot;, &quot;family&quot;: &quot;Gertz&quot;, &quot;parse-names&quot;: false, &quot;non-dropping-particle&quot;: &quot;&quot;}, {&quot;dropping-particle&quot;: &quot;&quot;, &quot;given&quot;: &quot;Jost&quot;, &quot;suffix&quot;: &quot;&quot;, &quot;family&quot;: &quot;Vielmetter&quot;, &quot;parse-names&quot;: false, &quot;non-dropping-particle&quot;: &quot;&quot;}, {&quot;dropping-particle&quot;: &quot;&quot;, &quot;given&quot;: &quot;E Christopher&quot;, &quot;suffix&quot;: &quot;&quot;, &quot;family&quot;: &quot;Partridge&quot;, &quot;parse-names&quot;: false, &quot;non-dropping-particle&quot;: &quot;&quot;}, {&quot;dropping-particle&quot;: &quot;&quot;, &quot;given&quot;: &quot;Katherine E&quot;, &quot;suffix&quot;: &quot;&quot;, &quot;family&quot;: &quot;Varley&quot;, &quot;parse-names&quot;: false, &quot;non-dropping-particle&quot;: &quot;&quot;}, {&quot;dropping-particle&quot;: &quot;&quot;, &quot;given&quot;: &quot;Clarke&quot;, &quot;suffix&quot;: &quot;&quot;, &quot;family&quot;: &quot;Gasper&quot;, &quot;parse-names&quot;: false, &quot;non-dropping-particle&quot;: &quot;&quot;}, {&quot;dropping-particle&quot;: &quot;&quot;, &quot;given&quot;: &quot;Anita&quot;, &quot;suffix&quot;: &quot;&quot;, &quot;family&quot;: &quot;Bansal&quot;, &quot;parse-names&quot;: false, &quot;non-dropping-particle&quot;: &quot;&quot;}, {&quot;dropping-particle&quot;: &quot;&quot;, &quot;given&quot;: &quot;Shirley&quot;, &quot;suffix&quot;: &quot;&quot;, &quot;family&quot;: &quot;Pepke&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Henry&quot;, &quot;suffix&quot;: &quot;&quot;, &quot;family&quot;: &quot;Amrhein&quot;, &quot;parse-names&quot;: false, &quot;non-dropping-particle&quot;: &quot;&quot;}, {&quot;dropping-particle&quot;: &quot;&quot;, &quot;given&quot;: &quot;Kevin M&quot;, &quot;suffix&quot;: &quot;&quot;, &quot;family&quot;: &quot;Bowling&quot;, &quot;parse-names&quot;: false, &quot;non-dropping-particle&quot;: &quot;&quot;}, {&quot;dropping-particle&quot;: &quot;&quot;, &quot;given&quot;: &quot;Michael&quot;, &quot;suffix&quot;: &quot;&quot;, &quot;family&quot;: &quot;Anaya&quot;, &quot;parse-names&quot;: false, &quot;non-dropping-particle&quot;: &quot;&quot;}, {&quot;dropping-particle&quot;: &quot;&quot;, &quot;given&quot;: &quot;Marie K&quot;, &quot;suffix&quot;: &quot;&quot;, &quot;family&quot;: &quot;Cross&quot;, &quot;parse-names&quot;: false, &quot;non-dropping-particle&quot;: &quot;&quot;}, {&quot;dropping-particle&quot;: &quot;&quot;, &quot;given&quot;: &quot;Michael a&quot;, &quot;suffix&quot;: &quot;&quot;, &quot;family&quot;: &quot;Muratet&quot;, &quot;parse-names&quot;: false, &quot;non-dropping-particle&quot;: &quot;&quot;}, {&quot;dropping-particle&quot;: &quot;&quot;, &quot;given&quot;: &quot;Kimberly M&quot;, &quot;suffix&quot;: &quot;&quot;, &quot;family&quot;: &quot;Newberry&quot;, &quot;parse-names&quot;: false, &quot;non-dropping-particle&quot;: &quot;&quot;}, {&quot;dropping-particle&quot;: &quot;&quot;, &quot;given&quot;: &quot;Kenneth&quot;, &quot;suffix&quot;: &quot;&quot;, &quot;family&quot;: &quot;McCue&quot;, &quot;parse-names&quot;: false, &quot;non-dropping-particle&quot;: &quot;&quot;}, {&quot;dropping-particle&quot;: &quot;&quot;, &quot;given&quot;: &quot;Amy S&quot;, &quot;suffix&quot;: &quot;&quot;, &quot;family&quot;: &quot;Nesmith&quot;, &quot;parse-names&quot;: false, &quot;non-dropping-particle&quot;: &quot;&quot;}, {&quot;dropping-particle&quot;: &quot;&quot;, &quot;given&quot;: &quot;Katherine I&quot;, &quot;suffix&quot;: &quot;&quot;, &quot;family&quot;: &quot;Fisher-Aylor&quot;, &quot;parse-names&quot;: false, &quot;non-dropping-particle&quot;: &quot;&quot;}, {&quot;dropping-particle&quot;: &quot;&quot;, &quot;given&quot;: &quot;Barbara&quot;, &quot;suffix&quot;: &quot;&quot;, &quot;family&quot;: &quot;Pusey&quot;, &quot;parse-names&quot;: false, &quot;non-dropping-particle&quot;: &quot;&quot;}, {&quot;dropping-particle&quot;: &quot;&quot;, &quot;given&quot;: &quot;Gilberto&quot;, &quot;suffix&quot;: &quot;&quot;, &quot;family&quot;: &quot;DeSalvo&quot;, &quot;parse-names&quot;: false, &quot;non-dropping-particle&quot;: &quot;&quot;}, {&quot;dropping-particle&quot;: &quot;&quot;, &quot;given&quot;: &quot;Suganthi Sreeram&quot;, &quot;suffix&quot;: &quot;&quot;, &quot;family&quot;: &quot;Balasubramanian&quot;, &quot;parse-names&quot;: false, &quot;non-dropping-particle&quot;: &quot;&quot;}, {&quot;dropping-particle&quot;: &quot;&quot;, &quot;given&quot;: &quot;Nicholas S&quot;, &quot;suffix&quot;: &quot;&quot;, &quot;family&quot;: &quot;Davis&quot;, &quot;parse-names&quot;: false, &quot;non-dropping-particle&quot;: &quot;&quot;}, {&quot;dropping-particle&quot;: &quot;&quot;, &quot;given&quot;: &quot;Sarah K&quot;, &quot;suffix&quot;: &quot;&quot;, &quot;family&quot;: &quot;Meadows&quot;, &quot;parse-names&quot;: false, &quot;non-dropping-particle&quot;: &quot;&quot;}, {&quot;dropping-particle&quot;: &quot;&quot;, &quot;given&quot;: &quot;Tracy&quot;, &quot;suffix&quot;: &quot;&quot;, &quot;family&quot;: &quot;Eggleston&quot;, &quot;parse-names&quot;: false, &quot;non-dropping-particle&quot;: &quot;&quot;}, {&quot;dropping-particle&quot;: &quot;&quot;, &quot;given&quot;: &quot;J Scott&quot;, &quot;suffix&quot;: &quot;&quot;, &quot;family&quot;: &quot;Newberry&quot;, &quot;parse-names&quot;: false, &quot;non-dropping-particle&quot;: &quot;&quot;}, {&quot;dropping-particle&quot;: &quot;&quot;, &quot;given&quot;: &quot;Shawn E&quot;, &quot;suffix&quot;: &quot;&quot;, &quot;family&quot;: &quot;Levy&quot;, &quot;parse-names&quot;: false, &quot;non-dropping-particle&quot;: &quot;&quot;}, {&quot;dropping-particle&quot;: &quot;&quot;, &quot;given&quot;: &quot;Devin M&quot;, &quot;suffix&quot;: &quot;&quot;, &quot;family&quot;: &quot;Absher&quot;, &quot;parse-names&quot;: false, &quot;non-dropping-particle&quot;: &quot;&quot;}, {&quot;dropping-particle&quot;: &quot;&quot;, &quot;given&quot;: &quot;Wing H&quot;, &quot;suffix&quot;: &quot;&quot;, &quot;family&quot;: &quot;Wong&quot;, &quot;parse-names&quot;: false, &quot;non-dropping-particle&quot;: &quot;&quot;}, {&quot;dropping-particle&quot;: &quot;&quot;, &quot;given&quot;: &quot;Matthew J&quot;, &quot;suffix&quot;: &quot;&quot;, &quot;family&quot;: &quot;Blow&quot;, &quot;parse-names&quot;: false, &quot;non-dropping-particle&quot;: &quot;&quot;}, {&quot;dropping-particle&quot;: &quot;&quot;, &quot;given&quot;: &quot;Axel&quot;, &quot;suffix&quot;: &quot;&quot;, &quot;family&quot;: &quot;Visel&quot;, &quot;parse-names&quot;: false, &quot;non-dropping-particle&quot;: &quot;&quot;}, {&quot;dropping-particle&quot;: &quot;&quot;, &quot;given&quot;: &quot;Len a&quot;, &quot;suffix&quot;: &quot;&quot;, &quot;family&quot;: &quot;Pennachio&quot;, &quot;parse-names&quot;: false, &quot;non-dropping-particle&quot;: &quot;&quot;}, {&quot;dropping-particle&quot;: &quot;&quot;, &quot;given&quot;: &quot;Laura&quot;, &quot;suffix&quot;: &quot;&quot;, &quot;family&quot;: &quot;Elnitski&quot;, &quot;parse-names&quot;: false, &quot;non-dropping-particle&quot;: &quot;&quot;}, {&quot;dropping-particle&quot;: &quot;&quot;, &quot;given&quot;: &quot;Hanna M&quot;, &quot;suffix&quot;: &quot;&quot;, &quot;family&quot;: &quot;Petrykowska&quot;, &quot;parse-names&quot;: false, &quot;non-dropping-particle&quot;: &quot;&quot;}, {&quot;dropping-particle&quot;: &quot;&quot;, &quot;given&quot;: &quot;Alexej&quot;, &quot;suffix&quot;: &quot;&quot;, &quot;family&quot;: &quot;Abyzov&quot;, &quot;parse-names&quot;: false, &quot;non-dropping-particle&quot;: &quot;&quot;}, {&quot;dropping-particle&quot;: &quot;&quot;, &quot;given&quot;: &quot;Bronwen&quot;, &quot;suffix&quot;: &quot;&quot;, &quot;family&quot;: &quot;Aken&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Gemma&quot;, &quot;suffix&quot;: &quot;&quot;, &quot;family&quot;: &quot;Barson&quot;, &quot;parse-names&quot;: false, &quot;non-dropping-particle&quot;: &quot;&quot;}, {&quot;dropping-particle&quot;: &quot;&quot;, &quot;given&quot;: &quot;Andrew&quot;, &quot;suffix&quot;: &quot;&quot;, &quot;family&quot;: &quot;Berry&quot;, &quot;parse-names&quot;: false, &quot;non-dropping-particle&quot;: &quot;&quot;}, {&quot;dropping-particle&quot;: &quot;&quot;, &quot;given&quot;: &quot;Alexandra&quot;, &quot;suffix&quot;: &quot;&quot;, &quot;family&quot;: &quot;Bignell&quot;, &quot;parse-names&quot;: false, &quot;non-dropping-particle&quot;: &quot;&quot;}, {&quot;dropping-particle&quot;: &quot;&quot;, &quot;given&quot;: &quot;Veronika&quot;, &quot;suffix&quot;: &quot;&quot;, &quot;family&quot;: &quot;Boychenko&quot;, &quot;parse-names&quot;: false, &quot;non-dropping-particle&quot;: &quot;&quot;}, {&quot;dropping-particle&quot;: &quot;&quot;, &quot;given&quot;: &quot;Govanni&quot;, &quot;suffix&quot;: &quot;&quot;, &quot;family&quot;: &quot;Bussotti&quot;, &quot;parse-names&quot;: false, &quot;non-dropping-particle&quot;: &quot;&quot;}, {&quot;dropping-particle&quot;: &quot;&quot;, &quot;given&quot;: &quot;Claire&quot;, &quot;suffix&quot;: &quot;&quot;, &quot;family&quot;: &quot;Davidson&quot;, &quot;parse-names&quot;: false, &quot;non-dropping-particle&quot;: &quot;&quot;}, {&quot;dropping-particle&quot;: &quot;&quot;, &quot;given&quot;: &quot;Gloria&quot;, &quot;suffix&quot;: &quot;&quot;, &quot;family&quot;: &quot;Despacio-Reyes&quot;, &quot;parse-names&quot;: false, &quot;non-dropping-particle&quot;: &quot;&quot;}, {&quot;dropping-particle&quot;: &quot;&quot;, &quot;given&quot;: &quot;Mark&quot;, &quot;suffix&quot;: &quot;&quot;, &quot;family&quot;: &quot;Diekhans&quot;, &quot;parse-names&quot;: false, &quot;non-dropping-particle&quot;: &quot;&quot;}, {&quot;dropping-particle&quot;: &quot;&quot;, &quot;given&quot;: &quot;Iakes&quot;, &quot;suffix&quot;: &quot;&quot;, &quot;family&quot;: &quot;Ezkurdi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James&quot;, &quot;suffix&quot;: &quot;&quot;, &quot;family&quot;: &quot;Gilbert&quot;, &quot;parse-names&quot;: false, &quot;non-dropping-particle&quot;: &quot;&quot;}, {&quot;dropping-particle&quot;: &quot;&quot;, &quot;given&quot;: &quot;Jose Manuel&quot;, &quot;suffix&quot;: &quot;&quot;, &quot;family&quot;: &quot;Gonzalez&quot;, &quot;parse-names&quot;: false, &quot;non-dropping-particle&quot;: &quot;&quot;}, {&quot;dropping-particle&quot;: &quot;&quot;, &quot;given&quot;: &quot;Ed&quot;, &quot;suffix&quot;: &quot;&quot;, &quot;family&quot;: &quot;Griffiths&quot;, &quot;parse-names&quot;: false, &quot;non-dropping-particle&quot;: &quot;&quot;}, {&quot;dropping-particle&quot;: &quot;&quot;, &quot;given&quot;: &quot;Rachel&quot;, &quot;suffix&quot;: &quot;&quot;, &quot;family&quot;: &quot;Harte&quot;, &quot;parse-names&quot;: false, &quot;non-dropping-particle&quot;: &quot;&quot;}, {&quot;dropping-particle&quot;: &quot;&quot;, &quot;given&quot;: &quot;David a&quot;, &quot;suffix&quot;: &quot;&quot;, &quot;family&quot;: &quot;Hendrix&quot;, &quot;parse-names&quot;: false, &quot;non-dropping-particle&quot;: &quot;&quot;}, {&quot;dropping-particle&quot;: &quot;&quot;, &quot;given&quot;: &quot;Toby&quot;, &quot;suffix&quot;: &quot;&quot;, &quot;family&quot;: &quot;Hunt&quot;, &quot;parse-names&quot;: false, &quot;non-dropping-particle&quot;: &quot;&quot;}, {&quot;dropping-particle&quot;: &quot;&quot;, &quot;given&quot;: &quot;Irwin&quot;, &quot;suffix&quot;: &quot;&quot;, &quot;family&quot;: &quot;Jungreis&quot;, &quot;parse-names&quot;: false, &quot;non-dropping-particle&quot;: &quot;&quot;}, {&quot;dropping-particle&quot;: &quot;&quot;, &quot;given&quot;: &quot;Mike&quot;, &quot;suffix&quot;: &quot;&quot;, &quot;family&quot;: &quot;Kay&quot;, &quot;parse-names&quot;: false, &quot;non-dropping-particle&quot;: &quot;&quot;}, {&quot;dropping-particle&quot;: &quot;&quot;, &quot;given&quot;: &quot;Ekta&quot;, &quot;suffix&quot;: &quot;&quot;, &quot;family&quot;: &quot;Khurana&quot;, &quot;parse-names&quot;: false, &quot;non-dropping-particle&quot;: &quot;&quot;}, {&quot;dropping-particle&quot;: &quot;&quot;, &quot;given&quot;: &quot;Jing&quot;, &quot;suffix&quot;: &quot;&quot;, &quot;family&quot;: &quot;Leng&quot;, &quot;parse-names&quot;: false, &quot;non-dropping-particle&quot;: &quot;&quot;}, {&quot;dropping-particle&quot;: &quot;&quot;, &quot;given&quot;: &quot;Michael F&quot;, &quot;suffix&quot;: &quot;&quot;, &quot;family&quot;: &quot;Lin&quot;, &quot;parse-names&quot;: false, &quot;non-dropping-particle&quot;: &quot;&quot;}, {&quot;dropping-particle&quot;: &quot;&quot;, &quot;given&quot;: &quot;Jane&quot;, &quot;suffix&quot;: &quot;&quot;, &quot;family&quot;: &quot;Loveland&quot;, &quot;parse-names&quot;: false, &quot;non-dropping-particle&quot;: &quot;&quot;}, {&quot;dropping-particle&quot;: &quot;&quot;, &quot;given&quot;: &quot;Zhi&quot;, &quot;suffix&quot;: &quot;&quot;, &quot;family&quot;: &quot;Lu&quot;, &quot;parse-names&quot;: false, &quot;non-dropping-particle&quot;: &quot;&quot;}, {&quot;dropping-particle&quot;: &quot;&quot;, &quot;given&quot;: &quot;Deepa&quot;, &quot;suffix&quot;: &quot;&quot;, &quot;family&quot;: &quot;Manthravadi&quot;, &quot;parse-names&quot;: false, &quot;non-dropping-particle&quot;: &quot;&quot;}, {&quot;dropping-particle&quot;: &quot;&quot;, &quot;given&quot;: &quot;Marco&quot;, &quot;suffix&quot;: &quot;&quot;, &quot;family&quot;: &quot;Mariotti&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Gaurab&quot;, &quot;suffix&quot;: &quot;&quot;, &quot;family&quot;: &quot;Mukherjee&quot;, &quot;parse-names&quot;: false, &quot;non-dropping-particle&quot;: &quot;&quot;}, {&quot;dropping-particle&quot;: &quot;&quot;, &quot;given&quot;: &quot;Cedric&quot;, &quot;suffix&quot;: &quot;&quot;, &quot;family&quot;: &quot;Notredame&quot;, &quot;parse-names&quot;: false, &quot;non-dropping-particle&quot;: &quot;&quot;}, {&quot;dropping-particle&quot;: &quot;&quot;, &quot;given&quot;: &quot;Baikang&quot;, &quot;suffix&quot;: &quot;&quot;, &quot;family&quot;: &quot;Pei&quot;, &quot;parse-names&quot;: false, &quot;non-dropping-particle&quot;: &quot;&quot;}, {&quot;dropping-particle&quot;: &quot;&quot;, &quot;given&quot;: &quot;Jose Manuel&quot;, &quot;suffix&quot;: &quot;&quot;, &quot;family&quot;: &quot;Rodriguez&quot;, &quot;parse-names&quot;: false, &quot;non-dropping-particle&quot;: &quot;&quot;}, {&quot;dropping-particle&quot;: &quot;&quot;, &quot;given&quot;: &quot;Gary&quot;, &quot;suffix&quot;: &quot;&quot;, &quot;family&quot;: &quot;Saunders&quot;, &quot;parse-names&quot;: false, &quot;non-dropping-particle&quot;: &quot;&quot;}, {&quot;dropping-particle&quot;: &quot;&quot;, &quot;given&quot;: &quot;Andrea&quot;, &quot;suffix&quot;: &quot;&quot;, &quot;family&quot;: &quot;Sboner&quot;, &quot;parse-names&quot;: false, &quot;non-dropping-particle&quot;: &quot;&quot;}, {&quot;dropping-particle&quot;: &quot;&quot;, &quot;given&quot;: &quot;Stephen&quot;, &quot;suffix&quot;: &quot;&quot;, &quot;family&quot;: &quot;Searle&quot;, &quot;parse-names&quot;: false, &quot;non-dropping-particle&quot;: &quot;&quot;}, {&quot;dropping-particle&quot;: &quot;&quot;, &quot;given&quot;: &quot;Cristina&quot;, &quot;suffix&quot;: &quot;&quot;, &quot;family&quot;: &quot;Sisu&quot;, &quot;parse-names&quot;: false, &quot;non-dropping-particle&quot;: &quot;&quot;}, {&quot;dropping-particle&quot;: &quot;&quot;, &quot;given&quot;: &quot;Catherine&quot;, &quot;suffix&quot;: &quot;&quot;, &quot;family&quot;: &quot;Snow&quot;, &quot;parse-names&quot;: false, &quot;non-dropping-particle&quot;: &quot;&quot;}, {&quot;dropping-particle&quot;: &quot;&quot;, &quot;given&quot;: &quot;Charlie&quot;, &quot;suffix&quot;: &quot;&quot;, &quot;family&quot;: &quot;Steward&quot;, &quot;parse-names&quot;: false, &quot;non-dropping-particle&quot;: &quot;&quot;}, {&quot;dropping-particle&quot;: &quot;&quot;, &quot;given&quot;: &quot;Electra&quot;, &quot;suffix&quot;: &quot;&quot;, &quot;family&quot;: &quot;Tapanari&quot;, &quot;parse-names&quot;: false, &quot;non-dropping-particle&quot;: &quot;&quot;}, {&quot;dropping-particle&quot;: &quot;&quot;, &quot;given&quot;: &quot;Michael L&quot;, &quot;suffix&quot;: &quot;&quot;, &quot;family&quot;: &quot;Tress&quot;, &quot;parse-names&quot;: false, &quot;non-dropping-particle&quot;: &quot;&quot;}, {&quot;dropping-particle&quot;: &quot;&quot;, &quot;given&quot;: &quot;Marijke J&quot;, &quot;suffix&quot;: &quot;&quot;, &quot;family&quot;: &quot;Baren&quot;, &quot;parse-names&quot;: false, &quot;non-dropping-particle&quot;: &quot;van&quot;}, {&quot;dropping-particle&quot;: &quot;&quot;, &quot;given&quot;: &quot;Stefan&quot;, &quot;suffix&quot;: &quot;&quot;, &quot;family&quot;: &quot;Washieti&quot;, &quot;parse-names&quot;: false, &quot;non-dropping-particle&quot;: &quot;&quot;}, {&quot;dropping-particle&quot;: &quot;&quot;, &quot;given&quot;: &quot;Laurens&quot;, &quot;suffix&quot;: &quot;&quot;, &quot;family&quot;: &quot;Wilming&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Zhang&quot;, &quot;suffix&quot;: &quot;&quot;, &quot;family&quot;: &quot;Zhengdong&quot;, &quot;parse-names&quot;: false, &quot;non-dropping-particle&quot;: &quot;&quot;}, {&quot;dropping-particle&quot;: &quot;&quot;, &quot;given&quot;: &quot;Michael&quot;, &quot;suffix&quot;: &quot;&quot;, &quot;family&quot;: &quot;Brent&quot;, &quot;parse-names&quot;: false, &quot;non-dropping-particle&quot;: &quot;&quot;}, {&quot;dropping-particle&quot;: &quot;&quot;, &quot;given&quot;: &quot;David&quot;, &quot;suffix&quot;: &quot;&quot;, &quot;family&quot;: &quot;Haussler&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Alexandre&quot;, &quot;suffix&quot;: &quot;&quot;, &quot;family&quot;: &quot;Raymond&quot;, &quot;parse-names&quot;: false, &quot;non-dropping-particle&quot;: &quot;&quot;}, {&quot;dropping-particle&quot;: &quot;&quot;, &quot;given&quot;: &quot;Nick&quot;, &quot;suffix&quot;: &quot;&quot;, &quot;family&quot;: &quot;Addleman&quot;, &quot;parse-names&quot;: false, &quot;non-dropping-particle&quot;: &quot;&quot;}, {&quot;dropping-particle&quot;: &quot;&quot;, &quot;given&quot;: &quot;Roger P&quot;, &quot;suffix&quot;: &quot;&quot;, &quot;family&quot;: &quot;Alexander&quot;, &quot;parse-names&quot;: false, &quot;non-dropping-particle&quot;: &quot;&quot;}, {&quot;dropping-particle&quot;: &quot;&quot;, &quot;given&quot;: &quot;Raymond K&quot;, &quot;suffix&quot;: &quot;&quot;, &quot;family&quot;: &quot;Auerbach&quot;, &quot;parse-names&quot;: false, &quot;non-dropping-particle&quot;: &quot;&quot;}, {&quot;dropping-particle&quot;: &quot;&quot;, &quot;given&quot;: &quot;Keith&quot;, &quot;suffix&quot;: &quot;&quot;, &quot;family&quot;: &quot;Bettinger&quot;, &quot;parse-names&quot;: false, &quot;non-dropping-particle&quot;: &quot;&quot;}, {&quot;dropping-particle&quot;: &quot;&quot;, &quot;given&quot;: &quot;Nitin&quot;, &quot;suffix&quot;: &quot;&quot;, &quot;family&quot;: &quot;Bhardwaj&quot;, &quot;parse-names&quot;: false, &quot;non-dropping-particle&quot;: &quot;&quot;}, {&quot;dropping-particle&quot;: &quot;&quot;, &quot;given&quot;: &quot;Alan P&quot;, &quot;suffix&quot;: &quot;&quot;, &quot;family&quot;: &quot;Boyle&quot;, &quot;parse-names&quot;: false, &quot;non-dropping-particle&quot;: &quot;&quot;}, {&quot;dropping-particle&quot;: &quot;&quot;, &quot;given&quot;: &quot;Alina R&quot;, &quot;suffix&quot;: &quot;&quot;, &quot;family&quot;: &quot;Cao&quot;, &quot;parse-names&quot;: false, &quot;non-dropping-particle&quot;: &quot;&quot;}, {&quot;dropping-particle&quot;: &quot;&quot;, &quot;given&quot;: &quot;Philip&quot;, &quot;suffix&quot;: &quot;&quot;, &quot;family&quot;: &quot;Cayting&quot;, &quot;parse-names&quot;: false, &quot;non-dropping-particle&quot;: &quot;&quot;}, {&quot;dropping-particle&quot;: &quot;&quot;, &quot;given&quot;: &quot;Alexandra&quot;, &quot;suffix&quot;: &quot;&quot;, &quot;family&quot;: &quot;Charos&quot;, &quot;parse-names&quot;: false, &quot;non-dropping-particle&quot;: &quot;&quot;}, {&quot;dropping-particle&quot;: &quot;&quot;, &quot;given&quot;: &quot;Yong&quot;, &quot;suffix&quot;: &quot;&quot;, &quot;family&quot;: &quot;Cheng&quot;, &quot;parse-names&quot;: false, &quot;non-dropping-particle&quot;: &quot;&quot;}, {&quot;dropping-particle&quot;: &quot;&quot;, &quot;given&quot;: &quot;Catharine&quot;, &quot;suffix&quot;: &quot;&quot;, &quot;family&quot;: &quot;Eastman&quot;, &quot;parse-names&quot;: false, &quot;non-dropping-particle&quot;: &quot;&quot;}, {&quot;dropping-particle&quot;: &quot;&quot;, &quot;given&quot;: &quot;Ghia&quot;, &quot;suffix&quot;: &quot;&quot;, &quot;family&quot;: &quot;Euskirchen&quot;, &quot;parse-names&quot;: false, &quot;non-dropping-particle&quot;: &quot;&quot;}, {&quot;dropping-particle&quot;: &quot;&quot;, &quot;given&quot;: &quot;Joseph D&quot;, &quot;suffix&quot;: &quot;&quot;, &quot;family&quot;: &quot;Fleming&quot;, &quot;parse-names&quot;: false, &quot;non-dropping-particle&quot;: &quot;&quot;}, {&quot;dropping-particle&quot;: &quot;&quot;, &quot;given&quot;: &quot;Fabian&quot;, &quot;suffix&quot;: &quot;&quot;, &quot;family&quot;: &quot;Grubert&quot;, &quot;parse-names&quot;: false, &quot;non-dropping-particle&quot;: &quot;&quot;}, {&quot;dropping-particle&quot;: &quot;&quot;, &quot;given&quot;: &quot;Lukas&quot;, &quot;suffix&quot;: &quot;&quot;, &quot;family&quot;: &quot;Habegger&quot;, &quot;parse-names&quot;: false, &quot;non-dropping-particle&quot;: &quot;&quot;}, {&quot;dropping-particle&quot;: &quot;&quot;, &quot;given&quot;: &quot;Manoj&quot;, &quot;suffix&quot;: &quot;&quot;, &quot;family&quot;: &quot;Hariharan&quot;, &quot;parse-names&quot;: false, &quot;non-dropping-particle&quot;: &quot;&quot;}, {&quot;dropping-particle&quot;: &quot;&quot;, &quot;given&quot;: &quot;Arif&quot;, &quot;suffix&quot;: &quot;&quot;, &quot;family&quot;: &quot;Harmanci&quot;, &quot;parse-names&quot;: false, &quot;non-dropping-particle&quot;: &quot;&quot;}, {&quot;dropping-particle&quot;: &quot;&quot;, &quot;given&quot;: &quot;Susma&quot;, &quot;suffix&quot;: &quot;&quot;, &quot;family&quot;: &quot;Iyenger&quot;, &quot;parse-names&quot;: false, &quot;non-dropping-particle&quot;: &quot;&quot;}, {&quot;dropping-particle&quot;: &quot;&quot;, &quot;given&quot;: &quot;Victor X&quot;, &quot;suffix&quot;: &quot;&quot;, &quot;family&quot;: &quot;Jin&quot;, &quot;parse-names&quot;: false, &quot;non-dropping-particle&quot;: &quot;&quot;}, {&quot;dropping-particle&quot;: &quot;&quot;, &quot;given&quot;: &quot;Konrad J&quot;, &quot;suffix&quot;: &quot;&quot;, &quot;family&quot;: &quot;Karczewski&quot;, &quot;parse-names&quot;: false, &quot;non-dropping-particle&quot;: &quot;&quot;}, {&quot;dropping-particle&quot;: &quot;&quot;, &quot;given&quot;: &quot;Maya&quot;, &quot;suffix&quot;: &quot;&quot;, &quot;family&quot;: &quot;Kasowski&quot;, &quot;parse-names&quot;: false, &quot;non-dropping-particle&quot;: &quot;&quot;}, {&quot;dropping-particle&quot;: &quot;&quot;, &quot;given&quot;: &quot;Phil&quot;, &quot;suffix&quot;: &quot;&quot;, &quot;family&quot;: &quot;Lacroute&quot;, &quot;parse-names&quot;: false, &quot;non-dropping-particle&quot;: &quot;&quot;}, {&quot;dropping-particle&quot;: &quot;&quot;, &quot;given&quot;: &quot;Hugo&quot;, &quot;suffix&quot;: &quot;&quot;, &quot;family&quot;: &quot;Lam&quot;, &quot;parse-names&quot;: false, &quot;non-dropping-particle&quot;: &quot;&quot;}, {&quot;dropping-particle&quot;: &quot;&quot;, &quot;given&quot;: &quot;Nathan&quot;, &quot;suffix&quot;: &quot;&quot;, &quot;family&quot;: &quot;Larnarre-Vincent&quot;, &quot;parse-names&quot;: false, &quot;non-dropping-particle&quot;: &quot;&quot;}, {&quot;dropping-particle&quot;: &quot;&quot;, &quot;given&quot;: &quot;Jin&quot;, &quot;suffix&quot;: &quot;&quot;, &quot;family&quot;: &quot;Lian&quot;, &quot;parse-names&quot;: false, &quot;non-dropping-particle&quot;: &quot;&quot;}, {&quot;dropping-particle&quot;: &quot;&quot;, &quot;given&quot;: &quot;Marianne&quot;, &quot;suffix&quot;: &quot;&quot;, &quot;family&quot;: &quot;Lindahl-Allen&quot;, &quot;parse-names&quot;: false, &quot;non-dropping-particle&quot;: &quot;&quot;}, {&quot;dropping-particle&quot;: &quot;&quot;, &quot;given&quot;: &quot;Renqiang&quot;, &quot;suffix&quot;: &quot;&quot;, &quot;family&quot;: &quot;Min&quot;, &quot;parse-names&quot;: false, &quot;non-dropping-particle&quot;: &quot;&quot;}, {&quot;dropping-particle&quot;: &quot;&quot;, &quot;given&quot;: &quot;Benoit&quot;, &quot;suffix&quot;: &quot;&quot;, &quot;family&quot;: &quot;Miotto&quot;, &quot;parse-names&quot;: false, &quot;non-dropping-particle&quot;: &quot;&quot;}, {&quot;dropping-particle&quot;: &quot;&quot;, &quot;given&quot;: &quot;Hannah&quot;, &quot;suffix&quot;: &quot;&quot;, &quot;family&quot;: &quot;Monahan&quot;, &quot;parse-names&quot;: false, &quot;non-dropping-particle&quot;: &quot;&quot;}, {&quot;dropping-particle&quot;: &quot;&quot;, &quot;given&quot;: &quot;Zarmik&quot;, &quot;suffix&quot;: &quot;&quot;, &quot;family&quot;: &quot;Moqtaderi&quot;, &quot;parse-names&quot;: false, &quot;non-dropping-particle&quot;: &quot;&quot;}, {&quot;dropping-particle&quot;: &quot;&quot;, &quot;given&quot;: &quot;Xinmeng J&quot;, &quot;suffix&quot;: &quot;&quot;, &quot;family&quot;: &quot;Mu&quot;, &quot;parse-names&quot;: false, &quot;non-dropping-particle&quot;: &quot;&quot;}, {&quot;dropping-particle&quot;: &quot;&quot;, &quot;given&quot;: &quot;Henriette&quot;, &quot;suffix&quot;: &quot;&quot;, &quot;family&quot;: &quot;O'Geen&quot;, &quot;parse-names&quot;: false, &quot;non-dropping-particle&quot;: &quot;&quot;}, {&quot;dropping-particle&quot;: &quot;&quot;, &quot;given&quot;: &quot;Zhengqing&quot;, &quot;suffix&quot;: &quot;&quot;, &quot;family&quot;: &quot;Ouyang&quot;, &quot;parse-names&quot;: false, &quot;non-dropping-particle&quot;: &quot;&quot;}, {&quot;dropping-particle&quot;: &quot;&quot;, &quot;given&quot;: &quot;Dorrelyn&quot;, &quot;suffix&quot;: &quot;&quot;, &quot;family&quot;: &quot;Patacsil&quot;, &quot;parse-names&quot;: false, &quot;non-dropping-particle&quot;: &quot;&quot;}, {&quot;dropping-particle&quot;: &quot;&quot;, &quot;given&quot;: &quot;Debasish&quot;, &quot;suffix&quot;: &quot;&quot;, &quot;family&quot;: &quot;Raha&quot;, &quot;parse-names&quot;: false, &quot;non-dropping-particle&quot;: &quot;&quot;}, {&quot;dropping-particle&quot;: &quot;&quot;, &quot;given&quot;: &quot;Lucia&quot;, &quot;suffix&quot;: &quot;&quot;, &quot;family&quot;: &quot;Ramirez&quot;, &quot;parse-names&quot;: false, &quot;non-dropping-particle&quot;: &quot;&quot;}, {&quot;dropping-particle&quot;: &quot;&quot;, &quot;given&quot;: &quot;Brian&quot;, &quot;suffix&quot;: &quot;&quot;, &quot;family&quot;: &quot;Reed&quot;, &quot;parse-names&quot;: false, &quot;non-dropping-particle&quot;: &quot;&quot;}, {&quot;dropping-particle&quot;: &quot;&quot;, &quot;given&quot;: &quot;Minyi&quot;, &quot;suffix&quot;: &quot;&quot;, &quot;family&quot;: &quot;Shi&quot;, &quot;parse-names&quot;: false, &quot;non-dropping-particle&quot;: &quot;&quot;}, {&quot;dropping-particle&quot;: &quot;&quot;, &quot;given&quot;: &quot;Teri&quot;, &quot;suffix&quot;: &quot;&quot;, &quot;family&quot;: &quot;Slifer&quot;, &quot;parse-names&quot;: false, &quot;non-dropping-particle&quot;: &quot;&quot;}, {&quot;dropping-particle&quot;: &quot;&quot;, &quot;given&quot;: &quot;Heather&quot;, &quot;suffix&quot;: &quot;&quot;, &quot;family&quot;: &quot;Witt&quot;, &quot;parse-names&quot;: false, &quot;non-dropping-particle&quot;: &quot;&quot;}, {&quot;dropping-particle&quot;: &quot;&quot;, &quot;given&quot;: &quot;Linfeng&quot;, &quot;suffix&quot;: &quot;&quot;, &quot;family&quot;: &quot;Wu&quot;, &quot;parse-names&quot;: false, &quot;non-dropping-particle&quot;: &quot;&quot;}, {&quot;dropping-particle&quot;: &quot;&quot;, &quot;given&quot;: &quot;Xiaoqin&quot;, &quot;suffix&quot;: &quot;&quot;, &quot;family&quot;: &quot;Xu&quot;, &quot;parse-names&quot;: false, &quot;non-dropping-particle&quot;: &quot;&quot;}, {&quot;dropping-particle&quot;: &quot;&quot;, &quot;given&quot;: &quot;Koon-Kiu&quot;, &quot;suffix&quot;: &quot;&quot;, &quot;family&quot;: &quot;Yan&quot;, &quot;parse-names&quot;: false, &quot;non-dropping-particle&quot;: &quot;&quot;}, {&quot;dropping-particle&quot;: &quot;&quot;, &quot;given&quot;: &quot;Xinqiong&quot;, &quot;suffix&quot;: &quot;&quot;, &quot;family&quot;: &quot;Yang&quot;, &quot;parse-names&quot;: false, &quot;non-dropping-particle&quot;: &quot;&quot;}, {&quot;dropping-particle&quot;: &quot;&quot;, &quot;given&quot;: &quot;Kevin&quot;, &quot;suffix&quot;: &quot;&quot;, &quot;family&quot;: &quot;Struhl&quot;, &quot;parse-names&quot;: false, &quot;non-dropping-particle&quot;: &quot;&quot;}, {&quot;dropping-particle&quot;: &quot;&quot;, &quot;given&quot;: &quot;Sherman M&quot;, &quot;suffix&quot;: &quot;&quot;, &quot;family&quot;: &quot;Weissman&quot;, &quot;parse-names&quot;: false, &quot;non-dropping-particle&quot;: &quot;&quot;}, {&quot;dropping-particle&quot;: &quot;&quot;, &quot;given&quot;: &quot;Scott a&quot;, &quot;suffix&quot;: &quot;&quot;, &quot;family&quot;: &quot;Tenebaum&quot;, &quot;parse-names&quot;: false, &quot;non-dropping-particle&quot;: &quot;&quot;}, {&quot;dropping-particle&quot;: &quot;&quot;, &quot;given&quot;: &quot;Luiz O&quot;, &quot;suffix&quot;: &quot;&quot;, &quot;family&quot;: &quot;Penalva&quot;, &quot;parse-names&quot;: false, &quot;non-dropping-particle&quot;: &quot;&quot;}, {&quot;dropping-particle&quot;: &quot;&quot;, &quot;given&quot;: &quot;Subhradip&quot;, &quot;suffix&quot;: &quot;&quot;, &quot;family&quot;: &quot;Karmakar&quot;, &quot;parse-names&quot;: false, &quot;non-dropping-particle&quot;: &quot;&quot;}, {&quot;dropping-particle&quot;: &quot;&quot;, &quot;given&quot;: &quot;Raj R&quot;, &quot;suffix&quot;: &quot;&quot;, &quot;family&quot;: &quot;Bhanvadia&quot;, &quot;parse-names&quot;: false, &quot;non-dropping-particle&quot;: &quot;&quot;}, {&quot;dropping-particle&quot;: &quot;&quot;, &quot;given&quot;: &quot;Alina&quot;, &quot;suffix&quot;: &quot;&quot;, &quot;family&quot;: &quot;Choudhury&quot;, &quot;parse-names&quot;: false, &quot;non-dropping-particle&quot;: &quot;&quot;}, {&quot;dropping-particle&quot;: &quot;&quot;, &quot;given&quot;: &quot;Marc&quot;, &quot;suffix&quot;: &quot;&quot;, &quot;family&quot;: &quot;Domanus&quot;, &quot;parse-names&quot;: false, &quot;non-dropping-particle&quot;: &quot;&quot;}, {&quot;dropping-particle&quot;: &quot;&quot;, &quot;given&quot;: &quot;Lijia&quot;, &quot;suffix&quot;: &quot;&quot;, &quot;family&quot;: &quot;Ma&quot;, &quot;parse-names&quot;: false, &quot;non-dropping-particle&quot;: &quot;&quot;}, {&quot;dropping-particle&quot;: &quot;&quot;, &quot;given&quot;: &quot;Jennifer&quot;, &quot;suffix&quot;: &quot;&quot;, &quot;family&quot;: &quot;Moran&quot;, &quot;parse-names&quot;: false, &quot;non-dropping-particle&quot;: &quot;&quot;}, {&quot;dropping-particle&quot;: &quot;&quot;, &quot;given&quot;: &quot;Alec&quot;, &quot;suffix&quot;: &quot;&quot;, &quot;family&quot;: &quot;Victorsen&quot;, &quot;parse-names&quot;: false, &quot;non-dropping-particle&quot;: &quot;&quot;}, {&quot;dropping-particle&quot;: &quot;&quot;, &quot;given&quot;: &quot;Thomas&quot;, &quot;suffix&quot;: &quot;&quot;, &quot;family&quot;: &quot;Auer&quot;, &quot;parse-names&quot;: false, &quot;non-dropping-particle&quot;: &quot;&quot;}, {&quot;dropping-particle&quot;: &quot;&quot;, &quot;given&quot;: &quot;Lazaro&quot;, &quot;suffix&quot;: &quot;&quot;, &quot;family&quot;: &quot;Centarin&quot;, &quot;parse-names&quot;: false, &quot;non-dropping-particle&quot;: &quot;&quot;}, {&quot;dropping-particle&quot;: &quot;&quot;, &quot;given&quot;: &quot;Michael&quot;, &quot;suffix&quot;: &quot;&quot;, &quot;family&quot;: &quot;Eichenlaub&quot;, &quot;parse-names&quot;: false, &quot;non-dropping-particle&quot;: &quot;&quot;}, {&quot;dropping-particle&quot;: &quot;&quot;, &quot;given&quot;: &quot;Franziska&quot;, &quot;suffix&quot;: &quot;&quot;, &quot;family&quot;: &quot;Gruhl&quot;, &quot;parse-names&quot;: false, &quot;non-dropping-particle&quot;: &quot;&quot;}, {&quot;dropping-particle&quot;: &quot;&quot;, &quot;given&quot;: &quot;Stephan&quot;, &quot;suffix&quot;: &quot;&quot;, &quot;family&quot;: &quot;Heerman&quot;, &quot;parse-names&quot;: false, &quot;non-dropping-particle&quot;: &quot;&quot;}, {&quot;dropping-particle&quot;: &quot;&quot;, &quot;given&quot;: &quot;Burkard&quot;, &quot;suffix&quot;: &quot;&quot;, &quot;family&quot;: &quot;Hoeckendorf&quot;, &quot;parse-names&quot;: false, &quot;non-dropping-particle&quot;: &quot;&quot;}, {&quot;dropping-particle&quot;: &quot;&quot;, &quot;given&quot;: &quot;Daigo&quot;, &quot;suffix&quot;: &quot;&quot;, &quot;family&quot;: &quot;Inoue&quot;, &quot;parse-names&quot;: false, &quot;non-dropping-particle&quot;: &quot;&quot;}, {&quot;dropping-particle&quot;: &quot;&quot;, &quot;given&quot;: &quot;Tanja&quot;, &quot;suffix&quot;: &quot;&quot;, &quot;family&quot;: &quot;Kellner&quot;, &quot;parse-names&quot;: false, &quot;non-dropping-particle&quot;: &quot;&quot;}, {&quot;dropping-particle&quot;: &quot;&quot;, &quot;given&quot;: &quot;Stephan&quot;, &quot;suffix&quot;: &quot;&quot;, &quot;family&quot;: &quot;Kirchmaier&quot;, &quot;parse-names&quot;: false, &quot;non-dropping-particle&quot;: &quot;&quot;}, {&quot;dropping-particle&quot;: &quot;&quot;, &quot;given&quot;: &quot;Claudia&quot;, &quot;suffix&quot;: &quot;&quot;, &quot;family&quot;: &quot;Mueller&quot;, &quot;parse-names&quot;: false, &quot;non-dropping-particle&quot;: &quot;&quot;}, {&quot;dropping-particle&quot;: &quot;&quot;, &quot;given&quot;: &quot;Robert&quot;, &quot;suffix&quot;: &quot;&quot;, &quot;family&quot;: &quot;Reinhardt&quot;, &quot;parse-names&quot;: false, &quot;non-dropping-particle&quot;: &quot;&quot;}, {&quot;dropping-particle&quot;: &quot;&quot;, &quot;given&quot;: &quot;Lea&quot;, &quot;suffix&quot;: &quot;&quot;, &quot;family&quot;: &quot;Schertel&quot;, &quot;parse-names&quot;: false, &quot;non-dropping-particle&quot;: &quot;&quot;}, {&quot;dropping-particle&quot;: &quot;&quot;, &quot;given&quot;: &quot;Stephanie&quot;, &quot;suffix&quot;: &quot;&quot;, &quot;family&quot;: &quot;Schneider&quot;, &quot;parse-names&quot;: false, &quot;non-dropping-particle&quot;: &quot;&quot;}, {&quot;dropping-particle&quot;: &quot;&quot;, &quot;given&quot;: &quot;Rebecca&quot;, &quot;suffix&quot;: &quot;&quot;, &quot;family&quot;: &quot;Sinn&quot;, &quot;parse-names&quot;: false, &quot;non-dropping-particle&quot;: &quot;&quot;}, {&quot;dropping-particle&quot;: &quot;&quot;, &quot;given&quot;: &quot;Beate&quot;, &quot;suffix&quot;: &quot;&quot;, &quot;family&quot;: &quot;Wittbrodt&quot;, &quot;parse-names&quot;: false, &quot;non-dropping-particle&quot;: &quot;&quot;}, {&quot;dropping-particle&quot;: &quot;&quot;, &quot;given&quot;: &quot;Jochen&quot;, &quot;suffix&quot;: &quot;&quot;, &quot;family&quot;: &quot;Wittbrodt&quot;, &quot;parse-names&quot;: false, &quot;non-dropping-particle&quot;: &quot;&quot;}, {&quot;dropping-particle&quot;: &quot;&quot;, &quot;given&quot;: &quot;Gaurav&quot;, &quot;suffix&quot;: &quot;&quot;, &quot;family&quot;: &quot;Jain&quot;, &quot;parse-names&quot;: false, &quot;non-dropping-particle&quot;: &quot;&quot;}, {&quot;dropping-particle&quot;: &quot;&quot;, &quot;given&quot;: &quot;Gayathri&quot;, &quot;suffix&quot;: &quot;&quot;, &quot;family&quot;: &quot;Balasundaram&quot;, &quot;parse-names&quot;: false, &quot;non-dropping-particle&quot;: &quot;&quot;}, {&quot;dropping-particle&quot;: &quot;&quot;, &quot;given&quot;: &quot;Daniel L&quot;, &quot;suffix&quot;: &quot;&quot;, &quot;family&quot;: &quot;Bates&quot;, &quot;parse-names&quot;: false, &quot;non-dropping-particle&quot;: &quot;&quot;}, {&quot;dropping-particle&quot;: &quot;&quot;, &quot;given&quot;: &quot;Rachel&quot;, &quot;suffix&quot;: &quot;&quot;, &quot;family&quot;: &quot;Byron&quot;, &quot;parse-names&quot;: false, &quot;non-dropping-particle&quot;: &quot;&quot;}, {&quot;dropping-particle&quot;: &quot;&quot;, &quot;given&quot;: &quot;Theresa K&quot;, &quot;suffix&quot;: &quot;&quot;, &quot;family&quot;: &quot;Canfield&quot;, &quot;parse-names&quot;: false, &quot;non-dropping-particle&quot;: &quot;&quot;}, {&quot;dropping-particle&quot;: &quot;&quot;, &quot;given&quot;: &quot;Morgan J&quot;, &quot;suffix&quot;: &quot;&quot;, &quot;family&quot;: &quot;Diegel&quot;, &quot;parse-names&quot;: false, &quot;non-dropping-particle&quot;: &quot;&quot;}, {&quot;dropping-particle&quot;: &quot;&quot;, &quot;given&quot;: &quot;Douglas&quot;, &quot;suffix&quot;: &quot;&quot;, &quot;family&quot;: &quot;Dunn&quot;, &quot;parse-names&quot;: false, &quot;non-dropping-particle&quot;: &quot;&quot;}, {&quot;dropping-particle&quot;: &quot;&quot;, &quot;given&quot;: &quot;Abigail K&quot;, &quot;suffix&quot;: &quot;&quot;, &quot;family&quot;: &quot;Ebersol&quot;, &quot;parse-names&quot;: false, &quot;non-dropping-particle&quot;: &quot;&quot;}, {&quot;dropping-particle&quot;: &quot;&quot;, &quot;given&quot;: &quot;Tristan&quot;, &quot;suffix&quot;: &quot;&quot;, &quot;family&quot;: &quot;Frum&quot;, &quot;parse-names&quot;: false, &quot;non-dropping-particle&quot;: &quot;&quot;}, {&quot;dropping-particle&quot;: &quot;&quot;, &quot;given&quot;: &quot;Kavita&quot;, &quot;suffix&quot;: &quot;&quot;, &quot;family&quot;: &quot;Garg&quot;, &quot;parse-names&quot;: false, &quot;non-dropping-particle&quot;: &quot;&quot;}, {&quot;dropping-particle&quot;: &quot;&quot;, &quot;given&quot;: &quot;Erica&quot;, &quot;suffix&quot;: &quot;&quot;, &quot;family&quot;: &quot;Gist&quot;, &quot;parse-names&quot;: false, &quot;non-dropping-particle&quot;: &quot;&quot;}, {&quot;dropping-particle&quot;: &quot;&quot;, &quot;given&quot;: &quot;R Scott&quot;, &quot;suffix&quot;: &quot;&quot;, &quot;family&quot;: &quot;Hansen&quot;, &quot;parse-names&quot;: false, &quot;non-dropping-particle&quot;: &quot;&quot;}, {&quot;dropping-particle&quot;: &quot;&quot;, &quot;given&quot;: &quot;Lisa&quot;, &quot;suffix&quot;: &quot;&quot;, &quot;family&quot;: &quot;Boatman&quot;, &quot;parse-names&quot;: false, &quot;non-dropping-particle&quot;: &quot;&quot;}, {&quot;dropping-particle&quot;: &quot;&quot;, &quot;given&quot;: &quot;Eric&quot;, &quot;suffix&quot;: &quot;&quot;, &quot;family&quot;: &quot;Haugen&quot;, &quot;parse-names&quot;: false, &quot;non-dropping-particle&quot;: &quot;&quot;}, {&quot;dropping-particle&quot;: &quot;&quot;, &quot;given&quot;: &quot;Richard&quot;, &quot;suffix&quot;: &quot;&quot;, &quot;family&quot;: &quot;Humbert&quot;, &quot;parse-names&quot;: false, &quot;non-dropping-particle&quot;: &quot;&quot;}, {&quot;dropping-particle&quot;: &quot;&quot;, &quot;given&quot;: &quot;Audra K&quot;, &quot;suffix&quot;: &quot;&quot;, &quot;family&quot;: &quot;Johnson&quot;, &quot;parse-names&quot;: false, &quot;non-dropping-particle&quot;: &quot;&quot;}, {&quot;dropping-particle&quot;: &quot;&quot;, &quot;given&quot;: &quot;Ericka M&quot;, &quot;suffix&quot;: &quot;&quot;, &quot;family&quot;: &quot;Johnson&quot;, &quot;parse-names&quot;: false, &quot;non-dropping-particle&quot;: &quot;&quot;}, {&quot;dropping-particle&quot;: &quot;&quot;, &quot;given&quot;: &quot;Tattayana M&quot;, &quot;suffix&quot;: &quot;&quot;, &quot;family&quot;: &quot;Kutyavin&quot;, &quot;parse-names&quot;: false, &quot;non-dropping-particle&quot;: &quot;&quot;}, {&quot;dropping-particle&quot;: &quot;&quot;, &quot;given&quot;: &quot;Kristin&quot;, &quot;suffix&quot;: &quot;&quot;, &quot;family&quot;: &quot;Lee&quot;, &quot;parse-names&quot;: false, &quot;non-dropping-particle&quot;: &quot;&quot;}, {&quot;dropping-particle&quot;: &quot;&quot;, &quot;given&quot;: &quot;Dimitra&quot;, &quot;suffix&quot;: &quot;&quot;, &quot;family&quot;: &quot;Lotakis&quot;, &quot;parse-names&quot;: false, &quot;non-dropping-particle&quot;: &quot;&quot;}, {&quot;dropping-particle&quot;: &quot;&quot;, &quot;given&quot;: &quot;Matthew T&quot;, &quot;suffix&quot;: &quot;&quot;, &quot;family&quot;: &quot;Maurano&quot;, &quot;parse-names&quot;: false, &quot;non-dropping-particle&quot;: &quot;&quot;}, {&quot;dropping-particle&quot;: &quot;&quot;, &quot;given&quot;: &quot;Shane J&quot;, &quot;suffix&quot;: &quot;&quot;, &quot;family&quot;: &quot;Neph&quot;, &quot;parse-names&quot;: false, &quot;non-dropping-particle&quot;: &quot;&quot;}, {&quot;dropping-particle&quot;: &quot;V&quot;, &quot;given&quot;: &quot;Fiedencio&quot;, &quot;suffix&quot;: &quot;&quot;, &quot;family&quot;: &quot;Neri&quot;, &quot;parse-names&quot;: false, &quot;non-dropping-particle&quot;: &quot;&quot;}, {&quot;dropping-particle&quot;: &quot;&quot;, &quot;given&quot;: &quot;Eric D&quot;, &quot;suffix&quot;: &quot;&quot;, &quot;family&quot;: &quot;Nguyen&quot;, &quot;parse-names&quot;: false, &quot;non-dropping-particle&quot;: &quot;&quot;}, {&quot;dropping-particle&quot;: &quot;&quot;, &quot;given&quot;: &quot;Hongzhu&quot;, &quot;suffix&quot;: &quot;&quot;, &quot;family&quot;: &quot;Qu&quot;, &quot;parse-names&quot;: false, &quot;non-dropping-particle&quot;: &quot;&quot;}, {&quot;dropping-particle&quot;: &quot;&quot;, &quot;given&quot;: &quot;Alex P&quot;, &quot;suffix&quot;: &quot;&quot;, &quot;family&quot;: &quot;Reynolds&quot;, &quot;parse-names&quot;: false, &quot;non-dropping-particle&quot;: &quot;&quot;}, {&quot;dropping-particle&quot;: &quot;&quot;, &quot;given&quot;: &quot;Vaughn&quot;, &quot;suffix&quot;: &quot;&quot;, &quot;family&quot;: &quot;Roach&quot;, &quot;parse-names&quot;: false, &quot;non-dropping-particle&quot;: &quot;&quot;}, {&quot;dropping-particle&quot;: &quot;&quot;, &quot;given&quot;: &quot;Eric&quot;, &quot;suffix&quot;: &quot;&quot;, &quot;family&quot;: &quot;Rynes&quot;, &quot;parse-names&quot;: false, &quot;non-dropping-particle&quot;: &quot;&quot;}, {&quot;dropping-particle&quot;: &quot;&quot;, &quot;given&quot;: &quot;Minerva E&quot;, &quot;suffix&quot;: &quot;&quot;, &quot;family&quot;: &quot;Sanchez&quot;, &quot;parse-names&quot;: false, &quot;non-dropping-particle&quot;: &quot;&quot;}, {&quot;dropping-particle&quot;: &quot;&quot;, &quot;given&quot;: &quot;Richard S&quot;, &quot;suffix&quot;: &quot;&quot;, &quot;family&quot;: &quot;Sandstrom&quot;, &quot;parse-names&quot;: false, &quot;non-dropping-particle&quot;: &quot;&quot;}, {&quot;dropping-particle&quot;: &quot;&quot;, &quot;given&quot;: &quot;Anthony O&quot;, &quot;suffix&quot;: &quot;&quot;, &quot;family&quot;: &quot;Shafer&quot;, &quot;parse-names&quot;: false, &quot;non-dropping-particle&quot;: &quot;&quot;}, {&quot;dropping-particle&quot;: &quot;&quot;, &quot;given&quot;: &quot;Andrew B&quot;, &quot;suffix&quot;: &quot;&quot;, &quot;family&quot;: &quot;Stergachis&quot;, &quot;parse-names&quot;: false, &quot;non-dropping-particle&quot;: &quot;&quot;}, {&quot;dropping-particle&quot;: &quot;&quot;, &quot;given&quot;: &quot;Sean&quot;, &quot;suffix&quot;: &quot;&quot;, &quot;family&quot;: &quot;Thomas&quot;, &quot;parse-names&quot;: false, &quot;non-dropping-particle&quot;: &quot;&quot;}, {&quot;dropping-particle&quot;: &quot;&quot;, &quot;given&quot;: &quot;Benjamin&quot;, &quot;suffix&quot;: &quot;&quot;, &quot;family&quot;: &quot;Vernot&quot;, &quot;parse-names&quot;: false, &quot;non-dropping-particle&quot;: &quot;&quot;}, {&quot;dropping-particle&quot;: &quot;&quot;, &quot;given&quot;: &quot;Jeff&quot;, &quot;suffix&quot;: &quot;&quot;, &quot;family&quot;: &quot;Vierstra&quot;, &quot;parse-names&quot;: false, &quot;non-dropping-particle&quot;: &quot;&quot;}, {&quot;dropping-particle&quot;: &quot;&quot;, &quot;given&quot;: &quot;Shinny&quot;, &quot;suffix&quot;: &quot;&quot;, &quot;family&quot;: &quot;Vong&quot;, &quot;parse-names&quot;: false, &quot;non-dropping-particle&quot;: &quot;&quot;}, {&quot;dropping-particle&quot;: &quot;&quot;, &quot;given&quot;: &quot;Molly a&quot;, &quot;suffix&quot;: &quot;&quot;, &quot;family&quot;: &quot;Weaver&quot;, &quot;parse-names&quot;: false, &quot;non-dropping-particle&quot;: &quot;&quot;}, {&quot;dropping-particle&quot;: &quot;&quot;, &quot;given&quot;: &quot;Yongqi&quot;, &quot;suffix&quot;: &quot;&quot;, &quot;family&quot;: &quot;Yan&quot;, &quot;parse-names&quot;: false, &quot;non-dropping-particle&quot;: &quot;&quot;}, {&quot;dropping-particle&quot;: &quot;&quot;, &quot;given&quot;: &quot;Miaohua&quot;, &quot;suffix&quot;: &quot;&quot;, &quot;family&quot;: &quot;Zhang&quot;, &quot;parse-names&quot;: false, &quot;non-dropping-particle&quot;: &quot;&quot;}, {&quot;dropping-particle&quot;: &quot;&quot;, &quot;given&quot;: &quot;Joshua a&quot;, &quot;suffix&quot;: &quot;&quot;, &quot;family&quot;: &quot;Akey&quot;, &quot;parse-names&quot;: false, &quot;non-dropping-particle&quot;: &quot;&quot;}, {&quot;dropping-particle&quot;: &quot;&quot;, &quot;given&quot;: &quot;Michael&quot;, &quot;suffix&quot;: &quot;&quot;, &quot;family&quot;: &quot;Bender&quot;, &quot;parse-names&quot;: false, &quot;non-dropping-particle&quot;: &quot;&quot;}, {&quot;dropping-particle&quot;: &quot;&quot;, &quot;given&quot;: &quot;Michael O&quot;, &quot;suffix&quot;: &quot;&quot;, &quot;family&quot;: &quot;Dorschner&quot;, &quot;parse-names&quot;: false, &quot;non-dropping-particle&quot;: &quot;&quot;}, {&quot;dropping-particle&quot;: &quot;&quot;, &quot;given&quot;: &quot;Mark&quot;, &quot;suffix&quot;: &quot;&quot;, &quot;family&quot;: &quot;Groudine&quot;, &quot;parse-names&quot;: false, &quot;non-dropping-particle&quot;: &quot;&quot;}, {&quot;dropping-particle&quot;: &quot;&quot;, &quot;given&quot;: &quot;Michael J&quot;, &quot;suffix&quot;: &quot;&quot;, &quot;family&quot;: &quot;MacCoss&quot;, &quot;parse-names&quot;: false, &quot;non-dropping-particle&quot;: &quot;&quot;}, {&quot;dropping-particle&quot;: &quot;&quot;, &quot;given&quot;: &quot;Patrick&quot;, &quot;suffix&quot;: &quot;&quot;, &quot;family&quot;: &quot;Navas&quot;, &quot;parse-names&quot;: false, &quot;non-dropping-particle&quot;: &quot;&quot;}, {&quot;dropping-particle&quot;: &quot;&quot;, &quot;given&quot;: &quot;George&quot;, &quot;suffix&quot;: &quot;&quot;, &quot;family&quot;: &quot;Stamatoyannopoulos&quot;, &quot;parse-names&quot;: false, &quot;non-dropping-particle&quot;: &quot;&quot;}, {&quot;dropping-particle&quot;: &quot;&quot;, &quot;given&quot;: &quot;John a&quot;, &quot;suffix&quot;: &quot;&quot;, &quot;family&quot;: &quot;Stamatoyannopoulos&quot;, &quot;parse-names&quot;: false, &quot;non-dropping-particle&quot;: &quot;&quot;}, {&quot;dropping-particle&quot;: &quot;&quot;, &quot;given&quot;: &quot;Kathryn&quot;, &quot;suffix&quot;: &quot;&quot;, &quot;family&quot;: &quot;Beal&quot;, &quot;parse-names&quot;: false, &quot;non-dropping-particle&quot;: &quot;&quot;}, {&quot;dropping-particle&quot;: &quot;&quot;, &quot;given&quot;: &quot;Alvis&quot;, &quot;suffix&quot;: &quot;&quot;, &quot;family&quot;: &quot;Brazma&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Nathan&quot;, &quot;suffix&quot;: &quot;&quot;, &quot;family&quot;: &quot;Johnson&quot;, &quot;parse-names&quot;: false, &quot;non-dropping-particle&quot;: &quot;&quot;}, {&quot;dropping-particle&quot;: &quot;&quot;, &quot;given&quot;: &quot;Margus&quot;, &quot;suffix&quot;: &quot;&quot;, &quot;family&quot;: &quot;Lukk&quot;, &quot;parse-names&quot;: false, &quot;non-dropping-particle&quot;: &quot;&quot;}, {&quot;dropping-particle&quot;: &quot;&quot;, &quot;given&quot;: &quot;Nicholas M&quot;, &quot;suffix&quot;: &quot;&quot;, &quot;family&quot;: &quot;Luscombe&quot;, &quot;parse-names&quot;: false, &quot;non-dropping-particle&quot;: &quot;&quot;}, {&quot;dropping-particle&quot;: &quot;&quot;, &quot;given&quot;: &quot;Daniel&quot;, &quot;suffix&quot;: &quot;&quot;, &quot;family&quot;: &quot;Sobral&quot;, &quot;parse-names&quot;: false, &quot;non-dropping-particle&quot;: &quot;&quot;}, {&quot;dropping-particle&quot;: &quot;&quot;, &quot;given&quot;: &quot;Juan M&quot;, &quot;suffix&quot;: &quot;&quot;, &quot;family&quot;: &quot;Vaquerizas&quot;, &quot;parse-names&quot;: false, &quot;non-dropping-particle&quot;: &quot;&quot;}, {&quot;dropping-particle&quot;: &quot;&quot;, &quot;given&quot;: &quot;Serafim&quot;, &quot;suffix&quot;: &quot;&quot;, &quot;family&quot;: &quot;Batzoglou&quot;, &quot;parse-names&quot;: false, &quot;non-dropping-particle&quot;: &quot;&quot;}, {&quot;dropping-particle&quot;: &quot;&quot;, &quot;given&quot;: &quot;Arend&quot;, &quot;suffix&quot;: &quot;&quot;, &quot;family&quot;: &quot;Sidow&quot;, &quot;parse-names&quot;: false, &quot;non-dropping-particle&quot;: &quot;&quot;}, {&quot;dropping-particle&quot;: &quot;&quot;, &quot;given&quot;: &quot;Nadine&quot;, &quot;suffix&quot;: &quot;&quot;, &quot;family&quot;: &quot;Hussami&quot;, &quot;parse-names&quot;: false, &quot;non-dropping-particle&quot;: &quot;&quot;}, {&quot;dropping-particle&quot;: &quot;&quot;, &quot;given&quot;: &quot;Sofia&quot;, &quot;suffix&quot;: &quot;&quot;, &quot;family&quot;: &quot;Kyriazopoulou-Panagiotopoulou&quot;, &quot;parse-names&quot;: false, &quot;non-dropping-particle&quot;: &quot;&quot;}, {&quot;dropping-particle&quot;: &quot;&quot;, &quot;given&quot;: &quot;Max W&quot;, &quot;suffix&quot;: &quot;&quot;, &quot;family&quot;: &quot;Libbrecht&quot;, &quot;parse-names&quot;: false, &quot;non-dropping-particle&quot;: &quot;&quot;}, {&quot;dropping-particle&quot;: &quot;&quot;, &quot;given&quot;: &quot;Marc a&quot;, &quot;suffix&quot;: &quot;&quot;, &quot;family&quot;: &quot;Schaub&quot;, &quot;parse-names&quot;: false, &quot;non-dropping-particle&quot;: &quot;&quot;}, {&quot;dropping-particle&quot;: &quot;&quot;, &quot;given&quot;: &quot;Webb&quot;, &quot;suffix&quot;: &quot;&quot;, &quot;family&quot;: &quot;Miller&quot;, &quot;parse-names&quot;: false, &quot;non-dropping-particle&quot;: &quot;&quot;}, {&quot;dropping-particle&quot;: &quot;&quot;, &quot;given&quot;: &quot;Peter J&quot;, &quot;suffix&quot;: &quot;&quot;, &quot;family&quot;: &quot;Bickel&quot;, &quot;parse-names&quot;: false, &quot;non-dropping-particle&quot;: &quot;&quot;}, {&quot;dropping-particle&quot;: &quot;&quot;, &quot;given&quot;: &quot;Balazs&quot;, &quot;suffix&quot;: &quot;&quot;, &quot;family&quot;: &quot;Banfai&quot;, &quot;parse-names&quot;: false, &quot;non-dropping-particle&quot;: &quot;&quot;}, {&quot;dropping-particle&quot;: &quot;&quot;, &quot;given&quot;: &quot;Nathan P&quot;, &quot;suffix&quot;: &quot;&quot;, &quot;family&quot;: &quot;Boley&quot;, &quot;parse-names&quot;: false, &quot;non-dropping-particle&quot;: &quot;&quot;}, {&quot;dropping-particle&quot;: &quot;&quot;, &quot;given&quot;: &quot;Haiyan&quot;, &quot;suffix&quot;: &quot;&quot;, &quot;family&quot;: &quot;Huang&quot;, &quot;parse-names&quot;: false, &quot;non-dropping-particle&quot;: &quot;&quot;}, {&quot;dropping-particle&quot;: &quot;&quot;, &quot;given&quot;: &quot;Jingyi Jessica&quot;, &quot;suffix&quot;: &quot;&quot;, &quot;family&quot;: &quot;Li&quot;, &quot;parse-names&quot;: false, &quot;non-dropping-particle&quot;: &quot;&quot;}, {&quot;dropping-particle&quot;: &quot;&quot;, &quot;given&quot;: &quot;William Stafford&quot;, &quot;suffix&quot;: &quot;&quot;, &quot;family&quot;: &quot;Noble&quot;, &quot;parse-names&quot;: false, &quot;non-dropping-particle&quot;: &quot;&quot;}, {&quot;dropping-particle&quot;: &quot;&quot;, &quot;given&quot;: &quot;Jeffrey a&quot;, &quot;suffix&quot;: &quot;&quot;, &quot;family&quot;: &quot;Bilmes&quot;, &quot;parse-names&quot;: false, &quot;non-dropping-particle&quot;: &quot;&quot;}, {&quot;dropping-particle&quot;: &quot;&quot;, &quot;given&quot;: &quot;Orion J&quot;, &quot;suffix&quot;: &quot;&quot;, &quot;family&quot;: &quot;Buske&quot;, &quot;parse-names&quot;: false, &quot;non-dropping-particle&quot;: &quot;&quot;}, {&quot;dropping-particle&quot;: &quot;&quot;, &quot;given&quot;: &quot;Avinash O&quot;, &quot;suffix&quot;: &quot;&quot;, &quot;family&quot;: &quot;Sahu&quot;, &quot;parse-names&quot;: false, &quot;non-dropping-particle&quot;: &quot;&quot;}, {&quot;dropping-particle&quot;: &quot;V&quot;, &quot;given&quot;: &quot;Peter&quot;, &quot;suffix&quot;: &quot;&quot;, &quot;family&quot;: &quot;Kharchenko&quot;, &quot;parse-names&quot;: false, &quot;non-dropping-particle&quot;: &quot;&quot;}, {&quot;dropping-particle&quot;: &quot;&quot;, &quot;given&quot;: &quot;Peter J&quot;, &quot;suffix&quot;: &quot;&quot;, &quot;family&quot;: &quot;Park&quot;, &quot;parse-names&quot;: false, &quot;non-dropping-particle&quot;: &quot;&quot;}, {&quot;dropping-particle&quot;: &quot;&quot;, &quot;given&quot;: &quot;Dannon&quot;, &quot;suffix&quot;: &quot;&quot;, &quot;family&quot;: &quot;Baker&quot;, &quot;parse-names&quot;: false, &quot;non-dropping-particle&quot;: &quot;&quot;}, {&quot;dropping-particle&quot;: &quot;&quot;, &quot;given&quot;: &quot;James&quot;, &quot;suffix&quot;: &quot;&quot;, &quot;family&quot;: &quot;Taylor&quot;, &quot;parse-names&quot;: false, &quot;non-dropping-particle&quot;: &quot;&quot;}, {&quot;dropping-particle&quot;: &quot;&quot;, &quot;given&quot;: &quot;Lucas&quot;, &quot;suffix&quot;: &quot;&quot;, &quot;family&quot;: &quot;Lochovsky&quot;, &quot;parse-names&quot;: false, &quot;non-dropping-particle&quot;: &quot;&quot;}], &quot;page&quot;: &quot;57-74&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schema&quot;: &quot;https://github.com/citation-style-language/schema/raw/master/csl-citation.json&quot;} RND30UR0bhLpj"/><text:span text:style-name="T98">⁠, SCREEN, and FANTOM </text:span><text:reference-mark-start text:name="ADDIN CSL_CITATION {&quot;properties&quot;: {&quot;noteIndex&quot;: 0}, &quot;mendeley&quot;: {&quot;previouslyFormattedCitation&quot;: &quot;(Forrest et al. 2014)&quot;, &quot;formattedCitation&quot;: &quot;(Forrest et al. 2014)&quot;, &quot;plainTextFormattedCitation&quot;: &quot;(Forrest et al. 2014)&quot;}, &quot;citationItems&quot;: [{&quot;uris&quot;: [&quot;http://www.mendeley.com/documents/?uuid=dbdbae29-cb36-490c-9ce5-fc1791b3758f&quot;], &quot;id&quot;: &quot;ITEM-1&quot;, &quot;itemData&quot;: {&quot;volume&quot;: &quot;507&quot;, &quot;PMID&quot;: &quot;24670764&quot;, &quot;DOI&quot;: &quot;10.1038/nature13182&quot;, &quot;publisher&quot;: &quot;NIH Public Access&quot;, &quot;container-title&quot;: &quot;Nature&quot;, &quot;issued&quot;: {&quot;date-parts&quot;: [[&quot;2014&quot;, &quot;3&quot;, &quot;27&quot;]]}, &quot;id&quot;: &quot;ITEM-1&quot;, &quot;type&quot;: &quot;article-journal&quot;, &quot;title&quot;: &quot;A promoter-level mammalian expression atlas.&quot;, &quot;author&quot;: [{&quot;dropping-particle&quot;: &quot;&quot;, &quot;given&quot;: &quot;Alistair R.R. R&quot;, &quot;suffix&quot;: &quot;&quot;, &quot;family&quot;: &quot;Forrest&quot;, &quot;parse-names&quot;: false, &quot;non-dropping-particle&quot;: &quot;&quot;}, {&quot;dropping-particle&quot;: &quot;&quot;, &quot;given&quot;: &quot;Hideya&quot;, &quot;suffix&quot;: &quot;&quot;, &quot;family&quot;: &quot;Kawaji&quot;, &quot;parse-names&quot;: false, &quot;non-dropping-particle&quot;: &quot;&quot;}, {&quot;dropping-particle&quot;: &quot;&quot;, &quot;given&quot;: &quot;Michael&quot;, &quot;suffix&quot;: &quot;&quot;, &quot;family&quot;: &quot;Rehli&quot;, &quot;parse-names&quot;: false, &quot;non-dropping-particle&quot;: &quot;&quot;}, {&quot;dropping-particle&quot;: &quot;&quot;, &quot;given&quot;: &quot;J. Kenneth&quot;, &quot;suffix&quot;: &quot;&quot;, &quot;family&quot;: &quot;Baillie&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Vanja&quot;, &quot;suffix&quot;: &quot;&quot;, &quot;family&quot;: &quot;Haberle&quot;, &quot;parse-names&quot;: false, &quot;non-dropping-particle&quot;: &quot;&quot;}, {&quot;dropping-particle&quot;: &quot;&quot;, &quot;given&quot;: &quot;Timo&quot;, &quot;suffix&quot;: &quot;&quot;, &quot;family&quot;: &quot;Lassmann&quot;, &quot;parse-names&quot;: false, &quot;non-dropping-particle&quot;: &quot;&quot;}, {&quot;dropping-particle&quot;: &quot;V.&quot;, &quot;given&quot;: &quot;Ivan&quot;, &quot;suffix&quot;: &quot;&quot;, &quot;family&quot;: &quot;Kulakovskiy&quot;, &quot;parse-names&quot;: false, &quot;non-dropping-particle&quot;: &quot;&quot;}, {&quot;dropping-particle&quot;: &quot;&quot;, &quot;given&quot;: &quot;Marina&quot;, &quot;suffix&quot;: &quot;&quot;, &quot;family&quot;: &quot;Lizio&quot;, &quot;parse-names&quot;: false, &quot;non-dropping-particle&quot;: &quot;&quot;}, {&quot;dropping-particle&quot;: &quot;&quot;, &quot;given&quot;: &quot;Masayoshi&quot;, &quot;suffix&quot;: &quot;&quot;, &quot;family&quot;: &quot;Itoh&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Christopher J.&quot;, &quot;suffix&quot;: &quot;&quot;, &quot;family&quot;: &quot;Mungall&quot;, &quot;parse-names&quot;: false, &quot;non-dropping-particle&quot;: &quot;&quot;}, {&quot;dropping-particle&quot;: &quot;&quot;, &quot;given&quot;: &quot;Terrence F.&quot;, &quot;suffix&quot;: &quot;&quot;, &quot;family&quot;: &quot;Meehan&quot;, &quot;parse-names&quot;: false, &quot;non-dropping-particle&quot;: &quot;&quot;}, {&quot;dropping-particle&quot;: &quot;&quot;, &quot;given&quot;: &quot;Sebastian&quot;, &quot;suffix&quot;: &quot;&quot;, &quot;family&quot;: &quot;Schmeier&quot;, &quot;parse-names&quot;: false, &quot;non-dropping-particle&quot;: &quot;&quot;}, {&quot;dropping-particle&quot;: &quot;&quot;, &quot;given&quot;: &quot;Nicolas&quot;, &quot;suffix&quot;: &quot;&quot;, &quot;family&quot;: &quot;Bertin&quot;, &quot;parse-names&quot;: false, &quot;non-dropping-particle&quot;: &quot;&quot;}, {&quot;dropping-particle&quot;: &quot;&quot;, &quot;given&quot;: &quot;Mette&quot;, &quot;suffix&quot;: &quot;&quot;, &quot;family&quot;: &quot;J\u00f8rgensen&quot;, &quot;parse-names&quot;: false, &quot;non-dropping-particle&quot;: &quot;&quot;}, {&quot;dropping-particle&quot;: &quot;&quot;, &quot;given&quot;: &quot;Emmanuel&quot;, &quot;suffix&quot;: &quot;&quot;, &quot;family&quot;: &quot;Dimont&quot;, &quot;parse-names&quot;: false, &quot;non-dropping-particle&quot;: &quot;&quot;}, {&quot;dropping-particle&quot;: &quot;&quot;, &quot;given&quot;: &quot;Erik&quot;, &quot;suffix&quot;: &quot;&quot;, &quot;family&quot;: &quot;Arner&quot;, &quot;parse-names&quot;: false, &quot;non-dropping-particle&quot;: &quot;&quot;}, {&quot;dropping-particle&quot;: &quot;&quot;, &quot;given&quot;: &quot;Christian&quot;, &quot;suffix&quot;: &quot;&quot;, &quot;family&quot;: &quot;Schmidl&quot;, &quot;parse-names&quot;: false, &quot;non-dropping-particle&quot;: &quot;&quot;}, {&quot;dropping-particle&quot;: &quot;&quot;, &quot;given&quot;: &quot;Ulf&quot;, &quot;suffix&quot;: &quot;&quot;, &quot;family&quot;: &quot;Schaefer&quot;, &quot;parse-names&quot;: false, &quot;non-dropping-particle&quot;: &quot;&quot;}, {&quot;dropping-particle&quot;: &quot;&quot;, &quot;given&quot;: &quot;Yulia A.&quot;, &quot;suffix&quot;: &quot;&quot;, &quot;family&quot;: &quot;Medvedeva&quot;, &quot;parse-names&quot;: false, &quot;non-dropping-particle&quot;: &quot;&quot;}, {&quot;dropping-particle&quot;: &quot;&quot;, &quot;given&quot;: &quot;Charles&quot;, &quot;suffix&quot;: &quot;&quot;, &quot;family&quot;: &quot;Plessy&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Jessica&quot;, &quot;suffix&quot;: &quot;&quot;, &quot;family&quot;: &quot;Severin&quot;, &quot;parse-names&quot;: false, &quot;non-dropping-particle&quot;: &quot;&quot;}, {&quot;dropping-particle&quot;: &quot;&quot;, &quot;given&quot;: &quot;Colin A&quot;, &quot;suffix&quot;: &quot;&quot;, &quot;family&quot;: &quot;Semple&quot;, &quot;parse-names&quot;: false, &quot;non-dropping-particle&quot;: &quot;&quot;}, {&quot;dropping-particle&quot;: &quot;&quot;, &quot;given&quot;: &quot;Yuri&quot;, &quot;suffix&quot;: &quot;&quot;, &quot;family&quot;: &quot;Ishizu&quot;, &quot;parse-names&quot;: false, &quot;non-dropping-particle&quot;: &quot;&quot;}, {&quot;dropping-particle&quot;: &quot;&quot;, &quot;given&quot;: &quot;Robert S.&quot;, &quot;suffix&quot;: &quot;&quot;, &quot;family&quot;: &quot;Young&quot;, &quot;parse-names&quot;: false, &quot;non-dropping-particle&quot;: &quot;&quot;}, {&quot;dropping-particle&quot;: &quot;&quot;, &quot;given&quot;: &quot;Margherita&quot;, &quot;suffix&quot;: &quot;&quot;, &quot;family&quot;: &quot;Francescatto&quot;, &quot;parse-names&quot;: false, &quot;non-dropping-particle&quot;: &quot;&quot;}, {&quot;dropping-particle&quot;: &quot;&quot;, &quot;given&quot;: &quot;Intikhab&quot;, &quot;suffix&quot;: &quot;&quot;, &quot;family&quot;: &quot;Alam&quot;, &quot;parse-names&quot;: false, &quot;non-dropping-particle&quot;: &quot;&quot;}, {&quot;dropping-particle&quot;: &quot;&quot;, &quot;given&quot;: &quot;Davide&quot;, &quot;suffix&quot;: &quot;&quot;, &quot;family&quot;: &quot;Albanese&quot;, &quot;parse-names&quot;: false, &quot;non-dropping-particle&quot;: &quot;&quot;}, {&quot;dropping-particle&quot;: &quot;&quot;, &quot;given&quot;: &quot;Gabriel M&quot;, &quot;suffix&quot;: &quot;&quot;, &quot;family&quot;: &quot;Altschuler&quot;, &quot;parse-names&quot;: false, &quot;non-dropping-particle&quot;: &quot;&quot;}, {&quot;dropping-particle&quot;: &quot;&quot;, &quot;given&quot;: &quot;Takahiro&quot;, &quot;suffix&quot;: &quot;&quot;, &quot;family&quot;: &quot;Arakawa&quot;, &quot;parse-names&quot;: false, &quot;non-dropping-particle&quot;: &quot;&quot;}, {&quot;dropping-particle&quot;: &quot;&quot;, &quot;given&quot;: &quot;John A.C. C&quot;, &quot;suffix&quot;: &quot;&quot;, &quot;family&quot;: &quot;Archer&quot;, &quot;parse-names&quot;: false, &quot;non-dropping-particle&quot;: &quot;&quot;}, {&quot;dropping-particle&quot;: &quot;&quot;, &quot;given&quot;: &quot;Peter&quot;, &quot;suffix&quot;: &quot;&quot;, &quot;family&quot;: &quot;Arner&quot;, &quot;parse-names&quot;: false, &quot;non-dropping-particle&quot;: &quot;&quot;}, {&quot;dropping-particle&quot;: &quot;&quot;, &quot;given&quot;: &quot;Magda&quot;, &quot;suffix&quot;: &quot;&quot;, &quot;family&quot;: &quot;Babina&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Piotr J.&quot;, &quot;suffix&quot;: &quot;&quot;, &quot;family&quot;: &quot;Balwierz&quot;, &quot;parse-names&quot;: false, &quot;non-dropping-particle&quot;: &quot;&quot;}, {&quot;dropping-particle&quot;: &quot;&quot;, &quot;given&quot;: &quot;Anthony G.&quot;, &quot;suffix&quot;: &quot;&quot;, &quot;family&quot;: &quot;Beckhouse&quot;, &quot;parse-names&quot;: false, &quot;non-dropping-particle&quot;: &quot;&quot;}, {&quot;dropping-particle&quot;: &quot;&quot;, &quot;given&quot;: &quot;Swati&quot;, &quot;suffix&quot;: &quot;&quot;, &quot;family&quot;: &quot;Pradhan-Bhatt&quot;, &quot;parse-names&quot;: false, &quot;non-dropping-particle&quot;: &quot;&quot;}, {&quot;dropping-particle&quot;: &quot;&quot;, &quot;given&quot;: &quot;Judith A.&quot;, &quot;suffix&quot;: &quot;&quot;, &quot;family&quot;: &quot;Blake&quot;, &quot;parse-names&quot;: false, &quot;non-dropping-particle&quot;: &quot;&quot;}, {&quot;dropping-particle&quot;: &quot;&quot;, &quot;given&quot;: &quot;Antje&quot;, &quot;suffix&quot;: &quot;&quot;, &quot;family&quot;: &quot;Blumenthal&quot;, &quot;parse-names&quot;: false, &quot;non-dropping-particle&quot;: &quot;&quot;}, {&quot;dropping-particle&quot;: &quot;&quot;, &quot;given&quot;: &quot;Beatrice&quot;, &quot;suffix&quot;: &quot;&quot;, &quot;family&quot;: &quot;Bodega&quot;, &quot;parse-names&quot;: false, &quot;non-dropping-particle&quot;: &quot;&quot;}, {&quot;dropping-particle&quot;: &quot;&quot;, &quot;given&quot;: &quot;Alessandro&quot;, &quot;suffix&quot;: &quot;&quot;, &quot;family&quot;: &quot;Bonetti&quot;, &quot;parse-names&quot;: false, &quot;non-dropping-particle&quot;: &quot;&quot;}, {&quot;dropping-particle&quot;: &quot;&quot;, &quot;given&quot;: &quot;James&quot;, &quot;suffix&quot;: &quot;&quot;, &quot;family&quot;: &quot;Briggs&quot;, &quot;parse-names&quot;: false, &quot;non-dropping-particle&quot;: &quot;&quot;}, {&quot;dropping-particle&quot;: &quot;&quot;, &quot;given&quot;: &quot;Frank&quot;, &quot;suffix&quot;: &quot;&quot;, &quot;family&quot;: &quot;Brombacher&quot;, &quot;parse-names&quot;: false, &quot;non-dropping-particle&quot;: &quot;&quot;}, {&quot;dropping-particle&quot;: &quot;&quot;, &quot;given&quot;: &quot;A. Maxwell&quot;, &quot;suffix&quot;: &quot;&quot;, &quot;family&quot;: &quot;Burroughs&quot;, &quot;parse-names&quot;: false, &quot;non-dropping-particle&quot;: &quot;&quot;}, {&quot;dropping-particle&quot;: &quot;&quot;, &quot;given&quot;: &quot;Andrea&quot;, &quot;suffix&quot;: &quot;&quot;, &quot;family&quot;: &quot;Califano&quot;, &quot;parse-names&quot;: false, &quot;non-dropping-particle&quot;: &quot;&quot;}, {&quot;dropping-particle&quot;: &quot;V.&quot;, &quot;given&quot;: &quot;Carlo&quot;, &quot;suffix&quot;: &quot;&quot;, &quot;family&quot;: &quot;Cannistraci&quot;, &quot;parse-names&quot;: false, &quot;non-dropping-particle&quot;: &quot;&quot;}, {&quot;dropping-particle&quot;: &quot;&quot;, &quot;given&quot;: &quot;Daniel&quot;, &quot;suffix&quot;: &quot;&quot;, &quot;family&quot;: &quot;Carbajo&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Marco&quot;, &quot;suffix&quot;: &quot;&quot;, &quot;family&quot;: &quot;Chierici&quot;, &quot;parse-names&quot;: false, &quot;non-dropping-particle&quot;: &quot;&quot;}, {&quot;dropping-particle&quot;: &quot;&quot;, &quot;given&quot;: &quot;Yari&quot;, &quot;suffix&quot;: &quot;&quot;, &quot;family&quot;: &quot;Ciani&quot;, &quot;parse-names&quot;: false, &quot;non-dropping-particle&quot;: &quot;&quot;}, {&quot;dropping-particle&quot;: &quot;&quot;, &quot;given&quot;: &quot;Hans C.&quot;, &quot;suffix&quot;: &quot;&quot;, &quot;family&quot;: &quot;Clevers&quot;, &quot;parse-names&quot;: false, &quot;non-dropping-particle&quot;: &quot;&quot;}, {&quot;dropping-particle&quot;: &quot;&quot;, &quot;given&quot;: &quot;Emiliano&quot;, &quot;suffix&quot;: &quot;&quot;, &quot;family&quot;: &quot;Dalla&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Michael&quot;, &quot;suffix&quot;: &quot;&quot;, &quot;family&quot;: &quot;Detmar&quot;, &quot;parse-names&quot;: false, &quot;non-dropping-particle&quot;: &quot;&quot;}, {&quot;dropping-particle&quot;: &quot;&quot;, &quot;given&quot;: &quot;Alexander D.&quot;, &quot;suffix&quot;: &quot;&quot;, &quot;family&quot;: &quot;Diehl&quot;, &quot;parse-names&quot;: false, &quot;non-dropping-particle&quot;: &quot;&quot;}, {&quot;dropping-particle&quot;: &quot;&quot;, &quot;given&quot;: &quot;Taeko&quot;, &quot;suffix&quot;: &quot;&quot;, &quot;family&quot;: &quot;Dohi&quot;, &quot;parse-names&quot;: false, &quot;non-dropping-particle&quot;: &quot;&quot;}, {&quot;dropping-particle&quot;: &quot;&quot;, &quot;given&quot;: &quot;Finn&quot;, &quot;suffix&quot;: &quot;&quot;, &quot;family&quot;: &quot;Drabl\u00f8s&quot;, &quot;parse-names&quot;: false, &quot;non-dropping-particle&quot;: &quot;&quot;}, {&quot;dropping-particle&quot;: &quot;&quot;, &quot;given&quot;: &quot;Albert S.B. B&quot;, &quot;suffix&quot;: &quot;&quot;, &quot;family&quot;: &quot;Edge&quot;, &quot;parse-names&quot;: false, &quot;non-dropping-particle&quot;: &quot;&quot;}, {&quot;dropping-particle&quot;: &quot;&quot;, &quot;given&quot;: &quot;Matthias&quot;, &quot;suffix&quot;: &quot;&quot;, &quot;family&quot;: &quot;Edinger&quot;, &quot;parse-names&quot;: false, &quot;non-dropping-particle&quot;: &quot;&quot;}, {&quot;dropping-particle&quot;: &quot;&quot;, &quot;given&quot;: &quot;Karl&quot;, &quot;suffix&quot;: &quot;&quot;, &quot;family&quot;: &quot;Ekwall&quot;, &quot;parse-names&quot;: false, &quot;non-dropping-particle&quot;: &quot;&quot;}, {&quot;dropping-particle&quot;: &quot;&quot;, &quot;given&quot;: &quot;Mitsuhiro&quot;, &quot;suffix&quot;: &quot;&quot;, &quot;family&quot;: &quot;Endoh&quot;, &quot;parse-names&quot;: false, &quot;non-dropping-particle&quot;: &quot;&quot;}, {&quot;dropping-particle&quot;: &quot;&quot;, &quot;given&quot;: &quot;Hideki&quot;, &quot;suffix&quot;: &quot;&quot;, &quot;family&quot;: &quot;Enomoto&quot;, &quot;parse-names&quot;: false, &quot;non-dropping-particle&quot;: &quot;&quot;}, {&quot;dropping-particle&quot;: &quot;&quot;, &quot;given&quot;: &quot;Michela&quot;, &quot;suffix&quot;: &quot;&quot;, &quot;family&quot;: &quot;Fagiolini&quot;, &quot;parse-names&quot;: false, &quot;non-dropping-particle&quot;: &quot;&quot;}, {&quot;dropping-particle&quot;: &quot;&quot;, &quot;given&quot;: &quot;Lynsey&quot;, &quot;suffix&quot;: &quot;&quot;, &quot;family&quot;: &quot;Fairbairn&quot;, &quot;parse-names&quot;: false, &quot;non-dropping-particle&quot;: &quot;&quot;}, {&quot;dropping-particle&quot;: &quot;&quot;, &quot;given&quot;: &quot;Hai&quot;, &quot;suffix&quot;: &quot;&quot;, &quot;family&quot;: &quot;Fang&quot;, &quot;parse-names&quot;: false, &quot;non-dropping-particle&quot;: &quot;&quot;}, {&quot;dropping-particle&quot;: &quot;&quot;, &quot;given&quot;: &quot;Mary C.&quot;, &quot;suffix&quot;: &quot;&quot;, &quot;family&quot;: &quot;Farach-Carson&quot;, &quot;parse-names&quot;: false, &quot;non-dropping-particle&quot;: &quot;&quot;}, {&quot;dropping-particle&quot;: &quot;&quot;, &quot;given&quot;: &quot;Geoffrey J.&quot;, &quot;suffix&quot;: &quot;&quot;, &quot;family&quot;: &quot;Faulkner&quot;, &quot;parse-names&quot;: false, &quot;non-dropping-particle&quot;: &quot;&quot;}, {&quot;dropping-particle&quot;: &quot;V.&quot;, &quot;given&quot;: &quot;Alexander&quot;, &quot;suffix&quot;: &quot;&quot;, &quot;family&quot;: &quot;Favorov&quot;, &quot;parse-names&quot;: false, &quot;non-dropping-particle&quot;: &quot;&quot;}, {&quot;dropping-particle&quot;: &quot;&quot;, &quot;given&quot;: &quot;Malcolm E.&quot;, &quot;suffix&quot;: &quot;&quot;, &quot;family&quot;: &quot;Fisher&quot;, &quot;parse-names&quot;: false, &quot;non-dropping-particle&quot;: &quot;&quot;}, {&quot;dropping-particle&quot;: &quot;&quot;, &quot;given&quot;: &quot;Martin C.&quot;, &quot;suffix&quot;: &quot;&quot;, &quot;family&quot;: &quot;Frith&quot;, &quot;parse-names&quot;: false, &quot;non-dropping-particle&quot;: &quot;&quot;}, {&quot;dropping-particle&quot;: &quot;&quot;, &quot;given&quot;: &quot;Rie&quot;, &quot;suffix&quot;: &quot;&quot;, &quot;family&quot;: &quot;Fujita&quot;, &quot;parse-names&quot;: false, &quot;non-dropping-particle&quot;: &quot;&quot;}, {&quot;dropping-particle&quot;: &quot;&quot;, &quot;given&quot;: &quot;Shiro&quot;, &quot;suffix&quot;: &quot;&quot;, &quot;family&quot;: &quot;Fukuda&quot;, &quot;parse-names&quot;: false, &quot;non-dropping-particle&quot;: &quot;&quot;}, {&quot;dropping-particle&quot;: &quot;&quot;, &quot;given&quot;: &quot;Cesare&quot;, &quot;suffix&quot;: &quot;&quot;, &quot;family&quot;: &quot;Furlanello&quot;, &quot;parse-names&quot;: false, &quot;non-dropping-particle&quot;: &quot;&quot;}, {&quot;dropping-particle&quot;: &quot;&quot;, &quot;given&quot;: &quot;Masaaki&quot;, &quot;suffix&quot;: &quot;&quot;, &quot;family&quot;: &quot;Furino&quot;, &quot;parse-names&quot;: false, &quot;non-dropping-particle&quot;: &quot;&quot;}, {&quot;dropping-particle&quot;: &quot;&quot;, &quot;given&quot;: &quot;Jun-ichi&quot;, &quot;suffix&quot;: &quot;&quot;, &quot;family&quot;: &quot;Furusawa&quot;, &quot;parse-names&quot;: false, &quot;non-dropping-particle&quot;: &quot;&quot;}, {&quot;dropping-particle&quot;: &quot;&quot;, &quot;given&quot;: &quot;Teunis B.&quot;, &quot;suffix&quot;: &quot;&quot;, &quot;family&quot;: &quot;Geijtenbeek&quot;, &quot;parse-names&quot;: false, &quot;non-dropping-particle&quot;: &quot;&quot;}, {&quot;dropping-particle&quot;: &quot;&quot;, &quot;given&quot;: &quot;Andrew P.&quot;, &quot;suffix&quot;: &quot;&quot;, &quot;family&quot;: &quot;Gibson&quot;, &quot;parse-names&quot;: false, &quot;non-dropping-particle&quot;: &quot;&quot;}, {&quot;dropping-particle&quot;: &quot;&quot;, &quot;given&quot;: &quot;Thomas&quot;, &quot;suffix&quot;: &quot;&quot;, &quot;family&quot;: &quot;Gingeras&quot;, &quot;parse-names&quot;: false, &quot;non-dropping-particle&quot;: &quot;&quot;}, {&quot;dropping-particle&quot;: &quot;&quot;, &quot;given&quot;: &quot;Daniel&quot;, &quot;suffix&quot;: &quot;&quot;, &quot;family&quot;: &quot;Goldowitz&quot;, &quot;parse-names&quot;: false, &quot;non-dropping-particle&quot;: &quot;&quot;}, {&quot;dropping-particle&quot;: &quot;&quot;, &quot;given&quot;: &quot;Julian&quot;, &quot;suffix&quot;: &quot;&quot;, &quot;family&quot;: &quot;Gough&quot;, &quot;parse-names&quot;: false, &quot;non-dropping-particle&quot;: &quot;&quot;}, {&quot;dropping-particle&quot;: &quot;&quot;, &quot;given&quot;: &quot;Sven&quot;, &quot;suffix&quot;: &quot;&quot;, &quot;family&quot;: &quot;Guhl&quot;, &quot;parse-names&quot;: false, &quot;non-dropping-particle&quot;: &quot;&quot;}, {&quot;dropping-particle&quot;: &quot;&quot;, &quot;given&quot;: &quot;Reto&quot;, &quot;suffix&quot;: &quot;&quot;, &quot;family&quot;: &quot;Guler&quot;, &quot;parse-names&quot;: false, &quot;non-dropping-particle&quot;: &quot;&quot;}, {&quot;dropping-particle&quot;: &quot;&quot;, &quot;given&quot;: &quot;Stefano&quot;, &quot;suffix&quot;: &quot;&quot;, &quot;family&quot;: &quot;Gustincich&quot;, &quot;parse-names&quot;: false, &quot;non-dropping-particle&quot;: &quot;&quot;}, {&quot;dropping-particle&quot;: &quot;&quot;, &quot;given&quot;: &quot;Thomas J.&quot;, &quot;suffix&quot;: &quot;&quot;, &quot;family&quot;: &quot;Ha&quot;, &quot;parse-names&quot;: false, &quot;non-dropping-particle&quot;: &quot;&quot;}, {&quot;dropping-particle&quot;: &quot;&quot;, &quot;given&quot;: &quot;Masahide&quot;, &quot;suffix&quot;: &quot;&quot;, &quot;family&quot;: &quot;Hamaguchi&quot;, &quot;parse-names&quot;: false, &quot;non-dropping-particle&quot;: &quot;&quot;}, {&quot;dropping-particle&quot;: &quot;&quot;, &quot;given&quot;: &quot;Mitsuko&quot;, &quot;suffix&quot;: &quot;&quot;, &quot;family&quot;: &quot;Hara&quot;, &quot;parse-names&quot;: false, &quot;non-dropping-particle&quot;: &quot;&quot;}, {&quot;dropping-particle&quot;: &quot;&quot;, &quot;given&quot;: &quot;Matthias&quot;, &quot;suffix&quot;: &quot;&quot;, &quot;family&quot;: &quot;Harbers&quot;, &quot;parse-names&quot;: false, &quot;non-dropping-particle&quot;: &quot;&quot;}, {&quot;dropping-particle&quot;: &quot;&quot;, &quot;given&quot;: &quot;Jayson&quot;, &quot;suffix&quot;: &quot;&quot;, &quot;family&quot;: &quot;Harshbarger&quot;, &quot;parse-names&quot;: false, &quot;non-dropping-particle&quot;: &quot;&quot;}, {&quot;dropping-particle&quot;: &quot;&quot;, &quot;given&quot;: &quot;Akira&quot;, &quot;suffix&quot;: &quot;&quot;, &quot;family&quot;: &quot;Hasegawa&quot;, &quot;parse-names&quot;: false, &quot;non-dropping-particle&quot;: &quot;&quot;}, {&quot;dropping-particle&quot;: &quot;&quot;, &quot;given&quot;: &quot;Yuki&quot;, &quot;suffix&quot;: &quot;&quot;, &quot;family&quot;: &quot;Hasegawa&quot;, &quot;parse-names&quot;: false, &quot;non-dropping-particle&quot;: &quot;&quot;}, {&quot;dropping-particle&quot;: &quot;&quot;, &quot;given&quot;: &quot;Takehiro&quot;, &quot;suffix&quot;: &quot;&quot;, &quot;family&quot;: &quot;Hashimoto&quot;, &quot;parse-names&quot;: false, &quot;non-dropping-particle&quot;: &quot;&quot;}, {&quot;dropping-particle&quot;: &quot;&quot;, &quot;given&quot;: &quot;Meenhard&quot;, &quot;suffix&quot;: &quot;&quot;, &quot;family&quot;: &quot;Herlyn&quot;, &quot;parse-names&quot;: false, &quot;non-dropping-particle&quot;: &quot;&quot;}, {&quot;dropping-particle&quot;: &quot;&quot;, &quot;given&quot;: &quot;Kelly J.&quot;, &quot;suffix&quot;: &quot;&quot;, &quot;family&quot;: &quot;Hitchens&quot;, &quot;parse-names&quot;: false, &quot;non-dropping-particle&quot;: &quot;&quot;}, {&quot;dropping-particle&quot;: &quot;&quot;, &quot;given&quot;: &quot;Shannan J&quot;, &quot;suffix&quot;: &quot;&quot;, &quot;family&quot;: &quot;Ho Sui&quot;, &quot;parse-names&quot;: false, &quot;non-dropping-particle&quot;: &quot;&quot;}, {&quot;dropping-particle&quot;: &quot;&quot;, &quot;given&quot;: &quot;Oliver M.&quot;, &quot;suffix&quot;: &quot;&quot;, &quot;family&quot;: &quot;Hofmann&quot;, &quot;parse-names&quot;: false, &quot;non-dropping-particle&quot;: &quot;&quot;}, {&quot;dropping-particle&quot;: &quot;&quot;, &quot;given&quot;: &quot;Ilka&quot;, &quot;suffix&quot;: &quot;&quot;, &quot;family&quot;: &quot;Hoof&quot;, &quot;parse-names&quot;: false, &quot;non-dropping-particle&quot;: &quot;&quot;}, {&quot;dropping-particle&quot;: &quot;&quot;, &quot;given&quot;: &quot;Furni&quot;, &quot;suffix&quot;: &quot;&quot;, &quot;family&quot;: &quot;Hori&quot;, &quot;parse-names&quot;: false, &quot;non-dropping-particle&quot;: &quot;&quot;}, {&quot;dropping-particle&quot;: &quot;&quot;, &quot;given&quot;: &quot;Lukasz&quot;, &quot;suffix&quot;: &quot;&quot;, &quot;family&quot;: &quot;Huminiecki&quot;, &quot;parse-names&quot;: false, &quot;non-dropping-particle&quot;: &quot;&quot;}, {&quot;dropping-particle&quot;: &quot;&quot;, &quot;given&quot;: &quot;Kei&quot;, &quot;suffix&quot;: &quot;&quot;, &quot;family&quot;: &quot;Iida&quot;, &quot;parse-names&quot;: false, &quot;non-dropping-particle&quot;: &quot;&quot;}, {&quot;dropping-particle&quot;: &quot;&quot;, &quot;given&quot;: &quot;Tomokatsu&quot;, &quot;suffix&quot;: &quot;&quot;, &quot;family&quot;: &quot;Ikawa&quot;, &quot;parse-names&quot;: false, &quot;non-dropping-particle&quot;: &quot;&quot;}, {&quot;dropping-particle&quot;: &quot;&quot;, &quot;given&quot;: &quot;Boris R.&quot;, &quot;suffix&quot;: &quot;&quot;, &quot;family&quot;: &quot;Jankovic&quot;, &quot;parse-names&quot;: false, &quot;non-dropping-particle&quot;: &quot;&quot;}, {&quot;dropping-particle&quot;: &quot;&quot;, &quot;given&quot;: &quot;Hui&quot;, &quot;suffix&quot;: &quot;&quot;, &quot;family&quot;: &quot;Jia&quot;, &quot;parse-names&quot;: false, &quot;non-dropping-particle&quot;: &quot;&quot;}, {&quot;dropping-particle&quot;: &quot;&quot;, &quot;given&quot;: &quot;Anagha&quot;, &quot;suffix&quot;: &quot;&quot;, &quot;family&quot;: &quot;Joshi&quot;, &quot;parse-names&quot;: false, &quot;non-dropping-particle&quot;: &quot;&quot;}, {&quot;dropping-particle&quot;: &quot;&quot;, &quot;given&quot;: &quot;Giuseppe&quot;, &quot;suffix&quot;: &quot;&quot;, &quot;family&quot;: &quot;Jurman&quot;, &quot;parse-names&quot;: false, &quot;non-dropping-particle&quot;: &quot;&quot;}, {&quot;dropping-particle&quot;: &quot;&quot;, &quot;given&quot;: &quot;Bogumil&quot;, &quot;suffix&quot;: &quot;&quot;, &quot;family&quot;: &quot;Kaczkowski&quot;, &quot;parse-names&quot;: false, &quot;non-dropping-particle&quot;: &quot;&quot;}, {&quot;dropping-particle&quot;: &quot;&quot;, &quot;given&quot;: &quot;Chieko&quot;, &quot;suffix&quot;: &quot;&quot;, &quot;family&quot;: &quot;Kai&quot;, &quot;parse-names&quot;: false, &quot;non-dropping-particle&quot;: &quot;&quot;}, {&quot;dropping-particle&quot;: &quot;&quot;, &quot;given&quot;: &quot;Kaoru&quot;, &quot;suffix&quot;: &quot;&quot;, &quot;family&quot;: &quot;Kaida&quot;, &quot;parse-names&quot;: false, &quot;non-dropping-particle&quot;: &quot;&quot;}, {&quot;dropping-particle&quot;: &quot;&quot;, &quot;given&quot;: &quot;Ai&quot;, &quot;suffix&quot;: &quot;&quot;, &quot;family&quot;: &quot;Kaiho&quot;, &quot;parse-names&quot;: false, &quot;non-dropping-particle&quot;: &quot;&quot;}, {&quot;dropping-particle&quot;: &quot;&quot;, &quot;given&quot;: &quot;Kazuhiro&quot;, &quot;suffix&quot;: &quot;&quot;, &quot;family&quot;: &quot;Kajiyama&quot;, &quot;parse-names&quot;: false, &quot;non-dropping-particle&quot;: &quot;&quot;}, {&quot;dropping-particle&quot;: &quot;&quot;, &quot;given&quot;: &quot;Mutsumi&quot;, &quot;suffix&quot;: &quot;&quot;, &quot;family&quot;: &quot;Kanamori-Katayama&quot;, &quot;parse-names&quot;: false, &quot;non-dropping-particle&quot;: &quot;&quot;}, {&quot;dropping-particle&quot;: &quot;&quot;, &quot;given&quot;: &quot;Artem S.&quot;, &quot;suffix&quot;: &quot;&quot;, &quot;family&quot;: &quot;Kasianov&quot;, &quot;parse-names&quot;: false, &quot;non-dropping-particle&quot;: &quot;&quot;}, {&quot;dropping-particle&quot;: &quot;&quot;, &quot;given&quot;: &quot;Takeya&quot;, &quot;suffix&quot;: &quot;&quot;, &quot;family&quot;: &quot;Kasukawa&quot;, &quot;parse-names&quot;: false, &quot;non-dropping-particle&quot;: &quot;&quot;}, {&quot;dropping-particle&quot;: &quot;&quot;, &quot;given&quot;: &quot;Shintaro&quot;, &quot;suffix&quot;: &quot;&quot;, &quot;family&quot;: &quot;Katayama&quot;, &quot;parse-names&quot;: false, &quot;non-dropping-particle&quot;: &quot;&quot;}, {&quot;dropping-particle&quot;: &quot;&quot;, &quot;given&quot;: &quot;Sachi&quot;, &quot;suffix&quot;: &quot;&quot;, &quot;family&quot;: &quot;Kato&quot;, &quot;parse-names&quot;: false, &quot;non-dropping-particle&quot;: &quot;&quot;}, {&quot;dropping-particle&quot;: &quot;&quot;, &quot;given&quot;: &quot;Shuji&quot;, &quot;suffix&quot;: &quot;&quot;, &quot;family&quot;: &quot;Kawaguchi&quot;, &quot;parse-names&quot;: false, &quot;non-dropping-particle&quot;: &quot;&quot;}, {&quot;dropping-particle&quot;: &quot;&quot;, &quot;given&quot;: &quot;Hiroshi&quot;, &quot;suffix&quot;: &quot;&quot;, &quot;family&quot;: &quot;Kawamoto&quot;, &quot;parse-names&quot;: false, &quot;non-dropping-particle&quot;: &quot;&quot;}, {&quot;dropping-particle&quot;: &quot;&quot;, &quot;given&quot;: &quot;Yuki I.&quot;, &quot;suffix&quot;: &quot;&quot;, &quot;family&quot;: &quot;Kawamura&quot;, &quot;parse-names&quot;: false, &quot;non-dropping-particle&quot;: &quot;&quot;}, {&quot;dropping-particle&quot;: &quot;&quot;, &quot;given&quot;: &quot;Tsugumi&quot;, &quot;suffix&quot;: &quot;&quot;, &quot;family&quot;: &quot;Kawashima&quot;, &quot;parse-names&quot;: false, &quot;non-dropping-particle&quot;: &quot;&quot;}, {&quot;dropping-particle&quot;: &quot;&quot;, &quot;given&quot;: &quot;Judith S.&quot;, &quot;suffix&quot;: &quot;&quot;, &quot;family&quot;: &quot;Kempfle&quot;, &quot;parse-names&quot;: false, &quot;non-dropping-particle&quot;: &quot;&quot;}, {&quot;dropping-particle&quot;: &quot;&quot;, &quot;given&quot;: &quot;Tony J.&quot;, &quot;suffix&quot;: &quot;&quot;, &quot;family&quot;: &quot;Kenna&quot;, &quot;parse-names&quot;: false, &quot;non-dropping-particle&quot;: &quot;&quot;}, {&quot;dropping-particle&quot;: &quot;&quot;, &quot;given&quot;: &quot;Juha&quot;, &quot;suffix&quot;: &quot;&quot;, &quot;family&quot;: &quot;Kere&quot;, &quot;parse-names&quot;: false, &quot;non-dropping-particle&quot;: &quot;&quot;}, {&quot;dropping-particle&quot;: &quot;&quot;, &quot;given&quot;: &quot;Levon M.&quot;, &quot;suffix&quot;: &quot;&quot;, &quot;family&quot;: &quot;Khachigian&quot;, &quot;parse-names&quot;: false, &quot;non-dropping-particle&quot;: &quot;&quot;}, {&quot;dropping-particle&quot;: &quot;&quot;, &quot;given&quot;: &quot;Toshio&quot;, &quot;suffix&quot;: &quot;&quot;, &quot;family&quot;: &quot;Kitamura&quot;, &quot;parse-names&quot;: false, &quot;non-dropping-particle&quot;: &quot;&quot;}, {&quot;dropping-particle&quot;: &quot;&quot;, &quot;given&quot;: &quot;S. Peter&quot;, &quot;suffix&quot;: &quot;&quot;, &quot;family&quot;: &quot;Klinken&quot;, &quot;parse-names&quot;: false, &quot;non-dropping-particle&quot;: &quot;&quot;}, {&quot;dropping-particle&quot;: &quot;&quot;, &quot;given&quot;: &quot;Alan J.&quot;, &quot;suffix&quot;: &quot;&quot;, &quot;family&quot;: &quot;Knox&quot;, &quot;parse-names&quot;: false, &quot;non-dropping-particle&quot;: &quot;&quot;}, {&quot;dropping-particle&quot;: &quot;&quot;, &quot;given&quot;: &quot;Miki&quot;, &quot;suffix&quot;: &quot;&quot;, &quot;family&quot;: &quot;Kojima&quot;, &quot;parse-names&quot;: false, &quot;non-dropping-particle&quot;: &quot;&quot;}, {&quot;dropping-particle&quot;: &quot;&quot;, &quot;given&quot;: &quot;Soichi&quot;, &quot;suffix&quot;: &quot;&quot;, &quot;family&quot;: &quot;Kojima&quot;, &quot;parse-names&quot;: false, &quot;non-dropping-particle&quot;: &quot;&quot;}, {&quot;dropping-particle&quot;: &quot;&quot;, &quot;given&quot;: &quot;Naoto&quot;, &quot;suffix&quot;: &quot;&quot;, &quot;family&quot;: &quot;Kondo&quot;, &quot;parse-names&quot;: false, &quot;non-dropping-particle&quot;: &quot;&quot;}, {&quot;dropping-particle&quot;: &quot;&quot;, &quot;given&quot;: &quot;Haruhiko&quot;, &quot;suffix&quot;: &quot;&quot;, &quot;family&quot;: &quot;Koseki&quot;, &quot;parse-names&quot;: false, &quot;non-dropping-particle&quot;: &quot;&quot;}, {&quot;dropping-particle&quot;: &quot;&quot;, &quot;given&quot;: &quot;Shigeo&quot;, &quot;suffix&quot;: &quot;&quot;, &quot;family&quot;: &quot;Koyasu&quot;, &quot;parse-names&quot;: false, &quot;non-dropping-particle&quot;: &quot;&quot;}, {&quot;dropping-particle&quot;: &quot;&quot;, &quot;given&quot;: &quot;Sarah&quot;, &quot;suffix&quot;: &quot;&quot;, &quot;family&quot;: &quot;Krampitz&quot;, &quot;parse-names&quot;: false, &quot;non-dropping-particle&quot;: &quot;&quot;}, {&quot;dropping-particle&quot;: &quot;&quot;, &quot;given&quot;: &quot;Atsutaka&quot;, &quot;suffix&quot;: &quot;&quot;, &quot;family&quot;: &quot;Kubosaki&quot;, &quot;parse-names&quot;: false, &quot;non-dropping-particle&quot;: &quot;&quot;}, {&quot;dropping-particle&quot;: &quot;&quot;, &quot;given&quot;: &quot;Andrew T.&quot;, &quot;suffix&quot;: &quot;&quot;, &quot;family&quot;: &quot;Kwon&quot;, &quot;parse-names&quot;: false, &quot;non-dropping-particle&quot;: &quot;&quot;}, {&quot;dropping-particle&quot;: &quot;&quot;, &quot;given&quot;: &quot;Jeroen F.J. J&quot;, &quot;suffix&quot;: &quot;&quot;, &quot;family&quot;: &quot;Laros&quot;, &quot;parse-names&quot;: false, &quot;non-dropping-particle&quot;: &quot;&quot;}, {&quot;dropping-particle&quot;: &quot;&quot;, &quot;given&quot;: &quot;Weonju&quot;, &quot;suffix&quot;: &quot;&quot;, &quot;family&quot;: &quot;Lee&quot;, &quot;parse-names&quot;: false, &quot;non-dropping-particle&quot;: &quot;&quot;}, {&quot;dropping-particle&quot;: &quot;&quot;, &quot;given&quot;: &quot;Andreas&quot;, &quot;suffix&quot;: &quot;&quot;, &quot;family&quot;: &quot;Lennartsson&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Berit&quot;, &quot;suffix&quot;: &quot;&quot;, &quot;family&quot;: &quot;Lilje&quot;, &quot;parse-names&quot;: false, &quot;non-dropping-particle&quot;: &quot;&quot;}, {&quot;dropping-particle&quot;: &quot;&quot;, &quot;given&quot;: &quot;Leonard&quot;, &quot;suffix&quot;: &quot;&quot;, &quot;family&quot;: &quot;Lipovich&quot;, &quot;parse-names&quot;: false, &quot;non-dropping-particle&quot;: &quot;&quot;}, {&quot;dropping-particle&quot;: &quot;&quot;, &quot;given&quot;: &quot;Alan&quot;, &quot;suffix&quot;: &quot;&quot;, &quot;family&quot;: &quot;Mackay-Sim&quot;, &quot;parse-names&quot;: false, &quot;non-dropping-particle&quot;: &quot;&quot;}, {&quot;dropping-particle&quot;: &quot;&quot;, &quot;given&quot;: &quot;Ri-ichiroh&quot;, &quot;suffix&quot;: &quot;&quot;, &quot;family&quot;: &quot;Manabe&quot;, &quot;parse-names&quot;: false, &quot;non-dropping-particle&quot;: &quot;&quot;}, {&quot;dropping-particle&quot;: &quot;&quot;, &quot;given&quot;: &quot;Jessica C.&quot;, &quot;suffix&quot;: &quot;&quot;, &quot;family&quot;: &quot;Mar&quot;, &quot;parse-names&quot;: false, &quot;non-dropping-particle&quot;: &quot;&quot;}, {&quot;dropping-particle&quot;: &quot;&quot;, &quot;given&quot;: &quot;Benoit&quot;, &quot;suffix&quot;: &quot;&quot;, &quot;family&quot;: &quot;Marchand&quot;, &quot;parse-names&quot;: false, &quot;non-dropping-particle&quot;: &quot;&quot;}, {&quot;dropping-particle&quot;: &quot;&quot;, &quot;given&quot;: &quot;Anthony&quot;, &quot;suffix&quot;: &quot;&quot;, &quot;family&quot;: &quot;Mathelier&quot;, &quot;parse-names&quot;: false, &quot;non-dropping-particle&quot;: &quot;&quot;}, {&quot;dropping-particle&quot;: &quot;&quot;, &quot;given&quot;: &quot;Niklas&quot;, &quot;suffix&quot;: &quot;&quot;, &quot;family&quot;: &quot;Mejhert&quot;, &quot;parse-names&quot;: false, &quot;non-dropping-particle&quot;: &quot;&quot;}, {&quot;dropping-particle&quot;: &quot;&quot;, &quot;given&quot;: &quot;Alison&quot;, &quot;suffix&quot;: &quot;&quot;, &quot;family&quot;: &quot;Meynert&quot;, &quot;parse-names&quot;: false, &quot;non-dropping-particle&quot;: &quot;&quot;}, {&quot;dropping-particle&quot;: &quot;&quot;, &quot;given&quot;: &quot;Yosuke&quot;, &quot;suffix&quot;: &quot;&quot;, &quot;family&quot;: &quot;Mizuno&quot;, &quot;parse-names&quot;: false, &quot;non-dropping-particle&quot;: &quot;&quot;}, {&quot;dropping-particle&quot;: &quot;&quot;, &quot;given&quot;: &quot;David A&quot;, &quot;suffix&quot;: &quot;&quot;, &quot;family&quot;: &quot;Lima Morais&quot;, &quot;parse-names&quot;: false, &quot;non-dropping-particle&quot;: &quot;de&quot;}, {&quot;dropping-particle&quot;: &quot;&quot;, &quot;given&quot;: &quot;Hiromasa&quot;, &quot;suffix&quot;: &quot;&quot;, &quot;family&quot;: &quot;Morikawa&quot;, &quot;parse-names&quot;: false, &quot;non-dropping-particle&quot;: &quot;&quot;}, {&quot;dropping-particle&quot;: &quot;&quot;, &quot;given&quot;: &quot;Mitsuru&quot;, &quot;suffix&quot;: &quot;&quot;, &quot;family&quot;: &quot;Morimoto&quot;, &quot;parse-names&quot;: false, &quot;non-dropping-particle&quot;: &quot;&quot;}, {&quot;dropping-particle&quot;: &quot;&quot;, &quot;given&quot;: &quot;Kazuyo&quot;, &quot;suffix&quot;: &quot;&quot;, &quot;family&quot;: &quot;Moro&quot;, &quot;parse-names&quot;: false, &quot;non-dropping-particle&quot;: &quot;&quot;}, {&quot;dropping-particle&quot;: &quot;&quot;, &quot;given&quot;: &quot;Efthymios&quot;, &quot;suffix&quot;: &quot;&quot;, &quot;family&quot;: &quot;Motakis&quot;, &quot;parse-names&quot;: false, &quot;non-dropping-particle&quot;: &quot;&quot;}, {&quot;dropping-particle&quot;: &quot;&quot;, &quot;given&quot;: &quot;Hozumi&quot;, &quot;suffix&quot;: &quot;&quot;, &quot;family&quot;: &quot;Motohashi&quot;, &quot;parse-names&quot;: false, &quot;non-dropping-particle&quot;: &quot;&quot;}, {&quot;dropping-particle&quot;: &quot;&quot;, &quot;given&quot;: &quot;Christine L.&quot;, &quot;suffix&quot;: &quot;&quot;, &quot;family&quot;: &quot;Mummery&quot;, &quot;parse-names&quot;: false, &quot;non-dropping-particle&quot;: &quot;&quot;}, {&quot;dropping-particle&quot;: &quot;&quot;, &quot;given&quot;: &quot;Mitsuyoshi&quot;, &quot;suffix&quot;: &quot;&quot;, &quot;family&quot;: &quot;Murata&quot;, &quot;parse-names&quot;: false, &quot;non-dropping-particle&quot;: &quot;&quot;}, {&quot;dropping-particle&quot;: &quot;&quot;, &quot;given&quot;: &quot;Sayaka&quot;, &quot;suffix&quot;: &quot;&quot;, &quot;family&quot;: &quot;Nagao-Sato&quot;, &quot;parse-names&quot;: false, &quot;non-dropping-particle&quot;: &quot;&quot;}, {&quot;dropping-particle&quot;: &quot;&quot;, &quot;given&quot;: &quot;Yutaka&quot;, &quot;suffix&quot;: &quot;&quot;, &quot;family&quot;: &quot;Nakachi&quot;, &quot;parse-names&quot;: false, &quot;non-dropping-particle&quot;: &quot;&quot;}, {&quot;dropping-particle&quot;: &quot;&quot;, &quot;given&quot;: &quot;Fumio&quot;, &quot;suffix&quot;: &quot;&quot;, &quot;family&quot;: &quot;Nakahara&quot;, &quot;parse-names&quot;: false, &quot;non-dropping-particle&quot;: &quot;&quot;}, {&quot;dropping-particle&quot;: &quot;&quot;, &quot;given&quot;: &quot;Toshiyuki&quot;, &quot;suffix&quot;: &quot;&quot;, &quot;family&quot;: &quot;Nakamura&quot;, &quot;parse-names&quot;: false, &quot;non-dropping-particle&quot;: &quot;&quot;}, {&quot;dropping-particle&quot;: &quot;&quot;, &quot;given&quot;: &quot;Yukio&quot;, &quot;suffix&quot;: &quot;&quot;, &quot;family&quot;: &quot;Nakamura&quot;, &quot;parse-names&quot;: false, &quot;non-dropping-particle&quot;: &quot;&quot;}, {&quot;dropping-particle&quot;: &quot;&quot;, &quot;given&quot;: &quot;Kenichi&quot;, &quot;suffix&quot;: &quot;&quot;, &quot;family&quot;: &quot;Nakazato&quot;, &quot;parse-names&quot;: false, &quot;non-dropping-particle&quot;: &quot;&quot;}, {&quot;dropping-particle&quot;: &quot;&quot;, &quot;given&quot;: &quot;Erik&quot;, &quot;suffix&quot;: &quot;&quot;, &quot;family&quot;: &quot;Nimwegen&quot;, &quot;parse-names&quot;: false, &quot;non-dropping-particle&quot;: &quot;van&quot;}, {&quot;dropping-particle&quot;: &quot;&quot;, &quot;given&quot;: &quot;Noriko&quot;, &quot;suffix&quot;: &quot;&quot;, &quot;family&quot;: &quot;Ninomiya&quot;, &quot;parse-names&quot;: false, &quot;non-dropping-particle&quot;: &quot;&quot;}, {&quot;dropping-particle&quot;: &quot;&quot;, &quot;given&quot;: &quot;Hiromi&quot;, &quot;suffix&quot;: &quot;&quot;, &quot;family&quot;: &quot;Nishiyori&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Tadasuke&quot;, &quot;suffix&quot;: &quot;&quot;, &quot;family&quot;: &quot;Noazaki&quot;, &quot;parse-names&quot;: false, &quot;non-dropping-particle&quot;: &quot;&quot;}, {&quot;dropping-particle&quot;: &quot;&quot;, &quot;given&quot;: &quot;Soichi&quot;, &quot;suffix&quot;: &quot;&quot;, &quot;family&quot;: &quot;Ogishima&quot;, &quot;parse-names&quot;: false, &quot;non-dropping-particle&quot;: &quot;&quot;}, {&quot;dropping-particle&quot;: &quot;&quot;, &quot;given&quot;: &quot;Naganari&quot;, &quot;suffix&quot;: &quot;&quot;, &quot;family&quot;: &quot;Ohkura&quot;, &quot;parse-names&quot;: false, &quot;non-dropping-particle&quot;: &quot;&quot;}, {&quot;dropping-particle&quot;: &quot;&quot;, &quot;given&quot;: &quot;Hiroko&quot;, &quot;suffix&quot;: &quot;&quot;, &quot;family&quot;: &quot;Ohimiya&quot;, &quot;parse-names&quot;: false, &quot;non-dropping-particle&quot;: &quot;&quot;}, {&quot;dropping-particle&quot;: &quot;&quot;, &quot;given&quot;: &quot;Hiroshi&quot;, &quot;suffix&quot;: &quot;&quot;, &quot;family&quot;: &quot;Ohno&quot;, &quot;parse-names&quot;: false, &quot;non-dropping-particle&quot;: &quot;&quot;}, {&quot;dropping-particle&quot;: &quot;&quot;, &quot;given&quot;: &quot;Mitsuhiro&quot;, &quot;suffix&quot;: &quot;&quot;, &quot;family&quot;: &quot;Ohshima&quot;, &quot;parse-names&quot;: false, &quot;non-dropping-particle&quot;: &quot;&quot;}, {&quot;dropping-particle&quot;: &quot;&quot;, &quot;given&quot;: &quot;Mariko&quot;, &quot;suffix&quot;: &quot;&quot;, &quot;family&quot;: &quot;Okada-Hatakeyama&quot;, &quot;parse-names&quot;: false, &quot;non-dropping-particle&quot;: &quot;&quot;}, {&quot;dropping-particle&quot;: &quot;&quot;, &quot;given&quot;: &quot;Yasushi&quot;, &quot;suffix&quot;: &quot;&quot;, &quot;family&quot;: &quot;Okazaki&quot;, &quot;parse-names&quot;: false, &quot;non-dropping-particle&quot;: &quot;&quot;}, {&quot;dropping-particle&quot;: &quot;&quot;, &quot;given&quot;: &quot;Valerio&quot;, &quot;suffix&quot;: &quot;&quot;, &quot;family&quot;: &quot;Orlando&quot;, &quot;parse-names&quot;: false, &quot;non-dropping-particle&quot;: &quot;&quot;}, {&quot;dropping-particle&quot;: &quot;&quot;, &quot;given&quot;: &quot;Dmitry A.&quot;, &quot;suffix&quot;: &quot;&quot;, &quot;family&quot;: &quot;Ovchinnikov&quot;, &quot;parse-names&quot;: false, &quot;non-dropping-particle&quot;: &quot;&quot;}, {&quot;dropping-particle&quot;: &quot;&quot;, &quot;given&quot;: &quot;Arnab&quot;, &quot;suffix&quot;: &quot;&quot;, &quot;family&quot;: &quot;Pain&quot;, &quot;parse-names&quot;: false, &quot;non-dropping-particle&quot;: &quot;&quot;}, {&quot;dropping-particle&quot;: &quot;&quot;, &quot;given&quot;: &quot;Robert&quot;, &quot;suffix&quot;: &quot;&quot;, &quot;family&quot;: &quot;Passier&quot;, &quot;parse-names&quot;: false, &quot;non-dropping-particle&quot;: &quot;&quot;}, {&quot;dropping-particle&quot;: &quot;&quot;, &quot;given&quot;: &quot;Margaret&quot;, &quot;suffix&quot;: &quot;&quot;, &quot;family&quot;: &quot;Patrikakis&quot;, &quot;parse-names&quot;: false, &quot;non-dropping-particle&quot;: &quot;&quot;}, {&quot;dropping-particle&quot;: &quot;&quot;, &quot;given&quot;: &quot;Helena&quot;, &quot;suffix&quot;: &quot;&quot;, &quot;family&quot;: &quot;Persson&quot;, &quot;parse-names&quot;: false, &quot;non-dropping-particle&quot;: &quot;&quot;}, {&quot;dropping-particle&quot;: &quot;&quot;, &quot;given&quot;: &quot;Silvano&quot;, &quot;suffix&quot;: &quot;&quot;, &quot;family&quot;: &quot;Piazza&quot;, &quot;parse-names&quot;: false, &quot;non-dropping-particle&quot;: &quot;&quot;}, {&quot;dropping-particle&quot;: &quot;&quot;, &quot;given&quot;: &quot;James G.D. D&quot;, &quot;suffix&quot;: &quot;&quot;, &quot;family&quot;: &quot;Prendergast&quot;, &quot;parse-names&quot;: false, &quot;non-dropping-particle&quot;: &quot;&quot;}, {&quot;dropping-particle&quot;: &quot;&quot;, &quot;given&quot;: &quot;Owen J.L. L&quot;, &quot;suffix&quot;: &quot;&quot;, &quot;family&quot;: &quot;Rackham&quot;, &quot;parse-names&quot;: false, &quot;non-dropping-particle&quot;: &quot;&quot;}, {&quot;dropping-particle&quot;: &quot;&quot;, &quot;given&quot;: &quot;Jordan A.&quot;, &quot;suffix&quot;: &quot;&quot;, &quot;family&quot;: &quot;Ramilowski&quot;, &quot;parse-names&quot;: false, &quot;non-dropping-particle&quot;: &quot;&quot;}, {&quot;dropping-particle&quot;: &quot;&quot;, &quot;given&quot;: &quot;Mamoon&quot;, &quot;suffix&quot;: &quot;&quot;, &quot;family&quot;: &quot;Rashid&quot;, &quot;parse-names&quot;: false, &quot;non-dropping-particle&quot;: &quot;&quot;}, {&quot;dropping-particle&quot;: &quot;&quot;, &quot;given&quot;: &quot;Timothy&quot;, &quot;suffix&quot;: &quot;&quot;, &quot;family&quot;: &quot;Ravasi&quot;, &quot;parse-names&quot;: false, &quot;non-dropping-particle&quot;: &quot;&quot;}, {&quot;dropping-particle&quot;: &quot;&quot;, &quot;given&quot;: &quot;Patrizia&quot;, &quot;suffix&quot;: &quot;&quot;, &quot;family&quot;: &quot;Rizzu&quot;, &quot;parse-names&quot;: false, &quot;non-dropping-particle&quot;: &quot;&quot;}, {&quot;dropping-particle&quot;: &quot;&quot;, &quot;given&quot;: &quot;Marco&quot;, &quot;suffix&quot;: &quot;&quot;, &quot;family&quot;: &quot;Roncador&quot;, &quot;parse-names&quot;: false, &quot;non-dropping-particle&quot;: &quot;&quot;}, {&quot;dropping-particle&quot;: &quot;&quot;, &quot;given&quot;: &quot;Sugata&quot;, &quot;suffix&quot;: &quot;&quot;, &quot;family&quot;: &quot;Roy&quot;, &quot;parse-names&quot;: false, &quot;non-dropping-particle&quot;: &quot;&quot;}, {&quot;dropping-particle&quot;: &quot;&quot;, &quot;given&quot;: &quot;Morten B.&quot;, &quot;suffix&quot;: &quot;&quot;, &quot;family&quot;: &quot;Rye&quot;, &quot;parse-names&quot;: false, &quot;non-dropping-particle&quot;: &quot;&quot;}, {&quot;dropping-particle&quot;: &quot;&quot;, &quot;given&quot;: &quot;Eri&quot;, &quot;suffix&quot;: &quot;&quot;, &quot;family&quot;: &quot;Saijyo&quot;, &quot;parse-names&quot;: false, &quot;non-dropping-particle&quot;: &quot;&quot;}, {&quot;dropping-particle&quot;: &quot;&quot;, &quot;given&quot;: &quot;Antti&quot;, &quot;suffix&quot;: &quot;&quot;, &quot;family&quot;: &quot;Sajantila&quot;, &quot;parse-names&quot;: false, &quot;non-dropping-particle&quot;: &quot;&quot;}, {&quot;dropping-particle&quot;: &quot;&quot;, &quot;given&quot;: &quot;Akiko&quot;, &quot;suffix&quot;: &quot;&quot;, &quot;family&quot;: &quot;Saka&quot;, &quot;parse-names&quot;: false, &quot;non-dropping-particle&quot;: &quot;&quot;}, {&quot;dropping-particle&quot;: &quot;&quot;, &quot;given&quot;: &quot;Shimon&quot;, &quot;suffix&quot;: &quot;&quot;, &quot;family&quot;: &quot;Sakaguchi&quot;, &quot;parse-names&quot;: false, &quot;non-dropping-particle&quot;: &quot;&quot;}, {&quot;dropping-particle&quot;: &quot;&quot;, &quot;given&quot;: &quot;Mizuho&quot;, &quot;suffix&quot;: &quot;&quot;, &quot;family&quot;: &quot;Sakai&quot;, &quot;parse-names&quot;: false, &quot;non-dropping-particle&quot;: &quot;&quot;}, {&quot;dropping-particle&quot;: &quot;&quot;, &quot;given&quot;: &quot;Hiroki&quot;, &quot;suffix&quot;: &quot;&quot;, &quot;family&quot;: &quot;Sato&quot;, &quot;parse-names&quot;: false, &quot;non-dropping-particle&quot;: &quot;&quot;}, {&quot;dropping-particle&quot;: &quot;&quot;, &quot;given&quot;: &quot;Suzana&quot;, &quot;suffix&quot;: &quot;&quot;, &quot;family&quot;: &quot;Savvi&quot;, &quot;parse-names&quot;: false, &quot;non-dropping-particle&quot;: &quot;&quot;}, {&quot;dropping-particle&quot;: &quot;&quot;, &quot;given&quot;: &quot;Alka&quot;, &quot;suffix&quot;: &quot;&quot;, &quot;family&quot;: &quot;Saxena&quot;, &quot;parse-names&quot;: false, &quot;non-dropping-particle&quot;: &quot;&quot;}, {&quot;dropping-particle&quot;: &quot;&quot;, &quot;given&quot;: &quot;Claudio&quot;, &quot;suffix&quot;: &quot;&quot;, &quot;family&quot;: &quot;Schneider&quot;, &quot;parse-names&quot;: false, &quot;non-dropping-particle&quot;: &quot;&quot;}, {&quot;dropping-particle&quot;: &quot;&quot;, &quot;given&quot;: &quot;Erik A.&quot;, &quot;suffix&quot;: &quot;&quot;, &quot;family&quot;: &quot;Schultes&quot;, &quot;parse-names&quot;: false, &quot;non-dropping-particle&quot;: &quot;&quot;}, {&quot;dropping-particle&quot;: &quot;&quot;, &quot;given&quot;: &quot;Gundula G.&quot;, &quot;suffix&quot;: &quot;&quot;, &quot;family&quot;: &quot;Schulze-Tanzil&quot;, &quot;parse-names&quot;: false, &quot;non-dropping-particle&quot;: &quot;&quot;}, {&quot;dropping-particle&quot;: &quot;&quot;, &quot;given&quot;: &quot;Anita&quot;, &quot;suffix&quot;: &quot;&quot;, &quot;family&quot;: &quot;Schwegmann&quot;, &quot;parse-names&quot;: false, &quot;non-dropping-particle&quot;: &quot;&quot;}, {&quot;dropping-particle&quot;: &quot;&quot;, &quot;given&quot;: &quot;Thierry&quot;, &quot;suffix&quot;: &quot;&quot;, &quot;family&quot;: &quot;Sengstag&quot;, &quot;parse-names&quot;: false, &quot;non-dropping-particle&quot;: &quot;&quot;}, {&quot;dropping-particle&quot;: &quot;&quot;, &quot;given&quot;: &quot;Guojun&quot;, &quot;suffix&quot;: &quot;&quot;, &quot;family&quot;: &quot;Sheng&quot;, &quot;parse-names&quot;: false, &quot;non-dropping-particle&quot;: &quot;&quot;}, {&quot;dropping-particle&quot;: &quot;&quot;, &quot;given&quot;: &quot;Hisashi&quot;, &quot;suffix&quot;: &quot;&quot;, &quot;family&quot;: &quot;Shimoji&quot;, &quot;parse-names&quot;: false, &quot;non-dropping-particle&quot;: &quot;&quot;}, {&quot;dropping-particle&quot;: &quot;&quot;, &quot;given&quot;: &quot;Yishai&quot;, &quot;suffix&quot;: &quot;&quot;, &quot;family&quot;: &quot;Shimoni&quot;, &quot;parse-names&quot;: false, &quot;non-dropping-particle&quot;: &quot;&quot;}, {&quot;dropping-particle&quot;: &quot;&quot;, &quot;given&quot;: &quot;Jay W.&quot;, &quot;suffix&quot;: &quot;&quot;, &quot;family&quot;: &quot;Shin&quot;, &quot;parse-names&quot;: false, &quot;non-dropping-particle&quot;: &quot;&quot;}, {&quot;dropping-particle&quot;: &quot;&quot;, &quot;given&quot;: &quot;Christophe&quot;, &quot;suffix&quot;: &quot;&quot;, &quot;family&quot;: &quot;Simon&quot;, &quot;parse-names&quot;: false, &quot;non-dropping-particle&quot;: &quot;&quot;}, {&quot;dropping-particle&quot;: &quot;&quot;, &quot;given&quot;: &quot;Daisuke&quot;, &quot;suffix&quot;: &quot;&quot;, &quot;family&quot;: &quot;Sugiyama&quot;, &quot;parse-names&quot;: false, &quot;non-dropping-particle&quot;: &quot;&quot;}, {&quot;dropping-particle&quot;: &quot;&quot;, &quot;given&quot;: &quot;Takaai&quot;, &quot;suffix&quot;: &quot;&quot;, &quot;family&quot;: &quot;Sugiyama&quot;, &quot;parse-names&quot;: false, &quot;non-dropping-particle&quot;: &quot;&quot;}, {&quot;dropping-particle&quot;: &quot;&quot;, &quot;given&quot;: &quot;Masanori&quot;, &quot;suffix&quot;: &quot;&quot;, &quot;family&quot;: &quot;Suzuki&quot;, &quot;parse-names&quot;: false, &quot;non-dropping-particle&quot;: &quot;&quot;}, {&quot;dropping-particle&quot;: &quot;&quot;, &quot;given&quot;: &quot;Naoko&quot;, &quot;suffix&quot;: &quot;&quot;, &quot;family&quot;: &quot;Suzuki&quot;, &quot;parse-names&quot;: false, &quot;non-dropping-particle&quot;: &quot;&quot;}, {&quot;dropping-particle&quot;: &quot;&quot;, &quot;given&quot;: &quot;Rolf K.&quot;, &quot;suffix&quot;: &quot;&quot;, &quot;family&quot;: &quot;Swoboda&quot;, &quot;parse-names&quot;: false, &quot;non-dropping-particle&quot;: &quot;&quot;}, {&quot;dropping-particle&quot;: &quot;&quot;, &quot;given&quot;: &quot;Peter A.C. C&quot;, &quot;suffix&quot;: &quot;&quot;, &quot;family&quot;: &quot;'t Hoen&quot;, &quot;parse-names&quot;: false, &quot;non-dropping-particle&quot;: &quot;&quot;}, {&quot;dropping-particle&quot;: &quot;&quot;, &quot;given&quot;: &quot;Michihira&quot;, &quot;suffix&quot;: &quot;&quot;, &quot;family&quot;: &quot;Tagami&quot;, &quot;parse-names&quot;: false, &quot;non-dropping-particle&quot;: &quot;&quot;}, {&quot;dropping-particle&quot;: &quot;&quot;, &quot;given&quot;: &quot;Naoko&quot;, &quot;suffix&quot;: &quot;&quot;, &quot;family&quot;: &quot;Takahashi&quot;, &quot;parse-names&quot;: false, &quot;non-dropping-particle&quot;: &quot;&quot;}, {&quot;dropping-particle&quot;: &quot;&quot;, &quot;given&quot;: &quot;Jun&quot;, &quot;suffix&quot;: &quot;&quot;, &quot;family&quot;: &quot;Takai&quot;, &quot;parse-names&quot;: false, &quot;non-dropping-particle&quot;: &quot;&quot;}, {&quot;dropping-particle&quot;: &quot;&quot;, &quot;given&quot;: &quot;Hiroshi&quot;, &quot;suffix&quot;: &quot;&quot;, &quot;family&quot;: &quot;Tanaka&quot;, &quot;parse-names&quot;: false, &quot;non-dropping-particle&quot;: &quot;&quot;}, {&quot;dropping-particle&quot;: &quot;&quot;, &quot;given&quot;: &quot;Hideki&quot;, &quot;suffix&quot;: &quot;&quot;, &quot;family&quot;: &quot;Tatsukawa&quot;, &quot;parse-names&quot;: false, &quot;non-dropping-particle&quot;: &quot;&quot;}, {&quot;dropping-particle&quot;: &quot;&quot;, &quot;given&quot;: &quot;Zuotian&quot;, &quot;suffix&quot;: &quot;&quot;, &quot;family&quot;: &quot;Tatum&quot;, &quot;parse-names&quot;: false, &quot;non-dropping-particle&quot;: &quot;&quot;}, {&quot;dropping-particle&quot;: &quot;&quot;, &quot;given&quot;: &quot;Mark&quot;, &quot;suffix&quot;: &quot;&quot;, &quot;family&quot;: &quot;Thompson&quot;, &quot;parse-names&quot;: false, &quot;non-dropping-particle&quot;: &quot;&quot;}, {&quot;dropping-particle&quot;: &quot;&quot;, &quot;given&quot;: &quot;Hiroo&quot;, &quot;suffix&quot;: &quot;&quot;, &quot;family&quot;: &quot;Toyodo&quot;, &quot;parse-names&quot;: false, &quot;non-dropping-particle&quot;: &quot;&quot;}, {&quot;dropping-particle&quot;: &quot;&quot;, &quot;given&quot;: &quot;Tetsuro&quot;, &quot;suffix&quot;: &quot;&quot;, &quot;family&quot;: &quot;Toyoda&quot;, &quot;parse-names&quot;: false, &quot;non-dropping-particle&quot;: &quot;&quot;}, {&quot;dropping-particle&quot;: &quot;&quot;, &quot;given&quot;: &quot;Elvind&quot;, &quot;suffix&quot;: &quot;&quot;, &quot;family&quot;: &quot;Valen&quot;, &quot;parse-names&quot;: false, &quot;non-dropping-particle&quot;: &quot;&quot;}, {&quot;dropping-particle&quot;: &quot;&quot;, &quot;given&quot;: &quot;Marc&quot;, &quot;suffix&quot;: &quot;&quot;, &quot;family&quot;: &quot;Wetering&quot;, &quot;parse-names&quot;: false, &quot;non-dropping-particle&quot;: &quot;van de&quot;}, {&quot;dropping-particle&quot;: &quot;&quot;, &quot;given&quot;: &quot;Linda M.&quot;, &quot;suffix&quot;: &quot;&quot;, &quot;family&quot;: &quot;Berg&quot;, &quot;parse-names&quot;: false, &quot;non-dropping-particle&quot;: &quot;van den&quot;}, {&quot;dropping-particle&quot;: &quot;&quot;, &quot;given&quot;: &quot;Roberto&quot;, &quot;suffix&quot;: &quot;&quot;, &quot;family&quot;: &quot;Verado&quot;, &quot;parse-names&quot;: false, &quot;non-dropping-particle&quot;: &quot;&quot;}, {&quot;dropping-particle&quot;: &quot;&quot;, &quot;given&quot;: &quot;Dipti&quot;, &quot;suffix&quot;: &quot;&quot;, &quot;family&quot;: &quot;Vijayan&quot;, &quot;parse-names&quot;: false, &quot;non-dropping-particle&quot;: &quot;&quot;}, {&quot;dropping-particle&quot;: &quot;&quot;, &quot;given&quot;: &quot;Ilya E.&quot;, &quot;suffix&quot;: &quot;&quot;, &quot;family&quot;: &quot;Vorontsov&quot;, &quot;parse-names&quot;: false, &quot;non-dropping-particle&quot;: &quot;&quot;}, {&quot;dropping-particle&quot;: &quot;&quot;, &quot;given&quot;: &quot;Wyeth W.&quot;, &quot;suffix&quot;: &quot;&quot;, &quot;family&quot;: &quot;Wasserman&quot;, &quot;parse-names&quot;: false, &quot;non-dropping-particle&quot;: &quot;&quot;}, {&quot;dropping-particle&quot;: &quot;&quot;, &quot;given&quot;: &quot;Shoko&quot;, &quot;suffix&quot;: &quot;&quot;, &quot;family&quot;: &quot;Watanabe&quot;, &quot;parse-names&quot;: false, &quot;non-dropping-particle&quot;: &quot;&quot;}, {&quot;dropping-particle&quot;: &quot;&quot;, &quot;given&quot;: &quot;Christine A.&quot;, &quot;suffix&quot;: &quot;&quot;, &quot;family&quot;: &quot;Wells&quot;, &quot;parse-names&quot;: false, &quot;non-dropping-particle&quot;: &quot;&quot;}, {&quot;dropping-particle&quot;: &quot;&quot;, &quot;given&quot;: &quot;Louise N.&quot;, &quot;suffix&quot;: &quot;&quot;, &quot;family&quot;: &quot;Winteringham&quot;, &quot;parse-names&quot;: false, &quot;non-dropping-particle&quot;: &quot;&quot;}, {&quot;dropping-particle&quot;: &quot;&quot;, &quot;given&quot;: &quot;Ernst&quot;, &quot;suffix&quot;: &quot;&quot;, &quot;family&quot;: &quot;Wolvetang&quot;, &quot;parse-names&quot;: false, &quot;non-dropping-particle&quot;: &quot;&quot;}, {&quot;dropping-particle&quot;: &quot;&quot;, &quot;given&quot;: &quot;Emily J.&quot;, &quot;suffix&quot;: &quot;&quot;, &quot;family&quot;: &quot;Wood&quot;, &quot;parse-names&quot;: false, &quot;non-dropping-particle&quot;: &quot;&quot;}, {&quot;dropping-particle&quot;: &quot;&quot;, &quot;given&quot;: &quot;Yoko&quot;, &quot;suffix&quot;: &quot;&quot;, &quot;family&quot;: &quot;Yamaguchi&quot;, &quot;parse-names&quot;: false, &quot;non-dropping-particle&quot;: &quot;&quot;}, {&quot;dropping-particle&quot;: &quot;&quot;, &quot;given&quot;: &quot;Masayuki&quot;, &quot;suffix&quot;: &quot;&quot;, &quot;family&quot;: &quot;Yamamoto&quot;, &quot;parse-names&quot;: false, &quot;non-dropping-particle&quot;: &quot;&quot;}, {&quot;dropping-particle&quot;: &quot;&quot;, &quot;given&quot;: &quot;Misako&quot;, &quot;suffix&quot;: &quot;&quot;, &quot;family&quot;: &quot;Yoneda&quot;, &quot;parse-names&quot;: false, &quot;non-dropping-particle&quot;: &quot;&quot;}, {&quot;dropping-particle&quot;: &quot;&quot;, &quot;given&quot;: &quot;Yohei&quot;, &quot;suffix&quot;: &quot;&quot;, &quot;family&quot;: &quot;Yonekura&quot;, &quot;parse-names&quot;: false, &quot;non-dropping-particle&quot;: &quot;&quot;}, {&quot;dropping-particle&quot;: &quot;&quot;, &quot;given&quot;: &quot;Shigehiro&quot;, &quot;suffix&quot;: &quot;&quot;, &quot;family&quot;: &quot;Yoshida&quot;, &quot;parse-names&quot;: false, &quot;non-dropping-particle&quot;: &quot;&quot;}, {&quot;dropping-particle&quot;: &quot;&quot;, &quot;given&quot;: &quot;Susan E.&quot;, &quot;suffix&quot;: &quot;&quot;, &quot;family&quot;: &quot;Zabierowski&quot;, &quot;parse-names&quot;: false, &quot;non-dropping-particle&quot;: &quot;&quot;}, {&quot;dropping-particle&quot;: &quot;&quot;, &quot;given&quot;: &quot;Peter G.&quot;, &quot;suffix&quot;: &quot;&quot;, &quot;family&quot;: &quot;Zhang&quot;, &quot;parse-names&quot;: false, &quot;non-dropping-particle&quot;: &quot;&quot;}, {&quot;dropping-particle&quot;: &quot;&quot;, &quot;given&quot;: &quot;Xiaobei&quot;, &quot;suffix&quot;: &quot;&quot;, &quot;family&quot;: &quot;Zhao&quot;, &quot;parse-names&quot;: false, &quot;non-dropping-particle&quot;: &quot;&quot;}, {&quot;dropping-particle&quot;: &quot;&quot;, &quot;given&quot;: &quot;Silvia&quot;, &quot;suffix&quot;: &quot;&quot;, &quot;family&quot;: &quot;Zucchelli&quot;, &quot;parse-names&quot;: false, &quot;non-dropping-particle&quot;: &quot;&quot;}, {&quot;dropping-particle&quot;: &quot;&quot;, &quot;given&quot;: &quot;Kim M.&quot;, &quot;suffix&quot;: &quot;&quot;, &quot;family&quot;: &quot;Summers&quot;, &quot;parse-names&quot;: false, &quot;non-dropping-particle&quot;: &quot;&quot;}, {&quot;dropping-particle&quot;: &quot;&quot;, &quot;given&quot;: &quot;Harukazu&quot;, &quot;suffix&quot;: &quot;&quot;, &quot;family&quot;: &quot;Suzuki&quot;, &quot;parse-names&quot;: false, &quot;non-dropping-particle&quot;: &quot;&quot;}, {&quot;dropping-particle&quot;: &quot;&quot;, &quot;given&quot;: &quot;Carsten O.&quot;, &quot;suffix&quot;: &quot;&quot;, &quot;family&quot;: &quot;Daub&quot;, &quot;parse-names&quot;: false, &quot;non-dropping-particle&quot;: &quot;&quot;}, {&quot;dropping-particle&quot;: &quot;&quot;, &quot;given&quot;: &quot;Jun&quot;, &quot;suffix&quot;: &quot;&quot;, &quot;family&quot;: &quot;Kawai&quot;, &quot;parse-names&quot;: false, &quot;non-dropping-particle&quot;: &quot;&quot;}, {&quot;dropping-particle&quot;: &quot;&quot;, &quot;given&quot;: &quot;Peter&quot;, &quot;suffix&quot;: &quot;&quot;, &quot;family&quot;: &quot;Heutink&quot;, &quot;parse-names&quot;: false, &quot;non-dropping-particle&quot;: &quot;&quot;}, {&quot;dropping-particle&quot;: &quot;&quot;, &quot;given&quot;: &quot;Winston&quot;, &quot;suffix&quot;: &quot;&quot;, &quot;family&quot;: &quot;Hide&quot;, &quot;parse-names&quot;: false, &quot;non-dropping-particle&quot;: &quot;&quot;}, {&quot;dropping-particle&quot;: &quot;&quot;, &quot;given&quot;: &quot;Tom C.&quot;, &quot;suffix&quot;: &quot;&quot;, &quot;family&quot;: &quot;Freeman&quot;, &quot;parse-names&quot;: false, &quot;non-dropping-particle&quot;: &quot;&quot;}, {&quot;dropping-particle&quot;: &quot;&quot;, &quot;given&quot;: &quot;Boris&quot;, &quot;suffix&quot;: &quot;&quot;, &quot;family&quot;: &quot;Lenhard&quot;, &quot;parse-names&quot;: false, &quot;non-dropping-particle&quot;: &quot;&quot;}, {&quot;dropping-particle&quot;: &quot;&quot;, &quot;given&quot;: &quot;Vladimir B&quot;, &quot;suffix&quot;: &quot;&quot;, &quot;family&quot;: &quot;Bajic&quot;, &quot;parse-names&quot;: false, &quot;non-dropping-particle&quot;: &quot;&quot;}, {&quot;dropping-particle&quot;: &quot;&quot;, &quot;given&quot;: &quot;Martin S.&quot;, &quot;suffix&quot;: &quot;&quot;, &quot;family&quot;: &quot;Taylor&quot;, &quot;parse-names&quot;: false, &quot;non-dropping-particle&quot;: &quot;&quot;}, {&quot;dropping-particle&quot;: &quot;&quot;, &quot;given&quot;: &quot;Vsevolod J.&quot;, &quot;suffix&quot;: &quot;&quot;, &quot;family&quot;: &quot;Makeev&quot;, &quot;parse-names&quot;: false, &quot;non-dropping-particle&quot;: &quot;&quot;}, {&quot;dropping-particle&quot;: &quot;&quot;, &quot;given&quot;: &quot;Albin&quot;, &quot;suffix&quot;: &quot;&quot;, &quot;family&quot;: &quot;Sandelin&quot;, &quot;parse-names&quot;: false, &quot;non-dropping-particle&quot;: &quot;&quot;}, {&quot;dropping-particle&quot;: &quot;&quot;, &quot;given&quot;: &quot;David A.&quot;, &quot;suffix&quot;: &quot;&quot;, &quot;family&quot;: &quot;Hume&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Yoshihide&quot;, &quot;suffix&quot;: &quot;&quot;, &quot;family&quot;: &quot;Hayashizaki&quot;, &quot;parse-names&quot;: false, &quot;non-dropping-particle&quot;: &quot;&quot;}], &quot;page&quot;: &quot;462-70&quot;, &quot;ISSN&quot;: &quot;1476-4687&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quot;: &quot;7493&quot;}}], &quot;schema&quot;: &quot;https://github.com/citation-style-language/schema/raw/master/csl-citation.json&quot;} RNDKZbJOYLxIF"/><text:span text:style-name="T69">(Forrest et al. 2014)</text:span><text:reference-mark-end text:name="ADDIN CSL_CITATION {&quot;properties&quot;: {&quot;noteIndex&quot;: 0}, &quot;mendeley&quot;: {&quot;previouslyFormattedCitation&quot;: &quot;(Forrest et al. 2014)&quot;, &quot;formattedCitation&quot;: &quot;(Forrest et al. 2014)&quot;, &quot;plainTextFormattedCitation&quot;: &quot;(Forrest et al. 2014)&quot;}, &quot;citationItems&quot;: [{&quot;uris&quot;: [&quot;http://www.mendeley.com/documents/?uuid=dbdbae29-cb36-490c-9ce5-fc1791b3758f&quot;], &quot;id&quot;: &quot;ITEM-1&quot;, &quot;itemData&quot;: {&quot;volume&quot;: &quot;507&quot;, &quot;PMID&quot;: &quot;24670764&quot;, &quot;DOI&quot;: &quot;10.1038/nature13182&quot;, &quot;publisher&quot;: &quot;NIH Public Access&quot;, &quot;container-title&quot;: &quot;Nature&quot;, &quot;issued&quot;: {&quot;date-parts&quot;: [[&quot;2014&quot;, &quot;3&quot;, &quot;27&quot;]]}, &quot;id&quot;: &quot;ITEM-1&quot;, &quot;type&quot;: &quot;article-journal&quot;, &quot;title&quot;: &quot;A promoter-level mammalian expression atlas.&quot;, &quot;author&quot;: [{&quot;dropping-particle&quot;: &quot;&quot;, &quot;given&quot;: &quot;Alistair R.R. R&quot;, &quot;suffix&quot;: &quot;&quot;, &quot;family&quot;: &quot;Forrest&quot;, &quot;parse-names&quot;: false, &quot;non-dropping-particle&quot;: &quot;&quot;}, {&quot;dropping-particle&quot;: &quot;&quot;, &quot;given&quot;: &quot;Hideya&quot;, &quot;suffix&quot;: &quot;&quot;, &quot;family&quot;: &quot;Kawaji&quot;, &quot;parse-names&quot;: false, &quot;non-dropping-particle&quot;: &quot;&quot;}, {&quot;dropping-particle&quot;: &quot;&quot;, &quot;given&quot;: &quot;Michael&quot;, &quot;suffix&quot;: &quot;&quot;, &quot;family&quot;: &quot;Rehli&quot;, &quot;parse-names&quot;: false, &quot;non-dropping-particle&quot;: &quot;&quot;}, {&quot;dropping-particle&quot;: &quot;&quot;, &quot;given&quot;: &quot;J. Kenneth&quot;, &quot;suffix&quot;: &quot;&quot;, &quot;family&quot;: &quot;Baillie&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Vanja&quot;, &quot;suffix&quot;: &quot;&quot;, &quot;family&quot;: &quot;Haberle&quot;, &quot;parse-names&quot;: false, &quot;non-dropping-particle&quot;: &quot;&quot;}, {&quot;dropping-particle&quot;: &quot;&quot;, &quot;given&quot;: &quot;Timo&quot;, &quot;suffix&quot;: &quot;&quot;, &quot;family&quot;: &quot;Lassmann&quot;, &quot;parse-names&quot;: false, &quot;non-dropping-particle&quot;: &quot;&quot;}, {&quot;dropping-particle&quot;: &quot;V.&quot;, &quot;given&quot;: &quot;Ivan&quot;, &quot;suffix&quot;: &quot;&quot;, &quot;family&quot;: &quot;Kulakovskiy&quot;, &quot;parse-names&quot;: false, &quot;non-dropping-particle&quot;: &quot;&quot;}, {&quot;dropping-particle&quot;: &quot;&quot;, &quot;given&quot;: &quot;Marina&quot;, &quot;suffix&quot;: &quot;&quot;, &quot;family&quot;: &quot;Lizio&quot;, &quot;parse-names&quot;: false, &quot;non-dropping-particle&quot;: &quot;&quot;}, {&quot;dropping-particle&quot;: &quot;&quot;, &quot;given&quot;: &quot;Masayoshi&quot;, &quot;suffix&quot;: &quot;&quot;, &quot;family&quot;: &quot;Itoh&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Christopher J.&quot;, &quot;suffix&quot;: &quot;&quot;, &quot;family&quot;: &quot;Mungall&quot;, &quot;parse-names&quot;: false, &quot;non-dropping-particle&quot;: &quot;&quot;}, {&quot;dropping-particle&quot;: &quot;&quot;, &quot;given&quot;: &quot;Terrence F.&quot;, &quot;suffix&quot;: &quot;&quot;, &quot;family&quot;: &quot;Meehan&quot;, &quot;parse-names&quot;: false, &quot;non-dropping-particle&quot;: &quot;&quot;}, {&quot;dropping-particle&quot;: &quot;&quot;, &quot;given&quot;: &quot;Sebastian&quot;, &quot;suffix&quot;: &quot;&quot;, &quot;family&quot;: &quot;Schmeier&quot;, &quot;parse-names&quot;: false, &quot;non-dropping-particle&quot;: &quot;&quot;}, {&quot;dropping-particle&quot;: &quot;&quot;, &quot;given&quot;: &quot;Nicolas&quot;, &quot;suffix&quot;: &quot;&quot;, &quot;family&quot;: &quot;Bertin&quot;, &quot;parse-names&quot;: false, &quot;non-dropping-particle&quot;: &quot;&quot;}, {&quot;dropping-particle&quot;: &quot;&quot;, &quot;given&quot;: &quot;Mette&quot;, &quot;suffix&quot;: &quot;&quot;, &quot;family&quot;: &quot;J\u00f8rgensen&quot;, &quot;parse-names&quot;: false, &quot;non-dropping-particle&quot;: &quot;&quot;}, {&quot;dropping-particle&quot;: &quot;&quot;, &quot;given&quot;: &quot;Emmanuel&quot;, &quot;suffix&quot;: &quot;&quot;, &quot;family&quot;: &quot;Dimont&quot;, &quot;parse-names&quot;: false, &quot;non-dropping-particle&quot;: &quot;&quot;}, {&quot;dropping-particle&quot;: &quot;&quot;, &quot;given&quot;: &quot;Erik&quot;, &quot;suffix&quot;: &quot;&quot;, &quot;family&quot;: &quot;Arner&quot;, &quot;parse-names&quot;: false, &quot;non-dropping-particle&quot;: &quot;&quot;}, {&quot;dropping-particle&quot;: &quot;&quot;, &quot;given&quot;: &quot;Christian&quot;, &quot;suffix&quot;: &quot;&quot;, &quot;family&quot;: &quot;Schmidl&quot;, &quot;parse-names&quot;: false, &quot;non-dropping-particle&quot;: &quot;&quot;}, {&quot;dropping-particle&quot;: &quot;&quot;, &quot;given&quot;: &quot;Ulf&quot;, &quot;suffix&quot;: &quot;&quot;, &quot;family&quot;: &quot;Schaefer&quot;, &quot;parse-names&quot;: false, &quot;non-dropping-particle&quot;: &quot;&quot;}, {&quot;dropping-particle&quot;: &quot;&quot;, &quot;given&quot;: &quot;Yulia A.&quot;, &quot;suffix&quot;: &quot;&quot;, &quot;family&quot;: &quot;Medvedeva&quot;, &quot;parse-names&quot;: false, &quot;non-dropping-particle&quot;: &quot;&quot;}, {&quot;dropping-particle&quot;: &quot;&quot;, &quot;given&quot;: &quot;Charles&quot;, &quot;suffix&quot;: &quot;&quot;, &quot;family&quot;: &quot;Plessy&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Jessica&quot;, &quot;suffix&quot;: &quot;&quot;, &quot;family&quot;: &quot;Severin&quot;, &quot;parse-names&quot;: false, &quot;non-dropping-particle&quot;: &quot;&quot;}, {&quot;dropping-particle&quot;: &quot;&quot;, &quot;given&quot;: &quot;Colin A&quot;, &quot;suffix&quot;: &quot;&quot;, &quot;family&quot;: &quot;Semple&quot;, &quot;parse-names&quot;: false, &quot;non-dropping-particle&quot;: &quot;&quot;}, {&quot;dropping-particle&quot;: &quot;&quot;, &quot;given&quot;: &quot;Yuri&quot;, &quot;suffix&quot;: &quot;&quot;, &quot;family&quot;: &quot;Ishizu&quot;, &quot;parse-names&quot;: false, &quot;non-dropping-particle&quot;: &quot;&quot;}, {&quot;dropping-particle&quot;: &quot;&quot;, &quot;given&quot;: &quot;Robert S.&quot;, &quot;suffix&quot;: &quot;&quot;, &quot;family&quot;: &quot;Young&quot;, &quot;parse-names&quot;: false, &quot;non-dropping-particle&quot;: &quot;&quot;}, {&quot;dropping-particle&quot;: &quot;&quot;, &quot;given&quot;: &quot;Margherita&quot;, &quot;suffix&quot;: &quot;&quot;, &quot;family&quot;: &quot;Francescatto&quot;, &quot;parse-names&quot;: false, &quot;non-dropping-particle&quot;: &quot;&quot;}, {&quot;dropping-particle&quot;: &quot;&quot;, &quot;given&quot;: &quot;Intikhab&quot;, &quot;suffix&quot;: &quot;&quot;, &quot;family&quot;: &quot;Alam&quot;, &quot;parse-names&quot;: false, &quot;non-dropping-particle&quot;: &quot;&quot;}, {&quot;dropping-particle&quot;: &quot;&quot;, &quot;given&quot;: &quot;Davide&quot;, &quot;suffix&quot;: &quot;&quot;, &quot;family&quot;: &quot;Albanese&quot;, &quot;parse-names&quot;: false, &quot;non-dropping-particle&quot;: &quot;&quot;}, {&quot;dropping-particle&quot;: &quot;&quot;, &quot;given&quot;: &quot;Gabriel M&quot;, &quot;suffix&quot;: &quot;&quot;, &quot;family&quot;: &quot;Altschuler&quot;, &quot;parse-names&quot;: false, &quot;non-dropping-particle&quot;: &quot;&quot;}, {&quot;dropping-particle&quot;: &quot;&quot;, &quot;given&quot;: &quot;Takahiro&quot;, &quot;suffix&quot;: &quot;&quot;, &quot;family&quot;: &quot;Arakawa&quot;, &quot;parse-names&quot;: false, &quot;non-dropping-particle&quot;: &quot;&quot;}, {&quot;dropping-particle&quot;: &quot;&quot;, &quot;given&quot;: &quot;John A.C. C&quot;, &quot;suffix&quot;: &quot;&quot;, &quot;family&quot;: &quot;Archer&quot;, &quot;parse-names&quot;: false, &quot;non-dropping-particle&quot;: &quot;&quot;}, {&quot;dropping-particle&quot;: &quot;&quot;, &quot;given&quot;: &quot;Peter&quot;, &quot;suffix&quot;: &quot;&quot;, &quot;family&quot;: &quot;Arner&quot;, &quot;parse-names&quot;: false, &quot;non-dropping-particle&quot;: &quot;&quot;}, {&quot;dropping-particle&quot;: &quot;&quot;, &quot;given&quot;: &quot;Magda&quot;, &quot;suffix&quot;: &quot;&quot;, &quot;family&quot;: &quot;Babina&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Piotr J.&quot;, &quot;suffix&quot;: &quot;&quot;, &quot;family&quot;: &quot;Balwierz&quot;, &quot;parse-names&quot;: false, &quot;non-dropping-particle&quot;: &quot;&quot;}, {&quot;dropping-particle&quot;: &quot;&quot;, &quot;given&quot;: &quot;Anthony G.&quot;, &quot;suffix&quot;: &quot;&quot;, &quot;family&quot;: &quot;Beckhouse&quot;, &quot;parse-names&quot;: false, &quot;non-dropping-particle&quot;: &quot;&quot;}, {&quot;dropping-particle&quot;: &quot;&quot;, &quot;given&quot;: &quot;Swati&quot;, &quot;suffix&quot;: &quot;&quot;, &quot;family&quot;: &quot;Pradhan-Bhatt&quot;, &quot;parse-names&quot;: false, &quot;non-dropping-particle&quot;: &quot;&quot;}, {&quot;dropping-particle&quot;: &quot;&quot;, &quot;given&quot;: &quot;Judith A.&quot;, &quot;suffix&quot;: &quot;&quot;, &quot;family&quot;: &quot;Blake&quot;, &quot;parse-names&quot;: false, &quot;non-dropping-particle&quot;: &quot;&quot;}, {&quot;dropping-particle&quot;: &quot;&quot;, &quot;given&quot;: &quot;Antje&quot;, &quot;suffix&quot;: &quot;&quot;, &quot;family&quot;: &quot;Blumenthal&quot;, &quot;parse-names&quot;: false, &quot;non-dropping-particle&quot;: &quot;&quot;}, {&quot;dropping-particle&quot;: &quot;&quot;, &quot;given&quot;: &quot;Beatrice&quot;, &quot;suffix&quot;: &quot;&quot;, &quot;family&quot;: &quot;Bodega&quot;, &quot;parse-names&quot;: false, &quot;non-dropping-particle&quot;: &quot;&quot;}, {&quot;dropping-particle&quot;: &quot;&quot;, &quot;given&quot;: &quot;Alessandro&quot;, &quot;suffix&quot;: &quot;&quot;, &quot;family&quot;: &quot;Bonetti&quot;, &quot;parse-names&quot;: false, &quot;non-dropping-particle&quot;: &quot;&quot;}, {&quot;dropping-particle&quot;: &quot;&quot;, &quot;given&quot;: &quot;James&quot;, &quot;suffix&quot;: &quot;&quot;, &quot;family&quot;: &quot;Briggs&quot;, &quot;parse-names&quot;: false, &quot;non-dropping-particle&quot;: &quot;&quot;}, {&quot;dropping-particle&quot;: &quot;&quot;, &quot;given&quot;: &quot;Frank&quot;, &quot;suffix&quot;: &quot;&quot;, &quot;family&quot;: &quot;Brombacher&quot;, &quot;parse-names&quot;: false, &quot;non-dropping-particle&quot;: &quot;&quot;}, {&quot;dropping-particle&quot;: &quot;&quot;, &quot;given&quot;: &quot;A. Maxwell&quot;, &quot;suffix&quot;: &quot;&quot;, &quot;family&quot;: &quot;Burroughs&quot;, &quot;parse-names&quot;: false, &quot;non-dropping-particle&quot;: &quot;&quot;}, {&quot;dropping-particle&quot;: &quot;&quot;, &quot;given&quot;: &quot;Andrea&quot;, &quot;suffix&quot;: &quot;&quot;, &quot;family&quot;: &quot;Califano&quot;, &quot;parse-names&quot;: false, &quot;non-dropping-particle&quot;: &quot;&quot;}, {&quot;dropping-particle&quot;: &quot;V.&quot;, &quot;given&quot;: &quot;Carlo&quot;, &quot;suffix&quot;: &quot;&quot;, &quot;family&quot;: &quot;Cannistraci&quot;, &quot;parse-names&quot;: false, &quot;non-dropping-particle&quot;: &quot;&quot;}, {&quot;dropping-particle&quot;: &quot;&quot;, &quot;given&quot;: &quot;Daniel&quot;, &quot;suffix&quot;: &quot;&quot;, &quot;family&quot;: &quot;Carbajo&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Marco&quot;, &quot;suffix&quot;: &quot;&quot;, &quot;family&quot;: &quot;Chierici&quot;, &quot;parse-names&quot;: false, &quot;non-dropping-particle&quot;: &quot;&quot;}, {&quot;dropping-particle&quot;: &quot;&quot;, &quot;given&quot;: &quot;Yari&quot;, &quot;suffix&quot;: &quot;&quot;, &quot;family&quot;: &quot;Ciani&quot;, &quot;parse-names&quot;: false, &quot;non-dropping-particle&quot;: &quot;&quot;}, {&quot;dropping-particle&quot;: &quot;&quot;, &quot;given&quot;: &quot;Hans C.&quot;, &quot;suffix&quot;: &quot;&quot;, &quot;family&quot;: &quot;Clevers&quot;, &quot;parse-names&quot;: false, &quot;non-dropping-particle&quot;: &quot;&quot;}, {&quot;dropping-particle&quot;: &quot;&quot;, &quot;given&quot;: &quot;Emiliano&quot;, &quot;suffix&quot;: &quot;&quot;, &quot;family&quot;: &quot;Dalla&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Michael&quot;, &quot;suffix&quot;: &quot;&quot;, &quot;family&quot;: &quot;Detmar&quot;, &quot;parse-names&quot;: false, &quot;non-dropping-particle&quot;: &quot;&quot;}, {&quot;dropping-particle&quot;: &quot;&quot;, &quot;given&quot;: &quot;Alexander D.&quot;, &quot;suffix&quot;: &quot;&quot;, &quot;family&quot;: &quot;Diehl&quot;, &quot;parse-names&quot;: false, &quot;non-dropping-particle&quot;: &quot;&quot;}, {&quot;dropping-particle&quot;: &quot;&quot;, &quot;given&quot;: &quot;Taeko&quot;, &quot;suffix&quot;: &quot;&quot;, &quot;family&quot;: &quot;Dohi&quot;, &quot;parse-names&quot;: false, &quot;non-dropping-particle&quot;: &quot;&quot;}, {&quot;dropping-particle&quot;: &quot;&quot;, &quot;given&quot;: &quot;Finn&quot;, &quot;suffix&quot;: &quot;&quot;, &quot;family&quot;: &quot;Drabl\u00f8s&quot;, &quot;parse-names&quot;: false, &quot;non-dropping-particle&quot;: &quot;&quot;}, {&quot;dropping-particle&quot;: &quot;&quot;, &quot;given&quot;: &quot;Albert S.B. B&quot;, &quot;suffix&quot;: &quot;&quot;, &quot;family&quot;: &quot;Edge&quot;, &quot;parse-names&quot;: false, &quot;non-dropping-particle&quot;: &quot;&quot;}, {&quot;dropping-particle&quot;: &quot;&quot;, &quot;given&quot;: &quot;Matthias&quot;, &quot;suffix&quot;: &quot;&quot;, &quot;family&quot;: &quot;Edinger&quot;, &quot;parse-names&quot;: false, &quot;non-dropping-particle&quot;: &quot;&quot;}, {&quot;dropping-particle&quot;: &quot;&quot;, &quot;given&quot;: &quot;Karl&quot;, &quot;suffix&quot;: &quot;&quot;, &quot;family&quot;: &quot;Ekwall&quot;, &quot;parse-names&quot;: false, &quot;non-dropping-particle&quot;: &quot;&quot;}, {&quot;dropping-particle&quot;: &quot;&quot;, &quot;given&quot;: &quot;Mitsuhiro&quot;, &quot;suffix&quot;: &quot;&quot;, &quot;family&quot;: &quot;Endoh&quot;, &quot;parse-names&quot;: false, &quot;non-dropping-particle&quot;: &quot;&quot;}, {&quot;dropping-particle&quot;: &quot;&quot;, &quot;given&quot;: &quot;Hideki&quot;, &quot;suffix&quot;: &quot;&quot;, &quot;family&quot;: &quot;Enomoto&quot;, &quot;parse-names&quot;: false, &quot;non-dropping-particle&quot;: &quot;&quot;}, {&quot;dropping-particle&quot;: &quot;&quot;, &quot;given&quot;: &quot;Michela&quot;, &quot;suffix&quot;: &quot;&quot;, &quot;family&quot;: &quot;Fagiolini&quot;, &quot;parse-names&quot;: false, &quot;non-dropping-particle&quot;: &quot;&quot;}, {&quot;dropping-particle&quot;: &quot;&quot;, &quot;given&quot;: &quot;Lynsey&quot;, &quot;suffix&quot;: &quot;&quot;, &quot;family&quot;: &quot;Fairbairn&quot;, &quot;parse-names&quot;: false, &quot;non-dropping-particle&quot;: &quot;&quot;}, {&quot;dropping-particle&quot;: &quot;&quot;, &quot;given&quot;: &quot;Hai&quot;, &quot;suffix&quot;: &quot;&quot;, &quot;family&quot;: &quot;Fang&quot;, &quot;parse-names&quot;: false, &quot;non-dropping-particle&quot;: &quot;&quot;}, {&quot;dropping-particle&quot;: &quot;&quot;, &quot;given&quot;: &quot;Mary C.&quot;, &quot;suffix&quot;: &quot;&quot;, &quot;family&quot;: &quot;Farach-Carson&quot;, &quot;parse-names&quot;: false, &quot;non-dropping-particle&quot;: &quot;&quot;}, {&quot;dropping-particle&quot;: &quot;&quot;, &quot;given&quot;: &quot;Geoffrey J.&quot;, &quot;suffix&quot;: &quot;&quot;, &quot;family&quot;: &quot;Faulkner&quot;, &quot;parse-names&quot;: false, &quot;non-dropping-particle&quot;: &quot;&quot;}, {&quot;dropping-particle&quot;: &quot;V.&quot;, &quot;given&quot;: &quot;Alexander&quot;, &quot;suffix&quot;: &quot;&quot;, &quot;family&quot;: &quot;Favorov&quot;, &quot;parse-names&quot;: false, &quot;non-dropping-particle&quot;: &quot;&quot;}, {&quot;dropping-particle&quot;: &quot;&quot;, &quot;given&quot;: &quot;Malcolm E.&quot;, &quot;suffix&quot;: &quot;&quot;, &quot;family&quot;: &quot;Fisher&quot;, &quot;parse-names&quot;: false, &quot;non-dropping-particle&quot;: &quot;&quot;}, {&quot;dropping-particle&quot;: &quot;&quot;, &quot;given&quot;: &quot;Martin C.&quot;, &quot;suffix&quot;: &quot;&quot;, &quot;family&quot;: &quot;Frith&quot;, &quot;parse-names&quot;: false, &quot;non-dropping-particle&quot;: &quot;&quot;}, {&quot;dropping-particle&quot;: &quot;&quot;, &quot;given&quot;: &quot;Rie&quot;, &quot;suffix&quot;: &quot;&quot;, &quot;family&quot;: &quot;Fujita&quot;, &quot;parse-names&quot;: false, &quot;non-dropping-particle&quot;: &quot;&quot;}, {&quot;dropping-particle&quot;: &quot;&quot;, &quot;given&quot;: &quot;Shiro&quot;, &quot;suffix&quot;: &quot;&quot;, &quot;family&quot;: &quot;Fukuda&quot;, &quot;parse-names&quot;: false, &quot;non-dropping-particle&quot;: &quot;&quot;}, {&quot;dropping-particle&quot;: &quot;&quot;, &quot;given&quot;: &quot;Cesare&quot;, &quot;suffix&quot;: &quot;&quot;, &quot;family&quot;: &quot;Furlanello&quot;, &quot;parse-names&quot;: false, &quot;non-dropping-particle&quot;: &quot;&quot;}, {&quot;dropping-particle&quot;: &quot;&quot;, &quot;given&quot;: &quot;Masaaki&quot;, &quot;suffix&quot;: &quot;&quot;, &quot;family&quot;: &quot;Furino&quot;, &quot;parse-names&quot;: false, &quot;non-dropping-particle&quot;: &quot;&quot;}, {&quot;dropping-particle&quot;: &quot;&quot;, &quot;given&quot;: &quot;Jun-ichi&quot;, &quot;suffix&quot;: &quot;&quot;, &quot;family&quot;: &quot;Furusawa&quot;, &quot;parse-names&quot;: false, &quot;non-dropping-particle&quot;: &quot;&quot;}, {&quot;dropping-particle&quot;: &quot;&quot;, &quot;given&quot;: &quot;Teunis B.&quot;, &quot;suffix&quot;: &quot;&quot;, &quot;family&quot;: &quot;Geijtenbeek&quot;, &quot;parse-names&quot;: false, &quot;non-dropping-particle&quot;: &quot;&quot;}, {&quot;dropping-particle&quot;: &quot;&quot;, &quot;given&quot;: &quot;Andrew P.&quot;, &quot;suffix&quot;: &quot;&quot;, &quot;family&quot;: &quot;Gibson&quot;, &quot;parse-names&quot;: false, &quot;non-dropping-particle&quot;: &quot;&quot;}, {&quot;dropping-particle&quot;: &quot;&quot;, &quot;given&quot;: &quot;Thomas&quot;, &quot;suffix&quot;: &quot;&quot;, &quot;family&quot;: &quot;Gingeras&quot;, &quot;parse-names&quot;: false, &quot;non-dropping-particle&quot;: &quot;&quot;}, {&quot;dropping-particle&quot;: &quot;&quot;, &quot;given&quot;: &quot;Daniel&quot;, &quot;suffix&quot;: &quot;&quot;, &quot;family&quot;: &quot;Goldowitz&quot;, &quot;parse-names&quot;: false, &quot;non-dropping-particle&quot;: &quot;&quot;}, {&quot;dropping-particle&quot;: &quot;&quot;, &quot;given&quot;: &quot;Julian&quot;, &quot;suffix&quot;: &quot;&quot;, &quot;family&quot;: &quot;Gough&quot;, &quot;parse-names&quot;: false, &quot;non-dropping-particle&quot;: &quot;&quot;}, {&quot;dropping-particle&quot;: &quot;&quot;, &quot;given&quot;: &quot;Sven&quot;, &quot;suffix&quot;: &quot;&quot;, &quot;family&quot;: &quot;Guhl&quot;, &quot;parse-names&quot;: false, &quot;non-dropping-particle&quot;: &quot;&quot;}, {&quot;dropping-particle&quot;: &quot;&quot;, &quot;given&quot;: &quot;Reto&quot;, &quot;suffix&quot;: &quot;&quot;, &quot;family&quot;: &quot;Guler&quot;, &quot;parse-names&quot;: false, &quot;non-dropping-particle&quot;: &quot;&quot;}, {&quot;dropping-particle&quot;: &quot;&quot;, &quot;given&quot;: &quot;Stefano&quot;, &quot;suffix&quot;: &quot;&quot;, &quot;family&quot;: &quot;Gustincich&quot;, &quot;parse-names&quot;: false, &quot;non-dropping-particle&quot;: &quot;&quot;}, {&quot;dropping-particle&quot;: &quot;&quot;, &quot;given&quot;: &quot;Thomas J.&quot;, &quot;suffix&quot;: &quot;&quot;, &quot;family&quot;: &quot;Ha&quot;, &quot;parse-names&quot;: false, &quot;non-dropping-particle&quot;: &quot;&quot;}, {&quot;dropping-particle&quot;: &quot;&quot;, &quot;given&quot;: &quot;Masahide&quot;, &quot;suffix&quot;: &quot;&quot;, &quot;family&quot;: &quot;Hamaguchi&quot;, &quot;parse-names&quot;: false, &quot;non-dropping-particle&quot;: &quot;&quot;}, {&quot;dropping-particle&quot;: &quot;&quot;, &quot;given&quot;: &quot;Mitsuko&quot;, &quot;suffix&quot;: &quot;&quot;, &quot;family&quot;: &quot;Hara&quot;, &quot;parse-names&quot;: false, &quot;non-dropping-particle&quot;: &quot;&quot;}, {&quot;dropping-particle&quot;: &quot;&quot;, &quot;given&quot;: &quot;Matthias&quot;, &quot;suffix&quot;: &quot;&quot;, &quot;family&quot;: &quot;Harbers&quot;, &quot;parse-names&quot;: false, &quot;non-dropping-particle&quot;: &quot;&quot;}, {&quot;dropping-particle&quot;: &quot;&quot;, &quot;given&quot;: &quot;Jayson&quot;, &quot;suffix&quot;: &quot;&quot;, &quot;family&quot;: &quot;Harshbarger&quot;, &quot;parse-names&quot;: false, &quot;non-dropping-particle&quot;: &quot;&quot;}, {&quot;dropping-particle&quot;: &quot;&quot;, &quot;given&quot;: &quot;Akira&quot;, &quot;suffix&quot;: &quot;&quot;, &quot;family&quot;: &quot;Hasegawa&quot;, &quot;parse-names&quot;: false, &quot;non-dropping-particle&quot;: &quot;&quot;}, {&quot;dropping-particle&quot;: &quot;&quot;, &quot;given&quot;: &quot;Yuki&quot;, &quot;suffix&quot;: &quot;&quot;, &quot;family&quot;: &quot;Hasegawa&quot;, &quot;parse-names&quot;: false, &quot;non-dropping-particle&quot;: &quot;&quot;}, {&quot;dropping-particle&quot;: &quot;&quot;, &quot;given&quot;: &quot;Takehiro&quot;, &quot;suffix&quot;: &quot;&quot;, &quot;family&quot;: &quot;Hashimoto&quot;, &quot;parse-names&quot;: false, &quot;non-dropping-particle&quot;: &quot;&quot;}, {&quot;dropping-particle&quot;: &quot;&quot;, &quot;given&quot;: &quot;Meenhard&quot;, &quot;suffix&quot;: &quot;&quot;, &quot;family&quot;: &quot;Herlyn&quot;, &quot;parse-names&quot;: false, &quot;non-dropping-particle&quot;: &quot;&quot;}, {&quot;dropping-particle&quot;: &quot;&quot;, &quot;given&quot;: &quot;Kelly J.&quot;, &quot;suffix&quot;: &quot;&quot;, &quot;family&quot;: &quot;Hitchens&quot;, &quot;parse-names&quot;: false, &quot;non-dropping-particle&quot;: &quot;&quot;}, {&quot;dropping-particle&quot;: &quot;&quot;, &quot;given&quot;: &quot;Shannan J&quot;, &quot;suffix&quot;: &quot;&quot;, &quot;family&quot;: &quot;Ho Sui&quot;, &quot;parse-names&quot;: false, &quot;non-dropping-particle&quot;: &quot;&quot;}, {&quot;dropping-particle&quot;: &quot;&quot;, &quot;given&quot;: &quot;Oliver M.&quot;, &quot;suffix&quot;: &quot;&quot;, &quot;family&quot;: &quot;Hofmann&quot;, &quot;parse-names&quot;: false, &quot;non-dropping-particle&quot;: &quot;&quot;}, {&quot;dropping-particle&quot;: &quot;&quot;, &quot;given&quot;: &quot;Ilka&quot;, &quot;suffix&quot;: &quot;&quot;, &quot;family&quot;: &quot;Hoof&quot;, &quot;parse-names&quot;: false, &quot;non-dropping-particle&quot;: &quot;&quot;}, {&quot;dropping-particle&quot;: &quot;&quot;, &quot;given&quot;: &quot;Furni&quot;, &quot;suffix&quot;: &quot;&quot;, &quot;family&quot;: &quot;Hori&quot;, &quot;parse-names&quot;: false, &quot;non-dropping-particle&quot;: &quot;&quot;}, {&quot;dropping-particle&quot;: &quot;&quot;, &quot;given&quot;: &quot;Lukasz&quot;, &quot;suffix&quot;: &quot;&quot;, &quot;family&quot;: &quot;Huminiecki&quot;, &quot;parse-names&quot;: false, &quot;non-dropping-particle&quot;: &quot;&quot;}, {&quot;dropping-particle&quot;: &quot;&quot;, &quot;given&quot;: &quot;Kei&quot;, &quot;suffix&quot;: &quot;&quot;, &quot;family&quot;: &quot;Iida&quot;, &quot;parse-names&quot;: false, &quot;non-dropping-particle&quot;: &quot;&quot;}, {&quot;dropping-particle&quot;: &quot;&quot;, &quot;given&quot;: &quot;Tomokatsu&quot;, &quot;suffix&quot;: &quot;&quot;, &quot;family&quot;: &quot;Ikawa&quot;, &quot;parse-names&quot;: false, &quot;non-dropping-particle&quot;: &quot;&quot;}, {&quot;dropping-particle&quot;: &quot;&quot;, &quot;given&quot;: &quot;Boris R.&quot;, &quot;suffix&quot;: &quot;&quot;, &quot;family&quot;: &quot;Jankovic&quot;, &quot;parse-names&quot;: false, &quot;non-dropping-particle&quot;: &quot;&quot;}, {&quot;dropping-particle&quot;: &quot;&quot;, &quot;given&quot;: &quot;Hui&quot;, &quot;suffix&quot;: &quot;&quot;, &quot;family&quot;: &quot;Jia&quot;, &quot;parse-names&quot;: false, &quot;non-dropping-particle&quot;: &quot;&quot;}, {&quot;dropping-particle&quot;: &quot;&quot;, &quot;given&quot;: &quot;Anagha&quot;, &quot;suffix&quot;: &quot;&quot;, &quot;family&quot;: &quot;Joshi&quot;, &quot;parse-names&quot;: false, &quot;non-dropping-particle&quot;: &quot;&quot;}, {&quot;dropping-particle&quot;: &quot;&quot;, &quot;given&quot;: &quot;Giuseppe&quot;, &quot;suffix&quot;: &quot;&quot;, &quot;family&quot;: &quot;Jurman&quot;, &quot;parse-names&quot;: false, &quot;non-dropping-particle&quot;: &quot;&quot;}, {&quot;dropping-particle&quot;: &quot;&quot;, &quot;given&quot;: &quot;Bogumil&quot;, &quot;suffix&quot;: &quot;&quot;, &quot;family&quot;: &quot;Kaczkowski&quot;, &quot;parse-names&quot;: false, &quot;non-dropping-particle&quot;: &quot;&quot;}, {&quot;dropping-particle&quot;: &quot;&quot;, &quot;given&quot;: &quot;Chieko&quot;, &quot;suffix&quot;: &quot;&quot;, &quot;family&quot;: &quot;Kai&quot;, &quot;parse-names&quot;: false, &quot;non-dropping-particle&quot;: &quot;&quot;}, {&quot;dropping-particle&quot;: &quot;&quot;, &quot;given&quot;: &quot;Kaoru&quot;, &quot;suffix&quot;: &quot;&quot;, &quot;family&quot;: &quot;Kaida&quot;, &quot;parse-names&quot;: false, &quot;non-dropping-particle&quot;: &quot;&quot;}, {&quot;dropping-particle&quot;: &quot;&quot;, &quot;given&quot;: &quot;Ai&quot;, &quot;suffix&quot;: &quot;&quot;, &quot;family&quot;: &quot;Kaiho&quot;, &quot;parse-names&quot;: false, &quot;non-dropping-particle&quot;: &quot;&quot;}, {&quot;dropping-particle&quot;: &quot;&quot;, &quot;given&quot;: &quot;Kazuhiro&quot;, &quot;suffix&quot;: &quot;&quot;, &quot;family&quot;: &quot;Kajiyama&quot;, &quot;parse-names&quot;: false, &quot;non-dropping-particle&quot;: &quot;&quot;}, {&quot;dropping-particle&quot;: &quot;&quot;, &quot;given&quot;: &quot;Mutsumi&quot;, &quot;suffix&quot;: &quot;&quot;, &quot;family&quot;: &quot;Kanamori-Katayama&quot;, &quot;parse-names&quot;: false, &quot;non-dropping-particle&quot;: &quot;&quot;}, {&quot;dropping-particle&quot;: &quot;&quot;, &quot;given&quot;: &quot;Artem S.&quot;, &quot;suffix&quot;: &quot;&quot;, &quot;family&quot;: &quot;Kasianov&quot;, &quot;parse-names&quot;: false, &quot;non-dropping-particle&quot;: &quot;&quot;}, {&quot;dropping-particle&quot;: &quot;&quot;, &quot;given&quot;: &quot;Takeya&quot;, &quot;suffix&quot;: &quot;&quot;, &quot;family&quot;: &quot;Kasukawa&quot;, &quot;parse-names&quot;: false, &quot;non-dropping-particle&quot;: &quot;&quot;}, {&quot;dropping-particle&quot;: &quot;&quot;, &quot;given&quot;: &quot;Shintaro&quot;, &quot;suffix&quot;: &quot;&quot;, &quot;family&quot;: &quot;Katayama&quot;, &quot;parse-names&quot;: false, &quot;non-dropping-particle&quot;: &quot;&quot;}, {&quot;dropping-particle&quot;: &quot;&quot;, &quot;given&quot;: &quot;Sachi&quot;, &quot;suffix&quot;: &quot;&quot;, &quot;family&quot;: &quot;Kato&quot;, &quot;parse-names&quot;: false, &quot;non-dropping-particle&quot;: &quot;&quot;}, {&quot;dropping-particle&quot;: &quot;&quot;, &quot;given&quot;: &quot;Shuji&quot;, &quot;suffix&quot;: &quot;&quot;, &quot;family&quot;: &quot;Kawaguchi&quot;, &quot;parse-names&quot;: false, &quot;non-dropping-particle&quot;: &quot;&quot;}, {&quot;dropping-particle&quot;: &quot;&quot;, &quot;given&quot;: &quot;Hiroshi&quot;, &quot;suffix&quot;: &quot;&quot;, &quot;family&quot;: &quot;Kawamoto&quot;, &quot;parse-names&quot;: false, &quot;non-dropping-particle&quot;: &quot;&quot;}, {&quot;dropping-particle&quot;: &quot;&quot;, &quot;given&quot;: &quot;Yuki I.&quot;, &quot;suffix&quot;: &quot;&quot;, &quot;family&quot;: &quot;Kawamura&quot;, &quot;parse-names&quot;: false, &quot;non-dropping-particle&quot;: &quot;&quot;}, {&quot;dropping-particle&quot;: &quot;&quot;, &quot;given&quot;: &quot;Tsugumi&quot;, &quot;suffix&quot;: &quot;&quot;, &quot;family&quot;: &quot;Kawashima&quot;, &quot;parse-names&quot;: false, &quot;non-dropping-particle&quot;: &quot;&quot;}, {&quot;dropping-particle&quot;: &quot;&quot;, &quot;given&quot;: &quot;Judith S.&quot;, &quot;suffix&quot;: &quot;&quot;, &quot;family&quot;: &quot;Kempfle&quot;, &quot;parse-names&quot;: false, &quot;non-dropping-particle&quot;: &quot;&quot;}, {&quot;dropping-particle&quot;: &quot;&quot;, &quot;given&quot;: &quot;Tony J.&quot;, &quot;suffix&quot;: &quot;&quot;, &quot;family&quot;: &quot;Kenna&quot;, &quot;parse-names&quot;: false, &quot;non-dropping-particle&quot;: &quot;&quot;}, {&quot;dropping-particle&quot;: &quot;&quot;, &quot;given&quot;: &quot;Juha&quot;, &quot;suffix&quot;: &quot;&quot;, &quot;family&quot;: &quot;Kere&quot;, &quot;parse-names&quot;: false, &quot;non-dropping-particle&quot;: &quot;&quot;}, {&quot;dropping-particle&quot;: &quot;&quot;, &quot;given&quot;: &quot;Levon M.&quot;, &quot;suffix&quot;: &quot;&quot;, &quot;family&quot;: &quot;Khachigian&quot;, &quot;parse-names&quot;: false, &quot;non-dropping-particle&quot;: &quot;&quot;}, {&quot;dropping-particle&quot;: &quot;&quot;, &quot;given&quot;: &quot;Toshio&quot;, &quot;suffix&quot;: &quot;&quot;, &quot;family&quot;: &quot;Kitamura&quot;, &quot;parse-names&quot;: false, &quot;non-dropping-particle&quot;: &quot;&quot;}, {&quot;dropping-particle&quot;: &quot;&quot;, &quot;given&quot;: &quot;S. Peter&quot;, &quot;suffix&quot;: &quot;&quot;, &quot;family&quot;: &quot;Klinken&quot;, &quot;parse-names&quot;: false, &quot;non-dropping-particle&quot;: &quot;&quot;}, {&quot;dropping-particle&quot;: &quot;&quot;, &quot;given&quot;: &quot;Alan J.&quot;, &quot;suffix&quot;: &quot;&quot;, &quot;family&quot;: &quot;Knox&quot;, &quot;parse-names&quot;: false, &quot;non-dropping-particle&quot;: &quot;&quot;}, {&quot;dropping-particle&quot;: &quot;&quot;, &quot;given&quot;: &quot;Miki&quot;, &quot;suffix&quot;: &quot;&quot;, &quot;family&quot;: &quot;Kojima&quot;, &quot;parse-names&quot;: false, &quot;non-dropping-particle&quot;: &quot;&quot;}, {&quot;dropping-particle&quot;: &quot;&quot;, &quot;given&quot;: &quot;Soichi&quot;, &quot;suffix&quot;: &quot;&quot;, &quot;family&quot;: &quot;Kojima&quot;, &quot;parse-names&quot;: false, &quot;non-dropping-particle&quot;: &quot;&quot;}, {&quot;dropping-particle&quot;: &quot;&quot;, &quot;given&quot;: &quot;Naoto&quot;, &quot;suffix&quot;: &quot;&quot;, &quot;family&quot;: &quot;Kondo&quot;, &quot;parse-names&quot;: false, &quot;non-dropping-particle&quot;: &quot;&quot;}, {&quot;dropping-particle&quot;: &quot;&quot;, &quot;given&quot;: &quot;Haruhiko&quot;, &quot;suffix&quot;: &quot;&quot;, &quot;family&quot;: &quot;Koseki&quot;, &quot;parse-names&quot;: false, &quot;non-dropping-particle&quot;: &quot;&quot;}, {&quot;dropping-particle&quot;: &quot;&quot;, &quot;given&quot;: &quot;Shigeo&quot;, &quot;suffix&quot;: &quot;&quot;, &quot;family&quot;: &quot;Koyasu&quot;, &quot;parse-names&quot;: false, &quot;non-dropping-particle&quot;: &quot;&quot;}, {&quot;dropping-particle&quot;: &quot;&quot;, &quot;given&quot;: &quot;Sarah&quot;, &quot;suffix&quot;: &quot;&quot;, &quot;family&quot;: &quot;Krampitz&quot;, &quot;parse-names&quot;: false, &quot;non-dropping-particle&quot;: &quot;&quot;}, {&quot;dropping-particle&quot;: &quot;&quot;, &quot;given&quot;: &quot;Atsutaka&quot;, &quot;suffix&quot;: &quot;&quot;, &quot;family&quot;: &quot;Kubosaki&quot;, &quot;parse-names&quot;: false, &quot;non-dropping-particle&quot;: &quot;&quot;}, {&quot;dropping-particle&quot;: &quot;&quot;, &quot;given&quot;: &quot;Andrew T.&quot;, &quot;suffix&quot;: &quot;&quot;, &quot;family&quot;: &quot;Kwon&quot;, &quot;parse-names&quot;: false, &quot;non-dropping-particle&quot;: &quot;&quot;}, {&quot;dropping-particle&quot;: &quot;&quot;, &quot;given&quot;: &quot;Jeroen F.J. J&quot;, &quot;suffix&quot;: &quot;&quot;, &quot;family&quot;: &quot;Laros&quot;, &quot;parse-names&quot;: false, &quot;non-dropping-particle&quot;: &quot;&quot;}, {&quot;dropping-particle&quot;: &quot;&quot;, &quot;given&quot;: &quot;Weonju&quot;, &quot;suffix&quot;: &quot;&quot;, &quot;family&quot;: &quot;Lee&quot;, &quot;parse-names&quot;: false, &quot;non-dropping-particle&quot;: &quot;&quot;}, {&quot;dropping-particle&quot;: &quot;&quot;, &quot;given&quot;: &quot;Andreas&quot;, &quot;suffix&quot;: &quot;&quot;, &quot;family&quot;: &quot;Lennartsson&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Berit&quot;, &quot;suffix&quot;: &quot;&quot;, &quot;family&quot;: &quot;Lilje&quot;, &quot;parse-names&quot;: false, &quot;non-dropping-particle&quot;: &quot;&quot;}, {&quot;dropping-particle&quot;: &quot;&quot;, &quot;given&quot;: &quot;Leonard&quot;, &quot;suffix&quot;: &quot;&quot;, &quot;family&quot;: &quot;Lipovich&quot;, &quot;parse-names&quot;: false, &quot;non-dropping-particle&quot;: &quot;&quot;}, {&quot;dropping-particle&quot;: &quot;&quot;, &quot;given&quot;: &quot;Alan&quot;, &quot;suffix&quot;: &quot;&quot;, &quot;family&quot;: &quot;Mackay-Sim&quot;, &quot;parse-names&quot;: false, &quot;non-dropping-particle&quot;: &quot;&quot;}, {&quot;dropping-particle&quot;: &quot;&quot;, &quot;given&quot;: &quot;Ri-ichiroh&quot;, &quot;suffix&quot;: &quot;&quot;, &quot;family&quot;: &quot;Manabe&quot;, &quot;parse-names&quot;: false, &quot;non-dropping-particle&quot;: &quot;&quot;}, {&quot;dropping-particle&quot;: &quot;&quot;, &quot;given&quot;: &quot;Jessica C.&quot;, &quot;suffix&quot;: &quot;&quot;, &quot;family&quot;: &quot;Mar&quot;, &quot;parse-names&quot;: false, &quot;non-dropping-particle&quot;: &quot;&quot;}, {&quot;dropping-particle&quot;: &quot;&quot;, &quot;given&quot;: &quot;Benoit&quot;, &quot;suffix&quot;: &quot;&quot;, &quot;family&quot;: &quot;Marchand&quot;, &quot;parse-names&quot;: false, &quot;non-dropping-particle&quot;: &quot;&quot;}, {&quot;dropping-particle&quot;: &quot;&quot;, &quot;given&quot;: &quot;Anthony&quot;, &quot;suffix&quot;: &quot;&quot;, &quot;family&quot;: &quot;Mathelier&quot;, &quot;parse-names&quot;: false, &quot;non-dropping-particle&quot;: &quot;&quot;}, {&quot;dropping-particle&quot;: &quot;&quot;, &quot;given&quot;: &quot;Niklas&quot;, &quot;suffix&quot;: &quot;&quot;, &quot;family&quot;: &quot;Mejhert&quot;, &quot;parse-names&quot;: false, &quot;non-dropping-particle&quot;: &quot;&quot;}, {&quot;dropping-particle&quot;: &quot;&quot;, &quot;given&quot;: &quot;Alison&quot;, &quot;suffix&quot;: &quot;&quot;, &quot;family&quot;: &quot;Meynert&quot;, &quot;parse-names&quot;: false, &quot;non-dropping-particle&quot;: &quot;&quot;}, {&quot;dropping-particle&quot;: &quot;&quot;, &quot;given&quot;: &quot;Yosuke&quot;, &quot;suffix&quot;: &quot;&quot;, &quot;family&quot;: &quot;Mizuno&quot;, &quot;parse-names&quot;: false, &quot;non-dropping-particle&quot;: &quot;&quot;}, {&quot;dropping-particle&quot;: &quot;&quot;, &quot;given&quot;: &quot;David A&quot;, &quot;suffix&quot;: &quot;&quot;, &quot;family&quot;: &quot;Lima Morais&quot;, &quot;parse-names&quot;: false, &quot;non-dropping-particle&quot;: &quot;de&quot;}, {&quot;dropping-particle&quot;: &quot;&quot;, &quot;given&quot;: &quot;Hiromasa&quot;, &quot;suffix&quot;: &quot;&quot;, &quot;family&quot;: &quot;Morikawa&quot;, &quot;parse-names&quot;: false, &quot;non-dropping-particle&quot;: &quot;&quot;}, {&quot;dropping-particle&quot;: &quot;&quot;, &quot;given&quot;: &quot;Mitsuru&quot;, &quot;suffix&quot;: &quot;&quot;, &quot;family&quot;: &quot;Morimoto&quot;, &quot;parse-names&quot;: false, &quot;non-dropping-particle&quot;: &quot;&quot;}, {&quot;dropping-particle&quot;: &quot;&quot;, &quot;given&quot;: &quot;Kazuyo&quot;, &quot;suffix&quot;: &quot;&quot;, &quot;family&quot;: &quot;Moro&quot;, &quot;parse-names&quot;: false, &quot;non-dropping-particle&quot;: &quot;&quot;}, {&quot;dropping-particle&quot;: &quot;&quot;, &quot;given&quot;: &quot;Efthymios&quot;, &quot;suffix&quot;: &quot;&quot;, &quot;family&quot;: &quot;Motakis&quot;, &quot;parse-names&quot;: false, &quot;non-dropping-particle&quot;: &quot;&quot;}, {&quot;dropping-particle&quot;: &quot;&quot;, &quot;given&quot;: &quot;Hozumi&quot;, &quot;suffix&quot;: &quot;&quot;, &quot;family&quot;: &quot;Motohashi&quot;, &quot;parse-names&quot;: false, &quot;non-dropping-particle&quot;: &quot;&quot;}, {&quot;dropping-particle&quot;: &quot;&quot;, &quot;given&quot;: &quot;Christine L.&quot;, &quot;suffix&quot;: &quot;&quot;, &quot;family&quot;: &quot;Mummery&quot;, &quot;parse-names&quot;: false, &quot;non-dropping-particle&quot;: &quot;&quot;}, {&quot;dropping-particle&quot;: &quot;&quot;, &quot;given&quot;: &quot;Mitsuyoshi&quot;, &quot;suffix&quot;: &quot;&quot;, &quot;family&quot;: &quot;Murata&quot;, &quot;parse-names&quot;: false, &quot;non-dropping-particle&quot;: &quot;&quot;}, {&quot;dropping-particle&quot;: &quot;&quot;, &quot;given&quot;: &quot;Sayaka&quot;, &quot;suffix&quot;: &quot;&quot;, &quot;family&quot;: &quot;Nagao-Sato&quot;, &quot;parse-names&quot;: false, &quot;non-dropping-particle&quot;: &quot;&quot;}, {&quot;dropping-particle&quot;: &quot;&quot;, &quot;given&quot;: &quot;Yutaka&quot;, &quot;suffix&quot;: &quot;&quot;, &quot;family&quot;: &quot;Nakachi&quot;, &quot;parse-names&quot;: false, &quot;non-dropping-particle&quot;: &quot;&quot;}, {&quot;dropping-particle&quot;: &quot;&quot;, &quot;given&quot;: &quot;Fumio&quot;, &quot;suffix&quot;: &quot;&quot;, &quot;family&quot;: &quot;Nakahara&quot;, &quot;parse-names&quot;: false, &quot;non-dropping-particle&quot;: &quot;&quot;}, {&quot;dropping-particle&quot;: &quot;&quot;, &quot;given&quot;: &quot;Toshiyuki&quot;, &quot;suffix&quot;: &quot;&quot;, &quot;family&quot;: &quot;Nakamura&quot;, &quot;parse-names&quot;: false, &quot;non-dropping-particle&quot;: &quot;&quot;}, {&quot;dropping-particle&quot;: &quot;&quot;, &quot;given&quot;: &quot;Yukio&quot;, &quot;suffix&quot;: &quot;&quot;, &quot;family&quot;: &quot;Nakamura&quot;, &quot;parse-names&quot;: false, &quot;non-dropping-particle&quot;: &quot;&quot;}, {&quot;dropping-particle&quot;: &quot;&quot;, &quot;given&quot;: &quot;Kenichi&quot;, &quot;suffix&quot;: &quot;&quot;, &quot;family&quot;: &quot;Nakazato&quot;, &quot;parse-names&quot;: false, &quot;non-dropping-particle&quot;: &quot;&quot;}, {&quot;dropping-particle&quot;: &quot;&quot;, &quot;given&quot;: &quot;Erik&quot;, &quot;suffix&quot;: &quot;&quot;, &quot;family&quot;: &quot;Nimwegen&quot;, &quot;parse-names&quot;: false, &quot;non-dropping-particle&quot;: &quot;van&quot;}, {&quot;dropping-particle&quot;: &quot;&quot;, &quot;given&quot;: &quot;Noriko&quot;, &quot;suffix&quot;: &quot;&quot;, &quot;family&quot;: &quot;Ninomiya&quot;, &quot;parse-names&quot;: false, &quot;non-dropping-particle&quot;: &quot;&quot;}, {&quot;dropping-particle&quot;: &quot;&quot;, &quot;given&quot;: &quot;Hiromi&quot;, &quot;suffix&quot;: &quot;&quot;, &quot;family&quot;: &quot;Nishiyori&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Tadasuke&quot;, &quot;suffix&quot;: &quot;&quot;, &quot;family&quot;: &quot;Noazaki&quot;, &quot;parse-names&quot;: false, &quot;non-dropping-particle&quot;: &quot;&quot;}, {&quot;dropping-particle&quot;: &quot;&quot;, &quot;given&quot;: &quot;Soichi&quot;, &quot;suffix&quot;: &quot;&quot;, &quot;family&quot;: &quot;Ogishima&quot;, &quot;parse-names&quot;: false, &quot;non-dropping-particle&quot;: &quot;&quot;}, {&quot;dropping-particle&quot;: &quot;&quot;, &quot;given&quot;: &quot;Naganari&quot;, &quot;suffix&quot;: &quot;&quot;, &quot;family&quot;: &quot;Ohkura&quot;, &quot;parse-names&quot;: false, &quot;non-dropping-particle&quot;: &quot;&quot;}, {&quot;dropping-particle&quot;: &quot;&quot;, &quot;given&quot;: &quot;Hiroko&quot;, &quot;suffix&quot;: &quot;&quot;, &quot;family&quot;: &quot;Ohimiya&quot;, &quot;parse-names&quot;: false, &quot;non-dropping-particle&quot;: &quot;&quot;}, {&quot;dropping-particle&quot;: &quot;&quot;, &quot;given&quot;: &quot;Hiroshi&quot;, &quot;suffix&quot;: &quot;&quot;, &quot;family&quot;: &quot;Ohno&quot;, &quot;parse-names&quot;: false, &quot;non-dropping-particle&quot;: &quot;&quot;}, {&quot;dropping-particle&quot;: &quot;&quot;, &quot;given&quot;: &quot;Mitsuhiro&quot;, &quot;suffix&quot;: &quot;&quot;, &quot;family&quot;: &quot;Ohshima&quot;, &quot;parse-names&quot;: false, &quot;non-dropping-particle&quot;: &quot;&quot;}, {&quot;dropping-particle&quot;: &quot;&quot;, &quot;given&quot;: &quot;Mariko&quot;, &quot;suffix&quot;: &quot;&quot;, &quot;family&quot;: &quot;Okada-Hatakeyama&quot;, &quot;parse-names&quot;: false, &quot;non-dropping-particle&quot;: &quot;&quot;}, {&quot;dropping-particle&quot;: &quot;&quot;, &quot;given&quot;: &quot;Yasushi&quot;, &quot;suffix&quot;: &quot;&quot;, &quot;family&quot;: &quot;Okazaki&quot;, &quot;parse-names&quot;: false, &quot;non-dropping-particle&quot;: &quot;&quot;}, {&quot;dropping-particle&quot;: &quot;&quot;, &quot;given&quot;: &quot;Valerio&quot;, &quot;suffix&quot;: &quot;&quot;, &quot;family&quot;: &quot;Orlando&quot;, &quot;parse-names&quot;: false, &quot;non-dropping-particle&quot;: &quot;&quot;}, {&quot;dropping-particle&quot;: &quot;&quot;, &quot;given&quot;: &quot;Dmitry A.&quot;, &quot;suffix&quot;: &quot;&quot;, &quot;family&quot;: &quot;Ovchinnikov&quot;, &quot;parse-names&quot;: false, &quot;non-dropping-particle&quot;: &quot;&quot;}, {&quot;dropping-particle&quot;: &quot;&quot;, &quot;given&quot;: &quot;Arnab&quot;, &quot;suffix&quot;: &quot;&quot;, &quot;family&quot;: &quot;Pain&quot;, &quot;parse-names&quot;: false, &quot;non-dropping-particle&quot;: &quot;&quot;}, {&quot;dropping-particle&quot;: &quot;&quot;, &quot;given&quot;: &quot;Robert&quot;, &quot;suffix&quot;: &quot;&quot;, &quot;family&quot;: &quot;Passier&quot;, &quot;parse-names&quot;: false, &quot;non-dropping-particle&quot;: &quot;&quot;}, {&quot;dropping-particle&quot;: &quot;&quot;, &quot;given&quot;: &quot;Margaret&quot;, &quot;suffix&quot;: &quot;&quot;, &quot;family&quot;: &quot;Patrikakis&quot;, &quot;parse-names&quot;: false, &quot;non-dropping-particle&quot;: &quot;&quot;}, {&quot;dropping-particle&quot;: &quot;&quot;, &quot;given&quot;: &quot;Helena&quot;, &quot;suffix&quot;: &quot;&quot;, &quot;family&quot;: &quot;Persson&quot;, &quot;parse-names&quot;: false, &quot;non-dropping-particle&quot;: &quot;&quot;}, {&quot;dropping-particle&quot;: &quot;&quot;, &quot;given&quot;: &quot;Silvano&quot;, &quot;suffix&quot;: &quot;&quot;, &quot;family&quot;: &quot;Piazza&quot;, &quot;parse-names&quot;: false, &quot;non-dropping-particle&quot;: &quot;&quot;}, {&quot;dropping-particle&quot;: &quot;&quot;, &quot;given&quot;: &quot;James G.D. D&quot;, &quot;suffix&quot;: &quot;&quot;, &quot;family&quot;: &quot;Prendergast&quot;, &quot;parse-names&quot;: false, &quot;non-dropping-particle&quot;: &quot;&quot;}, {&quot;dropping-particle&quot;: &quot;&quot;, &quot;given&quot;: &quot;Owen J.L. L&quot;, &quot;suffix&quot;: &quot;&quot;, &quot;family&quot;: &quot;Rackham&quot;, &quot;parse-names&quot;: false, &quot;non-dropping-particle&quot;: &quot;&quot;}, {&quot;dropping-particle&quot;: &quot;&quot;, &quot;given&quot;: &quot;Jordan A.&quot;, &quot;suffix&quot;: &quot;&quot;, &quot;family&quot;: &quot;Ramilowski&quot;, &quot;parse-names&quot;: false, &quot;non-dropping-particle&quot;: &quot;&quot;}, {&quot;dropping-particle&quot;: &quot;&quot;, &quot;given&quot;: &quot;Mamoon&quot;, &quot;suffix&quot;: &quot;&quot;, &quot;family&quot;: &quot;Rashid&quot;, &quot;parse-names&quot;: false, &quot;non-dropping-particle&quot;: &quot;&quot;}, {&quot;dropping-particle&quot;: &quot;&quot;, &quot;given&quot;: &quot;Timothy&quot;, &quot;suffix&quot;: &quot;&quot;, &quot;family&quot;: &quot;Ravasi&quot;, &quot;parse-names&quot;: false, &quot;non-dropping-particle&quot;: &quot;&quot;}, {&quot;dropping-particle&quot;: &quot;&quot;, &quot;given&quot;: &quot;Patrizia&quot;, &quot;suffix&quot;: &quot;&quot;, &quot;family&quot;: &quot;Rizzu&quot;, &quot;parse-names&quot;: false, &quot;non-dropping-particle&quot;: &quot;&quot;}, {&quot;dropping-particle&quot;: &quot;&quot;, &quot;given&quot;: &quot;Marco&quot;, &quot;suffix&quot;: &quot;&quot;, &quot;family&quot;: &quot;Roncador&quot;, &quot;parse-names&quot;: false, &quot;non-dropping-particle&quot;: &quot;&quot;}, {&quot;dropping-particle&quot;: &quot;&quot;, &quot;given&quot;: &quot;Sugata&quot;, &quot;suffix&quot;: &quot;&quot;, &quot;family&quot;: &quot;Roy&quot;, &quot;parse-names&quot;: false, &quot;non-dropping-particle&quot;: &quot;&quot;}, {&quot;dropping-particle&quot;: &quot;&quot;, &quot;given&quot;: &quot;Morten B.&quot;, &quot;suffix&quot;: &quot;&quot;, &quot;family&quot;: &quot;Rye&quot;, &quot;parse-names&quot;: false, &quot;non-dropping-particle&quot;: &quot;&quot;}, {&quot;dropping-particle&quot;: &quot;&quot;, &quot;given&quot;: &quot;Eri&quot;, &quot;suffix&quot;: &quot;&quot;, &quot;family&quot;: &quot;Saijyo&quot;, &quot;parse-names&quot;: false, &quot;non-dropping-particle&quot;: &quot;&quot;}, {&quot;dropping-particle&quot;: &quot;&quot;, &quot;given&quot;: &quot;Antti&quot;, &quot;suffix&quot;: &quot;&quot;, &quot;family&quot;: &quot;Sajantila&quot;, &quot;parse-names&quot;: false, &quot;non-dropping-particle&quot;: &quot;&quot;}, {&quot;dropping-particle&quot;: &quot;&quot;, &quot;given&quot;: &quot;Akiko&quot;, &quot;suffix&quot;: &quot;&quot;, &quot;family&quot;: &quot;Saka&quot;, &quot;parse-names&quot;: false, &quot;non-dropping-particle&quot;: &quot;&quot;}, {&quot;dropping-particle&quot;: &quot;&quot;, &quot;given&quot;: &quot;Shimon&quot;, &quot;suffix&quot;: &quot;&quot;, &quot;family&quot;: &quot;Sakaguchi&quot;, &quot;parse-names&quot;: false, &quot;non-dropping-particle&quot;: &quot;&quot;}, {&quot;dropping-particle&quot;: &quot;&quot;, &quot;given&quot;: &quot;Mizuho&quot;, &quot;suffix&quot;: &quot;&quot;, &quot;family&quot;: &quot;Sakai&quot;, &quot;parse-names&quot;: false, &quot;non-dropping-particle&quot;: &quot;&quot;}, {&quot;dropping-particle&quot;: &quot;&quot;, &quot;given&quot;: &quot;Hiroki&quot;, &quot;suffix&quot;: &quot;&quot;, &quot;family&quot;: &quot;Sato&quot;, &quot;parse-names&quot;: false, &quot;non-dropping-particle&quot;: &quot;&quot;}, {&quot;dropping-particle&quot;: &quot;&quot;, &quot;given&quot;: &quot;Suzana&quot;, &quot;suffix&quot;: &quot;&quot;, &quot;family&quot;: &quot;Savvi&quot;, &quot;parse-names&quot;: false, &quot;non-dropping-particle&quot;: &quot;&quot;}, {&quot;dropping-particle&quot;: &quot;&quot;, &quot;given&quot;: &quot;Alka&quot;, &quot;suffix&quot;: &quot;&quot;, &quot;family&quot;: &quot;Saxena&quot;, &quot;parse-names&quot;: false, &quot;non-dropping-particle&quot;: &quot;&quot;}, {&quot;dropping-particle&quot;: &quot;&quot;, &quot;given&quot;: &quot;Claudio&quot;, &quot;suffix&quot;: &quot;&quot;, &quot;family&quot;: &quot;Schneider&quot;, &quot;parse-names&quot;: false, &quot;non-dropping-particle&quot;: &quot;&quot;}, {&quot;dropping-particle&quot;: &quot;&quot;, &quot;given&quot;: &quot;Erik A.&quot;, &quot;suffix&quot;: &quot;&quot;, &quot;family&quot;: &quot;Schultes&quot;, &quot;parse-names&quot;: false, &quot;non-dropping-particle&quot;: &quot;&quot;}, {&quot;dropping-particle&quot;: &quot;&quot;, &quot;given&quot;: &quot;Gundula G.&quot;, &quot;suffix&quot;: &quot;&quot;, &quot;family&quot;: &quot;Schulze-Tanzil&quot;, &quot;parse-names&quot;: false, &quot;non-dropping-particle&quot;: &quot;&quot;}, {&quot;dropping-particle&quot;: &quot;&quot;, &quot;given&quot;: &quot;Anita&quot;, &quot;suffix&quot;: &quot;&quot;, &quot;family&quot;: &quot;Schwegmann&quot;, &quot;parse-names&quot;: false, &quot;non-dropping-particle&quot;: &quot;&quot;}, {&quot;dropping-particle&quot;: &quot;&quot;, &quot;given&quot;: &quot;Thierry&quot;, &quot;suffix&quot;: &quot;&quot;, &quot;family&quot;: &quot;Sengstag&quot;, &quot;parse-names&quot;: false, &quot;non-dropping-particle&quot;: &quot;&quot;}, {&quot;dropping-particle&quot;: &quot;&quot;, &quot;given&quot;: &quot;Guojun&quot;, &quot;suffix&quot;: &quot;&quot;, &quot;family&quot;: &quot;Sheng&quot;, &quot;parse-names&quot;: false, &quot;non-dropping-particle&quot;: &quot;&quot;}, {&quot;dropping-particle&quot;: &quot;&quot;, &quot;given&quot;: &quot;Hisashi&quot;, &quot;suffix&quot;: &quot;&quot;, &quot;family&quot;: &quot;Shimoji&quot;, &quot;parse-names&quot;: false, &quot;non-dropping-particle&quot;: &quot;&quot;}, {&quot;dropping-particle&quot;: &quot;&quot;, &quot;given&quot;: &quot;Yishai&quot;, &quot;suffix&quot;: &quot;&quot;, &quot;family&quot;: &quot;Shimoni&quot;, &quot;parse-names&quot;: false, &quot;non-dropping-particle&quot;: &quot;&quot;}, {&quot;dropping-particle&quot;: &quot;&quot;, &quot;given&quot;: &quot;Jay W.&quot;, &quot;suffix&quot;: &quot;&quot;, &quot;family&quot;: &quot;Shin&quot;, &quot;parse-names&quot;: false, &quot;non-dropping-particle&quot;: &quot;&quot;}, {&quot;dropping-particle&quot;: &quot;&quot;, &quot;given&quot;: &quot;Christophe&quot;, &quot;suffix&quot;: &quot;&quot;, &quot;family&quot;: &quot;Simon&quot;, &quot;parse-names&quot;: false, &quot;non-dropping-particle&quot;: &quot;&quot;}, {&quot;dropping-particle&quot;: &quot;&quot;, &quot;given&quot;: &quot;Daisuke&quot;, &quot;suffix&quot;: &quot;&quot;, &quot;family&quot;: &quot;Sugiyama&quot;, &quot;parse-names&quot;: false, &quot;non-dropping-particle&quot;: &quot;&quot;}, {&quot;dropping-particle&quot;: &quot;&quot;, &quot;given&quot;: &quot;Takaai&quot;, &quot;suffix&quot;: &quot;&quot;, &quot;family&quot;: &quot;Sugiyama&quot;, &quot;parse-names&quot;: false, &quot;non-dropping-particle&quot;: &quot;&quot;}, {&quot;dropping-particle&quot;: &quot;&quot;, &quot;given&quot;: &quot;Masanori&quot;, &quot;suffix&quot;: &quot;&quot;, &quot;family&quot;: &quot;Suzuki&quot;, &quot;parse-names&quot;: false, &quot;non-dropping-particle&quot;: &quot;&quot;}, {&quot;dropping-particle&quot;: &quot;&quot;, &quot;given&quot;: &quot;Naoko&quot;, &quot;suffix&quot;: &quot;&quot;, &quot;family&quot;: &quot;Suzuki&quot;, &quot;parse-names&quot;: false, &quot;non-dropping-particle&quot;: &quot;&quot;}, {&quot;dropping-particle&quot;: &quot;&quot;, &quot;given&quot;: &quot;Rolf K.&quot;, &quot;suffix&quot;: &quot;&quot;, &quot;family&quot;: &quot;Swoboda&quot;, &quot;parse-names&quot;: false, &quot;non-dropping-particle&quot;: &quot;&quot;}, {&quot;dropping-particle&quot;: &quot;&quot;, &quot;given&quot;: &quot;Peter A.C. C&quot;, &quot;suffix&quot;: &quot;&quot;, &quot;family&quot;: &quot;'t Hoen&quot;, &quot;parse-names&quot;: false, &quot;non-dropping-particle&quot;: &quot;&quot;}, {&quot;dropping-particle&quot;: &quot;&quot;, &quot;given&quot;: &quot;Michihira&quot;, &quot;suffix&quot;: &quot;&quot;, &quot;family&quot;: &quot;Tagami&quot;, &quot;parse-names&quot;: false, &quot;non-dropping-particle&quot;: &quot;&quot;}, {&quot;dropping-particle&quot;: &quot;&quot;, &quot;given&quot;: &quot;Naoko&quot;, &quot;suffix&quot;: &quot;&quot;, &quot;family&quot;: &quot;Takahashi&quot;, &quot;parse-names&quot;: false, &quot;non-dropping-particle&quot;: &quot;&quot;}, {&quot;dropping-particle&quot;: &quot;&quot;, &quot;given&quot;: &quot;Jun&quot;, &quot;suffix&quot;: &quot;&quot;, &quot;family&quot;: &quot;Takai&quot;, &quot;parse-names&quot;: false, &quot;non-dropping-particle&quot;: &quot;&quot;}, {&quot;dropping-particle&quot;: &quot;&quot;, &quot;given&quot;: &quot;Hiroshi&quot;, &quot;suffix&quot;: &quot;&quot;, &quot;family&quot;: &quot;Tanaka&quot;, &quot;parse-names&quot;: false, &quot;non-dropping-particle&quot;: &quot;&quot;}, {&quot;dropping-particle&quot;: &quot;&quot;, &quot;given&quot;: &quot;Hideki&quot;, &quot;suffix&quot;: &quot;&quot;, &quot;family&quot;: &quot;Tatsukawa&quot;, &quot;parse-names&quot;: false, &quot;non-dropping-particle&quot;: &quot;&quot;}, {&quot;dropping-particle&quot;: &quot;&quot;, &quot;given&quot;: &quot;Zuotian&quot;, &quot;suffix&quot;: &quot;&quot;, &quot;family&quot;: &quot;Tatum&quot;, &quot;parse-names&quot;: false, &quot;non-dropping-particle&quot;: &quot;&quot;}, {&quot;dropping-particle&quot;: &quot;&quot;, &quot;given&quot;: &quot;Mark&quot;, &quot;suffix&quot;: &quot;&quot;, &quot;family&quot;: &quot;Thompson&quot;, &quot;parse-names&quot;: false, &quot;non-dropping-particle&quot;: &quot;&quot;}, {&quot;dropping-particle&quot;: &quot;&quot;, &quot;given&quot;: &quot;Hiroo&quot;, &quot;suffix&quot;: &quot;&quot;, &quot;family&quot;: &quot;Toyodo&quot;, &quot;parse-names&quot;: false, &quot;non-dropping-particle&quot;: &quot;&quot;}, {&quot;dropping-particle&quot;: &quot;&quot;, &quot;given&quot;: &quot;Tetsuro&quot;, &quot;suffix&quot;: &quot;&quot;, &quot;family&quot;: &quot;Toyoda&quot;, &quot;parse-names&quot;: false, &quot;non-dropping-particle&quot;: &quot;&quot;}, {&quot;dropping-particle&quot;: &quot;&quot;, &quot;given&quot;: &quot;Elvind&quot;, &quot;suffix&quot;: &quot;&quot;, &quot;family&quot;: &quot;Valen&quot;, &quot;parse-names&quot;: false, &quot;non-dropping-particle&quot;: &quot;&quot;}, {&quot;dropping-particle&quot;: &quot;&quot;, &quot;given&quot;: &quot;Marc&quot;, &quot;suffix&quot;: &quot;&quot;, &quot;family&quot;: &quot;Wetering&quot;, &quot;parse-names&quot;: false, &quot;non-dropping-particle&quot;: &quot;van de&quot;}, {&quot;dropping-particle&quot;: &quot;&quot;, &quot;given&quot;: &quot;Linda M.&quot;, &quot;suffix&quot;: &quot;&quot;, &quot;family&quot;: &quot;Berg&quot;, &quot;parse-names&quot;: false, &quot;non-dropping-particle&quot;: &quot;van den&quot;}, {&quot;dropping-particle&quot;: &quot;&quot;, &quot;given&quot;: &quot;Roberto&quot;, &quot;suffix&quot;: &quot;&quot;, &quot;family&quot;: &quot;Verado&quot;, &quot;parse-names&quot;: false, &quot;non-dropping-particle&quot;: &quot;&quot;}, {&quot;dropping-particle&quot;: &quot;&quot;, &quot;given&quot;: &quot;Dipti&quot;, &quot;suffix&quot;: &quot;&quot;, &quot;family&quot;: &quot;Vijayan&quot;, &quot;parse-names&quot;: false, &quot;non-dropping-particle&quot;: &quot;&quot;}, {&quot;dropping-particle&quot;: &quot;&quot;, &quot;given&quot;: &quot;Ilya E.&quot;, &quot;suffix&quot;: &quot;&quot;, &quot;family&quot;: &quot;Vorontsov&quot;, &quot;parse-names&quot;: false, &quot;non-dropping-particle&quot;: &quot;&quot;}, {&quot;dropping-particle&quot;: &quot;&quot;, &quot;given&quot;: &quot;Wyeth W.&quot;, &quot;suffix&quot;: &quot;&quot;, &quot;family&quot;: &quot;Wasserman&quot;, &quot;parse-names&quot;: false, &quot;non-dropping-particle&quot;: &quot;&quot;}, {&quot;dropping-particle&quot;: &quot;&quot;, &quot;given&quot;: &quot;Shoko&quot;, &quot;suffix&quot;: &quot;&quot;, &quot;family&quot;: &quot;Watanabe&quot;, &quot;parse-names&quot;: false, &quot;non-dropping-particle&quot;: &quot;&quot;}, {&quot;dropping-particle&quot;: &quot;&quot;, &quot;given&quot;: &quot;Christine A.&quot;, &quot;suffix&quot;: &quot;&quot;, &quot;family&quot;: &quot;Wells&quot;, &quot;parse-names&quot;: false, &quot;non-dropping-particle&quot;: &quot;&quot;}, {&quot;dropping-particle&quot;: &quot;&quot;, &quot;given&quot;: &quot;Louise N.&quot;, &quot;suffix&quot;: &quot;&quot;, &quot;family&quot;: &quot;Winteringham&quot;, &quot;parse-names&quot;: false, &quot;non-dropping-particle&quot;: &quot;&quot;}, {&quot;dropping-particle&quot;: &quot;&quot;, &quot;given&quot;: &quot;Ernst&quot;, &quot;suffix&quot;: &quot;&quot;, &quot;family&quot;: &quot;Wolvetang&quot;, &quot;parse-names&quot;: false, &quot;non-dropping-particle&quot;: &quot;&quot;}, {&quot;dropping-particle&quot;: &quot;&quot;, &quot;given&quot;: &quot;Emily J.&quot;, &quot;suffix&quot;: &quot;&quot;, &quot;family&quot;: &quot;Wood&quot;, &quot;parse-names&quot;: false, &quot;non-dropping-particle&quot;: &quot;&quot;}, {&quot;dropping-particle&quot;: &quot;&quot;, &quot;given&quot;: &quot;Yoko&quot;, &quot;suffix&quot;: &quot;&quot;, &quot;family&quot;: &quot;Yamaguchi&quot;, &quot;parse-names&quot;: false, &quot;non-dropping-particle&quot;: &quot;&quot;}, {&quot;dropping-particle&quot;: &quot;&quot;, &quot;given&quot;: &quot;Masayuki&quot;, &quot;suffix&quot;: &quot;&quot;, &quot;family&quot;: &quot;Yamamoto&quot;, &quot;parse-names&quot;: false, &quot;non-dropping-particle&quot;: &quot;&quot;}, {&quot;dropping-particle&quot;: &quot;&quot;, &quot;given&quot;: &quot;Misako&quot;, &quot;suffix&quot;: &quot;&quot;, &quot;family&quot;: &quot;Yoneda&quot;, &quot;parse-names&quot;: false, &quot;non-dropping-particle&quot;: &quot;&quot;}, {&quot;dropping-particle&quot;: &quot;&quot;, &quot;given&quot;: &quot;Yohei&quot;, &quot;suffix&quot;: &quot;&quot;, &quot;family&quot;: &quot;Yonekura&quot;, &quot;parse-names&quot;: false, &quot;non-dropping-particle&quot;: &quot;&quot;}, {&quot;dropping-particle&quot;: &quot;&quot;, &quot;given&quot;: &quot;Shigehiro&quot;, &quot;suffix&quot;: &quot;&quot;, &quot;family&quot;: &quot;Yoshida&quot;, &quot;parse-names&quot;: false, &quot;non-dropping-particle&quot;: &quot;&quot;}, {&quot;dropping-particle&quot;: &quot;&quot;, &quot;given&quot;: &quot;Susan E.&quot;, &quot;suffix&quot;: &quot;&quot;, &quot;family&quot;: &quot;Zabierowski&quot;, &quot;parse-names&quot;: false, &quot;non-dropping-particle&quot;: &quot;&quot;}, {&quot;dropping-particle&quot;: &quot;&quot;, &quot;given&quot;: &quot;Peter G.&quot;, &quot;suffix&quot;: &quot;&quot;, &quot;family&quot;: &quot;Zhang&quot;, &quot;parse-names&quot;: false, &quot;non-dropping-particle&quot;: &quot;&quot;}, {&quot;dropping-particle&quot;: &quot;&quot;, &quot;given&quot;: &quot;Xiaobei&quot;, &quot;suffix&quot;: &quot;&quot;, &quot;family&quot;: &quot;Zhao&quot;, &quot;parse-names&quot;: false, &quot;non-dropping-particle&quot;: &quot;&quot;}, {&quot;dropping-particle&quot;: &quot;&quot;, &quot;given&quot;: &quot;Silvia&quot;, &quot;suffix&quot;: &quot;&quot;, &quot;family&quot;: &quot;Zucchelli&quot;, &quot;parse-names&quot;: false, &quot;non-dropping-particle&quot;: &quot;&quot;}, {&quot;dropping-particle&quot;: &quot;&quot;, &quot;given&quot;: &quot;Kim M.&quot;, &quot;suffix&quot;: &quot;&quot;, &quot;family&quot;: &quot;Summers&quot;, &quot;parse-names&quot;: false, &quot;non-dropping-particle&quot;: &quot;&quot;}, {&quot;dropping-particle&quot;: &quot;&quot;, &quot;given&quot;: &quot;Harukazu&quot;, &quot;suffix&quot;: &quot;&quot;, &quot;family&quot;: &quot;Suzuki&quot;, &quot;parse-names&quot;: false, &quot;non-dropping-particle&quot;: &quot;&quot;}, {&quot;dropping-particle&quot;: &quot;&quot;, &quot;given&quot;: &quot;Carsten O.&quot;, &quot;suffix&quot;: &quot;&quot;, &quot;family&quot;: &quot;Daub&quot;, &quot;parse-names&quot;: false, &quot;non-dropping-particle&quot;: &quot;&quot;}, {&quot;dropping-particle&quot;: &quot;&quot;, &quot;given&quot;: &quot;Jun&quot;, &quot;suffix&quot;: &quot;&quot;, &quot;family&quot;: &quot;Kawai&quot;, &quot;parse-names&quot;: false, &quot;non-dropping-particle&quot;: &quot;&quot;}, {&quot;dropping-particle&quot;: &quot;&quot;, &quot;given&quot;: &quot;Peter&quot;, &quot;suffix&quot;: &quot;&quot;, &quot;family&quot;: &quot;Heutink&quot;, &quot;parse-names&quot;: false, &quot;non-dropping-particle&quot;: &quot;&quot;}, {&quot;dropping-particle&quot;: &quot;&quot;, &quot;given&quot;: &quot;Winston&quot;, &quot;suffix&quot;: &quot;&quot;, &quot;family&quot;: &quot;Hide&quot;, &quot;parse-names&quot;: false, &quot;non-dropping-particle&quot;: &quot;&quot;}, {&quot;dropping-particle&quot;: &quot;&quot;, &quot;given&quot;: &quot;Tom C.&quot;, &quot;suffix&quot;: &quot;&quot;, &quot;family&quot;: &quot;Freeman&quot;, &quot;parse-names&quot;: false, &quot;non-dropping-particle&quot;: &quot;&quot;}, {&quot;dropping-particle&quot;: &quot;&quot;, &quot;given&quot;: &quot;Boris&quot;, &quot;suffix&quot;: &quot;&quot;, &quot;family&quot;: &quot;Lenhard&quot;, &quot;parse-names&quot;: false, &quot;non-dropping-particle&quot;: &quot;&quot;}, {&quot;dropping-particle&quot;: &quot;&quot;, &quot;given&quot;: &quot;Vladimir B&quot;, &quot;suffix&quot;: &quot;&quot;, &quot;family&quot;: &quot;Bajic&quot;, &quot;parse-names&quot;: false, &quot;non-dropping-particle&quot;: &quot;&quot;}, {&quot;dropping-particle&quot;: &quot;&quot;, &quot;given&quot;: &quot;Martin S.&quot;, &quot;suffix&quot;: &quot;&quot;, &quot;family&quot;: &quot;Taylor&quot;, &quot;parse-names&quot;: false, &quot;non-dropping-particle&quot;: &quot;&quot;}, {&quot;dropping-particle&quot;: &quot;&quot;, &quot;given&quot;: &quot;Vsevolod J.&quot;, &quot;suffix&quot;: &quot;&quot;, &quot;family&quot;: &quot;Makeev&quot;, &quot;parse-names&quot;: false, &quot;non-dropping-particle&quot;: &quot;&quot;}, {&quot;dropping-particle&quot;: &quot;&quot;, &quot;given&quot;: &quot;Albin&quot;, &quot;suffix&quot;: &quot;&quot;, &quot;family&quot;: &quot;Sandelin&quot;, &quot;parse-names&quot;: false, &quot;non-dropping-particle&quot;: &quot;&quot;}, {&quot;dropping-particle&quot;: &quot;&quot;, &quot;given&quot;: &quot;David A.&quot;, &quot;suffix&quot;: &quot;&quot;, &quot;family&quot;: &quot;Hume&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Yoshihide&quot;, &quot;suffix&quot;: &quot;&quot;, &quot;family&quot;: &quot;Hayashizaki&quot;, &quot;parse-names&quot;: false, &quot;non-dropping-particle&quot;: &quot;&quot;}], &quot;page&quot;: &quot;462-70&quot;, &quot;ISSN&quot;: &quot;1476-4687&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quot;: &quot;7493&quot;}}], &quot;schema&quot;: &quot;https://github.com/citation-style-language/schema/raw/master/csl-citation.json&quot;} RNDKZbJOYLxIF"/><text:span text:style-name="T98">⁠ repositories, and represent results of </text:span><text:span text:style-name="T100">diverse</text:span><text:span text:style-name="T98"> genome-wide experimental assays on </text:span><text:span text:style-name="T100">human </text:span><text:span text:style-name="T98">primary cell types and tissues (details in Methods section). </text:span><text:span text:style-name="T99">Mi</text:span><text:span text:style-name="T98">cro RNA - gene interactions </text:span><text:span text:style-name="T99">are available </text:span><text:span text:style-name="T98">in two flavors - experimentally validated (MiRTarBase </text:span><text:reference-mark-start text:name="ADDIN CSL_CITATION {&quot;properties&quot;: {&quot;noteIndex&quot;: 0}, &quot;mendeley&quot;: {&quot;previouslyFormattedCitation&quot;: &quot;(Chou et al. 2018)&quot;, &quot;formattedCitation&quot;: &quot;(Chou et al. 2018)&quot;, &quot;plainTextFormattedCitation&quot;: &quot;(Chou et al. 2018)&quot;}, &quot;citationItems&quot;: [{&quot;uris&quot;: [&quot;http://www.mendeley.com/documents/?uuid=12ea0e76-ec37-35a5-8fa6-b721c13422b3&quot;], &quot;id&quot;: &quot;ITEM-1&quot;, &quot;itemData&quot;: {&quot;volume&quot;: &quot;46&quot;, &quot;PMID&quot;: &quot;29126174&quot;, &quot;DOI&quot;: &quot;10.1093/nar/gkx1067&quot;, &quot;publisher&quot;: &quot;Oxford University Press&quot;, &quot;container-title&quot;: &quot;Nucleic acids research&quot;, &quot;issued&quot;: {&quot;date-parts&quot;: [[&quot;2018&quot;, &quot;1&quot;, &quot;4&quot;]]}, &quot;id&quot;: &quot;ITEM-1&quot;, &quot;type&quot;: &quot;article-journal&quot;, &quot;title&quot;: &quot;miRTarBase update 2018: a resource for experimentally validated microRNA-target interactions.&quot;, &quot;author&quot;: [{&quot;dropping-particle&quot;: &quot;&quot;, &quot;given&quot;: &quot;Chih-Hung&quot;, &quot;suffix&quot;: &quot;&quot;, &quot;family&quot;: &quot;Chou&quot;, &quot;parse-names&quot;: false, &quot;non-dropping-particle&quot;: &quot;&quot;}, {&quot;dropping-particle&quot;: &quot;&quot;, &quot;given&quot;: &quot;Sirjana&quot;, &quot;suffix&quot;: &quot;&quot;, &quot;family&quot;: &quot;Shrestha&quot;, &quot;parse-names&quot;: false, &quot;non-dropping-particle&quot;: &quot;&quot;}, {&quot;dropping-particle&quot;: &quot;&quot;, &quot;given&quot;: &quot;Chi-Dung&quot;, &quot;suffix&quot;: &quot;&quot;, &quot;family&quot;: &quot;Yang&quot;, &quot;parse-names&quot;: false, &quot;non-dropping-particle&quot;: &quot;&quot;}, {&quot;dropping-particle&quot;: &quot;&quot;, &quot;given&quot;: &quot;Nai-Wen&quot;, &quot;suffix&quot;: &quot;&quot;, &quot;family&quot;: &quot;Chang&quot;, &quot;parse-names&quot;: false, &quot;non-dropping-particle&quot;: &quot;&quot;}, {&quot;dropping-particle&quot;: &quot;&quot;, &quot;given&quot;: &quot;Yu-Ling&quot;, &quot;suffix&quot;: &quot;&quot;, &quot;family&quot;: &quot;Lin&quot;, &quot;parse-names&quot;: false, &quot;non-dropping-particle&quot;: &quot;&quot;}, {&quot;dropping-particle&quot;: &quot;&quot;, &quot;given&quot;: &quot;Kuang-Wen&quot;, &quot;suffix&quot;: &quot;&quot;, &quot;family&quot;: &quot;Liao&quot;, &quot;parse-names&quot;: false, &quot;non-dropping-particle&quot;: &quot;&quot;}, {&quot;dropping-particle&quot;: &quot;&quot;, &quot;given&quot;: &quot;Wei-Chi&quot;, &quot;suffix&quot;: &quot;&quot;, &quot;family&quot;: &quot;Huang&quot;, &quot;parse-names&quot;: false, &quot;non-dropping-particle&quot;: &quot;&quot;}, {&quot;dropping-particle&quot;: &quot;&quot;, &quot;given&quot;: &quot;Ting-Hsuan&quot;, &quot;suffix&quot;: &quot;&quot;, &quot;family&quot;: &quot;Sun&quot;, &quot;parse-names&quot;: false, &quot;non-dropping-particle&quot;: &quot;&quot;}, {&quot;dropping-particle&quot;: &quot;&quot;, &quot;given&quot;: &quot;Siang-Jyun&quot;, &quot;suffix&quot;: &quot;&quot;, &quot;family&quot;: &quot;Tu&quot;, &quot;parse-names&quot;: false, &quot;non-dropping-particle&quot;: &quot;&quot;}, {&quot;dropping-particle&quot;: &quot;&quot;, &quot;given&quot;: &quot;Wei-Hsiang&quot;, &quot;suffix&quot;: &quot;&quot;, &quot;family&quot;: &quot;Lee&quot;, &quot;parse-names&quot;: false, &quot;non-dropping-particle&quot;: &quot;&quot;}, {&quot;dropping-particle&quot;: &quot;&quot;, &quot;given&quot;: &quot;Men-Yee&quot;, &quot;suffix&quot;: &quot;&quot;, &quot;family&quot;: &quot;Chiew&quot;, &quot;parse-names&quot;: false, &quot;non-dropping-particle&quot;: &quot;&quot;}, {&quot;dropping-particle&quot;: &quot;&quot;, &quot;given&quot;: &quot;Chun-San&quot;, &quot;suffix&quot;: &quot;&quot;, &quot;family&quot;: &quot;Tai&quot;, &quot;parse-names&quot;: false, &quot;non-dropping-particle&quot;: &quot;&quot;}, {&quot;dropping-particle&quot;: &quot;&quot;, &quot;given&quot;: &quot;Ting-Yen&quot;, &quot;suffix&quot;: &quot;&quot;, &quot;family&quot;: &quot;Wei&quot;, &quot;parse-names&quot;: false, &quot;non-dropping-particle&quot;: &quot;&quot;}, {&quot;dropping-particle&quot;: &quot;&quot;, &quot;given&quot;: &quot;Tzi-Ren&quot;, &quot;suffix&quot;: &quot;&quot;, &quot;family&quot;: &quot;Tsai&quot;, &quot;parse-names&quot;: false, &quot;non-dropping-particle&quot;: &quot;&quot;}, {&quot;dropping-particle&quot;: &quot;&quot;, &quot;given&quot;: &quot;Hsin-Tzu&quot;, &quot;suffix&quot;: &quot;&quot;, &quot;family&quot;: &quot;Huang&quot;, &quot;parse-names&quot;: false, &quot;non-dropping-particle&quot;: &quot;&quot;}, {&quot;dropping-particle&quot;: &quot;&quot;, &quot;given&quot;: &quot;Chung-Yu&quot;, &quot;suffix&quot;: &quot;&quot;, &quot;family&quot;: &quot;Wang&quot;, &quot;parse-names&quot;: false, &quot;non-dropping-particle&quot;: &quot;&quot;}, {&quot;dropping-particle&quot;: &quot;&quot;, &quot;given&quot;: &quot;Hsin-Yi&quot;, &quot;suffix&quot;: &quot;&quot;, &quot;family&quot;: &quot;Wu&quot;, &quot;parse-names&quot;: false, &quot;non-dropping-particle&quot;: &quot;&quot;}, {&quot;dropping-particle&quot;: &quot;&quot;, &quot;given&quot;: &quot;Shu-Yi&quot;, &quot;suffix&quot;: &quot;&quot;, &quot;family&quot;: &quot;Ho&quot;, &quot;parse-names&quot;: false, &quot;non-dropping-particle&quot;: &quot;&quot;}, {&quot;dropping-particle&quot;: &quot;&quot;, &quot;given&quot;: &quot;Pin-Rong&quot;, &quot;suffix&quot;: &quot;&quot;, &quot;family&quot;: &quot;Chen&quot;, &quot;parse-names&quot;: false, &quot;non-dropping-particle&quot;: &quot;&quot;}, {&quot;dropping-particle&quot;: &quot;&quot;, &quot;given&quot;: &quot;Cheng-Hsun&quot;, &quot;suffix&quot;: &quot;&quot;, &quot;family&quot;: &quot;Chuang&quot;, &quot;parse-names&quot;: false, &quot;non-dropping-particle&quot;: &quot;&quot;}, {&quot;dropping-particle&quot;: &quot;&quot;, &quot;given&quot;: &quot;Pei-Jung&quot;, &quot;suffix&quot;: &quot;&quot;, &quot;family&quot;: &quot;Hsieh&quot;, &quot;parse-names&quot;: false, &quot;non-dropping-particle&quot;: &quot;&quot;}, {&quot;dropping-particle&quot;: &quot;&quot;, &quot;given&quot;: &quot;Yi-Shin&quot;, &quot;suffix&quot;: &quot;&quot;, &quot;family&quot;: &quot;Wu&quot;, &quot;parse-names&quot;: false, &quot;non-dropping-particle&quot;: &quot;&quot;}, {&quot;dropping-particle&quot;: &quot;&quot;, &quot;given&quot;: &quot;Wen-Liang&quot;, &quot;suffix&quot;: &quot;&quot;, &quot;family&quot;: &quot;Chen&quot;, &quot;parse-names&quot;: false, &quot;non-dropping-particle&quot;: &quot;&quot;}, {&quot;dropping-particle&quot;: &quot;&quot;, &quot;given&quot;: &quot;Meng-Ju&quot;, &quot;suffix&quot;: &quot;&quot;, &quot;family&quot;: &quot;Li&quot;, &quot;parse-names&quot;: false, &quot;non-dropping-particle&quot;: &quot;&quot;}, {&quot;dropping-particle&quot;: &quot;&quot;, &quot;given&quot;: &quot;Yu-Chun&quot;, &quot;suffix&quot;: &quot;&quot;, &quot;family&quot;: &quot;Wu&quot;, &quot;parse-names&quot;: false, &quot;non-dropping-particle&quot;: &quot;&quot;}, {&quot;dropping-particle&quot;: &quot;&quot;, &quot;given&quot;: &quot;Xin-Yi&quot;, &quot;suffix&quot;: &quot;&quot;, &quot;family&quot;: &quot;Huang&quot;, &quot;parse-names&quot;: false, &quot;non-dropping-particle&quot;: &quot;&quot;}, {&quot;dropping-particle&quot;: &quot;&quot;, &quot;given&quot;: &quot;Fung Ling&quot;, &quot;suffix&quot;: &quot;&quot;, &quot;family&quot;: &quot;Ng&quot;, &quot;parse-names&quot;: false, &quot;non-dropping-particle&quot;: &quot;&quot;}, {&quot;dropping-particle&quot;: &quot;&quot;, &quot;given&quot;: &quot;Waradee&quot;, &quot;suffix&quot;: &quot;&quot;, &quot;family&quot;: &quot;Buddhakosai&quot;, &quot;parse-names&quot;: false, &quot;non-dropping-particle&quot;: &quot;&quot;}, {&quot;dropping-particle&quot;: &quot;&quot;, &quot;given&quot;: &quot;Pei-Chun&quot;, &quot;suffix&quot;: &quot;&quot;, &quot;family&quot;: &quot;Huang&quot;, &quot;parse-names&quot;: false, &quot;non-dropping-particle&quot;: &quot;&quot;}, {&quot;dropping-particle&quot;: &quot;&quot;, &quot;given&quot;: &quot;Kuan-Chun&quot;, &quot;suffix&quot;: &quot;&quot;, &quot;family&quot;: &quot;Lan&quot;, &quot;parse-names&quot;: false, &quot;non-dropping-particle&quot;: &quot;&quot;}, {&quot;dropping-particle&quot;: &quot;&quot;, &quot;given&quot;: &quot;Chia-Yen&quot;, &quot;suffix&quot;: &quot;&quot;, &quot;family&quot;: &quot;Huang&quot;, &quot;parse-names&quot;: false, &quot;non-dropping-particle&quot;: &quot;&quot;}, {&quot;dropping-particle&quot;: &quot;&quot;, &quot;given&quot;: &quot;Shun-Long&quot;, &quot;suffix&quot;: &quot;&quot;, &quot;family&quot;: &quot;Weng&quot;, &quot;parse-names&quot;: false, &quot;non-dropping-particle&quot;: &quot;&quot;}, {&quot;dropping-particle&quot;: &quot;&quot;, &quot;given&quot;: &quot;Yeong-Nan&quot;, &quot;suffix&quot;: &quot;&quot;, &quot;family&quot;: &quot;Cheng&quot;, &quot;parse-names&quot;: false, &quot;non-dropping-particle&quot;: &quot;&quot;}, {&quot;dropping-particle&quot;: &quot;&quot;, &quot;given&quot;: &quot;Chao&quot;, &quot;suffix&quot;: &quot;&quot;, &quot;family&quot;: &quot;Liang&quot;, &quot;parse-names&quot;: false, &quot;non-dropping-particle&quot;: &quot;&quot;}, {&quot;dropping-particle&quot;: &quot;&quot;, &quot;given&quot;: &quot;Wen-Lian&quot;, &quot;suffix&quot;: &quot;&quot;, &quot;family&quot;: &quot;Hsu&quot;, &quot;parse-names&quot;: false, &quot;non-dropping-particle&quot;: &quot;&quot;}, {&quot;dropping-particle&quot;: &quot;&quot;, &quot;given&quot;: &quot;Hsien-Da&quot;, &quot;suffix&quot;: &quot;&quot;, &quot;family&quot;: &quot;Huang&quot;, &quot;parse-names&quot;: false, &quot;non-dropping-particle&quot;: &quot;&quot;}], &quot;page&quot;: &quot;D296-D302&quot;, &quot;ISSN&quot;: &quot;1362-4962&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quot;: &quot;D1&quot;}}], &quot;schema&quot;: &quot;https://github.com/citation-style-language/schema/raw/master/csl-citation.json&quot;} RNDKlHaoQh2P6"/><text:span text:style-name="T69">(Chou et al. 2018)</text:span><text:reference-mark-end text:name="ADDIN CSL_CITATION {&quot;properties&quot;: {&quot;noteIndex&quot;: 0}, &quot;mendeley&quot;: {&quot;previouslyFormattedCitation&quot;: &quot;(Chou et al. 2018)&quot;, &quot;formattedCitation&quot;: &quot;(Chou et al. 2018)&quot;, &quot;plainTextFormattedCitation&quot;: &quot;(Chou et al. 2018)&quot;}, &quot;citationItems&quot;: [{&quot;uris&quot;: [&quot;http://www.mendeley.com/documents/?uuid=12ea0e76-ec37-35a5-8fa6-b721c13422b3&quot;], &quot;id&quot;: &quot;ITEM-1&quot;, &quot;itemData&quot;: {&quot;volume&quot;: &quot;46&quot;, &quot;PMID&quot;: &quot;29126174&quot;, &quot;DOI&quot;: &quot;10.1093/nar/gkx1067&quot;, &quot;publisher&quot;: &quot;Oxford University Press&quot;, &quot;container-title&quot;: &quot;Nucleic acids research&quot;, &quot;issued&quot;: {&quot;date-parts&quot;: [[&quot;2018&quot;, &quot;1&quot;, &quot;4&quot;]]}, &quot;id&quot;: &quot;ITEM-1&quot;, &quot;type&quot;: &quot;article-journal&quot;, &quot;title&quot;: &quot;miRTarBase update 2018: a resource for experimentally validated microRNA-target interactions.&quot;, &quot;author&quot;: [{&quot;dropping-particle&quot;: &quot;&quot;, &quot;given&quot;: &quot;Chih-Hung&quot;, &quot;suffix&quot;: &quot;&quot;, &quot;family&quot;: &quot;Chou&quot;, &quot;parse-names&quot;: false, &quot;non-dropping-particle&quot;: &quot;&quot;}, {&quot;dropping-particle&quot;: &quot;&quot;, &quot;given&quot;: &quot;Sirjana&quot;, &quot;suffix&quot;: &quot;&quot;, &quot;family&quot;: &quot;Shrestha&quot;, &quot;parse-names&quot;: false, &quot;non-dropping-particle&quot;: &quot;&quot;}, {&quot;dropping-particle&quot;: &quot;&quot;, &quot;given&quot;: &quot;Chi-Dung&quot;, &quot;suffix&quot;: &quot;&quot;, &quot;family&quot;: &quot;Yang&quot;, &quot;parse-names&quot;: false, &quot;non-dropping-particle&quot;: &quot;&quot;}, {&quot;dropping-particle&quot;: &quot;&quot;, &quot;given&quot;: &quot;Nai-Wen&quot;, &quot;suffix&quot;: &quot;&quot;, &quot;family&quot;: &quot;Chang&quot;, &quot;parse-names&quot;: false, &quot;non-dropping-particle&quot;: &quot;&quot;}, {&quot;dropping-particle&quot;: &quot;&quot;, &quot;given&quot;: &quot;Yu-Ling&quot;, &quot;suffix&quot;: &quot;&quot;, &quot;family&quot;: &quot;Lin&quot;, &quot;parse-names&quot;: false, &quot;non-dropping-particle&quot;: &quot;&quot;}, {&quot;dropping-particle&quot;: &quot;&quot;, &quot;given&quot;: &quot;Kuang-Wen&quot;, &quot;suffix&quot;: &quot;&quot;, &quot;family&quot;: &quot;Liao&quot;, &quot;parse-names&quot;: false, &quot;non-dropping-particle&quot;: &quot;&quot;}, {&quot;dropping-particle&quot;: &quot;&quot;, &quot;given&quot;: &quot;Wei-Chi&quot;, &quot;suffix&quot;: &quot;&quot;, &quot;family&quot;: &quot;Huang&quot;, &quot;parse-names&quot;: false, &quot;non-dropping-particle&quot;: &quot;&quot;}, {&quot;dropping-particle&quot;: &quot;&quot;, &quot;given&quot;: &quot;Ting-Hsuan&quot;, &quot;suffix&quot;: &quot;&quot;, &quot;family&quot;: &quot;Sun&quot;, &quot;parse-names&quot;: false, &quot;non-dropping-particle&quot;: &quot;&quot;}, {&quot;dropping-particle&quot;: &quot;&quot;, &quot;given&quot;: &quot;Siang-Jyun&quot;, &quot;suffix&quot;: &quot;&quot;, &quot;family&quot;: &quot;Tu&quot;, &quot;parse-names&quot;: false, &quot;non-dropping-particle&quot;: &quot;&quot;}, {&quot;dropping-particle&quot;: &quot;&quot;, &quot;given&quot;: &quot;Wei-Hsiang&quot;, &quot;suffix&quot;: &quot;&quot;, &quot;family&quot;: &quot;Lee&quot;, &quot;parse-names&quot;: false, &quot;non-dropping-particle&quot;: &quot;&quot;}, {&quot;dropping-particle&quot;: &quot;&quot;, &quot;given&quot;: &quot;Men-Yee&quot;, &quot;suffix&quot;: &quot;&quot;, &quot;family&quot;: &quot;Chiew&quot;, &quot;parse-names&quot;: false, &quot;non-dropping-particle&quot;: &quot;&quot;}, {&quot;dropping-particle&quot;: &quot;&quot;, &quot;given&quot;: &quot;Chun-San&quot;, &quot;suffix&quot;: &quot;&quot;, &quot;family&quot;: &quot;Tai&quot;, &quot;parse-names&quot;: false, &quot;non-dropping-particle&quot;: &quot;&quot;}, {&quot;dropping-particle&quot;: &quot;&quot;, &quot;given&quot;: &quot;Ting-Yen&quot;, &quot;suffix&quot;: &quot;&quot;, &quot;family&quot;: &quot;Wei&quot;, &quot;parse-names&quot;: false, &quot;non-dropping-particle&quot;: &quot;&quot;}, {&quot;dropping-particle&quot;: &quot;&quot;, &quot;given&quot;: &quot;Tzi-Ren&quot;, &quot;suffix&quot;: &quot;&quot;, &quot;family&quot;: &quot;Tsai&quot;, &quot;parse-names&quot;: false, &quot;non-dropping-particle&quot;: &quot;&quot;}, {&quot;dropping-particle&quot;: &quot;&quot;, &quot;given&quot;: &quot;Hsin-Tzu&quot;, &quot;suffix&quot;: &quot;&quot;, &quot;family&quot;: &quot;Huang&quot;, &quot;parse-names&quot;: false, &quot;non-dropping-particle&quot;: &quot;&quot;}, {&quot;dropping-particle&quot;: &quot;&quot;, &quot;given&quot;: &quot;Chung-Yu&quot;, &quot;suffix&quot;: &quot;&quot;, &quot;family&quot;: &quot;Wang&quot;, &quot;parse-names&quot;: false, &quot;non-dropping-particle&quot;: &quot;&quot;}, {&quot;dropping-particle&quot;: &quot;&quot;, &quot;given&quot;: &quot;Hsin-Yi&quot;, &quot;suffix&quot;: &quot;&quot;, &quot;family&quot;: &quot;Wu&quot;, &quot;parse-names&quot;: false, &quot;non-dropping-particle&quot;: &quot;&quot;}, {&quot;dropping-particle&quot;: &quot;&quot;, &quot;given&quot;: &quot;Shu-Yi&quot;, &quot;suffix&quot;: &quot;&quot;, &quot;family&quot;: &quot;Ho&quot;, &quot;parse-names&quot;: false, &quot;non-dropping-particle&quot;: &quot;&quot;}, {&quot;dropping-particle&quot;: &quot;&quot;, &quot;given&quot;: &quot;Pin-Rong&quot;, &quot;suffix&quot;: &quot;&quot;, &quot;family&quot;: &quot;Chen&quot;, &quot;parse-names&quot;: false, &quot;non-dropping-particle&quot;: &quot;&quot;}, {&quot;dropping-particle&quot;: &quot;&quot;, &quot;given&quot;: &quot;Cheng-Hsun&quot;, &quot;suffix&quot;: &quot;&quot;, &quot;family&quot;: &quot;Chuang&quot;, &quot;parse-names&quot;: false, &quot;non-dropping-particle&quot;: &quot;&quot;}, {&quot;dropping-particle&quot;: &quot;&quot;, &quot;given&quot;: &quot;Pei-Jung&quot;, &quot;suffix&quot;: &quot;&quot;, &quot;family&quot;: &quot;Hsieh&quot;, &quot;parse-names&quot;: false, &quot;non-dropping-particle&quot;: &quot;&quot;}, {&quot;dropping-particle&quot;: &quot;&quot;, &quot;given&quot;: &quot;Yi-Shin&quot;, &quot;suffix&quot;: &quot;&quot;, &quot;family&quot;: &quot;Wu&quot;, &quot;parse-names&quot;: false, &quot;non-dropping-particle&quot;: &quot;&quot;}, {&quot;dropping-particle&quot;: &quot;&quot;, &quot;given&quot;: &quot;Wen-Liang&quot;, &quot;suffix&quot;: &quot;&quot;, &quot;family&quot;: &quot;Chen&quot;, &quot;parse-names&quot;: false, &quot;non-dropping-particle&quot;: &quot;&quot;}, {&quot;dropping-particle&quot;: &quot;&quot;, &quot;given&quot;: &quot;Meng-Ju&quot;, &quot;suffix&quot;: &quot;&quot;, &quot;family&quot;: &quot;Li&quot;, &quot;parse-names&quot;: false, &quot;non-dropping-particle&quot;: &quot;&quot;}, {&quot;dropping-particle&quot;: &quot;&quot;, &quot;given&quot;: &quot;Yu-Chun&quot;, &quot;suffix&quot;: &quot;&quot;, &quot;family&quot;: &quot;Wu&quot;, &quot;parse-names&quot;: false, &quot;non-dropping-particle&quot;: &quot;&quot;}, {&quot;dropping-particle&quot;: &quot;&quot;, &quot;given&quot;: &quot;Xin-Yi&quot;, &quot;suffix&quot;: &quot;&quot;, &quot;family&quot;: &quot;Huang&quot;, &quot;parse-names&quot;: false, &quot;non-dropping-particle&quot;: &quot;&quot;}, {&quot;dropping-particle&quot;: &quot;&quot;, &quot;given&quot;: &quot;Fung Ling&quot;, &quot;suffix&quot;: &quot;&quot;, &quot;family&quot;: &quot;Ng&quot;, &quot;parse-names&quot;: false, &quot;non-dropping-particle&quot;: &quot;&quot;}, {&quot;dropping-particle&quot;: &quot;&quot;, &quot;given&quot;: &quot;Waradee&quot;, &quot;suffix&quot;: &quot;&quot;, &quot;family&quot;: &quot;Buddhakosai&quot;, &quot;parse-names&quot;: false, &quot;non-dropping-particle&quot;: &quot;&quot;}, {&quot;dropping-particle&quot;: &quot;&quot;, &quot;given&quot;: &quot;Pei-Chun&quot;, &quot;suffix&quot;: &quot;&quot;, &quot;family&quot;: &quot;Huang&quot;, &quot;parse-names&quot;: false, &quot;non-dropping-particle&quot;: &quot;&quot;}, {&quot;dropping-particle&quot;: &quot;&quot;, &quot;given&quot;: &quot;Kuan-Chun&quot;, &quot;suffix&quot;: &quot;&quot;, &quot;family&quot;: &quot;Lan&quot;, &quot;parse-names&quot;: false, &quot;non-dropping-particle&quot;: &quot;&quot;}, {&quot;dropping-particle&quot;: &quot;&quot;, &quot;given&quot;: &quot;Chia-Yen&quot;, &quot;suffix&quot;: &quot;&quot;, &quot;family&quot;: &quot;Huang&quot;, &quot;parse-names&quot;: false, &quot;non-dropping-particle&quot;: &quot;&quot;}, {&quot;dropping-particle&quot;: &quot;&quot;, &quot;given&quot;: &quot;Shun-Long&quot;, &quot;suffix&quot;: &quot;&quot;, &quot;family&quot;: &quot;Weng&quot;, &quot;parse-names&quot;: false, &quot;non-dropping-particle&quot;: &quot;&quot;}, {&quot;dropping-particle&quot;: &quot;&quot;, &quot;given&quot;: &quot;Yeong-Nan&quot;, &quot;suffix&quot;: &quot;&quot;, &quot;family&quot;: &quot;Cheng&quot;, &quot;parse-names&quot;: false, &quot;non-dropping-particle&quot;: &quot;&quot;}, {&quot;dropping-particle&quot;: &quot;&quot;, &quot;given&quot;: &quot;Chao&quot;, &quot;suffix&quot;: &quot;&quot;, &quot;family&quot;: &quot;Liang&quot;, &quot;parse-names&quot;: false, &quot;non-dropping-particle&quot;: &quot;&quot;}, {&quot;dropping-particle&quot;: &quot;&quot;, &quot;given&quot;: &quot;Wen-Lian&quot;, &quot;suffix&quot;: &quot;&quot;, &quot;family&quot;: &quot;Hsu&quot;, &quot;parse-names&quot;: false, &quot;non-dropping-particle&quot;: &quot;&quot;}, {&quot;dropping-particle&quot;: &quot;&quot;, &quot;given&quot;: &quot;Hsien-Da&quot;, &quot;suffix&quot;: &quot;&quot;, &quot;family&quot;: &quot;Huang&quot;, &quot;parse-names&quot;: false, &quot;non-dropping-particle&quot;: &quot;&quot;}], &quot;page&quot;: &quot;D296-D302&quot;, &quot;ISSN&quot;: &quot;1362-4962&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quot;: &quot;D1&quot;}}], &quot;schema&quot;: &quot;https://github.com/citation-style-language/schema/raw/master/csl-citation.json&quot;} RNDKlHaoQh2P6"/><text:span text:style-name="T99">⁠</text:span><text:span text:style-name="T98">) and predicted (MirWalk </text:span><text:reference-mark-start text:name="ADDIN CSL_CITATION {&quot;properties&quot;: {&quot;noteIndex&quot;: 0}, &quot;mendeley&quot;: {&quot;previouslyFormattedCitation&quot;: &quot;(Sticht et al. 2018)&quot;, &quot;formattedCitation&quot;: &quot;(Sticht et al. 2018)&quot;, &quot;plainTextFormattedCitation&quot;: &quot;(Sticht et al. 2018)&quot;}, &quot;citationItems&quot;: [{&quot;uris&quot;: [&quot;http://www.mendeley.com/documents/?uuid=4438e26a-0a34-3a99-b5ae-6accf5cf5e58&quot;], &quot;id&quot;: &quot;ITEM-1&quot;, &quot;itemData&quot;: {&quot;volume&quot;: &quot;13&quot;, &quot;PMID&quot;: &quot;30335862&quot;, &quot;DOI&quot;: &quot;10.1371/journal.pone.0206239&quot;, &quot;publisher&quot;: &quot;Public Library of Science&quot;, &quot;container-title&quot;: &quot;PloS one&quot;, &quot;issued&quot;: {&quot;date-parts&quot;: [[&quot;2018&quot;]]}, &quot;id&quot;: &quot;ITEM-1&quot;, &quot;type&quot;: &quot;article-journal&quot;, &quot;title&quot;: &quot;miRWalk: An online resource for prediction of microRNA binding sites.&quot;, &quot;author&quot;: [{&quot;dropping-particle&quot;: &quot;&quot;, &quot;given&quot;: &quot;Carsten&quot;, &quot;suffix&quot;: &quot;&quot;, &quot;family&quot;: &quot;Sticht&quot;, &quot;parse-names&quot;: false, &quot;non-dropping-particle&quot;: &quot;&quot;}, {&quot;dropping-particle&quot;: &quot;&quot;, &quot;given&quot;: &quot;Carolina&quot;, &quot;suffix&quot;: &quot;&quot;, &quot;family&quot;: &quot;La Torre&quot;, &quot;parse-names&quot;: false, &quot;non-dropping-particle&quot;: &quot;De&quot;}, {&quot;dropping-particle&quot;: &quot;&quot;, &quot;given&quot;: &quot;Alisha&quot;, &quot;suffix&quot;: &quot;&quot;, &quot;family&quot;: &quot;Parveen&quot;, &quot;parse-names&quot;: false, &quot;non-dropping-particle&quot;: &quot;&quot;}, {&quot;dropping-particle&quot;: &quot;&quot;, &quot;given&quot;: &quot;Norbert&quot;, &quot;suffix&quot;: &quot;&quot;, &quot;family&quot;: &quot;Gretz&quot;, &quot;parse-names&quot;: false, &quot;non-dropping-particle&quot;: &quot;&quot;}], &quot;page&quot;: &quot;e0206239&quot;, &quot;ISSN&quot;: &quot;1932-6203&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quot;: &quot;10&quot;}}], &quot;schema&quot;: &quot;https://github.com/citation-style-language/schema/raw/master/csl-citation.json&quot;} RNDXrCuZTXxVN"/><text:span text:style-name="T69">(Sticht et al. 2018)</text:span><text:reference-mark-end text:name="ADDIN CSL_CITATION {&quot;properties&quot;: {&quot;noteIndex&quot;: 0}, &quot;mendeley&quot;: {&quot;previouslyFormattedCitation&quot;: &quot;(Sticht et al. 2018)&quot;, &quot;formattedCitation&quot;: &quot;(Sticht et al. 2018)&quot;, &quot;plainTextFormattedCitation&quot;: &quot;(Sticht et al. 2018)&quot;}, &quot;citationItems&quot;: [{&quot;uris&quot;: [&quot;http://www.mendeley.com/documents/?uuid=4438e26a-0a34-3a99-b5ae-6accf5cf5e58&quot;], &quot;id&quot;: &quot;ITEM-1&quot;, &quot;itemData&quot;: {&quot;volume&quot;: &quot;13&quot;, &quot;PMID&quot;: &quot;30335862&quot;, &quot;DOI&quot;: &quot;10.1371/journal.pone.0206239&quot;, &quot;publisher&quot;: &quot;Public Library of Science&quot;, &quot;container-title&quot;: &quot;PloS one&quot;, &quot;issued&quot;: {&quot;date-parts&quot;: [[&quot;2018&quot;]]}, &quot;id&quot;: &quot;ITEM-1&quot;, &quot;type&quot;: &quot;article-journal&quot;, &quot;title&quot;: &quot;miRWalk: An online resource for prediction of microRNA binding sites.&quot;, &quot;author&quot;: [{&quot;dropping-particle&quot;: &quot;&quot;, &quot;given&quot;: &quot;Carsten&quot;, &quot;suffix&quot;: &quot;&quot;, &quot;family&quot;: &quot;Sticht&quot;, &quot;parse-names&quot;: false, &quot;non-dropping-particle&quot;: &quot;&quot;}, {&quot;dropping-particle&quot;: &quot;&quot;, &quot;given&quot;: &quot;Carolina&quot;, &quot;suffix&quot;: &quot;&quot;, &quot;family&quot;: &quot;La Torre&quot;, &quot;parse-names&quot;: false, &quot;non-dropping-particle&quot;: &quot;De&quot;}, {&quot;dropping-particle&quot;: &quot;&quot;, &quot;given&quot;: &quot;Alisha&quot;, &quot;suffix&quot;: &quot;&quot;, &quot;family&quot;: &quot;Parveen&quot;, &quot;parse-names&quot;: false, &quot;non-dropping-particle&quot;: &quot;&quot;}, {&quot;dropping-particle&quot;: &quot;&quot;, &quot;given&quot;: &quot;Norbert&quot;, &quot;suffix&quot;: &quot;&quot;, &quot;family&quot;: &quot;Gretz&quot;, &quot;parse-names&quot;: false, &quot;non-dropping-particle&quot;: &quot;&quot;}], &quot;page&quot;: &quot;e0206239&quot;, &quot;ISSN&quot;: &quot;1932-6203&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quot;: &quot;10&quot;}}], &quot;schema&quot;: &quot;https://github.com/citation-style-language/schema/raw/master/csl-citation.json&quot;} RNDXrCuZTXxVN"/><text:span text:style-name="T98">⁠). </text:span><text:span text:style-name="T100">Neither are tissue-specific, </text:span><text:span text:style-name="T101">and</text:span><text:span text:style-name="T100"> t</text:span><text:span text:style-name="T98">o </text:span><text:span text:style-name="T100">restrict </text:span><text:span text:style-name="T98">the interactions to </text:span><text:span text:style-name="T100">the target-tissues</text:span><text:span text:style-name="T98">, locali</text:span><text:span text:style-name="T100">z</text:span><text:span text:style-name="T98">ation of the mi</text:span><text:span text:style-name="T100">cro </text:span><text:span text:style-name="T98">RNA</text:span><text:span text:style-name="T111">s</text:span><text:span text:style-name="T98"> interacting with the 3’UTR</text:span><text:span text:style-name="T100">s</text:span><text:span text:style-name="T98"> of the </text:span><text:span text:style-name="T100">target-</text:span><text:span text:style-name="T98">genes </text:span><text:span text:style-name="T111">are</text:span><text:span text:style-name="T98"> filtered through </text:span><text:span text:style-name="T102">regions of </text:span><text:span text:style-name="T98">accessible chromatin </text:span><text:span text:style-name="T102">in the target-tissues</text:span><text:span text:style-name="T98">. Together, the available datasets represent a diverse set of cis- and trans- regulators </text:span><text:span text:style-name="T102">active in the target tissues, that when mutated, </text:span><text:span text:style-name="T98">could impact expression of the input genes. </text:span></text:p>
      <text:p text:style-name="P28"><text:span text:style-name="T209">Remus includes r</text:span><text:span text:style-name="T210">egulatory elements </text:span><text:span text:style-name="T209">in the final result</text:span><text:span text:style-name="T210"> based on </text:span><text:span text:style-name="T209">genomic </text:span><text:span text:style-name="T210">proximity to t</text:span><text:span text:style-name="T209">a</text:span><text:span text:style-name="T210">rget-genes </text:span><text:span text:style-name="T209">and activity status in target target tissues</text:span><text:span text:style-name="T210">. </text:span><text:span text:style-name="T209">Two modes of s</text:span><text:span text:style-name="T211">earch </text:span><text:span text:style-name="T209">were implemented. A p</text:span><text:span text:style-name="T211">ermissive search will include a regulatory region if it </text:span><text:span text:style-name="T209">is active</text:span><text:span text:style-name="T212"> </text:span><text:span text:style-name="T211">in </text:span><text:span text:style-name="T203">any</text:span><text:span text:style-name="T211"> of the selected </text:span><text:span text:style-name="T209">target</text:span><text:span text:style-name="T211"> tissues </text:span><text:span text:style-name="T214">(Fig. 1a, example 2</text:span><text:span text:style-name="T213">)</text:span><text:span text:style-name="T211">, </text:span><text:span text:style-name="T209">and a</text:span><text:span text:style-name="T211"> strict se</text:span><text:span text:style-name="T212">a</text:span><text:span text:style-name="T211">rch requires a region to </text:span><text:span text:style-name="T209">be active</text:span><text:span text:style-name="T212"> in </text:span><text:span text:style-name="T209">every </text:span><text:span text:style-name="T211">tissue of interest </text:span><text:span text:style-name="T213">(</text:span><text:span text:style-name="T214">Fig. 1a, example 3</text:span><text:span text:style-name="T213">)</text:span><text:span text:style-name="T211">.</text:span></text:p>
      <text:p text:style-name="P21"><text:span text:style-name="T25">Summary of </text:span><text:span text:style-name="T26">the </text:span><text:span text:style-name="T25">datasets</text:span></text:p>
      <text:p text:style-name="P50"><text:span text:style-name="T178">In the data preparation phase we </text:span><text:span text:style-name="T177">integrated results from 35</text:span><text:span text:style-name="T183">09</text:span><text:span text:style-name="T177"> genome-wide assays and 565 regulatory tracks (</text:span><text:span text:style-name="T192">Supplementary Tables 4 and 5</text:span><text:span text:style-name="T177">). Remus </text:span><text:span text:style-name="T179">includes</text:span><text:span text:style-name="T178"> a</text:span><text:span text:style-name="T169"> </text:span><text:span text:style-name="T171">total </text:span><text:span text:style-name="T178">of</text:span><text:span text:style-name="T164"> 179 </text:span><text:span text:style-name="T170">DNA-binding</text:span><text:span text:style-name="T164"> </text:span><text:span text:style-name="T165">tracks </text:span><text:span text:style-name="T170">(enhancers, repressors, insulators)</text:span><text:span text:style-name="T164">, </text:span><text:span text:style-name="T165">192</text:span><text:span text:style-name="T164"> promoter </text:span><text:span text:style-name="T165">tracks</text:span><text:span text:style-name="T164">, and </text:span><text:span text:style-name="T165">146</text:span><text:span text:style-name="T164"> accessible chromatin tracks, </text:span><text:span text:style-name="T166">each representing </text:span><text:span text:style-name="T178">a</text:span><text:span text:style-name="T166"> single tissue or </text:span><text:span text:style-name="T179">a </text:span><text:span text:style-name="T166">celltype </text:span><text:span text:style-name="T164">(</text:span><text:span text:style-name="T188">Fig 2a</text:span><text:span text:style-name="T164">)</text:span><text:span text:style-name="T166">.</text:span><text:span text:style-name="T164"> For 78 tissues all three types of regulatory tracks </text:span><text:span text:style-name="T169">we</text:span><text:span text:style-name="T164">r</text:span><text:span text:style-name="T165">e</text:span><text:span text:style-name="T164"> available, </text:span><text:span text:style-name="T167">and for 168 both promoters and </text:span><text:span text:style-name="T170">TF-binding sites</text:span><text:span text:style-name="T167"> </text:span><text:span text:style-name="T169">we</text:span><text:span text:style-name="T167">re present. </text:span><text:span text:style-name="T162">The datasets </text:span><text:span text:style-name="T169">we</text:span><text:span text:style-name="T162">re </text:span><text:span text:style-name="T168">largely</text:span><text:span text:style-name="T162"> com</text:span><text:span text:style-name="T163">plementary</text:span><text:span text:style-name="T162"> in terms of </text:span><text:span text:style-name="T163">types of regulatory elements they contribute</text:span><text:span text:style-name="T169">d</text:span><text:span text:style-name="T163"> </text:span><text:span text:style-name="T162">and </text:span><text:span text:style-name="T167">in terms of </text:span><text:span text:style-name="T162">covered </text:span><text:span text:style-name="T163">tissues </text:span><text:span text:style-name="T166">and cell-types </text:span><text:span text:style-name="T163">(</text:span><text:span text:style-name="T189">Fig. 2</text:span><text:span text:style-name="T190">b</text:span><text:span text:style-name="T191">cd</text:span><text:span text:style-name="T163">).</text:span><text:span text:style-name="T164"> </text:span></text:p>
      <text:p text:style-name="P23"><text:span text:style-name="T221">Due to the diverse experimental techniques used to identify the regulatory regions, t</text:span>he regulator<text:span text:style-name="T222">y</text:span> datasets differ<text:span text:style-name="T221">ed</text:span> <text:span text:style-name="T221">considerably</text:span> in terms of <text:span text:style-name="T222">feature density and individual regulatory region </text:span>characteristics. ENCODE <text:span text:style-name="T241">TF-binding sites </text:span>and SCREEN enhancer tracks contain<text:span text:style-name="T221">ed</text:span> on average 66 and <text:soft-page-break/>64k <text:span text:style-name="T239">active </text:span>regions, while FANTOM enhancer track ha<text:span text:style-name="T221">d</text:span> on average 1.<text:span text:style-name="T270">8</text:span>k such regions (<text:span text:style-name="T33">Supplementary Fig. 1</text:span>). Sizes of individual <text:span text:style-name="T241">enhancers and TF-binding sites we</text:span>re <text:span text:style-name="T222">similar across the datasets with majority spanning </text:span>250-500bp. <text:span text:style-name="T221">For promoters we also note large differences. SCREEN and FANTOM tracks had on average 62k and 12k active promoter regions per tissue, and average promoter sizes were 582 and 275</text:span><text:span text:style-name="T129">bp</text:span><text:span text:style-name="T221"> respectively. Accessible chromatin regions differed in average count per track (339k for ENCODE and 123k for SCREEN) and average sizes of individual regions (177 and 539bp; </text:span><text:span text:style-name="T38">Supplementary Fig. 1ef</text:span><text:span text:style-name="T221">),</text:span><text:span text:style-name="T129"> but the average overall span was </text:span><text:span text:style-name="T130">similar (61 and 66Mb)</text:span><text:span text:style-name="T129">.</text:span></text:p>
      <text:p text:style-name="P22"><text:span text:style-name="T220">Only a subset of the regulatory data included in Remus was available concurrently in both genome builds. FANTOM and SCREEN datasets were only available in hg19 coordinate system, and for many ENCODE tissue tracks data were provided for single genome build. C</text:span>oordinate liftover of <text:span text:style-name="T56">tracks</text:span> available only for <text:span text:style-name="T56">a </text:span>single genome build <text:span text:style-name="T56">(hg19 or hg38)</text:span>, provided extra <text:span text:style-name="T243">35kb-11Mb regions (0.3 – 46% increase; median 14%) for GRCh38 TF-binding site tracks, and additional 466kb - 61.6Mb (0.6 - 263%; median 4.4%) GRCh38 open chromatin tracks (</text:span><text:span text:style-name="T39">Supplementary Fig. 2</text:span><text:span text:style-name="T243">).</text:span></text:p>
      <text:p text:style-name="P24"><text:span text:style-name="T242">MicroRNA-gene interactions available in Remus include 380,640 miRTarBase </text:span><text:reference-mark-start text:name="ADDIN CSL_CITATION {&quot;properties&quot;: {&quot;noteIndex&quot;: 0}, &quot;mendeley&quot;: {&quot;previouslyFormattedCitation&quot;: &quot;(Chou et al. 2018)&quot;, &quot;formattedCitation&quot;: &quot;(Chou et al. 2018)&quot;, &quot;plainTextFormattedCitation&quot;: &quot;(Chou et al. 2018)&quot;}, &quot;citationItems&quot;: [{&quot;uris&quot;: [&quot;http://www.mendeley.com/documents/?uuid=12ea0e76-ec37-35a5-8fa6-b721c13422b3&quot;], &quot;id&quot;: &quot;ITEM-1&quot;, &quot;itemData&quot;: {&quot;volume&quot;: &quot;46&quot;, &quot;PMID&quot;: &quot;29126174&quot;, &quot;DOI&quot;: &quot;10.1093/nar/gkx1067&quot;, &quot;publisher&quot;: &quot;Oxford University Press&quot;, &quot;container-title&quot;: &quot;Nucleic acids research&quot;, &quot;issued&quot;: {&quot;date-parts&quot;: [[&quot;2018&quot;, &quot;1&quot;, &quot;4&quot;]]}, &quot;id&quot;: &quot;ITEM-1&quot;, &quot;type&quot;: &quot;article-journal&quot;, &quot;title&quot;: &quot;miRTarBase update 2018: a resource for experimentally validated microRNA-target interactions.&quot;, &quot;author&quot;: [{&quot;dropping-particle&quot;: &quot;&quot;, &quot;given&quot;: &quot;Chih-Hung&quot;, &quot;suffix&quot;: &quot;&quot;, &quot;family&quot;: &quot;Chou&quot;, &quot;parse-names&quot;: false, &quot;non-dropping-particle&quot;: &quot;&quot;}, {&quot;dropping-particle&quot;: &quot;&quot;, &quot;given&quot;: &quot;Sirjana&quot;, &quot;suffix&quot;: &quot;&quot;, &quot;family&quot;: &quot;Shrestha&quot;, &quot;parse-names&quot;: false, &quot;non-dropping-particle&quot;: &quot;&quot;}, {&quot;dropping-particle&quot;: &quot;&quot;, &quot;given&quot;: &quot;Chi-Dung&quot;, &quot;suffix&quot;: &quot;&quot;, &quot;family&quot;: &quot;Yang&quot;, &quot;parse-names&quot;: false, &quot;non-dropping-particle&quot;: &quot;&quot;}, {&quot;dropping-particle&quot;: &quot;&quot;, &quot;given&quot;: &quot;Nai-Wen&quot;, &quot;suffix&quot;: &quot;&quot;, &quot;family&quot;: &quot;Chang&quot;, &quot;parse-names&quot;: false, &quot;non-dropping-particle&quot;: &quot;&quot;}, {&quot;dropping-particle&quot;: &quot;&quot;, &quot;given&quot;: &quot;Yu-Ling&quot;, &quot;suffix&quot;: &quot;&quot;, &quot;family&quot;: &quot;Lin&quot;, &quot;parse-names&quot;: false, &quot;non-dropping-particle&quot;: &quot;&quot;}, {&quot;dropping-particle&quot;: &quot;&quot;, &quot;given&quot;: &quot;Kuang-Wen&quot;, &quot;suffix&quot;: &quot;&quot;, &quot;family&quot;: &quot;Liao&quot;, &quot;parse-names&quot;: false, &quot;non-dropping-particle&quot;: &quot;&quot;}, {&quot;dropping-particle&quot;: &quot;&quot;, &quot;given&quot;: &quot;Wei-Chi&quot;, &quot;suffix&quot;: &quot;&quot;, &quot;family&quot;: &quot;Huang&quot;, &quot;parse-names&quot;: false, &quot;non-dropping-particle&quot;: &quot;&quot;}, {&quot;dropping-particle&quot;: &quot;&quot;, &quot;given&quot;: &quot;Ting-Hsuan&quot;, &quot;suffix&quot;: &quot;&quot;, &quot;family&quot;: &quot;Sun&quot;, &quot;parse-names&quot;: false, &quot;non-dropping-particle&quot;: &quot;&quot;}, {&quot;dropping-particle&quot;: &quot;&quot;, &quot;given&quot;: &quot;Siang-Jyun&quot;, &quot;suffix&quot;: &quot;&quot;, &quot;family&quot;: &quot;Tu&quot;, &quot;parse-names&quot;: false, &quot;non-dropping-particle&quot;: &quot;&quot;}, {&quot;dropping-particle&quot;: &quot;&quot;, &quot;given&quot;: &quot;Wei-Hsiang&quot;, &quot;suffix&quot;: &quot;&quot;, &quot;family&quot;: &quot;Lee&quot;, &quot;parse-names&quot;: false, &quot;non-dropping-particle&quot;: &quot;&quot;}, {&quot;dropping-particle&quot;: &quot;&quot;, &quot;given&quot;: &quot;Men-Yee&quot;, &quot;suffix&quot;: &quot;&quot;, &quot;family&quot;: &quot;Chiew&quot;, &quot;parse-names&quot;: false, &quot;non-dropping-particle&quot;: &quot;&quot;}, {&quot;dropping-particle&quot;: &quot;&quot;, &quot;given&quot;: &quot;Chun-San&quot;, &quot;suffix&quot;: &quot;&quot;, &quot;family&quot;: &quot;Tai&quot;, &quot;parse-names&quot;: false, &quot;non-dropping-particle&quot;: &quot;&quot;}, {&quot;dropping-particle&quot;: &quot;&quot;, &quot;given&quot;: &quot;Ting-Yen&quot;, &quot;suffix&quot;: &quot;&quot;, &quot;family&quot;: &quot;Wei&quot;, &quot;parse-names&quot;: false, &quot;non-dropping-particle&quot;: &quot;&quot;}, {&quot;dropping-particle&quot;: &quot;&quot;, &quot;given&quot;: &quot;Tzi-Ren&quot;, &quot;suffix&quot;: &quot;&quot;, &quot;family&quot;: &quot;Tsai&quot;, &quot;parse-names&quot;: false, &quot;non-dropping-particle&quot;: &quot;&quot;}, {&quot;dropping-particle&quot;: &quot;&quot;, &quot;given&quot;: &quot;Hsin-Tzu&quot;, &quot;suffix&quot;: &quot;&quot;, &quot;family&quot;: &quot;Huang&quot;, &quot;parse-names&quot;: false, &quot;non-dropping-particle&quot;: &quot;&quot;}, {&quot;dropping-particle&quot;: &quot;&quot;, &quot;given&quot;: &quot;Chung-Yu&quot;, &quot;suffix&quot;: &quot;&quot;, &quot;family&quot;: &quot;Wang&quot;, &quot;parse-names&quot;: false, &quot;non-dropping-particle&quot;: &quot;&quot;}, {&quot;dropping-particle&quot;: &quot;&quot;, &quot;given&quot;: &quot;Hsin-Yi&quot;, &quot;suffix&quot;: &quot;&quot;, &quot;family&quot;: &quot;Wu&quot;, &quot;parse-names&quot;: false, &quot;non-dropping-particle&quot;: &quot;&quot;}, {&quot;dropping-particle&quot;: &quot;&quot;, &quot;given&quot;: &quot;Shu-Yi&quot;, &quot;suffix&quot;: &quot;&quot;, &quot;family&quot;: &quot;Ho&quot;, &quot;parse-names&quot;: false, &quot;non-dropping-particle&quot;: &quot;&quot;}, {&quot;dropping-particle&quot;: &quot;&quot;, &quot;given&quot;: &quot;Pin-Rong&quot;, &quot;suffix&quot;: &quot;&quot;, &quot;family&quot;: &quot;Chen&quot;, &quot;parse-names&quot;: false, &quot;non-dropping-particle&quot;: &quot;&quot;}, {&quot;dropping-particle&quot;: &quot;&quot;, &quot;given&quot;: &quot;Cheng-Hsun&quot;, &quot;suffix&quot;: &quot;&quot;, &quot;family&quot;: &quot;Chuang&quot;, &quot;parse-names&quot;: false, &quot;non-dropping-particle&quot;: &quot;&quot;}, {&quot;dropping-particle&quot;: &quot;&quot;, &quot;given&quot;: &quot;Pei-Jung&quot;, &quot;suffix&quot;: &quot;&quot;, &quot;family&quot;: &quot;Hsieh&quot;, &quot;parse-names&quot;: false, &quot;non-dropping-particle&quot;: &quot;&quot;}, {&quot;dropping-particle&quot;: &quot;&quot;, &quot;given&quot;: &quot;Yi-Shin&quot;, &quot;suffix&quot;: &quot;&quot;, &quot;family&quot;: &quot;Wu&quot;, &quot;parse-names&quot;: false, &quot;non-dropping-particle&quot;: &quot;&quot;}, {&quot;dropping-particle&quot;: &quot;&quot;, &quot;given&quot;: &quot;Wen-Liang&quot;, &quot;suffix&quot;: &quot;&quot;, &quot;family&quot;: &quot;Chen&quot;, &quot;parse-names&quot;: false, &quot;non-dropping-particle&quot;: &quot;&quot;}, {&quot;dropping-particle&quot;: &quot;&quot;, &quot;given&quot;: &quot;Meng-Ju&quot;, &quot;suffix&quot;: &quot;&quot;, &quot;family&quot;: &quot;Li&quot;, &quot;parse-names&quot;: false, &quot;non-dropping-particle&quot;: &quot;&quot;}, {&quot;dropping-particle&quot;: &quot;&quot;, &quot;given&quot;: &quot;Yu-Chun&quot;, &quot;suffix&quot;: &quot;&quot;, &quot;family&quot;: &quot;Wu&quot;, &quot;parse-names&quot;: false, &quot;non-dropping-particle&quot;: &quot;&quot;}, {&quot;dropping-particle&quot;: &quot;&quot;, &quot;given&quot;: &quot;Xin-Yi&quot;, &quot;suffix&quot;: &quot;&quot;, &quot;family&quot;: &quot;Huang&quot;, &quot;parse-names&quot;: false, &quot;non-dropping-particle&quot;: &quot;&quot;}, {&quot;dropping-particle&quot;: &quot;&quot;, &quot;given&quot;: &quot;Fung Ling&quot;, &quot;suffix&quot;: &quot;&quot;, &quot;family&quot;: &quot;Ng&quot;, &quot;parse-names&quot;: false, &quot;non-dropping-particle&quot;: &quot;&quot;}, {&quot;dropping-particle&quot;: &quot;&quot;, &quot;given&quot;: &quot;Waradee&quot;, &quot;suffix&quot;: &quot;&quot;, &quot;family&quot;: &quot;Buddhakosai&quot;, &quot;parse-names&quot;: false, &quot;non-dropping-particle&quot;: &quot;&quot;}, {&quot;dropping-particle&quot;: &quot;&quot;, &quot;given&quot;: &quot;Pei-Chun&quot;, &quot;suffix&quot;: &quot;&quot;, &quot;family&quot;: &quot;Huang&quot;, &quot;parse-names&quot;: false, &quot;non-dropping-particle&quot;: &quot;&quot;}, {&quot;dropping-particle&quot;: &quot;&quot;, &quot;given&quot;: &quot;Kuan-Chun&quot;, &quot;suffix&quot;: &quot;&quot;, &quot;family&quot;: &quot;Lan&quot;, &quot;parse-names&quot;: false, &quot;non-dropping-particle&quot;: &quot;&quot;}, {&quot;dropping-particle&quot;: &quot;&quot;, &quot;given&quot;: &quot;Chia-Yen&quot;, &quot;suffix&quot;: &quot;&quot;, &quot;family&quot;: &quot;Huang&quot;, &quot;parse-names&quot;: false, &quot;non-dropping-particle&quot;: &quot;&quot;}, {&quot;dropping-particle&quot;: &quot;&quot;, &quot;given&quot;: &quot;Shun-Long&quot;, &quot;suffix&quot;: &quot;&quot;, &quot;family&quot;: &quot;Weng&quot;, &quot;parse-names&quot;: false, &quot;non-dropping-particle&quot;: &quot;&quot;}, {&quot;dropping-particle&quot;: &quot;&quot;, &quot;given&quot;: &quot;Yeong-Nan&quot;, &quot;suffix&quot;: &quot;&quot;, &quot;family&quot;: &quot;Cheng&quot;, &quot;parse-names&quot;: false, &quot;non-dropping-particle&quot;: &quot;&quot;}, {&quot;dropping-particle&quot;: &quot;&quot;, &quot;given&quot;: &quot;Chao&quot;, &quot;suffix&quot;: &quot;&quot;, &quot;family&quot;: &quot;Liang&quot;, &quot;parse-names&quot;: false, &quot;non-dropping-particle&quot;: &quot;&quot;}, {&quot;dropping-particle&quot;: &quot;&quot;, &quot;given&quot;: &quot;Wen-Lian&quot;, &quot;suffix&quot;: &quot;&quot;, &quot;family&quot;: &quot;Hsu&quot;, &quot;parse-names&quot;: false, &quot;non-dropping-particle&quot;: &quot;&quot;}, {&quot;dropping-particle&quot;: &quot;&quot;, &quot;given&quot;: &quot;Hsien-Da&quot;, &quot;suffix&quot;: &quot;&quot;, &quot;family&quot;: &quot;Huang&quot;, &quot;parse-names&quot;: false, &quot;non-dropping-particle&quot;: &quot;&quot;}], &quot;page&quot;: &quot;D296-D302&quot;, &quot;ISSN&quot;: &quot;1362-4962&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quot;: &quot;D1&quot;}}], &quot;schema&quot;: &quot;https://github.com/citation-style-language/schema/raw/master/csl-citation.json&quot;} RND318M526vvK"/><text:span text:style-name="T77">(Chou et al. 2018)</text:span><text:reference-mark-end text:name="ADDIN CSL_CITATION {&quot;properties&quot;: {&quot;noteIndex&quot;: 0}, &quot;mendeley&quot;: {&quot;previouslyFormattedCitation&quot;: &quot;(Chou et al. 2018)&quot;, &quot;formattedCitation&quot;: &quot;(Chou et al. 2018)&quot;, &quot;plainTextFormattedCitation&quot;: &quot;(Chou et al. 2018)&quot;}, &quot;citationItems&quot;: [{&quot;uris&quot;: [&quot;http://www.mendeley.com/documents/?uuid=12ea0e76-ec37-35a5-8fa6-b721c13422b3&quot;], &quot;id&quot;: &quot;ITEM-1&quot;, &quot;itemData&quot;: {&quot;volume&quot;: &quot;46&quot;, &quot;PMID&quot;: &quot;29126174&quot;, &quot;DOI&quot;: &quot;10.1093/nar/gkx1067&quot;, &quot;publisher&quot;: &quot;Oxford University Press&quot;, &quot;container-title&quot;: &quot;Nucleic acids research&quot;, &quot;issued&quot;: {&quot;date-parts&quot;: [[&quot;2018&quot;, &quot;1&quot;, &quot;4&quot;]]}, &quot;id&quot;: &quot;ITEM-1&quot;, &quot;type&quot;: &quot;article-journal&quot;, &quot;title&quot;: &quot;miRTarBase update 2018: a resource for experimentally validated microRNA-target interactions.&quot;, &quot;author&quot;: [{&quot;dropping-particle&quot;: &quot;&quot;, &quot;given&quot;: &quot;Chih-Hung&quot;, &quot;suffix&quot;: &quot;&quot;, &quot;family&quot;: &quot;Chou&quot;, &quot;parse-names&quot;: false, &quot;non-dropping-particle&quot;: &quot;&quot;}, {&quot;dropping-particle&quot;: &quot;&quot;, &quot;given&quot;: &quot;Sirjana&quot;, &quot;suffix&quot;: &quot;&quot;, &quot;family&quot;: &quot;Shrestha&quot;, &quot;parse-names&quot;: false, &quot;non-dropping-particle&quot;: &quot;&quot;}, {&quot;dropping-particle&quot;: &quot;&quot;, &quot;given&quot;: &quot;Chi-Dung&quot;, &quot;suffix&quot;: &quot;&quot;, &quot;family&quot;: &quot;Yang&quot;, &quot;parse-names&quot;: false, &quot;non-dropping-particle&quot;: &quot;&quot;}, {&quot;dropping-particle&quot;: &quot;&quot;, &quot;given&quot;: &quot;Nai-Wen&quot;, &quot;suffix&quot;: &quot;&quot;, &quot;family&quot;: &quot;Chang&quot;, &quot;parse-names&quot;: false, &quot;non-dropping-particle&quot;: &quot;&quot;}, {&quot;dropping-particle&quot;: &quot;&quot;, &quot;given&quot;: &quot;Yu-Ling&quot;, &quot;suffix&quot;: &quot;&quot;, &quot;family&quot;: &quot;Lin&quot;, &quot;parse-names&quot;: false, &quot;non-dropping-particle&quot;: &quot;&quot;}, {&quot;dropping-particle&quot;: &quot;&quot;, &quot;given&quot;: &quot;Kuang-Wen&quot;, &quot;suffix&quot;: &quot;&quot;, &quot;family&quot;: &quot;Liao&quot;, &quot;parse-names&quot;: false, &quot;non-dropping-particle&quot;: &quot;&quot;}, {&quot;dropping-particle&quot;: &quot;&quot;, &quot;given&quot;: &quot;Wei-Chi&quot;, &quot;suffix&quot;: &quot;&quot;, &quot;family&quot;: &quot;Huang&quot;, &quot;parse-names&quot;: false, &quot;non-dropping-particle&quot;: &quot;&quot;}, {&quot;dropping-particle&quot;: &quot;&quot;, &quot;given&quot;: &quot;Ting-Hsuan&quot;, &quot;suffix&quot;: &quot;&quot;, &quot;family&quot;: &quot;Sun&quot;, &quot;parse-names&quot;: false, &quot;non-dropping-particle&quot;: &quot;&quot;}, {&quot;dropping-particle&quot;: &quot;&quot;, &quot;given&quot;: &quot;Siang-Jyun&quot;, &quot;suffix&quot;: &quot;&quot;, &quot;family&quot;: &quot;Tu&quot;, &quot;parse-names&quot;: false, &quot;non-dropping-particle&quot;: &quot;&quot;}, {&quot;dropping-particle&quot;: &quot;&quot;, &quot;given&quot;: &quot;Wei-Hsiang&quot;, &quot;suffix&quot;: &quot;&quot;, &quot;family&quot;: &quot;Lee&quot;, &quot;parse-names&quot;: false, &quot;non-dropping-particle&quot;: &quot;&quot;}, {&quot;dropping-particle&quot;: &quot;&quot;, &quot;given&quot;: &quot;Men-Yee&quot;, &quot;suffix&quot;: &quot;&quot;, &quot;family&quot;: &quot;Chiew&quot;, &quot;parse-names&quot;: false, &quot;non-dropping-particle&quot;: &quot;&quot;}, {&quot;dropping-particle&quot;: &quot;&quot;, &quot;given&quot;: &quot;Chun-San&quot;, &quot;suffix&quot;: &quot;&quot;, &quot;family&quot;: &quot;Tai&quot;, &quot;parse-names&quot;: false, &quot;non-dropping-particle&quot;: &quot;&quot;}, {&quot;dropping-particle&quot;: &quot;&quot;, &quot;given&quot;: &quot;Ting-Yen&quot;, &quot;suffix&quot;: &quot;&quot;, &quot;family&quot;: &quot;Wei&quot;, &quot;parse-names&quot;: false, &quot;non-dropping-particle&quot;: &quot;&quot;}, {&quot;dropping-particle&quot;: &quot;&quot;, &quot;given&quot;: &quot;Tzi-Ren&quot;, &quot;suffix&quot;: &quot;&quot;, &quot;family&quot;: &quot;Tsai&quot;, &quot;parse-names&quot;: false, &quot;non-dropping-particle&quot;: &quot;&quot;}, {&quot;dropping-particle&quot;: &quot;&quot;, &quot;given&quot;: &quot;Hsin-Tzu&quot;, &quot;suffix&quot;: &quot;&quot;, &quot;family&quot;: &quot;Huang&quot;, &quot;parse-names&quot;: false, &quot;non-dropping-particle&quot;: &quot;&quot;}, {&quot;dropping-particle&quot;: &quot;&quot;, &quot;given&quot;: &quot;Chung-Yu&quot;, &quot;suffix&quot;: &quot;&quot;, &quot;family&quot;: &quot;Wang&quot;, &quot;parse-names&quot;: false, &quot;non-dropping-particle&quot;: &quot;&quot;}, {&quot;dropping-particle&quot;: &quot;&quot;, &quot;given&quot;: &quot;Hsin-Yi&quot;, &quot;suffix&quot;: &quot;&quot;, &quot;family&quot;: &quot;Wu&quot;, &quot;parse-names&quot;: false, &quot;non-dropping-particle&quot;: &quot;&quot;}, {&quot;dropping-particle&quot;: &quot;&quot;, &quot;given&quot;: &quot;Shu-Yi&quot;, &quot;suffix&quot;: &quot;&quot;, &quot;family&quot;: &quot;Ho&quot;, &quot;parse-names&quot;: false, &quot;non-dropping-particle&quot;: &quot;&quot;}, {&quot;dropping-particle&quot;: &quot;&quot;, &quot;given&quot;: &quot;Pin-Rong&quot;, &quot;suffix&quot;: &quot;&quot;, &quot;family&quot;: &quot;Chen&quot;, &quot;parse-names&quot;: false, &quot;non-dropping-particle&quot;: &quot;&quot;}, {&quot;dropping-particle&quot;: &quot;&quot;, &quot;given&quot;: &quot;Cheng-Hsun&quot;, &quot;suffix&quot;: &quot;&quot;, &quot;family&quot;: &quot;Chuang&quot;, &quot;parse-names&quot;: false, &quot;non-dropping-particle&quot;: &quot;&quot;}, {&quot;dropping-particle&quot;: &quot;&quot;, &quot;given&quot;: &quot;Pei-Jung&quot;, &quot;suffix&quot;: &quot;&quot;, &quot;family&quot;: &quot;Hsieh&quot;, &quot;parse-names&quot;: false, &quot;non-dropping-particle&quot;: &quot;&quot;}, {&quot;dropping-particle&quot;: &quot;&quot;, &quot;given&quot;: &quot;Yi-Shin&quot;, &quot;suffix&quot;: &quot;&quot;, &quot;family&quot;: &quot;Wu&quot;, &quot;parse-names&quot;: false, &quot;non-dropping-particle&quot;: &quot;&quot;}, {&quot;dropping-particle&quot;: &quot;&quot;, &quot;given&quot;: &quot;Wen-Liang&quot;, &quot;suffix&quot;: &quot;&quot;, &quot;family&quot;: &quot;Chen&quot;, &quot;parse-names&quot;: false, &quot;non-dropping-particle&quot;: &quot;&quot;}, {&quot;dropping-particle&quot;: &quot;&quot;, &quot;given&quot;: &quot;Meng-Ju&quot;, &quot;suffix&quot;: &quot;&quot;, &quot;family&quot;: &quot;Li&quot;, &quot;parse-names&quot;: false, &quot;non-dropping-particle&quot;: &quot;&quot;}, {&quot;dropping-particle&quot;: &quot;&quot;, &quot;given&quot;: &quot;Yu-Chun&quot;, &quot;suffix&quot;: &quot;&quot;, &quot;family&quot;: &quot;Wu&quot;, &quot;parse-names&quot;: false, &quot;non-dropping-particle&quot;: &quot;&quot;}, {&quot;dropping-particle&quot;: &quot;&quot;, &quot;given&quot;: &quot;Xin-Yi&quot;, &quot;suffix&quot;: &quot;&quot;, &quot;family&quot;: &quot;Huang&quot;, &quot;parse-names&quot;: false, &quot;non-dropping-particle&quot;: &quot;&quot;}, {&quot;dropping-particle&quot;: &quot;&quot;, &quot;given&quot;: &quot;Fung Ling&quot;, &quot;suffix&quot;: &quot;&quot;, &quot;family&quot;: &quot;Ng&quot;, &quot;parse-names&quot;: false, &quot;non-dropping-particle&quot;: &quot;&quot;}, {&quot;dropping-particle&quot;: &quot;&quot;, &quot;given&quot;: &quot;Waradee&quot;, &quot;suffix&quot;: &quot;&quot;, &quot;family&quot;: &quot;Buddhakosai&quot;, &quot;parse-names&quot;: false, &quot;non-dropping-particle&quot;: &quot;&quot;}, {&quot;dropping-particle&quot;: &quot;&quot;, &quot;given&quot;: &quot;Pei-Chun&quot;, &quot;suffix&quot;: &quot;&quot;, &quot;family&quot;: &quot;Huang&quot;, &quot;parse-names&quot;: false, &quot;non-dropping-particle&quot;: &quot;&quot;}, {&quot;dropping-particle&quot;: &quot;&quot;, &quot;given&quot;: &quot;Kuan-Chun&quot;, &quot;suffix&quot;: &quot;&quot;, &quot;family&quot;: &quot;Lan&quot;, &quot;parse-names&quot;: false, &quot;non-dropping-particle&quot;: &quot;&quot;}, {&quot;dropping-particle&quot;: &quot;&quot;, &quot;given&quot;: &quot;Chia-Yen&quot;, &quot;suffix&quot;: &quot;&quot;, &quot;family&quot;: &quot;Huang&quot;, &quot;parse-names&quot;: false, &quot;non-dropping-particle&quot;: &quot;&quot;}, {&quot;dropping-particle&quot;: &quot;&quot;, &quot;given&quot;: &quot;Shun-Long&quot;, &quot;suffix&quot;: &quot;&quot;, &quot;family&quot;: &quot;Weng&quot;, &quot;parse-names&quot;: false, &quot;non-dropping-particle&quot;: &quot;&quot;}, {&quot;dropping-particle&quot;: &quot;&quot;, &quot;given&quot;: &quot;Yeong-Nan&quot;, &quot;suffix&quot;: &quot;&quot;, &quot;family&quot;: &quot;Cheng&quot;, &quot;parse-names&quot;: false, &quot;non-dropping-particle&quot;: &quot;&quot;}, {&quot;dropping-particle&quot;: &quot;&quot;, &quot;given&quot;: &quot;Chao&quot;, &quot;suffix&quot;: &quot;&quot;, &quot;family&quot;: &quot;Liang&quot;, &quot;parse-names&quot;: false, &quot;non-dropping-particle&quot;: &quot;&quot;}, {&quot;dropping-particle&quot;: &quot;&quot;, &quot;given&quot;: &quot;Wen-Lian&quot;, &quot;suffix&quot;: &quot;&quot;, &quot;family&quot;: &quot;Hsu&quot;, &quot;parse-names&quot;: false, &quot;non-dropping-particle&quot;: &quot;&quot;}, {&quot;dropping-particle&quot;: &quot;&quot;, &quot;given&quot;: &quot;Hsien-Da&quot;, &quot;suffix&quot;: &quot;&quot;, &quot;family&quot;: &quot;Huang&quot;, &quot;parse-names&quot;: false, &quot;non-dropping-particle&quot;: &quot;&quot;}], &quot;page&quot;: &quot;D296-D302&quot;, &quot;ISSN&quot;: &quot;1362-4962&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quot;: &quot;D1&quot;}}], &quot;schema&quot;: &quot;https://github.com/citation-style-language/schema/raw/master/csl-citation.json&quot;} RND318M526vvK"/><text:span text:style-name="T242">⁠ records with experimental evidence, mapped for 2,600 human micro RNAs and their 15,065 target genes. On average each miRNA targets 146 genes (1 to 2,627; median 94) and a single gene is targeted by 25 miRNAs (1-359; median 14). A database of computationally predicted miRNA- target interactions from miRWalk </text:span><text:reference-mark-start text:name="ADDIN CSL_CITATION {&quot;properties&quot;: {&quot;noteIndex&quot;: 0}, &quot;mendeley&quot;: {&quot;previouslyFormattedCitation&quot;: &quot;(Sticht et al. 2018)&quot;, &quot;formattedCitation&quot;: &quot;(Sticht et al. 2018)&quot;, &quot;plainTextFormattedCitation&quot;: &quot;(Sticht et al. 2018)&quot;}, &quot;citationItems&quot;: [{&quot;uris&quot;: [&quot;http://www.mendeley.com/documents/?uuid=4438e26a-0a34-3a99-b5ae-6accf5cf5e58&quot;], &quot;id&quot;: &quot;ITEM-1&quot;, &quot;itemData&quot;: {&quot;volume&quot;: &quot;13&quot;, &quot;PMID&quot;: &quot;30335862&quot;, &quot;DOI&quot;: &quot;10.1371/journal.pone.0206239&quot;, &quot;publisher&quot;: &quot;Public Library of Science&quot;, &quot;container-title&quot;: &quot;PloS one&quot;, &quot;issued&quot;: {&quot;date-parts&quot;: [[&quot;2018&quot;]]}, &quot;id&quot;: &quot;ITEM-1&quot;, &quot;type&quot;: &quot;article-journal&quot;, &quot;title&quot;: &quot;miRWalk: An online resource for prediction of microRNA binding sites.&quot;, &quot;author&quot;: [{&quot;dropping-particle&quot;: &quot;&quot;, &quot;given&quot;: &quot;Carsten&quot;, &quot;suffix&quot;: &quot;&quot;, &quot;family&quot;: &quot;Sticht&quot;, &quot;parse-names&quot;: false, &quot;non-dropping-particle&quot;: &quot;&quot;}, {&quot;dropping-particle&quot;: &quot;&quot;, &quot;given&quot;: &quot;Carolina&quot;, &quot;suffix&quot;: &quot;&quot;, &quot;family&quot;: &quot;La Torre&quot;, &quot;parse-names&quot;: false, &quot;non-dropping-particle&quot;: &quot;De&quot;}, {&quot;dropping-particle&quot;: &quot;&quot;, &quot;given&quot;: &quot;Alisha&quot;, &quot;suffix&quot;: &quot;&quot;, &quot;family&quot;: &quot;Parveen&quot;, &quot;parse-names&quot;: false, &quot;non-dropping-particle&quot;: &quot;&quot;}, {&quot;dropping-particle&quot;: &quot;&quot;, &quot;given&quot;: &quot;Norbert&quot;, &quot;suffix&quot;: &quot;&quot;, &quot;family&quot;: &quot;Gretz&quot;, &quot;parse-names&quot;: false, &quot;non-dropping-particle&quot;: &quot;&quot;}], &quot;page&quot;: &quot;e0206239&quot;, &quot;ISSN&quot;: &quot;1932-6203&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quot;: &quot;10&quot;}}], &quot;schema&quot;: &quot;https://github.com/citation-style-language/schema/raw/master/csl-citation.json&quot;} RNDW2G6tO5MGd"/><text:span text:style-name="T77">(Sticht et al. 2018)</text:span><text:reference-mark-end text:name="ADDIN CSL_CITATION {&quot;properties&quot;: {&quot;noteIndex&quot;: 0}, &quot;mendeley&quot;: {&quot;previouslyFormattedCitation&quot;: &quot;(Sticht et al. 2018)&quot;, &quot;formattedCitation&quot;: &quot;(Sticht et al. 2018)&quot;, &quot;plainTextFormattedCitation&quot;: &quot;(Sticht et al. 2018)&quot;}, &quot;citationItems&quot;: [{&quot;uris&quot;: [&quot;http://www.mendeley.com/documents/?uuid=4438e26a-0a34-3a99-b5ae-6accf5cf5e58&quot;], &quot;id&quot;: &quot;ITEM-1&quot;, &quot;itemData&quot;: {&quot;volume&quot;: &quot;13&quot;, &quot;PMID&quot;: &quot;30335862&quot;, &quot;DOI&quot;: &quot;10.1371/journal.pone.0206239&quot;, &quot;publisher&quot;: &quot;Public Library of Science&quot;, &quot;container-title&quot;: &quot;PloS one&quot;, &quot;issued&quot;: {&quot;date-parts&quot;: [[&quot;2018&quot;]]}, &quot;id&quot;: &quot;ITEM-1&quot;, &quot;type&quot;: &quot;article-journal&quot;, &quot;title&quot;: &quot;miRWalk: An online resource for prediction of microRNA binding sites.&quot;, &quot;author&quot;: [{&quot;dropping-particle&quot;: &quot;&quot;, &quot;given&quot;: &quot;Carsten&quot;, &quot;suffix&quot;: &quot;&quot;, &quot;family&quot;: &quot;Sticht&quot;, &quot;parse-names&quot;: false, &quot;non-dropping-particle&quot;: &quot;&quot;}, {&quot;dropping-particle&quot;: &quot;&quot;, &quot;given&quot;: &quot;Carolina&quot;, &quot;suffix&quot;: &quot;&quot;, &quot;family&quot;: &quot;La Torre&quot;, &quot;parse-names&quot;: false, &quot;non-dropping-particle&quot;: &quot;De&quot;}, {&quot;dropping-particle&quot;: &quot;&quot;, &quot;given&quot;: &quot;Alisha&quot;, &quot;suffix&quot;: &quot;&quot;, &quot;family&quot;: &quot;Parveen&quot;, &quot;parse-names&quot;: false, &quot;non-dropping-particle&quot;: &quot;&quot;}, {&quot;dropping-particle&quot;: &quot;&quot;, &quot;given&quot;: &quot;Norbert&quot;, &quot;suffix&quot;: &quot;&quot;, &quot;family&quot;: &quot;Gretz&quot;, &quot;parse-names&quot;: false, &quot;non-dropping-particle&quot;: &quot;&quot;}], &quot;page&quot;: &quot;e0206239&quot;, &quot;ISSN&quot;: &quot;1932-6203&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quot;: &quot;10&quot;}}], &quot;schema&quot;: &quot;https://github.com/citation-style-language/schema/raw/master/csl-citation.json&quot;} RNDW2G6tO5MGd"/><text:span text:style-name="T242">⁠ has also been included. It comprises over 13.5 million interactions involving 2,588 miRNAs and 18,448 genes. In this dataset a miRNA interacts with a 3’UTR of, on average, 5,231 genes (8 – 10516; median 5,706), and a gene is targetted by 1 to 2,321 miRNAs (mean 732; median 656).</text:span></text:p>
      <text:p text:style-name="P8"><text:span text:style-name="T259">T</text:span>issue-specific analysis</text:p>
      <text:p text:style-name="Text_20_body"><text:span text:style-name="T246">Major assumption behind using tissue specific data for regulatory variant selection is that it constrains the vast regulome to the relevant regions. We thus compared the rates in which single tissue/cell-type regulatory could limit the analysis, The rates varied between tissues and cell types, and across datasets (</text:span><text:span text:style-name="T40">Fig. 3</text:span><text:span text:style-name="T245">). As expected, reduction in the size of the regulatory regions was greater for primary cell tracks, which was the case for all datasets except FANTOM enhancers. A single tissue promoter track contains a median 17% and 14% (SCREEN and FANTOM respectively) of all promoter regions (</text:span><text:span text:style-name="T40">Supplementary Table 1)</text:span><text:span text:style-name="T245">. In case of enhancers the rates are smaller, and range between 4.9% for FANTOM and 8.7% for SCREEN. By selecting a single celltype enhancer track from FANTOM, SCREEN, or ENCODE dataset, the span of regulatory elements is constrained to below 6% of the total. Open chromatin regions differ for ENCODE and SCREEN, with the first being more specific and constraining analysis to median 3.6 and 3.7% for primary cell and tissue tracks, respectively. Median open chromatin track from SCREEN contains 14.6% (11.7% and 17.1% for primary cells and tissues) of the total open chromatin regions in this dataset.</text:span></text:p>
      <text:p text:style-name="P26"><office:annotation office:name="__Annotation__1387_1039528038"><dc:creator>Paweł Sztromwasser</dc:creator><dc:date>2019-12-05T11:48:07</dc:date><loext:sender-initials>PS</loext:sender-initials><text:p text:style-name="P79"><text:span text:style-name="T289">Tej analizy jeszcze nie robilem</text:span></text:p></office:annotation><text:span text:style-name="T247">Remus uses t</text:span>he <text:span text:style-name="T247">ENCODE </text:span>open chromatin regions <text:span text:style-name="T247">to limit the considered miRNA-gene interactions. How many miRNAs are in all ENCODE open chromatin regions and how many in single tissue?</text:span><office:annotation-end office:name="__Annotation__1387_1039528038"/></text:p>
      <text:p text:style-name="P6"/>
      <text:p text:style-name="P6"><text:soft-page-break/></text:p>
      <text:p text:style-name="P6">Evaluation</text:p>
      <text:p text:style-name="P59">To evaluate Remus in searching pathogenic mutations, we used a set of <text:span text:style-name="T137">146</text:span><text:span text:style-name="T249"> </text:span>regulatory variants reported causative for <text:span text:style-name="T281">68</text:span> distinct monogenic disorders <text:reference-mark-start text:name="ADDIN CSL_CITATION {&quot;properties&quot;: {&quot;noteIndex&quot;: 0}, &quot;mendeley&quot;: {&quot;previouslyFormattedCitation&quot;: &quot;(Smedley et al. 2016)&quot;, &quot;formattedCitation&quot;: &quot;(Smedley et al. 2016)&quot;, &quot;plainTextFormattedCitation&quot;: &quot;(Smedley et al. 2016)&quot;}, &quot;citationItems&quot;: [{&quot;uris&quot;: [&quot;http://www.mendeley.com/documents/?uuid=f954af3c-2bc7-4509-9f29-ddf2051e9f5c&quot;], &quot;id&quot;: &quot;ITEM-1&quot;, &quot;itemData&quot;: {&quot;volume&quot;: &quot;99&quot;, &quot;ISBN&quot;: &quot;1537-6605; 0002-9297&quot;, &quot;PMID&quot;: &quot;27569544&quot;, &quot;DOI&quot;: &quot;10.1016/j.ajhg.2016.07.005&quot;, &quot;ISSN&quot;: &quot;15376605&quot;, &quot;container-title&quot;: &quot;American Journal of Human Genetics&quot;, &quot;id&quot;: &quot;ITEM-1&quot;, &quot;type&quot;: &quot;article-journal&quot;, &quot;title&quot;: &quot;A Whole-Genome Analysis Framework for Effective Identification of Pathogenic Regulatory Variants in Mendelian Disease&quot;, &quot;author&quot;: [{&quot;dropping-particle&quot;: &quot;&quot;, &quot;given&quot;: &quot;Damian&quot;, &quot;suffix&quot;: &quot;&quot;, &quot;family&quot;: &quot;Smedley&quot;, &quot;parse-names&quot;: false, &quot;non-dropping-particle&quot;: &quot;&quot;}, {&quot;dropping-particle&quot;: &quot;&quot;, &quot;given&quot;: &quot;Max&quot;, &quot;suffix&quot;: &quot;&quot;, &quot;family&quot;: &quot;Schubach&quot;, &quot;parse-names&quot;: false, &quot;non-dropping-particle&quot;: &quot;&quot;}, {&quot;dropping-particle&quot;: &quot;&quot;, &quot;given&quot;: &quot;Julius\u00a0O O.B.&quot;, &quot;suffix&quot;: &quot;&quot;, &quot;family&quot;: &quot;Jacobsen&quot;, &quot;parse-names&quot;: false, &quot;non-dropping-particle&quot;: &quot;&quot;}, {&quot;dropping-particle&quot;: &quot;&quot;, &quot;given&quot;: &quot;Sebastian&quot;, &quot;suffix&quot;: &quot;&quot;, &quot;family&quot;: &quot;K\u00f6hler&quot;, &quot;parse-names&quot;: false, &quot;non-dropping-particle&quot;: &quot;&quot;}, {&quot;dropping-particle&quot;: &quot;&quot;, &quot;given&quot;: &quot;Tomasz&quot;, &quot;suffix&quot;: &quot;&quot;, &quot;family&quot;: &quot;Zemojtel&quot;, &quot;parse-names&quot;: false, &quot;non-dropping-particle&quot;: &quot;&quot;}, {&quot;dropping-particle&quot;: &quot;&quot;, &quot;given&quot;: &quot;Malte&quot;, &quot;suffix&quot;: &quot;&quot;, &quot;family&quot;: &quot;Spielmann&quot;, &quot;parse-names&quot;: false, &quot;non-dropping-particle&quot;: &quot;&quot;}, {&quot;dropping-particle&quot;: &quot;&quot;, &quot;given&quot;: &quot;Marten&quot;, &quot;suffix&quot;: &quot;&quot;, &quot;family&quot;: &quot;J\u00e4ger&quot;, &quot;parse-names&quot;: false, &quot;non-dropping-particle&quot;: &quot;&quot;}, {&quot;dropping-particle&quot;: &quot;&quot;, &quot;given&quot;: &quot;Harry&quot;, &quot;suffix&quot;: &quot;&quot;, &quot;family&quot;: &quot;Hochheiser&quot;, &quot;parse-names&quot;: false, &quot;non-dropping-particle&quot;: &quot;&quot;}, {&quot;dropping-particle&quot;: &quot;&quot;, &quot;given&quot;: &quot;Nicole\u00a0L L.&quot;, &quot;suffix&quot;: &quot;&quot;, &quot;family&quot;: &quot;Washington&quot;, &quot;parse-names&quot;: false, &quot;non-dropping-particle&quot;: &quot;&quot;}, {&quot;dropping-particle&quot;: &quot;&quot;, &quot;given&quot;: &quot;Julie\u00a0A A.&quot;, &quot;suffix&quot;: &quot;&quot;, &quot;family&quot;: &quot;McMurry&quot;, &quot;parse-names&quot;: false, &quot;non-dropping-particle&quot;: &quot;&quot;}, {&quot;dropping-particle&quot;: &quot;&quot;, &quot;given&quot;: &quot;Melissa\u00a0A A.&quot;, &quot;suffix&quot;: &quot;&quot;, &quot;family&quot;: &quot;Haendel&quot;, &quot;parse-names&quot;: false, &quot;non-dropping-particle&quot;: &quot;&quot;}, {&quot;dropping-particle&quot;: &quot;&quot;, &quot;given&quot;: &quot;Christopher\u00a0J J.&quot;, &quot;suffix&quot;: &quot;&quot;, &quot;family&quot;: &quot;Mungall&quot;, &quot;parse-names&quot;: false, &quot;non-dropping-particle&quot;: &quot;&quot;}, {&quot;dropping-particle&quot;: &quot;&quot;, &quot;given&quot;: &quot;Suzanna\u00a0E E.&quot;, &quot;suffix&quot;: &quot;&quot;, &quot;family&quot;: &quot;Lewis&quot;, &quot;parse-names&quot;: false, &quot;non-dropping-particle&quot;: &quot;&quot;}, {&quot;dropping-particle&quot;: &quot;&quot;, &quot;given&quot;: &quot;Tudor&quot;, &quot;suffix&quot;: &quot;&quot;, &quot;family&quot;: &quot;Groza&quot;, &quot;parse-names&quot;: false, &quot;non-dropping-particle&quot;: &quot;&quot;}, {&quot;dropping-particle&quot;: &quot;&quot;, &quot;given&quot;: &quot;Giorgio&quot;, &quot;suffix&quot;: &quot;&quot;, &quot;family&quot;: &quot;Valentini&quot;, &quot;parse-names&quot;: false, &quot;non-dropping-particle&quot;: &quot;&quot;}, {&quot;dropping-particle&quot;: &quot;&quot;, &quot;given&quot;: &quot;Peter\u00a0N N.&quot;, &quot;suffix&quot;: &quot;&quot;, &quot;family&quot;: &quot;Robinson&quot;, &quot;parse-names&quot;: false, &quot;non-dropping-particle&quot;: &quot;&quot;}], &quot;page&quot;: &quot;595-606&quot;, &quot;issued&quot;: {&quot;date-parts&quot;: [[&quot;2016&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quot;: &quot;3&quot;}}], &quot;schema&quot;: &quot;https://github.com/citation-style-language/schema/raw/master/csl-citation.json&quot;} RNDxrAdF8nlyI"/><text:span text:style-name="T60">(Smedley et al. 2016)</text:span><text:reference-mark-end text:name="ADDIN CSL_CITATION {&quot;properties&quot;: {&quot;noteIndex&quot;: 0}, &quot;mendeley&quot;: {&quot;previouslyFormattedCitation&quot;: &quot;(Smedley et al. 2016)&quot;, &quot;formattedCitation&quot;: &quot;(Smedley et al. 2016)&quot;, &quot;plainTextFormattedCitation&quot;: &quot;(Smedley et al. 2016)&quot;}, &quot;citationItems&quot;: [{&quot;uris&quot;: [&quot;http://www.mendeley.com/documents/?uuid=f954af3c-2bc7-4509-9f29-ddf2051e9f5c&quot;], &quot;id&quot;: &quot;ITEM-1&quot;, &quot;itemData&quot;: {&quot;volume&quot;: &quot;99&quot;, &quot;ISBN&quot;: &quot;1537-6605; 0002-9297&quot;, &quot;PMID&quot;: &quot;27569544&quot;, &quot;DOI&quot;: &quot;10.1016/j.ajhg.2016.07.005&quot;, &quot;ISSN&quot;: &quot;15376605&quot;, &quot;container-title&quot;: &quot;American Journal of Human Genetics&quot;, &quot;id&quot;: &quot;ITEM-1&quot;, &quot;type&quot;: &quot;article-journal&quot;, &quot;title&quot;: &quot;A Whole-Genome Analysis Framework for Effective Identification of Pathogenic Regulatory Variants in Mendelian Disease&quot;, &quot;author&quot;: [{&quot;dropping-particle&quot;: &quot;&quot;, &quot;given&quot;: &quot;Damian&quot;, &quot;suffix&quot;: &quot;&quot;, &quot;family&quot;: &quot;Smedley&quot;, &quot;parse-names&quot;: false, &quot;non-dropping-particle&quot;: &quot;&quot;}, {&quot;dropping-particle&quot;: &quot;&quot;, &quot;given&quot;: &quot;Max&quot;, &quot;suffix&quot;: &quot;&quot;, &quot;family&quot;: &quot;Schubach&quot;, &quot;parse-names&quot;: false, &quot;non-dropping-particle&quot;: &quot;&quot;}, {&quot;dropping-particle&quot;: &quot;&quot;, &quot;given&quot;: &quot;Julius\u00a0O O.B.&quot;, &quot;suffix&quot;: &quot;&quot;, &quot;family&quot;: &quot;Jacobsen&quot;, &quot;parse-names&quot;: false, &quot;non-dropping-particle&quot;: &quot;&quot;}, {&quot;dropping-particle&quot;: &quot;&quot;, &quot;given&quot;: &quot;Sebastian&quot;, &quot;suffix&quot;: &quot;&quot;, &quot;family&quot;: &quot;K\u00f6hler&quot;, &quot;parse-names&quot;: false, &quot;non-dropping-particle&quot;: &quot;&quot;}, {&quot;dropping-particle&quot;: &quot;&quot;, &quot;given&quot;: &quot;Tomasz&quot;, &quot;suffix&quot;: &quot;&quot;, &quot;family&quot;: &quot;Zemojtel&quot;, &quot;parse-names&quot;: false, &quot;non-dropping-particle&quot;: &quot;&quot;}, {&quot;dropping-particle&quot;: &quot;&quot;, &quot;given&quot;: &quot;Malte&quot;, &quot;suffix&quot;: &quot;&quot;, &quot;family&quot;: &quot;Spielmann&quot;, &quot;parse-names&quot;: false, &quot;non-dropping-particle&quot;: &quot;&quot;}, {&quot;dropping-particle&quot;: &quot;&quot;, &quot;given&quot;: &quot;Marten&quot;, &quot;suffix&quot;: &quot;&quot;, &quot;family&quot;: &quot;J\u00e4ger&quot;, &quot;parse-names&quot;: false, &quot;non-dropping-particle&quot;: &quot;&quot;}, {&quot;dropping-particle&quot;: &quot;&quot;, &quot;given&quot;: &quot;Harry&quot;, &quot;suffix&quot;: &quot;&quot;, &quot;family&quot;: &quot;Hochheiser&quot;, &quot;parse-names&quot;: false, &quot;non-dropping-particle&quot;: &quot;&quot;}, {&quot;dropping-particle&quot;: &quot;&quot;, &quot;given&quot;: &quot;Nicole\u00a0L L.&quot;, &quot;suffix&quot;: &quot;&quot;, &quot;family&quot;: &quot;Washington&quot;, &quot;parse-names&quot;: false, &quot;non-dropping-particle&quot;: &quot;&quot;}, {&quot;dropping-particle&quot;: &quot;&quot;, &quot;given&quot;: &quot;Julie\u00a0A A.&quot;, &quot;suffix&quot;: &quot;&quot;, &quot;family&quot;: &quot;McMurry&quot;, &quot;parse-names&quot;: false, &quot;non-dropping-particle&quot;: &quot;&quot;}, {&quot;dropping-particle&quot;: &quot;&quot;, &quot;given&quot;: &quot;Melissa\u00a0A A.&quot;, &quot;suffix&quot;: &quot;&quot;, &quot;family&quot;: &quot;Haendel&quot;, &quot;parse-names&quot;: false, &quot;non-dropping-particle&quot;: &quot;&quot;}, {&quot;dropping-particle&quot;: &quot;&quot;, &quot;given&quot;: &quot;Christopher\u00a0J J.&quot;, &quot;suffix&quot;: &quot;&quot;, &quot;family&quot;: &quot;Mungall&quot;, &quot;parse-names&quot;: false, &quot;non-dropping-particle&quot;: &quot;&quot;}, {&quot;dropping-particle&quot;: &quot;&quot;, &quot;given&quot;: &quot;Suzanna\u00a0E E.&quot;, &quot;suffix&quot;: &quot;&quot;, &quot;family&quot;: &quot;Lewis&quot;, &quot;parse-names&quot;: false, &quot;non-dropping-particle&quot;: &quot;&quot;}, {&quot;dropping-particle&quot;: &quot;&quot;, &quot;given&quot;: &quot;Tudor&quot;, &quot;suffix&quot;: &quot;&quot;, &quot;family&quot;: &quot;Groza&quot;, &quot;parse-names&quot;: false, &quot;non-dropping-particle&quot;: &quot;&quot;}, {&quot;dropping-particle&quot;: &quot;&quot;, &quot;given&quot;: &quot;Giorgio&quot;, &quot;suffix&quot;: &quot;&quot;, &quot;family&quot;: &quot;Valentini&quot;, &quot;parse-names&quot;: false, &quot;non-dropping-particle&quot;: &quot;&quot;}, {&quot;dropping-particle&quot;: &quot;&quot;, &quot;given&quot;: &quot;Peter\u00a0N N.&quot;, &quot;suffix&quot;: &quot;&quot;, &quot;family&quot;: &quot;Robinson&quot;, &quot;parse-names&quot;: false, &quot;non-dropping-particle&quot;: &quot;&quot;}], &quot;page&quot;: &quot;595-606&quot;, &quot;issued&quot;: {&quot;date-parts&quot;: [[&quot;2016&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quot;: &quot;3&quot;}}], &quot;schema&quot;: &quot;https://github.com/citation-style-language/schema/raw/master/csl-citation.json&quot;} RNDxrAdF8nlyI"/>⁠, and a manually curated list of tissues affected by these disorders <text:span text:style-name="T260">(</text:span><text:span text:style-name="T139">Supplementary Table 2)</text:span>. <text:span text:style-name="T249">The search was performed in two steps. First, for a single tissue or cell-type that best matched the phenotype; second, for a wider set of tissues related to the phenotype (e.g. single-tissue search for regulatory elements in brain was expanded to include midbrain and astrocyte tracks as well). In the control test, regulators in all tissues were queried (unselected search). The results were broken down into promoters, intragenic, and distal regulators (details in Methods). Coordinates of the regulatory variants, genes and tissues selected for the test are listed in </text:span><text:span text:style-name="T141">Supplementary Table 2</text:span><text:span text:style-name="T249">. </text:span></text:p>
      <text:p text:style-name="P56"><text:span text:style-name="T277">Overall, the set of regulators identified by Remus for a single tissue comprised 1-909 regions (median 98) spanning 110bp – 175.7kb (median 44.2kb), and included the pathogenic variant in 63/78 cases (80.7% recall; </text:span><text:span text:style-name="T141">Table 1</text:span><text:span text:style-name="T249">). In the multi-tissue test, 5-1010 (median 254) regulators were found covering 3.2-296.5kb (median 98.4kb) of the genome sequence. The causative variant was among the identified regulators in 70/78 cases (89.7%). In the control, tissue-unselected test, the pathogenic variant was identified in 4 more cases (94.9% recall). Specificity of the search was measured as the fraction of the tissue-unselected result excluded by performing a tissue-specific query. For single- and multiple-tissue searches it equaled to 92.7 and 82.5%. The Identified regulatory regions and their sizes are available in </text:span><text:span text:style-name="T142">Supplementary Table 3</text:span><text:span text:style-name="T250">. </text:span></text:p>
      <text:p text:style-name="P57">Breakdown of the regulatory categories show<text:span text:style-name="T283">ed</text:span> a markable difference in sensitivity between regulators proximal to transcription-start site (promoters; recall of 96.8 in single-tissue tests), and those that were further away, such as distal and intragenic regulators (recall of 69.2 and 71.4%, respectively). In contrast, the difference in median specificity for the single tissue analysis were<text:span text:style-name="T278"> marginal (specificity 91.6-93.8%).</text:span></text:p>
      <text:p text:style-name="P29"><text:span text:style-name="T57">To present use of Remus in a specific case, we chose an example of Monogenic Diabetes of the Young (MODY), a rare congenital type of diabetes responsible for 1-4% of the diabetes world-wide </text:span><text:span text:style-name="T35">[ref]</text:span><text:span text:style-name="T57">. The disease is caused by </text:span><text:span text:style-name="T35">malfunctioning beta-cells of the pancreas</text:span><text:span text:style-name="T57"> and there are several genes involved in MODY pathogenesis. One of genes is </text:span><text:span text:style-name="T13">BLK</text:span><text:span text:style-name="T57">, for which an enhancer located 19.7kb upstream of the gene has also been implicated in MODY pathogenesis</text:span><text:span text:style-name="T13"> </text:span><text:reference-mark-start text:name="ADDIN CSL_CITATION {&quot;properties&quot;: {&quot;noteIndex&quot;: 0}, &quot;mendeley&quot;: {&quot;previouslyFormattedCitation&quot;: &quot;(Borowiec et al. 2009)&quot;, &quot;formattedCitation&quot;: &quot;(Borowiec et al. 2009)&quot;, &quot;plainTextFormattedCitation&quot;: &quot;(Borowiec et al. 2009)&quot;}, &quot;citationItems&quot;: [{&quot;uris&quot;: [&quot;http://www.mendeley.com/documents/?uuid=db5deed4-ab68-3e13-b176-782cb5e9ad0b&quot;], &quot;id&quot;: &quot;ITEM-1&quot;, &quot;itemData&quot;: {&quot;volume&quot;: &quot;106&quot;, &quot;PMID&quot;: &quot;19667185&quot;, &quot;DOI&quot;: &quot;10.1073/pnas.0906474106&quot;, &quot;publisher&quot;: &quot;National Academy of Sciences&quot;, &quot;container-title&quot;: &quot;Proceedings of the National Academy of Sciences of the United States of America&quot;, &quot;issued&quot;: {&quot;date-parts&quot;: [[&quot;2009&quot;, &quot;8&quot;, &quot;25&quot;]]}, &quot;id&quot;: &quot;ITEM-1&quot;, &quot;type&quot;: &quot;article-journal&quot;, &quot;title&quot;: &quot;Mutations at the BLK locus linked to maturity onset diabetes of the young and beta-cell dysfunction.&quot;, &quot;author&quot;: [{&quot;dropping-particle&quot;: &quot;&quot;, &quot;given&quot;: &quot;Maciej&quot;, &quot;suffix&quot;: &quot;&quot;, &quot;family&quot;: &quot;Borowiec&quot;, &quot;parse-names&quot;: false, &quot;non-dropping-particle&quot;: &quot;&quot;}, {&quot;dropping-particle&quot;: &quot;&quot;, &quot;given&quot;: &quot;Chong W&quot;, &quot;suffix&quot;: &quot;&quot;, &quot;family&quot;: &quot;Liew&quot;, &quot;parse-names&quot;: false, &quot;non-dropping-particle&quot;: &quot;&quot;}, {&quot;dropping-particle&quot;: &quot;&quot;, &quot;given&quot;: &quot;Ryan&quot;, &quot;suffix&quot;: &quot;&quot;, &quot;family&quot;: &quot;Thompson&quot;, &quot;parse-names&quot;: false, &quot;non-dropping-particle&quot;: &quot;&quot;}, {&quot;dropping-particle&quot;: &quot;&quot;, &quot;given&quot;: &quot;Watip&quot;, &quot;suffix&quot;: &quot;&quot;, &quot;family&quot;: &quot;Boonyasrisawat&quot;, &quot;parse-names&quot;: false, &quot;non-dropping-particle&quot;: &quot;&quot;}, {&quot;dropping-particle&quot;: &quot;&quot;, &quot;given&quot;: &quot;Jiang&quot;, &quot;suffix&quot;: &quot;&quot;, &quot;family&quot;: &quot;Hu&quot;, &quot;parse-names&quot;: false, &quot;non-dropping-particle&quot;: &quot;&quot;}, {&quot;dropping-particle&quot;: &quot;&quot;, &quot;given&quot;: &quot;Wojciech M&quot;, &quot;suffix&quot;: &quot;&quot;, &quot;family&quot;: &quot;Mlynarski&quot;, &quot;parse-names&quot;: false, &quot;non-dropping-particle&quot;: &quot;&quot;}, {&quot;dropping-particle&quot;: &quot;&quot;, &quot;given&quot;: &quot;Ilham&quot;, &quot;suffix&quot;: &quot;&quot;, &quot;family&quot;: &quot;Khattabi&quot;, &quot;parse-names&quot;: false, &quot;non-dropping-particle&quot;: &quot;El&quot;}, {&quot;dropping-particle&quot;: &quot;&quot;, &quot;given&quot;: &quot;Sung-Hoon&quot;, &quot;suffix&quot;: &quot;&quot;, &quot;family&quot;: &quot;Kim&quot;, &quot;parse-names&quot;: false, &quot;non-dropping-particle&quot;: &quot;&quot;}, {&quot;dropping-particle&quot;: &quot;&quot;, &quot;given&quot;: &quot;Lorella&quot;, &quot;suffix&quot;: &quot;&quot;, &quot;family&quot;: &quot;Marselli&quot;, &quot;parse-names&quot;: false, &quot;non-dropping-particle&quot;: &quot;&quot;}, {&quot;dropping-particle&quot;: &quot;&quot;, &quot;given&quot;: &quot;Stephen S&quot;, &quot;suffix&quot;: &quot;&quot;, &quot;family&quot;: &quot;Rich&quot;, &quot;parse-names&quot;: false, &quot;non-dropping-particle&quot;: &quot;&quot;}, {&quot;dropping-particle&quot;: &quot;&quot;, &quot;given&quot;: &quot;Andrzej S&quot;, &quot;suffix&quot;: &quot;&quot;, &quot;family&quot;: &quot;Krolewski&quot;, &quot;parse-names&quot;: false, &quot;non-dropping-particle&quot;: &quot;&quot;}, {&quot;dropping-particle&quot;: &quot;&quot;, &quot;given&quot;: &quot;Susan&quot;, &quot;suffix&quot;: &quot;&quot;, &quot;family&quot;: &quot;Bonner-Weir&quot;, &quot;parse-names&quot;: false, &quot;non-dropping-particle&quot;: &quot;&quot;}, {&quot;dropping-particle&quot;: &quot;&quot;, &quot;given&quot;: &quot;Arun&quot;, &quot;suffix&quot;: &quot;&quot;, &quot;family&quot;: &quot;Sharma&quot;, &quot;parse-names&quot;: false, &quot;non-dropping-particle&quot;: &quot;&quot;}, {&quot;dropping-particle&quot;: &quot;&quot;, &quot;given&quot;: &quot;Michele&quot;, &quot;suffix&quot;: &quot;&quot;, &quot;family&quot;: &quot;Sale&quot;, &quot;parse-names&quot;: false, &quot;non-dropping-particle&quot;: &quot;&quot;}, {&quot;dropping-particle&quot;: &quot;&quot;, &quot;given&quot;: &quot;Josyf C&quot;, &quot;suffix&quot;: &quot;&quot;, &quot;family&quot;: &quot;Mychaleckyj&quot;, &quot;parse-names&quot;: false, &quot;non-dropping-particle&quot;: &quot;&quot;}, {&quot;dropping-particle&quot;: &quot;&quot;, &quot;given&quot;: &quot;Rohit N&quot;, &quot;suffix&quot;: &quot;&quot;, &quot;family&quot;: &quot;Kulkarni&quot;, &quot;parse-names&quot;: false, &quot;non-dropping-particle&quot;: &quot;&quot;}, {&quot;dropping-particle&quot;: &quot;&quot;, &quot;given&quot;: &quot;Alessandro&quot;, &quot;suffix&quot;: &quot;&quot;, &quot;family&quot;: &quot;Doria&quot;, &quot;parse-names&quot;: false, &quot;non-dropping-particle&quot;: &quot;&quot;}], &quot;page&quot;: &quot;14460-5&quot;, &quot;ISSN&quot;: &quot;1091-6490&quot;, &quot;abstract&quot;: &quot;Maturity-onset diabetes of the young (MODY) is a subtype of diabetes defined by an autosomal pattern of inheritance and a young age at onset, often before age 25. MODY is genetically heterogeneous, with 8 distinct MODY genes identified to date and more believed to exist. We resequenced 732 kb of genomic sequence at 8p23 in 6 MODY families unlinked to known MODY genes that showed evidence of linkage at that location. Of the 410 sequence differences that we identified, 5 had a frequency &lt;1% in the general population and segregated with diabetes in 3 of the families, including the 2 showing the strongest support for linkage at this location. The 5 mutations were all placed within 100 kb corresponding to the BLK gene. One resulted in an Ala71Thr substitution; the other 4 were noncoding and determined decreased in vitro promoter activity in reporter gene experiments. We found that BLK--a nonreceptor tyrosine-kinase of the src family of proto-oncogenes--is expressed in beta-cells where it enhances insulin synthesis and secretion in response to glucose by up-regulating transcription factors Pdx1 and Nkx6.1. These actions are greatly attenuated by the Ala71Thr mutation. These findings point to BLK as a previously unrecognized modulator of beta-cell function, the deficit of which may lead to the development of diabetes.&quot;, &quot;issue&quot;: &quot;34&quot;}}], &quot;schema&quot;: &quot;https://github.com/citation-style-language/schema/raw/master/csl-citation.json&quot;} RND57IzqQEZst"/><text:span text:style-name="T61">(Borowiec et al. 2009)</text:span><text:reference-mark-end text:name="ADDIN CSL_CITATION {&quot;properties&quot;: {&quot;noteIndex&quot;: 0}, &quot;mendeley&quot;: {&quot;previouslyFormattedCitation&quot;: &quot;(Borowiec et al. 2009)&quot;, &quot;formattedCitation&quot;: &quot;(Borowiec et al. 2009)&quot;, &quot;plainTextFormattedCitation&quot;: &quot;(Borowiec et al. 2009)&quot;}, &quot;citationItems&quot;: [{&quot;uris&quot;: [&quot;http://www.mendeley.com/documents/?uuid=db5deed4-ab68-3e13-b176-782cb5e9ad0b&quot;], &quot;id&quot;: &quot;ITEM-1&quot;, &quot;itemData&quot;: {&quot;volume&quot;: &quot;106&quot;, &quot;PMID&quot;: &quot;19667185&quot;, &quot;DOI&quot;: &quot;10.1073/pnas.0906474106&quot;, &quot;publisher&quot;: &quot;National Academy of Sciences&quot;, &quot;container-title&quot;: &quot;Proceedings of the National Academy of Sciences of the United States of America&quot;, &quot;issued&quot;: {&quot;date-parts&quot;: [[&quot;2009&quot;, &quot;8&quot;, &quot;25&quot;]]}, &quot;id&quot;: &quot;ITEM-1&quot;, &quot;type&quot;: &quot;article-journal&quot;, &quot;title&quot;: &quot;Mutations at the BLK locus linked to maturity onset diabetes of the young and beta-cell dysfunction.&quot;, &quot;author&quot;: [{&quot;dropping-particle&quot;: &quot;&quot;, &quot;given&quot;: &quot;Maciej&quot;, &quot;suffix&quot;: &quot;&quot;, &quot;family&quot;: &quot;Borowiec&quot;, &quot;parse-names&quot;: false, &quot;non-dropping-particle&quot;: &quot;&quot;}, {&quot;dropping-particle&quot;: &quot;&quot;, &quot;given&quot;: &quot;Chong W&quot;, &quot;suffix&quot;: &quot;&quot;, &quot;family&quot;: &quot;Liew&quot;, &quot;parse-names&quot;: false, &quot;non-dropping-particle&quot;: &quot;&quot;}, {&quot;dropping-particle&quot;: &quot;&quot;, &quot;given&quot;: &quot;Ryan&quot;, &quot;suffix&quot;: &quot;&quot;, &quot;family&quot;: &quot;Thompson&quot;, &quot;parse-names&quot;: false, &quot;non-dropping-particle&quot;: &quot;&quot;}, {&quot;dropping-particle&quot;: &quot;&quot;, &quot;given&quot;: &quot;Watip&quot;, &quot;suffix&quot;: &quot;&quot;, &quot;family&quot;: &quot;Boonyasrisawat&quot;, &quot;parse-names&quot;: false, &quot;non-dropping-particle&quot;: &quot;&quot;}, {&quot;dropping-particle&quot;: &quot;&quot;, &quot;given&quot;: &quot;Jiang&quot;, &quot;suffix&quot;: &quot;&quot;, &quot;family&quot;: &quot;Hu&quot;, &quot;parse-names&quot;: false, &quot;non-dropping-particle&quot;: &quot;&quot;}, {&quot;dropping-particle&quot;: &quot;&quot;, &quot;given&quot;: &quot;Wojciech M&quot;, &quot;suffix&quot;: &quot;&quot;, &quot;family&quot;: &quot;Mlynarski&quot;, &quot;parse-names&quot;: false, &quot;non-dropping-particle&quot;: &quot;&quot;}, {&quot;dropping-particle&quot;: &quot;&quot;, &quot;given&quot;: &quot;Ilham&quot;, &quot;suffix&quot;: &quot;&quot;, &quot;family&quot;: &quot;Khattabi&quot;, &quot;parse-names&quot;: false, &quot;non-dropping-particle&quot;: &quot;El&quot;}, {&quot;dropping-particle&quot;: &quot;&quot;, &quot;given&quot;: &quot;Sung-Hoon&quot;, &quot;suffix&quot;: &quot;&quot;, &quot;family&quot;: &quot;Kim&quot;, &quot;parse-names&quot;: false, &quot;non-dropping-particle&quot;: &quot;&quot;}, {&quot;dropping-particle&quot;: &quot;&quot;, &quot;given&quot;: &quot;Lorella&quot;, &quot;suffix&quot;: &quot;&quot;, &quot;family&quot;: &quot;Marselli&quot;, &quot;parse-names&quot;: false, &quot;non-dropping-particle&quot;: &quot;&quot;}, {&quot;dropping-particle&quot;: &quot;&quot;, &quot;given&quot;: &quot;Stephen S&quot;, &quot;suffix&quot;: &quot;&quot;, &quot;family&quot;: &quot;Rich&quot;, &quot;parse-names&quot;: false, &quot;non-dropping-particle&quot;: &quot;&quot;}, {&quot;dropping-particle&quot;: &quot;&quot;, &quot;given&quot;: &quot;Andrzej S&quot;, &quot;suffix&quot;: &quot;&quot;, &quot;family&quot;: &quot;Krolewski&quot;, &quot;parse-names&quot;: false, &quot;non-dropping-particle&quot;: &quot;&quot;}, {&quot;dropping-particle&quot;: &quot;&quot;, &quot;given&quot;: &quot;Susan&quot;, &quot;suffix&quot;: &quot;&quot;, &quot;family&quot;: &quot;Bonner-Weir&quot;, &quot;parse-names&quot;: false, &quot;non-dropping-particle&quot;: &quot;&quot;}, {&quot;dropping-particle&quot;: &quot;&quot;, &quot;given&quot;: &quot;Arun&quot;, &quot;suffix&quot;: &quot;&quot;, &quot;family&quot;: &quot;Sharma&quot;, &quot;parse-names&quot;: false, &quot;non-dropping-particle&quot;: &quot;&quot;}, {&quot;dropping-particle&quot;: &quot;&quot;, &quot;given&quot;: &quot;Michele&quot;, &quot;suffix&quot;: &quot;&quot;, &quot;family&quot;: &quot;Sale&quot;, &quot;parse-names&quot;: false, &quot;non-dropping-particle&quot;: &quot;&quot;}, {&quot;dropping-particle&quot;: &quot;&quot;, &quot;given&quot;: &quot;Josyf C&quot;, &quot;suffix&quot;: &quot;&quot;, &quot;family&quot;: &quot;Mychaleckyj&quot;, &quot;parse-names&quot;: false, &quot;non-dropping-particle&quot;: &quot;&quot;}, {&quot;dropping-particle&quot;: &quot;&quot;, &quot;given&quot;: &quot;Rohit N&quot;, &quot;suffix&quot;: &quot;&quot;, &quot;family&quot;: &quot;Kulkarni&quot;, &quot;parse-names&quot;: false, &quot;non-dropping-particle&quot;: &quot;&quot;}, {&quot;dropping-particle&quot;: &quot;&quot;, &quot;given&quot;: &quot;Alessandro&quot;, &quot;suffix&quot;: &quot;&quot;, &quot;family&quot;: &quot;Doria&quot;, &quot;parse-names&quot;: false, &quot;non-dropping-particle&quot;: &quot;&quot;}], &quot;page&quot;: &quot;14460-5&quot;, &quot;ISSN&quot;: &quot;1091-6490&quot;, &quot;abstract&quot;: &quot;Maturity-onset diabetes of the young (MODY) is a subtype of diabetes defined by an autosomal pattern of inheritance and a young age at onset, often before age 25. MODY is genetically heterogeneous, with 8 distinct MODY genes identified to date and more believed to exist. We resequenced 732 kb of genomic sequence at 8p23 in 6 MODY families unlinked to known MODY genes that showed evidence of linkage at that location. Of the 410 sequence differences that we identified, 5 had a frequency &lt;1% in the general population and segregated with diabetes in 3 of the families, including the 2 showing the strongest support for linkage at this location. The 5 mutations were all placed within 100 kb corresponding to the BLK gene. One resulted in an Ala71Thr substitution; the other 4 were noncoding and determined decreased in vitro promoter activity in reporter gene experiments. We found that BLK--a nonreceptor tyrosine-kinase of the src family of proto-oncogenes--is expressed in beta-cells where it enhances insulin synthesis and secretion in response to glucose by up-regulating transcription factors Pdx1 and Nkx6.1. These actions are greatly attenuated by the Ala71Thr mutation. These findings point to BLK as a previously unrecognized modulator of beta-cell function, the deficit of which may lead to the development of diabetes.&quot;, &quot;issue&quot;: &quot;34&quot;}}], &quot;schema&quot;: &quot;https://github.com/citation-style-language/schema/raw/master/csl-citation.json&quot;} RND57IzqQEZst"/><text:span text:style-name="T13">⁠</text:span><text:span text:style-name="T57">. T</text:span>issue-agnostic screen 50kb <text:span text:style-name="T58">upstream and downstream </text:span>of the <text:span text:style-name="T14">BLK</text:span><text:span text:style-name="T58">’s</text:span> transcript<text:span text:style-name="T58">ion start-site </text:span>resulted in <text:span text:style-name="T251">identification of 89 regulatory</text:span> regions <text:span text:style-name="T251">covering 87.2kb</text:span>. <text:span text:style-name="T58">As pancreatic beta-cell tracks were not available, we used pancreas as the target tissue. Equally parametrized search confined to regulators active in the pancreas resulted in 9 regulatory regions covering 4</text:span>.<text:span text:style-name="T283">7</text:span>kb, <text:span text:style-name="T251">5.3</text:span>% <text:span text:style-name="T58">of the tissue-unselected search</text:span>. <text:span text:style-name="T284">In a set of 10 whole-genome samples we used for testing, it translated to nearly identical reduction in SNV numbers (204-292 and 10-14</text:span> <text:span text:style-name="T285">SNVs per sample in the unselected and pancreatic regulatory regions, respectively).</text:span></text:p>
      <text:p text:style-name="P1"/>
      <text:p text:style-name="P25"/>
      <text:p text:style-name="P25"><text:soft-page-break/>Genes/regulators with regulator in resources</text:p>
      <text:p text:style-name="P27">PPARG, PTF1A, <text:span text:style-name="T275">HBG1, SOX9</text:span></text:p>
      <text:p text:style-name="P64">Discussion</text:p>
      <text:p text:style-name="P1"/>
      <text:p text:style-name="P39">In this work we present Remus, a new Web application that integrates multiple regulatory datasets from several sources to facilitate search for regulatory variants with a putative role in monogenic disease pathogenesis. Using a simple interface, the tool enables tissue-specific queries across a range of regulatory element types: promoters, enhancers, repressors and insulators, as well as micro RNA – gene interactions. Identified regulatory elements can be downloaded for further analysis or used for in-browser filtering of variant files.</text:p>
      <text:p text:style-name="P30"><text:span text:style-name="T252">Aggregation and processing of regulatory data from several large scale projects, allowed us to compare the datasets and develop a framework for searching regulatory variants related to disease phenotype. The protocol was implemented as a Web application allowing easy access to these data, querying regulatory elements, and filtering variants. The latter, seemingly minor feature, due to the way it was implemented does not require transferring files over the Internet, and can be safely used to filter sensitive data in user’s own browser. In a settings where data-privacy is a priority or a legal requirement </text:span><text:span text:style-name="T43">[ref]</text:span><text:span text:style-name="T252">, this removes access barriers for using the public Remus instance. Although the functionality is limited by computer’s memory available to a web browser, typical single-sample whole genome variant files (VCF) are well within these limits.</text:span></text:p>
      <text:p text:style-name="P51"><office:annotation office:name="__Annotation__39125_1128793646"><dc:creator>Paweł Sztromwasser</dc:creator><dc:date>2019-12-09T15:42:31</dc:date><loext:sender-initials>PS</loext:sender-initials><text:p text:style-name="P79"><text:span text:style-name="T289">Porownanie jakosciowe z innymi narzedziami o podobnych zastosowaniach. Musze to jeszcze dopracowac w szczegolach I jakos ladnie spiąc w całość</text:span></text:p></office:annotation><text:span text:style-name="T256">As a Web application, Remus lifts the access barriers for its users: it does not require installation, downloading of large datasets, nor complex configuration. We found one other software that offers Web based identification of regulatory variants with a role in disease. </text:span><office:annotation office:name="__Annotation__31355_1128793646"><dc:creator>Paweł Sztromwasser</dc:creator><dc:date>2019-12-09T15:19:21</dc:date><loext:sender-initials>PS</loext:sender-initials><text:p><text:span text:style-name="T289">In review: </text:span><text:span text:style-name="T289"><text:a xlink:href="https://www.researchsquare.com/article/9d0b03bb-3b3a-4a85-89e4-e1db5da6584c/v1" xlink:type="simple">https://www.researchsquare.com/article/9d0b03bb-3b3a-4a85-89e4-e1db5da6584c/v1</text:a></text:span><text:span text:style-name="T289">(</text:span><text:span text:style-name="T289"><text:a xlink:href="http://biocc.hrbmu.edu.cn/IPEV/help.jsp" xlink:type="simple">http://biocc.hrbmu.edu.cn/IPEV/help.jsp</text:a></text:span><text:span text:style-name="T289"><text:line-break/></text:span><text:span text:style-name="T289"/></text:p></office:annotation><text:span text:style-name="T256">IPEV</text:span><office:annotation-end office:name="__Annotation__31355_1128793646"/><text:span text:style-name="T256"> </text:span><text:span text:style-name="T46">[ref]</text:span><text:span text:style-name="T256"> allows to classify uploaded variants using a random forest classifier trained on DiseaseEnhancer </text:span><text:reference-mark-start text:name="ADDIN CSL_CITATION {&quot;properties&quot;: {&quot;noteIndex&quot;: 0}, &quot;mendeley&quot;: {&quot;previouslyFormattedCitation&quot;: &quot;(Zhang et al. 2018)&quot;, &quot;formattedCitation&quot;: &quot;(Zhang et al. 2018)&quot;, &quot;plainTextFormattedCitation&quot;: &quot;(Zhang et al. 2018)&quot;}, &quot;citationItems&quot;: [{&quot;uris&quot;: [&quot;http://www.mendeley.com/documents/?uuid=cdab993a-21cb-3ac9-b174-0c14c14db48f&quot;], &quot;id&quot;: &quot;ITEM-1&quot;, &quot;itemData&quot;: {&quot;volume&quot;: &quot;46&quot;, &quot;DOI&quot;: &quot;10.1093/nar/gkx920&quot;, &quot;publisher&quot;: &quot;Oxford University Press&quot;, &quot;container-title&quot;: &quot;Nucleic Acids Research&quot;, &quot;issued&quot;: {&quot;date-parts&quot;: [[&quot;2018&quot;, &quot;1&quot;, &quot;1&quot;]]}, &quot;id&quot;: &quot;ITEM-1&quot;, &quot;type&quot;: &quot;article-journal&quot;, &quot;title&quot;: &quot;DiseaseEnhancer: A resource of human disease-associated enhancer catalog&quot;, &quot;author&quot;: [{&quot;dropping-particle&quot;: &quot;&quot;, &quot;given&quot;: &quot;Guanxiong&quot;, &quot;suffix&quot;: &quot;&quot;, &quot;family&quot;: &quot;Zhang&quot;, &quot;parse-names&quot;: false, &quot;non-dropping-particle&quot;: &quot;&quot;}, {&quot;dropping-particle&quot;: &quot;&quot;, &quot;given&quot;: &quot;Jian&quot;, &quot;suffix&quot;: &quot;&quot;, &quot;family&quot;: &quot;Shi&quot;, &quot;parse-names&quot;: false, &quot;non-dropping-particle&quot;: &quot;&quot;}, {&quot;dropping-particle&quot;: &quot;&quot;, &quot;given&quot;: &quot;Shiwei&quot;, &quot;suffix&quot;: &quot;&quot;, &quot;family&quot;: &quot;Zhu&quot;, &quot;parse-names&quot;: false, &quot;non-dropping-particle&quot;: &quot;&quot;}, {&quot;dropping-particle&quot;: &quot;&quot;, &quot;given&quot;: &quot;Yujia&quot;, &quot;suffix&quot;: &quot;&quot;, &quot;family&quot;: &quot;Lan&quot;, &quot;parse-names&quot;: false, &quot;non-dropping-particle&quot;: &quot;&quot;}, {&quot;dropping-particle&quot;: &quot;&quot;, &quot;given&quot;: &quot;Liwen&quot;, &quot;suffix&quot;: &quot;&quot;, &quot;family&quot;: &quot;Xu&quot;, &quot;parse-names&quot;: false, &quot;non-dropping-particle&quot;: &quot;&quot;}, {&quot;dropping-particle&quot;: &quot;&quot;, &quot;given&quot;: &quot;Huating&quot;, &quot;suffix&quot;: &quot;&quot;, &quot;family&quot;: &quot;Yuan&quot;, &quot;parse-names&quot;: false, &quot;non-dropping-particle&quot;: &quot;&quot;}, {&quot;dropping-particle&quot;: &quot;&quot;, &quot;given&quot;: &quot;Gaoming&quot;, &quot;suffix&quot;: &quot;&quot;, &quot;family&quot;: &quot;Liao&quot;, &quot;parse-names&quot;: false, &quot;non-dropping-particle&quot;: &quot;&quot;}, {&quot;dropping-particle&quot;: &quot;&quot;, &quot;given&quot;: &quot;Xiaoqin&quot;, &quot;suffix&quot;: &quot;&quot;, &quot;family&quot;: &quot;Liu&quot;, &quot;parse-names&quot;: false, &quot;non-dropping-particle&quot;: &quot;&quot;}, {&quot;dropping-particle&quot;: &quot;&quot;, &quot;given&quot;: &quot;Yunpeng&quot;, &quot;suffix&quot;: &quot;&quot;, &quot;family&quot;: &quot;Zhang&quot;, &quot;parse-names&quot;: false, &quot;non-dropping-particle&quot;: &quot;&quot;}, {&quot;dropping-particle&quot;: &quot;&quot;, &quot;given&quot;: &quot;Yun&quot;, &quot;suffix&quot;: &quot;&quot;, &quot;family&quot;: &quot;Xiao&quot;, &quot;parse-names&quot;: false, &quot;non-dropping-particle&quot;: &quot;&quot;}, {&quot;dropping-particle&quot;: &quot;&quot;, &quot;given&quot;: &quot;Xia&quot;, &quot;suffix&quot;: &quot;&quot;, &quot;family&quot;: &quot;Li&quot;, &quot;parse-names&quot;: false, &quot;non-dropping-particle&quot;: &quot;&quot;}], &quot;page&quot;: &quot;D78-D84&quot;, &quot;ISSN&quot;: &quot;13624962&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issue&quot;: &quot;D1&quot;}}], &quot;schema&quot;: &quot;https://github.com/citation-style-language/schema/raw/master/csl-citation.json&quot;} RND6Ef36XdhH3"/><text:span text:style-name="T82">(Zhang et al. 2018)</text:span><text:reference-mark-end text:name="ADDIN CSL_CITATION {&quot;properties&quot;: {&quot;noteIndex&quot;: 0}, &quot;mendeley&quot;: {&quot;previouslyFormattedCitation&quot;: &quot;(Zhang et al. 2018)&quot;, &quot;formattedCitation&quot;: &quot;(Zhang et al. 2018)&quot;, &quot;plainTextFormattedCitation&quot;: &quot;(Zhang et al. 2018)&quot;}, &quot;citationItems&quot;: [{&quot;uris&quot;: [&quot;http://www.mendeley.com/documents/?uuid=cdab993a-21cb-3ac9-b174-0c14c14db48f&quot;], &quot;id&quot;: &quot;ITEM-1&quot;, &quot;itemData&quot;: {&quot;volume&quot;: &quot;46&quot;, &quot;DOI&quot;: &quot;10.1093/nar/gkx920&quot;, &quot;publisher&quot;: &quot;Oxford University Press&quot;, &quot;container-title&quot;: &quot;Nucleic Acids Research&quot;, &quot;issued&quot;: {&quot;date-parts&quot;: [[&quot;2018&quot;, &quot;1&quot;, &quot;1&quot;]]}, &quot;id&quot;: &quot;ITEM-1&quot;, &quot;type&quot;: &quot;article-journal&quot;, &quot;title&quot;: &quot;DiseaseEnhancer: A resource of human disease-associated enhancer catalog&quot;, &quot;author&quot;: [{&quot;dropping-particle&quot;: &quot;&quot;, &quot;given&quot;: &quot;Guanxiong&quot;, &quot;suffix&quot;: &quot;&quot;, &quot;family&quot;: &quot;Zhang&quot;, &quot;parse-names&quot;: false, &quot;non-dropping-particle&quot;: &quot;&quot;}, {&quot;dropping-particle&quot;: &quot;&quot;, &quot;given&quot;: &quot;Jian&quot;, &quot;suffix&quot;: &quot;&quot;, &quot;family&quot;: &quot;Shi&quot;, &quot;parse-names&quot;: false, &quot;non-dropping-particle&quot;: &quot;&quot;}, {&quot;dropping-particle&quot;: &quot;&quot;, &quot;given&quot;: &quot;Shiwei&quot;, &quot;suffix&quot;: &quot;&quot;, &quot;family&quot;: &quot;Zhu&quot;, &quot;parse-names&quot;: false, &quot;non-dropping-particle&quot;: &quot;&quot;}, {&quot;dropping-particle&quot;: &quot;&quot;, &quot;given&quot;: &quot;Yujia&quot;, &quot;suffix&quot;: &quot;&quot;, &quot;family&quot;: &quot;Lan&quot;, &quot;parse-names&quot;: false, &quot;non-dropping-particle&quot;: &quot;&quot;}, {&quot;dropping-particle&quot;: &quot;&quot;, &quot;given&quot;: &quot;Liwen&quot;, &quot;suffix&quot;: &quot;&quot;, &quot;family&quot;: &quot;Xu&quot;, &quot;parse-names&quot;: false, &quot;non-dropping-particle&quot;: &quot;&quot;}, {&quot;dropping-particle&quot;: &quot;&quot;, &quot;given&quot;: &quot;Huating&quot;, &quot;suffix&quot;: &quot;&quot;, &quot;family&quot;: &quot;Yuan&quot;, &quot;parse-names&quot;: false, &quot;non-dropping-particle&quot;: &quot;&quot;}, {&quot;dropping-particle&quot;: &quot;&quot;, &quot;given&quot;: &quot;Gaoming&quot;, &quot;suffix&quot;: &quot;&quot;, &quot;family&quot;: &quot;Liao&quot;, &quot;parse-names&quot;: false, &quot;non-dropping-particle&quot;: &quot;&quot;}, {&quot;dropping-particle&quot;: &quot;&quot;, &quot;given&quot;: &quot;Xiaoqin&quot;, &quot;suffix&quot;: &quot;&quot;, &quot;family&quot;: &quot;Liu&quot;, &quot;parse-names&quot;: false, &quot;non-dropping-particle&quot;: &quot;&quot;}, {&quot;dropping-particle&quot;: &quot;&quot;, &quot;given&quot;: &quot;Yunpeng&quot;, &quot;suffix&quot;: &quot;&quot;, &quot;family&quot;: &quot;Zhang&quot;, &quot;parse-names&quot;: false, &quot;non-dropping-particle&quot;: &quot;&quot;}, {&quot;dropping-particle&quot;: &quot;&quot;, &quot;given&quot;: &quot;Yun&quot;, &quot;suffix&quot;: &quot;&quot;, &quot;family&quot;: &quot;Xiao&quot;, &quot;parse-names&quot;: false, &quot;non-dropping-particle&quot;: &quot;&quot;}, {&quot;dropping-particle&quot;: &quot;&quot;, &quot;given&quot;: &quot;Xia&quot;, &quot;suffix&quot;: &quot;&quot;, &quot;family&quot;: &quot;Li&quot;, &quot;parse-names&quot;: false, &quot;non-dropping-particle&quot;: &quot;&quot;}], &quot;page&quot;: &quot;D78-D84&quot;, &quot;ISSN&quot;: &quot;13624962&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issue&quot;: &quot;D1&quot;}}], &quot;schema&quot;: &quot;https://github.com/citation-style-language/schema/raw/master/csl-citation.json&quot;} RND6Ef36XdhH3"/><text:span text:style-name="T256">⁠ database. The tool takes into account only enhancers, and the classification procedure takes 20 minutes to analyze 100 variants making it not suitable for whole genome analysis. Also, the application requires uploading the variants which can be unacceptable for sensitive patient data. </text:span></text:p>
      <text:p text:style-name="P51"><text:span text:style-name="T271">Among other Web application that can support regulatory variant analysis, but do not offer such functionality are HEDD …. </text:span><text:span text:style-name="T150">GeneHancer </text:span><text:reference-mark-start text:name="ADDIN CSL_CITATION {&quot;properties&quot;: {&quot;noteIndex&quot;: 0}, &quot;mendeley&quot;: {&quot;previouslyFormattedCitation&quot;: &quot;(Fishilevich et al. 2017)&quot;, &quot;formattedCitation&quot;: &quot;(Fishilevich et al. 2017)&quot;, &quot;plainTextFormattedCitation&quot;: &quot;(Fishilevich et al. 2017)&quot;}, &quot;citationItems&quot;: [{&quot;uris&quot;: [&quot;http://www.mendeley.com/documents/?uuid=2eca372b-4d88-36ff-a1e6-19bae7725109&quot;], &quot;id&quot;: &quot;ITEM-1&quot;, &quot;itemData&quot;: {&quot;id&quot;: &quot;ITEM-1&quot;, &quot;type&quot;: &quot;article-journal&quot;, &quot;title&quot;: &quot;GeneHancer: genome-wide integration of enhancers and target genes in GeneCards&quot;, &quot;volume&quot;: &quot;2017&quot;, &quot;container-title&quot;: &quot;Database : the journal of biological databases and curation&quot;, &quot;PMID&quot;: &quot;28605766&quot;, &quot;DOI&quot;: &quot;10.1093/database/bax028&quot;, &quot;ISSN&quot;: &quot;17580463&quot;, &quot;author&quot;: [{&quot;dropping-particle&quot;: &quot;&quot;, &quot;given&quot;: &quot;Simon&quot;, &quot;suffix&quot;: &quot;&quot;, &quot;family&quot;: &quot;Fishilevich&quot;, &quot;parse-names&quot;: false, &quot;non-dropping-particle&quot;: &quot;&quot;}, {&quot;dropping-particle&quot;: &quot;&quot;, &quot;given&quot;: &quot;Ron&quot;, &quot;suffix&quot;: &quot;&quot;, &quot;family&quot;: &quot;Nudel&quot;, &quot;parse-names&quot;: false, &quot;non-dropping-particle&quot;: &quot;&quot;}, {&quot;dropping-particle&quot;: &quot;&quot;, &quot;given&quot;: &quot;Noa&quot;, &quot;suffix&quot;: &quot;&quot;, &quot;family&quot;: &quot;Rappaport&quot;, &quot;parse-names&quot;: false, &quot;non-dropping-particle&quot;: &quot;&quot;}, {&quot;dropping-particle&quot;: &quot;&quot;, &quot;given&quot;: &quot;Rotem&quot;, &quot;suffix&quot;: &quot;&quot;, &quot;family&quot;: &quot;Hadar&quot;, &quot;parse-names&quot;: false, &quot;non-dropping-particle&quot;: &quot;&quot;}, {&quot;dropping-particle&quot;: &quot;&quot;, &quot;given&quot;: &quot;Inbar&quot;, &quot;suffix&quot;: &quot;&quot;, &quot;family&quot;: &quot;Plaschkes&quot;, &quot;parse-names&quot;: false, &quot;non-dropping-particle&quot;: &quot;&quot;}, {&quot;dropping-particle&quot;: &quot;&quot;, &quot;given&quot;: &quot;Tsippi&quot;, &quot;suffix&quot;: &quot;&quot;, &quot;family&quot;: &quot;Iny Stein&quot;, &quot;parse-names&quot;: false, &quot;non-dropping-particle&quot;: &quot;&quot;}, {&quot;dropping-particle&quot;: &quot;&quot;, &quot;given&quot;: &quot;Naomi&quot;, &quot;suffix&quot;: &quot;&quot;, &quot;family&quot;: &quot;Rosen&quot;, &quot;parse-names&quot;: false, &quot;non-dropping-particle&quot;: &quot;&quot;}, {&quot;dropping-particle&quot;: &quot;&quot;, &quot;given&quot;: &quot;Asher&quot;, &quot;suffix&quot;: &quot;&quot;, &quot;family&quot;: &quot;Kohn&quot;, &quot;parse-names&quot;: false, &quot;non-dropping-particle&quot;: &quot;&quot;}, {&quot;dropping-particle&quot;: &quot;&quot;, &quot;given&quot;: &quot;Michal&quot;, &quot;suffix&quot;: &quot;&quot;, &quot;family&quot;: &quot;Twik&quot;, &quot;parse-names&quot;: false, &quot;non-dropping-particle&quot;: &quot;&quot;}, {&quot;dropping-particle&quot;: &quot;&quot;, &quot;given&quot;: &quot;Marilyn&quot;, &quot;suffix&quot;: &quot;&quot;, &quot;family&quot;: &quot;Safran&quot;, &quot;parse-names&quot;: false, &quot;non-dropping-particle&quot;: &quot;&quot;}, {&quot;dropping-particle&quot;: &quot;&quot;, &quot;given&quot;: &quot;Doron&quot;, &quot;suffix&quot;: &quot;&quot;, &quot;family&quot;: &quot;Lancet&quot;, &quot;parse-names&quot;: false, &quot;non-dropping-particle&quot;: &quot;&quot;}, {&quot;dropping-particle&quot;: &quot;&quot;, &quot;given&quot;: &quot;Dana&quot;, &quot;suffix&quot;: &quot;&quot;, &quot;family&quot;: &quot;Cohen&quot;, &quot;parse-names&quot;: false, &quot;non-dropping-particle&quot;: &quot;&quot;}], &quot;issued&quot;: {&quot;date-parts&quot;: [[&quot;2017&quot;, &quot;1&quot;, &quot;1&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schema&quot;: &quot;https://github.com/citation-style-language/schema/raw/master/csl-citation.json&quot;} RNDoVXVINRigA"/><text:span text:style-name="T83">(Fishilevich et al. 2017)</text:span><text:reference-mark-end text:name="ADDIN CSL_CITATION {&quot;properties&quot;: {&quot;noteIndex&quot;: 0}, &quot;mendeley&quot;: {&quot;previouslyFormattedCitation&quot;: &quot;(Fishilevich et al. 2017)&quot;, &quot;formattedCitation&quot;: &quot;(Fishilevich et al. 2017)&quot;, &quot;plainTextFormattedCitation&quot;: &quot;(Fishilevich et al. 2017)&quot;}, &quot;citationItems&quot;: [{&quot;uris&quot;: [&quot;http://www.mendeley.com/documents/?uuid=2eca372b-4d88-36ff-a1e6-19bae7725109&quot;], &quot;id&quot;: &quot;ITEM-1&quot;, &quot;itemData&quot;: {&quot;id&quot;: &quot;ITEM-1&quot;, &quot;type&quot;: &quot;article-journal&quot;, &quot;title&quot;: &quot;GeneHancer: genome-wide integration of enhancers and target genes in GeneCards&quot;, &quot;volume&quot;: &quot;2017&quot;, &quot;container-title&quot;: &quot;Database : the journal of biological databases and curation&quot;, &quot;PMID&quot;: &quot;28605766&quot;, &quot;DOI&quot;: &quot;10.1093/database/bax028&quot;, &quot;ISSN&quot;: &quot;17580463&quot;, &quot;author&quot;: [{&quot;dropping-particle&quot;: &quot;&quot;, &quot;given&quot;: &quot;Simon&quot;, &quot;suffix&quot;: &quot;&quot;, &quot;family&quot;: &quot;Fishilevich&quot;, &quot;parse-names&quot;: false, &quot;non-dropping-particle&quot;: &quot;&quot;}, {&quot;dropping-particle&quot;: &quot;&quot;, &quot;given&quot;: &quot;Ron&quot;, &quot;suffix&quot;: &quot;&quot;, &quot;family&quot;: &quot;Nudel&quot;, &quot;parse-names&quot;: false, &quot;non-dropping-particle&quot;: &quot;&quot;}, {&quot;dropping-particle&quot;: &quot;&quot;, &quot;given&quot;: &quot;Noa&quot;, &quot;suffix&quot;: &quot;&quot;, &quot;family&quot;: &quot;Rappaport&quot;, &quot;parse-names&quot;: false, &quot;non-dropping-particle&quot;: &quot;&quot;}, {&quot;dropping-particle&quot;: &quot;&quot;, &quot;given&quot;: &quot;Rotem&quot;, &quot;suffix&quot;: &quot;&quot;, &quot;family&quot;: &quot;Hadar&quot;, &quot;parse-names&quot;: false, &quot;non-dropping-particle&quot;: &quot;&quot;}, {&quot;dropping-particle&quot;: &quot;&quot;, &quot;given&quot;: &quot;Inbar&quot;, &quot;suffix&quot;: &quot;&quot;, &quot;family&quot;: &quot;Plaschkes&quot;, &quot;parse-names&quot;: false, &quot;non-dropping-particle&quot;: &quot;&quot;}, {&quot;dropping-particle&quot;: &quot;&quot;, &quot;given&quot;: &quot;Tsippi&quot;, &quot;suffix&quot;: &quot;&quot;, &quot;family&quot;: &quot;Iny Stein&quot;, &quot;parse-names&quot;: false, &quot;non-dropping-particle&quot;: &quot;&quot;}, {&quot;dropping-particle&quot;: &quot;&quot;, &quot;given&quot;: &quot;Naomi&quot;, &quot;suffix&quot;: &quot;&quot;, &quot;family&quot;: &quot;Rosen&quot;, &quot;parse-names&quot;: false, &quot;non-dropping-particle&quot;: &quot;&quot;}, {&quot;dropping-particle&quot;: &quot;&quot;, &quot;given&quot;: &quot;Asher&quot;, &quot;suffix&quot;: &quot;&quot;, &quot;family&quot;: &quot;Kohn&quot;, &quot;parse-names&quot;: false, &quot;non-dropping-particle&quot;: &quot;&quot;}, {&quot;dropping-particle&quot;: &quot;&quot;, &quot;given&quot;: &quot;Michal&quot;, &quot;suffix&quot;: &quot;&quot;, &quot;family&quot;: &quot;Twik&quot;, &quot;parse-names&quot;: false, &quot;non-dropping-particle&quot;: &quot;&quot;}, {&quot;dropping-particle&quot;: &quot;&quot;, &quot;given&quot;: &quot;Marilyn&quot;, &quot;suffix&quot;: &quot;&quot;, &quot;family&quot;: &quot;Safran&quot;, &quot;parse-names&quot;: false, &quot;non-dropping-particle&quot;: &quot;&quot;}, {&quot;dropping-particle&quot;: &quot;&quot;, &quot;given&quot;: &quot;Doron&quot;, &quot;suffix&quot;: &quot;&quot;, &quot;family&quot;: &quot;Lancet&quot;, &quot;parse-names&quot;: false, &quot;non-dropping-particle&quot;: &quot;&quot;}, {&quot;dropping-particle&quot;: &quot;&quot;, &quot;given&quot;: &quot;Dana&quot;, &quot;suffix&quot;: &quot;&quot;, &quot;family&quot;: &quot;Cohen&quot;, &quot;parse-names&quot;: false, &quot;non-dropping-particle&quot;: &quot;&quot;}], &quot;issued&quot;: {&quot;date-parts&quot;: [[&quot;2017&quot;, &quot;1&quot;, &quot;1&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schema&quot;: &quot;https://github.com/citation-style-language/schema/raw/master/csl-citation.json&quot;} RNDoVXVINRigA"/><text:span text:style-name="T150">⁠ is a</text:span><text:span text:style-name="T154">n invaluable</text:span><text:span text:style-name="T150"> add-on to </text:span><text:span text:style-name="T154">the </text:span><text:span text:style-name="T150">GeneCards suite </text:span><text:span text:style-name="T154">that</text:span><text:span text:style-name="T150"> provid</text:span><text:span text:style-name="T154">es</text:span><text:span text:style-name="T150"> functional </text:span><text:span text:style-name="T152">links</text:span><text:span text:style-name="T150"> between enhancers and genes, </text:span><text:span text:style-name="T152">based on tissue co-expression among others. It can be only used manually for individual genes or downloaded(?), covers only enhancers (no other types of regulators, miRNAs).</text:span></text:p>
      <text:p text:style-name="P31"><text:span text:style-name="T149">Genome browsers, such as ENSEMBL </text:span><text:reference-mark-start text:name="ADDIN CSL_CITATION {&quot;properties&quot;: {&quot;noteIndex&quot;: 0}, &quot;mendeley&quot;: {&quot;previouslyFormattedCitation&quot;: &quot;(Zerbino et al. 2018)&quot;, &quot;formattedCitation&quot;: &quot;(Zerbino et al. 2018)&quot;, &quot;plainTextFormattedCitation&quot;: &quot;(Zerbino et al. 2018)&quot;}, &quot;citationItems&quot;: [{&quot;uris&quot;: [&quot;http://www.mendeley.com/documents/?uuid=b9fc3d6e-f9a0-34e3-b4b9-654a2bc23a53&quot;], &quot;id&quot;: &quot;ITEM-1&quot;, &quot;itemData&quot;: {&quot;id&quot;: &quot;ITEM-1&quot;, &quot;type&quot;: &quot;article-journal&quot;, &quot;title&quot;: &quot;Ensembl 2018&quot;, &quot;volume&quot;: &quot;46&quot;, &quot;DOI&quot;: &quot;10.1093/nar/gkx1098&quot;, &quot;ISSN&quot;: &quot;0305-1048&quot;, &quot;author&quot;: [{&quot;dropping-particle&quot;: &quot;&quot;, &quot;given&quot;: &quot;Daniel R&quot;, &quot;suffix&quot;: &quot;&quot;, &quot;family&quot;: &quot;Zerbino&quot;, &quot;parse-names&quot;: false, &quot;non-dropping-particle&quot;: &quot;&quot;}, {&quot;dropping-particle&quot;: &quot;&quot;, &quot;given&quot;: &quot;Premanand&quot;, &quot;suffix&quot;: &quot;&quot;, &quot;family&quot;: &quot;Achuthan&quot;, &quot;parse-names&quot;: false, &quot;non-dropping-particle&quot;: &quot;&quot;}, {&quot;dropping-particle&quot;: &quot;&quot;, &quot;given&quot;: &quot;Wasiu&quot;, &quot;suffix&quot;: &quot;&quot;, &quot;family&quot;: &quot;Akanni&quot;, &quot;parse-names&quot;: false, &quot;non-dropping-particle&quot;: &quot;&quot;}, {&quot;dropping-particle&quot;: &quot;&quot;, &quot;given&quot;: &quot;M\u00a0Ridwan&quot;, &quot;suffix&quot;: &quot;&quot;, &quot;family&quot;: &quot;Amode&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Jyothish&quot;, &quot;suffix&quot;: &quot;&quot;, &quot;family&quot;: &quot;Bhai&quot;, &quot;parse-names&quot;: false, &quot;non-dropping-particle&quot;: &quot;&quot;}, {&quot;dropping-particle&quot;: &quot;&quot;, &quot;given&quot;: &quot;Konstantinos&quot;, &quot;suffix&quot;: &quot;&quot;, &quot;family&quot;: &quot;Billis&quot;, &quot;parse-names&quot;: false, &quot;non-dropping-particle&quot;: &quot;&quot;}, {&quot;dropping-particle&quot;: &quot;&quot;, &quot;given&quot;: &quot;Carla&quot;, &quot;suffix&quot;: &quot;&quot;, &quot;family&quot;: &quot;Cummins&quot;, &quot;parse-names&quot;: false, &quot;non-dropping-particle&quot;: &quot;&quot;}, {&quot;dropping-particle&quot;: &quot;&quot;, &quot;given&quot;: &quot;Astrid&quot;, &quot;suffix&quot;: &quot;&quot;, &quot;family&quot;: &quot;Gall&quot;, &quot;parse-names&quot;: false, &quot;non-dropping-particle&quot;: &quot;&quot;}, {&quot;dropping-particle&quot;: &quot;&quot;, &quot;given&quot;: &quot;Carlos Garc\u00eda&quot;, &quot;suffix&quot;: &quot;&quot;, &quot;family&quot;: &quot;Gir\u00f3n&quot;, &quot;parse-names&quot;: false, &quot;non-dropping-particle&quot;: &quot;&quot;}, {&quot;dropping-particle&quot;: &quot;&quot;, &quot;given&quot;: &quot;Laurent&quot;, &quot;suffix&quot;: &quot;&quot;, &quot;family&quot;: &quot;Gil&quot;, &quot;parse-names&quot;: false, &quot;non-dropping-particle&quot;: &quot;&quot;}, {&quot;dropping-particle&quot;: &quot;&quot;, &quot;given&quot;: &quot;Leo&quot;, &quot;suffix&quot;: &quot;&quot;, &quot;family&quot;: &quot;Gordon&quot;, &quot;parse-names&quot;: false, &quot;non-dropping-particle&quot;: &quot;&quot;}, {&quot;dropping-particle&quot;: &quot;&quot;, &quot;given&quot;: &quot;Leanne&quot;, &quot;suffix&quot;: &quot;&quot;, &quot;family&quot;: &quot;Haggerty&quot;, &quot;parse-names&quot;: false, &quot;non-dropping-particle&quot;: &quot;&quot;}, {&quot;dropping-particle&quot;: &quot;&quot;, &quot;given&quot;: &quot;Erin&quot;, &quot;suffix&quot;: &quot;&quot;, &quot;family&quot;: &quot;Haskell&quot;, &quot;parse-names&quot;: false, &quot;non-dropping-particle&quot;: &quot;&quot;}, {&quot;dropping-particle&quot;: &quot;&quot;, &quot;given&quot;: &quot;Thibaut&quot;, &quot;suffix&quot;: &quot;&quot;, &quot;family&quot;: &quot;Hourlier&quot;, &quot;parse-names&quot;: false, &quot;non-dropping-particle&quot;: &quot;&quot;}, {&quot;dropping-particle&quot;: &quot;&quot;, &quot;given&quot;: &quot;Osagie G&quot;, &quot;suffix&quot;: &quot;&quot;, &quot;family&quot;: &quot;Izuogu&quot;, &quot;parse-names&quot;: false, &quot;non-dropping-particle&quot;: &quot;&quot;}, {&quot;dropping-particle&quot;: &quot;&quot;, &quot;given&quot;: &quot;Sophie H&quot;, &quot;suffix&quot;: &quot;&quot;, &quot;family&quot;: &quot;Janacek&quot;, &quot;parse-names&quot;: false, &quot;non-dropping-particle&quot;: &quot;&quot;}, {&quot;dropping-particle&quot;: &quot;&quot;, &quot;given&quot;: &quot;Thomas&quot;, &quot;suffix&quot;: &quot;&quot;, &quot;family&quot;: &quot;Juettemann&quot;, &quot;parse-names&quot;: false, &quot;non-dropping-particle&quot;: &quot;&quot;}, {&quot;dropping-particle&quot;: &quot;&quot;, &quot;given&quot;: &quot;Jimmy Kiang&quot;, &quot;suffix&quot;: &quot;&quot;, &quot;family&quot;: &quot;To&quot;, &quot;parse-names&quot;: false, &quot;non-dropping-particle&quot;: &quot;&quot;}, {&quot;dropping-particle&quot;: &quot;&quot;, &quot;given&quot;: &quot;Matthew R&quot;, &quot;suffix&quot;: &quot;&quot;, &quot;family&quot;: &quot;Laird&quot;, &quot;parse-names&quot;: false, &quot;non-dropping-particle&quot;: &quot;&quot;}, {&quot;dropping-particle&quot;: &quot;&quot;, &quot;given&quot;: &quot;Ilias&quot;, &quot;suffix&quot;: &quot;&quot;, &quot;family&quot;: &quot;Lavidas&quot;, &quot;parse-names&quot;: false, &quot;non-dropping-particle&quot;: &quot;&quot;}, {&quot;dropping-particle&quot;: &quot;&quot;, &quot;given&quot;: &quot;Zhicheng&quot;, &quot;suffix&quot;: &quot;&quot;, &quot;family&quot;: &quot;Liu&quot;, &quot;parse-names&quot;: false, &quot;non-dropping-particle&quot;: &quot;&quot;}, {&quot;dropping-particle&quot;: &quot;&quot;, &quot;given&quot;: &quot;Jane E&quot;, &quot;suffix&quot;: &quot;&quot;, &quot;family&quot;: &quot;Loveland&quot;, &quot;parse-names&quot;: false, &quot;non-dropping-particle&quot;: &quot;&quot;}, {&quot;dropping-particle&quot;: &quot;&quot;, &quot;given&quot;: &quot;Thomas&quot;, &quot;suffix&quot;: &quot;&quot;, &quot;family&quot;: &quot;Maurel&quot;, &quot;parse-names&quot;: false, &quot;non-dropping-particle&quot;: &quot;&quot;}, {&quot;dropping-particle&quot;: &quot;&quot;, &quot;given&quot;: &quot;William&quot;, &quot;suffix&quot;: &quot;&quot;, &quot;family&quot;: &quot;McLaren&quot;, &quot;parse-names&quot;: false, &quot;non-dropping-particle&quot;: &quot;&quot;}, {&quot;dropping-particle&quot;: &quot;&quot;, &quot;given&quot;: &quot;Benjamin&quot;, &quot;suffix&quot;: &quot;&quot;, &quot;family&quot;: &quot;Moore&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Daniel N&quot;, &quot;suffix&quot;: &quot;&quot;, &quot;family&quot;: &quot;Murphy&quot;, &quot;parse-names&quot;: false, &quot;non-dropping-particle&quot;: &quot;&quot;}, {&quot;dropping-particle&quot;: &quot;&quot;, &quot;given&quot;: &quot;Victoria&quot;, &quot;suffix&quot;: &quot;&quot;, &quot;family&quot;: &quot;Newman&quot;, &quot;parse-names&quot;: false, &quot;non-dropping-particle&quot;: &quot;&quot;}, {&quot;dropping-particle&quot;: &quot;&quot;, &quot;given&quot;: &quot;Michael&quot;, &quot;suffix&quot;: &quot;&quot;, &quot;family&quot;: &quot;Nuhn&quot;, &quot;parse-names&quot;: false, &quot;non-dropping-particle&quot;: &quot;&quot;}, {&quot;dropping-particle&quot;: &quot;&quot;, &quot;given&quot;: &quot;Denye&quot;, &quot;suffix&quot;: &quot;&quot;, &quot;family&quot;: &quot;Ogeh&quot;, &quot;parse-names&quot;: false, &quot;non-dropping-particle&quot;: &quot;&quot;}, {&quot;dropping-particle&quot;: &quot;&quot;, &quot;given&quot;: &quot;Chuang Kee&quot;, &quot;suffix&quot;: &quot;&quot;, &quot;family&quot;: &quot;Ong&quot;, &quot;parse-names&quot;: false, &quot;non-dropping-particle&quot;: &quot;&quot;}, {&quot;dropping-particle&quot;: &quot;&quot;, &quot;given&quot;: &quot;Anne&quot;, &quot;suffix&quot;: &quot;&quot;, &quot;family&quot;: &quot;Parker&quot;, &quot;parse-names&quot;: false, &quot;non-dropping-particle&quot;: &quot;&quot;}, {&quot;dropping-particle&quot;: &quot;&quot;, &quot;given&quot;: &quot;Mateus&quot;, &quot;suffix&quot;: &quot;&quot;, &quot;family&quot;: &quot;Patricio&quot;, &quot;parse-names&quot;: false, &quot;non-dropping-particle&quot;: &quot;&quot;}, {&quot;dropping-particle&quot;: &quot;&quot;, &quot;given&quot;: &quot;Harpreet Singh&quot;, &quot;suffix&quot;: &quot;&quot;, &quot;family&quot;: &quot;Riat&quot;, &quot;parse-names&quot;: false, &quot;non-dropping-particle&quot;: &quot;&quot;}, {&quot;dropping-particle&quot;: &quot;&quot;, &quot;given&quot;: &quot;Helen&quot;, &quot;suffix&quot;: &quot;&quot;, &quot;family&quot;: &quot;Schuilenburg&quot;, &quot;parse-names&quot;: false, &quot;non-dropping-particle&quot;: &quot;&quot;}, {&quot;dropping-particle&quot;: &quot;&quot;, &quot;given&quot;: &quot;Dan&quot;, &quot;suffix&quot;: &quot;&quot;, &quot;family&quot;: &quot;Sheppard&quot;, &quot;parse-names&quot;: false, &quot;non-dropping-particle&quot;: &quot;&quot;}, {&quot;dropping-particle&quot;: &quot;&quot;, &quot;given&quot;: &quot;Helen&quot;, &quot;suffix&quot;: &quot;&quot;, &quot;family&quot;: &quot;Sparrow&quot;, &quot;parse-names&quot;: false, &quot;non-dropping-particle&quot;: &quot;&quot;}, {&quot;dropping-particle&quot;: &quot;&quot;, &quot;given&quot;: &quot;Kieron&quot;, &quot;suffix&quot;: &quot;&quot;, &quot;family&quot;: &quot;Taylor&quot;, &quot;parse-names&quot;: false, &quot;non-dropping-particle&quot;: &quot;&quot;}, {&quot;dropping-particle&quot;: &quot;&quot;, &quot;given&quot;: &quot;Anja&quot;, &quot;suffix&quot;: &quot;&quot;, &quot;family&quot;: &quot;Thormann&quot;, &quot;parse-names&quot;: false, &quot;non-dropping-particle&quot;: &quot;&quot;}, {&quot;dropping-particle&quot;: &quot;&quot;, &quot;given&quot;: &quot;Alessandro&quot;, &quot;suffix&quot;: &quot;&quot;, &quot;family&quot;: &quot;Vullo&quot;, &quot;parse-names&quot;: false, &quot;non-dropping-particle&quot;: &quot;&quot;}, {&quot;dropping-particle&quot;: &quot;&quot;, &quot;given&quot;: &quot;Brandon&quot;, &quot;suffix&quot;: &quot;&quot;, &quot;family&quot;: &quot;Walts&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Sarah E&quot;, &quot;suffix&quot;: &quot;&quot;, &quot;family&quot;: &quot;Hunt&quot;, &quot;parse-names&quot;: false, &quot;non-dropping-particle&quot;: &quot;&quot;}, {&quot;dropping-particle&quot;: &quot;&quot;, &quot;given&quot;: &quot;Myrto&quot;, &quot;suffix&quot;: &quot;&quot;, &quot;family&quot;: &quot;Kostadima&quot;, &quot;parse-names&quot;: false, &quot;non-dropping-particle&quot;: &quot;&quot;}, {&quot;dropping-particle&quot;: &quot;&quot;, &quot;given&quot;: &quot;Nicholas&quot;, &quot;suffix&quot;: &quot;&quot;, &quot;family&quot;: &quot;Langridge&quot;, &quot;parse-names&quot;: false, &quot;non-dropping-particle&quot;: &quot;&quot;}, {&quot;dropping-particle&quot;: &quot;&quot;, &quot;given&quot;: &quot;Fergal J&quot;, &quot;suffix&quot;: &quot;&quot;, &quot;family&quot;: &quot;Martin&quot;, &quot;parse-names&quot;: false, &quot;non-dropping-particle&quot;: &quot;&quot;}, {&quot;dropping-particle&quot;: &quot;&quot;, &quot;given&quot;: &quot;Matthieu&quot;, &quot;suffix&quot;: &quot;&quot;, &quot;family&quot;: &quot;Muffato&quot;, &quot;parse-names&quot;: false, &quot;non-dropping-particle&quot;: &quot;&quot;}, {&quot;dropping-particle&quot;: &quot;&quot;, &quot;given&quot;: &quot;Emily&quot;, &quot;suffix&quot;: &quot;&quot;, &quot;family&quot;: &quot;Perry&quot;, &quot;parse-names&quot;: false, &quot;non-dropping-particle&quot;: &quot;&quot;}, {&quot;dropping-particle&quot;: &quot;&quot;, &quot;given&quot;: &quot;Magali&quot;, &quot;suffix&quot;: &quot;&quot;, &quot;family&quot;: &quot;Ruffier&quot;, &quot;parse-names&quot;: false, &quot;non-dropping-particle&quot;: &quot;&quot;}, {&quot;dropping-particle&quot;: &quot;&quot;, &quot;given&quot;: &quot;Dan M&quot;, &quot;suffix&quot;: &quot;&quot;, &quot;family&quot;: &quot;Staines&quot;, &quot;parse-names&quot;: false, &quot;non-dropping-particle&quot;: &quot;&quot;}, {&quot;dropping-particle&quot;: &quot;&quot;, &quot;given&quot;: &quot;Stephen J&quot;, &quot;suffix&quot;: &quot;&quot;, &quot;family&quot;: &quot;Trevanion&quot;, &quot;parse-names&quot;: false, &quot;non-dropping-particle&quot;: &quot;&quot;}, {&quot;dropping-particle&quot;: &quot;&quot;, &quot;given&quot;: &quot;Bronwen L&quot;, &quot;suffix&quot;: &quot;&quot;, &quot;family&quot;: &quot;Aken&quot;, &quot;parse-names&quot;: false, &quot;non-dropping-particle&quot;: &quot;&quot;}, {&quot;dropping-particle&quot;: &quot;&quot;, &quot;given&quot;: &quot;Fiona&quot;, &quot;suffix&quot;: &quot;&quot;, &quot;family&quot;: &quot;Cunningham&quot;, &quot;parse-names&quot;: false, &quot;non-dropping-particle&quot;: &quot;&quot;}, {&quot;dropping-particle&quot;: &quot;&quot;, &quot;given&quot;: &quot;Andrew&quot;, &quot;suffix&quot;: &quot;&quot;, &quot;family&quot;: &quot;Yates&quot;, &quot;parse-names&quot;: false, &quot;non-dropping-particle&quot;: &quot;&quot;}, {&quot;dropping-particle&quot;: &quot;&quot;, &quot;given&quot;: &quot;Paul&quot;, &quot;suffix&quot;: &quot;&quot;, &quot;family&quot;: &quot;Flicek&quot;, &quot;parse-names&quot;: false, &quot;non-dropping-particle&quot;: &quot;&quot;}], &quot;page&quot;: &quot;D754-D761&quot;, &quot;issued&quot;: {&quot;date-parts&quot;: [[&quot;2018&quot;, &quot;1&quot;, &quot;4&quot;]]}, &quot;container-title&quot;: &quot;Nucleic Acids Research&quot;, &quot;issue&quot;: &quot;D1&quot;}}], &quot;schema&quot;: &quot;https://github.com/citation-style-language/schema/raw/master/csl-citation.json&quot;} RNDmw6u7YgQhP"/><text:span text:style-name="T149">(Zerbino et al. 2018)</text:span><text:reference-mark-end text:name="ADDIN CSL_CITATION {&quot;properties&quot;: {&quot;noteIndex&quot;: 0}, &quot;mendeley&quot;: {&quot;previouslyFormattedCitation&quot;: &quot;(Zerbino et al. 2018)&quot;, &quot;formattedCitation&quot;: &quot;(Zerbino et al. 2018)&quot;, &quot;plainTextFormattedCitation&quot;: &quot;(Zerbino et al. 2018)&quot;}, &quot;citationItems&quot;: [{&quot;uris&quot;: [&quot;http://www.mendeley.com/documents/?uuid=b9fc3d6e-f9a0-34e3-b4b9-654a2bc23a53&quot;], &quot;id&quot;: &quot;ITEM-1&quot;, &quot;itemData&quot;: {&quot;id&quot;: &quot;ITEM-1&quot;, &quot;type&quot;: &quot;article-journal&quot;, &quot;title&quot;: &quot;Ensembl 2018&quot;, &quot;volume&quot;: &quot;46&quot;, &quot;DOI&quot;: &quot;10.1093/nar/gkx1098&quot;, &quot;ISSN&quot;: &quot;0305-1048&quot;, &quot;author&quot;: [{&quot;dropping-particle&quot;: &quot;&quot;, &quot;given&quot;: &quot;Daniel R&quot;, &quot;suffix&quot;: &quot;&quot;, &quot;family&quot;: &quot;Zerbino&quot;, &quot;parse-names&quot;: false, &quot;non-dropping-particle&quot;: &quot;&quot;}, {&quot;dropping-particle&quot;: &quot;&quot;, &quot;given&quot;: &quot;Premanand&quot;, &quot;suffix&quot;: &quot;&quot;, &quot;family&quot;: &quot;Achuthan&quot;, &quot;parse-names&quot;: false, &quot;non-dropping-particle&quot;: &quot;&quot;}, {&quot;dropping-particle&quot;: &quot;&quot;, &quot;given&quot;: &quot;Wasiu&quot;, &quot;suffix&quot;: &quot;&quot;, &quot;family&quot;: &quot;Akanni&quot;, &quot;parse-names&quot;: false, &quot;non-dropping-particle&quot;: &quot;&quot;}, {&quot;dropping-particle&quot;: &quot;&quot;, &quot;given&quot;: &quot;M\u00a0Ridwan&quot;, &quot;suffix&quot;: &quot;&quot;, &quot;family&quot;: &quot;Amode&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Jyothish&quot;, &quot;suffix&quot;: &quot;&quot;, &quot;family&quot;: &quot;Bhai&quot;, &quot;parse-names&quot;: false, &quot;non-dropping-particle&quot;: &quot;&quot;}, {&quot;dropping-particle&quot;: &quot;&quot;, &quot;given&quot;: &quot;Konstantinos&quot;, &quot;suffix&quot;: &quot;&quot;, &quot;family&quot;: &quot;Billis&quot;, &quot;parse-names&quot;: false, &quot;non-dropping-particle&quot;: &quot;&quot;}, {&quot;dropping-particle&quot;: &quot;&quot;, &quot;given&quot;: &quot;Carla&quot;, &quot;suffix&quot;: &quot;&quot;, &quot;family&quot;: &quot;Cummins&quot;, &quot;parse-names&quot;: false, &quot;non-dropping-particle&quot;: &quot;&quot;}, {&quot;dropping-particle&quot;: &quot;&quot;, &quot;given&quot;: &quot;Astrid&quot;, &quot;suffix&quot;: &quot;&quot;, &quot;family&quot;: &quot;Gall&quot;, &quot;parse-names&quot;: false, &quot;non-dropping-particle&quot;: &quot;&quot;}, {&quot;dropping-particle&quot;: &quot;&quot;, &quot;given&quot;: &quot;Carlos Garc\u00eda&quot;, &quot;suffix&quot;: &quot;&quot;, &quot;family&quot;: &quot;Gir\u00f3n&quot;, &quot;parse-names&quot;: false, &quot;non-dropping-particle&quot;: &quot;&quot;}, {&quot;dropping-particle&quot;: &quot;&quot;, &quot;given&quot;: &quot;Laurent&quot;, &quot;suffix&quot;: &quot;&quot;, &quot;family&quot;: &quot;Gil&quot;, &quot;parse-names&quot;: false, &quot;non-dropping-particle&quot;: &quot;&quot;}, {&quot;dropping-particle&quot;: &quot;&quot;, &quot;given&quot;: &quot;Leo&quot;, &quot;suffix&quot;: &quot;&quot;, &quot;family&quot;: &quot;Gordon&quot;, &quot;parse-names&quot;: false, &quot;non-dropping-particle&quot;: &quot;&quot;}, {&quot;dropping-particle&quot;: &quot;&quot;, &quot;given&quot;: &quot;Leanne&quot;, &quot;suffix&quot;: &quot;&quot;, &quot;family&quot;: &quot;Haggerty&quot;, &quot;parse-names&quot;: false, &quot;non-dropping-particle&quot;: &quot;&quot;}, {&quot;dropping-particle&quot;: &quot;&quot;, &quot;given&quot;: &quot;Erin&quot;, &quot;suffix&quot;: &quot;&quot;, &quot;family&quot;: &quot;Haskell&quot;, &quot;parse-names&quot;: false, &quot;non-dropping-particle&quot;: &quot;&quot;}, {&quot;dropping-particle&quot;: &quot;&quot;, &quot;given&quot;: &quot;Thibaut&quot;, &quot;suffix&quot;: &quot;&quot;, &quot;family&quot;: &quot;Hourlier&quot;, &quot;parse-names&quot;: false, &quot;non-dropping-particle&quot;: &quot;&quot;}, {&quot;dropping-particle&quot;: &quot;&quot;, &quot;given&quot;: &quot;Osagie G&quot;, &quot;suffix&quot;: &quot;&quot;, &quot;family&quot;: &quot;Izuogu&quot;, &quot;parse-names&quot;: false, &quot;non-dropping-particle&quot;: &quot;&quot;}, {&quot;dropping-particle&quot;: &quot;&quot;, &quot;given&quot;: &quot;Sophie H&quot;, &quot;suffix&quot;: &quot;&quot;, &quot;family&quot;: &quot;Janacek&quot;, &quot;parse-names&quot;: false, &quot;non-dropping-particle&quot;: &quot;&quot;}, {&quot;dropping-particle&quot;: &quot;&quot;, &quot;given&quot;: &quot;Thomas&quot;, &quot;suffix&quot;: &quot;&quot;, &quot;family&quot;: &quot;Juettemann&quot;, &quot;parse-names&quot;: false, &quot;non-dropping-particle&quot;: &quot;&quot;}, {&quot;dropping-particle&quot;: &quot;&quot;, &quot;given&quot;: &quot;Jimmy Kiang&quot;, &quot;suffix&quot;: &quot;&quot;, &quot;family&quot;: &quot;To&quot;, &quot;parse-names&quot;: false, &quot;non-dropping-particle&quot;: &quot;&quot;}, {&quot;dropping-particle&quot;: &quot;&quot;, &quot;given&quot;: &quot;Matthew R&quot;, &quot;suffix&quot;: &quot;&quot;, &quot;family&quot;: &quot;Laird&quot;, &quot;parse-names&quot;: false, &quot;non-dropping-particle&quot;: &quot;&quot;}, {&quot;dropping-particle&quot;: &quot;&quot;, &quot;given&quot;: &quot;Ilias&quot;, &quot;suffix&quot;: &quot;&quot;, &quot;family&quot;: &quot;Lavidas&quot;, &quot;parse-names&quot;: false, &quot;non-dropping-particle&quot;: &quot;&quot;}, {&quot;dropping-particle&quot;: &quot;&quot;, &quot;given&quot;: &quot;Zhicheng&quot;, &quot;suffix&quot;: &quot;&quot;, &quot;family&quot;: &quot;Liu&quot;, &quot;parse-names&quot;: false, &quot;non-dropping-particle&quot;: &quot;&quot;}, {&quot;dropping-particle&quot;: &quot;&quot;, &quot;given&quot;: &quot;Jane E&quot;, &quot;suffix&quot;: &quot;&quot;, &quot;family&quot;: &quot;Loveland&quot;, &quot;parse-names&quot;: false, &quot;non-dropping-particle&quot;: &quot;&quot;}, {&quot;dropping-particle&quot;: &quot;&quot;, &quot;given&quot;: &quot;Thomas&quot;, &quot;suffix&quot;: &quot;&quot;, &quot;family&quot;: &quot;Maurel&quot;, &quot;parse-names&quot;: false, &quot;non-dropping-particle&quot;: &quot;&quot;}, {&quot;dropping-particle&quot;: &quot;&quot;, &quot;given&quot;: &quot;William&quot;, &quot;suffix&quot;: &quot;&quot;, &quot;family&quot;: &quot;McLaren&quot;, &quot;parse-names&quot;: false, &quot;non-dropping-particle&quot;: &quot;&quot;}, {&quot;dropping-particle&quot;: &quot;&quot;, &quot;given&quot;: &quot;Benjamin&quot;, &quot;suffix&quot;: &quot;&quot;, &quot;family&quot;: &quot;Moore&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Daniel N&quot;, &quot;suffix&quot;: &quot;&quot;, &quot;family&quot;: &quot;Murphy&quot;, &quot;parse-names&quot;: false, &quot;non-dropping-particle&quot;: &quot;&quot;}, {&quot;dropping-particle&quot;: &quot;&quot;, &quot;given&quot;: &quot;Victoria&quot;, &quot;suffix&quot;: &quot;&quot;, &quot;family&quot;: &quot;Newman&quot;, &quot;parse-names&quot;: false, &quot;non-dropping-particle&quot;: &quot;&quot;}, {&quot;dropping-particle&quot;: &quot;&quot;, &quot;given&quot;: &quot;Michael&quot;, &quot;suffix&quot;: &quot;&quot;, &quot;family&quot;: &quot;Nuhn&quot;, &quot;parse-names&quot;: false, &quot;non-dropping-particle&quot;: &quot;&quot;}, {&quot;dropping-particle&quot;: &quot;&quot;, &quot;given&quot;: &quot;Denye&quot;, &quot;suffix&quot;: &quot;&quot;, &quot;family&quot;: &quot;Ogeh&quot;, &quot;parse-names&quot;: false, &quot;non-dropping-particle&quot;: &quot;&quot;}, {&quot;dropping-particle&quot;: &quot;&quot;, &quot;given&quot;: &quot;Chuang Kee&quot;, &quot;suffix&quot;: &quot;&quot;, &quot;family&quot;: &quot;Ong&quot;, &quot;parse-names&quot;: false, &quot;non-dropping-particle&quot;: &quot;&quot;}, {&quot;dropping-particle&quot;: &quot;&quot;, &quot;given&quot;: &quot;Anne&quot;, &quot;suffix&quot;: &quot;&quot;, &quot;family&quot;: &quot;Parker&quot;, &quot;parse-names&quot;: false, &quot;non-dropping-particle&quot;: &quot;&quot;}, {&quot;dropping-particle&quot;: &quot;&quot;, &quot;given&quot;: &quot;Mateus&quot;, &quot;suffix&quot;: &quot;&quot;, &quot;family&quot;: &quot;Patricio&quot;, &quot;parse-names&quot;: false, &quot;non-dropping-particle&quot;: &quot;&quot;}, {&quot;dropping-particle&quot;: &quot;&quot;, &quot;given&quot;: &quot;Harpreet Singh&quot;, &quot;suffix&quot;: &quot;&quot;, &quot;family&quot;: &quot;Riat&quot;, &quot;parse-names&quot;: false, &quot;non-dropping-particle&quot;: &quot;&quot;}, {&quot;dropping-particle&quot;: &quot;&quot;, &quot;given&quot;: &quot;Helen&quot;, &quot;suffix&quot;: &quot;&quot;, &quot;family&quot;: &quot;Schuilenburg&quot;, &quot;parse-names&quot;: false, &quot;non-dropping-particle&quot;: &quot;&quot;}, {&quot;dropping-particle&quot;: &quot;&quot;, &quot;given&quot;: &quot;Dan&quot;, &quot;suffix&quot;: &quot;&quot;, &quot;family&quot;: &quot;Sheppard&quot;, &quot;parse-names&quot;: false, &quot;non-dropping-particle&quot;: &quot;&quot;}, {&quot;dropping-particle&quot;: &quot;&quot;, &quot;given&quot;: &quot;Helen&quot;, &quot;suffix&quot;: &quot;&quot;, &quot;family&quot;: &quot;Sparrow&quot;, &quot;parse-names&quot;: false, &quot;non-dropping-particle&quot;: &quot;&quot;}, {&quot;dropping-particle&quot;: &quot;&quot;, &quot;given&quot;: &quot;Kieron&quot;, &quot;suffix&quot;: &quot;&quot;, &quot;family&quot;: &quot;Taylor&quot;, &quot;parse-names&quot;: false, &quot;non-dropping-particle&quot;: &quot;&quot;}, {&quot;dropping-particle&quot;: &quot;&quot;, &quot;given&quot;: &quot;Anja&quot;, &quot;suffix&quot;: &quot;&quot;, &quot;family&quot;: &quot;Thormann&quot;, &quot;parse-names&quot;: false, &quot;non-dropping-particle&quot;: &quot;&quot;}, {&quot;dropping-particle&quot;: &quot;&quot;, &quot;given&quot;: &quot;Alessandro&quot;, &quot;suffix&quot;: &quot;&quot;, &quot;family&quot;: &quot;Vullo&quot;, &quot;parse-names&quot;: false, &quot;non-dropping-particle&quot;: &quot;&quot;}, {&quot;dropping-particle&quot;: &quot;&quot;, &quot;given&quot;: &quot;Brandon&quot;, &quot;suffix&quot;: &quot;&quot;, &quot;family&quot;: &quot;Walts&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Sarah E&quot;, &quot;suffix&quot;: &quot;&quot;, &quot;family&quot;: &quot;Hunt&quot;, &quot;parse-names&quot;: false, &quot;non-dropping-particle&quot;: &quot;&quot;}, {&quot;dropping-particle&quot;: &quot;&quot;, &quot;given&quot;: &quot;Myrto&quot;, &quot;suffix&quot;: &quot;&quot;, &quot;family&quot;: &quot;Kostadima&quot;, &quot;parse-names&quot;: false, &quot;non-dropping-particle&quot;: &quot;&quot;}, {&quot;dropping-particle&quot;: &quot;&quot;, &quot;given&quot;: &quot;Nicholas&quot;, &quot;suffix&quot;: &quot;&quot;, &quot;family&quot;: &quot;Langridge&quot;, &quot;parse-names&quot;: false, &quot;non-dropping-particle&quot;: &quot;&quot;}, {&quot;dropping-particle&quot;: &quot;&quot;, &quot;given&quot;: &quot;Fergal J&quot;, &quot;suffix&quot;: &quot;&quot;, &quot;family&quot;: &quot;Martin&quot;, &quot;parse-names&quot;: false, &quot;non-dropping-particle&quot;: &quot;&quot;}, {&quot;dropping-particle&quot;: &quot;&quot;, &quot;given&quot;: &quot;Matthieu&quot;, &quot;suffix&quot;: &quot;&quot;, &quot;family&quot;: &quot;Muffato&quot;, &quot;parse-names&quot;: false, &quot;non-dropping-particle&quot;: &quot;&quot;}, {&quot;dropping-particle&quot;: &quot;&quot;, &quot;given&quot;: &quot;Emily&quot;, &quot;suffix&quot;: &quot;&quot;, &quot;family&quot;: &quot;Perry&quot;, &quot;parse-names&quot;: false, &quot;non-dropping-particle&quot;: &quot;&quot;}, {&quot;dropping-particle&quot;: &quot;&quot;, &quot;given&quot;: &quot;Magali&quot;, &quot;suffix&quot;: &quot;&quot;, &quot;family&quot;: &quot;Ruffier&quot;, &quot;parse-names&quot;: false, &quot;non-dropping-particle&quot;: &quot;&quot;}, {&quot;dropping-particle&quot;: &quot;&quot;, &quot;given&quot;: &quot;Dan M&quot;, &quot;suffix&quot;: &quot;&quot;, &quot;family&quot;: &quot;Staines&quot;, &quot;parse-names&quot;: false, &quot;non-dropping-particle&quot;: &quot;&quot;}, {&quot;dropping-particle&quot;: &quot;&quot;, &quot;given&quot;: &quot;Stephen J&quot;, &quot;suffix&quot;: &quot;&quot;, &quot;family&quot;: &quot;Trevanion&quot;, &quot;parse-names&quot;: false, &quot;non-dropping-particle&quot;: &quot;&quot;}, {&quot;dropping-particle&quot;: &quot;&quot;, &quot;given&quot;: &quot;Bronwen L&quot;, &quot;suffix&quot;: &quot;&quot;, &quot;family&quot;: &quot;Aken&quot;, &quot;parse-names&quot;: false, &quot;non-dropping-particle&quot;: &quot;&quot;}, {&quot;dropping-particle&quot;: &quot;&quot;, &quot;given&quot;: &quot;Fiona&quot;, &quot;suffix&quot;: &quot;&quot;, &quot;family&quot;: &quot;Cunningham&quot;, &quot;parse-names&quot;: false, &quot;non-dropping-particle&quot;: &quot;&quot;}, {&quot;dropping-particle&quot;: &quot;&quot;, &quot;given&quot;: &quot;Andrew&quot;, &quot;suffix&quot;: &quot;&quot;, &quot;family&quot;: &quot;Yates&quot;, &quot;parse-names&quot;: false, &quot;non-dropping-particle&quot;: &quot;&quot;}, {&quot;dropping-particle&quot;: &quot;&quot;, &quot;given&quot;: &quot;Paul&quot;, &quot;suffix&quot;: &quot;&quot;, &quot;family&quot;: &quot;Flicek&quot;, &quot;parse-names&quot;: false, &quot;non-dropping-particle&quot;: &quot;&quot;}], &quot;page&quot;: &quot;D754-D761&quot;, &quot;issued&quot;: {&quot;date-parts&quot;: [[&quot;2018&quot;, &quot;1&quot;, &quot;4&quot;]]}, &quot;container-title&quot;: &quot;Nucleic Acids Research&quot;, &quot;issue&quot;: &quot;D1&quot;}}], &quot;schema&quot;: &quot;https://github.com/citation-style-language/schema/raw/master/csl-citation.json&quot;} RNDmw6u7YgQhP"/><text:span text:style-name="T84"> </text:span><text:span text:style-name="T149">allow for manual inspection of individual </text:span><text:span text:style-name="T17">loci</text:span><text:span text:style-name="T149">, </text:span><text:span text:style-name="T150">but lack functionality that could scale for tens of thousands of regulatory variants.</text:span></text:p>
      <text:p text:style-name="P31"><text:span text:style-name="T151">Dedicated browsers for exploring regulatory data resources typically include only one resource, and limit the analysis to particular types of regulators, such as separating enhancers and promoters in SlideBase </text:span><text:reference-mark-start text:name="ADDIN CSL_CITATION {&quot;properties&quot;: {&quot;noteIndex&quot;: 0}, &quot;mendeley&quot;: {&quot;previouslyFormattedCitation&quot;: &quot;(Ienasescu et al. 2016)&quot;, &quot;formattedCitation&quot;: &quot;(Ienasescu et al. 2016)&quot;, &quot;plainTextFormattedCitation&quot;: &quot;(Ienasescu et al. 2016)&quot;}, &quot;citationItems&quot;: [{&quot;uris&quot;: [&quot;http://www.mendeley.com/documents/?uuid=22d9dc85-6f3c-4d5b-978d-dcc95b3b2b30&quot;], &quot;id&quot;: &quot;ITEM-1&quot;, &quot;itemData&quot;: {&quot;volume&quot;: &quot;2016&quot;, &quot;DOI&quot;: &quot;10.1093/database/baw144&quot;, &quot;publisher&quot;: &quot;Narnia&quot;, &quot;container-title&quot;: &quot;Database&quot;, &quot;issued&quot;: {&quot;date-parts&quot;: [[&quot;2016&quot;, &quot;12&quot;, &quot;26&quot;]]}, &quot;id&quot;: &quot;ITEM-1&quot;, &quot;type&quot;: &quot;article-journal&quot;, &quot;title&quot;: &quot;On-the-fly selection of cell-specific enhancers, genes, miRNAs and proteins across the human body using SlideBase&quot;, &quot;author&quot;: [{&quot;dropping-particle&quot;: &quot;&quot;, &quot;given&quot;: &quot;Hans&quot;, &quot;suffix&quot;: &quot;&quot;, &quot;family&quot;: &quot;Ienasescu&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Kristoffer&quot;, &quot;suffix&quot;: &quot;&quot;, &quot;family&quot;: &quot;Vitting-Seerup&quot;, &quot;parse-names&quot;: false, &quot;non-dropping-particle&quot;: &quot;&quot;}, {&quot;dropping-particle&quot;: &quot;&quot;, &quot;given&quot;: &quot;Emil&quot;, &quot;suffix&quot;: &quot;&quot;, &quot;family&quot;: &quot;Lagoni&quot;, &quot;parse-names&quot;: false, &quot;non-dropping-particle&quot;: &quot;&quot;}, {&quot;dropping-particle&quot;: &quot;&quot;, &quot;given&quot;: &quot;Mette&quot;, &quot;suffix&quot;: &quot;&quot;, &quot;family&quot;: &quot;Boyd&quot;, &quot;parse-names&quot;: false, &quot;non-dropping-particle&quot;: &quot;&quot;}, {&quot;dropping-particle&quot;: &quot;&quot;, &quot;given&quot;: &quot;Jette&quot;, &quot;suffix&quot;: &quot;&quot;, &quot;family&quot;: &quot;Bornholdt&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Hideya&quot;, &quot;suffix&quot;: &quot;&quot;, &quot;family&quot;: &quot;Kawaji&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istair R.R. R.&quot;, &quot;suffix&quot;: &quot;&quot;, &quot;family&quot;: &quot;Forrest&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Albin&quot;, &quot;suffix&quot;: &quot;&quot;, &quot;family&quot;: &quot;Sandelin&quot;, &quot;parse-names&quot;: false, &quot;non-dropping-particle&quot;: &quot;&quot;}], &quot;page&quot;: &quot;baw144&quot;, &quot;ISSN&quot;: &quot;1758-0463&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schema&quot;: &quot;https://github.com/citation-style-language/schema/raw/master/csl-citation.json&quot;} RNDBZuvoTWOwv"/><text:span text:style-name="T85">(Ienasescu et al. 2016)</text:span><text:reference-mark-end text:name="ADDIN CSL_CITATION {&quot;properties&quot;: {&quot;noteIndex&quot;: 0}, &quot;mendeley&quot;: {&quot;previouslyFormattedCitation&quot;: &quot;(Ienasescu et al. 2016)&quot;, &quot;formattedCitation&quot;: &quot;(Ienasescu et al. 2016)&quot;, &quot;plainTextFormattedCitation&quot;: &quot;(Ienasescu et al. 2016)&quot;}, &quot;citationItems&quot;: [{&quot;uris&quot;: [&quot;http://www.mendeley.com/documents/?uuid=22d9dc85-6f3c-4d5b-978d-dcc95b3b2b30&quot;], &quot;id&quot;: &quot;ITEM-1&quot;, &quot;itemData&quot;: {&quot;volume&quot;: &quot;2016&quot;, &quot;DOI&quot;: &quot;10.1093/database/baw144&quot;, &quot;publisher&quot;: &quot;Narnia&quot;, &quot;container-title&quot;: &quot;Database&quot;, &quot;issued&quot;: {&quot;date-parts&quot;: [[&quot;2016&quot;, &quot;12&quot;, &quot;26&quot;]]}, &quot;id&quot;: &quot;ITEM-1&quot;, &quot;type&quot;: &quot;article-journal&quot;, &quot;title&quot;: &quot;On-the-fly selection of cell-specific enhancers, genes, miRNAs and proteins across the human body using SlideBase&quot;, &quot;author&quot;: [{&quot;dropping-particle&quot;: &quot;&quot;, &quot;given&quot;: &quot;Hans&quot;, &quot;suffix&quot;: &quot;&quot;, &quot;family&quot;: &quot;Ienasescu&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Kristoffer&quot;, &quot;suffix&quot;: &quot;&quot;, &quot;family&quot;: &quot;Vitting-Seerup&quot;, &quot;parse-names&quot;: false, &quot;non-dropping-particle&quot;: &quot;&quot;}, {&quot;dropping-particle&quot;: &quot;&quot;, &quot;given&quot;: &quot;Emil&quot;, &quot;suffix&quot;: &quot;&quot;, &quot;family&quot;: &quot;Lagoni&quot;, &quot;parse-names&quot;: false, &quot;non-dropping-particle&quot;: &quot;&quot;}, {&quot;dropping-particle&quot;: &quot;&quot;, &quot;given&quot;: &quot;Mette&quot;, &quot;suffix&quot;: &quot;&quot;, &quot;family&quot;: &quot;Boyd&quot;, &quot;parse-names&quot;: false, &quot;non-dropping-particle&quot;: &quot;&quot;}, {&quot;dropping-particle&quot;: &quot;&quot;, &quot;given&quot;: &quot;Jette&quot;, &quot;suffix&quot;: &quot;&quot;, &quot;family&quot;: &quot;Bornholdt&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Hideya&quot;, &quot;suffix&quot;: &quot;&quot;, &quot;family&quot;: &quot;Kawaji&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istair R.R. R.&quot;, &quot;suffix&quot;: &quot;&quot;, &quot;family&quot;: &quot;Forrest&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Albin&quot;, &quot;suffix&quot;: &quot;&quot;, &quot;family&quot;: &quot;Sandelin&quot;, &quot;parse-names&quot;: false, &quot;non-dropping-particle&quot;: &quot;&quot;}], &quot;page&quot;: &quot;baw144&quot;, &quot;ISSN&quot;: &quot;1758-0463&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schema&quot;: &quot;https://github.com/citation-style-language/schema/raw/master/csl-citation.json&quot;} RNDBZuvoTWOwv"/><text:span text:style-name="T151">.</text:span><office:annotation-end office:name="__Annotation__39125_1128793646"/><text:span text:style-name="T151">⁠</text:span></text:p>
      <text:p text:style-name="P13">API and programmatic access. <text:span text:style-name="T257">Other uses (not just rare disease)</text:span></text:p>
      <text:p text:style-name="P52">While analy<text:span text:style-name="T251">zi</text:span>ng datasets included in Remus we found differences stemming from the experimental techniques used to obtain them. FANTOM <text:span text:style-name="T248">datasets are based on </text:span>CAGE-seq <text:span text:style-name="T248">data, where </text:span>a sharp signal <text:soft-page-break/>spanning few tens of basepairs represent<text:span text:style-name="T248">s</text:span> <text:span text:style-name="T248">a </text:span>transcription initiation event <text:reference-mark-start text:name="ADDIN CSL_CITATION {&quot;properties&quot;: {&quot;noteIndex&quot;: 0}, &quot;mendeley&quot;: {&quot;formattedCitation&quot;: &quot;(Kodzius et al. 2006)&quot;, &quot;plainTextFormattedCitation&quot;: &quot;(Kodzius et al. 2006)&quot;}, &quot;citationItems&quot;: [{&quot;uris&quot;: [&quot;http://www.mendeley.com/documents/?uuid=ef524195-ebc8-3fda-ab55-6ed294d910d2&quot;], &quot;id&quot;: &quot;ITEM-1&quot;, &quot;itemData&quot;: {&quot;volume&quot;: &quot;3&quot;, &quot;DOI&quot;: &quot;10.1038/nmeth0306-211&quot;, &quot;ISSN&quot;: &quot;15487105&quot;, &quot;container-title&quot;: &quot;Nature Methods&quot;, &quot;id&quot;: &quot;ITEM-1&quot;, &quot;type&quot;: &quot;article-journal&quot;, &quot;title&quot;: &quot;Cage: Cap analysis of gene expression&quot;, &quot;author&quot;: [{&quot;dropping-particle&quot;: &quot;&quot;, &quot;given&quot;: &quot;Rimantas&quot;, &quot;suffix&quot;: &quot;&quot;, &quot;family&quot;: &quot;Kodzius&quot;, &quot;parse-names&quot;: false, &quot;non-dropping-particle&quot;: &quot;&quot;}, {&quot;dropping-particle&quot;: &quot;&quot;, &quot;given&quot;: &quot;Miki&quot;, &quot;suffix&quot;: &quot;&quot;, &quot;family&quot;: &quot;Kojima&quot;, &quot;parse-names&quot;: false, &quot;non-dropping-particle&quot;: &quot;&quot;}, {&quot;dropping-particle&quot;: &quot;&quot;, &quot;given&quot;: &quot;Hiromi&quot;, &quot;suffix&quot;: &quot;&quot;, &quot;family&quot;: &quot;Nishiyori&quot;, &quot;parse-names&quot;: false, &quot;non-dropping-particle&quot;: &quot;&quot;}, {&quot;dropping-particle&quot;: &quot;&quot;, &quot;given&quot;: &quot;Mari&quot;, &quot;suffix&quot;: &quot;&quot;, &quot;family&quot;: &quot;Nakamura&quot;, &quot;parse-names&quot;: false, &quot;non-dropping-particle&quot;: &quot;&quot;}, {&quot;dropping-particle&quot;: &quot;&quot;, &quot;given&quot;: &quot;Shiro&quot;, &quot;suffix&quot;: &quot;&quot;, &quot;family&quot;: &quot;Fukuda&quot;, &quot;parse-names&quot;: false, &quot;non-dropping-particle&quot;: &quot;&quot;}, {&quot;dropping-particle&quot;: &quot;&quot;, &quot;given&quot;: &quot;Michihira&quot;, &quot;suffix&quot;: &quot;&quot;, &quot;family&quot;: &quot;Tagami&quot;, &quot;parse-names&quot;: false, &quot;non-dropping-particle&quot;: &quot;&quot;}, {&quot;dropping-particle&quot;: &quot;&quot;, &quot;given&quot;: &quot;Daisuke&quot;, &quot;suffix&quot;: &quot;&quot;, &quot;family&quot;: &quot;Sasaki&quot;, &quot;parse-names&quot;: false, &quot;non-dropping-particle&quot;: &quot;&quot;}, {&quot;dropping-particle&quot;: &quot;&quot;, &quot;given&quot;: &quot;Kengo&quot;, &quot;suffix&quot;: &quot;&quot;, &quot;family&quot;: &quot;Imamura&quot;, &quot;parse-names&quot;: false, &quot;non-dropping-particle&quot;: &quot;&quot;}, {&quot;dropping-particle&quot;: &quot;&quot;, &quot;given&quot;: &quot;Chikatoshi&quot;, &quot;suffix&quot;: &quot;&quot;, &quot;family&quot;: &quot;Kai&quot;, &quot;parse-names&quot;: false, &quot;non-dropping-particle&quot;: &quot;&quot;}, {&quot;dropping-particle&quot;: &quot;&quot;, &quot;given&quot;: &quot;Matthias&quot;, &quot;suffix&quot;: &quot;&quot;, &quot;family&quot;: &quot;Harbers&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Piero&quot;, &quot;suffix&quot;: &quot;&quot;, &quot;family&quot;: &quot;Carninci&quot;, &quot;parse-names&quot;: false, &quot;non-dropping-particle&quot;: &quot;&quot;}], &quot;page&quot;: &quot;211&quot;, &quot;issued&quot;: {&quot;date-parts&quot;: [[&quot;2006&quot;]]}, &quot;abstract&quot;: &quot;Transcript abundance can be determined by various methods, including reverse transcription (RT)-PCR, microarray analysis, sequencing of expressed sequence tags (ESTs), serial analysis of gene expression (SAGE) and massively parallel signature sequencing (MPSS)1, 2, most of which rely on 3\u2019 end-related sequences. But for the identification of transcription start sites (TSSs) and their associated promoters, 5\u2019 end-specific signature sequences are required for higher annotations of expression profiles. Therefore, we and others began cloning of short sequence tags from the 5\u2019 ends of cDNAs, using cap analysis of gene expression (CAGE)3 and 5\u2019-SAGE4, 5. In these techniques linkers are attached to the 5\u2019 ends of full- length enriched cDNAs to introduce a recognition site for the restriction endonuclease Mmel adjacent to the 5\u2019 ends. Mmel cleaves cDNAs at a sequence 20 and 18 nucleotides away (3\u2019) from its recognition site, creating a two-base overhang. After amplification, the sequencing tags are concatenated for high- throughput sequencing (Fig. 1). Here we present a CAGE protocol that has been used extensively for high- throughput analysis of mouse and human transcripts. The method includes new features for improved library construction, such as the use of random priming6 for gene discovery from nonpolyadenylated RNA, simplified full-length cDNA enrichment by multiwell filtration-based cap-trapping and a pooling strategy for high-throughput CAGE library preparation. The application of this CAGE protocol will contribute to genome annotation, gene discovery and expression profiling 7 . \u00a9 2006 Macmillan Publishers Limited. All rights reserved.&quot;, &quot;issue&quot;: &quot;3&quot;}}], &quot;schema&quot;: &quot;https://github.com/citation-style-language/schema/raw/master/csl-citation.json&quot;} RNDrBaHpi90iE"/><text:span text:style-name="T60">(Kodzius et al. 2006)</text:span><text:reference-mark-end text:name="ADDIN CSL_CITATION {&quot;properties&quot;: {&quot;noteIndex&quot;: 0}, &quot;mendeley&quot;: {&quot;formattedCitation&quot;: &quot;(Kodzius et al. 2006)&quot;, &quot;plainTextFormattedCitation&quot;: &quot;(Kodzius et al. 2006)&quot;}, &quot;citationItems&quot;: [{&quot;uris&quot;: [&quot;http://www.mendeley.com/documents/?uuid=ef524195-ebc8-3fda-ab55-6ed294d910d2&quot;], &quot;id&quot;: &quot;ITEM-1&quot;, &quot;itemData&quot;: {&quot;volume&quot;: &quot;3&quot;, &quot;DOI&quot;: &quot;10.1038/nmeth0306-211&quot;, &quot;ISSN&quot;: &quot;15487105&quot;, &quot;container-title&quot;: &quot;Nature Methods&quot;, &quot;id&quot;: &quot;ITEM-1&quot;, &quot;type&quot;: &quot;article-journal&quot;, &quot;title&quot;: &quot;Cage: Cap analysis of gene expression&quot;, &quot;author&quot;: [{&quot;dropping-particle&quot;: &quot;&quot;, &quot;given&quot;: &quot;Rimantas&quot;, &quot;suffix&quot;: &quot;&quot;, &quot;family&quot;: &quot;Kodzius&quot;, &quot;parse-names&quot;: false, &quot;non-dropping-particle&quot;: &quot;&quot;}, {&quot;dropping-particle&quot;: &quot;&quot;, &quot;given&quot;: &quot;Miki&quot;, &quot;suffix&quot;: &quot;&quot;, &quot;family&quot;: &quot;Kojima&quot;, &quot;parse-names&quot;: false, &quot;non-dropping-particle&quot;: &quot;&quot;}, {&quot;dropping-particle&quot;: &quot;&quot;, &quot;given&quot;: &quot;Hiromi&quot;, &quot;suffix&quot;: &quot;&quot;, &quot;family&quot;: &quot;Nishiyori&quot;, &quot;parse-names&quot;: false, &quot;non-dropping-particle&quot;: &quot;&quot;}, {&quot;dropping-particle&quot;: &quot;&quot;, &quot;given&quot;: &quot;Mari&quot;, &quot;suffix&quot;: &quot;&quot;, &quot;family&quot;: &quot;Nakamura&quot;, &quot;parse-names&quot;: false, &quot;non-dropping-particle&quot;: &quot;&quot;}, {&quot;dropping-particle&quot;: &quot;&quot;, &quot;given&quot;: &quot;Shiro&quot;, &quot;suffix&quot;: &quot;&quot;, &quot;family&quot;: &quot;Fukuda&quot;, &quot;parse-names&quot;: false, &quot;non-dropping-particle&quot;: &quot;&quot;}, {&quot;dropping-particle&quot;: &quot;&quot;, &quot;given&quot;: &quot;Michihira&quot;, &quot;suffix&quot;: &quot;&quot;, &quot;family&quot;: &quot;Tagami&quot;, &quot;parse-names&quot;: false, &quot;non-dropping-particle&quot;: &quot;&quot;}, {&quot;dropping-particle&quot;: &quot;&quot;, &quot;given&quot;: &quot;Daisuke&quot;, &quot;suffix&quot;: &quot;&quot;, &quot;family&quot;: &quot;Sasaki&quot;, &quot;parse-names&quot;: false, &quot;non-dropping-particle&quot;: &quot;&quot;}, {&quot;dropping-particle&quot;: &quot;&quot;, &quot;given&quot;: &quot;Kengo&quot;, &quot;suffix&quot;: &quot;&quot;, &quot;family&quot;: &quot;Imamura&quot;, &quot;parse-names&quot;: false, &quot;non-dropping-particle&quot;: &quot;&quot;}, {&quot;dropping-particle&quot;: &quot;&quot;, &quot;given&quot;: &quot;Chikatoshi&quot;, &quot;suffix&quot;: &quot;&quot;, &quot;family&quot;: &quot;Kai&quot;, &quot;parse-names&quot;: false, &quot;non-dropping-particle&quot;: &quot;&quot;}, {&quot;dropping-particle&quot;: &quot;&quot;, &quot;given&quot;: &quot;Matthias&quot;, &quot;suffix&quot;: &quot;&quot;, &quot;family&quot;: &quot;Harbers&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Piero&quot;, &quot;suffix&quot;: &quot;&quot;, &quot;family&quot;: &quot;Carninci&quot;, &quot;parse-names&quot;: false, &quot;non-dropping-particle&quot;: &quot;&quot;}], &quot;page&quot;: &quot;211&quot;, &quot;issued&quot;: {&quot;date-parts&quot;: [[&quot;2006&quot;]]}, &quot;abstract&quot;: &quot;Transcript abundance can be determined by various methods, including reverse transcription (RT)-PCR, microarray analysis, sequencing of expressed sequence tags (ESTs), serial analysis of gene expression (SAGE) and massively parallel signature sequencing (MPSS)1, 2, most of which rely on 3\u2019 end-related sequences. But for the identification of transcription start sites (TSSs) and their associated promoters, 5\u2019 end-specific signature sequences are required for higher annotations of expression profiles. Therefore, we and others began cloning of short sequence tags from the 5\u2019 ends of cDNAs, using cap analysis of gene expression (CAGE)3 and 5\u2019-SAGE4, 5. In these techniques linkers are attached to the 5\u2019 ends of full- length enriched cDNAs to introduce a recognition site for the restriction endonuclease Mmel adjacent to the 5\u2019 ends. Mmel cleaves cDNAs at a sequence 20 and 18 nucleotides away (3\u2019) from its recognition site, creating a two-base overhang. After amplification, the sequencing tags are concatenated for high- throughput sequencing (Fig. 1). Here we present a CAGE protocol that has been used extensively for high- throughput analysis of mouse and human transcripts. The method includes new features for improved library construction, such as the use of random priming6 for gene discovery from nonpolyadenylated RNA, simplified full-length cDNA enrichment by multiwell filtration-based cap-trapping and a pooling strategy for high-throughput CAGE library preparation. The application of this CAGE protocol will contribute to genome annotation, gene discovery and expression profiling 7 . \u00a9 2006 Macmillan Publishers Limited. All rights reserved.&quot;, &quot;issue&quot;: &quot;3&quot;}}], &quot;schema&quot;: &quot;https://github.com/citation-style-language/schema/raw/master/csl-citation.json&quot;} RNDrBaHpi90iE"/>⁠. <text:span text:style-name="T248">Promoter regions obtained from CAGE-peaks are thus narrow, and located precisely at transcription start sites. In contrast, SCREEN promoters were mapped by overlapping open chromatin regions (ENCODE DNase-seq experiments) located upstream of annotated genes, with methylation (ENCODE …. ) signals promoting transcription [</text:span><text:span text:style-name="T41">ref</text:span><text:span text:style-name="T248">]. DNase footprints are wider (x-y bp) than CAGE-seq peaks, and despite being methylated, may not necessarily be actively transcribed, which explains modest overlap between the two datasets.</text:span></text:p>
      <text:p text:style-name="P52"><text:span text:style-name="T248">Similar differences stemming from experimental techniques can be observed for enhancer and TF-binding datasets (</text:span><text:span text:style-name="T41">Supplementary Fig. </text:span><text:span text:style-name="T42">2</text:span><text:span text:style-name="T248">). FANTOM enhancers mapped by CAGE-seq are, so called, </text:span><text:span text:style-name="T148">transcribed</text:span><text:span text:style-name="T248"> enhancers - a subset of all active enhancers in a cell </text:span><text:reference-mark-start text:name="ADDIN CSL_CITATION {&quot;properties&quot;: {&quot;noteIndex&quot;: 0}, &quot;mendeley&quot;: {&quot;previouslyFormattedCitation&quot;: &quot;(Andersson et al. 2014)&quot;, &quot;formattedCitation&quot;: &quot;(Andersson et al. 2014)&quot;, &quot;plainTextFormattedCitation&quot;: &quot;(Andersson et al. 2014)&quot;}, &quot;citationItems&quot;: [{&quot;uris&quot;: [&quot;http://www.mendeley.com/documents/?uuid=ea23f591-830f-4370-8386-0cf1722d82d5&quot;], &quot;id&quot;: &quot;ITEM-1&quot;, &quot;itemData&quot;: {&quot;volume&quot;: &quot;507&quot;, &quot;DOI&quot;: &quot;10.1038/nature12787&quot;, &quot;ISSN&quot;: &quot;14764687&quot;, &quot;container-title&quot;: &quot;Nature&quot;, &quot;id&quot;: &quot;ITEM-1&quot;, &quot;type&quot;: &quot;article-journal&quot;, &quot;title&quot;: &quot;An atlas of active enhancers across human cell types and tissues&quot;, &quot;author&quot;: [{&quot;dropping-particle&quot;: &quot;&quot;, &quot;given&quot;: &quot;Robin&quot;, &quot;suffix&quot;: &quot;&quot;, &quot;family&quot;: &quot;Andersson&quot;, &quot;parse-names&quot;: false, &quot;non-dropping-particle&quot;: &quot;&quot;}, {&quot;dropping-particle&quot;: &quot;&quot;, &quot;given&quot;: &quot;Claudia&quot;, &quot;suffix&quot;: &quot;&quot;, &quot;family&quot;: &quot;Gebhard&quot;, &quot;parse-names&quot;: false, &quot;non-dropping-particle&quot;: &quot;&quot;}, {&quot;dropping-particle&quot;: &quot;&quot;, &quot;given&quot;: &quot;Irene&quot;, &quot;suffix&quot;: &quot;&quot;, &quot;family&quot;: &quot;Miguel-Escalada&quot;, &quot;parse-names&quot;: false, &quot;non-dropping-particle&quot;: &quot;&quot;}, {&quot;dropping-particle&quot;: &quot;&quot;, &quot;given&quot;: &quot;Ilka&quot;, &quot;suffix&quot;: &quot;&quot;, &quot;family&quot;: &quot;Hoof&quot;, &quot;parse-names&quot;: false, &quot;non-dropping-particle&quot;: &quot;&quot;}, {&quot;dropping-particle&quot;: &quot;&quot;, &quot;given&quot;: &quot;Jette&quot;, &quot;suffix&quot;: &quot;&quot;, &quot;family&quot;: &quot;Bornholdt&quot;, &quot;parse-names&quot;: false, &quot;non-dropping-particle&quot;: &quot;&quot;}, {&quot;dropping-particle&quot;: &quot;&quot;, &quot;given&quot;: &quot;Mette&quot;, &quot;suffix&quot;: &quot;&quot;, &quot;family&quot;: &quot;Boyd&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Xiaobei&quot;, &quot;suffix&quot;: &quot;&quot;, &quot;family&quot;: &quot;Zhao&quot;, &quot;parse-names&quot;: false, &quot;non-dropping-particle&quot;: &quot;&quot;}, {&quot;dropping-particle&quot;: &quot;&quot;, &quot;given&quot;: &quot;Christian&quot;, &quot;suffix&quot;: &quot;&quot;, &quot;family&quot;: &quot;Schmidl&quot;, &quot;parse-names&quot;: false, &quot;non-dropping-particle&quot;: &quot;&quot;}, {&quot;dropping-particle&quot;: &quot;&quot;, &quot;given&quot;: &quot;Takahiro&quot;, &quot;suffix&quot;: &quot;&quot;, &quot;family&quot;: &quot;Suzuki&quot;, &quot;parse-names&quot;: false, &quot;non-dropping-particle&quot;: &quot;&quot;}, {&quot;dropping-particle&quot;: &quot;&quot;, &quot;given&quot;: &quot;Evgenia&quot;, &quot;suffix&quot;: &quot;&quot;, &quot;family&quot;: &quot;Ntini&quot;, &quot;parse-names&quot;: false, &quot;non-dropping-particle&quot;: &quot;&quot;}, {&quot;dropping-particle&quot;: &quot;&quot;, &quot;given&quot;: &quot;Erik&quot;, &quot;suffix&quot;: &quot;&quot;, &quot;family&quot;: &quot;Arner&quot;, &quot;parse-names&quot;: false, &quot;non-dropping-particle&quot;: &quot;&quot;}, {&quot;dropping-particle&quot;: &quot;&quot;, &quot;given&quot;: &quot;Eivind&quot;, &quot;suffix&quot;: &quot;&quot;, &quot;family&quot;: &quot;Valen&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Lucia&quot;, &quot;suffix&quot;: &quot;&quot;, &quot;family&quot;: &quot;Schwarzfischer&quot;, &quot;parse-names&quot;: false, &quot;non-dropping-particle&quot;: &quot;&quot;}, {&quot;dropping-particle&quot;: &quot;&quot;, &quot;given&quot;: &quot;Dagmar&quot;, &quot;suffix&quot;: &quot;&quot;, &quot;family&quot;: &quot;Glatz&quot;, &quot;parse-names&quot;: false, &quot;non-dropping-particle&quot;: &quot;&quot;}, {&quot;dropping-particle&quot;: &quot;&quot;, &quot;given&quot;: &quot;Johanna&quot;, &quot;suffix&quot;: &quot;&quot;, &quot;family&quot;: &quot;Raithel&quot;, &quot;parse-names&quot;: false, &quot;non-dropping-particle&quot;: &quot;&quot;}, {&quot;dropping-particle&quot;: &quot;&quot;, &quot;given&quot;: &quot;Berit&quot;, &quot;suffix&quot;: &quot;&quot;, &quot;family&quot;: &quot;Lilje&quot;, &quot;parse-names&quot;: false, &quot;non-dropping-particle&quot;: &quot;&quot;}, {&quot;dropping-particle&quot;: &quot;&quot;, &quot;given&quot;: &quot;Nicolas&quot;, &quot;suffix&quot;: &quot;&quot;, &quot;family&quot;: &quot;Rapin&quot;, &quot;parse-names&quot;: false, &quot;non-dropping-particle&quot;: &quot;&quot;}, {&quot;dropping-particle&quot;: &quot;&quot;, &quot;given&quot;: &quot;Frederik Otzen&quot;, &quot;suffix&quot;: &quot;&quot;, &quot;family&quot;: &quot;Bagger&quot;, &quot;parse-names&quot;: false, &quot;non-dropping-particle&quot;: &quot;&quot;}, {&quot;dropping-particle&quot;: &quot;&quot;, &quot;given&quot;: &quot;Mette&quot;, &quot;suffix&quot;: &quot;&quot;, &quot;family&quot;: &quot;J\u00f8rgensen&quot;, &quot;parse-names&quot;: false, &quot;non-dropping-particle&quot;: &quot;&quot;}, {&quot;dropping-particle&quot;: &quot;&quot;, &quot;given&quot;: &quot;Peter Refsing&quot;, &quot;suffix&quot;: &quot;&quot;, &quot;family&quot;: &quot;Andersen&quot;, &quot;parse-names&quot;: false, &quot;non-dropping-particle&quot;: &quot;&quot;}, {&quot;dropping-particle&quot;: &quot;&quot;, &quot;given&quot;: &quot;Nicolas&quot;, &quot;suffix&quot;: &quot;&quot;, &quot;family&quot;: &quot;Bertin&quot;, &quot;parse-names&quot;: false, &quot;non-dropping-particle&quot;: &quot;&quot;}, {&quot;dropping-particle&quot;: &quot;&quot;, &quot;given&quot;: &quot;Owen&quot;, &quot;suffix&quot;: &quot;&quot;, &quot;family&quot;: &quot;Rackham&quot;, &quot;parse-names&quot;: false, &quot;non-dropping-particle&quot;: &quot;&quot;}, {&quot;dropping-particle&quot;: &quot;&quot;, &quot;given&quot;: &quot;A. Maxwell&quot;, &quot;suffix&quot;: &quot;&quot;, &quot;family&quot;: &quot;Burroughs&quot;, &quot;parse-names&quot;: false, &quot;non-dropping-particle&quot;: &quot;&quot;}, {&quot;dropping-particle&quot;: &quot;&quot;, &quot;given&quot;: &quot;J. Kenneth&quot;, &quot;suffix&quot;: &quot;&quot;, &quot;family&quot;: &quot;Baillie&quot;, &quot;parse-names&quot;: false, &quot;non-dropping-particle&quot;: &quot;&quot;}, {&quot;dropping-particle&quot;: &quot;&quot;, &quot;given&quot;: &quot;Yuri&quot;, &quot;suffix&quot;: &quot;&quot;, &quot;family&quot;: &quot;Ishizu&quot;, &quot;parse-names&quot;: false, &quot;non-dropping-particle&quot;: &quot;&quot;}, {&quot;dropping-particle&quot;: &quot;&quot;, &quot;given&quot;: &quot;Yuri&quot;, &quot;suffix&quot;: &quot;&quot;, &quot;family&quot;: &quot;Shimizu&quot;, &quot;parse-names&quot;: false, &quot;non-dropping-particle&quot;: &quot;&quot;}, {&quot;dropping-particle&quot;: &quot;&quot;, &quot;given&quot;: &quot;Erina&quot;, &quot;suffix&quot;: &quot;&quot;, &quot;family&quot;: &quot;Furuhata&quot;, &quot;parse-names&quot;: false, &quot;non-dropping-particle&quot;: &quot;&quot;}, {&quot;dropping-particle&quot;: &quot;&quot;, &quot;given&quot;: &quot;Shiori&quot;, &quot;suffix&quot;: &quot;&quot;, &quot;family&quot;: &quot;Maeda&quot;, &quot;parse-names&quot;: false, &quot;non-dropping-particle&quot;: &quot;&quot;}, {&quot;dropping-particle&quot;: &quot;&quot;, &quot;given&quot;: &quot;Yutaka&quot;, &quot;suffix&quot;: &quot;&quot;, &quot;family&quot;: &quot;Negishi&quot;, &quot;parse-names&quot;: false, &quot;non-dropping-particle&quot;: &quot;&quot;}, {&quot;dropping-particle&quot;: &quot;&quot;, &quot;given&quot;: &quot;Christopher J.&quot;, &quot;suffix&quot;: &quot;&quot;, &quot;family&quot;: &quot;Mungall&quot;, &quot;parse-names&quot;: false, &quot;non-dropping-particle&quot;: &quot;&quot;}, {&quot;dropping-particle&quot;: &quot;&quot;, &quot;given&quot;: &quot;Terrence F.&quot;, &quot;suffix&quot;: &quot;&quot;, &quot;family&quot;: &quot;Meehan&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Masayoshi&quot;, &quot;suffix&quot;: &quot;&quot;, &quot;family&quot;: &quot;Itoh&quot;, &quot;parse-names&quot;: false, &quot;non-dropping-particle&quot;: &quot;&quot;}, {&quot;dropping-particle&quot;: &quot;&quot;, &quot;given&quot;: &quot;Hideya&quot;, &quot;suffix&quot;: &quot;&quot;, &quot;family&quot;: &quot;Kawaji&quot;, &quot;parse-names&quot;: false, &quot;non-dropping-particle&quot;: &quot;&quot;}, {&quot;dropping-particle&quot;: &quot;&quot;, &quot;given&quot;: &quot;Naoto&quot;, &quot;suffix&quot;: &quot;&quot;, &quot;family&quot;: &quot;Kondo&quot;, &quot;parse-names&quot;: false, &quot;non-dropping-particle&quot;: &quot;&quot;}, {&quot;dropping-particle&quot;: &quot;&quot;, &quot;given&quot;: &quot;Jun&quot;, &quot;suffix&quot;: &quot;&quot;, &quot;family&quot;: &quot;Kawai&quot;, &quot;parse-names&quot;: false, &quot;non-dropping-particle&quot;: &quot;&quot;}, {&quot;dropping-particle&quot;: &quot;&quot;, &quot;given&quot;: &quot;Andreas&quot;, &quot;suffix&quot;: &quot;&quot;, &quot;family&quot;: &quot;Lennartsson&quot;, &quot;parse-names&quot;: false, &quot;non-dropping-particle&quot;: &quot;&quot;}, {&quot;dropping-particle&quot;: &quot;&quot;, &quot;given&quot;: &quot;Carsten O.&quot;, &quot;suffix&quot;: &quot;&quot;, &quot;family&quot;: &quot;Daub&quot;, &quot;parse-names&quot;: false, &quot;non-dropping-particle&quot;: &quot;&quot;}, {&quot;dropping-particle&quot;: &quot;&quot;, &quot;given&quot;: &quot;Peter&quot;, &quot;suffix&quot;: &quot;&quot;, &quot;family&quot;: &quot;Heutink&quot;, &quot;parse-names&quot;: false, &quot;non-dropping-particle&quot;: &quot;&quot;}, {&quot;dropping-particle&quot;: &quot;&quot;, &quot;given&quot;: &quot;David A.&quot;, &quot;suffix&quot;: &quot;&quot;, &quot;family&quot;: &quot;Hume&quot;, &quot;parse-names&quot;: false, &quot;non-dropping-particle&quot;: &quot;&quot;}, {&quot;dropping-particle&quot;: &quot;&quot;, &quot;given&quot;: &quot;Torben Heick&quot;, &quot;suffix&quot;: &quot;&quot;, &quot;family&quot;: &quot;Jensen&quot;, &quot;parse-names&quot;: false, &quot;non-dropping-particle&quot;: &quot;&quot;}, {&quot;dropping-particle&quot;: &quot;&quot;, &quot;given&quot;: &quot;Harukazu&quot;, &quot;suffix&quot;: &quot;&quot;, &quot;family&quot;: &quot;Suzuki&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Ferenc&quot;, &quot;suffix&quot;: &quot;&quot;, &quot;family&quot;: &quot;M\u00fcller&quot;, &quot;parse-names&quot;: false, &quot;non-dropping-particle&quot;: &quot;&quot;}, {&quot;dropping-particle&quot;: &quot;&quot;, &quot;given&quot;: &quot;Alistair R.R.&quot;, &quot;suffix&quot;: &quot;&quot;, &quot;family&quot;: &quot;Forrest&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Michael&quot;, &quot;suffix&quot;: &quot;&quot;, &quot;family&quot;: &quot;Rehli&quot;, &quot;parse-names&quot;: false, &quot;non-dropping-particle&quot;: &quot;&quot;}, {&quot;dropping-particle&quot;: &quot;&quot;, &quot;given&quot;: &quot;Albin&quot;, &quot;suffix&quot;: &quot;&quot;, &quot;family&quot;: &quot;Sandelin&quot;, &quot;parse-names&quot;: false, &quot;non-dropping-particle&quot;: &quot;&quot;}], &quot;page&quot;: &quot;455-461&quot;, &quot;issued&quot;: {&quot;date-parts&quot;: [[&quot;2014&quot;]]}, &quot;abstract&quot;: &quot;Enhancers control the correct temporal and cell-type-specific activation of gene expression in multicellular eukaryotes. Knowing their properties, regulatory activity and targets is crucial to understand the regulation of differentiation and homeostasis. Here we use the FANTOM5 panel of samples, covering the majority of human tissues and cell types, to produce an atlas of active, in vivo-transcribed enhancers. We show that enhancers share properties with CpG-poor messenger RNA promoters but produce bidirectional, exosome-sensitive, relatively short unspliced RNAs, the generation of which is strongly related to enhancer activity. The atlas is used to compare regulatory programs between different cells at unprecedented depth, to identify disease-associated regulatory single nucleotide polymorphisms, and to classify cell-type-specific and ubiquitous enhancers. We further explore the utility of enhancer redundancy, which explains gene expression strength rather than expression patterns. The online FANTOM5 enhancer atlas represents a unique resource for studies on cell-type-specific enhancers and gene regulation.&quot;, &quot;issue&quot;: &quot;7493&quot;}}], &quot;schema&quot;: &quot;https://github.com/citation-style-language/schema/raw/master/csl-citation.json&quot;} RNDyjjgA1P4ra"/><text:span text:style-name="T79">(Andersson et al. 2014)</text:span><text:reference-mark-end text:name="ADDIN CSL_CITATION {&quot;properties&quot;: {&quot;noteIndex&quot;: 0}, &quot;mendeley&quot;: {&quot;previouslyFormattedCitation&quot;: &quot;(Andersson et al. 2014)&quot;, &quot;formattedCitation&quot;: &quot;(Andersson et al. 2014)&quot;, &quot;plainTextFormattedCitation&quot;: &quot;(Andersson et al. 2014)&quot;}, &quot;citationItems&quot;: [{&quot;uris&quot;: [&quot;http://www.mendeley.com/documents/?uuid=ea23f591-830f-4370-8386-0cf1722d82d5&quot;], &quot;id&quot;: &quot;ITEM-1&quot;, &quot;itemData&quot;: {&quot;volume&quot;: &quot;507&quot;, &quot;DOI&quot;: &quot;10.1038/nature12787&quot;, &quot;ISSN&quot;: &quot;14764687&quot;, &quot;container-title&quot;: &quot;Nature&quot;, &quot;id&quot;: &quot;ITEM-1&quot;, &quot;type&quot;: &quot;article-journal&quot;, &quot;title&quot;: &quot;An atlas of active enhancers across human cell types and tissues&quot;, &quot;author&quot;: [{&quot;dropping-particle&quot;: &quot;&quot;, &quot;given&quot;: &quot;Robin&quot;, &quot;suffix&quot;: &quot;&quot;, &quot;family&quot;: &quot;Andersson&quot;, &quot;parse-names&quot;: false, &quot;non-dropping-particle&quot;: &quot;&quot;}, {&quot;dropping-particle&quot;: &quot;&quot;, &quot;given&quot;: &quot;Claudia&quot;, &quot;suffix&quot;: &quot;&quot;, &quot;family&quot;: &quot;Gebhard&quot;, &quot;parse-names&quot;: false, &quot;non-dropping-particle&quot;: &quot;&quot;}, {&quot;dropping-particle&quot;: &quot;&quot;, &quot;given&quot;: &quot;Irene&quot;, &quot;suffix&quot;: &quot;&quot;, &quot;family&quot;: &quot;Miguel-Escalada&quot;, &quot;parse-names&quot;: false, &quot;non-dropping-particle&quot;: &quot;&quot;}, {&quot;dropping-particle&quot;: &quot;&quot;, &quot;given&quot;: &quot;Ilka&quot;, &quot;suffix&quot;: &quot;&quot;, &quot;family&quot;: &quot;Hoof&quot;, &quot;parse-names&quot;: false, &quot;non-dropping-particle&quot;: &quot;&quot;}, {&quot;dropping-particle&quot;: &quot;&quot;, &quot;given&quot;: &quot;Jette&quot;, &quot;suffix&quot;: &quot;&quot;, &quot;family&quot;: &quot;Bornholdt&quot;, &quot;parse-names&quot;: false, &quot;non-dropping-particle&quot;: &quot;&quot;}, {&quot;dropping-particle&quot;: &quot;&quot;, &quot;given&quot;: &quot;Mette&quot;, &quot;suffix&quot;: &quot;&quot;, &quot;family&quot;: &quot;Boyd&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Xiaobei&quot;, &quot;suffix&quot;: &quot;&quot;, &quot;family&quot;: &quot;Zhao&quot;, &quot;parse-names&quot;: false, &quot;non-dropping-particle&quot;: &quot;&quot;}, {&quot;dropping-particle&quot;: &quot;&quot;, &quot;given&quot;: &quot;Christian&quot;, &quot;suffix&quot;: &quot;&quot;, &quot;family&quot;: &quot;Schmidl&quot;, &quot;parse-names&quot;: false, &quot;non-dropping-particle&quot;: &quot;&quot;}, {&quot;dropping-particle&quot;: &quot;&quot;, &quot;given&quot;: &quot;Takahiro&quot;, &quot;suffix&quot;: &quot;&quot;, &quot;family&quot;: &quot;Suzuki&quot;, &quot;parse-names&quot;: false, &quot;non-dropping-particle&quot;: &quot;&quot;}, {&quot;dropping-particle&quot;: &quot;&quot;, &quot;given&quot;: &quot;Evgenia&quot;, &quot;suffix&quot;: &quot;&quot;, &quot;family&quot;: &quot;Ntini&quot;, &quot;parse-names&quot;: false, &quot;non-dropping-particle&quot;: &quot;&quot;}, {&quot;dropping-particle&quot;: &quot;&quot;, &quot;given&quot;: &quot;Erik&quot;, &quot;suffix&quot;: &quot;&quot;, &quot;family&quot;: &quot;Arner&quot;, &quot;parse-names&quot;: false, &quot;non-dropping-particle&quot;: &quot;&quot;}, {&quot;dropping-particle&quot;: &quot;&quot;, &quot;given&quot;: &quot;Eivind&quot;, &quot;suffix&quot;: &quot;&quot;, &quot;family&quot;: &quot;Valen&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Lucia&quot;, &quot;suffix&quot;: &quot;&quot;, &quot;family&quot;: &quot;Schwarzfischer&quot;, &quot;parse-names&quot;: false, &quot;non-dropping-particle&quot;: &quot;&quot;}, {&quot;dropping-particle&quot;: &quot;&quot;, &quot;given&quot;: &quot;Dagmar&quot;, &quot;suffix&quot;: &quot;&quot;, &quot;family&quot;: &quot;Glatz&quot;, &quot;parse-names&quot;: false, &quot;non-dropping-particle&quot;: &quot;&quot;}, {&quot;dropping-particle&quot;: &quot;&quot;, &quot;given&quot;: &quot;Johanna&quot;, &quot;suffix&quot;: &quot;&quot;, &quot;family&quot;: &quot;Raithel&quot;, &quot;parse-names&quot;: false, &quot;non-dropping-particle&quot;: &quot;&quot;}, {&quot;dropping-particle&quot;: &quot;&quot;, &quot;given&quot;: &quot;Berit&quot;, &quot;suffix&quot;: &quot;&quot;, &quot;family&quot;: &quot;Lilje&quot;, &quot;parse-names&quot;: false, &quot;non-dropping-particle&quot;: &quot;&quot;}, {&quot;dropping-particle&quot;: &quot;&quot;, &quot;given&quot;: &quot;Nicolas&quot;, &quot;suffix&quot;: &quot;&quot;, &quot;family&quot;: &quot;Rapin&quot;, &quot;parse-names&quot;: false, &quot;non-dropping-particle&quot;: &quot;&quot;}, {&quot;dropping-particle&quot;: &quot;&quot;, &quot;given&quot;: &quot;Frederik Otzen&quot;, &quot;suffix&quot;: &quot;&quot;, &quot;family&quot;: &quot;Bagger&quot;, &quot;parse-names&quot;: false, &quot;non-dropping-particle&quot;: &quot;&quot;}, {&quot;dropping-particle&quot;: &quot;&quot;, &quot;given&quot;: &quot;Mette&quot;, &quot;suffix&quot;: &quot;&quot;, &quot;family&quot;: &quot;J\u00f8rgensen&quot;, &quot;parse-names&quot;: false, &quot;non-dropping-particle&quot;: &quot;&quot;}, {&quot;dropping-particle&quot;: &quot;&quot;, &quot;given&quot;: &quot;Peter Refsing&quot;, &quot;suffix&quot;: &quot;&quot;, &quot;family&quot;: &quot;Andersen&quot;, &quot;parse-names&quot;: false, &quot;non-dropping-particle&quot;: &quot;&quot;}, {&quot;dropping-particle&quot;: &quot;&quot;, &quot;given&quot;: &quot;Nicolas&quot;, &quot;suffix&quot;: &quot;&quot;, &quot;family&quot;: &quot;Bertin&quot;, &quot;parse-names&quot;: false, &quot;non-dropping-particle&quot;: &quot;&quot;}, {&quot;dropping-particle&quot;: &quot;&quot;, &quot;given&quot;: &quot;Owen&quot;, &quot;suffix&quot;: &quot;&quot;, &quot;family&quot;: &quot;Rackham&quot;, &quot;parse-names&quot;: false, &quot;non-dropping-particle&quot;: &quot;&quot;}, {&quot;dropping-particle&quot;: &quot;&quot;, &quot;given&quot;: &quot;A. Maxwell&quot;, &quot;suffix&quot;: &quot;&quot;, &quot;family&quot;: &quot;Burroughs&quot;, &quot;parse-names&quot;: false, &quot;non-dropping-particle&quot;: &quot;&quot;}, {&quot;dropping-particle&quot;: &quot;&quot;, &quot;given&quot;: &quot;J. Kenneth&quot;, &quot;suffix&quot;: &quot;&quot;, &quot;family&quot;: &quot;Baillie&quot;, &quot;parse-names&quot;: false, &quot;non-dropping-particle&quot;: &quot;&quot;}, {&quot;dropping-particle&quot;: &quot;&quot;, &quot;given&quot;: &quot;Yuri&quot;, &quot;suffix&quot;: &quot;&quot;, &quot;family&quot;: &quot;Ishizu&quot;, &quot;parse-names&quot;: false, &quot;non-dropping-particle&quot;: &quot;&quot;}, {&quot;dropping-particle&quot;: &quot;&quot;, &quot;given&quot;: &quot;Yuri&quot;, &quot;suffix&quot;: &quot;&quot;, &quot;family&quot;: &quot;Shimizu&quot;, &quot;parse-names&quot;: false, &quot;non-dropping-particle&quot;: &quot;&quot;}, {&quot;dropping-particle&quot;: &quot;&quot;, &quot;given&quot;: &quot;Erina&quot;, &quot;suffix&quot;: &quot;&quot;, &quot;family&quot;: &quot;Furuhata&quot;, &quot;parse-names&quot;: false, &quot;non-dropping-particle&quot;: &quot;&quot;}, {&quot;dropping-particle&quot;: &quot;&quot;, &quot;given&quot;: &quot;Shiori&quot;, &quot;suffix&quot;: &quot;&quot;, &quot;family&quot;: &quot;Maeda&quot;, &quot;parse-names&quot;: false, &quot;non-dropping-particle&quot;: &quot;&quot;}, {&quot;dropping-particle&quot;: &quot;&quot;, &quot;given&quot;: &quot;Yutaka&quot;, &quot;suffix&quot;: &quot;&quot;, &quot;family&quot;: &quot;Negishi&quot;, &quot;parse-names&quot;: false, &quot;non-dropping-particle&quot;: &quot;&quot;}, {&quot;dropping-particle&quot;: &quot;&quot;, &quot;given&quot;: &quot;Christopher J.&quot;, &quot;suffix&quot;: &quot;&quot;, &quot;family&quot;: &quot;Mungall&quot;, &quot;parse-names&quot;: false, &quot;non-dropping-particle&quot;: &quot;&quot;}, {&quot;dropping-particle&quot;: &quot;&quot;, &quot;given&quot;: &quot;Terrence F.&quot;, &quot;suffix&quot;: &quot;&quot;, &quot;family&quot;: &quot;Meehan&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Masayoshi&quot;, &quot;suffix&quot;: &quot;&quot;, &quot;family&quot;: &quot;Itoh&quot;, &quot;parse-names&quot;: false, &quot;non-dropping-particle&quot;: &quot;&quot;}, {&quot;dropping-particle&quot;: &quot;&quot;, &quot;given&quot;: &quot;Hideya&quot;, &quot;suffix&quot;: &quot;&quot;, &quot;family&quot;: &quot;Kawaji&quot;, &quot;parse-names&quot;: false, &quot;non-dropping-particle&quot;: &quot;&quot;}, {&quot;dropping-particle&quot;: &quot;&quot;, &quot;given&quot;: &quot;Naoto&quot;, &quot;suffix&quot;: &quot;&quot;, &quot;family&quot;: &quot;Kondo&quot;, &quot;parse-names&quot;: false, &quot;non-dropping-particle&quot;: &quot;&quot;}, {&quot;dropping-particle&quot;: &quot;&quot;, &quot;given&quot;: &quot;Jun&quot;, &quot;suffix&quot;: &quot;&quot;, &quot;family&quot;: &quot;Kawai&quot;, &quot;parse-names&quot;: false, &quot;non-dropping-particle&quot;: &quot;&quot;}, {&quot;dropping-particle&quot;: &quot;&quot;, &quot;given&quot;: &quot;Andreas&quot;, &quot;suffix&quot;: &quot;&quot;, &quot;family&quot;: &quot;Lennartsson&quot;, &quot;parse-names&quot;: false, &quot;non-dropping-particle&quot;: &quot;&quot;}, {&quot;dropping-particle&quot;: &quot;&quot;, &quot;given&quot;: &quot;Carsten O.&quot;, &quot;suffix&quot;: &quot;&quot;, &quot;family&quot;: &quot;Daub&quot;, &quot;parse-names&quot;: false, &quot;non-dropping-particle&quot;: &quot;&quot;}, {&quot;dropping-particle&quot;: &quot;&quot;, &quot;given&quot;: &quot;Peter&quot;, &quot;suffix&quot;: &quot;&quot;, &quot;family&quot;: &quot;Heutink&quot;, &quot;parse-names&quot;: false, &quot;non-dropping-particle&quot;: &quot;&quot;}, {&quot;dropping-particle&quot;: &quot;&quot;, &quot;given&quot;: &quot;David A.&quot;, &quot;suffix&quot;: &quot;&quot;, &quot;family&quot;: &quot;Hume&quot;, &quot;parse-names&quot;: false, &quot;non-dropping-particle&quot;: &quot;&quot;}, {&quot;dropping-particle&quot;: &quot;&quot;, &quot;given&quot;: &quot;Torben Heick&quot;, &quot;suffix&quot;: &quot;&quot;, &quot;family&quot;: &quot;Jensen&quot;, &quot;parse-names&quot;: false, &quot;non-dropping-particle&quot;: &quot;&quot;}, {&quot;dropping-particle&quot;: &quot;&quot;, &quot;given&quot;: &quot;Harukazu&quot;, &quot;suffix&quot;: &quot;&quot;, &quot;family&quot;: &quot;Suzuki&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Ferenc&quot;, &quot;suffix&quot;: &quot;&quot;, &quot;family&quot;: &quot;M\u00fcller&quot;, &quot;parse-names&quot;: false, &quot;non-dropping-particle&quot;: &quot;&quot;}, {&quot;dropping-particle&quot;: &quot;&quot;, &quot;given&quot;: &quot;Alistair R.R.&quot;, &quot;suffix&quot;: &quot;&quot;, &quot;family&quot;: &quot;Forrest&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Michael&quot;, &quot;suffix&quot;: &quot;&quot;, &quot;family&quot;: &quot;Rehli&quot;, &quot;parse-names&quot;: false, &quot;non-dropping-particle&quot;: &quot;&quot;}, {&quot;dropping-particle&quot;: &quot;&quot;, &quot;given&quot;: &quot;Albin&quot;, &quot;suffix&quot;: &quot;&quot;, &quot;family&quot;: &quot;Sandelin&quot;, &quot;parse-names&quot;: false, &quot;non-dropping-particle&quot;: &quot;&quot;}], &quot;page&quot;: &quot;455-461&quot;, &quot;issued&quot;: {&quot;date-parts&quot;: [[&quot;2014&quot;]]}, &quot;abstract&quot;: &quot;Enhancers control the correct temporal and cell-type-specific activation of gene expression in multicellular eukaryotes. Knowing their properties, regulatory activity and targets is crucial to understand the regulation of differentiation and homeostasis. Here we use the FANTOM5 panel of samples, covering the majority of human tissues and cell types, to produce an atlas of active, in vivo-transcribed enhancers. We show that enhancers share properties with CpG-poor messenger RNA promoters but produce bidirectional, exosome-sensitive, relatively short unspliced RNAs, the generation of which is strongly related to enhancer activity. The atlas is used to compare regulatory programs between different cells at unprecedented depth, to identify disease-associated regulatory single nucleotide polymorphisms, and to classify cell-type-specific and ubiquitous enhancers. We further explore the utility of enhancer redundancy, which explains gene expression strength rather than expression patterns. The online FANTOM5 enhancer atlas represents a unique resource for studies on cell-type-specific enhancers and gene regulation.&quot;, &quot;issue&quot;: &quot;7493&quot;}}], &quot;schema&quot;: &quot;https://github.com/citation-style-language/schema/raw/master/csl-citation.json&quot;} RNDyjjgA1P4ra"/><text:span text:style-name="T248">⁠. This explains their small count when compared to the other two datasets. SCREEN enhancers, similarly to SCREEN promoters, are based on open chromatin regions with methylation signal promoting activity. In contrast, ENCODE transcription factor (TF) binding tracks represent genome-wide footprints of TFs (including CTCF repressor) assayed by ChIP-seq experiments, which explains differences in overlap between the tracks (</text:span><text:span text:style-name="T41">Supplementary Fig. </text:span><text:span text:style-name="T42">3).</text:span><text:span text:style-name="T248"> The diversity of experimental techniques represented in regulatory datasets available in Remus facilitates tuning sensitivity and specificity of the search. Using only FANTOM data, the user will get more sparse regulatory regions with clear evidence of RNA-polymerase binding. Including enhancer, TF-binding datasets, and open chromatin regions gradually expands the search area, likely increasing the rate of regulatory elements with weaker impact on gene expression.</text:span></text:p>
      <text:p text:style-name="P53"><text:span text:style-name="T59">Remus identifies relevant enhancer regions by proximity to transcription start sites (TSS) of a gene and (implicitly) tissue co-activity. It should be expected that a portion of the identified regulatory regions have no influence on expression of the gene in question, but regulate other genes in </text:span><text:span text:style-name="T131">the region. </text:span><text:span text:style-name="T133">This is a minor issue for shortlisting candidate variants for rare disease, as these need to be scrutinized with the help of other means downstream. However, it is worth noting that the</text:span><text:span text:style-name="T132"> rate of such false positive </text:span><text:span text:style-name="T133">hits</text:span><text:span text:style-name="T132"> </text:span><text:span text:style-name="T131">could be reduced by </text:span><text:span text:style-name="T133">linking </text:span><text:span text:style-name="T132">distal regulators</text:span><text:span text:style-name="T131"> to genes b</text:span><text:span text:style-name="T133">y</text:span><text:span text:style-name="T131"> </text:span><text:span text:style-name="T132">tissue co-expression or e</text:span><text:span text:style-name="T133">xpression quantitative trait loci (e</text:span><text:span text:style-name="T132">QTL</text:span><text:span text:style-name="T133">s)</text:span><text:span text:style-name="T59">. Ideally, relevant regulators should be identified using tissue-specific topologically associated domain (TAD) regions, but to our knowledge no large public datasets of this kind exist. </text:span></text:p>
      <text:p text:style-name="P55"><text:span text:style-name="T272">The approach implemented in Remus has several limitations. Despite the high number of distinct tissue and celltype tracks provided, the complete spectrum of human celltypes is far greater. For some, obtaining the regulatory data from genome wide assays may be a matter of time, for others it may be more challenging [</text:span><text:span text:style-name="T48">ref</text:span><text:span text:style-name="T272">]. Application of the Remus methodology to studying pathogenesis of rare disorders could also suggest that alteration in an actively used regulator of a disease causing gene could be equally deleterious as a mutation of the gene itself. As this can be the case for dosage-sensitive genes, in many situations other (alternative) regulatory elements could be sufficient to maintain gene expression on high-enough levels </text:span><text:span text:style-name="T36">[ref]</text:span><text:span text:style-name="T59">. Also, the assumption that a phenotype affecting a particular organ is caused by a mutation in a gene or a regulatory ele</text:span><text:span text:style-name="T276">ment active in that part of the body fails to accommodate disorders where the effect of the mutation is indirect, e.g. </text:span><text:span text:style-name="T234">hyperammonemia </text:span><text:span text:style-name="T236">caused by mutations </text:span><text:span text:style-name="T235">in liver enzymes </text:span><text:span text:style-name="T236">manifestsin urea accumulation in blood </text:span><text:span text:style-name="T217">[ref]</text:span><text:span text:style-name="T199">. </text:span><text:span text:style-name="T202">And f</text:span><text:span text:style-name="T199">inally, only mutations of </text:span><text:soft-page-break/><text:span text:style-name="T199">existing regulatory elements can be identified by Remus. Gain-of-function mutations resulting in new </text:span><text:span text:style-name="T200">transcription factor binding sites</text:span><text:span text:style-name="T199"> or promoters </text:span><text:span text:style-name="T201">would</text:span><text:span text:style-name="T199"> be missed, unless they fall within existing regulatory region.</text:span></text:p>
      <text:p text:style-name="P63"/>
      <text:p text:style-name="Heading_20_2">Availability and requirements</text:p>
      <text:p text:style-name="P71"><text:span text:style-name="Strong_20_Emphasis"><text:span text:style-name="T229">Project name:</text:span></text:span><text:span text:style-name="Strong_20_Emphasis"><text:span text:style-name="T227"> </text:span></text:span><text:span text:style-name="Strong_20_Emphasis"><text:span text:style-name="T228">Remus</text:span></text:span></text:p>
      <text:p text:style-name="P71"><text:span text:style-name="Strong_20_Emphasis"><text:span text:style-name="T232">Pr</text:span></text:span><text:span text:style-name="Strong_20_Emphasis"><text:span text:style-name="T231">oject home page:</text:span></text:span><text:span text:style-name="Strong_20_Emphasis"><text:span text:style-name="T227"> </text:span></text:span><text:a xlink:type="simple" xlink:href="https://github.com/seru71/Remus" text:style-name="Internet_20_link" text:visited-style-name="Visited_20_Internet_20_Link"><text:span text:style-name="Strong_20_Emphasis"><text:span text:style-name="T161">https://github.com/seru71/Remus</text:span></text:span></text:a></text:p>
      <text:p text:style-name="P71"><text:span text:style-name="Strong_20_Emphasis"><text:span text:style-name="T229">Operating system(s):</text:span></text:span><text:span text:style-name="T227"> Platform independent</text:span></text:p>
      <text:p text:style-name="P71"><text:span text:style-name="Strong_20_Emphasis"><text:span text:style-name="T230">Pr</text:span></text:span><text:span text:style-name="Strong_20_Emphasis"><text:span text:style-name="T229">ogramming language:</text:span></text:span><text:span text:style-name="Strong_20_Emphasis"><text:span text:style-name="T227"> </text:span></text:span><text:span text:style-name="Strong_20_Emphasis"><text:span text:style-name="T228">Python, HTML, Javascript</text:span></text:span></text:p>
      <text:p text:style-name="P71"><text:span text:style-name="Strong_20_Emphasis"><text:span text:style-name="T229">Other requirements:</text:span></text:span><text:span text:style-name="Strong_20_Emphasis"><text:span text:style-name="T227"> </text:span></text:span><text:span text:style-name="Strong_20_Emphasis"><text:span text:style-name="T228">Web browser</text:span></text:span></text:p>
      <text:p text:style-name="P71"><text:span text:style-name="Strong_20_Emphasis"><text:span text:style-name="T230">Li</text:span></text:span><text:span text:style-name="Strong_20_Emphasis"><text:span text:style-name="T229">cense:</text:span></text:span><text:span text:style-name="Strong_20_Emphasis"><text:span text:style-name="T227"> </text:span></text:span><text:span text:style-name="Strong_20_Emphasis"><text:span text:style-name="T228">MIT License</text:span></text:span></text:p>
      <text:p text:style-name="P71"><text:span text:style-name="Strong_20_Emphasis"><text:span text:style-name="T229">Any restrictions to use by non-academics:</text:span></text:span><text:span text:style-name="Strong_20_Emphasis"><text:span text:style-name="T227"> </text:span></text:span><text:span text:style-name="Strong_20_Emphasis"><text:span text:style-name="T228">no</text:span></text:span></text:p>
      <text:p text:style-name="P70"/>
      <text:p text:style-name="Heading_20_2">List of abbreviations</text:p>
      <text:p text:style-name="P35">API – application programming interface</text:p>
      <text:p text:style-name="P60"><text:span text:style-name="T286">CAGE - </text:span><text:span text:style-name="T226">cap analysis of gene expression</text:span></text:p>
      <text:p text:style-name="P62">ChIP – chromatin immunoprecipitation</text:p>
      <text:p text:style-name="P78"><text:span text:style-name="T287">DNase - </text:span><text:span text:style-name="T238">deoxyribonuclease</text:span></text:p>
      <text:p text:style-name="P61">RLE – <text:span text:style-name="T274">relative log expression </text:span>(normaliza<text:span text:style-name="T274">t</text:span>ion method)</text:p>
      <text:p text:style-name="P35">TF – transcription factor</text:p>
      <text:p text:style-name="P35">TFBS – transcription factor binding site</text:p>
      <text:p text:style-name="P35">TSS – transcription start site</text:p>
      <text:p text:style-name="Text_20_body">WGS – whole genome sequencing</text:p>
      <text:p text:style-name="P69"/>
      <text:p text:style-name="P67">Author contributions</text:p>
      <text:p text:style-name="P72">PS and WF have designed the project. PS and DS implemented the software. AM prepared data for testing. PS, AM, WF tested the final version of the software. PS and WF wrote the manuscript. All authors accepted the final version of the manuscript.</text:p>
      <text:p text:style-name="P68">Acknowledgments</text:p>
      <text:p text:style-name="P40">Project funded by National Science Center in Poland (2016/23/P/NZ2/04251). This project has received funding from the European Union’s Horizon 2020 research and innovation programme under the Marie Skłodowska-Curie grant agreement No 665778.</text:p>
      <text:p text:style-name="P40"/>
      <text:p text:style-name="P40"/>
      <text:p text:style-name="Heading_20_2"><text:soft-page-break/>List of figures and tables</text:p>
      <text:p text:style-name="Text_20_body"/>
      <text:p text:style-name="P45"><text:span text:style-name="T28">Figure 1. </text:span><text:span text:style-name="T267">Visualization of the search protocol employed in Remus. In panel A three datasets with </text:span><text:span text:style-name="T18">cis</text:span><text:span text:style-name="T267">- regulatory elements are depicted, each with 4 tissue-specific regulator tracks. For a selected target gene, regulatory features are identified based on the overlap with a window around gene’s transcription start-sites (the figure presents only one transcript). Upstream and downstream distances from the transcript start site can be set for each dataset individually. On the bottom, five sets of identified regulators are presented, depending on the example search criteria (1-5). In panel B a track with micoRNAs targetting the target gene is shown, and 4 tracks of ENCODE accessible chromatin regions. Remus includes in the result only these micro RNAs that overlap an accessible chromatin region in the selected tissues (1-3).</text:span></text:p>
      <text:p text:style-name="P41"><text:span text:style-name="T155">Figure 2.</text:span><text:span text:style-name="T157"> </text:span><text:span text:style-name="T156">Coverage of single tissues and cell-type t</text:span><text:span text:style-name="T153">racks</text:span><text:span text:style-name="T145"> </text:span><text:span text:style-name="T153">by the</text:span><text:span text:style-name="T145"> datasets available in Remus.</text:span></text:p>
      <text:p text:style-name="P73"><text:span text:style-name="T23">Figure 3.</text:span> <text:span text:style-name="T194">Reduction in the genomic span of the regulatory regions by limiting analysis to a single tissue or cell type,</text:span></text:p>
      <text:p text:style-name="P74"/>
      <text:p text:style-name="P19"/>
      <text:p text:style-name="P19"/>
      <text:p text:style-name="P44"><text:span text:style-name="T23">Supplementary Figure 1.</text:span> Characteristics of the regulatory datasets available in Remus. </text:p>
      <text:p text:style-name="P19"><text:span text:style-name="T29">Supplementary Figure 2.</text:span><text:span text:style-name="T244"> Gain in genomic span of regulatory regions as a result of coordinate </text:span>liftover <text:span text:style-name="T244">of tracks available only in single genome build.</text:span></text:p>
      <text:p text:style-name="P43"/>
      <text:p text:style-name="P76"/>
      <text:p text:style-name="P75"><text:span text:style-name="T23">Table 1. </text:span>Sensitivity and specificity <text:span text:style-name="T279">tested on 146 regulatory mutations in 68 monogenic disorders. Analyses for single target tissue and multiple target tissues, are contrasted with the control tissue-unselected search. Mutation categories are broken down into mutations of promoters, intragenic regulators, and distal regulators (see Methods). Specificity of the search was measured as the fraction of the tissue-unselected result excluded by performing a tissue-specific query. </text:span></text:p>
      <text:p text:style-name="P58"><text:span text:style-name="T23">Suppl Table 1.</text:span><text:span text:style-name="T161"> </text:span><text:span text:style-name="T187">Genomic s</text:span><text:span text:style-name="T186">pan and specificity of tracks for the </text:span>available datasets</text:p>
      <text:p text:style-name="P58"><text:span text:style-name="T23">Suppl Table 2. </text:span>Manually curated list of gene-tissue pairs</text:p>
      <text:p text:style-name="P58"><text:span text:style-name="T23">Suppl Table 3. </text:span>Results of the evaluation experiment</text:p>
      <text:p text:style-name="P58"><text:span text:style-name="T23">Suppl Table 4. </text:span>Numbers of tissue-specific tracks available in Remus</text:p>
      <text:p text:style-name="P58"><text:span text:style-name="T23">Suppl Table 5. </text:span>The list of files used to create Remus <text:span text:style-name="T280">database</text:span></text:p>
      <text:p text:style-name="P64">References</text:p>
      <text:p text:style-name="P2"><text:s/></text:p>
      <text:section text:style-name="Sect1" text:name="ADDIN Mendeley Bibliography CSL_BIBLIOGRAPHY  RNDE0JmJg9opz">
        <text:p text:style-name="P77">Adams, David, Lucia Altucci, Stylianos E. Antonarakis, Juan Ballesteros, Stephan Beck, Adrian Bird, Christoph Bock, et al. 2012. “BLUEPRINT to Decode the Epigenetic Signature Written in Blood.” <text:span text:style-name="T7">Nature Biotechnology</text:span>. Nature Publishing Group. https://doi.org/10.1038/nbt.2153.</text:p>
        <text:p text:style-name="P77">Andersson, Robin, Claudia Gebhard, Irene Miguel-Escalada, Ilka Hoof, Jette Bornholdt, Mette Boyd, Yun Chen, et al. 2014. “An Atlas of Active Enhancers across Human Cell Types and Tissues.” <text:span text:style-name="T7">Nature</text:span> 507 (7493): 455–61. https://doi.org/10.1038/nature12787.</text:p>
        <text:p text:style-name="P77">Borowiec, Maciej, Chong W Liew, Ryan Thompson, Watip Boonyasrisawat, Jiang Hu, Wojciech M Mlynarski, Ilham El Khattabi, et al. 2009. “Mutations at the BLK Locus Linked to Maturity Onset Diabetes of the Young and Beta-Cell Dysfunction.” <text:span text:style-name="T7">Proceedings of the National Academy of Sciences of the United States of America</text:span> 106 (34): 14460–65. https://doi.org/10.1073/pnas.0906474106.</text:p>
        <text:p text:style-name="P77">Chou, Chih-Hung, Sirjana Shrestha, Chi-Dung Yang, Nai-Wen Chang, Yu-Ling Lin, Kuang-Wen Liao, Wei-Chi Huang, et al. 2018. “MiRTarBase Update 2018: A Resource for Experimentally Validated MicroRNA-Target Interactions.” <text:span text:style-name="T7">Nucleic Acids Research</text:span> 46 (D1): D296–302. https://doi.org/10.1093/nar/gkx1067.</text:p>
        <text:p text:style-name="P77">Dale, Ryan K, Brent S Pedersen, and Aaron R Quinlan. 2011. “Pybedtools: A Flexible Python Library for Manipulating Genomic Datasets and Annotations.” <text:span text:style-name="T7">Bioinformatics (Oxford, England)</text:span> 27 (24): 3423–24. https://doi.org/10.1093/bioinformatics/btr539.</text:p>
        <text:p text:style-name="P77">Escaramís, Geórgia, Elisa Docampo, and Raquel Rabionet. 2015. “A Decade of Structural Variants: Description, History and Methods to Detect Structural Variation.” <text:span text:style-name="T7">Briefings in Functional Genomics</text:span> 14 (5): 305–14. https://doi.org/10.1093/bfgp/elv014.</text:p>
        <text:p text:style-name="P77">Fishilevich, Simon, Ron Nudel, Noa Rappaport, Rotem Hadar, Inbar Plaschkes, Tsippi Iny Stein, Naomi Rosen, et al. 2017. “GeneHancer: Genome-Wide Integration of Enhancers and Target Genes in GeneCards.” <text:span text:style-name="T7">Database : The Journal of Biological Databases and Curation</text:span> 2017 (January). https://doi.org/10.1093/database/bax028.</text:p>
        <text:p text:style-name="P77">Forrest, Alistair R.R. R, Hideya Kawaji, Michael Rehli, J. Kenneth Baillie, Michiel J.L. L de Hoon, Vanja Haberle, Timo Lassmann, et al. 2014. “A Promoter-Level Mammalian Expression Atlas.” <text:span text:style-name="T7">Nature</text:span> 507 (7493): 462–70. https://doi.org/10.1038/nature13182.</text:p>
        <text:p text:style-name="P77">Gilissen, Christian, Jayne Y. Hehir-Kwa, Djie Tjwan Thung, Maartje van de Vorst, Bregje W. M. van Bon, Marjolein H. Willemsen, Michael Kwint, et al. 2014. “Genome Sequencing Identifies Major Causes of Severe Intellectual Disability.” <text:span text:style-name="T7">Nature</text:span> 511 (7509): 344–47. https://doi.org/10.1038/nature13394.</text:p>
        <text:p text:style-name="P77">Hinrichs, A. S. 2006. “The UCSC Genome Browser Database: Update 2006.” <text:span text:style-name="T7">Nucleic Acids Research</text:span> 34 (90001): D590–98. https://doi.org/10.1093/nar/gkj144.</text:p>
        <text:p text:style-name="P77"><text:soft-page-break/>Ienasescu, Hans, Kang Li, Robin Andersson, Morana Vitezic, Sarah Rennie, Yun Chen, Kristoffer Vitting-Seerup, et al. 2016. “On-the-Fly Selection of Cell-Specific Enhancers, Genes, MiRNAs and Proteins across the Human Body Using SlideBase.” <text:span text:style-name="T7">Database</text:span> 2016 (December): baw144. https://doi.org/10.1093/database/baw144.</text:p>
        <text:p text:style-name="P77">Karczewski, Konrad J, Laurent C Francioli, Grace Tiao, Beryl B Cummings, Jessica Alföldi, Qingbo Wang, Ryan L Collins, et al. 2019. “Variation across 141,456 Human Exomes and Genomes Reveals the Spectrum of Loss-of-Function Intolerance across Human Protein-Coding Genes.” <text:span text:style-name="T7">BioRxiv</text:span>, January, 531210. https://doi.org/10.1101/531210.</text:p>
        <text:p text:style-name="P77">Kircher, Martin, Daniela M Witten, Preti Jain, Brian J O’Roak, Gregory M Cooper, and Jay Shendure. 2014. “A General Framework for Estimating the Relative Pathogenicity of Human Genetic Variants.” <text:span text:style-name="T7">Nature Genetics</text:span> 46 (3): 310–15. https://doi.org/10.1038/ng.2892.</text:p>
        <text:p text:style-name="P77">Kodzius, Rimantas, Miki Kojima, Hiromi Nishiyori, Mari Nakamura, Shiro Fukuda, Michihira Tagami, Daisuke Sasaki, et al. 2006. “Cage: Cap Analysis of Gene Expression.” <text:span text:style-name="T7">Nature Methods</text:span> 3 (3): 211. https://doi.org/10.1038/nmeth0306-211.</text:p>
        <text:p text:style-name="P77">Lesurf, Robert, Kelsy C. Cotto, Grace Wang, Malachi Griffith, Katayoon Kasaian, Steven J.M. Jones, Stephen B. Montgomery, and Obi L. Griffith. 2016. “ORegAnno 3.0: A Community-Driven Resource for Curated Regulatory Annotation.” <text:span text:style-name="T7">Nucleic Acids Research</text:span> 44 (D1): D126–32. https://doi.org/10.1093/nar/gkv1203.</text:p>
        <text:p text:style-name="P77">Lionel, Anath C, Gregory Costain, Nasim Monfared, Susan Walker, Miriam S Reuter, S Mohsen Hosseini, Bhooma Thiruvahindrapuram, et al. 2018. “Improved Diagnostic Yield Compared with Targeted Gene Sequencing Panels Suggests a Role for Whole-Genome Sequencing as a First-Tier Genetic Test.” <text:span text:style-name="T7">Genetics in Medicine : Official Journal of the American College of Medical Genetics</text:span> 20 (4): 435–43. https://doi.org/10.1038/gim.2017.119.</text:p>
        <text:p text:style-name="P77">McLaren, William, Laurent Gil, Sarah E. Hunt, Harpreet Singh Riat, Graham R. S. Ritchie, Anja Thormann, Paul Flicek, and Fiona Cunningham. 2016. “The Ensembl Variant Effect Predictor.” <text:span text:style-name="T7">Genome Biology</text:span> 17 (1): 122. https://doi.org/10.1186/s13059-016-0974-4.</text:p>
        <text:p text:style-name="P77">Meienberg, Janine, Rémy Bruggmann, Konrad Oexle, and Gabor Matyas. 2016. “Clinical Sequencing : Is WGS the Better WES ?” <text:span text:style-name="T7">Human Genetics</text:span> 135 (3): 359–62. https://doi.org/10.1007/s00439-015-1631-9.</text:p>
        <text:p text:style-name="P77">Quang, Daniel, Yifei Chen, and Xiaohui Xie. 2015. “DANN: A Deep Learning Approach for Annotating the Pathogenicity of Genetic Variants.” <text:span text:style-name="T7">Bioinformatics</text:span> 31 (5): 761–63. https://doi.org/10.1093/bioinformatics/btu703.</text:p>
        <text:p text:style-name="P77">Quinlan, Aaron R., and Ira M. Hall. 2010. “BEDTools: A Flexible Suite of Utilities for Comparing Genomic Features.” <text:span text:style-name="T7">Bioinformatics</text:span> 26 (6): 841–42. https://doi.org/10.1093/bioinformatics/btq033.</text:p>
        <text:p text:style-name="P77"><text:soft-page-break/>Robinson, James T., Helga Thorvaldsdóttir, Wendy Winckler, Mitchell Guttman, Eric S. Lander, Gad Getz, and Jill P. Mesirov. 2011. “Integrative Genomics Viewer.” <text:span text:style-name="T7">Nature Biotechnology</text:span>. https://doi.org/10.1038/nbt.1754.</text:p>
        <text:p text:style-name="P77">Smedley, Damian, Max Schubach, Julius O O.B. Jacobsen, Sebastian Köhler, Tomasz Zemojtel, Malte Spielmann, Marten Jäger, et al. 2016. “A Whole-Genome Analysis Framework for Effective Identification of Pathogenic Regulatory Variants in Mendelian Disease.” <text:span text:style-name="T7">American Journal of Human Genetics</text:span> 99 (3): 595–606. https://doi.org/10.1016/j.ajhg.2016.07.005.</text:p>
        <text:p text:style-name="P77">Sticht, Carsten, Carolina De La Torre, Alisha Parveen, and Norbert Gretz. 2018. “MiRWalk: An Online Resource for Prediction of MicroRNA Binding Sites.” <text:span text:style-name="T7">PloS One</text:span> 13 (10): e0206239. https://doi.org/10.1371/journal.pone.0206239.</text:p>
        <text:p text:style-name="P77">The ENCODE Project Consortium, Ian Dunham, Anshul Kundaje, Shelley F Aldred, Patrick J Collins, Carrie a Davis, Francis Doyle, et al. 2012. “An Integrated Encyclopedia of DNA Elements in the Human Genome.” <text:span text:style-name="T7">Nature</text:span> 489 (7414): 57–74. https://doi.org/10.1038/nature11247.</text:p>
        <text:p text:style-name="P77">Visel, Axel, Simon Minovitsky, Inna Dubchak, and Len A. Pennacchio. 2007. “VISTA Enhancer Browser - A Database of Tissue-Specific Human Enhancers.” <text:span text:style-name="T7">Nucleic Acids Research</text:span> 35 (SUPPL. 1). https://doi.org/10.1093/nar/gkl822.</text:p>
        <text:p text:style-name="P77">Wang, K., M. Li, and H. Hakonarson. 2010. “ANNOVAR: Functional Annotation of Genetic Variants from High-Throughput Sequencing Data.” <text:span text:style-name="T7">Nucleic Acids Research</text:span> 38 (16): e164–e164. https://doi.org/10.1093/nar/gkq603.</text:p>
        <text:p text:style-name="P77">Wang, Zhen, Quanwei Zhang, Wen Zhang, Jhih Rong Lin, Ying Cai, Joydeep Mitra, and Zhengdong D. Zhang. 2018. “HEDD: Human Enhancer Disease Database.” <text:span text:style-name="T7">Nucleic Acids Research</text:span> 46 (D1): D113–20. https://doi.org/10.1093/nar/gkx988.</text:p>
        <text:p text:style-name="P77">Zerbino, Daniel R, Premanand Achuthan, Wasiu Akanni, M Ridwan Amode, Daniel Barrell, Jyothish Bhai, Konstantinos Billis, et al. 2018. “Ensembl 2018.” <text:span text:style-name="T7">Nucleic Acids Research</text:span> 46 (D1): D754–61. https://doi.org/10.1093/nar/gkx1098.</text:p>
        <text:p text:style-name="P3">Zhang, Guanxiong, Jian Shi, Shiwei Zhu, Yujia Lan, Liwen Xu, Huating Yuan, Gaoming Liao, et al. 2018. “DiseaseEnhancer: A Resource of Human Disease-Associated Enhancer Catalog.” <text:span text:style-name="T7">Nucleic Acids Research</text:span> 46 (D1): D78–84. https://doi.org/10.1093/nar/gkx920.</text:p>
      </text:section>
      <text:p text:style-name="P2"><text: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list-style-name="" style:class="text">
      <style:paragraph-properties fo:margin-left="0in" fo:margin-right="0in" fo:margin-top="0.139in" fo:margin-bottom="0.0835in" loext:contextual-spacing="false" fo:text-indent="0in" style:auto-text-indent="false"/>
      <style:text-properties fo:font-size="115%" fo:font-weight="bold" officeooo:rsid="003ca405"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andard_20__28_user_29_" style:display-name="Standard (user)" style:family="paragraph">
      <style:paragraph-properties fo:orphans="2" fo:widows="2" fo:hyphenation-ladder-count="no-limit"/>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weł Sztromwasser</meta:initial-creator>
    <meta:creation-date>2019-08-30T11:27:53.358220074</meta:creation-date>
    <dc:date>2020-02-12T23:30:13.084734956</dc:date>
    <dc:creator>Paweł Sztromwasser</dc:creator>
    <meta:editing-duration>PT13H9S</meta:editing-duration>
    <meta:editing-cycles>109</meta:editing-cycles>
    <meta:generator>LibreOffice/5.1.6.2$Linux_X86_64 LibreOffice_project/10m0$Build-2</meta:generator>
    <meta:document-statistic meta:table-count="0" meta:image-count="0" meta:object-count="0" meta:page-count="18" meta:paragraph-count="130" meta:word-count="6255" meta:character-count="43387" meta:non-whitespace-character-count="37272"/>
    <meta:user-defined meta:name="Mendeley Citation Style_1">http://www.zotero.org/styles/chicago-author-date</meta:user-defined>
    <meta:user-defined meta:name="Mendeley Document_1">True</meta:user-defined>
    <meta:user-defined meta:name="Mendeley Unique User Id_1">30493244-bd43-3aaa-b53a-f2f154267270</meta:user-defined>
  </office:meta>
</office:document-meta>
</file>